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2" style:family="text">
      <style:text-properties fo:color="#0000ff" style:text-underline-style="solid" style:text-underline-type="single"/>
    </style:style>
    <style:style style:name="T3" style:family="text"/>
    <style:style style:name="T4" style:parent-style-name="OrgCode" style:family="text">
      <style:text-properties fo:font-weight="bold"/>
    </style:style>
    <style:style style:name="T5" style:parent-style-name="Bold" style:family="text">
      <style:text-properties fo:font-style="italic"/>
    </style:style>
    <style:style style:name="T6" style:parent-style-name="OrgCode" style:family="text">
      <style:text-properties fo:font-style="italic"/>
    </style:style>
    <style:style style:name="T7" style:parent-style-name="Underline" style:family="text">
      <style:text-properties fo:font-style="italic"/>
    </style:style>
    <style:style style:name="T8" style:parent-style-name="OrgCode" style:family="text">
      <style:text-properties style:text-underline-color="font-color" style:text-underline-style="solid" style:text-underline-type="single" style:text-underline-width="auto"/>
    </style:style>
    <style:style style:name="P2" style:parent-style-name="OrgSubtitle" style:family="paragraph">
      <style:paragraph-properties fo:hyphenation-ladder-count="no-limit" fo:keep-with-next="always" fo:text-align="center" style:justify-single-word="false" style:line-break="strict" style:punctuation-wrap="hanging" style:tab-stop-distance="35.461478755799995pt" style:text-autospace="ideograph-alpha" style:writing-mode="page"/>
      <style:text-properties fo:country="GB" fo:font-family="Arial" fo:font-style="italic" fo:hyphenate="false" fo:hyphenation-push-char-count="2" fo:hyphenation-remain-char-count="2" fo:language="en" style:letter-kerning="true" style:use-window-font-color="true"/>
    </style:style>
    <style:style style:name="P3" style:family="paragraph"/>
    <style:style style:name="P4" style:parent-style-name="Contents_202" style:family="paragraph">
      <style:paragraph-properties/>
      <style:text-properties fo:country="GB" fo:font-family="Arial" fo:font-size="16.000000000000000pt" fo:font-weight="bold" fo:hyphenate="false" fo:hyphenation-push-char-count="2" fo:hyphenation-remain-char-count="2" fo:language="en" style:letter-kerning="true" style:use-window-font-color="true"/>
    </style:style>
    <style:style style:name="P5" style:parent-style-name="Contents_20Heading" style:family="paragraph">
      <style:paragraph-properties fo:hyphenation-ladder-count="no-limit" fo:keep-with-next="always" fo:margin-bottom="6.009459229600000pt" fo:margin-top="11.990571953400000pt" style:line-break="strict" style:punctuation-wrap="hanging" style:tab-stop-distance="35.461478755799995pt" style:text-autospace="ideograph-alpha" style:writing-mode="page"/>
      <style:text-properties fo:country="GB" fo:font-family="Arial" fo:hyphenate="false" fo:hyphenation-push-char-count="2" fo:hyphenation-remain-char-count="2" fo:language="en" style:letter-kerning="true" style:use-window-font-color="true"/>
    </style:style>
    <style:style style:name="P6" style:parent-style-name="Contents_201" style:family="paragraph">
      <style:paragraph-properties/>
      <style:text-properties fo:color="#000000" fo:font-family="Sans Serif" fo:font-size="12.000000000000000pt"/>
    </style:style>
    <style:style style:name="P7" style:parent-style-name="Contents_202" style:family="paragraph">
      <style:paragraph-properties/>
      <style:text-properties fo:color="#000000" fo:font-family="Sans Serif" fo:font-size="12.000000000000000pt"/>
    </style:style>
    <style:style style:name="P8" style:parent-style-name="Contents_203" style:family="paragraph">
      <style:paragraph-properties/>
      <style:text-properties fo:color="#000000" fo:font-family="Sans Serif" fo:font-size="12.000000000000000pt"/>
    </style:style>
    <style:style style:name="P9" style:parent-style-name="Heading_201" style:family="paragraph">
      <style:paragraph-properties fo:hyphenation-ladder-count="no-limit" fo:keep-with-next="always" fo:margin-bottom="6.009459229600000pt" fo:margin-top="11.990571953400000pt" style:line-break="strict" style:punctuation-wrap="hanging" style:tab-stop-distance="35.461478755799995pt" style:text-autospace="ideograph-alpha" style:writing-mode="page"/>
      <style:text-properties fo:country="GB" fo:font-family="Arial" fo:font-size="16.099999999999998pt" fo:hyphenate="false" fo:hyphenation-push-char-count="2" fo:hyphenation-remain-char-count="2" fo:language="en" style:letter-kerning="true" style:use-window-font-color="true"/>
    </style:style>
    <style:style style:name="P10" style:parent-style-name="Text_20body" style:family="paragraph">
      <style:paragraph-properties fo:hyphenation-ladder-count="no-limit" style:line-break="strict" style:punctuation-wrap="hanging" style:tab-stop-distance="35.461478755799995pt" style:text-autospace="ideograph-alpha" style:writing-mode="page"/>
      <style:text-properties fo:country="GB" fo:font-family="Times New Roman" fo:font-size="12.000000000000000pt" fo:hyphenate="false" fo:hyphenation-push-char-count="2" fo:hyphenation-remain-char-count="2" fo:language="en" style:letter-kerning="true" style:use-window-font-color="true"/>
    </style:style>
    <style:style style:name="P11" style:parent-style-name="Quotations" style:family="paragraph">
      <style:paragraph-properties fo:hyphenation-ladder-count="no-limit" style:line-break="strict" style:punctuation-wrap="hanging" style:tab-stop-distance="35.461478755799995pt" style:text-autospace="ideograph-alpha" style:writing-mode="page"/>
      <style:text-properties fo:country="GB" fo:font-family="Times New Roman" fo:font-size="12.000000000000000pt" fo:hyphenate="false" fo:hyphenation-push-char-count="2" fo:hyphenation-remain-char-count="2" fo:language="en" style:letter-kerning="true" style:use-window-font-color="true"/>
    </style:style>
    <style:style style:name="P12" style:parent-style-name="OrgFixedWidthBlock" style:family="paragraph">
      <style:paragraph-properties fo:hyphenation-ladder-count="no-limit" fo:margin-bottom="0.000000000000000pt" fo:margin-top="0.000000000000000pt" style:line-break="strict" style:punctuation-wrap="hanging" style:tab-stop-distance="35.461478755799995pt" style:text-autospace="ideograph-alpha" style:writing-mode="page"/>
      <style:text-properties fo:country="GB" fo:font-family="Courier New" fo:font-size="10.000000000000000pt" fo:hyphenate="false" fo:hyphenation-push-char-count="2" fo:hyphenation-remain-char-count="2" fo:language="en" style:letter-kerning="true" style:use-window-font-color="true"/>
    </style:style>
    <style:style style:name="P13" style:parent-style-name="OrgFixedWidthBlockLastLine" style:family="paragraph">
      <style:paragraph-properties fo:background-color="#c0c0c0" fo:hyphenation-ladder-count="no-limit" fo:padding="1.388978784200000pt" style:line-break="strict" style:punctuation-wrap="hanging" style:shadow="none" style:tab-stop-distance="35.461478755799995pt" style:text-autospace="ideograph-alpha" style:writing-mode="page"/>
      <style:text-properties fo:country="GB" fo:font-family="Courier New" fo:font-size="10.000000000000000pt" fo:hyphenate="false" fo:hyphenation-push-char-count="2" fo:hyphenation-remain-char-count="2" fo:language="en" style:letter-kerning="true" style:use-window-font-color="true"/>
    </style:style>
    <style:style style:name="P14" style:parent-style-name="Standard" style:family="paragraph">
      <style:paragraph-properties fo:hyphenation-ladder-count="no-limit" fo:margin-left="14.144906394200000pt" fo:margin-right="0.000000000000000pt" fo:text-indent="-14.144906394200000pt" style:auto-text-indent="false" style:line-break="strict" style:punctuation-wrap="hanging" style:tab-stop-distance="35.461478755799995pt" style:text-autospace="ideograph-alpha" style:writing-mode="page" text:line-number="0" text:number-lines="false"/>
      <style:text-properties fo:country="GB" fo:font-family="Times New Roman" fo:font-size="10.000000000000000pt" fo:hyphenate="false" fo:hyphenation-push-char-count="2" fo:hyphenation-remain-char-count="2" fo:language="en" style:letter-kerning="true" style:use-window-font-color="true"/>
    </style:style>
    <style:style style:name="P15" style:parent-style-name="Heading_202" style:family="paragraph">
      <style:paragraph-properties fo:hyphenation-ladder-count="no-limit" fo:keep-with-next="always" fo:margin-bottom="6.009459229600000pt" fo:margin-top="11.990571953400000pt" style:line-break="strict" style:punctuation-wrap="hanging" style:tab-stop-distance="35.461478755799995pt" style:text-autospace="ideograph-alpha" style:writing-mode="page"/>
      <style:text-properties fo:country="GB" fo:font-family="Arial" fo:hyphenate="false" fo:hyphenation-push-char-count="2" fo:hyphenation-remain-char-count="2" fo:language="en" style:letter-kerning="true" style:use-window-font-color="true"/>
    </style:style>
    <style:style style:name="P16" style:parent-style-name="OrgSrcBlock" style:family="paragraph">
      <style:paragraph-properties fo:hyphenation-ladder-count="no-limit" fo:margin-bottom="0.000000000000000pt" fo:margin-top="0.000000000000000pt" style:line-break="strict" style:punctuation-wrap="hanging" style:tab-stop-distance="35.461478755799995pt" style:text-autospace="ideograph-alpha" style:writing-mode="page"/>
      <style:text-properties fo:country="GB" fo:font-family="Courier New" fo:font-size="10.000000000000000pt" fo:hyphenate="false" fo:hyphenation-push-char-count="2" fo:hyphenation-remain-char-count="2" fo:language="en" style:letter-kerning="true"/>
    </style:style>
    <style:style style:name="P17" style:parent-style-name="OrgSrcBlockLastLine" style:family="paragraph">
      <style:paragraph-properties fo:background-color="#1d2021" fo:hyphenation-ladder-count="no-limit" fo:padding="1.388978784200000pt" style:line-break="strict" style:punctuation-wrap="hanging" style:shadow="none" style:tab-stop-distance="35.461478755799995pt" style:text-autospace="ideograph-alpha" style:writing-mode="page"/>
      <style:text-properties fo:color="#f8f8f2" fo:country="GB" fo:font-family="Courier New" fo:font-size="10.000000000000000pt" fo:hyphenate="false" fo:hyphenation-push-char-count="2" fo:hyphenation-remain-char-count="2" fo:language="en" style:letter-kerning="true"/>
    </style:style>
    <style:style style:name="P18" style:parent-style-name="OrgTableContentsLeft" style:family="paragraph">
      <style:paragraph-properties fo:hyphenation-ladder-count="no-limit" fo:margin-bottom="6.009459229600000pt" fo:margin-top="0.000000000000000pt" style:line-break="strict" style:punctuation-wrap="hanging" style:tab-stop-distance="35.461478755799995pt" style:text-autospace="ideograph-alpha" style:writing-mode="page"/>
      <style:text-properties fo:country="GB" fo:font-family="Times New Roman" fo:font-size="12.000000000000000pt" fo:hyphenate="false" fo:hyphenation-push-char-count="2" fo:hyphenation-remain-char-count="2" fo:language="en" style:letter-kerning="true" style:use-window-font-color="true"/>
    </style:style>
    <style:style style:name="P19" style:parent-style-name="Heading_203" style:family="paragraph">
      <style:paragraph-properties fo:hyphenation-ladder-count="no-limit" fo:keep-with-next="always" fo:margin-bottom="6.009459229600000pt" fo:margin-top="11.990571953400000pt" style:line-break="strict" style:punctuation-wrap="hanging" style:tab-stop-distance="35.461478755799995pt" style:text-autospace="ideograph-alpha" style:writing-mode="page"/>
      <style:text-properties fo:country="GB" fo:font-family="Arial" fo:hyphenate="false" fo:hyphenation-push-char-count="2" fo:hyphenation-remain-char-count="2" fo:language="en" style:letter-kerning="true" style:use-window-font-color="true"/>
    </style:style>
    <style:style style:name="P20" style:parent-style-name="OrgTableContentsRight" style:family="paragraph">
      <style:paragraph-properties fo:hyphenation-ladder-count="no-limit" fo:margin-bottom="6.009459229600000pt" fo:margin-top="0.000000000000000pt" style:line-break="strict" style:punctuation-wrap="hanging" style:tab-stop-distance="35.461478755799995pt" style:text-autospace="ideograph-alpha" style:writing-mode="page"/>
      <style:text-properties fo:country="GB" fo:font-family="Times New Roman" fo:font-size="12.000000000000000pt" fo:hyphenate="false" fo:hyphenation-push-char-count="2" fo:hyphenation-remain-char-count="2" fo:language="en" style:letter-kerning="true" style:use-window-font-color="true"/>
    </style:style>
    <style:style style:name="Table1" style:family="table">
      <style:table-properties fo:margin-bottom="5.669301160000000pt" fo:margin-top="0.000000000000000pt" style:rel-width="96%" table:align="center" table:border-model="collapsing"/>
    </style:style>
    <style:style style:name="Table1.A" style:family="table-column">
      <style:table-column-properties style:rel-column-width="1*"/>
    </style:style>
    <style:style style:name="Table1.A1" style:family="table-cell">
      <style:table-cell-properties calligra:specialborder-bottom="none" calligra:specialborder-left="none" calligra:specialborder-right="none" calligra:specialborder-top="solid" fo:border-bottom="0pt none #000000" fo:border-left="0pt none #000000" fo:border-right="0pt none #000000" fo:border-top="0.056693pt solid #000000" fo:padding="4.507094422200000pt" style:diagonal-bl-tr="0pt none #000000" style:diagonal-tl-br="0pt none #000000" style:vertical-align="top"/>
    </style:style>
    <style:style style:name="Table1.A2" style:family="table-cell">
      <style:table-cell-properties calligra:specialborder-bottom="none" calligra:specialborder-left="none" calligra:specialborder-right="none" calligra:specialborder-top="none" fo:border="0pt none #000000" fo:padding="4.507094422200000pt" style:diagonal-bl-tr="0pt none #000000" style:diagonal-tl-br="0pt none #000000" style:vertical-align="top"/>
    </style:style>
    <style:style style:name="Table1.A3" style:family="table-cell">
      <style:table-cell-properties calligra:specialborder-bottom="solid" calligra:specialborder-left="none" calligra:specialborder-right="none" calligra:specialborder-top="none" fo:border-bottom="0.056693pt solid #000000" fo:border-left="0pt none #000000" fo:border-right="0pt none #000000" fo:border-top="0pt none #000000" fo:padding="4.507094422200000pt" style:diagonal-bl-tr="0pt none #000000" style:diagonal-tl-br="0pt none #000000" style:vertical-align="top"/>
    </style:style>
    <style:style style:name="Table1.B1" style:family="table-cell"/>
  </office:automatic-styles>
  <office:body>
    <office:text>
      <text:tracked-changes text:track-changes="false"/>
      <text:p text:style-name="P2"/>
      <text:p text:style-name="P2"/>
      <text:p text:style-name="P3"/>
      <text:table-of-content text:style-name="OrgIndexSection" text:name="Table of Contents">
        <text:table-of-content-source text:index-scope="document" text:outline-level="3" text:relative-tab-stop-position="true" text:use-index-marks="false" text:use-index-source-styles="false" text:use-outline-level="true">
          <text:index-title-template text:style-name="Contents_20_Heading">Table of Contents</text:index-title-template>
          <text:table-of-content-entry-template text:outline-level="1" text:style-name="Contents_20_1">
            <text:index-entry-link-start text:style-name="Internet_20_link"/>
            <text:index-entry-chapter text:display="number" text:outline-level="1"/>
            <text:index-entry-text/>
            <text:index-entry-link-end/>
          </text:table-of-content-entry-template>
          <text:table-of-content-entry-template text:outline-level="2" text:style-name="Contents_20_2">
            <text:index-entry-link-start text:style-name="Internet_20_link"/>
            <text:index-entry-chapter text:display="number" text:outline-level="2"/>
            <text:index-entry-text/>
            <text:index-entry-link-end/>
          </text:table-of-content-entry-template>
          <text:table-of-content-entry-template text:outline-level="3" text:style-name="Contents_20_3">
            <text:index-entry-link-start text:style-name="Internet_20_link"/>
            <text:index-entry-chapter text:display="number" text:outline-level="3"/>
            <text:index-entry-text/>
            <text:index-entry-link-end/>
          </text:table-of-content-entry-template>
          <text:table-of-content-entry-template text:outline-level="4" text:style-name="Contents_20_4">
            <text:index-entry-link-start text:style-name="Internet_20_link"/>
            <text:index-entry-chapter text:display="number" text:outline-level="4"/>
            <text:index-entry-text/>
            <text:index-entry-link-end/>
          </text:table-of-content-entry-template>
          <text:table-of-content-entry-template text:outline-level="5" text:style-name="Contents_20_5">
            <text:index-entry-link-start text:style-name="Internet_20_link"/>
            <text:index-entry-chapter text:display="number" text:outline-level="5"/>
            <text:index-entry-text/>
            <text:index-entry-link-end/>
          </text:table-of-content-entry-template>
          <text:table-of-content-entry-template text:outline-level="6" text:style-name="Contents_20_6">
            <text:index-entry-link-start text:style-name="Internet_20_link"/>
            <text:index-entry-chapter text:display="number" text:outline-level="6"/>
            <text:index-entry-text/>
            <text:index-entry-link-end/>
          </text:table-of-content-entry-template>
          <text:table-of-content-entry-template text:outline-level="7" text:style-name="Contents_20_7">
            <text:index-entry-link-start text:style-name="Internet_20_link"/>
            <text:index-entry-chapter text:display="number" text:outline-level="7"/>
            <text:index-entry-text/>
            <text:index-entry-link-end/>
          </text:table-of-content-entry-template>
          <text:table-of-content-entry-template text:outline-level="8" text:style-name="Contents_20_8">
            <text:index-entry-link-start text:style-name="Internet_20_link"/>
            <text:index-entry-chapter text:display="number" text:outline-level="8"/>
            <text:index-entry-text/>
            <text:index-entry-link-end/>
          </text:table-of-content-entry-template>
          <text:table-of-content-entry-template text:outline-level="9" text:style-name="Contents_20_9">
            <text:index-entry-link-start text:style-name="Internet_20_link"/>
            <text:index-entry-chapter text:display="number" text:outline-level="9"/>
            <text:index-entry-text/>
            <text:index-entry-link-end/>
          </text:table-of-content-entry-template>
          <text:table-of-content-entry-template text:outline-level="10" text:style-name="Contents_20_10">
            <text:index-entry-link-start text:style-name="Internet_20_link"/>
            <text:index-entry-chapter text:display="number" text:outline-level="10"/>
            <text:index-entry-text/>
            <text:index-entry-link-end/>
          </text:table-of-content-entry-template>
        </text:table-of-content-source>
        <text:index-body>
          <text:index-title text:name="Table of Contents_Head">
            <text:p text:style-name="P4"/>
            <text:p text:style-name="P5"/>
          </text:index-title>
          <text:p text:style-name="P5">Table of Contents</text:p>
          <text:p text:style-name="P3"/>
          <text:p text:style-name="P6"><text:a xlink:type="simple" xlink:href="#OrgXref.orgb319a42"><text:span text:style-name="T2">1. Prefazione<text:s/></text:span></text:a></text:p>
          <text:p text:style-name="P7"><text:a xlink:type="simple" xlink:href="#org4817293"><text:span text:style-name="T2">1.1. Pubblico<text:s/></text:span></text:a></text:p>
          <text:p text:style-name="P7"><text:a xlink:type="simple" xlink:href="#OrgXref.org6e00206"><text:span text:style-name="T2">1.2. Come leggere questo libro<text:s/></text:span></text:a></text:p>
          <text:p text:style-name="P7"><text:a xlink:type="simple" xlink:href="#OrgXref.orgc93bc08"><text:span text:style-name="T2">1.3. Piattaforma e compilatore<text:s/></text:span></text:a></text:p>
          <text:p text:style-name="P7"><text:a xlink:type="simple" xlink:href="#orgfdf921f"><text:span text:style-name="T2">1.4. Home page ufficiale<text:s/></text:span></text:a></text:p>
          <text:p text:style-name="P7"><text:a xlink:type="simple" xlink:href="#org4259397"><text:span text:style-name="T2">1.5. Politica di posta elettronica<text:s/></text:span></text:a></text:p>
          <text:p text:style-name="P7"><text:a xlink:type="simple" xlink:href="#orgbeb48d9"><text:span text:style-name="T2">1.6. Mirroring<text:s/></text:span></text:a></text:p>
          <text:p text:style-name="P7"><text:a xlink:type="simple" xlink:href="#org1db8ec9"><text:span text:style-name="T2">1.7. Nota per i traduttori<text:s/></text:span></text:a></text:p>
          <text:p text:style-name="P7"><text:a xlink:type="simple" xlink:href="#OrgXref.org33df544"><text:span text:style-name="T2">1.8. Copyright and Distribution<text:s/></text:span></text:a></text:p>
          <text:p text:style-name="P7"><text:a xlink:type="simple" xlink:href="#OrgXref.org1261eee"><text:span text:style-name="T2">1.9. Dedication<text:s/></text:span></text:a></text:p>
          <text:p text:style-name="P6"><text:a xlink:type="simple" xlink:href="#OrgXref.org3eafe12"><text:span text:style-name="T2">2. Ciao mondo!<text:s/></text:span></text:a></text:p>
          <text:p text:style-name="P7"><text:a xlink:type="simple" xlink:href="#org2d74ad9"><text:span text:style-name="T2">2.1. Cosa aspettarsi da C<text:s/></text:span></text:a></text:p>
          <text:p text:style-name="P7"><text:a xlink:type="simple" xlink:href="#OrgXref.org9d12de6"><text:span text:style-name="T2">2.2. Ciao mondo!<text:s/></text:span></text:a></text:p>
          <text:p text:style-name="P7"><text:a xlink:type="simple" xlink:href="#OrgXref.org82a32f2"><text:span text:style-name="T2">2.3. Dettagli di compilazione<text:s/></text:span></text:a></text:p>
          <text:p text:style-name="P7"><text:a xlink:type="simple" xlink:href="#OrgXref.org3d3f7a4"><text:span text:style-name="T2">2.4. Compilare con gcc<text:s/></text:span></text:a></text:p>
          <text:p text:style-name="P7"><text:a xlink:type="simple" xlink:href="#org9cb4541"><text:span text:style-name="T2">2.5. Compilare con clang<text:s/></text:span></text:a></text:p>
          <text:p text:style-name="P7"><text:a xlink:type="simple" xlink:href="#org2196a1c"><text:span text:style-name="T2">2.6. Compilare da IDE<text:s/></text:span></text:a></text:p>
          <text:p text:style-name="P7"><text:a xlink:type="simple" xlink:href="#OrgXref.orgde4f185"><text:span text:style-name="T2">2.7. Versioni di C<text:s/></text:span></text:a></text:p>
          <text:p text:style-name="P6"><text:a xlink:type="simple" xlink:href="#org57e00fc"><text:span text:style-name="T2">3. Variabili e Dichiarazioni<text:s/></text:span></text:a></text:p>
          <text:p text:style-name="P7"><text:a xlink:type="simple" xlink:href="#OrgXref.org6239fa2"><text:span text:style-name="T2">3.1. Variabili<text:s/></text:span></text:a></text:p>
          <text:p text:style-name="P8"><text:a xlink:type="simple" xlink:href="#OrgXref.org1d4c7ca"><text:span text:style-name="T2">3.1.1. Nomi delle variabili<text:s/></text:span></text:a></text:p>
          <text:p text:style-name="P8"><text:a xlink:type="simple" xlink:href="#orgebb6ff7"><text:span text:style-name="T2">3.1.2. Tipi di variabili<text:s/></text:span></text:a></text:p>
          <text:p text:style-name="P8"><text:a xlink:type="simple" xlink:href="#OrgXref.org0acd9d8"><text:span text:style-name="T2">3.1.3. Tipi booleani<text:s/></text:span></text:a></text:p>
          <text:p text:style-name="P7"><text:a xlink:type="simple" xlink:href="#OrgXref.orgfd88453"><text:span text:style-name="T2">3.2. Operatori ed espressioni<text:s/></text:span></text:a></text:p>
          <text:p text:style-name="P8"><text:a xlink:type="simple" xlink:href="#orgf2cab9d"><text:span text:style-name="T2">3.2.1. Aritmetica<text:s/></text:span></text:a></text:p>
          <text:p text:style-name="P8"><text:a xlink:type="simple" xlink:href="#org1bd7d7e"><text:span text:style-name="T2">3.2.2. Operatore ternario<text:s/></text:span></text:a></text:p>
          <text:p text:style-name="P8"><text:a xlink:type="simple" xlink:href="#OrgXref.orgefc509c"><text:span text:style-name="T2">3.2.3. Incremento e decremento pre e post<text:s/></text:span></text:a></text:p>
          <text:p text:style-name="P8"><text:a xlink:type="simple" xlink:href="#OrgXref.org6ddcb62"><text:span text:style-name="T2">3.2.4. L'operatore virgola<text:s/></text:span></text:a></text:p>
          <text:p text:style-name="P8"><text:a xlink:type="simple" xlink:href="#org05a5d6e"><text:span text:style-name="T2">3.2.5. Operatori condizionali<text:s/></text:span></text:a></text:p>
          <text:p text:style-name="P8"><text:a xlink:type="simple" xlink:href="#OrgXref.org8a95581"><text:span text:style-name="T2">3.2.6. Operatori booleani<text:s/></text:span></text:a></text:p>
          <text:p text:style-name="P8"><text:a xlink:type="simple" xlink:href="#OrgXref.org418e833"><text:span text:style-name="T2">3.2.7. L’operatore sizeof<text:s/></text:span></text:a></text:p>
          <text:p text:style-name="P7"><text:a xlink:type="simple" xlink:href="#org0f4f6e0"><text:span text:style-name="T2">3.3. Controllo del flusso<text:s/></text:span></text:a></text:p>
          <text:p text:style-name="P8"><text:a xlink:type="simple" xlink:href="#OrgXref.org11db0a7"><text:span text:style-name="T2">3.3.1. L'istruzione if-else<text:s/></text:span></text:a></text:p>
          <text:p text:style-name="P8"><text:a xlink:type="simple" xlink:href="#OrgXref.org4441745"><text:span text:style-name="T2">3.3.2. L'istruzione while<text:s/></text:span></text:a></text:p>
          <text:p text:style-name="P8"><text:a xlink:type="simple" xlink:href="#orgf4e602f"><text:span text:style-name="T2">3.3.3. L’istruzione do-while<text:s/></text:span></text:a></text:p>
          <text:p text:style-name="P8"><text:a xlink:type="simple" xlink:href="#OrgXref.org35e7d74"><text:span text:style-name="T2">3.3.4. L'istruzione for<text:s/></text:span></text:a></text:p>
          <text:p text:style-name="P8"><text:a xlink:type="simple" xlink:href="#org82dfb7e"><text:span text:style-name="T2">3.3.5. L’istruzione switch<text:s/></text:span></text:a></text:p>
          <text:p text:style-name="P6"><text:a xlink:type="simple" xlink:href="#OrgXref.org9b7f6ad"><text:span text:style-name="T2">4. Funzioni<text:s/></text:span></text:a></text:p>
          <text:p text:style-name="P7"><text:a xlink:type="simple" xlink:href="#OrgXref.org91d5abe"><text:span text:style-name="T2">4.1. Passaggio per Valore<text:s/></text:span></text:a></text:p>
          <text:p text:style-name="P7"><text:a xlink:type="simple" xlink:href="#OrgXref.orgfa92294"><text:span text:style-name="T2">4.2. Prototipi di funzioni<text:s/></text:span></text:a></text:p>
          <text:p text:style-name="P7"><text:a xlink:type="simple" xlink:href="#OrgXref.org8683077"><text:span text:style-name="T2">4.3. Elenchi di parametri vuoti<text:s/></text:span></text:a></text:p>
          <text:p text:style-name="P6"><text:a xlink:type="simple" xlink:href="#OrgXref.orgd217c0b"><text:span text:style-name="T2">5. Puntatori: rannicchiarsi per la paura!<text:s/></text:span></text:a></text:p>
          <text:p text:style-name="P7"><text:a xlink:type="simple" xlink:href="#OrgXref.org4ec08db"><text:span text:style-name="T2">5.1. Memoria e variabili<text:s/></text:span></text:a></text:p>
          <text:p text:style-name="P7"><text:a xlink:type="simple" xlink:href="#OrgXref.org5ea9ea8"><text:span text:style-name="T2">5.2. Tipi di puntatore<text:s/></text:span></text:a></text:p>
          <text:p text:style-name="P7"><text:a xlink:type="simple" xlink:href="#OrgXref.org7603f08"><text:span text:style-name="T2">5.3. Dereferenziazione<text:s/></text:span></text:a></text:p>
          <text:p text:style-name="P7"><text:a xlink:type="simple" xlink:href="#OrgXref.org00a3912"><text:span text:style-name="T2">5.4. Passaggio di puntatori come argomenti<text:s/></text:span></text:a></text:p>
          <text:p text:style-name="P7"><text:a xlink:type="simple" xlink:href="#OrgXref.org99b2236"><text:span text:style-name="T2">5.5. Il puntatore NULL<text:s/></text:span></text:a></text:p>
          <text:p text:style-name="P7"><text:a xlink:type="simple" xlink:href="#OrgXref.org47670fd"><text:span text:style-name="T2">5.6. Una nota sulla dichiarazione dei puntatori<text:s/></text:span></text:a></text:p>
          <text:p text:style-name="P7"><text:a xlink:type="simple" xlink:href="#org8a3888c"><text:span text:style-name="T2">5.7. sizeof e puntatori<text:s/></text:span></text:a></text:p>
          <text:p text:style-name="P6"><text:a xlink:type="simple" xlink:href="#OrgXref.orgf2daabc"><text:span text:style-name="T2">6. Arrays<text:s/></text:span></text:a></text:p>
          <text:p text:style-name="P7"><text:a xlink:type="simple" xlink:href="#OrgXref.org662d890"><text:span text:style-name="T2">6.1. Esempio semplice<text:s/></text:span></text:a></text:p>
          <text:p text:style-name="P7"><text:a xlink:type="simple" xlink:href="#OrgXref.org4bc7862"><text:span text:style-name="T2">6.2. Ottenere la lunghezza di un array<text:s/></text:span></text:a></text:p>
          <text:p text:style-name="P7"><text:a xlink:type="simple" xlink:href="#OrgXref.org28f5356"><text:span text:style-name="T2">6.3. Inizializzatori di array<text:s/></text:span></text:a></text:p>
          <text:p text:style-name="P7"><text:a xlink:type="simple" xlink:href="#OrgXref.org9bf70c2"><text:span text:style-name="T2">6.4. Fuori dai limiti!<text:s/></text:span></text:a></text:p>
          <text:p text:style-name="P7"><text:a xlink:type="simple" xlink:href="#OrgXref.orgfec41a2"><text:span text:style-name="T2">6.5. Array multidimensionali<text:s/></text:span></text:a></text:p>
          <text:p text:style-name="P7"><text:a xlink:type="simple" xlink:href="#OrgXref.orga0c6cac"><text:span text:style-name="T2">6.6. Array e puntatori<text:s/></text:span></text:a></text:p>
          <text:p text:style-name="P8"><text:a xlink:type="simple" xlink:href="#OrgXref.org05b706f"><text:span text:style-name="T2">6.6.1. Ottenere un puntatore a un array<text:s/></text:span></text:a></text:p>
          <text:p text:style-name="P8"><text:a xlink:type="simple" xlink:href="#OrgXref.org44e2a61"><text:span text:style-name="T2">6.6.2. Passaggio di array unidimensionali alle funzioni<text:s/></text:span></text:a></text:p>
          <text:p text:style-name="P8"><text:a xlink:type="simple" xlink:href="#OrgXref.org097a659"><text:span text:style-name="T2">6.6.3. Modifica degli array nelle funzioni<text:s/></text:span></text:a></text:p>
          <text:p text:style-name="P8"><text:a xlink:type="simple" xlink:href="#OrgXref.org407bdef"><text:span text:style-name="T2">6.6.4. Passaggio di array multidimensionali alle funzioni<text:s/></text:span></text:a></text:p>
          <text:p text:style-name="P6"><text:a xlink:type="simple" xlink:href="#OrgXref.org46398db"><text:span text:style-name="T2">7. stringhe<text:s/></text:span></text:a></text:p>
          <text:p text:style-name="P7"><text:a xlink:type="simple" xlink:href="#org50bde6b"><text:span text:style-name="T2">7.1. Stringhe letterali<text:s/></text:span></text:a></text:p>
          <text:p text:style-name="P7"><text:a xlink:type="simple" xlink:href="#orga12ffa8"><text:span text:style-name="T2">7.2. Variabili stringa<text:s/></text:span></text:a></text:p>
          <text:p text:style-name="P7"><text:a xlink:type="simple" xlink:href="#OrgXref.org329e02b"><text:span text:style-name="T2">7.3. Variabili stringa come array<text:s/></text:span></text:a></text:p>
          <text:p text:style-name="P7"><text:a xlink:type="simple" xlink:href="#orgd48ba6c"><text:span text:style-name="T2">7.4. Inizializzatori di stringa<text:s/></text:span></text:a></text:p>
          <text:p text:style-name="P7"><text:a xlink:type="simple" xlink:href="#OrgXref.orgf0b32d3"><text:span text:style-name="T2">7.5. Ottenere la lunghezza della stringa<text:s/></text:span></text:a></text:p>
          <text:p text:style-name="P7"><text:a xlink:type="simple" xlink:href="#OrgXref.orga03a2bb"><text:span text:style-name="T2">7.6. Terminazione della stringa<text:s/></text:span></text:a></text:p>
          <text:p text:style-name="P7"><text:a xlink:type="simple" xlink:href="#org9b1207d"><text:span text:style-name="T2">7.7. Copia di una stringa<text:s/></text:span></text:a></text:p>
          <text:p text:style-name="P6"><text:a xlink:type="simple" xlink:href="#OrgXref.org1dc5b13"><text:span text:style-name="T2">8. Strutture<text:s/></text:span></text:a></text:p>
          <text:p text:style-name="P7"><text:a xlink:type="simple" xlink:href="#OrgXref.org216560a"><text:span text:style-name="T2">8.1. Dichiarazione di una struttura<text:s/></text:span></text:a></text:p>
          <text:p text:style-name="P7"><text:a xlink:type="simple" xlink:href="#OrgXref.orge8225e5"><text:span text:style-name="T2">8.2. Inizializzatori di struttura<text:s/></text:span></text:a></text:p>
          <text:p text:style-name="P7"><text:a xlink:type="simple" xlink:href="#OrgXref.org974f8d0"><text:span text:style-name="T2">8.3. Passaggio di strutture alle funzioni<text:s/></text:span></text:a></text:p>
          <text:p text:style-name="P7"><text:a xlink:type="simple" xlink:href="#OrgXref.org5954538"><text:span text:style-name="T2">8.4. L'operatore della freccia<text:s/></text:span></text:a></text:p>
          <text:p text:style-name="P7"><text:a xlink:type="simple" xlink:href="#OrgXref.orgcd40d16"><text:span text:style-name="T2">8.5. Copia e restituzione di struct<text:s/></text:span></text:a></text:p>
          <text:p text:style-name="P7"><text:a xlink:type="simple" xlink:href="#OrgXref.org1a4e8bc"><text:span text:style-name="T2">8.6. Comparare le struct<text:s/></text:span></text:a></text:p>
          <text:p text:style-name="P6"><text:a xlink:type="simple" xlink:href="#OrgXref.org6378dc2"><text:span text:style-name="T2">9. File Input/Output<text:s/></text:span></text:a></text:p>
          <text:p text:style-name="P7"><text:a xlink:type="simple" xlink:href="#OrgXref.org2b806ca"><text:span text:style-name="T2">9.1. Il tipo di dati FILE*<text:s/></text:span></text:a></text:p>
          <text:p text:style-name="P7"><text:a xlink:type="simple" xlink:href="#OrgXref.orgbd5e8e7"><text:span text:style-name="T2">9.2. Lettura di file di testo<text:s/></text:span></text:a></text:p>
          <text:p text:style-name="P7"><text:a xlink:type="simple" xlink:href="#org8062ca6"><text:span text:style-name="T2">9.3. End of File: EOF<text:s/></text:span></text:a></text:p>
          <text:p text:style-name="P8"><text:a xlink:type="simple" xlink:href="#OrgXref.org9881b71"><text:span text:style-name="T2">9.3.1. Leggere una riga alla volta<text:s/></text:span></text:a></text:p>
          <text:p text:style-name="P7"><text:a xlink:type="simple" xlink:href="#OrgXref.orgc81321f"><text:span text:style-name="T2">9.4. Formatted Input<text:s/></text:span></text:a></text:p>
          <text:p text:style-name="P7"><text:a xlink:type="simple" xlink:href="#OrgXref.org38f61db"><text:span text:style-name="T2">9.5. Scrittura di file di testo<text:s/></text:span></text:a></text:p>
          <text:p text:style-name="P7"><text:a xlink:type="simple" xlink:href="#OrgXref.org7fe0f3e"><text:span text:style-name="T2">9.6. File binario I/O<text:s/></text:span></text:a></text:p>
          <text:p text:style-name="P8"><text:a xlink:type="simple" xlink:href="#OrgXref.org32baf75"><text:span text:style-name="T2">9.6.1. struct e avvertenze sui numeri<text:s/></text:span></text:a></text:p>
          <text:p text:style-name="P6"><text:a xlink:type="simple" xlink:href="#OrgXref.org665b961"><text:span text:style-name="T2">10. typedef: Creare nuovi tipi<text:s/></text:span></text:a></text:p>
          <text:p text:style-name="P7"><text:a xlink:type="simple" xlink:href="#orgd175397"><text:span text:style-name="T2">10.1. typedef in teoria<text:s/></text:span></text:a></text:p>
          <text:p text:style-name="P8"><text:a xlink:type="simple" xlink:href="#OrgXref.orgdb44a69"><text:span text:style-name="T2">10.1.1. Ambito<text:s/></text:span></text:a></text:p>
          <text:p text:style-name="P7"><text:a xlink:type="simple" xlink:href="#OrgXref.orgfc83b8d"><text:span text:style-name="T2">10.2. typedef in pratica<text:s/></text:span></text:a></text:p>
          <text:p text:style-name="P8"><text:a xlink:type="simple" xlink:href="#org8ed5573"><text:span text:style-name="T2">10.2.1. typedef e struct<text:s/></text:span></text:a></text:p>
          <text:p text:style-name="P8"><text:a xlink:type="simple" xlink:href="#OrgXref.org5636c17"><text:span text:style-name="T2">10.2.2. typedef e altri tipi<text:s/></text:span></text:a></text:p>
          <text:p text:style-name="P8"><text:a xlink:type="simple" xlink:href="#OrgXref.orgf5c9893"><text:span text:style-name="T2">10.2.3. typedef e puntatori<text:s/></text:span></text:a></text:p>
          <text:p text:style-name="P8"><text:a xlink:type="simple" xlink:href="#orgfd0fe3d"><text:span text:style-name="T2">10.2.4. typedef e Capitalizzazione<text:s/></text:span></text:a></text:p>
          <text:p text:style-name="P7"><text:a xlink:type="simple" xlink:href="#OrgXref.org9a3fcc8"><text:span text:style-name="T2">10.3. Array e typedef<text:s/></text:span></text:a></text:p>
          <text:p text:style-name="P6"><text:a xlink:type="simple" xlink:href="#orga473192"><text:span text:style-name="T2">11. Puntatori II: Aritmetica<text:s/></text:span></text:a></text:p>
          <text:p text:style-name="P7"><text:a xlink:type="simple" xlink:href="#orgd265a45"><text:span text:style-name="T2">11.1. Aritmetica dei puntatori<text:s/></text:span></text:a></text:p>
          <text:p text:style-name="P8"><text:a xlink:type="simple" xlink:href="#org4e518a2"><text:span text:style-name="T2">11.1.1. Somma con i puntatori<text:s/></text:span></text:a></text:p>
          <text:p text:style-name="P8"><text:a xlink:type="simple" xlink:href="#OrgXref.orgc573bdd"><text:span text:style-name="T2">11.1.2. Cambiando i Puntatori<text:s/></text:span></text:a></text:p>
          <text:p text:style-name="P8"><text:a xlink:type="simple" xlink:href="#OrgXref.org2f05bde"><text:span text:style-name="T2">11.1.3. Sottrazione con i puntatori<text:s/></text:span></text:a></text:p>
          <text:p text:style-name="P7"><text:a xlink:type="simple" xlink:href="#OrgXref.org3c1cffa"><text:span text:style-name="T2">11.2. Equivalenza array/puntatore<text:s/></text:span></text:a></text:p>
          <text:p text:style-name="P8"><text:a xlink:type="simple" xlink:href="#org35ac2a1"><text:span text:style-name="T2">11.2.1. Equivalenza di array/puntatori nelle chiamate di funzioni<text:s/></text:span></text:a></text:p>
          <text:p text:style-name="P7"><text:a xlink:type="simple" xlink:href="#OrgXref.org324ab22"><text:span text:style-name="T2">11.3. Puntatori void<text:s/></text:span></text:a></text:p>
          <text:p text:style-name="P6"><text:a xlink:type="simple" xlink:href="#org21d1c69"><text:span text:style-name="T2">12. Allocazione Manuale della Memoria<text:s/></text:span></text:a></text:p>
          <text:p text:style-name="P7"><text:a xlink:type="simple" xlink:href="#org349c49f"><text:span text:style-name="T2">12.1. Allocazione e deallocazione, malloc() e free()<text:s/></text:span></text:a></text:p>
          <text:p text:style-name="P7"><text:a xlink:type="simple" xlink:href="#OrgXref.org7ea91dc"><text:span text:style-name="T2">12.2. Controllo degli errori<text:s/></text:span></text:a></text:p>
          <text:p text:style-name="P7"><text:a xlink:type="simple" xlink:href="#OrgXref.org6ab5ad0"><text:span text:style-name="T2">12.3. Assegnazione dello spazio per un array<text:s/></text:span></text:a></text:p>
          <text:p text:style-name="P7"><text:a xlink:type="simple" xlink:href="#OrgXref.org2683492"><text:span text:style-name="T2">12.4. Un'alternativa: calloc()<text:s/></text:span></text:a></text:p>
          <text:p text:style-name="P7"><text:a xlink:type="simple" xlink:href="#OrgXref.orgfa14f0f"><text:span text:style-name="T2">12.5. Modifica della dimensione allocata con realloc()<text:s/></text:span></text:a></text:p>
          <text:p text:style-name="P8"><text:a xlink:type="simple" xlink:href="#org5689519"><text:span text:style-name="T2">12.5.1. Lettura in righe di lunghezza arbitraria<text:s/></text:span></text:a></text:p>
          <text:p text:style-name="P8"><text:a xlink:type="simple" xlink:href="#orgc312985"><text:span text:style-name="T2">12.5.2. realloc() with NULL<text:s/></text:span></text:a></text:p>
          <text:p text:style-name="P7"><text:a xlink:type="simple" xlink:href="#org9484802"><text:span text:style-name="T2">12.6. Allocazioni allineate<text:s/></text:span></text:a></text:p>
          <text:p text:style-name="P6"><text:a xlink:type="simple" xlink:href="#orga1ac478"><text:span text:style-name="T2">13. Ambito<text:s/></text:span></text:a></text:p>
          <text:p text:style-name="P7"><text:a xlink:type="simple" xlink:href="#OrgXref.org56fd8be"><text:span text:style-name="T2">13.1. Ambito del blocco<text:s/></text:span></text:a></text:p>
          <text:p text:style-name="P8"><text:a xlink:type="simple" xlink:href="#OrgXref.org165abe2"><text:span text:style-name="T2">13.1.1. Dove definire le variabili<text:s/></text:span></text:a></text:p>
          <text:p text:style-name="P8"><text:a xlink:type="simple" xlink:href="#OrgXref.org7cb65e7"><text:span text:style-name="T2">13.1.2. Nascondere le variabili<text:s/></text:span></text:a></text:p>
          <text:p text:style-name="P7"><text:a xlink:type="simple" xlink:href="#OrgXref.orgf065d0c"><text:span text:style-name="T2">13.2. Ambito del file<text:s/></text:span></text:a></text:p>
          <text:p text:style-name="P7"><text:a xlink:type="simple" xlink:href="#org65104a1"><text:span text:style-name="T2">13.3. Ambito del ciclo for<text:s/></text:span></text:a></text:p>
          <text:p text:style-name="P7"><text:a xlink:type="simple" xlink:href="#OrgXref.org585e8ea"><text:span text:style-name="T2">13.4. Una nota sull'ambito della funzione<text:s/></text:span></text:a></text:p>
          <text:p text:style-name="P6"><text:a xlink:type="simple" xlink:href="#OrgXref.orga89bca6"><text:span text:style-name="T2">14. Tipi II: molti più tipi!<text:s/></text:span></text:a></text:p>
          <text:p text:style-name="P7"><text:a xlink:type="simple" xlink:href="#OrgXref.org12ddea2"><text:span text:style-name="T2">14.1. Signed e Unsigned Integers<text:s/></text:span></text:a></text:p>
          <text:p text:style-name="P7"><text:a xlink:type="simple" xlink:href="#OrgXref.org7e41abe"><text:span text:style-name="T2">14.2. Tipi carattere<text:s/></text:span></text:a></text:p>
          <text:p text:style-name="P7"><text:a xlink:type="simple" xlink:href="#OrgXref.orgecf7af6"><text:span text:style-name="T2">14.3. Altri tipi interi: short, long, long long<text:s/></text:span></text:a></text:p>
          <text:p text:style-name="P7"><text:a xlink:type="simple" xlink:href="#OrgXref.orgc490e93"><text:span text:style-name="T2">14.4. Altri Float: double e long double<text:s/></text:span></text:a></text:p>
          <text:p text:style-name="P8"><text:a xlink:type="simple" xlink:href="#org13d4232"><text:span text:style-name="T2">14.4.1. Quante cifre decimali?<text:s/></text:span></text:a></text:p>
          <text:p text:style-name="P8"><text:a xlink:type="simple" xlink:href="#org943345c"><text:span text:style-name="T2">14.4.2. Conversione in decimale e viceversa<text:s/></text:span></text:a></text:p>
          <text:p text:style-name="P7"><text:a xlink:type="simple" xlink:href="#org0f9bd96"><text:span text:style-name="T2">14.5. Tipi numerici costanti<text:s/></text:span></text:a></text:p>
          <text:p text:style-name="P8"><text:a xlink:type="simple" xlink:href="#orga49e035"><text:span text:style-name="T2">14.5.1. Esadecimale e ottale<text:s/></text:span></text:a></text:p>
          <text:p text:style-name="P8"><text:a xlink:type="simple" xlink:href="#org1772523"><text:span text:style-name="T2">14.5.2. Costanti intere<text:s/></text:span></text:a></text:p>
          <text:p text:style-name="P8"><text:a xlink:type="simple" xlink:href="#OrgXref.org5d39d50"><text:span text:style-name="T2">14.5.3. Costanti in virgola mobile<text:s/></text:span></text:a></text:p>
          <text:p text:style-name="P6"><text:a xlink:type="simple" xlink:href="#OrgXref.org64372e3"><text:span text:style-name="T2">15. Tipi III: conversioni<text:s/></text:span></text:a></text:p>
          <text:p text:style-name="P7"><text:a xlink:type="simple" xlink:href="#org606e816"><text:span text:style-name="T2">15.1. Conversioni di stringhe<text:s/></text:span></text:a></text:p>
          <text:p text:style-name="P8"><text:a xlink:type="simple" xlink:href="#OrgXref.orgb70d322"><text:span text:style-name="T2">15.1.1. Valore numerico a stringa<text:s/></text:span></text:a></text:p>
          <text:p text:style-name="P8"><text:a xlink:type="simple" xlink:href="#OrgXref.org69201c5"><text:span text:style-name="T2">15.1.2. Da stringa a valore numerico<text:s/></text:span></text:a></text:p>
          <text:p text:style-name="P7"><text:a xlink:type="simple" xlink:href="#OrgXref.orgb01e7a4"><text:span text:style-name="T2">15.2. Conversioni char<text:s/></text:span></text:a></text:p>
          <text:p text:style-name="P7"><text:a xlink:type="simple" xlink:href="#org456dbad"><text:span text:style-name="T2">15.3. Conversioni numeriche<text:s/></text:span></text:a></text:p>
          <text:p text:style-name="P8"><text:a xlink:type="simple" xlink:href="#OrgXref.org0406675"><text:span text:style-name="T2">15.3.1. Boolean<text:s/></text:span></text:a></text:p>
          <text:p text:style-name="P8"><text:a xlink:type="simple" xlink:href="#OrgXref.org1964561"><text:span text:style-name="T2">15.3.2. Conversioni da numero intero a numero intero<text:s/></text:span></text:a></text:p>
          <text:p text:style-name="P8"><text:a xlink:type="simple" xlink:href="#OrgXref.org037fa6f"><text:span text:style-name="T2">15.3.3. Conversioni di numeri interi e in virgola mobile<text:s/></text:span></text:a></text:p>
          <text:p text:style-name="P7"><text:a xlink:type="simple" xlink:href="#OrgXref.org28c5670"><text:span text:style-name="T2">15.4. Conversioni implicite<text:s/></text:span></text:a></text:p>
          <text:p text:style-name="P8"><text:a xlink:type="simple" xlink:href="#OrgXref.org15eeffd"><text:span text:style-name="T2">15.4.1. Le promozioni intere<text:s/></text:span></text:a></text:p>
          <text:p text:style-name="P8"><text:a xlink:type="simple" xlink:href="#org3343408"><text:span text:style-name="T2">15.4.2. Le solite conversioni aritmetiche<text:s/></text:span></text:a></text:p>
          <text:p text:style-name="P8"><text:a xlink:type="simple" xlink:href="#OrgXref.orge8f5390"><text:span text:style-name="T2">15.4.3. void*<text:s/></text:span></text:a></text:p>
          <text:p text:style-name="P7"><text:a xlink:type="simple" xlink:href="#orgb2bc1c2"><text:span text:style-name="T2">15.5. Conversioni esplicite<text:s/></text:span></text:a></text:p>
          <text:p text:style-name="P8"><text:a xlink:type="simple" xlink:href="#orgdf87381"><text:span text:style-name="T2">15.5.1. Casting<text:s/></text:span></text:a></text:p>
          <text:p text:style-name="P6"><text:a xlink:type="simple" xlink:href="#OrgXref.orga180965"><text:span text:style-name="T2">16. Tipi IV: Qualificatori e Specificatori<text:s/></text:span></text:a></text:p>
          <text:p text:style-name="P7"><text:a xlink:type="simple" xlink:href="#OrgXref.org123da0f"><text:span text:style-name="T2">16.1. Qualificatori di tipo<text:s/></text:span></text:a></text:p>
          <text:p text:style-name="P8"><text:a xlink:type="simple" xlink:href="#OrgXref.org4dc39f6"><text:span text:style-name="T2">16.1.1. const<text:s/></text:span></text:a></text:p>
          <text:p text:style-name="P8"><text:a xlink:type="simple" xlink:href="#org0e1e83b"><text:span text:style-name="T2">16.1.2. restrict<text:s/></text:span></text:a></text:p>
          <text:p text:style-name="P8"><text:a xlink:type="simple" xlink:href="#orgc1ba4d8"><text:span text:style-name="T2">16.1.3. volatile<text:s/></text:span></text:a></text:p>
          <text:p text:style-name="P8"><text:a xlink:type="simple" xlink:href="#OrgXref.orgb724bf0"><text:span text:style-name="T2">16.1.4. _Atomic<text:s/></text:span></text:a></text:p>
          <text:p text:style-name="P7"><text:a xlink:type="simple" xlink:href="#OrgXref.org4087217"><text:span text:style-name="T2">16.2. Specificatori della classe di archiviazione<text:s/></text:span></text:a></text:p>
          <text:p text:style-name="P8"><text:a xlink:type="simple" xlink:href="#org56d6d78"><text:span text:style-name="T2">16.2.1. auto<text:s/></text:span></text:a></text:p>
          <text:p text:style-name="P8"><text:a xlink:type="simple" xlink:href="#OrgXref.orgdbc6c33"><text:span text:style-name="T2">16.2.2. static<text:s/></text:span></text:a></text:p>
          <text:p text:style-name="P8"><text:a xlink:type="simple" xlink:href="#OrgXref.orga277271"><text:span text:style-name="T2">16.2.3. extern<text:s/></text:span></text:a></text:p>
          <text:p text:style-name="P8"><text:a xlink:type="simple" xlink:href="#OrgXref.org3206bdd"><text:span text:style-name="T2">16.2.4. register<text:s/></text:span></text:a></text:p>
          <text:p text:style-name="P8"><text:a xlink:type="simple" xlink:href="#OrgXref.org898d6c3"><text:span text:style-name="T2">16.2.5. _Thread_local<text:s/></text:span></text:a></text:p>
          <text:p text:style-name="P6"><text:a xlink:type="simple" xlink:href="#OrgXref.orgcad82e5"><text:span text:style-name="T2">17. Progetti multifile<text:s/></text:span></text:a></text:p>
          <text:p text:style-name="P7"><text:a xlink:type="simple" xlink:href="#org77428db"><text:span text:style-name="T2">17.1. Include e prototipi di funzioni<text:s/></text:span></text:a></text:p>
          <text:p text:style-name="P7"><text:a xlink:type="simple" xlink:href="#OrgXref.org99068f4"><text:span text:style-name="T2">17.2. Gestire le inclusioni ripetute<text:s/></text:span></text:a></text:p>
          <text:p text:style-name="P7"><text:a xlink:type="simple" xlink:href="#OrgXref.org8df1854"><text:span text:style-name="T2">17.3. static e extern<text:s/></text:span></text:a></text:p>
          <text:p text:style-name="P7"><text:a xlink:type="simple" xlink:href="#OrgXref.org50715bb"><text:span text:style-name="T2">17.4. Compilazione con file oggetto<text:s/></text:span></text:a></text:p>
          <text:p text:style-name="P6"><text:a xlink:type="simple" xlink:href="#OrgXref.org1f575a7"><text:span text:style-name="T2">18. L'ambiente esterno<text:s/></text:span></text:a></text:p>
          <text:p text:style-name="P7"><text:a xlink:type="simple" xlink:href="#orgec3e7bd"><text:span text:style-name="T2">18.1. Argomenti della riga di comando<text:s/></text:span></text:a></text:p>
          <text:p text:style-name="P8"><text:a xlink:type="simple" xlink:href="#orgd02e870"><text:span text:style-name="T2">18.1.1. L'ultimo argv è NULL<text:s/></text:span></text:a></text:p>
          <text:p text:style-name="P8"><text:a xlink:type="simple" xlink:href="#OrgXref.org2ca9efe"><text:span text:style-name="T2">18.1.2. L'alternativa: char **argv<text:s/></text:span></text:a></text:p>
          <text:p text:style-name="P8"><text:a xlink:type="simple" xlink:href="#OrgXref.org09ccaf5"><text:span text:style-name="T2">18.1.3. Fatti divertenti<text:s/></text:span></text:a></text:p>
          <text:p text:style-name="P7"><text:a xlink:type="simple" xlink:href="#org03888f0"><text:span text:style-name="T2">18.2. Exit Status<text:s/></text:span></text:a></text:p>
          <text:p text:style-name="P8"><text:a xlink:type="simple" xlink:href="#org13909a5"><text:span text:style-name="T2">18.2.1. Altri valori Exit Status<text:s/></text:span></text:a></text:p>
          <text:p text:style-name="P7"><text:a xlink:type="simple" xlink:href="#orgb2e40fe"><text:span text:style-name="T2">18.3. variabili di ambiente<text:s/></text:span></text:a></text:p>
          <text:p text:style-name="P8"><text:a xlink:type="simple" xlink:href="#org084f773"><text:span text:style-name="T2">18.3.1. Impostazione delle variabili d'ambiente<text:s/></text:span></text:a></text:p>
          <text:p text:style-name="P8"><text:a xlink:type="simple" xlink:href="#OrgXref.org4907038"><text:span text:style-name="T2">18.3.2. Unix-like Variabili d'ambiente alternative<text:s/></text:span></text:a></text:p>
          <text:p text:style-name="P6"><text:a xlink:type="simple" xlink:href="#OrgXref.org56df75f"><text:span text:style-name="T2">19. Il preprocessore C<text:s/></text:span></text:a></text:p>
          <text:p text:style-name="P7"><text:a xlink:type="simple" xlink:href="#OrgXref.org4610c97"><text:span text:style-name="T2">19.1. #include<text:s/></text:span></text:a></text:p>
          <text:p text:style-name="P7"><text:a xlink:type="simple" xlink:href="#OrgXref.orgc6a6ebb"><text:span text:style-name="T2">19.2. Macro semplici<text:s/></text:span></text:a></text:p>
          <text:p text:style-name="P7"><text:a xlink:type="simple" xlink:href="#OrgXref.org0f63a39"><text:span text:style-name="T2">19.3. Compilazione condizionale<text:s/></text:span></text:a></text:p>
          <text:p text:style-name="P8"><text:a xlink:type="simple" xlink:href="#OrgXref.org65cb94f"><text:span text:style-name="T2">19.3.1. If definito, #ifdef e #endif<text:s/></text:span></text:a></text:p>
          <text:p text:style-name="P8"><text:a xlink:type="simple" xlink:href="#OrgXref.org85d1167"><text:span text:style-name="T2">19.3.2. If Non definito, #ifndef<text:s/></text:span></text:a></text:p>
          <text:p text:style-name="P8"><text:a xlink:type="simple" xlink:href="#OrgXref.org15e094a"><text:span text:style-name="T2">19.3.3. #else<text:s/></text:span></text:a></text:p>
          <text:p text:style-name="P8"><text:a xlink:type="simple" xlink:href="#OrgXref.orgce0ee83"><text:span text:style-name="T2">19.3.4. Else-If: #elifdef, #elifndef<text:s/></text:span></text:a></text:p>
          <text:p text:style-name="P8"><text:a xlink:type="simple" xlink:href="#org4d47720"><text:span text:style-name="T2">19.3.5. Condizionale generale: #if, #elif<text:s/></text:span></text:a></text:p>
          <text:p text:style-name="P8"><text:a xlink:type="simple" xlink:href="#OrgXref.orgee413a0"><text:span text:style-name="T2">19.3.6. Perdere una macro: #undef<text:s/></text:span></text:a></text:p>
          <text:p text:style-name="P7"><text:a xlink:type="simple" xlink:href="#OrgXref.orge7faf59"><text:span text:style-name="T2">19.4. Macro integrate<text:s/></text:span></text:a></text:p>
          <text:p text:style-name="P8"><text:a xlink:type="simple" xlink:href="#org88de805"><text:span text:style-name="T2">19.4.1. Macro obbligatorie<text:s/></text:span></text:a></text:p>
          <text:p text:style-name="P8"><text:a xlink:type="simple" xlink:href="#OrgXref.org76b4936"><text:span text:style-name="T2">19.4.2. Macro facoltative<text:s/></text:span></text:a></text:p>
          <text:p text:style-name="P7"><text:a xlink:type="simple" xlink:href="#org6c5bd62"><text:span text:style-name="T2">19.5. Macro con argomenti<text:s/></text:span></text:a></text:p>
          <text:p text:style-name="P8"><text:a xlink:type="simple" xlink:href="#OrgXref.org1ee15d5"><text:span text:style-name="T2">19.5.1. Macro con un argomento<text:s/></text:span></text:a></text:p>
          <text:p text:style-name="P8"><text:a xlink:type="simple" xlink:href="#OrgXref.orgd4c68fd"><text:span text:style-name="T2">19.5.2. Macro con più di un argomento<text:s/></text:span></text:a></text:p>
          <text:p text:style-name="P8"><text:a xlink:type="simple" xlink:href="#OrgXref.orgd11b79d"><text:span text:style-name="T2">19.5.3. Macro con argomenti variabili<text:s/></text:span></text:a></text:p>
          <text:p text:style-name="P8"><text:a xlink:type="simple" xlink:href="#orgfe1af31"><text:span text:style-name="T2">19.5.4. Stringification<text:s/></text:span></text:a></text:p>
          <text:p text:style-name="P8"><text:a xlink:type="simple" xlink:href="#OrgXref.org807864a"><text:span text:style-name="T2">19.5.5. Concatenazione<text:s/></text:span></text:a></text:p>
          <text:p text:style-name="P7"><text:a xlink:type="simple" xlink:href="#OrgXref.orgeb81d3c"><text:span text:style-name="T2">19.6. Macro multilinea<text:s/></text:span></text:a></text:p>
          <text:p text:style-name="P7"><text:a xlink:type="simple" xlink:href="#OrgXref.orga7c0838"><text:span text:style-name="T2">19.7. Esempio: una macro di asserzione<text:s/></text:span></text:a></text:p>
          <text:p text:style-name="P7"><text:a xlink:type="simple" xlink:href="#OrgXref.orgf80549c"><text:span text:style-name="T2">19.8. La direttiva #error<text:s/></text:span></text:a></text:p>
          <text:p text:style-name="P7"><text:a xlink:type="simple" xlink:href="#OrgXref.org5b9696d"><text:span text:style-name="T2">19.9. La Direttiva #embed<text:s/></text:span></text:a></text:p>
          <text:p text:style-name="P8"><text:a xlink:type="simple" xlink:href="#org881b45a"><text:span text:style-name="T2">19.9.1. Parametri #embed<text:s/></text:span></text:a></text:p>
          <text:p text:style-name="P8"><text:a xlink:type="simple" xlink:href="#OrgXref.org8ccc67e"><text:span text:style-name="T2">19.9.2. Il parametro limit()<text:s/></text:span></text:a></text:p>
          <text:p text:style-name="P8"><text:a xlink:type="simple" xlink:href="#OrgXref.org9c23fae"><text:span text:style-name="T2">19.9.3. Il parametro if_empty<text:s/></text:span></text:a></text:p>
          <text:p text:style-name="P8"><text:a xlink:type="simple" xlink:href="#org08d4762"><text:span text:style-name="T2">19.9.4. I parametri prefix() e suffix()<text:s/></text:span></text:a></text:p>
          <text:p text:style-name="P8"><text:a xlink:type="simple" xlink:href="#OrgXref.org1dcee25"><text:span text:style-name="T2">19.9.5. L'identificatore __has_embed()<text:s/></text:span></text:a></text:p>
          <text:p text:style-name="P8"><text:a xlink:type="simple" xlink:href="#OrgXref.org605c5ae"><text:span text:style-name="T2">19.9.6. Altri parametri<text:s/></text:span></text:a></text:p>
          <text:p text:style-name="P8"><text:a xlink:type="simple" xlink:href="#OrgXref.org23ea5f7"><text:span text:style-name="T2">19.9.7. Incorporamento di valori multibyte<text:s/></text:span></text:a></text:p>
          <text:p text:style-name="P7"><text:a xlink:type="simple" xlink:href="#orgda00205"><text:span text:style-name="T2">19.10. La Direttiva #pragma<text:s/></text:span></text:a></text:p>
          <text:p text:style-name="P8"><text:a xlink:type="simple" xlink:href="#org0bc0759"><text:span text:style-name="T2">19.10.1. Pragma non standard<text:s/></text:span></text:a></text:p>
          <text:p text:style-name="P8"><text:a xlink:type="simple" xlink:href="#OrgXref.org7ab20a9"><text:span text:style-name="T2">19.10.2. Pragma standard<text:s/></text:span></text:a></text:p>
          <text:p text:style-name="P8"><text:a xlink:type="simple" xlink:href="#orgc2946cb"><text:span text:style-name="T2">19.10.3. Operatore _Pragma<text:s/></text:span></text:a></text:p>
          <text:p text:style-name="P7"><text:a xlink:type="simple" xlink:href="#OrgXref.org31be48b"><text:span text:style-name="T2">19.11. The #line Directive<text:s/></text:span></text:a></text:p>
          <text:p text:style-name="P7"><text:a xlink:type="simple" xlink:href="#OrgXref.org2d02f70"><text:span text:style-name="T2">19.12. La direttiva Null<text:s/></text:span></text:a></text:p>
          <text:p text:style-name="P6"><text:a xlink:type="simple" xlink:href="#OrgXref.org578a635"><text:span text:style-name="T2">20. struct II: Più divertimento con struct<text:s/></text:span></text:a></text:p>
          <text:p text:style-name="P7"><text:a xlink:type="simple" xlink:href="#OrgXref.org29a6325"><text:span text:style-name="T2">20.1. Inizializzatori di structs nidificati e array<text:s/></text:span></text:a></text:p>
          <text:p text:style-name="P7"><text:a xlink:type="simple" xlink:href="#OrgXref.orgc77726d"><text:span text:style-name="T2">20.2. struct anonimo<text:s/></text:span></text:a></text:p>
          <text:p text:style-name="P7"><text:a xlink:type="simple" xlink:href="#orgeb3f96d"><text:span text:style-name="T2">20.3. Autoreferenziale struct<text:s/></text:span></text:a></text:p>
          <text:p text:style-name="P7"><text:a xlink:type="simple" xlink:href="#OrgXref.orgdae3d83"><text:span text:style-name="T2">20.4. Membri dell'array flessibile<text:s/></text:span></text:a></text:p>
          <text:p text:style-name="P7"><text:a xlink:type="simple" xlink:href="#org0b7ea70"><text:span text:style-name="T2">20.5. Byte di riempimento<text:s/></text:span></text:a></text:p>
          <text:p text:style-name="P7"><text:a xlink:type="simple" xlink:href="#OrgXref.org14a438a"><text:span text:style-name="T2">20.6. offsetof<text:s/></text:span></text:a></text:p>
          <text:p text:style-name="P7"><text:a xlink:type="simple" xlink:href="#OrgXref.org4c6fed1"><text:span text:style-name="T2">20.7. OOP falso<text:s/></text:span></text:a></text:p>
          <text:p text:style-name="P7"><text:a xlink:type="simple" xlink:href="#OrgXref.org0e56b21"><text:span text:style-name="T2">20.8. Campi di bit<text:s/></text:span></text:a></text:p>
          <text:p text:style-name="P8"><text:a xlink:type="simple" xlink:href="#orgb228813"><text:span text:style-name="T2">20.8.1. Campi bit non adiacenti<text:s/></text:span></text:a></text:p>
          <text:p text:style-name="P8"><text:a xlink:type="simple" xlink:href="#OrgXref.orgb8ddaf5"><text:span text:style-name="T2">20.8.2. Signed o Unsigned int<text:s/></text:span></text:a></text:p>
          <text:p text:style-name="P8"><text:a xlink:type="simple" xlink:href="#OrgXref.orge699dc8"><text:span text:style-name="T2">20.8.3. Campi bit senza nome<text:s/></text:span></text:a></text:p>
          <text:p text:style-name="P8"><text:a xlink:type="simple" xlink:href="#org80f20e4"><text:span text:style-name="T2">20.8.4. Campi bit senza nome di larghezza zero<text:s/></text:span></text:a></text:p>
          <text:p text:style-name="P7"><text:a xlink:type="simple" xlink:href="#OrgXref.org36e5ca9"><text:span text:style-name="T2">20.9. Unions<text:s/></text:span></text:a></text:p>
          <text:p text:style-name="P8"><text:a xlink:type="simple" xlink:href="#OrgXref.org9bd195a"><text:span text:style-name="T2">20.9.1. Unions and Type Punning<text:s/></text:span></text:a></text:p>
          <text:p text:style-name="P8"><text:a xlink:type="simple" xlink:href="#OrgXref.orgf033d52"><text:span text:style-name="T2">20.9.2. Puntatori a union<text:s/></text:span></text:a></text:p>
          <text:p text:style-name="P8"><text:a xlink:type="simple" xlink:href="#org93ef4aa"><text:span text:style-name="T2">20.9.3. Sequenze iniziali comuni nelle unioni<text:s/></text:span></text:a></text:p>
          <text:p text:style-name="P7"><text:a xlink:type="simple" xlink:href="#OrgXref.org5bd1b5f"><text:span text:style-name="T2">20.10. Union e Struct Senza nome<text:s/></text:span></text:a></text:p>
          <text:p text:style-name="P7"><text:a xlink:type="simple" xlink:href="#org6ff29fc"><text:span text:style-name="T2">20.11. Passare e ritornare struct e union<text:s/></text:span></text:a></text:p>
          <text:p text:style-name="P6"><text:a xlink:type="simple" xlink:href="#OrgXref.org61c96a0"><text:span text:style-name="T2">21. Caratteri e stringhe II<text:s/></text:span></text:a></text:p>
          <text:p text:style-name="P7"><text:a xlink:type="simple" xlink:href="#orgf3aa54a"><text:span text:style-name="T2">21.1. Sequenze di uscita<text:s/></text:span></text:a></text:p>
          <text:p text:style-name="P8"><text:a xlink:type="simple" xlink:href="#OrgXref.orga12d08c"><text:span text:style-name="T2">21.1.1. Fughe utilizzati di frequente<text:s/></text:span></text:a></text:p>
          <text:p text:style-name="P8"><text:a xlink:type="simple" xlink:href="#OrgXref.org5de0f09"><text:span text:style-name="T2">21.1.2. Uscite usate raramente<text:s/></text:span></text:a></text:p>
          <text:p text:style-name="P8"><text:a xlink:type="simple" xlink:href="#OrgXref.org8d05d8b"><text:span text:style-name="T2">21.1.3. Uscite numeriche<text:s/></text:span></text:a></text:p>
          <text:p text:style-name="P6"><text:a xlink:type="simple" xlink:href="#org15bb12a"><text:span text:style-name="T2">22. Tipi enumerati: enum<text:s/></text:span></text:a></text:p>
          <text:p text:style-name="P7"><text:a xlink:type="simple" xlink:href="#OrgXref.org7fc2c8d"><text:span text:style-name="T2">22.1. Comportamento di enum<text:s/></text:span></text:a></text:p>
          <text:p text:style-name="P8"><text:a xlink:type="simple" xlink:href="#OrgXref.org618fbf8"><text:span text:style-name="T2">22.1.1. Numerazione<text:s/></text:span></text:a></text:p>
          <text:p text:style-name="P8"><text:a xlink:type="simple" xlink:href="#OrgXref.org1d90793"><text:span text:style-name="T2">22.1.2. Virgole finali<text:s/></text:span></text:a></text:p>
          <text:p text:style-name="P8"><text:a xlink:type="simple" xlink:href="#org333a473"><text:span text:style-name="T2">22.1.3. Ambito<text:s/></text:span></text:a></text:p>
          <text:p text:style-name="P8"><text:a xlink:type="simple" xlink:href="#OrgXref.org26a207a"><text:span text:style-name="T2">22.1.4. Stile<text:s/></text:span></text:a></text:p>
          <text:p text:style-name="P7"><text:a xlink:type="simple" xlink:href="#OrgXref.org05fd38c"><text:span text:style-name="T2">22.2. Il tuo enum è un tipo<text:s/></text:span></text:a></text:p>
          <text:p text:style-name="P6"><text:a xlink:type="simple" xlink:href="#OrgXref.org07c7064"><text:span text:style-name="T2">23. Puntatori III: puntatori a puntatori e altro<text:s/></text:span></text:a></text:p>
          <text:p text:style-name="P7"><text:a xlink:type="simple" xlink:href="#OrgXref.org6205753"><text:span text:style-name="T2">23.1. Puntatori a puntatori<text:s/></text:span></text:a></text:p>
          <text:p text:style-name="P8"><text:a xlink:type="simple" xlink:href="#OrgXref.orgf394b76"><text:span text:style-name="T2">23.1.1. Puntatore a Puntatori e const<text:s/></text:span></text:a></text:p>
          <text:p text:style-name="P7"><text:a xlink:type="simple" xlink:href="#OrgXref.org4d5b9cb"><text:span text:style-name="T2">23.2. Valori multibyte<text:s/></text:span></text:a></text:p>
          <text:p text:style-name="P7"><text:a xlink:type="simple" xlink:href="#OrgXref.orgdb9c05a"><text:span text:style-name="T2">23.3. Il puntatore NULL e lo zero<text:s/></text:span></text:a></text:p>
          <text:p text:style-name="P7"><text:a xlink:type="simple" xlink:href="#OrgXref.org952eec5"><text:span text:style-name="T2">23.4. Puntatori come numeri interi<text:s/></text:span></text:a></text:p>
          <text:p text:style-name="P7"><text:a xlink:type="simple" xlink:href="#OrgXref.org3f870c5"><text:span text:style-name="T2">23.5. Castare puntatori ad altri puntatori<text:s/></text:span></text:a></text:p>
          <text:p text:style-name="P7"><text:a xlink:type="simple" xlink:href="#OrgXref.org9dbf551"><text:span text:style-name="T2">23.6. Differenze di puntatore<text:s/></text:span></text:a></text:p>
          <text:p text:style-name="P7"><text:a xlink:type="simple" xlink:href="#OrgXref.org636c17b"><text:span text:style-name="T2">23.7. Puntatori a funzioni<text:s/></text:span></text:a></text:p>
          <text:p text:style-name="P6"><text:a xlink:type="simple" xlink:href="#OrgXref.orga4c489b"><text:span text:style-name="T2">24. Operazioni bit a bit<text:s/></text:span></text:a></text:p>
          <text:p text:style-name="P7"><text:a xlink:type="simple" xlink:href="#OrgXref.orgc20e990"><text:span text:style-name="T2">24.1. Bit a bit AND, OR, XOR e NOT<text:s/></text:span></text:a></text:p>
          <text:p text:style-name="P7"><text:a xlink:type="simple" xlink:href="#orgd8a595e"><text:span text:style-name="T2">24.2. Spostamento bit a bit<text:s/></text:span></text:a></text:p>
          <text:p text:style-name="P6"><text:a xlink:type="simple" xlink:href="#org7e76d9e"><text:span text:style-name="T2">25. Funzioni variadiche<text:s/></text:span></text:a></text:p>
          <text:p text:style-name="P7"><text:a xlink:type="simple" xlink:href="#org0a8bff5"><text:span text:style-name="T2">25.1. Ellissi nell’ambito delle funzioni<text:s/></text:span></text:a></text:p>
          <text:p text:style-name="P7"><text:a xlink:type="simple" xlink:href="#org80808ad"><text:span text:style-name="T2">25.2. Ottenere gli argomenti aggiuntivi<text:s/></text:span></text:a></text:p>
          <text:p text:style-name="P7"><text:a xlink:type="simple" xlink:href="#org26f3778"><text:span text:style-name="T2">25.3. Funzionalità va_list<text:s/></text:span></text:a></text:p>
          <text:p text:style-name="P7"><text:a xlink:type="simple" xlink:href="#org60257cc"><text:span text:style-name="T2">25.4. Funzioni di libreria che utilizzano va_list<text:s/></text:span></text:a></text:p>
          <text:p text:style-name="P6"><text:a xlink:type="simple" xlink:href="#OrgXref.orgf776bed"><text:span text:style-name="T2">26. Localizzazione e internazionalizzazione<text:s/></text:span></text:a></text:p>
          <text:p text:style-name="P7"><text:a xlink:type="simple" xlink:href="#OrgXref.orga5f6b45"><text:span text:style-name="T2">26.1. Impostazione della localizzazione, rapida e sporca<text:s/></text:span></text:a></text:p>
          <text:p text:style-name="P7"><text:a xlink:type="simple" xlink:href="#OrgXref.org2ab3199"><text:span text:style-name="T2">26.2. Ottenere le impostazioni locali monetarie<text:s/></text:span></text:a></text:p>
          <text:p text:style-name="P8"><text:a xlink:type="simple" xlink:href="#OrgXref.org81d681b"><text:span text:style-name="T2">26.2.1. Raggruppamento di cifre monetarie<text:s/></text:span></text:a></text:p>
          <text:p text:style-name="P8"><text:a xlink:type="simple" xlink:href="#OrgXref.org9e7fe21"><text:span text:style-name="T2">26.2.2. Separatori e posizione dei segni<text:s/></text:span></text:a></text:p>
          <text:p text:style-name="P8"><text:a xlink:type="simple" xlink:href="#OrgXref.org19f2689"><text:span text:style-name="T2">26.2.3. Valori di esempio<text:s/></text:span></text:a></text:p>
          <text:p text:style-name="P7"><text:a xlink:type="simple" xlink:href="#OrgXref.org614bd12"><text:span text:style-name="T2">26.3. Specifiche di localizzazione<text:s/></text:span></text:a></text:p>
          <text:p text:style-name="P6"><text:a xlink:type="simple" xlink:href="#org3065192"><text:span text:style-name="T2">27. Unicode, caratteri estesi e tutto il resto<text:s/></text:span></text:a></text:p>
          <text:p text:style-name="P7"><text:a xlink:type="simple" xlink:href="#OrgXref.org3ccf9f3"><text:span text:style-name="T2">27.1. Cos'è Unicode?<text:s/></text:span></text:a></text:p>
          <text:p text:style-name="P7"><text:a xlink:type="simple" xlink:href="#OrgXref.org5c88660"><text:span text:style-name="T2">27.2. Punti codice<text:s/></text:span></text:a></text:p>
          <text:p text:style-name="P7"><text:a xlink:type="simple" xlink:href="#OrgXref.org7084b3b"><text:span text:style-name="T2">27.3. Encoding<text:s/></text:span></text:a></text:p>
          <text:p text:style-name="P7"><text:a xlink:type="simple" xlink:href="#OrgXref.org5bd221b"><text:span text:style-name="T2">27.4. Set di caratteri di origine ed esecuzione<text:s/></text:span></text:a></text:p>
          <text:p text:style-name="P7"><text:a xlink:type="simple" xlink:href="#OrgXref.org14aa5c9"><text:span text:style-name="T2">27.5. Unicode in C<text:s/></text:span></text:a></text:p>
          <text:p text:style-name="P7"><text:a xlink:type="simple" xlink:href="#OrgXref.org964d80d"><text:span text:style-name="T2">27.6. Una breve nota su UTF-8 Prima di sterzare tra le erbacce<text:s/></text:span></text:a></text:p>
          <text:p text:style-name="P7"><text:a xlink:type="simple" xlink:href="#OrgXref.orgd2f1f27"><text:span text:style-name="T2">27.7. Diversi tipi di caratteri<text:s/></text:span></text:a></text:p>
          <text:p text:style-name="P8"><text:a xlink:type="simple" xlink:href="#org9da9e13"><text:span text:style-name="T2">27.7.1. Caratteri multibyte<text:s/></text:span></text:a></text:p>
          <text:p text:style-name="P8"><text:a xlink:type="simple" xlink:href="#orge2dc00e"><text:span text:style-name="T2">27.7.2. Caratteri estesi<text:s/></text:span></text:a></text:p>
          <text:p text:style-name="P7"><text:a xlink:type="simple" xlink:href="#OrgXref.org3815eec"><text:span text:style-name="T2">27.8. Utilizzo di caratteri estesi e wchart<text:s/></text:span></text:a></text:p>
          <text:p text:style-name="P8"><text:a xlink:type="simple" xlink:href="#OrgXref.org8b28c9e"><text:span text:style-name="T2">27.8.1. Conversioni Multibyte a wchar_t<text:s/></text:span></text:a></text:p>
          <text:p text:style-name="P7"><text:a xlink:type="simple" xlink:href="#OrgXref.org273eed5"><text:span text:style-name="T2">27.9. Funzionalità dei caratteri estesi<text:s/></text:span></text:a></text:p>
          <text:p text:style-name="P8"><text:a xlink:type="simple" xlink:href="#org181b49e"><text:span text:style-name="T2">27.9.1. wint_t<text:s/></text:span></text:a></text:p>
          <text:p text:style-name="P8"><text:a xlink:type="simple" xlink:href="#OrgXref.orgee6aa5e"><text:span text:style-name="T2">27.9.2. I/O Stream Orientation<text:s/></text:span></text:a></text:p>
          <text:p text:style-name="P8"><text:a xlink:type="simple" xlink:href="#OrgXref.org3b55cf8"><text:span text:style-name="T2">27.9.3. I/O Functions<text:s/></text:span></text:a></text:p>
          <text:p text:style-name="P8"><text:a xlink:type="simple" xlink:href="#OrgXref.org34f5a03"><text:span text:style-name="T2">27.9.4. Funzioni di conversione del tipo<text:s/></text:span></text:a></text:p>
          <text:p text:style-name="P8"><text:a xlink:type="simple" xlink:href="#org39509b8"><text:span text:style-name="T2">27.9.5. Funzioni di copia di stringhe e memoria<text:s/></text:span></text:a></text:p>
          <text:p text:style-name="P8"><text:a xlink:type="simple" xlink:href="#OrgXref.orgcb36c3e"><text:span text:style-name="T2">27.9.6. Funzioni di confronto di stringhe e memoria<text:s/></text:span></text:a></text:p>
          <text:p text:style-name="P8"><text:a xlink:type="simple" xlink:href="#OrgXref.org110108e"><text:span text:style-name="T2">27.9.7. String Searching Functions<text:s/></text:span></text:a></text:p>
          <text:p text:style-name="P8"><text:a xlink:type="simple" xlink:href="#OrgXref.orgc57ee50"><text:span text:style-name="T2">27.9.8. Length/Miscellaneous Functions<text:s/></text:span></text:a></text:p>
          <text:p text:style-name="P8"><text:a xlink:type="simple" xlink:href="#OrgXref.orga94cafc"><text:span text:style-name="T2">27.9.9. Funzioni di classificazione dei caratteri<text:s/></text:span></text:a></text:p>
          <text:p text:style-name="P7"><text:a xlink:type="simple" xlink:href="#orgb12ab4e"><text:span text:style-name="T2">27.10. Parse State, Restartable Functions<text:s/></text:span></text:a></text:p>
          <text:p text:style-name="P7"><text:a xlink:type="simple" xlink:href="#OrgXref.orga627600"><text:span text:style-name="T2">27.11. Codifiche Unicode e C<text:s/></text:span></text:a></text:p>
          <text:p text:style-name="P8"><text:a xlink:type="simple" xlink:href="#OrgXref.org47e0c0c"><text:span text:style-name="T2">27.11.1. UTF-8<text:s/></text:span></text:a></text:p>
          <text:p text:style-name="P8"><text:a xlink:type="simple" xlink:href="#org4f7b9a9"><text:span text:style-name="T2">27.11.2. UTF-16, UTF-32, char16_t e char32_t<text:s/></text:span></text:a></text:p>
          <text:p text:style-name="P8"><text:a xlink:type="simple" xlink:href="#org5fe5e29"><text:span text:style-name="T2">27.11.3. Conversioni multibyte<text:s/></text:span></text:a></text:p>
          <text:p text:style-name="P8"><text:a xlink:type="simple" xlink:href="#OrgXref.orgb3e3da5"><text:span text:style-name="T2">27.11.4. Librerie di terze parti<text:s/></text:span></text:a></text:p>
          <text:p text:style-name="P6"><text:a xlink:type="simple" xlink:href="#org1599bb0"><text:span text:style-name="T2">28. Uscita da un programma<text:s/></text:span></text:a></text:p>
          <text:p text:style-name="P7"><text:a xlink:type="simple" xlink:href="#OrgXref.org0ce7e89"><text:span text:style-name="T2">28.1. Uscite normali<text:s/></text:span></text:a></text:p>
          <text:p text:style-name="P8"><text:a xlink:type="simple" xlink:href="#org362963d"><text:span text:style-name="T2">28.1.1. Di ritorno da main()<text:s/></text:span></text:a></text:p>
          <text:p text:style-name="P8"><text:a xlink:type="simple" xlink:href="#OrgXref.orgb2dfd51"><text:span text:style-name="T2">28.1.2. exit()<text:s/></text:span></text:a></text:p>
          <text:p text:style-name="P8"><text:a xlink:type="simple" xlink:href="#OrgXref.orgf478462"><text:span text:style-name="T2">28.1.3. Impostazione dei gestori di uscita con atexit()<text:s/></text:span></text:a></text:p>
          <text:p text:style-name="P7"><text:a xlink:type="simple" xlink:href="#OrgXref.org7a5ed08"><text:span text:style-name="T2">28.2. Esce più velocemente con quick_exit()<text:s/></text:span></text:a></text:p>
          <text:p text:style-name="P7"><text:a xlink:type="simple" xlink:href="#OrgXref.org3111d35"><text:span text:style-name="T2">28.3. Nuke it from Orbit: _Exit()<text:s/></text:span></text:a></text:p>
          <text:p text:style-name="P7"><text:a xlink:type="simple" xlink:href="#OrgXref.orgde1bb86"><text:span text:style-name="T2">28.4. Uscire a volte: assert()<text:s/></text:span></text:a></text:p>
          <text:p text:style-name="P7"><text:a xlink:type="simple" xlink:href="#OrgXref.org677bcaf"><text:span text:style-name="T2">28.5. Uscita anomala: abort()<text:s/></text:span></text:a></text:p>
          <text:p text:style-name="P6"><text:a xlink:type="simple" xlink:href="#OrgXref.org3829859"><text:span text:style-name="T2">29. Gestione del segnale<text:s/></text:span></text:a></text:p>
          <text:p text:style-name="P7"><text:a xlink:type="simple" xlink:href="#OrgXref.orgd262da9"><text:span text:style-name="T2">29.1. Cosa sono i segnali?<text:s/></text:span></text:a></text:p>
          <text:p text:style-name="P7"><text:a xlink:type="simple" xlink:href="#OrgXref.orgc3bc43c"><text:span text:style-name="T2">29.2. Gestire i segnali con signal()<text:s/></text:span></text:a></text:p>
          <text:p text:style-name="P7"><text:a xlink:type="simple" xlink:href="#OrgXref.org657a520"><text:span text:style-name="T2">29.3. Scrittura di gestori di segnali<text:s/></text:span></text:a></text:p>
          <text:p text:style-name="P7"><text:a xlink:type="simple" xlink:href="#OrgXref.org2dfc1d4"><text:span text:style-name="T2">29.4. Cosa possiamo realmente fare?<text:s/></text:span></text:a></text:p>
          <text:p text:style-name="P7"><text:a xlink:type="simple" xlink:href="#OrgXref.org8dc6625"><text:span text:style-name="T2">29.5. Gli amici non lasciano che gli amici signal()<text:s/></text:span></text:a></text:p>
          <text:p text:style-name="P6"><text:a xlink:type="simple" xlink:href="#orgb7c3031"><text:span text:style-name="T2">30. Array a lunghezza variabile (VLA)<text:s/></text:span></text:a></text:p>
          <text:p text:style-name="P7"><text:a xlink:type="simple" xlink:href="#OrgXref.org6a7eaf9"><text:span text:style-name="T2">30.1. Le basi<text:s/></text:span></text:a></text:p>
          <text:p text:style-name="P7"><text:a xlink:type="simple" xlink:href="#OrgXref.orga9ddc0a"><text:span text:style-name="T2">30.2. sizeof e VLA<text:s/></text:span></text:a></text:p>
          <text:p text:style-name="P7"><text:a xlink:type="simple" xlink:href="#OrgXref.orgd98caa8"><text:span text:style-name="T2">30.3. VLA multidimensionali<text:s/></text:span></text:a></text:p>
          <text:p text:style-name="P7"><text:a xlink:type="simple" xlink:href="#OrgXref.orga87a889"><text:span text:style-name="T2">30.4. Passaggio di VLA unidimensionali alle funzioni<text:s/></text:span></text:a></text:p>
          <text:p text:style-name="P7"><text:a xlink:type="simple" xlink:href="#OrgXref.org4a3dc48"><text:span text:style-name="T2">30.5. Passaggio di VLA multidimensionali alle funzioni<text:s/></text:span></text:a></text:p>
          <text:p text:style-name="P8"><text:a xlink:type="simple" xlink:href="#OrgXref.orgad1d7ae"><text:span text:style-name="T2">30.5.1. VLA multidimensionali parziali<text:s/></text:span></text:a></text:p>
          <text:p text:style-name="P7"><text:a xlink:type="simple" xlink:href="#OrgXref.org19adb5e"><text:span text:style-name="T2">30.6. Compatibilità con array regolari<text:s/></text:span></text:a></text:p>
          <text:p text:style-name="P7"><text:a xlink:type="simple" xlink:href="#OrgXref.org9d6a41a"><text:span text:style-name="T2">30.7. typedef e VLA<text:s/></text:span></text:a></text:p>
          <text:p text:style-name="P7"><text:a xlink:type="simple" xlink:href="#org992b58c"><text:span text:style-name="T2">30.8. Saltare le trappole<text:s/></text:span></text:a></text:p>
          <text:p text:style-name="P7"><text:a xlink:type="simple" xlink:href="#OrgXref.orga18c7d1"><text:span text:style-name="T2">30.9. General Issues<text:s/></text:span></text:a></text:p>
          <text:p text:style-name="P6"><text:a xlink:type="simple" xlink:href="#OrgXref.org0c2184f"><text:span text:style-name="T2">31. goto<text:s/></text:span></text:a></text:p>
          <text:p text:style-name="P7"><text:a xlink:type="simple" xlink:href="#OrgXref.org848956d"><text:span text:style-name="T2">31.1. Un semplice esempio<text:s/></text:span></text:a></text:p>
          <text:p text:style-name="P7"><text:a xlink:type="simple" xlink:href="#OrgXref.org690696e"><text:span text:style-name="T2">31.2. continue Etichettato<text:s/></text:span></text:a></text:p>
          <text:p text:style-name="P7"><text:a xlink:type="simple" xlink:href="#OrgXref.org2467554"><text:span text:style-name="T2">31.3. Bailing Out<text:s/></text:span></text:a></text:p>
          <text:p text:style-name="P7"><text:a xlink:type="simple" xlink:href="#OrgXref.orgb2bd664"><text:span text:style-name="T2">31.4. break Etichettato<text:s/></text:span></text:a></text:p>
          <text:p text:style-name="P7"><text:a xlink:type="simple" xlink:href="#OrgXref.orge164c0d"><text:span text:style-name="T2">31.5. Pulizia multilivello<text:s/></text:span></text:a></text:p>
          <text:p text:style-name="P7"><text:a xlink:type="simple" xlink:href="#OrgXref.org94e87fc"><text:span text:style-name="T2">31.6. Tail Call Optimization<text:s/></text:span></text:a></text:p>
          <text:p text:style-name="P7"><text:a xlink:type="simple" xlink:href="#OrgXref.org45e5c78"><text:span text:style-name="T2">31.7. Riavvio delle chiamate di sistema interrotte<text:s/></text:span></text:a></text:p>
          <text:p text:style-name="P7"><text:a xlink:type="simple" xlink:href="#OrgXref.orgc4dc127"><text:span text:style-name="T2">31.8. goto and Thread Preemption<text:s/></text:span></text:a></text:p>
          <text:p text:style-name="P7"><text:a xlink:type="simple" xlink:href="#org5568bd1"><text:span text:style-name="T2">31.9. goto e ambito variabile<text:s/></text:span></text:a></text:p>
          <text:p text:style-name="P7"><text:a xlink:type="simple" xlink:href="#orgddfd1a3"><text:span text:style-name="T2">31.10. goto e array a lunghezza variabile<text:s/></text:span></text:a></text:p>
          <text:p text:style-name="P6"><text:a xlink:type="simple" xlink:href="#org2613851"><text:span text:style-name="T2">32. Tipi Parte V: Letterali composti e selezioni generiche<text:s/></text:span></text:a></text:p>
          <text:p text:style-name="P7"><text:a xlink:type="simple" xlink:href="#org30b28f8"><text:span text:style-name="T2">32.1. Compound Literals<text:s/></text:span></text:a></text:p>
          <text:p text:style-name="P8"><text:a xlink:type="simple" xlink:href="#OrgXref.orgc5b4ed1"><text:span text:style-name="T2">32.1.1. Passaggio di oggetti senza nome alle funzioni<text:s/></text:span></text:a></text:p>
          <text:p text:style-name="P8"><text:a xlink:type="simple" xlink:href="#org4d6a165"><text:span text:style-name="T2">32.1.2. struct Senza nome<text:s/></text:span></text:a></text:p>
          <text:p text:style-name="P8"><text:a xlink:type="simple" xlink:href="#OrgXref.org0f80efd"><text:span text:style-name="T2">32.1.3. Puntatori a oggetti senza nome<text:s/></text:span></text:a></text:p>
          <text:p text:style-name="P8"><text:a xlink:type="simple" xlink:href="#OrgXref.orgdfeb2a3"><text:span text:style-name="T2">32.1.4. Stupido esempio di oggetto senza nome<text:s/></text:span></text:a></text:p>
          <text:p text:style-name="P7"><text:a xlink:type="simple" xlink:href="#OrgXref.orgcf1147f"><text:span text:style-name="T2">32.2. Generic Selections<text:s/></text:span></text:a></text:p>
          <text:p text:style-name="P6"><text:a xlink:type="simple" xlink:href="#OrgXref.org0850f9b"><text:span text:style-name="T2">33. Array Parte II<text:s/></text:span></text:a></text:p>
          <text:p text:style-name="P7"><text:a xlink:type="simple" xlink:href="#OrgXref.org40a2a84"><text:span text:style-name="T2">33.1. Qualificatori di tipo per array negli elenchi di parametri<text:s/></text:span></text:a></text:p>
          <text:p text:style-name="P7"><text:a xlink:type="simple" xlink:href="#OrgXref.orge6ead64"><text:span text:style-name="T2">33.2. static per gli array negli elenchi di parametri<text:s/></text:span></text:a></text:p>
          <text:p text:style-name="P7"><text:a xlink:type="simple" xlink:href="#orge9d1f40"><text:span text:style-name="T2">33.3. Inizializzatori equivalenti<text:s/></text:span></text:a></text:p>
          <text:p text:style-name="P6"><text:a xlink:type="simple" xlink:href="#orgc5fc10d"><text:span text:style-name="T2">34. Salti in lungo con setjmp, longjmp<text:s/></text:span></text:a></text:p>
          <text:p text:style-name="P7"><text:a xlink:type="simple" xlink:href="#OrgXref.org41ac727"><text:span text:style-name="T2">34.1. Utilizzando setjmp e longjmp<text:s/></text:span></text:a></text:p>
          <text:p text:style-name="P7"><text:a xlink:type="simple" xlink:href="#OrgXref.org2bad806"><text:span text:style-name="T2">34.2. Insidie<text:s/></text:span></text:a></text:p>
          <text:p text:style-name="P8"><text:a xlink:type="simple" xlink:href="#OrgXref.org2c90de5"><text:span text:style-name="T2">34.2.1. I valori delle variabili locali<text:s/></text:span></text:a></text:p>
          <text:p text:style-name="P8"><text:a xlink:type="simple" xlink:href="#org4defaa9"><text:span text:style-name="T2">34.2.2. How Much State is Saved?<text:s/></text:span></text:a></text:p>
          <text:p text:style-name="P8"><text:a xlink:type="simple" xlink:href="#OrgXref.orge20b20b"><text:span text:style-name="T2">34.2.3. Non puoi nominare nulla setjmp<text:s/></text:span></text:a></text:p>
          <text:p text:style-name="P8"><text:a xlink:type="simple" xlink:href="#OrgXref.orgf61c806"><text:span text:style-name="T2">34.2.4. Non puoi usare setjmp() in un'espressione più grande<text:s/></text:span></text:a></text:p>
          <text:p text:style-name="P8"><text:a xlink:type="simple" xlink:href="#OrgXref.orgdccdf7a"><text:span text:style-name="T2">34.2.5. Quando non puoi usare longjmp()?<text:s/></text:span></text:a></text:p>
          <text:p text:style-name="P8"><text:a xlink:type="simple" xlink:href="#OrgXref.org62f6266"><text:span text:style-name="T2">34.2.6. Non puoi passare 0 a longjmp()<text:s/></text:span></text:a></text:p>
          <text:p text:style-name="P8"><text:a xlink:type="simple" xlink:href="#OrgXref.org082b819"><text:span text:style-name="T2">34.2.7. longjmp() e array a lunghezza variabile<text:s/></text:span></text:a></text:p>
          <text:p text:style-name="P6"><text:a xlink:type="simple" xlink:href="#OrgXref.org7cdd074"><text:span text:style-name="T2">35. Tipi incompleti<text:s/></text:span></text:a></text:p>
          <text:p text:style-name="P7"><text:a xlink:type="simple" xlink:href="#OrgXref.org0d7b0dd"><text:span text:style-name="T2">35.1. Caso d'uso: strutture autoreferenziali<text:s/></text:span></text:a></text:p>
          <text:p text:style-name="P7"><text:a xlink:type="simple" xlink:href="#OrgXref.orgdf5b638"><text:span text:style-name="T2">35.2. Messaggi di errore di tipo incompleto<text:s/></text:span></text:a></text:p>
          <text:p text:style-name="P7"><text:a xlink:type="simple" xlink:href="#OrgXref.org0bfa74f"><text:span text:style-name="T2">35.3. Altri tipi incompleti<text:s/></text:span></text:a></text:p>
          <text:p text:style-name="P7"><text:a xlink:type="simple" xlink:href="#OrgXref.org24af5b4"><text:span text:style-name="T2">35.4. Caso d'uso: array nei file di intestazione<text:s/></text:span></text:a></text:p>
          <text:p text:style-name="P7"><text:a xlink:type="simple" xlink:href="#orgd3c4f72"><text:span text:style-name="T2">35.5. Completamento di tipi incompleti<text:s/></text:span></text:a></text:p>
          <text:p text:style-name="P6"><text:a xlink:type="simple" xlink:href="#OrgXref.org646f5de"><text:span text:style-name="T2">36. Numeri complessi<text:s/></text:span></text:a></text:p>
          <text:p text:style-name="P7"><text:a xlink:type="simple" xlink:href="#OrgXref.org5e38fc4"><text:span text:style-name="T2">36.1. Tipi complessi<text:s/></text:span></text:a></text:p>
          <text:p text:style-name="P7"><text:a xlink:type="simple" xlink:href="#OrgXref.org2154bc8"><text:span text:style-name="T2">36.2. Assegnazione di numeri complessi<text:s/></text:span></text:a></text:p>
          <text:p text:style-name="P7"><text:a xlink:type="simple" xlink:href="#orgc55af2d"><text:span text:style-name="T2">36.3. Costruire, decostruire e stampare<text:s/></text:span></text:a></text:p>
          <text:p text:style-name="P7"><text:a xlink:type="simple" xlink:href="#OrgXref.org4b20bb0"><text:span text:style-name="T2">36.4. Aritmetica complessa e confronti<text:s/></text:span></text:a></text:p>
          <text:p text:style-name="P7"><text:a xlink:type="simple" xlink:href="#OrgXref.org162d2f4"><text:span text:style-name="T2">36.5. Matematica complessa<text:s/></text:span></text:a></text:p>
          <text:p text:style-name="P8"><text:a xlink:type="simple" xlink:href="#OrgXref.orge5cb37a"><text:span text:style-name="T2">36.5.1. Funzioni trigonometriche<text:s/></text:span></text:a></text:p>
          <text:p text:style-name="P8"><text:a xlink:type="simple" xlink:href="#OrgXref.orgd0cf969"><text:span text:style-name="T2">36.5.2. Funzioni esponenziali e logaritmiche<text:s/></text:span></text:a></text:p>
          <text:p text:style-name="P8"><text:a xlink:type="simple" xlink:href="#OrgXref.org72630f1"><text:span text:style-name="T2">36.5.3. Power and Absolute Value Functions<text:s/></text:span></text:a></text:p>
          <text:p text:style-name="P8"><text:a xlink:type="simple" xlink:href="#org3d73afa"><text:span text:style-name="T2">36.5.4. Funzioni di manipolazione<text:s/></text:span></text:a></text:p>
          <text:p text:style-name="P6"><text:a xlink:type="simple" xlink:href="#OrgXref.orgc9f0dda"><text:span text:style-name="T2">37. Tipi interi a larghezza fissa<text:s/></text:span></text:a></text:p>
          <text:p text:style-name="P7"><text:a xlink:type="simple" xlink:href="#OrgXref.org14c5959"><text:span text:style-name="T2">37.1. I tipi a dimensione di bit<text:s/></text:span></text:a></text:p>
          <text:p text:style-name="P7"><text:a xlink:type="simple" xlink:href="#OrgXref.org095c1c5"><text:span text:style-name="T2">37.2. Tipo di dimensione intera massima<text:s/></text:span></text:a></text:p>
          <text:p text:style-name="P7"><text:a xlink:type="simple" xlink:href="#OrgXref.org0fbc5f0"><text:span text:style-name="T2">37.3. Utilizzo di costanti di dimensione fissa<text:s/></text:span></text:a></text:p>
          <text:p text:style-name="P7"><text:a xlink:type="simple" xlink:href="#org8236df7"><text:span text:style-name="T2">37.4. Limits of Fixed Size Integers<text:s/></text:span></text:a></text:p>
          <text:p text:style-name="P7"><text:a xlink:type="simple" xlink:href="#OrgXref.org0b2f825"><text:span text:style-name="T2">37.5. Specificatori di formato<text:s/></text:span></text:a></text:p>
          <text:p text:style-name="P6"><text:a xlink:type="simple" xlink:href="#OrgXref.orgd09c7d5"><text:span text:style-name="T2">38. Funzionalità di data e ora<text:s/></text:span></text:a></text:p>
          <text:p text:style-name="P7"><text:a xlink:type="simple" xlink:href="#OrgXref.org1d33f2b"><text:span text:style-name="T2">38.1. Terminologia e informazioni rapide<text:s/></text:span></text:a></text:p>
          <text:p text:style-name="P7"><text:a xlink:type="simple" xlink:href="#OrgXref.orgf034513"><text:span text:style-name="T2">38.2. Tipi di data<text:s/></text:span></text:a></text:p>
          <text:p text:style-name="P7"><text:a xlink:type="simple" xlink:href="#OrgXref.org8fd6061"><text:span text:style-name="T2">38.3. Inizializzazione e conversione tra tipi<text:s/></text:span></text:a></text:p>
          <text:p text:style-name="P8"><text:a xlink:type="simple" xlink:href="#OrgXref.org2f7f2e0"><text:span text:style-name="T2">38.3.1. Conversione di time_t in struct tm<text:s/></text:span></text:a></text:p>
          <text:p text:style-name="P8"><text:a xlink:type="simple" xlink:href="#OrgXref.org179a7a1"><text:span text:style-name="T2">38.3.2. Convertire struct tm in time_t<text:s/></text:span></text:a></text:p>
          <text:p text:style-name="P7"><text:a xlink:type="simple" xlink:href="#OrgXref.org9edc911"><text:span text:style-name="T2">38.4. Output della data formattata<text:s/></text:span></text:a></text:p>
          <text:p text:style-name="P7"><text:a xlink:type="simple" xlink:href="#org6341dab"><text:span text:style-name="T2">38.5. Più risoluzione con timespec_get()<text:s/></text:span></text:a></text:p>
          <text:p text:style-name="P7"><text:a xlink:type="simple" xlink:href="#OrgXref.orgbcd731a"><text:span text:style-name="T2">38.6. Differenze tra i tempi<text:s/></text:span></text:a></text:p>
          <text:p text:style-name="P6"><text:a xlink:type="simple" xlink:href="#OrgXref.orgdc99387"><text:span text:style-name="T2">39. Multithreading<text:s/></text:span></text:a></text:p>
          <text:p text:style-name="P7"><text:a xlink:type="simple" xlink:href="#OrgXref.orga93e9b3"><text:span text:style-name="T2">39.1. Background<text:s/></text:span></text:a></text:p>
          <text:p text:style-name="P7"><text:a xlink:type="simple" xlink:href="#orge46201a"><text:span text:style-name="T2">39.2. Cose che puoi fare<text:s/></text:span></text:a></text:p>
          <text:p text:style-name="P7"><text:a xlink:type="simple" xlink:href="#OrgXref.orgd042327"><text:span text:style-name="T2">39.3. Gare di dati e libreria standard<text:s/></text:span></text:a></text:p>
          <text:p text:style-name="P7"><text:a xlink:type="simple" xlink:href="#OrgXref.orgb4d1e75"><text:span text:style-name="T2">39.4. Creazione e attesa di thread<text:s/></text:span></text:a></text:p>
          <text:p text:style-name="P7"><text:a xlink:type="simple" xlink:href="#OrgXref.orgeb82fb8"><text:span text:style-name="T2">39.5. Distacco dei Threads<text:s/></text:span></text:a></text:p>
          <text:p text:style-name="P7"><text:a xlink:type="simple" xlink:href="#orge6ca81e"><text:span text:style-name="T2">39.6. Thread Dati locali<text:s/></text:span></text:a></text:p>
          <text:p text:style-name="P8"><text:a xlink:type="simple" xlink:href="#OrgXref.org2fd1183"><text:span text:style-name="T2">39.6.1. Classe di archiviazione _Thread_local<text:s/></text:span></text:a></text:p>
          <text:p text:style-name="P8"><text:a xlink:type="simple" xlink:href="#OrgXref.orgb2c8f26"><text:span text:style-name="T2">39.6.2. Un'altra opzione: Archiviazione specifica del thread<text:s/></text:span></text:a></text:p>
          <text:p text:style-name="P7"><text:a xlink:type="simple" xlink:href="#org2a82eb9"><text:span text:style-name="T2">39.7. Mutexes<text:s/></text:span></text:a></text:p>
          <text:p text:style-name="P8"><text:a xlink:type="simple" xlink:href="#OrgXref.org38a6c92"><text:span text:style-name="T2">39.7.1. Diversi tipi di mutex<text:s/></text:span></text:a></text:p>
          <text:p text:style-name="P7"><text:a xlink:type="simple" xlink:href="#OrgXref.orga5199e0"><text:span text:style-name="T2">39.8. Variabili di condizione<text:s/></text:span></text:a></text:p>
          <text:p text:style-name="P8"><text:a xlink:type="simple" xlink:href="#OrgXref.org64d5e18"><text:span text:style-name="T2">39.8.1. Timed Condition Wait<text:s/></text:span></text:a></text:p>
          <text:p text:style-name="P8"><text:a xlink:type="simple" xlink:href="#OrgXref.org6c29b81"><text:span text:style-name="T2">39.8.2. Broadcast: Riattiva tutti i thread in attesa<text:s/></text:span></text:a></text:p>
          <text:p text:style-name="P7"><text:a xlink:type="simple" xlink:href="#OrgXref.org6c11e00"><text:span text:style-name="T2">39.9. Esecuzione di una funzione una volta<text:s/></text:span></text:a></text:p>
          <text:p text:style-name="P6"><text:a xlink:type="simple" xlink:href="#OrgXref.orgba56b85"><text:span text:style-name="T2">40. Atomici<text:s/></text:span></text:a></text:p>
          <text:p text:style-name="P7"><text:a xlink:type="simple" xlink:href="#OrgXref.org76deedc"><text:span text:style-name="T2">40.1. Test per il supporto atomico<text:s/></text:span></text:a></text:p>
          <text:p text:style-name="P7"><text:a xlink:type="simple" xlink:href="#org4d40fc3"><text:span text:style-name="T2">40.2. Variabili atomiche<text:s/></text:span></text:a></text:p>
          <text:p text:style-name="P7"><text:a xlink:type="simple" xlink:href="#OrgXref.orgc5f107f"><text:span text:style-name="T2">40.3. Sincronizzazione<text:s/></text:span></text:a></text:p>
          <text:p text:style-name="P7"><text:a xlink:type="simple" xlink:href="#org2513db6"><text:span text:style-name="T2">40.4. Acquisisci e rilascia<text:s/></text:span></text:a></text:p>
          <text:p text:style-name="P7"><text:a xlink:type="simple" xlink:href="#OrgXref.orgee2f801"><text:span text:style-name="T2">40.5. Coerenza sequenziale<text:s/></text:span></text:a></text:p>
          <text:p text:style-name="P7"><text:a xlink:type="simple" xlink:href="#OrgXref.org6eb06d5"><text:span text:style-name="T2">40.6. Assegnazioni e operatori atomici<text:s/></text:span></text:a></text:p>
          <text:p text:style-name="P7"><text:a xlink:type="simple" xlink:href="#OrgXref.org79f3298"><text:span text:style-name="T2">40.7. Funzioni di libreria che si sincronizzano automaticamente<text:s/></text:span></text:a></text:p>
          <text:p text:style-name="P7"><text:a xlink:type="simple" xlink:href="#OrgXref.org5a9dbde"><text:span text:style-name="T2">40.8. Identificatore di tipo atomico, qualificatore<text:s/></text:span></text:a></text:p>
          <text:p text:style-name="P7"><text:a xlink:type="simple" xlink:href="#OrgXref.org728e683"><text:span text:style-name="T2">40.9. Variabili atomiche prive di lock<text:s/></text:span></text:a></text:p>
          <text:p text:style-name="P8"><text:a xlink:type="simple" xlink:href="#org6676f8a"><text:span text:style-name="T2">40.9.1. Gestori di segnale e atomi senza lock<text:s/></text:span></text:a></text:p>
          <text:p text:style-name="P7"><text:a xlink:type="simple" xlink:href="#orgb11c86c"><text:span text:style-name="T2">40.10. Bandiere atomiche<text:s/></text:span></text:a></text:p>
          <text:p text:style-name="P7"><text:a xlink:type="simple" xlink:href="#orge346b0b"><text:span text:style-name="T2">40.11. struct e union Atomiche<text:s/></text:span></text:a></text:p>
          <text:p text:style-name="P7"><text:a xlink:type="simple" xlink:href="#orgc1c0c33"><text:span text:style-name="T2">40.12. Puntatori atomici<text:s/></text:span></text:a></text:p>
          <text:p text:style-name="P7"><text:a xlink:type="simple" xlink:href="#org4a3b863"><text:span text:style-name="T2">40.13. Ordine della memoria<text:s/></text:span></text:a></text:p>
          <text:p text:style-name="P8"><text:a xlink:type="simple" xlink:href="#OrgXref.org38d0e13"><text:span text:style-name="T2">40.13.1. Coerenza sequenziale<text:s/></text:span></text:a></text:p>
          <text:p text:style-name="P8"><text:a xlink:type="simple" xlink:href="#OrgXref.org4eb0a1b"><text:span text:style-name="T2">40.13.2. Acquisire<text:s/></text:span></text:a></text:p>
          <text:p text:style-name="P8"><text:a xlink:type="simple" xlink:href="#OrgXref.orgb7b92db"><text:span text:style-name="T2">40.13.3. Rilascio<text:s/></text:span></text:a></text:p>
          <text:p text:style-name="P8"><text:a xlink:type="simple" xlink:href="#OrgXref.orgb929a92"><text:span text:style-name="T2">40.13.4. Consuma<text:s/></text:span></text:a></text:p>
          <text:p text:style-name="P8"><text:a xlink:type="simple" xlink:href="#OrgXref.orgb129d2c"><text:span text:style-name="T2">40.13.5. Acquire/Release<text:s/></text:span></text:a></text:p>
          <text:p text:style-name="P8"><text:a xlink:type="simple" xlink:href="#org269464e"><text:span text:style-name="T2">40.13.6. Relaxed<text:s/></text:span></text:a></text:p>
          <text:p text:style-name="P7"><text:a xlink:type="simple" xlink:href="#org005f5c5"><text:span text:style-name="T2">40.14. Recinzioni<text:s/></text:span></text:a></text:p>
          <text:p text:style-name="P7"><text:a xlink:type="simple" xlink:href="#OrgXref.org973c894"><text:span text:style-name="T2">40.15. Referenze<text:s/></text:span></text:a></text:p>
          <text:p text:style-name="P6"><text:a xlink:type="simple" xlink:href="#OrgXref.org7065827"><text:span text:style-name="T2">41. Specificatori di funzioni, Specificatori/Operatori di allineamento<text:s/></text:span></text:a></text:p>
          <text:p text:style-name="P7"><text:a xlink:type="simple" xlink:href="#orgcd855f6"><text:span text:style-name="T2">41.1. Specificatori di funzioni<text:s/></text:span></text:a></text:p>
          <text:p text:style-name="P8"><text:a xlink:type="simple" xlink:href="#OrgXref.org766e6a8"><text:span text:style-name="T2">41.1.1. inline per la velocità:Forse<text:s/></text:span></text:a></text:p>
          <text:p text:style-name="P8"><text:a xlink:type="simple" xlink:href="#OrgXref.org464eac0"><text:span text:style-name="T2">41.1.2. noreturn e _Noreturn<text:s/></text:span></text:a></text:p>
          <text:p text:style-name="P7"><text:a xlink:type="simple" xlink:href="#org3f7eb5e"><text:span text:style-name="T2">41.2. Specificatori e operatori di allineamento<text:s/></text:span></text:a></text:p>
          <text:p text:style-name="P8"><text:a xlink:type="simple" xlink:href="#OrgXref.org9f7610d"><text:span text:style-name="T2">41.2.1. alignas e _Alignas<text:s/></text:span></text:a></text:p>
          <text:p text:style-name="P8"><text:a xlink:type="simple" xlink:href="#OrgXref.org0e14a09"><text:span text:style-name="T2">41.2.2. alignof e _Alignof<text:s/></text:span></text:a></text:p>
          <text:p text:style-name="P7"><text:a xlink:type="simple" xlink:href="#OrgXref.org2e6205f"><text:span text:style-name="T2">41.3. Funzione memalignment()<text:s/></text:span></text:a></text:p>
        </text:index-body>
      </text:table-of-content>
      <text:h text:outline-level="1" text:style-name="P9"><text:bookmark-start text:name="OrgXref.orgb319a42"/><text:bookmark text:name="orgb319a42"/>Prefazione<text:s/><text:bookmark-end text:name="OrgXref.orgb319a42"/></text:h>
      <text:p text:style-name="P10">Traduzione a cura di Giovanni Mu.</text:p>
      <text:p text:style-name="P10"/>
      <text:p text:style-name="P10">Se siete affiliati all’Università degli Studi di</text:p>
      <text:p text:style-name="P10">Firenze, vi invitiamo a considerare l’utilizzo di</text:p>
      <text:p text:style-name="P10">un altro testo. Riteniamo che i fondi destinati a</text:p>
      <text:p text:style-name="P10">tale istituzione, in particolare al Dipartimento</text:p>
      <text:p text:style-name="P10">di Matematica Ulisse Dini, siano sprecati.</text:p>
      <text:p text:style-name="P11"><text:span text:style-name="Emphasis1">C non è un linguaggio di grandi dimensioni e non è ben offerto da un libro grande.</text:span></text:p>
      <text:p text:style-name="P11">–Brian W. Kernighan, Dennis M. Ritchie</text:p>
      <text:p text:style-name="P10">Basta perderci in chiacchiere gente, passiamo direttamente al codice C:</text:p>
      <text:p text:style-name="P12">E((ck?main((z?(stat(M,&amp;t)?P+=a+'{'?0:3:</text:p>
      <text:p text:style-name="P12">execv(M,k),a=G,i=P,y=G&amp;255,</text:p>
      <text:p text:style-name="P13">sprintf(Q,y/'@'-3?A(*L(V(%d+%d)+%d,0)</text:p>
      <text:p text:style-name="P10">E vissero felici e contenti. Fine. Questo cos'è? C'è qualcosa che non è ancora chiaro sul linguaggio di programmazione C?</text:p>
      <text:p text:style-name="P10">Beh, ad essere sincero non sono nemmeno sicuro di cosa faccia il codice sopra. È un frammento di uno dei contributi dell'International Obfuscated C Code Contest<text:note text:note-class="footnote"><text:note-citation>1</text:note-citation><text:note-body><text:p text:style-name="P14"><text:a xlink:type="simple" xlink:href="https://www.ioccc.org/"><text:span text:style-name="T3">https://www.ioccc.org/</text:span></text:a></text:p></text:note-body></text:note><text:s/>del 2001, una fantastica competizione in cui i partecipanti tentano di scrivere il codice C più illeggibile possibile, con risultati spesso sorprendenti.</text:p>
      <text:p text:style-name="P10">La brutta notizia è che se sei un principiante in tutta questa faccenda, tutto il codice C che vedi probabilmente sembra offuscato! La buona notizia è che non sarà così per molto.</text:p>
      <text:p text:style-name="P10">Ciò che cercheremo di fare nel corso di questa guida è condurti dalla completa e assoluta confusione perduta a quel tipo di illuminazione che può essere ottenuta solo attraverso la pura programmazione in C. Proprio così.</text:p>
      <text:p text:style-name="P10">In passato il C era un linguaggio più semplice. Un gran numero di caratteristiche contenute in questo libro e<text:s/><text:span text:style-name="Emphasis1">molte</text:span><text:s/>delle caratteristiche del Libro di Referenza non esistevano quando K&amp;R scrisse la famosa seconda edizione del loro libro nel 1988. Ciononostante, il linguaggio rimane piccolo nel complesso e io spero qui di presentarvelo in un modo che parta da un nucleo semplice e si sviluppi verso l'esterno.</text:p>
      <text:p text:style-name="P10">E questa è la mia scusa per scrivere un libro così esilarante per un linguaggio così piccolo e conciso.</text:p>
      <text:h text:outline-level="2" text:style-name="P15"><text:bookmark text:name="org4817293"/><text:bookmark-start text:name="OrgXref.org4817293"/>Pubblico<text:s/><text:bookmark-end text:name="OrgXref.org4817293"/></text:h>
      <text:p text:style-name="P10">Questa guida presuppone che tu abbia già acquisito alcune conoscenze di programmazione da un altro linguaggio, come Python<text:note text:note-class="footnote"><text:note-citation>2</text:note-citation><text:note-body><text:p text:style-name="P14"><text:a xlink:type="simple" xlink:href="https://en.wikipedia.org/wiki/Python_(linguaggio_di_programmazione)"><text:span text:style-name="T3">https://en.wikipedia.org/wiki/Python_(linguaggio_di_programmazione)</text:span></text:a></text:p></text:note-body></text:note>, JavaScript<text:note text:note-class="footnote"><text:note-citation>3</text:note-citation><text:note-body><text:p text:style-name="P14"><text:a xlink:type="simple" xlink:href="https://en.wikipedia.org/wiki/JavaScript"><text:span text:style-name="T3">https://en.wikipedia.org/wiki/JavaScript</text:span></text:a></text:p></text:note-body></text:note>, Java<text:note text:note-class="footnote"><text:note-citation>4</text:note-citation><text:note-body><text:p text:style-name="P14"><text:a xlink:type="simple" xlink:href="https://en.wikipedia.org/wiki/Java_(linguaggio_di_programmazione)"><text:span text:style-name="T3">https://en.wikipedia.org/wiki/Java_(linguaggio_di_programmazione)</text:span></text:a></text:p></text:note-body></text:note>, Rust<text:note text:note-class="footnote"><text:note-citation>5</text:note-citation><text:note-body><text:p text:style-name="P14"><text:a xlink:type="simple" xlink:href="https://en.wikipedia.org/wiki/Rust_(linguaggio_di_programmazione)"><text:span text:style-name="T3">https://en.wikipedia.org/wiki/Rust_(linguaggio_di_programmazione)</text:span></text:a></text:p></text:note-body></text:note>, Go<text:note text:note-class="footnote"><text:note-citation>6</text:note-citation><text:note-body><text:p text:style-name="P14"><text:a xlink:type="simple" xlink:href="https://en.wikipedia.org/wiki/Go_(linguaggio_di_programmazione)"><text:span text:style-name="T3">https://en.wikipedia.org/wiki/Go_(linguaggio_di_programmazione)</text:span></text:a></text:p></text:note-body></text:note>, Swift<text:note text:note-class="footnote"><text:note-citation>7</text:note-citation><text:note-body><text:p text:style-name="P14"><text:a xlink:type="simple" xlink:href="https://en.wikipedia.org/wiki/Swift_(linguaggio_di_programmazione)"><text:span text:style-name="T3">https://en.wikipedia.org/wiki/Swift_(linguaggio_di_programmazione)</text:span></text:a></text:p></text:note-body></text:note>, ecc. (Gli sviluppatori Objective-C<text:note text:note-class="footnote"><text:note-citation>8</text:note-citation><text:note-body><text:p text:style-name="P14"><text:a xlink:type="simple" xlink:href="https://en.wikipedia.org/wiki/Objective-C"><text:span text:style-name="T3">https://en.wikipedia.org/wiki/Objective-C</text:span></text:a></text:p></text:note-body></text:note><text:s/>si divertiranno particolarmente!)</text:p>
      <text:p text:style-name="P10">Daremo per scontato che tu sappia cosa sono le variabili, cosa fanno i cicli, come funzionano le funzioni e così via.</text:p>
      <text:p text:style-name="P10">E se per qualsiasi motivo non è così la cosa migliore che posso sperare di offrirti è un intrattenimento onesto per il tuo piacere di leggere. L'unica cosa che posso ragionevolmente promettere è che questa guida non finirà con un finale in sospeso…<text:s/><text:span text:style-name="Emphasis1">o sì</text:span>?</text:p>
      <text:h text:outline-level="2" text:style-name="P15"><text:bookmark text:name="org6e00206"/><text:bookmark-start text:name="OrgXref.org6e00206"/>Come leggere questo libro<text:s/><text:bookmark-end text:name="OrgXref.org6e00206"/></text:h>
      <text:p text:style-name="P10">La guida è divisa in due volumi, e questo è il primo: il volume tutorial!</text:p>
      <text:p text:style-name="P10">Il secondo volume è libro di referenze<text:note text:note-class="footnote"><text:note-citation>9</text:note-citation><text:note-body><text:p text:style-name="P14"><text:a xlink:type="simple" xlink:href="https://beej.us/guide/bgclr/"><text:span text:style-name="T3">https://beej.us/guide/bgclr/</text:span></text:a></text:p></text:note-body></text:note>, ed è molto più un riferimento che un tutorial. Se sei nuovo, segui la parte del tutorial in ordine, in generale. Più sali nei capitoli, meno importante è andare in ordine.</text:p>
      <text:p text:style-name="P10">E indipendentemente dal tuo livello di abilità, la parte di riferimento è lì con esempi completi delle chiamate alle funzioni della libreria standard per aiutarti a rinfrescare la memoria quando necessario. È buono da leggere davanti a una ciotola di cereali o in un altro momento.</text:p>
      <text:p text:style-name="P10">Infine, dando un'occhiata all'indice (se stai leggendo la versione stampata), le voci della sezione di riferimento sono in corsivo.</text:p>
      <text:h text:outline-level="2" text:style-name="P15"><text:bookmark text:name="orgc93bc08"/><text:bookmark-start text:name="OrgXref.orgc93bc08"/>Piattaforma e compilatore<text:s/><text:bookmark-end text:name="OrgXref.orgc93bc08"/></text:h>
      <text:p text:style-name="P10">Cercherò di attenermi allo standard ISO Plain vecchio stile C<text:note text:note-class="footnote"><text:note-citation>10</text:note-citation><text:note-body><text:p text:style-name="P14"><text:a xlink:type="simple" xlink:href="https://en.wikipedia.org/wiki/ANSI_C"><text:span text:style-name="T3">https://en.wikipedia.org/wiki/ANSI_C</text:span></text:a></text:p></text:note-body></text:note>. Beh, per la maggior parte. Qua e là potrei impazzire e iniziare a parlare di POSIX<text:note text:note-class="footnote"><text:note-citation>11</text:note-citation><text:note-body><text:p text:style-name="P14"><text:a xlink:type="simple" xlink:href="https://en.wikipedia.org/wiki/POSIX"><text:span text:style-name="T3">https://en.wikipedia.org/wiki/POSIX</text:span></text:a></text:p></text:note-body></text:note><text:s/>o qualcosa del genere, ma vedremo.</text:p>
      <text:p text:style-name="P10">Gli utenti<text:s/><text:span text:style-name="Bold1">Unix</text:span><text:s/>(ad esempio Linux, BSD, ecc.) provino a eseguire<text:s/><text:span text:style-name="OrgCode1">cc</text:span><text:s/>o<text:s/><text:span text:style-name="OrgCode1">gcc</text:span><text:s/>dalla riga di comando: potrebbero già avere un compilatore installato. In caso contrario, bisognerebbe cercare nella tua distribuzione l'installazione di<text:s/><text:span text:style-name="OrgCode1">gcc</text:span><text:s/>o<text:s/><text:span text:style-name="OrgCode1">clang</text:span>.</text:p>
      <text:p text:style-name="P10">Gli utenti<text:s/><text:span text:style-name="Bold1">Windows</text:span><text:s/>dovrebbero consultare Visual Studio Community<text:note text:note-class="footnote"><text:note-citation>12</text:note-citation><text:note-body><text:p text:style-name="P14"><text:a xlink:type="simple" xlink:href="https://visualstudio.microsoft.com/vs/community/"><text:span text:style-name="T3">https://visualstudio.microsoft.com/vs/community/</text:span></text:a></text:p></text:note-body></text:note>. Oppure per un'esperienza più simile a Unix (consigliato), installate WSL<text:note text:note-class="footnote"><text:note-citation>13</text:note-citation><text:note-body><text:p text:style-name="P14"><text:a xlink:type="simple" xlink:href="https://docs.microsoft.com/en-us/windows/wsl/install-win10"><text:span text:style-name="T3">https://docs.microsoft.com/en-us/windows/wsl/install-win10</text:span></text:a></text:p></text:note-body></text:note><text:s/>e<text:s/><text:span text:style-name="OrgCode1">gcc</text:span>.</text:p>
      <text:p text:style-name="P10">Gli utenti<text:s/><text:span text:style-name="Bold1">Mac</text:span><text:s/>potranno installare XCode<text:note text:note-class="footnote"><text:note-citation>14</text:note-citation><text:note-body><text:p text:style-name="P14"><text:a xlink:type="simple" xlink:href="https://developer.apple.com/xcode/"><text:span text:style-name="T3">https://developer.apple.com/xcode/</text:span></text:a></text:p></text:note-body></text:note><text:s/>e in particolare gli strumenti da riga di comando.</text:p>
      <text:p text:style-name="P10">Ci sono molti compilatori là fuori e praticamente tutti funzioneranno per questo libro. E un compilatore C++ compilerà molto del codice C (ma non tutto!). Se puoi, è meglio usare un compilatore C adeguato.</text:p>
      <text:h text:outline-level="2" text:style-name="P15"><text:bookmark text:name="orgfdf921f"/><text:bookmark-start text:name="OrgXref.orgfdf921f"/>Home page ufficiale<text:s/><text:bookmark-end text:name="OrgXref.orgfdf921f"/></text:h>
      <text:p text:style-name="P10">Il link ufficiale di questo documento è<text:s/><text:a xlink:type="simple" xlink:href="https://beej.us/guide/bgc/"><text:span text:style-name="T3">https://beej.us/guide/bgc/</text:span></text:a><text:note text:note-class="footnote"><text:note-citation>15</text:note-citation><text:note-body><text:p text:style-name="P14"><text:a xlink:type="simple" xlink:href="https://beej.us/guide/bgc/"><text:span text:style-name="T3">https://beej.us/guide/bgc/</text:span></text:a></text:p></text:note-body></text:note>. Forse questo cambierà in futuro, ma è più probabile che tutte le altre guide vengano trasferite dai computer di Chico State.</text:p>
      <text:h text:outline-level="2" text:style-name="P15"><text:bookmark text:name="org4259397"/><text:bookmark-start text:name="OrgXref.org4259397"/>Politica di posta elettronica<text:s/><text:bookmark-end text:name="OrgXref.org4259397"/></text:h>
      <text:p text:style-name="P10">In genere sono disponibile a dare una mano con le domande via email, quindi sentiti libero di scrivermi, ma non posso garantire una risposta. Conduco una vita piuttosto impegnata e ci sono momenti in cui non riesco proprio a rispondere a una tua domanda. In tal caso, di solito elimino semplicemente il messaggio. Non è niente di personale; semplicemente non avrò mai il tempo di darti la risposta dettagliata che richiedi. Di norma più la domanda è complessa meno è probabile che io risponda. Se riesci a restringere la domanda prima di inviarla per posta e assicurati di includere tutte le informazioni pertinenti (come piattaforma, compilatore, messaggi di errore che ricevi e qualsiasi altra cosa che ritieni possa aiutarmi a risolvere il problema), è molto più probabile che tu ottenga una risposta. Se non ricevi risposta, provaci ancora un po', prova a trovare la risposta e se ancora non rispondo, scrivimi di nuovo con le informazioni che hai trovato e spero che sarà sufficiente per me aiutarti.</text:p>
      <text:p text:style-name="P10">Ora che ti ho assillato su come scrivermi e non scrivermi, vorrei solo farti sapere che apprezzo<text:s/><text:span text:style-name="Emphasis1">totalmente</text:span><text:s/>tutti gli elogi che la guida ha ricevuto nel corso degli anni. È una vera spinta morale e mi rallegra sapere che viene utilizzato per sempre! :-) Grazie!</text:p>
      <text:h text:outline-level="2" text:style-name="P15"><text:bookmark text:name="orgbeb48d9"/><text:bookmark-start text:name="OrgXref.orgbeb48d9"/>Mirroring<text:s/><text:bookmark-end text:name="OrgXref.orgbeb48d9"/></text:h>
      <text:p text:style-name="P10">Sei il benvenuto se vuoi eseguire il mirroring di questo sito sia pubblicamente che privatamente. Se esegui pubblicamente il mirroring del sito e vuoi che lo colleghi alla pagina principale scrivimi a beej@beej.us.</text:p>
      <text:h text:outline-level="2" text:style-name="P15"><text:bookmark text:name="org1db8ec9"/><text:bookmark-start text:name="OrgXref.org1db8ec9"/>Nota per i traduttori<text:s/><text:bookmark-end text:name="OrgXref.org1db8ec9"/></text:h>
      <text:p text:style-name="P10">Se vuoi tradurre la guida in un'altra lingua, scrivimi a<text:s/><text:span text:style-name="OrgCode1">beej@beej.us</text:span><text:s/>e collegherò la tua traduzione dalla pagina principale. Sentiti libero di aggiungere il tuo nome e le informazioni di contatto alla traduzione. Siete pregati di notare le restrizioni di licenza nella sezione Copyright e distribuzione, di seguito.</text:p>
      <text:h text:outline-level="2" text:style-name="P15"><text:bookmark-start text:name="OrgXref.org33df544"/><text:bookmark text:name="org33df544"/>Copyright and Distribution<text:s/><text:bookmark-end text:name="OrgXref.org33df544"/></text:h>
      <text:p text:style-name="P10">Beej’s Guide to C is Copyright © 2021 Brian “Beej Jorgensen” Hall. With specific exceptions for source code and translations, below, this work is licensed under the Creative Commons Attribution-Noncommercial-No Derivative Works 3.0 License. To view a copy of this license, visit<text:s/><text:a xlink:type="simple" xlink:href="https://creativecommons.org/licenses/by-nc-nd/3.0/"><text:span text:style-name="T3">https://creativecommons.org/licenses/by-nc-nd/3.0/</text:span></text:a><text:s/>or send a letter to Creative Commons, 171 Second Street, Suite 300, San Francisco, California, 94105, USA.</text:p>
      <text:p text:style-name="P10">One specific exception to the “No Derivative Works” portion of the license is as follows: this guide may be freely translated into any language, provided the translation is accurate, and the guide is reprinted in its entirety. The same license restrictions apply to the translation as to the original guide. The translation may also include the name and contact information for the translator.</text:p>
      <text:p text:style-name="P10">The C source code presented in this document is hereby granted to the public domain, and is completely free of any license restriction. Educators are freely encouraged to recommend or supply copies of this guide to their students. Contact<text:s/><text:span text:style-name="OrgCode1">beej@beej.us</text:span><text:s/>for more information.</text:p>
      <text:h text:outline-level="2" text:style-name="P15"><text:bookmark text:name="org1261eee"/><text:bookmark-start text:name="OrgXref.org1261eee"/>Dedication<text:s/><text:bookmark-end text:name="OrgXref.org1261eee"/></text:h>
      <text:p text:style-name="P10">Le cose più difficili nello scrivere questa guide sono state:</text:p>
      <text:list text:style-name="OrgBulletedList" xml:id="list-bbd5fb00-3d67-4c20-a30c-a2fb5b01b1c4">
        <text:list-item>
          <text:p text:style-name="P10">Imparare il materiale in modo sufficientemente dettagliato per essere in grado di spiegarlo</text:p>
        </text:list-item>
        <text:list-item>
          <text:p text:style-name="P10">Trovare il modo migliore per spiegarlo chiaramente, assomiglia a un processo iterativo apparentemente infinito</text:p>
        </text:list-item>
        <text:list-item>
          <text:p text:style-name="P10">Mettermi in gioco come una cosiddetta<text:s/><text:span text:style-name="Emphasis1">autorità</text:span>, quando in realtà sono solo un essere umano normale che cerca di dare un senso a tutto, proprio come tutti gli altri</text:p>
        </text:list-item>
        <text:list-item>
          <text:p text:style-name="P10">Continuare a lavorare al progetto quando tante altre cose attirano la mia attenzione</text:p>
        </text:list-item>
      </text:list>
      <text:p text:style-name="P10">Molte persone mi hanno aiutato in questo processo e voglio ringraziare coloro che hanno reso possibile questo libro.</text:p>
      <text:list text:style-name="OrgBulletedList" xml:id="list-8fb6fb5a-0d35-4b32-a324-6f89d6877d9a">
        <text:list-item>
          <text:p text:style-name="P10">Tutti coloro che su Internet hanno deciso di contribuire a condividere le proprie conoscenze in una forma o nell'altra. La libera condivisione di informazioni istruttive è ciò che rende Internet il posto fantastico che è.</text:p>
        </text:list-item>
        <text:list-item>
          <text:p text:style-name="P10">I volontari di cppreference.com<text:note text:note-class="footnote"><text:note-citation>16</text:note-citation><text:note-body><text:p text:style-name="P14"><text:a xlink:type="simple" xlink:href="https://en.cppreference.com/"><text:span text:style-name="T3">https://en.cppreference.com/</text:span></text:a></text:p></text:note-body></text:note><text:s/>che forniscono il ponte che conduce dalle specifiche al mondo reale.</text:p>
        </text:list-item>
        <text:list-item>
          <text:p text:style-name="P10">Le persone disponibili e competenti su comp.lang.c<text:note text:note-class="footnote"><text:note-citation>17</text:note-citation><text:note-body><text:p text:style-name="P14"><text:a xlink:type="simple" xlink:href="https://groups.google.com/g/comp.lang.c"><text:span text:style-name="T3">https://groups.google.com/g/comp.lang.c</text:span></text:a></text:p></text:note-body></text:note><text:s/>e<text:s/><text:span text:style-name="OrgCode1">r/C_Programming</text:span><text:note text:note-class="footnote"><text:note-citation>18</text:note-citation><text:note-body><text:p text:style-name="P14"><text:a xlink:type="simple" xlink:href="https://www.reddit.com/r/C_Programming/"><text:span text:style-name="T3">https://www.reddit.com/r/C_Programming/</text:span></text:a></text:p></text:note-body></text:note><text:s/>che mi hanno aiutato a superare le parti più difficili del linguaggio.</text:p>
        </text:list-item>
        <text:list-item>
          <text:p text:style-name="P10">Tutti coloro che hanno inviato correzioni e richieste pull su qualsiasi cosa, dalle istruzioni fuorvianti agli errori di battitura.</text:p>
        </text:list-item>
      </text:list>
      <text:p text:style-name="P10">Thank you! &lt;3</text:p>
      <text:h text:outline-level="1" text:style-name="P9"><text:bookmark text:name="org3eafe12"/><text:bookmark-start text:name="OrgXref.org3eafe12"/>Ciao mondo!<text:s/><text:bookmark-end text:name="OrgXref.org3eafe12"/></text:h>
      <text:h text:outline-level="2" text:style-name="P15"><text:bookmark text:name="org2d74ad9"/><text:bookmark-start text:name="OrgXref.org2d74ad9"/>Cosa aspettarsi da C<text:s/><text:bookmark-end text:name="OrgXref.org2d74ad9"/></text:h>
      <text:p text:style-name="P11"><text:span text:style-name="Emphasis1">“Dove vanno queste scale?”</text:span></text:p>
      <text:p text:style-name="P11"><text:span text:style-name="Emphasis1">“Vanno in alto.”</text:span></text:p>
      <text:p text:style-name="P11">—Ray Stantz e Peter Venkman, Ghostbusters</text:p>
      <text:p text:style-name="P10">Il C è un linguaggio di basso livello.</text:p>
      <text:p text:style-name="P10">Non era così! Nei tempi in cui le persone scolpivano schede perforate nel granito, il C era un modo fantastico per liberarsi dal duro lavoro dei linguaggi di livello inferiore come Assembly<text:note text:note-class="footnote"><text:note-citation>19</text:note-citation><text:note-body><text:p text:style-name="P14"><text:a xlink:type="simple" xlink:href="https://en.wikipedia.org/wiki/Assembly_lingual"><text:span text:style-name="T3">https://en.wikipedia.org/wiki/Assembly_lingual</text:span></text:a></text:p></text:note-body></text:note>.</text:p>
      <text:p text:style-name="P10">Ma ora, in questi tempi moderni, i linguaggi della generazione attuale offrono tutti i tipi di funzionalità che non esistevano nel 1972, quando fu inventato il C. Ciò significa che il C è un linguaggio piuttosto semplice con poche funzionalità. Può fare<text:s/><text:span text:style-name="Emphasis1">qualsiasi</text:span><text:s/>cosa, ma bisogna lavorarci per farlo.</text:p>
      <text:p text:style-name="P10">Allora perché dovremmo usarlo anche oggi?</text:p>
      <text:list text:style-name="OrgBulletedList" xml:id="list-8cf56c40-2550-4ea0-8f16-8a0e5c167e57">
        <text:list-item>
          <text:p text:style-name="P10">Come strumento di apprendimento: non solo il C è un pezzo fondamentale<text:note text:note-class="footnote"><text:note-citation>20</text:note-citation><text:note-body><text:p text:style-name="P14"><text:a xlink:type="simple" xlink:href="https://en.wikipedia.org/wiki/Bare_machine"><text:span text:style-name="T3">https://en.wikipedia.org/wiki/Bare_machine</text:span></text:a></text:p></text:note-body></text:note><text:s/>della storia dell’informatica, ma è connesso alla macchina nuda (bare metal) in un modo che i linguaggi attuali non lo sono. Quando impari il C impari come il software si interfaccia con la memoria del computer a basso livello. Senza cinture di sicurezza. E scriverai software che si rompe, te lo assicuro. Questo fa tutto parte del divertimento!</text:p>
        </text:list-item>
        <text:list-item>
          <text:p text:style-name="P10">Come utensile utile: il C viene ancora utilizzato per determinate applicazioni, come la creazione di sistemi operativi<text:note text:note-class="footnote"><text:note-citation>21</text:note-citation><text:note-body><text:p text:style-name="P14"><text:a xlink:type="simple" xlink:href="https://en.wikipedia.org/wiki/Operating_system"><text:span text:style-name="T3">https://en.wikipedia.org/wiki/Operating_system</text:span></text:a></text:p></text:note-body></text:note><text:s/>o nei sistemi embedded<text:note text:note-class="footnote"><text:note-citation>22</text:note-citation><text:note-body><text:p text:style-name="P14"><text:a xlink:type="simple" xlink:href="https://en.wikipedia.org/wiki/Embedded_system"><text:span text:style-name="T3">https://en.wikipedia.org/wiki/Embedded_system</text:span></text:a></text:p></text:note-body></text:note>. (Sebbene il linguaggio di programmazione Rust<text:note text:note-class="footnote"><text:note-citation>23</text:note-citation><text:note-body><text:p text:style-name="P14"><text:a xlink:type="simple" xlink:href="https://en.wikipedia.org/wiki/Rust_(linguaggio_di_programmazione)"><text:span text:style-name="T3">https://en.wikipedia.org/wiki/Rust_(linguaggio_di_programmazione)</text:span></text:a></text:p></text:note-body></text:note><text:s/>stia prestando attenzione a entrambi i campi!)</text:p>
        </text:list-item>
      </text:list>
      <text:p text:style-name="P10">Se hai familiarità con un altro linguaggio molte cose su C saranno facili. Il C ha ispirato molti altri linguaggi e ne vedrai alcune parti in Go, Rust, Swift, Python, JavaScript, Java e tutti i tipi di altri linguaggi; quelle parti ti saranno familiari.</text:p>
      <text:p text:style-name="P10">L'unica cosa del C che blocca le persone sono i puntatori. Praticamente tutto il resto è familiare, ma i puntatori sono quelli strani. Il concetto alla base dei puntatori è probabilmente uno che già conosci, ma C ti costringe a essere esplicito al riguardo, utilizzando operatori che probabilmente non hai mai visto prima.</text:p>
      <text:p text:style-name="P10">È particolarmente insidioso perché una volta che hai<text:s/><text:span text:style-name="Bold1">grok</text:span><text:note text:note-class="footnote"><text:note-citation>24</text:note-citation><text:note-body><text:p text:style-name="P14"><text:a xlink:type="simple" xlink:href="https://en.wikipedia.org/wiki/Grok"><text:span text:style-name="T3">https://en.wikipedia.org/wiki/Grok</text:span></text:a></text:p></text:note-body></text:note><text:s/>puntatori, diventano improvvisamente facili. Ma fino a quel momento sono delle anguille viscide.</text:p>
      <text:p text:style-name="P10">Tutto il resto in C consiste semplicemente nel memorizzare un altro modo (o talvolta nello stesso modo!) di fare qualcosa che hai già fatto. I puntatori sono la cosa strana. E probabilmente, anche i puntatori sono delle varianti su un tema con cui hai familiarità. Quindi preparatevi per una divertente avventura il più vicino possibile al nucleo del computer senza assembly, nel linguaggio informatico più influente di tutti i tempi<text:note text:note-class="footnote"><text:note-citation>25</text:note-citation><text:note-body><text:p text:style-name="P14">So che qualcuno mi contesterà su questo, ma deve essere almeno tra i primi tre, giusto?</text:p></text:note-body></text:note>. Tenetevi forte!</text:p>
      <text:h text:outline-level="2" text:style-name="P15"><text:bookmark-start text:name="OrgXref.org9d12de6"/><text:bookmark text:name="org9d12de6"/>Ciao mondo!<text:s/><text:bookmark-end text:name="OrgXref.org9d12de6"/></text:h>
      <text:p text:style-name="P10">Questo è l'esempio canonico di un programma C. Tutti lo usano. (Nota che i numeri a sinistra sono solo per riferimento al lettore e non fanno parte del codice sorgente.)</text:p>
      <text:p text:style-name="P16"><text:span text:style-name="OrgSrcFontLockCommentDelimiterFace1">/*<text:s/></text:span><text:span text:style-name="OrgSrcFontLockCommentFace1">Programma Ciao mondo!</text:span><text:span text:style-name="OrgSrcFontLockCommentDelimiterFace1"><text:s/>*/</text:span></text:p>
      <text:p text:style-name="P16"/>
      <text:p text:style-name="P16"><text:span text:style-name="OrgSrcFontLockPreprocessorFace1">#include</text:span><text:s/><text:span text:style-name="OrgSrcFontLockStringFace1">&lt;stdio.h&gt;</text:span></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2"/>printf(<text:span text:style-name="OrgSrcFontLockStringFace1">"Ciao mondo!\n"</text:span>);<text:s/><text:span text:style-name="OrgSrcFontLockCommentDelimiterFace1">//<text:s/></text:span><text:span text:style-name="OrgSrcFontLockCommentFace1">Qui viene fatto il lavoro</text:span></text:p>
      <text:p text:style-name="P17">}</text:p>
      <text:p text:style-name="P10">Indosseremo i nostri robusti guanti di gomma a maniche lunghe, prenderemo un bisturi e squarceremo questa cosa per vedere cosa lo fa funzionare. Quindi, datti una ripulita, perché eccoci qui. Tagliamo molto delicatamente…</text:p>
      <text:p text:style-name="P10">Togliamo di mezzo la cosa semplice: qualsiasi cosa tra i digrafi<text:s/><text:span text:style-name="OrgCode1">/*</text:span><text:s/>e<text:s/><text:span text:style-name="OrgCode1">*/</text:span><text:s/>è un commento e verrà completamente ignorato dal compilatore. Lo stesso vale per qualsiasi cosa su una riga dopo<text:s/><text:span text:style-name="OrgCode1">//</text:span>. Ciò ti consente di lasciare messaggi a te stesso e agli altri, in modo che quando tornerai e leggerai il tuo codice in un lontano futuro, saprai cosa diavolo stavi cercando di fare. Credimi dimenticherai; succede.</text:p>
      <text:p text:style-name="P10">Ora, cos'è questo #include? IN MAIUSCOLO! Bene, dice al preprocessore C di estrarre il contenuto di un altro file e inserirlo nel codice proprio<text:s/><text:span text:style-name="Emphasis1">lì</text:span>.</text:p>
      <text:p text:style-name="P10">Aspetta, cos'è un preprocessore C? Ottima domanda. Ci sono due fasi<text:note text:note-class="footnote"><text:note-citation>26</text:note-citation><text:note-body><text:p text:style-name="P14">Beh, tecnicamente ce ne sono più di due, ma ehi, facciamo finta che ce ne siano due: l'ignoranza è una benedizione, giusto?</text:p></text:note-body></text:note><text:s/>di compilazione: il preprocessore e il compilatore. Tutto ciò che inizia con il segno cancelletto, o "ottotorpe", (#) è qualcosa su cui opera il preprocessore prima ancora che il compilatore venga avviato. Le direttive comuni del preprocessore, come vengono chiamate, sono<text:s/><text:span text:style-name="OrgCode1">#include</text:span><text:s/>e<text:s/><text:span text:style-name="OrgCode1">#define</text:span>. Ne parleremo più avanti.</text:p>
      <text:p text:style-name="P10">Prima di proseguire, ti chiedi perché dovrei preoccuparmi di sottolineare c he un cancelletto si chiama ottotorpe? La risposta è semplice: penso che la parola ottotorpe così straordinariamente divertente che devo diffondere gratuitamente il suo nome ogni volta che ne ho l'opportunità. ottotorpe. ottotorpe, ottotorpe, ottotorpe.</text:p>
      <text:p text:style-name="P10"><text:span text:style-name="Emphasis1">Comunque</text:span>, dopo che il preprocessore C ha terminato la preelaborazione il tutto, i risultati sono pronti affinché il compilatore li prenda e produca codice assembly<text:note text:note-class="footnote"><text:note-citation>27</text:note-citation><text:note-body><text:p text:style-name="P14"><text:a xlink:type="simple" xlink:href="https://en.wikipedia.org/wiki/Assembly_lingual"><text:span text:style-name="T3">https://en.wikipedia.org/wiki/Assembly_lingual</text:span></text:a></text:p></text:note-body></text:note>, codice macchina<text:note text:note-class="footnote"><text:note-citation>28</text:note-citation><text:note-body><text:p text:style-name="P14"><text:a xlink:type="simple" xlink:href="https://en.wikipedia.org/wiki/Machine_code"><text:span text:style-name="T3">https://en.wikipedia.org/wiki/Machine_code</text:span></text:a></text:p></text:note-body></text:note><text:s/>o qualunque cosa stia per fare. Il codice macchina è il “linguaggio” che la CPU capisce e può capirlo molto<text:s/><text:span text:style-name="Emphasis1">rapidamente</text:span>. Questo è uno dei motivi per cui i programmi C tendono ad essere veloci.</text:p>
      <text:p text:style-name="P10">Per ora non preoccupatevi dei dettagli tecnici della compilazione; sappi solo che il tuo sorgente viene eseguito attraverso il preprocessore e quindi l'output viene eseguito attraverso il compilatore, che produce un eseguibile da eseguire.</text:p>
      <text:p text:style-name="P10">E il resto della linea? Cos'è<text:s/><text:span text:style-name="OrgCode1">&lt;stdio.h&gt;</text:span>? Questo è ciò che è noto come<text:s/><text:span text:style-name="Emphasis1">file di intestazione</text:span><text:s/>header file. È il punto-h alla fine che lo rivela. In effetti è il file di intestazione "Standard I/O" (<text:span text:style-name="OrgCode1">stdio</text:span>) che imparerai a conoscere e ad amare. Ci dà accesso a una serie di funzionalità I/O<text:note text:note-class="footnote"><text:note-citation>29</text:note-citation><text:note-body><text:p text:style-name="P14">Tecnicamente, contiene direttive del preprocessore e prototipi di funzioni (ne parleremo più avanti) per esigenze comuni di input e output.</text:p></text:note-body></text:note>. Per il nostro programma demo, stiamo emettendo la stringa "Ciao mondo!", quindi per farlo abbiamo bisogno in particolare dell'accesso alla funzione<text:s/><text:span text:style-name="OrgCode1">printf()</text:span>. Il file<text:s/><text:span text:style-name="OrgCode1">&lt;stdio.h&gt;</text:span><text:s/>ci fornisce questo accesso. Fondamentalmente, se avessimo provato a usare<text:s/><text:span text:style-name="OrgCode1">printf()</text:span><text:s/>senza<text:s/><text:span text:style-name="OrgCode1">#include &lt;stdio.h&gt;</text:span>, il compilatore se ne sarebbe lamentato.</text:p>
      <text:p text:style-name="P10">Come sapevo che dovevo<text:s/><text:span text:style-name="OrgCode1">#include &lt;stdio.h&gt;</text:span><text:s/>per<text:s/><text:span text:style-name="OrgCode1">printf()</text:span>? Risposta: è nella documentazione. Se utilizzi un sistema Unix, esegui<text:s/><text:span text:style-name="OrgCode1">man 3 printf</text:span><text:s/>e ti dirà direttamente nella parte superiore della pagina man quali file di intestazione sono richiesti. Oppure vedere la sezione di riferimento in questo libro. :-)</text:p>
      <text:p text:style-name="P10">Santo cielo. Era tutto per comprendere la prima riga! Ma, diciamocelo, è stato completamente dissezionato. Nessun mistero rimarrà!</text:p>
      <text:p text:style-name="P10">Quindi prenditi una pausa…guarda indietro il codice di esempio. Mancano solo un paio di righe facili.</text:p>
      <text:p text:style-name="P10">Bentornato dalla tua pausa! So che non ti sei davvero preso una pausa; Ti stavo solo assecondando.</text:p>
      <text:p text:style-name="P10">La riga successiva è<text:s/><text:span text:style-name="OrgCode1">main()</text:span>. Questa è la definizione della funzione<text:s/><text:span text:style-name="OrgCode1">main()</text:span>; tutto ciò che è compreso tra le parentesi graffe<text:s/><text:span text:style-name="OrgCode1">({</text:span><text:s/>e<text:s/><text:span text:style-name="OrgCode1">})</text:span><text:s/>fa parte della definizione della funzione.</text:p>
      <text:p text:style-name="P10">(Comunque come si fa a<text:s/><text:span text:style-name="Emphasis1">chiamare</text:span><text:s/>una funzione diversa? La risposta si trova nella riga printf(), ma ci arriveremo tra un minuto.)</text:p>
      <text:p text:style-name="P10">Ora, la funzione principale è speciale in molti sensi, ma un aspetto si distingue dalle altre: è la funzione che verrà chiamata automaticamente quando il programma inizia l'esecuzione. Niente dei tuoi viene chiamato prima di<text:s/><text:span text:style-name="OrgCode1">main()</text:span>. Nel caso del nostro esempio funziona bene poiché tutto ciò che vogliamo fare è stampare una riga ed uscire.</text:p>
      <text:p text:style-name="P10">Ah, questa è un'altra cosa: una volta che il programma viene eseguito oltre la fine di<text:s/><text:span text:style-name="OrgCode1">main()</text:span><text:s/>sotto alla parentesi graffa di chiusura, il programma uscirà e tornerai al prompt dei comandi.</text:p>
      <text:p text:style-name="P10">Quindi ora sappiamo che quel programma ha introdotto un file di intestazione,<text:s/><text:span text:style-name="OrgCode1">stdio.h</text:span>, e dichiarato una funzione<text:s/><text:span text:style-name="OrgCode1">main()</text:span><text:s/>che verrà eseguita all'avvio del programma. Quali sono le chicche in<text:s/><text:span text:style-name="OrgCode1">main()</text:span>?</text:p>
      <text:p text:style-name="P10">Sono così felice che tu l'abbia chiesto. Veramente! Abbiamo solo una chicca: una chiamata alla funzione<text:s/><text:span text:style-name="OrgCode1">printf()</text:span>. Si può dire che si tratta di una chiamata di funzione e non di una definizione di funzione in molti modi, ma un indicatore è la mancanza di parentesi graffe dopo di essa. E termini la chiamata alla funzione con un punto e virgola in modo che il compilatore sappia che è la fine dell'espressione. Metterai il punto e virgola dopo quasi tutto, come vedrai.</text:p>
      <text:p text:style-name="P10">Stai passando un argomento alla funzione<text:s/><text:span text:style-name="OrgCode1">printf()</text:span>: una stringa da stampare quando la chiami. Oh sì, stiamo chiamando una funzione! Spacchiamo! Aspetta, aspetta, non essere arrogante. Cos'è quella<text:s/><text:span text:style-name="OrgCode1">\n</text:span><text:s/>assurda alla fine della stringa? Bene, la maggior parte dei caratteri nella stringa verranno stampati proprio come sono memorizzati. Ma ci sono alcuni caratteri che non è possibile stampare bene sullo schermo e che sono incorporati come codici barra rovesciata di due caratteri. Uno dei più popolari è<text:s/><text:span text:style-name="OrgCode1">\n</text:span><text:s/>(leggi “backslash-N” o semplicemente “newline”) che corrisponde al carattere<text:s/><text:span text:style-name="Emphasis1">riga nuova</text:span>. Questo è il carattere che fa sì che l'ulteriore stampa continui all'inizio della riga successiva invece che in quella corrente. È come premere il tasto "Invio" alla fine della linea.</text:p>
      <text:p text:style-name="P10">Quindi copia quel codice in un file chiamato ciao.c e costruiscilo. Su una piattaforma simile a Unix (ad esempio Linux, BSD, Mac o WSL), dalla riga di comando creerai con un comando in questo modo:</text:p>
      <text:p text:style-name="P17">gcc -o ciao ciao.c</text:p>
      <text:p text:style-name="P10">(Ciò significa "compilare ciao.c e generare un eseguibile chiamato ciao".) Fatto ciò, dovresti avere un file chiamato ciao che puoi eseguire con questo comando:</text:p>
      <text:p text:style-name="P17">./ciao</text:p>
      <text:p text:style-name="P10">(Il<text:s/><text:span text:style-name="OrgCode1">./</text:span><text:s/>iniziale dice alla shell di "eseguire dalla directory corrente".) E guarda cosa succede:</text:p>
      <text:p text:style-name="P17">Ciao mondo<text:span text:style-name="OrgSrcFontLockNegationCharFace1">!</text:span><text:s/></text:p>
      <text:p text:style-name="P10">È fatto e testato! Provalo!</text:p>
      <text:h text:outline-level="2" text:style-name="P15"><text:bookmark-start text:name="OrgXref.org82a32f2"/><text:bookmark text:name="org82a32f2"/>Dettagli di compilazione<text:s/><text:bookmark-end text:name="OrgXref.org82a32f2"/></text:h>
      <text:p text:style-name="P10">Parliamo ancora un po' di come costruire programmi in C e di cosa succede dietro le quinte.</text:p>
      <text:p text:style-name="P10">Come altri linguaggi il C ha un<text:s/><text:span text:style-name="Emphasis1">codice sorgente</text:span>. Ma, a seconda della lingua da cui provieni potresti non aver mai dovuto<text:s/><text:span text:style-name="Emphasis1">compilare</text:span><text:s/>il codice sorgente in un<text:s/><text:span text:style-name="Emphasis1">eseguibile</text:span>.</text:p>
      <text:p text:style-name="P10">La compilazione è il processo di prendere il codice sorgente C e trasformarlo in un programma eseguibile dal sistema operativo.</text:p>
      <text:p text:style-name="P10">Gli sviluppatori JavaScript e Python non sono affatto abituati a una fase di compilazione separata, anche se dietro le quinte sta accadendo! Python compila il tuo codice sorgente in qualcosa chiamato bytecode che la macchina virtuale Python può eseguire. Gli sviluppatori Java sono abituati alla compilazione, ma ciò produce<text:s/><text:span text:style-name="Emphasis1">bytecode</text:span><text:s/>per la Java Virtual Machine.</text:p>
      <text:p text:style-name="P10">Quando si compila C viene generato il<text:s/><text:span text:style-name="Emphasis1">codice macchina</text:span>. Questi sono gli 1 e gli 0 che possono essere eseguiti direttamente e rapidamente dalla CPU.</text:p>
      <text:p text:style-name="P11">I linguaggi che in genere non vengono compilati sono chiamati linguaggi<text:s/><text:span text:style-name="Emphasis1">interpretati</text:span>. Ma come abbiamo accennato con Java e Python, hanno anche una fase di compilazione. E non esiste alcuna regola che dica che C non possa essere interpretato. (Ci sono interpreti C là fuori!) In breve, sono un mucchio di aree grigie. La compilazione in generale consiste semplicemente nel prendere il codice sorgente e trasformarlo in un'altra forma più facilmente eseguibile.</text:p>
      <text:p text:style-name="P10">Il compilatore C è il programma che esegue la compilazione.</text:p>
      <text:p text:style-name="P10">Come abbiamo già detto,<text:s/><text:span text:style-name="OrgCode1">gcc</text:span><text:s/>è un compilatore installato su molti sistemi operativi di tipo Unix<text:note text:note-class="footnote"><text:note-citation>30</text:note-citation><text:note-body><text:p text:style-name="P14"><text:a xlink:type="simple" xlink:href="https://en.wikipedia.org/wiki/Unix"><text:span text:style-name="T3">https://en.wikipedia.org/wiki/Unix</text:span></text:a></text:p></text:note-body></text:note>. Ed è comunemente eseguito dalla riga di comando in un terminale, ma non sempre. Puoi eseguirlo anche dal tuo IDE.</text:p>
      <text:p text:style-name="P10">Quindi come eseguiamo le build da riga di comando?</text:p>
      <text:h text:outline-level="2" text:style-name="P15"><text:bookmark-start text:name="OrgXref.org3d3f7a4"/><text:bookmark text:name="org3d3f7a4"/>Compilare con gcc<text:s/><text:bookmark-end text:name="OrgXref.org3d3f7a4"/></text:h>
      <text:p text:style-name="P10">Se hai un file sorgente chiamato<text:s/><text:span text:style-name="OrgCode1">ciao.c</text:span><text:s/>nella directory corrente, puoi inserirlo in un programma chiamato<text:s/><text:span text:style-name="OrgCode1">ciao</text:span><text:s/>con questo comando digitato in un terminale:</text:p>
      <text:p text:style-name="P17">gcc -o ciao ciao.c</text:p>
      <text:p text:style-name="P10">Il<text:s/><text:span text:style-name="OrgCode1">-o</text:span><text:s/>significa "output in questo file"<text:note text:note-class="footnote"><text:note-citation>31</text:note-citation><text:note-body><text:p text:style-name="P14">Se non gli dai un nome file di output, verrà esportato in un file chiamato<text:s/><text:span text:style-name="OrgCode1">a.out</text:span><text:s/>per impostazione predefinita: questo nome file ha le sue radici profonde nella storia di Unix.</text:p></text:note-body></text:note>. E alla fine c'è<text:s/><text:span text:style-name="OrgCode1">ciao.c</text:span>, il nome del file che vogliamo compilare.</text:p>
      <text:p text:style-name="P10">Se il tuo sorgente è suddiviso in più file, puoi compilarli tutti insieme (quasi come se fossero un unico file ma le regole sono in realtà più complesse di così) inserendo tutti i file<text:s/><text:span text:style-name="OrgCode1">.c</text:span><text:s/>sulla riga di comando:</text:p>
      <text:p text:style-name="P17">gcc -o awesomegame ui.c characters.c npc.c items.c</text:p>
      <text:p text:style-name="P10">e verranno tutti integrati in un grande eseguibile. Questo è sufficiente per iniziare: in seguito parleremo dei dettagli su più file sorgente, file oggetto e tutti i tipi di cose divertenti.</text:p>
      <text:h text:outline-level="2" text:style-name="P15"><text:bookmark text:name="org9cb4541"/><text:bookmark-start text:name="OrgXref.org9cb4541"/>Compilare con clang<text:s/><text:bookmark-end text:name="OrgXref.org9cb4541"/></text:h>
      <text:p text:style-name="P10">Sui Mac, il compilatore predefinito non è<text:s/><text:span text:style-name="OrgCode1">gcc</text:span><text:s/>ma<text:s/><text:span text:style-name="OrgCode1">clang</text:span>. Tuttavia, è presente un wrapper che permette di eseguire il comando<text:s/><text:span text:style-name="OrgCode1">gcc</text:span><text:s/>e farlo funzionare come se fosse GCC.</text:p>
      <text:p text:style-name="P10">Puoi anche installare il compilatore<text:s/><text:span text:style-name="OrgCode1">gcc</text:span><text:s/>corretto tramite Homebrew<text:note text:note-class="footnote"><text:note-citation>32</text:note-citation><text:note-body><text:p text:style-name="P14"><text:a xlink:type="simple" xlink:href="https://formulae.brew.sh/formula/gcc"><text:span text:style-name="T3">https://formulae.brew.sh/formula/gcc</text:span></text:a></text:p></text:note-body></text:note><text:s/>o altri mezzi.</text:p>
      <text:h text:outline-level="2" text:style-name="P15"><text:bookmark text:name="org2196a1c"/><text:bookmark-start text:name="OrgXref.org2196a1c"/>Compilare da IDE<text:s/><text:bookmark-end text:name="OrgXref.org2196a1c"/></text:h>
      <text:p text:style-name="P10">Se stai utilizzando un<text:s/><text:span text:style-name="Emphasis1">ambiente di sviluppo integrato</text:span><text:s/>integrated desktop enviroment (IDE), probabilmente non è necessario creare dalla riga di comando.</text:p>
      <text:p text:style-name="P10">Con Visual Studio verrà compilato con<text:s/><text:span text:style-name="OrgCode1">CTRL-F7</text:span><text:s/>e verrà eseguito con<text:s/><text:span text:style-name="OrgCode1">CTRL-F5</text:span>.</text:p>
      <text:p text:style-name="P10">Con VS Code puoi premere<text:s/><text:span text:style-name="OrgCode1">F5</text:span><text:s/>per eseguire tramite il debugger. (Dovrai installare l'estensione C/C++.)</text:p>
      <text:p text:style-name="P10">Con XCode puoi compilare con<text:s/><text:span text:style-name="OrgCode1">COMMAND-B</text:span><text:s/>ed eseguire con<text:s/><text:span text:style-name="OrgCode1">COMMAND-R</text:span>. Per ottenere gli strumenti da riga di comando, cerca "Strumenti da riga di comando XCode" su Google e troverai le istruzioni per installarli.</text:p>
      <text:p text:style-name="P10">Per iniziare ti incoraggio a provare anche a compilare dalla riga di comando: Questa è la storia!</text:p>
      <text:h text:outline-level="2" text:style-name="P15"><text:bookmark-start text:name="OrgXref.orgde4f185"/><text:bookmark text:name="orgde4f185"/>Versioni di C<text:s/><text:bookmark-end text:name="OrgXref.orgde4f185"/></text:h>
      <text:p text:style-name="P10">Il linguaggio C ha fatto molta strada nel corso degli anni e ha avuto molte versioni, ciascuna con un nome che descrive il dialetto del linguaggio che stai utilizzando.</text:p>
      <text:p text:style-name="P10">Questi si riferiscono generalmente all'anno come punto di riferimento.</text:p>
      <text:p text:style-name="P10">I più famosi sono C89, C99, C11 e C2x. Su quest'ultimo ci concentreremo in questo libro.</text:p>
      <text:p text:style-name="P10">Ecco una tabella più completa:</text:p>
      <text:section text:name="Section1" text:style-name="OrgIndentedSection-Level-0">
        <text:p text:style-name="P3"/>
        <table:table table:style-name="Table1">
          <table:table-column table:style-name="Table1.A" table:number-columns-repeated="2"/>
          <table:table-row>
            <table:table-cell table:style-name="Table1.A1">
              <text:p text:style-name="P18">Versione</text:p>
            </table:table-cell>
            <table:table-cell table:style-name="Table1.A1">
              <text:p text:style-name="P18">Descrizione</text:p>
            </table:table-cell>
          </table:table-row>
          <table:table-row>
            <table:table-cell table:style-name="Table1.A2">
              <text:p text:style-name="P18">K&amp;R C</text:p>
            </table:table-cell>
            <table:table-cell table:style-name="Table1.A2">
              <text:p text:style-name="P18">Del 1978 l'originale. Prende il nome da Brian Kernighan e Dennis Ritchie. Ritchie ha progettato e codificato il linguaggio e Kernighan è stato coautore del libro su di esso. Oggi raramente vedi il codice K&amp;R originale. Se lo fai sembrerà strano, come l'inglese arcaico sembra strano ai lettori inglesi moderni.</text:p>
            </table:table-cell>
          </table:table-row>
          <table:table-row>
            <table:table-cell table:style-name="Table1.A2">
              <text:p text:style-name="P18"><text:span text:style-name="Bold1">C89</text:span>, ANSI C, C90</text:p>
            </table:table-cell>
            <table:table-cell table:style-name="Table1.A2">
              <text:p text:style-name="P18">Nel 1989 l'American National Standards Institute (ANSI) ha prodotto una specifica del linguaggio C che ha dato il tono al C e che persiste fino ad oggi. Un anno dopo il comando passò all'Organizzazione Internazionale per la Standardizzazione (ISO) che produsse l'identico C90.</text:p>
            </table:table-cell>
          </table:table-row>
          <table:table-row>
            <table:table-cell table:style-name="Table1.A2">
              <text:p text:style-name="P18">C95</text:p>
            </table:table-cell>
            <table:table-cell table:style-name="Table1.A2">
              <text:p text:style-name="P18">Un'aggiunta raramente menzionata al C89 che includeva il supporto per i caratteri estesi.</text:p>
            </table:table-cell>
          </table:table-row>
          <table:table-row>
            <table:table-cell table:style-name="Table1.A2">
              <text:p text:style-name="P18"><text:span text:style-name="Bold1">C99</text:span></text:p>
            </table:table-cell>
            <table:table-cell table:style-name="Table1.A2">
              <text:p text:style-name="P18">La prima grande revisione con molte aggiunte linguistiche. Ciò che la maggior parte delle persone ricorda è l'aggiunta dei commenti in stile<text:s/><text:span text:style-name="OrgCode1">//</text:span>. Questa è la versione più popolare di C in uso al momento della stesura di questo articolo.</text:p>
            </table:table-cell>
          </table:table-row>
          <table:table-row>
            <table:table-cell table:style-name="Table1.A2">
              <text:p text:style-name="P18"><text:span text:style-name="Bold1">C11</text:span></text:p>
            </table:table-cell>
            <table:table-cell table:style-name="Table1.A2">
              <text:p text:style-name="P18">Questo importante aggiornamento della versione include il supporto Unicode e il multi-threading. Tieni presente che se inizi a utilizzare queste funzionalità linguistiche potresti sacrificare la portabilità nei luoghi bloccati nel territorio del C99. Ma onestamente dal 1999 è ormai passato un po’ di tempo.</text:p>
            </table:table-cell>
          </table:table-row>
          <table:table-row>
            <table:table-cell table:style-name="Table1.A2">
              <text:p text:style-name="P18">C17, C18</text:p>
            </table:table-cell>
            <table:table-cell table:style-name="Table1.A2">
              <text:p text:style-name="P18">Aggiornamento e correzione dei bug a C11. C17 sembra essere il nome ufficiale, ma la pubblicazione è stata ritardata fino al 2018. Per quanto ne so questi due sono intercambiabili, con C17 preferito.</text:p>
            </table:table-cell>
          </table:table-row>
          <table:table-row>
            <table:table-cell table:style-name="Table1.A3">
              <text:p text:style-name="P18">C2x</text:p>
            </table:table-cell>
            <table:table-cell table:style-name="Table1.A3">
              <text:p text:style-name="P18">Cosa verrà dopo! Dovrebbe eventualmente diventare C23.</text:p>
            </table:table-cell>
          </table:table-row>
        </table:table>
        <text:p text:style-name="P3"/>
      </text:section>
      <text:p text:style-name="P10">Puoi forzare GCC a utilizzare uno di questi standard con l'argomento della riga di comando<text:s/><text:span text:style-name="OrgCode1">-std=</text:span>. Se vuoi che sia pignolo riguardo allo standard, aggiungi<text:s/><text:span text:style-name="OrgCode1">-pedantic</text:span>.</text:p>
      <text:p text:style-name="P10">Per esempio:</text:p>
      <text:p text:style-name="P17">gcc -std=c11 -pedantic foo.c</text:p>
      <text:p text:style-name="P10">Per questo libro compilo programmi per C2x con questi avvisi impostati:</text:p>
      <text:p text:style-name="P17">gcc -Wall -Wextra -std=c2x -pedantic foo.c</text:p>
      <text:h text:outline-level="1" text:style-name="P9"><text:bookmark text:name="org57e00fc"/><text:bookmark-start text:name="OrgXref.org57e00fc"/>Variabili e Dichiarazioni<text:s/><text:bookmark-end text:name="OrgXref.org57e00fc"/></text:h>
      <text:p text:style-name="P11"><text:span text:style-name="Emphasis1">“Ce ne vogliono tutti i tipi per fare un mondo, non è vero, Padre?”</text:span><text:s/><text:span text:style-name="Emphasis1">“È così, figlio mio, è così.”</text:span></text:p>
      <text:p text:style-name="P11">——Il Capitano dei pirati Thomas Bartholomew Red al Padre, Pirati</text:p>
      <text:p text:style-name="P10">Sicuramente possono esserci molte cose in un programma C.</text:p>
      <text:p text:style-name="P10">Yup.</text:p>
      <text:p text:style-name="P10">E per vari motivi sarà più facile per tutti noi classificare alcuni dei tipi di cose che puoi trovare in un programma, così potremo avere chiaro di cosa stiamo parlando.</text:p>
      <text:h text:outline-level="2" text:style-name="P15"><text:bookmark-start text:name="OrgXref.org6239fa2"/><text:bookmark text:name="org6239fa2"/>Variabili<text:s/><text:bookmark-end text:name="OrgXref.org6239fa2"/></text:h>
      <text:p text:style-name="P10">Si dice che “le variabili contengono valori”. Ma un altro modo di considerarla è pensare a una variabile come a un nome leggibile dall’uomo che si riferisce a dei dati in memoria.</text:p>
      <text:p text:style-name="P10">Ci prenderemo un secondo qui e daremo una sbirciatina nella tana del coniglio che sono i puntatori. Non preoccuparti.</text:p>
      <text:p text:style-name="P10">Puoi pensare alla memoria come a un grande array di byte<text:note text:note-class="footnote"><text:note-citation>35</text:note-citation><text:note-body><text:p text:style-name="P14">Un “byte” è tipicamente un numero binario a 8 bit. Consideralo come un numero intero che può contenere solo valori compresi tra 0 e 255 inclusi. Tecnicamente, C consente che i byte siano costituiti da un numero qualsiasi di bit e se si desidera fare riferimento in modo inequivocabile a un numero a 8 bit, è necessario utilizzare il termine<text:s/><text:span text:style-name="Emphasis1">ottetto</text:span>. Ma i programmatori presumeranno che tu intenda 8 bit quando dici "byte", a meno che non specifichi diversamente.</text:p></text:note-body></text:note>. I dati sono memorizzati in questo “array”<text:note text:note-class="footnote"><text:note-citation>36</text:note-citation><text:note-body><text:p text:style-name="P14">Qui sto seriamente semplificando eccessivamente il funzionamento della memoria moderna. Ma il modello mentale funziona, quindi per favore perdonami.</text:p></text:note-body></text:note>. Se un numero è maggiore di un singolo byte, viene archiviato in più byte. Poiché la memoria è come un array, è possibile fare riferimento a ciascun byte di memoria tramite il relativo indice. Questo indice in memoria è anche chiamato<text:s/><text:span text:style-name="Emphasis1">indirizzo</text:span>,<text:s/><text:span text:style-name="Emphasis1">posizione</text:span><text:s/>o<text:s/><text:span text:style-name="Emphasis1">puntatore</text:span>.</text:p>
      <text:p text:style-name="P10">Quando hai una variabile in C, il valore di quella variabile è in memoria da<text:s/><text:span text:style-name="Emphasis1">qualche parte</text:span><text:s/>in un indirizzo. Ovviamente. Dopotutto, dove altro potrebbe essere? Ma è una seccatura fare riferimento a un valore tramite il suo indirizzo numerico, quindi gli diamo invece un nome, ed ecco cos'è la variabile.</text:p>
      <text:p text:style-name="P10">Il motivo per cui sto sollevando tutto questo è duplice:</text:p>
      <text:list text:style-name="OrgNumberedList1" xml:id="list-b97e9c49-8d28-4fdc-8193-0274accc71c1">
        <text:list-item>
          <text:number>1.</text:number>
          <text:p text:style-name="P10">In seguito sarà più semplice comprendere le variabili puntatore: sono variabili che contengono l'indirizzo di altre variabili!</text:p>
        </text:list-item>
        <text:list-item>
          <text:number>2.</text:number>
          <text:p text:style-name="P10">Inoltre renderà più semplice la comprensione dei puntatori in seguito.</text:p>
        </text:list-item>
      </text:list>
      <text:p text:style-name="P10">Quindi una variabile è un nome per alcuni dati archiviati in memoria in un determinato indirizzo.</text:p>
      <text:h text:outline-level="3" text:style-name="P19"><text:bookmark-start text:name="OrgXref.org1d4c7ca"/><text:bookmark text:name="org1d4c7ca"/>Nomi delle variabili<text:s/><text:bookmark-end text:name="OrgXref.org1d4c7ca"/></text:h>
      <text:p text:style-name="P10">Puoi utilizzare qualsiasi carattere nell'intervallo 0-9, AZ, az e il carattere di sottolineatura per i nomi delle variabili con le seguenti regole:</text:p>
      <text:list text:style-name="OrgBulletedList" xml:id="list-340ed260-00f2-4fec-95bd-acd6dbe791a4">
        <text:list-item>
          <text:p text:style-name="P10">Non è possibile inizializzare una variabile con una cifra compresa tra 0 e 9.</text:p>
        </text:list-item>
        <text:list-item>
          <text:p text:style-name="P10">Non è possibile inizializzare il nome di una variabile con due caratteri di sottolineatura.</text:p>
        </text:list-item>
        <text:list-item>
          <text:p text:style-name="P10">Non è possibile inizializzare il nome di una variabile con un carattere di sottolineatura seguito da una lettera dalla A alla Z maiuscola.</text:p>
        </text:list-item>
      </text:list>
      <text:p text:style-name="P10">Le specifiche del §D.2 contengono regole sugli intervalli di punti di codice Unicode consentiti nelle diverse parti degli identificatori. Tuttavia, sono troppe da elencare qui e probabilmente non dovrai mai preoccupartene.</text:p>
      <text:h text:outline-level="3" text:style-name="P19"><text:bookmark text:name="orgebb6ff7"/><text:bookmark-start text:name="OrgXref.orgebb6ff7"/>Tipi di variabili<text:s/><text:bookmark-end text:name="OrgXref.orgebb6ff7"/></text:h>
      <text:p text:style-name="P10">A seconda delle lingue che hai già nel tuo toolkit potresti avere o meno familiarità con l'idea dei tipi. Ma C è un po' esigente riguardo a loro, quindi dovremmo fare un ripasso.</text:p>
      <text:p text:style-name="P10">Alcuni tipi di esempio alcuni dei più basilari:</text:p>
      <text:section text:name="Section2" text:style-name="OrgIndentedSection-Level-0">
        <text:p text:style-name="P3"/>
        <table:table table:style-name="Table1">
          <table:table-column table:style-name="Table1.A" table:number-columns-repeated="3"/>
          <table:table-row>
            <table:table-cell table:style-name="Table1.A1">
              <text:p text:style-name="P18"><text:span text:style-name="Bold1">Tipi</text:span></text:p>
            </table:table-cell>
            <table:table-cell table:style-name="Table1.A1">
              <text:p text:style-name="P18"><text:span text:style-name="Bold1">Esempi</text:span></text:p>
            </table:table-cell>
            <table:table-cell table:style-name="Table1.A1">
              <text:p text:style-name="P18"><text:span text:style-name="Bold1">Tipi in C</text:span></text:p>
            </table:table-cell>
          </table:table-row>
          <table:table-row>
            <table:table-cell table:style-name="Table1.A2">
              <text:p text:style-name="P18">Intero</text:p>
            </table:table-cell>
            <table:table-cell table:style-name="Table1.A2">
              <text:p text:style-name="P18">3490</text:p>
            </table:table-cell>
            <table:table-cell table:style-name="Table1.A2">
              <text:p text:style-name="P18">int</text:p>
            </table:table-cell>
          </table:table-row>
          <table:table-row>
            <table:table-cell table:style-name="Table1.A2">
              <text:p text:style-name="P18">Virgola Mobile</text:p>
            </table:table-cell>
            <table:table-cell table:style-name="Table1.A2">
              <text:p text:style-name="P18">3.14159</text:p>
            </table:table-cell>
            <table:table-cell table:style-name="Table1.A2">
              <text:p text:style-name="P18">float<text:note text:note-class="footnote"><text:note-citation>37</text:note-citation><text:note-body><text:p text:style-name="P14">Sto mentendo qui per un po'. Tecnicamente<text:s/><text:span text:style-name="OrgCode1">3.14159</text:span><text:s/>è di tipo<text:s/><text:span text:style-name="OrgCode1">double</text:span>, ma non siamo ancora arrivati a quel punto e voglio che tu associ float con "Floating Point", e C costringerà felicemente quel tipo a float . In breve, non preoccuparti per il momento.</text:p></text:note-body></text:note></text:p>
            </table:table-cell>
          </table:table-row>
          <table:table-row>
            <table:table-cell table:style-name="Table1.A2">
              <text:p text:style-name="P18">Carattere(singolo)</text:p>
            </table:table-cell>
            <table:table-cell table:style-name="Table1.A2">
              <text:p text:style-name="P18">'c'</text:p>
            </table:table-cell>
            <table:table-cell table:style-name="Table1.A2">
              <text:p text:style-name="P18">char</text:p>
            </table:table-cell>
          </table:table-row>
          <table:table-row>
            <table:table-cell table:style-name="Table1.A3">
              <text:p text:style-name="P18">Stringa</text:p>
            </table:table-cell>
            <table:table-cell table:style-name="Table1.A3">
              <text:p text:style-name="P18">"Ciao mondo!"</text:p>
            </table:table-cell>
            <table:table-cell table:style-name="Table1.A3">
              <text:p text:style-name="P18">char *<text:note text:note-class="footnote"><text:note-citation>38</text:note-citation><text:note-body><text:p text:style-name="P14">Leggilo come “puntatore a un char” o “puntatore a char”. "Char" per carattere. Anche se non riesco a trovare uno studio, sembra che la maggior parte delle persone lo pronunci aneddoticamente come “char”, una minoranza dice “car” e una manciata dice “care”. Parleremo di più sui puntatori più tardi.</text:p></text:note-body></text:note></text:p>
            </table:table-cell>
          </table:table-row>
        </table:table>
        <text:p text:style-name="P3"/>
      </text:section>
      <text:p text:style-name="P10">C fa uno sforzo per convertire automaticamente tra la maggior parte dei tipi numerici quando glielo chiedi. A parte questo tutte le conversioni sono manuali, in particolare tra stringhe e numerici.</text:p>
      <text:p text:style-name="P10">Quasi tutti i tipi in C sono varianti di questi tipi.</text:p>
      <text:p text:style-name="P10">Prima di poter usare una variabile devi<text:s/><text:span text:style-name="Emphasis1">dichiararla</text:span><text:s/>e dire a C che tipo contiene la variabile. Una volta dichiarato, il tipo di variabile non può essere modificato successivamente in fase di runtime. Ciò su cui lo imposti è quello che è finché non esce dal campo di applicazione e viene riassorbito nell'universo.</text:p>
      <text:p text:style-name="P10">Prendiamo il nostro precedente codice "Ciao mondo!" e aggiungiamo un paio di variabili:</text:p>
      <text:p text:style-name="P16"><text:span text:style-name="OrgSrcFontLockPreprocessorFace1">#include</text:span><text:s/><text:span text:style-name="OrgSrcFontLockStringFace1">&lt;stdio.h&gt;</text:span></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text:span text:style-name="OrgSrcFontLockTypeFace1">int</text:span><text:s/><text:span text:style-name="OrgSrcFontLockVariableNameFace1">i</text:span>;</text:p>
      <text:p text:style-name="P16"><text:span text:style-name="OrgSrcFontLockCommentDelimiterFace1">//<text:s/></text:span><text:span text:style-name="OrgSrcFontLockCommentFace1">Contiene numeri interi con segno, es. -3, -2, 0, 1, 10</text:span></text:p>
      <text:p text:style-name="P16"><text:s text:c="4"/><text:span text:style-name="OrgSrcFontLockTypeFace1">float</text:span><text:s/><text:span text:style-name="OrgSrcFontLockVariableNameFace1">f</text:span>;</text:p>
      <text:p text:style-name="P16"><text:span text:style-name="OrgSrcFontLockCommentDelimiterFace1">//<text:s/></text:span><text:span text:style-name="OrgSrcFontLockCommentFace1">Contiene numeri in virgola mobile es. -3.1416</text:span></text:p>
      <text:p text:style-name="P16"/>
      <text:p text:style-name="P16"><text:s text:c="4"/>printf(<text:span text:style-name="OrgSrcFontLockStringFace1">"Ciao mondo!\n"</text:span>);</text:p>
      <text:p text:style-name="P16"><text:span text:style-name="OrgSrcFontLockCommentDelimiterFace1">//<text:s/></text:span><text:span text:style-name="OrgSrcFontLockCommentFace1">Ah, qualcosa di familiare</text:span></text:p>
      <text:p text:style-name="P17">}</text:p>
      <text:p text:style-name="P10">Ecco! Abbiamo dichiarato un paio di variabili. Non li abbiamo ancora usati e non sono entrambi inizializzati. Uno contiene un numero intero e l'altro contiene un numero in virgola mobile (un numero reale se hai conoscenze di matematica).</text:p>
      <text:p text:style-name="P10">Le variabili non inizializzate hanno valore indeterminato<text:note text:note-class="footnote"><text:note-citation>39</text:note-citation><text:note-body><text:p text:style-name="P14">Colloquialmente, diciamo che hanno valori “casuali”, ma non lo sono veramente sono numeri pseudo-casuali.</text:p></text:note-body></text:note>. Devono essere inizializzati; altrimenti si deve presumere che contengano un numero senza senso.</text:p>
      <text:p text:style-name="P11">Questo è uno dei posti in cui C può “fregarti”. Nella maggior parte dei casi nella mia esperienza il valore indeterminato è zero… ma può variare da esecuzione a esecuzione! Non dare mai per scontato che il valore sarà zero, anche se lo vedi. Inizializza sempre esplicitamente le variabili su un valore prima di usarle.<text:note text:note-class="footnote"><text:note-citation>40</text:note-citation><text:note-body><text:p text:style-name="P14">Questo non è streattamente vero al 100%. Quando impareremo a conoscere l'archiviazione statica durata, scoprirai che alcune variabili vengono inizializzate a zero automaticamente. Ma la cosa sicura da fare è sempre inizializzarli.</text:p></text:note-body></text:note></text:p>
      <text:p text:style-name="P10">Che cos'è questo? Vuoi memorizzare alcuni numeri in quelle variabili? Follia!</text:p>
      <text:p text:style-name="P10">Andiamo avanti e facciamolo:</text:p>
      <text:p text:style-name="P16"><text:span text:style-name="OrgSrcFontLockTypeFace1">int</text:span><text:s/><text:span text:style-name="OrgSrcFontLockFunctionNameFace1">main</text:span>(<text:span text:style-name="OrgSrcFontLockTypeFace1">void</text:span>)</text:p>
      <text:p text:style-name="P16">{</text:p>
      <text:p text:style-name="P16"><text:s text:c="4"/><text:span text:style-name="OrgSrcFontLockTypeFace1">int</text:span><text:s/><text:span text:style-name="OrgSrcFontLockVariableNameFace1">i</text:span>;</text:p>
      <text:p text:style-name="P16"/>
      <text:p text:style-name="P16"><text:s text:c="4"/>i = 2;</text:p>
      <text:p text:style-name="P16"><text:span text:style-name="OrgSrcFontLockCommentDelimiterFace1">//<text:s/></text:span><text:span text:style-name="OrgSrcFontLockCommentFace1">Assegna il valore 2 alla variabile i</text:span></text:p>
      <text:p text:style-name="P16"/>
      <text:p text:style-name="P16"><text:s text:c="4"/>printf(<text:span text:style-name="OrgSrcFontLockStringFace1">"Ciao mondo!"</text:span>);</text:p>
      <text:p text:style-name="P17">}</text:p>
      <text:p text:style-name="P10">Killer. Abbiamo memorizzato un valore. Stampiamolo.</text:p>
      <text:p text:style-name="P10">Lo faremo passando<text:s/><text:span text:style-name="Emphasis1">due</text:span><text:s/>fantastici argomenti alla funzione<text:s/><text:span text:style-name="OrgCode1">printf()</text:span>. Il primo argomento è una stringa che descrive cosa stampare e come stamparlo (chiamata<text:s/><text:span text:style-name="Emphasis1">stringa di formato</text:span>), mentre il secondo è il valore da stampare, ovvero qualunque cosa si trovi nella variabile<text:s/><text:span text:style-name="OrgCode1">i</text:span>.</text:p>
      <text:p text:style-name="P10"><text:span text:style-name="OrgCode1">printf()</text:span><text:s/>cerca nella stringa di formato una varietà di sequenze speciali che iniziano con un segno di percentuale (<text:span text:style-name="OrgCode1">%</text:span>) che gli dicono cosa stampare. Ad esempio, se trova un<text:s/><text:span text:style-name="OrgCode1">%d</text:span>, cerca il parametro successivo che è stato passato e lo stampa come numero intero. Se trova un<text:s/><text:span text:style-name="OrgCode1">%f</text:span>, stampa il valore come float. Se trova un<text:s/><text:span text:style-name="OrgCode1">%s</text:span>, stampa una stringa.</text:p>
      <text:p text:style-name="P10">Pertanto, possiamo stampare il valore di vari tipi in questo modo:</text:p>
      <text:p text:style-name="P16"><text:span text:style-name="OrgSrcFontLockPreprocessorFace1">#include</text:span><text:s/><text:span text:style-name="OrgSrcFontLockStringFace1">&lt;stdio.h&gt;</text:span></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text:span text:style-name="OrgSrcFontLockTypeFace1">int</text:span><text:s/><text:span text:style-name="OrgSrcFontLockVariableNameFace1">i</text:span><text:s/>= 2;</text:p>
      <text:p text:style-name="P16"><text:s text:c="4"/><text:span text:style-name="OrgSrcFontLockTypeFace1">float</text:span><text:s/><text:span text:style-name="OrgSrcFontLockVariableNameFace1">f</text:span><text:s/>= 3.14;</text:p>
      <text:p text:style-name="P16"><text:s text:c="4"/><text:span text:style-name="OrgSrcFontLockTypeFace1">char</text:span><text:s/>*<text:span text:style-name="OrgSrcFontLockVariableNameFace1">s</text:span><text:s/>=<text:s/><text:span text:style-name="OrgSrcFontLockStringFace1">"Ciao mondo!"</text:span>;</text:p>
      <text:p text:style-name="P16"><text:span text:style-name="OrgSrcFontLockCommentDelimiterFace1">//<text:s/></text:span><text:span text:style-name="OrgSrcFontLockCommentFace1">char * ("puntatore char") è il tipo di stringa</text:span></text:p>
      <text:p text:style-name="P16"/>
      <text:p text:style-name="P16"><text:s text:c="4"/>printf(<text:span text:style-name="OrgSrcFontLockStringFace1">"%s <text:s/>i = %d e f = %f!\n"</text:span>, s, i, f);</text:p>
      <text:p text:style-name="P17">}</text:p>
      <text:p text:style-name="P10">E l'output sarà:</text:p>
      <text:p text:style-name="P17">Ciao mondo<text:span text:style-name="OrgSrcFontLockNegationCharFace1">!</text:span><text:s text:c="2"/>i = 2 e f = 3.14!</text:p>
      <text:p text:style-name="P10">In questo modo,<text:s/><text:span text:style-name="OrgCode1">printf()</text:span><text:s/>potrebbe essere simile a vari tipi di stringhe di formato o stringhe con parametri in altri linguaggi con cui hai familiarità.</text:p>
      <text:h text:outline-level="3" text:style-name="P19"><text:bookmark-start text:name="OrgXref.org0acd9d8"/><text:bookmark text:name="org0acd9d8"/>Tipi booleani<text:s/><text:bookmark-end text:name="OrgXref.org0acd9d8"/></text:h>
      <text:p text:style-name="P10">C ha tipi booleani, vero o falso?</text:p>
      <text:p text:style-name="P10"><text:span text:style-name="OrgCode1">1</text:span>!</text:p>
      <text:p text:style-name="P10">Storicamente, il C non aveva un tipo booleano, e alcuni potrebbero sostenere che non lo abbia ancora.</text:p>
      <text:p text:style-name="P10">In C,<text:s/><text:span text:style-name="OrgCode1">0</text:span><text:s/>significa "falso" e diverso da zero significa "vero".</text:p>
      <text:p text:style-name="P10">Quindi<text:s/><text:span text:style-name="OrgCode1">1</text:span><text:s/>è vero. E<text:s/><text:span text:style-name="OrgCode1">-37</text:span><text:s/>è vero. E<text:s/><text:span text:style-name="OrgCode1">0</text:span><text:s/>è falso.</text:p>
      <text:p text:style-name="P10">Puoi semplicemente dichiarare i tipi booleani come<text:s/><text:span text:style-name="OrgCode1">int</text:span>:</text:p>
      <text:p text:style-name="P16"><text:span text:style-name="OrgSrcFontLockTypeFace1">int</text:span><text:s/><text:span text:style-name="OrgSrcFontLockVariableNameFace1">x</text:span><text:s/>= 1;</text:p>
      <text:p text:style-name="P16"/>
      <text:p text:style-name="P16"><text:span text:style-name="OrgSrcFontLockKeywordFace1">if</text:span><text:s/>(x) {</text:p>
      <text:p text:style-name="P16"><text:s text:c="4"/>printf(<text:span text:style-name="OrgSrcFontLockStringFace1">"x è vero!\n"</text:span>);</text:p>
      <text:p text:style-name="P17">}</text:p>
      <text:p text:style-name="P10">Se<text:s/><text:span text:style-name="OrgCode1">#include &lt;stdbool.h&gt;</text:span><text:s/>avrai anche accesso ad alcuni nomi simbolici che potrebbero rendere le cose più familiari vale a dire un tipo<text:s/><text:span text:style-name="OrgCode1">bool</text:span><text:s/>e valori<text:s/><text:span text:style-name="OrgCode1">true</text:span><text:s/>e<text:s/><text:span text:style-name="OrgCode1">false</text:span>:</text:p>
      <text:p text:style-name="P16"><text:span text:style-name="OrgSrcFontLockPreprocessorFace1">#include</text:span><text:s/><text:span text:style-name="OrgSrcFontLockStringFace1">&lt;stdio.h&gt;</text:span></text:p>
      <text:p text:style-name="P16"><text:span text:style-name="OrgSrcFontLockPreprocessorFace1">#include</text:span><text:s/><text:span text:style-name="OrgSrcFontLockStringFace1">&lt;stdbool.h&gt;</text:span></text:p>
      <text:p text:style-name="P16"/>
      <text:p text:style-name="P16"><text:span text:style-name="OrgSrcFontLockTypeFace1">int</text:span><text:s/><text:span text:style-name="OrgSrcFontLockFunctionNameFace1">main</text:span>(<text:span text:style-name="OrgSrcFontLockTypeFace1">void</text:span>) {</text:p>
      <text:p text:style-name="P16"><text:s text:c="4"/><text:span text:style-name="OrgSrcFontLockTypeFace1">bool</text:span><text:s/><text:span text:style-name="OrgSrcFontLockVariableNameFace1">x</text:span><text:s/>=<text:s/><text:span text:style-name="OrgSrcFontLockConstantFace1">true</text:span>;</text:p>
      <text:p text:style-name="P16"/>
      <text:p text:style-name="P16"><text:s text:c="4"/><text:span text:style-name="OrgSrcFontLockKeywordFace1">if</text:span><text:s/>(x) {</text:p>
      <text:p text:style-name="P16"><text:s text:c="8"/>printf(<text:span text:style-name="OrgSrcFontLockStringFace1">"x è vero!\n"</text:span>);</text:p>
      <text:p text:style-name="P16"><text:s text:c="4"/>}</text:p>
      <text:p text:style-name="P17">}</text:p>
      <text:p text:style-name="P10">Ma questi sono identici all'utilizzo di valori interi per vero e falso. Sono solo una facciata per far sembrare le cose belle.</text:p>
      <text:h text:outline-level="2" text:style-name="P15"><text:bookmark-start text:name="OrgXref.orgfd88453"/><text:bookmark text:name="orgfd88453"/>Operatori ed espressioni<text:s/><text:bookmark-end text:name="OrgXref.orgfd88453"/></text:h>
      <text:p text:style-name="P10">Gli operatori C dovrebbero esserti familiari da altri linguaggi. Esaminiamone alcuni qui.</text:p>
      <text:p text:style-name="P10">(Ci sono molti più dettagli oltre a questi, ma faremo abbastanza in questa sezione per iniziare.)</text:p>
      <text:h text:outline-level="3" text:style-name="P19"><text:bookmark text:name="orgf2cab9d"/><text:bookmark-start text:name="OrgXref.orgf2cab9d"/>Aritmetica<text:s/><text:bookmark-end text:name="OrgXref.orgf2cab9d"/></text:h>
      <text:p text:style-name="P10">Speriamo che questi siano familiari:</text:p>
      <text:p text:style-name="P16">i = i + 3;</text:p>
      <text:p text:style-name="P16"><text:span text:style-name="OrgSrcFontLockCommentDelimiterFace1">//<text:s/></text:span><text:span text:style-name="OrgSrcFontLockCommentFace1">Somma (+) e operatore assegnazione (=), aggiungere 3 a i</text:span></text:p>
      <text:p text:style-name="P16">i = i - 8;</text:p>
      <text:p text:style-name="P16"><text:span text:style-name="OrgSrcFontLockCommentDelimiterFace1">//<text:s/></text:span><text:span text:style-name="OrgSrcFontLockCommentFace1">Sottrazione, sottrarre 8 da i</text:span></text:p>
      <text:p text:style-name="P16">i = i * 9;</text:p>
      <text:p text:style-name="P16"><text:span text:style-name="OrgSrcFontLockCommentDelimiterFace1">//<text:s/></text:span><text:span text:style-name="OrgSrcFontLockCommentFace1">Moltiplicazione</text:span></text:p>
      <text:p text:style-name="P16">i = i / 2;</text:p>
      <text:p text:style-name="P16"><text:span text:style-name="OrgSrcFontLockCommentDelimiterFace1">//<text:s/></text:span><text:span text:style-name="OrgSrcFontLockCommentFace1">Divisione</text:span></text:p>
      <text:p text:style-name="P16">i = i % 5;</text:p>
      <text:p text:style-name="P17"><text:span text:style-name="OrgSrcFontLockCommentDelimiterFace1">//<text:s/></text:span><text:span text:style-name="OrgSrcFontLockCommentFace1">Modulo (division remainder)</text:span></text:p>
      <text:p text:style-name="P10">Esistono varianti abbreviate per tutto quanto sopra. Ognuna di queste righe potrebbe essere scritta più concisamente come:</text:p>
      <text:p text:style-name="P16">i += 3;</text:p>
      <text:p text:style-name="P16"><text:span text:style-name="OrgSrcFontLockCommentDelimiterFace1">//<text:s/></text:span><text:span text:style-name="OrgSrcFontLockCommentFace1">uguale a "i = i + 3", aggiungere 3 a i</text:span></text:p>
      <text:p text:style-name="P16">i -= 8;</text:p>
      <text:p text:style-name="P16"><text:span text:style-name="OrgSrcFontLockCommentDelimiterFace1">//<text:s/></text:span><text:span text:style-name="OrgSrcFontLockCommentFace1">uguale a "i = i - 8"</text:span></text:p>
      <text:p text:style-name="P16"><text:span text:style-name="OrgSrcFontLockTypeFace1">i</text:span><text:s/>*= 9;</text:p>
      <text:p text:style-name="P16"><text:span text:style-name="OrgSrcFontLockCommentDelimiterFace1">//<text:s/></text:span><text:span text:style-name="OrgSrcFontLockCommentFace1">uguale a "i = i * 9"</text:span></text:p>
      <text:p text:style-name="P16">i /= 2;</text:p>
      <text:p text:style-name="P16"><text:span text:style-name="OrgSrcFontLockCommentDelimiterFace1">//<text:s/></text:span><text:span text:style-name="OrgSrcFontLockCommentFace1">uguale a "i = i / 2"</text:span></text:p>
      <text:p text:style-name="P16">i %= 5;</text:p>
      <text:p text:style-name="P17"><text:span text:style-name="OrgSrcFontLockCommentDelimiterFace1">//<text:s/></text:span><text:span text:style-name="OrgSrcFontLockCommentFace1">uguale a "i = i % 5"</text:span></text:p>
      <text:p text:style-name="P10">Non c'è l'esponenziale. Dovrai utilizzare una delle varianti della funzione<text:s/><text:span text:style-name="OrgCode1">pow()</text:span><text:s/>da<text:s/><text:span text:style-name="OrgCode1">math.h</text:span>. Entriamo in alcune delle cose più strane che potresti non avere negli altri linguaggi!</text:p>
      <text:h text:outline-level="3" text:style-name="P19"><text:bookmark text:name="org1bd7d7e"/><text:bookmark-start text:name="OrgXref.org1bd7d7e"/>Operatore ternario<text:s/><text:bookmark-end text:name="OrgXref.org1bd7d7e"/></text:h>
      <text:p text:style-name="P10">C include anche l'<text:span text:style-name="Emphasis1">operatore ternario</text:span>. Questa è un'espressione il cui valore dipende dal risultato di un condizionale incorporato in essa.</text:p>
      <text:p text:style-name="P16"><text:span text:style-name="OrgSrcFontLockCommentDelimiterFace1">//<text:s/></text:span><text:span text:style-name="OrgSrcFontLockCommentFace1">Se x &gt; 10, aggiunge 17 a y. Altrimenti aggiungi 37 a y.</text:span></text:p>
      <text:p text:style-name="P16"/>
      <text:p text:style-name="P17">y += x &gt; 10? 17: 37;</text:p>
      <text:p text:style-name="P10">Che casino! Ti abituerai più lo leggerai. Per dare una mano, riscriverò l'espressione sopra usando le istruzioni<text:s/><text:span text:style-name="OrgCode1">if</text:span>:</text:p>
      <text:p text:style-name="P16"><text:span text:style-name="OrgSrcFontLockCommentDelimiterFace1">//<text:s/></text:span><text:span text:style-name="OrgSrcFontLockCommentFace1">Questa espressione:</text:span></text:p>
      <text:p text:style-name="P16"/>
      <text:p text:style-name="P16">y += x &gt; 10? 17: 37;</text:p>
      <text:p text:style-name="P16"/>
      <text:p text:style-name="P16"><text:span text:style-name="OrgSrcFontLockCommentDelimiterFace1">//<text:s/></text:span><text:span text:style-name="OrgSrcFontLockCommentFace1">è equivalente a questa non-espressione:</text:span></text:p>
      <text:p text:style-name="P16"/>
      <text:p text:style-name="P16"><text:span text:style-name="OrgSrcFontLockKeywordFace1">if</text:span><text:s/>(x &gt; 10)</text:p>
      <text:p text:style-name="P16"><text:s text:c="4"/>y += 17;</text:p>
      <text:p text:style-name="P16"><text:span text:style-name="OrgSrcFontLockKeywordFace1">else</text:span></text:p>
      <text:p text:style-name="P17"><text:s text:c="4"/>y += 37;</text:p>
      <text:p text:style-name="P10">Confronta questi due finché non vedi ciascuno dei componenti dell'operatore ternario.</text:p>
      <text:p text:style-name="P10">Oppure, un altro esempio che viene stampato se un numero memorizzato in<text:s/><text:span text:style-name="OrgCode1">x</text:span><text:s/>è pari o dispari:</text:p>
      <text:p text:style-name="P17">printf(<text:span text:style-name="OrgSrcFontLockStringFace1">"Il numero %d è %s.\n"</text:span>, x, x % 2 == 0?<text:s/><text:span text:style-name="OrgSrcFontLockStringFace1">"pari"</text:span>:<text:s/><text:span text:style-name="OrgSrcFontLockStringFace1">"dispari"</text:span>);</text:p>
      <text:p text:style-name="P10">L'identificatore di formato<text:s/><text:span text:style-name="OrgCode1">%s</text:span><text:s/>in<text:s/><text:span text:style-name="OrgCode1">printf()</text:span><text:s/>significa stampare una stringa. Se l'espressione<text:s/><text:span text:style-name="OrgCode1">x % 2</text:span><text:s/>restituisce 0, il valore dell'intera espressione ternaria restituisce la stringa "<text:span text:style-name="OrgCode1">pari</text:span>". Altrimenti restituisce la stringa "<text:span text:style-name="OrgCode1">dispari</text:span>". Abbastanza bello!</text:p>
      <text:p text:style-name="P10">È importante notare che l'operatore ternario non è un controllo di flusso come lo è l'istruzione<text:s/><text:span text:style-name="OrgCode1">if</text:span>. È solo un'espressione che restituisce un valore.</text:p>
      <text:h text:outline-level="3" text:style-name="P19"><text:bookmark-start text:name="OrgXref.orgefc509c"/><text:bookmark text:name="orgefc509c"/>Incremento e decremento pre e post<text:s/><text:bookmark-end text:name="OrgXref.orgefc509c"/></text:h>
      <text:p text:style-name="P10">Ora, scherziamo con un'altra cosa che potresti non aver visto.</text:p>
      <text:p text:style-name="P10">Questi sono i leggendari operatori post-incremento e post-decremento:</text:p>
      <text:p text:style-name="P16">i++;</text:p>
      <text:p text:style-name="P16"><text:span text:style-name="OrgSrcFontLockCommentDelimiterFace1">//<text:s/></text:span><text:span text:style-name="OrgSrcFontLockCommentFace1">Aggiungi uno a i (post-incremento)</text:span></text:p>
      <text:p text:style-name="P16">i--;</text:p>
      <text:p text:style-name="P17"><text:span text:style-name="OrgSrcFontLockCommentDelimiterFace1">//<text:s/></text:span><text:span text:style-name="OrgSrcFontLockCommentFace1">Sottrai uno a i (post-decremento)</text:span></text:p>
      <text:p text:style-name="P10">Molto comunemente questi sono usati solo come versioni più brevi di:</text:p>
      <text:p text:style-name="P16">i += 1;</text:p>
      <text:p text:style-name="P16"><text:span text:style-name="OrgSrcFontLockCommentDelimiterFace1">//<text:s/></text:span><text:span text:style-name="OrgSrcFontLockCommentFace1">Aggiungi uno a i</text:span></text:p>
      <text:p text:style-name="P16">i -= 1;</text:p>
      <text:p text:style-name="P17"><text:span text:style-name="OrgSrcFontLockCommentDelimiterFace1">//<text:s/></text:span><text:span text:style-name="OrgSrcFontLockCommentFace1">Sottrai uno a i</text:span></text:p>
      <text:p text:style-name="P10">ma sono più sottilmente diversi, i furfanti intelligenti.</text:p>
      <text:p text:style-name="P10">Diamo un'occhiata a questa variante:pre-incremento e pre-decremento:</text:p>
      <text:p text:style-name="P16">++i;</text:p>
      <text:p text:style-name="P16"><text:span text:style-name="OrgSrcFontLockCommentDelimiterFace1">//<text:s/></text:span><text:span text:style-name="OrgSrcFontLockCommentFace1">Aggiungi uno a i (pre-incremento)</text:span></text:p>
      <text:p text:style-name="P16">++i;</text:p>
      <text:p text:style-name="P17"><text:span text:style-name="OrgSrcFontLockCommentDelimiterFace1">//<text:s/></text:span><text:span text:style-name="OrgSrcFontLockCommentFace1">Sottrai uno a i (pre-decremento)</text:span></text:p>
      <text:p text:style-name="P10">Con il preincremento e il predecremento il valore della variabile viene incrementato o decrementato<text:s/><text:span text:style-name="Emphasis1">prima</text:span><text:s/>che l'espressione venga valutata. Poi l'espressione viene valutata con il nuovo valore.</text:p>
      <text:p text:style-name="P10">Con post-incremento e post-decremento il valore dell'espressione viene prima calcolato con il valore così com'è, quindi il valore viene incrementato o decrementato<text:s/><text:span text:style-name="Emphasis1">dopo</text:span><text:s/>che è stato determinato il valore dell'espressione.</text:p>
      <text:p text:style-name="P10">Puoi effettivamente incorporarli in espressioni come questa:</text:p>
      <text:p text:style-name="P16">i = 10;</text:p>
      <text:p text:style-name="P16">j = 5 + i++;</text:p>
      <text:p text:style-name="P16"><text:span text:style-name="OrgSrcFontLockCommentDelimiterFace1">//<text:s/></text:span><text:span text:style-name="OrgSrcFontLockCommentFace1">Calcola 5 + i, _poi_ incrementa i</text:span></text:p>
      <text:p text:style-name="P16"/>
      <text:p text:style-name="P16">printf(<text:span text:style-name="OrgSrcFontLockStringFace1">"%d, %d\n"</text:span>, i, j);</text:p>
      <text:p text:style-name="P17"><text:span text:style-name="OrgSrcFontLockCommentDelimiterFace1">//<text:s/></text:span><text:span text:style-name="OrgSrcFontLockCommentFace1">Stampa 11, 15</text:span></text:p>
      <text:p text:style-name="P10">Confrontiamolo con l'operatore di pre-incremento:</text:p>
      <text:p text:style-name="P16">i = 10;</text:p>
      <text:p text:style-name="P16">j = 5 + ++i;</text:p>
      <text:p text:style-name="P16"><text:span text:style-name="OrgSrcFontLockCommentDelimiterFace1">//<text:s/></text:span><text:span text:style-name="OrgSrcFontLockCommentFace1">Incrementa i, _poi_ calcola 5 + i</text:span></text:p>
      <text:p text:style-name="P16"/>
      <text:p text:style-name="P16">printf(<text:span text:style-name="OrgSrcFontLockStringFace1">"%d, %d\n"</text:span>, i, j);</text:p>
      <text:p text:style-name="P17"><text:span text:style-name="OrgSrcFontLockCommentDelimiterFace1">//<text:s/></text:span><text:span text:style-name="OrgSrcFontLockCommentFace1">Stampa 11, 16</text:span></text:p>
      <text:p text:style-name="P10">Questa tecnica viene utilizzata frequentemente con l'accesso e la manipolazione di array e puntatori. Ti dà un modo per utilizzare il valore in una variabile e anche aumentare o diminuire quel valore prima o dopo che venga utilizzato.</text:p>
      <text:p text:style-name="P10">Ma di gran lunga il posto più comune in cui vedrai questo è in un ciclo<text:s/><text:span text:style-name="OrgCode1">for</text:span>:</text:p>
      <text:p text:style-name="P16"><text:span text:style-name="OrgSrcFontLockKeywordFace1">for</text:span><text:s/>(i = 0; i &lt; 10; i++)</text:p>
      <text:p text:style-name="P17"><text:s text:c="4"/>printf(<text:span text:style-name="OrgSrcFontLockStringFace1">"i è %d\n"</text:span>, i);</text:p>
      <text:p text:style-name="P10">Ma ne parleremo più avanti.</text:p>
      <text:h text:outline-level="3" text:style-name="P19"><text:bookmark-start text:name="OrgXref.org6ddcb62"/><text:bookmark text:name="org6ddcb62"/>L'operatore virgola<text:s/><text:bookmark-end text:name="OrgXref.org6ddcb62"/></text:h>
      <text:p text:style-name="P10">Questo è un modo non comunemente utilizzato per separare le espressioni che verranno eseguite da sinistra a destra:</text:p>
      <text:p text:style-name="P16">x = 10, y = 20;</text:p>
      <text:p text:style-name="P17"><text:span text:style-name="OrgSrcFontLockCommentDelimiterFace1">//<text:s/></text:span><text:span text:style-name="OrgSrcFontLockCommentFace1">Assegna prima 10 a x, poi 20 a y</text:span></text:p>
      <text:p text:style-name="P10">Sembra un po' sciocco dato che potresti semplicemente sostituire la virgola con un punto e virgola giusto?</text:p>
      <text:p text:style-name="P16">x = 10; y = 20;</text:p>
      <text:p text:style-name="P17"><text:span text:style-name="OrgSrcFontLockCommentDelimiterFace1">//<text:s/></text:span><text:span text:style-name="OrgSrcFontLockCommentFace1">Assegna prima 10 a x, poi 20 a y</text:span></text:p>
      <text:p text:style-name="P10">Ma questo è un po' diverso. Quest'ultima è composta da due espressioni separate, mentre la prima è un'unica espressione!</text:p>
      <text:p text:style-name="P16">x = (1, 2, 3);</text:p>
      <text:p text:style-name="P16"/>
      <text:p text:style-name="P16">printf(<text:span text:style-name="OrgSrcFontLockStringFace1">"x is %d\n"</text:span>, x);</text:p>
      <text:p text:style-name="P17"><text:span text:style-name="OrgSrcFontLockCommentDelimiterFace1">//<text:s/></text:span><text:span text:style-name="OrgSrcFontLockCommentFace1">Stampa 3, perché 3 è più a destra nell'elenco delle virgole</text:span></text:p>
      <text:p text:style-name="P10">Ma anche questo è piuttosto artificioso. Un posto in cui viene comunemente utilizzato l'operatore virgola è nei cicli<text:s/><text:span text:style-name="OrgCode1">for</text:span><text:s/>per eseguire più operazioni in ciascuna sezione dell'istruzione:</text:p>
      <text:p text:style-name="P16"><text:span text:style-name="OrgSrcFontLockKeywordFace1">for</text:span><text:s/>(i = 0, j = 10; i &lt; 100; i++, j++)</text:p>
      <text:p text:style-name="P17"><text:s text:c="4"/>printf(<text:span text:style-name="OrgSrcFontLockStringFace1">"%d, %d\n"</text:span>, i, j);</text:p>
      <text:p text:style-name="P10">Lo riguarderemo più tardi.</text:p>
      <text:h text:outline-level="3" text:style-name="P19"><text:bookmark text:name="org05a5d6e"/><text:bookmark-start text:name="OrgXref.org05a5d6e"/>Operatori condizionali<text:s/><text:bookmark-end text:name="OrgXref.org05a5d6e"/></text:h>
      <text:p text:style-name="P10">Per i valori booleani abbiamo una serie di operatori standard:</text:p>
      <text:p text:style-name="P16">a == b;</text:p>
      <text:p text:style-name="P16"><text:span text:style-name="OrgSrcFontLockCommentDelimiterFace1">//<text:s/></text:span><text:span text:style-name="OrgSrcFontLockCommentFace1">Vero se a è equivalente a b</text:span></text:p>
      <text:p text:style-name="P16">a != b;</text:p>
      <text:p text:style-name="P16"><text:span text:style-name="OrgSrcFontLockCommentDelimiterFace1">//<text:s/></text:span><text:span text:style-name="OrgSrcFontLockCommentFace1">Vero se a non è equivalente a b</text:span></text:p>
      <text:p text:style-name="P16">a &lt; b;</text:p>
      <text:p text:style-name="P16"><text:span text:style-name="OrgSrcFontLockCommentDelimiterFace1">//<text:s/></text:span><text:span text:style-name="OrgSrcFontLockCommentFace1">Vero se a è minore di b</text:span></text:p>
      <text:p text:style-name="P16">a &gt; b;</text:p>
      <text:p text:style-name="P16"><text:span text:style-name="OrgSrcFontLockCommentDelimiterFace1">//<text:s/></text:span><text:span text:style-name="OrgSrcFontLockCommentFace1">Vero se a è maggiore di b</text:span></text:p>
      <text:p text:style-name="P16">a &lt;= b;</text:p>
      <text:p text:style-name="P16"><text:span text:style-name="OrgSrcFontLockCommentDelimiterFace1">//<text:s/></text:span><text:span text:style-name="OrgSrcFontLockCommentFace1">Vero se a è minore o uguale a b</text:span></text:p>
      <text:p text:style-name="P16">a &gt;= b;</text:p>
      <text:p text:style-name="P17"><text:span text:style-name="OrgSrcFontLockCommentDelimiterFace1">//<text:s/></text:span><text:span text:style-name="OrgSrcFontLockCommentFace1">Vero se a è maggiore o uguale a b</text:span></text:p>
      <text:p text:style-name="P10">Non confondere l'assegnazione<text:s/><text:span text:style-name="OrgCode1">=</text:span><text:s/>con il confronto<text:s/><text:span text:style-name="OrgCode1">==</text:span><text:s/>! Usa due uguali per confrontare, uno per assegnare.</text:p>
      <text:p text:style-name="P10">Possiamo usare le espressioni di confronto con le istruzioni<text:s/><text:span text:style-name="OrgCode1">if</text:span>:</text:p>
      <text:p text:style-name="P16"><text:span text:style-name="OrgSrcFontLockKeywordFace1">if</text:span><text:s/>(a &lt;= 10)</text:p>
      <text:p text:style-name="P17"><text:s text:c="4"/>printf(<text:span text:style-name="OrgSrcFontLockStringFace1">"Successo!\n"</text:span>);</text:p>
      <text:h text:outline-level="3" text:style-name="P19"><text:bookmark-start text:name="OrgXref.org8a95581"/><text:bookmark text:name="org8a95581"/>Operatori booleani<text:s/><text:bookmark-end text:name="OrgXref.org8a95581"/></text:h>
      <text:p text:style-name="P10">Possiamo concatenare o alterare le espressioni condizionali con gli operatori booleani per<text:s/><text:span text:style-name="Emphasis1">and</text:span>,<text:s/><text:span text:style-name="Emphasis1">or</text:span>, e<text:s/><text:span text:style-name="Emphasis1">not</text:span>.</text:p>
      <text:section text:name="Section3" text:style-name="OrgIndentedSection-Level-0">
        <text:p text:style-name="P3"/>
        <table:table table:style-name="Table1">
          <table:table-column table:style-name="Table1.A" table:number-columns-repeated="2"/>
          <table:table-row>
            <table:table-cell table:style-name="Table1.A1">
              <text:p text:style-name="P18">Operatore</text:p>
            </table:table-cell>
            <table:table-cell table:style-name="Table1.A1">
              <text:p text:style-name="P18">significato booleano</text:p>
            </table:table-cell>
          </table:table-row>
          <table:table-row>
            <table:table-cell table:style-name="Table1.A2">
              <text:p text:style-name="P18"><text:span text:style-name="OrgCode1">&amp;&amp;</text:span></text:p>
            </table:table-cell>
            <table:table-cell table:style-name="Table1.A2">
              <text:p text:style-name="P18">and</text:p>
            </table:table-cell>
          </table:table-row>
          <table:table-row>
            <table:table-cell table:style-name="Table1.A2">
              <text:p text:style-name="P18"><text:span text:style-name="OrgCode1">$\vert \vert$</text:span></text:p>
            </table:table-cell>
            <table:table-cell table:style-name="Table1.A2">
              <text:p text:style-name="P18">or</text:p>
            </table:table-cell>
          </table:table-row>
          <table:table-row>
            <table:table-cell table:style-name="Table1.A3">
              <text:p text:style-name="P18"><text:span text:style-name="OrgCode1">!</text:span></text:p>
            </table:table-cell>
            <table:table-cell table:style-name="Table1.A3">
              <text:p text:style-name="P18">not</text:p>
            </table:table-cell>
          </table:table-row>
        </table:table>
        <text:p text:style-name="P3"/>
      </text:section>
      <text:p text:style-name="P10">Un esempio di booleano “and”:</text:p>
      <text:p text:style-name="P16"><text:span text:style-name="OrgSrcFontLockCommentDelimiterFace1">//<text:s/></text:span><text:span text:style-name="OrgSrcFontLockCommentFace1">Fa qualcosa se x è minore di 10 ey maggiore di 20:</text:span></text:p>
      <text:p text:style-name="P16"/>
      <text:p text:style-name="P16"><text:span text:style-name="OrgSrcFontLockKeywordFace1">if</text:span><text:s/>(x &lt; 10 &amp;&amp; y &gt; 20)</text:p>
      <text:p text:style-name="P17"><text:s text:c="2"/>printf(<text:span text:style-name="OrgSrcFontLockStringFace1">"Fai qualcosa!\n"</text:span>);</text:p>
      <text:p text:style-name="P10">Un esempio di booleano “not”:</text:p>
      <text:p text:style-name="P16"><text:span text:style-name="OrgSrcFontLockKeywordFace1">if</text:span><text:s/>(<text:span text:style-name="OrgSrcFontLockNegationCharFace1">!</text:span>(x &lt; 12))</text:p>
      <text:p text:style-name="P17"><text:s text:c="4"/>printf(<text:span text:style-name="OrgSrcFontLockStringFace1">"x non è inferiore a 12\n"</text:span>);</text:p>
      <text:p text:style-name="P10">! ha una precedenza maggiore rispetto agli altri operatori booleani, quindi in questo caso dobbiamo usare le parentesi.</text:p>
      <text:p text:style-name="P10">Naturalmente è lo stesso di:</text:p>
      <text:p text:style-name="P16"><text:span text:style-name="OrgSrcFontLockKeywordFace1">if</text:span><text:s/>(x &gt;= 12)</text:p>
      <text:p text:style-name="P17"><text:s text:c="4"/>printf(<text:span text:style-name="OrgSrcFontLockStringFace1">"x non è inferiore a 12\n"</text:span>);</text:p>
      <text:p text:style-name="P10">ma mi serviva l'esempio!</text:p>
      <text:h text:outline-level="3" text:style-name="P19"><text:bookmark-start text:name="OrgXref.org418e833"/><text:bookmark text:name="org418e833"/>L’operatore<text:s/><text:span text:style-name="OrgCode1">sizeof</text:span><text:s/><text:bookmark-end text:name="OrgXref.org418e833"/></text:h>
      <text:p text:style-name="P10">Questo operatore indica la dimensione (in byte) che una particolare variabile o tipo di dati utilizza in memoria.</text:p>
      <text:p text:style-name="P10">Più in particolare ti dice la dimensione (in byte) che il<text:s/><text:span text:style-name="Emphasis1">tipo di una particolare espressione</text:span><text:s/>(che potrebbe essere solo una singola variabile) utilizza in memoria.</text:p>
      <text:p text:style-name="P10">Questo può essere diverso su sistemi diversi ad eccezione di<text:s/><text:span text:style-name="OrgCode1">char</text:span><text:s/>e le sue varianti (che sono sempre 1 byte).</text:p>
      <text:p text:style-name="P10">E questo potrebbe non sembrare molto utile ora, ma ne faremo riferimento qua, quindi vale la pena trattarlo.</text:p>
      <text:p text:style-name="P10">Dato che questo calcola il numero di byte necessari per immagazzinare un tipo, potresti pensare che restituirebbe un<text:s/><text:span text:style-name="OrgCode1">int</text:span>. Oppure… poiché la dimensione non può essere negativa forse un<text:s/><text:span text:style-name="OrgCode1">unsigned</text:span>?</text:p>
      <text:p text:style-name="P10">Ma scopriamo che C ha un tipo speciale per rappresentare il valore ritornato da sizeof. È<text:s/><text:span text:style-name="OrgCode1">size_t</text:span>, pronunciato “size tee”<text:note text:note-class="footnote"><text:note-citation>41</text:note-citation><text:note-body><text:p text:style-name="P14">_t è l'abbreviazione di<text:s/><text:span text:style-name="OrgCode1">type</text:span>.</text:p></text:note-body></text:note>. Sappiamo solo che è un tipo intero senza segno che contiene la dimensione in byte di qualsiasi cosa restituisce<text:s/><text:span text:style-name="OrgCode1">sizeof</text:span>.</text:p>
      <text:p text:style-name="P10"><text:span text:style-name="OrgCode1">size_t</text:span><text:s/>si presenta in molti posti diversi dove il conteggio delle cose vengono passati o restituiti. Consideratelo come un valore che rappresenta il conteggio.</text:p>
      <text:p text:style-name="P10">Puoi prendere il<text:s/><text:span text:style-name="OrgCode1">sizeof</text:span><text:s/>di una variabile o di un'espressione:</text:p>
      <text:p text:style-name="P16"><text:span text:style-name="OrgSrcFontLockTypeFace1">int</text:span><text:s/><text:span text:style-name="OrgSrcFontLockVariableNameFace1">a</text:span><text:s/>= 999;</text:p>
      <text:p text:style-name="P16"/>
      <text:p text:style-name="P16"><text:span text:style-name="OrgSrcFontLockCommentDelimiterFace1">//<text:s/></text:span><text:span text:style-name="OrgSrcFontLockCommentFace1">%zu è l'identificatore di formato per il tipo size_t</text:span></text:p>
      <text:p text:style-name="P16"/>
      <text:p text:style-name="P16">printf(<text:span text:style-name="OrgSrcFontLockStringFace1">"%zu\n"</text:span>,<text:s/><text:span text:style-name="OrgSrcFontLockKeywordFace1">sizeof</text:span><text:s/>a);</text:p>
      <text:p text:style-name="P16"><text:span text:style-name="OrgSrcFontLockCommentDelimiterFace1">//<text:s/></text:span><text:span text:style-name="OrgSrcFontLockCommentFace1">Stampa 4 sul mio sistema</text:span></text:p>
      <text:p text:style-name="P16">printf(<text:span text:style-name="OrgSrcFontLockStringFace1">"%zu\n"</text:span>,<text:s/><text:span text:style-name="OrgSrcFontLockKeywordFace1">sizeof</text:span>(2 + 7));</text:p>
      <text:p text:style-name="P16"><text:span text:style-name="OrgSrcFontLockCommentDelimiterFace1">//<text:s/></text:span><text:span text:style-name="OrgSrcFontLockCommentFace1">Stampa 4 sul mio sistema</text:span></text:p>
      <text:p text:style-name="P16">printf(<text:span text:style-name="OrgSrcFontLockStringFace1">"%zu\n"</text:span>,<text:s/><text:span text:style-name="OrgSrcFontLockKeywordFace1">sizeof</text:span><text:s/>3.14);</text:p>
      <text:p text:style-name="P16"><text:span text:style-name="OrgSrcFontLockCommentDelimiterFace1">//<text:s/></text:span><text:span text:style-name="OrgSrcFontLockCommentFace1">Stampa 8 sul mio sistema</text:span></text:p>
      <text:p text:style-name="P16"/>
      <text:p text:style-name="P17"><text:span text:style-name="OrgSrcFontLockCommentDelimiterFace1">//<text:s/></text:span><text:span text:style-name="OrgSrcFontLockCommentFace1">Se è necessario stampare valori size_t negativi utilizzare %zd</text:span></text:p>
      <text:p text:style-name="P10">Ricorda: è la dimensione in byte del<text:s/><text:span text:style-name="Emphasis1">tipo</text:span><text:s/>dell'espressione, non la dimensione dell'espressione stessa. Ecco perché la dimensione di<text:s/><text:span text:style-name="OrgCode1">2+7</text:span><text:s/>è uguale alla dimensione di<text:s/><text:span text:style-name="OrgCode1">a</text:span>: sono entrambi di tipo<text:s/><text:span text:style-name="OrgCode1">int</text:span>. Rivisiteremo questo numero 4 nel prossimo blocco di codice…</text:p>
      <text:p text:style-name="P10">…Dove vedremo che si può prendere il<text:s/><text:span text:style-name="OrgCode1">sizeof</text:span><text:s/>e di un tipo (nota che le parentesi sono obbligatorie attorno al nome di un tipo a differenza di un'espressione):</text:p>
      <text:p text:style-name="P16">printf(<text:span text:style-name="OrgSrcFontLockStringFace1">"%zu\n"</text:span>,<text:s/><text:span text:style-name="OrgSrcFontLockKeywordFace1">sizeof</text:span>(<text:span text:style-name="OrgSrcFontLockTypeFace1">int</text:span>));</text:p>
      <text:p text:style-name="P16"><text:span text:style-name="OrgSrcFontLockCommentDelimiterFace1">//<text:s/></text:span><text:span text:style-name="OrgSrcFontLockCommentFace1">Stampa 4 sul mio sistema</text:span></text:p>
      <text:p text:style-name="P16">printf(<text:span text:style-name="OrgSrcFontLockStringFace1">"%zu\n"</text:span>,<text:s/><text:span text:style-name="OrgSrcFontLockKeywordFace1">sizeof</text:span>(<text:span text:style-name="OrgSrcFontLockTypeFace1">char</text:span>));</text:p>
      <text:p text:style-name="P17"><text:span text:style-name="OrgSrcFontLockCommentDelimiterFace1">//<text:s/></text:span><text:span text:style-name="OrgSrcFontLockCommentFace1">Stampa 1 su tutti i sistemi</text:span></text:p>
      <text:p text:style-name="P10">È importante notare che<text:s/><text:span text:style-name="OrgCode1">sizeof</text:span><text:s/>è un'operazione in<text:s/><text:span text:style-name="Emphasis1">fase di compilazione</text:span><text:note text:note-class="footnote"><text:note-citation>42</text:note-citation><text:note-body><text:p text:style-name="P14">Tranne che con array di lunghezza variabile, ma questa è una storia per un'altra volta.</text:p></text:note-body></text:note>. Il risultato dell'espressione viene determinato interamente in fase di compilazione, non in fase di esecuzione.</text:p>
      <text:p text:style-name="P10">Ne faremo uso in seguito.</text:p>
      <text:h text:outline-level="2" text:style-name="P15"><text:bookmark text:name="org0f4f6e0"/><text:bookmark-start text:name="OrgXref.org0f4f6e0"/>Controllo del flusso<text:s/><text:bookmark-end text:name="OrgXref.org0f4f6e0"/></text:h>
      <text:p text:style-name="P10">I booleani vanno tutti bene ma ovviamente non arriviamo da nessuna parte se non riusciamo a controllare il flusso del programma. Diamo un'occhiata a una serie di costrutti:<text:s/><text:span text:style-name="OrgCode1">if</text:span>,<text:s/><text:span text:style-name="OrgCode1">for</text:span>,<text:s/><text:span text:style-name="OrgCode1">while</text:span><text:s/>e<text:s/><text:span text:style-name="OrgCode1">do-while</text:span>.</text:p>
      <text:p text:style-name="P10">Innanzitutto, una nota generale previsionale sulle dichiarazioni e sui blocchi di dichiarazioni fornite dal tuo amichevole sviluppatore C:</text:p>
      <text:p text:style-name="P10">Dopo un'istruzione<text:s/><text:span text:style-name="OrgCode1">if</text:span><text:s/>o<text:s/><text:span text:style-name="OrgCode1">while</text:span>,puoi mettere una singola istruzione da eseguire o un blocco di istruzioni da eseguire tutte in sequenza.</text:p>
      <text:p text:style-name="P10">Cominciamo con una sola dichiarazione:</text:p>
      <text:p text:style-name="P17"><text:span text:style-name="OrgSrcFontLockKeywordFace1">if</text:span><text:s/>(x == 10) printf(<text:span text:style-name="OrgSrcFontLockStringFace1">"x is 10\n"</text:span>);</text:p>
      <text:p text:style-name="P10">Talvolta viene anche scritto su una riga separata.(Gli spazi bianchi sono in gran parte irrilevanti in C: a differenza di Python.)</text:p>
      <text:p text:style-name="P16"><text:span text:style-name="OrgSrcFontLockKeywordFace1">if</text:span><text:s/>(x == 10)</text:p>
      <text:p text:style-name="P17"><text:s text:c="4"/>printf(<text:span text:style-name="OrgSrcFontLockStringFace1">"x è 10\n"</text:span>);</text:p>
      <text:p text:style-name="P10">Ma cosa succede se vuoi che succedano più cose a causa del condizionale? È possibile utilizzare le parentesi graffe per contrassegnare un<text:s/><text:span text:style-name="Emphasis1">blocco</text:span><text:s/>o un'<text:span text:style-name="Emphasis1">istruzione composta</text:span>.</text:p>
      <text:p text:style-name="P16"><text:s text:c="2"/><text:span text:style-name="OrgSrcFontLockKeywordFace1">if</text:span><text:s/>(x == 10)</text:p>
      <text:p text:style-name="P16"><text:s text:c="6"/>printf(<text:span text:style-name="OrgSrcFontLockStringFace1">"x è 10\n"</text:span>);</text:p>
      <text:p text:style-name="P16"><text:s text:c="6"/>printf(<text:span text:style-name="OrgSrcFontLockStringFace1">"E anche questo accade quando x è 10\n"</text:span>);</text:p>
      <text:p text:style-name="P17">}</text:p>
      <text:p text:style-name="P10">È uno stile molto comune usare<text:s/><text:span text:style-name="Emphasis1">sempre</text:span><text:s/>le parentesi graffe anche se non è necessario:</text:p>
      <text:p text:style-name="P16"><text:span text:style-name="OrgSrcFontLockKeywordFace1">if</text:span><text:s/>(x == 10) {</text:p>
      <text:p text:style-name="P16"><text:s text:c="4"/>printf(<text:span text:style-name="OrgSrcFontLockStringFace1">"x è 10\n"</text:span>);</text:p>
      <text:p text:style-name="P17">}</text:p>
      <text:p text:style-name="P10">Alcuni sviluppatori ritengono che il codice sia più facile da leggere ed eviti errori come questo in cui le cose sembrano visivamente essere nel blocco<text:s/><text:span text:style-name="OrgCode1">if</text:span>, ma in realtà non lo sono.</text:p>
      <text:p text:style-name="P16"><text:span text:style-name="OrgSrcFontLockCommentDelimiterFace1">//<text:s/></text:span><text:span text:style-name="OrgSrcFontLockCommentFace1">ESEMPIO DI ERRORE PESSIMO</text:span></text:p>
      <text:p text:style-name="P16"/>
      <text:p text:style-name="P16"><text:span text:style-name="OrgSrcFontLockKeywordFace1">if</text:span><text:s/>(x == 10)</text:p>
      <text:p text:style-name="P16"><text:s text:c="4"/>printf(<text:span text:style-name="OrgSrcFontLockStringFace1">"Ciò accade se x è 10\n"</text:span>);</text:p>
      <text:p text:style-name="P16"><text:s text:c="4"/>printf(<text:span text:style-name="OrgSrcFontLockStringFace1">"Questo accade SEMPRE\n"</text:span>);</text:p>
      <text:p text:style-name="P17"><text:span text:style-name="OrgSrcFontLockCommentDelimiterFace1">//<text:s/></text:span><text:span text:style-name="OrgSrcFontLockCommentFace1">Sorpresa!! Incondizionato!</text:span></text:p>
      <text:p text:style-name="P10"><text:span text:style-name="OrgCode1">while</text:span><text:s/>e<text:s/><text:span text:style-name="OrgCode1">for</text:span><text:s/>e gli altri loop funzionano allo stesso modo degli esempi precedenti. Se vuoi fare più cose in un ciclo o dopo un<text:s/><text:span text:style-name="OrgCode1">if</text:span>, avvolgile tra parentesi graffe.</text:p>
      <text:p text:style-name="P10">In altre parole l'<text:span text:style-name="OrgCode1">if</text:span><text:s/>eseguirà l'unica cosa dopo l'<text:span text:style-name="OrgCode1">if</text:span>. E quell'unica cosa può essere una singola affermazione o un blocco di affermazioni.</text:p>
      <text:h text:outline-level="3" text:style-name="P19"><text:bookmark text:name="org11db0a7"/><text:bookmark-start text:name="OrgXref.org11db0a7"/>L'istruzione<text:s/><text:span text:style-name="OrgCode1">if-else</text:span><text:s/><text:bookmark-end text:name="OrgXref.org11db0a7"/></text:h>
      <text:p text:style-name="P10">Abbiamo già utilizzato<text:s/><text:span text:style-name="OrgCode1">if</text:span><text:s/>per più esempi poiché è probabile che tu l'abbia già visto in un altro linguaggio, eccone un altro:</text:p>
      <text:p text:style-name="P16"><text:span text:style-name="OrgSrcFontLockTypeFace1">int</text:span><text:s/><text:span text:style-name="OrgSrcFontLockVariableNameFace1">i</text:span><text:s/>= 10;</text:p>
      <text:p text:style-name="P16"/>
      <text:p text:style-name="P16"><text:span text:style-name="OrgSrcFontLockKeywordFace1">if</text:span><text:s/>(i &gt; 10) {</text:p>
      <text:p text:style-name="P16"><text:s text:c="4"/>printf(<text:span text:style-name="OrgSrcFontLockStringFace1">"Sì, i è maggiore di 10.\n"</text:span>);</text:p>
      <text:p text:style-name="P16"><text:s text:c="4"/>printf(<text:span text:style-name="OrgSrcFontLockStringFace1">"E questo verrà stampato anche se i è maggiore di 10.\n"</text:span>);</text:p>
      <text:p text:style-name="P16">}</text:p>
      <text:p text:style-name="P16"/>
      <text:p text:style-name="P17"><text:span text:style-name="OrgSrcFontLockKeywordFace1">if</text:span><text:s/>(i &lt;= 10) printf(<text:span text:style-name="OrgSrcFontLockStringFace1">"i è inferiore o uguale a 10.\n"</text:span>);</text:p>
      <text:p text:style-name="P10">Nel codice di esempio il messaggio verrà stampato se<text:s/><text:span text:style-name="OrgCode1">i</text:span><text:s/>è maggiore di 10, altrimenti l'esecuzione continua alla riga successiva. Da notare le parentesi graffe dopo l'istruzione<text:s/><text:span text:style-name="OrgCode1">if</text:span>; se la condizione è vera verrà eseguita la prima istruzione o espressione subito dopo l'<text:span text:style-name="OrgCode1">if</text:span>, oppure verrà eseguita l’altro blocco di codice racchiusa tra le parentesi graffe dopo l'<text:span text:style-name="OrgCode1">if</text:span>. Questo tipo di comportamento del<text:s/><text:span text:style-name="Emphasis1">blocco di codice</text:span><text:s/>è comune a tutte le istruzioni.</text:p>
      <text:p text:style-name="P10">Naturalmente poiché il C è divertente in questo modo, puoi anche fare qualcosa se la condizione è falsa con una clausola<text:s/><text:span text:style-name="OrgCode1">else</text:span><text:s/>sul tuo<text:s/><text:span text:style-name="OrgCode1">if</text:span>:</text:p>
      <text:p text:style-name="P16"><text:span text:style-name="OrgSrcFontLockTypeFace1">int</text:span><text:s/><text:span text:style-name="OrgSrcFontLockVariableNameFace1">i</text:span><text:s/>= 99;</text:p>
      <text:p text:style-name="P16"/>
      <text:p text:style-name="P16"><text:span text:style-name="OrgSrcFontLockKeywordFace1">if</text:span><text:s/>(i == 10)</text:p>
      <text:p text:style-name="P16"><text:s text:c="4"/>printf(<text:span text:style-name="OrgSrcFontLockStringFace1">"i è 10!\n"</text:span>);</text:p>
      <text:p text:style-name="P16"><text:span text:style-name="OrgSrcFontLockKeywordFace1">else</text:span><text:s/>{</text:p>
      <text:p text:style-name="P16"><text:s text:c="4"/>printf(<text:span text:style-name="OrgSrcFontLockStringFace1">"i decisamente non è 10.\n"</text:span>);</text:p>
      <text:p text:style-name="P16"><text:s text:c="4"/>printf(<text:span text:style-name="OrgSrcFontLockStringFace1">"Il che mi irrita un po', francamente.\n"</text:span>);</text:p>
      <text:p text:style-name="P17">}</text:p>
      <text:p text:style-name="P10">E puoi anche metterli in cascata per testare una varietà di condizioni, come questa:</text:p>
      <text:p text:style-name="P16"><text:span text:style-name="OrgSrcFontLockTypeFace1">int</text:span><text:s/><text:span text:style-name="OrgSrcFontLockVariableNameFace1">i</text:span><text:s/>= 99;</text:p>
      <text:p text:style-name="P16"/>
      <text:p text:style-name="P16"><text:span text:style-name="OrgSrcFontLockKeywordFace1">if</text:span><text:s/>(i == 10)</text:p>
      <text:p text:style-name="P16"><text:s text:c="4"/>printf(<text:span text:style-name="OrgSrcFontLockStringFace1">"i è 10!\n"</text:span>);</text:p>
      <text:p text:style-name="P16"/>
      <text:p text:style-name="P16"><text:span text:style-name="OrgSrcFontLockKeywordFace1">else</text:span><text:s/><text:span text:style-name="OrgSrcFontLockKeywordFace1">if</text:span><text:s/>(i == 20)</text:p>
      <text:p text:style-name="P16"><text:s text:c="4"/>printf(<text:span text:style-name="OrgSrcFontLockStringFace1">"i è 20!\n"</text:span>);</text:p>
      <text:p text:style-name="P16"/>
      <text:p text:style-name="P16"><text:span text:style-name="OrgSrcFontLockKeywordFace1">else</text:span><text:s/><text:span text:style-name="OrgSrcFontLockKeywordFace1">if</text:span><text:s/>(i == 99) {</text:p>
      <text:p text:style-name="P16"><text:s text:c="4"/>printf(<text:span text:style-name="OrgSrcFontLockStringFace1">"i è 99! Il mio preferito\n"</text:span>);</text:p>
      <text:p text:style-name="P16"><text:s text:c="4"/>printf(<text:span text:style-name="OrgSrcFontLockStringFace1">"Non riesco a dirti quanto sono felice.\n"</text:span>);</text:p>
      <text:p text:style-name="P16"><text:s text:c="4"/>printf(<text:span text:style-name="OrgSrcFontLockStringFace1">"Davvero.\n"</text:span>);</text:p>
      <text:p text:style-name="P16">}</text:p>
      <text:p text:style-name="P16"/>
      <text:p text:style-name="P16"><text:span text:style-name="OrgSrcFontLockKeywordFace1">else</text:span></text:p>
      <text:p text:style-name="P17"><text:s text:c="4"/>printf(<text:span text:style-name="OrgSrcFontLockStringFace1">"i è un numero pazzesco di cui non ho mai sentito parlare.\n"</text:span>);</text:p>
      <text:p text:style-name="P10">Tuttavia se persegui questa strada dai un'occhiata all'istruzione<text:s/><text:span text:style-name="OrgCode1">switch</text:span><text:s/>per una soluzione potenzialmente migliore.Il problema è che<text:s/><text:span text:style-name="OrgCode1">switch</text:span><text:s/>funziona solo con confronti di uguaglianza con numeri costanti. La cascata<text:s/><text:span text:style-name="OrgCode1">if-else</text:span><text:s/>di cui sopra potrebbe controllare la disuguaglianza, gli intervalli, le variabili o qualsiasi altra cosa che puoi creare in un'espressione condizionale.</text:p>
      <text:h text:outline-level="3" text:style-name="P19"><text:bookmark-start text:name="OrgXref.org4441745"/><text:bookmark text:name="org4441745"/>L'istruzione while<text:s/><text:bookmark-end text:name="OrgXref.org4441745"/></text:h>
      <text:p text:style-name="P10"><text:span text:style-name="OrgCode1">while</text:span><text:s/>è il costrutto loop ordinario. Fai una cosa mentre l'espressione di una condizione è vera.</text:p>
      <text:p text:style-name="P10">Facciamone uno!</text:p>
      <text:p text:style-name="P16"><text:span text:style-name="OrgSrcFontLockCommentDelimiterFace1">//<text:s/></text:span><text:span text:style-name="OrgSrcFontLockCommentFace1">Stampa il seguente output:</text:span></text:p>
      <text:p text:style-name="P16"><text:span text:style-name="OrgSrcFontLockCommentDelimiterFace1">//</text:span></text:p>
      <text:p text:style-name="P16"><text:span text:style-name="OrgSrcFontLockCommentDelimiterFace1">//<text:s text:c="3"/></text:span><text:span text:style-name="OrgSrcFontLockCommentFace1">i è ora 0!</text:span></text:p>
      <text:p text:style-name="P16"><text:span text:style-name="OrgSrcFontLockCommentDelimiterFace1">//<text:s text:c="3"/></text:span><text:span text:style-name="OrgSrcFontLockCommentFace1">i è ora 1!</text:span></text:p>
      <text:p text:style-name="P16"><text:span text:style-name="OrgSrcFontLockCommentDelimiterFace1">//<text:s text:c="3"/></text:span><text:span text:style-name="OrgSrcFontLockCommentFace1">[ più o meno lo stesso tra 2 e 7 ]</text:span></text:p>
      <text:p text:style-name="P16"><text:span text:style-name="OrgSrcFontLockCommentDelimiterFace1">//<text:s text:c="3"/></text:span><text:span text:style-name="OrgSrcFontLockCommentFace1">i è ora 8!</text:span></text:p>
      <text:p text:style-name="P16"><text:span text:style-name="OrgSrcFontLockCommentDelimiterFace1">//<text:s text:c="3"/></text:span><text:span text:style-name="OrgSrcFontLockCommentFace1">i è ora 9!</text:span></text:p>
      <text:p text:style-name="P16"/>
      <text:p text:style-name="P16"><text:span text:style-name="OrgSrcFontLockTypeFace1">int</text:span><text:s/><text:span text:style-name="OrgSrcFontLockVariableNameFace1">i</text:span><text:s/>= 0;</text:p>
      <text:p text:style-name="P16"/>
      <text:p text:style-name="P16"><text:span text:style-name="OrgSrcFontLockKeywordFace1">while</text:span><text:s/>(i &lt; 10) {</text:p>
      <text:p text:style-name="P16"><text:s text:c="4"/>printf(<text:span text:style-name="OrgSrcFontLockStringFace1">"i è ora %d!\n"</text:span>, i);</text:p>
      <text:p text:style-name="P16"><text:s text:c="4"/>i++;</text:p>
      <text:p text:style-name="P16">}</text:p>
      <text:p text:style-name="P16"/>
      <text:p text:style-name="P17">printf(<text:span text:style-name="OrgSrcFontLockStringFace1">"Tutto fatto!\n"</text:span>);</text:p>
      <text:p text:style-name="P10">Qui otteniamo un ciclo di base. C ha anche un ciclo for che sarebbe stato più pulito per quell'esempio.</text:p>
      <text:p text:style-name="P10">Un uso non raro di while è per i cicli infiniti in cui si ripetono finchè è vero:</text:p>
      <text:p text:style-name="P16"><text:span text:style-name="OrgSrcFontLockKeywordFace1">while</text:span><text:s/>(1) {</text:p>
      <text:p text:style-name="P16"><text:s text:c="4"/>printf(<text:span text:style-name="OrgSrcFontLockStringFace1">"1 è sempre vero, quindi questo si ripete per sempre.\n"</text:span>);</text:p>
      <text:p text:style-name="P17">}</text:p>
      <text:h text:outline-level="3" text:style-name="P19"><text:bookmark text:name="orgf4e602f"/><text:bookmark-start text:name="OrgXref.orgf4e602f"/>L’istruzione<text:s/><text:span text:style-name="OrgCode1">do-while</text:span><text:s/><text:bookmark-end text:name="OrgXref.orgf4e602f"/></text:h>
      <text:p text:style-name="P10">Quindi ora che abbiamo sotto controllo l'istruzione<text:s/><text:span text:style-name="OrgCode1">while</text:span>, diamo un'occhiata al suo cugino strettamente correlato,<text:s/><text:span text:style-name="OrgCode1">do-while</text:span>.</text:p>
      <text:p text:style-name="P10">Sono fondamentalmente gli stessi, tranne se la condizione del ciclo è falsa al primo passaggio,<text:s/><text:span text:style-name="OrgCode1">do-while</text:span><text:s/>verrà eseguito una volta, ma<text:s/><text:span text:style-name="OrgCode1">while</text:span><text:s/>non verrà eseguito affatto. In altre parole, il test per vedere se eseguire o meno il blocco avviene alla<text:s/><text:span text:style-name="Emphasis1">fine</text:span><text:s/>del blocco con<text:s/><text:span text:style-name="OrgCode1">do-while</text:span>. Succede all'<text:span text:style-name="Emphasis1">inizio</text:span><text:s/>del blocco con<text:s/><text:span text:style-name="OrgCode1">while</text:span>.</text:p>
      <text:p text:style-name="P10">Vediamo con l'esempio:</text:p>
      <text:p text:style-name="P16"><text:span text:style-name="OrgSrcFontLockCommentDelimiterFace1">//<text:s/></text:span><text:span text:style-name="OrgSrcFontLockCommentFace1">Utilizzando un'istruzione while:</text:span></text:p>
      <text:p text:style-name="P16"/>
      <text:p text:style-name="P16">i = 10;</text:p>
      <text:p text:style-name="P16"/>
      <text:p text:style-name="P16"><text:span text:style-name="OrgSrcFontLockCommentDelimiterFace1">//<text:s/></text:span><text:span text:style-name="OrgSrcFontLockCommentFace1">questo non viene eseguito perché i non è inferiore a 10:</text:span></text:p>
      <text:p text:style-name="P16"><text:span text:style-name="OrgSrcFontLockKeywordFace1">while</text:span>(i &lt; 10) {</text:p>
      <text:p text:style-name="P16"><text:s text:c="4"/>printf(<text:span text:style-name="OrgSrcFontLockStringFace1">"mentre: lo è %d\n"</text:span>, i);</text:p>
      <text:p text:style-name="P16"><text:s text:c="4"/>i++;</text:p>
      <text:p text:style-name="P16">}</text:p>
      <text:p text:style-name="P16"/>
      <text:p text:style-name="P16"><text:span text:style-name="OrgSrcFontLockCommentDelimiterFace1">//<text:s/></text:span><text:span text:style-name="OrgSrcFontLockCommentFace1">Utilizzando un'istruzione do- while:</text:span></text:p>
      <text:p text:style-name="P16"/>
      <text:p text:style-name="P16">i = 10;</text:p>
      <text:p text:style-name="P16"/>
      <text:p text:style-name="P16"><text:span text:style-name="OrgSrcFontLockCommentDelimiterFace1">//<text:s/></text:span><text:span text:style-name="OrgSrcFontLockCommentFace1">questo viene eseguito una volta, perché la condizione del ciclo non viene controllata fino a</text:span></text:p>
      <text:p text:style-name="P16"><text:span text:style-name="OrgSrcFontLockCommentDelimiterFace1">//<text:s/></text:span><text:span text:style-name="OrgSrcFontLockCommentFace1">dopo l'esecuzione del corpo del ciclo:</text:span></text:p>
      <text:p text:style-name="P16"/>
      <text:p text:style-name="P16"><text:span text:style-name="OrgSrcFontLockKeywordFace1">do</text:span><text:s/>{</text:p>
      <text:p text:style-name="P16"><text:s text:c="4"/>printf(<text:span text:style-name="OrgSrcFontLockStringFace1">"do-while: i è %d\n"</text:span>, i);</text:p>
      <text:p text:style-name="P16"><text:s text:c="4"/>i++;</text:p>
      <text:p text:style-name="P16">}<text:s/><text:span text:style-name="OrgSrcFontLockKeywordFace1">while</text:span><text:s/>(i &lt; 10);</text:p>
      <text:p text:style-name="P16"/>
      <text:p text:style-name="P17">printf(<text:span text:style-name="OrgSrcFontLockStringFace1">"Tutto fatto!\n"</text:span>);</text:p>
      <text:p text:style-name="P10">Si noti che in entrambi i casi la condizione del ciclo è immediatamente falsa. Quindi se in while, il ciclo fallisce e il blocco di codice successivo non viene mai eseguito. Con il<text:s/><text:span text:style-name="OrgCode1">do-while</text:span>, invece, la condizione viene verificata<text:s/><text:span text:style-name="Emphasis1">dopo</text:span><text:s/>l'esecuzione del blocco di codice, quindi viene sempre eseguito almeno una volta. In questo caso, stampa il messaggio, incrementa<text:s/><text:span text:style-name="OrgCode1">i</text:span>, poi fallisce la condizione e continua fino alla schermata "Tutto fatto!".</text:p>
      <text:p text:style-name="P10">La morale della storia è questa: se vuoi che il ciclo venga eseguito almeno una volta indipendentemente dalle condizioni del ciclo usa<text:s/><text:span text:style-name="OrgCode1">do-while</text:span>.</text:p>
      <text:p text:style-name="P10">Tutti questi esempi avrebbero potuto essere fatti meglio con un ciclo<text:s/><text:span text:style-name="OrgCode1">for</text:span>. Facciamo qualcosa di meno deterministico: si ripete finché non esce un certo numero casuale!</text:p>
      <text:p text:style-name="P16"><text:span text:style-name="OrgSrcFontLockPreprocessorFace1">#include</text:span><text:s/><text:span text:style-name="OrgSrcFontLockStringFace1">&lt;stdio.h&gt;</text:span></text:p>
      <text:p text:style-name="P16"><text:span text:style-name="OrgSrcFontLockCommentDelimiterFace1">//<text:s/></text:span><text:span text:style-name="OrgSrcFontLockCommentFace1">Per printf</text:span></text:p>
      <text:p text:style-name="P16"><text:span text:style-name="OrgSrcFontLockPreprocessorFace1">#include</text:span><text:s/><text:span text:style-name="OrgSrcFontLockStringFace1">&lt;stdlib.h&gt;</text:span></text:p>
      <text:p text:style-name="P16"><text:span text:style-name="OrgSrcFontLockCommentDelimiterFace1">//<text:s/></text:span><text:span text:style-name="OrgSrcFontLockCommentFace1">Per rand</text:span></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text:span text:style-name="OrgSrcFontLockTypeFace1">int</text:span><text:s/><text:span text:style-name="OrgSrcFontLockVariableNameFace1">r</text:span>;</text:p>
      <text:p text:style-name="P16"/>
      <text:p text:style-name="P16"><text:s text:c="4"/><text:span text:style-name="OrgSrcFontLockKeywordFace1">do</text:span><text:s/>{</text:p>
      <text:p text:style-name="P16"><text:s text:c="8"/>r = rand() % 100;</text:p>
      <text:p text:style-name="P16"><text:span text:style-name="OrgSrcFontLockCommentDelimiterFace1">//<text:s/></text:span><text:span text:style-name="OrgSrcFontLockCommentFace1">Ottieni un numero casuale compreso tra 0 e 99</text:span></text:p>
      <text:p text:style-name="P16"><text:s text:c="8"/>printf(<text:span text:style-name="OrgSrcFontLockStringFace1">"%d\n"</text:span>, r);</text:p>
      <text:p text:style-name="P16"><text:s text:c="4"/>}<text:s/><text:span text:style-name="OrgSrcFontLockKeywordFace1">while</text:span><text:s/>(r != 37);</text:p>
      <text:p text:style-name="P16"><text:span text:style-name="OrgSrcFontLockCommentDelimiterFace1">//<text:s/></text:span><text:span text:style-name="OrgSrcFontLockCommentFace1">Ripeti finché non esce il 37</text:span></text:p>
      <text:p text:style-name="P17">}</text:p>
      <text:p text:style-name="P10">Nota a margine: l'hai eseguito più di una volta? Se lo hai fatto, hai notato che la stessa sequenza di numeri è apparsa di nuovo. E di nuovo. E di nuovo? Questo perché rand() è un generatore di numeri pseudocasuali che deve essere<text:s/><text:span text:style-name="Emphasis1">seminato</text:span><text:s/>con un numero diverso per generare una sequenza diversa. Cerca la funzione<text:s/><text:span text:style-name="OrgCode1">srand()</text:span><text:note text:note-class="footnote"><text:note-citation>43</text:note-citation><text:note-body><text:p text:style-name="P14"><text:a xlink:type="simple" xlink:href="https://beej.us/guide/bgclr/html/split/stdlib.html#man-srand"><text:span text:style-name="T3">https://beej.us/guide/bgclr/html/split/stdlib.html#man-srand</text:span></text:a></text:p></text:note-body></text:note><text:s/>per maggiori dettagli.</text:p>
      <text:h text:outline-level="3" text:style-name="P19"><text:bookmark-start text:name="OrgXref.org35e7d74"/><text:bookmark text:name="org35e7d74"/>L'istruzione<text:s/><text:span text:style-name="OrgCode1">for</text:span><text:s/><text:bookmark-end text:name="OrgXref.org35e7d74"/></text:h>
      <text:p text:style-name="P10">Benvenuti in uno dei cicli più famosi al mondo! Il ciclo<text:s/><text:span text:style-name="OrgCode1">for</text:span>!</text:p>
      <text:p text:style-name="P10">Questo è un ottimo loop se conosci in anticipo il numero di volte che desideri eseguire il loop.</text:p>
      <text:p text:style-name="P10">Potresti fare la stessa cosa usando solo un ciclo<text:s/><text:span text:style-name="OrgCode1">while</text:span>, ma il ciclo<text:s/><text:span text:style-name="OrgCode1">for</text:span><text:s/>può aiutare a mantenere il codice più pulito.</text:p>
      <text:p text:style-name="P10">Ecco due pezzi di codice equivalenti: nota come il ciclo<text:s/><text:span text:style-name="OrgCode1">for</text:span><text:s/>lo rappresenta in forma più compatta:</text:p>
      <text:p text:style-name="P16"><text:span text:style-name="OrgSrcFontLockCommentDelimiterFace1">//<text:s/></text:span><text:span text:style-name="OrgSrcFontLockCommentFace1">Stampa i numeri compresi tra 0 e 9 con loro compresi...</text:span></text:p>
      <text:p text:style-name="P16"/>
      <text:p text:style-name="P16"><text:span text:style-name="OrgSrcFontLockCommentDelimiterFace1">//<text:s/></text:span><text:span text:style-name="OrgSrcFontLockCommentFace1">Utilizzando un'istruzione while:</text:span></text:p>
      <text:p text:style-name="P16"/>
      <text:p text:style-name="P16">i = 0;</text:p>
      <text:p text:style-name="P16"><text:span text:style-name="OrgSrcFontLockKeywordFace1">while</text:span><text:s/>(i &lt; 10) {</text:p>
      <text:p text:style-name="P16"><text:s text:c="4"/>printf(<text:span text:style-name="OrgSrcFontLockStringFace1">"i è %d\n"</text:span>, i);</text:p>
      <text:p text:style-name="P16"><text:s text:c="4"/>i++;</text:p>
      <text:p text:style-name="P16">}</text:p>
      <text:p text:style-name="P16"/>
      <text:p text:style-name="P16"><text:span text:style-name="OrgSrcFontLockCommentDelimiterFace1">//<text:s/></text:span><text:span text:style-name="OrgSrcFontLockCommentFace1">Do the exact same thing with a for-loop:</text:span></text:p>
      <text:p text:style-name="P16"/>
      <text:p text:style-name="P16"><text:span text:style-name="OrgSrcFontLockKeywordFace1">for</text:span><text:s/>(i = 0; i &lt; 10; i++) {</text:p>
      <text:p text:style-name="P16"><text:s text:c="4"/>printf(<text:span text:style-name="OrgSrcFontLockStringFace1">"i è %d\n"</text:span>, i);</text:p>
      <text:p text:style-name="P17">}</text:p>
      <text:p text:style-name="P10">Esatto gente: fanno esattamente la stessa cosa. Ma puoi vedere come l'istruzione<text:s/><text:span text:style-name="OrgCode1">for</text:span><text:s/>sia un po' più compatta e gradevole alla vista.(Gli utenti JavaScript apprezzeranno appieno C a questo punto.)</text:p>
      <text:p text:style-name="P10">È diviso in tre parti, separate da punto e virgola. La prima è l'inizializzazione, la seconda è la condizione del ciclo e la terza è ciò che dovrebbe accadere alla fine del blocco se la condizione del ciclo è vera. Tutte e tre queste parti sono opzionali.</text:p>
      <text:p text:style-name="P17"><text:span text:style-name="OrgSrcFontLockKeywordFace1">for</text:span><text:s/>(<text:span text:style-name="OrgSrcFontLockTypeFace1">inizializzare</text:span><text:s/><text:span text:style-name="OrgSrcFontLockVariableNameFace1">cose</text:span>; ciclo<text:s/><text:span text:style-name="OrgSrcFontLockKeywordFace1">if</text:span><text:s/>se<text:s/><text:span text:style-name="OrgSrcFontLockConstantFace1">true</text:span>;<text:s/><text:span text:style-name="OrgSrcFontLockKeywordFace1">do</text:span><text:s/>fare questo ogni ciclo)</text:p>
      <text:p text:style-name="P10">Tieni presente che il ciclo non verrà eseguito nemmeno una volta se la condizione del ciclo inizia come falsa.</text:p>
      <text:p text:style-name="P11"><text:span text:style-name="Bold1">Fatto divertente sul ciclo<text:s/></text:span><text:span text:style-name="T4">for</text:span><text:span text:style-name="Bold1">!</text:span><text:s/>Puoi usare l'operatore virgola per fare più cose in ciascuna clausola del ciclo<text:s/><text:span text:style-name="OrgCode1">for</text:span>!</text:p>
      <text:p text:style-name="P11"><text:span text:style-name="OrgCode1">for (i = 0, j = 999; i &lt; 10; i++, j--) { <text:s text:c="3"/>printf("%d, %d\n", i, j);</text:span><text:s/><text:span text:style-name="OrgCode1">}</text:span></text:p>
      <text:p text:style-name="P10">Un<text:s/><text:span text:style-name="OrgCode1">for</text:span><text:s/>vuoto funzionerà per sempre:</text:p>
      <text:p text:style-name="P16"><text:span text:style-name="OrgSrcFontLockKeywordFace1">for</text:span>(;;) {</text:p>
      <text:p text:style-name="P16"><text:span text:style-name="OrgSrcFontLockCommentDelimiterFace1">//<text:s/></text:span><text:span text:style-name="OrgSrcFontLockCommentFace1">"per sempre"</text:span></text:p>
      <text:p text:style-name="P16"><text:s text:c="4"/>printf(<text:span text:style-name="OrgSrcFontLockStringFace1">"Lo stamperò ancora e ancora e ancora\n"</text:span><text:s/>);</text:p>
      <text:p text:style-name="P16"><text:s text:c="4"/>printf(<text:span text:style-name="OrgSrcFontLockStringFace1">"per tutta l'eternità fino alla morte termica dell'universo.\n"</text:span>);</text:p>
      <text:p text:style-name="P16"/>
      <text:p text:style-name="P16"><text:s text:c="4"/>printf(<text:span text:style-name="OrgSrcFontLockStringFace1">"O finché non premi CTRL-C.\n"</text:span>);</text:p>
      <text:p text:style-name="P17">}</text:p>
      <text:h text:outline-level="3" text:style-name="P19"><text:bookmark text:name="org82dfb7e"/><text:bookmark-start text:name="OrgXref.org82dfb7e"/>L’istruzione switch<text:s/><text:bookmark-end text:name="OrgXref.org82dfb7e"/></text:h>
      <text:p text:style-name="P10">A seconda delle linguaggio da cui provieni potresti avere o meno familiarità con<text:s/><text:span text:style-name="OrgCode1">switch</text:span><text:s/>oppure la versione di C potrebbe anche essere più restrittiva di quella a cui sei abituato. Questa è un'istruzione che ti consente di intraprendere una varietà di azioni a seconda del valore di un'espressione intera.</text:p>
      <text:p text:style-name="P10">Fondamentalmente valuta un'espressione in un valore intero, salta al<text:s/><text:span text:style-name="OrgCode1">case</text:span><text:s/>che corrisponde a quel valore. L'esecuzione riprende da quel punto. Se viene incontrata un'istruzione<text:s/><text:span text:style-name="OrgCode1">break</text:span>, l'esecuzione salta fuori dallo<text:s/><text:span text:style-name="OrgCode1">switch</text:span>.</text:p>
      <text:p text:style-name="P10">Ecco un esempio in cui, per un dato numero di capre, stampiamo un'idea di quante capre siano.</text:p>
      <text:p text:style-name="P16"><text:span text:style-name="OrgSrcFontLockPreprocessorFace1">#include</text:span><text:s/><text:span text:style-name="OrgSrcFontLockStringFace1">&lt;stdio.h&gt;</text:span></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text:span text:style-name="OrgSrcFontLockTypeFace1">int</text:span><text:s/><text:span text:style-name="OrgSrcFontLockVariableNameFace1">capre_contatore</text:span><text:s/>= 2;</text:p>
      <text:p text:style-name="P16"/>
      <text:p text:style-name="P16"><text:s text:c="4"/><text:span text:style-name="OrgSrcFontLockKeywordFace1">switch</text:span><text:s/>(capre_contatore) {</text:p>
      <text:p text:style-name="P16"><text:s text:c="8"/><text:span text:style-name="OrgSrcFontLockKeywordFace1">case</text:span><text:s/>0:</text:p>
      <text:p text:style-name="P16"><text:s text:c="12"/>printf(<text:span text:style-name="OrgSrcFontLockStringFace1">"Non hai capre.\n"</text:span>);</text:p>
      <text:p text:style-name="P16"><text:s text:c="12"/><text:span text:style-name="OrgSrcFontLockKeywordFace1">break</text:span>;</text:p>
      <text:p text:style-name="P16"/>
      <text:p text:style-name="P16"><text:s text:c="8"/><text:span text:style-name="OrgSrcFontLockKeywordFace1">case</text:span><text:s/>1:</text:p>
      <text:p text:style-name="P16"><text:s text:c="12"/>printf(<text:span text:style-name="OrgSrcFontLockStringFace1">"Hai una capra sola.\n"</text:span>);</text:p>
      <text:p text:style-name="P16"><text:s text:c="12"/><text:span text:style-name="OrgSrcFontLockKeywordFace1">break</text:span>;</text:p>
      <text:p text:style-name="P16"/>
      <text:p text:style-name="P16"><text:s text:c="8"/><text:span text:style-name="OrgSrcFontLockKeywordFace1">case</text:span><text:s/>2:</text:p>
      <text:p text:style-name="P16"><text:s text:c="12"/>printf(<text:span text:style-name="OrgSrcFontLockStringFace1">"Hai un paio di capre.\n"</text:span>);</text:p>
      <text:p text:style-name="P16"><text:s text:c="12"/><text:span text:style-name="OrgSrcFontLockKeywordFace1">break</text:span>;</text:p>
      <text:p text:style-name="P16"/>
      <text:p text:style-name="P16"><text:s text:c="8"/><text:span text:style-name="OrgSrcFontLockKeywordFace1">default</text:span>:</text:p>
      <text:p text:style-name="P16"><text:s text:c="12"/>printf(<text:span text:style-name="OrgSrcFontLockStringFace1">"Hai una vera e propria pletora di capre!\n"</text:span>);</text:p>
      <text:p text:style-name="P16"><text:s text:c="12"/><text:span text:style-name="OrgSrcFontLockKeywordFace1">break</text:span>;</text:p>
      <text:p text:style-name="P16"><text:s text:c="4"/>}</text:p>
      <text:p text:style-name="P17">}</text:p>
      <text:p text:style-name="P10">In questo esempio, lo<text:s/><text:span text:style-name="OrgCode1">switch</text:span><text:s/>passerà al<text:s/><text:span text:style-name="OrgCode1">case</text:span><text:s/>2 e verrà eseguito da lì. Quando (if) incontra un<text:s/><text:span text:style-name="OrgCode1">break</text:span>, salta fuori dal<text:s/><text:span text:style-name="OrgCode1">switch</text:span>. Inoltre, potresti vedere l'etichetta<text:s/><text:span text:style-name="OrgCode1">default</text:span><text:s/>lì in basso. Questo è ciò che accade quando nessun caso corrisponde.</text:p>
      <text:p text:style-name="P10">Ogni<text:s/><text:span text:style-name="OrgCode1">case</text:span><text:s/>incluso quello<text:s/><text:span text:style-name="OrgCode1">default</text:span><text:s/>è facoltativo. E possono verificarsi in qualsiasi ordine ma è tipico che il valore<text:s/><text:span text:style-name="OrgCode1">default</text:span><text:s/>se presente, sia elencato per ultimo.</text:p>
      <text:p text:style-name="P10">Quindi il tutto si comporta come una cascata<text:s/><text:span text:style-name="OrgCode1">if-else</text:span>:</text:p>
      <text:p text:style-name="P16"><text:span text:style-name="OrgSrcFontLockKeywordFace1">if</text:span><text:s/>(capre_contatore == 0)</text:p>
      <text:p text:style-name="P16"><text:s text:c="4"/>printf(<text:span text:style-name="OrgSrcFontLockStringFace1">"Non hai capre.\n"</text:span>);</text:p>
      <text:p text:style-name="P16"><text:span text:style-name="OrgSrcFontLockKeywordFace1">else</text:span><text:s/><text:span text:style-name="OrgSrcFontLockKeywordFace1">if</text:span><text:s/>(capre_contatore == 1)</text:p>
      <text:p text:style-name="P16"><text:s text:c="4"/>printf(<text:span text:style-name="OrgSrcFontLockStringFace1">"Hai una capra sola.\n"</text:span>);</text:p>
      <text:p text:style-name="P16"><text:span text:style-name="OrgSrcFontLockKeywordFace1">else</text:span><text:s/><text:span text:style-name="OrgSrcFontLockKeywordFace1">if</text:span><text:s/>(capre_contatore == 2)</text:p>
      <text:p text:style-name="P16"><text:s text:c="4"/>printf(<text:span text:style-name="OrgSrcFontLockStringFace1">"Hai un paio di capre.\n"</text:span>);</text:p>
      <text:p text:style-name="P16"><text:span text:style-name="OrgSrcFontLockKeywordFace1">else</text:span></text:p>
      <text:p text:style-name="P17"><text:s text:c="4"/>printf(<text:span text:style-name="OrgSrcFontLockStringFace1">"Hai una vera e propria pletora di capre!\n"</text:span>);</text:p>
      <text:p text:style-name="P10">Con alcune differenze fondamentali:</text:p>
      <text:list text:style-name="OrgBulletedList" xml:id="list-7a75e4e7-afeb-446a-9fbf-61a46efc1f3c">
        <text:list-item>
          <text:p text:style-name="P10"><text:span text:style-name="OrgCode1">switch</text:span><text:s/>è spesso più veloce nel passare al codice corretto (sebbene le specifiche non forniscano tale garanzia).</text:p>
        </text:list-item>
        <text:list-item>
          <text:p text:style-name="P10"><text:span text:style-name="OrgCode1">if-else</text:span><text:s/>può usare i condizionali relazionali come &lt; e &gt;=, i float e altri tipi, mentre<text:s/><text:span text:style-name="OrgCode1">switch</text:span><text:s/>no.</text:p>
        </text:list-item>
      </text:list>
      <text:p text:style-name="P10">C'è un'altra cosa interessante riguardo allo switch che a volte vedi che è piuttosto interessante: Si dissolve.</text:p>
      <text:p text:style-name="P10">Ricorda come<text:s/><text:span text:style-name="OrgCode1">break</text:span><text:s/>ci fa saltare fuori dallo switch?</text:p>
      <text:p text:style-name="P10">Bene, cosa succede se<text:s/><text:span text:style-name="Emphasis1">non</text:span><text:s/>usiamo<text:s/><text:span text:style-name="OrgCode1">break</text:span>?</text:p>
      <text:p text:style-name="P10">Si scopre che continuiamo ad andare al<text:s/><text:span text:style-name="OrgCode1">case</text:span><text:s/>successivo! Dimostrazione!</text:p>
      <text:p text:style-name="P16"><text:span text:style-name="OrgSrcFontLockKeywordFace1">switch</text:span><text:s/>(x) {</text:p>
      <text:p text:style-name="P16"><text:s text:c="4"/><text:span text:style-name="OrgSrcFontLockKeywordFace1">case</text:span><text:s/>1:</text:p>
      <text:p text:style-name="P16"><text:s text:c="8"/>printf(<text:span text:style-name="OrgSrcFontLockStringFace1">"1\n"</text:span>);</text:p>
      <text:p text:style-name="P16"><text:s text:c="8"/><text:span text:style-name="OrgSrcFontLockCommentDelimiterFace1">//<text:s/></text:span><text:span text:style-name="OrgSrcFontLockCommentFace1">Si Schianta!</text:span></text:p>
      <text:p text:style-name="P16"><text:s text:c="4"/><text:span text:style-name="OrgSrcFontLockKeywordFace1">case</text:span><text:s/>2:</text:p>
      <text:p text:style-name="P16"><text:s text:c="8"/>printf(<text:span text:style-name="OrgSrcFontLockStringFace1">"2\n"</text:span>);</text:p>
      <text:p text:style-name="P16"><text:s text:c="8"/><text:span text:style-name="OrgSrcFontLockKeywordFace1">break</text:span>;</text:p>
      <text:p text:style-name="P16"><text:s text:c="4"/><text:span text:style-name="OrgSrcFontLockKeywordFace1">case</text:span><text:s/>3:</text:p>
      <text:p text:style-name="P16"><text:s text:c="8"/>printf(<text:span text:style-name="OrgSrcFontLockStringFace1">"3\n"</text:span>);</text:p>
      <text:p text:style-name="P16"><text:s text:c="8"/><text:span text:style-name="OrgSrcFontLockKeywordFace1">break</text:span>;</text:p>
      <text:p text:style-name="P17">}</text:p>
      <text:p text:style-name="P10">Se<text:s/><text:span text:style-name="OrgCode1">x == 1</text:span><text:s/>questo<text:s/><text:span text:style-name="OrgCode1">switch</text:span><text:s/>prima colpirà il<text:s/><text:span text:style-name="OrgCode1">case</text:span><text:s/>1 e stamperà 1, ma poi proseguirà con la riga di codice successiva… che stamperà 2!</text:p>
      <text:p text:style-name="P10">E poi finalmente usiamo<text:s/><text:span text:style-name="OrgCode1">break</text:span>, quindi saltiamo fuori dallo<text:s/><text:span text:style-name="OrgCode1">switch</text:span>.</text:p>
      <text:p text:style-name="P10">se<text:s/><text:span text:style-name="OrgCode1">x == 2</text:span>, allora soddisfiamo il<text:s/><text:span text:style-name="OrgCode1">case</text:span><text:s/>2, stampiamo 2 e interrompiamo (<text:span text:style-name="OrgCode1">break</text:span>) normalmente.</text:p>
      <text:p text:style-name="P10">Non avere una<text:s/><text:span text:style-name="OrgCode1">break</text:span><text:s/>si chiama<text:s/><text:span text:style-name="Emphasis1">dissolversi</text:span>.</text:p>
      <text:p text:style-name="P10">Suggerimento: inserisci<text:s/><text:span text:style-name="Emphasis1">SEMPRE</text:span><text:s/>un commento nel codice in cui intendi fallire come ho fatto sopra. Eviterà che altri programmatori si chiedano se intendevi farlo.</text:p>
      <text:p text:style-name="P10">Infatti questo è uno dei modi comuni in cui introdurre bug nei programmi C: dimenticare di mettere un<text:s/><text:span text:style-name="OrgCode1">break</text:span><text:s/>nel<text:s/><text:span text:style-name="OrgCode1">case</text:span>. Devi farlo se non vuoi finire nel caso successivo<text:note text:note-class="footnote"><text:note-citation>44</text:note-citation><text:note-body><text:p text:style-name="P14">Questo è stato considerato un pericolo tale che i progettisti del linguaggio di programmazione Go La lingua modificata non è quella predefinita; devi usare esplicitamente Go's dichiarazione fallthrough se vuoi cadere nel caso successivo.</text:p></text:note-body></text:note>. In precedenza ho detto che lo<text:s/><text:span text:style-name="OrgCode1">switch</text:span><text:s/>funziona con i tipi interi: Fallo in questo modo. Non utilizzare tipi a virgola mobile o stringa. Una scappatoia qui è che puoi usare i tipi di carattere perché questi sono segretamente numeri interi. Quindi questo è perfettamente accettabile:</text:p>
      <text:p text:style-name="P16"><text:span text:style-name="OrgSrcFontLockTypeFace1">char</text:span><text:s/><text:span text:style-name="OrgSrcFontLockVariableNameFace1">c</text:span><text:s/>=<text:s/><text:span text:style-name="OrgSrcFontLockStringFace1">'b'</text:span>;</text:p>
      <text:p text:style-name="P16"/>
      <text:p text:style-name="P16"><text:span text:style-name="OrgSrcFontLockKeywordFace1">switch</text:span><text:s/>(c) {</text:p>
      <text:p text:style-name="P16"><text:s text:c="4"/><text:span text:style-name="OrgSrcFontLockKeywordFace1">case</text:span><text:s/><text:span text:style-name="OrgSrcFontLockStringFace1">'a'</text:span>:</text:p>
      <text:p text:style-name="P16"><text:s text:c="8"/>printf(<text:span text:style-name="OrgSrcFontLockStringFace1">"È 'a'!\n"</text:span>);</text:p>
      <text:p text:style-name="P16"><text:s text:c="8"/><text:span text:style-name="OrgSrcFontLockKeywordFace1">break</text:span>;</text:p>
      <text:p text:style-name="P16"/>
      <text:p text:style-name="P16"><text:s text:c="4"/><text:span text:style-name="OrgSrcFontLockKeywordFace1">case</text:span><text:s/><text:span text:style-name="OrgSrcFontLockStringFace1">'b'</text:span>:</text:p>
      <text:p text:style-name="P16"><text:s text:c="8"/>printf(<text:span text:style-name="OrgSrcFontLockStringFace1">"È 'b'!\n"</text:span>);</text:p>
      <text:p text:style-name="P16"><text:s text:c="8"/><text:span text:style-name="OrgSrcFontLockKeywordFace1">break</text:span>;</text:p>
      <text:p text:style-name="P16"/>
      <text:p text:style-name="P16"><text:s text:c="4"/><text:span text:style-name="OrgSrcFontLockKeywordFace1">case</text:span><text:s/><text:span text:style-name="OrgSrcFontLockStringFace1">'c'</text:span>:</text:p>
      <text:p text:style-name="P16"><text:s text:c="8"/>printf(<text:span text:style-name="OrgSrcFontLockStringFace1">"È 'c'!\n"</text:span>);</text:p>
      <text:p text:style-name="P16"><text:s text:c="8"/><text:span text:style-name="OrgSrcFontLockKeywordFace1">break</text:span>;</text:p>
      <text:p text:style-name="P17">}</text:p>
      <text:p text:style-name="P10">Infine, puoi utilizzare le<text:s/><text:span text:style-name="OrgCode1">enum</text:span><text:s/>in<text:s/><text:span text:style-name="OrgCode1">switch</text:span><text:s/>poiché sono anche tipi interi. Ma ne parleremo più approfonditamente nel capitolo sull'<text:span text:style-name="OrgCode1">enum</text:span>.</text:p>
      <text:h text:outline-level="1" text:style-name="P9"><text:bookmark text:name="org9b7f6ad"/><text:bookmark-start text:name="OrgXref.org9b7f6ad"/>Funzioni<text:s/><text:bookmark-end text:name="OrgXref.org9b7f6ad"/></text:h>
      <text:p text:style-name="P11"><text:span text:style-name="T5">“Signore, non in un ambiente come questo. Ecco perché sono stato programmato anche per oltre trenta funzioni secondarie che—”</text:span></text:p>
      <text:p text:style-name="P11">—C3PO, prima di essere bruscamente interrotto, riportando un numero ormai insignificante di funzioni aggiuntive, script di Star Wars</text:p>
      <text:p text:style-name="P10">Proprio come gli altri linguaggi a cui sei abituato, C ha il concetto di<text:s/><text:span text:style-name="Emphasis1">funzioni</text:span>.</text:p>
      <text:p text:style-name="P10">Le funzioni possono accettare una varietà di<text:s/><text:span text:style-name="Emphasis1">argomenti</text:span><text:s/>e restituire un valore. Una cosa importante, però: gli argomenti e i tipi di valore restituito sono predichiarati, perché è così che piace al C!</text:p>
      <text:p text:style-name="P10">Diamo un'occhiata a una funzione. Questa è una funzione che accetta un<text:s/><text:span text:style-name="OrgCode1">int</text:span><text:s/>come argomento e restituisce un<text:s/><text:span text:style-name="OrgCode1">int</text:span>.</text:p>
      <text:p text:style-name="P16"><text:span text:style-name="OrgSrcFontLockPreprocessorFace1">#include</text:span><text:s/><text:span text:style-name="OrgSrcFontLockStringFace1">&lt;stdio.h&gt;</text:span></text:p>
      <text:p text:style-name="P16"/>
      <text:p text:style-name="P16"><text:span text:style-name="OrgSrcFontLockTypeFace1">int</text:span><text:s/><text:span text:style-name="OrgSrcFontLockFunctionNameFace1">plus_one</text:span>(<text:span text:style-name="OrgSrcFontLockTypeFace1">int</text:span><text:s/><text:span text:style-name="OrgSrcFontLockVariableNameFace1">n</text:span>)</text:p>
      <text:p text:style-name="P16"><text:span text:style-name="OrgSrcFontLockCommentDelimiterFace1">//<text:s/></text:span><text:span text:style-name="OrgSrcFontLockCommentFace1">La "definizione"</text:span></text:p>
      <text:p text:style-name="P16">{</text:p>
      <text:p text:style-name="P16"><text:s text:c="4"/><text:span text:style-name="OrgSrcFontLockKeywordFace1">return</text:span><text:s/>n + 1;</text:p>
      <text:p text:style-name="P17">}</text:p>
      <text:p text:style-name="P10">L'<text:span text:style-name="OrgCode1">int</text:span><text:s/>prima di<text:s/><text:span text:style-name="OrgCode1">plus_one</text:span><text:s/>indica il tipo restituito.</text:p>
      <text:p text:style-name="P10">L'<text:span text:style-name="OrgCode1">int n</text:span><text:s/>indica che questa funzione accetta un argomento<text:s/><text:span text:style-name="OrgCode1">int</text:span>, memorizzato nel parametro<text:s/><text:span text:style-name="OrgCode1">n</text:span>. Un parametro è un tipo speciale di variabile locale in cui vengono copiati gli argomenti.</text:p>
      <text:p text:style-name="P10">Spiegherò il punto in cui gli argomenti vengono copiati nei parametri, qui. Molte cose in C sono più facili da capire se sai che il parametro è una copia dell'argomento, non l'argomento stesso. Ne parleremo più avanti tra un minuto.</text:p>
      <text:p text:style-name="P10">Continuando il programma fino a<text:s/><text:span text:style-name="OrgCode1">main()</text:span><text:s/>possiamo vedere la chiamata alla funzione, dove assegniamo il valore restituito alla variabile locale<text:s/><text:span text:style-name="OrgCode1">j</text:span>:</text:p>
      <text:p text:style-name="P16"><text:span text:style-name="OrgSrcFontLockTypeFace1">int</text:span><text:s/><text:span text:style-name="OrgSrcFontLockFunctionNameFace1">main</text:span>(<text:span text:style-name="OrgSrcFontLockTypeFace1">void</text:span>)</text:p>
      <text:p text:style-name="P16">{</text:p>
      <text:p text:style-name="P16"><text:s text:c="4"/><text:span text:style-name="OrgSrcFontLockTypeFace1">int</text:span><text:s/><text:span text:style-name="OrgSrcFontLockVariableNameFace1">i</text:span><text:s/>= 10,<text:s/><text:span text:style-name="OrgSrcFontLockVariableNameFace1">j</text:span>;</text:p>
      <text:p text:style-name="P16"/>
      <text:p text:style-name="P16"><text:s text:c="4"/>j = plus_one(i);</text:p>
      <text:p text:style-name="P16"><text:span text:style-name="OrgSrcFontLockCommentDelimiterFace1">//<text:s/></text:span><text:span text:style-name="OrgSrcFontLockCommentFace1">La "chiamata"</text:span></text:p>
      <text:p text:style-name="P16"/>
      <text:p text:style-name="P16"><text:s text:c="4"/>printf(<text:span text:style-name="OrgSrcFontLockStringFace1">"i + 1 è %d\n"</text:span>, j);</text:p>
      <text:p text:style-name="P17">}</text:p>
      <text:p text:style-name="P10">Prima che me ne dimentichi, nota che ho definito la funzione prima di usarla. Se non l'avessi fatto,il compilatore non lo saprebbe quando compila<text:s/><text:span text:style-name="OrgCode1">main()</text:span><text:s/>e avrebbe dato un errore di chiamata di funzione sconosciuta. Esiste un modo più corretto per eseguire il codice precedente con prototipi di funzioni, ma ne parleremo più avanti. Nota anche che<text:s/><text:span text:style-name="OrgCode1">main()</text:span><text:s/>è una funzione!</text:p>
      <text:p text:style-name="P10">Restituisce un<text:s/><text:span text:style-name="OrgCode1">int</text:span>.</text:p>
      <text:p text:style-name="P10">Ma cos'è questa cosa del<text:s/><text:span text:style-name="OrgCode1">void</text:span>? Questa è una parola chiave utilizzata per indicare che la funzione non accetta argomenti.</text:p>
      <text:p text:style-name="P10">Puoi anche restituire<text:s/><text:span text:style-name="OrgCode1">void</text:span><text:s/>per indicare che non restituisci un valore:</text:p>
      <text:p text:style-name="P16"><text:span text:style-name="OrgSrcFontLockPreprocessorFace1">#include</text:span><text:s/><text:span text:style-name="OrgSrcFontLockStringFace1">&lt;stdio.h&gt;</text:span></text:p>
      <text:p text:style-name="P16"/>
      <text:p text:style-name="P16"><text:span text:style-name="OrgSrcFontLockCommentDelimiterFace1">//<text:s/></text:span><text:span text:style-name="OrgSrcFontLockCommentFace1">Questa funzione non accetta argomenti e non restituisce alcun valore:</text:span></text:p>
      <text:p text:style-name="P16"/>
      <text:p text:style-name="P16"><text:span text:style-name="OrgSrcFontLockTypeFace1">void</text:span><text:s/><text:span text:style-name="OrgSrcFontLockFunctionNameFace1">ciao</text:span>(<text:span text:style-name="OrgSrcFontLockTypeFace1">void</text:span>)</text:p>
      <text:p text:style-name="P16">{</text:p>
      <text:p text:style-name="P16"><text:s text:c="4"/>printf(<text:span text:style-name="OrgSrcFontLockStringFace1">"Ciao mondo!\n"</text:span>);</text:p>
      <text:p text:style-name="P16">}</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ciao();</text:p>
      <text:p text:style-name="P16"><text:span text:style-name="OrgSrcFontLockCommentDelimiterFace1">//<text:s/></text:span><text:span text:style-name="OrgSrcFontLockCommentFace1">Stampa "Ciao mondo!"</text:span></text:p>
      <text:p text:style-name="P17">}</text:p>
      <text:h text:outline-level="2" text:style-name="P15"><text:bookmark-start text:name="OrgXref.org91d5abe"/><text:bookmark text:name="org91d5abe"/>Passaggio per Valore<text:s/><text:bookmark-end text:name="OrgXref.org91d5abe"/></text:h>
      <text:p text:style-name="P10">Ho menzionato prima che quando passi un argomento a una funzione, una copia di quell'argomento viene creata e memorizzata nel parametro corrispondente.</text:p>
      <text:p text:style-name="P10">Se l'argomento è una variabile, una copia del valore di quella variabile viene creata e memorizzata nel parametro.</text:p>
      <text:p text:style-name="P10">Più in generale, viene valutata l'intera espressione dell'argomento e ne viene determinato il valore. Tale valore viene copiato nel parametro.</text:p>
      <text:p text:style-name="P10">In ogni caso, il valore nel parametro è una cosa propria. È indipendente da qualunque valore o variabile tu abbia usato come argomenti quando hai effettuato la chiamata alla funzione. Quindi diamo un'occhiata a un esempio qui. Studialo e vedi se riesci a determinare l'output prima di eseguirlo:</text:p>
      <text:p text:style-name="P16"><text:span text:style-name="OrgSrcFontLockPreprocessorFace1">#include</text:span><text:s/><text:span text:style-name="OrgSrcFontLockStringFace1">&lt;stdio.h&gt;</text:span></text:p>
      <text:p text:style-name="P16"/>
      <text:p text:style-name="P16"><text:span text:style-name="OrgSrcFontLockTypeFace1">void</text:span><text:s/><text:span text:style-name="OrgSrcFontLockFunctionNameFace1">increment</text:span>(<text:span text:style-name="OrgSrcFontLockTypeFace1">int</text:span><text:s/><text:span text:style-name="OrgSrcFontLockVariableNameFace1">a</text:span>)</text:p>
      <text:p text:style-name="P16">{</text:p>
      <text:p text:style-name="P16"><text:s text:c="4"/>a++;</text:p>
      <text:p text:style-name="P16">}</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text:span text:style-name="OrgSrcFontLockTypeFace1">int</text:span><text:s/><text:span text:style-name="OrgSrcFontLockVariableNameFace1">i</text:span><text:s/>= 10;</text:p>
      <text:p text:style-name="P16"/>
      <text:p text:style-name="P16"><text:s text:c="4"/>increment(i);</text:p>
      <text:p text:style-name="P16"/>
      <text:p text:style-name="P16"><text:s text:c="4"/>printf(<text:span text:style-name="OrgSrcFontLockStringFace1">"i == %d\n"</text:span>, i);</text:p>
      <text:p text:style-name="P16"><text:span text:style-name="OrgSrcFontLockCommentDelimiterFace1">//<text:s/></text:span><text:span text:style-name="OrgSrcFontLockCommentFace1">Cosa stampa?</text:span></text:p>
      <text:p text:style-name="P17">}</text:p>
      <text:p text:style-name="P10">A prima vista sembra che<text:s/><text:span text:style-name="OrgCode1">i</text:span><text:s/>sia 10 e lo passiamo alla funzione<text:s/><text:span text:style-name="OrgCode1">increment()</text:span>. Lì il valore viene incrementato, quindi quando lo stampiamo deve essere 11, giusto?</text:p>
      <text:p text:style-name="P11">“Abituati alla delusione.”</text:p>
      <text:p text:style-name="P11">—Dread Pirate Roberts, La principessa sposa</text:p>
      <text:p text:style-name="P10">Ma non è<text:s/><text:span text:style-name="OrgCode1">11</text:span>: stampa<text:s/><text:span text:style-name="OrgCode1">10</text:span>! Come?</text:p>
      <text:p text:style-name="P10">Riguarda il fatto che le espressioni che passi alle funzioni vengono copiate sui parametri corrispondenti. Il parametro è una copia, non l'originale.</text:p>
      <text:p text:style-name="P10">Quindi sono<text:s/><text:span text:style-name="OrgCode1">10</text:span><text:s/>fuori in<text:s/><text:span text:style-name="OrgCode1">main()</text:span>. E lo passiamo a<text:s/><text:span text:style-name="OrgCode1">increment()</text:span>. Il parametro corrispondente è chiamato a in quella funzione.</text:p>
      <text:p text:style-name="P10">E la copia avviene, come per assegnazione. Impropiamente,<text:s/><text:span text:style-name="OrgCode1">a = i</text:span>. Quindi<text:s/><text:span text:style-name="OrgCode1">a</text:span><text:s/>quel punto a è<text:s/><text:span text:style-name="OrgCode1">10</text:span>. E in<text:s/><text:span text:style-name="OrgCode1">main()</text:span>, anche<text:s/><text:span text:style-name="OrgCode1">i</text:span><text:s/>è<text:s/><text:span text:style-name="OrgCode1">10</text:span>.</text:p>
      <text:p text:style-name="P10">Quindi incrementiamo<text:s/><text:span text:style-name="OrgCode1">a</text:span><text:s/>fino a<text:s/><text:span text:style-name="OrgCode1">11</text:span>. Ma non modificheremo affatto<text:s/><text:span text:style-name="OrgCode1">i</text:span>! E quindi rimane<text:s/><text:span text:style-name="OrgCode1">10</text:span>.</text:p>
      <text:p text:style-name="P10">Finalmente la funzione è completa. Tutte le sue variabili locali vengono scartate (ciao,<text:s/><text:span text:style-name="OrgCode1">a</text:span>!) e torniamo a<text:s/><text:span text:style-name="OrgCode1">main()</text:span>, dove<text:s/><text:span text:style-name="OrgCode1">i</text:span><text:s/>è ancora 10.</text:p>
      <text:p text:style-name="P10">E lo stampiamo, ottenendo<text:s/><text:span text:style-name="OrgCode1">10</text:span>, e abbiamo finito.</text:p>
      <text:p text:style-name="P10">Questo è il motivo per cui nell'esempio precedente con la funzione<text:s/><text:span text:style-name="OrgCode1">plus_one()</text:span><text:s/>abbiamo restituito il valore modificato localmente in modo da poterlo rivedere in<text:s/><text:span text:style-name="OrgCode1">main()</text:span>.</text:p>
      <text:p text:style-name="P10">Sembra un po' restrittivo, eh? Come se potessi recuperare solo un dato da una funzione, è quello che stai pensando. Esiste tuttavia un altro modo per recuperare i dati; Quelli in C lo chiamano passaggio per riferimento e questa è una storia che racconteremo un'altra volta.</text:p>
      <text:p text:style-name="P10">Ma nessun nome fantasioso ti distrarrà dal fatto che TUTTO ciò che passi<text:s/><text:span text:style-name="OrgCode1">a</text:span><text:s/>una funzione SENZA ECCEZIONI viene copiato nel suo parametro corrispondente e la funzione opera su quella copia locale, NON IMPORTA COSA. Ricordatelo, anche quando parliamo del cosiddetto passaggio per riferimento.</text:p>
      <text:h text:outline-level="2" text:style-name="P15"><text:bookmark text:name="orgfa92294"/><text:bookmark-start text:name="OrgXref.orgfa92294"/>Prototipi di funzioni<text:s/><text:bookmark-end text:name="OrgXref.orgfa92294"/></text:h>
      <text:p text:style-name="P10">Quindi se ricordi dell'era glaciale, cioè qualche sezione fa, ho detto che dovevi definire la funzione prima di usarla, altrimenti il compilatore non lo avrebbe saputo in anticipo e avrebbe emesso un errore.</text:p>
      <text:p text:style-name="P10">Questo non è del tutto vero. Puoi notificare in anticipo al compilatore che utilizzerai una funzione di un certo tipo che ha un determinato elenco di parametri. In questo modo la funzione può essere definita ovunque (anche in un file diverso), purché il<text:s/><text:span text:style-name="Emphasis1">prototipo della funzione</text:span><text:s/>sia stato dichiarato prima di chiamare quella funzione.</text:p>
      <text:p text:style-name="P10">Fortunatamente il prototipo della funzione è davvero abbastanza semplice. È semplicemente una copia della prima riga della definizione della funzione con un punto e virgola aggiunto alla fine per sicurezza. Ad esempio questo codice chiama una funzione che viene definita successivamente perché prima è stato dichiarato un prototipo:</text:p>
      <text:p text:style-name="P16"><text:span text:style-name="OrgSrcFontLockPreprocessorFace1">#include</text:span><text:s/><text:span text:style-name="OrgSrcFontLockStringFace1">&lt;stdio.h&gt;</text:span></text:p>
      <text:p text:style-name="P16"/>
      <text:p text:style-name="P16"><text:span text:style-name="OrgSrcFontLockTypeFace1">int</text:span><text:s/><text:span text:style-name="OrgSrcFontLockFunctionNameFace1">foo</text:span>(<text:span text:style-name="OrgSrcFontLockTypeFace1">void</text:span>);</text:p>
      <text:p text:style-name="P16"><text:span text:style-name="OrgSrcFontLockCommentDelimiterFace1">//<text:s/></text:span><text:span text:style-name="OrgSrcFontLockCommentFace1">Questo è il prototipo!</text:span></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text:span text:style-name="OrgSrcFontLockTypeFace1">int</text:span><text:s/><text:span text:style-name="OrgSrcFontLockVariableNameFace1">i</text:span>;</text:p>
      <text:p text:style-name="P16"/>
      <text:p text:style-name="P16"><text:s text:c="4"/><text:span text:style-name="OrgSrcFontLockCommentDelimiterFace1">//<text:s/></text:span><text:span text:style-name="OrgSrcFontLockCommentFace1">Possiamo chiamare foo() qui prima della sua definizione perché il</text:span></text:p>
      <text:p text:style-name="P16"><text:s text:c="4"/><text:span text:style-name="OrgSrcFontLockCommentDelimiterFace1">//<text:s/></text:span><text:span text:style-name="OrgSrcFontLockCommentFace1">prototipo è già stato dichiarato, sopra!</text:span></text:p>
      <text:p text:style-name="P16"/>
      <text:p text:style-name="P16"><text:s text:c="4"/>i = foo();</text:p>
      <text:p text:style-name="P16"/>
      <text:p text:style-name="P16"><text:s text:c="4"/>printf(<text:span text:style-name="OrgSrcFontLockStringFace1">"%d\n"</text:span>, i);</text:p>
      <text:p text:style-name="P16"><text:span text:style-name="OrgSrcFontLockCommentDelimiterFace1">//<text:s/></text:span><text:span text:style-name="OrgSrcFontLockCommentFace1">3490</text:span></text:p>
      <text:p text:style-name="P16">}</text:p>
      <text:p text:style-name="P16"/>
      <text:p text:style-name="P16"><text:span text:style-name="OrgSrcFontLockTypeFace1">int</text:span><text:s/><text:span text:style-name="OrgSrcFontLockFunctionNameFace1">foo</text:span>(<text:span text:style-name="OrgSrcFontLockTypeFace1">void</text:span>)</text:p>
      <text:p text:style-name="P16"><text:span text:style-name="OrgSrcFontLockCommentDelimiterFace1">//<text:s/></text:span><text:span text:style-name="OrgSrcFontLockCommentFace1">Questa è la definizione, proprio come il prototipo!</text:span></text:p>
      <text:p text:style-name="P16">{</text:p>
      <text:p text:style-name="P16"><text:s text:c="4"/><text:span text:style-name="OrgSrcFontLockKeywordFace1">return</text:span><text:s/>3490;</text:p>
      <text:p text:style-name="P17">}</text:p>
      <text:p text:style-name="P10">Se non dichiari la tua funzione prima di usarla (con un prototipo o con la sua definizione) stai eseguendo qualcosa chiamato<text:s/><text:span text:style-name="Emphasis1">dichiarazione implicita</text:span>. Ciò era consentito nel primo standard C (C89), e quello standard prevede delle regole al riguardo ma oggi non è più consentito. E non esiste alcun motivo legittimo per fare affidamento su di esso nel nuovo codice.</text:p>
      <text:p text:style-name="P10">Potresti notare qualcosa nel codice di esempio che abbiamo utilizzato… Cioè, abbiamo utilizzato la buona vecchia funzione<text:s/><text:span text:style-name="OrgCode1">printf()</text:span><text:s/>senza definirla o dichiarare un prototipo! Come possiamo farla franca con questa illegalità? Non lo sappiamo in realtà. C'è un prototipo; è in quel file di intestazione<text:s/><text:span text:style-name="OrgCode1">stdio.h</text:span><text:s/>che abbiamo incluso con<text:s/><text:span text:style-name="OrgCode1">#include</text:span>, ricordi? Quindi siamo ancora in regola agente!</text:p>
      <text:h text:outline-level="2" text:style-name="P15"><text:bookmark text:name="org8683077"/><text:bookmark-start text:name="OrgXref.org8683077"/>Elenchi di parametri vuoti<text:s/><text:bookmark-end text:name="OrgXref.org8683077"/></text:h>
      <text:p text:style-name="P10">Potresti vederli di tanto in tanto nel codice precedente, ma non dovresti mai codificarne uno nel nuovo codice. Utilizza sempre<text:s/><text:span text:style-name="OrgCode1">void</text:span><text:s/>per indicare che una funzione non accetta parametri. Non c'è mai<text:note text:note-class="footnote"><text:note-citation>45</text:note-citation><text:note-body><text:p text:style-name="P14">Non dire mai “mai”.</text:p></text:note-body></text:note><text:s/>un motivo per saltare questo nel codice moderno.</text:p>
      <text:p text:style-name="P10">Se sei bravo a ricordarti solo di inserire<text:s/><text:span text:style-name="OrgCode1">void</text:span><text:s/>per gli elenchi di parametri<text:s/><text:span text:style-name="OrgCode1">void</text:span><text:s/>nelle funzioni e nei prototipi, puoi saltare il resto di questa sezione.</text:p>
      <text:p text:style-name="P10">Ci sono due contesti per questo:</text:p>
      <text:list text:style-name="OrgBulletedList" xml:id="list-90da06b4-4011-4766-980e-f298f0c5466e">
        <text:list-item>
          <text:p text:style-name="P10">Omissione di tutti i parametri in cui è definita la funzione</text:p>
        </text:list-item>
        <text:list-item>
          <text:p text:style-name="P10">Omissione di tutti i parametri in un prototipo</text:p>
        </text:list-item>
      </text:list>
      <text:p text:style-name="P10">Diamo prima un’occhiata a una potenziale definizione di funzione:</text:p>
      <text:p text:style-name="P16"><text:span text:style-name="OrgSrcFontLockTypeFace1">void</text:span><text:s/><text:span text:style-name="OrgSrcFontLockFunctionNameFace1">foo</text:span>()<text:s text:c="2"/><text:span text:style-name="OrgSrcFontLockCommentDelimiterFace1">//<text:s/></text:span><text:span text:style-name="OrgSrcFontLockCommentFace1">Dovrebbe davvero esserci un `void` lì dentro</text:span></text:p>
      <text:p text:style-name="P16">{</text:p>
      <text:p text:style-name="P16"><text:s text:c="4"/>printf(<text:span text:style-name="OrgSrcFontLockStringFace1">"Ciao mondo!\n"</text:span>);</text:p>
      <text:p text:style-name="P17">}</text:p>
      <text:p text:style-name="P10">Anche se le specifiche specificano che il comportamento in questo caso è<text:s/><text:span text:style-name="Emphasis1">come se</text:span><text:s/>avessi indicato<text:s/><text:span text:style-name="OrgCode1">void</text:span><text:s/>(C11 §6.7.6.3¶14), il tipo<text:s/><text:span text:style-name="OrgCode1">void</text:span><text:s/>è lì per un motivo. Usalo.</text:p>
      <text:p text:style-name="P10">Ma nel caso di un prototipo di funzione c'è una differenza significativa tra l'utilizzo di<text:s/><text:span text:style-name="OrgCode1">void</text:span><text:s/>e non:</text:p>
      <text:p text:style-name="P16"><text:span text:style-name="OrgSrcFontLockTypeFace1">void</text:span><text:s/><text:span text:style-name="OrgSrcFontLockFunctionNameFace1">foo</text:span>();</text:p>
      <text:p text:style-name="P16"><text:span text:style-name="OrgSrcFontLockTypeFace1">void</text:span><text:s/><text:span text:style-name="OrgSrcFontLockFunctionNameFace1">foo</text:span>(<text:span text:style-name="OrgSrcFontLockTypeFace1">void</text:span>);</text:p>
      <text:p text:style-name="P17"><text:span text:style-name="OrgSrcFontLockCommentDelimiterFace1">//<text:s/></text:span><text:span text:style-name="OrgSrcFontLockCommentFace1">Non sono gli stessi!</text:span></text:p>
      <text:p text:style-name="P10">Lasciare<text:s/><text:span text:style-name="OrgCode1">void</text:span><text:s/>fuori dal prototipo dice al compilatore che non ci sono informazioni aggiuntive sui parametri della funzione. Disattiva effettivamente tutto quel controllo del tipo.</text:p>
      <text:p text:style-name="P10">Con un prototipo usa<text:s/><text:span text:style-name="Bold1">definitivamente</text:span><text:s/><text:span text:style-name="OrgCode1">void</text:span><text:s/>quando hai un elenco di parametri vuoto.</text:p>
      <text:h text:outline-level="1" text:style-name="P9"><text:bookmark-start text:name="OrgXref.orgd217c0b"/><text:bookmark text:name="orgd217c0b"/>Puntatori: rannicchiarsi per la paura!<text:s/><text:bookmark-end text:name="OrgXref.orgd217c0b"/></text:h>
      <text:p text:style-name="P11"><text:span text:style-name="Emphasis1">"Come si arriva alla Carnegie Hall?"</text:span></text:p>
      <text:p text:style-name="P11"><text:span text:style-name="Emphasis1">"Pratica!"</text:span></text:p>
      <text:p text:style-name="P11">—Scherzo del XX secolo di origine sconosciuta</text:p>
      <text:p text:style-name="P10">I puntatori sono una delle cose più temute nel linguaggio C. In effetti, sono l’unica cosa che rende questo linguaggio impegnativo. Ma perché?</text:p>
      <text:p text:style-name="P10">Perché in tutta onestà, possono causare scosse elettriche attraverso la tastiera e saldare fisicamente le<text:s/><text:span text:style-name="Emphasis1">tue</text:span><text:s/>braccia in modo permanente, maledicendoti a una vita alla tastiera in questo linguaggio degli anni '70!</text:p>
      <text:p text:style-name="P10">Veramente? Beh, non proprio. Sto solo cercando di prepararti al successo.</text:p>
      <text:p text:style-name="P10">A seconda del linguaggio da cui provieni, potresti già comprendere il concetto di<text:s/><text:span text:style-name="Emphasis1">referenza</text:span>, dove una variabile si riferisce a un oggetto di qualche tipo.</text:p>
      <text:p text:style-name="P10">È più o meno la stessa cosa, tranne che dobbiamo essere più espliciti con C riguardo a quando parliamo del riferimento o della cosa a cui si riferisce.</text:p>
      <text:h text:outline-level="2" text:style-name="P15"><text:bookmark-start text:name="OrgXref.org4ec08db"/><text:bookmark text:name="org4ec08db"/>Memoria e variabili<text:s/><text:bookmark-end text:name="OrgXref.org4ec08db"/></text:h>
      <text:p text:style-name="P10">La memoria del computer contiene dati di tutti i tipi, giusto? Conterrà<text:s/><text:span text:style-name="OrgCode1">float</text:span>,<text:s/><text:span text:style-name="OrgCode1">int</text:span><text:s/>o qualunque cosa tu abbia. Per rendere la memoria facile da gestire, ogni byte di memoria è identificato da un numero intero. Questi numeri interi aumentano in sequenza man mano che si avanza nella memoria<text:note text:note-class="footnote"><text:note-citation>47</text:note-citation><text:note-body><text:p text:style-name="P14">Tipicamente. Sono sicuro che ci siano delle eccezioni là fuori nei corridoi bui della storia informatica.</text:p></text:note-body></text:note>. Puoi pensarlo come un mucchio di caselle numerate, dove ciascuna casella contiene un byte<text:note text:note-class="footnote"><text:note-citation>48</text:note-citation><text:note-body><text:p text:style-name="P14">Un byte è un numero composto da non più di 8 cifre binarie, o bit in breve. Ciò significa che in cifre decimali, proprio come usava la nonna, può contenere un numero senza segno compreso tra 0 e 255 inclusi.</text:p></text:note-body></text:note><text:s/>di dati.O come un grande array in cui ogni elemento contiene un byte, se provieni da un linguaggio con array. Il numero che rappresenta ciascuna casella è chiamato il suo indirizzo.</text:p>
      <text:p text:style-name="P10">Ora, non tutti i tipi di dati utilizzano solo un byte. Ad esempio, un<text:s/><text:span text:style-name="OrgCode1">int</text:span><text:s/>è spesso di quattro byte, così come un<text:s/><text:span text:style-name="OrgCode1">float</text:span>,ma in realtà dipende dal sistema. È possibile utilizzare l'operatore<text:s/><text:span text:style-name="OrgCode1">sizeof</text:span><text:s/>per determinare quanti byte di memoria utilizza un determinato tipo.</text:p>
      <text:p text:style-name="P16"><text:span text:style-name="OrgSrcFontLockCommentDelimiterFace1">//<text:s/></text:span><text:span text:style-name="OrgSrcFontLockCommentFace1">%zu è lo specificatore di formato per il tipo size_t</text:span></text:p>
      <text:p text:style-name="P16"/>
      <text:p text:style-name="P16">printf(<text:span text:style-name="OrgSrcFontLockStringFace1">"un int utilizza %zu byte di memoria\n"</text:span>,<text:s/><text:span text:style-name="OrgSrcFontLockKeywordFace1">sizeof</text:span>(<text:span text:style-name="OrgSrcFontLockTypeFace1">int</text:span>));</text:p>
      <text:p text:style-name="P16"/>
      <text:p text:style-name="P17"><text:span text:style-name="OrgSrcFontLockCommentDelimiterFace1">//<text:s/></text:span><text:span text:style-name="OrgSrcFontLockCommentFace1">A me stampa "4", ma può variare a seconda del sistema.</text:span></text:p>
      <text:p text:style-name="P11"><text:span text:style-name="Bold1">Curiosità sulla memoria:</text:span><text:s/>quando si dispone di un tipo di dati (come il tipico<text:s/><text:span text:style-name="OrgCode1">int</text:span>) che utilizza più di un byte di memoria, i byte che compongono i dati sono sempre adiacenti l'uno all'altro in memoria. A volte sono nell'ordine previsto, a volte no<text:note text:note-class="footnote"><text:note-citation>49</text:note-citation><text:note-body><text:p text:style-name="P14">L'ordine in cui arrivano i byte viene definito endianness del numero. I soliti sospetti sono big-endian (con il byte più significativo per primo) e little-endian (con il byte più significativo per ultimo) o, raramente ora, mixed-endian (con i byte più significativi altrove).</text:p></text:note-body></text:note>. Sebbene C non garantisca alcun ordine di memoria particolare (dipende dalla piattaforma), è comunque generalmente possibile scrivere codice in un modo indipendente dalla piattaforma in cui non è necessario nemmeno considerare questi fastidiosi ordinamenti dei byte.</text:p>
      <text:p text:style-name="P10"><text:span text:style-name="Emphasis1">Ad ogni modo</text:span>, se riusciamo ad andare avanti e ottenerlo, rullo di tamburi e un po' di musica inquietante per la definizione di un puntatore,<text:s/><text:span text:style-name="Emphasis1">un puntatore è una variabile che contiene un indirizzo</text:span>. Immagina la colonna sonora classica di 2001: Odissea nello spazio a questo punto. Ba bum ba bum ba bum BAAAAH!</text:p>
      <text:p text:style-name="P10">Ok, forse un po' esagerato qui, vero? Non c'è molto mistero sui puntatori. Sono l'indirizzo dei dati. Proprio come una variabile<text:s/><text:span text:style-name="OrgCode1">int</text:span><text:s/>può contenere il valore<text:s/><text:span text:style-name="OrgCode1">12</text:span>, una variabile puntatore può contenere l'indirizzo dei dati.</text:p>
      <text:p text:style-name="P10">Ciò significa che tutte queste cose significano la stessa cosa, cioè un numero che rappresenta un punto in memoria:</text:p>
      <text:list text:style-name="OrgBulletedList" xml:id="list-0152734f-2d17-4451-87cc-bdeb81df1b79">
        <text:list-item>
          <text:p text:style-name="P10">Indice in memoria (se stai pensando alla memoria come a un grande array)</text:p>
        </text:list-item>
        <text:list-item>
          <text:p text:style-name="P10">Indirizzo</text:p>
        </text:list-item>
        <text:list-item>
          <text:p text:style-name="P10">Posizione</text:p>
        </text:list-item>
      </text:list>
      <text:p text:style-name="P10">Li userò in modo intercambiabile. E sì, ho semplicemente inserito la posizione perché non si hanno mai abbastanza parole che significano la stessa cosa.</text:p>
      <text:p text:style-name="P10">E una variabile puntatore contiene quel numero di indirizzo. Proprio come una variabile<text:s/><text:span text:style-name="OrgCode1">float</text:span><text:s/>potrebbe contenere<text:s/><text:span text:style-name="OrgCode1">3.14159</text:span>.</text:p>
      <text:p text:style-name="P10">Immagina di avere un mucchio di foglietti Post-it® tutti numerati in sequenza con il loro indirizzo. (Il primo è all'indice numerato<text:s/><text:span text:style-name="OrgCode1">0</text:span>, il successivo all'indice<text:s/><text:span text:style-name="OrgCode1">1</text:span><text:s/>e così via.)</text:p>
      <text:p text:style-name="P10">Oltre al numero che rappresenta la loro posizione, su ciascuno puoi anche scrivere un altro numero a tua scelta. Potrebbe essere il numero di cani che hai. O il numero di lune attorno a Marte…</text:p>
      <text:p text:style-name="P10">…Oppure<text:s/><text:span text:style-name="Emphasis1">potrebbe essere l’indice di un altro Post-it!</text:span></text:p>
      <text:p text:style-name="P10">Se hai scritto il numero di cani che hai, è solo una variabile normale. Ma se lì dentro hai scritto l'indice di un altro Post-it,<text:s/><text:span text:style-name="Emphasis1">quello è un puntatore</text:span>. Indica l'altra nota!</text:p>
      <text:p text:style-name="P10">Un'altra analogia potrebbe essere con gli indirizzi delle case. Puoi avere una casa con determinate qualità, cortile, tetto in metallo, solare, ecc. Oppure potresti avere l'indirizzo di quella casa. L'indirizzo non è lo stesso della casa stessa. Una è una casa in piena regola e l'altra è solo poche righe di testo. Ma l'indirizzo della casa è un<text:s/><text:span text:style-name="Emphasis1">puntatore</text:span><text:s/>a quella casa. Non è la casa in sé, ma ti dice dove trovarla.</text:p>
      <text:p text:style-name="P10">E possiamo fare la stessa cosa nel computer con i dati. Puoi avere una variabile di dati che contenga un certo valore. E quel valore è in memoria a qualche indirizzo. E potresti avere una<text:s/><text:span text:style-name="Emphasis1">variabile puntatore</text:span><text:s/>diversa che contenga l'indirizzo di quella variabile di dati.</text:p>
      <text:p text:style-name="P10">Non è la variabile dati in sé, ma, come nel caso dell'indirizzo di casa, ci dice dove trovarla.</text:p>
      <text:p text:style-name="P10">Quando lo abbiamo, diciamo che abbiamo un “puntatore a” quei dati. E possiamo seguire il puntatore per accedere ai dati stessi.</text:p>
      <text:p text:style-name="P10">(Sebbene non sembri ancora particolarmente utile, tutto questo diventa indispensabile se usato con chiamate di funzione. Abbi pazienza finché non arriviamo a quel punto.)</text:p>
      <text:p text:style-name="P10">Quindi, se abbiamo un<text:s/><text:span text:style-name="OrgCode1">int</text:span>, diciamo, e vogliamo un puntatore ad esso, quello che vogliamo è un modo per ottenere l'indirizzo di quell'<text:span text:style-name="OrgCode1">int</text:span>, giusto? Dopotutto, il puntatore contiene solo<text:s/><text:span text:style-name="Emphasis1">l'indirizzo</text:span><text:s/>dei dati. Quale operatore pensi che utilizzeremmo per trovare<text:s/><text:span text:style-name="Emphasis1">l'indirizzo</text:span><text:s/>dell'<text:span text:style-name="OrgCode1">int</text:span>?</text:p>
      <text:p text:style-name="P10">Bene, con una sorpresa scioccante che deve essere una sorta di shock per te, gentile lettore, usiamo l'indirizzo dell'operatore (che sembra essere una e commerciale: "&amp;") per trovare l'indirizzo dei dati. E commerciale.</text:p>
      <text:p text:style-name="P10">Quindi, per un rapido esempio, introdurremo un nuovo<text:s/><text:span text:style-name="Emphasis1">identificatore di formato</text:span><text:s/>per<text:s/><text:span text:style-name="OrgCode1">printf()</text:span><text:s/>in modo da poter stampare un puntatore. Sai già come %d stampa un intero decimale, vero? Bene, %p stampa un puntatore. Ora, questo puntatore sembrerà un numero spazzatura (e potrebbe essere stampato in formato esadecimale<text:note text:note-class="footnote"><text:note-citation>50</text:note-citation><text:note-body><text:p text:style-name="P14">Cioè, base 16 con cifre 0, 1, 2, 3, 4, 5, 6, 7, 8, 9, A, B, C, D, E e F.</text:p></text:note-body></text:note><text:s/>anziché decimale), ma è semplicemente l'indice nella memoria in cui sono archiviati i dati. (O l'indice in memoria in cui è archiviato il primo byte di dati, se i dati sono multibyte.) Praticamente in tutte le circostanze, inclusa questa, il valore effettivo del numero stampato non è importante per te e lo mostro qui solo per la dimostrazione dell'indirizzo dell'operatore.</text:p>
      <text:p text:style-name="P16"><text:span text:style-name="OrgSrcFontLockPreprocessorFace1">#include</text:span><text:s/><text:span text:style-name="OrgSrcFontLockStringFace1">&lt;stdio.h&gt;</text:span></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text:span text:style-name="OrgSrcFontLockTypeFace1">int</text:span><text:s/><text:span text:style-name="OrgSrcFontLockVariableNameFace1">i</text:span><text:s/>= 10;</text:p>
      <text:p text:style-name="P16"/>
      <text:p text:style-name="P16"><text:s text:c="4"/>printf(<text:span text:style-name="OrgSrcFontLockStringFace1">"Il valore di i è %d\n"</text:span>, i);</text:p>
      <text:p text:style-name="P16"><text:s text:c="4"/>printf(<text:span text:style-name="OrgSrcFontLockStringFace1">"E il suo indirizzo è %p\n"</text:span>, (<text:span text:style-name="OrgSrcFontLockTypeFace1">void</text:span><text:s/>*)&amp;i);</text:p>
      <text:p text:style-name="P16"/>
      <text:p text:style-name="P16"><text:s text:c="4"/><text:span text:style-name="OrgSrcFontLockCommentDelimiterFace1">//<text:s/></text:span><text:span text:style-name="OrgSrcFontLockCommentFace1">%p si aspetta che l'argomento sia un puntatore a void</text:span></text:p>
      <text:p text:style-name="P16"><text:s text:c="4"/><text:span text:style-name="OrgSrcFontLockCommentDelimiterFace1">//<text:s/></text:span><text:span text:style-name="OrgSrcFontLockCommentFace1">quindi lo castiamo per rendere felice il compilatore.</text:span></text:p>
      <text:p text:style-name="P17">}</text:p>
      <text:p text:style-name="P10">Sul mio computer, viene stampato:</text:p>
      <text:p text:style-name="P16">Il valore di i è 10</text:p>
      <text:p text:style-name="P17">E il suo indirizzo è 0x7ffddf7072a4</text:p>
      <text:p text:style-name="P10">Se sei curioso, quel numero esadecimale è 140.727.326.896.068 in decimale (base 10, proprio come usava la nonna). Questo è l'indice in memoria in cui sono archiviati i dati della variabile<text:s/><text:span text:style-name="OrgCode1">i</text:span>. E' l'indirizzo di<text:s/><text:span text:style-name="OrgCode1">i</text:span>. È la posizione di<text:s/><text:span text:style-name="OrgCode1">i</text:span>. E' un puntatore a<text:s/><text:span text:style-name="OrgCode1">i</text:span>.</text:p>
      <text:p text:style-name="P11"><text:span text:style-name="Bold1">Aspetta: hai 140 terabyte di RAM?</text:span><text:s/>SÌ! Non è vero? Ma mi dilungo; ovviamente no (anno 2024). I computer moderni utilizzano una tecnologia miracolosa chiamata memoria virtuale<text:note text:note-class="footnote"><text:note-citation>51</text:note-citation><text:note-body><text:p text:style-name="P14"><text:a xlink:type="simple" xlink:href="https://en.wikipedia.org/wiki/Virtual_memory"><text:span text:style-name="T3">https://en.wikipedia.org/wiki/Virtual_memory</text:span></text:a></text:p></text:note-body></text:note><text:s/>che fa credere ai processi di avere tutto lo spazio di memoria del computer per sé, indipendentemente dalla quantità di RAM fisica che ne supporta il backup. Quindi, anche se l'indirizzo era un numero enorme è stato mappato su un indirizzo di memoria fisica inferiore dal sistema di memoria virtuale della mia CPU. In particolare questo computer ha 16 GB di RAM (di nuovo, intorno al 2024, ma utilizzo Linux, quindi è abbastanza). Terabyte di RAM? Sono un insegnante, non un bazillionario delle dot-com. Niente di tutto questo è qualcosa di cui nessuno di noi deve preoccuparsi a parte il fatto che non sono straordinariamente ricco.</text:p>
      <text:p text:style-name="P10">È un puntatore perché ti consente di sapere dove<text:s/><text:span text:style-name="OrgCode1">i</text:span><text:s/>si trova in memoria. Come l'indirizzo di casa scritto su un pezzo di carta indica dove si trova una determinata casa, questo numero ci indica dove nella memoria possiamo trovare il valore di<text:s/><text:span text:style-name="OrgCode1">i</text:span>. Indica<text:s/><text:span text:style-name="OrgCode1">i</text:span>.</text:p>
      <text:p text:style-name="P10">Ancora una volta, in genere non ci interessa quale sia il numero esatto dell'indirizzo. Ci interessa solo che sia un puntatore a<text:s/><text:span text:style-name="OrgCode1">i</text:span>.</text:p>
      <text:h text:outline-level="2" text:style-name="P15"><text:bookmark-start text:name="OrgXref.org5ea9ea8"/><text:bookmark text:name="org5ea9ea8"/>Tipi di puntatore<text:s/><text:bookmark-end text:name="OrgXref.org5ea9ea8"/></text:h>
      <text:p text:style-name="P10">Quindi… va tutto bene. Ora puoi prendere con successo l'indirizzo di una variabile e stamparlo sullo schermo. C'è qualcosina per il vecchio curriculum, vero? È qui che mi prendi per la collottola e mi chiedi educatamente a cosa cappero servono i puntratori.</text:p>
      <text:p text:style-name="P10">Ottima domanda e ci arriveremo subito dopo questi messaggi dal nostro sponsor.</text:p>
      <text:p text:style-name="P11">SERVIZI DI PULIZIA DI UNITÀ ALLOGGIATIVE ROBOTIZZATE ACME. LA TUA FATTORIA SARÀ DRAMMATICAMENTE MIGLIORATA O SARAI ELIMINATO. IL MESSAGGIO FINISCE.</text:p>
      <text:p text:style-name="P10">Bentornati ad un'altra puntata della Guida di Beej. L'ultima volta che ci siamo incontrati stavamo parlando di come utilizzare i puntatori. Bene, quello che faremo è memorizzare un puntatore in una variabile in modo da poterlo utilizzare in seguito. Puoi identificare il tipo di puntatore perché è presente un asterisco<text:s/><text:span text:style-name="OrgCode1">(*)</text:span><text:s/>prima del nome della variabile e dopo il suo tipo:</text:p>
      <text:p text:style-name="P16"><text:span text:style-name="OrgSrcFontLockTypeFace1">int</text:span><text:s/><text:span text:style-name="OrgSrcFontLockFunctionNameFace1">main</text:span>(<text:span text:style-name="OrgSrcFontLockTypeFace1">void</text:span>)</text:p>
      <text:p text:style-name="P16">{</text:p>
      <text:p text:style-name="P16"><text:s text:c="4"/><text:span text:style-name="OrgSrcFontLockTypeFace1">int</text:span><text:s/><text:span text:style-name="OrgSrcFontLockVariableNameFace1">i</text:span>;</text:p>
      <text:p text:style-name="P16"><text:span text:style-name="OrgSrcFontLockCommentDelimiterFace1">//<text:s/></text:span><text:span text:style-name="OrgSrcFontLockCommentFace1">il tipo di i è "int"</text:span></text:p>
      <text:p text:style-name="P16"><text:s text:c="4"/><text:span text:style-name="OrgSrcFontLockTypeFace1">int</text:span><text:s/>*<text:span text:style-name="OrgSrcFontLockVariableNameFace1">p</text:span>;</text:p>
      <text:p text:style-name="P16"><text:span text:style-name="OrgSrcFontLockCommentDelimiterFace1">//<text:s/></text:span><text:span text:style-name="OrgSrcFontLockCommentFace1">il tipo di p è "puntatore a un int", o "puntatore-int"</text:span></text:p>
      <text:p text:style-name="P17">}</text:p>
      <text:p text:style-name="P10">Ehi, quindi qui abbiamo una variabile che è un tipo puntatore e può puntare ad altri<text:s/><text:span text:style-name="OrgCode1">int</text:span>. Cioè, può contenere l'indirizzo di altri<text:s/><text:span text:style-name="OrgCode1">int</text:span>. Sappiamo che punta a<text:s/><text:span text:style-name="OrgCode1">int</text:span>, poiché è di tipo<text:s/><text:span text:style-name="OrgCode1">int*</text:span><text:s/>(leggi “int-pointer”).</text:p>
      <text:p text:style-name="P10">Quando esegui un'assegnazione in una variabile puntatore, il tipo del lato destro dell'assegnazione deve essere dello stesso tipo della variabile puntatore. Fortunatamente per noi, quando prendi l'indirizzo di una variabile, il tipo risultante è un puntatore a quel tipo di variabile, quindi assegnazioni come le seguenti sono perfette:</text:p>
      <text:p text:style-name="P16"><text:span text:style-name="OrgSrcFontLockTypeFace1">int</text:span><text:s/><text:span text:style-name="OrgSrcFontLockVariableNameFace1">i</text:span>;</text:p>
      <text:p text:style-name="P16"><text:span text:style-name="OrgSrcFontLockTypeFace1">int</text:span><text:s/>*<text:span text:style-name="OrgSrcFontLockVariableNameFace1">p</text:span>;</text:p>
      <text:p text:style-name="P16"><text:span text:style-name="OrgSrcFontLockCommentDelimiterFace1">//<text:s/></text:span><text:span text:style-name="OrgSrcFontLockCommentFace1">p è un puntatore, ma non è inizializzato e punta a spazzatura</text:span></text:p>
      <text:p text:style-name="P16"/>
      <text:p text:style-name="P16">p = &amp;i;</text:p>
      <text:p text:style-name="P17"><text:span text:style-name="OrgSrcFontLockCommentDelimiterFace1">//<text:s/></text:span><text:span text:style-name="OrgSrcFontLockCommentFace1">p viene assegnato all'indirizzo di i--p ora "punta a" i</text:span></text:p>
      <text:p text:style-name="P10">A sinistra dell'assegnazione abbiamo una variabile di tipo puntatore-a<text:s/><text:span text:style-name="OrgCode1">int</text:span><text:s/><text:span text:style-name="OrgCode1">(int*)</text:span><text:s/>e sul lato destro abbiamo un'espressione di tipo puntatore-a<text:s/><text:span text:style-name="OrgCode1">int</text:span><text:s/>poiché i è un<text:s/><text:span text:style-name="OrgCode1">int</text:span><text:s/>(perché indirizzo di<text:s/><text:span text:style-name="OrgCode1">int</text:span><text:s/>ti dà un puntatore a<text:s/><text:span text:style-name="OrgCode1">int</text:span>). L'indirizzo di una cosa può essere memorizzato in un puntatore a quella cosa.</text:p>
      <text:p text:style-name="P10">Chiaro? So che non ha ancora molto senso dato che non hai visto un utilizzo effettivo della variabile puntatore, ma stiamo facendo piccoli passi qui in modo che nessuno si perda. Quindi ora presentiamo l'operatore anti-indirizzo di. È un po' come sarebbe<text:s/><text:span text:style-name="OrgCode1">address-of</text:span><text:s/>(indirizzo-di) in Mondo Bizzarro.</text:p>
      <text:h text:outline-level="2" text:style-name="P15"><text:bookmark-start text:name="OrgXref.org7603f08"/><text:bookmark text:name="org7603f08"/>Dereferenziazione<text:s/><text:bookmark-end text:name="OrgXref.org7603f08"/></text:h>
      <text:p text:style-name="P10">Si può pensare che una variabile puntatore si<text:s/><text:span text:style-name="Emphasis1">riferisca</text:span><text:s/>a un'altra variabile puntando ad essa. È raro sentire qualcuno in terra C parlare di "riferimento" o "riferimenti", ma ne parlo solo per dare più senso al nome di questo operatore.</text:p>
      <text:p text:style-name="P10">Quando hai un puntatore a una variabile (più o meno "un riferimento a una variabile"), puoi utilizzare la variabile originale attraverso il puntatore<text:s/><text:span text:style-name="Emphasis1">dereferenziando</text:span><text:s/>il puntatore. (Puoi pensare a questo come a “depuntare” il puntatore, ma nessuno dice mai “depuntatore”.)</text:p>
      <text:p text:style-name="P10">Tornando alla nostra analogia, è vagamente come guardare l'indirizzo di una casa e poi andare a quella casa.</text:p>
      <text:p text:style-name="P10">Ora, cosa intendo con "accedi alla variabile originale"? Bene, se hai una variabile chiamata<text:s/><text:span text:style-name="OrgCode1">i</text:span>, e hai un puntatore a<text:s/><text:span text:style-name="OrgCode1">i</text:span><text:s/>chiamato<text:s/><text:span text:style-name="OrgCode1">p</text:span>, puoi usare il puntatore dereferenziato<text:s/><text:span text:style-name="OrgCode1">p</text:span><text:s/><text:span text:style-name="Emphasis1">esattamente come se fosse la variabile originale<text:s/></text:span><text:span text:style-name="T6">i</text:span><text:span text:style-name="Emphasis1">!</text:span></text:p>
      <text:p text:style-name="P10">Hai quasi abbastanza conoscenze per gestire un esempio. L'ultima curiosità che devi sapere è in realtà questa: cos'è l'operatore di dereferenziazione?In realtà è chiamato<text:s/><text:span text:style-name="Emphasis1">operatore indiretto</text:span>, perché accedi ai valori indirettamente tramite il puntatore. Ed è l'asterisco, ancora:<text:s/><text:span text:style-name="OrgCode1">*</text:span>. Ora, non confonderlo con l'asterisco che hai usato nella dichiarazione del puntatore, in precedenza. Sono lo stesso personaggio, ma hanno significati diversi in contesti diversi<text:note text:note-class="footnote"><text:note-citation>52</text:note-citation><text:note-body><text:p text:style-name="P14">Non è tutto! È utilizzato nei<text:s/><text:span text:style-name="T5">commenti</text:span>, nelle moltiplicazioni e nelle funzioni prototipi con array di lunghezza variabile! È tutto uguale * , tranne il contesto gli dà un significato diverso.</text:p></text:note-body></text:note>.</text:p>
      <text:p text:style-name="P10">Ecco un esempio in piena regola:</text:p>
      <text:p text:style-name="P16"><text:span text:style-name="OrgSrcFontLockPreprocessorFace1">#include</text:span><text:s/><text:span text:style-name="OrgSrcFontLockStringFace1">&lt;stdio.h&gt;</text:span></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text:span text:style-name="OrgSrcFontLockTypeFace1">int</text:span><text:s/><text:span text:style-name="OrgSrcFontLockVariableNameFace1">i</text:span>;</text:p>
      <text:p text:style-name="P16"><text:s text:c="4"/><text:span text:style-name="OrgSrcFontLockTypeFace1">int</text:span><text:s/>*<text:span text:style-name="OrgSrcFontLockVariableNameFace1">p</text:span>;<text:s text:c="2"/><text:span text:style-name="OrgSrcFontLockCommentDelimiterFace1">//<text:s/></text:span><text:span text:style-name="OrgSrcFontLockCommentFace1">questo NON è una deferenziazione--questo è un tipo "int*"</text:span></text:p>
      <text:p text:style-name="P16"/>
      <text:p text:style-name="P16"><text:s text:c="4"/>p = &amp;i;<text:s text:c="2"/><text:span text:style-name="OrgSrcFontLockCommentDelimiterFace1">//<text:s/></text:span><text:span text:style-name="OrgSrcFontLockCommentFace1">p ora punta a i, p contiene l'indirizzo di i</text:span></text:p>
      <text:p text:style-name="P16"/>
      <text:p text:style-name="P16"><text:s text:c="4"/>i = 10;<text:s text:c="2"/><text:span text:style-name="OrgSrcFontLockCommentDelimiterFace1">//<text:s/></text:span><text:span text:style-name="OrgSrcFontLockCommentFace1">i è ora 10</text:span></text:p>
      <text:p text:style-name="P16"><text:s text:c="4"/>*p = 20;<text:s/><text:span text:style-name="OrgSrcFontLockCommentDelimiterFace1">//<text:s/></text:span><text:span text:style-name="OrgSrcFontLockCommentFace1">la cosa a cui punta p (nominalmente i!) è ora 20!!</text:span></text:p>
      <text:p text:style-name="P16"/>
      <text:p text:style-name="P16"><text:s text:c="4"/>printf(<text:span text:style-name="OrgSrcFontLockStringFace1">"i è %d\n"</text:span>, i);<text:s text:c="3"/><text:span text:style-name="OrgSrcFontLockCommentDelimiterFace1">//<text:s/></text:span><text:span text:style-name="OrgSrcFontLockCommentFace1">stampa "20"</text:span></text:p>
      <text:p text:style-name="P16"><text:s text:c="4"/>printf(<text:span text:style-name="OrgSrcFontLockStringFace1">"i è %d\n"</text:span>, *p);<text:s text:c="2"/><text:span text:style-name="OrgSrcFontLockCommentDelimiterFace1">//<text:s/></text:span><text:span text:style-name="OrgSrcFontLockCommentFace1">"20"! dereferenzia-p è lo stesso di i!</text:span></text:p>
      <text:p text:style-name="P17">}</text:p>
      <text:p text:style-name="P10">Ricorda che<text:s/><text:span text:style-name="OrgCode1">p</text:span><text:s/>contiene l'indirizzo di<text:s/><text:span text:style-name="OrgCode1">i</text:span>, come puoi vedere dove abbiamo fatto l'assegnazione a<text:s/><text:span text:style-name="OrgCode1">p</text:span><text:s/>alla riga 8. Ciò che fa l'operatore indiretto è dire al computer<text:s/><text:span text:style-name="Emphasis1">di utilizzare l'oggetto a cui punta il puntatore</text:span><text:s/>invece di utilizzare il puntatore stesso. In questo modo, abbiamo trasformato<text:s/><text:span text:style-name="OrgCode1">*p</text:span><text:s/>in una sorta di alias per<text:s/><text:span text:style-name="OrgCode1">i</text:span>.</text:p>
      <text:p text:style-name="P10">Ottimo, ma<text:s/><text:span text:style-name="Emphasis1">perché</text:span>? Perché fare tutto questo?</text:p>
      <text:h text:outline-level="2" text:style-name="P15"><text:bookmark-start text:name="OrgXref.org00a3912"/><text:bookmark text:name="org00a3912"/>Passaggio di puntatori come argomenti<text:s/><text:bookmark-end text:name="OrgXref.org00a3912"/></text:h>
      <text:p text:style-name="P10">In questo momento stai pensando di avere moltissima conoscenza sui puntatori, ma assolutamente zero applicazioni, giusto? Voglio dire, a che serve<text:s/><text:span text:style-name="OrgCode1">*p</text:span><text:s/>se invece potessi semplicemente dire<text:s/><text:span text:style-name="OrgCode1">i</text:span>??</text:p>
      <text:p text:style-name="P10">Bene, amico mio, il vero potere dei puntatori entra in gioco quando inizi a passarli alle funzioni. Perché questo è un grosso problema? Potresti ricordare da prima che potresti passare tutti i tipi di argomenti alle funzioni e sarebbero debitamente copiati in parametri, e quindi potresti manipolare copie locali di quelle variabili dall'interno della funzione, e quindi potresti restituire un singolo valore.</text:p>
      <text:p text:style-name="P10">Cosa succederebbe se volessi riportare più di un singolo dato dalla funzione? Voglio dire, puoi restituire solo una cosa, giusto? E se rispondessi a quella domanda con un'altra domanda? …Ehm, due domande?</text:p>
      <text:p text:style-name="P10">Cosa succede quando passi un puntatore come argomento a una funzione? Una copia del puntatore viene inserita nel parametro corrispondente?<text:s/><text:span text:style-name="Emphasis1">Puoi scommetterci che è così.</text:span><text:s/>Ricordi come prima continuavo a divagare su come<text:s/><text:span text:style-name="Emphasis1">OGNI SINGOLO ARGOMENTO</text:span><text:s/>viene copiato nei parametri e la funzione utilizza una copia dell'argomento? Ebbene, lo stesso vale qui. La funzione otterrà una copia del puntatore.</text:p>
      <text:p text:style-name="P10">Ma, e questa è la parte intelligente: avremo impostato in anticipo il puntatore per puntare a una variabile… e poi la funzione potrà dereferenziare la sua copia del puntatore per tornare alla variabile originale! La funzione non può vedere la variabile stessa, ma può certamente dereferenziare un puntatore a quella variabile!</text:p>
      <text:p text:style-name="P10">Ciò è analogo a scrivere l’indirizzo di casa su un pezzo di carta e poi copiarlo su un altro pezzo di carta. Ora hai due indicazioni per quella casa ed entrambe sono ugualmente efficaci nel portarti alla casa stessa.</text:p>
      <text:p text:style-name="P10">Nel caso di una chiamata di funzione. una delle copie è memorizzata in una variabile puntatore nell'ambito chiamante e l'altra è memorizzata in una variabile puntatore che è il parametro della funzione.</text:p>
      <text:p text:style-name="P10">Esempio! Rivisitiamo la nostra vecchia funzione<text:s/><text:span text:style-name="OrgCode1">increment()</text:span>, ma questa volta facciamo in modo che incrementi effettivamente il valore nel chiamante.</text:p>
      <text:p text:style-name="P16"><text:span text:style-name="OrgSrcFontLockPreprocessorFace1">#include</text:span><text:s/><text:span text:style-name="OrgSrcFontLockStringFace1">&lt;stdio.h&gt;</text:span></text:p>
      <text:p text:style-name="P16"/>
      <text:p text:style-name="P16"><text:span text:style-name="OrgSrcFontLockTypeFace1">void</text:span><text:s/><text:span text:style-name="OrgSrcFontLockFunctionNameFace1">increment</text:span>(<text:span text:style-name="OrgSrcFontLockTypeFace1">int</text:span><text:s/>*<text:span text:style-name="OrgSrcFontLockVariableNameFace1">p</text:span>)</text:p>
      <text:p text:style-name="P16"><text:span text:style-name="OrgSrcFontLockCommentDelimiterFace1">//<text:s/></text:span><text:span text:style-name="OrgSrcFontLockCommentFace1">notare che accetta un puntatore a un int</text:span></text:p>
      <text:p text:style-name="P16">{</text:p>
      <text:p text:style-name="P16"><text:s text:c="4"/>*p = *p + 1;</text:p>
      <text:p text:style-name="P16"><text:span text:style-name="OrgSrcFontLockCommentDelimiterFace1">//<text:s/></text:span><text:span text:style-name="OrgSrcFontLockCommentFace1">aggiungi uno alla cosa a cui punta p</text:span></text:p>
      <text:p text:style-name="P16">}</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text:span text:style-name="OrgSrcFontLockTypeFace1">int</text:span><text:s/><text:span text:style-name="OrgSrcFontLockVariableNameFace1">i</text:span><text:s/>= 10;</text:p>
      <text:p text:style-name="P16"><text:s text:c="4"/><text:span text:style-name="OrgSrcFontLockTypeFace1">int</text:span><text:s/>*<text:span text:style-name="OrgSrcFontLockVariableNameFace1">j</text:span><text:s/>= &amp;i;<text:s text:c="2"/><text:span text:style-name="OrgSrcFontLockCommentDelimiterFace1">//<text:s/></text:span><text:span text:style-name="OrgSrcFontLockCommentFace1">nota l'indirizzo-of; lo trasforma in un puntatore a i</text:span></text:p>
      <text:p text:style-name="P16"/>
      <text:p text:style-name="P16"><text:s text:c="4"/>printf(<text:span text:style-name="OrgSrcFontLockStringFace1">"i is %d\n"</text:span>, i);</text:p>
      <text:p text:style-name="P16"><text:span text:style-name="OrgSrcFontLockCommentDelimiterFace1">//<text:s/></text:span><text:span text:style-name="OrgSrcFontLockCommentFace1">stampa "10"</text:span></text:p>
      <text:p text:style-name="P16"><text:s text:c="4"/>printf(<text:span text:style-name="OrgSrcFontLockStringFace1">"i is also %d\n"</text:span>, *j);</text:p>
      <text:p text:style-name="P16"><text:span text:style-name="OrgSrcFontLockCommentDelimiterFace1">//<text:s/></text:span><text:span text:style-name="OrgSrcFontLockCommentFace1">stampa "10"</text:span></text:p>
      <text:p text:style-name="P16"/>
      <text:p text:style-name="P16"><text:s text:c="4"/>increment(j);</text:p>
      <text:p text:style-name="P16"><text:span text:style-name="OrgSrcFontLockCommentDelimiterFace1">//<text:s/></text:span><text:span text:style-name="OrgSrcFontLockCommentFace1">j è un int*--a i</text:span></text:p>
      <text:p text:style-name="P16"/>
      <text:p text:style-name="P16"><text:s text:c="4"/>printf(<text:span text:style-name="OrgSrcFontLockStringFace1">"i is %d\n"</text:span>, i);</text:p>
      <text:p text:style-name="P16"><text:span text:style-name="OrgSrcFontLockCommentDelimiterFace1">//<text:s/></text:span><text:span text:style-name="OrgSrcFontLockCommentFace1">stampa "11"!</text:span></text:p>
      <text:p text:style-name="P17">}</text:p>
      <text:p text:style-name="P10">OK! Ci sono un paio di cose da vedere qui… non ultimo il fatto che la funzione<text:s/><text:span text:style-name="OrgCode1">increment()</text:span><text:s/>accetta un<text:s/><text:span text:style-name="OrgCode1">int*</text:span><text:s/>come argomento. Gli passiamo un<text:s/><text:span text:style-name="OrgCode1">int*</text:span><text:s/>nella chiamata cambiando la variabile<text:s/><text:span text:style-name="OrgCode1">int i</text:span><text:s/>in un<text:s/><text:span text:style-name="OrgCode1">int*</text:span><text:s/>utilizzando l'operatore address-of. (Ricorda, un puntatore contiene un indirizzo, quindi creiamo puntatori a variabili facendoli passare attraverso l'operatore indirizzo di.)</text:p>
      <text:p text:style-name="P10">La funzione<text:s/><text:span text:style-name="OrgCode1">increment()</text:span><text:s/>ottiene una copia del puntatore. Entrambi: Il puntatore originale<text:s/><text:span text:style-name="OrgCode1">j</text:span><text:s/>(in<text:s/><text:span text:style-name="OrgCode1">main()</text:span>) e la copia di quel puntatore<text:s/><text:span text:style-name="OrgCode1">p</text:span><text:s/>(il parametro in<text:s/><text:span text:style-name="OrgCode1">increment()</text:span>) punta allo stesso indirizzo, ovvero quello che contiene il valore<text:s/><text:span text:style-name="OrgCode1">i</text:span>. (Ancora una volta, per analogia, come due pezzi di carta con scritto sopra lo stesso indirizzo di casa.) Anche il dereferenziamento ti consentirà di modificare la variabile originale<text:s/><text:span text:style-name="OrgCode1">i</text:span>! La funzione può modificare una variabile in un altro ambito! Forza!</text:p>
      <text:p text:style-name="P10">L'esempio precedente è spesso scritto in modo più conciso nella chiamata semplicemente utilizzando l'indirizzo di destra nell'elenco degli argomenti:</text:p>
      <text:p text:style-name="P16">printf(<text:span text:style-name="OrgSrcFontLockStringFace1">"i is %d\n"</text:span>, i);</text:p>
      <text:p text:style-name="P16"><text:span text:style-name="OrgSrcFontLockCommentDelimiterFace1">//<text:s/></text:span><text:span text:style-name="OrgSrcFontLockCommentFace1">stampa "10"</text:span></text:p>
      <text:p text:style-name="P16">increment(&amp;i);</text:p>
      <text:p text:style-name="P16">printf(<text:span text:style-name="OrgSrcFontLockStringFace1">"i is %d\n"</text:span>, i);</text:p>
      <text:p text:style-name="P17"><text:span text:style-name="OrgSrcFontLockCommentDelimiterFace1">//<text:s/></text:span><text:span text:style-name="OrgSrcFontLockCommentFace1">stampa "11"!</text:span></text:p>
      <text:p text:style-name="P10">Come regola generale, se vuoi che la funzione modifichi l'oggetto che stai passando in modo da vedere il risultato, dovrai passare un puntatore a quell'oggetto.</text:p>
      <text:h text:outline-level="2" text:style-name="P15"><text:bookmark text:name="org99b2236"/><text:bookmark-start text:name="OrgXref.org99b2236"/>Il puntatore<text:s/><text:span text:style-name="OrgCode1">NULL</text:span><text:s/><text:bookmark-end text:name="OrgXref.org99b2236"/></text:h>
      <text:p text:style-name="P10">Qualsiasi variabile puntatore di qualsiasi tipo può essere impostata su un valore speciale chiamato<text:s/><text:span text:style-name="OrgCode1">NULL</text:span>. Ciò indica che questo puntatore non punta a nulla.</text:p>
      <text:p text:style-name="P16"><text:span text:style-name="OrgSrcFontLockTypeFace1">int</text:span><text:s/>*<text:span text:style-name="OrgSrcFontLockVariableNameFace1">p</text:span>;</text:p>
      <text:p text:style-name="P16"/>
      <text:p text:style-name="P17">p =<text:s/><text:span text:style-name="OrgSrcFontLockConstantFace1">NULL</text:span>;</text:p>
      <text:p text:style-name="P10">Poiché non punta a un valore, dereferenziarlo è un comportamento indefinito e probabilmente provocherà un arresto anomalo:</text:p>
      <text:p text:style-name="P16"><text:span text:style-name="OrgSrcFontLockTypeFace1">int</text:span><text:s/>*<text:span text:style-name="OrgSrcFontLockVariableNameFace1">p</text:span><text:s/>=<text:s/><text:span text:style-name="OrgSrcFontLockConstantFace1">NULL</text:span>;</text:p>
      <text:p text:style-name="P16"/>
      <text:p text:style-name="P16">*p = 12;</text:p>
      <text:p text:style-name="P17"><text:span text:style-name="OrgSrcFontLockCommentDelimiterFace1">//<text:s/></text:span><text:span text:style-name="OrgSrcFontLockCommentFace1">INCIDENTE O QUALCOSA DI PROBABILMENTE BRUTTO. MEGLIO EVITARE.</text:span></text:p>
      <text:p text:style-name="P10">Nonostante sia stato definito l'errore da<text:s/><text:span text:style-name="Underline1">un miliardo di dollari dal suo creatore</text:span><text:note text:note-class="footnote"><text:note-citation>53</text:note-citation><text:note-body><text:p text:style-name="P14"><text:a xlink:type="simple" xlink:href="https://en.wikipedia.org/wiki/Null_pointer#History"><text:span text:style-name="T3">https://en.wikipedia.org/wiki/Null_pointer#History</text:span></text:a></text:p></text:note-body></text:note>, il puntatore<text:s/><text:span text:style-name="OrgCode1">NULL</text:span><text:s/>è un buon<text:s/><text:span text:style-name="Underline1">valore sentinella</text:span><text:note text:note-class="footnote"><text:note-citation>54</text:note-citation><text:note-body><text:p text:style-name="P14"><text:a xlink:type="simple" xlink:href="https://en.wikipedia.org/wiki/Sentinel_value"><text:span text:style-name="T3">https://en.wikipedia.org/wiki/Sentinel_value</text:span></text:a></text:p></text:note-body></text:note><text:s/>e un indicatore generale che un puntatore non è stato ancora inizializzato.</text:p>
      <text:p text:style-name="P10">(Ovviamente, come altre variabili, il puntatore punta a spazzatura a meno che non lo si assegni esplicitamente per puntare a un indirizzo o<text:s/><text:span text:style-name="OrgCode1">NULL</text:span>.)</text:p>
      <text:h text:outline-level="2" text:style-name="P15"><text:bookmark-start text:name="OrgXref.org47670fd"/><text:bookmark text:name="org47670fd"/>Una nota sulla dichiarazione dei puntatori<text:s/><text:bookmark-end text:name="OrgXref.org47670fd"/></text:h>
      <text:p text:style-name="P10">La sintassi per dichiarare un puntatore può diventare un po' strana. Diamo un'occhiata a questo esempio:</text:p>
      <text:p text:style-name="P16"><text:span text:style-name="OrgSrcFontLockTypeFace1">int</text:span><text:s/><text:span text:style-name="OrgSrcFontLockVariableNameFace1">a</text:span>;</text:p>
      <text:p text:style-name="P17"><text:span text:style-name="OrgSrcFontLockTypeFace1">int</text:span><text:s/><text:span text:style-name="OrgSrcFontLockVariableNameFace1">b</text:span>;</text:p>
      <text:p text:style-name="P10">Possiamo condensarlo in un'unica riga, giusto?</text:p>
      <text:p text:style-name="P17"><text:span text:style-name="OrgSrcFontLockTypeFace1">int</text:span><text:s/><text:span text:style-name="OrgSrcFontLockVariableNameFace1">a</text:span>,<text:s/><text:span text:style-name="OrgSrcFontLockVariableNameFace1">b</text:span>;<text:s text:c="2"/><text:span text:style-name="OrgSrcFontLockCommentDelimiterFace1">//<text:s/></text:span><text:span text:style-name="OrgSrcFontLockCommentFace1">Stessa cosa</text:span></text:p>
      <text:p text:style-name="P10">Quindi<text:s/><text:span text:style-name="OrgCode1">a</text:span><text:s/>e<text:s/><text:span text:style-name="OrgCode1">b</text:span><text:s/>sono entrambi<text:s/><text:span text:style-name="OrgCode1">int</text:span>. Nessun problema. Ma che dire di questo?</text:p>
      <text:p text:style-name="P16"><text:span text:style-name="OrgSrcFontLockTypeFace1">int</text:span><text:s/><text:span text:style-name="OrgSrcFontLockVariableNameFace1">a</text:span>;</text:p>
      <text:p text:style-name="P17"><text:span text:style-name="OrgSrcFontLockTypeFace1">int</text:span><text:s/>*<text:span text:style-name="OrgSrcFontLockVariableNameFace1">p</text:span>;</text:p>
      <text:p text:style-name="P10">Possiamo metterlo in una riga? Noi possiamo. Ma dove va a finire<text:s/><text:span text:style-name="OrgCode1">*</text:span>?</text:p>
      <text:p text:style-name="P10">La regola è che<text:s/><text:span text:style-name="OrgCode1">*</text:span><text:s/>va davanti a qualsiasi variabile che sia un tipo puntatore. Così è.<text:s/><text:span text:style-name="OrgCode1">*</text:span><text:s/>non fa parte dell'<text:span text:style-name="OrgCode1">int</text:span><text:s/>in questo esempio. fa parte della variabile<text:s/><text:span text:style-name="OrgCode1">p</text:span>.</text:p>
      <text:p text:style-name="P10">Tenendo presente questo, possiamo scrivere questo:</text:p>
      <text:p text:style-name="P16"><text:span text:style-name="OrgSrcFontLockTypeFace1">int</text:span><text:s/><text:span text:style-name="OrgSrcFontLockVariableNameFace1">a</text:span>, *<text:span text:style-name="OrgSrcFontLockVariableNameFace1">p</text:span>;</text:p>
      <text:p text:style-name="P17"><text:span text:style-name="OrgSrcFontLockCommentDelimiterFace1">//<text:s/></text:span><text:span text:style-name="OrgSrcFontLockCommentFace1">Stessa cosa</text:span></text:p>
      <text:p text:style-name="P10">È importante notare che la riga seguente non dichiara due puntatori:</text:p>
      <text:p text:style-name="P16"><text:span text:style-name="OrgSrcFontLockTypeFace1">int</text:span><text:s/>*<text:span text:style-name="OrgSrcFontLockVariableNameFace1">p</text:span>,<text:s/><text:span text:style-name="OrgSrcFontLockVariableNameFace1">q</text:span>;</text:p>
      <text:p text:style-name="P17"><text:span text:style-name="OrgSrcFontLockCommentDelimiterFace1">//<text:s/></text:span><text:span text:style-name="OrgSrcFontLockCommentFace1">p è un puntatore a un int; q è solo un int.</text:span></text:p>
      <text:p text:style-name="P10">Ciò può risultare particolarmente insidioso se il programmatore scrive la seguente riga di codice (valida) che è funzionalmente identica a quella sopra.</text:p>
      <text:p text:style-name="P16"><text:span text:style-name="OrgSrcFontLockTypeFace1">int</text:span>*<text:s/><text:span text:style-name="OrgSrcFontLockVariableNameFace1">p</text:span>,<text:s/><text:span text:style-name="OrgSrcFontLockVariableNameFace1">q</text:span>;</text:p>
      <text:p text:style-name="P17"><text:span text:style-name="OrgSrcFontLockCommentDelimiterFace1">//<text:s/></text:span><text:span text:style-name="OrgSrcFontLockCommentFace1">p è un puntatore a un int; q è solo un int.</text:span></text:p>
      <text:p text:style-name="P10">Quindi dai un'occhiata a questo e determina quali variabili sono puntatori e quali no:</text:p>
      <text:p text:style-name="P17"><text:span text:style-name="OrgSrcFontLockTypeFace1">int</text:span><text:s/>*<text:span text:style-name="OrgSrcFontLockVariableNameFace1">a</text:span>,<text:s/><text:span text:style-name="OrgSrcFontLockVariableNameFace1">b</text:span>,<text:s/><text:span text:style-name="OrgSrcFontLockVariableNameFace1">c</text:span>, *<text:span text:style-name="OrgSrcFontLockVariableNameFace1">d</text:span>,<text:s/><text:span text:style-name="OrgSrcFontLockVariableNameFace1">e</text:span>, *<text:span text:style-name="OrgSrcFontLockVariableNameFace1">f</text:span>,<text:s/><text:span text:style-name="OrgSrcFontLockVariableNameFace1">g</text:span>,<text:s/><text:span text:style-name="OrgSrcFontLockVariableNameFace1">h</text:span>, *<text:span text:style-name="OrgSrcFontLockVariableNameFace1">i</text:span>;</text:p>
      <text:p text:style-name="P10">Lascerò la risposta in una nota<text:note text:note-class="footnote"><text:note-citation>55</text:note-citation><text:note-body><text:p text:style-name="P14">Le variabili di tipo puntatore sono a , d , f , e i , perché sono quelle con * davanti.</text:p></text:note-body></text:note>.</text:p>
      <text:h text:outline-level="2" text:style-name="P15"><text:span text:style-name="OrgCode1"><text:bookmark text:name="org8a3888c"/><text:bookmark-start text:name="OrgXref.org8a3888c"/>sizeof</text:span><text:s/>e puntatori<text:s/><text:bookmark-end text:name="OrgXref.org8a3888c"/></text:h>
      <text:p text:style-name="P10">Solo un po' di sintassi qui che potrebbe creare confusione e potresti vedere di tanto in tanto.</text:p>
      <text:p text:style-name="P10">Ricordiamo che<text:s/><text:span text:style-name="OrgCode1">sizeof</text:span><text:s/>opera sul<text:s/><text:span text:style-name="Emphasis1">tipo</text:span><text:s/>dell'espressione.</text:p>
      <text:p text:style-name="P16"><text:span text:style-name="OrgSrcFontLockTypeFace1">int</text:span><text:s/>*<text:span text:style-name="OrgSrcFontLockVariableNameFace1">p</text:span>;</text:p>
      <text:p text:style-name="P16"/>
      <text:p text:style-name="P16"><text:span text:style-name="OrgSrcFontLockCommentDelimiterFace1">//<text:s/></text:span><text:span text:style-name="OrgSrcFontLockCommentFace1">Stampa la dimensione di un 'int'</text:span></text:p>
      <text:p text:style-name="P16">printf(<text:span text:style-name="OrgSrcFontLockStringFace1">"%zu\n"</text:span>,<text:s/><text:span text:style-name="OrgSrcFontLockKeywordFace1">sizeof</text:span>(<text:span text:style-name="OrgSrcFontLockTypeFace1">int</text:span>));</text:p>
      <text:p text:style-name="P16"/>
      <text:p text:style-name="P16"><text:span text:style-name="OrgSrcFontLockCommentDelimiterFace1">//<text:s/></text:span><text:span text:style-name="OrgSrcFontLockCommentFace1">p è di tipo 'int *', quindi stampa la dimensione di un 'int*'</text:span></text:p>
      <text:p text:style-name="P16">printf(<text:span text:style-name="OrgSrcFontLockStringFace1">"%zu\n"</text:span>,<text:s/><text:span text:style-name="OrgSrcFontLockKeywordFace1">sizeof</text:span><text:s/>p);</text:p>
      <text:p text:style-name="P16"/>
      <text:p text:style-name="P16"><text:span text:style-name="OrgSrcFontLockCommentDelimiterFace1">//<text:s/></text:span><text:span text:style-name="OrgSrcFontLockCommentFace1">*p è di tipo 'int', quindi stampa la dimensione di un 'int'</text:span></text:p>
      <text:p text:style-name="P17">printf(<text:span text:style-name="OrgSrcFontLockStringFace1">"%zu\n"</text:span>,<text:s/><text:span text:style-name="OrgSrcFontLockKeywordFace1">sizeof</text:span><text:s/>*p);</text:p>
      <text:p text:style-name="P10">Potresti vedere del codice in giro con quell'ultima<text:s/><text:span text:style-name="OrgCode1">sizeof</text:span><text:s/>lì dentro. Ricorda solo che<text:s/><text:span text:style-name="OrgCode1">sizeof</text:span><text:s/>riguarda il tipo di espressione, non le variabili nell'espressione stessa.</text:p>
      <text:h text:outline-level="1" text:style-name="P9"><text:bookmark-start text:name="OrgXref.orgf2daabc"/><text:bookmark text:name="orgf2daabc"/>Arrays<text:s/><text:bookmark-end text:name="OrgXref.orgf2daabc"/></text:h>
      <text:p text:style-name="P11"><text:span text:style-name="Emphasis1">“Gli indici degli array dovrebbero iniziare da 0 o da 1? Il mio compromesso 0,5 è stato respinto a mio avviso senza la dovuta considerazione.”</text:span></text:p>
      <text:p text:style-name="P11">—Stan Kelly-Bootle, informatico</text:p>
      <text:p text:style-name="P10">Fortunatamente C ha array. Voglio dire, so che è considerato un linguaggio di basso livello<text:note text:note-class="footnote"><text:note-citation>56</text:note-citation><text:note-body><text:p text:style-name="P14">In questi giorni, comunque.</text:p></text:note-body></text:note><text:s/>ma almeno ha il concetto di array integrato. E poiché moltissimi linguaggi si sono ispirati alla sintassi del C probabilmente hai già familiarità con l'uso di<text:s/><text:span text:style-name="OrgCode1">[</text:span><text:s/>e<text:s/><text:span text:style-name="OrgCode1">]</text:span><text:s/>per dichiarare e usare gli array.</text:p>
      <text:p text:style-name="P10">Ma C ha<text:s/><text:span text:style-name="Emphasis1">chiaramente</text:span><text:s/>solo array! Come scopriremo più avanti gli array sono solo zucchero sintattico in C: in realtà sono tutti puntatori e cose del genere.<text:s/><text:span text:style-name="Emphasis1">Fuori di testa!</text:span><text:s/>Ma per ora usiamoli solo come array.<text:s/><text:span text:style-name="Emphasis1">Uff</text:span>.</text:p>
      <text:h text:outline-level="2" text:style-name="P15"><text:bookmark-start text:name="OrgXref.org662d890"/><text:bookmark text:name="org662d890"/>Esempio semplice<text:s/><text:bookmark-end text:name="OrgXref.org662d890"/></text:h>
      <text:p text:style-name="P10">Facciamo solo un esempio:</text:p>
      <text:p text:style-name="P16"><text:span text:style-name="OrgSrcFontLockPreprocessorFace1">#include</text:span><text:s/><text:span text:style-name="OrgSrcFontLockStringFace1">&lt;stdio.h&gt;</text:span></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text:span text:style-name="OrgSrcFontLockTypeFace1">int</text:span><text:s/><text:span text:style-name="OrgSrcFontLockVariableNameFace1">i</text:span>;</text:p>
      <text:p text:style-name="P16"><text:s text:c="4"/><text:span text:style-name="OrgSrcFontLockTypeFace1">float</text:span><text:s/><text:span text:style-name="OrgSrcFontLockVariableNameFace1">f</text:span>[4];</text:p>
      <text:p text:style-name="P16"><text:span text:style-name="OrgSrcFontLockCommentDelimiterFace1">//<text:s/></text:span><text:span text:style-name="OrgSrcFontLockCommentFace1">Dichiara un array di 4 float</text:span></text:p>
      <text:p text:style-name="P16"/>
      <text:p text:style-name="P16"><text:s text:c="4"/>f[0] = 3.14159;</text:p>
      <text:p text:style-name="P16"><text:span text:style-name="OrgSrcFontLockCommentDelimiterFace1">//<text:s/></text:span><text:span text:style-name="OrgSrcFontLockCommentFace1">L'indicizzazione inizia da 0 ovviamente.</text:span></text:p>
      <text:p text:style-name="P16"><text:s text:c="4"/>f[1] = 1.41421;</text:p>
      <text:p text:style-name="P16"><text:s text:c="4"/>f[2] = 1.61803;</text:p>
      <text:p text:style-name="P16"><text:s text:c="4"/>f[3] = 2.71828;</text:p>
      <text:p text:style-name="P16"/>
      <text:p text:style-name="P16"><text:s text:c="4"/><text:span text:style-name="OrgSrcFontLockCommentDelimiterFace1">//<text:s/></text:span><text:span text:style-name="OrgSrcFontLockCommentFace1">Stampiamoli tutti:</text:span></text:p>
      <text:p text:style-name="P16"/>
      <text:p text:style-name="P16"><text:s text:c="4"/><text:span text:style-name="OrgSrcFontLockKeywordFace1">for</text:span><text:s/>(i = 0; i &lt; 4; i++) {</text:p>
      <text:p text:style-name="P16"><text:s text:c="8"/>printf(<text:span text:style-name="OrgSrcFontLockStringFace1">"%f\n"</text:span>, f[i]);</text:p>
      <text:p text:style-name="P16"><text:s text:c="4"/>}</text:p>
      <text:p text:style-name="P17">}</text:p>
      <text:p text:style-name="P10">Quando dichiari un array devi dargli una dimensione. E la dimensione deve essere fissa<text:note text:note-class="footnote"><text:note-citation>57</text:note-citation><text:note-body><text:p text:style-name="P14">Ancora una volta, non proprio, ma gli array a lunghezza variabile, di cui non sono un vero fan, sono storia di altri tempi.</text:p></text:note-body></text:note>.</text:p>
      <text:p text:style-name="P10">Nell'esempio sopra abbiamo creato un array di 4<text:s/><text:span text:style-name="OrgCode1">float</text:span>. Il valore tra parentesi quadre nella dichiarazione ce lo fa sapere.</text:p>
      <text:p text:style-name="P10">Successivamente nelle righe successive accediamo ai valori dell'array impostandoli o ottenendoli sempre tramite parentesi quadre.</text:p>
      <text:p text:style-name="P10">Spero che questo ti sembri familiare dalle lingue che già conosci!</text:p>
      <text:h text:outline-level="2" text:style-name="P15"><text:bookmark-start text:name="OrgXref.org4bc7862"/><text:bookmark text:name="org4bc7862"/>Ottenere la lunghezza di un array<text:s/><text:bookmark-end text:name="OrgXref.org4bc7862"/></text:h>
      <text:p text:style-name="P10">Non puoi… cioè. C non registra queste informazioni<text:note text:note-class="footnote"><text:note-citation>58</text:note-citation><text:note-body><text:p text:style-name="P14">Poiché gli array sono solo puntatori al primo elemento dell'array sotto il cofano, non ci sono informazioni aggiuntive che registrano la durata.</text:p></text:note-body></text:note>. Devi gestirlo separatamente in un'altra variabile.</text:p>
      <text:p text:style-name="P10">Quando dico "non si può" in realtà intendo che ci sono alcune circostanze in cui<text:s/><text:span text:style-name="Emphasis1">puoi</text:span>. Esiste un trucco per ottenere il numero di elementi in un array nell'ambito in cui viene dichiarato un array. Ma in generale questo non funzionerà come vorresti se passi l'array a una funzione<text:note text:note-class="footnote"><text:note-citation>59</text:note-citation><text:note-body><text:p text:style-name="P14">Perché quando passi un array a una funzione, in realtà stai semplicemente passando a puntatore al primo elemento dell'array, non all'intero array.</text:p></text:note-body></text:note>.</text:p>
      <text:p text:style-name="P10">Diamo un'occhiata a questo trucco. L'idea di base è prendere il<text:s/><text:span text:style-name="OrgCode1">sizeof</text:span><text:s/>dell'array e poi dividerla per la dimensione di ciascun elemento per ottenere la lunghezza. Ad esempio se un<text:s/><text:span text:style-name="OrgCode1">int</text:span><text:s/>è di 4 byte e l'array è lungo 32 byte deve esserci spazio per<text:s/><text:span text:style-name="OrgCode1">$\frac{32}{4}$</text:span><text:s/>o<text:s/><text:span text:style-name="OrgCode1">int</text:span><text:s/>qua.</text:p>
      <text:p text:style-name="P16"><text:span text:style-name="OrgSrcFontLockTypeFace1">int</text:span><text:s/><text:span text:style-name="OrgSrcFontLockVariableNameFace1">x</text:span>[12];<text:s text:c="2"/><text:span text:style-name="OrgSrcFontLockCommentDelimiterFace1">//<text:s/></text:span><text:span text:style-name="OrgSrcFontLockCommentFace1">12 ints</text:span></text:p>
      <text:p text:style-name="P16"/>
      <text:p text:style-name="P16">printf(<text:span text:style-name="OrgSrcFontLockStringFace1">"%zu\n"</text:span>,<text:s/><text:span text:style-name="OrgSrcFontLockKeywordFace1">sizeof</text:span><text:s/>x);</text:p>
      <text:p text:style-name="P16"><text:span text:style-name="OrgSrcFontLockCommentDelimiterFace1">//<text:s/></text:span><text:span text:style-name="OrgSrcFontLockCommentFace1">48 byte totali</text:span></text:p>
      <text:p text:style-name="P16">printf(<text:span text:style-name="OrgSrcFontLockStringFace1">"%zu\n"</text:span>,<text:s/><text:span text:style-name="OrgSrcFontLockKeywordFace1">sizeof</text:span>(<text:span text:style-name="OrgSrcFontLockTypeFace1">int</text:span>));</text:p>
      <text:p text:style-name="P16"><text:span text:style-name="OrgSrcFontLockCommentDelimiterFace1">//<text:s/></text:span><text:span text:style-name="OrgSrcFontLockCommentFace1">4 bytes per int</text:span></text:p>
      <text:p text:style-name="P16"/>
      <text:p text:style-name="P16">printf(<text:span text:style-name="OrgSrcFontLockStringFace1">"%zu\n"</text:span>,<text:s/><text:span text:style-name="OrgSrcFontLockKeywordFace1">sizeof</text:span><text:s/>x /<text:s/><text:span text:style-name="OrgSrcFontLockKeywordFace1">sizeof</text:span>(<text:span text:style-name="OrgSrcFontLockTypeFace1">int</text:span>));</text:p>
      <text:p text:style-name="P17"><text:span text:style-name="OrgSrcFontLockCommentDelimiterFace1">//<text:s/></text:span><text:span text:style-name="OrgSrcFontLockCommentFace1">48/4 = 12 ints!</text:span></text:p>
      <text:p text:style-name="P10">Se si tratta di un array di<text:s/><text:span text:style-name="OrgCode1">char</text:span><text:s/>allora<text:s/><text:span text:style-name="OrgCode1">sizeof</text:span><text:s/>dell'array è il numero di elementi poiché<text:s/><text:span text:style-name="OrgCode1">sizeof(char)</text:span><text:s/>è definito come 1. Per qualsiasi altra cosa devi dividere per la dimensione di ciascun elemento.</text:p>
      <text:p text:style-name="P10">Ma questo trucco funziona solo nell'ambito in cui è stato definito l'array. Se passi l'array a una funzione non funziona. Anche se lo rendi "grande" nell'ambito della funzione:</text:p>
      <text:p text:style-name="P16"><text:span text:style-name="OrgSrcFontLockTypeFace1">void</text:span><text:s/><text:span text:style-name="OrgSrcFontLockFunctionNameFace1">foo</text:span>(<text:span text:style-name="OrgSrcFontLockTypeFace1">int</text:span><text:s/><text:span text:style-name="OrgSrcFontLockVariableNameFace1">x</text:span>[12])</text:p>
      <text:p text:style-name="P16">{</text:p>
      <text:p text:style-name="P16"><text:s text:c="4"/>printf(<text:span text:style-name="OrgSrcFontLockStringFace1">"%zu\n"</text:span>,<text:s/><text:span text:style-name="OrgSrcFontLockKeywordFace1">sizeof</text:span><text:s/>x);</text:p>
      <text:p text:style-name="P16"><text:span text:style-name="OrgSrcFontLockCommentDelimiterFace1">//<text:s/></text:span><text:span text:style-name="OrgSrcFontLockCommentFace1">8?! Cosa è successo a 48?</text:span></text:p>
      <text:p text:style-name="P16"><text:s text:c="4"/>printf(<text:span text:style-name="OrgSrcFontLockStringFace1">"%zu\n"</text:span>,<text:s/><text:span text:style-name="OrgSrcFontLockKeywordFace1">sizeof</text:span>(<text:span text:style-name="OrgSrcFontLockTypeFace1">int</text:span>));</text:p>
      <text:p text:style-name="P16"><text:span text:style-name="OrgSrcFontLockCommentDelimiterFace1">//<text:s/></text:span><text:span text:style-name="OrgSrcFontLockCommentFace1">4 bytes per int</text:span></text:p>
      <text:p text:style-name="P16"/>
      <text:p text:style-name="P16"><text:s text:c="4"/>printf(<text:span text:style-name="OrgSrcFontLockStringFace1">"%zu\n"</text:span>,<text:s/><text:span text:style-name="OrgSrcFontLockKeywordFace1">sizeof</text:span><text:s/>x /<text:s/><text:span text:style-name="OrgSrcFontLockKeywordFace1">sizeof</text:span>(<text:span text:style-name="OrgSrcFontLockTypeFace1">int</text:span>));</text:p>
      <text:p text:style-name="P16"><text:span text:style-name="OrgSrcFontLockCommentDelimiterFace1">//<text:s/></text:span><text:span text:style-name="OrgSrcFontLockCommentFace1">8/4 = 2 ints?? SBAGLIATO.</text:span></text:p>
      <text:p text:style-name="P17">}</text:p>
      <text:p text:style-name="P10">Questo perché quando si “passano” gli array alle funzioni si passa solo un puntatore al primo elemento e questo è ciò che misura<text:s/><text:span text:style-name="OrgCode1">sizeof</text:span>. Maggiori informazioni su questo nella sezione<text:s/><text:span text:style-name="Underline1">Passaggio di array monodimensionali alle funzioni di seguito.</text:span></text:p>
      <text:p text:style-name="P10">Un'altra cosa che puoi fare con<text:s/><text:span text:style-name="OrgCode1">sizeof</text:span><text:s/>e arrays è ottenere la dimensione di un array di un numero fisso di elementi senza dichiarare l'array. È come ottenere la dimensione di un<text:s/><text:span text:style-name="OrgCode1">int</text:span><text:s/>con<text:s/><text:span text:style-name="OrgCode1">sizeof(int)</text:span>.</text:p>
      <text:p text:style-name="P10">Ad esempio per vedere quanti byte sarebbero necessari per un array di 48<text:s/><text:span text:style-name="OrgCode1">double</text:span><text:s/>puoi fare questo:</text:p>
      <text:p text:style-name="P17"><text:span text:style-name="OrgSrcFontLockKeywordFace1">sizeof</text:span>(<text:span text:style-name="OrgSrcFontLockTypeFace1">double</text:span><text:s/>[48]);</text:p>
      <text:h text:outline-level="2" text:style-name="P15"><text:bookmark-start text:name="OrgXref.org28f5356"/><text:bookmark text:name="org28f5356"/>Inizializzatori di array<text:s/><text:bookmark-end text:name="OrgXref.org28f5356"/></text:h>
      <text:p text:style-name="P10">È possibile inizializzare un array con costanti in anticipo:</text:p>
      <text:p text:style-name="P16"><text:span text:style-name="OrgSrcFontLockPreprocessorFace1">#include</text:span><text:s/><text:span text:style-name="OrgSrcFontLockStringFace1">&lt;stdio.h&gt;</text:span></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text:span text:style-name="OrgSrcFontLockTypeFace1">int</text:span><text:s/><text:span text:style-name="OrgSrcFontLockVariableNameFace1">i</text:span>;</text:p>
      <text:p text:style-name="P16"><text:s text:c="4"/><text:span text:style-name="OrgSrcFontLockTypeFace1">int</text:span><text:s/><text:span text:style-name="OrgSrcFontLockVariableNameFace1">a</text:span>[5] = {22, 37, 3490, 18, 95};<text:s text:c="2"/><text:span text:style-name="OrgSrcFontLockCommentDelimiterFace1">//<text:s/></text:span><text:span text:style-name="OrgSrcFontLockCommentFace1">Inizializza con questi valori</text:span></text:p>
      <text:p text:style-name="P16"/>
      <text:p text:style-name="P16"><text:s text:c="4"/><text:span text:style-name="OrgSrcFontLockKeywordFace1">for</text:span><text:s/>(i = 0; i &lt; 5; i++) {</text:p>
      <text:p text:style-name="P16"><text:s text:c="8"/>printf(<text:span text:style-name="OrgSrcFontLockStringFace1">"%d\n"</text:span>, a[i]);</text:p>
      <text:p text:style-name="P16"><text:s text:c="4"/>}</text:p>
      <text:p text:style-name="P17">}</text:p>
      <text:p text:style-name="P10">Non dovresti mai avere più elementi nel tuo inizializzatore di quanti ce ne sia spazio nell'array, altrimenti il compilatore diventerà irritabile:</text:p>
      <text:p text:style-name="P16">foo.<text:span text:style-name="OrgSrcFontLockConstantFace1">c</text:span>: In function ‘main’:</text:p>
      <text:p text:style-name="P16">foo.c:6:39: warning: excess elements in array initializer</text:p>
      <text:p text:style-name="P16"><text:s text:c="4"/>6 |<text:s text:c="5"/><text:span text:style-name="OrgSrcFontLockTypeFace1">int</text:span><text:s/>a[5] = {22, 37, 3490, 18, 95, 999};</text:p>
      <text:p text:style-name="P16"><text:s text:c="6"/>| <text:s text:c="38"/>^~~</text:p>
      <text:p text:style-name="P17">foo.c:6:39: note: (near initialization<text:s/><text:span text:style-name="OrgSrcFontLockKeywordFace1">for</text:span><text:s/>‘a’)</text:p>
      <text:p text:style-name="P10">Ma (fatto divertente!) puoi avere<text:s/><text:span text:style-name="Emphasis1">meno</text:span><text:s/>elementi nel tuo inizializzatore di quanti ce ne sia spazio nell'array. Gli elementi rimanenti nell'array verranno automaticamente inizializzati con zero. Questo è vero in generale per tutti i tipi di inizializzatori di array: se hai un inizializzatore tutto ciò che non è impostato esplicitamente su un valore verrà impostato su zero.</text:p>
      <text:p text:style-name="P16"><text:span text:style-name="OrgSrcFontLockTypeFace1">int</text:span><text:s/><text:span text:style-name="OrgSrcFontLockVariableNameFace1">a</text:span>[5] = {22, 37, 3490};</text:p>
      <text:p text:style-name="P16"/>
      <text:p text:style-name="P16"><text:span text:style-name="OrgSrcFontLockCommentDelimiterFace1">//<text:s/></text:span><text:span text:style-name="OrgSrcFontLockCommentFace1">equivale a:</text:span></text:p>
      <text:p text:style-name="P16"/>
      <text:p text:style-name="P17"><text:span text:style-name="OrgSrcFontLockTypeFace1">int</text:span><text:s/><text:span text:style-name="OrgSrcFontLockVariableNameFace1">a</text:span>[5] = {22, 37, 3490, 0, 0};</text:p>
      <text:p text:style-name="P10">È una comune vederlo in un inizializzatore quando vuoi impostare un intero array su zero:</text:p>
      <text:p text:style-name="P17"><text:span text:style-name="OrgSrcFontLockTypeFace1">int</text:span><text:s/><text:span text:style-name="OrgSrcFontLockVariableNameFace1">a</text:span>[100] = {0};</text:p>
      <text:p text:style-name="P10">Il che significa: "Rendi zero il primo elemento quindi azzera automaticamente anche il resto".</text:p>
      <text:p text:style-name="P10">È inoltre possibile impostare elementi specifici dell'array nell'inizializzatore specificando un indice per il valore! Quando lo fai C continuerà felicemente a inizializzare i valori successivi per te finché l'inizializzatore non si esaurisce, riempiendo tutto il resto con<text:s/><text:span text:style-name="OrgCode1">0</text:span>.</text:p>
      <text:p text:style-name="P10">Per farlo inserisci l'indice tra parentesi quadre con un<text:s/><text:span text:style-name="OrgCode1">=</text:span><text:s/>dopo, quindi imposta il valore.</text:p>
      <text:p text:style-name="P10">Ecco un esempio in cui costruiamo un array:</text:p>
      <text:p text:style-name="P17"><text:span text:style-name="OrgSrcFontLockTypeFace1">int</text:span><text:s/><text:span text:style-name="OrgSrcFontLockVariableNameFace1">a</text:span>[10] = {0, 11, 22, [5]=55, 66, 77};</text:p>
      <text:p text:style-name="P10">Poiché abbiamo elencato l'indice 5 come inizio per<text:s/><text:span text:style-name="OrgCode1">55</text:span><text:s/>i dati risultanti nell'array sono:</text:p>
      <text:p text:style-name="P17">0 11 22 0 0 55 66 77 0 0</text:p>
      <text:p text:style-name="P10">Puoi inserire anche semplici espressioni costanti.</text:p>
      <text:p text:style-name="P16"><text:span text:style-name="OrgSrcFontLockPreprocessorFace1">#define</text:span><text:s/><text:span text:style-name="OrgSrcFontLockVariableNameFace1">COUNT</text:span><text:s/>5</text:p>
      <text:p text:style-name="P16"/>
      <text:p text:style-name="P17"><text:span text:style-name="OrgSrcFontLockTypeFace1">int</text:span><text:s/><text:span text:style-name="OrgSrcFontLockVariableNameFace1">a</text:span>[COUNT] = {[COUNT-3]=3, 2, 1};</text:p>
      <text:p text:style-name="P10">che ci dà:</text:p>
      <text:p text:style-name="P17">0 0 3 2 1</text:p>
      <text:p text:style-name="P10">Infine puoi anche fare in modo che C calcoli la dimensione dell'array dall'inizializzatore semplicemente lasciando disattivata la dimensione:</text:p>
      <text:p text:style-name="P16"><text:span text:style-name="OrgSrcFontLockTypeFace1">int</text:span><text:s/><text:span text:style-name="OrgSrcFontLockVariableNameFace1">a</text:span>[3] = {22, 37, 3490};</text:p>
      <text:p text:style-name="P16"/>
      <text:p text:style-name="P16"><text:span text:style-name="OrgSrcFontLockCommentDelimiterFace1">//<text:s/></text:span><text:span text:style-name="OrgSrcFontLockCommentFace1">equivale a:</text:span></text:p>
      <text:p text:style-name="P16"/>
      <text:p text:style-name="P17"><text:span text:style-name="OrgSrcFontLockTypeFace1">int</text:span><text:s/><text:span text:style-name="OrgSrcFontLockVariableNameFace1">a</text:span>[] = {22, 37, 3490};<text:s text:c="2"/><text:span text:style-name="OrgSrcFontLockCommentDelimiterFace1">//<text:s/></text:span><text:span text:style-name="OrgSrcFontLockCommentFace1">Lascia fuori la dimensione!</text:span></text:p>
      <text:h text:outline-level="2" text:style-name="P15"><text:bookmark-start text:name="OrgXref.org9bf70c2"/><text:bookmark text:name="org9bf70c2"/>Fuori dai limiti!<text:s/><text:bookmark-end text:name="OrgXref.org9bf70c2"/></text:h>
      <text:p text:style-name="P10">C non ti impedisce di accedere agli array fuori dai limiti. Potrebbe anche non avvisarti.</text:p>
      <text:p text:style-name="P10">Rubiamo l'esempio sopra e continuiamo a stampare la fine dell'array. Ha solo 5 elementi ma proviamo a stamparne 10 e vediamo cosa succede:</text:p>
      <text:p text:style-name="P16"><text:span text:style-name="OrgSrcFontLockPreprocessorFace1">#include</text:span><text:s/><text:span text:style-name="OrgSrcFontLockStringFace1">&lt;stdio.h&gt;</text:span></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text:span text:style-name="OrgSrcFontLockTypeFace1">int</text:span><text:s/><text:span text:style-name="OrgSrcFontLockVariableNameFace1">i</text:span>;</text:p>
      <text:p text:style-name="P16"><text:s text:c="4"/><text:span text:style-name="OrgSrcFontLockTypeFace1">int</text:span><text:s/><text:span text:style-name="OrgSrcFontLockVariableNameFace1">a</text:span>[5] = {22, 37, 3490, 18, 95};</text:p>
      <text:p text:style-name="P16"/>
      <text:p text:style-name="P16"><text:s text:c="4"/><text:span text:style-name="OrgSrcFontLockKeywordFace1">for</text:span><text:s/>(i = 0; i &lt; 10; i++) {<text:s text:c="2"/><text:span text:style-name="OrgSrcFontLockCommentDelimiterFace1">//<text:s/></text:span><text:span text:style-name="OrgSrcFontLockCommentFace1">CATTIVE NOTIZIE: stampa troppi elementi!</text:span></text:p>
      <text:p text:style-name="P16"><text:s text:c="8"/>printf(<text:span text:style-name="OrgSrcFontLockStringFace1">"%d\n"</text:span>, a[i]);</text:p>
      <text:p text:style-name="P16"><text:s text:c="4"/>}</text:p>
      <text:p text:style-name="P17">}</text:p>
      <text:p text:style-name="P10">Eseguendolo sul mio computer viene stampato:</text:p>
      <text:p text:style-name="P16">22</text:p>
      <text:p text:style-name="P16">37</text:p>
      <text:p text:style-name="P16">3490</text:p>
      <text:p text:style-name="P16">18</text:p>
      <text:p text:style-name="P16">95</text:p>
      <text:p text:style-name="P16">32765</text:p>
      <text:p text:style-name="P16">1847052032</text:p>
      <text:p text:style-name="P16">1780534144</text:p>
      <text:p text:style-name="P16">-56487472</text:p>
      <text:p text:style-name="P17">21890</text:p>
      <text:p text:style-name="P10">Accidenti! Che cos'è? Bene, risulta che la stampa della fine di un array si traduce in quello che gli sviluppatori C chiamano<text:s/><text:span text:style-name="Emphasis1">comportamento indefinito</text:span>. Parleremo più approfonditamente di questa bestia dopo, ma per ora significa: "Hai fatto qualcosa di brutto e potrebbe succedere di tutto durante l'esecuzione del programma".</text:p>
      <text:p text:style-name="P10">E con qualsiasi cosa intendo tipicamente cose come trovare zeri, trovare numeri spazzatura o bloccarsi. Ma in realtà le specifiche C dicono che in queste circostanze il compilatore può emettere codice che fa<text:s/><text:span text:style-name="Emphasis1">qualsiasi cosa</text:span><text:note text:note-class="footnote"><text:note-citation>60</text:note-citation><text:note-body><text:p text:style-name="P14">Ai vecchi tempi di MS-DOS, prima che la protezione della memoria esistesse, scrivevo del codice C particolarmente abusivo che coinvolgeva deliberatamente tutti tipi di comportamento indefiniti. Ma sapevo cosa stavo facendo, e le cose stavano funzionando piuttosto bene. Finché non ho fatto un passo falso che mi ha causato il blocco e, al riavvio ho visto che ha distrutto tutte le mie impostazioni del BIOS. È stato divertente. (Un grido a @man per quei momenti divertenti.)</text:p></text:note-body></text:note>.</text:p>
      <text:p text:style-name="P10">Versione breve: non fare nulla che causi un comportamento indefinito. Mai<text:note text:note-class="footnote"><text:note-citation>61</text:note-citation><text:note-body><text:p text:style-name="P14">Ci sono molte cose che causano un comportamento indefinito, non solo fuori luogo limita gli accessi all'array. Questo è ciò che rende il linguaggio C così entusiasmante.</text:p></text:note-body></text:note>.</text:p>
      <text:h text:outline-level="2" text:style-name="P15"><text:bookmark-start text:name="OrgXref.orgfec41a2"/><text:bookmark text:name="orgfec41a2"/>Array multidimensionali<text:s/><text:bookmark-end text:name="OrgXref.orgfec41a2"/></text:h>
      <text:p text:style-name="P10">Puoi aggiungere tutte le dimensioni che desideri ai tuoi array.</text:p>
      <text:p text:style-name="P16"><text:span text:style-name="OrgSrcFontLockTypeFace1">int</text:span><text:s/><text:span text:style-name="OrgSrcFontLockVariableNameFace1">a</text:span>[10];</text:p>
      <text:p text:style-name="P16"><text:span text:style-name="OrgSrcFontLockTypeFace1">int</text:span><text:s/><text:span text:style-name="OrgSrcFontLockVariableNameFace1">b</text:span>[2][7];</text:p>
      <text:p text:style-name="P17"><text:span text:style-name="OrgSrcFontLockTypeFace1">int</text:span><text:s/><text:span text:style-name="OrgSrcFontLockVariableNameFace1">c</text:span>[4][5][6];</text:p>
      <text:p text:style-name="P10">Questi sono archiviati in memoria sulla riga in<text:s/><text:span text:style-name="Underline1">ordine crescente</text:span><text:note text:note-class="footnote"><text:note-citation>62</text:note-citation><text:note-body><text:p text:style-name="P14"><text:a xlink:type="simple" xlink:href="https://en.wikipedia.org/wiki/Row-_and_column-major_order"><text:span text:style-name="T3">https://en.wikipedia.org/wiki/Row-_and_column-major_order</text:span></text:a></text:p></text:note-body></text:note>. Ciò significa che con un array 2D, il primo indice elencato indica la riga e il secondo la colonna.</text:p>
      <text:p text:style-name="P10">Puoi anche utilizzare gli inizializzatori su array multidimensionali nidificandoli:</text:p>
      <text:p text:style-name="P16"><text:span text:style-name="OrgSrcFontLockPreprocessorFace1">#include</text:span><text:s/><text:span text:style-name="OrgSrcFontLockStringFace1">&lt;stdio.h&gt;</text:span></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text:span text:style-name="OrgSrcFontLockTypeFace1">int</text:span><text:s/><text:span text:style-name="OrgSrcFontLockVariableNameFace1">row</text:span>,<text:s/><text:span text:style-name="OrgSrcFontLockVariableNameFace1">col</text:span>;</text:p>
      <text:p text:style-name="P16"/>
      <text:p text:style-name="P16"><text:s text:c="4"/><text:span text:style-name="OrgSrcFontLockTypeFace1">int</text:span><text:s/><text:span text:style-name="OrgSrcFontLockVariableNameFace1">a</text:span>[2][5] = {<text:s text:c="6"/><text:span text:style-name="OrgSrcFontLockCommentDelimiterFace1">//<text:s/></text:span><text:span text:style-name="OrgSrcFontLockCommentFace1">Inizializza un array 2D</text:span></text:p>
      <text:p text:style-name="P16"><text:s text:c="8"/>{0, 1, 2, 3, 4},</text:p>
      <text:p text:style-name="P16"><text:s text:c="8"/>{5, 6, 7, 8, 9}</text:p>
      <text:p text:style-name="P16"><text:s text:c="4"/>};</text:p>
      <text:p text:style-name="P16"/>
      <text:p text:style-name="P16"><text:s text:c="4"/><text:span text:style-name="OrgSrcFontLockKeywordFace1">for</text:span><text:s/>(row = 0; row &lt; 2; row++) {</text:p>
      <text:p text:style-name="P16"><text:s text:c="8"/><text:span text:style-name="OrgSrcFontLockKeywordFace1">for</text:span><text:s/>(col = 0; col &lt; 5; col++) {</text:p>
      <text:p text:style-name="P16"><text:s text:c="12"/>printf(<text:span text:style-name="OrgSrcFontLockStringFace1">"(%d,%d) = %d\n"</text:span>, row, col, a[row][col]);</text:p>
      <text:p text:style-name="P16"><text:s text:c="8"/>}</text:p>
      <text:p text:style-name="P16"><text:s text:c="4"/>}</text:p>
      <text:p text:style-name="P17">}</text:p>
      <text:p text:style-name="P10">Per l'output di:</text:p>
      <text:p text:style-name="P16">(0,0) = 0</text:p>
      <text:p text:style-name="P16">(0,1) = 1</text:p>
      <text:p text:style-name="P16">(0,2) = 2</text:p>
      <text:p text:style-name="P16">(0,3) = 3</text:p>
      <text:p text:style-name="P16">(0,4) = 4</text:p>
      <text:p text:style-name="P16">(1,0) = 5</text:p>
      <text:p text:style-name="P16">(1,1) = 6</text:p>
      <text:p text:style-name="P16">(1,2) = 7</text:p>
      <text:p text:style-name="P16">(1,3) = 8</text:p>
      <text:p text:style-name="P17">(1,4) = 9</text:p>
      <text:p text:style-name="P10">E puoi inizializzare con indici espliciti:</text:p>
      <text:p text:style-name="P16"><text:span text:style-name="OrgSrcFontLockCommentDelimiterFace1">//<text:s/></text:span><text:span text:style-name="OrgSrcFontLockCommentFace1">Crea una matrice identità 3x3</text:span></text:p>
      <text:p text:style-name="P16"/>
      <text:p text:style-name="P17"><text:span text:style-name="OrgSrcFontLockTypeFace1">int</text:span><text:s/><text:span text:style-name="OrgSrcFontLockVariableNameFace1">a</text:span>[3][3] = {[0][0]=1, [1][1]=1, [2][2]=1};</text:p>
      <text:p text:style-name="P10">che costruisce un array 2D come questo:</text:p>
      <text:p text:style-name="P16">1 0 0</text:p>
      <text:p text:style-name="P16">0 1 0</text:p>
      <text:p text:style-name="P17">0 0 1</text:p>
      <text:h text:outline-level="2" text:style-name="P15"><text:bookmark-start text:name="OrgXref.orga0c6cac"/><text:bookmark text:name="orga0c6cac"/>Array e puntatori<text:s/><text:bookmark-end text:name="OrgXref.orga0c6cac"/></text:h>
      <text:p text:style-name="P10"><text:span text:style-name="Emphasis1">[Casualmente]</text:span><text:s/>Quindi… forse avrei potuto mezionare lassù che gli array erano puntatori in fondo? Dovremmo fare un tuffo superficiale in questo momento in modo che le cose non siano completamente confuse. Più avanti vedremo qual è la reale relazione tra array e puntatori, ma per ora voglio solo esaminare il passaggio di array alle funzioni.</text:p>
      <text:h text:outline-level="3" text:style-name="P19"><text:bookmark-start text:name="OrgXref.org05b706f"/><text:bookmark text:name="org05b706f"/>Ottenere un puntatore a un array<text:s/><text:bookmark-end text:name="OrgXref.org05b706f"/></text:h>
      <text:p text:style-name="P10">Voglio svelarti un segreto. In generale quando un programmatore C parla di un puntatore a un array parla di un puntatore al<text:s/><text:span text:style-name="Emphasis1">primo elemento</text:span><text:s/>dell'array<text:note text:note-class="footnote"><text:note-citation>63</text:note-citation><text:note-body><text:p text:style-name="P14">Questo è tecnicamente errato, in quanto puntatore a un array e puntatore al primo gli elementi di un array hanno tipi diversi. Ma potremo bruciare quel ponte quando ci arriviamo.</text:p></text:note-body></text:note>.</text:p>
      <text:p text:style-name="P10">Quindi prendiamo un puntatore al primo elemento di un array.</text:p>
      <text:p text:style-name="P16"><text:span text:style-name="OrgSrcFontLockPreprocessorFace1">#include</text:span><text:s/><text:span text:style-name="OrgSrcFontLockStringFace1">&lt;stdio.h&gt;</text:span></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text:span text:style-name="OrgSrcFontLockTypeFace1">int</text:span><text:s/><text:span text:style-name="OrgSrcFontLockVariableNameFace1">a</text:span>[5] = {11, 22, 33, 44, 55};</text:p>
      <text:p text:style-name="P16"><text:s text:c="4"/><text:span text:style-name="OrgSrcFontLockTypeFace1">int</text:span><text:s/>*<text:span text:style-name="OrgSrcFontLockVariableNameFace1">p</text:span>;</text:p>
      <text:p text:style-name="P16"/>
      <text:p text:style-name="P16"><text:s text:c="4"/>p = &amp;a[0];<text:s text:c="2"/><text:span text:style-name="OrgSrcFontLockCommentDelimiterFace1">//<text:s/></text:span><text:span text:style-name="OrgSrcFontLockCommentFace1">p punta all'array</text:span></text:p>
      <text:p text:style-name="P16"><text:s text:c="16"/><text:span text:style-name="OrgSrcFontLockCommentDelimiterFace1">//<text:s/></text:span><text:span text:style-name="OrgSrcFontLockCommentFace1">Beh, al primo elemento, in realtà</text:span></text:p>
      <text:p text:style-name="P16"/>
      <text:p text:style-name="P16"><text:s text:c="4"/>printf(<text:span text:style-name="OrgSrcFontLockStringFace1">"%d\n"</text:span>, *p);<text:s text:c="2"/><text:span text:style-name="OrgSrcFontLockCommentDelimiterFace1">//<text:s/></text:span><text:span text:style-name="OrgSrcFontLockCommentFace1">Stampa "11"</text:span></text:p>
      <text:p text:style-name="P17">}</text:p>
      <text:p text:style-name="P10">Questo è così comune da fare in C che il linguaggio ci consente una scorciatoia:</text:p>
      <text:p text:style-name="P16">p = &amp;a[0];</text:p>
      <text:p text:style-name="P16"><text:span text:style-name="OrgSrcFontLockCommentDelimiterFace1">//<text:s/></text:span><text:span text:style-name="OrgSrcFontLockCommentFace1">p punta all'array</text:span></text:p>
      <text:p text:style-name="P16"/>
      <text:p text:style-name="P16"><text:span text:style-name="OrgSrcFontLockCommentDelimiterFace1">//<text:s/></text:span><text:span text:style-name="OrgSrcFontLockCommentFace1">equivale a:</text:span></text:p>
      <text:p text:style-name="P16"/>
      <text:p text:style-name="P17">p = a;<text:s text:c="6"/><text:span text:style-name="OrgSrcFontLockCommentDelimiterFace1">//<text:s/></text:span><text:span text:style-name="OrgSrcFontLockCommentFace1">p punta all'array, ma molto più carino da vedere!</text:span></text:p>
      <text:p text:style-name="P10">Fare riferimento al nome dell'array isolatamente equivale a ottenere un puntatore al primo elemento dell'array! Lo useremo ampiamente nei prossimi esempi.</text:p>
      <text:p text:style-name="P10">Ma aspetta un secondo:<text:s/><text:span text:style-name="OrgCode1">p</text:span><text:s/>non è un<text:s/><text:span text:style-name="OrgCode1">int*</text:span>? E<text:s/><text:span text:style-name="OrgCode1">*p</text:span><text:s/>ci dà<text:s/><text:span text:style-name="OrgCode1">11</text:span>, uguale a<text:s/><text:span text:style-name="OrgCode1">a[0]</text:span>? Sììì. Stai iniziando a intravedere la relazione tra array e puntatori in C.</text:p>
      <text:h text:outline-level="3" text:style-name="P19"><text:bookmark-start text:name="OrgXref.org44e2a61"/><text:bookmark text:name="org44e2a61"/>Passaggio di array unidimensionali alle funzioni<text:s/><text:bookmark-end text:name="OrgXref.org44e2a61"/></text:h>
      <text:p text:style-name="P10">Facciamo un esempio con un array monodimensionale. Scriverò un paio di funzioni a cui possiamo passare l'array che fanno cose diverse.</text:p>
      <text:p text:style-name="P10">Preparati per alcune funzioni strabilianti!</text:p>
      <text:p text:style-name="P16"><text:span text:style-name="OrgSrcFontLockPreprocessorFace1">#include</text:span><text:s/><text:span text:style-name="OrgSrcFontLockStringFace1">&lt;stdio.h&gt;</text:span></text:p>
      <text:p text:style-name="P16"/>
      <text:p text:style-name="P16"><text:span text:style-name="OrgSrcFontLockCommentDelimiterFace1">//<text:s/></text:span><text:span text:style-name="OrgSrcFontLockCommentFace1">Passando come puntatore al primo elemento</text:span></text:p>
      <text:p text:style-name="P16"><text:span text:style-name="OrgSrcFontLockTypeFace1">void</text:span><text:s/><text:span text:style-name="OrgSrcFontLockFunctionNameFace1">times2</text:span>(<text:span text:style-name="OrgSrcFontLockTypeFace1">int</text:span><text:s/>*<text:span text:style-name="OrgSrcFontLockVariableNameFace1">a</text:span>,<text:s/><text:span text:style-name="OrgSrcFontLockTypeFace1">int</text:span><text:s/><text:span text:style-name="OrgSrcFontLockVariableNameFace1">len</text:span>)</text:p>
      <text:p text:style-name="P16">{</text:p>
      <text:p text:style-name="P16"><text:s text:c="4"/><text:span text:style-name="OrgSrcFontLockKeywordFace1">for</text:span><text:s/>(<text:span text:style-name="OrgSrcFontLockTypeFace1">int</text:span><text:s/><text:span text:style-name="OrgSrcFontLockVariableNameFace1">i</text:span><text:s/>= 0; i &lt; len; i++)</text:p>
      <text:p text:style-name="P16"><text:s text:c="8"/>printf(<text:span text:style-name="OrgSrcFontLockStringFace1">"%d\n"</text:span>, a[i] * 2);</text:p>
      <text:p text:style-name="P16">}</text:p>
      <text:p text:style-name="P16"/>
      <text:p text:style-name="P16"><text:span text:style-name="OrgSrcFontLockCommentDelimiterFace1">//<text:s/></text:span><text:span text:style-name="OrgSrcFontLockCommentFace1">Stessa cosa, ma usando la notazione di array</text:span></text:p>
      <text:p text:style-name="P16"><text:span text:style-name="OrgSrcFontLockTypeFace1">void</text:span><text:s/><text:span text:style-name="OrgSrcFontLockFunctionNameFace1">times3</text:span>(<text:span text:style-name="OrgSrcFontLockTypeFace1">int</text:span><text:s/><text:span text:style-name="OrgSrcFontLockVariableNameFace1">a</text:span>[],<text:s/><text:span text:style-name="OrgSrcFontLockTypeFace1">int</text:span><text:s/><text:span text:style-name="OrgSrcFontLockVariableNameFace1">len</text:span>)</text:p>
      <text:p text:style-name="P16">{</text:p>
      <text:p text:style-name="P16"><text:s text:c="4"/><text:span text:style-name="OrgSrcFontLockKeywordFace1">for</text:span><text:s/>(<text:span text:style-name="OrgSrcFontLockTypeFace1">int</text:span><text:s/><text:span text:style-name="OrgSrcFontLockVariableNameFace1">i</text:span><text:s/>= 0; i &lt; len; i++)</text:p>
      <text:p text:style-name="P16"><text:s text:c="8"/>printf(<text:span text:style-name="OrgSrcFontLockStringFace1">"%d\n"</text:span>, a[i] * 3);</text:p>
      <text:p text:style-name="P16">}</text:p>
      <text:p text:style-name="P16"/>
      <text:p text:style-name="P16"><text:span text:style-name="OrgSrcFontLockCommentDelimiterFace1">//<text:s/></text:span><text:span text:style-name="OrgSrcFontLockCommentFace1">Stessa cosa, ma usando la notazione di array con size</text:span></text:p>
      <text:p text:style-name="P16"><text:span text:style-name="OrgSrcFontLockTypeFace1">void</text:span><text:s/><text:span text:style-name="OrgSrcFontLockFunctionNameFace1">times4</text:span>(<text:span text:style-name="OrgSrcFontLockTypeFace1">int</text:span><text:s/><text:span text:style-name="OrgSrcFontLockVariableNameFace1">a</text:span>[5],<text:s/><text:span text:style-name="OrgSrcFontLockTypeFace1">int</text:span><text:s/><text:span text:style-name="OrgSrcFontLockVariableNameFace1">len</text:span>)</text:p>
      <text:p text:style-name="P16">{</text:p>
      <text:p text:style-name="P16"><text:s text:c="4"/><text:span text:style-name="OrgSrcFontLockKeywordFace1">for</text:span><text:s/>(<text:span text:style-name="OrgSrcFontLockTypeFace1">int</text:span><text:s/><text:span text:style-name="OrgSrcFontLockVariableNameFace1">i</text:span><text:s/>= 0; i &lt; len; i++)</text:p>
      <text:p text:style-name="P16"><text:s text:c="8"/>printf(<text:span text:style-name="OrgSrcFontLockStringFace1">"%d\n"</text:span>, a[i] * 4);</text:p>
      <text:p text:style-name="P16">}</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text:span text:style-name="OrgSrcFontLockTypeFace1">int</text:span><text:s/><text:span text:style-name="OrgSrcFontLockVariableNameFace1">x</text:span>[5] = {11, 22, 33, 44, 55};</text:p>
      <text:p text:style-name="P16"/>
      <text:p text:style-name="P16"><text:s text:c="4"/>times2(x, 5);</text:p>
      <text:p text:style-name="P16"><text:s text:c="4"/>times3(x, 5);</text:p>
      <text:p text:style-name="P16"><text:s text:c="4"/>times4(x, 5);</text:p>
      <text:p text:style-name="P17">}</text:p>
      <text:p text:style-name="P10">Tutti questi metodi per elencare l'array come parametro nella funzione sono identici.</text:p>
      <text:p text:style-name="P16"><text:span text:style-name="OrgSrcFontLockTypeFace1">void</text:span><text:s/><text:span text:style-name="OrgSrcFontLockFunctionNameFace1">times2</text:span>(<text:span text:style-name="OrgSrcFontLockTypeFace1">int</text:span><text:s/>*<text:span text:style-name="OrgSrcFontLockVariableNameFace1">a</text:span>,<text:s/><text:span text:style-name="OrgSrcFontLockTypeFace1">int</text:span><text:s/><text:span text:style-name="OrgSrcFontLockVariableNameFace1">len</text:span>)</text:p>
      <text:p text:style-name="P16"><text:span text:style-name="OrgSrcFontLockTypeFace1">void</text:span><text:s/><text:span text:style-name="OrgSrcFontLockFunctionNameFace1">times3</text:span>(<text:span text:style-name="OrgSrcFontLockTypeFace1">int</text:span><text:s/><text:span text:style-name="OrgSrcFontLockVariableNameFace1">a</text:span>[],<text:s/><text:span text:style-name="OrgSrcFontLockTypeFace1">int</text:span><text:s/><text:span text:style-name="OrgSrcFontLockVariableNameFace1">len</text:span>)</text:p>
      <text:p text:style-name="P17"><text:span text:style-name="OrgSrcFontLockTypeFace1">void</text:span><text:s/><text:span text:style-name="OrgSrcFontLockFunctionNameFace1">times4</text:span>(<text:span text:style-name="OrgSrcFontLockTypeFace1">int</text:span><text:s/><text:span text:style-name="OrgSrcFontLockVariableNameFace1">a</text:span>[5],<text:s/><text:span text:style-name="OrgSrcFontLockTypeFace1">int</text:span><text:s/><text:span text:style-name="OrgSrcFontLockVariableNameFace1">len</text:span>)</text:p>
      <text:p text:style-name="P10">Utilizzato dagli utenti abituali del C, il primo è di gran lunga il più comune.</text:p>
      <text:p text:style-name="P10">E infatti in quest'ultima situazione al compilatore non interessa nemmeno quale numero passi (a parte il fatto che deve essere maggiore di zero<text:note text:note-class="footnote"><text:note-citation>64</text:note-citation><text:note-body><text:p text:style-name="P14">C11 §6.7.6.2¶1 richiede che sia maggiore di zero. Ma potresti vedere il codice fuori lì con array dichiarati di lunghezza zero alla fine di struct s e GCC is particolarmente indulgente a riguardo a meno che non si compili con -pedantic . Questo zero- length array era un meccanismo hacker per creare strutture di lunghezza variabile. Sfortunatamente, accedere a un array di questo tipo è un comportamento tecnicamente indefinito anche se praticamente funzionava ovunque. C99 ha codificato una cosa ben definita sostituzione per esso chiamato membri dell'array flessibile, di cui parleremo più tardi.</text:p></text:note-body></text:note>). Non impone assolutamente nulla.</text:p>
      <text:p text:style-name="P10">Ora che l'ho detto, la dimensione dell'array nella dichiarazione della funzione in realtà è importante quando si passano array multidimensionali in funzioni, ma torniamo a questo.</text:p>
      <text:h text:outline-level="3" text:style-name="P19"><text:bookmark-start text:name="OrgXref.org097a659"/><text:bookmark text:name="org097a659"/>Modifica degli array nelle funzioni<text:s/><text:bookmark-end text:name="OrgXref.org097a659"/></text:h>
      <text:p text:style-name="P10">Abbiamo detto che gli array sono solo puntatori sotto mentite spoglie. Ciò significa che se passi un array a una funzione probabilmente stai passando un puntatore al primo elemento dell'array.</text:p>
      <text:p text:style-name="P10">Ma se la funzione ha un puntatore ai dati è in grado di manipolarli! Pertanto le modifiche apportate da una funzione a un array saranno visibili nel chiamante.</text:p>
      <text:p text:style-name="P10">Ecco un esempio in cui passiamo un puntatore a un array a una funzione la funzione manipola i valori in quell'array e tali modifiche sono visibili nel chiamante.</text:p>
      <text:p text:style-name="P16"><text:span text:style-name="OrgSrcFontLockPreprocessorFace1">#include</text:span><text:s/><text:span text:style-name="OrgSrcFontLockStringFace1">&lt;stdio.h&gt;</text:span></text:p>
      <text:p text:style-name="P16"/>
      <text:p text:style-name="P16"><text:span text:style-name="OrgSrcFontLockTypeFace1">void</text:span><text:s/><text:span text:style-name="OrgSrcFontLockFunctionNameFace1">double_array</text:span>(<text:span text:style-name="OrgSrcFontLockTypeFace1">int</text:span><text:s/>*<text:span text:style-name="OrgSrcFontLockVariableNameFace1">a</text:span>,<text:s/><text:span text:style-name="OrgSrcFontLockTypeFace1">int</text:span><text:s/><text:span text:style-name="OrgSrcFontLockVariableNameFace1">len</text:span>)</text:p>
      <text:p text:style-name="P16">{</text:p>
      <text:p text:style-name="P16"><text:s text:c="4"/><text:span text:style-name="OrgSrcFontLockCommentDelimiterFace1">//<text:s/></text:span><text:span text:style-name="OrgSrcFontLockCommentFace1">Moltiplica ogni elemento per 2</text:span></text:p>
      <text:p text:style-name="P16"><text:s text:c="4"/><text:span text:style-name="OrgSrcFontLockCommentDelimiterFace1">//</text:span></text:p>
      <text:p text:style-name="P16"><text:s text:c="4"/><text:span text:style-name="OrgSrcFontLockCommentDelimiterFace1">//<text:s/></text:span><text:span text:style-name="OrgSrcFontLockCommentFace1">Questo raddoppia i valori in x in main() poiché x ed entrambi puntano</text:span></text:p>
      <text:p text:style-name="P16"><text:s text:c="4"/><text:span text:style-name="OrgSrcFontLockCommentDelimiterFace1">//<text:s/></text:span><text:span text:style-name="OrgSrcFontLockCommentFace1">allo stesso array in memoria!</text:span></text:p>
      <text:p text:style-name="P16"/>
      <text:p text:style-name="P16"><text:s text:c="4"/><text:span text:style-name="OrgSrcFontLockKeywordFace1">for</text:span><text:s/>(<text:span text:style-name="OrgSrcFontLockTypeFace1">int</text:span><text:s/><text:span text:style-name="OrgSrcFontLockVariableNameFace1">i</text:span><text:s/>= 0; i &lt; len; i++)</text:p>
      <text:p text:style-name="P16"><text:s text:c="8"/>a[i] *= 2;</text:p>
      <text:p text:style-name="P16">}</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text:span text:style-name="OrgSrcFontLockTypeFace1">int</text:span><text:s/><text:span text:style-name="OrgSrcFontLockVariableNameFace1">x</text:span>[5] = {1, 2, 3, 4, 5};</text:p>
      <text:p text:style-name="P16"/>
      <text:p text:style-name="P16"><text:s text:c="4"/>double_array(x, 5);</text:p>
      <text:p text:style-name="P16"/>
      <text:p text:style-name="P16"><text:s text:c="4"/><text:span text:style-name="OrgSrcFontLockKeywordFace1">for</text:span><text:s/>(<text:span text:style-name="OrgSrcFontLockTypeFace1">int</text:span><text:s/><text:span text:style-name="OrgSrcFontLockVariableNameFace1">i</text:span><text:s/>= 0; i &lt; 5; i++)</text:p>
      <text:p text:style-name="P16"><text:s text:c="8"/>printf(<text:span text:style-name="OrgSrcFontLockStringFace1">"%d\n"</text:span>, x[i]);<text:s text:c="2"/><text:span text:style-name="OrgSrcFontLockCommentDelimiterFace1">//<text:s/></text:span><text:span text:style-name="OrgSrcFontLockCommentFace1">2, 4, 6, 8, 10!</text:span></text:p>
      <text:p text:style-name="P17">}</text:p>
      <text:p text:style-name="P10">Anche se abbiamo passato l'array come parametro a che è di tipo<text:s/><text:span text:style-name="OrgCode1">int*</text:span>, guarda come accediamo utilizzando la notazione di array con<text:s/><text:span text:style-name="OrgCode1">a[i]</text:span>! Coooosa? Ciò è totalmente consentito.</text:p>
      <text:p text:style-name="P10">Più avanti quando parleremo dell'equivalenza tra array e puntatori vedremo come questo abbia molto più senso. Per ora è sufficiente sapere che le funzioni possono apportare modifiche agli array visibili nel chiamante.</text:p>
      <text:h text:outline-level="3" text:style-name="P19"><text:bookmark-start text:name="OrgXref.org407bdef"/><text:bookmark text:name="org407bdef"/>Passaggio di array multidimensionali alle funzioni<text:s/><text:bookmark-end text:name="OrgXref.org407bdef"/></text:h>
      <text:p text:style-name="P10">La storia cambia leggermente quando parliamo di array multidimensionali. C ha bisogno di conoscere tutte le dimensioni (tranne la prima) quindi ha informazioni sufficienti per sapere dove cercare in memoria per trovare un valore.</text:p>
      <text:p text:style-name="P10">Ecco un esempio in cui siamo espliciti con tutte le dimensioni:</text:p>
      <text:p text:style-name="P16"><text:span text:style-name="OrgSrcFontLockPreprocessorFace1">#include</text:span><text:s/><text:span text:style-name="OrgSrcFontLockStringFace1">&lt;stdio.h&gt;</text:span></text:p>
      <text:p text:style-name="P16"/>
      <text:p text:style-name="P16"><text:span text:style-name="OrgSrcFontLockTypeFace1">void</text:span><text:s/><text:span text:style-name="OrgSrcFontLockFunctionNameFace1">print_2D_array</text:span>(<text:span text:style-name="OrgSrcFontLockTypeFace1">int</text:span><text:s/><text:span text:style-name="OrgSrcFontLockVariableNameFace1">a</text:span>[2][3])</text:p>
      <text:p text:style-name="P16">{</text:p>
      <text:p text:style-name="P16"><text:s text:c="4"/><text:span text:style-name="OrgSrcFontLockKeywordFace1">for</text:span><text:s/>(<text:span text:style-name="OrgSrcFontLockTypeFace1">int</text:span><text:s/><text:span text:style-name="OrgSrcFontLockVariableNameFace1">row</text:span><text:s/>= 0; row &lt; 2; row++) {</text:p>
      <text:p text:style-name="P16"><text:s text:c="8"/><text:span text:style-name="OrgSrcFontLockKeywordFace1">for</text:span><text:s/>(<text:span text:style-name="OrgSrcFontLockTypeFace1">int</text:span><text:s/><text:span text:style-name="OrgSrcFontLockVariableNameFace1">col</text:span><text:s/>= 0; col &lt; 3; col++)</text:p>
      <text:p text:style-name="P16"><text:s text:c="12"/>printf(<text:span text:style-name="OrgSrcFontLockStringFace1">"%d "</text:span>, a[row][col]);</text:p>
      <text:p text:style-name="P16"><text:s text:c="8"/>printf(<text:span text:style-name="OrgSrcFontLockStringFace1">"\n"</text:span>);</text:p>
      <text:p text:style-name="P16"><text:s text:c="4"/>}</text:p>
      <text:p text:style-name="P16">}</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text:span text:style-name="OrgSrcFontLockTypeFace1">int</text:span><text:s/><text:span text:style-name="OrgSrcFontLockVariableNameFace1">x</text:span>[2][3] = {</text:p>
      <text:p text:style-name="P16"><text:s text:c="8"/>{1, 2, 3},</text:p>
      <text:p text:style-name="P16"><text:s text:c="8"/>{4, 5, 6}</text:p>
      <text:p text:style-name="P16"><text:s text:c="4"/>};</text:p>
      <text:p text:style-name="P16"/>
      <text:p text:style-name="P16"><text:s text:c="4"/>print_2D_array(x);</text:p>
      <text:p text:style-name="P17">}</text:p>
      <text:p text:style-name="P10">Ma in questo caso questi due<text:note text:note-class="footnote"><text:note-citation>65</text:note-citation><text:note-body><text:p text:style-name="P14">Anche questo è equivalente:<text:s/><text:span text:style-name="OrgCode1">void print_2D_array(int (*a)[3])</text:span>, ma questo è più di quello in cui voglio addentrarmi adesso.</text:p></text:note-body></text:note><text:s/>sono equivalenti:</text:p>
      <text:p text:style-name="P16"><text:span text:style-name="OrgSrcFontLockTypeFace1">void</text:span><text:s/><text:span text:style-name="OrgSrcFontLockFunctionNameFace1">print_2D_array</text:span>(<text:span text:style-name="OrgSrcFontLockTypeFace1">int</text:span><text:s/><text:span text:style-name="OrgSrcFontLockVariableNameFace1">a</text:span>[2][3])</text:p>
      <text:p text:style-name="P17"><text:span text:style-name="OrgSrcFontLockTypeFace1">void</text:span><text:s/><text:span text:style-name="OrgSrcFontLockFunctionNameFace1">print_2D_array</text:span>(<text:span text:style-name="OrgSrcFontLockTypeFace1">int</text:span><text:s/><text:span text:style-name="OrgSrcFontLockVariableNameFace1">a</text:span>[][3])</text:p>
      <text:p text:style-name="P10">Il compilatore in realtà necessita solo della seconda dimensione in modo da poter capire quanto saltare in memoria per ogni incremento della prima dimensione. In generale è necessario conoscere tutte le dimensioni tranne la prima.</text:p>
      <text:p text:style-name="P10">Inoltre ricorda che il compilatore esegue un controllo minimo dei limiti in fase di compilazione (se sei fortunato) e C non esegue alcun controllo dei limiti in fase di esecuzione. Niente cinture di sicurezza! Non andare in crash accedendo a elementi dell'array fuori dai limiti!</text:p>
      <text:h text:outline-level="1" text:style-name="P9"><text:bookmark-start text:name="OrgXref.org46398db"/><text:bookmark text:name="org46398db"/>stringhe<text:s/><text:bookmark-end text:name="OrgXref.org46398db"/></text:h>
      <text:p text:style-name="P10">Finalmente! Stringhe! Cosa potrebbe essere più semplice?</text:p>
      <text:p text:style-name="P10">Beh, a quanto pare le stringhe non sono effettivamente stringhe in C. Esatto! Sono indicatori! Certo che lo sono!</text:p>
      <text:p text:style-name="P10">Proprio come gli array, le stringhe in C<text:s/><text:span text:style-name="Emphasis1">esistono a malapena</text:span>.</text:p>
      <text:p text:style-name="P10">Ma diamo un'occhiata: non è poi un grosso problema.</text:p>
      <text:h text:outline-level="2" text:style-name="P15"><text:bookmark text:name="org50bde6b"/><text:bookmark-start text:name="OrgXref.org50bde6b"/>Stringhe letterali<text:s/><text:bookmark-end text:name="OrgXref.org50bde6b"/></text:h>
      <text:p text:style-name="P10">Prima di iniziare, parliamo delle stringhe letterali in C. Si tratta di sequenze di caratteri racchiuse tra<text:s/><text:span text:style-name="Emphasis1">virgolette</text:span><text:s/>doppie (<text:span text:style-name="OrgCode1">"</text:span>). (Le virgolette singole racchiudono caratteri e sono un animale completamente diverso.) Esempi:</text:p>
      <text:p text:style-name="P16"><text:span text:style-name="OrgSrcFontLockStringFace1">"Ciao mondo!\n"</text:span></text:p>
      <text:p text:style-name="P16"><text:span text:style-name="OrgSrcFontLockStringFace1">"Questa è una prova."</text:span></text:p>
      <text:p text:style-name="P17"><text:span text:style-name="OrgSrcFontLockStringFace1">"Quando le è stato chiesto se questa stringa contenesse virgolette, ha risposto: \"Sì.\""</text:span></text:p>
      <text:p text:style-name="P10">Il primo ha un ritorno a capo alla fine: una cosa abbastanza comune da vedere.</text:p>
      <text:p text:style-name="P10">L'ultimo ha delle virgolette incorporate al suo interno ma vedi che ognuna è preceduta da (diciamo “sequenza di uscita”) un backslash<text:s/><text:span text:style-name="OrgCode1">(\)</text:span><text:s/>indica che a questo punto nella stringa appartiene una virgoletta letterale. Questo è il modo in cui il compilatore C può distinguere tra la stampa di una virgoletta doppia e la virgoletta doppia alla fine della stringa.</text:p>
      <text:h text:outline-level="2" text:style-name="P15"><text:bookmark text:name="orga12ffa8"/><text:bookmark-start text:name="OrgXref.orga12ffa8"/>Variabili stringa<text:s/><text:bookmark-end text:name="OrgXref.orga12ffa8"/></text:h>
      <text:p text:style-name="P10">Ora che sappiamo come rendere letterale una stringa assegniamola a una variabile in modo da poterci fare qualcosa.</text:p>
      <text:p text:style-name="P17"><text:span text:style-name="OrgSrcFontLockTypeFace1">char</text:span><text:s/>*<text:span text:style-name="OrgSrcFontLockVariableNameFace1">s</text:span><text:s/>=<text:s/><text:span text:style-name="OrgSrcFontLockStringFace1">"Ciao mondo!"</text:span>;</text:p>
      <text:p text:style-name="P10">Dai un'occhiata a quel tipo: puntatore a un<text:s/><text:span text:style-name="OrgCode1">char</text:span>. La variabile stringa<text:s/><text:span text:style-name="OrgCode1">s</text:span><text:s/>è in realtà un puntatore al primo carattere di quella stringa, vale a dire<text:s/><text:span text:style-name="OrgCode1">H</text:span>.</text:p>
      <text:p text:style-name="P10">E possiamo stamparlo con l'identificatore di formato<text:s/><text:span text:style-name="OrgCode1">%s</text:span><text:s/>(per "string"):</text:p>
      <text:p text:style-name="P16"><text:span text:style-name="OrgSrcFontLockTypeFace1">char</text:span><text:s/>*<text:span text:style-name="OrgSrcFontLockVariableNameFace1">s</text:span><text:s/>=<text:s/><text:span text:style-name="OrgSrcFontLockStringFace1">"Ciao mondo!"</text:span>;</text:p>
      <text:p text:style-name="P16"/>
      <text:p text:style-name="P16">printf(<text:span text:style-name="OrgSrcFontLockStringFace1">"%s\n"</text:span>, s);</text:p>
      <text:p text:style-name="P17"><text:span text:style-name="OrgSrcFontLockCommentDelimiterFace1">//<text:s/></text:span><text:span text:style-name="OrgSrcFontLockCommentFace1">"Ciao mondo!"</text:span></text:p>
      <text:h text:outline-level="2" text:style-name="P15"><text:bookmark-start text:name="OrgXref.org329e02b"/><text:bookmark text:name="org329e02b"/>Variabili stringa come array<text:s/><text:bookmark-end text:name="OrgXref.org329e02b"/></text:h>
      <text:p text:style-name="P10">Un'altra opzione è questa quasi equivalente all'utilizzo di<text:s/><text:span text:style-name="OrgCode1">char*</text:span><text:s/>sopra:</text:p>
      <text:p text:style-name="P16"><text:span text:style-name="OrgSrcFontLockTypeFace1">char</text:span><text:s/><text:span text:style-name="OrgSrcFontLockVariableNameFace1">s</text:span>[14] =<text:s/><text:span text:style-name="OrgSrcFontLockStringFace1">"Ciao mondo!"</text:span>;</text:p>
      <text:p text:style-name="P16"/>
      <text:p text:style-name="P16"><text:span text:style-name="OrgSrcFontLockCommentDelimiterFace1">//<text:s/></text:span><text:span text:style-name="OrgSrcFontLockCommentFace1">oppure, se fossimo adeguatamente pigri e avessimo il compilatore</text:span></text:p>
      <text:p text:style-name="P16"><text:span text:style-name="OrgSrcFontLockCommentDelimiterFace1">//<text:s/></text:span><text:span text:style-name="OrgSrcFontLockCommentFace1">che calcola la lunghezza per noi:</text:span></text:p>
      <text:p text:style-name="P16"/>
      <text:p text:style-name="P17"><text:span text:style-name="OrgSrcFontLockTypeFace1">char</text:span><text:s/><text:span text:style-name="OrgSrcFontLockVariableNameFace1">s</text:span>[] =<text:s/><text:span text:style-name="OrgSrcFontLockStringFace1">"Ciao mondo!"</text:span>;</text:p>
      <text:p text:style-name="P10">Ciò significa che puoi utilizzare la notazione di array per accedere ai caratteri in una stringa. Facciamo esattamente questo per stampare tutti i caratteri di una stringa sulla stessa riga:</text:p>
      <text:p text:style-name="P16"><text:span text:style-name="OrgSrcFontLockPreprocessorFace1">#include</text:span><text:s/><text:span text:style-name="OrgSrcFontLockStringFace1">&lt;stdio.h&gt;</text:span></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text:span text:style-name="OrgSrcFontLockTypeFace1">char</text:span><text:s/><text:span text:style-name="OrgSrcFontLockVariableNameFace1">s</text:span>[] =<text:s/><text:span text:style-name="OrgSrcFontLockStringFace1">"Ciao mondo!"</text:span>;</text:p>
      <text:p text:style-name="P16"/>
      <text:p text:style-name="P16"><text:s text:c="4"/><text:span text:style-name="OrgSrcFontLockKeywordFace1">for</text:span><text:s/>(<text:span text:style-name="OrgSrcFontLockTypeFace1">int</text:span><text:s/><text:span text:style-name="OrgSrcFontLockVariableNameFace1">i</text:span><text:s/>= 0; i &lt; 13; i++)</text:p>
      <text:p text:style-name="P16"><text:s text:c="8"/>printf(<text:span text:style-name="OrgSrcFontLockStringFace1">"%c\n"</text:span>, s[i]);</text:p>
      <text:p text:style-name="P17">}</text:p>
      <text:p text:style-name="P10">Tieni presente che stiamo utilizzando l'identificatore di formato<text:s/><text:span text:style-name="OrgCode1">%c</text:span><text:s/>per stampare un singolo carattere.</text:p>
      <text:p text:style-name="P10">Inoltre controlla questo. Il programma funzionerà comunque correttamente se modifichiamo la definizione di<text:s/><text:span text:style-name="OrgCode1">s</text:span><text:s/>in modo che sia di tipo<text:s/><text:span text:style-name="OrgCode1">char*</text:span>:</text:p>
      <text:p text:style-name="P16"><text:span text:style-name="OrgSrcFontLockPreprocessorFace1">#include</text:span><text:s/><text:span text:style-name="OrgSrcFontLockStringFace1">&lt;stdio.h&gt;</text:span></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text:span text:style-name="OrgSrcFontLockTypeFace1">char</text:span><text:s/>*<text:span text:style-name="OrgSrcFontLockVariableNameFace1">s</text:span><text:s/>=<text:s/><text:span text:style-name="OrgSrcFontLockStringFace1">"Ciao mondo!"</text:span>;</text:p>
      <text:p text:style-name="P16"><text:span text:style-name="OrgSrcFontLockCommentDelimiterFace1">//<text:s/></text:span><text:span text:style-name="OrgSrcFontLockCommentFace1">char* qui</text:span></text:p>
      <text:p text:style-name="P16"/>
      <text:p text:style-name="P16"><text:s text:c="4"/><text:span text:style-name="OrgSrcFontLockKeywordFace1">for</text:span><text:s/>(<text:span text:style-name="OrgSrcFontLockTypeFace1">int</text:span><text:s/><text:span text:style-name="OrgSrcFontLockVariableNameFace1">i</text:span><text:s/>= 0; i &lt; 13; i++)</text:p>
      <text:p text:style-name="P16"><text:s text:c="8"/>printf(<text:span text:style-name="OrgSrcFontLockStringFace1">"%c\n"</text:span>, s[i]);</text:p>
      <text:p text:style-name="P16"><text:span text:style-name="OrgSrcFontLockCommentDelimiterFace1">//<text:s/></text:span><text:span text:style-name="OrgSrcFontLockCommentFace1">Ma usi ancora gli array qui ...?</text:span></text:p>
      <text:p text:style-name="P17">}</text:p>
      <text:p text:style-name="P10">E possiamo ancora usare la notazione di array per portare a termine il lavoro quando lo stampiamo! Ciò è sorprendente ma lo è solo perché non abbiamo ancora parlato dell'equivalenza array/puntatore. Ma questo è ancora un altro indizio del fatto che array e puntatori sono in fondo la stessa cosa.</text:p>
      <text:h text:outline-level="2" text:style-name="P15"><text:bookmark text:name="orgd48ba6c"/><text:bookmark-start text:name="OrgXref.orgd48ba6c"/>Inizializzatori di stringa<text:s/><text:bookmark-end text:name="OrgXref.orgd48ba6c"/></text:h>
      <text:p text:style-name="P10">Abbiamo già visto alcuni esempi con l'inizializzazione di variabili stringa con valori stringa letterali:</text:p>
      <text:p text:style-name="P16"><text:span text:style-name="OrgSrcFontLockTypeFace1">char</text:span><text:s/>*<text:span text:style-name="OrgSrcFontLockVariableNameFace1">s</text:span><text:s/>=<text:s/><text:span text:style-name="OrgSrcFontLockStringFace1">"Ciao mondo!"</text:span>;</text:p>
      <text:p text:style-name="P17"><text:span text:style-name="OrgSrcFontLockTypeFace1">char</text:span><text:s/><text:span text:style-name="OrgSrcFontLockVariableNameFace1">t</text:span>[] =<text:s/><text:span text:style-name="OrgSrcFontLockStringFace1">"Ciao mondo!"</text:span>;</text:p>
      <text:p text:style-name="P10">Ma questi due sono sottilmente diversi.</text:p>
      <text:p text:style-name="P10">Questo è un puntatore a una stringa letterale (ovvero un puntatore al primo carattere in una stringa):</text:p>
      <text:p text:style-name="P17"><text:span text:style-name="OrgSrcFontLockTypeFace1">char</text:span><text:s/>*<text:span text:style-name="OrgSrcFontLockVariableNameFace1">s</text:span><text:s/>=<text:s/><text:span text:style-name="OrgSrcFontLockStringFace1">"Ciao mondo!"</text:span>;</text:p>
      <text:p text:style-name="P10">Se provi a modificare quella stringa con questo:</text:p>
      <text:p text:style-name="P16"><text:span text:style-name="OrgSrcFontLockTypeFace1">char</text:span><text:s/>*<text:span text:style-name="OrgSrcFontLockVariableNameFace1">s</text:span><text:s/>=<text:s/><text:span text:style-name="OrgSrcFontLockStringFace1">"Ciao mondo!"</text:span>;</text:p>
      <text:p text:style-name="P16"/>
      <text:p text:style-name="P16"><text:span text:style-name="OrgSrcFontLockTypeFace1">s</text:span>[0] =<text:s/><text:span text:style-name="OrgSrcFontLockStringFace1">'z'</text:span>;</text:p>
      <text:p text:style-name="P17"><text:span text:style-name="OrgSrcFontLockCommentDelimiterFace1">//<text:s/></text:span><text:span text:style-name="OrgSrcFontLockCommentFace1">CATTIVE NOTIZIE: ho provato a mutare una stringa letterale!</text:span></text:p>
      <text:p text:style-name="P10">Il comportamento non è definito. Probabilmente a seconda del sistema si verificherà un arresto anomalo.</text:p>
      <text:p text:style-name="P10">Ma dichiararlo come array è diverso. Questa è una<text:s/><text:span text:style-name="Emphasis1">copia</text:span><text:s/>mutabile della stringa che possiamo modificare a piacimento:</text:p>
      <text:p text:style-name="P16"><text:span text:style-name="OrgSrcFontLockTypeFace1">char</text:span><text:s/><text:span text:style-name="OrgSrcFontLockVariableNameFace1">t</text:span>[] =<text:s/><text:span text:style-name="OrgSrcFontLockStringFace1">"Ciao mondo!"</text:span>;</text:p>
      <text:p text:style-name="P16"><text:span text:style-name="OrgSrcFontLockCommentDelimiterFace1">//<text:s/></text:span><text:span text:style-name="OrgSrcFontLockCommentFace1">t è una copia dell'array della stringa</text:span></text:p>
      <text:p text:style-name="P16"><text:span text:style-name="OrgSrcFontLockTypeFace1">t</text:span>[0] =<text:s/><text:span text:style-name="OrgSrcFontLockStringFace1">'z'</text:span>;</text:p>
      <text:p text:style-name="P16"><text:span text:style-name="OrgSrcFontLockCommentDelimiterFace1">//<text:s text:c="2"/></text:span><text:span text:style-name="OrgSrcFontLockCommentFace1">Nessun problema</text:span></text:p>
      <text:p text:style-name="P16"/>
      <text:p text:style-name="P16">printf(<text:span text:style-name="OrgSrcFontLockStringFace1">"%s\n"</text:span>, t);</text:p>
      <text:p text:style-name="P17"><text:span text:style-name="OrgSrcFontLockCommentDelimiterFace1">//<text:s/></text:span><text:span text:style-name="OrgSrcFontLockCommentFace1">"ziao mondo!"</text:span></text:p>
      <text:p text:style-name="P10">Quindi ricorda: se hai un puntatore a una stringa letterale non provare a cambiarlo! E se usi una stringa tra virgolette doppie per inizializzare un array in realtà non è una stringa letterale.</text:p>
      <text:h text:outline-level="2" text:style-name="P15"><text:bookmark-start text:name="OrgXref.orgf0b32d3"/><text:bookmark text:name="orgf0b32d3"/>Ottenere la lunghezza della stringa<text:s/><text:bookmark-end text:name="OrgXref.orgf0b32d3"/></text:h>
      <text:p text:style-name="P10">Non puoi dal momento che C non lo tiene traccia per te. E quando dico “non puoi” in realtà intendo “può”<text:note text:note-class="footnote"><text:note-citation>66</text:note-citation><text:note-body><text:p text:style-name="P14">Però è vero che il C non tiene traccia della lunghezza delle stringhe.</text:p></text:note-body></text:note>. C'è una funzione in<text:s/><text:span text:style-name="OrgCode1">&lt;string.h&gt;</text:span><text:s/>chiamata<text:s/><text:span text:style-name="OrgCode1">strlen()</text:span><text:s/>che può essere utilizzata per calcolare la lunghezza di qualsiasi stringa in bytes<text:note text:note-class="footnote"><text:note-citation>67</text:note-citation><text:note-body><text:p text:style-name="P14">Se utilizzi il set di caratteri di base o un set di caratteri a 8 bit, sei abituato un carattere è un byte. Questo non è vero per tutte le codifiche dei caratteri, però.</text:p></text:note-body></text:note>.</text:p>
      <text:p text:style-name="P16"><text:span text:style-name="OrgSrcFontLockPreprocessorFace1">#include</text:span><text:s/><text:span text:style-name="OrgSrcFontLockStringFace1">&lt;stdio.h&gt;</text:span></text:p>
      <text:p text:style-name="P16"><text:span text:style-name="OrgSrcFontLockPreprocessorFace1">#include</text:span><text:s/><text:span text:style-name="OrgSrcFontLockStringFace1">&lt;string.h&gt;</text:span></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text:span text:style-name="OrgSrcFontLockTypeFace1">char</text:span><text:s/>*<text:span text:style-name="OrgSrcFontLockVariableNameFace1">s</text:span><text:s/>=<text:s/><text:span text:style-name="OrgSrcFontLockStringFace1">"Ciao mondo!"</text:span>;</text:p>
      <text:p text:style-name="P16"/>
      <text:p text:style-name="P16"><text:s text:c="4"/>printf(<text:span text:style-name="OrgSrcFontLockStringFace1">"La stringa è lunga %zu byte.\n"</text:span>, strlen(s));</text:p>
      <text:p text:style-name="P17">}</text:p>
      <text:p text:style-name="P10">La funzione<text:s/><text:span text:style-name="OrgCode1">strlen()</text:span><text:s/>restituisce il tipo<text:s/><text:span text:style-name="OrgCode1">size_t</text:span><text:s/>che è un tipo intero quindi puoi usarlo per i calcoli con numeri interi. Stampiamo<text:s/><text:span text:style-name="OrgCode1">size_t</text:span><text:s/>con<text:s/><text:span text:style-name="OrgCode1">%zu</text:span>.</text:p>
      <text:p text:style-name="P10">Il programma sopra stampa:</text:p>
      <text:p text:style-name="P17">La stringa è lunga 13 byte.</text:p>
      <text:p text:style-name="P10">Grande! Quindi<text:s/><text:span text:style-name="Emphasis1">è</text:span><text:s/>possibile ottenere la lunghezza della stringa!</text:p>
      <text:p text:style-name="P10">Ma… se C non tiene traccia della lunghezza della stringa da nessuna parte come fa a sapere quanto è lunga la stringa?</text:p>
      <text:h text:outline-level="2" text:style-name="P15"><text:bookmark-start text:name="OrgXref.orga03a2bb"/><text:bookmark text:name="orga03a2bb"/>Terminazione della stringa<text:s/><text:bookmark-end text:name="OrgXref.orga03a2bb"/></text:h>
      <text:p text:style-name="P10">Il C gestisce le stringhe in modo leggermente diverso rispetto a molti linguaggi di programmazione e in effetti in modo diverso rispetto a quasi tutti i linguaggi di programmazione moderni.</text:p>
      <text:p text:style-name="P10">Quando crei un nuovo linguaggio hai fondamentalmente due opzioni per archiviare una stringa in memoria:</text:p>
      <text:list text:style-name="OrgNumberedList2" xml:id="list-4d012878-2a46-41df-a9f4-389d3930d728">
        <text:list-item>
          <text:number>1.</text:number>
          <text:p text:style-name="P10">Memorizza i byte della stringa insieme a un numero che indica la lunghezza della stringa.</text:p>
        </text:list-item>
        <text:list-item>
          <text:number>2.</text:number>
          <text:p text:style-name="P10">Memorizza i byte della stringa e contrassegna la fine della stringa con un byte speciale chiamato<text:s/><text:span text:style-name="Emphasis1">terminatore</text:span>.</text:p>
        </text:list-item>
      </text:list>
      <text:p text:style-name="P10">Se desideri stringhe più lunghe di 255 caratteri l'opzione 1 richiede almeno due byte per memorizzare la lunghezza. Mentre l'opzione 2 richiede solo un byte per terminare la stringa. Quindi un po' di risparmio lì.</text:p>
      <text:p text:style-name="P10">Naturalmente al giorno d'oggi sembra ridicolo preoccuparsi di salvare un byte (o 3: molti linguaggi ti permetteranno felicemente di avere stringhe lunghe 4 gigabyte). Ma in passato era un buon affare.</text:p>
      <text:p text:style-name="P10">Quindi C ha adottato l'approccio n. 2. In C, una “stringa” è definita da due caratteristiche fondamentali:</text:p>
      <text:list text:style-name="OrgBulletedList" xml:id="list-8bd343b2-11f4-46f0-b5e0-7e3d17c3d0c3">
        <text:list-item>
          <text:p text:style-name="P10">Puntatore al primo carattere nella stringa.</text:p>
        </text:list-item>
        <text:list-item>
          <text:p text:style-name="P10">Un byte con valore zero (o<text:s/><text:span text:style-name="OrgCode1">NUL</text:span><text:s/>carattere<text:note text:note-class="footnote"><text:note-citation>68</text:note-citation><text:note-body><text:p text:style-name="P14">Questo è diverso dal puntatore NULL e lo abbrevierò NUL quando parlerò sul carattere rispetto a NULL per il puntatore.</text:p></text:note-body></text:note>) da qualche parte nella memoria dopo il puntatore che indica la fine della stringa.</text:p>
        </text:list-item>
      </text:list>
      <text:p text:style-name="P10">Un carattere<text:s/><text:span text:style-name="OrgCode1">NUL</text:span><text:s/>può essere scritto nel codice C come<text:s/><text:span text:style-name="OrgCode1">\0</text:span>, anche se non è necessario farlo spesso.</text:p>
      <text:p text:style-name="P10">Quando includi una stringa tra virgolette doppie nel tuo codice il carattere<text:s/><text:span text:style-name="OrgCode1">NUL</text:span><text:s/>viene automaticamente implicitamente incluso.</text:p>
      <text:p text:style-name="P17"><text:span text:style-name="OrgSrcFontLockTypeFace1">char</text:span><text:s/>*<text:span text:style-name="OrgSrcFontLockVariableNameFace1">s</text:span><text:s/>=<text:s/><text:span text:style-name="OrgSrcFontLockStringFace1">"Ciao!"</text:span>;<text:s text:c="2"/><text:span text:style-name="OrgSrcFontLockCommentDelimiterFace1">//<text:s/></text:span><text:span text:style-name="OrgSrcFontLockCommentFace1">In realtà "Ciao!\0" dietro le quinte</text:span></text:p>
      <text:p text:style-name="P10">Quindi con questo in mente scriviamo la nostra funzione<text:s/><text:span text:style-name="OrgCode1">strlen()</text:span><text:s/>che conta i caratteri in una stringa finché non trova un<text:s/><text:span text:style-name="OrgCode1">NUL</text:span>.</text:p>
      <text:p text:style-name="P10">La procedura consiste nel cercare nella stringa un singolo carattere<text:s/><text:span text:style-name="OrgCode1">NUL</text:span><text:s/>contando man mano che si procede<text:note text:note-class="footnote"><text:note-citation>69</text:note-citation><text:note-body><text:p text:style-name="P14">Più tardi impareremo un modo più accurato per farlo con l'aritmetica dei puntatori.</text:p></text:note-body></text:note>:</text:p>
      <text:p text:style-name="P16"><text:span text:style-name="OrgSrcFontLockTypeFace1">int</text:span><text:s/><text:span text:style-name="OrgSrcFontLockFunctionNameFace1">my_strlen</text:span>(<text:span text:style-name="OrgSrcFontLockTypeFace1">char</text:span><text:s/>*<text:span text:style-name="OrgSrcFontLockVariableNameFace1">s</text:span>)</text:p>
      <text:p text:style-name="P16">{</text:p>
      <text:p text:style-name="P16"><text:s text:c="4"/><text:span text:style-name="OrgSrcFontLockTypeFace1">int</text:span><text:s/><text:span text:style-name="OrgSrcFontLockVariableNameFace1">count</text:span><text:s/>= 0;</text:p>
      <text:p text:style-name="P16"/>
      <text:p text:style-name="P16"><text:s text:c="3"/><text:span text:style-name="OrgSrcFontLockCommentDelimiterFace1">//<text:s/></text:span><text:span text:style-name="OrgSrcFontLockCommentFace1">Virgolette singole per il carattere singolo</text:span></text:p>
      <text:p text:style-name="P16"><text:s text:c="3"/><text:span text:style-name="OrgSrcFontLockKeywordFace1">while</text:span><text:s/>(s[count] !=<text:s/><text:span text:style-name="OrgSrcFontLockStringFace1">'\0'</text:span>)<text:s/></text:p>
      <text:p text:style-name="P16"><text:s text:c="8"/>count++;</text:p>
      <text:p text:style-name="P16"/>
      <text:p text:style-name="P16"><text:s text:c="4"/><text:span text:style-name="OrgSrcFontLockKeywordFace1">return</text:span><text:s/>count;</text:p>
      <text:p text:style-name="P17">}</text:p>
      <text:p text:style-name="P10">E questo è fondamentalmente il modo in cui il<text:s/><text:span text:style-name="OrgCode1">strlen()</text:span><text:s/>integrato porta a termine il lavoro.</text:p>
      <text:h text:outline-level="2" text:style-name="P15"><text:bookmark text:name="org9b1207d"/><text:bookmark-start text:name="OrgXref.org9b1207d"/>Copia di una stringa<text:s/><text:bookmark-end text:name="OrgXref.org9b1207d"/></text:h>
      <text:p text:style-name="P10">Non è possibile copiare una stringa tramite l'operatore di assegnazione<text:s/><text:span text:style-name="OrgCode1">(=)</text:span>. Tutto ciò che fa è creare una copia del puntatore al primo carattere… così ti ritroverai con due puntatori alla stessa stringa:</text:p>
      <text:p text:style-name="P16"><text:span text:style-name="OrgSrcFontLockPreprocessorFace1">#include</text:span><text:s/><text:span text:style-name="OrgSrcFontLockStringFace1">&lt;stdio.h&gt;</text:span></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text:span text:style-name="OrgSrcFontLockTypeFace1">char</text:span><text:s/><text:span text:style-name="OrgSrcFontLockVariableNameFace1">s</text:span>[] =<text:s/><text:span text:style-name="OrgSrcFontLockStringFace1">"Ciao mondo!"</text:span>;</text:p>
      <text:p text:style-name="P16"><text:s text:c="4"/><text:span text:style-name="OrgSrcFontLockTypeFace1">char</text:span><text:s/>*<text:span text:style-name="OrgSrcFontLockVariableNameFace1">t</text:span>;</text:p>
      <text:p text:style-name="P16"/>
      <text:p text:style-name="P16"><text:s text:c="4"/><text:span text:style-name="OrgSrcFontLockCommentDelimiterFace1">//<text:s/></text:span><text:span text:style-name="OrgSrcFontLockCommentFace1">Questo crea una copia del puntatore, non una copia della stringa!</text:span></text:p>
      <text:p text:style-name="P16"><text:s text:c="4"/>t = s;</text:p>
      <text:p text:style-name="P16"/>
      <text:p text:style-name="P16"><text:s text:c="4"/><text:span text:style-name="OrgSrcFontLockCommentDelimiterFace1">//<text:s/></text:span><text:span text:style-name="OrgSrcFontLockCommentFace1">modifichiamo t</text:span></text:p>
      <text:p text:style-name="P16"><text:s text:c="4"/>t[0] =<text:s/><text:span text:style-name="OrgSrcFontLockStringFace1">'z'</text:span>;</text:p>
      <text:p text:style-name="P16"/>
      <text:p text:style-name="P16"><text:s text:c="4"/><text:span text:style-name="OrgSrcFontLockCommentDelimiterFace1">//<text:s/></text:span><text:span text:style-name="OrgSrcFontLockCommentFace1">Ma la stampa mostra la modifica!</text:span></text:p>
      <text:p text:style-name="P16"><text:s text:c="4"/><text:span text:style-name="OrgSrcFontLockCommentDelimiterFace1">//<text:s/></text:span><text:span text:style-name="OrgSrcFontLockCommentFace1">Perché t e s puntano alla stessa stringa!</text:span></text:p>
      <text:p text:style-name="P16"/>
      <text:p text:style-name="P16"><text:s text:c="4"/>printf(<text:span text:style-name="OrgSrcFontLockStringFace1">"%s\n"</text:span>, s);</text:p>
      <text:p text:style-name="P16"><text:span text:style-name="OrgSrcFontLockCommentDelimiterFace1">//<text:s/></text:span><text:span text:style-name="OrgSrcFontLockCommentFace1">"ziao mondo!"</text:span></text:p>
      <text:p text:style-name="P17">}</text:p>
      <text:p text:style-name="P10">Se vuoi fare una copia di una stringa devi copiarla un byte alla volta ma questo è reso più semplice con la funzione<text:s/><text:span text:style-name="OrgCode1">strcpy()</text:span><text:s/><text:note text:note-class="footnote"><text:note-citation>70</text:note-citation><text:note-body><text:p text:style-name="P14">Esiste una funzione più sicura chiamata strncpy() che probabilmente dovresti usare invece, ma di questo ci arriveremo più tardi.</text:p></text:note-body></text:note>.</text:p>
      <text:p text:style-name="P10">Prima di copiare la stringa assicurati di avere spazio in cui copiarla ovvero l'array di destinazione che conterrà i caratteri deve essere lungo almeno quanto la stringa che stai copiando.</text:p>
      <text:p text:style-name="P16"><text:span text:style-name="OrgSrcFontLockPreprocessorFace1">#include</text:span><text:s/><text:span text:style-name="OrgSrcFontLockStringFace1">&lt;stdio.h&gt;</text:span></text:p>
      <text:p text:style-name="P16"><text:span text:style-name="OrgSrcFontLockPreprocessorFace1">#include</text:span><text:s/><text:span text:style-name="OrgSrcFontLockStringFace1">&lt;string.h&gt;</text:span></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text:span text:style-name="OrgSrcFontLockTypeFace1">char</text:span><text:s/><text:span text:style-name="OrgSrcFontLockVariableNameFace1">s</text:span>[] =<text:s/><text:span text:style-name="OrgSrcFontLockStringFace1">"Ciao mondo!"</text:span>;</text:p>
      <text:p text:style-name="P16"><text:s text:c="4"/><text:span text:style-name="OrgSrcFontLockTypeFace1">char</text:span><text:s/><text:span text:style-name="OrgSrcFontLockVariableNameFace1">t</text:span>[100];</text:p>
      <text:p text:style-name="P16"><text:span text:style-name="OrgSrcFontLockCommentDelimiterFace1">//<text:s/></text:span><text:span text:style-name="OrgSrcFontLockCommentFace1">Ogni carattere è un byte, quindi c'è molto spazio</text:span></text:p>
      <text:p text:style-name="P16"/>
      <text:p text:style-name="P16"><text:s text:c="4"/><text:span text:style-name="OrgSrcFontLockCommentDelimiterFace1">//<text:s/></text:span><text:span text:style-name="OrgSrcFontLockCommentFace1">Questo crea una copia della stringa!</text:span></text:p>
      <text:p text:style-name="P16"><text:s text:c="4"/>strcpy(t, s);</text:p>
      <text:p text:style-name="P16"/>
      <text:p text:style-name="P16"><text:s text:c="4"/><text:span text:style-name="OrgSrcFontLockCommentDelimiterFace1">//<text:s/></text:span><text:span text:style-name="OrgSrcFontLockCommentFace1">Modifichiamo t</text:span></text:p>
      <text:p text:style-name="P16"><text:s text:c="4"/>t[0] =<text:s/><text:span text:style-name="OrgSrcFontLockStringFace1">'z'</text:span>;</text:p>
      <text:p text:style-name="P16"/>
      <text:p text:style-name="P16"><text:s text:c="4"/><text:span text:style-name="OrgSrcFontLockCommentDelimiterFace1">//<text:s/></text:span><text:span text:style-name="OrgSrcFontLockCommentFace1">E s rimane inalterato perché è una stringa diversa</text:span></text:p>
      <text:p text:style-name="P16"><text:s text:c="4"/>printf(<text:span text:style-name="OrgSrcFontLockStringFace1">"%s\n"</text:span>, s);<text:s text:c="2"/><text:span text:style-name="OrgSrcFontLockCommentDelimiterFace1">//<text:s/></text:span><text:span text:style-name="OrgSrcFontLockCommentFace1">"ciao mondo!"</text:span></text:p>
      <text:p text:style-name="P16"/>
      <text:p text:style-name="P16"><text:s text:c="4"/><text:span text:style-name="OrgSrcFontLockCommentDelimiterFace1">//<text:s/></text:span><text:span text:style-name="OrgSrcFontLockCommentFace1">Ma è stato cambiato</text:span></text:p>
      <text:p text:style-name="P16"><text:s text:c="4"/>printf(<text:span text:style-name="OrgSrcFontLockStringFace1">"%s\n"</text:span>, t);<text:s text:c="2"/><text:span text:style-name="OrgSrcFontLockCommentDelimiterFace1">//<text:s/></text:span><text:span text:style-name="OrgSrcFontLockCommentFace1">"ziao mondo!"</text:span></text:p>
      <text:p text:style-name="P17">}</text:p>
      <text:p text:style-name="P10">Nota con<text:s/><text:span text:style-name="OrgCode1">strcpy()</text:span><text:s/>il puntatore di destinazione è il primo argomento e il puntatore di origine è il secondo. Un modo che utilizzo per ricordarlo è l'ordine che avresti messo<text:s/><text:span text:style-name="OrgCode1">t</text:span><text:s/>e<text:s/><text:span text:style-name="OrgCode1">s</text:span><text:s/>se una assegnazione<text:s/><text:span text:style-name="OrgCode1">=</text:span><text:s/>funzionasse per le stringhe con l'origine a destra e la destinazione a sinistra.</text:p>
      <text:h text:outline-level="1" text:style-name="P9"><text:bookmark-start text:name="OrgXref.org1dc5b13"/><text:bookmark text:name="org1dc5b13"/>Strutture<text:s/><text:bookmark-end text:name="OrgXref.org1dc5b13"/></text:h>
      <text:p text:style-name="P10">In C abbiamo qualcosa chiamato<text:s/><text:span text:style-name="OrgCode1">struct</text:span><text:s/>che è un tipo definibile dall'utente che contiene più dati potenzialmente di tipi diversi.</text:p>
      <text:p text:style-name="P10">È un modo conveniente per raggruppare più variabili in una sola. Questo può essere utile per passare variabili alle funzioni (quindi devi passarne solo una invece di molte) e utile per organizzare i dati e rendere il codice più leggibile.</text:p>
      <text:p text:style-name="P10">Se provieni da un'altro linguaggio potresti avere familiarità con l'idea di<text:s/><text:span text:style-name="Emphasis1">classi</text:span><text:s/>e<text:s/><text:span text:style-name="Emphasis1">oggetti</text:span>. Questi non esistono in C nativamente<text:note text:note-class="footnote"><text:note-citation>71</text:note-citation><text:note-body><text:p text:style-name="P14">Sebbene in C i singoli elementi in memoria come int s siano indicati come “oggetti” non sono oggetti nel senso della programmazione orientata agli oggetti.</text:p></text:note-body></text:note>. Puoi pensare a una<text:s/><text:span text:style-name="OrgCode1">struct</text:span><text:s/>come a una classe con solo membri dati e nessun metodo.</text:p>
      <text:h text:outline-level="2" text:style-name="P15"><text:bookmark-start text:name="OrgXref.org216560a"/><text:bookmark text:name="org216560a"/>Dichiarazione di una struttura<text:s/><text:bookmark-end text:name="OrgXref.org216560a"/></text:h>
      <text:p text:style-name="P10">Puoi dichiarare una<text:s/><text:span text:style-name="OrgCode1">struct</text:span><text:s/>nel tuo codice in questo modo:</text:p>
      <text:p text:style-name="P16"><text:span text:style-name="OrgSrcFontLockKeywordFace1">struct</text:span><text:s/><text:span text:style-name="OrgSrcFontLockTypeFace1">macchina</text:span><text:s/>{</text:p>
      <text:p text:style-name="P16"><text:s text:c="4"/><text:span text:style-name="OrgSrcFontLockTypeFace1">char</text:span><text:s/>*<text:span text:style-name="OrgSrcFontLockVariableNameFace1">nome</text:span>;</text:p>
      <text:p text:style-name="P16"><text:s text:c="4"/><text:span text:style-name="OrgSrcFontLockTypeFace1">float</text:span><text:s/><text:span text:style-name="OrgSrcFontLockVariableNameFace1">prezzo</text:span>;</text:p>
      <text:p text:style-name="P16"><text:s text:c="4"/><text:span text:style-name="OrgSrcFontLockTypeFace1">int</text:span><text:s/><text:span text:style-name="OrgSrcFontLockVariableNameFace1">velocità</text:span>;</text:p>
      <text:p text:style-name="P17">};</text:p>
      <text:p text:style-name="P10">Questo viene spesso fatto nell'ambito globale al di fuori di qualsiasi funzione in modo che la<text:s/><text:span text:style-name="OrgCode1">struct</text:span><text:s/>sia disponibile a livello globale.</text:p>
      <text:p text:style-name="P10">Se lo fai stai creando un nuovo<text:s/><text:span text:style-name="Emphasis1">tipo</text:span>. Il nome completo del tipo è<text:s/><text:span text:style-name="OrgCode1">struct macchina</text:span>. (Non solo<text:s/><text:span text:style-name="OrgCode1">macchina</text:span>: non funzionerà.)</text:p>
      <text:p text:style-name="P10">Non esistono ancora variabili di quel tipo ma possiamo dichiararne alcune:</text:p>
      <text:p text:style-name="P16"><text:span text:style-name="OrgSrcFontLockKeywordFace1">struct</text:span><text:s/><text:span text:style-name="OrgSrcFontLockTypeFace1">macchina</text:span><text:s/><text:span text:style-name="OrgSrcFontLockVariableNameFace1">saturn</text:span>;</text:p>
      <text:p text:style-name="P17"><text:span text:style-name="OrgSrcFontLockCommentDelimiterFace1">//<text:s/></text:span><text:span text:style-name="OrgSrcFontLockCommentFace1">Variabile "saturn" di tipo "struct macchina"</text:span></text:p>
      <text:p text:style-name="P10">E ora abbiamo una variabile non inizializzata<text:s/><text:span text:style-name="OrgCode1">saturn</text:span><text:note text:note-class="footnote"><text:note-citation>72</text:note-citation><text:note-body><text:p text:style-name="P14">Fino ad allora la Saturn era una marca popolare di auto economiche negli Stati Uniti è stato chiuso dal crollo del 2008 purtroppo per noi fan.</text:p></text:note-body></text:note>di tipo<text:s/><text:span text:style-name="OrgCode1">struct macchina</text:span>.</text:p>
      <text:p text:style-name="P10">Dovremmo inizializzarlo! Ma come impostiamo i valori di quei singoli campi?</text:p>
      <text:p text:style-name="P10">Come in molti altri linguaggi che lo hanno rubato al C utilizzeremo l'operatore punto<text:s/><text:span text:style-name="OrgCode1">(.)</text:span><text:s/>per accedere ai singoli campi.</text:p>
      <text:p text:style-name="P16">saturn.nome =<text:s/><text:span text:style-name="OrgSrcFontLockStringFace1">"Saturn SL/2"</text:span>;</text:p>
      <text:p text:style-name="P16">saturn.prezzo = 15999.99;</text:p>
      <text:p text:style-name="P16">saturn.velocità = 175;</text:p>
      <text:p text:style-name="P16"/>
      <text:p text:style-name="P16">printf(<text:span text:style-name="OrgSrcFontLockStringFace1">"Nome: <text:s text:c="10"/>%s\n"</text:span>, saturn.nome);</text:p>
      <text:p text:style-name="P16">printf(<text:span text:style-name="OrgSrcFontLockStringFace1">"Prezzo (USD): <text:s text:c="3"/>%f\n"</text:span>, saturn.prezzo);</text:p>
      <text:p text:style-name="P17">printf(<text:span text:style-name="OrgSrcFontLockStringFace1">"Velocità massima (km): %d\n"</text:span>, saturn.velocità);</text:p>
      <text:p text:style-name="P10">Lì nelle prime righe impostiamo i valori nella<text:s/><text:span text:style-name="OrgCode1">struct macchina</text:span><text:s/>e poi nella parte successiva stampiamo quei valori.</text:p>
      <text:h text:outline-level="2" text:style-name="P15"><text:bookmark-start text:name="OrgXref.orge8225e5"/><text:bookmark text:name="orge8225e5"/>Inizializzatori di struttura<text:s/><text:bookmark-end text:name="OrgXref.orge8225e5"/></text:h>
      <text:p text:style-name="P10">L'esempio nella sezione precedente era un po' complicato. Deve esserci un modo migliore per inizializzare quella variabile<text:s/><text:span text:style-name="OrgCode1">struct</text:span>!</text:p>
      <text:p text:style-name="P10">Puoi farlo con un inizializzatore inserendo i valori per i campi<text:s/><text:span text:style-name="Emphasis1">nell'ordine in cui appaiono nella</text:span><text:s/><text:span text:style-name="OrgCode1">struct</text:span><text:s/>quando definisci la variabile. (Questo non funzionerà dopo che la variabile è stata definita: deve avvenire nella definizione).</text:p>
      <text:p text:style-name="P16"><text:span text:style-name="OrgSrcFontLockKeywordFace1">struct</text:span><text:s/><text:span text:style-name="OrgSrcFontLockTypeFace1">macchina</text:span><text:s/>{</text:p>
      <text:p text:style-name="P16"><text:s text:c="4"/><text:span text:style-name="OrgSrcFontLockTypeFace1">char</text:span><text:s/>*<text:span text:style-name="OrgSrcFontLockVariableNameFace1">nome</text:span>;</text:p>
      <text:p text:style-name="P16"><text:s text:c="4"/><text:span text:style-name="OrgSrcFontLockTypeFace1">float</text:span><text:s/><text:span text:style-name="OrgSrcFontLockVariableNameFace1">prezzo</text:span>;</text:p>
      <text:p text:style-name="P16"><text:s text:c="4"/><text:span text:style-name="OrgSrcFontLockTypeFace1">int</text:span><text:s/><text:span text:style-name="OrgSrcFontLockVariableNameFace1">velocità</text:span>;</text:p>
      <text:p text:style-name="P16">};</text:p>
      <text:p text:style-name="P16"/>
      <text:p text:style-name="P16"><text:span text:style-name="OrgSrcFontLockCommentDelimiterFace1">//<text:s/></text:span><text:span text:style-name="OrgSrcFontLockCommentFace1">Ora con un inizializzatore!</text:span></text:p>
      <text:p text:style-name="P16"><text:span text:style-name="OrgSrcFontLockCommentDelimiterFace1">//<text:s/></text:span><text:span text:style-name="OrgSrcFontLockCommentFace1">Stesso ordine dei campi come nella dichiarazione della struttura:</text:span></text:p>
      <text:p text:style-name="P16"><text:span text:style-name="OrgSrcFontLockKeywordFace1">struct</text:span><text:s/><text:span text:style-name="OrgSrcFontLockTypeFace1">macchina</text:span><text:s/><text:span text:style-name="OrgSrcFontLockVariableNameFace1">saturn</text:span><text:s/>= {<text:span text:style-name="OrgSrcFontLockStringFace1">"Saturn SL/2"</text:span>, 16000.99, 175};</text:p>
      <text:p text:style-name="P16"/>
      <text:p text:style-name="P16">printf(<text:span text:style-name="OrgSrcFontLockStringFace1">"Nome: <text:s text:c="5"/>%s\n"</text:span>, saturn.nome);</text:p>
      <text:p text:style-name="P16">printf(<text:span text:style-name="OrgSrcFontLockStringFace1">"Prezzo: <text:s text:c="4"/>%f\n"</text:span>, saturn.prezzo);</text:p>
      <text:p text:style-name="P17">printf(<text:span text:style-name="OrgSrcFontLockStringFace1">"Velocità massima: %d km\n"</text:span>, saturn.velocità);</text:p>
      <text:p text:style-name="P10">Il fatto che i campi nell'inizializzatore debbano essere nello stesso ordine è un po' strano. Se qualcuno cambiasse l'ordine in<text:s/><text:span text:style-name="OrgCode1">struct macchina</text:span><text:s/>potrebbe rompere tutto l'altro codice!</text:p>
      <text:p text:style-name="P10">Possiamo essere più specifici con i nostri inizializzatori:</text:p>
      <text:p text:style-name="P17"><text:span text:style-name="OrgSrcFontLockKeywordFace1">struct</text:span><text:s/><text:span text:style-name="OrgSrcFontLockTypeFace1">macchina</text:span><text:s/><text:span text:style-name="OrgSrcFontLockVariableNameFace1">saturn</text:span><text:s/>= {.velocità=175, .nome=<text:span text:style-name="OrgSrcFontLockStringFace1">"Saturn SL/2"</text:span>};</text:p>
      <text:p text:style-name="P10">Ora è indipendente dall'ordine nella dichiarazione<text:s/><text:span text:style-name="OrgCode1">struct</text:span>. Che è sicuramente un codice più sicuro.</text:p>
      <text:p text:style-name="P10">Similmente agli inizializzatori di array qualsiasi campo mancante nel design viene inizializzato a zero (in questo caso sarebbe<text:s/><text:span text:style-name="OrgCode1">.prezzo</text:span><text:s/>che ho omesso).</text:p>
      <text:h text:outline-level="2" text:style-name="P15"><text:bookmark-start text:name="OrgXref.org974f8d0"/><text:bookmark text:name="org974f8d0"/>Passaggio di strutture alle funzioni<text:s/><text:bookmark-end text:name="OrgXref.org974f8d0"/></text:h>
      <text:p text:style-name="P10">Puoi fare un paio di cose per passare una<text:s/><text:span text:style-name="OrgCode1">struct</text:span><text:s/>a una funzione.</text:p>
      <text:list text:style-name="OrgNumberedList3" xml:id="list-85d324f2-0939-495e-b8a4-dcfcd2186381">
        <text:list-item>
          <text:number>1.</text:number>
          <text:p text:style-name="P10">Passa la<text:s/><text:span text:style-name="OrgCode1">struct</text:span>.</text:p>
        </text:list-item>
        <text:list-item>
          <text:number>2.</text:number>
          <text:p text:style-name="P10">Passa un puntatore alla<text:s/><text:span text:style-name="OrgCode1">struct</text:span>.</text:p>
        </text:list-item>
      </text:list>
      <text:p text:style-name="P10">Ricorda che quando passi qualcosa a una funzione viene creata una<text:s/><text:span text:style-name="Emphasis1">copia</text:span><text:s/>di quella cosa affinché la funzione possa operare sia che si tratti di una copia di un puntatore di un<text:s/><text:span text:style-name="OrgCode1">int</text:span><text:s/>di una struttura o di qualsiasi altra cosa.</text:p>
      <text:p text:style-name="P10">Ci sono fondamentalmente due motivi per cui vorresti passare un puntatore alla<text:s/><text:span text:style-name="OrgCode1">struct</text:span>:</text:p>
      <text:list text:style-name="OrgNumberedList4" xml:id="list-f8c553f5-991b-432f-a6ef-e2b6894ecd79">
        <text:list-item>
          <text:number>1.</text:number>
          <text:p text:style-name="P10">È necessaria la funzione per poter apportare modifiche alla<text:s/><text:span text:style-name="OrgCode1">struct</text:span><text:s/>che è stata passata e visualizzare tali modifiche nel chiamante.</text:p>
        </text:list-item>
        <text:list-item>
          <text:number>2.</text:number>
          <text:p text:style-name="P10">La<text:s/><text:span text:style-name="OrgCode1">struct</text:span><text:s/>è piuttosto grande ed è più costoso copiarla nello stack piuttosto che copiare semplicemente un puntatore<text:note text:note-class="footnote"><text:note-citation>73</text:note-citation><text:note-body><text:p text:style-name="P14">Un puntatore è probabilmente lungo 8 byte su un sistema a 64 bit.</text:p></text:note-body></text:note>.</text:p>
        </text:list-item>
      </text:list>
      <text:p text:style-name="P10">Per questi due motivi è molto più comune passare un puntatore a una<text:s/><text:span text:style-name="OrgCode1">struct</text:span><text:s/>a una funzione sebbene non sia affatto illegale passare la<text:s/><text:span text:style-name="OrgCode1">struct</text:span><text:s/>stessa.</text:p>
      <text:p text:style-name="P10">Proviamo a passare un puntatore creando una funzione che ti permetta di impostare il campo<text:s/><text:span text:style-name="OrgCode1">.prezzo</text:span><text:s/>della<text:s/><text:span text:style-name="OrgCode1">struct macchina</text:span>:</text:p>
      <text:p text:style-name="P16"><text:span text:style-name="OrgSrcFontLockPreprocessorFace1">#include</text:span><text:s/><text:span text:style-name="OrgSrcFontLockStringFace1">&lt;stdio.h&gt;</text:span></text:p>
      <text:p text:style-name="P16"/>
      <text:p text:style-name="P16"><text:span text:style-name="OrgSrcFontLockKeywordFace1">struct</text:span><text:s/><text:span text:style-name="OrgSrcFontLockTypeFace1">macchina</text:span><text:s/>{</text:p>
      <text:p text:style-name="P16"><text:s text:c="4"/><text:span text:style-name="OrgSrcFontLockTypeFace1">char</text:span><text:s/>*<text:span text:style-name="OrgSrcFontLockVariableNameFace1">nome</text:span>;</text:p>
      <text:p text:style-name="P16"><text:s text:c="4"/><text:span text:style-name="OrgSrcFontLockTypeFace1">float</text:span><text:s/><text:span text:style-name="OrgSrcFontLockVariableNameFace1">prezzo</text:span>;</text:p>
      <text:p text:style-name="P16"><text:s text:c="4"/><text:span text:style-name="OrgSrcFontLockTypeFace1">int</text:span><text:s/><text:span text:style-name="OrgSrcFontLockVariableNameFace1">velocità</text:span>;</text:p>
      <text:p text:style-name="P16">};</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text:span text:style-name="OrgSrcFontLockKeywordFace1">struct</text:span><text:s/><text:span text:style-name="OrgSrcFontLockTypeFace1">macchina</text:span><text:s/><text:span text:style-name="OrgSrcFontLockVariableNameFace1">saturn</text:span><text:s/>= {.velocità=175, .nome=<text:span text:style-name="OrgSrcFontLockStringFace1">"Saturn SL/2"</text:span>};</text:p>
      <text:p text:style-name="P16"/>
      <text:p text:style-name="P16"><text:s text:c="4"/><text:span text:style-name="OrgSrcFontLockCommentDelimiterFace1">//<text:s/></text:span><text:span text:style-name="OrgSrcFontLockCommentFace1">Passa un puntatore a questa struct macchina,</text:span></text:p>
      <text:p text:style-name="P16"><text:s text:c="4"/><text:span text:style-name="OrgSrcFontLockCommentDelimiterFace1">//<text:s/></text:span><text:span text:style-name="OrgSrcFontLockCommentFace1">insieme a un nuovo prezzo più realistico:</text:span></text:p>
      <text:p text:style-name="P16"><text:s text:c="4"/>imposta_prezzo(&amp;saturn, 799.99);</text:p>
      <text:p text:style-name="P16"/>
      <text:p text:style-name="P16"><text:s text:c="4"/>printf(<text:span text:style-name="OrgSrcFontLockStringFace1">"Prezzo: %f\n"</text:span>, saturn.prezzo);</text:p>
      <text:p text:style-name="P17">}</text:p>
      <text:p text:style-name="P10">Dovresti essere in grado di trovare la dichiarazione della funzione per<text:s/><text:span text:style-name="OrgCode1">imposta_prezzo()</text:span><text:s/>semplicemente osservando i tipi di argomenti che abbiamo lì.</text:p>
      <text:p text:style-name="P10"><text:span text:style-name="OrgCode1">saturn</text:span><text:s/>è una<text:s/><text:span text:style-name="OrgCode1">struct macchina</text:span><text:s/>quindi<text:s/><text:span text:style-name="OrgCode1">&amp;saturn</text:span><text:s/>deve essere l'indirizzo della<text:s/><text:span text:style-name="OrgCode1">struct macchina</text:span><text:s/>ovvero un puntatore a una<text:s/><text:span text:style-name="OrgCode1">struct macchina</text:span><text:s/>vale a dire una<text:s/><text:span text:style-name="OrgCode1">struct macchina*</text:span>.</text:p>
      <text:p text:style-name="P10">E<text:s/><text:span text:style-name="OrgCode1">799,99</text:span><text:s/>è un<text:s/><text:span text:style-name="OrgCode1">float</text:span>.</text:p>
      <text:p text:style-name="P10">Quindi la dichiarazione della funzione deve assomigliare a questa:</text:p>
      <text:p text:style-name="P17"><text:span text:style-name="OrgSrcFontLockTypeFace1">void</text:span><text:s/><text:span text:style-name="OrgSrcFontLockFunctionNameFace1">imposta_prezzo</text:span>(<text:span text:style-name="OrgSrcFontLockKeywordFace1">struct</text:span><text:s/><text:span text:style-name="OrgSrcFontLockTypeFace1">macchina</text:span><text:s/>*<text:span text:style-name="OrgSrcFontLockVariableNameFace1">c</text:span>,<text:s/><text:span text:style-name="OrgSrcFontLockTypeFace1">float</text:span><text:s/><text:span text:style-name="OrgSrcFontLockVariableNameFace1">nuovo_prezzo</text:span>)</text:p>
      <text:p text:style-name="P10">Dobbiamo solo scrivere il corpo. Un tentativo potrebbe essere:</text:p>
      <text:p text:style-name="P16"><text:span text:style-name="OrgSrcFontLockTypeFace1">void</text:span><text:s/><text:span text:style-name="OrgSrcFontLockFunctionNameFace1">imposta_prezzo</text:span>(<text:span text:style-name="OrgSrcFontLockKeywordFace1">struct</text:span><text:s/><text:span text:style-name="OrgSrcFontLockTypeFace1">macchina</text:span><text:s/>*<text:span text:style-name="OrgSrcFontLockVariableNameFace1">c</text:span>,<text:s/><text:span text:style-name="OrgSrcFontLockTypeFace1">float</text:span><text:s/><text:span text:style-name="OrgSrcFontLockVariableNameFace1">nuovo_prezzo</text:span>) {</text:p>
      <text:p text:style-name="P16"><text:s text:c="4"/>c.price = nuovo_prezzo;<text:s text:c="2"/><text:span text:style-name="OrgSrcFontLockCommentDelimiterFace1">//<text:s/></text:span><text:span text:style-name="OrgSrcFontLockCommentFace1">ERRORE!!</text:span></text:p>
      <text:p text:style-name="P17">}</text:p>
      <text:p text:style-name="P10">Non funzionerà perché l'operatore punto funziona solo su<text:s/><text:span text:style-name="OrgCode1">struct</text:span>… non funziona su<text:s/><text:span text:style-name="Emphasis1">puntatori</text:span><text:s/>a<text:s/><text:span text:style-name="OrgCode1">struct</text:span>.</text:p>
      <text:p text:style-name="P10">Ok quindi possiamo dereferenziare la variabile<text:s/><text:span text:style-name="OrgCode1">c</text:span><text:s/>per de-puntarla per arrivare alla<text:s/><text:span text:style-name="OrgCode1">struct</text:span><text:s/>stessa. Dereferenziare una<text:s/><text:span text:style-name="OrgCode1">struct macchina*</text:span><text:s/>dà come risultato la<text:s/><text:span text:style-name="OrgCode1">struct macchina</text:span><text:s/>a cui punta il puntatore su cui dovremmo essere in grado di utilizzare l'operatore punto:</text:p>
      <text:p text:style-name="P16"><text:span text:style-name="OrgSrcFontLockTypeFace1">void</text:span><text:s/><text:span text:style-name="OrgSrcFontLockFunctionNameFace1">imposta_prezzo</text:span>(<text:span text:style-name="OrgSrcFontLockKeywordFace1">struct</text:span><text:s/><text:span text:style-name="OrgSrcFontLockTypeFace1">macchina</text:span><text:s/>*<text:span text:style-name="OrgSrcFontLockVariableNameFace1">c</text:span>,<text:s/><text:span text:style-name="OrgSrcFontLockTypeFace1">float</text:span><text:s/><text:span text:style-name="OrgSrcFontLockVariableNameFace1">nuovo_prezzo</text:span>) {</text:p>
      <text:p text:style-name="P16"><text:s text:c="4"/>(*c).prezzo = nuovo_prezzo;<text:s text:c="2"/><text:span text:style-name="OrgSrcFontLockCommentDelimiterFace1">//<text:s/></text:span><text:span text:style-name="OrgSrcFontLockCommentFace1">Funziona ma è brutto e non idiomatico :(</text:span></text:p>
      <text:p text:style-name="P17">}</text:p>
      <text:p text:style-name="P10">E funziona! Ma è un po' complicato digitare tutte quelle parentesi e l'asterisco. C ha uno zucchero sintattico chiamato<text:s/><text:span text:style-name="Emphasis1">operatore freccia</text:span><text:s/>che aiuta in questo.</text:p>
      <text:h text:outline-level="2" text:style-name="P15"><text:bookmark-start text:name="OrgXref.org5954538"/><text:bookmark text:name="org5954538"/>L'operatore della freccia<text:s/><text:bookmark-end text:name="OrgXref.org5954538"/></text:h>
      <text:p text:style-name="P10">L'operatore freccia aiuta a fare riferimento ai campi nei puntatori a<text:s/><text:span text:style-name="OrgCode1">struct</text:span>.</text:p>
      <text:p text:style-name="P16"><text:span text:style-name="OrgSrcFontLockTypeFace1">void</text:span><text:s/><text:span text:style-name="OrgSrcFontLockFunctionNameFace1">imposta_prezzo</text:span>(<text:span text:style-name="OrgSrcFontLockKeywordFace1">struct</text:span><text:s/><text:span text:style-name="OrgSrcFontLockTypeFace1">macchina</text:span><text:s/>*<text:span text:style-name="OrgSrcFontLockVariableNameFace1">c</text:span>,<text:s/><text:span text:style-name="OrgSrcFontLockTypeFace1">float</text:span><text:s/><text:span text:style-name="OrgSrcFontLockVariableNameFace1">nuovo_prezzo</text:span>) {</text:p>
      <text:p text:style-name="P16"><text:s text:c="4"/><text:span text:style-name="OrgSrcFontLockCommentDelimiterFace1">//<text:s/></text:span><text:span text:style-name="OrgSrcFontLockCommentFace1">(*c).prezzo = nuovo_prezzo; <text:s/>// Funziona ma è brutto e non idiomatico :(</text:span></text:p>
      <text:p text:style-name="P16"><text:s text:c="4"/><text:span text:style-name="OrgSrcFontLockCommentDelimiterFace1">//</text:span></text:p>
      <text:p text:style-name="P16"><text:s text:c="4"/><text:span text:style-name="OrgSrcFontLockCommentDelimiterFace1">//<text:s/></text:span><text:span text:style-name="OrgSrcFontLockCommentFace1">La riga sopra è equivalente al 100% a quella sottostante:</text:span></text:p>
      <text:p text:style-name="P16"/>
      <text:p text:style-name="P16"><text:s text:c="4"/>c-&gt;prezzo = nuovo_prezzo;<text:s text:c="2"/><text:span text:style-name="OrgSrcFontLockCommentDelimiterFace1">//<text:s/></text:span><text:span text:style-name="OrgSrcFontLockCommentFace1">È lui!</text:span></text:p>
      <text:p text:style-name="P17">}</text:p>
      <text:p text:style-name="P10">Quindi quando accediamo ai campi? Quando usiamo il punto? E quando usiamo la freccia?</text:p>
      <text:list text:style-name="OrgBulletedList" xml:id="list-1643fe55-c2d2-42ea-aa36-89eb15124a48">
        <text:list-item>
          <text:p text:style-name="P10">Se hai una<text:s/><text:span text:style-name="OrgCode1">struct</text:span>, usa il punto<text:s/><text:span text:style-name="OrgCode1">(.)</text:span>.</text:p>
        </text:list-item>
        <text:list-item>
          <text:p text:style-name="P10">Se hai un puntatore a una<text:s/><text:span text:style-name="OrgCode1">struct</text:span>, usa la freccia<text:s/><text:span text:style-name="OrgCode1">(-&gt;)</text:span>.</text:p>
        </text:list-item>
      </text:list>
      <text:h text:outline-level="2" text:style-name="P15"><text:bookmark text:name="orgcd40d16"/><text:bookmark-start text:name="OrgXref.orgcd40d16"/>Copia e restituzione di<text:s/><text:span text:style-name="OrgCode1">struct</text:span><text:s/><text:bookmark-end text:name="OrgXref.orgcd40d16"/></text:h>
      <text:p text:style-name="P10">Eccone uno facile per te!</text:p>
      <text:p text:style-name="P10">Basta assegnare dall'uno all'altro!</text:p>
      <text:p text:style-name="P16"><text:span text:style-name="OrgSrcFontLockKeywordFace1">struct</text:span><text:s/><text:span text:style-name="OrgSrcFontLockTypeFace1">macchina</text:span><text:s/><text:span text:style-name="OrgSrcFontLockVariableNameFace1">a</text:span>,<text:s/><text:span text:style-name="OrgSrcFontLockVariableNameFace1">b</text:span>;</text:p>
      <text:p text:style-name="P16"/>
      <text:p text:style-name="P17">b = a;<text:s text:c="2"/><text:span text:style-name="OrgSrcFontLockCommentDelimiterFace1">//<text:s/></text:span><text:span text:style-name="OrgSrcFontLockCommentFace1">copia la struct</text:span></text:p>
      <text:p text:style-name="P10">E anche la restituzione di una<text:s/><text:span text:style-name="OrgCode1">struct</text:span><text:s/>(in contrapposizione a un puntatore a uno) da una funzione crea una copia simile nella variabile ricevente.</text:p>
      <text:p text:style-name="P10">Questa non è una “copia profonda”<text:note text:note-class="footnote"><text:note-citation>74</text:note-citation><text:note-body><text:p text:style-name="P14">Una copia profonda segue il puntatore nella struttura e copia i dati a cui puntano, come BENE. Una copia superficiale copia semplicemente i puntatori ma non le cose a cui puntano. C non viene fornito con alcuna funzionalità di copia approfondita incorporata.</text:p></text:note-body></text:note>. Tutti i campi vengono copiati così come sono, inclusi i puntatori alle cose.</text:p>
      <text:h text:outline-level="2" text:style-name="P15"><text:bookmark-start text:name="OrgXref.org1a4e8bc"/><text:bookmark text:name="org1a4e8bc"/>Comparare le<text:s/><text:span text:style-name="OrgCode1">struct</text:span><text:s/><text:bookmark-end text:name="OrgXref.org1a4e8bc"/></text:h>
      <text:p text:style-name="P10">C'è solo un modo sicuro per farlo: confrontare ogni campo uno alla volta.</text:p>
      <text:p text:style-name="P10">Potresti pensare di poter usare<text:s/><text:span text:style-name="OrgCode1">memcmp()</text:span><text:s/><text:note text:note-class="footnote"><text:note-citation>75</text:note-citation><text:note-body><text:p text:style-name="P14"><text:a xlink:type="simple" xlink:href="https://beej.us/guide/bgclr/html/split/stringref.html#man-strcmp"><text:span text:style-name="T3">https://beej.us/guide/bgclr/html/split/stringref.html#man-strcmp</text:span></text:a></text:p></text:note-body></text:note>ma potrebbero esserci dei byte di riempimento e in quel caso non viene gestito.</text:p>
      <text:p text:style-name="P10">Se prima azzeri la<text:s/><text:span text:style-name="OrgCode1">struct</text:span><text:s/>con<text:s/><text:span text:style-name="OrgCode1">memset()</text:span><text:s/><text:note text:note-class="footnote"><text:note-citation>76</text:note-citation><text:note-body><text:p text:style-name="P14"><text:a xlink:type="simple" xlink:href="https://beej.us/guide/bgclr/html/split/stringref.html#man-memset"><text:span text:style-name="T3">https://beej.us/guide/bgclr/html/split/stringref.html#man-memset</text:span></text:a></text:p></text:note-body></text:note>allora potrebbe funzionare anche se potrebbero esserci elementi strani che potrebbero non essere paragonabili a quelli previsti<text:note text:note-class="footnote"><text:note-citation>77</text:note-citation><text:note-body><text:p text:style-name="P14"><text:a xlink:type="simple" xlink:href="https://stackoverflow.com/questions/141720/how-do-you-compare-structs-for-equality-in-c"><text:span text:style-name="T3">https://stackoverflow.com/questions/141720/how-do-you-compare-structs-for-equality-in-c</text:span></text:a></text:p></text:note-body></text:note>.</text:p>
      <text:h text:outline-level="1" text:style-name="P9"><text:bookmark-start text:name="OrgXref.org6378dc2"/><text:bookmark text:name="org6378dc2"/>File Input/Output<text:s/><text:bookmark-end text:name="OrgXref.org6378dc2"/></text:h>
      <text:p text:style-name="P10">Abbiamo già visto alcuni esempi di I/O con<text:s/><text:span text:style-name="OrgCode1">printf()</text:span><text:s/>per eseguire I/O dalla console.</text:p>
      <text:p text:style-name="P10">Ma in questo capitolo approfondiremo ulteriormente questi concetti.</text:p>
      <text:h text:outline-level="2" text:style-name="P15"><text:bookmark text:name="org2b806ca"/><text:bookmark-start text:name="OrgXref.org2b806ca"/>Il tipo di dati<text:s/><text:span text:style-name="OrgCode1">FILE*</text:span><text:s/><text:bookmark-end text:name="OrgXref.org2b806ca"/></text:h>
      <text:p text:style-name="P10">Quando eseguiamo qualsiasi tipo di I/O in C lo facciamo attraverso un pezzo di dati che ottieni sotto forma di un tipo<text:s/><text:span text:style-name="OrgCode1">FILE*</text:span>. Questo<text:s/><text:span text:style-name="OrgCode1">FILE*</text:span><text:s/>contiene tutte le informazioni necessarie per comunicare con il sottosistema I/O su quale file hai aperto, dove ti trovi nel file e così via.</text:p>
      <text:p text:style-name="P10">Le specifiche si riferiscono a questi come<text:s/><text:span text:style-name="Emphasis1">flussi</text:span><text:s/>ovvero un flusso di dati da un file o da qualsiasi fonte. Utilizzerò "file" e "stream" in modo intercambiabile ma in realtà dovresti pensare a un "file" come a un caso speciale di "stream". Esistono altri modi per trasmettere i dati in un programma oltre alla semplice lettura da un file.</text:p>
      <text:p text:style-name="P10">Vedremo tra poco come passare dall'avere un nome file all'ottenere un<text:s/><text:span text:style-name="OrgCode1">FILE*</text:span><text:s/>aperto ma prima voglio menzionare tre flussi che sono già aperti per te e pronti per l'uso.</text:p>
      <text:section text:name="Section4" text:style-name="OrgIndentedSection-Level-0">
        <text:p text:style-name="P3"/>
        <table:table table:style-name="Table1">
          <table:table-column table:style-name="Table1.A" table:number-columns-repeated="2"/>
          <table:table-row>
            <table:table-cell table:style-name="Table1.A1">
              <text:p text:style-name="P18">Nome<text:s/><text:span text:style-name="OrgCode1">FILE*</text:span></text:p>
            </table:table-cell>
            <table:table-cell table:style-name="Table1.A1">
              <text:p text:style-name="P18">Descrizione</text:p>
            </table:table-cell>
          </table:table-row>
          <table:table-row>
            <table:table-cell table:style-name="Table1.A2">
              <text:p text:style-name="P18"><text:span text:style-name="OrgCode1">stdin</text:span></text:p>
            </table:table-cell>
            <table:table-cell table:style-name="Table1.A2">
              <text:p text:style-name="P18">Standard Input, generalmente la tastiera per impostazione predefinita</text:p>
            </table:table-cell>
          </table:table-row>
          <table:table-row>
            <table:table-cell table:style-name="Table1.A2">
              <text:p text:style-name="P18"><text:span text:style-name="OrgCode1">stdout</text:span></text:p>
            </table:table-cell>
            <table:table-cell table:style-name="Table1.A2">
              <text:p text:style-name="P18">Standard Output, generalmente lo schermo per impostazione predefinita</text:p>
            </table:table-cell>
          </table:table-row>
          <table:table-row>
            <table:table-cell table:style-name="Table1.A3">
              <text:p text:style-name="P18"><text:span text:style-name="OrgCode1">stderr</text:span></text:p>
            </table:table-cell>
            <table:table-cell table:style-name="Table1.A3">
              <text:p text:style-name="P18">Standard Error, generalmente anche lo schermo per impostazione predefinita</text:p>
            </table:table-cell>
          </table:table-row>
        </table:table>
        <text:p text:style-name="P3"/>
      </text:section>
      <text:p text:style-name="P10">In realtà li abbiamo già usati implicitamente a quanto pare. Ad esempio queste due chiamate sono uguali:</text:p>
      <text:p text:style-name="P12">printf("Ciao mondo!\n");</text:p>
      <text:p text:style-name="P12">fprintf(stdout, "Ciao mondo!\n");</text:p>
      <text:p text:style-name="P13">// printf in un file</text:p>
      <text:p text:style-name="P10">Ma ne parleremo più avanti.</text:p>
      <text:p text:style-name="P10">Inoltre noterai che sia<text:s/><text:span text:style-name="OrgCode1">stdout</text:span><text:s/>che<text:s/><text:span text:style-name="OrgCode1">stderr</text:span><text:s/>appaiono sullo schermo. Anche se a prima vista sembra una svista o una ridondanza in realtà non lo è. I sistemi operativi tipici consentono di<text:s/><text:span text:style-name="Emphasis1">reindirizzare</text:span><text:s/>l'output di uno di questi in file diversi e può essere conveniente poter separare i messaggi di errore dal normale output non di errore. Ad esempio in una shell POSIX (come sh, ksh, bash, zsh, ecc.) su un sistema simile a Unix, potremmo eseguire un programma e reindirizzare solo l'output non di errore (<text:span text:style-name="OrgCode1">stdout</text:span>) a un file, e tutto l'output dell'errore (<text:span text:style-name="OrgCode1">stderr</text:span>) in un altro file.</text:p>
      <text:p text:style-name="P13">./foo &gt; output.txt 2&gt; errori.txt <text:s text:c="2"/># Questo comando è specifico per Unix</text:p>
      <text:p text:style-name="P10">Per questo motivo dovresti inviare messaggi di errore gravi a<text:s/><text:span text:style-name="OrgCode1">stderr</text:span><text:s/>invece che a<text:s/><text:span text:style-name="OrgCode1">stdout</text:span>.</text:p>
      <text:p text:style-name="P10">Daremo maggiori informazioni su come farlo più tardi.</text:p>
      <text:h text:outline-level="2" text:style-name="P15"><text:bookmark-start text:name="OrgXref.orgbd5e8e7"/><text:bookmark text:name="orgbd5e8e7"/>Lettura di file di testo<text:s/><text:bookmark-end text:name="OrgXref.orgbd5e8e7"/></text:h>
      <text:p text:style-name="P10">I flussi sono in gran parte classificati in due modi diversi:<text:s/><text:span text:style-name="Emphasis1">testo</text:span><text:s/>e<text:s/><text:span text:style-name="Emphasis1">binario</text:span>.</text:p>
      <text:p text:style-name="P10">Ai flussi di testo è consentito tradurre in modo significativo i dati, in particolare tradurre i fine riga nelle loro diverse rappresentazioni<text:note text:note-class="footnote"><text:note-citation>78</text:note-citation><text:note-body><text:p text:style-name="P14">Avevamo tre diversi ritorni a capo con effetto generale: Carriage Return (CR, utilizzato sui vecchi Mac), Linefeed (LF, utilizzato sui sistemi Unix) e Carriage Return/Linefeed (CRLF, utilizzato sui sistemi Windows). Per fortuna il l'introduzione di OS X, essendo basato su Unix ha ridotto questo numero a due.</text:p></text:note-body></text:note>. I file di testo sono logicamente una sequenza di<text:s/><text:span text:style-name="Emphasis1">righe</text:span><text:s/>separate da ritorni a capo. Per essere portabili i dati di input dovrebbero sempre terminare con un ritorno a capo.</text:p>
      <text:p text:style-name="P10">Ma la regola generale è che se riesci a modificare il file in un normale editor di testo, si tratta di un file di testo. Altrimenti è binario. Per avere maggiori informazioni sui binario li troverai più in avanti.</text:p>
      <text:p text:style-name="P10">Allora mettiamoci al lavoro: come possiamo aprire un file per la lettura ed estrarne i dati?</text:p>
      <text:p text:style-name="P10">Creiamo un file chiamato<text:s/><text:span text:style-name="OrgCode1">ciao.txt</text:span><text:s/>che contiene questo:</text:p>
      <text:p text:style-name="P13">Ciao mondo!</text:p>
      <text:p text:style-name="P10">E scriviamo un programma per aprire il file leggerne un carattere e poi chiudere il file quando abbiamo finito. Questo è il piano del gioco!</text:p>
      <text:p text:style-name="P12">#include &lt;stdio.h&gt;</text:p>
      <text:p text:style-name="P12"/>
      <text:p text:style-name="P12">int main(void)</text:p>
      <text:p text:style-name="P12">{</text:p>
      <text:p text:style-name="P12"><text:s text:c="3"/>FILE *fp;</text:p>
      <text:p text:style-name="P12">// Variabile per rappresentare il file aperto</text:p>
      <text:p text:style-name="P12"/>
      <text:p text:style-name="P12"><text:s text:c="3"/>fp = fopen("ciao.txt", "r");</text:p>
      <text:p text:style-name="P12">// Apri il file per la lettura</text:p>
      <text:p text:style-name="P12"/>
      <text:p text:style-name="P12"><text:s text:c="3"/>int c = fgetc(fp);</text:p>
      <text:p text:style-name="P12">// Legge un singolo carattere</text:p>
      <text:p text:style-name="P12"><text:s text:c="3"/>printf("%c\n", c);</text:p>
      <text:p text:style-name="P12">// Stampa il carattere su stdout</text:p>
      <text:p text:style-name="P12"/>
      <text:p text:style-name="P12"><text:s text:c="3"/>fclose(fp);</text:p>
      <text:p text:style-name="P12">// Al termine, chiudere il file</text:p>
      <text:p text:style-name="P13">}</text:p>
      <text:p text:style-name="P10">Guarda come quando abbiamo aperto il file con<text:s/><text:span text:style-name="OrgCode1">fopen()</text:span>, ci ha restituito il<text:s/><text:span text:style-name="OrgCode1">FILE*</text:span><text:s/>in modo da poterlo utilizzare in seguito.</text:p>
      <text:p text:style-name="P10">(Lo tralascio per brevità ma<text:s/><text:span text:style-name="OrgCode1">fopen()</text:span><text:s/>restituirà<text:s/><text:span text:style-name="OrgCode1">NULL</text:span><text:s/>se qualcosa va storto risulterà come file non trovato quindi dovresti controllare gli errori!)</text:p>
      <text:p text:style-name="P10">Nota anche la "<text:span text:style-name="OrgCode1">r</text:span>" che abbiamo inserito: significa "apri uno stream di testo per la lettura". (Esistono varie stringhe che possiamo passare a<text:s/><text:span text:style-name="OrgCode1">fopen()</text:span><text:s/>con significati aggiuntivi come scrivere, aggiungere e così via.)</text:p>
      <text:p text:style-name="P10">Successivamente abbiamo utilizzato la funzione<text:s/><text:span text:style-name="OrgCode1">fgetc()</text:span><text:s/>per ottenere un carattere dallo stream. Forse ti starai chiedendo perché ho creato<text:s/><text:span text:style-name="OrgCode1">c</text:span><text:s/>un<text:s/><text:span text:style-name="OrgCode1">int</text:span><text:s/>invece di un<text:s/><text:span text:style-name="OrgCode1">char</text:span>: tienilo a mente!</text:p>
      <text:p text:style-name="P10">Infine chiudiamo lo stream quando abbiamo finito. Tutti i flussi vengono chiusi automaticamente all'uscita del programma ma è buona norma e buona pulizia chiudere esplicitamente tutti i file una volta terminati.</text:p>
      <text:p text:style-name="P10">Il<text:s/><text:span text:style-name="OrgCode1">FILE*</text:span><text:s/>tiene traccia della nostra posizione nel file. Quindi le chiamate successive a<text:s/><text:span text:style-name="OrgCode1">fgetc()</text:span><text:s/>otterrebbero il carattere successivo nel file, e poi quello successivo, fino alla fine.</text:p>
      <text:p text:style-name="P10">Ma sembra una seccatura. Vediamo se riusciamo a renderlo più semplice.</text:p>
      <text:h text:outline-level="2" text:style-name="P15"><text:bookmark text:name="org8062ca6"/><text:bookmark-start text:name="OrgXref.org8062ca6"/>End of File:<text:s/><text:span text:style-name="OrgCode1">EOF</text:span><text:s/><text:bookmark-end text:name="OrgXref.org8062ca6"/></text:h>
      <text:p text:style-name="P10">Esiste un carattere speciale definito come macro:<text:s/><text:span text:style-name="OrgCode1">EOF</text:span>. Questo è ciò che<text:s/><text:span text:style-name="OrgCode1">fgetc()</text:span><text:s/>ti restituirà quando viene raggiunta la fine del file e hai tentato di leggere un altro carattere.</text:p>
      <text:p text:style-name="P10">Che ne dici di condividere questo Fatto Divertente adesso. Risulta che<text:s/><text:span text:style-name="OrgCode1">EOF</text:span><text:s/>è il motivo per cui<text:s/><text:span text:style-name="OrgCode1">fgetc()</text:span><text:s/>e funzioni simili restituiscono un<text:s/><text:span text:style-name="OrgCode1">int</text:span><text:s/>invece di un<text:s/><text:span text:style-name="OrgCode1">char</text:span>.<text:s/><text:span text:style-name="OrgCode1">EOF</text:span><text:s/>non è un carattere vero e proprio e il suo valore probabilmente non rientra nell'intervallo di<text:s/><text:span text:style-name="OrgCode1">char</text:span>. Poiché<text:s/><text:span text:style-name="OrgCode1">fgetc()</text:span><text:s/>deve essere in grado di restituire qualsiasi byte<text:s/><text:span text:style-name="Bold1">e</text:span><text:s/><text:span text:style-name="OrgCode1">EOF</text:span>, deve essere un tipo più ampio che possa contenere più valori. quindi<text:s/><text:span text:style-name="OrgCode1">int</text:span><text:s/>lo è. Ma a meno che non confronti il valore restituito con<text:s/><text:span text:style-name="OrgCode1">EOF</text:span><text:s/>puoi sapere in fondo che è un<text:s/><text:span text:style-name="OrgCode1">char</text:span>.</text:p>
      <text:p text:style-name="P10">Va bene! Torna alla realtà! Possiamo usarlo per leggere l'intero file in un ciclo.</text:p>
      <text:p text:style-name="P12">#include &lt;stdio.h&gt;</text:p>
      <text:p text:style-name="P12"/>
      <text:p text:style-name="P12">int main(void)</text:p>
      <text:p text:style-name="P12">{</text:p>
      <text:p text:style-name="P12"><text:s text:c="3"/>FILE *fp;</text:p>
      <text:p text:style-name="P12"><text:s text:c="3"/>int c;</text:p>
      <text:p text:style-name="P12"/>
      <text:p text:style-name="P12"><text:s text:c="3"/>fp = fopen("ciao.txt", "r");</text:p>
      <text:p text:style-name="P12"/>
      <text:p text:style-name="P12"><text:s text:c="3"/>while ((c = fgetc(fp)) != EOF)</text:p>
      <text:p text:style-name="P12"><text:s text:c="7"/>printf("%c", c);</text:p>
      <text:p text:style-name="P12"/>
      <text:p text:style-name="P12"><text:s text:c="3"/>fclose(fp);</text:p>
      <text:p text:style-name="P13">}</text:p>
      <text:p text:style-name="P10">(Se la riga 10 è troppo strana scomponila semplicemente iniziando dalle parentesi annidate più interne. La prima cosa che facciamo è assegnare il risultato di<text:s/><text:span text:style-name="OrgCode1">fgetc()</text:span><text:s/>in<text:s/><text:span text:style-name="OrgCode1">c</text:span><text:s/>e<text:s/><text:span text:style-name="Emphasis1">poi</text:span><text:s/>confrontarlo<text:s/><text:span text:style-name="Emphasis1">con</text:span><text:s/><text:span text:style-name="OrgCode1">EOF</text:span>. L'abbiamo appena stipato in un'unica riga. Potrebbe sembrare difficile da leggere, ma studialo: C è idiomatico.) Ed eseguendo questo, vediamo:</text:p>
      <text:p text:style-name="P13">Ciao mondo!</text:p>
      <text:p text:style-name="P10">Tuttavia stiamo operando un carattere alla volta e molti file di testo hanno più senso a livello di linea. Passiamo a quello.</text:p>
      <text:h text:outline-level="3" text:style-name="P19"><text:bookmark text:name="org9881b71"/><text:bookmark-start text:name="OrgXref.org9881b71"/>Leggere una riga alla volta<text:s/><text:bookmark-end text:name="OrgXref.org9881b71"/></text:h>
      <text:p text:style-name="P10">Allora come possiamo ottenere un'intera linea in una sola volta?<text:s/><text:span text:style-name="OrgCode1">fgets()</text:span><text:s/>in soccorso! Per gli argomenti è necessario un puntatore a un buffer di caratteri per contenere i byte, un numero massimo di byte da leggere e un<text:s/><text:span text:style-name="OrgCode1">FILE*</text:span><text:s/>da cui leggere. Restituisce<text:s/><text:span text:style-name="OrgCode1">NULL</text:span><text:s/>alla fine del file o all'errore.<text:s/><text:span text:style-name="OrgCode1">fgets()</text:span><text:s/>è anche abbastanza carino da terminare la stringa con NULL una volta finito<text:note text:note-class="footnote"><text:note-citation>79</text:note-citation><text:note-body><text:p text:style-name="P14">Se il buffer non è abbastanza grande per leggere un'intera riga, smetterà di leggere mid-line e la successiva chiamata a fgets() continuerà a leggere il resto del file linea.</text:p></text:note-body></text:note>.</text:p>
      <text:p text:style-name="P10">Facciamo un ciclo simile a quello precedente, tranne che abbiamo un file multilinea e leggiamolo una riga alla volta.</text:p>
      <text:p text:style-name="P10">Ecco un file quote.txt:</text:p>
      <text:p text:style-name="P12">A wise man can learn more from</text:p>
      <text:p text:style-name="P12">a foolish question than a fool</text:p>
      <text:p text:style-name="P12">can learn from a wise answer.</text:p>
      <text:p text:style-name="P13"><text:s text:c="17"/>--Bruce Lee</text:p>
      <text:p text:style-name="P10">Ed ecco del codice che legge il file una riga alla volta e stampa un numero di riga prima di ognuno di essi:</text:p>
      <text:p text:style-name="P12">#include &lt;stdio.h&gt;</text:p>
      <text:p text:style-name="P12"/>
      <text:p text:style-name="P12">int main(void)</text:p>
      <text:p text:style-name="P12">{</text:p>
      <text:p text:style-name="P12"><text:s text:c="3"/>FILE *fp;</text:p>
      <text:p text:style-name="P12"><text:s text:c="3"/>char s[1024];</text:p>
      <text:p text:style-name="P12">// Abbastanza grande per qualsiasi riga incontrerà questo programma</text:p>
      <text:p text:style-name="P12"><text:s text:c="3"/>int linecount = 0;</text:p>
      <text:p text:style-name="P12"/>
      <text:p text:style-name="P12"><text:s text:c="3"/>fp = fopen("quote.txt", "r");</text:p>
      <text:p text:style-name="P12"/>
      <text:p text:style-name="P12"><text:s text:c="3"/>while (fgets(s, sizeof s, fp) != NULL)</text:p>
      <text:p text:style-name="P12"><text:s text:c="7"/>printf("%d: %s", ++linecount, s);</text:p>
      <text:p text:style-name="P12"/>
      <text:p text:style-name="P12"><text:s text:c="3"/>fclose(fp);</text:p>
      <text:p text:style-name="P13">}</text:p>
      <text:p text:style-name="P10">Che ci dà l'output:</text:p>
      <text:p text:style-name="P12">1: A wise man can learn more from</text:p>
      <text:p text:style-name="P12">2: a foolish question than a fool</text:p>
      <text:p text:style-name="P12">3: can learn from a wise answer.</text:p>
      <text:p text:style-name="P13">4: <text:s text:c="18"/>--Bruce Lee</text:p>
      <text:h text:outline-level="2" text:style-name="P15"><text:bookmark text:name="orgc81321f"/><text:bookmark-start text:name="OrgXref.orgc81321f"/>Formatted Input<text:s/><text:bookmark-end text:name="OrgXref.orgc81321f"/></text:h>
      <text:p text:style-name="P10">Sai come ottenere un output formattato con<text:s/><text:span text:style-name="OrgCode1">printf()</text:span><text:s/>(e, quindi,<text:s/><text:span text:style-name="OrgCode1">fprintf()</text:span><text:s/>come vedremo di seguito)?</text:p>
      <text:p text:style-name="P10">Puoi fare la stessa cosa con<text:s/><text:span text:style-name="OrgCode1">fscanf()</text:span>.</text:p>
      <text:p text:style-name="P11">Prima di iniziare tieni presente che l'utilizzo di funzioni in stile<text:s/><text:span text:style-name="OrgCode1">scanf()</text:span><text:s/>può essere pericoloso con input non attendibili. Se non specifichi la larghezza del campo con il tuo<text:s/><text:span text:style-name="OrgCode1">%s</text:span>, potresti sovraccaricare il buffer. Peggio ancora, la conversione numerica non valida determina un comportamento indefinito. La cosa sicura da fare con input non attendibili è utilizzare<text:s/><text:span text:style-name="OrgCode1">%s</text:span><text:s/>con una larghezza di campo quindi utilizzare funzioni come<text:s/><text:span text:style-name="OrgCode1">strtol()</text:span><text:s/>o<text:s/><text:span text:style-name="OrgCode1">strtod()</text:span><text:s/>per eseguire le conversioni.</text:p>
      <text:p text:style-name="P10">Prendiamo un file con una serie di record di dati al suo interno. In questo caso, balene, con nome, lunghezza in metri e peso in tonnellate.<text:s/><text:span text:style-name="OrgCode1">balene.txt</text:span>:</text:p>
      <text:p text:style-name="P12">blue 29.9 173</text:p>
      <text:p text:style-name="P12">right 20.7 135</text:p>
      <text:p text:style-name="P12">gray 14.9 41</text:p>
      <text:p text:style-name="P13">humpback 16.0 30</text:p>
      <text:p text:style-name="P10">Sì, potremmo leggerli con<text:s/><text:span text:style-name="OrgCode1">fgets()</text:span><text:s/>e poi analizzare la stringa con<text:s/><text:span text:style-name="OrgCode1">sscanf()</text:span><text:s/>(e in questo è più resistente ai file danneggiati), ma in questo caso usiamo semplicemente<text:s/><text:span text:style-name="OrgCode1">fscanf()</text:span><text:s/>ed estraiamolo direttamente.</text:p>
      <text:p text:style-name="P10">La funzione<text:s/><text:span text:style-name="OrgCode1">fscanf()</text:span><text:s/>salta gli spazi bianchi iniziali durante la lettura e restituisce<text:s/><text:span text:style-name="OrgCode1">EOF</text:span><text:s/>alla fine del file o in caso di errore.</text:p>
      <text:p text:style-name="P12">#include &lt;stdio.h&gt;</text:p>
      <text:p text:style-name="P12"/>
      <text:p text:style-name="P12">int main(void)</text:p>
      <text:p text:style-name="P12">{</text:p>
      <text:p text:style-name="P12"><text:s text:c="3"/>FILE *fp;</text:p>
      <text:p text:style-name="P12"><text:s text:c="3"/>char name[1024];</text:p>
      <text:p text:style-name="P12">// Abbastanza grande per qualsiasi riga incontrerà questo programma</text:p>
      <text:p text:style-name="P12"><text:s text:c="3"/>float length;</text:p>
      <text:p text:style-name="P12"><text:s text:c="3"/>int mass;</text:p>
      <text:p text:style-name="P12"/>
      <text:p text:style-name="P12"><text:s text:c="3"/>fp = fopen("whales.txt", "r");</text:p>
      <text:p text:style-name="P12"/>
      <text:p text:style-name="P12"><text:s text:c="3"/>while (fscanf(fp, "%s %f %d", name, &amp;length, &amp;mass) != EOF)</text:p>
      <text:p text:style-name="P12"><text:s text:c="7"/>printf("%s whale, %d tonnes, %.1f meters\n", name, mass, length);</text:p>
      <text:p text:style-name="P12"/>
      <text:p text:style-name="P12"><text:s text:c="3"/>fclose(fp);</text:p>
      <text:p text:style-name="P13">}</text:p>
      <text:p text:style-name="P10">che ci dà questo risultato:</text:p>
      <text:p text:style-name="P12">blue whale, 173 tonnes, 29.9 meters</text:p>
      <text:p text:style-name="P12">right whale, 135 tonnes, 20.7 meters</text:p>
      <text:p text:style-name="P12">gray whale, 41 tonnes, 14.9 meters</text:p>
      <text:p text:style-name="P13">humpback whale, 30 tonnes, 16.0 meters</text:p>
      <text:h text:outline-level="2" text:style-name="P15"><text:bookmark text:name="org38f61db"/><text:bookmark-start text:name="OrgXref.org38f61db"/>Scrittura di file di testo<text:s/><text:bookmark-end text:name="OrgXref.org38f61db"/></text:h>
      <text:p text:style-name="P10">Allo stesso modo possiamo usare<text:s/><text:span text:style-name="OrgCode1">fgetc()</text:span>,<text:s/><text:span text:style-name="OrgCode1">fgets()</text:span><text:s/>e<text:s/><text:span text:style-name="OrgCode1">fscanf()</text:span><text:s/>per leggere flussi di testo, possiamo usare<text:s/><text:span text:style-name="OrgCode1">fputc()</text:span>,<text:s/><text:span text:style-name="OrgCode1">fputs()</text:span><text:s/>e<text:s/><text:span text:style-name="OrgCode1">fprintf( )</text:span><text:s/>per scrivere flussi di testo.</text:p>
      <text:p text:style-name="P10">Per fare ciò, dobbiamo<text:s/><text:span text:style-name="OrgCode1">fopen()</text:span><text:s/>il file in modalità scrittura passando<text:s/><text:span text:style-name="OrgCode1">"w"</text:span><text:s/>come secondo argomento. L'apertura di un file esistente in modalità<text:s/><text:span text:style-name="OrgCode1">"w"</text:span><text:s/>troncherà immediatamente il file a 0 byte per una sovrascrittura completa.</text:p>
      <text:p text:style-name="P10">Metteremo insieme un semplice programma che genera un file<text:s/><text:span text:style-name="OrgCode1">output.txt</text:span><text:s/>utilizzando una varietà di funzioni di output.</text:p>
      <text:p text:style-name="P12">#include &lt;stdio.h&gt;</text:p>
      <text:p text:style-name="P12"/>
      <text:p text:style-name="P12">int main(void)</text:p>
      <text:p text:style-name="P12">{</text:p>
      <text:p text:style-name="P12"><text:s text:c="3"/>FILE *fp;</text:p>
      <text:p text:style-name="P12"><text:s text:c="3"/>int x = 32;</text:p>
      <text:p text:style-name="P12"/>
      <text:p text:style-name="P12"><text:s text:c="3"/>fp = fopen("output.txt", "w");</text:p>
      <text:p text:style-name="P12"/>
      <text:p text:style-name="P12"><text:s text:c="3"/>fputc('B', fp);</text:p>
      <text:p text:style-name="P12"><text:s text:c="3"/>fputc('\n', fp); <text:s text:c="2"/>// newline</text:p>
      <text:p text:style-name="P12"><text:s text:c="3"/>fprintf(fp, "x = %d\n", x);</text:p>
      <text:p text:style-name="P12"><text:s text:c="3"/>fputs("Hello, world!\n", fp);</text:p>
      <text:p text:style-name="P12"/>
      <text:p text:style-name="P12"><text:s text:c="3"/>fclose(fp);</text:p>
      <text:p text:style-name="P13">}</text:p>
      <text:p text:style-name="P10">And this produces a file, output.txt, with these contents:</text:p>
      <text:p text:style-name="P12">B</text:p>
      <text:p text:style-name="P12">x = 32</text:p>
      <text:p text:style-name="P13">Hello, world!</text:p>
      <text:p text:style-name="P10">Curisità: poiché<text:s/><text:span text:style-name="OrgCode1">stdout</text:span><text:s/>è un file, potresti sostituire la riga 8 con:</text:p>
      <text:p text:style-name="P13">fp = stdout;</text:p>
      <text:p text:style-name="P10">e il programma verrebbe visualizzato sulla console anziché su un file. Provalo!</text:p>
      <text:h text:outline-level="2" text:style-name="P15"><text:bookmark-start text:name="OrgXref.org7fe0f3e"/><text:bookmark text:name="org7fe0f3e"/>File binario I/O<text:s/><text:bookmark-end text:name="OrgXref.org7fe0f3e"/></text:h>
      <text:p text:style-name="P10">Finora abbiamo parlato solo di file di testo. Ma c'è quell'altra bestia di cui abbiamo parlato all'inizio chiamata file<text:s/><text:span text:style-name="Emphasis1">binari</text:span><text:s/>o flussi binari.</text:p>
      <text:p text:style-name="P10">Funzionano in modo molto simile ai file di testo, tranne che il sottosistema I/O non esegue alcuna traduzione sui dati come potrebbe fare con un file di testo. Con i file binari ottieni un flusso grezzo di byte e questo è tutto.</text:p>
      <text:p text:style-name="P10">La grande differenza nell'aprire il file è che devi aggiungere<text:s/><text:span text:style-name="OrgCode1">"b"</text:span><text:s/>alla modalità. Cioè per leggere un file binario aprilo in modalità<text:s/><text:span text:style-name="OrgCode1">"rb"</text:span>. Per scrivere un file, aprilo in modalità<text:s/><text:span text:style-name="OrgCode1">"wb"</text:span>.</text:p>
      <text:p text:style-name="P10">Poiché si tratta di flussi di byte e i flussi di byte possono contenere caratteri NUL e il carattere NUL è l'indicatore di fine stringa in C è raro che le persone utilizzino le funzioni<text:s/><text:span text:style-name="OrgCode1">fprintf()</text:span>-e-amici per operare su binari File.</text:p>
      <text:p text:style-name="P10">Invece le funzioni più comuni sono<text:s/><text:span text:style-name="OrgCode1">fread()</text:span><text:s/>e<text:s/><text:span text:style-name="OrgCode1">fwrite()</text:span>. Le funzioni leggono e scrivono un numero specificato di byte nel flusso.</text:p>
      <text:p text:style-name="P10">Per fare una dimostrazione, scriveremo un paio di programmi. Scriverà una sequenza di valori di byte su tutto il disco in una volta. E il secondo programma leggerà un byte alla volta e li stamperà<text:note text:note-class="footnote"><text:note-citation>80</text:note-citation><text:note-body><text:p text:style-name="P14">Normalmente il secondo programma leggerebbe tutti i byte contemporaneamente e poi stamperebbe li fuori in un ciclo. Sarebbe più efficiente. Ma stiamo andando per la demo valore qui.</text:p></text:note-body></text:note>.</text:p>
      <text:p text:style-name="P12">#include &lt;stdio.h&gt;</text:p>
      <text:p text:style-name="P12"/>
      <text:p text:style-name="P12">int main(void)</text:p>
      <text:p text:style-name="P12">{</text:p>
      <text:p text:style-name="P12"><text:s text:c="3"/>FILE *fp;</text:p>
      <text:p text:style-name="P12"><text:s text:c="3"/>unsigned char bytes[6] = {5, 37, 0, 88, 255, 12};</text:p>
      <text:p text:style-name="P12"/>
      <text:p text:style-name="P12"><text:s text:c="3"/>fp = fopen("output.bin", "wb"); <text:s/>// wb mode per "scrivere binario"!</text:p>
      <text:p text:style-name="P12"/>
      <text:p text:style-name="P12"><text:s text:c="3"/>// Nella chiamata a fwrite, gli argomenti sono:</text:p>
      <text:p text:style-name="P12"><text:s text:c="3"/>//</text:p>
      <text:p text:style-name="P12"><text:s text:c="3"/>// * Puntatore ai dati da scrivere</text:p>
      <text:p text:style-name="P12"><text:s text:c="3"/>// * Dimensione di ogni "pezzo" di dati</text:p>
      <text:p text:style-name="P12"><text:s text:c="3"/>// * Conteggio di ogni "pezzo" di dati</text:p>
      <text:p text:style-name="P12"><text:s text:c="3"/>// * FILE*</text:p>
      <text:p text:style-name="P12"/>
      <text:p text:style-name="P12"><text:s text:c="3"/>fwrite(bytes, sizeof(char), 6, fp);</text:p>
      <text:p text:style-name="P12"/>
      <text:p text:style-name="P12"><text:s text:c="3"/>fclose(fp);</text:p>
      <text:p text:style-name="P13">}</text:p>
      <text:p text:style-name="P10">Quei due argomenti centrali di<text:s/><text:span text:style-name="OrgCode1">fwrite()</text:span><text:s/>sono piuttosto strani. Ma fondamentalmente quello che vogliamo dire alla funzione è: "Abbiamo articoli<text:s/><text:span text:style-name="Emphasis1">così</text:span><text:s/>grandi e vogliamo scriverne<text:s/><text:span text:style-name="Emphasis1">così</text:span><text:s/>tanti". Ciò lo rende conveniente se hai un record di lunghezza fissa e ne hai molti in un array. Puoi semplicemente dirgli la dimensione di un record e quanti scriverne.</text:p>
      <text:p text:style-name="P10">Nell'esempio sopra diciamo che ogni record ha la dimensione di un<text:s/><text:span text:style-name="OrgCode1">char</text:span><text:s/>e ne abbiamo 6.</text:p>
      <text:p text:style-name="P10">L'esecuzione del programma ci fornisce un file<text:s/><text:span text:style-name="OrgCode1">output.bin</text:span><text:s/>ma aprirlo in un editor di testo non mostra nulla di amichevole! Sono dati binari e non testo. E i dati binari casuali che ho appena inventato!</text:p>
      <text:p text:style-name="P10">Se lo eseguo tramite un programma hex dump<text:note text:note-class="footnote"><text:note-citation>81</text:note-citation><text:note-body><text:p text:style-name="P14"><text:a xlink:type="simple" xlink:href="https://en.wikipedia.org/wiki/Hex_dump"><text:span text:style-name="T3">https://en.wikipedia.org/wiki/Hex_dump</text:span></text:a></text:p></text:note-body></text:note>, possiamo vedere l'output come byte:</text:p>
      <text:p text:style-name="P13">05 25 00 58 ff 0c</text:p>
      <text:p text:style-name="P10">E quei valori in esadecimale corrispondono ai valori (in decimale) che abbiamo scritto.</text:p>
      <text:p text:style-name="P10">Ma ora proviamo a rileggerli con un programma diverso. Questo aprirà il file per la lettura binaria (modalità<text:s/><text:span text:style-name="OrgCode1">"rb"</text:span>) e leggerà i byte uno alla volta in un ciclo.</text:p>
      <text:p text:style-name="P10"><text:span text:style-name="OrgCode1">fread()</text:span><text:s/>ha la caratteristica interessante di restituire il numero di byte letti o<text:s/><text:span text:style-name="OrgCode1">0</text:span><text:s/>su EOF. Quindi possiamo ripetere il ciclo finché non lo vediamo stampando i numeri mentre procediamo.</text:p>
      <text:p text:style-name="P12">#include &lt;stdio.h&gt;</text:p>
      <text:p text:style-name="P12"/>
      <text:p text:style-name="P12">int main(void)</text:p>
      <text:p text:style-name="P12">{</text:p>
      <text:p text:style-name="P12"><text:s text:c="3"/>FILE *fp;</text:p>
      <text:p text:style-name="P12"><text:s text:c="3"/>unsigned char c;</text:p>
      <text:p text:style-name="P12"/>
      <text:p text:style-name="P12"><text:s text:c="3"/>fp = fopen("output.bin", "rb"); // rb per "read binary"!</text:p>
      <text:p text:style-name="P12"/>
      <text:p text:style-name="P12"><text:s text:c="3"/>while (fread(&amp;c, sizeof(char), 1, fp) &gt; 0)</text:p>
      <text:p text:style-name="P12"><text:s text:c="7"/>printf("%d\n", c);</text:p>
      <text:p text:style-name="P12"/>
      <text:p text:style-name="P12"><text:s text:c="3"/>fclose(fp);</text:p>
      <text:p text:style-name="P13">}</text:p>
      <text:p text:style-name="P10">E eseguendolo vediamo i nostri numeri originali!</text:p>
      <text:p text:style-name="P12">5</text:p>
      <text:p text:style-name="P12">37</text:p>
      <text:p text:style-name="P12">0</text:p>
      <text:p text:style-name="P12">88</text:p>
      <text:p text:style-name="P12">255</text:p>
      <text:p text:style-name="P13">12</text:p>
      <text:p text:style-name="P10">Woo hoo!</text:p>
      <text:h text:outline-level="3" text:style-name="P19"><text:span text:style-name="OrgCode1"><text:bookmark text:name="org32baf75"/><text:bookmark-start text:name="OrgXref.org32baf75"/>struct</text:span><text:s/>e avvertenze sui numeri<text:s/><text:bookmark-end text:name="OrgXref.org32baf75"/></text:h>
      <text:p text:style-name="P10">Come abbiamo visto nella sezione<text:s/><text:span text:style-name="OrgCode1">struct</text:span><text:s/>il compilatore è libero di aggiungere il riempimento a una<text:s/><text:span text:style-name="OrgCode1">struct</text:span><text:s/>come ritiene opportuno. E diversi compilatori potrebbero farlo diversamente. E lo stesso compilatore su architetture diverse potrebbe farlo diversamente. E lo stesso compilatore sulle stesse architetture potrebbe farlo diversamente.</text:p>
      <text:p text:style-name="P10">Ciò a cui voglio arrivare è questo: non è portabile semplicemente<text:s/><text:span text:style-name="OrgCode1">fwrite()</text:span><text:s/>un'intera<text:s/><text:span text:style-name="OrgCode1">struct</text:span><text:s/>in un file quando non si sa dove andrà a finire il riempimento.</text:p>
      <text:p text:style-name="P10">come lo aggiustiamo? Tieni questo pensiero: esamineremo alcuni modi per farlo dopo aver esaminato un altro problema correlato.</text:p>
      <text:p text:style-name="P10">Numeri! Risulta che tutte le architetture non rappresentano i numeri in memoria allo stesso modo.</text:p>
      <text:p text:style-name="P10">Diamo un'occhiata a un semplice<text:s/><text:span text:style-name="OrgCode1">fwrite()</text:span><text:s/>di un numero di 2 byte. Lo scriveremo in esadecimale in modo che ogni byte sia chiaro. Il byte più significativo avrà il valore<text:s/><text:span text:style-name="OrgCode1">0x12</text:span><text:s/>e il meno significativo avrà il valore<text:s/><text:span text:style-name="OrgCode1">0x34</text:span>.</text:p>
      <text:p text:style-name="P12">unsigned short v = 0x1234;</text:p>
      <text:p text:style-name="P12">// Due byte, 0x12 e 0x34</text:p>
      <text:p text:style-name="P12"/>
      <text:p text:style-name="P13">fwrite(&amp;v, sizeof v, 1, fp);</text:p>
      <text:p text:style-name="P10">Cosa finisce nel flusso?</text:p>
      <text:p text:style-name="P10">Beh, sembra che dovrebbe essere<text:s/><text:span text:style-name="OrgCode1">0x12</text:span><text:s/>seguito da<text:s/><text:span text:style-name="OrgCode1">0x34</text:span><text:s/>giusto?</text:p>
      <text:p text:style-name="P10">Ma se lo eseguo sul mio computer e faccio il hex dump del risultato ottengo:</text:p>
      <text:p text:style-name="P13">34 12</text:p>
      <text:p text:style-name="P10">Sono invertiti! Cosa dà?</text:p>
      <text:p text:style-name="P10">Questo ha qualcosa a che fare con quella che viene chiamata l'endianess<text:note text:note-class="footnote"><text:note-citation>82</text:note-citation><text:note-body><text:p text:style-name="P14"><text:a xlink:type="simple" xlink:href="https://en.wikipedia.org/wiki/Endianess"><text:span text:style-name="T3">https://en.wikipedia.org/wiki/Endianess</text:span></text:a></text:p></text:note-body></text:note>dell'architettura. Alcuni scrivono prima i byte più significativi altri quelli meno significativi.</text:p>
      <text:p text:style-name="P10">Ciò significa che se si scrive un numero multibyte direttamente dalla memoria non è possibile farlo in modo portabile<text:note text:note-class="footnote"><text:note-citation>83</text:note-citation><text:note-body><text:p text:style-name="P14">Ed è per questo che ho usato singoli byte nei miei fwrite() e fread() esempi, sopra astutamente.</text:p></text:note-body></text:note>.</text:p>
      <text:p text:style-name="P10">Un problema simile esiste con la virgola mobile. La maggior parte dei sistemi utilizza lo stesso formato per i numeri in virgola mobile ma alcuni no. Nessuna garanzia!</text:p>
      <text:p text:style-name="P10">Quindi… come possiamo risolvere tutti questi problemi con i numeri e le<text:s/><text:span text:style-name="OrgCode1">struct</text:span><text:s/>per scrivere i nostri dati in modo portabile?</text:p>
      <text:p text:style-name="P10">La sintesi è<text:s/><text:span text:style-name="Emphasis1">serializzare</text:span><text:s/>i dati, che è un termine generale che significa prendere tutti i dati e scriverli in un formato che controlli che sia ben noto e programmabile per funzionare allo stesso modo su tutte le piattaforme.</text:p>
      <text:p text:style-name="P10">Come puoi immaginare questo è un problema risolto. Esistono numerose librerie di serializzazione di cui puoi trarre vantaggio, come i<text:s/><text:span text:style-name="T7">buffer di protocollo</text:span><text:s/>di Google<text:note text:note-class="footnote"><text:note-citation>84</text:note-citation><text:note-body><text:p text:style-name="P14"><text:a xlink:type="simple" xlink:href="https://en.wikipedia.org/wiki/Protocol_buffers"><text:span text:style-name="T3">https://en.wikipedia.org/wiki/Protocol_buffers</text:span></text:a></text:p></text:note-body></text:note>, disponibili e pronte all'uso. Si prenderanno cura di tutti i dettagli più importanti per te e consentiranno persino ai dati dei tuoi programmi C di interagire con altri linguaggi che supportano gli stessi metodi di serializzazione. Fate un favore a voi stessi e a tutti!</text:p>
      <text:p text:style-name="P10">Serializza i tuoi dati binari quando li scrivi in un flusso! Ciò manterrà le cose belle e portatili, anche se trasferisci file di dati da un'architettura a un'altra.</text:p>
      <text:h text:outline-level="1" text:style-name="P9"><text:span text:style-name="OrgCode1"><text:bookmark text:name="org665b961"/><text:bookmark-start text:name="OrgXref.org665b961"/>typedef</text:span>: Creare nuovi tipi<text:s/><text:bookmark-end text:name="OrgXref.org665b961"/></text:h>
      <text:p text:style-name="P10">Beh, non tanto creare<text:s/><text:span text:style-name="Emphasis1">nuovi</text:span><text:s/>tipi quanto ottenere nuovi nomi per i tipi esistenti. Sembra un po' inutile in superficie, ma possiamo davvero usarlo per rendere il nostro codice più pulito.</text:p>
      <text:h text:outline-level="2" text:style-name="P15"><text:span text:style-name="OrgCode1"><text:bookmark text:name="orgd175397"/><text:bookmark-start text:name="OrgXref.orgd175397"/>typedef</text:span><text:s/>in teoria<text:s/><text:bookmark-end text:name="OrgXref.orgd175397"/></text:h>
      <text:p text:style-name="P10">Fondamentalmente prendi un tipo esistente e ne crei un alias con<text:s/><text:span text:style-name="OrgCode1">typedef</text:span>.</text:p>
      <text:p text:style-name="P10">Come questo:</text:p>
      <text:p text:style-name="P16"><text:span text:style-name="OrgSrcFontLockKeywordFace1">typedef</text:span><text:s/><text:span text:style-name="OrgSrcFontLockTypeFace1">int</text:span><text:s/><text:span text:style-name="OrgSrcFontLockTypeFace1">antilope</text:span>;</text:p>
      <text:p text:style-name="P16"><text:span text:style-name="OrgSrcFontLockCommentDelimiterFace1">//<text:s/></text:span><text:span text:style-name="OrgSrcFontLockCommentFace1">Rendi "antilope" un alias per "int"</text:span></text:p>
      <text:p text:style-name="P16"/>
      <text:p text:style-name="P16"><text:span text:style-name="OrgSrcFontLockTypeFace1">antilope</text:span><text:s/><text:span text:style-name="OrgSrcFontLockVariableNameFace1">x</text:span><text:s/>= 10;</text:p>
      <text:p text:style-name="P17"><text:span text:style-name="OrgSrcFontLockCommentDelimiterFace1">//<text:s/></text:span><text:span text:style-name="OrgSrcFontLockCommentFace1">Il tipo "antilope" è uguale al tipo "int"</text:span></text:p>
      <text:p text:style-name="P10">Puoi prendere qualsiasi tipo esistente e farlo. Puoi anche creare diversi tipi con un elenco di virgole:</text:p>
      <text:p text:style-name="P16"><text:span text:style-name="OrgSrcFontLockKeywordFace1">typedef</text:span><text:s/><text:span text:style-name="OrgSrcFontLockTypeFace1">int</text:span><text:s/><text:span text:style-name="OrgSrcFontLockTypeFace1">antilope</text:span>,<text:s/><text:span text:style-name="OrgSrcFontLockTypeFace1">tarallo</text:span>,<text:s/><text:span text:style-name="OrgSrcFontLockTypeFace1">fungo</text:span>;</text:p>
      <text:p text:style-name="P17"><text:span text:style-name="OrgSrcFontLockCommentDelimiterFace1">//<text:s/></text:span><text:span text:style-name="OrgSrcFontLockCommentFace1">Questi sono tutti "int"</text:span></text:p>
      <text:p text:style-name="P10">È davvero utile vero? Che puoi digitare<text:s/><text:span text:style-name="OrgCode1">fungo</text:span><text:s/>invece di<text:s/><text:span text:style-name="OrgCode1">int</text:span>? Devi essere<text:s/><text:span text:style-name="Emphasis1">super entusiasta</text:span><text:s/>di questa funzionalità!</text:p>
      <text:p text:style-name="P10">OK, professor Sarcasmo, tra un attimo parleremo di alcune applicazioni più comuni di questo.</text:p>
      <text:h text:outline-level="3" text:style-name="P19"><text:bookmark-start text:name="OrgXref.orgdb44a69"/><text:bookmark text:name="orgdb44a69"/>Ambito<text:s/><text:bookmark-end text:name="OrgXref.orgdb44a69"/></text:h>
      <text:p text:style-name="P10"><text:span text:style-name="OrgCode1">typedef</text:span><text:s/>segue le normali regole dell'ambito.</text:p>
      <text:p text:style-name="P10">Per questo motivo è abbastanza comune trovare<text:s/><text:span text:style-name="OrgCode1">typedef</text:span><text:s/>nell'ambito del file (“globale”) in modo che tutte le funzioni possano utilizzare i nuovi tipi a piacimento.</text:p>
      <text:h text:outline-level="2" text:style-name="P15"><text:span text:style-name="OrgCode1"><text:bookmark text:name="orgfc83b8d"/><text:bookmark-start text:name="OrgXref.orgfc83b8d"/>typedef</text:span><text:s/>in pratica<text:s/><text:bookmark-end text:name="OrgXref.orgfc83b8d"/></text:h>
      <text:p text:style-name="P10">Quindi rinominare<text:s/><text:span text:style-name="OrgCode1">int</text:span><text:s/>in qualcos'altro non è così entusiasmante. Vediamo dove<text:s/><text:span text:style-name="OrgCode1">typedef</text:span><text:s/>fa comunemente la sua comparsa.</text:p>
      <text:h text:outline-level="3" text:style-name="P19"><text:span text:style-name="OrgCode1"><text:bookmark text:name="org8ed5573"/><text:bookmark-start text:name="OrgXref.org8ed5573"/>typedef</text:span><text:s/>e<text:s/><text:span text:style-name="OrgCode1">struct</text:span><text:s/><text:bookmark-end text:name="OrgXref.org8ed5573"/></text:h>
      <text:p text:style-name="P10">A volte una<text:s/><text:span text:style-name="OrgCode1">struct</text:span><text:s/>verrà<text:s/><text:span text:style-name="OrgCode1">typedef</text:span><text:s/>con un nuovo nome in modo da non dover digitare la parola<text:s/><text:span text:style-name="OrgCode1">struct</text:span><text:s/>più e più volte.</text:p>
      <text:p text:style-name="P16"><text:span text:style-name="OrgSrcFontLockKeywordFace1">struct</text:span><text:s/><text:span text:style-name="OrgSrcFontLockTypeFace1">animal</text:span><text:s/>{</text:p>
      <text:p text:style-name="P16"><text:s text:c="4"/><text:span text:style-name="OrgSrcFontLockTypeFace1">char</text:span><text:s/>*<text:span text:style-name="OrgSrcFontLockVariableNameFace1">nome</text:span>;</text:p>
      <text:p text:style-name="P16"><text:s text:c="4"/><text:span text:style-name="OrgSrcFontLockTypeFace1">int</text:span><text:s/><text:span text:style-name="OrgSrcFontLockVariableNameFace1">gambe_contatore</text:span>,<text:s/><text:span text:style-name="OrgSrcFontLockVariableNameFace1">velocità</text:span>;</text:p>
      <text:p text:style-name="P16">};</text:p>
      <text:p text:style-name="P16"/>
      <text:p text:style-name="P16"><text:span text:style-name="OrgSrcFontLockCommentDelimiterFace1">//<text:s text:c="2"/></text:span><text:span text:style-name="OrgSrcFontLockCommentFace1">nome originale <text:s text:c="4"/>nuovo nome</text:span></text:p>
      <text:p text:style-name="P16"><text:span text:style-name="OrgSrcFontLockCommentDelimiterFace1">//<text:s text:c="12"/></text:span><text:span text:style-name="OrgSrcFontLockCommentFace1">| <text:s text:c="8"/>|</text:span></text:p>
      <text:p text:style-name="P16"><text:span text:style-name="OrgSrcFontLockCommentDelimiterFace1">//<text:s text:c="12"/></text:span><text:span text:style-name="OrgSrcFontLockCommentFace1">v <text:s text:c="8"/>v</text:span></text:p>
      <text:p text:style-name="P16"><text:span text:style-name="OrgSrcFontLockCommentDelimiterFace1">//<text:s text:c="6"/></text:span><text:span text:style-name="OrgSrcFontLockCommentFace1">|-----------| |----|</text:span></text:p>
      <text:p text:style-name="P16"><text:span text:style-name="OrgSrcFontLockKeywordFace1">typedef</text:span><text:s/><text:span text:style-name="OrgSrcFontLockKeywordFace1">struct</text:span><text:s/><text:span text:style-name="OrgSrcFontLockTypeFace1">animal</text:span><text:s/><text:span text:style-name="OrgSrcFontLockTypeFace1">animal</text:span>;</text:p>
      <text:p text:style-name="P16"/>
      <text:p text:style-name="P16"><text:span text:style-name="OrgSrcFontLockKeywordFace1">struct</text:span><text:s/><text:span text:style-name="OrgSrcFontLockTypeFace1">animal</text:span><text:s/><text:span text:style-name="OrgSrcFontLockVariableNameFace1">y</text:span>;</text:p>
      <text:p text:style-name="P16"><text:span text:style-name="OrgSrcFontLockCommentDelimiterFace1">//<text:s/></text:span><text:span text:style-name="OrgSrcFontLockCommentFace1">Questo funziona</text:span></text:p>
      <text:p text:style-name="P16"><text:span text:style-name="OrgSrcFontLockTypeFace1">animal</text:span><text:s/><text:span text:style-name="OrgSrcFontLockVariableNameFace1">z</text:span>;</text:p>
      <text:p text:style-name="P17"><text:span text:style-name="OrgSrcFontLockCommentDelimiterFace1">//<text:s/></text:span><text:span text:style-name="OrgSrcFontLockCommentFace1">Funziona anche questo perché "animal" è un alias</text:span></text:p>
      <text:p text:style-name="P10">Personalmente non mi interessa questa pratica. Mi piace la chiarezza che ha il codice quando aggiungi la parola<text:s/><text:span text:style-name="OrgCode1">struct</text:span><text:s/>al tipo; i programmatori sanno cosa stanno ottenendo. Ma è davvero comune, quindi lo includo qui.</text:p>
      <text:p text:style-name="P10">Ora voglio eseguire esattamente lo stesso esempio in un modo che potresti vedere comunemente. Inseriremo la<text:s/><text:span text:style-name="OrgCode1">struct animal</text:span><text:s/>nella<text:s/><text:span text:style-name="OrgCode1">typedef</text:span>. Puoi schiacciare il tutto in questo modo:</text:p>
      <text:p text:style-name="P16"><text:span text:style-name="OrgSrcFontLockCommentDelimiterFace1">//<text:s text:c="2"/></text:span><text:span text:style-name="OrgSrcFontLockCommentFace1">nome originale</text:span></text:p>
      <text:p text:style-name="P16"><text:span text:style-name="OrgSrcFontLockCommentDelimiterFace1">//<text:s text:c="12"/></text:span><text:span text:style-name="OrgSrcFontLockCommentFace1">|</text:span></text:p>
      <text:p text:style-name="P16"><text:span text:style-name="OrgSrcFontLockCommentDelimiterFace1">//<text:s text:c="12"/></text:span><text:span text:style-name="OrgSrcFontLockCommentFace1">v</text:span></text:p>
      <text:p text:style-name="P16"><text:span text:style-name="OrgSrcFontLockCommentDelimiterFace1">//<text:s text:c="6"/></text:span><text:span text:style-name="OrgSrcFontLockCommentFace1">|-----------|</text:span></text:p>
      <text:p text:style-name="P16"><text:span text:style-name="OrgSrcFontLockKeywordFace1">typedef</text:span><text:s/><text:span text:style-name="OrgSrcFontLockKeywordFace1">struct</text:span><text:s/><text:span text:style-name="OrgSrcFontLockTypeFace1">animal</text:span><text:s/>{</text:p>
      <text:p text:style-name="P16"><text:s text:c="4"/><text:span text:style-name="OrgSrcFontLockTypeFace1">char</text:span><text:s/>*<text:span text:style-name="OrgSrcFontLockVariableNameFace1">name</text:span>;</text:p>
      <text:p text:style-name="P16"><text:s text:c="4"/><text:span text:style-name="OrgSrcFontLockTypeFace1">int</text:span><text:s/><text:span text:style-name="OrgSrcFontLockVariableNameFace1">leg_count</text:span>,<text:s/><text:span text:style-name="OrgSrcFontLockVariableNameFace1">speed</text:span>;</text:p>
      <text:p text:style-name="P16">}<text:s/><text:span text:style-name="OrgSrcFontLockTypeFace1">animal</text:span>;<text:s text:c="25"/><text:span text:style-name="OrgSrcFontLockCommentDelimiterFace1">//<text:s/></text:span><text:span text:style-name="OrgSrcFontLockCommentFace1">&lt;-- nuovo nome</text:span></text:p>
      <text:p text:style-name="P16"/>
      <text:p text:style-name="P16"><text:span text:style-name="OrgSrcFontLockKeywordFace1">struct</text:span><text:s/><text:span text:style-name="OrgSrcFontLockTypeFace1">animal</text:span><text:s/><text:span text:style-name="OrgSrcFontLockVariableNameFace1">y</text:span>;</text:p>
      <text:p text:style-name="P16"><text:span text:style-name="OrgSrcFontLockCommentDelimiterFace1">//<text:s/></text:span><text:span text:style-name="OrgSrcFontLockCommentFace1">Questo funziona</text:span></text:p>
      <text:p text:style-name="P16"><text:span text:style-name="OrgSrcFontLockTypeFace1">animal</text:span><text:s/><text:span text:style-name="OrgSrcFontLockVariableNameFace1">z</text:span>;</text:p>
      <text:p text:style-name="P17"><text:span text:style-name="OrgSrcFontLockCommentDelimiterFace1">//<text:s/></text:span><text:span text:style-name="OrgSrcFontLockCommentFace1">Funziona anche questo perché "animal" è un alias</text:span></text:p>
      <text:p text:style-name="P10">È esattamente lo stesso dell'esempio precedente solo più conciso.</text:p>
      <text:p text:style-name="P10">Ma non è tutto! Esiste un'altra scorciatoia comune che potresti vedere nel codice utilizzando quelle che vengono chiamate<text:s/><text:span text:style-name="Emphasis1">strutture anonime</text:span><text:note text:note-class="footnote"><text:note-citation>85</text:note-citation><text:note-body><text:p text:style-name="P14">Ne parleremo più avanti.</text:p></text:note-body></text:note>. Si scopre che in realtà non è necessario nominare la struttura in posti differenti, e con<text:s/><text:span text:style-name="OrgCode1">typedef</text:span><text:s/>si può fare.</text:p>
      <text:p text:style-name="P10">Facciamo lo stesso esempio con una struttura anonima:</text:p>
      <text:p text:style-name="P16"><text:span text:style-name="OrgSrcFontLockCommentDelimiterFace1">//<text:s text:c="2"/></text:span><text:span text:style-name="OrgSrcFontLockCommentFace1">Struttura anonima! Non ha nome!</text:span></text:p>
      <text:p text:style-name="P16"><text:span text:style-name="OrgSrcFontLockCommentDelimiterFace1">//<text:s text:c="9"/></text:span><text:span text:style-name="OrgSrcFontLockCommentFace1">|</text:span></text:p>
      <text:p text:style-name="P16"><text:span text:style-name="OrgSrcFontLockCommentDelimiterFace1">//<text:s text:c="9"/></text:span><text:span text:style-name="OrgSrcFontLockCommentFace1">v</text:span></text:p>
      <text:p text:style-name="P16"><text:span text:style-name="OrgSrcFontLockCommentDelimiterFace1">//<text:s text:c="6"/></text:span><text:span text:style-name="OrgSrcFontLockCommentFace1">|----|</text:span></text:p>
      <text:p text:style-name="P16"><text:span text:style-name="OrgSrcFontLockKeywordFace1">typedef</text:span><text:s/><text:span text:style-name="OrgSrcFontLockKeywordFace1">struct</text:span><text:s/>{</text:p>
      <text:p text:style-name="P16"><text:s text:c="4"/><text:span text:style-name="OrgSrcFontLockTypeFace1">char</text:span><text:s/>*<text:span text:style-name="OrgSrcFontLockVariableNameFace1">nome</text:span>;</text:p>
      <text:p text:style-name="P16"><text:s text:c="4"/><text:span text:style-name="OrgSrcFontLockTypeFace1">int</text:span><text:s/><text:span text:style-name="OrgSrcFontLockVariableNameFace1">gambe_contatore</text:span>,<text:s/><text:span text:style-name="OrgSrcFontLockVariableNameFace1">velocità</text:span>;</text:p>
      <text:p text:style-name="P16">}<text:s/><text:span text:style-name="OrgSrcFontLockTypeFace1">animal</text:span>;<text:s text:c="25"/><text:span text:style-name="OrgSrcFontLockCommentDelimiterFace1">//<text:s/></text:span><text:span text:style-name="OrgSrcFontLockCommentFace1">&lt;-- nuovo nome</text:span></text:p>
      <text:p text:style-name="P16"/>
      <text:p text:style-name="P16"><text:span text:style-name="OrgSrcFontLockCommentDelimiterFace1">//</text:span><text:span text:style-name="OrgSrcFontLockCommentFace1">struct animal y;</text:span></text:p>
      <text:p text:style-name="P16"><text:span text:style-name="OrgSrcFontLockCommentDelimiterFace1">//<text:s/></text:span><text:span text:style-name="OrgSrcFontLockCommentFace1">ERRORE: questo non funziona più: nessuna struttura del genere!</text:span></text:p>
      <text:p text:style-name="P16"><text:span text:style-name="OrgSrcFontLockTypeFace1">animal</text:span><text:s/><text:span text:style-name="OrgSrcFontLockVariableNameFace1">z</text:span>;</text:p>
      <text:p text:style-name="P17"><text:span text:style-name="OrgSrcFontLockCommentDelimiterFace1">//<text:s/></text:span><text:span text:style-name="OrgSrcFontLockCommentFace1">Questo funziona perché "animal" è un alias</text:span></text:p>
      <text:p text:style-name="P10">Come altro esempio potremmo trovare qualcosa del genere:</text:p>
      <text:p text:style-name="P16"><text:span text:style-name="OrgSrcFontLockKeywordFace1">typedef</text:span><text:s/><text:span text:style-name="OrgSrcFontLockKeywordFace1">struct</text:span><text:s/>{</text:p>
      <text:p text:style-name="P16"><text:s text:c="4"/><text:span text:style-name="OrgSrcFontLockTypeFace1">int</text:span><text:s/><text:span text:style-name="OrgSrcFontLockVariableNameFace1">x</text:span>,<text:s/><text:span text:style-name="OrgSrcFontLockVariableNameFace1">y</text:span>;</text:p>
      <text:p text:style-name="P16">}<text:s/><text:span text:style-name="OrgSrcFontLockTypeFace1">point</text:span>;</text:p>
      <text:p text:style-name="P16"/>
      <text:p text:style-name="P16"><text:span text:style-name="OrgSrcFontLockTypeFace1">point</text:span><text:s/><text:span text:style-name="OrgSrcFontLockVariableNameFace1">p</text:span><text:s/>= {.x=20, .y=40};</text:p>
      <text:p text:style-name="P16"/>
      <text:p text:style-name="P17">printf(<text:span text:style-name="OrgSrcFontLockStringFace1">"%d, %d\n"</text:span>, p.x, p.y);<text:s text:c="2"/><text:span text:style-name="OrgSrcFontLockCommentDelimiterFace1">//<text:s/></text:span><text:span text:style-name="OrgSrcFontLockCommentFace1">20, 40</text:span></text:p>
      <text:h text:outline-level="3" text:style-name="P19"><text:span text:style-name="OrgCode1"><text:bookmark-start text:name="OrgXref.org5636c17"/><text:bookmark text:name="org5636c17"/>typedef</text:span><text:s/>e altri tipi<text:s/><text:bookmark-end text:name="OrgXref.org5636c17"/></text:h>
      <text:p text:style-name="P10">Non è che usare<text:s/><text:span text:style-name="OrgCode1">typedef</text:span><text:s/>con un tipo semplice come<text:s/><text:span text:style-name="OrgCode1">int</text:span><text:s/>sia completamente inutile… ti aiuta ad astrarre i tipi per rendere più semplice modificarli in seguito.</text:p>
      <text:p text:style-name="P10">Ad esempio se hai il<text:s/><text:span text:style-name="OrgCode1">float</text:span><text:s/>su tutto il codice in 100 milioni di posti sarà doloroso cambiarli tutti in<text:s/><text:span text:style-name="OrgCode1">double</text:span><text:s/>se scopri di doverlo fare in seguito per qualche motivo.</text:p>
      <text:p text:style-name="P10">Ma se ti preparassi un po' con:</text:p>
      <text:p text:style-name="P16"><text:span text:style-name="OrgSrcFontLockKeywordFace1">typedef</text:span><text:s/><text:span text:style-name="OrgSrcFontLockTypeFace1">float</text:span><text:s/><text:span text:style-name="OrgSrcFontLockTypeFace1">app_float</text:span>;</text:p>
      <text:p text:style-name="P16"/>
      <text:p text:style-name="P16"><text:span text:style-name="OrgSrcFontLockCommentDelimiterFace1">//<text:s/></text:span><text:span text:style-name="OrgSrcFontLockCommentFace1">e</text:span></text:p>
      <text:p text:style-name="P16"/>
      <text:p text:style-name="P17"><text:span text:style-name="OrgSrcFontLockTypeFace1">app_float</text:span><text:s/><text:span text:style-name="OrgSrcFontLockVariableNameFace1">f1</text:span>,<text:s/><text:span text:style-name="OrgSrcFontLockVariableNameFace1">f2</text:span>,<text:s/><text:span text:style-name="OrgSrcFontLockVariableNameFace1">f3</text:span>;</text:p>
      <text:p text:style-name="P10">Quindi se in seguito desideri passare a un altro tipo come<text:s/><text:span text:style-name="OrgCode1">long double</text:span><text:s/>devi solo modificare il<text:s/><text:span text:style-name="OrgCode1">typedef</text:span>:</text:p>
      <text:p text:style-name="P16"><text:span text:style-name="OrgSrcFontLockCommentDelimiterFace1">//<text:s text:c="8"/></text:span><text:span text:style-name="OrgSrcFontLockCommentFace1">voila!</text:span></text:p>
      <text:p text:style-name="P16"><text:span text:style-name="OrgSrcFontLockCommentDelimiterFace1">//<text:s text:c="6"/></text:span><text:span text:style-name="OrgSrcFontLockCommentFace1">|---------|</text:span></text:p>
      <text:p text:style-name="P16"><text:span text:style-name="OrgSrcFontLockKeywordFace1">typedef</text:span><text:s/><text:span text:style-name="OrgSrcFontLockTypeFace1">long</text:span><text:s/><text:span text:style-name="OrgSrcFontLockTypeFace1">double</text:span><text:s/><text:span text:style-name="OrgSrcFontLockTypeFace1">app_float</text:span>;</text:p>
      <text:p text:style-name="P16"/>
      <text:p text:style-name="P16"><text:span text:style-name="OrgSrcFontLockCommentDelimiterFace1">//<text:s/></text:span><text:span text:style-name="OrgSrcFontLockCommentFace1">e non è necessario modificare questa riga:</text:span></text:p>
      <text:p text:style-name="P16"/>
      <text:p text:style-name="P17"><text:span text:style-name="OrgSrcFontLockTypeFace1">app_float</text:span><text:s/><text:span text:style-name="OrgSrcFontLockVariableNameFace1">f1</text:span>,<text:s/><text:span text:style-name="OrgSrcFontLockVariableNameFace1">f2</text:span>,<text:s/><text:span text:style-name="OrgSrcFontLockVariableNameFace1">f3</text:span>;<text:s text:c="2"/><text:span text:style-name="OrgSrcFontLockCommentDelimiterFace1">//<text:s/></text:span><text:span text:style-name="OrgSrcFontLockCommentFace1">Ora questi sono tutti long double</text:span></text:p>
      <text:h text:outline-level="3" text:style-name="P19"><text:span text:style-name="OrgCode1"><text:bookmark-start text:name="OrgXref.orgf5c9893"/><text:bookmark text:name="orgf5c9893"/>typedef</text:span><text:s/>e puntatori<text:s/><text:bookmark-end text:name="OrgXref.orgf5c9893"/></text:h>
      <text:p text:style-name="P10">Puoi creare un tipo che sia un puntatore.</text:p>
      <text:p text:style-name="P16"><text:span text:style-name="OrgSrcFontLockKeywordFace1">typedef</text:span><text:s/><text:span text:style-name="OrgSrcFontLockTypeFace1">int</text:span><text:s/>*<text:span text:style-name="OrgSrcFontLockTypeFace1">intptr</text:span>;</text:p>
      <text:p text:style-name="P16"/>
      <text:p text:style-name="P16"><text:span text:style-name="OrgSrcFontLockTypeFace1">int</text:span><text:s/><text:span text:style-name="OrgSrcFontLockVariableNameFace1">a</text:span><text:s/>= 10;</text:p>
      <text:p text:style-name="P17"><text:span text:style-name="OrgSrcFontLockTypeFace1">intptr</text:span><text:s/><text:span text:style-name="OrgSrcFontLockVariableNameFace1">x</text:span><text:s/>= &amp;a;<text:s text:c="2"/><text:span text:style-name="OrgSrcFontLockCommentDelimiterFace1">//<text:s/></text:span><text:span text:style-name="OrgSrcFontLockCommentFace1">"intptr" è di tipo "int*"</text:span></text:p>
      <text:p text:style-name="P10">Onestamente non mi piace questa pratica. Nasconde il fatto che<text:s/><text:span text:style-name="OrgCode1">x</text:span><text:s/>è un tipo puntatore perché non vedi<text:s/><text:span text:style-name="OrgCode1">*</text:span><text:s/>nella dichiarazione.</text:p>
      <text:p text:style-name="P10">IMHO è meglio mostrare esplicitamente che stai dichiarando un tipo di puntatore in modo che altri sviluppatori possano vederlo chiaramente e non confondere<text:s/><text:span text:style-name="OrgCode1">x</text:span><text:s/>con un tipo non puntatore.</text:p>
      <text:p text:style-name="P10">Ma all’ultimo conteggio circa 832.007 persone avevano un’opinione diversa.</text:p>
      <text:h text:outline-level="3" text:style-name="P19"><text:span text:style-name="OrgCode1"><text:bookmark text:name="orgfd0fe3d"/><text:bookmark-start text:name="OrgXref.orgfd0fe3d"/>typedef</text:span><text:s/>e Capitalizzazione<text:s/><text:bookmark-end text:name="OrgXref.orgfd0fe3d"/></text:h>
      <text:p text:style-name="P10">Ho visto tutti i tipi di maiuscole su<text:s/><text:span text:style-name="OrgCode1">typedef</text:span>.</text:p>
      <text:p text:style-name="P16"><text:span text:style-name="OrgSrcFontLockKeywordFace1">typedef</text:span><text:s/><text:span text:style-name="OrgSrcFontLockKeywordFace1">struct</text:span><text:s/>{</text:p>
      <text:p text:style-name="P16"><text:s text:c="4"/><text:span text:style-name="OrgSrcFontLockTypeFace1">int</text:span><text:s/><text:span text:style-name="OrgSrcFontLockVariableNameFace1">x</text:span>,<text:s/><text:span text:style-name="OrgSrcFontLockVariableNameFace1">y</text:span>;</text:p>
      <text:p text:style-name="P16">}<text:s/><text:span text:style-name="OrgSrcFontLockTypeFace1">my_point</text:span>;</text:p>
      <text:p text:style-name="P16"><text:span text:style-name="OrgSrcFontLockCommentDelimiterFace1">//<text:s/></text:span><text:span text:style-name="OrgSrcFontLockCommentFace1">lower snake case</text:span></text:p>
      <text:p text:style-name="P16"/>
      <text:p text:style-name="P16"><text:span text:style-name="OrgSrcFontLockKeywordFace1">typedef</text:span><text:s/><text:span text:style-name="OrgSrcFontLockKeywordFace1">struct</text:span><text:s/>{</text:p>
      <text:p text:style-name="P16"><text:s text:c="4"/><text:span text:style-name="OrgSrcFontLockTypeFace1">int</text:span><text:s/><text:span text:style-name="OrgSrcFontLockVariableNameFace1">x</text:span>,<text:s/><text:span text:style-name="OrgSrcFontLockVariableNameFace1">y</text:span>;</text:p>
      <text:p text:style-name="P16">}<text:s/><text:span text:style-name="OrgSrcFontLockTypeFace1">MyPoint</text:span>;</text:p>
      <text:p text:style-name="P16"><text:span text:style-name="OrgSrcFontLockCommentDelimiterFace1">//<text:s/></text:span><text:span text:style-name="OrgSrcFontLockCommentFace1">CamelCase</text:span></text:p>
      <text:p text:style-name="P16"/>
      <text:p text:style-name="P16"><text:span text:style-name="OrgSrcFontLockKeywordFace1">typedef</text:span><text:s/><text:span text:style-name="OrgSrcFontLockKeywordFace1">struct</text:span><text:s/>{</text:p>
      <text:p text:style-name="P16"><text:s text:c="4"/><text:span text:style-name="OrgSrcFontLockTypeFace1">int</text:span><text:s/><text:span text:style-name="OrgSrcFontLockVariableNameFace1">x</text:span>,<text:s/><text:span text:style-name="OrgSrcFontLockVariableNameFace1">y</text:span>;</text:p>
      <text:p text:style-name="P16">}<text:s/><text:span text:style-name="OrgSrcFontLockTypeFace1">Mypoint</text:span>;</text:p>
      <text:p text:style-name="P16"><text:span text:style-name="OrgSrcFontLockCommentDelimiterFace1">//<text:s/></text:span><text:span text:style-name="OrgSrcFontLockCommentFace1">Leading uppercase</text:span></text:p>
      <text:p text:style-name="P16"/>
      <text:p text:style-name="P16"><text:span text:style-name="OrgSrcFontLockKeywordFace1">typedef</text:span><text:s/><text:span text:style-name="OrgSrcFontLockKeywordFace1">struct</text:span><text:s/>{</text:p>
      <text:p text:style-name="P16"><text:s text:c="4"/><text:span text:style-name="OrgSrcFontLockTypeFace1">int</text:span><text:s/><text:span text:style-name="OrgSrcFontLockVariableNameFace1">x</text:span>,<text:s/><text:span text:style-name="OrgSrcFontLockVariableNameFace1">y</text:span>;</text:p>
      <text:p text:style-name="P16">}<text:s/><text:span text:style-name="OrgSrcFontLockTypeFace1">MY_POINT</text:span>;</text:p>
      <text:p text:style-name="P17"><text:span text:style-name="OrgSrcFontLockCommentDelimiterFace1">//<text:s/></text:span><text:span text:style-name="OrgSrcFontLockCommentFace1">UPPER SNAKE CASE</text:span></text:p>
      <text:p text:style-name="P10">La specifica C11 non impone un modo o l'altro e mostra esempi tutti in maiuscolo e tutti in minuscolo.</text:p>
      <text:p text:style-name="P10">K&amp;R2 utilizza prevalentemente lettere maiuscole ma mostra alcuni esempi in maiuscolo e serpente (con<text:s/><text:span text:style-name="OrgCode1">_t</text:span>).</text:p>
      <text:p text:style-name="P10">Se hai una guida di stile in uso attieniti ad essa. Se non lo fai prendine uno e mantienilo.</text:p>
      <text:h text:outline-level="2" text:style-name="P15"><text:bookmark-start text:name="OrgXref.org9a3fcc8"/><text:bookmark text:name="org9a3fcc8"/>Array e<text:s/><text:span text:style-name="OrgCode1">typedef</text:span><text:s/><text:bookmark-end text:name="OrgXref.org9a3fcc8"/></text:h>
      <text:p text:style-name="P10">La sintassi è un po' strana e questo si vede raramente nella mia esperienza ma puoi<text:s/><text:span text:style-name="OrgCode1">typedef</text:span><text:s/>un array di un certo numero di elementi.</text:p>
      <text:p text:style-name="P16"><text:span text:style-name="OrgSrcFontLockCommentDelimiterFace1">//<text:s/></text:span><text:span text:style-name="OrgSrcFontLockCommentFace1">Rendi type five_ints un array di 5 int</text:span></text:p>
      <text:p text:style-name="P16"><text:span text:style-name="OrgSrcFontLockKeywordFace1">typedef</text:span><text:s/><text:span text:style-name="OrgSrcFontLockTypeFace1">int</text:span><text:s/><text:span text:style-name="OrgSrcFontLockTypeFace1">five_ints</text:span>[5];</text:p>
      <text:p text:style-name="P16"/>
      <text:p text:style-name="P17"><text:span text:style-name="OrgSrcFontLockTypeFace1">five_ints</text:span><text:s/><text:span text:style-name="OrgSrcFontLockVariableNameFace1">x</text:span><text:s/>= {11, 22, 33, 44, 55};</text:p>
      <text:p text:style-name="P10">Non mi piace perché nasconde la natura di array della variabile ma è possibile farlo.</text:p>
      <text:h text:outline-level="1" text:style-name="P9"><text:bookmark text:name="orga473192"/><text:bookmark-start text:name="OrgXref.orga473192"/>Puntatori II: Aritmetica<text:s/><text:bookmark-end text:name="OrgXref.orga473192"/></text:h>
      <text:p text:style-name="P10">È ora di approfondire l'argomento con una serie di nuovi argomenti sui puntamento! Se non sei aggiornato con i puntatori,<text:s/><text:span text:style-name="Underline1">consulta la prima sezione della guida sull'argomento.</text:span></text:p>
      <text:h text:outline-level="2" text:style-name="P15"><text:bookmark text:name="orgd265a45"/><text:bookmark-start text:name="OrgXref.orgd265a45"/>Aritmetica dei puntatori<text:s/><text:bookmark-end text:name="OrgXref.orgd265a45"/></text:h>
      <text:p text:style-name="P10">Vediamo insieme che puoi fare calcoli sui puntatori in particolare addizioni e sottrazioni.</text:p>
      <text:p text:style-name="P10">Ma cosa significa quando lo fai?</text:p>
      <text:p text:style-name="P10">In breve se si dispone di un puntatore a un tipo aggiungendone uno al puntatore si passa all'elemento successivo di quel tipo direttamente dopo in memoria.</text:p>
      <text:p text:style-name="P10">È<text:s/><text:span text:style-name="Bold1">importante</text:span><text:s/>ricordare che quando spostiamo i puntatori e ci muoviamo in diversi luoghi della memoria, dobbiamo assicurarci di puntare sempre a un luogo valido della memoria prima di dereferenziare. Se ci allontaniamo tra le erbacce e proviamo a vedere cosa c'è, il comportamento è indefinito e un incidente è un risultato comune.</text:p>
      <text:p text:style-name="P10">Questo è un po' un po' come l'uovo e la gallina con<text:s/><text:span text:style-name="Underline1">l'equivalenza array/puntatore, qui sotto</text:span>, ma ci proveremo comunque.</text:p>
      <text:h text:outline-level="3" text:style-name="P19"><text:bookmark text:name="org4e518a2"/><text:bookmark-start text:name="OrgXref.org4e518a2"/>Somma con i puntatori<text:s/><text:bookmark-end text:name="OrgXref.org4e518a2"/></text:h>
      <text:p text:style-name="P10">Per prima cosa, prendiamo una serie di numeri.</text:p>
      <text:p text:style-name="P17"><text:span text:style-name="OrgSrcFontLockTypeFace1">int</text:span><text:s/><text:span text:style-name="OrgSrcFontLockVariableNameFace1">a</text:span>[5] = {11, 22, 33, 44, 55};</text:p>
      <text:p text:style-name="P10">Quindi otteniamo un puntatore al primo elemento dell'array:</text:p>
      <text:p text:style-name="P16"><text:span text:style-name="OrgSrcFontLockTypeFace1">int</text:span><text:s/><text:span text:style-name="OrgSrcFontLockVariableNameFace1">a</text:span>[5] = {11, 22, 33, 44, 55};</text:p>
      <text:p text:style-name="P16"/>
      <text:p text:style-name="P16"><text:span text:style-name="OrgSrcFontLockTypeFace1">int</text:span><text:s/>*<text:span text:style-name="OrgSrcFontLockVariableNameFace1">p</text:span><text:s/>= &amp;a[0];</text:p>
      <text:p text:style-name="P17"><text:span text:style-name="OrgSrcFontLockCommentDelimiterFace1">//<text:s/></text:span><text:span text:style-name="OrgSrcFontLockCommentFace1">O "int *p = a;" funziona altrettanto bene</text:span></text:p>
      <text:p text:style-name="P10">Quindi stampiamo il valore lì dereferenziando il puntatore:</text:p>
      <text:p text:style-name="P16">printf(<text:span text:style-name="OrgSrcFontLockStringFace1">"%d\n"</text:span>, *p);</text:p>
      <text:p text:style-name="P17"><text:span text:style-name="OrgSrcFontLockCommentDelimiterFace1">//<text:s/></text:span><text:span text:style-name="OrgSrcFontLockCommentFace1">Stampa 11</text:span></text:p>
      <text:p text:style-name="P10">Ora usiamo l'aritmetica dei puntatori per stampare l'elemento successivo nell'array quello all'indice 1:</text:p>
      <text:p text:style-name="P16">printf(<text:span text:style-name="OrgSrcFontLockStringFace1">"%d\n"</text:span>, *(p + 1));</text:p>
      <text:p text:style-name="P17"><text:span text:style-name="OrgSrcFontLockCommentDelimiterFace1">//<text:s/></text:span><text:span text:style-name="OrgSrcFontLockCommentFace1">Stampa 22!!</text:span></text:p>
      <text:p text:style-name="P10">Cosa è successo? C sa che<text:s/><text:span text:style-name="OrgCode1">p</text:span><text:s/>è un puntatore a un<text:s/><text:span text:style-name="OrgCode1">int</text:span>. Quindi conosce il<text:s/><text:span text:style-name="OrgCode1">sizeof</text:span><text:s/>di un<text:s/><text:span text:style-name="OrgCode1">int</text:span><text:note text:note-class="footnote"><text:note-citation>86</text:note-citation><text:note-body><text:p text:style-name="P14">Ricorda che l'operatore<text:s/><text:span text:style-name="OrgCode1">sizeof</text:span><text:s/>ti dice la dimensione in byte di un oggetto in memoria.</text:p></text:note-body></text:note><text:s/>e sa saltare tanti byte per arrivare all'<text:s/><text:span text:style-name="OrgCode1">int</text:span><text:s/>successivo dopo il primo!</text:p>
      <text:p text:style-name="P10">In effetti l'esempio precedente potrebbe essere scritto in questi due modi equivalenti:</text:p>
      <text:p text:style-name="P16">printf(<text:span text:style-name="OrgSrcFontLockStringFace1">"%d\n"</text:span>, *p);</text:p>
      <text:p text:style-name="P16"><text:span text:style-name="OrgSrcFontLockCommentDelimiterFace1">//<text:s/></text:span><text:span text:style-name="OrgSrcFontLockCommentFace1">Stampa 11</text:span></text:p>
      <text:p text:style-name="P16">printf(<text:span text:style-name="OrgSrcFontLockStringFace1">"%d\n"</text:span>, *(p + 0));</text:p>
      <text:p text:style-name="P17"><text:span text:style-name="OrgSrcFontLockCommentDelimiterFace1">//<text:s/></text:span><text:span text:style-name="OrgSrcFontLockCommentFace1">Stampa 11</text:span></text:p>
      <text:p text:style-name="P10">perché aggiungendo 0 a un puntatore si ottiene lo stesso puntatore.</text:p>
      <text:p text:style-name="P10">Pensiamo al risultato qui. Possiamo scorrere gli elementi di un array in questo modo invece di utilizzare un array:</text:p>
      <text:p text:style-name="P16"><text:span text:style-name="OrgSrcFontLockTypeFace1">int</text:span><text:s/><text:span text:style-name="OrgSrcFontLockVariableNameFace1">a</text:span>[5] = {11, 22, 33, 44, 55};</text:p>
      <text:p text:style-name="P16"/>
      <text:p text:style-name="P16"><text:span text:style-name="OrgSrcFontLockTypeFace1">int</text:span><text:s/>*<text:span text:style-name="OrgSrcFontLockVariableNameFace1">p</text:span><text:s/>= &amp;a[0];<text:s text:c="2"/><text:span text:style-name="OrgSrcFontLockCommentDelimiterFace1">//<text:s/></text:span><text:span text:style-name="OrgSrcFontLockCommentFace1">O "int *p = a;" funziona altrettanto bene</text:span></text:p>
      <text:p text:style-name="P16"/>
      <text:p text:style-name="P16"><text:span text:style-name="OrgSrcFontLockKeywordFace1">for</text:span><text:s/>(<text:span text:style-name="OrgSrcFontLockTypeFace1">int</text:span><text:s/><text:span text:style-name="OrgSrcFontLockVariableNameFace1">i</text:span><text:s/>= 0; i &lt; 5; i++) {</text:p>
      <text:p text:style-name="P16"><text:s text:c="4"/>printf(<text:span text:style-name="OrgSrcFontLockStringFace1">"%d\n"</text:span>, *(p + i));</text:p>
      <text:p text:style-name="P16"><text:span text:style-name="OrgSrcFontLockCommentDelimiterFace1">//<text:s/></text:span><text:span text:style-name="OrgSrcFontLockCommentFace1">Uquivalente a p[i]!</text:span></text:p>
      <text:p text:style-name="P17">}</text:p>
      <text:p text:style-name="P10">E funziona come se usassimo la notazione di array! Oooo! Ci avviciniamo a quella storia dell'equivalenza array/puntatore! Avremo maggiori informazioni su questo argomento più avanti in questo capitolo.</text:p>
      <text:p text:style-name="P10">Ma cosa sta succedendo realmente qui? Come funziona?</text:p>
      <text:p text:style-name="P10">Ricorda fin dall'inizio che la memoria è come un grande array, in cui un byte è archiviato in ciascun indice dell'array?</text:p>
      <text:p text:style-name="P10">E l'indice dell'array in memoria ha alcuni nomi:</text:p>
      <text:list text:style-name="OrgBulletedList" xml:id="list-bf0a66f6-de2c-421a-ac29-bc9fc1a28a20">
        <text:list-item>
          <text:p text:style-name="P10">Indice nella memoria</text:p>
        </text:list-item>
        <text:list-item>
          <text:p text:style-name="P10">Posizione</text:p>
        </text:list-item>
        <text:list-item>
          <text:p text:style-name="P10">Indirizzo</text:p>
        </text:list-item>
        <text:list-item>
          <text:p text:style-name="P10"><text:span text:style-name="Emphasis1">Puntatore!</text:span></text:p>
        </text:list-item>
      </text:list>
      <text:p text:style-name="P10">Quindi un punto è un indice nella memoria da qualche parte.</text:p>
      <text:p text:style-name="P10">Per un esempio casuale supponiamo che un numero 3490 sia stato memorizzato all'indirizzo ("indice") 23.237.489.202. Se abbiamo un puntatore<text:s/><text:span text:style-name="OrgCode1">int</text:span><text:s/>a quel 3490, il valore di quel puntatore è 23.237.489.202… perché il puntatore è l'indirizzo di memoria. Parole diverse per la stessa cosa.</text:p>
      <text:p text:style-name="P10">E ora diciamo di avere un altro numero, 4096, memorizzato subito dopo il 3490 all'indirizzo 23.237.489.210 (8 più alto del 3490 perché ogni<text:s/><text:span text:style-name="OrgCode1">int</text:span><text:s/>in questo esempio è lungo 8 byte).</text:p>
      <text:p text:style-name="P10">Se aggiungiamo<text:s/><text:span text:style-name="OrgCode1">1</text:span><text:s/>a quel puntatore in realtà salta avanti<text:s/><text:span text:style-name="OrgCode1">sizeof(int)</text:span><text:s/>byte all'<text:span text:style-name="OrgCode1">int</text:span><text:s/>successivo. Sa saltare così lontano perché è un puntatore a<text:s/><text:span text:style-name="OrgCode1">int</text:span>. Se fosse un puntatore<text:s/><text:span text:style-name="OrgCode1">float</text:span><text:s/>salterebbe avanti<text:s/><text:span text:style-name="OrgCode1">sizeof(float)</text:span><text:s/>byte per arrivare al<text:s/><text:span text:style-name="OrgCode1">float</text:span><text:s/>successivo!</text:p>
      <text:p text:style-name="P10">Puoi vedere nell’<text:s/><text:span text:style-name="OrgCode1">int</text:span><text:s/>successivo aggiungendo<text:s/><text:span text:style-name="OrgCode1">1</text:span><text:s/>al puntatore, quello successivo aggiungendo<text:s/><text:span text:style-name="OrgCode1">2</text:span><text:s/>al puntatore e così via.</text:p>
      <text:h text:outline-level="3" text:style-name="P19"><text:bookmark text:name="orgc573bdd"/><text:bookmark-start text:name="OrgXref.orgc573bdd"/>Cambiando i Puntatori<text:s/><text:bookmark-end text:name="OrgXref.orgc573bdd"/></text:h>
      <text:p text:style-name="P10">Abbiamo visto come aggiungere un numero intero a un puntatore nella sezione precedente. Questa volta<text:s/><text:span text:style-name="Emphasis1">modifichiamo il puntatore stesso</text:span>.</text:p>
      <text:p text:style-name="P10">Puoi semplicemente aggiungere (o sottrarre) valori interi direttamente a (o da) qualsiasi puntatore!</text:p>
      <text:p text:style-name="P10">Facciamo di nuovo l'esempio, con un paio di modifiche. Per prima cosa aggiungerò un<text:s/><text:span text:style-name="OrgCode1">999</text:span><text:s/>alla fine dei nostri numeri che servirà da valore sentinella. Questo ci farà sapere dove si trova la fine dei dati.</text:p>
      <text:p text:style-name="P16"><text:span text:style-name="OrgSrcFontLockTypeFace1">int</text:span><text:s/><text:span text:style-name="OrgSrcFontLockVariableNameFace1">a</text:span>[] = {11, 22, 33, 44, 55, 999};</text:p>
      <text:p text:style-name="P16"><text:span text:style-name="OrgSrcFontLockCommentDelimiterFace1">//<text:s/></text:span><text:span text:style-name="OrgSrcFontLockCommentFace1">Add 999 here as a sentinel</text:span></text:p>
      <text:p text:style-name="P16"/>
      <text:p text:style-name="P16"><text:span text:style-name="OrgSrcFontLockTypeFace1">int</text:span><text:s/>*<text:span text:style-name="OrgSrcFontLockVariableNameFace1">p</text:span><text:s/>= &amp;a[0];</text:p>
      <text:p text:style-name="P17"><text:span text:style-name="OrgSrcFontLockCommentDelimiterFace1">//<text:s/></text:span><text:span text:style-name="OrgSrcFontLockCommentFace1">p points to the 11</text:span></text:p>
      <text:p text:style-name="P10">E abbiamo anche<text:s/><text:span text:style-name="OrgCode1">p</text:span><text:s/>che punta all'elemento con indice<text:s/><text:span text:style-name="OrgCode1">0</text:span><text:s/>di<text:s/><text:span text:style-name="OrgCode1">a</text:span><text:s/>cioè<text:s/><text:span text:style-name="OrgCode1">11</text:span>, proprio come prima.</text:p>
      <text:p text:style-name="P10">Ora iniziamo a<text:s/><text:span text:style-name="Emphasis1">incrementare</text:span><text:s/><text:span text:style-name="OrgCode1">p</text:span><text:s/>in modo che punti agli elementi successivi dell'array. Lo faremo finché p non indicherà<text:s/><text:span text:style-name="OrgCode1">999</text:span>; cioè lo faremo fino a<text:s/><text:span text:style-name="OrgCode1">*p == 999</text:span>:</text:p>
      <text:p text:style-name="P16"><text:span text:style-name="OrgSrcFontLockKeywordFace1">while</text:span><text:s/>(*p != 999) {</text:p>
      <text:p text:style-name="P16"><text:span text:style-name="OrgSrcFontLockCommentDelimiterFace1">//<text:s/></text:span><text:span text:style-name="OrgSrcFontLockCommentFace1">Mentre la cosa a cui punta p non è 999</text:span></text:p>
      <text:p text:style-name="P16"><text:s text:c="4"/>printf(<text:span text:style-name="OrgSrcFontLockStringFace1">"%d\n"</text:span>, *p);</text:p>
      <text:p text:style-name="P16"><text:span text:style-name="OrgSrcFontLockCommentDelimiterFace1">//<text:s/></text:span><text:span text:style-name="OrgSrcFontLockCommentFace1">Lo stampa</text:span></text:p>
      <text:p text:style-name="P16"><text:s text:c="4"/>p++;</text:p>
      <text:p text:style-name="P16"><text:span text:style-name="OrgSrcFontLockCommentDelimiterFace1">//<text:s/></text:span><text:span text:style-name="OrgSrcFontLockCommentFace1">Muovi p per puntare al successivo int!</text:span></text:p>
      <text:p text:style-name="P17">}</text:p>
      <text:p text:style-name="P10">Pazzesco vero?</text:p>
      <text:p text:style-name="P10">Quando lo proviamo prima<text:s/><text:span text:style-name="OrgCode1">p</text:span><text:s/>punta a<text:s/><text:span text:style-name="OrgCode1">11</text:span>. Poi incrementiamo<text:s/><text:span text:style-name="OrgCode1">p</text:span>, e punta a<text:s/><text:span text:style-name="OrgCode1">22</text:span><text:s/>e poi di nuovo punta a<text:s/><text:span text:style-name="OrgCode1">33</text:span>. E così via, finché non punta a<text:s/><text:span text:style-name="OrgCode1">999</text:span><text:s/>e usciamo.</text:p>
      <text:h text:outline-level="3" text:style-name="P19"><text:bookmark-start text:name="OrgXref.org2f05bde"/><text:bookmark text:name="org2f05bde"/>Sottrazione con i puntatori<text:s/><text:bookmark-end text:name="OrgXref.org2f05bde"/></text:h>
      <text:p text:style-name="P10">Puoi anche sottrarre un valore da un puntatore per ottenere l'indirizzo precedente proprio come li stavamo aggiungendo prima.</text:p>
      <text:p text:style-name="P10">Ma possiamo anche sottrarre due puntatori per trovare la differenza tra loro ad esempio possiamo calcolare quanti<text:s/><text:span text:style-name="OrgCode1">int</text:span><text:s/>ci sono tra due<text:s/><text:span text:style-name="OrgCode1">int*</text:span>. Il problema è che funziona solo all'interno di un singolo array<text:note text:note-class="footnote"><text:note-citation>87</text:note-citation><text:note-body><text:p text:style-name="P14">Oppure string che in realtà è un array di<text:s/><text:span text:style-name="OrgCode1">char</text:span>. Un po' stranamente puoi anche avere un puntatore che fa riferimento a uno oltre la fine dell'array senza problemi e continuare a fare calcoli su di esso. Non puoi semplicemente dereferenziarlo quando è là fuori.</text:p></text:note-body></text:note>: se i puntatori puntano a qualcos'altro si ottiene un comportamento indefinito.</text:p>
      <text:p text:style-name="P10">Ti ricordi come le stringhe sono<text:s/><text:span text:style-name="OrgCode1">char*</text:span><text:s/>in C? Vediamo se possiamo usarlo per scrivere un'altra variante di<text:s/><text:span text:style-name="OrgCode1">strlen()</text:span><text:s/>per calcolare la lunghezza di una stringa che utilizza la sottrazione del puntatore.</text:p>
      <text:p text:style-name="P10">L'idea è che se abbiamo un puntatore all'inizio della stringa possiamo trovare un puntatore alla fine della stringa cercando in anticipo il carattere<text:s/><text:span text:style-name="OrgCode1">NUL</text:span>.</text:p>
      <text:p text:style-name="P10">E se abbiamo un puntatore all'inizio della stringa e calcoliamo il puntatore alla fine della stringa, possiamo semplicemente sottrarre i due puntatori per ottenere la lunghezza!</text:p>
      <text:p text:style-name="P16"><text:span text:style-name="OrgSrcFontLockPreprocessorFace1">#include</text:span><text:s/><text:span text:style-name="OrgSrcFontLockStringFace1">&lt;stdio.h&gt;</text:span></text:p>
      <text:p text:style-name="P16"/>
      <text:p text:style-name="P16"><text:span text:style-name="OrgSrcFontLockTypeFace1">int</text:span><text:s/><text:span text:style-name="OrgSrcFontLockFunctionNameFace1">my_strlen</text:span>(<text:span text:style-name="OrgSrcFontLockTypeFace1">char</text:span><text:s/>*<text:span text:style-name="OrgSrcFontLockVariableNameFace1">s</text:span>)</text:p>
      <text:p text:style-name="P16">{</text:p>
      <text:p text:style-name="P16"><text:s text:c="4"/><text:span text:style-name="OrgSrcFontLockCommentDelimiterFace1">//<text:s/></text:span><text:span text:style-name="OrgSrcFontLockCommentFace1">Inizia la scansione dall'inizio della stringa</text:span></text:p>
      <text:p text:style-name="P16"><text:s text:c="4"/><text:span text:style-name="OrgSrcFontLockTypeFace1">char</text:span><text:s/>*<text:span text:style-name="OrgSrcFontLockVariableNameFace1">p</text:span><text:s/>= s;</text:p>
      <text:p text:style-name="P16"/>
      <text:p text:style-name="P16"><text:s text:c="4"/><text:span text:style-name="OrgSrcFontLockCommentDelimiterFace1">//<text:s/></text:span><text:span text:style-name="OrgSrcFontLockCommentFace1">Esegue la scansione finché non troviamo il carattere NUL</text:span></text:p>
      <text:p text:style-name="P16"><text:s text:c="4"/><text:span text:style-name="OrgSrcFontLockKeywordFace1">while</text:span><text:s/>(*p !=<text:s/><text:span text:style-name="OrgSrcFontLockStringFace1">'\0'</text:span>)</text:p>
      <text:p text:style-name="P16"><text:s text:c="8"/>p++;</text:p>
      <text:p text:style-name="P16"/>
      <text:p text:style-name="P16"><text:s text:c="4"/><text:span text:style-name="OrgSrcFontLockCommentDelimiterFace1">//<text:s/></text:span><text:span text:style-name="OrgSrcFontLockCommentFace1">Restituisce la differenza nei puntatori</text:span></text:p>
      <text:p text:style-name="P16"><text:s text:c="4"/><text:span text:style-name="OrgSrcFontLockKeywordFace1">return</text:span><text:s/>p - s;</text:p>
      <text:p text:style-name="P16">}</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printf(<text:span text:style-name="OrgSrcFontLockStringFace1">"%d\n"</text:span>, my_strlen(<text:span text:style-name="OrgSrcFontLockStringFace1">"Ciao mondo!"</text:span>));</text:p>
      <text:p text:style-name="P16"><text:span text:style-name="OrgSrcFontLockCommentDelimiterFace1">//<text:s/></text:span><text:span text:style-name="OrgSrcFontLockCommentFace1">Prints "11"</text:span></text:p>
      <text:p text:style-name="P17">}</text:p>
      <text:p text:style-name="P10">Ricorda che puoi utilizzare la sottrazione di puntatori solo tra due puntatori che puntano allo stesso array!</text:p>
      <text:h text:outline-level="2" text:style-name="P15"><text:bookmark text:name="org3c1cffa"/><text:bookmark-start text:name="OrgXref.org3c1cffa"/>Equivalenza array/puntatore<text:s/><text:bookmark-end text:name="OrgXref.org3c1cffa"/></text:h>
      <text:p text:style-name="P10">Siamo finalmente pronti a parlarne! Abbiamo visto molti esempi di luoghi in cui abbiamo mescolato la notazione di array ma diamo la formula<text:s/><text:span text:style-name="Emphasis1">fondamentale dell'equivalenza di array/puntatore:</text:span></text:p>
      <text:p text:style-name="P17"><text:span text:style-name="OrgSrcFontLockTypeFace1">a</text:span>[b] == *(a + b)</text:p>
      <text:p text:style-name="P10">Studialo! Quelli sono equivalenti e possono essere usati in modo intercambiabile!</text:p>
      <text:p text:style-name="P10">Ho semplificato un po' troppo, perché nel mio esempio sopra<text:s/><text:span text:style-name="OrgCode1">a</text:span><text:s/>e<text:s/><text:span text:style-name="OrgCode1">b</text:span><text:s/>possono essere entrambe espressioni e potremmo aver bisogno di qualche parentesi in più per forzare l'ordine delle operazioni nel caso in cui le espressioni siano complesse.</text:p>
      <text:p text:style-name="P10">Le spec sono specifiche, come sempre, dichiarando (in C11 §6.5.2.1¶2):</text:p>
      <text:p text:style-name="P11"><text:span text:style-name="OrgCode1">E1[E2]</text:span><text:s/>è identico a<text:s/><text:span text:style-name="OrgCode1">(*((E1)+(E2)))</text:span></text:p>
      <text:p text:style-name="P10">ma è un po' più difficile da capire. Assicurati solo di includere le parentesi se le espressioni sono complicate in modo che tutti i tuoi calcoli avvengano nell'ordine giusto.</text:p>
      <text:p text:style-name="P10">Ciò significa che possiamo<text:s/><text:span text:style-name="Emphasis1">decidere</text:span><text:s/>se utilizzare la notazione di array o puntatore per qualsiasi array o puntatore (assumendo che punti a un elemento di un array).</text:p>
      <text:p text:style-name="P10">Usiamo un array e un puntatore con la notazione sia dell'array che del puntatore:</text:p>
      <text:p text:style-name="P16"><text:span text:style-name="OrgSrcFontLockPreprocessorFace1">#include</text:span><text:s/><text:span text:style-name="OrgSrcFontLockStringFace1">&lt;stdio.h&gt;</text:span></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text:span text:style-name="OrgSrcFontLockTypeFace1">int</text:span><text:s/><text:span text:style-name="OrgSrcFontLockVariableNameFace1">a</text:span>[] = {11, 22, 33, 44, 55};</text:p>
      <text:p text:style-name="P16"/>
      <text:p text:style-name="P16"><text:s text:c="4"/><text:span text:style-name="OrgSrcFontLockTypeFace1">int</text:span><text:s/>*<text:span text:style-name="OrgSrcFontLockVariableNameFace1">p</text:span><text:s/>= a;</text:p>
      <text:p text:style-name="P16"><text:span text:style-name="OrgSrcFontLockCommentDelimiterFace1">//<text:s/></text:span><text:span text:style-name="OrgSrcFontLockCommentFace1">p punta al primo elemento di a, 11</text:span></text:p>
      <text:p text:style-name="P16"/>
      <text:p text:style-name="P16"><text:s text:c="4"/><text:span text:style-name="OrgSrcFontLockCommentDelimiterFace1">//<text:s/></text:span><text:span text:style-name="OrgSrcFontLockCommentFace1">Stampa tutti gli elementi dell'array in vari modi:</text:span></text:p>
      <text:p text:style-name="P16"/>
      <text:p text:style-name="P16"><text:s text:c="4"/><text:span text:style-name="OrgSrcFontLockKeywordFace1">for</text:span><text:s/>(<text:span text:style-name="OrgSrcFontLockTypeFace1">int</text:span><text:s/><text:span text:style-name="OrgSrcFontLockVariableNameFace1">i</text:span><text:s/>= 0; i &lt; 5; i++)</text:p>
      <text:p text:style-name="P16"><text:s text:c="8"/>printf(<text:span text:style-name="OrgSrcFontLockStringFace1">"%d\n"</text:span>, a[i]);</text:p>
      <text:p text:style-name="P16"><text:span text:style-name="OrgSrcFontLockCommentDelimiterFace1">//<text:s/></text:span><text:span text:style-name="OrgSrcFontLockCommentFace1">Notazione di array con a</text:span></text:p>
      <text:p text:style-name="P16"/>
      <text:p text:style-name="P16"><text:s text:c="4"/><text:span text:style-name="OrgSrcFontLockKeywordFace1">for</text:span><text:s/>(<text:span text:style-name="OrgSrcFontLockTypeFace1">int</text:span><text:s/><text:span text:style-name="OrgSrcFontLockVariableNameFace1">i</text:span><text:s/>= 0; i &lt; 5; i++)</text:p>
      <text:p text:style-name="P16"><text:s text:c="8"/>printf(<text:span text:style-name="OrgSrcFontLockStringFace1">"%d\n"</text:span>, p[i]);</text:p>
      <text:p text:style-name="P16"><text:span text:style-name="OrgSrcFontLockCommentDelimiterFace1">//<text:s/></text:span><text:span text:style-name="OrgSrcFontLockCommentFace1">Notazione degli array con p</text:span></text:p>
      <text:p text:style-name="P16"/>
      <text:p text:style-name="P16"><text:s text:c="4"/><text:span text:style-name="OrgSrcFontLockKeywordFace1">for</text:span><text:s/>(<text:span text:style-name="OrgSrcFontLockTypeFace1">int</text:span><text:s/><text:span text:style-name="OrgSrcFontLockVariableNameFace1">i</text:span><text:s/>= 0; i &lt; 5; i++)</text:p>
      <text:p text:style-name="P16"><text:s text:c="8"/>printf(<text:span text:style-name="OrgSrcFontLockStringFace1">"%d\n"</text:span>, *(a + i));</text:p>
      <text:p text:style-name="P16"><text:span text:style-name="OrgSrcFontLockCommentDelimiterFace1">//<text:s/></text:span><text:span text:style-name="OrgSrcFontLockCommentFace1">Notazione del puntatore con a</text:span></text:p>
      <text:p text:style-name="P16"/>
      <text:p text:style-name="P16"><text:s text:c="4"/><text:span text:style-name="OrgSrcFontLockKeywordFace1">for</text:span><text:s/>(<text:span text:style-name="OrgSrcFontLockTypeFace1">int</text:span><text:s/><text:span text:style-name="OrgSrcFontLockVariableNameFace1">i</text:span><text:s/>= 0; i &lt; 5; i++)</text:p>
      <text:p text:style-name="P16"><text:s text:c="8"/>printf(<text:span text:style-name="OrgSrcFontLockStringFace1">"%d\n"</text:span>, *(p + i));</text:p>
      <text:p text:style-name="P16"><text:span text:style-name="OrgSrcFontLockCommentDelimiterFace1">//<text:s/></text:span><text:span text:style-name="OrgSrcFontLockCommentFace1">Notazione del puntatore con p</text:span></text:p>
      <text:p text:style-name="P16"/>
      <text:p text:style-name="P16"><text:s text:c="4"/><text:span text:style-name="OrgSrcFontLockKeywordFace1">for</text:span><text:s/>(<text:span text:style-name="OrgSrcFontLockTypeFace1">int</text:span><text:s/><text:span text:style-name="OrgSrcFontLockVariableNameFace1">i</text:span><text:s/>= 0; i &lt; 5; i++)</text:p>
      <text:p text:style-name="P16"><text:s text:c="8"/>printf(<text:span text:style-name="OrgSrcFontLockStringFace1">"%d\n"</text:span>, *(p++));</text:p>
      <text:p text:style-name="P16"><text:span text:style-name="OrgSrcFontLockCommentDelimiterFace1">//<text:s/></text:span><text:span text:style-name="OrgSrcFontLockCommentFace1">Muovere il puntatore p</text:span></text:p>
      <text:p text:style-name="P16"><text:s text:c="8"/><text:span text:style-name="OrgSrcFontLockCommentDelimiterFace1">//</text:span><text:span text:style-name="OrgSrcFontLockCommentFace1">printf("%d\n", *(a++)); <text:s text:c="3"/>// Muovere l’array variabile a--ERROR!</text:span></text:p>
      <text:p text:style-name="P17">}</text:p>
      <text:p text:style-name="P10">Quindi puoi vedere che in generale se hai una variabile di array puoi usare il puntatore o la nozione di array per accedere agli elementi. Lo stesso con una variabile puntatore.</text:p>
      <text:p text:style-name="P10">L'unica grande differenza è che puoi modificare un puntatore in modo che punti a un indirizzo diverso ma non puoi farlo con una variabile di array.</text:p>
      <text:h text:outline-level="3" text:style-name="P19"><text:bookmark text:name="org35ac2a1"/><text:bookmark-start text:name="OrgXref.org35ac2a1"/>Equivalenza di array/puntatori nelle chiamate di funzioni<text:s/><text:bookmark-end text:name="OrgXref.org35ac2a1"/></text:h>
      <text:p text:style-name="P10">Questo è sicuramente il luogo in cui incontrerai di più questo concetto.</text:p>
      <text:p text:style-name="P10">Se hai una funzione che accetta un argomento puntatore ad esempio:</text:p>
      <text:p text:style-name="P17"><text:span text:style-name="OrgSrcFontLockTypeFace1">int</text:span><text:s/><text:span text:style-name="OrgSrcFontLockFunctionNameFace1">my_strlen</text:span>(<text:span text:style-name="OrgSrcFontLockTypeFace1">char</text:span><text:s/>*<text:span text:style-name="OrgSrcFontLockVariableNameFace1">s</text:span>)</text:p>
      <text:p text:style-name="P10">questo significa che puoi passare un array o un puntatore a questa funzione e farlo funzionare!</text:p>
      <text:p text:style-name="P16"><text:span text:style-name="OrgSrcFontLockTypeFace1">char</text:span><text:s/><text:span text:style-name="OrgSrcFontLockVariableNameFace1">s</text:span>[] =<text:s/><text:span text:style-name="OrgSrcFontLockStringFace1">"Antilope"</text:span>;</text:p>
      <text:p text:style-name="P16"><text:span text:style-name="OrgSrcFontLockTypeFace1">char</text:span><text:s/>*<text:span text:style-name="OrgSrcFontLockVariableNameFace1">t</text:span><text:s/>=<text:s/><text:span text:style-name="OrgSrcFontLockStringFace1">"Vombatidi"</text:span>;</text:p>
      <text:p text:style-name="P16"/>
      <text:p text:style-name="P16">printf(<text:span text:style-name="OrgSrcFontLockStringFace1">"%d\n"</text:span>, my_strlen(s));</text:p>
      <text:p text:style-name="P16"><text:span text:style-name="OrgSrcFontLockCommentDelimiterFace1">//<text:s/></text:span><text:span text:style-name="OrgSrcFontLockCommentFace1">Funziona!</text:span></text:p>
      <text:p text:style-name="P16">printf(<text:span text:style-name="OrgSrcFontLockStringFace1">"%d\n"</text:span>, my_strlen(t));</text:p>
      <text:p text:style-name="P17"><text:span text:style-name="OrgSrcFontLockCommentDelimiterFace1">//<text:s/></text:span><text:span text:style-name="OrgSrcFontLockCommentFace1">Funziona anche lui!</text:span></text:p>
      <text:p text:style-name="P10">Ed è anche il motivo per cui queste due ambiti di funzione sono equivalenti:</text:p>
      <text:p text:style-name="P16"><text:span text:style-name="OrgSrcFontLockTypeFace1">int</text:span><text:s/><text:span text:style-name="OrgSrcFontLockFunctionNameFace1">my_strlen</text:span>(<text:span text:style-name="OrgSrcFontLockTypeFace1">char</text:span><text:s/>*<text:span text:style-name="OrgSrcFontLockVariableNameFace1">s</text:span>)</text:p>
      <text:p text:style-name="P16"><text:span text:style-name="OrgSrcFontLockCommentDelimiterFace1">//<text:s/></text:span><text:span text:style-name="OrgSrcFontLockCommentFace1">Funziona!</text:span></text:p>
      <text:p text:style-name="P16"><text:span text:style-name="OrgSrcFontLockTypeFace1">int</text:span><text:s/><text:span text:style-name="OrgSrcFontLockFunctionNameFace1">my_strlen</text:span>(<text:span text:style-name="OrgSrcFontLockTypeFace1">char</text:span><text:s/><text:span text:style-name="OrgSrcFontLockVariableNameFace1">s</text:span>[])</text:p>
      <text:p text:style-name="P17"><text:span text:style-name="OrgSrcFontLockCommentDelimiterFace1">//<text:s/></text:span><text:span text:style-name="OrgSrcFontLockCommentFace1">Funziona anche lui!</text:span></text:p>
      <text:h text:outline-level="2" text:style-name="P15"><text:bookmark text:name="org324ab22"/><text:bookmark-start text:name="OrgXref.org324ab22"/>Puntatori<text:s/><text:span text:style-name="OrgCode1">void</text:span><text:s/><text:bookmark-end text:name="OrgXref.org324ab22"/></text:h>
      <text:p text:style-name="P10">Hai già visto la parola chiave<text:s/><text:span text:style-name="OrgCode1">void</text:span><text:s/>utilizzata con le funzioni ma questa è tutt’altro, un animale non correlato.</text:p>
      <text:p text:style-name="P10">A volte è utile avere un puntatore a qualcosa di<text:s/><text:span text:style-name="Emphasis1">cui non si conosce il tipo</text:span>.</text:p>
      <text:p text:style-name="P10">Lo so. Abbi pazienza solo un secondo.</text:p>
      <text:p text:style-name="P10">Ci sono fondamentalmente due casi d'uso per questo.</text:p>
      <text:list text:style-name="OrgNumberedList5" xml:id="list-db670ac3-16c2-482b-a09d-e88114521ab4">
        <text:list-item>
          <text:number>1.</text:number>
          <text:p text:style-name="P10">Una funzione opererà su qualcosa byte per byte. Ad esempio<text:s/><text:span text:style-name="OrgCode1">memcpy()</text:span><text:s/>copia byte di memoria da un puntatore a un altro, ma questi puntatori possono puntare a qualsiasi tipo.<text:s/><text:span text:style-name="OrgCode1">memcpy()</text:span><text:s/>sfrutta il fatto che se si esegue l'iterazione su<text:s/><text:span text:style-name="OrgCode1">char*</text:span>, si esegue l'iterazione sui byte di un oggetto indipendentemente dal tipo dell'oggetto. Maggiori informazioni su questo nella sottosezione<text:s/><text:span text:style-name="Underline1">Valori multibyte</text:span>.</text:p>
        </text:list-item>
      </text:list>
      <text:p text:style-name="P11"/>
      <text:list text:style-name="OrgNumberedList6" xml:id="list-751d2b47-9e62-425f-b74a-6db8d13d7923">
        <text:list-item>
          <text:number>1.</text:number>
          <text:p text:style-name="P11">Un'altra funzione sta chiamando una funzione che le hai passato (un callback) e ti sta passando i dati. Conosci il tipo di dati ma la funzione che ti chiama no. Quindi ti passa dei vuoti perché non conosce il tipo e li converti nel tipo che ti serve. Le funzioni integrate<text:s/><text:span text:style-name="OrgCode1">qsort()</text:span><text:note text:note-class="footnote"><text:note-citation>88</text:note-citation><text:note-body><text:p text:style-name="P14"><text:a xlink:type="simple" xlink:href="https://beej.us/guide/bgclr/html/split/stdlib.html#man-qsort"><text:span text:style-name="T3">https://beej.us/guide/bgclr/html/split/stdlib.html#man-qsort</text:span></text:a></text:p></text:note-body></text:note><text:s/>e<text:s/><text:span text:style-name="OrgCode1">bsearch()</text:span><text:note text:note-class="footnote"><text:note-citation>89</text:note-citation><text:note-body><text:p text:style-name="P14"><text:a xlink:type="simple" xlink:href="https://beej.us/guide/bgclr/html/split/stdlib.html#man-bsearch"><text:span text:style-name="T3">https://beej.us/guide/bgclr/html/split/stdlib.html#man-bsearch</text:span></text:a></text:p></text:note-body></text:note><text:s/>utilizzano questa tecnica.</text:p>
        </text:list-item>
      </text:list>
      <text:p text:style-name="P10">Diamo un'occhiata ad un esempio, la funzione integrata<text:s/><text:span text:style-name="OrgCode1">memcpy()</text:span>:</text:p>
      <text:p text:style-name="P17"><text:span text:style-name="OrgSrcFontLockTypeFace1">void</text:span><text:s/>*<text:span text:style-name="OrgSrcFontLockFunctionNameFace1">memcpy</text:span>(<text:span text:style-name="OrgSrcFontLockTypeFace1">void</text:span><text:s/>*<text:span text:style-name="OrgSrcFontLockVariableNameFace1">s1</text:span>,<text:s/><text:span text:style-name="OrgSrcFontLockTypeFace1">void</text:span><text:s/>*<text:span text:style-name="OrgSrcFontLockVariableNameFace1">s2</text:span>,<text:s/><text:span text:style-name="OrgSrcFontLockTypeFace1">size_t</text:span><text:s/><text:span text:style-name="OrgSrcFontLockVariableNameFace1">n</text:span>);</text:p>
      <text:p text:style-name="P10">Questa funzione copia<text:s/><text:span text:style-name="OrgCode1">n</text:span><text:s/>byte di memoria a partire dall'indirizzo<text:s/><text:span text:style-name="OrgCode1">s2</text:span><text:s/>nella memoria che inizia all'indirizzo<text:s/><text:span text:style-name="OrgCode1">s1</text:span>.</text:p>
      <text:p text:style-name="P10">Osserva!<text:s/><text:span text:style-name="OrgCode1">s1</text:span><text:s/>e<text:s/><text:span text:style-name="OrgCode1">s2</text:span><text:s/>sono<text:s/><text:span text:style-name="OrgCode1">void*</text:span>! Perché? Cosa significa? Facciamo più esempi per vedere.</text:p>
      <text:p text:style-name="P10">Ad esempio, potremmo copiare una stringa con<text:s/><text:span text:style-name="OrgCode1">memcpy()</text:span><text:s/>(sebbene<text:s/><text:span text:style-name="OrgCode1">strcpy()</text:span><text:s/>sia più appropriato per le stringhe):</text:p>
      <text:p text:style-name="P16"><text:span text:style-name="OrgSrcFontLockPreprocessorFace1">#include</text:span><text:s/><text:span text:style-name="OrgSrcFontLockStringFace1">&lt;stdio.h&gt;</text:span></text:p>
      <text:p text:style-name="P16"><text:span text:style-name="OrgSrcFontLockPreprocessorFace1">#include</text:span><text:s/><text:span text:style-name="OrgSrcFontLockStringFace1">&lt;string.h&gt;</text:span></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text:span text:style-name="OrgSrcFontLockTypeFace1">char</text:span><text:s/><text:span text:style-name="OrgSrcFontLockVariableNameFace1">s</text:span>[] =<text:s/><text:span text:style-name="OrgSrcFontLockStringFace1">"Capre!"</text:span>;</text:p>
      <text:p text:style-name="P16"><text:s text:c="4"/><text:span text:style-name="OrgSrcFontLockTypeFace1">char</text:span><text:s/><text:span text:style-name="OrgSrcFontLockVariableNameFace1">t</text:span>[100];</text:p>
      <text:p text:style-name="P16"/>
      <text:p text:style-name="P16"><text:s text:c="4"/>memcpy(t, s, 7);</text:p>
      <text:p text:style-name="P16"><text:span text:style-name="OrgSrcFontLockCommentDelimiterFace1">//<text:s/></text:span><text:span text:style-name="OrgSrcFontLockCommentFace1">Copia 7 byte, incluso il terminatore NUL!</text:span></text:p>
      <text:p text:style-name="P16"/>
      <text:p text:style-name="P16"><text:s text:c="4"/>printf(<text:span text:style-name="OrgSrcFontLockStringFace1">"%s\n"</text:span>, t);</text:p>
      <text:p text:style-name="P16"><text:span text:style-name="OrgSrcFontLockCommentDelimiterFace1">//<text:s/></text:span><text:span text:style-name="OrgSrcFontLockCommentFace1">"Capre!"</text:span></text:p>
      <text:p text:style-name="P17">}</text:p>
      <text:p text:style-name="P10">Oppure possiamo copiare alcuni<text:s/><text:span text:style-name="OrgCode1">int</text:span>:</text:p>
      <text:p text:style-name="P16"><text:span text:style-name="OrgSrcFontLockPreprocessorFace1">#include</text:span><text:s/><text:span text:style-name="OrgSrcFontLockStringFace1">&lt;stdio.h&gt;</text:span></text:p>
      <text:p text:style-name="P16"><text:span text:style-name="OrgSrcFontLockPreprocessorFace1">#include</text:span><text:s/><text:span text:style-name="OrgSrcFontLockStringFace1">&lt;string.h&gt;</text:span></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text:span text:style-name="OrgSrcFontLockTypeFace1">int</text:span><text:s/><text:span text:style-name="OrgSrcFontLockVariableNameFace1">a</text:span>[] = {11, 22, 33};</text:p>
      <text:p text:style-name="P16"><text:s text:c="4"/><text:span text:style-name="OrgSrcFontLockTypeFace1">int</text:span><text:s/><text:span text:style-name="OrgSrcFontLockVariableNameFace1">b</text:span>[3];</text:p>
      <text:p text:style-name="P16"/>
      <text:p text:style-name="P16"><text:s text:c="4"/>memcpy(b, a, 3 *<text:s/><text:span text:style-name="OrgSrcFontLockKeywordFace1">sizeof</text:span>(<text:span text:style-name="OrgSrcFontLockTypeFace1">int</text:span>));</text:p>
      <text:p text:style-name="P16"><text:span text:style-name="OrgSrcFontLockCommentDelimiterFace1">//<text:s/></text:span><text:span text:style-name="OrgSrcFontLockCommentFace1">Copia 3 int di dati</text:span></text:p>
      <text:p text:style-name="P16"/>
      <text:p text:style-name="P16"><text:s text:c="4"/>printf(<text:span text:style-name="OrgSrcFontLockStringFace1">"%d\n"</text:span>, b[1]);<text:s text:c="2"/><text:span text:style-name="OrgSrcFontLockCommentDelimiterFace1">//<text:s/></text:span><text:span text:style-name="OrgSrcFontLockCommentFace1">22</text:span></text:p>
      <text:p text:style-name="P17">}</text:p>
      <text:p text:style-name="P10">Questo è un po' strano: vedi cosa abbiamo fatto con<text:s/><text:span text:style-name="OrgCode1">memcpy()</text:span>? Abbiamo copiato i dati da<text:s/><text:span text:style-name="OrgCode1">a</text:span><text:s/>a<text:s/><text:span text:style-name="OrgCode1">b</text:span><text:s/>ma dovevamo specificare quanti<text:s/><text:span text:style-name="Emphasis1">byte</text:span><text:s/>copiare e un<text:s/><text:span text:style-name="OrgCode1">int</text:span><text:s/>è più di un byte.</text:p>
      <text:p text:style-name="P10">OK, allora: quanti byte richiede un<text:s/><text:span text:style-name="OrgCode1">int</text:span>? Risposta: dipende dal sistema. Ma possiamo dire quanti byte prende ogni tipo con l'operatore<text:s/><text:span text:style-name="OrgCode1">sizeof</text:span>.</text:p>
      <text:p text:style-name="P10">Quindi c'è la risposta: un<text:s/><text:span text:style-name="OrgCode1">int</text:span><text:s/>richiede<text:s/><text:span text:style-name="OrgCode1">sizeof(int)</text:span><text:s/>byte di memoria da archiviare.</text:p>
      <text:p text:style-name="P10">E se ne abbiamo 3 nel nostro array, come abbiamo fatto in quell'esempio, l'intero spazio utilizzato per i 3<text:s/><text:span text:style-name="OrgCode1">int</text:span><text:s/>deve essere 3<text:s/><text:span text:style-name="OrgCode1">* sizeof(int)</text:span>.</text:p>
      <text:p text:style-name="P10">(Nell'esempio della stringa precedente, sarebbe stato tecnicamente più accurato copiare<text:s/><text:span text:style-name="OrgCode1">7 * sizeof(char)</text:span><text:s/>byte. Ma i caratteri sono sempre grandi un byte per definizione, quindi si riduce a<text:s/><text:span text:style-name="OrgCode1">7 * 1</text:span>.)</text:p>
      <text:p text:style-name="P10">Potremmo anche copiare un<text:s/><text:span text:style-name="OrgCode1">float</text:span><text:s/>o una<text:s/><text:span text:style-name="OrgCode1">struct</text:span><text:s/>con<text:s/><text:span text:style-name="OrgCode1">memcpy()</text:span>! (Anche se questo è un abuso—dovremmo semplicemente usare<text:s/><text:span text:style-name="OrgCode1">=</text:span><text:s/>per quello):</text:p>
      <text:p text:style-name="P16"><text:span text:style-name="OrgSrcFontLockKeywordFace1">struct</text:span><text:s/><text:span text:style-name="OrgSrcFontLockTypeFace1">antilope</text:span><text:s/><text:span text:style-name="OrgSrcFontLockVariableNameFace1">mio_antilope</text:span>;</text:p>
      <text:p text:style-name="P16"><text:span text:style-name="OrgSrcFontLockKeywordFace1">struct</text:span><text:s/><text:span text:style-name="OrgSrcFontLockTypeFace1">antilope</text:span><text:s/><text:span text:style-name="OrgSrcFontLockVariableNameFace1">mio_clone_antilope</text:span>;</text:p>
      <text:p text:style-name="P16"/>
      <text:p text:style-name="P16"><text:span text:style-name="OrgSrcFontLockCommentDelimiterFace1">//<text:s/></text:span><text:span text:style-name="OrgSrcFontLockCommentFace1">...</text:span></text:p>
      <text:p text:style-name="P16"/>
      <text:p text:style-name="P17">memcpy(&amp;mio_clone_antilope, &amp;mio_antilope,<text:s/><text:span text:style-name="OrgSrcFontLockKeywordFace1">sizeof</text:span><text:s/>mio_antilope);</text:p>
      <text:p text:style-name="P10">Guarda quanto è versatile<text:s/><text:span text:style-name="OrgCode1">memcpy()</text:span>! Se hai un puntatore a un'origine e un puntatore a una destinazione e hai il numero di byte che desideri copiare puoi copiare<text:s/><text:span text:style-name="Emphasis1">qualsiasi tipo di dati</text:span>.</text:p>
      <text:p text:style-name="P10">Immagina se non avessimo il<text:s/><text:span text:style-name="OrgCode1">void*</text:span>. Dovremmo scrivere funzioni<text:s/><text:span text:style-name="OrgCode1">memcpy()</text:span><text:s/>specializzate per ogni tipo:</text:p>
      <text:p text:style-name="P16"><text:span text:style-name="OrgSrcFontLockFunctionNameFace1">memcpy_int</text:span>(<text:span text:style-name="OrgSrcFontLockTypeFace1">int</text:span><text:s/>*<text:span text:style-name="OrgSrcFontLockVariableNameFace1">a</text:span>,<text:s/><text:span text:style-name="OrgSrcFontLockTypeFace1">int</text:span><text:s/>*<text:span text:style-name="OrgSrcFontLockVariableNameFace1">b</text:span>,<text:s/><text:span text:style-name="OrgSrcFontLockTypeFace1">int</text:span><text:s/><text:span text:style-name="OrgSrcFontLockVariableNameFace1">count</text:span>);</text:p>
      <text:p text:style-name="P16"><text:span text:style-name="OrgSrcFontLockFunctionNameFace1">memcpy_float</text:span>(<text:span text:style-name="OrgSrcFontLockTypeFace1">float</text:span><text:s/>*<text:span text:style-name="OrgSrcFontLockVariableNameFace1">a</text:span>,<text:s/><text:span text:style-name="OrgSrcFontLockTypeFace1">float</text:span><text:s/>*<text:span text:style-name="OrgSrcFontLockVariableNameFace1">b</text:span>,<text:s/><text:span text:style-name="OrgSrcFontLockTypeFace1">int</text:span><text:s/><text:span text:style-name="OrgSrcFontLockVariableNameFace1">count</text:span>);</text:p>
      <text:p text:style-name="P16"><text:span text:style-name="OrgSrcFontLockFunctionNameFace1">memcpy_double</text:span>(<text:span text:style-name="OrgSrcFontLockTypeFace1">double</text:span><text:s/>*<text:span text:style-name="OrgSrcFontLockVariableNameFace1">a</text:span>,<text:s/><text:span text:style-name="OrgSrcFontLockTypeFace1">double</text:span><text:s/>*<text:span text:style-name="OrgSrcFontLockVariableNameFace1">b</text:span>,<text:s/><text:span text:style-name="OrgSrcFontLockTypeFace1">int</text:span><text:s/><text:span text:style-name="OrgSrcFontLockVariableNameFace1">count</text:span>);</text:p>
      <text:p text:style-name="P16"><text:span text:style-name="OrgSrcFontLockFunctionNameFace1">memcpy_char</text:span>(<text:span text:style-name="OrgSrcFontLockTypeFace1">char</text:span><text:s/>*<text:span text:style-name="OrgSrcFontLockVariableNameFace1">a</text:span>,<text:s/><text:span text:style-name="OrgSrcFontLockTypeFace1">char</text:span><text:s/>*<text:span text:style-name="OrgSrcFontLockVariableNameFace1">b</text:span>,<text:s/><text:span text:style-name="OrgSrcFontLockTypeFace1">int</text:span><text:s/><text:span text:style-name="OrgSrcFontLockVariableNameFace1">count</text:span>);</text:p>
      <text:p text:style-name="P16"><text:span text:style-name="OrgSrcFontLockFunctionNameFace1">memcpy_unsigned_char</text:span>(<text:span text:style-name="OrgSrcFontLockTypeFace1">unsigned</text:span><text:s/><text:span text:style-name="OrgSrcFontLockTypeFace1">char</text:span><text:s/>*<text:span text:style-name="OrgSrcFontLockVariableNameFace1">a</text:span>,<text:s/><text:span text:style-name="OrgSrcFontLockTypeFace1">unsigned</text:span><text:s/><text:span text:style-name="OrgSrcFontLockTypeFace1">char</text:span><text:s/>*<text:span text:style-name="OrgSrcFontLockVariableNameFace1">b</text:span>,<text:s/><text:span text:style-name="OrgSrcFontLockTypeFace1">int</text:span><text:s/><text:span text:style-name="OrgSrcFontLockVariableNameFace1">count</text:span>);</text:p>
      <text:p text:style-name="P16"/>
      <text:p text:style-name="P17"><text:span text:style-name="OrgSrcFontLockCommentDelimiterFace1">//<text:s/></text:span><text:span text:style-name="OrgSrcFontLockCommentFace1">etc... blech!</text:span></text:p>
      <text:p text:style-name="P10">Molto meglio usare semplicemente<text:s/><text:span text:style-name="OrgCode1">void*</text:span><text:s/>e avere una funzione che possa fare tutto.</text:p>
      <text:p text:style-name="P10">Questo è il potere del<text:s/><text:span text:style-name="OrgCode1">void*</text:span>. Puoi scrivere funzioni a cui non interessa il tipo ed è comunque in grado di farci cose.</text:p>
      <text:p text:style-name="P10">Ma da un grande potere derivano grandi responsabilità. Forse non<text:s/><text:span text:style-name="Emphasis1">eccezionale</text:span><text:s/>in questo caso, ma ci sono alcuni limiti.</text:p>
      <text:list text:style-name="OrgNumberedList7" xml:id="list-d512d99c-fe0d-47c1-b305-068381163c6c">
        <text:list-item>
          <text:number>1.</text:number>
          <text:p text:style-name="P10">Non puoi eseguire l'aritmetica dei puntatori su un<text:s/><text:span text:style-name="OrgCode1">void*</text:span>. 2. Non è possibile dereferenziare a<text:s/><text:span text:style-name="OrgCode1">void*</text:span>. 3. Non è possibile utilizzare l'operatore freccia su a<text:s/><text:span text:style-name="OrgCode1">void*</text:span><text:s/>poiché è anche un dereferenziamento. 4. Non è possibile utilizzare la notazione di array su un<text:s/><text:span text:style-name="OrgCode1">void*</text:span>, poiché è anche una dereferenziazione<text:note text:note-class="footnote"><text:note-citation>90</text:note-citation><text:note-body><text:p text:style-name="P14">Perché ricorda che la notazione dell'array è solo una dereferenziazione e alcuni calcoli sui puntatori, e non puoi dereferenziare un<text:s/><text:span text:style-name="OrgCode1">void*</text:span>!</text:p></text:note-body></text:note>.</text:p>
        </text:list-item>
      </text:list>
      <text:p text:style-name="P10">E se ci pensi, queste regole hanno un senso. Tutte queste operazioni si basano sulla conoscenza di<text:s/><text:span text:style-name="OrgCode1">sizeof</text:span><text:s/>il tipo di dati puntati e con<text:s/><text:span text:style-name="OrgCode1">void*</text:span>, non conosciamo la dimensione dei dati a cui si fa riferimento: potrebbe essere qualsiasi cosa!</text:p>
      <text:p text:style-name="P10">Ma aspetta: se non riesci a dereferenziare un<text:s/><text:span text:style-name="OrgCode1">void*</text:span>, a cosa potrà mai servirti?</text:p>
      <text:p text:style-name="P10">Come con<text:s/><text:span text:style-name="OrgCode1">memcpy()</text:span><text:s/>ti aiuta a scrivere funzioni generiche in grado di gestire più tipi di dati. Ma il segreto è che di nascosto<text:s/><text:span text:style-name="Emphasis1">converti il<text:s/></text:span><text:span text:style-name="T6">void*</text:span><text:span text:style-name="Emphasis1"><text:s/>in un altro tipo prima di usarlo!</text:span></text:p>
      <text:p text:style-name="P10">E la conversione è semplice: puoi semplicemente assegnare una variabile del tipo desiderato<text:note text:note-class="footnote"><text:note-citation>91</text:note-citation><text:note-body><text:p text:style-name="P14">Puoi anche lanciare il<text:s/><text:span text:style-name="OrgCode1">void*</text:span><text:s/>su un altro tipo, ma non siamo ancora arrivati ai cast.</text:p></text:note-body></text:note>.</text:p>
      <text:p text:style-name="P16"><text:span text:style-name="OrgSrcFontLockTypeFace1">char</text:span><text:s/><text:span text:style-name="OrgSrcFontLockVariableNameFace1">a</text:span><text:s/>=<text:s/><text:span text:style-name="OrgSrcFontLockStringFace1">'X'</text:span>;</text:p>
      <text:p text:style-name="P16"><text:span text:style-name="OrgSrcFontLockCommentDelimiterFace1">//<text:s/></text:span><text:span text:style-name="OrgSrcFontLockCommentFace1">Carattere singolo</text:span></text:p>
      <text:p text:style-name="P16"/>
      <text:p text:style-name="P16"><text:span text:style-name="OrgSrcFontLockTypeFace1">void</text:span><text:s/>*<text:span text:style-name="OrgSrcFontLockVariableNameFace1">p</text:span><text:s/>= &amp;a;</text:p>
      <text:p text:style-name="P16"><text:span text:style-name="OrgSrcFontLockCommentDelimiterFace1">//<text:s/></text:span><text:span text:style-name="OrgSrcFontLockCommentFace1">p punta alla 'X'</text:span></text:p>
      <text:p text:style-name="P16"><text:span text:style-name="OrgSrcFontLockTypeFace1">char</text:span><text:s/>*<text:span text:style-name="OrgSrcFontLockVariableNameFace1">q</text:span><text:s/>= p;</text:p>
      <text:p text:style-name="P16"><text:span text:style-name="OrgSrcFontLockCommentDelimiterFace1">//<text:s/></text:span><text:span text:style-name="OrgSrcFontLockCommentFace1">q anche questa punta 'X'</text:span></text:p>
      <text:p text:style-name="P16"/>
      <text:p text:style-name="P16">printf(<text:span text:style-name="OrgSrcFontLockStringFace1">"%c\n"</text:span>, *p);</text:p>
      <text:p text:style-name="P16"><text:span text:style-name="OrgSrcFontLockCommentDelimiterFace1">//<text:s/></text:span><text:span text:style-name="OrgSrcFontLockCommentFace1">ERRORE--non può dereferenziare void*!</text:span></text:p>
      <text:p text:style-name="P16">printf(<text:span text:style-name="OrgSrcFontLockStringFace1">"%c\n"</text:span>, *q);</text:p>
      <text:p text:style-name="P17"><text:span text:style-name="OrgSrcFontLockCommentDelimiterFace1">//<text:s/></text:span><text:span text:style-name="OrgSrcFontLockCommentFace1">Stampa "X"</text:span></text:p>
      <text:p text:style-name="P10">Scriviamo il nostro<text:s/><text:span text:style-name="OrgCode1">memcpy()</text:span><text:s/>per provarlo. Possiamo copiare byte (<text:span text:style-name="OrgCode1">char</text:span>) e conosciamo il numero di byte perché viene passato.</text:p>
      <text:p text:style-name="P16"><text:span text:style-name="OrgSrcFontLockTypeFace1">void</text:span><text:s/>*<text:span text:style-name="OrgSrcFontLockFunctionNameFace1">my_memcpy</text:span>(<text:span text:style-name="OrgSrcFontLockTypeFace1">void</text:span><text:s/>*<text:span text:style-name="OrgSrcFontLockVariableNameFace1">dest</text:span>,<text:s/><text:span text:style-name="OrgSrcFontLockTypeFace1">void</text:span><text:s/>*<text:span text:style-name="OrgSrcFontLockVariableNameFace1">src</text:span>,<text:s/><text:span text:style-name="OrgSrcFontLockTypeFace1">int</text:span><text:s/><text:span text:style-name="OrgSrcFontLockVariableNameFace1">byte_count</text:span>)</text:p>
      <text:p text:style-name="P16">{</text:p>
      <text:p text:style-name="P16"><text:s text:c="4"/><text:span text:style-name="OrgSrcFontLockCommentDelimiterFace1">//<text:s/></text:span><text:span text:style-name="OrgSrcFontLockCommentFace1">Converti void*s a char*s</text:span></text:p>
      <text:p text:style-name="P16"><text:s text:c="4"/><text:span text:style-name="OrgSrcFontLockTypeFace1">char</text:span><text:s/>*<text:span text:style-name="OrgSrcFontLockVariableNameFace1">s</text:span><text:s/>= src, *<text:span text:style-name="OrgSrcFontLockVariableNameFace1">d</text:span><text:s/>= dest;</text:p>
      <text:p text:style-name="P16"/>
      <text:p text:style-name="P16"><text:s text:c="4"/><text:span text:style-name="OrgSrcFontLockCommentDelimiterFace1">//<text:s/></text:span><text:span text:style-name="OrgSrcFontLockCommentFace1">Ora che abbiamo</text:span></text:p>
      <text:p text:style-name="P16"><text:s text:c="4"/><text:span text:style-name="OrgSrcFontLockCommentDelimiterFace1">//<text:s/></text:span><text:span text:style-name="OrgSrcFontLockCommentFace1">char*s, possiamo</text:span></text:p>
      <text:p text:style-name="P16"><text:s text:c="4"/><text:span text:style-name="OrgSrcFontLockCommentDelimiterFace1">//<text:s/></text:span><text:span text:style-name="OrgSrcFontLockCommentFace1">dereferenziarlo</text:span></text:p>
      <text:p text:style-name="P16"><text:s text:c="4"/><text:span text:style-name="OrgSrcFontLockCommentDelimiterFace1">//<text:s/></text:span><text:span text:style-name="OrgSrcFontLockCommentFace1">e copiarli</text:span></text:p>
      <text:p text:style-name="P16"><text:s text:c="4"/><text:span text:style-name="OrgSrcFontLockKeywordFace1">while</text:span><text:s/>(byte_count--) {</text:p>
      <text:p text:style-name="P16"><text:s text:c="8"/>*d++ = *s++;</text:p>
      <text:p text:style-name="P16"><text:s text:c="4"/>}</text:p>
      <text:p text:style-name="P16"/>
      <text:p text:style-name="P16"><text:s text:c="4"/><text:span text:style-name="OrgSrcFontLockCommentDelimiterFace1">//<text:s/></text:span><text:span text:style-name="OrgSrcFontLockCommentFace1">La maggior parte</text:span></text:p>
      <text:p text:style-name="P16"><text:s text:c="4"/><text:span text:style-name="OrgSrcFontLockCommentDelimiterFace1">//<text:s/></text:span><text:span text:style-name="OrgSrcFontLockCommentFace1">di queste</text:span></text:p>
      <text:p text:style-name="P16"><text:s text:c="4"/><text:span text:style-name="OrgSrcFontLockCommentDelimiterFace1">//<text:s/></text:span><text:span text:style-name="OrgSrcFontLockCommentFace1">funzioni restituisce</text:span></text:p>
      <text:p text:style-name="P16"><text:s text:c="4"/><text:span text:style-name="OrgSrcFontLockCommentDelimiterFace1">//<text:s/></text:span><text:span text:style-name="OrgSrcFontLockCommentFace1">la destinazione,</text:span></text:p>
      <text:p text:style-name="P16"><text:s text:c="4"/><text:span text:style-name="OrgSrcFontLockCommentDelimiterFace1">//<text:s/></text:span><text:span text:style-name="OrgSrcFontLockCommentFace1">per ogni evenienza</text:span></text:p>
      <text:p text:style-name="P16"><text:s text:c="4"/><text:span text:style-name="OrgSrcFontLockCommentDelimiterFace1">//<text:s/></text:span><text:span text:style-name="OrgSrcFontLockCommentFace1">è utile al chiamante.</text:span></text:p>
      <text:p text:style-name="P16"><text:s text:c="4"/><text:span text:style-name="OrgSrcFontLockKeywordFace1">return</text:span><text:s/>dest;</text:p>
      <text:p text:style-name="P17">}</text:p>
      <text:p text:style-name="P10">Proprio all'inizio, copiamo i<text:s/><text:span text:style-name="OrgCode1">void*</text:span><text:s/>in<text:s/><text:span text:style-name="OrgCode1">char*</text:span><text:s/>in modo da poterli usare come<text:s/><text:span text:style-name="OrgCode1">char*</text:span>. E' così semplice.</text:p>
      <text:p text:style-name="P10">Poi divertendoci un po’ in un ciclo while decrementiamo<text:s/><text:span text:style-name="OrgCode1">byte_count</text:span><text:s/>finché non diventa false (0). Ricordare che con il post-decremento viene calcolato il valore dell'espressione (per il<text:s/><text:span text:style-name="OrgCode1">while</text:span><text:s/>usato) e<text:s/><text:span text:style-name="Emphasis1">quindi</text:span><text:s/>la variabile viene decrementata.</text:p>
      <text:p text:style-name="P10">E un po' ci divertiamo nel copiare dove assegniamo<text:s/><text:span text:style-name="OrgCode1">*d = *s</text:span><text:s/>per copiare il byte, ma lo facciamo con post-incremento in modo che sia<text:s/><text:span text:style-name="OrgCode1">d</text:span><text:s/>che<text:s/><text:span text:style-name="OrgCode1">s</text:span><text:s/>si spostino al byte successivo dopo aver effettuato l'assegnazione.</text:p>
      <text:p text:style-name="P10">Infine, la maggior parte delle funzioni di memoria e di stringa restituiscono una copia di un puntatore alla stringa di destinazione nel caso in cui il chiamante desideri utilizzarla.</text:p>
      <text:p text:style-name="P10">Ora che lo abbiamo fatto, voglio solo sottolineare rapidamente che possiamo usare questa tecnica per scorrere i byte di<text:s/><text:span text:style-name="Emphasis1">qualsiasi</text:span><text:s/>oggetto in C<text:s/><text:span text:style-name="OrgCode1">float</text:span>,<text:s/><text:span text:style-name="OrgCode1">struct</text:span><text:s/>o qualsiasi altra cosa!</text:p>
      <text:p text:style-name="P10">Facciamo un altro esempio del mondo reale con la routine<text:s/><text:span text:style-name="OrgCode1">qsort()</text:span><text:s/>incorporata che può ordinare qualsiasi cosa grazie al magico<text:s/><text:span text:style-name="OrgCode1">void*</text:span>.</text:p>
      <text:p text:style-name="P10">(Nell'esempio seguente puoi ignorare la parola<text:s/><text:span text:style-name="OrgCode1">const</text:span><text:s/>di cui non abbiamo ancora parlato.)</text:p>
      <text:p text:style-name="P16"><text:span text:style-name="OrgSrcFontLockPreprocessorFace1">#include</text:span><text:s/><text:span text:style-name="OrgSrcFontLockStringFace1">&lt;stdio.h&gt;</text:span></text:p>
      <text:p text:style-name="P16"><text:span text:style-name="OrgSrcFontLockPreprocessorFace1">#include</text:span><text:s/><text:span text:style-name="OrgSrcFontLockStringFace1">&lt;stdlib.h&gt;</text:span></text:p>
      <text:p text:style-name="P16"/>
      <text:p text:style-name="P16"><text:span text:style-name="OrgSrcFontLockCommentDelimiterFace1">//<text:s/></text:span><text:span text:style-name="OrgSrcFontLockCommentFace1">Il tipo di struttura</text:span></text:p>
      <text:p text:style-name="P16"><text:span text:style-name="OrgSrcFontLockCommentDelimiterFace1">//<text:s/></text:span><text:span text:style-name="OrgSrcFontLockCommentFace1">che ordineremo</text:span></text:p>
      <text:p text:style-name="P16"><text:span text:style-name="OrgSrcFontLockKeywordFace1">struct</text:span><text:s/><text:span text:style-name="OrgSrcFontLockTypeFace1">animale</text:span><text:s/>{</text:p>
      <text:p text:style-name="P16"><text:s text:c="4"/><text:span text:style-name="OrgSrcFontLockTypeFace1">char</text:span><text:s/>*<text:span text:style-name="OrgSrcFontLockVariableNameFace1">nome</text:span>;</text:p>
      <text:p text:style-name="P16"><text:s text:c="4"/><text:span text:style-name="OrgSrcFontLockTypeFace1">int</text:span><text:s/><text:span text:style-name="OrgSrcFontLockVariableNameFace1">gambe_contatore</text:span>;</text:p>
      <text:p text:style-name="P16">};</text:p>
      <text:p text:style-name="P16"/>
      <text:p text:style-name="P16"><text:span text:style-name="OrgSrcFontLockCommentDelimiterFace1">//<text:s/></text:span><text:span text:style-name="OrgSrcFontLockCommentFace1">Questa è una funzione</text:span></text:p>
      <text:p text:style-name="P16"><text:span text:style-name="OrgSrcFontLockCommentDelimiterFace1">//<text:s/></text:span><text:span text:style-name="OrgSrcFontLockCommentFace1">di confronto chiamata</text:span></text:p>
      <text:p text:style-name="P16"><text:span text:style-name="OrgSrcFontLockCommentDelimiterFace1">//<text:s/></text:span><text:span text:style-name="OrgSrcFontLockCommentFace1">da qsort() per</text:span></text:p>
      <text:p text:style-name="P16"><text:span text:style-name="OrgSrcFontLockCommentDelimiterFace1">//<text:s/></text:span><text:span text:style-name="OrgSrcFontLockCommentFace1">aiutarla a determinare</text:span></text:p>
      <text:p text:style-name="P16"><text:span text:style-name="OrgSrcFontLockCommentDelimiterFace1">//<text:s/></text:span><text:span text:style-name="OrgSrcFontLockCommentFace1">in base a cosa ordinare</text:span></text:p>
      <text:p text:style-name="P16"><text:span text:style-name="OrgSrcFontLockCommentDelimiterFace1">//<text:s/></text:span><text:span text:style-name="OrgSrcFontLockCommentFace1">esattamente. Lo useremo</text:span></text:p>
      <text:p text:style-name="P16"><text:span text:style-name="OrgSrcFontLockCommentDelimiterFace1">//<text:s/></text:span><text:span text:style-name="OrgSrcFontLockCommentFace1">per ordinare un</text:span></text:p>
      <text:p text:style-name="P16"><text:span text:style-name="OrgSrcFontLockCommentDelimiterFace1">//<text:s/></text:span><text:span text:style-name="OrgSrcFontLockCommentFace1">array di struct</text:span></text:p>
      <text:p text:style-name="P16"><text:span text:style-name="OrgSrcFontLockCommentDelimiterFace1">//<text:s/></text:span><text:span text:style-name="OrgSrcFontLockCommentFace1">animals di leg_count.</text:span></text:p>
      <text:p text:style-name="P16"><text:span text:style-name="OrgSrcFontLockTypeFace1">int</text:span><text:s/><text:span text:style-name="OrgSrcFontLockFunctionNameFace1">compar</text:span>(<text:span text:style-name="OrgSrcFontLockKeywordFace1">const</text:span><text:s/><text:span text:style-name="OrgSrcFontLockTypeFace1">void</text:span><text:s/>*<text:span text:style-name="OrgSrcFontLockVariableNameFace1">elem1</text:span>,<text:s/><text:span text:style-name="OrgSrcFontLockKeywordFace1">const</text:span><text:s/><text:span text:style-name="OrgSrcFontLockTypeFace1">void</text:span><text:s/>*<text:span text:style-name="OrgSrcFontLockVariableNameFace1">elem2</text:span>)</text:p>
      <text:p text:style-name="P16">{</text:p>
      <text:p text:style-name="P16"><text:s text:c="4"/><text:span text:style-name="OrgSrcFontLockCommentDelimiterFace1">//<text:s/></text:span><text:span text:style-name="OrgSrcFontLockCommentFace1">Sappiamo che stiamo</text:span></text:p>
      <text:p text:style-name="P16"><text:s text:c="4"/><text:span text:style-name="OrgSrcFontLockCommentDelimiterFace1">//<text:s/></text:span><text:span text:style-name="OrgSrcFontLockCommentFace1">classificando gli</text:span></text:p>
      <text:p text:style-name="P16"><text:s text:c="4"/><text:span text:style-name="OrgSrcFontLockCommentDelimiterFace1">//<text:s/></text:span><text:span text:style-name="OrgSrcFontLockCommentFace1">struct animali,</text:span></text:p>
      <text:p text:style-name="P16"><text:s text:c="4"/><text:span text:style-name="OrgSrcFontLockCommentDelimiterFace1">//<text:s/></text:span><text:span text:style-name="OrgSrcFontLockCommentFace1">quindi creiamoli entrambi</text:span></text:p>
      <text:p text:style-name="P16"><text:s text:c="4"/><text:span text:style-name="OrgSrcFontLockCommentDelimiterFace1">//<text:s/></text:span><text:span text:style-name="OrgSrcFontLockCommentFace1">argomenti puntatori</text:span></text:p>
      <text:p text:style-name="P16"><text:s text:c="4"/><text:span text:style-name="OrgSrcFontLockCommentDelimiterFace1">//<text:s/></text:span><text:span text:style-name="OrgSrcFontLockCommentFace1">per strutturare animali</text:span></text:p>
      <text:p text:style-name="P16"><text:s text:c="4"/><text:span text:style-name="OrgSrcFontLockKeywordFace1">const</text:span><text:s/><text:span text:style-name="OrgSrcFontLockKeywordFace1">struct</text:span><text:s/><text:span text:style-name="OrgSrcFontLockTypeFace1">animale</text:span><text:s/>*<text:span text:style-name="OrgSrcFontLockVariableNameFace1">animal1</text:span><text:s/>= elem1;</text:p>
      <text:p text:style-name="P16"><text:s text:c="4"/><text:span text:style-name="OrgSrcFontLockKeywordFace1">const</text:span><text:s/><text:span text:style-name="OrgSrcFontLockKeywordFace1">struct</text:span><text:s/><text:span text:style-name="OrgSrcFontLockTypeFace1">animale</text:span><text:s/>*<text:span text:style-name="OrgSrcFontLockVariableNameFace1">animal2</text:span><text:s/>= elem2;</text:p>
      <text:p text:style-name="P16"/>
      <text:p text:style-name="P16"><text:s text:c="4"/><text:span text:style-name="OrgSrcFontLockCommentDelimiterFace1">//<text:s/></text:span><text:span text:style-name="OrgSrcFontLockCommentFace1">Restituisce &lt;0 =0 o &gt;0</text:span></text:p>
      <text:p text:style-name="P16"><text:s text:c="4"/><text:span text:style-name="OrgSrcFontLockCommentDelimiterFace1">//<text:s/></text:span><text:span text:style-name="OrgSrcFontLockCommentFace1">a seconda di cosa</text:span></text:p>
      <text:p text:style-name="P16"><text:s text:c="4"/><text:span text:style-name="OrgSrcFontLockCommentDelimiterFace1">//<text:s/></text:span><text:span text:style-name="OrgSrcFontLockCommentFace1">vogliamo ordinare.</text:span></text:p>
      <text:p text:style-name="P16"/>
      <text:p text:style-name="P16"><text:s text:c="4"/><text:span text:style-name="OrgSrcFontLockCommentDelimiterFace1">//<text:s/></text:span><text:span text:style-name="OrgSrcFontLockCommentFace1">Ordiniamo in ordine</text:span></text:p>
      <text:p text:style-name="P16"><text:s text:c="4"/><text:span text:style-name="OrgSrcFontLockCommentDelimiterFace1">//<text:s/></text:span><text:span text:style-name="OrgSrcFontLockCommentFace1">crescente in base a</text:span></text:p>
      <text:p text:style-name="P16"><text:s text:c="4"/><text:span text:style-name="OrgSrcFontLockCommentDelimiterFace1">//<text:s/></text:span><text:span text:style-name="OrgSrcFontLockCommentFace1">gambe_contatore,</text:span></text:p>
      <text:p text:style-name="P16"><text:s text:c="4"/><text:span text:style-name="OrgSrcFontLockCommentDelimiterFace1">//<text:s/></text:span><text:span text:style-name="OrgSrcFontLockCommentFace1">quindi restituiremo</text:span></text:p>
      <text:p text:style-name="P16"><text:s text:c="4"/><text:span text:style-name="OrgSrcFontLockCommentDelimiterFace1">//<text:s/></text:span><text:span text:style-name="OrgSrcFontLockCommentFace1">la differenza in</text:span></text:p>
      <text:p text:style-name="P16"><text:s text:c="4"/><text:span text:style-name="OrgSrcFontLockCommentDelimiterFace1">//<text:s/></text:span><text:span text:style-name="OrgSrcFontLockCommentFace1">gambe_contatore</text:span></text:p>
      <text:p text:style-name="P16"><text:s text:c="4"/><text:span text:style-name="OrgSrcFontLockKeywordFace1">if</text:span><text:s/>(animal1-&gt;gambe_contatore &gt; animal2-&gt;gambe_contatore)</text:p>
      <text:p text:style-name="P16"><text:s text:c="8"/><text:span text:style-name="OrgSrcFontLockKeywordFace1">return</text:span><text:s/>1;</text:p>
      <text:p text:style-name="P16"/>
      <text:p text:style-name="P16"><text:s text:c="4"/><text:span text:style-name="OrgSrcFontLockKeywordFace1">if</text:span><text:s/>(animal1-&gt;gambe_contatore &lt; animal2-&gt;gambe_contatore)</text:p>
      <text:p text:style-name="P16"><text:s text:c="8"/><text:span text:style-name="OrgSrcFontLockKeywordFace1">return</text:span><text:s/>-1;</text:p>
      <text:p text:style-name="P16"/>
      <text:p text:style-name="P16"><text:s text:c="4"/><text:span text:style-name="OrgSrcFontLockKeywordFace1">return</text:span><text:s/>0;</text:p>
      <text:p text:style-name="P16">}</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text:span text:style-name="OrgSrcFontLockCommentDelimiterFace1">//<text:s/></text:span><text:span text:style-name="OrgSrcFontLockCommentFace1">Costruiamo una serie</text:span></text:p>
      <text:p text:style-name="P16"><text:s text:c="4"/><text:span text:style-name="OrgSrcFontLockCommentDelimiterFace1">//<text:s/></text:span><text:span text:style-name="OrgSrcFontLockCommentFace1">di 4 animali con</text:span></text:p>
      <text:p text:style-name="P16"><text:s text:c="4"/><text:span text:style-name="OrgSrcFontLockCommentDelimiterFace1">//<text:s/></text:span><text:span text:style-name="OrgSrcFontLockCommentFace1">strutture diverse</text:span></text:p>
      <text:p text:style-name="P16"><text:s text:c="4"/><text:span text:style-name="OrgSrcFontLockCommentDelimiterFace1">//<text:s/></text:span><text:span text:style-name="OrgSrcFontLockCommentFace1">caratteristiche.</text:span></text:p>
      <text:p text:style-name="P16"><text:s text:c="4"/><text:span text:style-name="OrgSrcFontLockCommentDelimiterFace1">//<text:s/></text:span><text:span text:style-name="OrgSrcFontLockCommentFace1">Questo array è fuori</text:span></text:p>
      <text:p text:style-name="P16"><text:s text:c="4"/><text:span text:style-name="OrgSrcFontLockCommentDelimiterFace1">//<text:s/></text:span><text:span text:style-name="OrgSrcFontLockCommentFace1">ordine per leg_count,</text:span></text:p>
      <text:p text:style-name="P16"><text:s text:c="4"/><text:span text:style-name="OrgSrcFontLockCommentDelimiterFace1">//<text:s/></text:span><text:span text:style-name="OrgSrcFontLockCommentFace1">ma lo sistemeremo</text:span></text:p>
      <text:p text:style-name="P16"><text:s text:c="4"/><text:span text:style-name="OrgSrcFontLockCommentDelimiterFace1">//<text:s/></text:span><text:span text:style-name="OrgSrcFontLockCommentFace1">tra un secondo.</text:span></text:p>
      <text:p text:style-name="P16"><text:s text:c="4"/><text:span text:style-name="OrgSrcFontLockKeywordFace1">struct</text:span><text:s/><text:span text:style-name="OrgSrcFontLockTypeFace1">animale</text:span><text:s/><text:span text:style-name="OrgSrcFontLockVariableNameFace1">a</text:span>[4] = {</text:p>
      <text:p text:style-name="P16"><text:s text:c="8"/>{.name=<text:span text:style-name="OrgSrcFontLockStringFace1">"Cane"</text:span>, .gambe_contatore=4},</text:p>
      <text:p text:style-name="P16"><text:s text:c="8"/>{.name=<text:span text:style-name="OrgSrcFontLockStringFace1">"Scimmia"</text:span>, .gambe_contatore=2},</text:p>
      <text:p text:style-name="P16"><text:s text:c="8"/>{.name=<text:span text:style-name="OrgSrcFontLockStringFace1">"Antilope"</text:span>, .gambe_contatore=4},</text:p>
      <text:p text:style-name="P16"><text:s text:c="8"/>{.name=<text:span text:style-name="OrgSrcFontLockStringFace1">"Serpente"</text:span>, .gambe_contatore=0}</text:p>
      <text:p text:style-name="P16"><text:s text:c="4"/>};</text:p>
      <text:p text:style-name="P16"/>
      <text:p text:style-name="P16"><text:s text:c="4"/><text:span text:style-name="OrgSrcFontLockCommentDelimiterFace1">//<text:s/></text:span><text:span text:style-name="OrgSrcFontLockCommentFace1">Chiama qsort()</text:span></text:p>
      <text:p text:style-name="P16"><text:s text:c="4"/><text:span text:style-name="OrgSrcFontLockCommentDelimiterFace1">//<text:s/></text:span><text:span text:style-name="OrgSrcFontLockCommentFace1">per ordinare l'array.</text:span></text:p>
      <text:p text:style-name="P16"><text:s text:c="4"/><text:span text:style-name="OrgSrcFontLockCommentDelimiterFace1">//<text:s/></text:span><text:span text:style-name="OrgSrcFontLockCommentFace1">A qsort() gli deve</text:span></text:p>
      <text:p text:style-name="P16"><text:s text:c="4"/><text:span text:style-name="OrgSrcFontLockCommentDelimiterFace1">//<text:s/></text:span><text:span text:style-name="OrgSrcFontLockCommentFace1">essere detto esattamente</text:span></text:p>
      <text:p text:style-name="P16"><text:s text:c="4"/><text:span text:style-name="OrgSrcFontLockCommentDelimiterFace1">//<text:s/></text:span><text:span text:style-name="OrgSrcFontLockCommentFace1">in base a cosa ordinare</text:span></text:p>
      <text:p text:style-name="P16"><text:s text:c="4"/><text:span text:style-name="OrgSrcFontLockCommentDelimiterFace1">//<text:s/></text:span><text:span text:style-name="OrgSrcFontLockCommentFace1">questi dati e lo faremo</text:span></text:p>
      <text:p text:style-name="P16"><text:s text:c="4"/><text:span text:style-name="OrgSrcFontLockCommentDelimiterFace1">//<text:s/></text:span><text:span text:style-name="OrgSrcFontLockCommentFace1">all'interno di funzione</text:span></text:p>
      <text:p text:style-name="P16"><text:s text:c="4"/><text:span text:style-name="OrgSrcFontLockCommentDelimiterFace1">//<text:s/></text:span><text:span text:style-name="OrgSrcFontLockCommentFace1">compar().</text:span></text:p>
      <text:p text:style-name="P16"><text:s text:c="4"/><text:span text:style-name="OrgSrcFontLockCommentDelimiterFace1">//</text:span></text:p>
      <text:p text:style-name="P16"><text:s text:c="4"/><text:span text:style-name="OrgSrcFontLockCommentDelimiterFace1">//<text:s/></text:span><text:span text:style-name="OrgSrcFontLockCommentFace1">Questa chiamata dice:</text:span></text:p>
      <text:p text:style-name="P16"><text:s text:c="4"/><text:span text:style-name="OrgSrcFontLockCommentDelimiterFace1">//<text:s/></text:span><text:span text:style-name="OrgSrcFontLockCommentFace1">qsort array a, che</text:span></text:p>
      <text:p text:style-name="P16"><text:s text:c="4"/><text:span text:style-name="OrgSrcFontLockCommentDelimiterFace1">//<text:s/></text:span><text:span text:style-name="OrgSrcFontLockCommentFace1">ha 4 elementi, e</text:span></text:p>
      <text:p text:style-name="P16"><text:s text:c="4"/><text:span text:style-name="OrgSrcFontLockCommentDelimiterFace1">//<text:s/></text:span><text:span text:style-name="OrgSrcFontLockCommentFace1">ogni elemento</text:span></text:p>
      <text:p text:style-name="P16"><text:s text:c="4"/><text:span text:style-name="OrgSrcFontLockCommentDelimiterFace1">//<text:s/></text:span><text:span text:style-name="OrgSrcFontLockCommentFace1">è grande sizeof(struct animale) byte,</text:span></text:p>
      <text:p text:style-name="P16"><text:s text:c="4"/><text:span text:style-name="OrgSrcFontLockCommentDelimiterFace1">//<text:s/></text:span><text:span text:style-name="OrgSrcFontLockCommentFace1">e questo è la</text:span></text:p>
      <text:p text:style-name="P16"><text:s text:c="4"/><text:span text:style-name="OrgSrcFontLockCommentDelimiterFace1">//<text:s/></text:span><text:span text:style-name="OrgSrcFontLockCommentFace1">funzione che confronterà</text:span></text:p>
      <text:p text:style-name="P16"><text:s text:c="4"/><text:span text:style-name="OrgSrcFontLockCommentDelimiterFace1">//<text:s/></text:span><text:span text:style-name="OrgSrcFontLockCommentFace1">due elementi qualsiasi.</text:span></text:p>
      <text:p text:style-name="P16"><text:s text:c="4"/>qsort(a, 4,<text:s/><text:span text:style-name="OrgSrcFontLockKeywordFace1">sizeof</text:span>(<text:span text:style-name="OrgSrcFontLockKeywordFace1">struct</text:span><text:s/><text:span text:style-name="OrgSrcFontLockTypeFace1">animale</text:span>), compar);</text:p>
      <text:p text:style-name="P16"/>
      <text:p text:style-name="P16"><text:s text:c="4"/><text:span text:style-name="OrgSrcFontLockCommentDelimiterFace1">//<text:s/></text:span><text:span text:style-name="OrgSrcFontLockCommentFace1">Stampateli tutti</text:span></text:p>
      <text:p text:style-name="P16"><text:s text:c="4"/><text:span text:style-name="OrgSrcFontLockKeywordFace1">for</text:span><text:s/>(<text:span text:style-name="OrgSrcFontLockTypeFace1">int</text:span><text:s/><text:span text:style-name="OrgSrcFontLockVariableNameFace1">i</text:span><text:s/>= 0; i &lt; 4; i++) {</text:p>
      <text:p text:style-name="P16"><text:s text:c="8"/>printf(<text:span text:style-name="OrgSrcFontLockStringFace1">"%d: %s\n"</text:span>, a[i].gambe_contatore, a[i].nome);</text:p>
      <text:p text:style-name="P16"><text:s text:c="4"/>}</text:p>
      <text:p text:style-name="P17">}</text:p>
      <text:p text:style-name="P10">Finché dai a<text:s/><text:span text:style-name="OrgCode1">qsort()</text:span><text:s/>una funzione in grado di confrontare due elementi che hai nel tuo array da ordinare può ordinare qualsiasi cosa. E lo fa senza la necessità di avere i tipi degli elementi codificati ovunque.<text:s/><text:span text:style-name="OrgCode1">qsort()</text:span><text:s/>riorganizza semplicemente blocchi di byte in base ai risultati della funzione<text:s/><text:span text:style-name="OrgCode1">compar()</text:span><text:s/>che hai passato.</text:p>
      <text:h text:outline-level="1" text:style-name="P9"><text:bookmark text:name="org21d1c69"/><text:bookmark-start text:name="OrgXref.org21d1c69"/>Allocazione Manuale della Memoria<text:s/><text:bookmark-end text:name="OrgXref.org21d1c69"/></text:h>
      <text:p text:style-name="P10">Questa è una delle grandi aree in cui il C probabilmente diverge dai linguaggi che già conosci:<text:s/><text:span text:style-name="Emphasis1">la gestione manuale della memoria</text:span>.</text:p>
      <text:p text:style-name="P10">Altri linguaggi utilizzano il conteggio dei riferimenti, la garbage collection o altri mezzi per determinare quando allocare nuova memoria per alcuni dati e quando deallocarla quando nessuna variabile vi fa riferimento.</text:p>
      <text:p text:style-name="P10">Ed è carino. È bello poter non preoccuparsene, non pensare ai riferimenti di un elemento e avere fiducia che a un certo punto la memoria ad esso associata verrà liberata.</text:p>
      <text:p text:style-name="P10">Ma C non è del tutto così.</text:p>
      <text:p text:style-name="P10">Naturalmente in C, alcune variabili vengono automaticamente allocate e deallocate quando entrano nell’ambito e lasciano l’ambito (scope). Chiamiamo queste variabili automatiche. Sono le normali variabili “locali” dell'ambito del blocco. Nessun problema.</text:p>
      <text:p text:style-name="P10">Ma cosa succede se vuoi che qualcosa persista più a lungo di un particolare blocco? È qui che entra in gioco la gestione manuale della memoria.</text:p>
      <text:p text:style-name="P10">Puoi dire a C esplicitamente di allocare per te un certo numero di byte che puoi usare come preferisci. E questi byte rimarranno allocati finché non libererai esplicitamente quella memoria<text:note text:note-class="footnote"><text:note-citation>92</text:note-citation><text:note-body><text:p text:style-name="P14">Oppure finché il programma non esce, nel qual caso tutta la memoria da esso allocata viene liberata. Asterisco: alcuni sistemi ti consentono di allocare memoria che persiste dopo l'uscita di un programma, ma dipende dal sistema, esula dall'ambito di questa guida e sicuramente non lo farai mai per errore.</text:p></text:note-body></text:note>.</text:p>
      <text:p text:style-name="P10">È importante liberare la memoria con cui hai finito di lavorare! In caso contrario, avremo un<text:s/><text:span text:style-name="Emphasis1">memory leak</text:span><text:s/>e il processo continuerà a riservare quella memoria fino alla sua chiusura.</text:p>
      <text:p text:style-name="P10"><text:span text:style-name="Emphasis1">Se lo hai assegnato manualmente dovrai liberarlo manualmente quando hai finito.</text:span></text:p>
      <text:p text:style-name="P10">Allora come lo facciamo? Impareremo un paio di nuove funzioni e utilizzeremo l'operatore<text:s/><text:span text:style-name="OrgCode1">sizeof</text:span><text:s/>per aiutarci a capire quanti byte allocare.</text:p>
      <text:p text:style-name="P10">Nel linguaggio C comune gli sviluppatori dicono che le variabili locali automatiche vengono allocate "nello stack" e la memoria allocata manualmente è "nell'heap". Le specifiche non parlano di nessuna di queste cose ma tutti gli sviluppatori C sapranno di cosa stai parlando se ne parli.</text:p>
      <text:p text:style-name="P10">Tutte le funzioni che impareremo in questo capitolo possono essere trovate in<text:s/><text:span text:style-name="OrgCode1">&lt;stdlib.h&gt;</text:span>.</text:p>
      <text:h text:outline-level="2" text:style-name="P15"><text:bookmark text:name="org349c49f"/><text:bookmark-start text:name="OrgXref.org349c49f"/>Allocazione e deallocazione,<text:s/><text:span text:style-name="OrgCode1">malloc()</text:span><text:s/>e<text:s/><text:span text:style-name="OrgCode1">free()</text:span><text:s/><text:bookmark-end text:name="OrgXref.org349c49f"/></text:h>
      <text:p text:style-name="P10">La funzione<text:s/><text:span text:style-name="OrgCode1">malloc()</text:span><text:s/>accetta un numero di byte da allocare e restituisce un puntatore vuoto a quel blocco di memoria appena allocata.</text:p>
      <text:p text:style-name="P10">Dato che è un<text:s/><text:span text:style-name="OrgCode1">void*</text:span><text:s/>puoi assegnarlo a qualunque tipo di puntatore desideri… normalmente questo corrisponderà in qualche modo al numero di byte che stai allocando.</text:p>
      <text:p text:style-name="P10">Quindi… quanti byte dovrei allocare? Possiamo usare<text:s/><text:span text:style-name="OrgCode1">sizeof</text:span><text:s/>per aiutarci. Se vogliamo allocare spazio sufficiente per un singolo<text:s/><text:span text:style-name="OrgCode1">int</text:span>, possiamo usare<text:s/><text:span text:style-name="OrgCode1">sizeof(int)</text:span><text:s/>e passarlo a<text:s/><text:span text:style-name="OrgCode1">malloc()</text:span>.</text:p>
      <text:p text:style-name="P10">Dopo aver finito con la memoria allocata possiamo chiamare<text:s/><text:span text:style-name="OrgCode1">free()</text:span><text:s/>per indicare che abbiamo finito con quella memoria e che può essere usata per qualcos'altro. Come argomento passi lo stesso puntatore che hai ottenuto da<text:s/><text:span text:style-name="OrgCode1">malloc()</text:span><text:s/>(o una sua copia). È un comportamento indefinito utilizzare una regione di memoria dopo averla liberata con<text:s/><text:span text:style-name="OrgCode1">free()</text:span>.</text:p>
      <text:p text:style-name="P10">Proviamo. Allocheremo memoria sufficiente per un<text:s/><text:span text:style-name="OrgCode1">int</text:span>, quindi memorizzeremo qualcosa lì e lo stamperemo.</text:p>
      <text:p text:style-name="P16"><text:span text:style-name="OrgSrcFontLockCommentDelimiterFace1">//<text:s/></text:span><text:span text:style-name="OrgSrcFontLockCommentFace1">Allocare spazio per un singolo int (sizeof(int) valore in byte):</text:span></text:p>
      <text:p text:style-name="P16"/>
      <text:p text:style-name="P16"><text:span text:style-name="OrgSrcFontLockTypeFace1">int</text:span><text:s/>*<text:span text:style-name="OrgSrcFontLockVariableNameFace1">p</text:span><text:s/>= malloc(<text:span text:style-name="OrgSrcFontLockKeywordFace1">sizeof</text:span>(<text:span text:style-name="OrgSrcFontLockTypeFace1">int</text:span>));</text:p>
      <text:p text:style-name="P16"/>
      <text:p text:style-name="P16">*p = 12;</text:p>
      <text:p text:style-name="P16"><text:span text:style-name="OrgSrcFontLockCommentDelimiterFace1">//<text:s/></text:span><text:span text:style-name="OrgSrcFontLockCommentFace1">Conserva qualcosa lì</text:span></text:p>
      <text:p text:style-name="P16"/>
      <text:p text:style-name="P16">printf(<text:span text:style-name="OrgSrcFontLockStringFace1">"%d\n"</text:span>, *p);</text:p>
      <text:p text:style-name="P16"><text:span text:style-name="OrgSrcFontLockCommentDelimiterFace1">//<text:s/></text:span><text:span text:style-name="OrgSrcFontLockCommentFace1">Stampalo: 12</text:span></text:p>
      <text:p text:style-name="P16"/>
      <text:p text:style-name="P16"><text:span text:style-name="OrgSrcFontLockFunctionNameFace1">free</text:span>(p);</text:p>
      <text:p text:style-name="P16"><text:span text:style-name="OrgSrcFontLockCommentDelimiterFace1">//<text:s/></text:span><text:span text:style-name="OrgSrcFontLockCommentFace1">Tutto finito con quella memoria</text:span></text:p>
      <text:p text:style-name="P16"/>
      <text:p text:style-name="P16"><text:span text:style-name="OrgSrcFontLockCommentDelimiterFace1">//</text:span><text:span text:style-name="OrgSrcFontLockCommentFace1">*p = 3490;</text:span></text:p>
      <text:p text:style-name="P16"><text:span text:style-name="OrgSrcFontLockCommentDelimiterFace1">//</text:span><text:span text:style-name="OrgSrcFontLockCommentFace1">ERRORE: comportamento indefinito!</text:span></text:p>
      <text:p text:style-name="P17"><text:span text:style-name="OrgSrcFontLockCommentDelimiterFace1">//</text:span><text:span text:style-name="OrgSrcFontLockCommentFace1">Utilizzato dopo free()!</text:span></text:p>
      <text:p text:style-name="P10">Ora in quell'esempio artificioso non c'è davvero alcun vantaggio. Avremmo potuto semplicemente usare un int automatico e avrebbe funzionato. Ma vedremo come la possibilità di allocare la memoria in questo modo presenta i suoi vantaggi, soprattutto con strutture dati più complesse.</text:p>
      <text:p text:style-name="P10">Un'altra cosa che vedrai comunemente sfrutta il fatto che<text:s/><text:span text:style-name="OrgCode1">sizeof</text:span><text:s/>può darti la dimensione del tipo di risultato di qualsiasi espressione costante. Quindi potresti inserire anche un nome di variabile e usarlo. Eccone un esempio proprio come il precedente:</text:p>
      <text:p text:style-name="P16"><text:span text:style-name="OrgSrcFontLockTypeFace1">int</text:span><text:s/>*<text:span text:style-name="OrgSrcFontLockVariableNameFace1">p</text:span><text:s/>= malloc(<text:span text:style-name="OrgSrcFontLockKeywordFace1">sizeof</text:span><text:s/>*p);</text:p>
      <text:p text:style-name="P17"><text:span text:style-name="OrgSrcFontLockCommentDelimiterFace1">//<text:s/></text:span><text:span text:style-name="OrgSrcFontLockCommentFace1">*p è un int, quindi uguale a sizeof(int)</text:span></text:p>
      <text:h text:outline-level="2" text:style-name="P15"><text:bookmark-start text:name="OrgXref.org7ea91dc"/><text:bookmark text:name="org7ea91dc"/>Controllo degli errori<text:s/><text:bookmark-end text:name="OrgXref.org7ea91dc"/></text:h>
      <text:p text:style-name="P10">Tutte le funzioni di allocazione restituiscono un puntatore alla porzione di memoria appena allocata o<text:s/><text:span text:style-name="OrgCode1">NULL</text:span><text:s/>se per qualche motivo la memoria non può essere allocata.</text:p>
      <text:p text:style-name="P10">Alcuni S.O. come Linux possono essere configurati in modo tale che<text:s/><text:span text:style-name="OrgCode1">malloc()</text:span><text:s/>non restituisca mai<text:s/><text:span text:style-name="OrgCode1">NULL</text:span><text:s/>anche se hai esaurito la memoria. Ma nonostante ciò dovresti sempre scrivere il codice tenendo presente le misure di sicurezza.</text:p>
      <text:p text:style-name="P16"><text:span text:style-name="OrgSrcFontLockTypeFace1">int</text:span><text:s/>*<text:span text:style-name="OrgSrcFontLockVariableNameFace1">x</text:span>;</text:p>
      <text:p text:style-name="P16"/>
      <text:p text:style-name="P16">x = malloc(<text:span text:style-name="OrgSrcFontLockKeywordFace1">sizeof</text:span>(<text:span text:style-name="OrgSrcFontLockTypeFace1">int</text:span>) * 10);</text:p>
      <text:p text:style-name="P16"/>
      <text:p text:style-name="P16"><text:span text:style-name="OrgSrcFontLockKeywordFace1">if</text:span><text:s/>(x ==<text:s/><text:span text:style-name="OrgSrcFontLockConstantFace1">NULL</text:span>) {</text:p>
      <text:p text:style-name="P16"><text:s text:c="4"/>printf(<text:span text:style-name="OrgSrcFontLockStringFace1">"Errore allocati 10 int\n"</text:span>);</text:p>
      <text:p text:style-name="P16"><text:s text:c="4"/><text:span text:style-name="OrgSrcFontLockCommentDelimiterFace1">//<text:s/></text:span><text:span text:style-name="OrgSrcFontLockCommentFace1">fai qualcosa per gestirlo</text:span></text:p>
      <text:p text:style-name="P17">}</text:p>
      <text:p text:style-name="P10">Ecco uno schema comune che vedrai in cui eseguiamo l'assegnazione e la condizione sulla stessa riga:</text:p>
      <text:p text:style-name="P16"><text:span text:style-name="OrgSrcFontLockTypeFace1">int</text:span><text:s/>*<text:span text:style-name="OrgSrcFontLockVariableNameFace1">x</text:span>;</text:p>
      <text:p text:style-name="P16"/>
      <text:p text:style-name="P16"><text:span text:style-name="OrgSrcFontLockKeywordFace1">if</text:span><text:s/>((x = malloc(<text:span text:style-name="OrgSrcFontLockKeywordFace1">sizeof</text:span>(<text:span text:style-name="OrgSrcFontLockTypeFace1">int</text:span>) * 10)) ==<text:s/><text:span text:style-name="OrgSrcFontLockConstantFace1">NULL</text:span>)</text:p>
      <text:p text:style-name="P16"><text:s text:c="4"/>printf(<text:span text:style-name="OrgSrcFontLockStringFace1">"Errore allocati 10 int\n"</text:span>);</text:p>
      <text:p text:style-name="P16"><text:s text:c="4"/><text:span text:style-name="OrgSrcFontLockCommentDelimiterFace1">//<text:s/></text:span><text:span text:style-name="OrgSrcFontLockCommentFace1">fai qualcosa qui per gestirlo</text:span></text:p>
      <text:p text:style-name="P17">}</text:p>
      <text:h text:outline-level="2" text:style-name="P15"><text:bookmark text:name="org6ab5ad0"/><text:bookmark-start text:name="OrgXref.org6ab5ad0"/>Assegnazione dello spazio per un array<text:s/><text:bookmark-end text:name="OrgXref.org6ab5ad0"/></text:h>
      <text:p text:style-name="P10">Abbiamo visto come allocare lo spazio per un singolo elemento; ora che ne dici di un gruppo di quelli in un array?</text:p>
      <text:p text:style-name="P10">In C un array è un insieme di elementi uguali uno dopo l'altro in un tratto di memoria contiguo.</text:p>
      <text:p text:style-name="P10">Possiamo allocare un tratto contiguo di memoria: abbiamo visto come farlo. Se volessimo 3490 byte di memoria potremmo semplicemente chiederlo:</text:p>
      <text:p text:style-name="P16"><text:span text:style-name="OrgSrcFontLockTypeFace1">char</text:span><text:s/>*<text:span text:style-name="OrgSrcFontLockVariableNameFace1">p</text:span><text:s/>= malloc(3490);</text:p>
      <text:p text:style-name="P17"><text:span text:style-name="OrgSrcFontLockCommentDelimiterFace1">//<text:s/></text:span><text:span text:style-name="OrgSrcFontLockCommentFace1">Voila</text:span></text:p>
      <text:p text:style-name="P10">E——infatti! si tratta di un array di 3490<text:s/><text:span text:style-name="OrgCode1">char</text:span><text:s/>(ovvero una stringa!) poiché ogni<text:s/><text:span text:style-name="OrgCode1">char</text:span><text:s/>è 1 byte. In altre parole<text:s/><text:span text:style-name="OrgCode1">sizeof(char)</text:span><text:s/>è 1.</text:p>
      <text:p text:style-name="P10">Nota: non viene eseguita alcuna inizializzazione sulla memoria appena allocata: è piena di spazzatura. Cancellalo con<text:s/><text:span text:style-name="OrgCode1">memset()</text:span><text:s/>se vuoi, o vedi<text:s/><text:span text:style-name="OrgCode1">calloc()</text:span><text:s/>di sotto.</text:p>
      <text:p text:style-name="P10">Ma possiamo semplicemente moltiplicare la dimensione dell'oggetto che vogliamo per il numero di elementi che vogliamo e quindi accedervi utilizzando la notazione del puntatore o dell'array. Esempio!</text:p>
      <text:p text:style-name="P16"><text:span text:style-name="OrgSrcFontLockPreprocessorFace1">#include</text:span><text:s/><text:span text:style-name="OrgSrcFontLockStringFace1">&lt;stdio.h&gt;</text:span></text:p>
      <text:p text:style-name="P16"><text:span text:style-name="OrgSrcFontLockPreprocessorFace1">#include</text:span><text:s/><text:span text:style-name="OrgSrcFontLockStringFace1">&lt;stdlib.h&gt;</text:span></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text:span text:style-name="OrgSrcFontLockCommentDelimiterFace1">//<text:s/></text:span><text:span text:style-name="OrgSrcFontLockCommentFace1">Assegna lo spazio per 10 int</text:span></text:p>
      <text:p text:style-name="P16"><text:s text:c="4"/><text:span text:style-name="OrgSrcFontLockTypeFace1">int</text:span><text:s/>*<text:span text:style-name="OrgSrcFontLockVariableNameFace1">p</text:span><text:s/>= malloc(<text:span text:style-name="OrgSrcFontLockKeywordFace1">sizeof</text:span>(<text:span text:style-name="OrgSrcFontLockTypeFace1">int</text:span>) * 10);</text:p>
      <text:p text:style-name="P16"/>
      <text:p text:style-name="P16"><text:s text:c="4"/><text:span text:style-name="OrgSrcFontLockCommentDelimiterFace1">//<text:s/></text:span><text:span text:style-name="OrgSrcFontLockCommentFace1">Assegna loro dei valori da 0-45:</text:span></text:p>
      <text:p text:style-name="P16"><text:s text:c="4"/><text:span text:style-name="OrgSrcFontLockKeywordFace1">for</text:span><text:s/>(<text:span text:style-name="OrgSrcFontLockTypeFace1">int</text:span><text:s/><text:span text:style-name="OrgSrcFontLockVariableNameFace1">i</text:span><text:s/>= 0; i &lt; 10; i++)</text:p>
      <text:p text:style-name="P16"><text:s text:c="8"/>p[i] = i * 5;</text:p>
      <text:p text:style-name="P16"/>
      <text:p text:style-name="P16"><text:s text:c="4"/><text:span text:style-name="OrgSrcFontLockCommentDelimiterFace1">//<text:s/></text:span><text:span text:style-name="OrgSrcFontLockCommentFace1">Stampa tutti i valori 0, 5, 10, 15, ..., 40, 45</text:span></text:p>
      <text:p text:style-name="P16"><text:s text:c="4"/><text:span text:style-name="OrgSrcFontLockKeywordFace1">for</text:span><text:s/>(<text:span text:style-name="OrgSrcFontLockTypeFace1">int</text:span><text:s/><text:span text:style-name="OrgSrcFontLockVariableNameFace1">i</text:span><text:s/>= 0; i &lt; 10; i++)</text:p>
      <text:p text:style-name="P16"><text:s text:c="8"/>printf(<text:span text:style-name="OrgSrcFontLockStringFace1">"%d\n"</text:span>, p[i]);</text:p>
      <text:p text:style-name="P16"/>
      <text:p text:style-name="P16"><text:s text:c="4"/><text:span text:style-name="OrgSrcFontLockCommentDelimiterFace1">//<text:s/></text:span><text:span text:style-name="OrgSrcFontLockCommentFace1">Libera lo spazio</text:span></text:p>
      <text:p text:style-name="P16"><text:s text:c="4"/>free(p);</text:p>
      <text:p text:style-name="P17">}</text:p>
      <text:p text:style-name="P10">La chiave è nella riga<text:s/><text:span text:style-name="OrgCode1">malloc()</text:span>. Se sappiamo che ogni<text:s/><text:span text:style-name="OrgCode1">int</text:span><text:s/>richiede<text:s/><text:span text:style-name="OrgCode1">sizeof(int)</text:span><text:s/>byte per contenerlo e sappiamo che ne vogliamo 10, possiamo semplicemente allocare esattamente quel numero di byte con:</text:p>
      <text:p text:style-name="P17"><text:span text:style-name="OrgSrcFontLockKeywordFace1">sizeof</text:span>(<text:span text:style-name="OrgSrcFontLockTypeFace1">int</text:span>) * 10</text:p>
      <text:p text:style-name="P10">E questo trucco funziona per ogni tipo. Basta passarlo a<text:s/><text:span text:style-name="OrgCode1">sizeof</text:span><text:s/>e moltiplicarlo per la dimensione dell'array.</text:p>
      <text:h text:outline-level="2" text:style-name="P15"><text:bookmark-start text:name="OrgXref.org2683492"/><text:bookmark text:name="org2683492"/>Un'alternativa:<text:s/><text:span text:style-name="OrgCode1">calloc()</text:span><text:s/><text:bookmark-end text:name="OrgXref.org2683492"/></text:h>
      <text:p text:style-name="P10">Questa è un'altra funzione di allocazione che funziona in modo simile a<text:s/><text:span text:style-name="OrgCode1">malloc()</text:span><text:s/>con due differenze fondamentali:</text:p>
      <text:list text:style-name="OrgBulletedList" xml:id="list-474c8842-59b4-441b-a193-3ed07a744bd9">
        <text:list-item>
          <text:p text:style-name="P10">Invece di un singolo argomento passi la dimensione di un elemento e il numero di elementi che desideri allocare. È come se fosse fatto per l'allocazione degli array.</text:p>
        </text:list-item>
        <text:list-item>
          <text:p text:style-name="P10">Ripulisce la memoria a zero.</text:p>
        </text:list-item>
      </text:list>
      <text:p text:style-name="P10">Utilizzi ancora<text:s/><text:span text:style-name="OrgCode1">free()</text:span><text:s/>per deallocare la memoria ottenuta tramite<text:s/><text:span text:style-name="OrgCode1">calloc()</text:span>.</text:p>
      <text:p text:style-name="P10">Ecco un confronto tra<text:s/><text:span text:style-name="OrgCode1">calloc()</text:span><text:s/>e<text:s/><text:span text:style-name="OrgCode1">malloc()</text:span>.</text:p>
      <text:p text:style-name="P16"><text:span text:style-name="OrgSrcFontLockCommentDelimiterFace1">//<text:s/></text:span><text:span text:style-name="OrgSrcFontLockCommentFace1">Assegna lo spazio per 10 int con calloc(), inizializziamolo a 0:</text:span></text:p>
      <text:p text:style-name="P16"><text:span text:style-name="OrgSrcFontLockTypeFace1">int</text:span><text:s/>*<text:span text:style-name="OrgSrcFontLockVariableNameFace1">p</text:span><text:s/>= calloc(10,<text:s/><text:span text:style-name="OrgSrcFontLockKeywordFace1">sizeof</text:span>(<text:span text:style-name="OrgSrcFontLockTypeFace1">int</text:span>));</text:p>
      <text:p text:style-name="P16"/>
      <text:p text:style-name="P16"><text:span text:style-name="OrgSrcFontLockCommentDelimiterFace1">//<text:s/></text:span><text:span text:style-name="OrgSrcFontLockCommentFace1">Assegna lo spazio per 10 int con malloc(), inizializzato a 0:</text:span></text:p>
      <text:p text:style-name="P16"><text:span text:style-name="OrgSrcFontLockTypeFace1">int</text:span><text:s/>*<text:span text:style-name="OrgSrcFontLockVariableNameFace1">q</text:span><text:s/>= malloc(10 *<text:s/><text:span text:style-name="OrgSrcFontLockKeywordFace1">sizeof</text:span>(<text:span text:style-name="OrgSrcFontLockTypeFace1">int</text:span>));</text:p>
      <text:p text:style-name="P17"><text:span text:style-name="OrgSrcFontLockFunctionNameFace1">memset</text:span>(q, 0, 10 *<text:s/><text:span text:style-name="OrgSrcFontLockKeywordFace1">sizeof</text:span>(<text:span text:style-name="OrgSrcFontLockTypeFace1">int</text:span>));<text:s text:c="3"/><text:span text:style-name="OrgSrcFontLockCommentDelimiterFace1">//<text:s/></text:span><text:span text:style-name="OrgSrcFontLockCommentFace1">impostalo a 0</text:span></text:p>
      <text:p text:style-name="P10">Ancora una volta il risultato è lo stesso per entrambi tranne che<text:s/><text:span text:style-name="OrgCode1">malloc()</text:span><text:s/>non azzera la memoria per impostazione predefinita.</text:p>
      <text:h text:outline-level="2" text:style-name="P15"><text:bookmark text:name="orgfa14f0f"/><text:bookmark-start text:name="OrgXref.orgfa14f0f"/>Modifica della dimensione allocata con<text:s/><text:span text:style-name="OrgCode1">realloc()</text:span><text:s/><text:bookmark-end text:name="OrgXref.orgfa14f0f"/></text:h>
      <text:p text:style-name="P10">Se hai già assegnato 10<text:s/><text:span text:style-name="OrgCode1">int</text:span><text:s/>ma in seguito decidi che te ne servono 20, cosa puoi fare?</text:p>
      <text:p text:style-name="P10">Un'opzione è allocare un po' di nuovo spazio e poi con<text:s/><text:span text:style-name="OrgCode1">memcpy()</text:span><text:s/>occupare la memoria… ma a volte non è necessario spostare nulla. E c'è una funzione abbastanza intelligente da fare la cosa giusta in tutte le circostanze giuste:<text:s/><text:span text:style-name="OrgCode1">realloc()</text:span>.</text:p>
      <text:p text:style-name="P10">Richiede un puntatore a una memoria precedentemente allocata (da<text:s/><text:span text:style-name="OrgCode1">malloc()</text:span><text:s/>o<text:s/><text:span text:style-name="OrgCode1">calloc()</text:span>) e una nuova dimensione per la regione di memoria.</text:p>
      <text:p text:style-name="P10">Di conseguenza aumenta o riduce la memoria e restituisce un puntatore ad essa. A volte potrebbe restituire lo stesso puntatore (se i dati non dovevano essere copiati altrove) oppure potrebbe restituirne uno diverso (se i dati dovevano essere copiati).</text:p>
      <text:p text:style-name="P10">Assicurati che quando chiami<text:s/><text:span text:style-name="OrgCode1">realloc()</text:span><text:s/>specifichi il numero di<text:s/><text:span text:style-name="Emphasis1">byte</text:span><text:s/>da allocare e non solo il numero di elementi dell'array! Che è:</text:p>
      <text:p text:style-name="P16"><text:span text:style-name="OrgSrcFontLockTypeFace1">num_floats</text:span><text:s/>*= 2;</text:p>
      <text:p text:style-name="P16"/>
      <text:p text:style-name="P16">np = realloc(p, num_floats);</text:p>
      <text:p text:style-name="P16"><text:span text:style-name="OrgSrcFontLockCommentDelimiterFace1">//<text:s/></text:span><text:span text:style-name="OrgSrcFontLockCommentFace1">SBAGLIATO: sono necessari byte,</text:span></text:p>
      <text:p text:style-name="P16"><text:span text:style-name="OrgSrcFontLockCommentDelimiterFace1">//<text:s/></text:span><text:span text:style-name="OrgSrcFontLockCommentFace1">non numero di elementi!</text:span></text:p>
      <text:p text:style-name="P16"/>
      <text:p text:style-name="P16">np = realloc(p, num_floats *<text:s/><text:span text:style-name="OrgSrcFontLockKeywordFace1">sizeof</text:span>(<text:span text:style-name="OrgSrcFontLockTypeFace1">float</text:span>));</text:p>
      <text:p text:style-name="P17"><text:span text:style-name="OrgSrcFontLockCommentDelimiterFace1">//<text:s/></text:span><text:span text:style-name="OrgSrcFontLockCommentFace1">Meglio!</text:span></text:p>
      <text:p text:style-name="P10">Assegniamo un array di 20<text:s/><text:span text:style-name="OrgCode1">float</text:span><text:s/>e dopo cambiamo idea e rendiamolo un array di 40.</text:p>
      <text:p text:style-name="P10">Assegneremo il valore restituito di<text:s/><text:span text:style-name="OrgCode1">realloc()</text:span><text:s/>a un altro puntatore solo per assicurarci che non sia<text:s/><text:span text:style-name="OrgCode1">NULL</text:span>. Se non lo è possiamo riassegnarlo al nostro puntatore originale. (Se assegnassimo il valore restituito direttamente al puntatore originale, perderemmo quel puntatore se la funzione restituisse<text:s/><text:span text:style-name="OrgCode1">NULL</text:span><text:s/>e non avremmo modo di recuperarlo.)</text:p>
      <text:p text:style-name="P16"><text:span text:style-name="OrgSrcFontLockPreprocessorFace1">#include</text:span><text:s/><text:span text:style-name="OrgSrcFontLockStringFace1">&lt;stdio.h&gt;</text:span></text:p>
      <text:p text:style-name="P16"><text:span text:style-name="OrgSrcFontLockPreprocessorFace1">#include</text:span><text:s/><text:span text:style-name="OrgSrcFontLockStringFace1">&lt;stdlib.h&gt;</text:span></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text:span text:style-name="OrgSrcFontLockCommentDelimiterFace1">//<text:s/></text:span><text:span text:style-name="OrgSrcFontLockCommentFace1">Assegna spazio per 20 float</text:span></text:p>
      <text:p text:style-name="P16"><text:s text:c="4"/><text:span text:style-name="OrgSrcFontLockTypeFace1">float</text:span><text:s/>*<text:span text:style-name="OrgSrcFontLockVariableNameFace1">p</text:span><text:s/>= malloc(<text:span text:style-name="OrgSrcFontLockKeywordFace1">sizeof</text:span><text:s/>*p * 20);</text:p>
      <text:p text:style-name="P16"><text:s text:c="4"/><text:span text:style-name="OrgSrcFontLockCommentDelimiterFace1">//<text:s/></text:span><text:span text:style-name="OrgSrcFontLockCommentFace1">sizeof *p uguale a sizeof(float)</text:span></text:p>
      <text:p text:style-name="P16"/>
      <text:p text:style-name="P16"><text:s text:c="4"/><text:span text:style-name="OrgSrcFontLockCommentDelimiterFace1">//<text:s/></text:span><text:span text:style-name="OrgSrcFontLockCommentFace1">Assegna loro valori frazionari 0.0-1.0:</text:span></text:p>
      <text:p text:style-name="P16"><text:s text:c="4"/><text:span text:style-name="OrgSrcFontLockKeywordFace1">for</text:span><text:s/>(<text:span text:style-name="OrgSrcFontLockTypeFace1">int</text:span><text:s/><text:span text:style-name="OrgSrcFontLockVariableNameFace1">i</text:span><text:s/>= 0; i &lt; 20; i++)</text:p>
      <text:p text:style-name="P16"><text:s text:c="8"/>p[i] = i / 20.0;</text:p>
      <text:p text:style-name="P16"/>
      <text:p text:style-name="P16"><text:s text:c="4"/><text:span text:style-name="OrgSrcFontLockCommentDelimiterFace1">//<text:s/></text:span><text:span text:style-name="OrgSrcFontLockCommentFace1">Ma aspetta! Realizziamo un array di 40 elementi</text:span></text:p>
      <text:p text:style-name="P16"><text:s text:c="4"/><text:span text:style-name="OrgSrcFontLockTypeFace1">float</text:span><text:s/>*<text:span text:style-name="OrgSrcFontLockVariableNameFace1">new_p</text:span><text:s/>= realloc(p,<text:s/><text:span text:style-name="OrgSrcFontLockKeywordFace1">sizeof</text:span><text:s/>*p * 40);</text:p>
      <text:p text:style-name="P16"/>
      <text:p text:style-name="P16"><text:s text:c="4"/><text:span text:style-name="OrgSrcFontLockCommentDelimiterFace1">//<text:s/></text:span><text:span text:style-name="OrgSrcFontLockCommentFace1">Controlla se la riassegnazione</text:span></text:p>
      <text:p text:style-name="P16"><text:s text:c="4"/><text:span text:style-name="OrgSrcFontLockCommentDelimiterFace1">//<text:s/></text:span><text:span text:style-name="OrgSrcFontLockCommentFace1">è avvenuta con successo</text:span></text:p>
      <text:p text:style-name="P16"><text:s text:c="4"/><text:span text:style-name="OrgSrcFontLockKeywordFace1">if</text:span><text:s/>(new_p ==<text:s/><text:span text:style-name="OrgSrcFontLockConstantFace1">NULL</text:span>) {</text:p>
      <text:p text:style-name="P16"><text:s text:c="8"/>printf(<text:span text:style-name="OrgSrcFontLockStringFace1">"Errore di reallocazione\n"</text:span>);</text:p>
      <text:p text:style-name="P16"><text:s text:c="8"/><text:span text:style-name="OrgSrcFontLockKeywordFace1">return</text:span><text:s/>1;</text:p>
      <text:p text:style-name="P16"><text:s text:c="4"/>}</text:p>
      <text:p text:style-name="P16"/>
      <text:p text:style-name="P16"><text:s text:c="4"/><text:span text:style-name="OrgSrcFontLockCommentDelimiterFace1">//<text:s/></text:span><text:span text:style-name="OrgSrcFontLockCommentFace1">Se lo facessimo, possiamo semplicemente riassegnare p</text:span></text:p>
      <text:p text:style-name="P16"><text:s text:c="4"/>p = new_p;</text:p>
      <text:p text:style-name="P16"/>
      <text:p text:style-name="P16"><text:s text:c="4"/><text:span text:style-name="OrgSrcFontLockCommentDelimiterFace1">//<text:s/></text:span><text:span text:style-name="OrgSrcFontLockCommentFace1">E assegna i valori dei nuovi elementi nell'intervallo 1.0-2.0</text:span></text:p>
      <text:p text:style-name="P16"><text:s text:c="4"/><text:span text:style-name="OrgSrcFontLockKeywordFace1">for</text:span><text:s/>(<text:span text:style-name="OrgSrcFontLockTypeFace1">int</text:span><text:s/><text:span text:style-name="OrgSrcFontLockVariableNameFace1">i</text:span><text:s/>= 20; i &lt; 40; i++)</text:p>
      <text:p text:style-name="P16"><text:s text:c="8"/>p[i] = 1.0 + (i - 20) / 20.0;</text:p>
      <text:p text:style-name="P16"/>
      <text:p text:style-name="P16"><text:s text:c="4"/><text:span text:style-name="OrgSrcFontLockCommentDelimiterFace1">//<text:s/></text:span><text:span text:style-name="OrgSrcFontLockCommentFace1">Stampa tutti i valori 0.0-2.0 nei 40 elementi:</text:span></text:p>
      <text:p text:style-name="P16"><text:s text:c="4"/><text:span text:style-name="OrgSrcFontLockKeywordFace1">for</text:span><text:s/>(<text:span text:style-name="OrgSrcFontLockTypeFace1">int</text:span><text:s/><text:span text:style-name="OrgSrcFontLockVariableNameFace1">i</text:span><text:s/>= 0; i &lt; 40; i++)</text:p>
      <text:p text:style-name="P16"><text:s text:c="8"/>printf(<text:span text:style-name="OrgSrcFontLockStringFace1">"%f\n"</text:span>, p[i]);</text:p>
      <text:p text:style-name="P16"/>
      <text:p text:style-name="P16"><text:s text:c="4"/><text:span text:style-name="OrgSrcFontLockCommentDelimiterFace1">//<text:s/></text:span><text:span text:style-name="OrgSrcFontLockCommentFace1">Libera lo spazio</text:span></text:p>
      <text:p text:style-name="P16"><text:s text:c="4"/>free(p);</text:p>
      <text:p text:style-name="P17">}</text:p>
      <text:p text:style-name="P10">Nota qui come abbiamo preso il valore restituito da<text:s/><text:span text:style-name="OrgCode1">realloc()</text:span><text:s/>e lo abbiamo riassegnato nella stessa variabile puntatore<text:s/><text:span text:style-name="OrgCode1">p</text:span><text:s/>che abbiamo passato. È abbastanza comune da fare.</text:p>
      <text:p text:style-name="P10">Inoltre se la riga 7 sembra strana con quella<text:s/><text:span text:style-name="OrgCode1">sizeof *p</text:span><text:s/>lì dentro, ricorda che<text:s/><text:span text:style-name="OrgCode1">sizeof</text:span><text:s/>funziona sulla dimensione del tipo dell'espressione. E il tipo di<text:s/><text:span text:style-name="OrgCode1">*p</text:span><text:s/>è<text:s/><text:span text:style-name="OrgCode1">float</text:span><text:s/>quindi quella riga è equivalente a<text:s/><text:span text:style-name="OrgCode1">sizeof(float)</text:span>.</text:p>
      <text:h text:outline-level="3" text:style-name="P19"><text:bookmark text:name="org5689519"/><text:bookmark-start text:name="OrgXref.org5689519"/>Lettura in righe di lunghezza arbitraria<text:s/><text:bookmark-end text:name="OrgXref.org5689519"/></text:h>
      <text:p text:style-name="P10">Voglio dimostrare due cose con questo esempio in piena regola.</text:p>
      <text:list text:style-name="OrgNumberedList8" xml:id="list-e4cda7d6-8162-43a7-8fda-b9652a97335b">
        <text:list-item>
          <text:number>1.</text:number>
          <text:p text:style-name="P10">Uso di<text:s/><text:span text:style-name="OrgCode1">realloc()</text:span><text:s/>per aumentare un buffer man mano che leggiamo più dati.</text:p>
        </text:list-item>
        <text:list-item>
          <text:number>2.</text:number>
          <text:p text:style-name="P10">Utilizzo di<text:s/><text:span text:style-name="OrgCode1">realloc()</text:span><text:s/>per ridurre il buffer alla dimensione perfetta dopo aver completato la lettura.</text:p>
        </text:list-item>
      </text:list>
      <text:p text:style-name="P10">Quello che vediamo qui è un ciclo che chiama<text:s/><text:span text:style-name="OrgCode1">fgetc()</text:span><text:s/>più e più volte per aggiungerlo a un buffer finché non vediamo che l'ultimo carattere è una nuova riga.</text:p>
      <text:p text:style-name="P10">Una volta trovata la nuova riga riduce il buffer alla dimensione giusta e lo restituisce.</text:p>
      <text:p text:style-name="P16"><text:span text:style-name="OrgSrcFontLockPreprocessorFace1">#include</text:span><text:s/><text:span text:style-name="OrgSrcFontLockStringFace1">&lt;stdio.h&gt;</text:span></text:p>
      <text:p text:style-name="P16"><text:span text:style-name="OrgSrcFontLockPreprocessorFace1">#include</text:span><text:s/><text:span text:style-name="OrgSrcFontLockStringFace1">&lt;stdlib.h&gt;</text:span></text:p>
      <text:p text:style-name="P16"/>
      <text:p text:style-name="P16"><text:span text:style-name="OrgSrcFontLockCommentDelimiterFace1">//<text:s/></text:span><text:span text:style-name="OrgSrcFontLockCommentFace1">Legge una riga di dimensione</text:span></text:p>
      <text:p text:style-name="P16"><text:span text:style-name="OrgSrcFontLockCommentDelimiterFace1">//<text:s/></text:span><text:span text:style-name="OrgSrcFontLockCommentFace1">arbitraria da un file</text:span></text:p>
      <text:p text:style-name="P16"><text:span text:style-name="OrgSrcFontLockCommentDelimiterFace1">//</text:span></text:p>
      <text:p text:style-name="P16"><text:span text:style-name="OrgSrcFontLockCommentDelimiterFace1">//<text:s/></text:span><text:span text:style-name="OrgSrcFontLockCommentFace1">Restituisce un puntatore alla linea.</text:span></text:p>
      <text:p text:style-name="P16"><text:span text:style-name="OrgSrcFontLockCommentDelimiterFace1">//<text:s/></text:span><text:span text:style-name="OrgSrcFontLockCommentFace1">Restituisce NULL in caso di EOF o errore.</text:span></text:p>
      <text:p text:style-name="P16"><text:span text:style-name="OrgSrcFontLockCommentDelimiterFace1">//</text:span></text:p>
      <text:p text:style-name="P16"><text:span text:style-name="OrgSrcFontLockCommentDelimiterFace1">//<text:s/></text:span><text:span text:style-name="OrgSrcFontLockCommentFace1">Spetta al chiamante free()</text:span></text:p>
      <text:p text:style-name="P16"><text:span text:style-name="OrgSrcFontLockCommentDelimiterFace1">//<text:s/></text:span><text:span text:style-name="OrgSrcFontLockCommentFace1">questo puntatore una volta terminato.</text:span></text:p>
      <text:p text:style-name="P16"><text:span text:style-name="OrgSrcFontLockCommentDelimiterFace1">//</text:span></text:p>
      <text:p text:style-name="P16"><text:span text:style-name="OrgSrcFontLockCommentDelimiterFace1">//<text:s/></text:span><text:span text:style-name="OrgSrcFontLockCommentFace1">Nota che questo rimuove</text:span></text:p>
      <text:p text:style-name="P16"><text:span text:style-name="OrgSrcFontLockCommentDelimiterFace1">//<text:s/></text:span><text:span text:style-name="OrgSrcFontLockCommentFace1">la nuova riga dal risultato.</text:span></text:p>
      <text:p text:style-name="P16"><text:span text:style-name="OrgSrcFontLockCommentDelimiterFace1">//<text:s/></text:span><text:span text:style-name="OrgSrcFontLockCommentFace1">Se avete bisogno</text:span></text:p>
      <text:p text:style-name="P16"><text:span text:style-name="OrgSrcFontLockCommentDelimiterFace1">//<text:s/></text:span><text:span text:style-name="OrgSrcFontLockCommentFace1">è lì, probabilmente è</text:span></text:p>
      <text:p text:style-name="P16"><text:span text:style-name="OrgSrcFontLockCommentDelimiterFace1">//<text:s/></text:span><text:span text:style-name="OrgSrcFontLockCommentFace1">meglio passarlo a</text:span></text:p>
      <text:p text:style-name="P16"><text:span text:style-name="OrgSrcFontLockCommentDelimiterFace1">//<text:s/></text:span><text:span text:style-name="OrgSrcFontLockCommentFace1">una attività temporanea.</text:span></text:p>
      <text:p text:style-name="P16"/>
      <text:p text:style-name="P16"><text:span text:style-name="OrgSrcFontLockTypeFace1">char</text:span><text:s/>*<text:span text:style-name="OrgSrcFontLockFunctionNameFace1">readline</text:span>(<text:span text:style-name="OrgSrcFontLockTypeFace1">FILE</text:span><text:s/>*<text:span text:style-name="OrgSrcFontLockVariableNameFace1">fp</text:span>)</text:p>
      <text:p text:style-name="P16">{</text:p>
      <text:p text:style-name="P16"><text:s text:c="4"/><text:span text:style-name="OrgSrcFontLockTypeFace1">int</text:span><text:s/><text:span text:style-name="OrgSrcFontLockVariableNameFace1">offset</text:span><text:s/>= 0;</text:p>
      <text:p text:style-name="P16"><text:span text:style-name="OrgSrcFontLockCommentDelimiterFace1">//<text:s/></text:span><text:span text:style-name="OrgSrcFontLockCommentFace1">Il carattere successivo dell'indice va nel buffer</text:span></text:p>
      <text:p text:style-name="P16"><text:s text:c="4"/><text:span text:style-name="OrgSrcFontLockTypeFace1">int</text:span><text:s/><text:span text:style-name="OrgSrcFontLockVariableNameFace1">bufsize</text:span><text:s/>= 4;</text:p>
      <text:p text:style-name="P16"><text:span text:style-name="OrgSrcFontLockCommentDelimiterFace1">//<text:s/></text:span><text:span text:style-name="OrgSrcFontLockCommentFace1">Preferibilmente potenza di 2 dimensioni iniziali</text:span></text:p>
      <text:p text:style-name="P16"><text:s text:c="4"/><text:span text:style-name="OrgSrcFontLockTypeFace1">char</text:span><text:s/>*<text:span text:style-name="OrgSrcFontLockVariableNameFace1">buf</text:span>;</text:p>
      <text:p text:style-name="P16"><text:span text:style-name="OrgSrcFontLockCommentDelimiterFace1">//<text:s/></text:span><text:span text:style-name="OrgSrcFontLockCommentFace1">Il buffer</text:span></text:p>
      <text:p text:style-name="P16"><text:s text:c="4"/><text:span text:style-name="OrgSrcFontLockTypeFace1">int</text:span><text:s/><text:span text:style-name="OrgSrcFontLockVariableNameFace1">c</text:span>;</text:p>
      <text:p text:style-name="P16"><text:span text:style-name="OrgSrcFontLockCommentDelimiterFace1">//<text:s/></text:span><text:span text:style-name="OrgSrcFontLockCommentFace1">Il personaggio che abbiamo letto dentro</text:span></text:p>
      <text:p text:style-name="P16"/>
      <text:p text:style-name="P16"><text:s text:c="4"/>buf = malloc(bufsize);</text:p>
      <text:p text:style-name="P16"><text:span text:style-name="OrgSrcFontLockCommentDelimiterFace1">//<text:s/></text:span><text:span text:style-name="OrgSrcFontLockCommentFace1">Assegnare il buffer iniziale</text:span></text:p>
      <text:p text:style-name="P16"/>
      <text:p text:style-name="P16"><text:span text:style-name="OrgSrcFontLockCommentDelimiterFace1">//<text:s/></text:span><text:span text:style-name="OrgSrcFontLockCommentFace1">Controllo degli errori</text:span></text:p>
      <text:p text:style-name="P16"><text:s text:c="4"/><text:span text:style-name="OrgSrcFontLockKeywordFace1">if</text:span><text:s/>(buf ==<text:s/><text:span text:style-name="OrgSrcFontLockConstantFace1">NULL</text:span>)<text:s text:c="2"/></text:p>
      <text:p text:style-name="P16"><text:s text:c="8"/><text:span text:style-name="OrgSrcFontLockKeywordFace1">return</text:span><text:s/><text:span text:style-name="OrgSrcFontLockConstantFace1">NULL</text:span>;</text:p>
      <text:p text:style-name="P16"/>
      <text:p text:style-name="P16"><text:s text:c="4"/><text:span text:style-name="OrgSrcFontLockCommentDelimiterFace1">//<text:s/></text:span><text:span text:style-name="OrgSrcFontLockCommentFace1">Ciclo principale: leggi fino a nuova riga o EOF</text:span></text:p>
      <text:p text:style-name="P16"><text:s text:c="4"/><text:span text:style-name="OrgSrcFontLockKeywordFace1">while</text:span><text:s/>(c = fgetc(fp), c !=<text:s/><text:span text:style-name="OrgSrcFontLockStringFace1">'\n'</text:span><text:s/>&amp;&amp; c != EOF) {</text:p>
      <text:p text:style-name="P16"/>
      <text:p text:style-name="P16"><text:s text:c="8"/><text:span text:style-name="OrgSrcFontLockCommentDelimiterFace1">//<text:s/></text:span><text:span text:style-name="OrgSrcFontLockCommentFace1">Controlla se abbiamo esaurito lo spazio nel buffer contabile</text:span></text:p>
      <text:p text:style-name="P16"><text:s text:c="8"/><text:span text:style-name="OrgSrcFontLockCommentDelimiterFace1">//<text:s/></text:span><text:span text:style-name="OrgSrcFontLockCommentFace1">per il byte aggiuntivo per il terminatore NUL</text:span></text:p>
      <text:p text:style-name="P16"><text:s text:c="8"/><text:span text:style-name="OrgSrcFontLockKeywordFace1">if</text:span><text:s/>(offset == bufsize - 1) {<text:s text:c="2"/><text:span text:style-name="OrgSrcFontLockCommentDelimiterFace1">//<text:s/></text:span><text:span text:style-name="OrgSrcFontLockCommentFace1">-1 per il terminatore NUL</text:span></text:p>
      <text:p text:style-name="P16"><text:s text:c="12"/>bufsize *= 2;<text:s text:c="2"/><text:span text:style-name="OrgSrcFontLockCommentDelimiterFace1">//<text:s/></text:span><text:span text:style-name="OrgSrcFontLockCommentFace1">2x the space</text:span></text:p>
      <text:p text:style-name="P16"/>
      <text:p text:style-name="P16"><text:s text:c="12"/><text:span text:style-name="OrgSrcFontLockTypeFace1">char</text:span><text:s/>*<text:span text:style-name="OrgSrcFontLockVariableNameFace1">new_buf</text:span><text:s/>= realloc(buf, bufsize);</text:p>
      <text:p text:style-name="P16"/>
      <text:p text:style-name="P16"><text:s text:c="12"/><text:span text:style-name="OrgSrcFontLockKeywordFace1">if</text:span><text:s/>(new_buf ==<text:s/><text:span text:style-name="OrgSrcFontLockConstantFace1">NULL</text:span>) {</text:p>
      <text:p text:style-name="P16"><text:s text:c="16"/>free(buf);<text:s text:c="3"/><text:span text:style-name="OrgSrcFontLockCommentDelimiterFace1">//<text:s/></text:span><text:span text:style-name="OrgSrcFontLockCommentFace1">Per errore, free e bail</text:span></text:p>
      <text:p text:style-name="P16"><text:s text:c="16"/><text:span text:style-name="OrgSrcFontLockKeywordFace1">return</text:span><text:s/><text:span text:style-name="OrgSrcFontLockConstantFace1">NULL</text:span>;</text:p>
      <text:p text:style-name="P16"><text:s text:c="12"/>}</text:p>
      <text:p text:style-name="P16"/>
      <text:p text:style-name="P16"><text:s text:c="12"/>buf = new_buf;<text:s text:c="2"/><text:span text:style-name="OrgSrcFontLockCommentDelimiterFace1">//<text:s/></text:span><text:span text:style-name="OrgSrcFontLockCommentFace1">realloc riuscito</text:span></text:p>
      <text:p text:style-name="P16"><text:s text:c="8"/>}</text:p>
      <text:p text:style-name="P16"/>
      <text:p text:style-name="P16"><text:s text:c="8"/>buf[offset++] = c;<text:s text:c="2"/><text:span text:style-name="OrgSrcFontLockCommentDelimiterFace1">//<text:s/></text:span><text:span text:style-name="OrgSrcFontLockCommentFace1">Aggiungi il byte al buffer</text:span></text:p>
      <text:p text:style-name="P16"><text:s text:c="4"/>}</text:p>
      <text:p text:style-name="P16"/>
      <text:p text:style-name="P16"><text:s text:c="4"/><text:span text:style-name="OrgSrcFontLockCommentDelimiterFace1">//<text:s/></text:span><text:span text:style-name="OrgSrcFontLockCommentFace1">Premiamo newline o EOF...</text:span></text:p>
      <text:p text:style-name="P16"/>
      <text:p text:style-name="P16"><text:s text:c="4"/><text:span text:style-name="OrgSrcFontLockCommentDelimiterFace1">//<text:s/></text:span><text:span text:style-name="OrgSrcFontLockCommentFace1">Se a EOF non legge byte, libera il buffer e</text:span></text:p>
      <text:p text:style-name="P16"><text:s text:c="4"/><text:span text:style-name="OrgSrcFontLockCommentDelimiterFace1">//<text:s/></text:span><text:span text:style-name="OrgSrcFontLockCommentFace1">restituisce NULL per indicare che siamo a EOF:</text:span></text:p>
      <text:p text:style-name="P16"><text:s text:c="4"/><text:span text:style-name="OrgSrcFontLockKeywordFace1">if</text:span><text:s/>(c == EOF &amp;&amp; offset == 0) {</text:p>
      <text:p text:style-name="P16"><text:s text:c="8"/>free(buf);</text:p>
      <text:p text:style-name="P16"><text:s text:c="8"/><text:span text:style-name="OrgSrcFontLockKeywordFace1">return</text:span><text:s/><text:span text:style-name="OrgSrcFontLockConstantFace1">NULL</text:span>;</text:p>
      <text:p text:style-name="P16"><text:s text:c="4"/>}</text:p>
      <text:p text:style-name="P16"/>
      <text:p text:style-name="P16"><text:s text:c="4"/><text:span text:style-name="OrgSrcFontLockCommentDelimiterFace1">//<text:s/></text:span><text:span text:style-name="OrgSrcFontLockCommentFace1">Restringi la dimensione</text:span></text:p>
      <text:p text:style-name="P16"><text:s text:c="4"/><text:span text:style-name="OrgSrcFontLockKeywordFace1">if</text:span><text:s/>(offset &lt; bufsize - 1) {</text:p>
      <text:p text:style-name="P16"><text:s text:c="8"/><text:span text:style-name="OrgSrcFontLockCommentDelimiterFace1">//<text:s/></text:span><text:span text:style-name="OrgSrcFontLockCommentFace1">Se siamo vicini alla fine</text:span></text:p>
      <text:p text:style-name="P16"><text:s text:c="8"/><text:span text:style-name="OrgSrcFontLockTypeFace1">char</text:span><text:s/>*<text:span text:style-name="OrgSrcFontLockVariableNameFace1">new_buf</text:span><text:s/>= realloc(buf, offset + 1);</text:p>
      <text:p text:style-name="P16"><text:s text:c="8"/><text:span text:style-name="OrgSrcFontLockCommentDelimiterFace1">//<text:s/></text:span><text:span text:style-name="OrgSrcFontLockCommentFace1">+1 per il terminatore NUL</text:span></text:p>
      <text:p text:style-name="P16"/>
      <text:p text:style-name="P16"><text:s text:c="8"/><text:span text:style-name="OrgSrcFontLockCommentDelimiterFace1">//<text:s/></text:span><text:span text:style-name="OrgSrcFontLockCommentFace1">In caso di successo, punta buf su new_buf;</text:span></text:p>
      <text:p text:style-name="P16"><text:s text:c="8"/><text:span text:style-name="OrgSrcFontLockCommentDelimiterFace1">//<text:s/></text:span><text:span text:style-name="OrgSrcFontLockCommentFace1">altrimenti lo lasceremo dov'è</text:span></text:p>
      <text:p text:style-name="P16"><text:s text:c="8"/><text:span text:style-name="OrgSrcFontLockKeywordFace1">if</text:span><text:s/>(new_buf !=<text:s/><text:span text:style-name="OrgSrcFontLockConstantFace1">NULL</text:span>)</text:p>
      <text:p text:style-name="P16"><text:s text:c="12"/>buf = new_buf;</text:p>
      <text:p text:style-name="P16"><text:s text:c="4"/>}</text:p>
      <text:p text:style-name="P16"/>
      <text:p text:style-name="P16"><text:s text:c="4"/><text:span text:style-name="OrgSrcFontLockCommentDelimiterFace1">//<text:s/></text:span><text:span text:style-name="OrgSrcFontLockCommentFace1">Aggiungi il terminatore NUL</text:span></text:p>
      <text:p text:style-name="P16"><text:s text:c="4"/>buf[offset] =<text:s/><text:span text:style-name="OrgSrcFontLockStringFace1">'\0'</text:span>;</text:p>
      <text:p text:style-name="P16"/>
      <text:p text:style-name="P16"><text:s text:c="4"/><text:span text:style-name="OrgSrcFontLockKeywordFace1">return</text:span><text:s/>buf;</text:p>
      <text:p text:style-name="P16">}</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text:span text:style-name="OrgSrcFontLockTypeFace1">FILE</text:span><text:s/>*<text:span text:style-name="OrgSrcFontLockVariableNameFace1">fp</text:span><text:s/>= fopen(<text:span text:style-name="OrgSrcFontLockStringFace1">"foo.txt"</text:span>,<text:s/><text:span text:style-name="OrgSrcFontLockStringFace1">"r"</text:span>);</text:p>
      <text:p text:style-name="P16"/>
      <text:p text:style-name="P16"><text:s text:c="4"/><text:span text:style-name="OrgSrcFontLockTypeFace1">char</text:span><text:s/>*<text:span text:style-name="OrgSrcFontLockVariableNameFace1">line</text:span>;</text:p>
      <text:p text:style-name="P16"/>
      <text:p text:style-name="P16"><text:s text:c="4"/><text:span text:style-name="OrgSrcFontLockKeywordFace1">while</text:span><text:s/>((line = readline(fp)) !=<text:s/><text:span text:style-name="OrgSrcFontLockConstantFace1">NULL</text:span>) {</text:p>
      <text:p text:style-name="P16"><text:s text:c="8"/>printf(<text:span text:style-name="OrgSrcFontLockStringFace1">"%s\n"</text:span>, line);</text:p>
      <text:p text:style-name="P16"><text:s text:c="8"/>free(line);</text:p>
      <text:p text:style-name="P16"><text:s text:c="4"/>}</text:p>
      <text:p text:style-name="P16"/>
      <text:p text:style-name="P16"><text:s text:c="4"/>fclose(fp);</text:p>
      <text:p text:style-name="P17">}</text:p>
      <text:p text:style-name="P10">Quando si accresce la memoria in questo modo è comune (e a volte una legge) raddoppiare lo spazio necessario per ogni passaggio solo per ridurre al minimo il numero di<text:s/><text:span text:style-name="OrgCode1">realloc()</text:span><text:s/>che si verificano.</text:p>
      <text:p text:style-name="P10">Infine potresti notare che<text:s/><text:span text:style-name="OrgCode1">readline()</text:span><text:s/>restituisce un puntatore a un buffer<text:s/><text:span text:style-name="OrgCode1">malloc()~d. In quanto tale spetta al chiamante esplicitare ~free()</text:span><text:s/>la memoria quando avrà finito.</text:p>
      <text:h text:outline-level="3" text:style-name="P19"><text:bookmark text:name="orgc312985"/><text:bookmark-start text:name="OrgXref.orgc312985"/>realloc() with NULL<text:s/><text:bookmark-end text:name="OrgXref.orgc312985"/></text:h>
      <text:p text:style-name="P10">È tempo di curiosità! Queste due righe sono equivalenti:</text:p>
      <text:p text:style-name="P16"><text:span text:style-name="OrgSrcFontLockTypeFace1">char</text:span><text:s/>*<text:span text:style-name="OrgSrcFontLockVariableNameFace1">p</text:span><text:s/>= malloc(3490);</text:p>
      <text:p text:style-name="P17"><text:span text:style-name="OrgSrcFontLockTypeFace1">char</text:span><text:s/>*<text:span text:style-name="OrgSrcFontLockVariableNameFace1">p</text:span><text:s/>= realloc(<text:span text:style-name="OrgSrcFontLockConstantFace1">NULL</text:span>, 3490);</text:p>
      <text:p text:style-name="P10">Ciò potrebbe essere utile se si dispone di una sorta di ciclo di allocazione e non si desidera utilizzare un caso speciale per il primo<text:s/><text:span text:style-name="OrgCode1">malloc()</text:span>.</text:p>
      <text:p text:style-name="P16"><text:span text:style-name="OrgSrcFontLockTypeFace1">int</text:span><text:s/>*<text:span text:style-name="OrgSrcFontLockVariableNameFace1">p</text:span><text:s/>=<text:s/><text:span text:style-name="OrgSrcFontLockConstantFace1">NULL</text:span>;</text:p>
      <text:p text:style-name="P16"><text:span text:style-name="OrgSrcFontLockTypeFace1">int</text:span><text:s/><text:span text:style-name="OrgSrcFontLockVariableNameFace1">length</text:span><text:s/>= 0;</text:p>
      <text:p text:style-name="P16"/>
      <text:p text:style-name="P16"><text:span text:style-name="OrgSrcFontLockKeywordFace1">while</text:span><text:s/>(<text:span text:style-name="OrgSrcFontLockNegationCharFace1">!</text:span>done) {</text:p>
      <text:p text:style-name="P16"><text:s text:c="4"/><text:span text:style-name="OrgSrcFontLockCommentDelimiterFace1">//<text:s/></text:span><text:span text:style-name="OrgSrcFontLockCommentFace1">Assegna altri 10 int:</text:span></text:p>
      <text:p text:style-name="P16"><text:s text:c="4"/>length += 10;</text:p>
      <text:p text:style-name="P16"><text:s text:c="4"/>p = realloc(p,<text:s/><text:span text:style-name="OrgSrcFontLockKeywordFace1">sizeof</text:span><text:s/>*p * length);</text:p>
      <text:p text:style-name="P16"/>
      <text:p text:style-name="P16"><text:s text:c="4"/><text:span text:style-name="OrgSrcFontLockCommentDelimiterFace1">//<text:s/></text:span><text:span text:style-name="OrgSrcFontLockCommentFace1">Fai cose straordinarie</text:span></text:p>
      <text:p text:style-name="P16"><text:s text:c="4"/><text:span text:style-name="OrgSrcFontLockCommentDelimiterFace1">//<text:s/></text:span><text:span text:style-name="OrgSrcFontLockCommentFace1">...</text:span></text:p>
      <text:p text:style-name="P17">}</text:p>
      <text:p text:style-name="P10">In questo esempio non avevamo bisogno di una<text:s/><text:span text:style-name="OrgCode1">malloc()</text:span><text:s/>iniziale poiché<text:s/><text:span text:style-name="OrgCode1">p</text:span><text:s/>era inizialmente<text:s/><text:span text:style-name="OrgCode1">NULL</text:span>.</text:p>
      <text:h text:outline-level="2" text:style-name="P15"><text:bookmark text:name="org9484802"/><text:bookmark-start text:name="OrgXref.org9484802"/>Allocazioni allineate<text:s/><text:bookmark-end text:name="OrgXref.org9484802"/></text:h>
      <text:p text:style-name="P10">Probabilmente non avrai bisogno di usarlo.</text:p>
      <text:p text:style-name="P10">E non voglio dilungarmi troppo parlandone adesso ma c'è questa cosa chiamata<text:s/><text:span text:style-name="Emphasis1">allineamento della memoria</text:span><text:s/>ha a che fare con l'indirizzo di memoria (valore del puntatore) che è un multiplo di un certo numero.</text:p>
      <text:p text:style-name="P10">Ad esempio, un sistema potrebbe richiedere che i valori a 16 bit inizino su indirizzi di memoria multipli di 2. Oppure che i valori a 64 bit inizino su indirizzi di memoria multipli di 2, 4 o 8, ad esempio. Dipende dalla CPU.</text:p>
      <text:p text:style-name="P10">Alcuni sistemi richiedono questo tipo di allineamento per un accesso rapido alla memoria altri addirittura per l'accesso totale alla memoria.</text:p>
      <text:p text:style-name="P10">Ora se usi<text:s/><text:span text:style-name="OrgCode1">malloc()</text:span>,<text:s/><text:span text:style-name="OrgCode1">calloc()</text:span><text:s/>o<text:s/><text:span text:style-name="OrgCode1">realloc()</text:span><text:s/>C ti darà una porzione di memoria ben allineata per qualsiasi valore anche per le<text:s/><text:span text:style-name="OrgCode1">struct</text:span>. Funziona in tutti i casi.</text:p>
      <text:p text:style-name="P10">Ma potrebbero esserci momenti in cui sai che alcuni dati possono essere allineati a un confine più piccolo o devono essere allineati a uno più grande per qualche motivo. Immagino che questo sia più comune con la programmazione di sistemi embedded.</text:p>
      <text:p text:style-name="P10">In questi casi, è possibile specificare un allineamento con<text:s/><text:span text:style-name="OrgCode1">aligned_alloc()</text:span>.</text:p>
      <text:p text:style-name="P10">L'allineamento è una potenza intera di due maggiore di zero, quindi 2, 4, 8, 16, ecc. e lo passi a<text:s/><text:span text:style-name="OrgCode1">linked_alloc()</text:span><text:s/>prima del numero di byte che ti interessano.</text:p>
      <text:p text:style-name="P10">L'altra restrizione è che il numero di byte allocati deve essere un multiplo dell'allineamento. Ma questo potrebbe cambiare. Vedere il<text:s/><text:span text:style-name="Underline1">rapporto sui difetti C 460</text:span><text:note text:note-class="footnote"><text:note-citation>93</text:note-citation><text:note-body><text:p text:style-name="P14"><text:a xlink:type="simple" xlink:href="http://www.open-std.org/jtc1/sc22/wg14/www/docs/summary.htm#dr_460"><text:span text:style-name="T3">http://www.open-std.org/jtc1/sc22/wg14/www/docs/summary.htm#dr_460</text:span></text:a></text:p></text:note-body></text:note></text:p>
      <text:p text:style-name="P10">Facciamo un esempio allocando su un range di 64 byte:</text:p>
      <text:p text:style-name="P16"><text:span text:style-name="OrgSrcFontLockPreprocessorFace1">#include</text:span><text:s/><text:span text:style-name="OrgSrcFontLockStringFace1">&lt;stdio.h&gt;</text:span></text:p>
      <text:p text:style-name="P16"><text:span text:style-name="OrgSrcFontLockPreprocessorFace1">#include</text:span><text:s/><text:span text:style-name="OrgSrcFontLockStringFace1">&lt;stdlib.h&gt;</text:span></text:p>
      <text:p text:style-name="P16"><text:span text:style-name="OrgSrcFontLockPreprocessorFace1">#include</text:span><text:s/><text:span text:style-name="OrgSrcFontLockStringFace1">&lt;string.h&gt;</text:span></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text:span text:style-name="OrgSrcFontLockCommentDelimiterFace1">//<text:s/></text:span><text:span text:style-name="OrgSrcFontLockCommentFace1">Allocare 256 byte allineati</text:span></text:p>
      <text:p text:style-name="P16"><text:s text:c="4"/><text:span text:style-name="OrgSrcFontLockCommentDelimiterFace1">//<text:s/></text:span><text:span text:style-name="OrgSrcFontLockCommentFace1">su un limite di 64 byte</text:span></text:p>
      <text:p text:style-name="P16"><text:s text:c="4"/><text:span text:style-name="OrgSrcFontLockTypeFace1">char</text:span><text:s/>*<text:span text:style-name="OrgSrcFontLockVariableNameFace1">p</text:span><text:s/>= aligned_alloc(64, 256);</text:p>
      <text:p text:style-name="P16"><text:s text:c="4"/><text:span text:style-name="OrgSrcFontLockCommentDelimiterFace1">//<text:s/></text:span><text:span text:style-name="OrgSrcFontLockCommentFace1">256 == 64 * 4</text:span></text:p>
      <text:p text:style-name="P16"/>
      <text:p text:style-name="P16"><text:s text:c="4"/><text:span text:style-name="OrgSrcFontLockCommentDelimiterFace1">//<text:s/></text:span><text:span text:style-name="OrgSrcFontLockCommentFace1">Copia una stringa lì dentro e stampala</text:span></text:p>
      <text:p text:style-name="P16"><text:s text:c="4"/>strcpy(p,<text:s/><text:span text:style-name="OrgSrcFontLockStringFace1">"Hello, world!"</text:span>);</text:p>
      <text:p text:style-name="P16"><text:s text:c="4"/>printf(<text:span text:style-name="OrgSrcFontLockStringFace1">"%s\n"</text:span>, p);</text:p>
      <text:p text:style-name="P16"/>
      <text:p text:style-name="P16"><text:s text:c="4"/><text:span text:style-name="OrgSrcFontLockCommentDelimiterFace1">//<text:s/></text:span><text:span text:style-name="OrgSrcFontLockCommentFace1">Free lo spazio</text:span></text:p>
      <text:p text:style-name="P16"><text:s text:c="4"/>free(p);</text:p>
      <text:p text:style-name="P17">}</text:p>
      <text:p text:style-name="P10">Voglio lanciare una nota qui a riguardo<text:s/><text:span text:style-name="OrgCode1">realloc()</text:span><text:s/>e<text:s/><text:span text:style-name="OrgCode1">aligned_alloc()</text:span>.<text:s/><text:span text:style-name="OrgCode1">realloc()</text:span><text:s/>non ha alcuna garanzia di allineamento quindi se hai bisogno di ottenere uno spazio riallocato allineato dovrai farlo nel modo più duro con<text:s/><text:span text:style-name="OrgCode1">memcpy()</text:span>.</text:p>
      <text:p text:style-name="P10">Ecco una funzione non standard<text:s/><text:span text:style-name="OrgCode1">aligned_alloc()</text:span><text:s/>se ne hai bisogno:</text:p>
      <text:p text:style-name="P16"><text:span text:style-name="OrgSrcFontLockTypeFace1">void</text:span><text:s/>*<text:span text:style-name="OrgSrcFontLockFunctionNameFace1">aligned_realloc</text:span>(<text:span text:style-name="OrgSrcFontLockTypeFace1">void</text:span><text:s/>*<text:span text:style-name="OrgSrcFontLockVariableNameFace1">ptr</text:span>,<text:s/><text:span text:style-name="OrgSrcFontLockTypeFace1">size_t</text:span><text:s/><text:span text:style-name="OrgSrcFontLockVariableNameFace1">old_size</text:span>,<text:s/><text:span text:style-name="OrgSrcFontLockTypeFace1">size_t</text:span><text:s/><text:span text:style-name="OrgSrcFontLockVariableNameFace1">alignment</text:span>,<text:s/><text:span text:style-name="OrgSrcFontLockTypeFace1">size_t</text:span><text:s/><text:span text:style-name="OrgSrcFontLockVariableNameFace1">size</text:span>)</text:p>
      <text:p text:style-name="P16">{</text:p>
      <text:p text:style-name="P16"><text:s text:c="4"/><text:span text:style-name="OrgSrcFontLockTypeFace1">char</text:span><text:s/>*<text:span text:style-name="OrgSrcFontLockVariableNameFace1">new_ptr</text:span><text:s/>= aligned_alloc(alignment, size);</text:p>
      <text:p text:style-name="P16"/>
      <text:p text:style-name="P16"><text:s text:c="4"/><text:span text:style-name="OrgSrcFontLockKeywordFace1">if</text:span><text:s/>(new_ptr ==<text:s/><text:span text:style-name="OrgSrcFontLockConstantFace1">NULL</text:span>)</text:p>
      <text:p text:style-name="P16"><text:s text:c="8"/><text:span text:style-name="OrgSrcFontLockKeywordFace1">return</text:span><text:s/><text:span text:style-name="OrgSrcFontLockConstantFace1">NULL</text:span>;</text:p>
      <text:p text:style-name="P16"/>
      <text:p text:style-name="P16"><text:s text:c="4"/><text:span text:style-name="OrgSrcFontLockTypeFace1">size_t</text:span><text:s/><text:span text:style-name="OrgSrcFontLockVariableNameFace1">copy_size</text:span><text:s/>= old_size &lt; size? old_size: size;<text:s text:c="2"/><text:span text:style-name="OrgSrcFontLockCommentDelimiterFace1">//<text:s/></text:span><text:span text:style-name="OrgSrcFontLockCommentFace1">get min</text:span></text:p>
      <text:p text:style-name="P16"/>
      <text:p text:style-name="P16"><text:s text:c="4"/><text:span text:style-name="OrgSrcFontLockKeywordFace1">if</text:span><text:s/>(ptr !=<text:s/><text:span text:style-name="OrgSrcFontLockConstantFace1">NULL</text:span>)</text:p>
      <text:p text:style-name="P16"><text:s text:c="8"/>memcpy(new_ptr, ptr, copy_size);</text:p>
      <text:p text:style-name="P16"/>
      <text:p text:style-name="P16"><text:s text:c="4"/>free(ptr);</text:p>
      <text:p text:style-name="P16"/>
      <text:p text:style-name="P16"><text:s text:c="4"/><text:span text:style-name="OrgSrcFontLockKeywordFace1">return</text:span><text:s/>new_ptr;</text:p>
      <text:p text:style-name="P17">}</text:p>
      <text:p text:style-name="P10">Tieni presente che copia<text:s/><text:span text:style-name="Emphasis1">sempre</text:span><text:s/>i dati impiegando tempo, mentre il vero<text:s/><text:span text:style-name="OrgCode1">realloc()</text:span><text:s/>lo eviterà se possibile. Quindi non è affatto efficiente. Evita la necessità di riallocare i dati personalizzati.</text:p>
      <text:h text:outline-level="1" text:style-name="P9"><text:bookmark text:name="orga1ac478"/><text:bookmark-start text:name="OrgXref.orga1ac478"/>Ambito<text:s/><text:bookmark-end text:name="OrgXref.orga1ac478"/></text:h>
      <text:p text:style-name="P10">L'ambito riguarda quali variabili sono visibili in quali contesti.</text:p>
      <text:h text:outline-level="2" text:style-name="P15"><text:bookmark-start text:name="OrgXref.org56fd8be"/><text:bookmark text:name="org56fd8be"/>Ambito del blocco<text:s/><text:bookmark-end text:name="OrgXref.org56fd8be"/></text:h>
      <text:p text:style-name="P10">Questo è l'ambito di quasi tutte le variabili definite dagli sviluppatori. Include ciò che altri linguaggi potrebbero chiamare “ambito della funzione”, ovvero variabili dichiarate all'interno delle funzioni.</text:p>
      <text:p text:style-name="P10">La regola di base è che se hai dichiarato una variabile in un blocco delimitato da parentesi graffe, l'ambito di quella variabile è quel blocco.</text:p>
      <text:p text:style-name="P10">Se c'è un blocco all'interno di un blocco le variabili dichiarate nel blocco<text:s/><text:span text:style-name="Emphasis1">interno</text:span><text:s/>sono locali a quel blocco e non possono essere viste nell'ambito esterno.</text:p>
      <text:p text:style-name="P10">Una volta terminato l'ambito di una variabile non è più possibile fare riferimento a quella variabile e si può considerare che il suo valore sia finito nel grande<text:s/><text:span text:style-name="Underline1">secchio</text:span><text:note text:note-class="footnote"><text:note-citation>94</text:note-citation><text:note-body><text:p text:style-name="P14"><text:a xlink:type="simple" xlink:href="https://en.wikipedia.org/wiki/Bit_bucket"><text:span text:style-name="T3">https://en.wikipedia.org/wiki/Bit_bucket</text:span></text:a></text:p></text:note-body></text:note><text:s/>nel cielo.</text:p>
      <text:p text:style-name="P10">Un esempio con un ambito nidificato:</text:p>
      <text:p text:style-name="P16"><text:span text:style-name="OrgSrcFontLockPreprocessorFace1">#include</text:span><text:s/><text:span text:style-name="OrgSrcFontLockStringFace1">&lt;stdio.h&gt;</text:span></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text:span text:style-name="OrgSrcFontLockTypeFace1">int</text:span><text:s/><text:span text:style-name="OrgSrcFontLockVariableNameFace1">a</text:span><text:s/>= 12;</text:p>
      <text:p text:style-name="P16"><text:span text:style-name="OrgSrcFontLockCommentDelimiterFace1">//<text:s/></text:span><text:span text:style-name="OrgSrcFontLockCommentFace1">Locale al blocco esterno, ma visibile nel blocco interno</text:span></text:p>
      <text:p text:style-name="P16"/>
      <text:p text:style-name="P16"><text:s text:c="4"/><text:span text:style-name="OrgSrcFontLockKeywordFace1">if</text:span><text:s text:c="2"/>(a == 12) {</text:p>
      <text:p text:style-name="P16"><text:s text:c="8"/><text:span text:style-name="OrgSrcFontLockTypeFace1">int</text:span><text:s/><text:span text:style-name="OrgSrcFontLockVariableNameFace1">b</text:span><text:s/>= 99;</text:p>
      <text:p text:style-name="P16"><text:span text:style-name="OrgSrcFontLockCommentDelimiterFace1">//<text:s/></text:span><text:span text:style-name="OrgSrcFontLockCommentFace1">Locale al blocco interno, non visibile nel blocco esterno</text:span></text:p>
      <text:p text:style-name="P16"/>
      <text:p text:style-name="P16"><text:s text:c="8"/>printf(<text:span text:style-name="OrgSrcFontLockStringFace1">"%d %d\n"</text:span>, a, b);</text:p>
      <text:p text:style-name="P16"><text:span text:style-name="OrgSrcFontLockCommentDelimiterFace1">//<text:s/></text:span><text:span text:style-name="OrgSrcFontLockCommentFace1">OK: "12 99"</text:span></text:p>
      <text:p text:style-name="P16"><text:s text:c="4"/>}</text:p>
      <text:p text:style-name="P16"/>
      <text:p text:style-name="P16"><text:s text:c="4"/>printf(<text:span text:style-name="OrgSrcFontLockStringFace1">"%d\n"</text:span>, a);</text:p>
      <text:p text:style-name="P16"><text:span text:style-name="OrgSrcFontLockCommentDelimiterFace1">//<text:s/></text:span><text:span text:style-name="OrgSrcFontLockCommentFace1">OK, siamo ancora nell'ambito di a</text:span></text:p>
      <text:p text:style-name="P16"/>
      <text:p text:style-name="P16"><text:s text:c="4"/>printf(<text:span text:style-name="OrgSrcFontLockStringFace1">"%d\n"</text:span>, b);</text:p>
      <text:p text:style-name="P16"><text:span text:style-name="OrgSrcFontLockCommentDelimiterFace1">//<text:s/></text:span><text:span text:style-name="OrgSrcFontLockCommentFace1">ILLEGALE, fuori dall'ambito di b</text:span></text:p>
      <text:p text:style-name="P17">}</text:p>
      <text:h text:outline-level="3" text:style-name="P19"><text:bookmark-start text:name="OrgXref.org165abe2"/><text:bookmark text:name="org165abe2"/>Dove definire le variabili<text:s/><text:bookmark-end text:name="OrgXref.org165abe2"/></text:h>
      <text:p text:style-name="P10">Un altro fatto divertente è che puoi definire variabili ovunque nel blocco entro limiti ragionevoli: hanno l'ambito di quel blocco ma non possono essere utilizzate prima di essere definite.</text:p>
      <text:p text:style-name="P16"><text:span text:style-name="OrgSrcFontLockPreprocessorFace1">#include</text:span><text:s/><text:span text:style-name="OrgSrcFontLockStringFace1">&lt;stdio.h&gt;</text:span></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text:span text:style-name="OrgSrcFontLockTypeFace1">int</text:span><text:s/><text:span text:style-name="OrgSrcFontLockVariableNameFace1">i</text:span><text:s/>= 0;</text:p>
      <text:p text:style-name="P16"/>
      <text:p text:style-name="P16"><text:s text:c="4"/>printf(<text:span text:style-name="OrgSrcFontLockStringFace1">"%d\n"</text:span>, i);</text:p>
      <text:p text:style-name="P16"><text:span text:style-name="OrgSrcFontLockCommentDelimiterFace1">//<text:s/></text:span><text:span text:style-name="OrgSrcFontLockCommentFace1">OK: "0"</text:span></text:p>
      <text:p text:style-name="P16"/>
      <text:p text:style-name="P16"><text:s text:c="4"/><text:span text:style-name="OrgSrcFontLockCommentDelimiterFace1">//</text:span><text:span text:style-name="OrgSrcFontLockCommentFace1">printf("%d\n", j);</text:span></text:p>
      <text:p text:style-name="P16"><text:span text:style-name="OrgSrcFontLockCommentDelimiterFace1">//<text:s/></text:span><text:span text:style-name="OrgSrcFontLockCommentFace1">ILLEGALE--non può usare j prima che sia definito</text:span></text:p>
      <text:p text:style-name="P16"/>
      <text:p text:style-name="P16"><text:s text:c="4"/><text:span text:style-name="OrgSrcFontLockTypeFace1">int</text:span><text:s/><text:span text:style-name="OrgSrcFontLockVariableNameFace1">j</text:span><text:s/>= 5;</text:p>
      <text:p text:style-name="P16"/>
      <text:p text:style-name="P16"><text:s text:c="4"/>printf(<text:span text:style-name="OrgSrcFontLockStringFace1">"%d %d\n"</text:span>, i, j);</text:p>
      <text:p text:style-name="P16"><text:span text:style-name="OrgSrcFontLockCommentDelimiterFace1">//<text:s/></text:span><text:span text:style-name="OrgSrcFontLockCommentFace1">OK: "0 5"</text:span></text:p>
      <text:p text:style-name="P17">}</text:p>
      <text:p text:style-name="P10">Storicamente il C richiedeva che tutte le variabili fossero definite prima di qualsiasi codice nel blocco, ma questo non è più il caso nello standard C99.</text:p>
      <text:h text:outline-level="3" text:style-name="P19"><text:bookmark-start text:name="OrgXref.org7cb65e7"/><text:bookmark text:name="org7cb65e7"/>Nascondere le variabili<text:s/><text:bookmark-end text:name="OrgXref.org7cb65e7"/></text:h>
      <text:p text:style-name="P10">Se hai una variabile con lo stesso nome in un ambito interno di una in un ambito esterno, quella nell'ambito interno ha la precedenza finché sei in esecuzione nell'ambito interno. Cioè<text:s/><text:span text:style-name="Emphasis1">nasconde</text:span><text:s/>quello all'esterno per tutta la durata della sua vita.</text:p>
      <text:p text:style-name="P16"><text:span text:style-name="OrgSrcFontLockPreprocessorFace1">#include</text:span><text:s/><text:span text:style-name="OrgSrcFontLockStringFace1">&lt;stdio.h&gt;</text:span></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text:span text:style-name="OrgSrcFontLockTypeFace1">int</text:span><text:s/><text:span text:style-name="OrgSrcFontLockVariableNameFace1">i</text:span><text:s/>= 10;</text:p>
      <text:p text:style-name="P16"/>
      <text:p text:style-name="P16"><text:s text:c="4"/>{</text:p>
      <text:p text:style-name="P16"><text:s text:c="8"/><text:span text:style-name="OrgSrcFontLockTypeFace1">int</text:span><text:s/><text:span text:style-name="OrgSrcFontLockVariableNameFace1">i</text:span><text:s/>= 20;</text:p>
      <text:p text:style-name="P16"/>
      <text:p text:style-name="P16"><text:s text:c="8"/>printf(<text:span text:style-name="OrgSrcFontLockStringFace1">"%d\n"</text:span>, i);</text:p>
      <text:p text:style-name="P16"><text:span text:style-name="OrgSrcFontLockCommentDelimiterFace1">//<text:s/></text:span><text:span text:style-name="OrgSrcFontLockCommentFace1">Ambito interno i, 20 (i esterno è nascosto)</text:span></text:p>
      <text:p text:style-name="P16"><text:s text:c="4"/>}</text:p>
      <text:p text:style-name="P16"/>
      <text:p text:style-name="P16"><text:s text:c="4"/>printf(<text:span text:style-name="OrgSrcFontLockStringFace1">"%d\n"</text:span>, i);</text:p>
      <text:p text:style-name="P16"><text:span text:style-name="OrgSrcFontLockCommentDelimiterFace1">//<text:s/></text:span><text:span text:style-name="OrgSrcFontLockCommentFace1">Ambito esterno i, 10</text:span></text:p>
      <text:p text:style-name="P17">}</text:p>
      <text:p text:style-name="P10">Potresti aver notato in quell'esempio che ho appena inserito un blocco alla riga 7 non tanto un'istruzione<text:s/><text:span text:style-name="OrgCode1">for</text:span><text:s/>o<text:s/><text:span text:style-name="OrgCode1">if</text:span><text:s/>per avviarlo! Questo è perfettamente legale. A volte uno sviluppatore vorrà raggruppare insieme un gruppo di variabili locali per un calcolo rapido e lo farà, ma è raro vederlo.</text:p>
      <text:h text:outline-level="2" text:style-name="P15"><text:bookmark-start text:name="OrgXref.orgf065d0c"/><text:bookmark text:name="orgf065d0c"/>Ambito del file<text:s/><text:bookmark-end text:name="OrgXref.orgf065d0c"/></text:h>
      <text:p text:style-name="P10">Se definisci una variabile all'esterno di un blocco tale variabile ha<text:s/><text:span text:style-name="Emphasis1">ambito del file</text:span>. È visibile in tutte le funzioni del file successivo e condiviso tra loro. (Un'eccezione è se un blocco definisce una variabile con lo stesso nome nasconderebbe quella nell'ambito del file.)</text:p>
      <text:p text:style-name="P10">Questo è il più vicino a quello che considereresti un ambito “globale” in un’altro linguaggio.</text:p>
      <text:p text:style-name="P10">Per esempio:</text:p>
      <text:p text:style-name="P16"><text:span text:style-name="OrgSrcFontLockPreprocessorFace1">#include</text:span><text:s/><text:span text:style-name="OrgSrcFontLockStringFace1">&lt;stdio.h&gt;</text:span></text:p>
      <text:p text:style-name="P16"/>
      <text:p text:style-name="P16"><text:span text:style-name="OrgSrcFontLockTypeFace1">int</text:span><text:s/><text:span text:style-name="OrgSrcFontLockVariableNameFace1">shared</text:span><text:s/>= 10;</text:p>
      <text:p text:style-name="P16"><text:span text:style-name="OrgSrcFontLockCommentDelimiterFace1">//<text:s/></text:span><text:span text:style-name="OrgSrcFontLockCommentFace1">Ambito del file! Visibile all'intero file dopo questo!</text:span></text:p>
      <text:p text:style-name="P16"/>
      <text:p text:style-name="P16"><text:span text:style-name="OrgSrcFontLockTypeFace1">void</text:span><text:s/><text:span text:style-name="OrgSrcFontLockFunctionNameFace1">func1</text:span>(<text:span text:style-name="OrgSrcFontLockTypeFace1">void</text:span>)</text:p>
      <text:p text:style-name="P16">{</text:p>
      <text:p text:style-name="P16"><text:s text:c="4"/>shared += 100;</text:p>
      <text:p text:style-name="P16"><text:span text:style-name="OrgSrcFontLockCommentDelimiterFace1">//<text:s/></text:span><text:span text:style-name="OrgSrcFontLockCommentFace1">Now shared holds 110</text:span></text:p>
      <text:p text:style-name="P16">}</text:p>
      <text:p text:style-name="P16"/>
      <text:p text:style-name="P16"><text:span text:style-name="OrgSrcFontLockTypeFace1">void</text:span><text:s/><text:span text:style-name="OrgSrcFontLockFunctionNameFace1">func2</text:span>(<text:span text:style-name="OrgSrcFontLockTypeFace1">void</text:span>)</text:p>
      <text:p text:style-name="P16">{</text:p>
      <text:p text:style-name="P16"><text:s text:c="4"/>printf(<text:span text:style-name="OrgSrcFontLockStringFace1">"%d\n"</text:span>, shared);</text:p>
      <text:p text:style-name="P16"><text:span text:style-name="OrgSrcFontLockCommentDelimiterFace1">//<text:s/></text:span><text:span text:style-name="OrgSrcFontLockCommentFace1">Stampa "110"</text:span></text:p>
      <text:p text:style-name="P16">}</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func1();</text:p>
      <text:p text:style-name="P16"><text:s text:c="4"/>func2();</text:p>
      <text:p text:style-name="P17">}</text:p>
      <text:p text:style-name="P10">Tieni presente che se<text:s/><text:span text:style-name="OrgCode1">shared</text:span><text:s/>fosse dichiarato in fondo al file non verrebbe compilato. Deve essere dichiarato<text:s/><text:span text:style-name="Emphasis1">prima</text:span><text:s/>che qualsiasi funzione lo utilizzi.</text:p>
      <text:p text:style-name="P10">Esistono modi per modificare ulteriormente gli elementi nell'ambito del file vale a dire con static ed extern, ma ne parleremo più avanti.</text:p>
      <text:h text:outline-level="2" text:style-name="P15"><text:bookmark text:name="org65104a1"/><text:bookmark-start text:name="OrgXref.org65104a1"/>Ambito del ciclo<text:s/><text:span text:style-name="OrgCode1">for</text:span><text:s/><text:bookmark-end text:name="OrgXref.org65104a1"/></text:h>
      <text:p text:style-name="P10">Non so davvero come chiamarlo nel C11 §6.8.5.3¶1 non gli dà un nome proprio. Lo abbiamo già fatto alcune volte anche in questa guida. È quando dichiari una variabile all'interno della prima clausola di un ciclo<text:s/><text:span text:style-name="OrgCode1">for</text:span>:</text:p>
      <text:p text:style-name="P16"><text:span text:style-name="OrgSrcFontLockKeywordFace1">for</text:span><text:s/>(<text:span text:style-name="OrgSrcFontLockTypeFace1">int</text:span><text:s/><text:span text:style-name="OrgSrcFontLockVariableNameFace1">i</text:span><text:s/>= 0; i &lt; 10; i++)</text:p>
      <text:p text:style-name="P16"><text:s text:c="4"/>printf(<text:span text:style-name="OrgSrcFontLockStringFace1">"%d\n"</text:span>, i);</text:p>
      <text:p text:style-name="P16"/>
      <text:p text:style-name="P16">printf(<text:span text:style-name="OrgSrcFontLockStringFace1">"%d\n"</text:span>, i);</text:p>
      <text:p text:style-name="P17"><text:span text:style-name="OrgSrcFontLockCommentDelimiterFace1">//<text:s/></text:span><text:span text:style-name="OrgSrcFontLockCommentFace1">ILLEGALE--i rientra solo nell'ambito del ciclo-for</text:span></text:p>
      <text:p text:style-name="P10">In questo esempio la vita di<text:s/><text:span text:style-name="OrgCode1">i</text:span><text:s/>inizia nel momento in cui viene definita e continua per tutta la durata del ciclo.</text:p>
      <text:p text:style-name="P10">Se il corpo del ciclo è racchiuso in un blocco, le variabili definite nel ciclo<text:s/><text:span text:style-name="OrgCode1">for</text:span><text:s/>sono visibili da quell'ambito interno.</text:p>
      <text:p text:style-name="P10">A meno che ovviamente quell’ambito interiore non li nasconda. Questo esempio pazzesco stampa 999 cinque volte:</text:p>
      <text:p text:style-name="P16"><text:span text:style-name="OrgSrcFontLockPreprocessorFace1">#include</text:span><text:s/><text:span text:style-name="OrgSrcFontLockStringFace1">&lt;stdio.h&gt;</text:span></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text:span text:style-name="OrgSrcFontLockKeywordFace1">for</text:span><text:s/>(<text:span text:style-name="OrgSrcFontLockTypeFace1">int</text:span><text:s/><text:span text:style-name="OrgSrcFontLockVariableNameFace1">i</text:span><text:s/>= 0; i &lt; 5; i++) {</text:p>
      <text:p text:style-name="P16"><text:s text:c="8"/><text:span text:style-name="OrgSrcFontLockTypeFace1">int</text:span><text:s/><text:span text:style-name="OrgSrcFontLockVariableNameFace1">i</text:span><text:s/>= 999;</text:p>
      <text:p text:style-name="P16"><text:span text:style-name="OrgSrcFontLockCommentDelimiterFace1">//<text:s/></text:span><text:span text:style-name="OrgSrcFontLockCommentFace1">Nasconde la i nell'ambito del ciclo for</text:span></text:p>
      <text:p text:style-name="P16"><text:s text:c="8"/>printf(<text:span text:style-name="OrgSrcFontLockStringFace1">"%d\n"</text:span>, i);</text:p>
      <text:p text:style-name="P16"><text:s text:c="4"/>}</text:p>
      <text:p text:style-name="P17">}</text:p>
      <text:h text:outline-level="2" text:style-name="P15"><text:bookmark text:name="org585e8ea"/><text:bookmark-start text:name="OrgXref.org585e8ea"/>Una nota sull'ambito della funzione<text:s/><text:bookmark-end text:name="OrgXref.org585e8ea"/></text:h>
      <text:p text:style-name="P10">La specifica C fa riferimento<text:s/><text:span text:style-name="Emphasis1">all'ambito della funzione</text:span>, ma viene utilizzata esclusivamente con le<text:s/><text:span text:style-name="Emphasis1">etichette</text:span>, cosa di cui non abbiamo ancora parlato. Ne parleremo un altro giorno.</text:p>
      <text:h text:outline-level="1" text:style-name="P9"><text:bookmark text:name="orga89bca6"/><text:bookmark-start text:name="OrgXref.orga89bca6"/>Tipi II: molti più tipi!<text:s/><text:bookmark-end text:name="OrgXref.orga89bca6"/></text:h>
      <text:p text:style-name="P10">Siamo abituati ai tipi<text:s/><text:span text:style-name="OrgCode1">char</text:span>,<text:s/><text:span text:style-name="OrgCode1">int</text:span><text:s/>e<text:s/><text:span text:style-name="OrgCode1">float</text:span><text:s/>ma ora è il momento di portare queste cose al livello successivo e vedere cos'altro abbiamo là fuori nel reparto tipi!</text:p>
      <text:h text:outline-level="2" text:style-name="P15"><text:bookmark text:name="org12ddea2"/><text:bookmark-start text:name="OrgXref.org12ddea2"/>Signed e Unsigned Integers<text:s/><text:bookmark-end text:name="OrgXref.org12ddea2"/></text:h>
      <text:p text:style-name="P10">Finora abbiamo utilizzato<text:s/><text:span text:style-name="OrgCode1">int</text:span><text:s/>come tipo con<text:s/><text:span text:style-name="Emphasis1">segno</text:span><text:s/>ovvero un valore che può essere negativo o positivo. Ma C ha anche specifici tipi interi<text:s/><text:span text:style-name="Emphasis1">senza segno</text:span><text:s/>che possono contenere solo numeri positivi.</text:p>
      <text:p text:style-name="P10">Questi tipi sono preceduti dalla parola chiave<text:s/><text:span text:style-name="OrgCode1">unsigned</text:span>.</text:p>
      <text:p text:style-name="P16"><text:span text:style-name="OrgSrcFontLockTypeFace1">int</text:span><text:s/><text:span text:style-name="OrgSrcFontLockVariableNameFace1">a</text:span>;</text:p>
      <text:p text:style-name="P16"><text:span text:style-name="OrgSrcFontLockCommentDelimiterFace1">//<text:s/></text:span><text:span text:style-name="OrgSrcFontLockCommentFace1">signed</text:span></text:p>
      <text:p text:style-name="P16"><text:span text:style-name="OrgSrcFontLockTypeFace1">signed</text:span><text:s/><text:span text:style-name="OrgSrcFontLockTypeFace1">int</text:span><text:s/><text:span text:style-name="OrgSrcFontLockVariableNameFace1">a</text:span>;</text:p>
      <text:p text:style-name="P16"><text:span text:style-name="OrgSrcFontLockCommentDelimiterFace1">//<text:s/></text:span><text:span text:style-name="OrgSrcFontLockCommentFace1">signed</text:span></text:p>
      <text:p text:style-name="P16"><text:span text:style-name="OrgSrcFontLockTypeFace1">signed</text:span><text:s/><text:span text:style-name="OrgSrcFontLockVariableNameFace1">a</text:span>;</text:p>
      <text:p text:style-name="P16"><text:span text:style-name="OrgSrcFontLockCommentDelimiterFace1">//<text:s/></text:span><text:span text:style-name="OrgSrcFontLockCommentFace1">signed, "abbreviazione" per "int" o "signed int", rara</text:span></text:p>
      <text:p text:style-name="P16"><text:span text:style-name="OrgSrcFontLockTypeFace1">unsigned</text:span><text:s/><text:span text:style-name="OrgSrcFontLockTypeFace1">int</text:span><text:s/><text:span text:style-name="OrgSrcFontLockVariableNameFace1">b</text:span>;</text:p>
      <text:p text:style-name="P16"><text:span text:style-name="OrgSrcFontLockCommentDelimiterFace1">//<text:s/></text:span><text:span text:style-name="OrgSrcFontLockCommentFace1">unsigned</text:span></text:p>
      <text:p text:style-name="P16"><text:span text:style-name="OrgSrcFontLockTypeFace1">unsigned</text:span><text:s/><text:span text:style-name="OrgSrcFontLockVariableNameFace1">c</text:span>;</text:p>
      <text:p text:style-name="P17"><text:span text:style-name="OrgSrcFontLockCommentDelimiterFace1">//<text:s/></text:span><text:span text:style-name="OrgSrcFontLockCommentFace1">unsigned, abbreviazione di "unsigned int"</text:span></text:p>
      <text:p text:style-name="P10">Perché? Perché dovresti decidere di voler mantenere solo numeri positivi?</text:p>
      <text:p text:style-name="P10">Risposta: puoi ottenere numeri più grandi in una variabile senza segno rispetto a quelli con segno.</text:p>
      <text:p text:style-name="P10">Ma perché?</text:p>
      <text:p text:style-name="P10">Si può pensare che gli interi siano rappresentati da un certo numero di<text:s/><text:span text:style-name="Emphasis1">bit</text:span><text:note text:note-class="footnote"><text:note-citation>95</text:note-citation><text:note-body><text:p text:style-name="P14">"Bit" è l'abbreviazione di cifra binaria. Il binario è solo un altro modo di rappresentare i numeri. Invece delle cifre 0-9 come siamo abituati ci sono le cifre 0-1</text:p></text:note-body></text:note>. Sul mio computer, un<text:s/><text:span text:style-name="OrgCode1">int</text:span><text:s/>è rappresentato da 64 bit.</text:p>
      <text:p text:style-name="P10">E ogni permutazione di bit 1 o 0 rappresenta un numero. Possiamo decidere come spartire questi numeri.</text:p>
      <text:p text:style-name="P10">Con i numeri con segno utilizziamo (approssimativamente) metà delle permutazioni per rappresentare i numeri negativi e l'altra metà per rappresentare i numeri positivi.</text:p>
      <text:p text:style-name="P10">Con unsigned utilizziamo<text:s/><text:span text:style-name="Emphasis1">tutte</text:span><text:s/>le permutazioni per rappresentare i numeri positivi.</text:p>
      <text:p text:style-name="P10">Sul mio computer con<text:s/><text:span text:style-name="OrgCode1">int</text:span><text:s/>a 64 bit che utilizzano il complemento a due<text:note text:note-class="footnote"><text:note-citation>97</text:note-citation><text:note-body><text:p text:style-name="P14"><text:a xlink:type="simple" xlink:href="https://en.wikipedia.org/wiki/Two%27s_complement"><text:span text:style-name="T3">https://en.wikipedia.org/wiki/Two%27s_complement</text:span></text:a></text:p></text:note-body></text:note><text:s/>per rappresentare numeri senza segno ho i seguenti limiti sull'intervallo di numeri interi:</text:p>
      <text:section text:name="Section5" text:style-name="OrgIndentedSection-Level-0">
        <text:p text:style-name="P3"/>
        <table:table table:style-name="Table1">
          <table:table-column table:style-name="Table1.A" table:number-columns-repeated="3"/>
          <table:table-row>
            <table:table-cell table:style-name="Table1.A1">
              <text:p text:style-name="P18">Tipo</text:p>
            </table:table-cell>
            <table:table-cell table:style-name="Table1.A1">
              <text:p text:style-name="P18">Minimo</text:p>
            </table:table-cell>
            <table:table-cell table:style-name="Table1.A1">
              <text:p text:style-name="P18">Massimo</text:p>
            </table:table-cell>
          </table:table-row>
          <table:table-row>
            <table:table-cell table:style-name="Table1.A2">
              <text:p text:style-name="P18">int</text:p>
            </table:table-cell>
            <table:table-cell table:style-name="Table1.A2">
              <text:p text:style-name="P18">-9,223,372,036,854,775,808</text:p>
            </table:table-cell>
            <table:table-cell table:style-name="Table1.A2">
              <text:p text:style-name="P18">9,223,372,036,854,775,807</text:p>
            </table:table-cell>
          </table:table-row>
          <table:table-row>
            <table:table-cell table:style-name="Table1.A3">
              <text:p text:style-name="P18">unsigned int</text:p>
            </table:table-cell>
            <table:table-cell table:style-name="Table1.A3">
              <text:p text:style-name="P18">0</text:p>
            </table:table-cell>
            <table:table-cell table:style-name="Table1.A3">
              <text:p text:style-name="P18">18,446,744,073,709,551,615</text:p>
            </table:table-cell>
          </table:table-row>
        </table:table>
        <text:p text:style-name="P3"/>
      </text:section>
      <text:p text:style-name="P10">Si noti che il più grande<text:s/><text:span text:style-name="OrgCode1">unsigned int</text:span><text:s/>positivo è circa il doppio del più grande<text:s/><text:span text:style-name="OrgCode1">int</text:span><text:s/>positivo. Quindi puoi ottenere una certa flessibilità lì.</text:p>
      <text:h text:outline-level="2" text:style-name="P15"><text:bookmark text:name="org7e41abe"/><text:bookmark-start text:name="OrgXref.org7e41abe"/>Tipi carattere<text:s/><text:bookmark-end text:name="OrgXref.org7e41abe"/></text:h>
      <text:p text:style-name="P10">Ricordate<text:s/><text:span text:style-name="OrgCode1">char</text:span>? Il tipo che possiamo usare per contenere un singolo carattere?</text:p>
      <text:p text:style-name="P16"><text:span text:style-name="OrgSrcFontLockTypeFace1">char</text:span><text:s/><text:span text:style-name="OrgSrcFontLockVariableNameFace1">c</text:span><text:s/>=<text:s/><text:span text:style-name="OrgSrcFontLockStringFace1">'B'</text:span>;</text:p>
      <text:p text:style-name="P16"/>
      <text:p text:style-name="P17">printf(<text:span text:style-name="OrgSrcFontLockStringFace1">"%c\n"</text:span>, c);<text:s text:c="2"/><text:span text:style-name="OrgSrcFontLockCommentDelimiterFace1">//<text:s/></text:span><text:span text:style-name="OrgSrcFontLockCommentFace1">"B"</text:span></text:p>
      <text:p text:style-name="P10">Ho una cosa scioccante per te: in realtà è un numero intero.</text:p>
      <text:p text:style-name="P16"><text:span text:style-name="OrgSrcFontLockTypeFace1">char</text:span><text:s/><text:span text:style-name="OrgSrcFontLockVariableNameFace1">c</text:span><text:s/>=<text:s/><text:span text:style-name="OrgSrcFontLockStringFace1">'B'</text:span>;</text:p>
      <text:p text:style-name="P16"/>
      <text:p text:style-name="P16"><text:span text:style-name="OrgSrcFontLockCommentDelimiterFace1">//<text:s/></text:span><text:span text:style-name="OrgSrcFontLockCommentFace1">Cambiato da %c a %d:</text:span></text:p>
      <text:p text:style-name="P17">printf(<text:span text:style-name="OrgSrcFontLockStringFace1">"%d\n"</text:span>, c);<text:s text:c="2"/><text:span text:style-name="OrgSrcFontLockCommentDelimiterFace1">//<text:s/></text:span><text:span text:style-name="OrgSrcFontLockCommentFace1">66 (!!)</text:span></text:p>
      <text:p text:style-name="P10">In fondo<text:s/><text:span text:style-name="OrgCode1">char</text:span><text:s/>è solo un piccolo<text:s/><text:span text:style-name="OrgCode1">int</text:span><text:s/>ovvero un numero intero che occupa solo un singolo byte di spazio, limitando il suo intervallo a…</text:p>
      <text:p text:style-name="P10">Qui le specifiche C diventano un po' stravaganti. Le specifiche ci assicurano che un carattere è un singolo byte, es.<text:s/><text:span text:style-name="OrgCode1">sizeof(char) == 1</text:span>. Ma poi in C11 §3.6¶3 si esagera nel dire:</text:p>
      <text:p text:style-name="P11">Un byte è composto da una sequenza contigua di bit<text:s/><text:span text:style-name="Emphasis1">il cui numero è definito dall'implementazione</text:span>.</text:p>
      <text:p text:style-name="P10">Aspetta cosa? Alcuni di voi potrebbero essere abituati all'idea che un byte sia composto da 8 bit giusto? Voglio dire, è proprio quello giusto? E la risposta è: "Quasi certamente".<text:note text:note-class="footnote"><text:note-citation>98</text:note-citation><text:note-body><text:p text:style-name="P14">Il termine industriale per una sequenza di 8 bit esatti e indiscutibili è un ottetto.</text:p></text:note-body></text:note><text:s/>Ma il C è un linguaggio vecchio e le macchine a quei tempi avevano, per così dire un'opinione più<text:s/><text:span text:style-name="Emphasis1">rilassata</text:span><text:s/>su quanti bit ci fossero in un byte. E nel corso degli anni, C ha mantenuto questa flessibilità.</text:p>
      <text:p text:style-name="P10">Ma supponendo che i tuoi byte in C siano 8 bit, come lo sono praticamente per tutte le macchine al mondo che vedrai mai, l'intervallo di un<text:s/><text:span text:style-name="OrgCode1">char</text:span><text:s/>è…</text:p>
      <text:p text:style-name="P10">—Quindi prima che possa dirtelo risulta che i<text:s/><text:span text:style-name="OrgCode1">char</text:span><text:s/>potrebbero essere signed o unsigned a seconda del compilatore. A meno che tu non lo specifichi esplicitamente.</text:p>
      <text:p text:style-name="P10">In molti casi, avere solo<text:s/><text:span text:style-name="OrgCode1">char</text:span><text:s/>va bene perché non ti interessa il segno dei dati. Ma se hai bisogno di caratteri signed o unsigned<text:s/><text:span text:style-name="Emphasis1">devi</text:span><text:s/>essere specifico:</text:p>
      <text:p text:style-name="P16"><text:span text:style-name="OrgSrcFontLockTypeFace1">char</text:span><text:s/><text:span text:style-name="OrgSrcFontLockVariableNameFace1">a</text:span>;</text:p>
      <text:p text:style-name="P16"><text:span text:style-name="OrgSrcFontLockCommentDelimiterFace1">//<text:s/></text:span><text:span text:style-name="OrgSrcFontLockCommentFace1">Potrebbe essere signed o unsigned</text:span></text:p>
      <text:p text:style-name="P16"><text:span text:style-name="OrgSrcFontLockTypeFace1">signed</text:span><text:s/><text:span text:style-name="OrgSrcFontLockTypeFace1">char</text:span><text:s/><text:span text:style-name="OrgSrcFontLockVariableNameFace1">b</text:span>;</text:p>
      <text:p text:style-name="P16"><text:span text:style-name="OrgSrcFontLockCommentDelimiterFace1">//<text:s/></text:span><text:span text:style-name="OrgSrcFontLockCommentFace1">Decisamente signed</text:span></text:p>
      <text:p text:style-name="P16"><text:span text:style-name="OrgSrcFontLockTypeFace1">unsigned</text:span><text:s/><text:span text:style-name="OrgSrcFontLockTypeFace1">char</text:span><text:s/><text:span text:style-name="OrgSrcFontLockVariableNameFace1">c</text:span>;</text:p>
      <text:p text:style-name="P17"><text:span text:style-name="OrgSrcFontLockCommentDelimiterFace1">//<text:s/></text:span><text:span text:style-name="OrgSrcFontLockCommentFace1">Decisamente unsigned</text:span></text:p>
      <text:p text:style-name="P10">OK, ora finalmente possiamo capire l'intervallo di numeri se assumiamo che un<text:s/><text:span text:style-name="OrgCode1">char</text:span><text:s/>sia di 8 bit e il tuo sistema utilizzi la rappresentazione virtualmente universale del complemento a due per con segno e senza segno<text:note text:note-class="footnote"><text:note-citation>99</text:note-citation><text:note-body><text:p text:style-name="P14">In generale, se hai un<text:s/><text:span text:style-name="OrgCode1">$n$</text:span><text:s/>in complemento a due del bit l'intervallo con segno è<text:s/><text:span text:style-name="OrgCode1">$-2^{n-1}$</text:span><text:s/>a<text:s/><text:span text:style-name="OrgCode1">$2^{n-1}-1$</text:span><text:s/>. E l'intervallo senza segno è<text:s/><text:span text:style-name="OrgCode1">$0$</text:span><text:s/>a<text:s/><text:span text:style-name="OrgCode1">$2^n-1$</text:span>.</text:p></text:note-body></text:note>.</text:p>
      <text:p text:style-name="P10">Quindi, tenendo a mente questi vincoli possiamo finalmente calcolare i nostri intervalli:</text:p>
      <text:section text:name="Section6" text:style-name="OrgIndentedSection-Level-0">
        <text:p text:style-name="P3"/>
        <table:table table:style-name="Table1">
          <table:table-column table:style-name="Table1.A" table:number-columns-repeated="3"/>
          <table:table-row>
            <table:table-cell table:style-name="Table1.A1">
              <text:p text:style-name="P18">tipo<text:s/><text:span text:style-name="OrgCode1">char</text:span></text:p>
            </table:table-cell>
            <table:table-cell table:style-name="Table1.A1">
              <text:p text:style-name="P20">Minimo</text:p>
            </table:table-cell>
            <table:table-cell table:style-name="Table1.A1">
              <text:p text:style-name="P20">Massimo</text:p>
            </table:table-cell>
          </table:table-row>
          <table:table-row>
            <table:table-cell table:style-name="Table1.A2">
              <text:p text:style-name="P18">signed char</text:p>
            </table:table-cell>
            <table:table-cell table:style-name="Table1.A2">
              <text:p text:style-name="P20">-128</text:p>
            </table:table-cell>
            <table:table-cell table:style-name="Table1.A2">
              <text:p text:style-name="P20">127</text:p>
            </table:table-cell>
          </table:table-row>
          <table:table-row>
            <table:table-cell table:style-name="Table1.A3">
              <text:p text:style-name="P18">unsigned char</text:p>
            </table:table-cell>
            <table:table-cell table:style-name="Table1.A3">
              <text:p text:style-name="P20">0</text:p>
            </table:table-cell>
            <table:table-cell table:style-name="Table1.A3">
              <text:p text:style-name="P20">255</text:p>
            </table:table-cell>
          </table:table-row>
        </table:table>
        <text:p text:style-name="P3"/>
      </text:section>
      <text:p text:style-name="P10">E gli intervalli per<text:s/><text:span text:style-name="OrgCode1">char</text:span><text:s/>sono definiti dall'implementazione.</text:p>
      <text:p text:style-name="P10">Fatemi capire bene.<text:s/><text:span text:style-name="OrgCode1">char</text:span><text:s/>è in realtà un numero, quindi possiamo fare i conti?</text:p>
      <text:p text:style-name="P10">Sì! Ricorda solo di mantenere le cose nel raggio del<text:s/><text:span text:style-name="OrgCode1">char</text:span>!</text:p>
      <text:p text:style-name="P16"><text:span text:style-name="OrgSrcFontLockPreprocessorFace1">#include</text:span><text:s/><text:span text:style-name="OrgSrcFontLockStringFace1">&lt;stdio.h&gt;</text:span></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text:span text:style-name="OrgSrcFontLockTypeFace1">char</text:span><text:s/><text:span text:style-name="OrgSrcFontLockVariableNameFace1">a</text:span><text:s/>= 10,<text:s/><text:span text:style-name="OrgSrcFontLockVariableNameFace1">b</text:span><text:s/>= 20;</text:p>
      <text:p text:style-name="P16"/>
      <text:p text:style-name="P16"><text:s text:c="4"/>printf(<text:span text:style-name="OrgSrcFontLockStringFace1">"%d\n"</text:span>, a + b);<text:s text:c="2"/><text:span text:style-name="OrgSrcFontLockCommentDelimiterFace1">//<text:s/></text:span><text:span text:style-name="OrgSrcFontLockCommentFace1">30!</text:span></text:p>
      <text:p text:style-name="P17">}</text:p>
      <text:p text:style-name="P10">Che dire di quei caratteri costanti tra virgolette singole come<text:s/><text:span text:style-name="OrgCode1">’B’</text:span>? Come può avere un valore numerico?</text:p>
      <text:p text:style-name="P10">Anche qui le specifiche sono instabili poiché C non è progettato per essere eseguito su un singolo tipo di sistema sottostante.</text:p>
      <text:p text:style-name="P10">Ma supponiamo per il momento che il tuo set di caratteri sia basato su ASCII<text:note text:note-class="footnote"><text:note-citation>100</text:note-citation><text:note-body><text:p text:style-name="P14"><text:a xlink:type="simple" xlink:href="https://en.wikipedia.org/wiki/ASCII"><text:span text:style-name="T3">https://en.wikipedia.org/wiki/ASCII</text:span></text:a></text:p></text:note-body></text:note><text:s/>almeno per i primi 128 caratteri. In tal caso la costante carattere verrà convertita in un carattere il cui valore è uguale al valore ASCII del carattere.</text:p>
      <text:p text:style-name="P10">Era solo un boccone. Facciamo solo un esempio:</text:p>
      <text:p text:style-name="P16"><text:span text:style-name="OrgSrcFontLockPreprocessorFace1">#include</text:span><text:s/><text:span text:style-name="OrgSrcFontLockStringFace1">&lt;stdio.h&gt;</text:span></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text:span text:style-name="OrgSrcFontLockTypeFace1">char</text:span><text:s/><text:span text:style-name="OrgSrcFontLockVariableNameFace1">a</text:span><text:s/>= 10;</text:p>
      <text:p text:style-name="P16"><text:s text:c="4"/><text:span text:style-name="OrgSrcFontLockTypeFace1">char</text:span><text:s/><text:span text:style-name="OrgSrcFontLockVariableNameFace1">b</text:span><text:s/>=<text:s/><text:span text:style-name="OrgSrcFontLockStringFace1">'B'</text:span>;<text:s text:c="2"/><text:span text:style-name="OrgSrcFontLockCommentDelimiterFace1">//<text:s/></text:span><text:span text:style-name="OrgSrcFontLockCommentFace1">valore ASCII 66</text:span></text:p>
      <text:p text:style-name="P16"/>
      <text:p text:style-name="P16"><text:s text:c="4"/>printf(<text:span text:style-name="OrgSrcFontLockStringFace1">"%d\n"</text:span>, a + b);<text:s text:c="2"/><text:span text:style-name="OrgSrcFontLockCommentDelimiterFace1">//<text:s/></text:span><text:span text:style-name="OrgSrcFontLockCommentFace1">76!</text:span></text:p>
      <text:p text:style-name="P17">}</text:p>
      <text:p text:style-name="P10">Ciò dipende dall'ambiente di esecuzione e dal set di caratteri utilizzato<text:note text:note-class="footnote"><text:note-citation>101</text:note-citation><text:note-body><text:p text:style-name="P14"><text:a xlink:type="simple" xlink:href="https://en.wikipedia.org/wiki/List_of_information_system_character_sets"><text:span text:style-name="T3">https://en.wikipedia.org/wiki/List_of_information_system_character_sets</text:span></text:a></text:p></text:note-body></text:note>. Uno dei set di caratteri più popolari oggi è Unicode<text:note text:note-class="footnote"><text:note-citation>103</text:note-citation><text:note-body><text:p text:style-name="P14"><text:a xlink:type="simple" xlink:href="https://en.wikipedia.org/wiki/Unicode"><text:span text:style-name="T3">https://en.wikipedia.org/wiki/Unicode</text:span></text:a></text:p></text:note-body></text:note><text:s/>(che è un superset di ASCII) quindi per i tuoi 0-9 di base AZ, az e la punteggiatura quasi sicuramente otterrai i valori ASCII da essi.</text:p>
      <text:h text:outline-level="2" text:style-name="P15"><text:bookmark-start text:name="OrgXref.orgecf7af6"/><text:bookmark text:name="orgecf7af6"/>Altri tipi interi:<text:s/><text:span text:style-name="OrgCode1">short</text:span>,<text:s/><text:span text:style-name="OrgCode1">long</text:span>,<text:s/><text:span text:style-name="OrgCode1">long long</text:span><text:s/><text:bookmark-end text:name="OrgXref.orgecf7af6"/></text:h>
      <text:p text:style-name="P10">Finora abbiamo utilizzato generalmente solo due tipi di numeri interi:</text:p>
      <text:list text:style-name="OrgBulletedList" xml:id="list-81dc4bd1-2681-4512-98cb-98e785b39b6b">
        <text:list-item>
          <text:p text:style-name="P10">char</text:p>
        </text:list-item>
        <text:list-item>
          <text:p text:style-name="P10">int</text:p>
        </text:list-item>
      </text:list>
      <text:p text:style-name="P10">e recentemente abbiamo appreso delle varianti senza segno dei tipi interi. E abbiamo scoperto che<text:s/><text:span text:style-name="OrgCode1">char</text:span><text:s/>era segretamente un piccolo<text:s/><text:span text:style-name="OrgCode1">int</text:span><text:s/>sotto mentite spoglie. Quindi sappiamo che gli<text:s/><text:span text:style-name="OrgCode1">int</text:span><text:s/>possono avere più dimensioni di bit.</text:p>
      <text:p text:style-name="P10">Ma ci sono un altro paio di tipi interi che dovremmo considerare, e il<text:s/><text:span text:style-name="Emphasis1">minimo</text:span><text:s/>minimo e i valori massimi che possono contenere.</text:p>
      <text:p text:style-name="P10">Sì ho detto "minimo" due volte. Le specifiche dicono che questi tipi conterranno numeri<text:s/><text:span text:style-name="Emphasis1">almeno</text:span><text:s/>di queste dimensioni quindi la tua implementazione potrebbe essere diversa. Il file di intestazione<text:s/><text:span text:style-name="OrgCode1">&lt;limits.h&gt;</text:span><text:s/>definisce le macro che contengono i valori interi minimo e massimo; fate affidamento su questo per essere sicuri e non<text:s/><text:span text:style-name="Emphasis1">codificare mai o dichiarare questi valori</text:span>.</text:p>
      <text:p text:style-name="P10">I tipi aggiungiamo sono<text:s/><text:span text:style-name="OrgCode1">short int</text:span>,<text:s/><text:span text:style-name="OrgCode1">long int</text:span><text:s/>e<text:s/><text:span text:style-name="OrgCode1">long long int</text:span>. Di solito, quando si utilizzano questi tipi gli sviluppatori C omettono<text:s/><text:span text:style-name="OrgCode1">int</text:span><text:s/>(ad esempio<text:s/><text:span text:style-name="OrgCode1">long long</text:span>) e il compilatore è assolutamente felice.</text:p>
      <text:p text:style-name="P16"><text:span text:style-name="OrgSrcFontLockCommentDelimiterFace1">//<text:s/></text:span><text:span text:style-name="OrgSrcFontLockCommentFace1">Queste due righe sono equivalenti:</text:span></text:p>
      <text:p text:style-name="P16"><text:span text:style-name="OrgSrcFontLockTypeFace1">long</text:span><text:s/><text:span text:style-name="OrgSrcFontLockTypeFace1">long</text:span><text:s/><text:span text:style-name="OrgSrcFontLockTypeFace1">int</text:span><text:s/><text:span text:style-name="OrgSrcFontLockVariableNameFace1">x</text:span>;</text:p>
      <text:p text:style-name="P16"><text:span text:style-name="OrgSrcFontLockTypeFace1">long</text:span><text:s/><text:span text:style-name="OrgSrcFontLockTypeFace1">long</text:span><text:s/><text:span text:style-name="OrgSrcFontLockVariableNameFace1">x</text:span>;</text:p>
      <text:p text:style-name="P16"/>
      <text:p text:style-name="P16"><text:span text:style-name="OrgSrcFontLockCommentDelimiterFace1">//<text:s/></text:span><text:span text:style-name="OrgSrcFontLockCommentFace1">E anche questi:</text:span></text:p>
      <text:p text:style-name="P16"><text:span text:style-name="OrgSrcFontLockTypeFace1">short</text:span><text:s/><text:span text:style-name="OrgSrcFontLockTypeFace1">int</text:span><text:s/><text:span text:style-name="OrgSrcFontLockVariableNameFace1">x</text:span>;</text:p>
      <text:p text:style-name="P17"><text:span text:style-name="OrgSrcFontLockTypeFace1">short</text:span><text:s/><text:span text:style-name="OrgSrcFontLockVariableNameFace1">x</text:span>;</text:p>
      <text:p text:style-name="P10">Diamo un'occhiata ai tipi e alle dimensioni dei dati interi in ordine crescente raggruppati per segno.</text:p>
      <text:section text:name="Section7" text:style-name="OrgIndentedSection-Level-0">
        <text:p text:style-name="P3"/>
        <table:table table:style-name="Table1">
          <table:table-column table:style-name="Table1.A" table:number-columns-repeated="4"/>
          <table:table-row>
            <table:table-cell table:style-name="Table1.A1">
              <text:p text:style-name="P18">Tipo</text:p>
            </table:table-cell>
            <table:table-cell table:style-name="Table1.A1">
              <text:p text:style-name="P20">Byte minimi</text:p>
            </table:table-cell>
            <table:table-cell table:style-name="Table1.A1">
              <text:p text:style-name="P20">Valore minimo</text:p>
            </table:table-cell>
            <table:table-cell table:style-name="Table1.A1">
              <text:p text:style-name="P20">Massimo Valore</text:p>
            </table:table-cell>
          </table:table-row>
          <table:table-row>
            <table:table-cell table:style-name="Table1.A2">
              <text:p text:style-name="P18">char</text:p>
            </table:table-cell>
            <table:table-cell table:style-name="Table1.A2">
              <text:p text:style-name="P20">1</text:p>
            </table:table-cell>
            <table:table-cell table:style-name="Table1.A2">
              <text:p text:style-name="P20">-127 o 0</text:p>
            </table:table-cell>
            <table:table-cell table:style-name="Table1.A2">
              <text:p text:style-name="P20">127 o 255<text:s/><text:note text:note-class="footnote"><text:note-citation>104</text:note-citation><text:note-body><text:p text:style-name="P14">Dipende se un<text:s/><text:span text:style-name="OrgCode1">carattere</text:span><text:s/>viene impostato di default su<text:s/><text:span text:style-name="OrgCode1">signed char</text:span><text:s/>o<text:s/><text:span text:style-name="OrgCode1">unsigned char</text:span></text:p></text:note-body></text:note></text:p>
            </table:table-cell>
          </table:table-row>
          <table:table-row>
            <table:table-cell table:style-name="Table1.A2">
              <text:p text:style-name="P18">signed char</text:p>
            </table:table-cell>
            <table:table-cell table:style-name="Table1.A2">
              <text:p text:style-name="P20">1</text:p>
            </table:table-cell>
            <table:table-cell table:style-name="Table1.A2">
              <text:p text:style-name="P20">-127</text:p>
            </table:table-cell>
            <table:table-cell table:style-name="Table1.A2">
              <text:p text:style-name="P20">127</text:p>
            </table:table-cell>
          </table:table-row>
          <table:table-row>
            <table:table-cell table:style-name="Table1.A2">
              <text:p text:style-name="P18">short</text:p>
            </table:table-cell>
            <table:table-cell table:style-name="Table1.A2">
              <text:p text:style-name="P20">2</text:p>
            </table:table-cell>
            <table:table-cell table:style-name="Table1.A2">
              <text:p text:style-name="P20">-32767</text:p>
            </table:table-cell>
            <table:table-cell table:style-name="Table1.A2">
              <text:p text:style-name="P20">32767</text:p>
            </table:table-cell>
          </table:table-row>
          <table:table-row>
            <table:table-cell table:style-name="Table1.A2">
              <text:p text:style-name="P18">int</text:p>
            </table:table-cell>
            <table:table-cell table:style-name="Table1.A2">
              <text:p text:style-name="P20">2</text:p>
            </table:table-cell>
            <table:table-cell table:style-name="Table1.A2">
              <text:p text:style-name="P20">-32767</text:p>
            </table:table-cell>
            <table:table-cell table:style-name="Table1.A2">
              <text:p text:style-name="P20">32767</text:p>
            </table:table-cell>
          </table:table-row>
          <table:table-row>
            <table:table-cell table:style-name="Table1.A2">
              <text:p text:style-name="P18">long</text:p>
            </table:table-cell>
            <table:table-cell table:style-name="Table1.A2">
              <text:p text:style-name="P20">4</text:p>
            </table:table-cell>
            <table:table-cell table:style-name="Table1.A2">
              <text:p text:style-name="P20">-2147483647</text:p>
            </table:table-cell>
            <table:table-cell table:style-name="Table1.A2">
              <text:p text:style-name="P20">2147483647</text:p>
            </table:table-cell>
          </table:table-row>
          <table:table-row>
            <table:table-cell table:style-name="Table1.A2">
              <text:p text:style-name="P18">long long</text:p>
            </table:table-cell>
            <table:table-cell table:style-name="Table1.A2">
              <text:p text:style-name="P20">8</text:p>
            </table:table-cell>
            <table:table-cell table:style-name="Table1.A2">
              <text:p text:style-name="P20">-9223372036854775807</text:p>
            </table:table-cell>
            <table:table-cell table:style-name="Table1.A2">
              <text:p text:style-name="P20">9223372036854775807</text:p>
            </table:table-cell>
          </table:table-row>
          <table:table-row>
            <table:table-cell table:style-name="Table1.A2">
              <text:p text:style-name="P18">unsigned char</text:p>
            </table:table-cell>
            <table:table-cell table:style-name="Table1.A2">
              <text:p text:style-name="P20">1</text:p>
            </table:table-cell>
            <table:table-cell table:style-name="Table1.A2">
              <text:p text:style-name="P20">0</text:p>
            </table:table-cell>
            <table:table-cell table:style-name="Table1.A2">
              <text:p text:style-name="P20">255</text:p>
            </table:table-cell>
          </table:table-row>
          <table:table-row>
            <table:table-cell table:style-name="Table1.A2">
              <text:p text:style-name="P18">unsigned short</text:p>
            </table:table-cell>
            <table:table-cell table:style-name="Table1.A2">
              <text:p text:style-name="P20">2</text:p>
            </table:table-cell>
            <table:table-cell table:style-name="Table1.A2">
              <text:p text:style-name="P20">0</text:p>
            </table:table-cell>
            <table:table-cell table:style-name="Table1.A2">
              <text:p text:style-name="P20">65535</text:p>
            </table:table-cell>
          </table:table-row>
          <table:table-row>
            <table:table-cell table:style-name="Table1.A2">
              <text:p text:style-name="P18">unsigned int</text:p>
            </table:table-cell>
            <table:table-cell table:style-name="Table1.A2">
              <text:p text:style-name="P20">2</text:p>
            </table:table-cell>
            <table:table-cell table:style-name="Table1.A2">
              <text:p text:style-name="P20">0</text:p>
            </table:table-cell>
            <table:table-cell table:style-name="Table1.A2">
              <text:p text:style-name="P20">65535</text:p>
            </table:table-cell>
          </table:table-row>
          <table:table-row>
            <table:table-cell table:style-name="Table1.A2">
              <text:p text:style-name="P18">unsigned long</text:p>
            </table:table-cell>
            <table:table-cell table:style-name="Table1.A2">
              <text:p text:style-name="P20">4</text:p>
            </table:table-cell>
            <table:table-cell table:style-name="Table1.A2">
              <text:p text:style-name="P20">0</text:p>
            </table:table-cell>
            <table:table-cell table:style-name="Table1.A2">
              <text:p text:style-name="P20">4294967295</text:p>
            </table:table-cell>
          </table:table-row>
          <table:table-row>
            <table:table-cell table:style-name="Table1.A3">
              <text:p text:style-name="P18">unsigned long long</text:p>
            </table:table-cell>
            <table:table-cell table:style-name="Table1.A3">
              <text:p text:style-name="P20">8</text:p>
            </table:table-cell>
            <table:table-cell table:style-name="Table1.A3">
              <text:p text:style-name="P20">0</text:p>
            </table:table-cell>
            <table:table-cell table:style-name="Table1.A3">
              <text:p text:style-name="P20">18446744073709551615</text:p>
            </table:table-cell>
          </table:table-row>
        </table:table>
        <text:p text:style-name="P3"/>
      </text:section>
      <text:p text:style-name="P10">Non c'è un tipo<text:s/><text:span text:style-name="OrgCode1">long long long</text:span>. Non puoi continuare ad aggiungere<text:s/><text:span text:style-name="OrgCode1">long</text:span><text:s/>in quel modo. Non essere sciocco.</text:p>
      <text:p text:style-name="P11">I fan del complemento a due potrebbero aver notato qualcosa di divertente in quei numeri. Perché ad esempio il<text:s/><text:span text:style-name="OrgCode1">signed char</text:span><text:s/>si ferma a -127 invece che a -128? Ricorda: questi sono solo i minimi richiesti dalle specifiche. Alcune rappresentazioni numeriche (come il segno e la magnitudine<text:note text:note-class="footnote"><text:note-citation>105</text:note-citation><text:note-body><text:p text:style-name="P14"><text:a xlink:type="simple" xlink:href="https://en.wikipedia.org/wiki/Signed_number_representations#Signed_magnitude_representation"><text:span text:style-name="T3">https://en.wikipedia.org/wiki/Signed_number_representations#Signed_magnitude_representation</text:span></text:a></text:p></text:note-body></text:note>) terminano con ±127.</text:p>
      <text:p text:style-name="P10">Eseguiamo la stessa tabella sul mio sistema in complemento a due a 64 bit e vediamo cosa viene fuori:</text:p>
      <text:section text:name="Section8" text:style-name="OrgIndentedSection-Level-0">
        <text:p text:style-name="P3"/>
        <table:table table:style-name="Table1">
          <table:table-column table:style-name="Table1.A" table:number-columns-repeated="4"/>
          <table:table-row>
            <table:table-cell table:style-name="Table1.A1">
              <text:p text:style-name="P18">Tipo</text:p>
            </table:table-cell>
            <table:table-cell table:style-name="Table1.A1">
              <text:p text:style-name="P20">I miei byte</text:p>
            </table:table-cell>
            <table:table-cell table:style-name="Table1.A1">
              <text:p text:style-name="P20">Valore</text:p>
            </table:table-cell>
            <table:table-cell table:style-name="Table1.A1">
              <text:p text:style-name="P20">minimo Valore massimo</text:p>
            </table:table-cell>
          </table:table-row>
          <table:table-row>
            <table:table-cell table:style-name="Table1.A2">
              <text:p text:style-name="P18">char</text:p>
            </table:table-cell>
            <table:table-cell table:style-name="Table1.A2">
              <text:p text:style-name="P20">1</text:p>
            </table:table-cell>
            <table:table-cell table:style-name="Table1.A2">
              <text:p text:style-name="P20">-128</text:p>
            </table:table-cell>
            <table:table-cell table:style-name="Table1.A2">
              <text:p text:style-name="P20">127<text:note text:note-class="footnote"><text:note-citation>106</text:note-citation><text:note-body><text:p text:style-name="P14">Il mio<text:s/><text:span text:style-name="OrgCode1">char</text:span><text:s/>è signed</text:p></text:note-body></text:note></text:p>
            </table:table-cell>
          </table:table-row>
          <table:table-row>
            <table:table-cell table:style-name="Table1.A2">
              <text:p text:style-name="P18">signed char</text:p>
            </table:table-cell>
            <table:table-cell table:style-name="Table1.A2">
              <text:p text:style-name="P20">1</text:p>
            </table:table-cell>
            <table:table-cell table:style-name="Table1.A2">
              <text:p text:style-name="P20">-128</text:p>
            </table:table-cell>
            <table:table-cell table:style-name="Table1.A2">
              <text:p text:style-name="P20">127</text:p>
            </table:table-cell>
          </table:table-row>
          <table:table-row>
            <table:table-cell table:style-name="Table1.A2">
              <text:p text:style-name="P18">short</text:p>
            </table:table-cell>
            <table:table-cell table:style-name="Table1.A2">
              <text:p text:style-name="P20">2</text:p>
            </table:table-cell>
            <table:table-cell table:style-name="Table1.A2">
              <text:p text:style-name="P20">-32768</text:p>
            </table:table-cell>
            <table:table-cell table:style-name="Table1.A2">
              <text:p text:style-name="P20">32767</text:p>
            </table:table-cell>
          </table:table-row>
          <table:table-row>
            <table:table-cell table:style-name="Table1.A2">
              <text:p text:style-name="P18">int</text:p>
            </table:table-cell>
            <table:table-cell table:style-name="Table1.A2">
              <text:p text:style-name="P20">4</text:p>
            </table:table-cell>
            <table:table-cell table:style-name="Table1.A2">
              <text:p text:style-name="P20">-2147483648</text:p>
            </table:table-cell>
            <table:table-cell table:style-name="Table1.A2">
              <text:p text:style-name="P20">2147483647</text:p>
            </table:table-cell>
          </table:table-row>
          <table:table-row>
            <table:table-cell table:style-name="Table1.A2">
              <text:p text:style-name="P18">long</text:p>
            </table:table-cell>
            <table:table-cell table:style-name="Table1.A2">
              <text:p text:style-name="P20">8</text:p>
            </table:table-cell>
            <table:table-cell table:style-name="Table1.A2">
              <text:p text:style-name="P20">-9223372036854775808</text:p>
            </table:table-cell>
            <table:table-cell table:style-name="Table1.A2">
              <text:p text:style-name="P20">9223372036854775807</text:p>
            </table:table-cell>
          </table:table-row>
          <table:table-row>
            <table:table-cell table:style-name="Table1.A2">
              <text:p text:style-name="P18">long long</text:p>
            </table:table-cell>
            <table:table-cell table:style-name="Table1.A2">
              <text:p text:style-name="P20">8</text:p>
            </table:table-cell>
            <table:table-cell table:style-name="Table1.A2">
              <text:p text:style-name="P20">-9223372036854775808</text:p>
            </table:table-cell>
            <table:table-cell table:style-name="Table1.A2">
              <text:p text:style-name="P20">9223372036854775807</text:p>
            </table:table-cell>
          </table:table-row>
          <table:table-row>
            <table:table-cell table:style-name="Table1.A2">
              <text:p text:style-name="P18">unsigned char</text:p>
            </table:table-cell>
            <table:table-cell table:style-name="Table1.A2">
              <text:p text:style-name="P20">1</text:p>
            </table:table-cell>
            <table:table-cell table:style-name="Table1.A2">
              <text:p text:style-name="P20">0</text:p>
            </table:table-cell>
            <table:table-cell table:style-name="Table1.A2">
              <text:p text:style-name="P20">255</text:p>
            </table:table-cell>
          </table:table-row>
          <table:table-row>
            <table:table-cell table:style-name="Table1.A2">
              <text:p text:style-name="P18">unsigned short</text:p>
            </table:table-cell>
            <table:table-cell table:style-name="Table1.A2">
              <text:p text:style-name="P20">2</text:p>
            </table:table-cell>
            <table:table-cell table:style-name="Table1.A2">
              <text:p text:style-name="P20">0</text:p>
            </table:table-cell>
            <table:table-cell table:style-name="Table1.A2">
              <text:p text:style-name="P20">65535</text:p>
            </table:table-cell>
          </table:table-row>
          <table:table-row>
            <table:table-cell table:style-name="Table1.A2">
              <text:p text:style-name="P18">unsigned int</text:p>
            </table:table-cell>
            <table:table-cell table:style-name="Table1.A2">
              <text:p text:style-name="P20">4</text:p>
            </table:table-cell>
            <table:table-cell table:style-name="Table1.A2">
              <text:p text:style-name="P20">0</text:p>
            </table:table-cell>
            <table:table-cell table:style-name="Table1.A2">
              <text:p text:style-name="P20">4294967295</text:p>
            </table:table-cell>
          </table:table-row>
          <table:table-row>
            <table:table-cell table:style-name="Table1.A2">
              <text:p text:style-name="P18">unsigned long</text:p>
            </table:table-cell>
            <table:table-cell table:style-name="Table1.A2">
              <text:p text:style-name="P20">8</text:p>
            </table:table-cell>
            <table:table-cell table:style-name="Table1.A2">
              <text:p text:style-name="P20">0</text:p>
            </table:table-cell>
            <table:table-cell table:style-name="Table1.A2">
              <text:p text:style-name="P20">18446744073709551615</text:p>
            </table:table-cell>
          </table:table-row>
          <table:table-row>
            <table:table-cell table:style-name="Table1.A3">
              <text:p text:style-name="P18">unsigned long long</text:p>
            </table:table-cell>
            <table:table-cell table:style-name="Table1.A3">
              <text:p text:style-name="P20">8</text:p>
            </table:table-cell>
            <table:table-cell table:style-name="Table1.A3">
              <text:p text:style-name="P20">0</text:p>
            </table:table-cell>
            <table:table-cell table:style-name="Table1.A3">
              <text:p text:style-name="P20">18446744073709551615</text:p>
            </table:table-cell>
          </table:table-row>
        </table:table>
        <text:p text:style-name="P3"/>
      </text:section>
      <text:p text:style-name="P10">Questo è un po' più sensato ma possiamo vedere come il mio sistema abbia limiti più ampi rispetto ai minimi nelle specifiche.</text:p>
      <text:p text:style-name="P10">Allora quali sono le macro in<text:s/><text:span text:style-name="OrgCode1">&lt;limits.h&gt;</text:span>?</text:p>
      <text:section text:name="Section9" text:style-name="OrgIndentedSection-Level-0">
        <text:p text:style-name="P3"/>
        <table:table table:style-name="Table1">
          <table:table-column table:style-name="Table1.A" table:number-columns-repeated="3"/>
          <table:table-row>
            <table:table-cell table:style-name="Table1.A1">
              <text:p text:style-name="P18">Tipo</text:p>
            </table:table-cell>
            <table:table-cell table:style-name="Table1.A1">
              <text:p text:style-name="P18"><text:span text:style-name="OrgCode1">Min Macro</text:span></text:p>
            </table:table-cell>
            <table:table-cell table:style-name="Table1.A1">
              <text:p text:style-name="P18"><text:span text:style-name="OrgCode1">Max Macro</text:span></text:p>
            </table:table-cell>
          </table:table-row>
          <table:table-row>
            <table:table-cell table:style-name="Table1.A2">
              <text:p text:style-name="P18">char</text:p>
            </table:table-cell>
            <table:table-cell table:style-name="Table1.A2">
              <text:p text:style-name="P18"><text:span text:style-name="OrgCode1">CHAR_MIN</text:span></text:p>
            </table:table-cell>
            <table:table-cell table:style-name="Table1.A2">
              <text:p text:style-name="P18"><text:span text:style-name="OrgCode1">CHAR_MAX</text:span></text:p>
            </table:table-cell>
          </table:table-row>
          <table:table-row>
            <table:table-cell table:style-name="Table1.A2">
              <text:p text:style-name="P18">signed char</text:p>
            </table:table-cell>
            <table:table-cell table:style-name="Table1.A2">
              <text:p text:style-name="P18"><text:span text:style-name="OrgCode1">SCHAR_MIN</text:span></text:p>
            </table:table-cell>
            <table:table-cell table:style-name="Table1.A2">
              <text:p text:style-name="P18"><text:span text:style-name="OrgCode1">SHRT_MAX</text:span></text:p>
            </table:table-cell>
          </table:table-row>
          <table:table-row>
            <table:table-cell table:style-name="Table1.A2">
              <text:p text:style-name="P18">short</text:p>
            </table:table-cell>
            <table:table-cell table:style-name="Table1.A2">
              <text:p text:style-name="P18"><text:span text:style-name="OrgCode1">SHRT_MIN</text:span></text:p>
            </table:table-cell>
            <table:table-cell table:style-name="Table1.A2">
              <text:p text:style-name="P18"><text:span text:style-name="OrgCode1">SCHAR_MAX</text:span></text:p>
            </table:table-cell>
          </table:table-row>
          <table:table-row>
            <table:table-cell table:style-name="Table1.A2">
              <text:p text:style-name="P18">int</text:p>
            </table:table-cell>
            <table:table-cell table:style-name="Table1.A2">
              <text:p text:style-name="P18"><text:span text:style-name="OrgCode1">INT_MIN</text:span></text:p>
            </table:table-cell>
            <table:table-cell table:style-name="Table1.A2">
              <text:p text:style-name="P18"><text:span text:style-name="OrgCode1">INT_MAX</text:span></text:p>
            </table:table-cell>
          </table:table-row>
          <table:table-row>
            <table:table-cell table:style-name="Table1.A2">
              <text:p text:style-name="P18">long</text:p>
            </table:table-cell>
            <table:table-cell table:style-name="Table1.A2">
              <text:p text:style-name="P18"><text:span text:style-name="OrgCode1">LONG_MIN</text:span></text:p>
            </table:table-cell>
            <table:table-cell table:style-name="Table1.A2">
              <text:p text:style-name="P18"><text:span text:style-name="OrgCode1">LONG_MAX</text:span></text:p>
            </table:table-cell>
          </table:table-row>
          <table:table-row>
            <table:table-cell table:style-name="Table1.A2">
              <text:p text:style-name="P18">long long</text:p>
            </table:table-cell>
            <table:table-cell table:style-name="Table1.A2">
              <text:p text:style-name="P18"><text:span text:style-name="OrgCode1">LLONG_MIN</text:span></text:p>
            </table:table-cell>
            <table:table-cell table:style-name="Table1.A2">
              <text:p text:style-name="P18"><text:span text:style-name="OrgCode1">LLONG_MAX</text:span></text:p>
            </table:table-cell>
          </table:table-row>
          <table:table-row>
            <table:table-cell table:style-name="Table1.A2">
              <text:p text:style-name="P18">unsigned char</text:p>
            </table:table-cell>
            <table:table-cell table:style-name="Table1.A2">
              <text:p text:style-name="P18">0</text:p>
            </table:table-cell>
            <table:table-cell table:style-name="Table1.A2">
              <text:p text:style-name="P18"><text:span text:style-name="OrgCode1">UCHAR_MAX</text:span></text:p>
            </table:table-cell>
          </table:table-row>
          <table:table-row>
            <table:table-cell table:style-name="Table1.A2">
              <text:p text:style-name="P18">unsigned short</text:p>
            </table:table-cell>
            <table:table-cell table:style-name="Table1.A2">
              <text:p text:style-name="P18">0</text:p>
            </table:table-cell>
            <table:table-cell table:style-name="Table1.A2">
              <text:p text:style-name="P18"><text:span text:style-name="OrgCode1">USHRT_MAX</text:span></text:p>
            </table:table-cell>
          </table:table-row>
          <table:table-row>
            <table:table-cell table:style-name="Table1.A2">
              <text:p text:style-name="P18">unsigned int</text:p>
            </table:table-cell>
            <table:table-cell table:style-name="Table1.A2">
              <text:p text:style-name="P18">0</text:p>
            </table:table-cell>
            <table:table-cell table:style-name="Table1.A2">
              <text:p text:style-name="P18"><text:span text:style-name="OrgCode1">UINT_MAX</text:span></text:p>
            </table:table-cell>
          </table:table-row>
          <table:table-row>
            <table:table-cell table:style-name="Table1.A2">
              <text:p text:style-name="P18">unsigned long</text:p>
            </table:table-cell>
            <table:table-cell table:style-name="Table1.A2">
              <text:p text:style-name="P18">0</text:p>
            </table:table-cell>
            <table:table-cell table:style-name="Table1.A2">
              <text:p text:style-name="P18"><text:span text:style-name="OrgCode1">ULONG_MAX</text:span></text:p>
            </table:table-cell>
          </table:table-row>
          <table:table-row>
            <table:table-cell table:style-name="Table1.A3">
              <text:p text:style-name="P18">unsigned long long</text:p>
            </table:table-cell>
            <table:table-cell table:style-name="Table1.A3">
              <text:p text:style-name="P18">0</text:p>
            </table:table-cell>
            <table:table-cell table:style-name="Table1.A3">
              <text:p text:style-name="P18"><text:span text:style-name="OrgCode1">ULLONG_MAX</text:span></text:p>
            </table:table-cell>
          </table:table-row>
        </table:table>
        <text:p text:style-name="P3"/>
      </text:section>
      <text:p text:style-name="P10">Nota che c'è un modo nascosto lì dentro per determinare se un sistema utilizza caratteri signed o unsigned<text:s/><text:span text:style-name="OrgCode1">char</text:span>. Se<text:s/><text:span text:style-name="OrgCode1">CHAR_MAX == UCHAR_MAX</text:span>, deve essere unsigned.</text:p>
      <text:p text:style-name="P10">Nota inoltre che non esiste una macro minima per le varianti<text:s/><text:span text:style-name="OrgCode1">unsigned</text:span>: sono solo 0.</text:p>
      <text:h text:outline-level="2" text:style-name="P15"><text:bookmark-start text:name="OrgXref.orgc490e93"/><text:bookmark text:name="orgc490e93"/>Altri Float:<text:s/><text:span text:style-name="OrgCode1">double</text:span><text:s/>e<text:s/><text:span text:style-name="OrgCode1">long double</text:span><text:s/><text:bookmark-end text:name="OrgXref.orgc490e93"/></text:h>
      <text:p text:style-name="P10">Vediamo cosa dicono le specifiche sui numeri in virgola mobile nel §5.2.4.2.2¶1-2:</text:p>
      <text:p text:style-name="P10">I seguenti parametri vengono utilizzati per definire il modello per ciascun tipo a virgola mobile:</text:p>
      <text:section text:name="Section10" text:style-name="OrgIndentedSection-Level-0">
        <text:p text:style-name="P3"/>
        <table:table table:style-name="Table1">
          <table:table-column table:style-name="Table1.A" table:number-columns-repeated="2"/>
          <table:table-row>
            <table:table-cell table:style-name="Table1.A1">
              <text:p text:style-name="P18">Parametri</text:p>
            </table:table-cell>
            <table:table-cell table:style-name="Table1.A1">
              <text:p text:style-name="P18">Definizione</text:p>
            </table:table-cell>
          </table:table-row>
          <table:table-row>
            <table:table-cell table:style-name="Table1.A2">
              <text:p text:style-name="P18">s</text:p>
            </table:table-cell>
            <table:table-cell table:style-name="Table1.A2">
              <text:p text:style-name="P18">segno(<text:span text:style-name="OrgCode1">$\pm1$</text:span>)</text:p>
            </table:table-cell>
          </table:table-row>
          <table:table-row>
            <table:table-cell table:style-name="Table1.A2">
              <text:p text:style-name="P18">b</text:p>
            </table:table-cell>
            <table:table-cell table:style-name="Table1.A2">
              <text:p text:style-name="P18">base o radice della rappresentazione dell'esponente (un numero intero<text:s/><text:span text:style-name="OrgCode1">$&gt; 1$</text:span>)</text:p>
            </table:table-cell>
          </table:table-row>
          <table:table-row>
            <table:table-cell table:style-name="Table1.A2">
              <text:p text:style-name="P18">e</text:p>
            </table:table-cell>
            <table:table-cell table:style-name="Table1.A2">
              <text:p text:style-name="P18">esponente (un numero intero compreso tra un minimo<text:s/><text:span text:style-name="OrgCode1">$e_{min}$</text:span><text:s/>e un massimo<text:s/><text:span text:style-name="OrgCode1">$e_{max}$</text:span>)</text:p>
            </table:table-cell>
          </table:table-row>
          <table:table-row>
            <table:table-cell table:style-name="Table1.A2">
              <text:p text:style-name="P18">p</text:p>
            </table:table-cell>
            <table:table-cell table:style-name="Table1.A2">
              <text:p text:style-name="P18">precisione (il numero di cifre base-<text:span text:style-name="OrgCode1">$b$</text:span><text:s/>nel significando)</text:p>
            </table:table-cell>
          </table:table-row>
          <table:table-row>
            <table:table-cell table:style-name="Table1.A2">
              <text:p text:style-name="P18"><text:span text:style-name="OrgCode1">$f_k$</text:span></text:p>
            </table:table-cell>
            <table:table-cell table:style-name="Table1.A2">
              <text:p text:style-name="P18">numeri interi non negativi inferiori a<text:s/><text:span text:style-name="OrgCode1">$b$</text:span><text:s/>(le cifre significative)</text:p>
            </table:table-cell>
          </table:table-row>
          <table:table-row>
            <table:table-cell table:style-name="Table1.A2">
              <text:p text:style-name="P18">Un numero in virgola mobile (<text:span text:style-name="OrgCode1">$x$</text:span>) è definito dal seguente modello:</text:p>
            </table:table-cell>
            <table:table-cell table:style-name="Table1.A2">
              <text:p text:style-name="P18"/>
            </table:table-cell>
          </table:table-row>
          <table:table-row>
            <table:table-cell table:style-name="Table1.A3">
              <text:p text:style-name="P18"><text:span text:style-name="OrgCode1">$x=sb^e\sum\limits_{k=1}^p f_kb^{-k}$</text:span>,<text:s/><text:span text:style-name="OrgCode1">$e_{min}\le e\le e_{max}$</text:span></text:p>
            </table:table-cell>
            <table:table-cell table:style-name="Table1.B1">
              <text:p text:style-name="P3"/>
            </table:table-cell>
          </table:table-row>
        </table:table>
        <text:p text:style-name="P3"/>
      </text:section>
      <text:p text:style-name="P10">Spero che questo ti abbia chiarito le cose.</text:p>
      <text:p text:style-name="P10">Ok bene. Facciamo un passo indietro e vediamo cosa è pratico.</text:p>
      <text:p text:style-name="P10">Nota: in questa sezione facciamo riferimento a una serie di macro. Si trovano nell'intestazione<text:s/><text:span text:style-name="OrgCode1">&lt;float.h&gt;</text:span>.</text:p>
      <text:p text:style-name="P10">I numeri in virgola mobile sono codificati in una sequenza specifica di bit (il formato<text:s/><text:span text:style-name="Underline1">IEEE-754101</text:span><text:s/>è estremamente popolare) in byte.</text:p>
      <text:p text:style-name="P10">Immergendoci un po' di più il numero è sostanzialmente rappresentato come il<text:s/><text:span text:style-name="Emphasis1">significativo</text:span><text:s/>(che è la parte numerica: le cifre significative stesse a volte chiamate anche<text:s/><text:span text:style-name="Emphasis1">mantissa</text:span>) e<text:s/><text:span text:style-name="Emphasis1">l'esponente</text:span>, che è la potenza a cui elevare le cifre. Ricorda che un esponente negativo può rendere un numero più piccolo.</text:p>
      <text:p text:style-name="P10">Immagina che stiamo usando<text:s/><text:span text:style-name="OrgCode1">$10$</text:span><text:s/>come numero da elevare di un esponente. Potremmo rappresentare i seguenti numeri utilizzando un significando di<text:s/><text:span text:style-name="OrgCode1">$12345$</text:span>, e esponenti di<text:s/><text:span text:style-name="OrgCode1">$-3, -4$</text:span><text:s/>e<text:s/><text:span text:style-name="OrgCode1">$0$</text:span><text:s/>per codificare i seguenti valori in virgola mobile:</text:p>
      <text:p text:style-name="P10"><text:span text:style-name="OrgCode1">$$12345\times10^{-3}=12.345$$</text:span></text:p>
      <text:p text:style-name="P10"><text:span text:style-name="OrgCode1">$$12345\times10^{-3}=12.345$$</text:span></text:p>
      <text:p text:style-name="P10"><text:span text:style-name="OrgCode1">$$12345\times10^0=12345$$</text:span></text:p>
      <text:p text:style-name="P10">Per tutti questi numeri il significativo rimane lo stesso. L'unica differenza è l'esponente.</text:p>
      <text:p text:style-name="P10">Sulla tua macchina la base dell'esponente è probabilmente<text:s/><text:span text:style-name="OrgCode1">$$2$$</text:span>, non<text:s/><text:span text:style-name="OrgCode1">$$10$$</text:span>, poiché ai computer piace il formato binario. Puoi verificarlo stampando la macro<text:s/><text:span text:style-name="OrgCode1">FLT_RADIX</text:span>.</text:p>
      <text:p text:style-name="P10">Quindi abbiamo un numero rappresentato da un numero di byte codificati in qualche modo. Poiché esiste un numero limitato di modelli di bit è possibile rappresentare un numero limitato di numeri in virgola mobile.</text:p>
      <text:p text:style-name="P10">Ma più in particolare solo un certo numero di cifre decimali significative può essere rappresentato con precisione.</text:p>
      <text:p text:style-name="P10">Come puoi ottenere di più? Puoi utilizzare tipi di dati più grandi!</text:p>
      <text:p text:style-name="P10">E ne abbiamo un paio. Conosciamo già il<text:s/><text:span text:style-name="OrgCode1">float</text:span><text:s/>ma per maggiore precisione abbiamo<text:s/><text:span text:style-name="OrgCode1">double</text:span>. E per una precisione ancora maggiore abbiamo<text:s/><text:span text:style-name="OrgCode1">long double</text:span><text:s/>(non correlato a<text:s/><text:span text:style-name="OrgCode1">long int</text:span><text:s/>tranne che per il nome).</text:p>
      <text:p text:style-name="P10">Le specifiche non indicano quanti byte di spazio di archiviazione dovrebbe richiedere ciascun tipo ma sul mio sistema possiamo vedere gli aumenti delle dimensioni relative:</text:p>
      <text:section text:name="Section11" text:style-name="OrgIndentedSection-Level-0">
        <text:p text:style-name="P3"/>
        <table:table table:style-name="Table1">
          <table:table-column table:style-name="Table1.A" table:number-columns-repeated="2"/>
          <table:table-row>
            <table:table-cell table:style-name="Table1.A1">
              <text:p text:style-name="P18">Tipo</text:p>
            </table:table-cell>
            <table:table-cell table:style-name="Table1.A1">
              <text:p text:style-name="P20"><text:span text:style-name="OrgCode1">sizeof</text:span></text:p>
            </table:table-cell>
          </table:table-row>
          <table:table-row>
            <table:table-cell table:style-name="Table1.A2">
              <text:p text:style-name="P18">float</text:p>
            </table:table-cell>
            <table:table-cell table:style-name="Table1.A2">
              <text:p text:style-name="P20">4</text:p>
            </table:table-cell>
          </table:table-row>
          <table:table-row>
            <table:table-cell table:style-name="Table1.A2">
              <text:p text:style-name="P18">double</text:p>
            </table:table-cell>
            <table:table-cell table:style-name="Table1.A2">
              <text:p text:style-name="P20">8</text:p>
            </table:table-cell>
          </table:table-row>
          <table:table-row>
            <table:table-cell table:style-name="Table1.A3">
              <text:p text:style-name="P18">long double</text:p>
            </table:table-cell>
            <table:table-cell table:style-name="Table1.A3">
              <text:p text:style-name="P20">16</text:p>
            </table:table-cell>
          </table:table-row>
        </table:table>
        <text:p text:style-name="P3"/>
      </text:section>
      <text:p text:style-name="P10">Quindi ciascuno dei tipi (sul mio sistema) utilizza quei bit aggiuntivi per una maggiore precisione.</text:p>
      <text:p text:style-name="P10">Ma<text:s/><text:span text:style-name="Emphasis1">di quanta</text:span><text:s/>precisione parliamo qui? Quanti numeri decimali possono essere rappresentati da questi valori?</text:p>
      <text:p text:style-name="P10">Bene, C ci fornisce un sacco di macro in<text:s/><text:span text:style-name="OrgCode1">&lt;float.h&gt;</text:span><text:s/>per aiutarci a capirlo.</text:p>
      <text:p text:style-name="P10">Diventa un po' instabile se si utilizza un sistema base-2 (binario) per memorizzare i numeri (che sono praticamente tutti sul pianeta probabilmente incluso te) ma abbi pazienza mentre troviamo una soluzione.</text:p>
      <text:h text:outline-level="3" text:style-name="P19"><text:bookmark text:name="org13d4232"/><text:bookmark-start text:name="OrgXref.org13d4232"/>Quante cifre decimali?<text:s/><text:bookmark-end text:name="OrgXref.org13d4232"/></text:h>
      <text:p text:style-name="P10">La domanda da un milione di dollari è: "Quante cifre decimali significative posso memorizzare in un dato tipo a virgola mobile in modo da ottenere lo stesso numero decimale quando lo stampo?"</text:p>
      <text:p text:style-name="P10">Il numero di cifre decimali che puoi memorizzare in un tipo a virgola mobile e ottenere sicuramente lo stesso numero quando lo stampi è dato da queste macro:</text:p>
      <text:section text:name="Section12" text:style-name="OrgIndentedSection-Level-0">
        <text:p text:style-name="P3"/>
        <table:table table:style-name="Table1">
          <table:table-column table:style-name="Table1.A" table:number-columns-repeated="3"/>
          <table:table-row>
            <table:table-cell table:style-name="Table1.A1">
              <text:p text:style-name="P18">Tipo</text:p>
            </table:table-cell>
            <table:table-cell table:style-name="Table1.A1">
              <text:p text:style-name="P18">Cifre decimali che è possibile memorizzare</text:p>
            </table:table-cell>
            <table:table-cell table:style-name="Table1.A1">
              <text:p text:style-name="P20">Minimo</text:p>
            </table:table-cell>
          </table:table-row>
          <table:table-row>
            <table:table-cell table:style-name="Table1.A2">
              <text:p text:style-name="P18">float</text:p>
            </table:table-cell>
            <table:table-cell table:style-name="Table1.A2">
              <text:p text:style-name="P18"><text:span text:style-name="OrgCode1">FLT_DIG</text:span></text:p>
            </table:table-cell>
            <table:table-cell table:style-name="Table1.A2">
              <text:p text:style-name="P20">6</text:p>
            </table:table-cell>
          </table:table-row>
          <table:table-row>
            <table:table-cell table:style-name="Table1.A2">
              <text:p text:style-name="P18">double</text:p>
            </table:table-cell>
            <table:table-cell table:style-name="Table1.A2">
              <text:p text:style-name="P18"><text:span text:style-name="OrgCode1">DBL_DIG</text:span></text:p>
            </table:table-cell>
            <table:table-cell table:style-name="Table1.A2">
              <text:p text:style-name="P20">10</text:p>
            </table:table-cell>
          </table:table-row>
          <table:table-row>
            <table:table-cell table:style-name="Table1.A3">
              <text:p text:style-name="P18">long double</text:p>
            </table:table-cell>
            <table:table-cell table:style-name="Table1.A3">
              <text:p text:style-name="P18"><text:span text:style-name="OrgCode1">LDBL_DIG</text:span></text:p>
            </table:table-cell>
            <table:table-cell table:style-name="Table1.A3">
              <text:p text:style-name="P20">10</text:p>
            </table:table-cell>
          </table:table-row>
        </table:table>
        <text:p text:style-name="P3"/>
      </text:section>
      <text:p text:style-name="P10">Sul mio sistema<text:s/><text:span text:style-name="OrgCode1">FLT_DIG</text:span><text:s/>è 6 quindi posso essere sicuro che se stampo un<text:s/><text:span text:style-name="OrgCode1">float</text:span><text:s/>a 6 cifre otterrò la stessa cosa. (Potrebbero essere più cifre: alcuni numeri verranno restituiti correttamente con più cifre. Ma 6 tornerà sicuramente.) Ad esempio stampare i<text:s/><text:span text:style-name="OrgCode1">float</text:span><text:s/>seguendo questo schema di cifre crescenti, apparentemente arriviamo a 8 cifre prima che qualcosa vada storto ma dopo torniamo a 7 cifre corrette.</text:p>
      <text:p text:style-name="P16">0.12345</text:p>
      <text:p text:style-name="P16">0.123456</text:p>
      <text:p text:style-name="P16">0.1234567</text:p>
      <text:p text:style-name="P16">0.12345678</text:p>
      <text:p text:style-name="P16">0.123456791 <text:s/>&lt;-- Le cose cominciano ad andare male</text:p>
      <text:p text:style-name="P17">0.1234567910</text:p>
      <text:p text:style-name="P10">Facciamo un'altra demo. In questo codice avremo due<text:s/><text:span text:style-name="OrgCode1">float</text:span><text:s/>che contengono entrambi numeri che hanno<text:s/><text:span text:style-name="OrgCode1">FLT_DIG</text:span><text:s/>cifre decimali significative<text:note text:note-class="footnote"><text:note-citation>107</text:note-citation><text:note-body><text:p text:style-name="P14">Questo programma viene eseguito come indicato nei commenti su un sistema con<text:s/><text:span text:style-name="OrgCode1">FLT_DIG</text:span><text:s/>pari a 6 che utilizza numeri in virgola mobile IEEE-754 base-2. Altrimenti, potresti ottenere un output diverso.</text:p></text:note-body></text:note>. Poi li sommiamo insieme per quello che dovrebbero essere 12 cifre decimali significative. Ma questo è più di quanto possiamo memorizzare in un<text:s/><text:span text:style-name="OrgCode1">float</text:span><text:s/>e recuperare correttamente come stringa quindi vediamo che quando lo stampiamo le cose iniziano ad andare storte dopo la settima cifra significativa.</text:p>
      <text:p text:style-name="P16"><text:span text:style-name="OrgSrcFontLockPreprocessorFace1">#include</text:span><text:s/><text:span text:style-name="OrgSrcFontLockStringFace1">&lt;stdio.h&gt;</text:span></text:p>
      <text:p text:style-name="P16"><text:span text:style-name="OrgSrcFontLockPreprocessorFace1">#include</text:span><text:s/><text:span text:style-name="OrgSrcFontLockStringFace1">&lt;float.h&gt;</text:span></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text:span text:style-name="OrgSrcFontLockCommentDelimiterFace1">//<text:s/></text:span><text:span text:style-name="OrgSrcFontLockCommentFace1">Entrambi questi numeri</text:span></text:p>
      <text:p text:style-name="P16"><text:s text:c="4"/><text:span text:style-name="OrgSrcFontLockCommentDelimiterFace1">//<text:s/></text:span><text:span text:style-name="OrgSrcFontLockCommentFace1">hanno 6 cifre significative</text:span></text:p>
      <text:p text:style-name="P16"><text:s text:c="4"/><text:span text:style-name="OrgSrcFontLockCommentDelimiterFace1">//<text:s/></text:span><text:span text:style-name="OrgSrcFontLockCommentFace1">quindi possono essere</text:span></text:p>
      <text:p text:style-name="P16"><text:s text:c="4"/><text:span text:style-name="OrgSrcFontLockCommentDelimiterFace1">//<text:s/></text:span><text:span text:style-name="OrgSrcFontLockCommentFace1">memorizzati accuratamente</text:span></text:p>
      <text:p text:style-name="P16"><text:s text:c="4"/><text:span text:style-name="OrgSrcFontLockCommentDelimiterFace1">//<text:s/></text:span><text:span text:style-name="OrgSrcFontLockCommentFace1">in un float:</text:span></text:p>
      <text:p text:style-name="P16"/>
      <text:p text:style-name="P16"><text:s text:c="4"/><text:span text:style-name="OrgSrcFontLockTypeFace1">float</text:span><text:s/><text:span text:style-name="OrgSrcFontLockVariableNameFace1">f</text:span><text:s/>= 3.14159f;</text:p>
      <text:p text:style-name="P16"><text:s text:c="4"/><text:span text:style-name="OrgSrcFontLockTypeFace1">float</text:span><text:s/><text:span text:style-name="OrgSrcFontLockVariableNameFace1">g</text:span><text:s/>= 0.00000265358f;</text:p>
      <text:p text:style-name="P16"/>
      <text:p text:style-name="P16"><text:s text:c="4"/>printf(<text:span text:style-name="OrgSrcFontLockStringFace1">"%.5f\n"</text:span>, f);</text:p>
      <text:p text:style-name="P16"><text:s text:c="4"/><text:span text:style-name="OrgSrcFontLockCommentDelimiterFace1">//<text:s/></text:span><text:span text:style-name="OrgSrcFontLockCommentFace1">3.14159 <text:s text:c="6"/>-- corretto!</text:span></text:p>
      <text:p text:style-name="P16"><text:s text:c="4"/>printf(<text:span text:style-name="OrgSrcFontLockStringFace1">"%.11f\n"</text:span>, g);</text:p>
      <text:p text:style-name="P16"><text:s text:c="4"/><text:span text:style-name="OrgSrcFontLockCommentDelimiterFace1">//<text:s/></text:span><text:span text:style-name="OrgSrcFontLockCommentFace1">0.00000265358 -- corretto!</text:span></text:p>
      <text:p text:style-name="P16"/>
      <text:p text:style-name="P16"><text:s text:c="4"/><text:span text:style-name="OrgSrcFontLockCommentDelimiterFace1">//<text:s/></text:span><text:span text:style-name="OrgSrcFontLockCommentFace1">Now add them up</text:span></text:p>
      <text:p text:style-name="P16"><text:s text:c="4"/>f += g;</text:p>
      <text:p text:style-name="P16"><text:s text:c="4"/><text:span text:style-name="OrgSrcFontLockCommentDelimiterFace1">//<text:s/></text:span><text:span text:style-name="OrgSrcFontLockCommentFace1">3.14159265358 è cosa f _dovrebbe_ essere</text:span></text:p>
      <text:p text:style-name="P16"/>
      <text:p text:style-name="P16"><text:s text:c="4"/>printf(<text:span text:style-name="OrgSrcFontLockStringFace1">"%.11f\n"</text:span>, f);</text:p>
      <text:p text:style-name="P16"><text:s text:c="4"/><text:span text:style-name="OrgSrcFontLockCommentDelimiterFace1">//<text:s/></text:span><text:span text:style-name="OrgSrcFontLockCommentFace1">3.14159274101 -- sbagliato!</text:span></text:p>
      <text:p text:style-name="P17">}</text:p>
      <text:p text:style-name="P10">(Il codice precedente ha una<text:s/><text:span text:style-name="OrgCode1">f</text:span><text:s/>dopo le costanti numeriche: ciò indica che la costante è di tipo<text:s/><text:span text:style-name="OrgCode1">float</text:span><text:s/>al contrario del valore predefinito<text:s/><text:span text:style-name="OrgCode1">double</text:span>. Ne parleremo più avanti.)</text:p>
      <text:p text:style-name="P10">Ricorda che<text:s/><text:span text:style-name="OrgCode1">FLT_DIG</text:span><text:s/>è il numero sicuro di cifre che puoi memorizzare in un<text:s/><text:span text:style-name="OrgCode1">float</text:span><text:s/>e recuperarlo correttamente.</text:p>
      <text:p text:style-name="P10">A volte potresti ricavarne uno o due in più. Ma a volte otterrai solo le cifre<text:s/><text:span text:style-name="OrgCode1">FLT_DIG</text:span>. La cosa sicura: se memorizzi un numero qualsiasi di cifre fino a<text:s/><text:span text:style-name="OrgCode1">FLT_DIG</text:span><text:s/>incluso in un<text:s/><text:span text:style-name="OrgCode1">float</text:span>, sei sicuro di recuperarle correttamente.</text:p>
      <text:p text:style-name="P10">Quindi questa è la storia.<text:s/><text:span text:style-name="OrgCode1">FLT_DIG</text:span>. Fine.</text:p>
      <text:p text:style-name="P10">…O è?</text:p>
      <text:h text:outline-level="3" text:style-name="P19"><text:bookmark text:name="org943345c"/><text:bookmark-start text:name="OrgXref.org943345c"/>Conversione in decimale e viceversa<text:s/><text:bookmark-end text:name="OrgXref.org943345c"/></text:h>
      <text:p text:style-name="P10">Ma memorizzare un numero in base 10 in un numero in virgola mobile e recuperarlo è solo metà della storia.</text:p>
      <text:p text:style-name="P10">Si scopre che i numeri in virgola mobile possono codificare numeri che richiedono più cifre decimali per essere stampati completamente. È solo che il tuo grande numero decimale potrebbe non corrispondere a uno di quei numeri.</text:p>
      <text:p text:style-name="P10">Cioè quando guardi i numeri in virgola mobile da uno a quello successivo c'è un divario. Se provi a codificare un numero decimale in tale intervallo verrà utilizzato il numero in virgola mobile più vicino. Ecco perché puoi codificare solo<text:s/><text:span text:style-name="OrgCode1">FLT_DIG</text:span><text:s/>per un<text:s/><text:span text:style-name="OrgCode1">float</text:span>.</text:p>
      <text:p text:style-name="P10">Ma che dire di quei numeri in virgola mobile che<text:s/><text:span text:style-name="Emphasis1">non sono</text:span><text:s/>nell'intervallo? Di quanti posti hai bisogno per stamparli accuratamente?</text:p>
      <text:p text:style-name="P10">Un altro modo per formulare questa domanda è: per ogni dato numero in virgola mobile, quante cifre decimali devo conservare se voglio riconvertire il numero decimale in un numero in virgola mobile identico? Cioè quante cifre devo stampare in base 10 per recuperare<text:s/><text:span text:style-name="Bold1">tutte</text:span><text:s/>le cifre in base 2 nel numero originale?</text:p>
      <text:p text:style-name="P10">A volte potrebbero essere solo pochi. Ma per sicurezza ti consigliamo di convertire in decimale con un certo numero sicuro di cifre decimali. Quel numero è codificato nelle seguenti macro:</text:p>
      <text:section text:name="Section13" text:style-name="OrgIndentedSection-Level-0">
        <text:p text:style-name="P3"/>
        <table:table table:style-name="Table1">
          <table:table-column table:style-name="Table1.A" table:number-columns-repeated="2"/>
          <table:table-row>
            <table:table-cell table:style-name="Table1.A1">
              <text:p text:style-name="P18">Macro</text:p>
            </table:table-cell>
            <table:table-cell table:style-name="Table1.A1">
              <text:p text:style-name="P18">Descrizione</text:p>
            </table:table-cell>
          </table:table-row>
          <table:table-row>
            <table:table-cell table:style-name="Table1.A2">
              <text:p text:style-name="P18"><text:span text:style-name="OrgCode1">FLT_DECIMAL_DIG</text:span></text:p>
            </table:table-cell>
            <table:table-cell table:style-name="Table1.A2">
              <text:p text:style-name="P18">Numero di cifre decimali codificate in un<text:s/><text:span text:style-name="OrgCode1">float</text:span>.</text:p>
            </table:table-cell>
          </table:table-row>
          <table:table-row>
            <table:table-cell table:style-name="Table1.A2">
              <text:p text:style-name="P18"><text:span text:style-name="OrgCode1">DBL_DECIMAL_DIG</text:span></text:p>
            </table:table-cell>
            <table:table-cell table:style-name="Table1.A2">
              <text:p text:style-name="P18">Numero di cifre decimali codificate in un<text:s/><text:span text:style-name="OrgCode1">double</text:span>.</text:p>
            </table:table-cell>
          </table:table-row>
          <table:table-row>
            <table:table-cell table:style-name="Table1.A2">
              <text:p text:style-name="P18"><text:span text:style-name="OrgCode1">LDBL_DECIMAL_DIG</text:span></text:p>
            </table:table-cell>
            <table:table-cell table:style-name="Table1.A2">
              <text:p text:style-name="P18">Numero di cifre decimali codificate in un<text:s/><text:span text:style-name="OrgCode1">long double</text:span>.</text:p>
            </table:table-cell>
          </table:table-row>
          <table:table-row>
            <table:table-cell table:style-name="Table1.A3">
              <text:p text:style-name="P18"><text:span text:style-name="OrgCode1">DECIMAL_DI</text:span></text:p>
            </table:table-cell>
            <table:table-cell table:style-name="Table1.A3">
              <text:p text:style-name="P18">Uguale alla codifica più ampia<text:s/><text:span text:style-name="OrgCode1">LDBL_DECIMAL_DIG</text:span>.</text:p>
            </table:table-cell>
          </table:table-row>
        </table:table>
        <text:p text:style-name="P3"/>
      </text:section>
      <text:p text:style-name="P10">Vediamo un esempio in cui<text:s/><text:span text:style-name="OrgCode1">DBL_DIG</text:span><text:s/>è 15 (quindi è tutto ciò che possiamo avere in una costante) ma<text:s/><text:span text:style-name="OrgCode1">DBL_DECIMAL_DIG</text:span><text:s/>è 17 (quindi dobbiamo convertire in 17 numeri decimali per preservare tutti i bit del<text:s/><text:span text:style-name="OrgCode1">double</text:span><text:s/>originale).</text:p>
      <text:p text:style-name="P10">Assegniamo il numero a 15 cifre significative 0,123456789012345 a<text:s/><text:span text:style-name="OrgCode1">x</text:span><text:s/>e assegniamo il numero a 1 cifra significativa 0,0000000000000006 a<text:s/><text:span text:style-name="OrgCode1">y</text:span>.</text:p>
      <text:p text:style-name="P16">x is<text:s/><text:span text:style-name="OrgSrcFontLockTypeFace1">exact</text:span>: 0.12345678901234500 <text:s text:c="3"/>Stampato con 17 cifre decimali</text:p>
      <text:p text:style-name="P17">y is exact: 0.00000000000000060</text:p>
      <text:p text:style-name="P10">Ma aggiungiamoli insieme. Questo dovrebbe dare 0.1234567890123456 ma è più di<text:s/><text:span text:style-name="OrgCode1">DBL_DIG</text:span>, quindi potrebbero accadere cose strane… guardiamo:</text:p>
      <text:p text:style-name="P17">x + y non del tutto giusto: 0.12345678901234559 <text:s text:c="3"/>Dovrebbe finire in 4560!</text:p>
      <text:p text:style-name="P10">Questo è ciò che otteniamo stampando più di<text:s/><text:span text:style-name="OrgCode1">DBL_DIG</text:span><text:s/>giusto? Ma guarda un po’… quel numero sopra è esattamente rappresentabile così com’è!</text:p>
      <text:p text:style-name="P10">se assegniamo<text:s/><text:span text:style-name="OrgCode1">0.12345678901234559</text:span><text:s/>(17 cifre) a<text:s/><text:span text:style-name="OrgCode1">z</text:span><text:s/>e lo stampiamo otteniamo:</text:p>
      <text:p text:style-name="P17">z è<text:s/><text:span text:style-name="OrgSrcFontLockTypeFace1">esatto</text:span>: 0.12345678901234559 <text:s text:c="2"/>17 cifre corrette<text:span text:style-name="OrgSrcFontLockNegationCharFace1">!</text:span><text:s/>Più di DBL_DIG!</text:p>
      <text:p text:style-name="P10">Se avessimo troncato<text:s/><text:span text:style-name="OrgCode1">z</text:span><text:s/>a 15 cifre non sarebbe stato lo stesso numero. Ecco perché per preservare tutti i bit di un<text:s/><text:span text:style-name="OrgCode1">double</text:span><text:s/>abbiamo bisogno di<text:s/><text:span text:style-name="OrgCode1">DBL_DECIMAL_DIG</text:span><text:s/>e non solo del minore<text:s/><text:span text:style-name="OrgCode1">DBL_DIG</text:span>.</text:p>
      <text:p text:style-name="P10">Detto questo è chiaro che quando si scherza con i numeri decimali in generale non è sicuro stampare più di cifre<text:s/><text:span text:style-name="OrgCode1">FLT_DIG</text:span>,<text:s/><text:span text:style-name="OrgCode1">DBL_DIG</text:span><text:s/>o<text:s/><text:span text:style-name="OrgCode1">LDBL_DIG</text:span><text:s/>per essere sensati in relazione ai numeri in base 10 originali e a qualsiasi matematica successiva.</text:p>
      <text:p text:style-name="P10">Ma quando si converte da<text:s/><text:span text:style-name="OrgCode1">float</text:span><text:s/>a rappresentazione decimale e di<text:s/><text:span text:style-name="Emphasis1">nuovo</text:span><text:s/>a<text:s/><text:span text:style-name="OrgCode1">float</text:span>, utilizzare sicuramente<text:s/><text:span text:style-name="OrgCode1">FLT_DECIMAL_DIG</text:span><text:s/>per fare in modo che tutti i bit vengano conservati esattamente.</text:p>
      <text:h text:outline-level="2" text:style-name="P15"><text:bookmark text:name="org0f9bd96"/><text:bookmark-start text:name="OrgXref.org0f9bd96"/>Tipi numerici costanti<text:s/><text:bookmark-end text:name="OrgXref.org0f9bd96"/></text:h>
      <text:p text:style-name="P10">Quando scrivi un numero costante come<text:s/><text:span text:style-name="OrgCode1">1234</text:span><text:s/>ha un tipo. Ma che tipo è? Diamo un'occhiata a come C decide di che tipo è la costante e come forzarla a scegliere un tipo specifico.</text:p>
      <text:h text:outline-level="3" text:style-name="P19"><text:bookmark text:name="orga49e035"/><text:bookmark-start text:name="OrgXref.orga49e035"/>Esadecimale e ottale<text:s/><text:bookmark-end text:name="OrgXref.orga49e035"/></text:h>
      <text:p text:style-name="P10">Oltre al buon vecchio decimale come quello che faceva la nonna C supporta anche costanti di basi diverse.</text:p>
      <text:p text:style-name="P10">Se inserisci un numero con<text:s/><text:span text:style-name="OrgCode1">0x</text:span><text:s/>viene letto come un numero esadecimale:</text:p>
      <text:p text:style-name="P16"><text:span text:style-name="OrgSrcFontLockTypeFace1">int</text:span><text:s/><text:span text:style-name="OrgSrcFontLockVariableNameFace1">a</text:span><text:s/>= 0x1A2B;</text:p>
      <text:p text:style-name="P16"><text:span text:style-name="OrgSrcFontLockCommentDelimiterFace1">//<text:s/></text:span><text:span text:style-name="OrgSrcFontLockCommentFace1">Esadecimale</text:span></text:p>
      <text:p text:style-name="P16"><text:span text:style-name="OrgSrcFontLockTypeFace1">int</text:span><text:s/><text:span text:style-name="OrgSrcFontLockVariableNameFace1">b</text:span><text:s/>= 0x1a2b;</text:p>
      <text:p text:style-name="P16"><text:span text:style-name="OrgSrcFontLockCommentDelimiterFace1">//<text:s/></text:span><text:span text:style-name="OrgSrcFontLockCommentFace1">Le maiuscole e minuscole non hanno importanza per le cifre esadecimali</text:span></text:p>
      <text:p text:style-name="P16"/>
      <text:p text:style-name="P16">printf(<text:span text:style-name="OrgSrcFontLockStringFace1">"%x"</text:span>, a);</text:p>
      <text:p text:style-name="P17"><text:span text:style-name="OrgSrcFontLockCommentDelimiterFace1">//<text:s/></text:span><text:span text:style-name="OrgSrcFontLockCommentFace1">Stampa un numero esadecimale, "1a2b"</text:span></text:p>
      <text:p text:style-name="P10">Se si precede un numero con uno 0, viene letto come un numero ottale:</text:p>
      <text:p text:style-name="P16"><text:span text:style-name="OrgSrcFontLockTypeFace1">int</text:span><text:s/><text:span text:style-name="OrgSrcFontLockVariableNameFace1">a</text:span><text:s/>= 012;</text:p>
      <text:p text:style-name="P16"/>
      <text:p text:style-name="P16">printf(<text:span text:style-name="OrgSrcFontLockStringFace1">"%o\n"</text:span>, a);</text:p>
      <text:p text:style-name="P17"><text:span text:style-name="OrgSrcFontLockCommentDelimiterFace1">//<text:s/></text:span><text:span text:style-name="OrgSrcFontLockCommentFace1">Stampa un numero ottale, "12"</text:span></text:p>
      <text:p text:style-name="P10">Ciò è particolarmente problematico per i programmatori principianti che cercano di riempire i numeri decimali a sinistra con 0 per allineare le cose in modo carino e carino cambiando inavvertitamente la base del numero:</text:p>
      <text:p text:style-name="P16"><text:span text:style-name="OrgSrcFontLockTypeFace1">int</text:span><text:s/><text:span text:style-name="OrgSrcFontLockVariableNameFace1">x</text:span><text:s/>= 11111;</text:p>
      <text:p text:style-name="P16"><text:span text:style-name="OrgSrcFontLockCommentDelimiterFace1">//<text:s/></text:span><text:span text:style-name="OrgSrcFontLockCommentFace1">Decimale 11111</text:span></text:p>
      <text:p text:style-name="P16"><text:span text:style-name="OrgSrcFontLockTypeFace1">int</text:span><text:s/><text:span text:style-name="OrgSrcFontLockVariableNameFace1">y</text:span><text:s/>= 00111;</text:p>
      <text:p text:style-name="P16"><text:span text:style-name="OrgSrcFontLockCommentDelimiterFace1">//<text:s/></text:span><text:span text:style-name="OrgSrcFontLockCommentFace1">Decimale 73 (Ottale 111)</text:span></text:p>
      <text:p text:style-name="P16"><text:span text:style-name="OrgSrcFontLockTypeFace1">int</text:span><text:s/><text:span text:style-name="OrgSrcFontLockVariableNameFace1">z</text:span><text:s/>= 01111;</text:p>
      <text:p text:style-name="P17"><text:span text:style-name="OrgSrcFontLockCommentDelimiterFace1">//<text:s/></text:span><text:span text:style-name="OrgSrcFontLockCommentFace1">Decimale 585 (Ottale 1111)</text:span></text:p>
      <text:list text:style-name="OrgNumberedList9" xml:id="list-22a975d5-f036-40f2-91dc-3e4b0ab8fa11">
        <text:list-item>
          <text:number>1.</text:number>
          <text:p text:style-name="P10"><text:bookmark-start text:name="OrgXref.orgbfc7c68"/><text:bookmark text:name="orgbfc7c68"/>Una nota sui binario<text:s/><text:bookmark-end text:name="OrgXref.orgbfc7c68"/></text:p>
          <text:p text:style-name="P10">Un'estensione non ufficiale<text:note text:note-class="footnote"><text:note-citation>108</text:note-citation><text:note-body><text:p text:style-name="P14">È davvero sorprendente per me che C non lo abbia ancora nelle specifiche. Nel documento C99 Rational scrivono: "Una proposta per aggiungere costanti binarie è stata respinta a causa della mancanza di precedenti e di un'utilità insufficiente". Il che sembra un po' sciocco alla luce di alcune delle altre caratteristiche che hanno messo lì dentro! Scommetto che una delle prossime uscite ce l'ha.</text:p></text:note-body></text:note><text:s/>in molti compilatori C consente di rappresentare un numero binario con prefisso<text:s/><text:span text:style-name="OrgCode1">0b</text:span>:</text:p>
          <text:p text:style-name="P16"><text:span text:style-name="OrgSrcFontLockTypeFace1">int</text:span><text:s/><text:span text:style-name="OrgSrcFontLockVariableNameFace1">x</text:span><text:s/>= 0b101010;<text:s text:c="4"/><text:span text:style-name="OrgSrcFontLockCommentDelimiterFace1">//<text:s/></text:span><text:span text:style-name="OrgSrcFontLockCommentFace1">Binario 101010</text:span></text:p>
          <text:p text:style-name="P16"/>
          <text:p text:style-name="P17">printf(<text:span text:style-name="OrgSrcFontLockStringFace1">"%d\n"</text:span>, x);<text:s text:c="3"/><text:span text:style-name="OrgSrcFontLockCommentDelimiterFace1">//<text:s/></text:span><text:span text:style-name="OrgSrcFontLockCommentFace1">Stampa 42 decimali</text:span></text:p>
          <text:p text:style-name="P10">Non esiste un identificatore di formato<text:s/><text:span text:style-name="OrgCode1">printf()</text:span><text:s/>per stampare un numero binario. Devi farlo un carattere alla volta con operatori bit a bit.</text:p>
        </text:list-item>
      </text:list>
      <text:h text:outline-level="3" text:style-name="P19"><text:bookmark text:name="org1772523"/><text:bookmark-start text:name="OrgXref.org1772523"/>Costanti intere<text:s/><text:bookmark-end text:name="OrgXref.org1772523"/></text:h>
      <text:p text:style-name="P10">È possibile forzare un intero costante ad essere di un certo tipo aggiungendovi un suffisso che indichi il tipo.</text:p>
      <text:p text:style-name="P10">Faremo alcuni compiti per la demo ma molto spesso gli sviluppatori tralasciano i suffissi a meno che non sia necessario per essere precisi. Il compilatore è piuttosto bravo a garantire che i tipi siano compatibili.</text:p>
      <text:p text:style-name="P16"><text:span text:style-name="OrgSrcFontLockTypeFace1">int</text:span><text:s text:c="11"/><text:span text:style-name="OrgSrcFontLockVariableNameFace1">x</text:span><text:s/>= 1234;</text:p>
      <text:p text:style-name="P16"><text:span text:style-name="OrgSrcFontLockTypeFace1">long</text:span><text:s/><text:span text:style-name="OrgSrcFontLockTypeFace1">int</text:span><text:s text:c="6"/><text:span text:style-name="OrgSrcFontLockVariableNameFace1">x</text:span><text:s/>= 1234L;</text:p>
      <text:p text:style-name="P16"><text:span text:style-name="OrgSrcFontLockTypeFace1">long</text:span><text:s/><text:span text:style-name="OrgSrcFontLockTypeFace1">long</text:span><text:s/><text:span text:style-name="OrgSrcFontLockTypeFace1">int</text:span><text:s/><text:span text:style-name="OrgSrcFontLockVariableNameFace1">x</text:span><text:s/>= 1234LL</text:p>
      <text:p text:style-name="P16"/>
      <text:p text:style-name="P16"><text:span text:style-name="OrgSrcFontLockTypeFace1">unsigned</text:span><text:s/><text:span text:style-name="OrgSrcFontLockTypeFace1">int</text:span><text:s text:c="11"/>x = 1234U;</text:p>
      <text:p text:style-name="P16"><text:span text:style-name="OrgSrcFontLockTypeFace1">unsigned</text:span><text:s/><text:span text:style-name="OrgSrcFontLockTypeFace1">long</text:span><text:s/><text:span text:style-name="OrgSrcFontLockTypeFace1">int</text:span><text:s text:c="6"/><text:span text:style-name="OrgSrcFontLockVariableNameFace1">x</text:span><text:s/>= 1234UL;</text:p>
      <text:p text:style-name="P17"><text:span text:style-name="OrgSrcFontLockTypeFace1">unsigned</text:span><text:s/><text:span text:style-name="OrgSrcFontLockTypeFace1">long</text:span><text:s/><text:span text:style-name="OrgSrcFontLockTypeFace1">long</text:span><text:s/><text:span text:style-name="OrgSrcFontLockTypeFace1">int</text:span><text:s/><text:span text:style-name="OrgSrcFontLockVariableNameFace1">x</text:span><text:s/>= 1234ULL;</text:p>
      <text:p text:style-name="P10">Il suffisso può essere maiuscolo o minuscolo. E<text:s/><text:span text:style-name="OrgCode1">U</text:span><text:s/>e<text:s/><text:span text:style-name="OrgCode1">L</text:span><text:s/>o<text:s/><text:span text:style-name="OrgCode1">LL</text:span><text:s/>possono apparire per primi.</text:p>
      <text:section text:name="Section14" text:style-name="OrgIndentedSection-Level-0">
        <text:p text:style-name="P3"/>
        <table:table table:style-name="Table1">
          <table:table-column table:style-name="Table1.A" table:number-columns-repeated="2"/>
          <table:table-row>
            <table:table-cell table:style-name="Table1.A1">
              <text:p text:style-name="P18">Tipo</text:p>
            </table:table-cell>
            <table:table-cell table:style-name="Table1.A1">
              <text:p text:style-name="P18">Suffisso</text:p>
            </table:table-cell>
          </table:table-row>
          <table:table-row>
            <table:table-cell table:style-name="Table1.A2">
              <text:p text:style-name="P18">int</text:p>
            </table:table-cell>
            <table:table-cell table:style-name="Table1.A2">
              <text:p text:style-name="P18">None</text:p>
            </table:table-cell>
          </table:table-row>
          <table:table-row>
            <table:table-cell table:style-name="Table1.A2">
              <text:p text:style-name="P18">long int</text:p>
            </table:table-cell>
            <table:table-cell table:style-name="Table1.A2">
              <text:p text:style-name="P18">L</text:p>
            </table:table-cell>
          </table:table-row>
          <table:table-row>
            <table:table-cell table:style-name="Table1.A2">
              <text:p text:style-name="P18">long long int</text:p>
            </table:table-cell>
            <table:table-cell table:style-name="Table1.A2">
              <text:p text:style-name="P18">LL</text:p>
            </table:table-cell>
          </table:table-row>
          <table:table-row>
            <table:table-cell table:style-name="Table1.A2">
              <text:p text:style-name="P18">unsigned int</text:p>
            </table:table-cell>
            <table:table-cell table:style-name="Table1.A2">
              <text:p text:style-name="P18">U</text:p>
            </table:table-cell>
          </table:table-row>
          <table:table-row>
            <table:table-cell table:style-name="Table1.A2">
              <text:p text:style-name="P18">unsigned long int</text:p>
            </table:table-cell>
            <table:table-cell table:style-name="Table1.A2">
              <text:p text:style-name="P18">UL</text:p>
            </table:table-cell>
          </table:table-row>
          <table:table-row>
            <table:table-cell table:style-name="Table1.A3">
              <text:p text:style-name="P18">unsigned long long int</text:p>
            </table:table-cell>
            <table:table-cell table:style-name="Table1.A3">
              <text:p text:style-name="P18">ULL</text:p>
            </table:table-cell>
          </table:table-row>
        </table:table>
        <text:p text:style-name="P3"/>
      </text:section>
      <text:p text:style-name="P10">Ho menzionato nella tabella che “nessun suffisso” significa<text:s/><text:span text:style-name="OrgCode1">int</text:span><text:s/>… ma in realtà è più complesso di così.</text:p>
      <text:p text:style-name="P10">Quindi cosa succede quando hai un numero senza suffisso come:</text:p>
      <text:p text:style-name="P17"><text:span text:style-name="OrgSrcFontLockTypeFace1">int</text:span><text:s/><text:span text:style-name="OrgSrcFontLockVariableNameFace1">x</text:span><text:s/>= 1234;</text:p>
      <text:p text:style-name="P10">Di che tipo è?</text:p>
      <text:p text:style-name="P10">Ciò che C generalmente farà è scegliere il tipo più piccolo da sopra<text:s/><text:span text:style-name="OrgCode1">int</text:span><text:s/>che può contenere il valore.</text:p>
      <text:p text:style-name="P10">Ma nello specifico ciò dipende anche dalla base del numero (decimale, esadecimale o ottale).</text:p>
      <text:p text:style-name="P10">Le specifiche hanno un'ottima tabella che indica quale tipo viene utilizzato per quale valore senza suffisso. In effetti lo copierò all'ingrosso proprio qui.</text:p>
      <text:p text:style-name="P10">C11 §6.4.4.1¶5 recita: “Il tipo di una costante intera è il primo della prima lista corrispondente in cui il suo valore può essere rappresentato”.</text:p>
      <text:p text:style-name="P10">E poi continua mostrando questa tabella:</text:p>
      <text:section text:name="Section15" text:style-name="OrgIndentedSection-Level-0">
        <text:p text:style-name="P3"/>
        <table:table table:style-name="Table1">
          <table:table-column table:style-name="Table1.A" table:number-columns-repeated="3"/>
          <table:table-row>
            <table:table-cell table:style-name="Table1.A1">
              <text:p text:style-name="P18">Suffisso</text:p>
            </table:table-cell>
            <table:table-cell table:style-name="Table1.A1">
              <text:p text:style-name="P18">Costante decimale</text:p>
            </table:table-cell>
            <table:table-cell table:style-name="Table1.A1">
              <text:p text:style-name="P18">ottale o esadecimale Costante</text:p>
            </table:table-cell>
          </table:table-row>
          <table:table-row>
            <table:table-cell table:style-name="Table1.A2">
              <text:p text:style-name="P18">niente</text:p>
            </table:table-cell>
            <table:table-cell table:style-name="Table1.A2">
              <text:p text:style-name="P18">int</text:p>
            </table:table-cell>
            <table:table-cell table:style-name="Table1.A2">
              <text:p text:style-name="P18">int</text:p>
            </table:table-cell>
          </table:table-row>
          <table:table-row>
            <table:table-cell table:style-name="Table1.A2">
              <text:p text:style-name="P18"/>
            </table:table-cell>
            <table:table-cell table:style-name="Table1.A2">
              <text:p text:style-name="P18">long int</text:p>
            </table:table-cell>
            <table:table-cell table:style-name="Table1.A2">
              <text:p text:style-name="P18">unsigned int</text:p>
            </table:table-cell>
          </table:table-row>
          <table:table-row>
            <table:table-cell table:style-name="Table1.A2">
              <text:p text:style-name="P18"/>
            </table:table-cell>
            <table:table-cell table:style-name="Table1.A2">
              <text:p text:style-name="P18"/>
            </table:table-cell>
            <table:table-cell table:style-name="Table1.A2">
              <text:p text:style-name="P18">long int</text:p>
            </table:table-cell>
          </table:table-row>
          <table:table-row>
            <table:table-cell table:style-name="Table1.A2">
              <text:p text:style-name="P18"/>
            </table:table-cell>
            <table:table-cell table:style-name="Table1.A2">
              <text:p text:style-name="P18"/>
            </table:table-cell>
            <table:table-cell table:style-name="Table1.A2">
              <text:p text:style-name="P18">unsigned long int</text:p>
            </table:table-cell>
          </table:table-row>
          <table:table-row>
            <table:table-cell table:style-name="Table1.A2">
              <text:p text:style-name="P18"/>
            </table:table-cell>
            <table:table-cell table:style-name="Table1.A2">
              <text:p text:style-name="P18"/>
            </table:table-cell>
            <table:table-cell table:style-name="Table1.A2">
              <text:p text:style-name="P18">long long int</text:p>
            </table:table-cell>
          </table:table-row>
          <table:table-row>
            <table:table-cell table:style-name="Table1.A2">
              <text:p text:style-name="P18"/>
            </table:table-cell>
            <table:table-cell table:style-name="Table1.A2">
              <text:p text:style-name="P18"/>
            </table:table-cell>
            <table:table-cell table:style-name="Table1.A2">
              <text:p text:style-name="P18">unsigned long long int</text:p>
            </table:table-cell>
          </table:table-row>
          <table:table-row>
            <table:table-cell table:style-name="Table1.A2">
              <text:p text:style-name="P18"><text:span text:style-name="OrgCode1">u</text:span><text:s/>o<text:s/><text:span text:style-name="OrgCode1">U</text:span></text:p>
            </table:table-cell>
            <table:table-cell table:style-name="Table1.A2">
              <text:p text:style-name="P18">unsigned int</text:p>
            </table:table-cell>
            <table:table-cell table:style-name="Table1.A2">
              <text:p text:style-name="P18">unsigned int</text:p>
            </table:table-cell>
          </table:table-row>
          <table:table-row>
            <table:table-cell table:style-name="Table1.A2">
              <text:p text:style-name="P18"/>
            </table:table-cell>
            <table:table-cell table:style-name="Table1.A2">
              <text:p text:style-name="P18">unsigned long int</text:p>
            </table:table-cell>
            <table:table-cell table:style-name="Table1.A2">
              <text:p text:style-name="P18">unsigned long int</text:p>
            </table:table-cell>
          </table:table-row>
          <table:table-row>
            <table:table-cell table:style-name="Table1.A2">
              <text:p text:style-name="P18"/>
            </table:table-cell>
            <table:table-cell table:style-name="Table1.A2">
              <text:p text:style-name="P18">unsigned long long int</text:p>
            </table:table-cell>
            <table:table-cell table:style-name="Table1.A2">
              <text:p text:style-name="P18">unsigned long long int</text:p>
            </table:table-cell>
          </table:table-row>
          <table:table-row>
            <table:table-cell table:style-name="Table1.A2">
              <text:p text:style-name="P18"><text:span text:style-name="OrgCode1">l</text:span><text:s/>o<text:s/><text:span text:style-name="OrgCode1">L</text:span></text:p>
            </table:table-cell>
            <table:table-cell table:style-name="Table1.A2">
              <text:p text:style-name="P18">long int</text:p>
            </table:table-cell>
            <table:table-cell table:style-name="Table1.A2">
              <text:p text:style-name="P18">long int</text:p>
            </table:table-cell>
          </table:table-row>
          <table:table-row>
            <table:table-cell table:style-name="Table1.A2">
              <text:p text:style-name="P18"/>
            </table:table-cell>
            <table:table-cell table:style-name="Table1.A2">
              <text:p text:style-name="P18">long long int</text:p>
            </table:table-cell>
            <table:table-cell table:style-name="Table1.A2">
              <text:p text:style-name="P18">unsigned long int</text:p>
            </table:table-cell>
          </table:table-row>
          <table:table-row>
            <table:table-cell table:style-name="Table1.A2">
              <text:p text:style-name="P18"/>
            </table:table-cell>
            <table:table-cell table:style-name="Table1.A2">
              <text:p text:style-name="P18"/>
            </table:table-cell>
            <table:table-cell table:style-name="Table1.A2">
              <text:p text:style-name="P18">long long int</text:p>
            </table:table-cell>
          </table:table-row>
          <table:table-row>
            <table:table-cell table:style-name="Table1.A2">
              <text:p text:style-name="P18"/>
            </table:table-cell>
            <table:table-cell table:style-name="Table1.A2">
              <text:p text:style-name="P18"/>
            </table:table-cell>
            <table:table-cell table:style-name="Table1.A2">
              <text:p text:style-name="P18">unsigned long long int</text:p>
            </table:table-cell>
          </table:table-row>
          <table:table-row>
            <table:table-cell table:style-name="Table1.A2">
              <text:p text:style-name="P18">Entrambi<text:s/><text:span text:style-name="OrgCode1">u</text:span><text:s/>o<text:s/><text:span text:style-name="OrgCode1">U</text:span></text:p>
            </table:table-cell>
            <table:table-cell table:style-name="Table1.A2">
              <text:p text:style-name="P18">unsigned long int</text:p>
            </table:table-cell>
            <table:table-cell table:style-name="Table1.A2">
              <text:p text:style-name="P18">unsigned long int</text:p>
            </table:table-cell>
          </table:table-row>
          <table:table-row>
            <table:table-cell table:style-name="Table1.A2">
              <text:p text:style-name="P18">e<text:s/><text:span text:style-name="OrgCode1">l</text:span><text:s/>o<text:s/><text:span text:style-name="OrgCode1">L</text:span></text:p>
            </table:table-cell>
            <table:table-cell table:style-name="Table1.A2">
              <text:p text:style-name="P18">unsigned long long int</text:p>
            </table:table-cell>
            <table:table-cell table:style-name="Table1.A2">
              <text:p text:style-name="P18">unsigned long long int</text:p>
            </table:table-cell>
          </table:table-row>
          <table:table-row>
            <table:table-cell table:style-name="Table1.A2">
              <text:p text:style-name="P18"><text:span text:style-name="OrgCode1">ll</text:span><text:s/>o<text:s/><text:span text:style-name="OrgCode1">LL</text:span></text:p>
            </table:table-cell>
            <table:table-cell table:style-name="Table1.A2">
              <text:p text:style-name="P18">long long int</text:p>
            </table:table-cell>
            <table:table-cell table:style-name="Table1.A2">
              <text:p text:style-name="P18">long long int</text:p>
            </table:table-cell>
          </table:table-row>
          <table:table-row>
            <table:table-cell table:style-name="Table1.A2">
              <text:p text:style-name="P18"/>
            </table:table-cell>
            <table:table-cell table:style-name="Table1.A2">
              <text:p text:style-name="P18"/>
            </table:table-cell>
            <table:table-cell table:style-name="Table1.A2">
              <text:p text:style-name="P18">unsigned long long int</text:p>
            </table:table-cell>
          </table:table-row>
          <table:table-row>
            <table:table-cell table:style-name="Table1.A2">
              <text:p text:style-name="P18">Entrambi<text:s/><text:span text:style-name="OrgCode1">u</text:span><text:s/>o<text:s/><text:span text:style-name="OrgCode1">U</text:span></text:p>
            </table:table-cell>
            <table:table-cell table:style-name="Table1.A2">
              <text:p text:style-name="P18">unsigned long long int</text:p>
            </table:table-cell>
            <table:table-cell table:style-name="Table1.A2">
              <text:p text:style-name="P18">unsigned long long int</text:p>
            </table:table-cell>
          </table:table-row>
          <table:table-row>
            <table:table-cell table:style-name="Table1.A3">
              <text:p text:style-name="P18">e<text:s/><text:span text:style-name="OrgCode1">ll</text:span><text:s/>o<text:s/><text:span text:style-name="OrgCode1">LL</text:span></text:p>
            </table:table-cell>
            <table:table-cell table:style-name="Table1.A3">
              <text:p text:style-name="P18"/>
            </table:table-cell>
            <table:table-cell table:style-name="Table1.A3">
              <text:p text:style-name="P18"/>
            </table:table-cell>
          </table:table-row>
        </table:table>
        <text:p text:style-name="P3"/>
      </text:section>
      <text:p text:style-name="P10">Ciò che significa è che ad esempio se specifichi un numero come<text:s/><text:span text:style-name="OrgCode1">123456789U</text:span>, prima C vedrà se può essere<text:s/><text:span text:style-name="OrgCode1">unsigned int</text:span>. Se non ci sta, proverà un<text:s/><text:span text:style-name="OrgCode1">unsigned long int</text:span>. Poi unsigned<text:s/><text:span text:style-name="OrgCode1">long long int</text:span>. Utilizzerà il tipo più piccolo che può contenere il numero.</text:p>
      <text:h text:outline-level="3" text:style-name="P19"><text:bookmark text:name="org5d39d50"/><text:bookmark-start text:name="OrgXref.org5d39d50"/>Costanti in virgola mobile<text:s/><text:bookmark-end text:name="OrgXref.org5d39d50"/></text:h>
      <text:p text:style-name="P10">Penseresti che una costante in virgola mobile come<text:s/><text:span text:style-name="OrgCode1">1.23</text:span><text:s/>avrebbe un tipo<text:s/><text:span text:style-name="OrgCode1">float</text:span><text:s/>predefinito giusto?</text:p>
      <text:p text:style-name="P10">Sorpresa! Risulta che i numeri in virgola mobile senza suffisso sono di tipo<text:s/><text:span text:style-name="OrgCode1">double</text:span>! Buon compleanno in ritardo!</text:p>
      <text:p text:style-name="P10">Puoi forzarlo ad essere di tipo<text:s/><text:span text:style-name="OrgCode1">float</text:span><text:s/>aggiungendo una<text:s/><text:span text:style-name="OrgCode1">f</text:span><text:s/>(o<text:s/><text:span text:style-name="OrgCode1">F</text:span>: non fa distinzione tra maiuscole e minuscole). Puoi forzarlo ad essere di tipo<text:s/><text:span text:style-name="OrgCode1">long double</text:span><text:s/>aggiungendo<text:s/><text:span text:style-name="OrgCode1">l</text:span><text:s/>(o<text:s/><text:span text:style-name="OrgCode1">L</text:span>).</text:p>
      <text:section text:name="Section16" text:style-name="OrgIndentedSection-Level-0">
        <text:p text:style-name="P3"/>
        <table:table table:style-name="Table1">
          <table:table-column table:style-name="Table1.A" table:number-columns-repeated="2"/>
          <table:table-row>
            <table:table-cell table:style-name="Table1.A1">
              <text:p text:style-name="P18">Tipo</text:p>
            </table:table-cell>
            <table:table-cell table:style-name="Table1.A1">
              <text:p text:style-name="P18">Suffisso</text:p>
            </table:table-cell>
          </table:table-row>
          <table:table-row>
            <table:table-cell table:style-name="Table1.A2">
              <text:p text:style-name="P18">float</text:p>
            </table:table-cell>
            <table:table-cell table:style-name="Table1.A2">
              <text:p text:style-name="P18">F</text:p>
            </table:table-cell>
          </table:table-row>
          <table:table-row>
            <table:table-cell table:style-name="Table1.A2">
              <text:p text:style-name="P18">double</text:p>
            </table:table-cell>
            <table:table-cell table:style-name="Table1.A2">
              <text:p text:style-name="P18">Niente</text:p>
            </table:table-cell>
          </table:table-row>
          <table:table-row>
            <table:table-cell table:style-name="Table1.A3">
              <text:p text:style-name="P18">long double</text:p>
            </table:table-cell>
            <table:table-cell table:style-name="Table1.A3">
              <text:p text:style-name="P18">L</text:p>
            </table:table-cell>
          </table:table-row>
        </table:table>
        <text:p text:style-name="P3"/>
      </text:section>
      <text:p text:style-name="P10">Per esempio:</text:p>
      <text:p text:style-name="P16"><text:span text:style-name="OrgSrcFontLockTypeFace1">float</text:span><text:s/><text:span text:style-name="OrgSrcFontLockVariableNameFace1">x</text:span><text:s text:c="7"/>= 3.14f;</text:p>
      <text:p text:style-name="P16"><text:span text:style-name="OrgSrcFontLockTypeFace1">double</text:span><text:s/><text:span text:style-name="OrgSrcFontLockVariableNameFace1">x</text:span><text:s text:c="6"/>= 3.14;</text:p>
      <text:p text:style-name="P17"><text:span text:style-name="OrgSrcFontLockTypeFace1">long</text:span><text:s/><text:span text:style-name="OrgSrcFontLockTypeFace1">double</text:span><text:s/><text:span text:style-name="OrgSrcFontLockVariableNameFace1">x</text:span><text:s/>= 3.14L;</text:p>
      <text:p text:style-name="P10">Per tutto questo tempo però abbiamo fatto solo questo giusto?</text:p>
      <text:p text:style-name="P17"><text:span text:style-name="OrgSrcFontLockTypeFace1">float</text:span><text:s/><text:span text:style-name="OrgSrcFontLockVariableNameFace1">x</text:span><text:s/>= 3.14;</text:p>
      <text:p text:style-name="P10">Quello a sinistra non è un<text:s/><text:span text:style-name="OrgCode1">float</text:span><text:s/>e la destra un<text:s/><text:span text:style-name="OrgCode1">double</text:span>? Sì! Ma il C è abbastanza buono con le conversioni numeriche automatiche quindi è più comune avere una costante in virgola mobile senza suffisso che senza. Ne parleremo più avanti.</text:p>
      <text:list text:style-name="OrgNumberedList10" xml:id="list-31d83f3c-13a2-43d1-874c-c9a6d659a67c">
        <text:list-item>
          <text:number>1.</text:number>
          <text:p text:style-name="P10"><text:bookmark-start text:name="OrgXref.org6ff03e1"/><text:bookmark text:name="org6ff03e1"/>Notazione scientifica<text:s/><text:bookmark-end text:name="OrgXref.org6ff03e1"/></text:p>
          <text:p text:style-name="P10">Ricordi prima quando abbiamo parlato di come un numero in virgola mobile può essere rappresentato da un significantivo una base e un esponente?</text:p>
          <text:p text:style-name="P10">Bene, esiste un modo comune di scrivere un numero del genere mostrato qui seguito dal suo equivalente più riconoscibile che è quello che ottieni quando esegui effettivamente i calcoli:</text:p>
          <text:p text:style-name="P10"><text:span text:style-name="OrgCode1">$$1.2345\times10^3 = 1234.5$$</text:span></text:p>
          <text:p text:style-name="P10">Scrivere numeri nella forma<text:s/><text:span text:style-name="OrgCode1">$s\times b^e$</text:span><text:s/>si chiama<text:s/><text:span text:style-name="Underline1">notazione scientifica</text:span><text:note text:note-class="footnote"><text:note-citation>109</text:note-citation><text:note-body><text:p text:style-name="P14"><text:a xlink:type="simple" xlink:href="https://en.wikipedia.org/wiki/Scientific_notation"><text:span text:style-name="T3">https://en.wikipedia.org/wiki/Scientific_notation</text:span></text:a></text:p></text:note-body></text:note>. In C questi sono scritti usando la “notazione E” quindi sono equivalenti:</text:p>
        </text:list-item>
      </text:list>
      <text:section text:name="Section17" text:style-name="OrgIndentedSection-Level-1">
        <text:p text:style-name="P3"/>
        <table:table table:style-name="Table1">
          <table:table-column table:style-name="Table1.A" table:number-columns-repeated="2"/>
          <table:table-row>
            <table:table-cell table:style-name="Table1.A1">
              <text:p text:style-name="P18">Notazione scientifica</text:p>
            </table:table-cell>
            <table:table-cell table:style-name="Table1.A1">
              <text:p text:style-name="P18">Notazione E</text:p>
            </table:table-cell>
          </table:table-row>
          <table:table-row>
            <table:table-cell table:style-name="Table1.A2">
              <text:p text:style-name="P18"><text:span text:style-name="OrgCode1">$1.2345\times10^{-3}=0.0012345$</text:span></text:p>
            </table:table-cell>
            <table:table-cell table:style-name="Table1.A2">
              <text:p text:style-name="P18"><text:span text:style-name="OrgCode1">1.2345e-3</text:span></text:p>
            </table:table-cell>
          </table:table-row>
          <table:table-row>
            <table:table-cell table:style-name="Table1.A3">
              <text:p text:style-name="P18"><text:span text:style-name="OrgCode1">$1.2345\times10^8=123450000$</text:span></text:p>
            </table:table-cell>
            <table:table-cell table:style-name="Table1.A3">
              <text:p text:style-name="P18"><text:span text:style-name="OrgCode1">1.2345e+8</text:span></text:p>
            </table:table-cell>
          </table:table-row>
        </table:table>
        <text:p text:style-name="P3"/>
      </text:section>
      <text:list text:style-name="OrgNumberedList11" text:continue-list="list-31d83f3c-13a2-43d1-874c-c9a6d659a67c" xml:id="list-9a1ef47c-8e0a-4996-860f-e29c0a964e41">
        <text:list-header>
          <text:number/>
          <text:p text:style-name="P10">Puoi stampare un numero in questa notazione con<text:s/><text:span text:style-name="OrgCode1">%e</text:span>:</text:p>
        </text:list-header>
        <text:list-header>
          <text:number/>
          <text:p text:style-name="P16">printf(<text:span text:style-name="OrgSrcFontLockStringFace1">"%e\n"</text:span>, 123456.0);</text:p>
        </text:list-header>
        <text:list-header>
          <text:number/>
          <text:p text:style-name="P17"><text:span text:style-name="OrgSrcFontLockCommentDelimiterFace1">//<text:s/></text:span><text:span text:style-name="OrgSrcFontLockCommentFace1">Stampa 1.234560e+05</text:span></text:p>
        </text:list-header>
        <text:list-header>
          <text:number/>
          <text:p text:style-name="P10">Un paio di piccole curiosità sulla notazione scientifica:</text:p>
        </text:list-header>
        <text:list-item>
          <text:number>1.</text:number>
          <text:list text:style-name="OrgNumberedList11" text:continue-list="list-31d83f3c-13a2-43d1-874c-c9a6d659a67c" xml:id="list-9f6e77c4-3abd-4608-b676-c1c1303cab40">
            <text:list-item>
              <text:number>1.</text:number>
              <text:p text:style-name="P10">Non è necessario scriverli con una sola cifra iniziale prima del punto decimale. Qualsiasi numero di numeri può andare davanti.</text:p>
            </text:list-item>
          </text:list>
        </text:list-item>
      </text:list>
      <text:p text:style-name="P16"><text:span text:style-name="OrgSrcFontLockTypeFace1">double</text:span><text:s/><text:span text:style-name="OrgSrcFontLockVariableNameFace1">x</text:span><text:s/>= 123.456e+3;</text:p>
      <text:p text:style-name="P17"><text:span text:style-name="OrgSrcFontLockCommentDelimiterFace1">//<text:s/></text:span><text:span text:style-name="OrgSrcFontLockCommentFace1">123456</text:span></text:p>
      <text:p text:style-name="P10">Tuttavia quando lo stampi l'esponente cambierà quindi c'è solo una cifra davanti al punto decimale.</text:p>
      <text:list text:style-name="OrgBulletedList" xml:id="list-6f64ac5a-bee1-4dfb-af29-a809ab5453af">
        <text:list-item>
          <text:list text:style-name="OrgBulletedList" xml:id="list-b867ef84-f2ea-40ed-9603-a00e3d03fc7b">
            <text:list-item>
              <text:p text:style-name="P10">Il più può essere lasciato fuori dall'esponente poiché è predefinito, ma questo è raro nella pratica da quello che ho visto.</text:p>
            </text:list-item>
          </text:list>
        </text:list-item>
      </text:list>
      <text:p text:style-name="P17">1.2345e10 == 1.2345e+10</text:p>
      <text:list text:style-name="OrgBulletedList" xml:id="list-0f328602-6034-4c96-9529-eb40bb0c1507">
        <text:list-item>
          <text:list text:style-name="OrgBulletedList" xml:id="list-bbf1c47e-6341-47a7-8981-783acc4c6573">
            <text:list-item>
              <text:p text:style-name="P10">È possibile applicare i suffissi<text:s/><text:span text:style-name="OrgCode1">F</text:span><text:s/>o<text:s/><text:span text:style-name="OrgCode1">L</text:span><text:s/>alle costanti della notazione E:</text:p>
            </text:list-item>
          </text:list>
        </text:list-item>
      </text:list>
      <text:p text:style-name="P16">1.2345e10F</text:p>
      <text:p text:style-name="P17">1.2345e10L</text:p>
      <text:list text:style-name="OrgNumberedList11" text:continue-list="list-31d83f3c-13a2-43d1-874c-c9a6d659a67c" xml:id="list-0dcec7d6-31aa-45e3-bfda-98462fd46696">
        <text:list-item>
          <text:number>2.</text:number>
          <text:p text:style-name="P10"><text:bookmark text:name="org5b03833"/><text:bookmark-start text:name="OrgXref.org5b03833"/>Costanti esadecimali in virgola mobile<text:s/><text:bookmark-end text:name="OrgXref.org5b03833"/></text:p>
          <text:p text:style-name="P10">Ma aspetta, c'è ancora molto da fare!</text:p>
          <text:p text:style-name="P10">Si scopre che ci sono anche costanti esadecimali in virgola mobile!</text:p>
          <text:p text:style-name="P10">Funzionano in modo simile ai numeri in virgola mobile decimali ma iniziano con<text:s/><text:span text:style-name="OrgCode1">0x</text:span><text:s/>proprio come i numeri interi.</text:p>
          <text:p text:style-name="P10">Il problema è che<text:s/><text:span text:style-name="Emphasis1">devi</text:span><text:s/>specificare un esponente e questo esponente produce una potenza di 2. Cioè:<text:s/><text:span text:style-name="OrgCode1">$2^x$</text:span>.</text:p>
          <text:p text:style-name="P10">E poi usi un<text:s/><text:span text:style-name="OrgCode1">p</text:span><text:s/>invece di<text:s/><text:span text:style-name="OrgCode1">e</text:span><text:s/>quando scrivi il numero:</text:p>
          <text:p text:style-name="P10">Quindi<text:s/><text:span text:style-name="OrgCode1">0xa.1p3</text:span><text:s/>è<text:s/><text:span text:style-name="OrgCode1">$10.0625\times2^3 == 80.5$</text:span>.</text:p>
          <text:p text:style-name="P10">Quando si utilizzano costanti esadecimali in virgola mobile possiamo stampare la notazione scientifica esadecimale con<text:s/><text:span text:style-name="OrgCode1">%a</text:span>:</text:p>
          <text:p text:style-name="P16"><text:span text:style-name="OrgSrcFontLockTypeFace1">double</text:span><text:s/><text:span text:style-name="OrgSrcFontLockVariableNameFace1">x</text:span><text:s/>= 0xa.1p3;</text:p>
          <text:p text:style-name="P16"/>
          <text:p text:style-name="P16">printf(<text:span text:style-name="OrgSrcFontLockStringFace1">"%a\n"</text:span>, x);</text:p>
          <text:p text:style-name="P16"><text:span text:style-name="OrgSrcFontLockCommentDelimiterFace1">//<text:s/></text:span><text:span text:style-name="OrgSrcFontLockCommentFace1">0x1.42p+6</text:span></text:p>
          <text:p text:style-name="P16">printf(<text:span text:style-name="OrgSrcFontLockStringFace1">"%f\n"</text:span>, x);</text:p>
          <text:p text:style-name="P17"><text:span text:style-name="OrgSrcFontLockCommentDelimiterFace1">//<text:s/></text:span><text:span text:style-name="OrgSrcFontLockCommentFace1">80.500000</text:span></text:p>
        </text:list-item>
      </text:list>
      <text:h text:outline-level="1" text:style-name="P9"><text:bookmark-start text:name="OrgXref.org64372e3"/><text:bookmark text:name="org64372e3"/>Tipi III: conversioni<text:s/><text:bookmark-end text:name="OrgXref.org64372e3"/></text:h>
      <text:p text:style-name="P10">In questo capitolo vogliamo parlare della conversione da un tipo all'altro. C ha una varietà di modi per farlo e alcuni potrebbero essere leggermente diversi da quelli a cui sei abituato in altri linguaggi.</text:p>
      <text:p text:style-name="P10">Prima di parlare di come fare le conversioni parliamo di come funzionano quando<text:s/><text:span text:style-name="Emphasis1">si</text:span><text:s/>verificano.</text:p>
      <text:h text:outline-level="2" text:style-name="P15"><text:bookmark text:name="org606e816"/><text:bookmark-start text:name="OrgXref.org606e816"/>Conversioni di stringhe<text:s/><text:bookmark-end text:name="OrgXref.org606e816"/></text:h>
      <text:p text:style-name="P10">A differenza di molti linguaggi il C non esegue conversioni da stringa a numero (e viceversa) in modo così semplice come avviene con le conversioni numeriche.</text:p>
      <text:p text:style-name="P10">Per questi dovremo chiamare funzioni per fare il lavoro sporco.</text:p>
      <text:h text:outline-level="3" text:style-name="P19"><text:bookmark-start text:name="OrgXref.orgb70d322"/><text:bookmark text:name="orgb70d322"/>Valore numerico a stringa<text:s/><text:bookmark-end text:name="OrgXref.orgb70d322"/></text:h>
      <text:p text:style-name="P10">Quando vogliamo convertire un numero in una stringa possiamo usarne uno<text:s/><text:span text:style-name="OrgCode1">sprintf()</text:span><text:s/>(pronunciato<text:s/><text:span text:style-name="Emphasis1">SPRINT-f</text:span>) o<text:s/><text:span text:style-name="OrgCode1">snprintf()</text:span><text:s/>(<text:span text:style-name="Emphasis1">s-n-print-f</text:span>)<text:note text:note-class="footnote"><text:note-citation>110</text:note-citation><text:note-body><text:p text:style-name="P14">Sono uguali tranne che<text:s/><text:span text:style-name="OrgCode1">snprintf()</text:span><text:s/>ti consente di specificare un numero massimo di byte da inviare in output impedendo il superamento della fine della stringa. Quindi è più sicuro.</text:p></text:note-body></text:note></text:p>
      <text:p text:style-name="P10">Fondamentalmente funzionano come<text:s/><text:span text:style-name="OrgCode1">printf()</text:span><text:s/>tranne per il fatto che vengono invece restituiti in una stringa e puoi stampare quella stringa in seguito o qualsiasi altra cosa.</text:p>
      <text:p text:style-name="P10">Ad esempio trasformando parte del valore<text:s/><text:span text:style-name="OrgCode1">$\pi$</text:span><text:s/>in una stringa:</text:p>
      <text:p text:style-name="P16"><text:span text:style-name="OrgSrcFontLockPreprocessorFace1">#include</text:span><text:s/><text:span text:style-name="OrgSrcFontLockStringFace1">&lt;stdio.h&gt;</text:span></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text:span text:style-name="OrgSrcFontLockTypeFace1">char</text:span><text:s/><text:span text:style-name="OrgSrcFontLockVariableNameFace1">s</text:span>[10];</text:p>
      <text:p text:style-name="P16"><text:s text:c="4"/><text:span text:style-name="OrgSrcFontLockTypeFace1">float</text:span><text:s/><text:span text:style-name="OrgSrcFontLockVariableNameFace1">f</text:span><text:s/>= 3.14159;</text:p>
      <text:p text:style-name="P16"/>
      <text:p text:style-name="P16"><text:s text:c="4"/><text:span text:style-name="OrgSrcFontLockCommentDelimiterFace1">//<text:s/></text:span><text:span text:style-name="OrgSrcFontLockCommentFace1">Converti "f" in stringa, memorizzandola in "s", scrivendo al massimo 10 caratteri</text:span></text:p>
      <text:p text:style-name="P16"><text:s text:c="4"/><text:span text:style-name="OrgSrcFontLockCommentDelimiterFace1">//<text:s/></text:span><text:span text:style-name="OrgSrcFontLockCommentFace1">compreso il terminatore NUL</text:span></text:p>
      <text:p text:style-name="P16"/>
      <text:p text:style-name="P16"><text:s text:c="4"/>snprintf(s, 10,<text:s/><text:span text:style-name="OrgSrcFontLockStringFace1">"%f"</text:span>, f);</text:p>
      <text:p text:style-name="P16"/>
      <text:p text:style-name="P16"><text:s text:c="4"/>printf(<text:span text:style-name="OrgSrcFontLockStringFace1">"String value: %s\n"</text:span>, s);<text:s text:c="2"/><text:span text:style-name="OrgSrcFontLockCommentDelimiterFace1">//<text:s/></text:span><text:span text:style-name="OrgSrcFontLockCommentFace1">Valore stringa: 3.141590</text:span></text:p>
      <text:p text:style-name="P17">}</text:p>
      <text:p text:style-name="P10">Quindi puoi usare<text:s/><text:span text:style-name="OrgCode1">%d</text:span><text:s/>o<text:s/><text:span text:style-name="OrgCode1">%u</text:span><text:s/>come sei abituato per i numeri interi.</text:p>
      <text:h text:outline-level="3" text:style-name="P19"><text:bookmark text:name="org69201c5"/><text:bookmark-start text:name="OrgXref.org69201c5"/>Da stringa a valore numerico<text:s/><text:bookmark-end text:name="OrgXref.org69201c5"/></text:h>
      <text:p text:style-name="P10">Ci sono un paio di famiglie di funzioni per farlo in C. Le chiameremo famiglia<text:s/><text:span text:style-name="OrgCode1">atoi</text:span><text:s/>(pronunciato<text:s/><text:span text:style-name="Emphasis1">a-to-i</text:span>) e famiglia<text:s/><text:span text:style-name="OrgCode1">strtol</text:span><text:s/><text:span text:style-name="Emphasis1">(stir-to-long)</text:span>.</text:p>
      <text:p text:style-name="P10">Per una conversione di base da una stringa a un numero prova le funzioni<text:s/><text:span text:style-name="OrgCode1">atoi</text:span><text:s/>da<text:s/><text:span text:style-name="OrgCode1">&lt;stdlib.h&gt;</text:span>. Questi hanno pessime caratteristiche di gestione degli errori (incluso un comportamento indefinito se si passa una stringa errata) quindi usali con attenzione.</text:p>
      <text:section text:name="Section18" text:style-name="OrgIndentedSection-Level-0">
        <text:p text:style-name="P3"/>
        <table:table table:style-name="Table1">
          <table:table-column table:style-name="Table1.A" table:number-columns-repeated="2"/>
          <table:table-row>
            <table:table-cell table:style-name="Table1.A1">
              <text:p text:style-name="P18">Funzione</text:p>
            </table:table-cell>
            <table:table-cell table:style-name="Table1.A1">
              <text:p text:style-name="P18">Descrizione</text:p>
            </table:table-cell>
          </table:table-row>
          <table:table-row>
            <table:table-cell table:style-name="Table1.A2">
              <text:p text:style-name="P18">atoi</text:p>
            </table:table-cell>
            <table:table-cell table:style-name="Table1.A2">
              <text:p text:style-name="P18">Stringa a int</text:p>
            </table:table-cell>
          </table:table-row>
          <table:table-row>
            <table:table-cell table:style-name="Table1.A2">
              <text:p text:style-name="P18">atof</text:p>
            </table:table-cell>
            <table:table-cell table:style-name="Table1.A2">
              <text:p text:style-name="P18">Stringa a float</text:p>
            </table:table-cell>
          </table:table-row>
          <table:table-row>
            <table:table-cell table:style-name="Table1.A2">
              <text:p text:style-name="P18">atol</text:p>
            </table:table-cell>
            <table:table-cell table:style-name="Table1.A2">
              <text:p text:style-name="P18">Stringa a long int</text:p>
            </table:table-cell>
          </table:table-row>
          <table:table-row>
            <table:table-cell table:style-name="Table1.A3">
              <text:p text:style-name="P18">atoll</text:p>
            </table:table-cell>
            <table:table-cell table:style-name="Table1.A3">
              <text:p text:style-name="P18">Stringa a long long int</text:p>
            </table:table-cell>
          </table:table-row>
        </table:table>
        <text:p text:style-name="P3"/>
      </text:section>
      <text:p text:style-name="P10">Sebbene le specifiche non lo coprano la a all'inizio della funzione sta per ASCII<text:note text:note-class="footnote"><text:note-citation>111</text:note-citation><text:note-body><text:p text:style-name="P14"><text:a xlink:type="simple" xlink:href="https://en.wikipedia.org/wiki/ASCII"><text:span text:style-name="T3">https://en.wikipedia.org/wiki/ASCII</text:span></text:a></text:p></text:note-body></text:note><text:s/>quindi in realtà<text:s/><text:span text:style-name="OrgCode1">atoi()</text:span><text:s/>è "ASCII-to-integer" ma dirlo oggi è un po' ASCII-centrico.</text:p>
      <text:p text:style-name="P10">Ecco un esempio di conversione di una stringa in un<text:s/><text:span text:style-name="OrgCode1">float</text:span>:</text:p>
      <text:p text:style-name="P16"><text:span text:style-name="OrgSrcFontLockPreprocessorFace1">#include</text:span><text:s/><text:span text:style-name="OrgSrcFontLockStringFace1">&lt;stdio.h&gt;</text:span></text:p>
      <text:p text:style-name="P16"><text:span text:style-name="OrgSrcFontLockPreprocessorFace1">#include</text:span><text:s/><text:span text:style-name="OrgSrcFontLockStringFace1">&lt;stdlib.h&gt;</text:span></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text:span text:style-name="OrgSrcFontLockTypeFace1">char</text:span><text:s/>*<text:span text:style-name="OrgSrcFontLockVariableNameFace1">pi</text:span><text:s/>=<text:s/><text:span text:style-name="OrgSrcFontLockStringFace1">"3.14159"</text:span>;</text:p>
      <text:p text:style-name="P16"><text:s text:c="4"/><text:span text:style-name="OrgSrcFontLockTypeFace1">float</text:span><text:s/><text:span text:style-name="OrgSrcFontLockVariableNameFace1">f</text:span>;</text:p>
      <text:p text:style-name="P16"/>
      <text:p text:style-name="P16"><text:s text:c="4"/>f = atof(pi);</text:p>
      <text:p text:style-name="P16"/>
      <text:p text:style-name="P16"><text:s text:c="4"/>printf(<text:span text:style-name="OrgSrcFontLockStringFace1">"%f\n"</text:span>, f);</text:p>
      <text:p text:style-name="P17">}</text:p>
      <text:p text:style-name="P10">Ma come ho detto otteniamo comportamenti indefiniti da cose strane come questa:</text:p>
      <text:p text:style-name="P16"><text:span text:style-name="OrgSrcFontLockTypeFace1">int</text:span><text:s/><text:span text:style-name="OrgSrcFontLockVariableNameFace1">x</text:span><text:s/>= atoi(<text:span text:style-name="OrgSrcFontLockStringFace1">"what"</text:span>);</text:p>
      <text:p text:style-name="P16"><text:span text:style-name="OrgSrcFontLockCommentDelimiterFace1">//<text:s/></text:span><text:span text:style-name="OrgSrcFontLockCommentFace1">"Cosa" non è un numero</text:span></text:p>
      <text:p text:style-name="P17"><text:span text:style-name="OrgSrcFontLockCommentDelimiterFace1">//<text:s/></text:span><text:span text:style-name="OrgSrcFontLockCommentFace1">che abbia mai sentito nominare</text:span></text:p>
      <text:p text:style-name="P10">(Quando lo eseguo ottengo indietro 0 ma non dovresti farci affidamento. Potresti ottenere qualcosa di completamente diverso.)</text:p>
      <text:p text:style-name="P10">Per migliori caratteristiche di gestione degli errori diamo un'occhiata a tutte quelle funzioni<text:s/><text:span text:style-name="OrgCode1">strtol</text:span><text:s/>anche in<text:s/><text:span text:style-name="OrgCode1">&lt;stdlib.h&gt;</text:span>. Non solo ma si convertono anche in più tipi e più basi!</text:p>
      <text:section text:name="Section19" text:style-name="OrgIndentedSection-Level-0">
        <text:p text:style-name="P3"/>
        <table:table table:style-name="Table1">
          <table:table-column table:style-name="Table1.A" table:number-columns-repeated="2"/>
          <table:table-row>
            <table:table-cell table:style-name="Table1.A1">
              <text:p text:style-name="P18">Funzione</text:p>
            </table:table-cell>
            <table:table-cell table:style-name="Table1.A1">
              <text:p text:style-name="P18">Descrizione</text:p>
            </table:table-cell>
          </table:table-row>
          <table:table-row>
            <table:table-cell table:style-name="Table1.A2">
              <text:p text:style-name="P18">strtol</text:p>
            </table:table-cell>
            <table:table-cell table:style-name="Table1.A2">
              <text:p text:style-name="P18">Stringa a long int</text:p>
            </table:table-cell>
          </table:table-row>
          <table:table-row>
            <table:table-cell table:style-name="Table1.A2">
              <text:p text:style-name="P18">strtoll</text:p>
            </table:table-cell>
            <table:table-cell table:style-name="Table1.A2">
              <text:p text:style-name="P18">Stringa a long long int</text:p>
            </table:table-cell>
          </table:table-row>
          <table:table-row>
            <table:table-cell table:style-name="Table1.A2">
              <text:p text:style-name="P18">strtoul</text:p>
            </table:table-cell>
            <table:table-cell table:style-name="Table1.A2">
              <text:p text:style-name="P18">Stringa a unsigned long int</text:p>
            </table:table-cell>
          </table:table-row>
          <table:table-row>
            <table:table-cell table:style-name="Table1.A2">
              <text:p text:style-name="P18">strtoull</text:p>
            </table:table-cell>
            <table:table-cell table:style-name="Table1.A2">
              <text:p text:style-name="P18">Stringa a unsigned long long int</text:p>
            </table:table-cell>
          </table:table-row>
          <table:table-row>
            <table:table-cell table:style-name="Table1.A2">
              <text:p text:style-name="P18">strtof</text:p>
            </table:table-cell>
            <table:table-cell table:style-name="Table1.A2">
              <text:p text:style-name="P18">Stringa a float</text:p>
            </table:table-cell>
          </table:table-row>
          <table:table-row>
            <table:table-cell table:style-name="Table1.A2">
              <text:p text:style-name="P18">strtod</text:p>
            </table:table-cell>
            <table:table-cell table:style-name="Table1.A2">
              <text:p text:style-name="P18">Stringa a double</text:p>
            </table:table-cell>
          </table:table-row>
          <table:table-row>
            <table:table-cell table:style-name="Table1.A3">
              <text:p text:style-name="P18">strtold</text:p>
            </table:table-cell>
            <table:table-cell table:style-name="Table1.A3">
              <text:p text:style-name="P18">Stringa a long double</text:p>
            </table:table-cell>
          </table:table-row>
        </table:table>
        <text:p text:style-name="P3"/>
      </text:section>
      <text:p text:style-name="P10">Queste funzioni seguono tutte uno schema di utilizzo simile e rappresentano la prima esperienza di molte persone con i puntatori a puntatori! Ma non preoccuparti: è più facile di quanto sembri.</text:p>
      <text:p text:style-name="P10">Facciamo un esempio in cui convertiamo una stringa in un<text:s/><text:span text:style-name="OrgCode1">unsigned long</text:span><text:s/>scartando le informazioni sull'errore (ad esempio le informazioni sui caratteri errati nella stringa di input):</text:p>
      <text:p text:style-name="P16"><text:span text:style-name="OrgSrcFontLockPreprocessorFace1">#include</text:span><text:s/><text:span text:style-name="OrgSrcFontLockStringFace1">&lt;stdio.h&gt;</text:span></text:p>
      <text:p text:style-name="P16"><text:span text:style-name="OrgSrcFontLockPreprocessorFace1">#include</text:span><text:s/><text:span text:style-name="OrgSrcFontLockStringFace1">&lt;stdlib.h&gt;</text:span></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text:span text:style-name="OrgSrcFontLockTypeFace1">char</text:span><text:s/>*<text:span text:style-name="OrgSrcFontLockVariableNameFace1">s</text:span><text:s/>=<text:s/><text:span text:style-name="OrgSrcFontLockStringFace1">"3490"</text:span>;</text:p>
      <text:p text:style-name="P16"/>
      <text:p text:style-name="P16"><text:s text:c="4"/><text:span text:style-name="OrgSrcFontLockCommentDelimiterFace1">//<text:s/></text:span><text:span text:style-name="OrgSrcFontLockCommentFace1">Converte la stringa s,</text:span></text:p>
      <text:p text:style-name="P16"><text:s text:c="4"/><text:span text:style-name="OrgSrcFontLockCommentDelimiterFace1">//<text:s/></text:span><text:span text:style-name="OrgSrcFontLockCommentFace1">un numero in base 10,</text:span></text:p>
      <text:p text:style-name="P16"><text:s text:c="4"/><text:span text:style-name="OrgSrcFontLockCommentDelimiterFace1">//<text:s/></text:span><text:span text:style-name="OrgSrcFontLockCommentFace1">in un int lungo senza segno.</text:span></text:p>
      <text:p text:style-name="P16"><text:s text:c="4"/><text:span text:style-name="OrgSrcFontLockCommentDelimiterFace1">//<text:s/></text:span><text:span text:style-name="OrgSrcFontLockCommentFace1">NULL significa che non ci</text:span></text:p>
      <text:p text:style-name="P16"><text:s text:c="4"/><text:span text:style-name="OrgSrcFontLockCommentDelimiterFace1">//<text:s/></text:span><text:span text:style-name="OrgSrcFontLockCommentFace1">interessa conoscere</text:span></text:p>
      <text:p text:style-name="P16"><text:s text:c="4"/><text:span text:style-name="OrgSrcFontLockCommentDelimiterFace1">//<text:s/></text:span><text:span text:style-name="OrgSrcFontLockCommentFace1">alcuna informazione sull'errore.</text:span></text:p>
      <text:p text:style-name="P16"/>
      <text:p text:style-name="P16"><text:s text:c="4"/><text:span text:style-name="OrgSrcFontLockTypeFace1">unsigned</text:span><text:s/><text:span text:style-name="OrgSrcFontLockTypeFace1">long</text:span><text:s/><text:span text:style-name="OrgSrcFontLockTypeFace1">int</text:span><text:s/><text:span text:style-name="OrgSrcFontLockVariableNameFace1">x</text:span><text:s/>= strtoul(s,<text:s/><text:span text:style-name="OrgSrcFontLockConstantFace1">NULL</text:span>, 10);</text:p>
      <text:p text:style-name="P16"/>
      <text:p text:style-name="P16"><text:s text:c="4"/>printf(<text:span text:style-name="OrgSrcFontLockStringFace1">"%lu\n"</text:span>, x);<text:s text:c="2"/><text:span text:style-name="OrgSrcFontLockCommentDelimiterFace1">//<text:s/></text:span><text:span text:style-name="OrgSrcFontLockCommentFace1">3490</text:span></text:p>
      <text:p text:style-name="P17">}</text:p>
      <text:p text:style-name="P10">Nota un paio di cose lì. Anche se non ci siamo degnati di catturare alcuna informazione sui caratteri di errore nella stringa<text:s/><text:span text:style-name="OrgCode1">strtoul()</text:span><text:s/>non ci darà un comportamento indefinito; restituirà semplicemente 0.</text:p>
      <text:p text:style-name="P10">Inoltre abbiamo specificato che si tratta di un numero decimale (base 10).</text:p>
      <text:p text:style-name="P10">Questo significa che possiamo convertire numeri di basi diverse? Sicuro! Facciamo il binario!</text:p>
      <text:p text:style-name="P16"><text:span text:style-name="OrgSrcFontLockPreprocessorFace1">#include</text:span><text:s/><text:span text:style-name="OrgSrcFontLockStringFace1">&lt;stdio.h&gt;</text:span></text:p>
      <text:p text:style-name="P16"><text:span text:style-name="OrgSrcFontLockPreprocessorFace1">#include</text:span><text:s/><text:span text:style-name="OrgSrcFontLockStringFace1">&lt;stdlib.h&gt;</text:span></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text:span text:style-name="OrgSrcFontLockTypeFace1">char</text:span><text:s/>*<text:span text:style-name="OrgSrcFontLockVariableNameFace1">s</text:span><text:s/>=<text:s/><text:span text:style-name="OrgSrcFontLockStringFace1">"101010"</text:span>;</text:p>
      <text:p text:style-name="P16"><text:s text:c="4"/><text:span text:style-name="OrgSrcFontLockCommentDelimiterFace1">//<text:s/></text:span><text:span text:style-name="OrgSrcFontLockCommentFace1">Qual è il significato di questo numero?</text:span></text:p>
      <text:p text:style-name="P16"/>
      <text:p text:style-name="P16"><text:s text:c="4"/><text:span text:style-name="OrgSrcFontLockCommentDelimiterFace1">//<text:s/></text:span><text:span text:style-name="OrgSrcFontLockCommentFace1">Converte la stringa s, un numero</text:span></text:p>
      <text:p text:style-name="P16"><text:s text:c="4"/><text:span text:style-name="OrgSrcFontLockCommentDelimiterFace1">//<text:s/></text:span><text:span text:style-name="OrgSrcFontLockCommentFace1">in base 2, in un int lungo senza segno.</text:span></text:p>
      <text:p text:style-name="P16"/>
      <text:p text:style-name="P16"><text:s text:c="4"/><text:span text:style-name="OrgSrcFontLockTypeFace1">unsigned</text:span><text:s/><text:span text:style-name="OrgSrcFontLockTypeFace1">long</text:span><text:s/><text:span text:style-name="OrgSrcFontLockTypeFace1">int</text:span><text:s/><text:span text:style-name="OrgSrcFontLockVariableNameFace1">x</text:span><text:s/>= strtoul(s,<text:s/><text:span text:style-name="OrgSrcFontLockConstantFace1">NULL</text:span>, 2);</text:p>
      <text:p text:style-name="P16"/>
      <text:p text:style-name="P16"><text:s text:c="4"/>printf(<text:span text:style-name="OrgSrcFontLockStringFace1">"%lu\n"</text:span>, x);<text:s text:c="2"/><text:span text:style-name="OrgSrcFontLockCommentDelimiterFace1">//<text:s/></text:span><text:span text:style-name="OrgSrcFontLockCommentFace1">42</text:span></text:p>
      <text:p text:style-name="P17">}</text:p>
      <text:p text:style-name="P10">OK questo è tutto divertimento e gioco ma cosa significa quel<text:s/><text:span text:style-name="OrgCode1">NULL</text:span><text:s/>lì dentro? A cosa serve?</text:p>
      <text:p text:style-name="P10">Questo ci aiuta a capire se si è verificato un errore nell'elaborazione della stringa. È un puntatore a un puntatore a un<text:s/><text:span text:style-name="OrgCode1">char</text:span><text:s/>il che sembra spaventoso ma non lo è una volta che ci si capisce.</text:p>
      <text:p text:style-name="P10">Facciamo un esempio in cui inseriamo un numero deliberatamente errato e vedremo come<text:s/><text:span text:style-name="OrgCode1">strtol()</text:span><text:s/>ci fa sapere dove si trova la prima cifra non valida.</text:p>
      <text:p text:style-name="P16"><text:span text:style-name="OrgSrcFontLockPreprocessorFace1">#include</text:span><text:s/><text:span text:style-name="OrgSrcFontLockStringFace1">&lt;stdio.h&gt;</text:span></text:p>
      <text:p text:style-name="P16"><text:span text:style-name="OrgSrcFontLockPreprocessorFace1">#include</text:span><text:s/><text:span text:style-name="OrgSrcFontLockStringFace1">&lt;stdlib.h&gt;</text:span></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text:span text:style-name="OrgSrcFontLockTypeFace1">char</text:span><text:s/>*<text:span text:style-name="OrgSrcFontLockVariableNameFace1">s</text:span><text:s/>=<text:s/><text:span text:style-name="OrgSrcFontLockStringFace1">"34x90"</text:span>;</text:p>
      <text:p text:style-name="P16"><text:s text:c="4"/><text:span text:style-name="OrgSrcFontLockCommentDelimiterFace1">//<text:s/></text:span><text:span text:style-name="OrgSrcFontLockCommentFace1">"x" non è una cifra valida in base 10!</text:span></text:p>
      <text:p text:style-name="P16"><text:s text:c="4"/><text:span text:style-name="OrgSrcFontLockTypeFace1">char</text:span><text:s/>*<text:span text:style-name="OrgSrcFontLockVariableNameFace1">badchar</text:span>;</text:p>
      <text:p text:style-name="P16"/>
      <text:p text:style-name="P16"><text:s text:c="4"/><text:span text:style-name="OrgSrcFontLockCommentDelimiterFace1">//<text:s/></text:span><text:span text:style-name="OrgSrcFontLockCommentFace1">Converte la stringa s,</text:span></text:p>
      <text:p text:style-name="P16"><text:s text:c="4"/><text:span text:style-name="OrgSrcFontLockCommentDelimiterFace1">//<text:s/></text:span><text:span text:style-name="OrgSrcFontLockCommentFace1">un numero in base 10,</text:span></text:p>
      <text:p text:style-name="P16"><text:s text:c="4"/><text:span text:style-name="OrgSrcFontLockCommentDelimiterFace1">//<text:s/></text:span><text:span text:style-name="OrgSrcFontLockCommentFace1">in un unsigned long int.</text:span></text:p>
      <text:p text:style-name="P16"/>
      <text:p text:style-name="P16"><text:s text:c="4"/><text:span text:style-name="OrgSrcFontLockTypeFace1">unsigned</text:span><text:s/><text:span text:style-name="OrgSrcFontLockTypeFace1">long</text:span><text:s/><text:span text:style-name="OrgSrcFontLockTypeFace1">int</text:span><text:s/><text:span text:style-name="OrgSrcFontLockVariableNameFace1">x</text:span><text:s/>= strtoul(s, &amp;badchar, 10);</text:p>
      <text:p text:style-name="P16"/>
      <text:p text:style-name="P16"><text:s text:c="4"/><text:span text:style-name="OrgSrcFontLockCommentDelimiterFace1">//<text:s/></text:span><text:span text:style-name="OrgSrcFontLockCommentFace1">Cerca di convertire</text:span></text:p>
      <text:p text:style-name="P16"><text:s text:c="4"/><text:span text:style-name="OrgSrcFontLockCommentDelimiterFace1">//<text:s/></text:span><text:span text:style-name="OrgSrcFontLockCommentFace1">il più possibile,</text:span></text:p>
      <text:p text:style-name="P16"><text:s text:c="4"/><text:span text:style-name="OrgSrcFontLockCommentDelimiterFace1">//<text:s/></text:span><text:span text:style-name="OrgSrcFontLockCommentFace1">quindi arriva fin qui:</text:span></text:p>
      <text:p text:style-name="P16"/>
      <text:p text:style-name="P16"><text:s text:c="4"/>printf(<text:span text:style-name="OrgSrcFontLockStringFace1">"%lu\n"</text:span>, x);<text:s text:c="2"/><text:span text:style-name="OrgSrcFontLockCommentDelimiterFace1">//<text:s/></text:span><text:span text:style-name="OrgSrcFontLockCommentFace1">34</text:span></text:p>
      <text:p text:style-name="P16"/>
      <text:p text:style-name="P16"><text:s text:c="4"/><text:span text:style-name="OrgSrcFontLockCommentDelimiterFace1">//<text:s/></text:span><text:span text:style-name="OrgSrcFontLockCommentFace1">Ma possiamo vedere</text:span></text:p>
      <text:p text:style-name="P16"><text:s text:c="4"/><text:span text:style-name="OrgSrcFontLockCommentDelimiterFace1">//<text:s/></text:span><text:span text:style-name="OrgSrcFontLockCommentFace1">il cattivo carattere</text:span></text:p>
      <text:p text:style-name="P16"><text:s text:c="4"/><text:span text:style-name="OrgSrcFontLockCommentDelimiterFace1">//<text:s/></text:span><text:span text:style-name="OrgSrcFontLockCommentFace1">offensivo a causa di badchar</text:span></text:p>
      <text:p text:style-name="P16"><text:s text:c="4"/><text:span text:style-name="OrgSrcFontLockCommentDelimiterFace1">//<text:s/></text:span><text:span text:style-name="OrgSrcFontLockCommentFace1">lo punta!</text:span></text:p>
      <text:p text:style-name="P16"/>
      <text:p text:style-name="P16"><text:s text:c="4"/>printf(<text:span text:style-name="OrgSrcFontLockStringFace1">"Invalid character: %c\n"</text:span>, *badchar);<text:s text:c="2"/><text:span text:style-name="OrgSrcFontLockCommentDelimiterFace1">//<text:s/></text:span><text:span text:style-name="OrgSrcFontLockCommentFace1">"x"</text:span></text:p>
      <text:p text:style-name="P17">}</text:p>
      <text:p text:style-name="P10">Quindi ecco che abbiamo<text:s/><text:span text:style-name="OrgCode1">strtoul()</text:span><text:s/>che modifica ciò a cui punta<text:s/><text:span text:style-name="OrgCode1">badchar</text:span><text:s/>per mostrarci dove le cose sono andate storte<text:note text:note-class="footnote"><text:note-citation>112</text:note-citation><text:note-body><text:p text:style-name="P14">Dobbiamo passare un puntatore a<text:s/><text:span text:style-name="OrgCode1">badchar</text:span><text:s/>a<text:s/><text:span text:style-name="OrgCode1">strtoul()</text:span><text:s/>altrimenti non sarà in grado di modificarlo in nessun modo visibile analogamente al motivo per cui devi passare un puntatore a un int a una funzione se tu voglio che quella funzione sia in grado di cambiare quel valore di quell'int.</text:p></text:note-body></text:note>.</text:p>
      <text:p text:style-name="P10">Ma cosa succede se nulla va storto? In tal caso<text:s/><text:span text:style-name="OrgCode1">badchar</text:span><text:s/>punterà al terminatore<text:s/><text:span text:style-name="OrgCode1">NUL</text:span><text:s/>alla fine della stringa. Quindi possiamo testarlo:</text:p>
      <text:p text:style-name="P16"><text:span text:style-name="OrgSrcFontLockPreprocessorFace1">#include</text:span><text:s/><text:span text:style-name="OrgSrcFontLockStringFace1">&lt;stdio.h&gt;</text:span></text:p>
      <text:p text:style-name="P16"><text:span text:style-name="OrgSrcFontLockPreprocessorFace1">#include</text:span><text:s/><text:span text:style-name="OrgSrcFontLockStringFace1">&lt;stdlib.h&gt;</text:span></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text:span text:style-name="OrgSrcFontLockTypeFace1">char</text:span><text:s/>*<text:span text:style-name="OrgSrcFontLockVariableNameFace1">s</text:span><text:s/>=<text:s/><text:span text:style-name="OrgSrcFontLockStringFace1">"3490"</text:span>;</text:p>
      <text:p text:style-name="P16"><text:s text:c="4"/><text:span text:style-name="OrgSrcFontLockCommentDelimiterFace1">//<text:s/></text:span><text:span text:style-name="OrgSrcFontLockCommentFace1">"x" non è una cifra valida in base 10!</text:span></text:p>
      <text:p text:style-name="P16"><text:s text:c="4"/><text:span text:style-name="OrgSrcFontLockTypeFace1">char</text:span><text:s/>*<text:span text:style-name="OrgSrcFontLockVariableNameFace1">badchar</text:span>;</text:p>
      <text:p text:style-name="P16"/>
      <text:p text:style-name="P16"><text:s text:c="4"/><text:span text:style-name="OrgSrcFontLockCommentDelimiterFace1">//<text:s/></text:span><text:span text:style-name="OrgSrcFontLockCommentFace1">Converti la stringa s in</text:span></text:p>
      <text:p text:style-name="P16"><text:s text:c="4"/><text:span text:style-name="OrgSrcFontLockCommentDelimiterFace1">//<text:s/></text:span><text:span text:style-name="OrgSrcFontLockCommentFace1">un numero base 10 in</text:span></text:p>
      <text:p text:style-name="P16"><text:s text:c="4"/><text:span text:style-name="OrgSrcFontLockCommentDelimiterFace1">//<text:s/></text:span><text:span text:style-name="OrgSrcFontLockCommentFace1">un unsigned long int.</text:span></text:p>
      <text:p text:style-name="P16"/>
      <text:p text:style-name="P16"><text:s text:c="4"/><text:span text:style-name="OrgSrcFontLockTypeFace1">unsigned</text:span><text:s/><text:span text:style-name="OrgSrcFontLockTypeFace1">long</text:span><text:s/><text:span text:style-name="OrgSrcFontLockTypeFace1">int</text:span><text:s/><text:span text:style-name="OrgSrcFontLockVariableNameFace1">x</text:span><text:s/>= strtoul(s, &amp;badchar, 10);</text:p>
      <text:p text:style-name="P16"/>
      <text:p text:style-name="P16"><text:s text:c="4"/><text:span text:style-name="OrgSrcFontLockCommentDelimiterFace1">//<text:s/></text:span><text:span text:style-name="OrgSrcFontLockCommentFace1">Controlla se le cose sono andate bene</text:span></text:p>
      <text:p text:style-name="P16"/>
      <text:p text:style-name="P16"><text:s text:c="4"/><text:span text:style-name="OrgSrcFontLockKeywordFace1">if</text:span><text:s/>(*badchar ==<text:s/><text:span text:style-name="OrgSrcFontLockStringFace1">'\0'</text:span>) {</text:p>
      <text:p text:style-name="P16"><text:s text:c="8"/>printf(<text:span text:style-name="OrgSrcFontLockStringFace1">"Successo! %lu\n"</text:span>, x);</text:p>
      <text:p text:style-name="P16"><text:s text:c="4"/>}<text:s/><text:span text:style-name="OrgSrcFontLockKeywordFace1">else</text:span><text:s text:c="2"/>{</text:p>
      <text:p text:style-name="P16"><text:s text:c="8"/>printf(<text:span text:style-name="OrgSrcFontLockStringFace1">"Conversione parziale: %lu\n"</text:span>, x);</text:p>
      <text:p text:style-name="P16"><text:s text:c="8"/>printf(<text:span text:style-name="OrgSrcFontLockStringFace1">"Carattere non valido: %c\n"</text:span>, *badchar);</text:p>
      <text:p text:style-name="P16"><text:s text:c="4"/>}</text:p>
      <text:p text:style-name="P17">}</text:p>
      <text:p text:style-name="P10">Così il gioco è fatto. Le funzioni in stile<text:s/><text:span text:style-name="OrgCode1">atoi()</text:span><text:s/>sono utili in un contesto controllato ma le funzioni in stile<text:s/><text:span text:style-name="OrgCode1">strtol()</text:span><text:s/>offrono un controllo molto maggiore sulla gestione degli errori e sulla base dell'input.</text:p>
      <text:h text:outline-level="2" text:style-name="P15"><text:bookmark-start text:name="OrgXref.orgb01e7a4"/><text:bookmark text:name="orgb01e7a4"/>Conversioni<text:s/><text:span text:style-name="OrgCode1">char</text:span><text:s/><text:bookmark-end text:name="OrgXref.orgb01e7a4"/></text:h>
      <text:p text:style-name="P10">Cosa succede se hai un singolo carattere con una cifra al suo interno come<text:s/><text:span text:style-name="OrgCode1">’5’</text:span>… È uguale al valore 5?</text:p>
      <text:p text:style-name="P10">Proviamolo e vediamo.</text:p>
      <text:p text:style-name="P17">printf(<text:span text:style-name="OrgSrcFontLockStringFace1">"%d %d\n"</text:span>, 5,<text:s/><text:span text:style-name="OrgSrcFontLockStringFace1">'5'</text:span>);</text:p>
      <text:p text:style-name="P10">Sul mio sistema UTF-8 stampa questo:</text:p>
      <text:p text:style-name="P17">5 53</text:p>
      <text:p text:style-name="P10">Quindi… no. E 53? Che cos'è? Questo è il punto di codice UTF-8 (e ASCII) per il simbolo del carattere<text:s/><text:span text:style-name="OrgCode1">'5'</text:span><text:note text:note-class="footnote"><text:note-citation>113</text:note-citation><text:note-body><text:p text:style-name="P14">Ad ogni carattere è associato un valore per ogni dato schema di codifica dei caratteri.</text:p></text:note-body></text:note></text:p>
      <text:p text:style-name="P10">Allora come convertiamo il carattere<text:s/><text:span text:style-name="OrgCode1">’5’</text:span><text:s/>(che apparentemente ha valore 53) nel valore 5?</text:p>
      <text:p text:style-name="P10">Con un trucco intelligente ecco come!</text:p>
      <text:p text:style-name="P10">Lo standard C garantisce che questi caratteri avranno punti di codice che sono in sequenza e in questo ordine:</text:p>
      <text:p text:style-name="P17">0 <text:s/>1 <text:s/>2 <text:s/>3 <text:s/>4 <text:s/>5 <text:s/>6 <text:s/>7 <text:s/>8 <text:s/>9</text:p>
      <text:p text:style-name="P10">Rifletti per un secondo: come possiamo usarlo? Spoiler avanti…</text:p>
      <text:p text:style-name="P10">Diamo un'occhiata ai caratteri e ai relativi punti di codice in UTF-8:</text:p>
      <text:p text:style-name="P16">0 <text:s/>1 <text:s/>2 <text:s/>3 <text:s/>4 <text:s/>5 <text:s/>6 <text:s/>7 <text:s/>8 <text:s/>9</text:p>
      <text:p text:style-name="P17">48 49 50 51 52 53 54 55 56 57</text:p>
      <text:p text:style-name="P10">Vedi lì che<text:s/><text:span text:style-name="OrgCode1">'5'</text:span><text:s/>è 53, proprio come stavamo ottenendo. E<text:s/><text:span text:style-name="OrgCode1">'0'</text:span><text:s/>è 48.</text:p>
      <text:p text:style-name="P10">Quindi possiamo sottrarre<text:s/><text:span text:style-name="OrgCode1">'0'</text:span><text:s/>da qualsiasi carattere cifra per ottenere il suo valore numerico:</text:p>
      <text:p text:style-name="P16"><text:span text:style-name="OrgSrcFontLockTypeFace1">char</text:span><text:s/><text:span text:style-name="OrgSrcFontLockVariableNameFace1">c</text:span><text:s/>=<text:s/><text:span text:style-name="OrgSrcFontLockStringFace1">'6'</text:span>;</text:p>
      <text:p text:style-name="P16"/>
      <text:p text:style-name="P16"><text:span text:style-name="OrgSrcFontLockTypeFace1">int</text:span><text:s/><text:span text:style-name="OrgSrcFontLockVariableNameFace1">x</text:span><text:s/>= c;<text:s text:c="2"/><text:span text:style-name="OrgSrcFontLockCommentDelimiterFace1">//<text:s/></text:span><text:span text:style-name="OrgSrcFontLockCommentFace1">x ha valore 54, il codice punta per '6'</text:span></text:p>
      <text:p text:style-name="P16"/>
      <text:p text:style-name="P17"><text:span text:style-name="OrgSrcFontLockTypeFace1">int</text:span><text:s/><text:span text:style-name="OrgSrcFontLockVariableNameFace1">y</text:span><text:s/>= c -<text:s/><text:span text:style-name="OrgSrcFontLockStringFace1">'0'</text:span>;<text:s/><text:span text:style-name="OrgSrcFontLockCommentDelimiterFace1">//<text:s/></text:span><text:span text:style-name="OrgSrcFontLockCommentFace1">y ha valore 6 proprio come vogliamo</text:span></text:p>
      <text:p text:style-name="P10">E possiamo convertire anche il contrario semplicemente aggiungendo il valore sopra.</text:p>
      <text:p text:style-name="P16"><text:span text:style-name="OrgSrcFontLockTypeFace1">int</text:span><text:s/><text:span text:style-name="OrgSrcFontLockVariableNameFace1">x</text:span><text:s/>= 6;</text:p>
      <text:p text:style-name="P16"/>
      <text:p text:style-name="P16"><text:span text:style-name="OrgSrcFontLockTypeFace1">char</text:span><text:s/><text:span text:style-name="OrgSrcFontLockVariableNameFace1">c</text:span><text:s/>= x +<text:s/><text:span text:style-name="OrgSrcFontLockStringFace1">'0'</text:span>;<text:s text:c="2"/><text:span text:style-name="OrgSrcFontLockCommentDelimiterFace1">//<text:s/></text:span><text:span text:style-name="OrgSrcFontLockCommentFace1">c ha valore 54</text:span></text:p>
      <text:p text:style-name="P16"/>
      <text:p text:style-name="P16">printf(<text:span text:style-name="OrgSrcFontLockStringFace1">"%d\n"</text:span>, c);<text:s text:c="2"/><text:span text:style-name="OrgSrcFontLockCommentDelimiterFace1">//<text:s/></text:span><text:span text:style-name="OrgSrcFontLockCommentFace1">stampa 54</text:span></text:p>
      <text:p text:style-name="P17">printf(<text:span text:style-name="OrgSrcFontLockStringFace1">"%c\n"</text:span>, c);<text:s text:c="2"/><text:span text:style-name="OrgSrcFontLockCommentDelimiterFace1">//<text:s/></text:span><text:span text:style-name="OrgSrcFontLockCommentFace1">stampa 6 con %c</text:span></text:p>
      <text:p text:style-name="P10">Potresti pensare che questo sia un modo strano per eseguire questa conversione e per gli standard odierni certamente lo è. Ma ai vecchi tempi quando i computer erano fatti letteralmente di legno, questo era il metodo per eseguire questa conversione. E non era rotto quindi C non lo ha mai aggiustato.</text:p>
      <text:h text:outline-level="2" text:style-name="P15"><text:bookmark text:name="org456dbad"/><text:bookmark-start text:name="OrgXref.org456dbad"/>Conversioni numeriche<text:s/><text:bookmark-end text:name="OrgXref.org456dbad"/></text:h>
      <text:h text:outline-level="3" text:style-name="P19"><text:bookmark-start text:name="OrgXref.org0406675"/><text:bookmark text:name="org0406675"/>Boolean<text:s/><text:bookmark-end text:name="OrgXref.org0406675"/></text:h>
      <text:p text:style-name="P10">Se converti uno zero in<text:s/><text:span text:style-name="OrgCode1">bool</text:span><text:s/>il risultato è<text:s/><text:span text:style-name="OrgCode1">0</text:span>. Altrimenti è<text:s/><text:span text:style-name="OrgCode1">1</text:span>.</text:p>
      <text:h text:outline-level="3" text:style-name="P19"><text:bookmark text:name="org1964561"/><text:bookmark-start text:name="OrgXref.org1964561"/>Conversioni da numero intero a numero intero<text:s/><text:bookmark-end text:name="OrgXref.org1964561"/></text:h>
      <text:p text:style-name="P10">Se un tipo intero viene convertito in unsigned e non ci sta il risultato senza segno si incarta in stile contachilometri finché non si adatta a unsigned<text:note text:note-class="footnote"><text:note-citation>114</text:note-citation><text:note-body><text:p text:style-name="P14">In pratica ciò che probabilmente accade nella tua implementazione è che i bit di ordine superiore vengono semplicemente eliminati dal risultato, quindi un numero a 16 bit<text:s/><text:span text:style-name="OrgCode1">0x1234</text:span><text:s/>convertito in un numero a 8 bit finisce come<text:s/><text:span text:style-name="OrgCode1">0x0034</text:span><text:s/>o semplicemente<text:s/><text:span text:style-name="OrgCode1">0x34</text:span>.</text:p></text:note-body></text:note>.</text:p>
      <text:p text:style-name="P10">Se un tipo intero viene convertito in un numero con segno e non si adatta, il risultato è definito dall'implementazione! Accadrà qualcosa di documentato ma dovrai cercarlo<text:note text:note-class="footnote"><text:note-citation>115</text:note-citation><text:note-body><text:p text:style-name="P14">Ancora una volta in pratica ciò che probabilmente accadrà sul tuo sistema è che lo schema di bit dell'originale verrà troncato e quindi utilizzato solo per rappresentare il numero con segno complemento a due. Ad esempio il mio sistema prende il carattere senza segno 192 e lo converte nel carattere con segno -64. Nel complemento a due, lo schema di bit per entrambi questi numeri è binario<text:s/><text:span text:style-name="OrgCode1">11000000</text:span>.</text:p></text:note-body></text:note></text:p>
      <text:h text:outline-level="3" text:style-name="P19"><text:bookmark text:name="org037fa6f"/><text:bookmark-start text:name="OrgXref.org037fa6f"/>Conversioni di numeri interi e in virgola mobile<text:s/><text:bookmark-end text:name="OrgXref.org037fa6f"/></text:h>
      <text:p text:style-name="P10">Se un tipo a virgola mobile viene convertito in un tipo intero la parte frazionaria viene scartata con pregiudizio<text:note text:note-class="footnote"><text:note-citation>116</text:note-citation><text:note-body><text:p text:style-name="P14">Non proprio: viene semplicemente scartato regolarmente.</text:p></text:note-body></text:note>.</text:p>
      <text:p text:style-name="P10">Ma—ed ecco il problema—se il numero è troppo grande per rientrare nell'intero si ottiene un comportamento indefinito. Quindi non farlo.</text:p>
      <text:p text:style-name="P10">Passando da un numero intero o una virgola mobile a una virgola mobile C fa del suo meglio per trovare il numero in virgola mobile più vicino possibile all'intero.</text:p>
      <text:p text:style-name="P10">Ancora una volta però se il valore originale non può essere rappresentato si tratta di un comportamento indefinito.</text:p>
      <text:h text:outline-level="2" text:style-name="P15"><text:bookmark text:name="org28c5670"/><text:bookmark-start text:name="OrgXref.org28c5670"/>Conversioni implicite<text:s/><text:bookmark-end text:name="OrgXref.org28c5670"/></text:h>
      <text:p text:style-name="P10">Queste sono le conversioni che il compilatore esegue automaticamente per te quando mescoli e abbini i tipi.</text:p>
      <text:h text:outline-level="3" text:style-name="P19"><text:bookmark-start text:name="OrgXref.org15eeffd"/><text:bookmark text:name="org15eeffd"/>Le promozioni intere<text:s/><text:bookmark-end text:name="OrgXref.org15eeffd"/></text:h>
      <text:p text:style-name="P10">In molti posti se un<text:s/><text:span text:style-name="OrgCode1">int</text:span><text:s/>può essere utilizzato per rappresentare un valore da<text:s/><text:span text:style-name="OrgCode1">char</text:span><text:s/>o<text:s/><text:span text:style-name="OrgCode1">short</text:span><text:s/>(signed o unsigned) quel valore viene<text:s/><text:span text:style-name="Emphasis1">promosso</text:span><text:s/>fino a<text:s/><text:span text:style-name="OrgCode1">int</text:span>. Se non rientra in un<text:s/><text:span text:style-name="OrgCode1">int</text:span><text:s/>viene promosso a<text:s/><text:span text:style-name="OrgCode1">unsigned int</text:span>.</text:p>
      <text:p text:style-name="P10">Ecco come possiamo fare qualcosa del genere:</text:p>
      <text:p text:style-name="P16"><text:span text:style-name="OrgSrcFontLockTypeFace1">char</text:span><text:s/><text:span text:style-name="OrgSrcFontLockVariableNameFace1">x</text:span><text:s/>= 10,<text:s/><text:span text:style-name="OrgSrcFontLockVariableNameFace1">y</text:span><text:s/>= 20;</text:p>
      <text:p text:style-name="P17"><text:span text:style-name="OrgSrcFontLockTypeFace1">int</text:span><text:s/><text:span text:style-name="OrgSrcFontLockVariableNameFace1">i</text:span><text:s/>= x + y;</text:p>
      <text:p text:style-name="P10">In tal caso<text:s/><text:span text:style-name="OrgCode1">x</text:span><text:s/>e<text:s/><text:span text:style-name="OrgCode1">y</text:span><text:s/>vengono promossi a<text:s/><text:span text:style-name="OrgCode1">int</text:span><text:s/>da C prima che avvengano i calcoli.</text:p>
      <text:p text:style-name="P10">Le promozioni degli interi avvengono durante le solite conversioni aritmetiche con funzioni variadiche<text:note text:note-class="footnote"><text:note-citation>117</text:note-citation><text:note-body><text:p text:style-name="P14">Funzioni con un numero variabile di argomenti.</text:p></text:note-body></text:note>, operatori unari<text:s/><text:span text:style-name="OrgCode1">+</text:span><text:s/>e<text:s/><text:span text:style-name="OrgCode1">-</text:span><text:s/>o quando si passano valori a funzioni senza prototipi<text:note text:note-class="footnote"><text:note-citation>118</text:note-citation><text:note-body><text:p text:style-name="P14">Questo viene fatto raramente perché il compilatore si lamenterà e avere un prototipo è la cosa giusta da fare. Penso che questo funzioni ancora per ragioni storiche prima che i prototipi esistessero.</text:p></text:note-body></text:note>.</text:p>
      <text:h text:outline-level="3" text:style-name="P19"><text:bookmark text:name="org3343408"/><text:bookmark-start text:name="OrgXref.org3343408"/>Le solite conversioni aritmetiche<text:s/><text:bookmark-end text:name="OrgXref.org3343408"/></text:h>
      <text:p text:style-name="P10">Queste sono conversioni automatiche che C esegue attorno alle operazioni numeriche richieste. (In realtà è così che vengono chiamati tra l'altro da C11 §6.3.1.8.) Notate che per questa sezione stiamo parlando solo di tipi numerici: le stringhe verranno fornite più avanti.</text:p>
      <text:p text:style-name="P10">Queste conversioni rispondono a domande su cosa succede quando mescoli i tipi in questo modo:</text:p>
      <text:p text:style-name="P16"><text:span text:style-name="OrgSrcFontLockTypeFace1">int</text:span><text:s/><text:span text:style-name="OrgSrcFontLockVariableNameFace1">x</text:span><text:s/>= 3 + 1.2;<text:s text:c="3"/><text:span text:style-name="OrgSrcFontLockCommentDelimiterFace1">//<text:s/></text:span><text:span text:style-name="OrgSrcFontLockCommentFace1">Mescolando int e double</text:span></text:p>
      <text:p text:style-name="P16"><text:s text:c="19"/><text:span text:style-name="OrgSrcFontLockCommentDelimiterFace1">//<text:s/></text:span><text:span text:style-name="OrgSrcFontLockCommentFace1">4.2 viene convertito in int</text:span></text:p>
      <text:p text:style-name="P16"><text:s text:c="19"/><text:span text:style-name="OrgSrcFontLockCommentDelimiterFace1">//<text:s/></text:span><text:span text:style-name="OrgSrcFontLockCommentFace1">4 è memorizzato in x</text:span></text:p>
      <text:p text:style-name="P16"/>
      <text:p text:style-name="P16"><text:span text:style-name="OrgSrcFontLockTypeFace1">float</text:span><text:s/><text:span text:style-name="OrgSrcFontLockVariableNameFace1">y</text:span><text:s/>= 12 * 2;<text:s text:c="2"/><text:span text:style-name="OrgSrcFontLockCommentDelimiterFace1">//<text:s/></text:span><text:span text:style-name="OrgSrcFontLockCommentFace1">Mescolando float e int</text:span></text:p>
      <text:p text:style-name="P16"><text:s text:c="19"/><text:span text:style-name="OrgSrcFontLockCommentDelimiterFace1">//<text:s/></text:span><text:span text:style-name="OrgSrcFontLockCommentFace1">24 viene convertito in float</text:span></text:p>
      <text:p text:style-name="P17"><text:s text:c="19"/><text:span text:style-name="OrgSrcFontLockCommentDelimiterFace1">//<text:s/></text:span><text:span text:style-name="OrgSrcFontLockCommentFace1">24.0 è memorizzato in y</text:span></text:p>
      <text:p text:style-name="P10">Diventano<text:s/><text:span text:style-name="OrgCode1">int</text:span>? Diventano<text:s/><text:span text:style-name="OrgCode1">float</text:span>? Come funziona?</text:p>
      <text:p text:style-name="P10">Ecco i passaggi parafrasati per un facile consumo.</text:p>
      <text:list text:style-name="OrgNumberedList12" xml:id="list-c4a2303f-5b83-4fc3-9cb9-a09a6ecf5ee6">
        <text:list-item>
          <text:number>1.</text:number>
          <text:p text:style-name="P10">Se un elemento nell'espressione è di tipo mobile converti gli altri elementi in quel tipo mobile.</text:p>
        </text:list-item>
      </text:list>
      <text:list text:style-name="OrgNumberedList13" xml:id="list-1d608787-0837-4cc2-bd7d-01e6ba7994f6">
        <text:list-item>
          <text:number>1.</text:number>
          <text:p text:style-name="P10">Altrimenti se entrambi i tipi sono interi eseguire le promozioni di interi su ciascuno quindi rendere i tipi di operando grandi quanto è necessario per mantenere il valore più grande comune. A volte ciò comporta la modifica del segno in un segno senza segno.</text:p>
        </text:list-item>
      </text:list>
      <text:p text:style-name="P10">Se vuoi conoscere i dettagli più concreti, consulta C11 §6.3.1.8. Ma probabilmente no.</text:p>
      <text:p text:style-name="P10">In generale ricorda solo che i tipi int diventano tipi float se è presente un tipo in virgola mobile da qualche parte e il compilatore fa uno sforzo per assicurarsi che i tipi interi misti non trabocchino.</text:p>
      <text:p text:style-name="P10">Infine se converti da un tipo a virgola mobile a un altro il compilatore proverà a effettuare una conversione esatta. Se non può farà la migliore approssimazione possibile. Se il numero è troppo grande per adattarsi al tipo in cui stai convertendo<text:s/><text:span text:style-name="Emphasis1">boom</text:span>: comportamento indefinito!</text:p>
      <text:h text:outline-level="3" text:style-name="P19"><text:span text:style-name="OrgCode1"><text:bookmark text:name="orge8f5390"/><text:bookmark-start text:name="OrgXref.orge8f5390"/>void*</text:span><text:s/><text:bookmark-end text:name="OrgXref.orge8f5390"/></text:h>
      <text:p text:style-name="P10">Il tipo<text:s/><text:span text:style-name="OrgCode1">void*</text:span><text:s/>è interessante perché può essere convertito da o in qualsiasi tipo di puntatore.</text:p>
      <text:p text:style-name="P16"><text:span text:style-name="OrgSrcFontLockTypeFace1">int</text:span><text:s/><text:span text:style-name="OrgSrcFontLockVariableNameFace1">x</text:span><text:s/>= 10;</text:p>
      <text:p text:style-name="P16"/>
      <text:p text:style-name="P16"><text:span text:style-name="OrgSrcFontLockTypeFace1">void</text:span><text:s/>*<text:span text:style-name="OrgSrcFontLockVariableNameFace1">p</text:span><text:s/>= &amp;x;<text:s text:c="2"/><text:span text:style-name="OrgSrcFontLockCommentDelimiterFace1">//<text:s/></text:span><text:span text:style-name="OrgSrcFontLockCommentFace1">&amp;x è tipo int*, ma lo memorizziamo in un void*</text:span></text:p>
      <text:p text:style-name="P16"/>
      <text:p text:style-name="P17"><text:span text:style-name="OrgSrcFontLockTypeFace1">int</text:span><text:s/>*<text:span text:style-name="OrgSrcFontLockVariableNameFace1">q</text:span><text:s/>= p;<text:s text:c="4"/><text:span text:style-name="OrgSrcFontLockCommentDelimiterFace1">//<text:s/></text:span><text:span text:style-name="OrgSrcFontLockCommentFace1">p è void*, ma lo memorizziamo in un file int*</text:span></text:p>
      <text:h text:outline-level="2" text:style-name="P15"><text:bookmark text:name="orgb2bc1c2"/><text:bookmark-start text:name="OrgXref.orgb2bc1c2"/>Conversioni esplicite<text:s/><text:bookmark-end text:name="OrgXref.orgb2bc1c2"/></text:h>
      <text:p text:style-name="P10">Queste sono le conversioni da tipo a tipo che devi chiedere; il compilatore non lo farà per te.</text:p>
      <text:p text:style-name="P10">Puoi convertire da un tipo a un altro assegnando un tipo a un altro con un<text:s/><text:span text:style-name="OrgCode1">=</text:span>.</text:p>
      <text:p text:style-name="P10">Puoi anche convertire esplicitamente con un<text:s/><text:span text:style-name="Emphasis1">cast</text:span>.</text:p>
      <text:h text:outline-level="3" text:style-name="P19"><text:bookmark text:name="orgdf87381"/><text:bookmark-start text:name="OrgXref.orgdf87381"/>Casting<text:s/><text:bookmark-end text:name="OrgXref.orgdf87381"/></text:h>
      <text:p text:style-name="P10">Puoi modificare esplicitamente il tipo di un'espressione inserendo un nuovo tipo tra parentesi davanti ad essa. Alcuni sviluppatori C disapprovano questa pratica a meno che non sia assolutamente necessaria; ma è probabile che ti imbatterai in del codice C che li contenga.</text:p>
      <text:p text:style-name="P10">Facciamo un esempio in cui vogliamo convertire un<text:s/><text:span text:style-name="OrgCode1">int</text:span><text:s/>in un<text:s/><text:span text:style-name="OrgCode1">long</text:span><text:s/>in modo da poterlo archiviare in un<text:s/><text:span text:style-name="OrgCode1">long</text:span>.</text:p>
      <text:p text:style-name="P10">Nota: questo esempio è artificioso e il cast in questo caso è completamente inutile perché l'espressione<text:s/><text:span text:style-name="OrgCode1">x + 12</text:span><text:s/>verrebbe automaticamente modificata in<text:s/><text:span text:style-name="OrgCode1">long int</text:span><text:s/>per corrispondere al tipo più ampio di<text:s/><text:span text:style-name="OrgCode1">y</text:span>.</text:p>
      <text:p text:style-name="P16"><text:span text:style-name="OrgSrcFontLockTypeFace1">int</text:span><text:s/><text:span text:style-name="OrgSrcFontLockVariableNameFace1">x</text:span><text:s/>= 10;</text:p>
      <text:p text:style-name="P17"><text:span text:style-name="OrgSrcFontLockTypeFace1">long</text:span><text:s/><text:span text:style-name="OrgSrcFontLockTypeFace1">int</text:span><text:s/><text:span text:style-name="OrgSrcFontLockVariableNameFace1">y</text:span><text:s/>= (<text:span text:style-name="OrgSrcFontLockTypeFace1">long</text:span><text:s/><text:span text:style-name="OrgSrcFontLockTypeFace1">int</text:span>)x + 12;</text:p>
      <text:p text:style-name="P10">In quell'esempio anche se prima<text:s/><text:span text:style-name="OrgCode1">x</text:span><text:s/>era di tipo<text:s/><text:span text:style-name="OrgCode1">int</text:span>, l'espressione<text:s/><text:span text:style-name="OrgCode1">(long int)x</text:span><text:s/>ha tipo<text:s/><text:span text:style-name="OrgCode1">long int</text:span>. Si dice che “Castiamo<text:s/><text:span text:style-name="OrgCode1">x</text:span><text:s/>a<text:s/><text:span text:style-name="OrgCode1">long int</text:span>.”</text:p>
      <text:p text:style-name="P10">Più comunemente potresti vedere un cast utilizzato per convertire un<text:s/><text:span text:style-name="OrgCode1">void*</text:span><text:s/>in un tipo di puntatore specifico in modo che possa essere dereferenziato.</text:p>
      <text:p text:style-name="P10">Un richiamo dalla funzione incorporata<text:s/><text:span text:style-name="OrgCode1">qsort()</text:span><text:s/>potrebbe mostrare questo comportamento poiché ha ricevuto<text:s/><text:span text:style-name="OrgCode1">void*</text:span>:</text:p>
      <text:p text:style-name="P16"><text:span text:style-name="OrgSrcFontLockTypeFace1">int</text:span><text:s/><text:span text:style-name="OrgSrcFontLockFunctionNameFace1">compar</text:span>(<text:span text:style-name="OrgSrcFontLockKeywordFace1">const</text:span><text:s/><text:span text:style-name="OrgSrcFontLockTypeFace1">void</text:span><text:s/>*<text:span text:style-name="OrgSrcFontLockVariableNameFace1">elem1</text:span>,<text:s/><text:span text:style-name="OrgSrcFontLockKeywordFace1">const</text:span><text:s/><text:span text:style-name="OrgSrcFontLockTypeFace1">void</text:span><text:s/>*<text:span text:style-name="OrgSrcFontLockVariableNameFace1">elem2</text:span>)</text:p>
      <text:p text:style-name="P16">{</text:p>
      <text:p text:style-name="P16"><text:s text:c="4"/><text:span text:style-name="OrgSrcFontLockKeywordFace1">if</text:span><text:s/>(*((<text:span text:style-name="OrgSrcFontLockKeywordFace1">const</text:span><text:s/><text:span text:style-name="OrgSrcFontLockTypeFace1">int</text:span>*)elem2) &gt; *((<text:span text:style-name="OrgSrcFontLockKeywordFace1">const</text:span><text:s/><text:span text:style-name="OrgSrcFontLockTypeFace1">int</text:span>*)elem1))<text:s/><text:span text:style-name="OrgSrcFontLockKeywordFace1">return</text:span><text:s/>1;</text:p>
      <text:p text:style-name="P16"><text:s text:c="4"/><text:span text:style-name="OrgSrcFontLockKeywordFace1">if</text:span><text:s/>(*((<text:span text:style-name="OrgSrcFontLockKeywordFace1">const</text:span><text:s/><text:span text:style-name="OrgSrcFontLockTypeFace1">int</text:span>*)elem2) &lt; *((<text:span text:style-name="OrgSrcFontLockKeywordFace1">const</text:span><text:s/><text:span text:style-name="OrgSrcFontLockTypeFace1">int</text:span>*)elem1))<text:s/><text:span text:style-name="OrgSrcFontLockKeywordFace1">return</text:span><text:s/>-1;</text:p>
      <text:p text:style-name="P16"><text:s text:c="4"/><text:span text:style-name="OrgSrcFontLockKeywordFace1">return</text:span><text:s/>0;</text:p>
      <text:p text:style-name="P17">}</text:p>
      <text:p text:style-name="P10">Ma potresti anche scriverlo chiaramente con un compito:</text:p>
      <text:p text:style-name="P16"><text:span text:style-name="OrgSrcFontLockTypeFace1">int</text:span><text:s/><text:span text:style-name="OrgSrcFontLockFunctionNameFace1">compar</text:span>(<text:span text:style-name="OrgSrcFontLockKeywordFace1">const</text:span><text:s/><text:span text:style-name="OrgSrcFontLockTypeFace1">void</text:span><text:s/>*<text:span text:style-name="OrgSrcFontLockVariableNameFace1">elem1</text:span>,<text:s/><text:span text:style-name="OrgSrcFontLockKeywordFace1">const</text:span><text:s/><text:span text:style-name="OrgSrcFontLockTypeFace1">void</text:span><text:s/>*<text:span text:style-name="OrgSrcFontLockVariableNameFace1">elem2</text:span>)</text:p>
      <text:p text:style-name="P16">{</text:p>
      <text:p text:style-name="P16"><text:s text:c="4"/><text:span text:style-name="OrgSrcFontLockKeywordFace1">const</text:span><text:s/><text:span text:style-name="OrgSrcFontLockTypeFace1">int</text:span><text:s/>*<text:span text:style-name="OrgSrcFontLockVariableNameFace1">e1</text:span><text:s/>= elem1;</text:p>
      <text:p text:style-name="P16"><text:s text:c="4"/><text:span text:style-name="OrgSrcFontLockKeywordFace1">const</text:span><text:s/><text:span text:style-name="OrgSrcFontLockTypeFace1">int</text:span><text:s/>*<text:span text:style-name="OrgSrcFontLockVariableNameFace1">e2</text:span><text:s/>= elem2;</text:p>
      <text:p text:style-name="P16"/>
      <text:p text:style-name="P16"><text:s text:c="4"/><text:span text:style-name="OrgSrcFontLockKeywordFace1">return</text:span><text:s/>*e2 - *e1;</text:p>
      <text:p text:style-name="P17">}</text:p>
      <text:p text:style-name="P10">Un posto in cui vedrai i cast più comunemente è quello di evitare un avviso quando si stampano i valori dei puntatori con<text:s/><text:span text:style-name="OrgCode1">%p</text:span><text:s/>usato raramente che diventa schizzinoso con qualsiasi cosa diversa da un<text:s/><text:span text:style-name="OrgCode1">void*</text:span>:</text:p>
      <text:p text:style-name="P16"><text:span text:style-name="OrgSrcFontLockTypeFace1">int</text:span><text:s/><text:span text:style-name="OrgSrcFontLockVariableNameFace1">x</text:span><text:s/>= 3490;</text:p>
      <text:p text:style-name="P16"><text:span text:style-name="OrgSrcFontLockTypeFace1">int</text:span><text:s/>*<text:span text:style-name="OrgSrcFontLockVariableNameFace1">p</text:span><text:s/>= &amp;x;</text:p>
      <text:p text:style-name="P16"/>
      <text:p text:style-name="P17">printf(<text:span text:style-name="OrgSrcFontLockStringFace1">"%p\n"</text:span>, p);</text:p>
      <text:p text:style-name="P10">genera questo avviso:</text:p>
      <text:p text:style-name="P16"><text:span text:style-name="OrgSrcFontLockConstantFace1">warning</text:span>: format ‘%p’ expects argument of type ‘<text:span text:style-name="OrgSrcFontLockTypeFace1">void</text:span><text:s/>*’, but argument</text:p>
      <text:p text:style-name="P17"><text:s text:c="9"/>2 has type ‘<text:span text:style-name="OrgSrcFontLockTypeFace1">int</text:span><text:s/>*’</text:p>
      <text:p text:style-name="P10">Puoi risolverlo con un cast:</text:p>
      <text:p text:style-name="P17">printf(<text:span text:style-name="OrgSrcFontLockStringFace1">"%p\n"</text:span>, (<text:span text:style-name="OrgSrcFontLockTypeFace1">void</text:span><text:s/>*)p);</text:p>
      <text:p text:style-name="P10">Un altro posto è con modifiche esplicite del puntatore se non vuoi utilizzare un<text:s/><text:span text:style-name="OrgCode1">void*</text:span><text:s/>intermedio ma anche questi sono piuttosto rari:</text:p>
      <text:p text:style-name="P16"><text:span text:style-name="OrgSrcFontLockTypeFace1">long</text:span><text:s/><text:span text:style-name="OrgSrcFontLockVariableNameFace1">x</text:span><text:s/>= 3490;</text:p>
      <text:p text:style-name="P16"><text:span text:style-name="OrgSrcFontLockTypeFace1">long</text:span><text:s/>*<text:span text:style-name="OrgSrcFontLockVariableNameFace1">p</text:span><text:s/>= &amp;x;</text:p>
      <text:p text:style-name="P17"><text:span text:style-name="OrgSrcFontLockTypeFace1">unsigned</text:span><text:s/><text:span text:style-name="OrgSrcFontLockTypeFace1">char</text:span><text:s/>*<text:span text:style-name="OrgSrcFontLockVariableNameFace1">c</text:span><text:s/>= (<text:span text:style-name="OrgSrcFontLockTypeFace1">unsigned</text:span><text:s/><text:span text:style-name="OrgSrcFontLockTypeFace1">char</text:span><text:s/>*)p;</text:p>
      <text:p text:style-name="P10">Un terzo posto in cui è spesso richiesto è con le funzioni di conversione dei caratteri in<text:s/><text:span text:style-name="OrgCode1">&lt;ctype.h&gt;</text:span><text:note text:note-class="footnote"><text:note-citation>119</text:note-citation><text:note-body><text:p text:style-name="P14"><text:a xlink:type="simple" xlink:href="https://beej.us/guide/bgclr/html/split/ctype.html"><text:span text:style-name="T3">https://beej.us/guide/bgclr/html/split/ctype.html</text:span></text:a></text:p></text:note-body></text:note><text:s/>dove dovresti eseguire il cast di valori con segno discutibile su<text:s/><text:span text:style-name="OrgCode1">unsigned char</text:span><text:s/>per evitare comportamenti indefiniti.</text:p>
      <text:p text:style-name="P10">Ancora una volta nella pratica il casting è raramente<text:s/><text:span text:style-name="Emphasis1">necessario</text:span>. Se ti ritrovi a castare potrebbe esserci un altro modo per fare la stessa cosa o forse stai castando inutilmente.</text:p>
      <text:p text:style-name="P10">O forse è necessario. Personalmente cerco di evitarlo ma non ho paura di usarlo se necessario.</text:p>
      <text:h text:outline-level="1" text:style-name="P9"><text:bookmark-start text:name="OrgXref.orga180965"/><text:bookmark text:name="orga180965"/>Tipi IV: Qualificatori e Specificatori<text:s/><text:bookmark-end text:name="OrgXref.orga180965"/></text:h>
      <text:p text:style-name="P10">Ora che abbiamo altri tipi al nostro bagaglio sembra che possiamo dare a questi tipi alcuni attributi aggiuntivi che controllano il loro comportamento. Questi sono i<text:s/><text:span text:style-name="Emphasis1">qualificatori del tipo</text:span><text:s/>e gli<text:s/><text:span text:style-name="Emphasis1">specificatori della classe di archiviazione</text:span>.</text:p>
      <text:h text:outline-level="2" text:style-name="P15"><text:bookmark-start text:name="OrgXref.org123da0f"/><text:bookmark text:name="org123da0f"/>Qualificatori di tipo<text:s/><text:bookmark-end text:name="OrgXref.org123da0f"/></text:h>
      <text:p text:style-name="P10">Questi ti permetteranno di dichiarare valori costanti e anche di fornire suggerimenti di ottimizzazione del compilatore che può utilizzare.</text:p>
      <text:h text:outline-level="3" text:style-name="P19"><text:span text:style-name="OrgCode1"><text:bookmark-start text:name="OrgXref.org4dc39f6"/><text:bookmark text:name="org4dc39f6"/>const</text:span><text:s/><text:bookmark-end text:name="OrgXref.org4dc39f6"/></text:h>
      <text:p text:style-name="P10">Questo è il qualificatore di tipo più comune che vedrai. Significa che la variabile è costante e qualsiasi tentativo di modificarla si tradurrà in un compilatore molto arrabbiato.</text:p>
      <text:p text:style-name="P17"/>
      <text:p text:style-name="P10">Non è possibile modificare un valore<text:s/><text:span text:style-name="OrgCode1">const</text:span>.</text:p>
      <text:p text:style-name="P10">Spesso vedi<text:s/><text:span text:style-name="OrgCode1">const</text:span><text:s/>negli elenchi di parametri per le funzioni:</text:p>
      <text:p text:style-name="P16"><text:span text:style-name="OrgSrcFontLockKeywordFace1">const</text:span><text:s/><text:span text:style-name="OrgSrcFontLockTypeFace1">int</text:span><text:s/><text:span text:style-name="OrgSrcFontLockVariableNameFace1">x</text:span><text:s/>= 2;</text:p>
      <text:p text:style-name="P16"/>
      <text:p text:style-name="P16">x = 4;</text:p>
      <text:p text:style-name="P16"><text:span text:style-name="OrgSrcFontLockCommentDelimiterFace1">//<text:s/></text:span><text:span text:style-name="OrgSrcFontLockCommentFace1">IL COMPILATORE EMETTE DEI SUONI,</text:span></text:p>
      <text:p text:style-name="P17"><text:span text:style-name="OrgSrcFontLockCommentDelimiterFace1">//<text:s/></text:span><text:span text:style-name="OrgSrcFontLockCommentFace1">non è possibile assegnare a una costante</text:span></text:p>
      <text:list text:style-name="OrgNumberedList14" xml:id="list-791b67ca-3362-4f1d-b574-6c181a3086b3">
        <text:list-item>
          <text:number>1.</text:number>
          <text:p text:style-name="P10"><text:span text:style-name="OrgCode1"><text:bookmark text:name="org7e9e4f0"/><text:bookmark-start text:name="OrgXref.org7e9e4f0"/>const</text:span><text:s/>e puntatori<text:s/><text:bookmark-end text:name="OrgXref.org7e9e4f0"/></text:p>
          <text:p text:style-name="P10">Questo diventa un po' strano, perché ci sono due usi che hanno due significati quando si tratta di puntatori.</text:p>
          <text:p text:style-name="P10">Per prima cosa possiamo fare in modo che tu non possa cambiare l'oggetto a cui punta il puntatore. Puoi farlo inserendo<text:s/><text:span text:style-name="OrgCode1">const</text:span><text:s/>in primo piano con il nome del tipo (prima dell'asterisco) nella dichiarazione del tipo.</text:p>
          <text:p text:style-name="P16"><text:span text:style-name="OrgSrcFontLockTypeFace1">int</text:span><text:s/><text:span text:style-name="OrgSrcFontLockVariableNameFace1">x</text:span>[] = {10, 20};</text:p>
          <text:p text:style-name="P16"><text:span text:style-name="OrgSrcFontLockKeywordFace1">const</text:span><text:s/><text:span text:style-name="OrgSrcFontLockTypeFace1">int</text:span><text:s/>*<text:span text:style-name="OrgSrcFontLockVariableNameFace1">p</text:span><text:s/>= x;<text:s/></text:p>
          <text:p text:style-name="P16"/>
          <text:p text:style-name="P16">p++;</text:p>
          <text:p text:style-name="P16"><text:span text:style-name="OrgSrcFontLockCommentDelimiterFace1">//<text:s/></text:span><text:span text:style-name="OrgSrcFontLockCommentFace1">Possiamo modificare p, nessun problema</text:span></text:p>
          <text:p text:style-name="P16"/>
          <text:p text:style-name="P16">*p = 30;</text:p>
          <text:p text:style-name="P16"><text:span text:style-name="OrgSrcFontLockCommentDelimiterFace1">//<text:s/></text:span><text:span text:style-name="OrgSrcFontLockCommentFace1">Errore di compilazione!</text:span></text:p>
          <text:p text:style-name="P16"><text:span text:style-name="OrgSrcFontLockCommentDelimiterFace1">//<text:s/></text:span><text:span text:style-name="OrgSrcFontLockCommentFace1">Non è possibile</text:span></text:p>
          <text:p text:style-name="P17"><text:span text:style-name="OrgSrcFontLockCommentDelimiterFace1">//<text:s/></text:span><text:span text:style-name="OrgSrcFontLockCommentFace1">modificare ciò a cui punta</text:span></text:p>
          <text:p text:style-name="P10">In modo un po’ confuso queste due cose sono equivalenti:</text:p>
          <text:p text:style-name="P16"><text:span text:style-name="OrgSrcFontLockKeywordFace1">const</text:span><text:s/><text:span text:style-name="OrgSrcFontLockTypeFace1">int</text:span><text:s/>*<text:span text:style-name="OrgSrcFontLockVariableNameFace1">p</text:span>;</text:p>
          <text:p text:style-name="P16"><text:span text:style-name="OrgSrcFontLockCommentDelimiterFace1">//<text:s/></text:span><text:span text:style-name="OrgSrcFontLockCommentFace1">Non è possibile</text:span></text:p>
          <text:p text:style-name="P16"><text:span text:style-name="OrgSrcFontLockCommentDelimiterFace1">//<text:s/></text:span><text:span text:style-name="OrgSrcFontLockCommentFace1">modificare ciò a cui punta p</text:span></text:p>
          <text:p text:style-name="P16"><text:span text:style-name="OrgSrcFontLockTypeFace1">int</text:span><text:s/><text:span text:style-name="OrgSrcFontLockKeywordFace1">const</text:span><text:s/>*<text:span text:style-name="OrgSrcFontLockVariableNameFace1">p</text:span>;</text:p>
          <text:p text:style-name="P16"><text:span text:style-name="OrgSrcFontLockCommentDelimiterFace1">//<text:s/></text:span><text:span text:style-name="OrgSrcFontLockCommentFace1">Non è possibile modificare</text:span></text:p>
          <text:p text:style-name="P16"><text:span text:style-name="OrgSrcFontLockCommentDelimiterFace1">//<text:s/></text:span><text:span text:style-name="OrgSrcFontLockCommentFace1">ciò a cui punta p,</text:span></text:p>
          <text:p text:style-name="P17"><text:span text:style-name="OrgSrcFontLockCommentDelimiterFace1">//<text:s/></text:span><text:span text:style-name="OrgSrcFontLockCommentFace1">proprio come la riga precedente</text:span></text:p>
          <text:p text:style-name="P10">Ottimo quindi non possiamo cambiare l'oggetto a cui punta il puntatore, ma possiamo cambiare il puntatore stesso. E se volessimo il contrario? Vogliamo essere in grado di cambiare ciò a cui punta il puntatore ma non il puntatore stesso?</text:p>
          <text:p text:style-name="P10">Basta spostare<text:s/><text:span text:style-name="OrgCode1">const</text:span><text:s/>dopo l'asterisco nella dichiarazione:</text:p>
          <text:p text:style-name="P16"><text:span text:style-name="OrgSrcFontLockTypeFace1">int</text:span><text:s/>*<text:span text:style-name="OrgSrcFontLockKeywordFace1">const</text:span><text:s/><text:span text:style-name="OrgSrcFontLockVariableNameFace1">p</text:span>;</text:p>
          <text:p text:style-name="P16"><text:span text:style-name="OrgSrcFontLockCommentDelimiterFace1">//<text:s/></text:span><text:span text:style-name="OrgSrcFontLockCommentFace1">Non possiamo modificare "p"</text:span></text:p>
          <text:p text:style-name="P16"><text:span text:style-name="OrgSrcFontLockCommentDelimiterFace1">//<text:s/></text:span><text:span text:style-name="OrgSrcFontLockCommentFace1">con l'aritmetica dei puntatori</text:span></text:p>
          <text:p text:style-name="P16"/>
          <text:p text:style-name="P16">p++;</text:p>
          <text:p text:style-name="P17"><text:span text:style-name="OrgSrcFontLockCommentDelimiterFace1">//<text:s/></text:span><text:span text:style-name="OrgSrcFontLockCommentFace1">Errore di compilazione!</text:span></text:p>
          <text:p text:style-name="P10">Ma possiamo modificare ciò a cui indicano:</text:p>
          <text:p text:style-name="P16"><text:span text:style-name="OrgSrcFontLockTypeFace1">int</text:span><text:s/><text:span text:style-name="OrgSrcFontLockVariableNameFace1">x</text:span><text:s/>= 10;</text:p>
          <text:p text:style-name="P16"><text:span text:style-name="OrgSrcFontLockTypeFace1">int</text:span><text:s/>*<text:span text:style-name="OrgSrcFontLockKeywordFace1">const</text:span><text:s/><text:span text:style-name="OrgSrcFontLockVariableNameFace1">p</text:span><text:s/>= &amp;x;</text:p>
          <text:p text:style-name="P16"/>
          <text:p text:style-name="P16">*p = 20;</text:p>
          <text:p text:style-name="P16"><text:span text:style-name="OrgSrcFontLockCommentDelimiterFace1">//<text:s/></text:span><text:span text:style-name="OrgSrcFontLockCommentFace1">Imposta "x" su 20,</text:span></text:p>
          <text:p text:style-name="P17"><text:span text:style-name="OrgSrcFontLockCommentDelimiterFace1">//<text:s/></text:span><text:span text:style-name="OrgSrcFontLockCommentFace1">nessun problema</text:span></text:p>
          <text:p text:style-name="P10">Puoi anche rendere entrambe le cose<text:s/><text:span text:style-name="OrgCode1">const</text:span>:</text:p>
          <text:p text:style-name="P16"><text:span text:style-name="OrgSrcFontLockKeywordFace1">const</text:span><text:s/><text:span text:style-name="OrgSrcFontLockTypeFace1">int</text:span><text:s/>*<text:span text:style-name="OrgSrcFontLockKeywordFace1">const</text:span><text:s/><text:span text:style-name="OrgSrcFontLockVariableNameFace1">p</text:span>;</text:p>
          <text:p text:style-name="P17"><text:span text:style-name="OrgSrcFontLockCommentDelimiterFace1">//<text:s/></text:span><text:span text:style-name="OrgSrcFontLockCommentFace1">Impossibile modificare p o *p!</text:span></text:p>
          <text:p text:style-name="P10">Infine se disponi di più livelli di riferimento indiretto, dovresti<text:s/><text:span text:style-name="OrgCode1">const</text:span><text:s/>i livelli adeguati. Solo perché un puntatore è<text:s/><text:span text:style-name="OrgCode1">const</text:span><text:s/>non significa che anche il puntatore a cui punta debba esserlo. Puoi impostarli esplicitamente come negli esempi seguenti:</text:p>
          <text:p text:style-name="P16"><text:span text:style-name="OrgSrcFontLockTypeFace1">char</text:span><text:s/>**<text:span text:style-name="OrgSrcFontLockVariableNameFace1">p</text:span>;</text:p>
          <text:p text:style-name="P16">p++;<text:s text:c="5"/><text:span text:style-name="OrgSrcFontLockCommentDelimiterFace1">//<text:s/></text:span><text:span text:style-name="OrgSrcFontLockCommentFace1">OK!</text:span></text:p>
          <text:p text:style-name="P16">(*p)++;<text:s text:c="2"/><text:span text:style-name="OrgSrcFontLockCommentDelimiterFace1">//<text:s/></text:span><text:span text:style-name="OrgSrcFontLockCommentFace1">OK!</text:span></text:p>
          <text:p text:style-name="P16"/>
          <text:p text:style-name="P16"><text:span text:style-name="OrgSrcFontLockTypeFace1">char</text:span><text:s/>**<text:span text:style-name="OrgSrcFontLockKeywordFace1">const</text:span><text:s/><text:span text:style-name="OrgSrcFontLockVariableNameFace1">p</text:span>;</text:p>
          <text:p text:style-name="P16">p++;<text:s text:c="5"/><text:span text:style-name="OrgSrcFontLockCommentDelimiterFace1">//<text:s/></text:span><text:span text:style-name="OrgSrcFontLockCommentFace1">Errore!</text:span></text:p>
          <text:p text:style-name="P16">(*p)++;<text:s text:c="2"/><text:span text:style-name="OrgSrcFontLockCommentDelimiterFace1">//<text:s/></text:span><text:span text:style-name="OrgSrcFontLockCommentFace1">OK!</text:span></text:p>
          <text:p text:style-name="P16"/>
          <text:p text:style-name="P16"><text:span text:style-name="OrgSrcFontLockTypeFace1">char</text:span><text:s/>*<text:span text:style-name="OrgSrcFontLockKeywordFace1">const</text:span><text:s/>*<text:span text:style-name="OrgSrcFontLockVariableNameFace1">p</text:span>;</text:p>
          <text:p text:style-name="P16">p++;<text:s text:c="5"/><text:span text:style-name="OrgSrcFontLockCommentDelimiterFace1">//<text:s/></text:span><text:span text:style-name="OrgSrcFontLockCommentFace1">OK!</text:span></text:p>
          <text:p text:style-name="P16">(*p)++;<text:s text:c="2"/><text:span text:style-name="OrgSrcFontLockCommentDelimiterFace1">//<text:s/></text:span><text:span text:style-name="OrgSrcFontLockCommentFace1">Errore!</text:span></text:p>
          <text:p text:style-name="P16"/>
          <text:p text:style-name="P16"><text:span text:style-name="OrgSrcFontLockTypeFace1">char</text:span><text:s/>*<text:span text:style-name="OrgSrcFontLockKeywordFace1">const</text:span><text:s/>*<text:span text:style-name="OrgSrcFontLockKeywordFace1">const</text:span><text:s/><text:span text:style-name="OrgSrcFontLockVariableNameFace1">p</text:span>;</text:p>
          <text:p text:style-name="P16">p++;<text:s text:c="5"/><text:span text:style-name="OrgSrcFontLockCommentDelimiterFace1">//<text:s/></text:span><text:span text:style-name="OrgSrcFontLockCommentFace1">Errore!</text:span></text:p>
          <text:p text:style-name="P17">(*p)++;<text:s text:c="2"/><text:span text:style-name="OrgSrcFontLockCommentDelimiterFace1">//<text:s/></text:span><text:span text:style-name="OrgSrcFontLockCommentFace1">Errore!</text:span></text:p>
        </text:list-item>
        <text:list-item>
          <text:number>2.</text:number>
          <text:p text:style-name="P10"><text:span text:style-name="OrgCode1"><text:bookmark-start text:name="OrgXref.org312823d"/><text:bookmark text:name="org312823d"/>const</text:span><text:s/>Correttezza<text:s/><text:bookmark-end text:name="OrgXref.org312823d"/></text:p>
          <text:p text:style-name="P10">Un'altra cosa che devo menzionare è che il compilatore avviserà qualcosa del genere:</text:p>
          <text:p text:style-name="P16"><text:span text:style-name="OrgSrcFontLockKeywordFace1">const</text:span><text:s/><text:span text:style-name="OrgSrcFontLockTypeFace1">int</text:span><text:s/><text:span text:style-name="OrgSrcFontLockVariableNameFace1">x</text:span><text:s/>= 20;</text:p>
          <text:p text:style-name="P17"><text:span text:style-name="OrgSrcFontLockTypeFace1">int</text:span><text:s/>*<text:span text:style-name="OrgSrcFontLockVariableNameFace1">p</text:span><text:s/>= &amp;x;</text:p>
          <text:p text:style-name="P10">dire qualcosa del tipo:</text:p>
          <text:p text:style-name="P17">initialization discards<text:s/><text:span text:style-name="OrgSrcFontLockWarningFace1">'</text:span><text:span text:style-name="OrgSrcFontLockKeywordFace1">const</text:span><text:span text:style-name="OrgSrcFontLockWarningFace1">'</text:span><text:s/>qualifier from pointer type target</text:p>
          <text:p text:style-name="P10">Cosa sta succedendo lì?</text:p>
          <text:p text:style-name="P10">Bene, dobbiamo esaminare i tipi su entrambi i lati dell'assegnazione:</text:p>
          <text:p text:style-name="P16"><text:s text:c="4"/><text:span text:style-name="OrgSrcFontLockKeywordFace1">const</text:span><text:s/><text:span text:style-name="OrgSrcFontLockTypeFace1">int</text:span><text:s/><text:span text:style-name="OrgSrcFontLockVariableNameFace1">x</text:span><text:s/>= 20;</text:p>
          <text:p text:style-name="P16"><text:s text:c="4"/><text:span text:style-name="OrgSrcFontLockTypeFace1">int</text:span><text:s/>*<text:span text:style-name="OrgSrcFontLockVariableNameFace1">p</text:span><text:s/>= &amp;x;</text:p>
          <text:p text:style-name="P16"><text:span text:style-name="OrgSrcFontLockCommentDelimiterFace1">//<text:s text:c="4"/></text:span><text:span text:style-name="OrgSrcFontLockCommentFace1">^ <text:s text:c="6"/>^</text:span></text:p>
          <text:p text:style-name="P16"><text:span text:style-name="OrgSrcFontLockCommentDelimiterFace1">//<text:s text:c="4"/></text:span><text:span text:style-name="OrgSrcFontLockCommentFace1">| <text:s text:c="6"/>|</text:span></text:p>
          <text:p text:style-name="P17"><text:span text:style-name="OrgSrcFontLockCommentDelimiterFace1">//<text:s text:c="2"/></text:span><text:span text:style-name="OrgSrcFontLockCommentFace1">int* <text:s text:c="3"/>const int*</text:span></text:p>
          <text:p text:style-name="P10">Il compilatore ci avverte che il valore a destra dell'assegnazione è<text:s/><text:span text:style-name="OrgCode1">const</text:span><text:s/>ma quello a sinistra no. E il compilatore ci sta facendo sapere che sta scartando la "cost" dell'espressione a destra. Cioè possiamo<text:s/><text:span text:style-name="Emphasis1">ancora</text:span><text:s/>provare a fare quanto segue, ma è semplicemente sbagliato.Il compilatore avviserà e il comportamento è indefinito:</text:p>
          <text:p text:style-name="P16"><text:span text:style-name="OrgSrcFontLockKeywordFace1">const</text:span><text:s/><text:span text:style-name="OrgSrcFontLockTypeFace1">int</text:span><text:s/><text:span text:style-name="OrgSrcFontLockVariableNameFace1">x</text:span><text:s/>= 20;</text:p>
          <text:p text:style-name="P16"><text:span text:style-name="OrgSrcFontLockTypeFace1">int</text:span><text:s/>*<text:span text:style-name="OrgSrcFontLockVariableNameFace1">p</text:span><text:s/>= &amp;x;</text:p>
          <text:p text:style-name="P16"/>
          <text:p text:style-name="P16">*p = 40;</text:p>
          <text:p text:style-name="P16"><text:span text:style-name="OrgSrcFontLockCommentDelimiterFace1">//<text:s/></text:span><text:span text:style-name="OrgSrcFontLockCommentFace1">Comportamento indefinito--forse</text:span></text:p>
          <text:p text:style-name="P16"><text:span text:style-name="OrgSrcFontLockCommentDelimiterFace1">//<text:s/></text:span><text:span text:style-name="OrgSrcFontLockCommentFace1">modifica "x", forse no!</text:span></text:p>
          <text:p text:style-name="P16"/>
          <text:p text:style-name="P17">printf(<text:span text:style-name="OrgSrcFontLockStringFace1">"%d\n"</text:span>, x);<text:s text:c="2"/><text:span text:style-name="OrgSrcFontLockCommentDelimiterFace1">//<text:s/></text:span><text:span text:style-name="OrgSrcFontLockCommentFace1">40, se sei fortunato</text:span></text:p>
        </text:list-item>
      </text:list>
      <text:h text:outline-level="3" text:style-name="P19"><text:span text:style-name="OrgCode1"><text:bookmark text:name="org0e1e83b"/><text:bookmark-start text:name="OrgXref.org0e1e83b"/>restrict</text:span><text:s/><text:bookmark-end text:name="OrgXref.org0e1e83b"/></text:h>
      <text:p text:style-name="P10">TLDR: non devi mai usarlo e puoi ignorarlo ogni volta che lo vedi. Se lo usi correttamente probabilmente realizzerai un aumento delle prestazioni. Se lo usi in modo errato realizzerai un comportamento indefinito.</text:p>
      <text:p text:style-name="P10"><text:span text:style-name="OrgCode1">restrict</text:span><text:s/>è un suggerimento al compilatore che a un particolare pezzo di memoria potrà accedere solo un puntatore e mai un altro. (Cioè non ci sarà alcun aliasing dell'oggetto particolare a cui<text:s/><text:span text:style-name="OrgCode1">restrict</text:span><text:s/>puntatore punta.) Se uno sviluppatore dichiara che un puntatore è<text:s/><text:span text:style-name="OrgCode1">restrict</text:span><text:s/>e quindi accede all'oggetto a cui punta in un altro modo (ad esempio tramite un altro puntatore) il comportamento è indefinito. Fondamentalmente stai dicendo a C: "Ehi ti garantisco che questo singolo puntatore è l'unico modo per accedere a questa memoria e se sto mentendo, puoi restituirmi un comportamento indefinito".</text:p>
      <text:p text:style-name="P10">E C utilizza tali informazioni per eseguire determinate ottimizzazioni. Ad esempio se stai dereferenziando il puntatore<text:s/><text:span text:style-name="OrgCode1">restrict</text:span><text:s/>ripetutamente in un ciclo C potrebbe decidere di memorizzare nella cache il risultato in un registro e memorizzare il risultato finale solo al termine del ciclo. Se qualsiasi altro puntatore si riferisse alla stessa memoria e vi accedesse nel ciclo i risultati non sarebbero accurati. (Si noti che la<text:s/><text:span text:style-name="OrgCode1">restrict</text:span><text:s/>non ha alcun effetto se l'oggetto puntato non viene mai scritto. Si tratta di ottimizzazioni che circondano le scritture in memoria.)</text:p>
      <text:p text:style-name="P10">Scriviamo una funzione per scambiare due variabili e utilizziamo la parola chiave<text:s/><text:span text:style-name="OrgCode1">restrict</text:span><text:s/>per assicurare a C che non passeremo mai puntatori alla stessa cosa. E poi lasciamo perdere e proviamo a passare puntatori alla stessa cosa.</text:p>
      <text:p text:style-name="P16"><text:span text:style-name="OrgSrcFontLockTypeFace1">void</text:span><text:s/><text:span text:style-name="OrgSrcFontLockFunctionNameFace1">swap</text:span>(<text:span text:style-name="OrgSrcFontLockTypeFace1">int</text:span><text:s/>*<text:span text:style-name="OrgSrcFontLockKeywordFace1">restrict</text:span><text:s/><text:span text:style-name="OrgSrcFontLockVariableNameFace1">a</text:span>,<text:s/><text:span text:style-name="OrgSrcFontLockTypeFace1">int</text:span><text:s/>*<text:span text:style-name="OrgSrcFontLockKeywordFace1">restrict</text:span><text:s/><text:span text:style-name="OrgSrcFontLockVariableNameFace1">b</text:span>)</text:p>
      <text:p text:style-name="P16">{</text:p>
      <text:p text:style-name="P16"><text:s text:c="4"/><text:span text:style-name="OrgSrcFontLockTypeFace1">int</text:span><text:s/><text:span text:style-name="OrgSrcFontLockVariableNameFace1">t</text:span>;</text:p>
      <text:p text:style-name="P16"/>
      <text:p text:style-name="P16"><text:s text:c="4"/>t = *a;</text:p>
      <text:p text:style-name="P16"><text:s text:c="4"/>*a = *b;</text:p>
      <text:p text:style-name="P16"><text:s text:c="4"/>*b = t;</text:p>
      <text:p text:style-name="P16">}</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text:span text:style-name="OrgSrcFontLockTypeFace1">int</text:span><text:s/><text:span text:style-name="OrgSrcFontLockVariableNameFace1">x</text:span><text:s/>= 10,<text:s/><text:span text:style-name="OrgSrcFontLockVariableNameFace1">y</text:span><text:s/>= 20;</text:p>
      <text:p text:style-name="P16"/>
      <text:p text:style-name="P16"><text:s text:c="4"/>swap(&amp;x, &amp;y);<text:s text:c="2"/><text:span text:style-name="OrgSrcFontLockCommentDelimiterFace1">//<text:s/></text:span><text:span text:style-name="OrgSrcFontLockCommentFace1">OK! "a" e "b", sopra, puntano a cose diverse</text:span></text:p>
      <text:p text:style-name="P16"/>
      <text:p text:style-name="P16"><text:s text:c="4"/>swap(&amp;x, &amp;x);<text:s text:c="2"/><text:span text:style-name="OrgSrcFontLockCommentDelimiterFace1">//<text:s/></text:span><text:span text:style-name="OrgSrcFontLockCommentFace1">Comportamento indefinito! "a" e "b" puntano alla stessa cosa</text:span></text:p>
      <text:p text:style-name="P17">}</text:p>
      <text:p text:style-name="P10">Se dovessimo eliminare le parole chiave<text:s/><text:span text:style-name="OrgCode1">restrict</text:span><text:s/>sopra, ciò consentirebbe a entrambe le chiamate di funzionare in sicurezza. Ma in questo caso il compilatore potrebbe non essere in grado di ottimizzare.<text:s/><text:span text:style-name="OrgCode1">restrict</text:span><text:s/>ha un ambito di blocco, ovvero la restrizione dura solo per l'ambito in cui viene utilizzata. Se è in un elenco di parametri per una funzione è nell'ambito del blocco di quella funzione. Se il puntatore limitato punta a un array si applica solo ai singoli oggetti nell'array. Altri puntatori potrebbero leggere e scrivere dall'array purché non leggano o scrivano nessuno degli stessi elementi di quello limitato. Se è esterno a qualsiasi funzione nell'ambito del file, la restrizione copre l'intero programma.</text:p>
      <text:p text:style-name="P10">Probabilmente lo vedrai nelle funzioni di libreria come<text:s/><text:span text:style-name="OrgCode1">printf()</text:span>:</text:p>
      <text:p text:style-name="P17"><text:span text:style-name="OrgSrcFontLockTypeFace1">int</text:span><text:s/><text:span text:style-name="OrgSrcFontLockFunctionNameFace1">printf</text:span>(<text:span text:style-name="OrgSrcFontLockKeywordFace1">const</text:span><text:s/><text:span text:style-name="OrgSrcFontLockTypeFace1">char</text:span><text:s/>*<text:s/><text:span text:style-name="OrgSrcFontLockKeywordFace1">restrict</text:span><text:s/><text:span text:style-name="OrgSrcFontLockVariableNameFace1">format</text:span>, ...);</text:p>
      <text:p text:style-name="P10">Ancora una volta si tratta semplicemente di dire al compilatore che all'interno della funzione<text:s/><text:span text:style-name="OrgCode1">printf()</text:span><text:s/>ci sarà solo un puntatore che fa riferimento a qualsiasi parte di quel<text:s/><text:span text:style-name="OrgCode1">format</text:span><text:s/>stringa.</text:p>
      <text:p text:style-name="P10">Un'ultima nota: se per qualche motivo stai utilizzando la notazione di array nel parametro della funzione invece della notazione del puntatore puoi utilizzare la<text:s/><text:span text:style-name="OrgCode1">restrict</text:span><text:s/>in questo modo:</text:p>
      <text:p text:style-name="P16"><text:span text:style-name="OrgSrcFontLockTypeFace1">void</text:span><text:s/><text:span text:style-name="OrgSrcFontLockFunctionNameFace1">foo</text:span>(<text:span text:style-name="OrgSrcFontLockTypeFace1">int</text:span><text:s/><text:span text:style-name="OrgSrcFontLockVariableNameFace1">p</text:span>[<text:span text:style-name="OrgSrcFontLockKeywordFace1">restrict</text:span>])</text:p>
      <text:p text:style-name="P16"><text:span text:style-name="OrgSrcFontLockCommentDelimiterFace1">//<text:s/></text:span><text:span text:style-name="OrgSrcFontLockCommentFace1">Senza dimensione</text:span></text:p>
      <text:p text:style-name="P16"/>
      <text:p text:style-name="P16"><text:span text:style-name="OrgSrcFontLockTypeFace1">void</text:span><text:s/><text:span text:style-name="OrgSrcFontLockFunctionNameFace1">foo</text:span>(<text:span text:style-name="OrgSrcFontLockTypeFace1">int</text:span><text:s/><text:span text:style-name="OrgSrcFontLockVariableNameFace1">p</text:span>[<text:span text:style-name="OrgSrcFontLockKeywordFace1">restrict</text:span><text:s/>10])</text:p>
      <text:p text:style-name="P17"><text:span text:style-name="OrgSrcFontLockCommentDelimiterFace1">//<text:s/></text:span><text:span text:style-name="OrgSrcFontLockCommentFace1">Oppure con una dimensione</text:span></text:p>
      <text:p text:style-name="P10">Ma la notazione del puntatore sarebbe più comune.</text:p>
      <text:h text:outline-level="3" text:style-name="P19"><text:span text:style-name="OrgCode1"><text:bookmark text:name="orgc1ba4d8"/><text:bookmark-start text:name="OrgXref.orgc1ba4d8"/>volatile</text:span><text:s/><text:bookmark-end text:name="OrgXref.orgc1ba4d8"/></text:h>
      <text:p text:style-name="P10">È improbabile che tu lo veda o ne abbia bisogno a meno che tu non abbia a che fare direttamente con l'hardware.</text:p>
      <text:p text:style-name="P10"><text:span text:style-name="OrgCode1">volatile</text:span><text:s/>dice al compilatore che un valore potrebbe cambiare dietro le quinte e dovrebbe essere cercato ogni volta.</text:p>
      <text:p text:style-name="P10">Un esempio potrebbe essere il caso in cui il compilatore cerca in memoria un indirizzo che si aggiorna continuamente dietro le quinte, ad esempio una sorta di timer hardware.</text:p>
      <text:p text:style-name="P10">Se il compilatore decide di ottimizzarlo e di memorizzare il valore in un registro per un periodo prolungato, il valore in memoria verrà aggiornato e non si rifletterà nel registro.</text:p>
      <text:p text:style-name="P10">Dichiarando qualcosa di<text:s/><text:span text:style-name="OrgCode1">volatile</text:span><text:s/>stai dicendo al compilatore: "Ehi, ciò a cui punta potrebbe cambiare in qualsiasi momento per ragioni esterne a questo al codice di questo programma".</text:p>
      <text:p text:style-name="P17"><text:span text:style-name="OrgSrcFontLockKeywordFace1">volatile</text:span><text:s/><text:span text:style-name="OrgSrcFontLockTypeFace1">int</text:span><text:s/>*<text:span text:style-name="OrgSrcFontLockVariableNameFace1">p</text:span>;</text:p>
      <text:h text:outline-level="3" text:style-name="P19"><text:span text:style-name="OrgCode1"><text:bookmark-start text:name="OrgXref.orgb724bf0"/><text:bookmark text:name="orgb724bf0"/>_Atomic</text:span><text:s/><text:bookmark-end text:name="OrgXref.orgb724bf0"/></text:h>
      <text:p text:style-name="P10">Questa è una funzionalità opzionale del C di cui parleremo nel capitolo Atomica.</text:p>
      <text:h text:outline-level="2" text:style-name="P15"><text:bookmark-start text:name="OrgXref.org4087217"/><text:bookmark text:name="org4087217"/>Specificatori della classe di archiviazione<text:s/><text:bookmark-end text:name="OrgXref.org4087217"/></text:h>
      <text:p text:style-name="P10">Gli specificatori della classe di archiviazione sono simili ai quantificatori del tipo. Forniscono al compilatore maggiori informazioni sul tipo di una variabile.</text:p>
      <text:h text:outline-level="3" text:style-name="P19"><text:span text:style-name="OrgCode1"><text:bookmark text:name="org56d6d78"/><text:bookmark-start text:name="OrgXref.org56d6d78"/>auto</text:span><text:s/><text:bookmark-end text:name="OrgXref.org56d6d78"/></text:h>
      <text:p text:style-name="P10">Questa parola chiave non viene quasi mai vista, poiché<text:s/><text:span text:style-name="OrgCode1">auto</text:span><text:s/>è l'impostazione predefinita per le variabili con ambito blocco. È implicito.</text:p>
      <text:p text:style-name="P10">Questi sono gli stessi:</text:p>
      <text:p text:style-name="P16">{</text:p>
      <text:p text:style-name="P16"><text:s text:c="4"/><text:span text:style-name="OrgSrcFontLockTypeFace1">int</text:span><text:s/><text:span text:style-name="OrgSrcFontLockVariableNameFace1">a</text:span>;</text:p>
      <text:p text:style-name="P16"><text:span text:style-name="OrgSrcFontLockCommentDelimiterFace1">//<text:s/></text:span><text:span text:style-name="OrgSrcFontLockCommentFace1">auto è l'impostazione predefinita...</text:span></text:p>
      <text:p text:style-name="P16"><text:s text:c="4"/><text:span text:style-name="OrgSrcFontLockKeywordFace1">auto</text:span><text:s/><text:span text:style-name="OrgSrcFontLockTypeFace1">int</text:span><text:s/><text:span text:style-name="OrgSrcFontLockVariableNameFace1">a</text:span>;</text:p>
      <text:p text:style-name="P16"><text:span text:style-name="OrgSrcFontLockCommentDelimiterFace1">//<text:s/></text:span><text:span text:style-name="OrgSrcFontLockCommentFace1">Quindi questo è ridondante</text:span></text:p>
      <text:p text:style-name="P17">}</text:p>
      <text:p text:style-name="P10">La parola chiave<text:s/><text:span text:style-name="OrgCode1">auto</text:span><text:s/>indica che questo oggetto ha una<text:s/><text:span text:style-name="Emphasis1">durata di archiviazione automatica</text:span>. Esiste cioè nell'ambito in cui è definito e viene deallocato automaticamente quando si esce dall'ambito. Un problema sulle variabili automatiche è che il loro valore è indeterminato finché non le inizializzi esplicitamente. Diciamo che sono pieni di dati “casuali” o “spazzatura”, anche se nessuno di questi mi rende davvero felice. In ogni caso non saprai cosa c'è dentro a meno che non lo inizializzi.</text:p>
      <text:p text:style-name="P10">Inizializzare sempre tutte le variabili automatiche prima dell'uso!</text:p>
      <text:h text:outline-level="3" text:style-name="P19"><text:span text:style-name="OrgCode1"><text:bookmark text:name="orgdbc6c33"/><text:bookmark-start text:name="OrgXref.orgdbc6c33"/>static</text:span><text:s/><text:bookmark-end text:name="OrgXref.orgdbc6c33"/></text:h>
      <text:p text:style-name="P10">Questa parola chiave ha due significati a seconda che la variabile abbia un ambito file o un ambito blocco.</text:p>
      <text:p text:style-name="P10">Cominciamo con l'ambito del blocco.</text:p>
      <text:list text:style-name="OrgNumberedList15" xml:id="list-fe1057b6-6613-47bc-9578-6fc0b9ba5c46">
        <text:list-item>
          <text:number>1.</text:number>
          <text:p text:style-name="P10"><text:span text:style-name="OrgCode1"><text:bookmark text:name="org9726bb2"/><text:bookmark-start text:name="OrgXref.org9726bb2"/>static</text:span><text:s/>nell'ambito del blocco<text:s/><text:bookmark-end text:name="OrgXref.org9726bb2"/></text:p>
          <text:p text:style-name="P10">In questo caso stiamo sostanzialmente dicendo: "Voglio solo che esista una singola istanza di questa variabile condivisa tra le chiamate".</text:p>
          <text:p text:style-name="P10">Cioè il suo valore persisterà tra le chiamate.</text:p>
          <text:p text:style-name="P10"><text:span text:style-name="OrgCode1">static</text:span><text:s/>nell'ambito del blocco con un inizializzatore verrà inizializzato solo una volta all'avvio del programma, non ogni volta che viene chiamata la funzione.</text:p>
          <text:p text:style-name="P10">Facciamo un esempio:</text:p>
          <text:p text:style-name="P16"><text:span text:style-name="OrgSrcFontLockPreprocessorFace1">#include</text:span><text:s/><text:span text:style-name="OrgSrcFontLockStringFace1">&lt;stdio.h&gt;</text:span></text:p>
          <text:p text:style-name="P16"/>
          <text:p text:style-name="P16"><text:span text:style-name="OrgSrcFontLockTypeFace1">void</text:span><text:s/><text:span text:style-name="OrgSrcFontLockFunctionNameFace1">counter</text:span>(<text:span text:style-name="OrgSrcFontLockTypeFace1">void</text:span>)</text:p>
          <text:p text:style-name="P16">{</text:p>
          <text:p text:style-name="P16"><text:s text:c="4"/><text:span text:style-name="OrgSrcFontLockKeywordFace1">static</text:span><text:s/><text:span text:style-name="OrgSrcFontLockTypeFace1">int</text:span><text:s/><text:span text:style-name="OrgSrcFontLockVariableNameFace1">count</text:span><text:s/>= 1;<text:s text:c="2"/><text:span text:style-name="OrgSrcFontLockCommentDelimiterFace1">//<text:s/></text:span><text:span text:style-name="OrgSrcFontLockCommentFace1">Questo viene inizializzato una volta</text:span></text:p>
          <text:p text:style-name="P16"/>
          <text:p text:style-name="P16"><text:s text:c="4"/>printf(<text:span text:style-name="OrgSrcFontLockStringFace1">"Questo è stato chiamato %d volt(e)\n"</text:span>, count);</text:p>
          <text:p text:style-name="P16"/>
          <text:p text:style-name="P16"><text:s text:c="4"/>count++;</text:p>
          <text:p text:style-name="P16">}</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counter();<text:s text:c="2"/><text:span text:style-name="OrgSrcFontLockCommentDelimiterFace1">//<text:s/></text:span><text:span text:style-name="OrgSrcFontLockCommentFace1">"Questo è stato chiamato 1 volt(e)"</text:span></text:p>
          <text:p text:style-name="P16"><text:s text:c="4"/>counter();<text:s text:c="2"/><text:span text:style-name="OrgSrcFontLockCommentDelimiterFace1">//<text:s/></text:span><text:span text:style-name="OrgSrcFontLockCommentFace1">"Questo è stato chiamato 2 volt(e)"</text:span></text:p>
          <text:p text:style-name="P16"><text:s text:c="4"/>counter();<text:s text:c="2"/><text:span text:style-name="OrgSrcFontLockCommentDelimiterFace1">//<text:s/></text:span><text:span text:style-name="OrgSrcFontLockCommentFace1">"Questo è stato chiamato 3 volt(e)"</text:span></text:p>
          <text:p text:style-name="P16"><text:s text:c="4"/>counter();<text:s text:c="2"/><text:span text:style-name="OrgSrcFontLockCommentDelimiterFace1">//<text:s/></text:span><text:span text:style-name="OrgSrcFontLockCommentFace1">"Questo è stato chiamato 4 volt(e)"</text:span></text:p>
          <text:p text:style-name="P17">}</text:p>
          <text:p text:style-name="P10">Vedi come il valore di<text:s/><text:span text:style-name="OrgCode1">count</text:span><text:s/>persiste tra le chiamate?</text:p>
          <text:p text:style-name="P10">Una cosa degna di nota è che le variabili dell'ambito del blocco<text:s/><text:span text:style-name="OrgCode1">static</text:span><text:s/>sono inizializzate su 0 per impostazione predefinita.</text:p>
          <text:p text:style-name="P16"><text:span text:style-name="OrgSrcFontLockKeywordFace1">static</text:span><text:s/><text:span text:style-name="OrgSrcFontLockTypeFace1">int</text:span><text:s/><text:span text:style-name="OrgSrcFontLockVariableNameFace1">foo</text:span>;<text:s text:c="6"/><text:span text:style-name="OrgSrcFontLockCommentDelimiterFace1">//<text:s/></text:span><text:span text:style-name="OrgSrcFontLockCommentFace1">Il valore iniziale predefinito è `0`...</text:span></text:p>
          <text:p text:style-name="P17"><text:span text:style-name="OrgSrcFontLockKeywordFace1">static</text:span><text:s/><text:span text:style-name="OrgSrcFontLockTypeFace1">int</text:span><text:s/><text:span text:style-name="OrgSrcFontLockVariableNameFace1">foo</text:span><text:s/>= 0;<text:s text:c="2"/><text:span text:style-name="OrgSrcFontLockCommentDelimiterFace1">//<text:s/></text:span><text:span text:style-name="OrgSrcFontLockCommentFace1">Quindi l'assegnazione "0" è ridondante</text:span></text:p>
          <text:p text:style-name="P10">Infine, tieni presente che se stai scrivendo programmi multithread devi essere sicuro di non lasciare che più thread calpestino la stessa variabile.</text:p>
        </text:list-item>
        <text:list-item>
          <text:number>2.</text:number>
          <text:p text:style-name="P10"><text:bookmark-start text:name="OrgXref.org6becf93"/><text:bookmark text:name="org6becf93"/>static nell'ambito del file<text:s/><text:bookmark-end text:name="OrgXref.org6becf93"/></text:p>
          <text:p text:style-name="P10">Quando si entra nell'ambito del file al di fuori di qualsiasi blocco, il significato cambia piuttosto.</text:p>
          <text:p text:style-name="P10">Le variabili nell'ambito del file persistono già tra le chiamate di funzione, quindi quel comportamento è già presente.</text:p>
          <text:p text:style-name="P10">Invece ciò che statico significa in questo contesto che quella variabile non è visibile al di fuori di questo particolare file sorgente. Come se fosse “globale” ma solo in questo file. Maggiori informazioni nella sezione sulla costruzione con più file sorgente.</text:p>
        </text:list-item>
      </text:list>
      <text:h text:outline-level="3" text:style-name="P19"><text:bookmark-start text:name="OrgXref.orga277271"/><text:bookmark text:name="orga277271"/>extern<text:s/><text:bookmark-end text:name="OrgXref.orga277271"/></text:h>
      <text:p text:style-name="P10">Il<text:s/><text:span text:style-name="OrgCode1">extern</text:span><text:s/>identificatore della classe di archiviazione ci fornisce un modo per fare riferimento a oggetti in altri file sorgente.</text:p>
      <text:p text:style-name="P10">Supponiamo, ad esempio, che il file<text:s/><text:span text:style-name="OrgCode1">bar.c</text:span><text:s/>contenga nella sua interezza quanto segue:</text:p>
      <text:p text:style-name="P16"><text:span text:style-name="OrgSrcFontLockCommentDelimiterFace1">//<text:s/></text:span><text:span text:style-name="OrgSrcFontLockCommentFace1">bar.c</text:span></text:p>
      <text:p text:style-name="P16"/>
      <text:p text:style-name="P17"><text:span text:style-name="OrgSrcFontLockTypeFace1">int</text:span><text:s/><text:span text:style-name="OrgSrcFontLockVariableNameFace1">a</text:span><text:s/>= 37;</text:p>
      <text:p text:style-name="P10">Solo quello. Dichiarare un nuovo<text:s/><text:span text:style-name="OrgCode1">int</text:span><text:s/>a nell'ambito del file.</text:p>
      <text:p text:style-name="P10">Ma cosa succederebbe se avessimo un altro file sorgente,<text:s/><text:span text:style-name="OrgCode1">foo.c</text:span><text:s/>e volessimo fare riferimento a<text:s/><text:span text:style-name="OrgCode1">a</text:span><text:s/>che è in<text:s/><text:span text:style-name="OrgCode1">bar.c</text:span>?</text:p>
      <text:p text:style-name="P10">È facile con la parola chiave<text:s/><text:span text:style-name="OrgCode1">extern</text:span>:</text:p>
      <text:p text:style-name="P16"><text:span text:style-name="OrgSrcFontLockCommentDelimiterFace1">//<text:s/></text:span><text:span text:style-name="OrgSrcFontLockCommentFace1">foo.c</text:span></text:p>
      <text:p text:style-name="P16"/>
      <text:p text:style-name="P16"><text:span text:style-name="OrgSrcFontLockKeywordFace1">extern</text:span><text:s/><text:span text:style-name="OrgSrcFontLockTypeFace1">int</text:span><text:s/><text:span text:style-name="OrgSrcFontLockVariableNameFace1">a</text:span>;</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printf(<text:span text:style-name="OrgSrcFontLockStringFace1">"%d\n"</text:span>, a);<text:s text:c="2"/><text:span text:style-name="OrgSrcFontLockCommentDelimiterFace1">//<text:s/></text:span><text:span text:style-name="OrgSrcFontLockCommentFace1">37, da bar.c!</text:span></text:p>
      <text:p text:style-name="P16"/>
      <text:p text:style-name="P16"><text:s text:c="4"/>a = 99;</text:p>
      <text:p text:style-name="P16"/>
      <text:p text:style-name="P16"><text:s text:c="4"/>printf(<text:span text:style-name="OrgSrcFontLockStringFace1">"%d\n"</text:span>, a);<text:s text:c="2"/><text:span text:style-name="OrgSrcFontLockCommentDelimiterFace1">//<text:s/></text:span><text:span text:style-name="OrgSrcFontLockCommentFace1">Stessa "a" di bar.c, ma è adesso 99</text:span></text:p>
      <text:p text:style-name="P17">}</text:p>
      <text:p text:style-name="P10">Avremmo potuto anche creare<text:s/><text:span text:style-name="OrgCode1">extern int a</text:span><text:s/>nell'ambito del blocco e si sarebbe comunque riferito a<text:s/><text:span text:style-name="OrgCode1">a</text:span><text:s/>in<text:s/><text:span text:style-name="OrgCode1">bar.c</text:span>:</text:p>
      <text:p text:style-name="P16"><text:span text:style-name="OrgSrcFontLockCommentDelimiterFace1">//<text:s/></text:span><text:span text:style-name="OrgSrcFontLockCommentFace1">foo.c</text:span></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text:span text:style-name="OrgSrcFontLockKeywordFace1">extern</text:span><text:s/><text:span text:style-name="OrgSrcFontLockTypeFace1">int</text:span><text:s/><text:span text:style-name="OrgSrcFontLockVariableNameFace1">a</text:span>;</text:p>
      <text:p text:style-name="P16"/>
      <text:p text:style-name="P16"><text:s text:c="4"/>printf(<text:span text:style-name="OrgSrcFontLockStringFace1">"%d\n"</text:span>, a);<text:s text:c="2"/><text:span text:style-name="OrgSrcFontLockCommentDelimiterFace1">//<text:s/></text:span><text:span text:style-name="OrgSrcFontLockCommentFace1">37, da bar.c!</text:span></text:p>
      <text:p text:style-name="P16"/>
      <text:p text:style-name="P16"><text:s text:c="4"/>a = 99;</text:p>
      <text:p text:style-name="P16"/>
      <text:p text:style-name="P16"><text:s text:c="4"/>printf(<text:span text:style-name="OrgSrcFontLockStringFace1">"%d\n"</text:span>, a);<text:s text:c="2"/><text:span text:style-name="OrgSrcFontLockCommentDelimiterFace1">//<text:s/></text:span><text:span text:style-name="OrgSrcFontLockCommentFace1">Stessa "a" da bar.c, ma adesso è 99</text:span></text:p>
      <text:p text:style-name="P17">}</text:p>
      <text:p text:style-name="P10">Ora se a in<text:s/><text:span text:style-name="OrgCode1">bar.c</text:span><text:s/>fosse stato contrassegnato come<text:s/><text:span text:style-name="OrgCode1">static</text:span>. questo non avrebbe funzionato. Le variabili<text:s/><text:span text:style-name="OrgCode1">static</text:span><text:s/>nell'ambito del file non sono visibili all'esterno di quel file.</text:p>
      <text:p text:style-name="P10">Un'ultima nota su<text:s/><text:span text:style-name="OrgCode1">extern</text:span><text:s/>sulle funzioni. Per le funzioni<text:s/><text:span text:style-name="OrgCode1">extern</text:span><text:s/>è l'impostazione predefinita, quindi è ridondante. Puoi dichiarare una funzione<text:s/><text:span text:style-name="OrgCode1">static</text:span><text:s/>se vuoi che sia visibile solo in un singolo file sorgente.</text:p>
      <text:h text:outline-level="3" text:style-name="P19"><text:span text:style-name="OrgCode1"><text:bookmark-start text:name="OrgXref.org3206bdd"/><text:bookmark text:name="org3206bdd"/>register</text:span><text:s/><text:bookmark-end text:name="OrgXref.org3206bdd"/></text:h>
      <text:p text:style-name="P10">Questa è una parola chiave per suggerire al compilatore che questa variabile viene utilizzata di frequente e che dovrebbe essere resa il più veloce possibile per accedervi. Il compilatore non ha alcun obbligo di accettarlo.</text:p>
      <text:p text:style-name="P10">Ora i moderni ottimizzatori del compilatore C sono piuttosto efficaci nel capirlo da soli, quindi è raro vederlo al giorno d'oggi.</text:p>
      <text:p text:style-name="P10">Ma se devi:</text:p>
      <text:p text:style-name="P16"><text:span text:style-name="OrgSrcFontLockPreprocessorFace1">#include</text:span><text:s/><text:span text:style-name="OrgSrcFontLockStringFace1">&lt;stdio.h&gt;</text:span></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text:span text:style-name="OrgSrcFontLockKeywordFace1">register</text:span><text:s/><text:span text:style-name="OrgSrcFontLockTypeFace1">int</text:span><text:s/><text:span text:style-name="OrgSrcFontLockVariableNameFace1">a</text:span>;</text:p>
      <text:p text:style-name="P16"><text:span text:style-name="OrgSrcFontLockCommentDelimiterFace1">//<text:s/></text:span><text:span text:style-name="OrgSrcFontLockCommentFace1">Rendi "a" il più veloce possibile da usare.</text:span></text:p>
      <text:p text:style-name="P16"/>
      <text:p text:style-name="P16"><text:s text:c="4"/><text:span text:style-name="OrgSrcFontLockKeywordFace1">for</text:span><text:s/>(a = 0; a &lt; 10; a++)</text:p>
      <text:p text:style-name="P16"><text:s text:c="8"/>printf(<text:span text:style-name="OrgSrcFontLockStringFace1">"%d\n"</text:span>, a);</text:p>
      <text:p text:style-name="P17">}</text:p>
      <text:p text:style-name="P10">Tuttavia ha un prezzo. Non puoi prendere l'indirizzo di una registro:</text:p>
      <text:p text:style-name="P16"><text:span text:style-name="OrgSrcFontLockKeywordFace1">register</text:span><text:s/><text:span text:style-name="OrgSrcFontLockTypeFace1">int</text:span><text:s/><text:span text:style-name="OrgSrcFontLockVariableNameFace1">a</text:span>;</text:p>
      <text:p text:style-name="P16"><text:span text:style-name="OrgSrcFontLockTypeFace1">int</text:span><text:s/>*<text:span text:style-name="OrgSrcFontLockVariableNameFace1">p</text:span><text:s/>= &amp;a;</text:p>
      <text:p text:style-name="P16"><text:span text:style-name="OrgSrcFontLockCommentDelimiterFace1">//<text:s/></text:span><text:span text:style-name="OrgSrcFontLockCommentFace1">ERRORE DI COMPILAZIONE!</text:span></text:p>
      <text:p text:style-name="P17"><text:span text:style-name="OrgSrcFontLockCommentDelimiterFace1">//<text:s/></text:span><text:span text:style-name="OrgSrcFontLockCommentFace1">Impossibile prendere l'indirizzo di un registro</text:span></text:p>
      <text:p text:style-name="P10">Lo stesso vale per qualsiasi parte di un array:</text:p>
      <text:p text:style-name="P16"><text:span text:style-name="OrgSrcFontLockKeywordFace1">register</text:span><text:s/><text:span text:style-name="OrgSrcFontLockTypeFace1">int</text:span><text:s/><text:span text:style-name="OrgSrcFontLockVariableNameFace1">a</text:span>[] = {11, 22, 33, 44, 55};</text:p>
      <text:p text:style-name="P16"><text:span text:style-name="OrgSrcFontLockTypeFace1">int</text:span><text:s/>*<text:span text:style-name="OrgSrcFontLockVariableNameFace1">p</text:span><text:s/>= a;</text:p>
      <text:p text:style-name="P16"><text:span text:style-name="OrgSrcFontLockCommentDelimiterFace1">//<text:s/></text:span><text:span text:style-name="OrgSrcFontLockCommentFace1">ERRORE DI COMPILAZIONE!</text:span></text:p>
      <text:p text:style-name="P17"><text:span text:style-name="OrgSrcFontLockCommentDelimiterFace1">//<text:s/></text:span><text:span text:style-name="OrgSrcFontLockCommentFace1">Impossibile prendere l'indirizzo a[0]</text:span></text:p>
      <text:p text:style-name="P10">O dereferenziare parte di un array:</text:p>
      <text:p text:style-name="P16"><text:span text:style-name="OrgSrcFontLockKeywordFace1">register</text:span><text:s/><text:span text:style-name="OrgSrcFontLockTypeFace1">int</text:span><text:s/><text:span text:style-name="OrgSrcFontLockVariableNameFace1">a</text:span>[] = {11, 22, 33, 44, 55};</text:p>
      <text:p text:style-name="P16"/>
      <text:p text:style-name="P16"><text:span text:style-name="OrgSrcFontLockTypeFace1">int</text:span><text:s/><text:span text:style-name="OrgSrcFontLockVariableNameFace1">a</text:span><text:s/>= *(a + 2);</text:p>
      <text:p text:style-name="P17"><text:span text:style-name="OrgSrcFontLockCommentDelimiterFace1">//<text:s/></text:span><text:span text:style-name="OrgSrcFontLockCommentFace1">ERRORE DI COMPILAZIONE! Indirizzo di a[0] preso</text:span></text:p>
      <text:p text:style-name="P10">È interessante notare che, per l'equivalente con la notazione di array, gcc avvisa solo:</text:p>
      <text:p text:style-name="P16"><text:span text:style-name="OrgSrcFontLockKeywordFace1">register</text:span><text:s/><text:span text:style-name="OrgSrcFontLockTypeFace1">int</text:span><text:s/><text:span text:style-name="OrgSrcFontLockVariableNameFace1">a</text:span>[] = {11, 22, 33, 44, 55};</text:p>
      <text:p text:style-name="P16"/>
      <text:p text:style-name="P17"><text:span text:style-name="OrgSrcFontLockTypeFace1">int</text:span><text:s/><text:span text:style-name="OrgSrcFontLockVariableNameFace1">a</text:span><text:s/>= a[2];<text:s text:c="2"/><text:span text:style-name="OrgSrcFontLockCommentDelimiterFace1">//<text:s/></text:span><text:span text:style-name="OrgSrcFontLockCommentFace1">AVVISO DEL COMPILATORE!</text:span></text:p>
      <text:p text:style-name="P10">con:</text:p>
      <text:p text:style-name="P17"><text:span text:style-name="OrgSrcFontLockConstantFace1">warning</text:span>: ISO C forbids subscripting ‘<text:span text:style-name="OrgSrcFontLockKeywordFace1">register</text:span>’ array</text:p>
      <text:p text:style-name="P10">Dato che non è possibile prendere l'indirizzo di una variabile di registro, libera il compilatore dalla possibilità di apportare ottimizzazioni tenendo conto di questo presupposto se non le ha già individuate. Inoltre l'aggiunta di<text:s/><text:span text:style-name="OrgCode1">register</text:span><text:s/>a una variabile<text:s/><text:span text:style-name="OrgCode1">const</text:span><text:s/>impedisce di passare accidentalmente il suo puntatore a un'altra funzione che ignora volontariamente la sua costanza<text:note text:note-class="footnote"><text:note-citation>120</text:note-citation><text:note-body><text:p text:style-name="P14"><text:a xlink:type="simple" xlink:href="https://gustedt.wordpress.com/2010/08/17/a-common-misconsception-the-register-keyword/"><text:span text:style-name="T3">https://gustedt.wordpress.com/2010/08/17/a-common-misconsception-the-register-keyword/</text:span></text:a></text:p></text:note-body></text:note>.</text:p>
      <text:p text:style-name="P10">Un po' di retroscena storico qui: nel profondo della CPU ci sono piccole "variabili" dedicate chiamate registri<text:note text:note-class="footnote"><text:note-citation>121</text:note-citation><text:note-body><text:p text:style-name="P14"><text:a xlink:type="simple" xlink:href="https://en.wikipedia.org/wiki/Processor_register"><text:span text:style-name="T3">https://en.wikipedia.org/wiki/Processor_register</text:span></text:a></text:p></text:note-body></text:note>. Sono super veloci da accedere rispetto alla RAM quindi usarli ti dà un aumento di velocità. Ma non sono nella RAM, quindi non hanno un indirizzo di memoria associato(ecco perché non puoi prendere l'indirizzo di o ottenere un puntatore ad essi).</text:p>
      <text:p text:style-name="P10">Ma come ho detto, i compilatori moderni sono davvero bravi a produrre codice ottimale utilizzando i registri quando possibile indipendentemente dal fatto che tu abbia specificato o meno la parola chiave<text:s/><text:span text:style-name="OrgCode1">register</text:span>. Non solo, ma le specifiche consentono loro di trattarlo semplicemente come se avessi digitato<text:s/><text:span text:style-name="OrgCode1">auto</text:span><text:s/>se lo desiderano. Quindi nessuna garanzia.</text:p>
      <text:h text:outline-level="3" text:style-name="P19"><text:span text:style-name="OrgCode1"><text:bookmark-start text:name="OrgXref.org898d6c3"/><text:bookmark text:name="org898d6c3"/>_Thread_local</text:span><text:s/><text:bookmark-end text:name="OrgXref.org898d6c3"/></text:h>
      <text:p text:style-name="P10">Quando utilizzi più thread e hai alcune variabili nell'ambito del blocco globale o<text:s/><text:span text:style-name="OrgCode1">statico</text:span><text:s/>questo è un modo per assicurarti che ogni thread ottenga la propria copia della variabile. Questo ti aiuterà a evitare condizioni di gara e discussioni o che si pestano i piedi a vicenda.</text:p>
      <text:p text:style-name="P10">Se sei nell'ambito del blocco devi usarlo insieme a<text:s/><text:span text:style-name="OrgCode1">extern</text:span><text:s/>o<text:s/><text:span text:style-name="OrgCode1">static</text:span>.</text:p>
      <text:p text:style-name="P10">Inoltre se includi<text:s/><text:span text:style-name="OrgCode1">&lt;threads.h&gt;</text:span><text:s/>puoi usare il più appetibile<text:s/><text:span text:style-name="OrgCode1">thread_local</text:span><text:s/>come alias per il più brutto<text:s/><text:span text:style-name="OrgCode1">_Thread_local</text:span>.</text:p>
      <text:h text:outline-level="1" text:style-name="P9"><text:bookmark-start text:name="OrgXref.orgcad82e5"/><text:bookmark text:name="orgcad82e5"/>Progetti multifile<text:s/><text:bookmark-end text:name="OrgXref.orgcad82e5"/></text:h>
      <text:p text:style-name="P10">Finora abbiamo esaminato programmi giocattolo che per la maggior parte stanno in un unico file. Ma i programmi C complessi sono costituiti da molti file che vengono tutti compilati e collegati insieme in un unico eseguibile.</text:p>
      <text:p text:style-name="P10">In questo capitolo esamineremo alcuni dei modelli e delle pratiche comuni per mettere insieme progetti più ampi.</text:p>
      <text:h text:outline-level="2" text:style-name="P15"><text:bookmark text:name="org77428db"/><text:bookmark-start text:name="OrgXref.org77428db"/>Include e prototipi di funzioni<text:s/><text:bookmark-end text:name="OrgXref.org77428db"/></text:h>
      <text:p text:style-name="P10">Una situazione molto comune è che alcune delle tue funzioni sono definite in un file e vuoi chiamarle da un altro.</text:p>
      <text:p text:style-name="P10">In realtà funziona immediatamente con un avviso… proviamolo prima e poi vediamo il modo giusto per correggere l'avviso.</text:p>
      <text:p text:style-name="P10">Per questi esempi inseriremo il nome del file come primo commento nell'origine.</text:p>
      <text:p text:style-name="P10">Per compilarli dovrai specificare tutti i sorgenti sulla riga di comando:</text:p>
      <text:p text:style-name="P16"><text:span text:style-name="OrgSrcFontLockPreprocessorFace1"># output</text:span><text:s/>file <text:s text:c="2"/>source files</text:p>
      <text:p text:style-name="P16"><text:span text:style-name="OrgSrcFontLockPreprocessorFace1"># <text:s text:c="4"/>v</text:span><text:s text:c="12"/>v</text:p>
      <text:p text:style-name="P16"># <text:s text:c="2"/>|----| |---------|</text:p>
      <text:p text:style-name="P17">gcc -o foo foo.c bar.c</text:p>
      <text:p text:style-name="P10">In questi esempi<text:s/><text:span text:style-name="OrgCode1">foo.c</text:span><text:s/>e<text:s/><text:span text:style-name="OrgCode1">bar.c</text:span><text:s/>vengono integrati nell'eseguibile denominato<text:s/><text:span text:style-name="OrgCode1">foo</text:span>.</text:p>
      <text:p text:style-name="P10">Diamo quindi un'occhiata al file sorgente<text:s/><text:span text:style-name="OrgCode1">bar.c</text:span>:</text:p>
      <text:p text:style-name="P16"><text:span text:style-name="OrgSrcFontLockCommentDelimiterFace1">//<text:s/></text:span><text:span text:style-name="OrgSrcFontLockCommentFace1">File bar.c</text:span></text:p>
      <text:p text:style-name="P16"/>
      <text:p text:style-name="P16"><text:span text:style-name="OrgSrcFontLockTypeFace1">int</text:span><text:s/><text:span text:style-name="OrgSrcFontLockFunctionNameFace1">add</text:span>(<text:span text:style-name="OrgSrcFontLockTypeFace1">int</text:span><text:s/><text:span text:style-name="OrgSrcFontLockVariableNameFace1">x</text:span>,<text:s/><text:span text:style-name="OrgSrcFontLockTypeFace1">int</text:span><text:s/><text:span text:style-name="OrgSrcFontLockVariableNameFace1">y</text:span>)</text:p>
      <text:p text:style-name="P16">{</text:p>
      <text:p text:style-name="P16"><text:s text:c="4"/><text:span text:style-name="OrgSrcFontLockKeywordFace1">return</text:span><text:s/>x + y;</text:p>
      <text:p text:style-name="P17">}</text:p>
      <text:p text:style-name="P10">E il file<text:s/><text:span text:style-name="OrgCode1">foo.c</text:span><text:s/>con main al suo interno:</text:p>
      <text:p text:style-name="P16"><text:span text:style-name="OrgSrcFontLockCommentDelimiterFace1">//<text:s/></text:span><text:span text:style-name="OrgSrcFontLockCommentFace1">File foo.c</text:span></text:p>
      <text:p text:style-name="P16"/>
      <text:p text:style-name="P16"><text:span text:style-name="OrgSrcFontLockPreprocessorFace1">#include</text:span><text:s/><text:span text:style-name="OrgSrcFontLockStringFace1">&lt;stdio.h&gt;</text:span></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printf(<text:span text:style-name="OrgSrcFontLockStringFace1">"%d\n"</text:span>, add(2, 3));<text:s text:c="2"/><text:span text:style-name="OrgSrcFontLockCommentDelimiterFace1">//<text:s/></text:span><text:span text:style-name="OrgSrcFontLockCommentFace1">5!</text:span></text:p>
      <text:p text:style-name="P17">}</text:p>
      <text:p text:style-name="P10">Guarda come da<text:s/><text:span text:style-name="OrgCode1">main()</text:span><text:s/>chiamiamo<text:s/><text:span text:style-name="OrgCode1">add()</text:span><text:s/>ma<text:s/><text:span text:style-name="OrgCode1">add()</text:span><text:s/>si trova in un file sorgente completamente diverso! È in<text:s/><text:span text:style-name="OrgCode1">bar.c</text:span>, mentre la chiamata è in<text:s/><text:span text:style-name="OrgCode1">foo.c</text:span>!</text:p>
      <text:p text:style-name="P10">Se lo compiliamo con:</text:p>
      <text:p text:style-name="P17">gcc -o foo foo.c bar.c</text:p>
      <text:p text:style-name="P10">otteniamo questo errore:</text:p>
      <text:p text:style-name="P17"><text:span text:style-name="OrgSrcFontLockConstantFace1">error</text:span>: implicit declaration of function<text:s/><text:span text:style-name="OrgSrcFontLockWarningFace1">'</text:span>add<text:span text:style-name="OrgSrcFontLockWarningFace1">'</text:span><text:s/>is invalid in C99</text:p>
      <text:p text:style-name="P10">(Oppure potresti ricevere un avviso. Che non dovresti ignorare. Non ignorare mai gli avvisi in C; affrontali tutti.)</text:p>
      <text:p text:style-name="P10">Se ricordi la sezione sui prototipi le dichiarazioni implicite sono vietate nel C moderno e non c'è motivo legittimo per introdurle nel nuovo codice. Dovremmo aggiustarlo.</text:p>
      <text:p text:style-name="P10">Ciò che la<text:s/><text:span text:style-name="OrgCode1">dichiarazione implicita</text:span><text:s/>significa è che stiamo usando una funzione in questo caso<text:s/><text:span text:style-name="OrgCode1">add()</text:span>, senza che C ne sappia nulla in anticipo. C vuole sapere cosa restituisce quali tipi accetta come argomenti e cose del genere.</text:p>
      <text:p text:style-name="P10">Abbiamo visto come risolvere il problema in precedenza con un<text:s/><text:span text:style-name="Emphasis1">prototipo di funzione</text:span>.Infatti se ne aggiungiamo uno a<text:s/><text:span text:style-name="OrgCode1">foo.c</text:span><text:s/>prima di effettuare la chiamata tutto funziona bene:</text:p>
      <text:p text:style-name="P16"><text:span text:style-name="OrgSrcFontLockCommentDelimiterFace1">//<text:s/></text:span><text:span text:style-name="OrgSrcFontLockCommentFace1">File foo.c</text:span></text:p>
      <text:p text:style-name="P16"/>
      <text:p text:style-name="P16"><text:span text:style-name="OrgSrcFontLockPreprocessorFace1">#include</text:span><text:s/><text:span text:style-name="OrgSrcFontLockStringFace1">&lt;stdio.h&gt;</text:span></text:p>
      <text:p text:style-name="P16"/>
      <text:p text:style-name="P16"><text:span text:style-name="OrgSrcFontLockTypeFace1">int</text:span><text:s/><text:span text:style-name="OrgSrcFontLockFunctionNameFace1">add</text:span>(<text:span text:style-name="OrgSrcFontLockTypeFace1">int</text:span>,<text:s/><text:span text:style-name="OrgSrcFontLockTypeFace1">int</text:span>);<text:s text:c="2"/><text:span text:style-name="OrgSrcFontLockCommentDelimiterFace1">//<text:s/></text:span><text:span text:style-name="OrgSrcFontLockCommentFace1">Aggiungi il prototipo</text:span></text:p>
      <text:p text:style-name="P16"/>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printf(<text:span text:style-name="OrgSrcFontLockStringFace1">"%d\n"</text:span>, add(2, 3));<text:s text:c="2"/><text:span text:style-name="OrgSrcFontLockCommentDelimiterFace1">//<text:s/></text:span><text:span text:style-name="OrgSrcFontLockCommentFace1">5!</text:span></text:p>
      <text:p text:style-name="P17">}</text:p>
      <text:p text:style-name="P10">Niente più errori!</text:p>
      <text:p text:style-name="P10">Ma è una seccatura: dover digitare il prototipo ogni volta che si desidera utilizzare una funzione. Voglio dire abbiamo usato<text:s/><text:span text:style-name="OrgCode1">printf()</text:span><text:s/>proprio lì e non abbiamo avuto bisogno di digitare un prototipo; cosa dà?</text:p>
      <text:p text:style-name="P10">Se ricordi da cosa restituisce con<text:s/><text:span text:style-name="OrgCode1">hello.c</text:span><text:s/>all'inizio del libro<text:s/><text:span text:style-name="Emphasis1">in realtà abbiamo incluso il prototipo per<text:s/></text:span><text:span text:style-name="T6">printf()</text:span><text:span text:style-name="Emphasis1">!</text:span><text:s/>È nel file<text:s/><text:span text:style-name="OrgCode1">stdio.h</text:span>! E lo abbiamo incluso con<text:s/><text:span text:style-name="OrgCode1">#include</text:span>!</text:p>
      <text:p text:style-name="P10">Possiamo fare lo stesso con la nostra funzione<text:s/><text:span text:style-name="OrgCode1">add()</text:span>? Realizzarne un prototipo e inserirlo in un file di intestazione?</text:p>
      <text:p text:style-name="P10">Certamente!</text:p>
      <text:p text:style-name="P10">I file di intestazione in C hanno un'estensione<text:s/><text:span text:style-name="OrgCode1">.h</text:span><text:s/>per impostazione predefinita. E spesso, ma non sempre, hanno lo stesso nome del file<text:s/><text:span text:style-name="OrgCode1">.c</text:span><text:s/>corrispondente. Quindi creiamo un file<text:s/><text:span text:style-name="OrgCode1">bar.h</text:span><text:s/>per il nostro file<text:s/><text:span text:style-name="OrgCode1">bar.c</text:span><text:s/>e inseriamo al suo interno il prototipo:</text:p>
      <text:p text:style-name="P16"><text:span text:style-name="OrgSrcFontLockCommentDelimiterFace1">//<text:s/></text:span><text:span text:style-name="OrgSrcFontLockCommentFace1">File bar.h</text:span></text:p>
      <text:p text:style-name="P16"/>
      <text:p text:style-name="P17"><text:span text:style-name="OrgSrcFontLockTypeFace1">int</text:span><text:s/><text:span text:style-name="OrgSrcFontLockFunctionNameFace1">add</text:span>(<text:span text:style-name="OrgSrcFontLockTypeFace1">int</text:span>,<text:s/><text:span text:style-name="OrgSrcFontLockTypeFace1">int</text:span>);</text:p>
      <text:p text:style-name="P10">E ora modifichiamo<text:s/><text:span text:style-name="OrgCode1">foo.c</text:span><text:s/>per includere quel file. Supponendo che sia nella stessa cartella lo includiamo tra virgolette doppie (invece che tra parentesi angolari):</text:p>
      <text:p text:style-name="P16"><text:span text:style-name="OrgSrcFontLockCommentDelimiterFace1">//<text:s/></text:span><text:span text:style-name="OrgSrcFontLockCommentFace1">File foo.c</text:span></text:p>
      <text:p text:style-name="P16"/>
      <text:p text:style-name="P16"><text:span text:style-name="OrgSrcFontLockPreprocessorFace1">#include</text:span><text:s/><text:span text:style-name="OrgSrcFontLockStringFace1">&lt;stdio.h&gt;</text:span></text:p>
      <text:p text:style-name="P16"/>
      <text:p text:style-name="P16"><text:span text:style-name="OrgSrcFontLockPreprocessorFace1">#include</text:span><text:s/><text:span text:style-name="OrgSrcFontLockStringFace1">"bar.h"</text:span></text:p>
      <text:p text:style-name="P16"><text:span text:style-name="OrgSrcFontLockCommentDelimiterFace1">//<text:s/></text:span><text:span text:style-name="OrgSrcFontLockCommentFace1">Includi dalla directory corrente</text:span></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printf(<text:span text:style-name="OrgSrcFontLockStringFace1">"%d\n"</text:span>, add(2, 3));<text:s text:c="2"/><text:span text:style-name="OrgSrcFontLockCommentDelimiterFace1">//<text:s/></text:span><text:span text:style-name="OrgSrcFontLockCommentFace1">5!</text:span></text:p>
      <text:p text:style-name="P17">}</text:p>
      <text:p text:style-name="P10">Notate come non abbiamo più il prototipo in<text:s/><text:span text:style-name="OrgCode1">foo.c</text:span><text:s/>—lo abbiamo incluso da<text:s/><text:span text:style-name="OrgCode1">bar.h</text:span>. Ora<text:s/><text:span text:style-name="Emphasis1">ogni</text:span><text:s/>file che desideri quella funzionalità<text:s/><text:span text:style-name="OrgCode1">add()</text:span><text:s/>può semplicemente<text:s/><text:span text:style-name="OrgCode1">#include</text:span><text:s/>"<text:span text:style-name="OrgCode1">bar.h</text:span>" per ottenerlo e non devi preoccuparti di digitare il prototipo della funzione.</text:p>
      <text:p text:style-name="P10">Come avrai intuito,<text:s/><text:span text:style-name="OrgCode1">#include</text:span><text:s/>include letteralmente il file con nome<text:s/><text:span text:style-name="Emphasis1">proprio lì</text:span><text:s/>nel tuo codice sorgente proprio come se lo avessi digitato.</text:p>
      <text:p text:style-name="P10">E compilandolo e eseguendolo:</text:p>
      <text:p text:style-name="P16">./foo</text:p>
      <text:p text:style-name="P17">5</text:p>
      <text:p text:style-name="P10">In effetti otteniamo il risultato di<text:s/><text:span text:style-name="OrgCode1">$2+3$</text:span>! Sìì!</text:p>
      <text:p text:style-name="P10">Ma non aprire ancora la tua bevanda preferita. Ci siamo quasi! C'è solo un altro tassello che dobbiamo aggiungere.</text:p>
      <text:h text:outline-level="2" text:style-name="P15"><text:bookmark text:name="org99068f4"/><text:bookmark-start text:name="OrgXref.org99068f4"/>Gestire le inclusioni ripetute<text:s/><text:bookmark-end text:name="OrgXref.org99068f4"/></text:h>
      <text:p text:style-name="P10">Non è raro che un file header<text:s/><text:span text:style-name="OrgCode1">#include</text:span><text:s/>altre intestazioni necessarie per le funzionalità dei suoi file C corrispondenti. Voglio dire, perché no?</text:p>
      <text:p text:style-name="P10">E potrebbe darsi che tu abbia un'intestazione<text:s/><text:span text:style-name="OrgCode1">#include</text:span><text:s/>più volte da luoghi diversi. Forse non è un problema ma forse potrebbe causare errori del compilatore. E non possiamo controllare quanti posti<text:s/><text:span text:style-name="OrgCode1">#include</text:span><text:s/>c’è!</text:p>
      <text:p text:style-name="P10">Ancora peggio potremmo ritrovarci in una situazione assurda in cui l'intestazione<text:s/><text:span text:style-name="OrgCode1">a.h</text:span><text:s/>include l'intestazione<text:s/><text:span text:style-name="OrgCode1">b.h</text:span><text:s/>e<text:s/><text:span text:style-name="OrgCode1">b.h</text:span><text:s/>include<text:s/><text:span text:style-name="OrgCode1">a.h</text:span>! È un ciclo infinito<text:s/><text:span text:style-name="OrgCode1">#include</text:span>! Provare a compilare una cosa del genere dà un errore:</text:p>
      <text:p text:style-name="P17"><text:span text:style-name="OrgSrcFontLockConstantFace1">error</text:span>: #include nested depth 200 exceeds maximum of 200</text:p>
      <text:p text:style-name="P10">Ciò che dobbiamo fare è fare in modo che se un file viene incluso una volta, i successivi<text:s/><text:span text:style-name="OrgCode1">#include</text:span><text:s/>per quel file vengano ignorati.</text:p>
      <text:p text:style-name="P10"><text:span text:style-name="Bold1">Le cose che stiamo per fare sono così comuni che dovresti farlo automaticamente ogni volta che crei un file di intestazione!</text:span></text:p>
      <text:p text:style-name="P10">E il modo comune per farlo è con una variabile del preprocessore che impostiamo la prima volta che<text:s/><text:span text:style-name="OrgCode1">#include</text:span><text:s/>il file. Quindi per i successivi<text:s/><text:span text:style-name="OrgCode1">#include</text:span><text:s/>controlliamo prima per assicurarci che la variabile non sia definita.</text:p>
      <text:p text:style-name="P10">Per dare un nome di variabile è molto comune prendere il nome del file di intestazione come<text:s/><text:span text:style-name="OrgCode1">bar.h</text:span>, renderlo maiuscolo e sostituire il punto con un carattere di sottolineatura:<text:s/><text:span text:style-name="OrgCode1">BAR_H</text:span>.</text:p>
      <text:p text:style-name="P10">Quindi un controllo nella parte superiore del file dove vedi se è già stato incluso e commenta l'intera cosa se lo è.</text:p>
      <text:p text:style-name="P10">(Non inserire un carattere di sottolineatura iniziale (perché è riservato un carattere di sottolineatura seguito da una lettera maiuscola) o un doppio carattere di sottolineatura iniziale (perché anche quello è riservato.))</text:p>
      <text:p text:style-name="P16"><text:span text:style-name="OrgSrcFontLockPreprocessorFace1">#ifndef</text:span><text:s/>BAR_H</text:p>
      <text:p text:style-name="P16"><text:span text:style-name="OrgSrcFontLockCommentDelimiterFace1">//<text:s/></text:span><text:span text:style-name="OrgSrcFontLockCommentFace1">Se BAR_H non è definito...</text:span></text:p>
      <text:p text:style-name="P16"><text:span text:style-name="OrgSrcFontLockPreprocessorFace1">#define</text:span><text:s/><text:span text:style-name="OrgSrcFontLockVariableNameFace1">BAR_H</text:span></text:p>
      <text:p text:style-name="P16"><text:span text:style-name="OrgSrcFontLockCommentDelimiterFace1">//<text:s/></text:span><text:span text:style-name="OrgSrcFontLockCommentFace1">Definiscilo (senza particolare valore)</text:span></text:p>
      <text:p text:style-name="P16"/>
      <text:p text:style-name="P16"><text:span text:style-name="OrgSrcFontLockCommentDelimiterFace1">//<text:s/></text:span><text:span text:style-name="OrgSrcFontLockCommentFace1">File bar.h</text:span></text:p>
      <text:p text:style-name="P16"/>
      <text:p text:style-name="P16"><text:span text:style-name="OrgSrcFontLockTypeFace1">int</text:span><text:s/><text:span text:style-name="OrgSrcFontLockFunctionNameFace1">add</text:span>(<text:span text:style-name="OrgSrcFontLockTypeFace1">int</text:span>,<text:s/><text:span text:style-name="OrgSrcFontLockTypeFace1">int</text:span>);</text:p>
      <text:p text:style-name="P16"/>
      <text:p text:style-name="P17"><text:span text:style-name="OrgSrcFontLockPreprocessorFace1">#endif</text:span><text:s text:c="10"/><text:span text:style-name="OrgSrcFontLockCommentDelimiterFace1">//<text:s/></text:span><text:span text:style-name="OrgSrcFontLockCommentFace1">Fine del #ifndef BAR_H</text:span></text:p>
      <text:p text:style-name="P10">Ciò farà sì che il file di intestazione venga incluso solo una volta indipendentemente da quanti posti tentano di<text:s/><text:span text:style-name="OrgCode1">#include</text:span><text:s/>rlo.</text:p>
      <text:h text:outline-level="2" text:style-name="P15"><text:span text:style-name="OrgCode1"><text:bookmark-start text:name="OrgXref.org8df1854"/><text:bookmark text:name="org8df1854"/>static</text:span><text:s/>e<text:s/><text:span text:style-name="OrgCode1">extern</text:span><text:s/><text:bookmark-end text:name="OrgXref.org8df1854"/></text:h>
      <text:p text:style-name="P10">Quando si tratta di progetti multifile puoi assicurarti che le variabili e le funzioni dell'ambito file non siano visibili da altri file sorgente con la parola chiave<text:s/><text:span text:style-name="OrgCode1">static</text:span>.</text:p>
      <text:p text:style-name="P10">E puoi fare riferimento a oggetti in altri file con<text:s/><text:span text:style-name="OrgCode1">extern</text:span>. Per ulteriori informazioni consulta le sezioni del libro sugli specificatori di classe di archiviazione<text:s/><text:span text:style-name="OrgCode1">static</text:span><text:s/>ed<text:s/><text:span text:style-name="OrgCode1">extern</text:span>.</text:p>
      <text:h text:outline-level="2" text:style-name="P15"><text:bookmark-start text:name="OrgXref.org50715bb"/><text:bookmark text:name="org50715bb"/>Compilazione con file oggetto<text:s/><text:bookmark-end text:name="OrgXref.org50715bb"/></text:h>
      <text:p text:style-name="P10">Questo non fa parte delle specifiche ma è comune al 99,999% nel mondo C.</text:p>
      <text:p text:style-name="P10">È possibile compilare file C in una rappresentazione intermedia denominata<text:s/><text:span text:style-name="Emphasis1">file oggetto</text:span>. Si tratta di codice macchina compilato che non è stato ancora inserito in un eseguibile.</text:p>
      <text:p text:style-name="P10">I file oggetto in Windows hanno un'estensione<text:s/><text:span text:style-name="OrgCode1">.OBJ</text:span>; in sistemi Unix-like, sono<text:s/><text:span text:style-name="OrgCode1">.o</text:span>.</text:p>
      <text:p text:style-name="P10">In gcc possiamo crearne alcuni come questo con il flag -c (solo compilazione!):</text:p>
      <text:p text:style-name="P16">gcc -c foo.c <text:s text:c="4"/># produce foo.o</text:p>
      <text:p text:style-name="P17">gcc -c bar.c <text:s text:c="4"/># produce bar.o</text:p>
      <text:p text:style-name="P10">E poi possiamo<text:s/><text:span text:style-name="Emphasis1">collegarli</text:span><text:s/>insieme in un unico eseguibile:</text:p>
      <text:p text:style-name="P17">gcc -o foo foo.o bar.o</text:p>
      <text:p text:style-name="P10"><text:span text:style-name="Emphasis1">Voilà</text:span><text:s/>abbiamo prodotto un eseguibile<text:s/><text:span text:style-name="OrgCode1">foo</text:span><text:s/>dai due file oggetto.</text:p>
      <text:p text:style-name="P10">Ma stai pensando perché preoccuparsi? Non possiamo semplicemente:</text:p>
      <text:p text:style-name="P17">gcc -o foo foo.c bar.c</text:p>
      <text:p text:style-name="P10">e uccidere due boids<text:note text:note-class="footnote"><text:note-citation>122</text:note-citation><text:note-body><text:p text:style-name="P14"><text:a xlink:type="simple" xlink:href="https://en.wikipedia.org/wiki/Boids"><text:span text:style-name="T3">https://en.wikipedia.org/wiki/Boids</text:span></text:a></text:p></text:note-body></text:note><text:s/>con una fava?</text:p>
      <text:p text:style-name="P10">Per i piccoli programmi va bene. Lo faccio sempre.</text:p>
      <text:p text:style-name="P10">Ma per i programmi più grandi possiamo trarre vantaggio dal fatto che la compilazione dai file sorgente a quelli oggetto è relativamente lenta e il collegamento di un gruppo di file oggetto è relativamente veloce.</text:p>
      <text:p text:style-name="P10">Questo si vede davvero con l'utilità<text:s/><text:span text:style-name="OrgCode1">make</text:span><text:s/>che ricostruisce solo le fonti che sono più recenti dei loro output.</text:p>
      <text:p text:style-name="P10">Diciamo che hai mille file C. Potresti compilarli tutti in file oggetto da avviare (lentamente) e quindi combinare tutti quei file oggetto in un eseguibile (velocemente).</text:p>
      <text:p text:style-name="P10">Ora supponiamo che tu abbia modificato solo uno di quei file sorgente C— ecco la magia:<text:s/><text:span text:style-name="Emphasis1">Devi solo ricostruire quel file oggetto per quel file sorgente</text:span>! E poi ricostruisci l'eseguibile (veloce). Tutti gli altri file C non devono essere toccati.</text:p>
      <text:p text:style-name="P10">In altre parole ricostruendo solo i file oggetto di cui abbiamo bisogno riduciamo radicalmente i tempi di compilazione. (A meno che ovviamente, non si stia eseguendo una build "pulita" nel qual caso è necessario creare tutti i file oggetto.)</text:p>
      <text:h text:outline-level="1" text:style-name="P9"><text:bookmark-start text:name="OrgXref.org1f575a7"/><text:bookmark text:name="org1f575a7"/>L'ambiente esterno<text:s/><text:bookmark-end text:name="OrgXref.org1f575a7"/></text:h>
      <text:p text:style-name="P10">Quando esegui un programma in realtà dici alla shell: "Ehi, per favore esegui questa cosa". E la shell dice "Certo" e poi dice al sistema operativo "Ehi, potresti creare un nuovo processo ed eseguire questa cosa?" E se tutto va bene il sistema operativo è conforme e il programma viene eseguito.</text:p>
      <text:p text:style-name="P10">Ma c'è un intero mondo al di fuori dei programma nella shell con cui è possibile interagire dall'interno di C. Ne vedremo alcuni in questo capitolo.</text:p>
      <text:h text:outline-level="2" text:style-name="P15"><text:bookmark text:name="orgec3e7bd"/><text:bookmark-start text:name="OrgXref.orgec3e7bd"/>Argomenti della riga di comando<text:s/><text:bookmark-end text:name="OrgXref.orgec3e7bd"/></text:h>
      <text:p text:style-name="P10">Molte utilità della riga di comando accettano<text:s/><text:span text:style-name="Emphasis1">input della riga di comando</text:span>. Ad esempio se vogliamo vedere tutti i file che terminano con<text:s/><text:span text:style-name="OrgCode1">.txt</text:span><text:s/>possiamo scrivere qualcosa di questo tipo su un sistema simile a Unix:</text:p>
      <text:p text:style-name="P17"><text:span text:style-name="OrgSrcFontLockTypeFace1">ls</text:span><text:s/>*.txt</text:p>
      <text:p text:style-name="P10">(o<text:s/><text:span text:style-name="OrgCode1">dir</text:span><text:s/>invece di<text:s/><text:span text:style-name="OrgCode1">ls</text:span><text:s/>su un sistema Windows).</text:p>
      <text:p text:style-name="P10">In questo caso il comando è<text:s/><text:span text:style-name="OrgCode1">ls</text:span><text:s/>ma gli argomenti sono tutti i file che terminano con<text:s/><text:span text:style-name="OrgCode1">.txt</text:span><text:note text:note-class="footnote"><text:note-citation>123</text:note-citation><text:note-body><text:p text:style-name="P14">Storicamente i programmi MS-DOS e Windows lo avrebbero fatto in modo diverso rispetto a Unix. In Unix la shell<text:s/><text:span text:style-name="Emphasis1">espanderebbe</text:span><text:s/>il carattere jolly in tutti i file corrispondenti prima che il programma lo vedesse, mentre le varianti Microsoft passerebbero l'espressione del carattere jolly al programma per gestirla. In ogni caso ci sono argomenti che vengono passati al programma.</text:p></text:note-body></text:note>.</text:p>
      <text:p text:style-name="P10">Allora come possiamo vedere cosa viene passato al programma dalla riga di comando?</text:p>
      <text:p text:style-name="P10">Supponiamo di avere un programma chiamato<text:s/><text:span text:style-name="OrgCode1">add</text:span><text:s/>che somma tutti i numeri passati sulla riga di comando e stampiamo il risultato:</text:p>
      <text:p text:style-name="P16">./add 10 30 5</text:p>
      <text:p text:style-name="P17">45</text:p>
      <text:p text:style-name="P10">Questo ripagherà sicuramente tutti gli sforzi!</text:p>
      <text:p text:style-name="P10">Seriamente! Questo è un ottimo strumento per vedere come ottenere quegli argomenti dalla riga di comando e scomporli.</text:p>
      <text:p text:style-name="P10">Per prima cosa vediamo come ottenerli. Per questo avremo bisogno di un nuovo<text:s/><text:span text:style-name="OrgCode1">main()</text:span>!</text:p>
      <text:p text:style-name="P10">Ecco un programma che stampa tutti gli argomenti della riga di comando. Ad esempio se chiamiamo l'eseguibile<text:s/><text:span text:style-name="OrgCode1">foo</text:span><text:s/>possiamo eseguirlo in questo modo:</text:p>
      <text:p text:style-name="P17">./foo i like turtles</text:p>
      <text:p text:style-name="P10">e vedremo questo output:</text:p>
      <text:p text:style-name="P16">arg 0: ./foo</text:p>
      <text:p text:style-name="P16">arg 1: i</text:p>
      <text:p text:style-name="P16">arg 2: like</text:p>
      <text:p text:style-name="P17">arg 3: turtles</text:p>
      <text:p text:style-name="P10">È un po' strano perché l'argomento zero è il nome stesso dell'eseguibile. Ma è solo qualcosa a cui abituarsi. Gli argomenti stessi seguono direttamente.</text:p>
      <text:p text:style-name="P10">Source:</text:p>
      <text:p text:style-name="P16"><text:span text:style-name="OrgSrcFontLockPreprocessorFace1">#include</text:span><text:s/><text:span text:style-name="OrgSrcFontLockStringFace1">&lt;stdio.h&gt;</text:span></text:p>
      <text:p text:style-name="P16"/>
      <text:p text:style-name="P16"><text:span text:style-name="OrgSrcFontLockTypeFace1">int</text:span><text:s/><text:span text:style-name="OrgSrcFontLockFunctionNameFace1">main</text:span>(<text:span text:style-name="OrgSrcFontLockTypeFace1">int</text:span><text:s/><text:span text:style-name="OrgSrcFontLockVariableNameFace1">argc</text:span>,<text:s/><text:span text:style-name="OrgSrcFontLockTypeFace1">char</text:span><text:s/>*<text:span text:style-name="OrgSrcFontLockVariableNameFace1">argv</text:span>[])</text:p>
      <text:p text:style-name="P16">{</text:p>
      <text:p text:style-name="P16"><text:s text:c="4"/><text:span text:style-name="OrgSrcFontLockKeywordFace1">for</text:span><text:s/>(<text:span text:style-name="OrgSrcFontLockTypeFace1">int</text:span><text:s/><text:span text:style-name="OrgSrcFontLockVariableNameFace1">i</text:span><text:s/>= 0; i &lt; argc; i++) {</text:p>
      <text:p text:style-name="P16"><text:s text:c="8"/>printf(<text:span text:style-name="OrgSrcFontLockStringFace1">"arg %d: %s\n"</text:span>, i, argv[i]);</text:p>
      <text:p text:style-name="P16"><text:s text:c="4"/>}</text:p>
      <text:p text:style-name="P17">}</text:p>
      <text:p text:style-name="P10">Whoa! Cosa sta succedendo nella dichiarazione della funzione<text:s/><text:span text:style-name="OrgCode1">main()</text:span>? Cosa sono<text:s/><text:span text:style-name="OrgCode1">argc</text:span><text:s/>e<text:s/><text:span text:style-name="OrgCode1">argv</text:span><text:note text:note-class="footnote"><text:note-citation>125</text:note-citation><text:note-body><text:p text:style-name="P14">Dato che sono solo nomi di parametri regolari, in realtà non è necessario chiamarli<text:s/><text:span text:style-name="OrgCode1">argc</text:span><text:s/>e<text:s/><text:span text:style-name="OrgCode1">argv</text:span>. Ma è davvero idiomatico usare quei nomi, se diventi creativo gli altri programmatori C ti guarderanno con occhio sospettoso anzi!</text:p></text:note-body></text:note>(pronunciato<text:s/><text:span text:style-name="Emphasis1">arg-cee</text:span><text:s/>e<text:s/><text:span text:style-name="Emphasis1">arg-vee</text:span>)? Cominciamo prima con quello facile:<text:s/><text:span text:style-name="OrgCode1">argc</text:span>. Questo è il<text:s/><text:span text:style-name="Emphasis1">numero degli argomenti</text:span><text:s/>incluso il nome del programma stesso. Se pensi a tutti gli argomenti come a un array di stringhe che è esattamente quello che sono allora puoi pensare ad<text:s/><text:span text:style-name="OrgCode1">argc</text:span><text:s/>come alla lunghezza di quell'array che è esattamente quello che è.</text:p>
      <text:p text:style-name="P10">E quindi quello che stiamo facendo in quel ciclo è esaminare tutti gli<text:s/><text:span text:style-name="OrgCode1">argv</text:span><text:s/>e stamparli uno alla volta quindi per un dato input:</text:p>
      <text:p text:style-name="P17">./foo i like turtles</text:p>
      <text:p text:style-name="P10">otteniamo un output corrispondente:</text:p>
      <text:p text:style-name="P16">arg 0: ./foo</text:p>
      <text:p text:style-name="P16">arg 1: i</text:p>
      <text:p text:style-name="P16">arg 2: like</text:p>
      <text:p text:style-name="P17">arg 3: turtles</text:p>
      <text:p text:style-name="P10">Con questo in mente dovremmo essere pronti a portare avanti il nostro programma per le addizioni.</text:p>
      <text:p text:style-name="P10">Il nostro piano:</text:p>
      <text:list text:style-name="OrgBulletedList" xml:id="list-dbe282be-a173-4b8d-83d9-5004c8b5c493">
        <text:list-item>
          <text:p text:style-name="P10">Guarda tutti gli argomenti della riga di comando (dopo<text:s/><text:span text:style-name="OrgCode1">argv[0]</text:span>, il nome del programma)</text:p>
        </text:list-item>
        <text:list-item>
          <text:p text:style-name="P10">Convertili in numeri interi</text:p>
        </text:list-item>
        <text:list-item>
          <text:p text:style-name="P10">Aggiungili al totale parziale</text:p>
        </text:list-item>
        <text:list-item>
          <text:p text:style-name="P10">Stampa il risultato</text:p>
        </text:list-item>
      </text:list>
      <text:p text:style-name="P10">Andiamo al dunque!</text:p>
      <text:p text:style-name="P16"><text:span text:style-name="OrgSrcFontLockPreprocessorFace1">#include</text:span><text:s/><text:span text:style-name="OrgSrcFontLockStringFace1">&lt;stdio.h&gt;</text:span></text:p>
      <text:p text:style-name="P16"><text:span text:style-name="OrgSrcFontLockPreprocessorFace1">#include</text:span><text:s/><text:span text:style-name="OrgSrcFontLockStringFace1">&lt;stdlib.h&gt;</text:span></text:p>
      <text:p text:style-name="P16"/>
      <text:p text:style-name="P16"><text:span text:style-name="OrgSrcFontLockTypeFace1">int</text:span><text:s/><text:span text:style-name="OrgSrcFontLockFunctionNameFace1">main</text:span>(<text:span text:style-name="OrgSrcFontLockTypeFace1">int</text:span><text:s/><text:span text:style-name="OrgSrcFontLockVariableNameFace1">argc</text:span>,<text:s/><text:span text:style-name="OrgSrcFontLockTypeFace1">char</text:span><text:s/>**<text:span text:style-name="OrgSrcFontLockVariableNameFace1">argv</text:span>)</text:p>
      <text:p text:style-name="P16">{</text:p>
      <text:p text:style-name="P16"><text:s text:c="4"/><text:span text:style-name="OrgSrcFontLockTypeFace1">int</text:span><text:s/><text:span text:style-name="OrgSrcFontLockVariableNameFace1">total</text:span><text:s/>= 0;</text:p>
      <text:p text:style-name="P16"/>
      <text:p text:style-name="P16"><text:s text:c="4"/><text:span text:style-name="OrgSrcFontLockKeywordFace1">for</text:span><text:s/>(<text:span text:style-name="OrgSrcFontLockTypeFace1">int</text:span><text:s/><text:span text:style-name="OrgSrcFontLockVariableNameFace1">i</text:span><text:s/>= 1; i &lt; argc; i++) {</text:p>
      <text:p text:style-name="P16"><text:span text:style-name="OrgSrcFontLockCommentDelimiterFace1">//<text:s/></text:span><text:span text:style-name="OrgSrcFontLockCommentFace1">Inizia da 1, il primo argomento</text:span></text:p>
      <text:p text:style-name="P16"><text:s text:c="8"/><text:span text:style-name="OrgSrcFontLockTypeFace1">int</text:span><text:s/><text:span text:style-name="OrgSrcFontLockVariableNameFace1">value</text:span><text:s/>= atoi(argv[i]);</text:p>
      <text:p text:style-name="P16"><text:span text:style-name="OrgSrcFontLockCommentDelimiterFace1">//<text:s/></text:span><text:span text:style-name="OrgSrcFontLockCommentFace1">Usa strtol() per una migliore gestione degli errori</text:span></text:p>
      <text:p text:style-name="P16"/>
      <text:p text:style-name="P16"><text:s text:c="8"/>total += value;</text:p>
      <text:p text:style-name="P16"><text:s text:c="4"/>}</text:p>
      <text:p text:style-name="P16"/>
      <text:p text:style-name="P16"><text:s text:c="4"/>printf(<text:span text:style-name="OrgSrcFontLockStringFace1">"%d\n"</text:span>, total);</text:p>
      <text:p text:style-name="P17">}</text:p>
      <text:p text:style-name="P10">Esempio esecuzione:</text:p>
      <text:p text:style-name="P16">$ ./add</text:p>
      <text:p text:style-name="P16">0</text:p>
      <text:p text:style-name="P16">$ ./add 1</text:p>
      <text:p text:style-name="P16">1</text:p>
      <text:p text:style-name="P16">$ ./add 1 2</text:p>
      <text:p text:style-name="P16">3</text:p>
      <text:p text:style-name="P16">$ ./add 1 2 3</text:p>
      <text:p text:style-name="P16">6</text:p>
      <text:p text:style-name="P16">$ ./add 1 2 3 4</text:p>
      <text:p text:style-name="P17">10</text:p>
      <text:p text:style-name="P10">Naturalmente potrebbe vomitare se gli passi un valore non intero ma la difficoltà viene lasciato come esercizio al lettore.</text:p>
      <text:h text:outline-level="3" text:style-name="P19"><text:bookmark text:name="orgd02e870"/><text:bookmark-start text:name="OrgXref.orgd02e870"/>L'ultimo<text:s/><text:span text:style-name="OrgCode1">argv</text:span><text:s/>è<text:s/><text:span text:style-name="OrgCode1">NULL</text:span><text:s/><text:bookmark-end text:name="OrgXref.orgd02e870"/></text:h>
      <text:p text:style-name="P10">Una curiosità divertente su<text:s/><text:span text:style-name="OrgCode1">argv</text:span><text:s/>è che dopo l'ultima stringa c'è un puntatore a<text:s/><text:span text:style-name="OrgCode1">NULL</text:span>.</text:p>
      <text:p text:style-name="P10">Che è:</text:p>
      <text:p text:style-name="P17"><text:span text:style-name="OrgSrcFontLockTypeFace1">argv</text:span>[argc] ==<text:s/><text:span text:style-name="OrgSrcFontLockConstantFace1">NULL</text:span></text:p>
      <text:p text:style-name="P10">è sempre vero!</text:p>
      <text:p text:style-name="P10">Questo potrebbe sembrare inutile ma risulta essere utile in un paio di posti; daremo un'occhiata a uno di quelli adesso.</text:p>
      <text:h text:outline-level="3" text:style-name="P19"><text:bookmark text:name="org2ca9efe"/><text:bookmark-start text:name="OrgXref.org2ca9efe"/>L'alternativa:<text:s/><text:span text:style-name="OrgCode1">char **argv</text:span><text:s/><text:bookmark-end text:name="OrgXref.org2ca9efe"/></text:h>
      <text:p text:style-name="P10">Ricorda che quando chiami una funzione C non distingue tra notazione di array e notazione di puntatore nella dichiarazione della funzione.</text:p>
      <text:p text:style-name="P10">Cioè sono uguali:</text:p>
      <text:p text:style-name="P16"><text:span text:style-name="OrgSrcFontLockTypeFace1">void</text:span><text:s/><text:span text:style-name="OrgSrcFontLockFunctionNameFace1">foo</text:span>(<text:span text:style-name="OrgSrcFontLockTypeFace1">char</text:span><text:s/><text:span text:style-name="OrgSrcFontLockVariableNameFace1">a</text:span>[])</text:p>
      <text:p text:style-name="P17"><text:span text:style-name="OrgSrcFontLockTypeFace1">void</text:span><text:s/><text:span text:style-name="OrgSrcFontLockFunctionNameFace1">foo</text:span>(<text:span text:style-name="OrgSrcFontLockTypeFace1">char</text:span><text:s/>*<text:span text:style-name="OrgSrcFontLockVariableNameFace1">a</text:span>)</text:p>
      <text:p text:style-name="P10">Ora è stato conveniente pensare a<text:s/><text:span text:style-name="OrgCode1">argv</text:span><text:s/>come a un array di stringhe ovvero un array di<text:s/><text:span text:style-name="OrgCode1">char*</text:span><text:s/>quindi aveva senso:</text:p>
      <text:p text:style-name="P17"><text:span text:style-name="OrgSrcFontLockTypeFace1">int</text:span><text:s/><text:span text:style-name="OrgSrcFontLockFunctionNameFace1">main</text:span>(<text:span text:style-name="OrgSrcFontLockTypeFace1">int</text:span><text:s/><text:span text:style-name="OrgSrcFontLockVariableNameFace1">argc</text:span>,<text:s/><text:span text:style-name="OrgSrcFontLockTypeFace1">char</text:span><text:s/>*<text:span text:style-name="OrgSrcFontLockVariableNameFace1">argv</text:span>[])</text:p>
      <text:p text:style-name="P10">ma a causa dell'equivalenza potresti anche scrivere:</text:p>
      <text:p text:style-name="P17"><text:span text:style-name="OrgSrcFontLockTypeFace1">int</text:span><text:s/><text:span text:style-name="OrgSrcFontLockFunctionNameFace1">main</text:span>(<text:span text:style-name="OrgSrcFontLockTypeFace1">int</text:span><text:s/><text:span text:style-name="OrgSrcFontLockVariableNameFace1">argc</text:span>,<text:s/><text:span text:style-name="OrgSrcFontLockTypeFace1">char</text:span><text:s/>**<text:span text:style-name="OrgSrcFontLockVariableNameFace1">argv</text:span>)</text:p>
      <text:p text:style-name="P10">Sì è un puntatore a un puntatore va bene! Se lo rende più semplice consideralo come un puntatore a una stringa. Ma in realtà è un puntatore a un valore che punta a un<text:s/><text:span text:style-name="OrgCode1">char</text:span>.</text:p>
      <text:p text:style-name="P10">Ricordiamo inoltre che questi sono equivalenti:</text:p>
      <text:p text:style-name="P16"><text:span text:style-name="OrgSrcFontLockTypeFace1">argv</text:span>[i]</text:p>
      <text:p text:style-name="P17">*(argv + i)</text:p>
      <text:p text:style-name="P10">il che significa che puoi eseguire l'aritmetica dei puntatori su<text:s/><text:span text:style-name="OrgCode1">argv</text:span>.</text:p>
      <text:p text:style-name="P10">Quindi un modo alternativo per utilizzare gli argomenti della riga di comando potrebbe essere semplicemente quello di scorrere lungo l'array<text:s/><text:span text:style-name="OrgCode1">argv</text:span><text:s/>spingendo un puntatore finché non raggiungiamo il<text:s/><text:span text:style-name="OrgCode1">NULL</text:span><text:s/>alla fine.</text:p>
      <text:p text:style-name="P10">Modifichiamo il nostro addzionatore e facciamo:</text:p>
      <text:p text:style-name="P16"><text:span text:style-name="OrgSrcFontLockPreprocessorFace1">#include</text:span><text:s/><text:span text:style-name="OrgSrcFontLockStringFace1">&lt;stdio.h&gt;</text:span></text:p>
      <text:p text:style-name="P16"><text:span text:style-name="OrgSrcFontLockPreprocessorFace1">#include</text:span><text:s/><text:span text:style-name="OrgSrcFontLockStringFace1">&lt;stdlib.h&gt;</text:span></text:p>
      <text:p text:style-name="P16"/>
      <text:p text:style-name="P16"><text:span text:style-name="OrgSrcFontLockTypeFace1">int</text:span><text:s/><text:span text:style-name="OrgSrcFontLockFunctionNameFace1">main</text:span>(<text:span text:style-name="OrgSrcFontLockTypeFace1">int</text:span><text:s/><text:span text:style-name="OrgSrcFontLockVariableNameFace1">argc</text:span>,<text:s/><text:span text:style-name="OrgSrcFontLockTypeFace1">char</text:span><text:s/>**<text:span text:style-name="OrgSrcFontLockVariableNameFace1">argv</text:span>)</text:p>
      <text:p text:style-name="P16">{</text:p>
      <text:p text:style-name="P16"><text:s text:c="4"/><text:span text:style-name="OrgSrcFontLockTypeFace1">int</text:span><text:s/><text:span text:style-name="OrgSrcFontLockVariableNameFace1">total</text:span><text:s/>= 0;</text:p>
      <text:p text:style-name="P16"/>
      <text:p text:style-name="P16"><text:s text:c="4"/><text:span text:style-name="OrgSrcFontLockCommentDelimiterFace1">//<text:s/></text:span><text:span text:style-name="OrgSrcFontLockCommentFace1">Trucco carino per fare</text:span></text:p>
      <text:p text:style-name="P16"><text:s text:c="4"/><text:span text:style-name="OrgSrcFontLockCommentDelimiterFace1">//<text:s/></text:span><text:span text:style-name="OrgSrcFontLockCommentFace1">in modo che il compilatore</text:span></text:p>
      <text:p text:style-name="P16"><text:s text:c="4"/><text:span text:style-name="OrgSrcFontLockCommentDelimiterFace1">//<text:s/></text:span><text:span text:style-name="OrgSrcFontLockCommentFace1">smetta di avvisare dela</text:span></text:p>
      <text:p text:style-name="P16"><text:s text:c="4"/><text:span text:style-name="OrgSrcFontLockCommentDelimiterFace1">//<text:s/></text:span><text:span text:style-name="OrgSrcFontLockCommentFace1">variabile non utilizzata argc:</text:span></text:p>
      <text:p text:style-name="P16"><text:s text:c="4"/>(<text:span text:style-name="OrgSrcFontLockTypeFace1">void</text:span>)argc;</text:p>
      <text:p text:style-name="P16"/>
      <text:p text:style-name="P16"><text:s text:c="4"/><text:span text:style-name="OrgSrcFontLockKeywordFace1">for</text:span><text:s/>(<text:span text:style-name="OrgSrcFontLockTypeFace1">char</text:span><text:s/>**<text:span text:style-name="OrgSrcFontLockVariableNameFace1">p</text:span><text:s/>= argv + 1; *p !=<text:s/><text:span text:style-name="OrgSrcFontLockConstantFace1">NULL</text:span>; p++) {</text:p>
      <text:p text:style-name="P16"><text:s text:c="8"/><text:span text:style-name="OrgSrcFontLockTypeFace1">int</text:span><text:s/><text:span text:style-name="OrgSrcFontLockVariableNameFace1">value</text:span><text:s/>= atoi(*p);<text:s text:c="2"/><text:span text:style-name="OrgSrcFontLockCommentDelimiterFace1">//<text:s/></text:span><text:span text:style-name="OrgSrcFontLockCommentFace1">Usa strtol() per una migliore gestione degli errori</text:span></text:p>
      <text:p text:style-name="P16"/>
      <text:p text:style-name="P16"><text:s text:c="8"/>total += value;</text:p>
      <text:p text:style-name="P16"><text:s text:c="4"/>}</text:p>
      <text:p text:style-name="P16"/>
      <text:p text:style-name="P16"><text:s text:c="4"/>printf(<text:span text:style-name="OrgSrcFontLockStringFace1">"%d\n"</text:span>, total);</text:p>
      <text:p text:style-name="P17">}</text:p>
      <text:p text:style-name="P10">Personalmente utilizzo la notazione di array per accedere ad<text:s/><text:span text:style-name="OrgCode1">argv</text:span><text:s/>ma ho visto anche questo stile guardando in giro.</text:p>
      <text:h text:outline-level="3" text:style-name="P19"><text:bookmark text:name="org09ccaf5"/><text:bookmark-start text:name="OrgXref.org09ccaf5"/>Fatti divertenti<text:s/><text:bookmark-end text:name="OrgXref.org09ccaf5"/></text:h>
      <text:p text:style-name="P10">Solo qualche altra cosa a riguardo<text:s/><text:span text:style-name="OrgCode1">argc</text:span><text:s/>e<text:s/><text:span text:style-name="OrgCode1">argv</text:span>.</text:p>
      <text:list text:style-name="OrgBulletedList" xml:id="list-c6e79aec-3ba4-4031-955d-ed8e33910a53">
        <text:list-item>
          <text:p text:style-name="P10">Alcuni ambienti potrebbero non impostare<text:s/><text:span text:style-name="OrgCode1">argv[0]</text:span><text:s/>sul nome del programma. Se non è disponibile,<text:s/><text:span text:style-name="OrgCode1">argv[0]</text:span><text:s/>diventerà una stringa vuota. Non l'ho mai visto accadere.</text:p>
        </text:list-item>
        <text:list-item>
          <text:p text:style-name="P10">Le specifiche sono in realtà piuttosto liberali riguardo a ciò che un'implementazione può fare con<text:s/><text:span text:style-name="OrgCode1">argv</text:span><text:s/>e da dove provengono questi valori. Ma ogni sistema su cui ho lavorato funziona allo stesso modo come abbiamo discusso in questa sezione.</text:p>
        </text:list-item>
        <text:list-item>
          <text:p text:style-name="P10">Puoi modificare<text:s/><text:span text:style-name="OrgCode1">argc</text:span>,<text:s/><text:span text:style-name="OrgCode1">argv</text:span><text:s/>o qualsiasi stringa a cui punta<text:s/><text:span text:style-name="OrgCode1">argv</text:span>. (Basta non rendere quelle stringhe più lunghe di quanto lo siano già!)</text:p>
        </text:list-item>
        <text:list-item>
          <text:p text:style-name="P10">Su alcuni sistemi simili a Unix, la modifica della stringa<text:s/><text:span text:style-name="OrgCode1">argv[0]</text:span><text:s/>comporta la modifica dell'output di<text:s/><text:span text:style-name="OrgCode1">ps</text:span><text:note text:note-class="footnote"><text:note-citation>126</text:note-citation><text:note-body><text:p text:style-name="P14"><text:span text:style-name="OrgCode1">ps</text:span><text:s/>Process Status è un comando Unix per vedere quali processi sono in esecuzione in questo momento.</text:p></text:note-body></text:note>.</text:p>
        </text:list-item>
      </text:list>
      <text:p text:style-name="P10">Normalmente se hai un programma chiamato<text:s/><text:span text:style-name="OrgCode1">foo</text:span><text:s/>che hai eseguito con<text:s/><text:span text:style-name="OrgCode1">./foo</text:span><text:s/>potresti vederlo nell'output di<text:s/><text:span text:style-name="OrgCode1">ps</text:span>:</text:p>
      <text:p text:style-name="P17">4078 tty1 <text:s text:c="4"/>S <text:s text:c="5"/>0:00 ./foo</text:p>
      <text:p text:style-name="P10">Ma se modifichi<text:s/><text:span text:style-name="OrgCode1">argv[0]</text:span><text:s/>in questo modo fai attenzione che la nuova stringa<text:s/><text:span text:style-name="OrgCode1">"Hi! "</text:span><text:s/>ha la stessa lunghezza di quello vecchio<text:s/><text:span text:style-name="OrgCode1">"./foo"</text:span>:</text:p>
      <text:p text:style-name="P17"><text:span text:style-name="OrgSrcFontLockFunctionNameFace1">strcpy</text:span>(<text:span text:style-name="OrgSrcFontLockTypeFace1">argv</text:span>[0],<text:s/><text:span text:style-name="OrgSrcFontLockStringFace1">"Hi! <text:s/>"</text:span>);</text:p>
      <text:p text:style-name="P10">e poi esegui<text:s/><text:span text:style-name="OrgCode1">ps</text:span><text:s/>mentre il programma<text:s/><text:span text:style-name="OrgCode1">./foo</text:span><text:s/>è ancora in esecuzione vedremo invece questo:</text:p>
      <text:p text:style-name="P17">4079 tty1 <text:s text:c="4"/>S <text:s text:c="5"/>0:00 Hi<text:span text:style-name="OrgSrcFontLockNegationCharFace1">!</text:span><text:s text:c="2"/></text:p>
      <text:list text:style-name="OrgBulletedList" xml:id="list-77687e1d-91e3-4cc6-89aa-e2856848f88f">
        <text:list-item>
          <text:p text:style-name="P10">Questo comportamento non è nelle specifiche ed è fortemente dipendente dal sistema.</text:p>
        </text:list-item>
      </text:list>
      <text:h text:outline-level="2" text:style-name="P15"><text:bookmark text:name="org03888f0"/><text:bookmark-start text:name="OrgXref.org03888f0"/>Exit Status<text:s/><text:bookmark-end text:name="OrgXref.org03888f0"/></text:h>
      <text:p text:style-name="P10">Hai notato che le dichiarazioni delle funzioni per<text:s/><text:span text:style-name="OrgCode1">main()</text:span><text:s/>restituiscono il tipo<text:s/><text:span text:style-name="OrgCode1">int</text:span>? Di cosa si tratta? Ha a che fare con una cosa chiamata<text:s/><text:span text:style-name="Emphasis1">exit status</text:span>, è un numero intero che può essere restituito al programma che ha lanciato il vostro per fargli sapere come sono andate le cose. Ora ci sono diversi modi in cui un programma può uscire in C incluso<text:s/><text:span text:style-name="OrgCode1">return</text:span><text:s/>da<text:s/><text:span text:style-name="OrgCode1">main()</text:span><text:s/>o chiamando una delle varianti<text:s/><text:span text:style-name="OrgCode1">exit()</text:span>.</text:p>
      <text:p text:style-name="P10">Tutti questi metodi accettano<text:s/><text:span text:style-name="OrgCode1">int</text:span><text:s/>come argomento.</text:p>
      <text:p text:style-name="P10">Nota a margine: hai visto che praticamente in tutti i miei esempi anche se<text:s/><text:span text:style-name="OrgCode1">main()</text:span><text:s/>dovrebbe restituire un<text:s/><text:span text:style-name="OrgCode1">int</text:span>, in realtà non<text:s/><text:span text:style-name="OrgCode1">return</text:span><text:s/>nulla? In qualsiasi altra funzione ciò sarebbe illegale ma c'è un caso speciale in C: se l'esecuzione raggiunge la fine di<text:s/><text:span text:style-name="OrgCode1">main()</text:span><text:s/>senza trovare un<text:s/><text:span text:style-name="OrgCode1">return</text:span><text:s/>esegue automaticamente un<text:s/><text:span text:style-name="OrgCode1">return 0</text:span>. Ma cosa significa lo<text:s/><text:span text:style-name="OrgCode1">0</text:span>? Quali altri numeri possiamo inserire? E come vengono utilizzati?</text:p>
      <text:p text:style-name="P10">Le specifiche sono chiare e vaghe sull'argomento come è comune. Chiaro perché spiega cosa puoi fare ma vago perché non lo limita particolarmente.</text:p>
      <text:p text:style-name="P10">Non resta altro che<text:s/><text:span text:style-name="Emphasis1">andare avanti</text:span><text:s/>e capirlo!</text:p>
      <text:p text:style-name="P10">Prendiamo Inception<text:note text:note-class="footnote"><text:note-citation>127</text:note-citation><text:note-body><text:p text:style-name="P14"><text:a xlink:type="simple" xlink:href="https://en.wikipedia.org/wiki/Inception"><text:span text:style-name="T3">https://en.wikipedia.org/wiki/Inception</text:span></text:a></text:p></text:note-body></text:note><text:s/>(inizio) per un secondo: scopriamo che quando esegui il tuo programma<text:s/><text:span text:style-name="Emphasis1">lo stai eseguendo da un altro programma</text:span>. Di solito quest'altro programma è qualche tipo di shell<text:note text:note-class="footnote"><text:note-citation>128</text:note-citation><text:note-body><text:p text:style-name="P14"><text:a xlink:type="simple" xlink:href="https://en.wikipedia.org/wiki/Shell_(computing)"><text:span text:style-name="T3">https://en.wikipedia.org/wiki/Shell_(computing)</text:span></text:a></text:p></text:note-body></text:note><text:s/>che non fa molto da sola se non avviare altri programmi.</text:p>
      <text:p text:style-name="P10">Ma questo è un processo multifase particolarmente visibile nelle shell della riga di comando:</text:p>
      <text:list text:style-name="OrgNumberedList16" xml:id="list-6d6882c9-331d-43b7-b9c2-3092f7502fe4">
        <text:list-item>
          <text:number>1.</text:number>
          <text:p text:style-name="P10">La shell avvia il tuo programma</text:p>
        </text:list-item>
        <text:list-item>
          <text:number>2.</text:number>
          <text:p text:style-name="P10">La shell in genere va in modalità di sospensione (per le shell della riga di comando)</text:p>
        </text:list-item>
        <text:list-item>
          <text:number>3.</text:number>
          <text:p text:style-name="P10">Il tuo programma viene eseguito</text:p>
        </text:list-item>
        <text:list-item>
          <text:number>4.</text:number>
          <text:p text:style-name="P10">Il tuo programma termina</text:p>
        </text:list-item>
        <text:list-item>
          <text:number>5.</text:number>
          <text:p text:style-name="P10">La shell si sveglia e attende un altro comando</text:p>
        </text:list-item>
      </text:list>
      <text:p text:style-name="P10">Ora c'è un piccolo pezzo di comunicazione che avviene tra i passaggi 4 e 5: il programma può restituire un<text:s/><text:span text:style-name="Emphasis1">valore di stato</text:span><text:s/>che la shell può interrogare. In genere questo valore viene utilizzato per indicare il successo o il fallimento del programma e in caso di fallimento, il tipo di fallimento.</text:p>
      <text:p text:style-name="P10">Questo valore è quello che stiamo<text:s/><text:span text:style-name="OrgCode1">return</text:span><text:s/>da<text:s/><text:span text:style-name="OrgCode1">main()</text:span>. Questo è lo status.</text:p>
      <text:p text:style-name="P10">Ora le specifiche C consentono due diversi valori di stato che hanno nomi di macro definiti in<text:s/><text:span text:style-name="OrgCode1">&lt;stdlib.h&gt;</text:span>:</text:p>
      <text:section text:name="Section20" text:style-name="OrgIndentedSection-Level-0">
        <text:p text:style-name="P3"/>
        <table:table table:style-name="Table1">
          <table:table-column table:style-name="Table1.A" table:number-columns-repeated="2"/>
          <table:table-row>
            <table:table-cell table:style-name="Table1.A1">
              <text:p text:style-name="P18">Stato</text:p>
            </table:table-cell>
            <table:table-cell table:style-name="Table1.A1">
              <text:p text:style-name="P18">Descrizione</text:p>
            </table:table-cell>
          </table:table-row>
          <table:table-row>
            <table:table-cell table:style-name="Table1.A2">
              <text:p text:style-name="P18"><text:span text:style-name="OrgCode1">EXIT_SUCCESS</text:span><text:s/>o 0</text:p>
            </table:table-cell>
            <table:table-cell table:style-name="Table1.A2">
              <text:p text:style-name="P18">Programma terminato con successo.</text:p>
            </table:table-cell>
          </table:table-row>
          <table:table-row>
            <table:table-cell table:style-name="Table1.A3">
              <text:p text:style-name="P18"><text:span text:style-name="OrgCode1">EXIT_FAILURE</text:span></text:p>
            </table:table-cell>
            <table:table-cell table:style-name="Table1.A3">
              <text:p text:style-name="P18">Programma terminato con un errore.</text:p>
            </table:table-cell>
          </table:table-row>
        </table:table>
        <text:p text:style-name="P3"/>
      </text:section>
      <text:p text:style-name="P10">Scriviamo un breve programma che moltiplichi due numeri dalla riga di comando. Richiederemo di specificare esattamente due valori. In caso contrario stamperemo un messaggio di errore e usciremo con uno stato di errore.</text:p>
      <text:p text:style-name="P16"><text:span text:style-name="OrgSrcFontLockPreprocessorFace1">#include</text:span><text:s/><text:span text:style-name="OrgSrcFontLockStringFace1">&lt;stdio.h&gt;</text:span></text:p>
      <text:p text:style-name="P16"><text:span text:style-name="OrgSrcFontLockPreprocessorFace1">#include</text:span><text:s/><text:span text:style-name="OrgSrcFontLockStringFace1">&lt;stdlib.h&gt;</text:span></text:p>
      <text:p text:style-name="P16"/>
      <text:p text:style-name="P16"><text:span text:style-name="OrgSrcFontLockTypeFace1">int</text:span><text:s/><text:span text:style-name="OrgSrcFontLockFunctionNameFace1">main</text:span>(<text:span text:style-name="OrgSrcFontLockTypeFace1">int</text:span><text:s/><text:span text:style-name="OrgSrcFontLockVariableNameFace1">argc</text:span>,<text:s/><text:span text:style-name="OrgSrcFontLockTypeFace1">char</text:span><text:s/>**<text:span text:style-name="OrgSrcFontLockVariableNameFace1">argv</text:span>)</text:p>
      <text:p text:style-name="P16">{</text:p>
      <text:p text:style-name="P16"><text:s text:c="4"/><text:span text:style-name="OrgSrcFontLockKeywordFace1">if</text:span><text:s/>(argc != 3) {</text:p>
      <text:p text:style-name="P16"><text:s text:c="8"/>printf(<text:span text:style-name="OrgSrcFontLockStringFace1">"usage: mult x y\n"</text:span>);</text:p>
      <text:p text:style-name="P16"><text:s text:c="8"/><text:span text:style-name="OrgSrcFontLockKeywordFace1">return</text:span><text:s/>EXIT_FAILURE;</text:p>
      <text:p text:style-name="P16"><text:span text:style-name="OrgSrcFontLockCommentDelimiterFace1">//<text:s/></text:span><text:span text:style-name="OrgSrcFontLockCommentFace1">Indica alla shell che non ha funzionato</text:span></text:p>
      <text:p text:style-name="P16"><text:s text:c="4"/>}</text:p>
      <text:p text:style-name="P16"/>
      <text:p text:style-name="P16"><text:s text:c="4"/>printf(<text:span text:style-name="OrgSrcFontLockStringFace1">"%d\n"</text:span>, atoi(argv[1]) * atoi(argv[2]));</text:p>
      <text:p text:style-name="P16"/>
      <text:p text:style-name="P16"><text:s text:c="4"/><text:span text:style-name="OrgSrcFontLockKeywordFace1">return</text:span><text:s/>0;</text:p>
      <text:p text:style-name="P16"><text:span text:style-name="OrgSrcFontLockCommentDelimiterFace1">//<text:s/></text:span><text:span text:style-name="OrgSrcFontLockCommentFace1">uguale a EXIT_SUCCESS, tutto andava bene.</text:span></text:p>
      <text:p text:style-name="P17">}</text:p>
      <text:p text:style-name="P10">Ora se proviamo a eseguirlo otteniamo l'effetto previsto finché non specifichiamo esattamente il numero corretto di argomenti della riga di comando:</text:p>
      <text:p text:style-name="P16">$ ./mult</text:p>
      <text:p text:style-name="P16">usage: mult x y</text:p>
      <text:p text:style-name="P16"/>
      <text:p text:style-name="P16">$ ./mult 3 4 5</text:p>
      <text:p text:style-name="P16">usage: mult x y</text:p>
      <text:p text:style-name="P16"/>
      <text:p text:style-name="P16">$ ./mult 3 4</text:p>
      <text:p text:style-name="P17">12</text:p>
      <text:p text:style-name="P10">Ma questo non mostra realmente lo stato di uscita che abbiamo restituito vero? Possiamo però far sì che la shell lo stampi. Supponendo che tu stia eseguendo Bash o un'altra shell POSIX, puoi usare<text:s/><text:span text:style-name="OrgCode1">echo $</text:span>? per vederlo<text:note text:note-class="footnote"><text:note-citation>129</text:note-citation><text:note-body><text:p text:style-name="P14">In Windows da<text:s/><text:span text:style-name="OrgCode1">cmd.exe</text:span><text:s/>digitare<text:s/><text:span text:style-name="OrgCode1">echo %errorlevel%</text:span>. In PowerShell digitare<text:s/><text:span text:style-name="OrgCode1">$LastExitCode</text:span></text:p></text:note-body></text:note>.</text:p>
      <text:p text:style-name="P10">Proviamo:</text:p>
      <text:p text:style-name="P16">$ ./mult</text:p>
      <text:p text:style-name="P16">usage: mult x y</text:p>
      <text:p text:style-name="P16">$ echo $?</text:p>
      <text:p text:style-name="P16">1</text:p>
      <text:p text:style-name="P16"/>
      <text:p text:style-name="P16">$ ./mult 3 4 5</text:p>
      <text:p text:style-name="P16">usage: mult x y</text:p>
      <text:p text:style-name="P16">$ echo $?</text:p>
      <text:p text:style-name="P16">1</text:p>
      <text:p text:style-name="P16"/>
      <text:p text:style-name="P16">$ ./mult 3 4</text:p>
      <text:p text:style-name="P16">12</text:p>
      <text:p text:style-name="P16">$ echo $?</text:p>
      <text:p text:style-name="P17">0</text:p>
      <text:p text:style-name="P10">Interessante! Vediamo che sul mio sistema<text:s/><text:span text:style-name="OrgCode1">EXIT_FAILURE</text:span><text:s/>è 1. Le specifiche non lo specificano quindi potrebbe essere qualsiasi numero. Ma provalo; probabilmente è 1 anche sul tuo sistema.</text:p>
      <text:h text:outline-level="3" text:style-name="P19"><text:bookmark text:name="org13909a5"/><text:bookmark-start text:name="OrgXref.org13909a5"/>Altri valori Exit Status<text:s/><text:bookmark-end text:name="OrgXref.org13909a5"/></text:h>
      <text:p text:style-name="P10">Lo stato 0 significa sicuramente successo, ma che dire di tutti gli altri numeri interi anche quelli negativi?</text:p>
      <text:p text:style-name="P10">Qui usciremo dalle specifiche C ed entreremo nel territorio Unix. In generale mentre 0 significa successo un numero positivo diverso da zero significa fallimento. Quindi puoi avere solo un tipo di successo e più tipi di fallimento.</text:p>
      <text:p text:style-name="P10">In breve, se vuoi indicare diversi stati di uscita degli errori in un ambiente Unix, puoi iniziare con<text:s/><text:span text:style-name="OrgCode1">1</text:span><text:s/>e procedere verso l'alto.</text:p>
      <text:p text:style-name="P10">Su Linux, se provi qualsiasi codice al di fuori dell'intervallo 0-255, eseguirà l'AND bit per bit del codice con<text:s/><text:span text:style-name="OrgCode1">0xff</text:span>, bloccandolo effettivamente in quell'intervallo.</text:p>
      <text:p text:style-name="P10">È possibile eseguire lo script della shell per utilizzare successivamente questi codici di stato per prendere decisioni su cosa fare dopo.</text:p>
      <text:h text:outline-level="2" text:style-name="P15"><text:bookmark text:name="orgb2e40fe"/><text:bookmark-start text:name="OrgXref.orgb2e40fe"/>variabili di ambiente<text:s/><text:bookmark-end text:name="OrgXref.orgb2e40fe"/></text:h>
      <text:p text:style-name="P10">Prima di entrare in questo argomento devo avvisarti che C non specifica cosa sia una variabile d'ambiente. Quindi descriverò il sistema di variabili d'ambiente che funziona su tutte le principali piattaforme di cui sono a conoscenza.</text:p>
      <text:p text:style-name="P10">Fondamentalmente l'ambiente è il programma che eseguirà il tuo programma ad esempio la shell bash. E potrebbe avere alcune variabili bash definite. Nel caso non lo sapessi la shell può creare le proprie variabili. Ogni shell è diversa, ma in bash puoi semplicemente digitare<text:s/><text:span text:style-name="OrgCode1">set</text:span><text:s/>e te li mostrerà tutti.</text:p>
      <text:p text:style-name="P10">Ecco un estratto dalle 61 variabili definite nella mia shell bash:</text:p>
      <text:p text:style-name="P16">HISTFILE=/home/beej/.bash_history</text:p>
      <text:p text:style-name="P16">HISTFILESIZE=500</text:p>
      <text:p text:style-name="P16">HISTSIZE=500</text:p>
      <text:p text:style-name="P16">HOME=/home/beej</text:p>
      <text:p text:style-name="P16">HOSTNAME=FBILAPTOP</text:p>
      <text:p text:style-name="P16">HOSTTYPE=x86_64</text:p>
      <text:p text:style-name="P17">IFS=$<text:span text:style-name="OrgSrcFontLockWarningFace1">'</text:span><text:s/>\t\n<text:span text:style-name="OrgSrcFontLockWarningFace1">'</text:span></text:p>
      <text:p text:style-name="P10">Nota che sono sotto forma di coppie chiave/valore. Ad esempio una chiave è<text:s/><text:span text:style-name="OrgCode1">HOSTTYPE</text:span><text:s/>e il suo valore è<text:s/><text:span text:style-name="OrgCode1">x86_64</text:span>. Da una prospettiva C tutti i valori sono stringhe anche se sono numeri<text:note text:note-class="footnote"><text:note-citation>130</text:note-citation><text:note-body><text:p text:style-name="P14">Se hai bisogno di un valore numerico, converti la stringa con qualcosa come<text:s/><text:span text:style-name="OrgCode1">atoi()</text:span><text:s/>o<text:s/><text:span text:style-name="OrgCode1">strtol()</text:span>.</text:p></text:note-body></text:note>. Quindi<text:s/><text:span text:style-name="Emphasis1">comunque</text:span>! Per farla breve è possibile ottenere questi valori dall'interno del tuo programma C.</text:p>
      <text:p text:style-name="P10">Scriviamo un programma che utilizza la funzione standard<text:s/><text:span text:style-name="OrgCode1">getenv()</text:span><text:s/>per cercare un valore impostato nella shell.</text:p>
      <text:p text:style-name="P10"><text:span text:style-name="OrgCode1">getenv()</text:span><text:s/>restituirà un puntatore alla stringa del valore, altrimenti<text:s/><text:span text:style-name="OrgCode1">NULL</text:span><text:s/>se la variabile d'ambiente non esiste.</text:p>
      <text:p text:style-name="P16"><text:span text:style-name="OrgSrcFontLockPreprocessorFace1">#include</text:span><text:s/><text:span text:style-name="OrgSrcFontLockStringFace1">&lt;stdio.h&gt;</text:span></text:p>
      <text:p text:style-name="P16"><text:span text:style-name="OrgSrcFontLockPreprocessorFace1">#include</text:span><text:s/><text:span text:style-name="OrgSrcFontLockStringFace1">&lt;stdlib.h&gt;</text:span></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text:span text:style-name="OrgSrcFontLockTypeFace1">char</text:span><text:s/>*<text:span text:style-name="OrgSrcFontLockVariableNameFace1">val</text:span><text:s/>= getenv(<text:span text:style-name="OrgSrcFontLockStringFace1">"FROTZ"</text:span>);<text:s text:c="2"/><text:span text:style-name="OrgSrcFontLockCommentDelimiterFace1">//<text:s/></text:span><text:span text:style-name="OrgSrcFontLockCommentFace1">Prova a ottenere il valore</text:span></text:p>
      <text:p text:style-name="P16"/>
      <text:p text:style-name="P16"><text:s text:c="4"/><text:span text:style-name="OrgSrcFontLockCommentDelimiterFace1">//<text:s/></text:span><text:span text:style-name="OrgSrcFontLockCommentFace1">Controlla per assicurarti che esista</text:span></text:p>
      <text:p text:style-name="P16"><text:s text:c="4"/><text:span text:style-name="OrgSrcFontLockKeywordFace1">if</text:span><text:s/>(val ==<text:s/><text:span text:style-name="OrgSrcFontLockConstantFace1">NULL</text:span>) {</text:p>
      <text:p text:style-name="P16"><text:s text:c="8"/>printf(<text:span text:style-name="OrgSrcFontLockStringFace1">"Cannot find the FROTZ environment variable\n"</text:span>);</text:p>
      <text:p text:style-name="P16"><text:s text:c="8"/><text:span text:style-name="OrgSrcFontLockKeywordFace1">return</text:span><text:s/>EXIT_FAILURE;</text:p>
      <text:p text:style-name="P16"><text:s text:c="4"/>}</text:p>
      <text:p text:style-name="P16"/>
      <text:p text:style-name="P16"><text:s text:c="4"/>printf(<text:span text:style-name="OrgSrcFontLockStringFace1">"Value: %s\n"</text:span>, val);</text:p>
      <text:p text:style-name="P17">}</text:p>
      <text:p text:style-name="P10">Se lo eseguo direttamente ottengo questo:</text:p>
      <text:p text:style-name="P16">$ ./foo</text:p>
      <text:p text:style-name="P17">Cannot find the FROTZ environment variable</text:p>
      <text:p text:style-name="P10">il che ha senso dato che non l'ho ancora impostato.</text:p>
      <text:p text:style-name="P10">In bash posso impostarlo su qualcosa con<text:note text:note-class="footnote"><text:note-citation>131</text:note-citation><text:note-body><text:p text:style-name="P14">In Windows CMD.EXE, utilizzare<text:s/><text:span text:style-name="OrgCode1">set FROTZ=value</text:span>. In PowerShell utilizzare<text:s/><text:span text:style-name="OrgCode1">$Env:FROTZ=value</text:span>.</text:p></text:note-body></text:note>:</text:p>
      <text:p text:style-name="P17">$ export FROTZ=<text:span text:style-name="OrgSrcFontLockStringFace1">"C is awesome!"</text:span></text:p>
      <text:p text:style-name="P10">Quindi se lo eseguo ottengo:</text:p>
      <text:p text:style-name="P16">$ ./foo</text:p>
      <text:p text:style-name="P17">Value: C is awesome!</text:p>
      <text:p text:style-name="P10">In questo modo puoi impostare i dati nelle variabili di ambiente e puoi inserirli nel tuo codice C e modificare il tuo comportamento di conseguenza.</text:p>
      <text:h text:outline-level="3" text:style-name="P19"><text:bookmark text:name="org084f773"/><text:bookmark-start text:name="OrgXref.org084f773"/>Impostazione delle variabili d'ambiente<text:s/><text:bookmark-end text:name="OrgXref.org084f773"/></text:h>
      <text:p text:style-name="P10">Questo non è standard, ma molti sistemi forniscono modi per impostare le variabili di ambiente. Se utilizzi un sistema Unix, cerca la documentazione per<text:s/><text:span text:style-name="OrgCode1">putenv()</text:span>,<text:s/><text:span text:style-name="OrgCode1">setenv()</text:span><text:s/>e<text:s/><text:span text:style-name="OrgCode1">unsetenv()</text:span>. Su Windows, vedere<text:s/><text:span text:style-name="OrgCode1">_putenv()</text:span>.</text:p>
      <text:h text:outline-level="3" text:style-name="P19"><text:bookmark-start text:name="OrgXref.org4907038"/><text:bookmark text:name="org4907038"/>Unix-like Variabili d'ambiente alternative<text:s/><text:bookmark-end text:name="OrgXref.org4907038"/></text:h>
      <text:p text:style-name="P10">Se utilizzi un sistema simile a Unix è probabile che tu abbia un altro paio di modi per ottenere l'accesso alle variabili di ambiente. Si noti che sebbene le specifiche lo indichino come un'estensione comune non è veramente parte dello standard C. Fa tuttavia parte dello standard POSIX. Una di queste è una variabile chiamata<text:s/><text:span text:style-name="OrgCode1">environ</text:span><text:s/>che va dichiarata così:</text:p>
      <text:p text:style-name="P17"><text:span text:style-name="OrgSrcFontLockKeywordFace1">extern</text:span><text:s/><text:span text:style-name="OrgSrcFontLockTypeFace1">char</text:span><text:s/>**<text:span text:style-name="OrgSrcFontLockVariableNameFace1">environ</text:span>;</text:p>
      <text:p text:style-name="P10">È un array di stringhe terminato con un puntatore<text:s/><text:span text:style-name="OrgCode1">NULL</text:span>.</text:p>
      <text:p text:style-name="P10">Dovresti dichiararlo tu stesso prima di usarlo altrimenti potresti trovarlo nel file di intestazione<text:s/><text:span text:style-name="OrgCode1">&lt;unistd.h&gt;</text:span><text:s/>non standard. Ogni stringa è nella forma<text:s/><text:span text:style-name="OrgCode1">"key=value"</text:span><text:s/>quindi dovrai dividerlo e analizzarlo tu stesso se vuoi ottenere chiavi e valori. Ecco un esempio di looping e stampa delle variabili di ambiente in un paio di modi diversi:</text:p>
      <text:p text:style-name="P16"><text:span text:style-name="OrgSrcFontLockPreprocessorFace1">#include</text:span><text:s/><text:span text:style-name="OrgSrcFontLockStringFace1">&lt;stdio.h&gt;</text:span></text:p>
      <text:p text:style-name="P16"/>
      <text:p text:style-name="P16"><text:span text:style-name="OrgSrcFontLockKeywordFace1">extern</text:span><text:s/><text:span text:style-name="OrgSrcFontLockTypeFace1">char</text:span><text:s/>**<text:span text:style-name="OrgSrcFontLockVariableNameFace1">environ</text:span>;</text:p>
      <text:p text:style-name="P16"><text:span text:style-name="OrgSrcFontLockCommentDelimiterFace1">//<text:s/></text:span><text:span text:style-name="OrgSrcFontLockCommentFace1">DEVE essere extern E chiamato "environ"</text:span></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text:span text:style-name="OrgSrcFontLockKeywordFace1">for</text:span><text:s/>(<text:span text:style-name="OrgSrcFontLockTypeFace1">char</text:span><text:s/>**<text:span text:style-name="OrgSrcFontLockVariableNameFace1">p</text:span><text:s/>= environ; *p !=<text:s/><text:span text:style-name="OrgSrcFontLockConstantFace1">NULL</text:span>; p++) {</text:p>
      <text:p text:style-name="P16"><text:s text:c="8"/>printf(<text:span text:style-name="OrgSrcFontLockStringFace1">"%s\n"</text:span>, *p);</text:p>
      <text:p text:style-name="P16"><text:s text:c="4"/>}</text:p>
      <text:p text:style-name="P16"/>
      <text:p text:style-name="P16"><text:s text:c="4"/><text:span text:style-name="OrgSrcFontLockCommentDelimiterFace1">//<text:s/></text:span><text:span text:style-name="OrgSrcFontLockCommentFace1">Or you could do this:</text:span></text:p>
      <text:p text:style-name="P16"><text:s text:c="4"/><text:span text:style-name="OrgSrcFontLockKeywordFace1">for</text:span><text:s/>(<text:span text:style-name="OrgSrcFontLockTypeFace1">int</text:span><text:s/><text:span text:style-name="OrgSrcFontLockVariableNameFace1">i</text:span><text:s/>= 0; environ[i] !=<text:s/><text:span text:style-name="OrgSrcFontLockConstantFace1">NULL</text:span>; i++) {</text:p>
      <text:p text:style-name="P16"><text:s text:c="8"/>printf(<text:span text:style-name="OrgSrcFontLockStringFace1">"%s\n"</text:span>, environ[i]);</text:p>
      <text:p text:style-name="P16"><text:s text:c="4"/>}</text:p>
      <text:p text:style-name="P17">}</text:p>
      <text:p text:style-name="P10">Per un gruppo di output simile a questo:</text:p>
      <text:p text:style-name="P16">SHELL=/bin/bash</text:p>
      <text:p text:style-name="P16">COLORTERM=truecolor</text:p>
      <text:p text:style-name="P16">TERM_PROGRAM_VERSION=1.53.2</text:p>
      <text:p text:style-name="P16">LOGNAME=beej</text:p>
      <text:p text:style-name="P16">HOME=/home/beej</text:p>
      <text:p text:style-name="P17">... etc ...</text:p>
      <text:p text:style-name="P10">Usa<text:s/><text:span text:style-name="OrgCode1">getenv()</text:span><text:s/>se possibile perché è più portabile. Ma se devi iterare sulle variabili di ambiente usare<text:s/><text:span text:style-name="OrgCode1">environ</text:span><text:s/>potrebbe essere la strada da percorrere. Un altro modo non standard per ottenere le variabili d'ambiente è di usarlo come parametro di<text:s/><text:span text:style-name="OrgCode1">main()</text:span>. Funziona più o meno allo stesso modo ma eviti di dover aggiungere la variabile<text:s/><text:span text:style-name="OrgCode1">extern environ</text:span>. Per quanto ne so nemmeno le specifiche POSIX lo supportano<text:note text:note-class="footnote"><text:note-citation>132</text:note-citation><text:note-body><text:p text:style-name="P14"><text:a xlink:type="simple" xlink:href="https://pubs.opengroup.org/onlinepubs/9699919799/functions/exec.html"><text:span text:style-name="T3">https://pubs.opengroup.org/onlinepubs/9699919799/functions/exec.html</text:span></text:a></text:p></text:note-body></text:note><text:s/>ma è comune nel territorio Unix.</text:p>
      <text:p text:style-name="P16"><text:span text:style-name="OrgSrcFontLockPreprocessorFace1">#include</text:span><text:s/><text:span text:style-name="OrgSrcFontLockStringFace1">&lt;stdio.h&gt;</text:span></text:p>
      <text:p text:style-name="P16"/>
      <text:p text:style-name="P16"><text:span text:style-name="OrgSrcFontLockTypeFace1">int</text:span><text:s/><text:span text:style-name="OrgSrcFontLockFunctionNameFace1">main</text:span>(<text:span text:style-name="OrgSrcFontLockTypeFace1">int</text:span><text:s/><text:span text:style-name="OrgSrcFontLockVariableNameFace1">argc</text:span>,<text:s/><text:span text:style-name="OrgSrcFontLockTypeFace1">char</text:span><text:s/>**<text:span text:style-name="OrgSrcFontLockVariableNameFace1">argv</text:span>,<text:s/><text:span text:style-name="OrgSrcFontLockTypeFace1">char</text:span><text:s/>**<text:span text:style-name="OrgSrcFontLockVariableNameFace1">env</text:span>)<text:s text:c="2"/><text:span text:style-name="OrgSrcFontLockCommentDelimiterFace1">//<text:s/></text:span><text:span text:style-name="OrgSrcFontLockCommentFace1">&lt;-- env!</text:span></text:p>
      <text:p text:style-name="P16">{</text:p>
      <text:p text:style-name="P16"><text:s text:c="4"/>(<text:span text:style-name="OrgSrcFontLockTypeFace1">void</text:span>)argc; (<text:span text:style-name="OrgSrcFontLockTypeFace1">void</text:span>)argv;<text:s text:c="2"/><text:span text:style-name="OrgSrcFontLockCommentDelimiterFace1">//<text:s/></text:span><text:span text:style-name="OrgSrcFontLockCommentFace1">Elimina gli avvisi inutilizzati</text:span></text:p>
      <text:p text:style-name="P16"/>
      <text:p text:style-name="P16"><text:s text:c="4"/><text:span text:style-name="OrgSrcFontLockKeywordFace1">for</text:span><text:s/>(<text:span text:style-name="OrgSrcFontLockTypeFace1">char</text:span><text:s/>**<text:span text:style-name="OrgSrcFontLockVariableNameFace1">p</text:span><text:s/>= env; *p !=<text:s/><text:span text:style-name="OrgSrcFontLockConstantFace1">NULL</text:span>; p++) {</text:p>
      <text:p text:style-name="P16"><text:s text:c="8"/>printf(<text:span text:style-name="OrgSrcFontLockStringFace1">"%s\n"</text:span>, *p);</text:p>
      <text:p text:style-name="P16"><text:s text:c="4"/>}</text:p>
      <text:p text:style-name="P16"/>
      <text:p text:style-name="P16"><text:s text:c="4"/><text:span text:style-name="OrgSrcFontLockCommentDelimiterFace1">//<text:s/></text:span><text:span text:style-name="OrgSrcFontLockCommentFace1">Or you could do this:</text:span></text:p>
      <text:p text:style-name="P16"><text:s text:c="4"/><text:span text:style-name="OrgSrcFontLockKeywordFace1">for</text:span><text:s/>(<text:span text:style-name="OrgSrcFontLockTypeFace1">int</text:span><text:s/><text:span text:style-name="OrgSrcFontLockVariableNameFace1">i</text:span><text:s/>= 0; env[i] !=<text:s/><text:span text:style-name="OrgSrcFontLockConstantFace1">NULL</text:span>; i++) {</text:p>
      <text:p text:style-name="P16"><text:s text:c="8"/>printf(<text:span text:style-name="OrgSrcFontLockStringFace1">"%s\n"</text:span>, env[i]);</text:p>
      <text:p text:style-name="P16"><text:s text:c="4"/>}</text:p>
      <text:p text:style-name="P17">}</text:p>
      <text:p text:style-name="P10">Proprio come usare<text:s/><text:span text:style-name="OrgCode1">environ</text:span><text:s/>ma ancora<text:s/><text:span text:style-name="Emphasis1">meno portabile</text:span>. È bello avere degli obiettivi.</text:p>
      <text:h text:outline-level="1" text:style-name="P9"><text:bookmark-start text:name="OrgXref.org56df75f"/><text:bookmark text:name="org56df75f"/>Il preprocessore C<text:s/><text:bookmark-end text:name="OrgXref.org56df75f"/></text:h>
      <text:p text:style-name="P10">Prima che il tuo programma venga compilato attraversa una fase chiamata<text:s/><text:span text:style-name="Emphasis1">preelaborazione</text:span>. È quasi come se ci fosse un linguaggio<text:s/><text:span text:style-name="Emphasis1">sopra</text:span><text:s/>il linguaggio C che viene eseguito per primo.</text:p>
      <text:p text:style-name="P10">Che restituisce il codice C e poi viene compilato. Lo abbiamo già visto in una certa misura con<text:s/><text:span text:style-name="OrgCode1">#include</text:span>! Questo è il preprocessore C! Vedendo quella direttiva, include il file nominato proprio lì proprio come se lo avessi digitato lì. E<text:s/><text:span text:style-name="Emphasis1">poi</text:span><text:s/>il compilatore costruisce il tutto.</text:p>
      <text:p text:style-name="P10">Ma si scopre che è molto più potente della semplice capacità di includere cose. Puoi definire<text:s/><text:span text:style-name="Emphasis1">macro</text:span><text:s/>che vengono sostituite… e anche macro che accettano argomenti!</text:p>
      <text:h text:outline-level="2" text:style-name="P15"><text:span text:style-name="OrgCode1"><text:bookmark text:name="org4610c97"/><text:bookmark-start text:name="OrgXref.org4610c97"/>#include</text:span><text:s/><text:bookmark-end text:name="OrgXref.org4610c97"/></text:h>
      <text:p text:style-name="P10">Cominciamo con quello che abbiamo già visto molte volte. Questo è ovviamente un modo per includere altre fonti nella tua fonte. Molto comunemente usato con i file header. Sebbene le specifiche consentano tutti i tipi di comportamento con<text:s/><text:span text:style-name="OrgCode1">#include</text:span><text:s/>adotteremo un approccio più pragmatico e parleremo del modo in cui funziona su ogni sistema che abbia mai visto. Possiamo dividere i file header in due categorie: sistema e locale. Cose che sono integrate come<text:s/><text:span text:style-name="OrgCode1">stdio.h</text:span>,<text:s/><text:span text:style-name="OrgCode1">stdlib.h</text:span>,<text:s/><text:span text:style-name="OrgCode1">math.h</text:span>, e così via è possibile includerli con parentesi angolari:</text:p>
      <text:p text:style-name="P16"><text:span text:style-name="OrgSrcFontLockPreprocessorFace1">#include</text:span><text:s/><text:span text:style-name="OrgSrcFontLockStringFace1">&lt;stdio.h&gt;</text:span></text:p>
      <text:p text:style-name="P17"><text:span text:style-name="OrgSrcFontLockPreprocessorFace1">#include</text:span><text:s/><text:span text:style-name="OrgSrcFontLockStringFace1">&lt;stdlib.h&gt;</text:span></text:p>
      <text:p text:style-name="P10">Le parentesi angolari indicano C: “Ehi, non cercare questo file di intestazione nella directory corrente: cerca invece nella directory di inclusione a livello di sistema.” Il che ovviamente implica che debba esserci un modo per includere i file locali dalla directory corrente. E c'è: con virgolette doppie:</text:p>
      <text:p text:style-name="P17"><text:span text:style-name="OrgSrcFontLockPreprocessorFace1">#include</text:span><text:s/><text:span text:style-name="OrgSrcFontLockStringFace1">"mioheader.h"</text:span></text:p>
      <text:p text:style-name="P10">Oppure molto probabilmente puoi cercare nelle directory relative usando barre e punti, come questo:</text:p>
      <text:p text:style-name="P16"><text:span text:style-name="OrgSrcFontLockPreprocessorFace1">#include</text:span><text:s/><text:span text:style-name="OrgSrcFontLockStringFace1">"miadir/mioheader.h"</text:span></text:p>
      <text:p text:style-name="P17"><text:span text:style-name="OrgSrcFontLockPreprocessorFace1">#include</text:span><text:s/><text:span text:style-name="OrgSrcFontLockStringFace1">"../qualcheheader.py"</text:span></text:p>
      <text:p text:style-name="P10">Non utilizzare una barra rovesciata<text:s/><text:span text:style-name="OrgCode1">(\)</text:span><text:s/>per i separatori di percorso nel tuo<text:s/><text:span text:style-name="OrgCode1">#include</text:span>! È un comportamento indefinito! Utilizzare solo la barra<text:s/><text:span text:style-name="OrgCode1">(/)</text:span><text:s/>anche su Windows. In sintesi utilizza le parentesi angolari (<text:span text:style-name="OrgCode1">&lt;</text:span><text:s/>e<text:s/><text:span text:style-name="OrgCode1">&gt;</text:span>) per le inclusioni di sistema e le virgolette doppie (<text:span text:style-name="OrgCode1">"</text:span>) per le inclusioni personali.</text:p>
      <text:h text:outline-level="2" text:style-name="P15"><text:bookmark text:name="orgc6a6ebb"/><text:bookmark-start text:name="OrgXref.orgc6a6ebb"/>Macro semplici<text:s/><text:bookmark-end text:name="OrgXref.orgc6a6ebb"/></text:h>
      <text:p text:style-name="P10">Una<text:s/><text:span text:style-name="Emphasis1">macro</text:span><text:s/>è un identificatore che viene<text:s/><text:span text:style-name="Emphasis1">espanso</text:span><text:s/>in un altro pezzo di codice prima ancora che il compilatore lo veda. Consideralo come un segnaposto: quando il preprocessore vede uno di questi identificatori lo sostituisce con un altro valore che hai definito.</text:p>
      <text:p text:style-name="P10">Lo facciamo con<text:s/><text:span text:style-name="OrgCode1">#define</text:span><text:s/>(spesso leggiamo “pound define”). Ecco un esempio:</text:p>
      <text:p text:style-name="P16"><text:span text:style-name="OrgSrcFontLockPreprocessorFace1">#include</text:span><text:s/><text:span text:style-name="OrgSrcFontLockStringFace1">&lt;stdio.h&gt;</text:span></text:p>
      <text:p text:style-name="P16"/>
      <text:p text:style-name="P16"><text:span text:style-name="OrgSrcFontLockPreprocessorFace1">#define</text:span><text:s/><text:span text:style-name="OrgSrcFontLockVariableNameFace1">CIAO</text:span><text:s/><text:span text:style-name="OrgSrcFontLockStringFace1">"Ciao mondo!"</text:span></text:p>
      <text:p text:style-name="P16"><text:span text:style-name="OrgSrcFontLockPreprocessorFace1">#define</text:span><text:s/><text:span text:style-name="OrgSrcFontLockVariableNameFace1">PI</text:span><text:s/>3.14159</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printf(<text:span text:style-name="OrgSrcFontLockStringFace1">"%s, %f\n"</text:span>, CIAO, PI);</text:p>
      <text:p text:style-name="P17">}</text:p>
      <text:p text:style-name="P10">Nelle righe 3 e 4 abbiamo definito un paio di macro. Ovunque questi appaiano altrove nel codice (riga 8), verranno sostituiti con i valori definiti.</text:p>
      <text:p text:style-name="P10">Dal punto di vista del compilatore C, è esattamente come se avessimo scritto questo, invece:</text:p>
      <text:p text:style-name="P16"><text:span text:style-name="OrgSrcFontLockPreprocessorFace1">#include</text:span><text:s/><text:span text:style-name="OrgSrcFontLockStringFace1">&lt;stdio.h&gt;</text:span></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printf(<text:span text:style-name="OrgSrcFontLockStringFace1">"%s, %f\n"</text:span>,<text:s/><text:span text:style-name="OrgSrcFontLockStringFace1">"Ciao mondo!"</text:span>, 3.14159);</text:p>
      <text:p text:style-name="P17">}</text:p>
      <text:p text:style-name="P10">Guarda come<text:s/><text:span text:style-name="OrgCode1">CIAO</text:span><text:s/>è stato sostituito con<text:s/><text:span text:style-name="OrgCode1">"Ciao mondo!"</text:span><text:s/>e<text:s/><text:span text:style-name="OrgCode1">PI</text:span><text:s/>è stato sostituito con<text:s/><text:span text:style-name="OrgCode1">3.14159</text:span>? Dal punto di vista del compilatore è proprio come se quei valori fossero apparsi proprio lì nel codice.</text:p>
      <text:p text:style-name="P10">Tieni presente che le macro non hanno un tipo specifico di<text:s/><text:span text:style-name="Emphasis1">per sé</text:span>. In realtà tutto ciò che accade è che vengono sostituiti all'inizio con qualunque cosa siano<text:s/><text:span text:style-name="OrgCode1">#define</text:span>. Se il codice C risultante non è valido il compilatore vomiterà.</text:p>
      <text:p text:style-name="P10">È inoltre possibile definire una macro senza valore:</text:p>
      <text:p text:style-name="P17"><text:span text:style-name="OrgSrcFontLockPreprocessorFace1">#define</text:span><text:s/><text:span text:style-name="OrgSrcFontLockVariableNameFace1">EXTRA_FELICE</text:span></text:p>
      <text:p text:style-name="P10">in tal caso, la macro esiste ed è definita ma è definita come nulla. Quindi ovunque si trovi nel testo verrà semplicemente sostituito con nulla. Vedremo l'utilizzo di questo in seguito.</text:p>
      <text:p text:style-name="P10">È convenzionale scrivere i nomi delle macro in<text:s/><text:span text:style-name="OrgCode1">TUTTO_MAIUSCOLO</text:span><text:s/>anche se tecnicamente non è richiesto.</text:p>
      <text:p text:style-name="P10">Nel complesso questo ti dà un modo per definire valori costanti che sono effettivamente globali e possono essere utilizzati<text:s/><text:span text:style-name="Emphasis1">ovunque</text:span>. Anche in quei luoghi in cui una variabile<text:s/><text:span text:style-name="OrgCode1">const</text:span><text:s/>non funziona ad esempio nei casi di<text:s/><text:span text:style-name="OrgCode1">switch</text:span><text:s/>e con lunghezze fisse di array.</text:p>
      <text:p text:style-name="P10">Detto questo online infuria il dibattito se una variabile<text:s/><text:span text:style-name="OrgCode1">const</text:span><text:s/>digitata sia migliore della macro<text:s/><text:span text:style-name="OrgCode1">#define</text:span><text:s/>nel caso generale.</text:p>
      <text:p text:style-name="P10">Può anche essere usato per sostituire o modificare parole chiave un concetto completamente estraneo a<text:s/><text:span text:style-name="OrgCode1">const</text:span><text:s/>anche se questa pratica dovrebbe essere usata con parsimonia.</text:p>
      <text:h text:outline-level="2" text:style-name="P15"><text:bookmark-start text:name="OrgXref.org0f63a39"/><text:bookmark text:name="org0f63a39"/>Compilazione condizionale<text:s/><text:bookmark-end text:name="OrgXref.org0f63a39"/></text:h>
      <text:p text:style-name="P10">È possibile fare in modo che il preprocessore decida se presentare o meno determinati blocchi di codice al compilatore o semplicemente rimuoverli completamente prima della compilazione.</text:p>
      <text:p text:style-name="P10">Lo facciamo fondamentalmente racchiudendo il codice in blocchi condizionali simili alle istruzioni<text:s/><text:span text:style-name="OrgCode1">if-else</text:span>.</text:p>
      <text:h text:outline-level="3" text:style-name="P19"><text:bookmark-start text:name="OrgXref.org65cb94f"/><text:bookmark text:name="org65cb94f"/>If definito,<text:s/><text:span text:style-name="OrgCode1">#ifdef</text:span><text:s/>e<text:s/><text:span text:style-name="OrgCode1">#endif</text:span><text:s/><text:bookmark-end text:name="OrgXref.org65cb94f"/></text:h>
      <text:p text:style-name="P10">Prima di tutto proviamo a compilare un codice specifico a seconda che sia definita o meno una macro.</text:p>
      <text:p text:style-name="P16"><text:span text:style-name="OrgSrcFontLockPreprocessorFace1">#include</text:span><text:s/><text:span text:style-name="OrgSrcFontLockStringFace1">&lt;stdio.h&gt;</text:span></text:p>
      <text:p text:style-name="P16"/>
      <text:p text:style-name="P16"><text:span text:style-name="OrgSrcFontLockPreprocessorFace1">#define</text:span><text:s/><text:span text:style-name="OrgSrcFontLockVariableNameFace1">EXTRA_FELICE</text:span></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
      <text:p text:style-name="P16"><text:span text:style-name="OrgSrcFontLockPreprocessorFace1">#ifdef</text:span><text:s/>EXTRA_FELICE</text:p>
      <text:p text:style-name="P16"><text:s text:c="4"/>printf(<text:span text:style-name="OrgSrcFontLockStringFace1">"Sono extra felice!\n"</text:span>);</text:p>
      <text:p text:style-name="P16"><text:span text:style-name="OrgSrcFontLockPreprocessorFace1">#endif</text:span></text:p>
      <text:p text:style-name="P16"/>
      <text:p text:style-name="P16"><text:s text:c="4"/>printf(<text:span text:style-name="OrgSrcFontLockStringFace1">"OK!\n"</text:span>);</text:p>
      <text:p text:style-name="P17">}</text:p>
      <text:p text:style-name="P10">In questo esempio definiamo<text:s/><text:span text:style-name="OrgCode1">EXTRA_FELICE</text:span><text:s/>(ad essere nulla ma<text:s/><text:span text:style-name="Emphasis1">è</text:span><text:s/>definito), poi alla riga 8 controlliamo se è definito con una direttiva<text:s/><text:span text:style-name="OrgCode1">#ifdef</text:span>. Se viene definito, il codice successivo verrà incluso fino al<text:s/><text:span text:style-name="OrgCode1">#endif</text:span>.</text:p>
      <text:p text:style-name="P10">Quindi poiché è definito il codice verrà incluso per la compilazione e l'output sarà:</text:p>
      <text:p text:style-name="P16">Sono extra felice<text:span text:style-name="OrgSrcFontLockNegationCharFace1">!</text:span></text:p>
      <text:p text:style-name="P17">OK!</text:p>
      <text:p text:style-name="P10">Se dovessimo commentare<text:s/><text:span text:style-name="OrgCode1">#define</text:span><text:s/>in questo modo:</text:p>
      <text:p text:style-name="P17"><text:span text:style-name="OrgSrcFontLockCommentDelimiterFace1">//</text:span><text:span text:style-name="OrgSrcFontLockCommentFace1">#define EXTRA_FELICE</text:span></text:p>
      <text:p text:style-name="P10">quindi non verrebbe definito e il codice non verrebbe incluso nella compilazione. E l'output sarebbe semplicemente:</text:p>
      <text:p text:style-name="P17">OK!</text:p>
      <text:p text:style-name="P10">È importante ricordare che queste decisioni avvengono in fase di compilazione! Il codice viene effettivamente compilato o rimosso a seconda della condizione. Ciò è in contrasto con un'istruzione<text:s/><text:span text:style-name="OrgCode1">if</text:span><text:s/>standard che viene valutata mentre il programma è in esecuzione.</text:p>
      <text:h text:outline-level="3" text:style-name="P19"><text:bookmark-start text:name="OrgXref.org85d1167"/><text:bookmark text:name="org85d1167"/>If Non definito,<text:s/><text:span text:style-name="OrgCode1">#ifndef</text:span><text:s/><text:bookmark-end text:name="OrgXref.org85d1167"/></text:h>
      <text:p text:style-name="P10">C'è anche il senso negativo di “if definito”: “if non definito” o<text:s/><text:span text:style-name="OrgCode1">#ifndef</text:span>. Potremmo modificare l'esempio precedente per produrre cose diverse a seconda che qualcosa sia stato definito o meno:</text:p>
      <text:p text:style-name="P16"><text:span text:style-name="OrgSrcFontLockPreprocessorFace1">#ifdef</text:span><text:s/>EXTRA_FELICE</text:p>
      <text:p text:style-name="P16"><text:s text:c="4"/>printf(<text:span text:style-name="OrgSrcFontLockStringFace1">"Sono extra felice!\n"</text:span>);</text:p>
      <text:p text:style-name="P16"><text:span text:style-name="OrgSrcFontLockPreprocessorFace1">#endif</text:span></text:p>
      <text:p text:style-name="P16"/>
      <text:p text:style-name="P16"><text:span text:style-name="OrgSrcFontLockPreprocessorFace1">#ifndef</text:span><text:s/>EXTRA_FELICE</text:p>
      <text:p text:style-name="P16"><text:s text:c="4"/>printf(<text:span text:style-name="OrgSrcFontLockStringFace1">"Sono normale\n"</text:span>);</text:p>
      <text:p text:style-name="P17"><text:span text:style-name="OrgSrcFontLockPreprocessorFace1">#endif</text:span></text:p>
      <text:p text:style-name="P10">Vedremo un modo più pulito per farlo nella prossima sezione.</text:p>
      <text:p text:style-name="P10">Ricollegando il tutto ai file header abbiamo visto come possiamo far sì che i file header vengano inclusi solo una volta racchiudendoli in direttive del preprocessore come questa:</text:p>
      <text:p text:style-name="P16"><text:span text:style-name="OrgSrcFontLockPreprocessorFace1">#ifndef</text:span><text:s/>MIOHEADER_H<text:s text:c="2"/><text:span text:style-name="OrgSrcFontLockCommentDelimiterFace1">//<text:s/></text:span><text:span text:style-name="OrgSrcFontLockCommentFace1">Prima linea di mioheader.h</text:span></text:p>
      <text:p text:style-name="P16"><text:span text:style-name="OrgSrcFontLockPreprocessorFace1">#define</text:span><text:s/><text:span text:style-name="OrgSrcFontLockVariableNameFace1">MIOHEADER_H</text:span></text:p>
      <text:p text:style-name="P16"/>
      <text:p text:style-name="P16"><text:span text:style-name="OrgSrcFontLockTypeFace1">int</text:span><text:s/><text:span text:style-name="OrgSrcFontLockVariableNameFace1">x</text:span><text:s/>= 12;</text:p>
      <text:p text:style-name="P16"/>
      <text:p text:style-name="P17"><text:span text:style-name="OrgSrcFontLockPreprocessorFace1">#endif</text:span><text:s text:c="2"/><text:span text:style-name="OrgSrcFontLockCommentDelimiterFace1">//<text:s/></text:span><text:span text:style-name="OrgSrcFontLockCommentFace1">Ultima riga di mioheader.h</text:span></text:p>
      <text:p text:style-name="P10">Ciò dimostra come una macro persista tra file e più<text:s/><text:span text:style-name="OrgCode1">#include</text:span>. Se non è ancora definito definiamolo e compiliamo l'intero file header.</text:p>
      <text:p text:style-name="P10">Ma la prossima volta che viene incluso vediamo che<text:s/><text:span text:style-name="OrgCode1">MYHEADER_H</text:span><text:s/><text:span text:style-name="Emphasis1">è</text:span><text:s/>definito quindi non inviamo il file di intestazione al compilatore: viene effettivamente rimosso.</text:p>
      <text:h text:outline-level="3" text:style-name="P19"><text:span text:style-name="OrgCode1"><text:bookmark-start text:name="OrgXref.org15e094a"/><text:bookmark text:name="org15e094a"/>#else</text:span><text:s/><text:bookmark-end text:name="OrgXref.org15e094a"/></text:h>
      <text:p text:style-name="P10">Ma non è tutto ciò che possiamo fare! C'è anche un<text:s/><text:span text:style-name="OrgCode1">#else</text:span><text:s/>che possiamo aggiungere al mix.</text:p>
      <text:p text:style-name="P10">Modifichiamo l'esempio precedente:</text:p>
      <text:p text:style-name="P16"><text:span text:style-name="OrgSrcFontLockPreprocessorFace1">#ifdef</text:span><text:s/>EXTRA_FELICE</text:p>
      <text:p text:style-name="P16"><text:s text:c="4"/>printf(<text:span text:style-name="OrgSrcFontLockStringFace1">"Sono extra felice!\n"</text:span>);</text:p>
      <text:p text:style-name="P16"><text:span text:style-name="OrgSrcFontLockPreprocessorFace1">#else</text:span></text:p>
      <text:p text:style-name="P16"><text:s text:c="4"/>printf(<text:span text:style-name="OrgSrcFontLockStringFace1">"Sono normale\n"</text:span>);</text:p>
      <text:p text:style-name="P17"><text:span text:style-name="OrgSrcFontLockPreprocessorFace1">#endif</text:span></text:p>
      <text:p text:style-name="P10">Ora se<text:s/><text:span text:style-name="OrgCode1">EXTRA_FELICE</text:span><text:s/>non è definito colpirà la clausola<text:s/><text:span text:style-name="OrgCode1">#else</text:span><text:s/>e verrà stampato:</text:p>
      <text:p text:style-name="P17">Sono normale</text:p>
      <text:h text:outline-level="3" text:style-name="P19"><text:bookmark-start text:name="OrgXref.orgce0ee83"/><text:bookmark text:name="orgce0ee83"/>Else-If:<text:s/><text:span text:style-name="OrgCode1">#elifdef</text:span>,<text:s/><text:span text:style-name="OrgCode1">#elifndef</text:span><text:s/><text:bookmark-end text:name="OrgXref.orgce0ee83"/></text:h>
      <text:p text:style-name="P10">Questa funzionalità è nuova in C23!</text:p>
      <text:p text:style-name="P10">E se volessi qualcosa di più complesso però? Forse hai bisogno di una struttura a cascata if-else per creare correttamente il tuo codice?</text:p>
      <text:p text:style-name="P10">Fortunatamente abbiamo queste direttive a nostra disposizione. Possiamo usare<text:s/><text:span text:style-name="OrgCode1">#elifdef</text:span><text:s/>per “else if definito”:</text:p>
      <text:p text:style-name="P16"><text:span text:style-name="OrgSrcFontLockPreprocessorFace1">#ifdef</text:span><text:s/>MODE_1</text:p>
      <text:p text:style-name="P16"><text:s text:c="4"/>printf(<text:span text:style-name="OrgSrcFontLockStringFace1">"Questo è mode 1\n"</text:span>);</text:p>
      <text:p text:style-name="P16"><text:span text:style-name="OrgSrcFontLockPreprocessorFace1">#elifdef</text:span><text:s/>MODE_2</text:p>
      <text:p text:style-name="P16"><text:s text:c="4"/>printf(<text:span text:style-name="OrgSrcFontLockStringFace1">"Questo è mode 2\n"</text:span>);</text:p>
      <text:p text:style-name="P16"><text:span text:style-name="OrgSrcFontLockPreprocessorFace1">#elifdef</text:span><text:s/>MODE_3</text:p>
      <text:p text:style-name="P16"><text:s text:c="4"/>printf(<text:span text:style-name="OrgSrcFontLockStringFace1">"Questo è mode 3\n"</text:span>);</text:p>
      <text:p text:style-name="P16"><text:span text:style-name="OrgSrcFontLockPreprocessorFace1">#else</text:span></text:p>
      <text:p text:style-name="P16"><text:s text:c="4"/>printf(<text:span text:style-name="OrgSrcFontLockStringFace1">"Ci sono altre mode\n"</text:span>);</text:p>
      <text:p text:style-name="P17"><text:span text:style-name="OrgSrcFontLockPreprocessorFace1">#endif</text:span></text:p>
      <text:p text:style-name="P10">D'altra parte puoi usare<text:s/><text:span text:style-name="OrgCode1">#elifndef</text:span><text:s/>per “else if non definito”.</text:p>
      <text:h text:outline-level="3" text:style-name="P19"><text:bookmark text:name="org4d47720"/><text:bookmark-start text:name="OrgXref.org4d47720"/>Condizionale generale:<text:s/><text:span text:style-name="OrgCode1">#if</text:span>,<text:s/><text:span text:style-name="OrgCode1">#elif</text:span><text:s/><text:bookmark-end text:name="OrgXref.org4d47720"/></text:h>
      <text:p text:style-name="P10">Funziona in modo molto simile alle direttive<text:s/><text:span text:style-name="OrgCode1">#ifdef</text:span><text:s/>e<text:s/><text:span text:style-name="OrgCode1">#ifndef</text:span><text:s/>in quanto puoi anche avere un<text:s/><text:span text:style-name="OrgCode1">#else</text:span><text:s/>e il tutto si conclude con<text:s/><text:span text:style-name="OrgCode1">#endif</text:span>.</text:p>
      <text:p text:style-name="P10">L'unica differenza è che l'espressione costante dopo<text:s/><text:span text:style-name="OrgCode1">#if</text:span><text:s/>deve essere valutata come vera (diversa da zero) affinché il codice in<text:s/><text:span text:style-name="OrgCode1">#if</text:span><text:s/>venga compilato. Quindi invece di stabilire se qualcosa sia definito o meno, vogliamo un'espressione che valga come vero.</text:p>
      <text:p text:style-name="P16"><text:span text:style-name="OrgSrcFontLockPreprocessorFace1">#include</text:span><text:s/><text:span text:style-name="OrgSrcFontLockStringFace1">&lt;stdio.h&gt;</text:span></text:p>
      <text:p text:style-name="P16"/>
      <text:p text:style-name="P16"><text:span text:style-name="OrgSrcFontLockPreprocessorFace1">#define</text:span><text:s/><text:span text:style-name="OrgSrcFontLockVariableNameFace1">FATTORE_FELICITA</text:span><text:s/>1</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
      <text:p text:style-name="P16"><text:span text:style-name="OrgSrcFontLockPreprocessorFace1">#if</text:span><text:s/>FATTORE_FELICITA == 0</text:p>
      <text:p text:style-name="P16"><text:s text:c="4"/>printf(<text:span text:style-name="OrgSrcFontLockStringFace1">"Non sono felice!\n"</text:span>);</text:p>
      <text:p text:style-name="P16"><text:span text:style-name="OrgSrcFontLockPreprocessorFace1">#elif</text:span><text:s/>FATTORE_FELICITA == 1</text:p>
      <text:p text:style-name="P16"><text:s text:c="4"/>printf(<text:span text:style-name="OrgSrcFontLockStringFace1">"Sono solo normale\n"</text:span>);</text:p>
      <text:p text:style-name="P16"><text:span text:style-name="OrgSrcFontLockPreprocessorFace1">#else</text:span></text:p>
      <text:p text:style-name="P16"><text:s text:c="4"/>printf(<text:span text:style-name="OrgSrcFontLockStringFace1">"Sono extra felice!\n"</text:span>);</text:p>
      <text:p text:style-name="P16"><text:span text:style-name="OrgSrcFontLockPreprocessorFace1">#endif</text:span></text:p>
      <text:p text:style-name="P16"/>
      <text:p text:style-name="P16"><text:s text:c="4"/>printf(<text:span text:style-name="OrgSrcFontLockStringFace1">"OK!\n"</text:span>);</text:p>
      <text:p text:style-name="P17">}</text:p>
      <text:p text:style-name="P10">Ancora una volta per le clausole<text:s/><text:span text:style-name="OrgCode1">#if</text:span><text:s/>senza corrispondenza il compilatore non vedrà nemmeno quelle righe. Per il codice precedente una volta terminato il preprocessore tutto ciò che vede il compilatore è:</text:p>
      <text:p text:style-name="P16"><text:span text:style-name="OrgSrcFontLockPreprocessorFace1">#include</text:span><text:s/><text:span text:style-name="OrgSrcFontLockStringFace1">&lt;stdio.h&gt;</text:span></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
      <text:p text:style-name="P16"><text:s text:c="4"/>printf(<text:span text:style-name="OrgSrcFontLockStringFace1">"Sono solo normale\n"</text:span>);</text:p>
      <text:p text:style-name="P16"/>
      <text:p text:style-name="P16"><text:s text:c="4"/>printf(<text:span text:style-name="OrgSrcFontLockStringFace1">"OK!\n"</text:span>);</text:p>
      <text:p text:style-name="P17">}</text:p>
      <text:p text:style-name="P10">Una cosa da hacker per cui viene utilizzato è commentare rapidamente un gran numero di righe<text:note text:note-class="footnote"><text:note-citation>133</text:note-citation><text:note-body><text:p text:style-name="P14">Non puoi sempre racchiudere il codice tra i commenti<text:s/><text:span text:style-name="OrgCode1">/* */</text:span><text:s/>perché questi non si nidificano.</text:p></text:note-body></text:note>.</text:p>
      <text:p text:style-name="P10">Se metti un<text:s/><text:span text:style-name="OrgCode1">#if 0</text:span><text:s/>("if false") all'inizio del blocco da commentare e un<text:s/><text:span text:style-name="OrgCode1">#endif</text:span><text:s/>alla fine puoi ottenere questo effetto:</text:p>
      <text:p text:style-name="P16"><text:span text:style-name="OrgSrcFontLockPreprocessorFace1">#if</text:span><text:s/>0</text:p>
      <text:p text:style-name="P16"><text:s text:c="4"/>printf(<text:span text:style-name="OrgSrcFontLockStringFace1">"Tutto questo è codice"</text:span>);<text:s/><text:span text:style-name="OrgSrcFontLockCommentDelimiterFace1">/*<text:s/></text:span><text:span text:style-name="OrgSrcFontLockCommentFace1">è effettivo</text:span><text:span text:style-name="OrgSrcFontLockCommentDelimiterFace1"><text:s/>*/</text:span></text:p>
      <text:p text:style-name="P16"><text:s text:c="4"/>printf(<text:span text:style-name="OrgSrcFontLockStringFace1">"commento fuori"</text:span>);<text:s/><text:span text:style-name="OrgSrcFontLockCommentDelimiterFace1">//<text:s/></text:span><text:span text:style-name="OrgSrcFontLockCommentFace1">a causa di #if 0</text:span></text:p>
      <text:p text:style-name="P17"><text:span text:style-name="OrgSrcFontLockPreprocessorFace1">#endif</text:span></text:p>
      <text:p text:style-name="P10">Cosa succede se utilizzi un compilatore precedente a C23 e non disponi del supporto per la direttiva<text:s/><text:span text:style-name="OrgCode1">#elifdef</text:span><text:s/>o<text:s/><text:span text:style-name="OrgCode1">#elifndef</text:span>? Come possiamo ottenere lo stesso effetto con<text:s/><text:span text:style-name="OrgCode1">#if</text:span>? Cioè, e se lo volessi?:</text:p>
      <text:p text:style-name="P16"><text:span text:style-name="OrgSrcFontLockPreprocessorFace1">#ifdef</text:span><text:s/>FOO</text:p>
      <text:p text:style-name="P16"><text:s text:c="4"/>x = 2;</text:p>
      <text:p text:style-name="P16"><text:span text:style-name="OrgSrcFontLockPreprocessorFace1">#elifdef</text:span><text:s/>BAR</text:p>
      <text:p text:style-name="P16"><text:span text:style-name="OrgSrcFontLockCommentDelimiterFace1">//<text:s/></text:span><text:span text:style-name="OrgSrcFontLockCommentFace1">POTENZIALE ERRORE: Non supportato prima di C23</text:span></text:p>
      <text:p text:style-name="P16"><text:s text:c="4"/>x = 3;</text:p>
      <text:p text:style-name="P17"><text:span text:style-name="OrgSrcFontLockPreprocessorFace1">#endif</text:span></text:p>
      <text:p text:style-name="P10">Come potrei farlo?</text:p>
      <text:p text:style-name="P10">Si scopre che esiste un operatore del preprocessore chiamato<text:s/><text:span text:style-name="OrgCode1">defined</text:span><text:s/>che possiamo usare con un'istruzione<text:s/><text:span text:style-name="OrgCode1">#if</text:span>.</text:p>
      <text:p text:style-name="P10">Questi sono equivalenti:</text:p>
      <text:p text:style-name="P16"><text:span text:style-name="OrgSrcFontLockPreprocessorFace1">#ifdef</text:span><text:s/>FOO</text:p>
      <text:p text:style-name="P16"><text:span text:style-name="OrgSrcFontLockPreprocessorFace1">#if</text:span><text:s/><text:span text:style-name="OrgSrcFontLockPreprocessorFace1">defined</text:span><text:s/>FOO</text:p>
      <text:p text:style-name="P16"><text:span text:style-name="OrgSrcFontLockPreprocessorFace1">#if</text:span><text:s/><text:span text:style-name="OrgSrcFontLockPreprocessorFace1">defined</text:span>(FOO)</text:p>
      <text:p text:style-name="P17"><text:span text:style-name="OrgSrcFontLockCommentDelimiterFace1">//<text:s/></text:span><text:span text:style-name="OrgSrcFontLockCommentFace1">Parentesi facoltative</text:span></text:p>
      <text:p text:style-name="P10">Come anche questi:</text:p>
      <text:p text:style-name="P16"><text:span text:style-name="OrgSrcFontLockPreprocessorFace1">#ifndef</text:span><text:s/>FOO</text:p>
      <text:p text:style-name="P16"><text:span text:style-name="OrgSrcFontLockPreprocessorFace1">#if</text:span><text:s/><text:span text:style-name="OrgSrcFontLockNegationCharFace1">!</text:span><text:span text:style-name="OrgSrcFontLockPreprocessorFace1">defined</text:span><text:s/>FOO</text:p>
      <text:p text:style-name="P16"><text:span text:style-name="OrgSrcFontLockPreprocessorFace1">#if</text:span><text:s/><text:span text:style-name="OrgSrcFontLockNegationCharFace1">!</text:span><text:span text:style-name="OrgSrcFontLockPreprocessorFace1">defined</text:span>(FOO)</text:p>
      <text:p text:style-name="P17"><text:span text:style-name="OrgSrcFontLockCommentDelimiterFace1">//<text:s/></text:span><text:span text:style-name="OrgSrcFontLockCommentFace1">Parentesi facoltative</text:span></text:p>
      <text:p text:style-name="P10">Nota come possiamo usare lo standard NOT operatore (!) per “not defined”.</text:p>
      <text:p text:style-name="P10">Quindi ora siamo di nuovo nella terra<text:s/><text:span text:style-name="OrgCode1">#if</text:span><text:s/>e possiamo usare<text:s/><text:span text:style-name="OrgCode1">#elif</text:span><text:s/>impunemente!</text:p>
      <text:p text:style-name="P10">Questo codice rotto:</text:p>
      <text:p text:style-name="P16"><text:span text:style-name="OrgSrcFontLockPreprocessorFace1">#ifdef</text:span><text:s/>FOO</text:p>
      <text:p text:style-name="P16"><text:s text:c="4"/>x = 2;</text:p>
      <text:p text:style-name="P16"><text:span text:style-name="OrgSrcFontLockPreprocessorFace1">#elifdef</text:span><text:s/>BAR</text:p>
      <text:p text:style-name="P16"><text:span text:style-name="OrgSrcFontLockCommentDelimiterFace1">//<text:s/></text:span><text:span text:style-name="OrgSrcFontLockCommentFace1">ERRORE POTENZIALE: non supportato in precedenza a C23</text:span></text:p>
      <text:p text:style-name="P16"><text:s text:c="4"/>x = 3;</text:p>
      <text:p text:style-name="P17"><text:span text:style-name="OrgSrcFontLockPreprocessorFace1">#endif</text:span></text:p>
      <text:p text:style-name="P10">può essere sostituito con:</text:p>
      <text:p text:style-name="P16"><text:span text:style-name="OrgSrcFontLockPreprocessorFace1">#if</text:span><text:s/><text:span text:style-name="OrgSrcFontLockPreprocessorFace1">defined</text:span><text:s/>FOO</text:p>
      <text:p text:style-name="P16"><text:s text:c="4"/>x = 2;</text:p>
      <text:p text:style-name="P16"><text:span text:style-name="OrgSrcFontLockPreprocessorFace1">#elif</text:span><text:s/><text:span text:style-name="OrgSrcFontLockPreprocessorFace1">defined</text:span><text:s/>BAR</text:p>
      <text:p text:style-name="P16"><text:s text:c="4"/>x = 3;</text:p>
      <text:p text:style-name="P17"><text:span text:style-name="OrgSrcFontLockPreprocessorFace1">#endif</text:span></text:p>
      <text:h text:outline-level="3" text:style-name="P19"><text:bookmark-start text:name="OrgXref.orgee413a0"/><text:bookmark text:name="orgee413a0"/>Perdere una macro:<text:s/><text:span text:style-name="OrgCode1">#undef</text:span><text:s/><text:bookmark-end text:name="OrgXref.orgee413a0"/></text:h>
      <text:p text:style-name="P10">Se hai definito qualcosa ma non ti serve più puoi annullarne la definizione con<text:s/><text:span text:style-name="OrgCode1">#undef</text:span>.</text:p>
      <text:p text:style-name="P16"><text:span text:style-name="OrgSrcFontLockPreprocessorFace1">#include</text:span><text:s/><text:span text:style-name="OrgSrcFontLockStringFace1">&lt;stdio.h&gt;</text:span></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pan text:style-name="OrgSrcFontLockPreprocessorFace1">#define</text:span><text:s/><text:span text:style-name="OrgSrcFontLockVariableNameFace1">CAPRE</text:span></text:p>
      <text:p text:style-name="P16"/>
      <text:p text:style-name="P16"><text:span text:style-name="OrgSrcFontLockPreprocessorFace1">#ifdef</text:span><text:s/>CAPRE</text:p>
      <text:p text:style-name="P16"><text:s text:c="4"/>printf(<text:span text:style-name="OrgSrcFontLockStringFace1">"Capre rilevate!\n"</text:span>);<text:s text:c="2"/><text:span text:style-name="OrgSrcFontLockCommentDelimiterFace1">//<text:s/></text:span><text:span text:style-name="OrgSrcFontLockCommentFace1">stampa</text:span></text:p>
      <text:p text:style-name="P16"><text:span text:style-name="OrgSrcFontLockPreprocessorFace1">#endif</text:span></text:p>
      <text:p text:style-name="P16"/>
      <text:p text:style-name="P16"><text:span text:style-name="OrgSrcFontLockPreprocessorFace1">#undef</text:span><text:s/>CAPRE<text:s text:c="2"/><text:span text:style-name="OrgSrcFontLockCommentDelimiterFace1">//<text:s/></text:span><text:span text:style-name="OrgSrcFontLockCommentFace1">Rendi CAPRE non più definito</text:span></text:p>
      <text:p text:style-name="P16"/>
      <text:p text:style-name="P16"><text:span text:style-name="OrgSrcFontLockPreprocessorFace1">#ifdef</text:span><text:s/>CAPRE</text:p>
      <text:p text:style-name="P16"><text:s text:c="4"/>printf(<text:span text:style-name="OrgSrcFontLockStringFace1">"Capre rilevate, di nuovo!\n"</text:span>);<text:s/><text:span text:style-name="OrgSrcFontLockCommentDelimiterFace1">//<text:s/></text:span><text:span text:style-name="OrgSrcFontLockCommentFace1">non stampa</text:span></text:p>
      <text:p text:style-name="P16"><text:span text:style-name="OrgSrcFontLockPreprocessorFace1">#endif</text:span></text:p>
      <text:p text:style-name="P17">}</text:p>
      <text:h text:outline-level="2" text:style-name="P15"><text:bookmark text:name="orge7faf59"/><text:bookmark-start text:name="OrgXref.orge7faf59"/>Macro integrate<text:s/><text:bookmark-end text:name="OrgXref.orge7faf59"/></text:h>
      <text:p text:style-name="P10">Lo standard definisce molte macro integrate che puoi testare e utilizzare per la compilazione condizionale. Diamo un'occhiata a quelli qui.</text:p>
      <text:h text:outline-level="3" text:style-name="P19"><text:bookmark text:name="org88de805"/><text:bookmark-start text:name="OrgXref.org88de805"/>Macro obbligatorie<text:s/><text:bookmark-end text:name="OrgXref.org88de805"/></text:h>
      <text:p text:style-name="P10">Questi sono tutti definiti:</text:p>
      <text:section text:name="Section21" text:style-name="OrgIndentedSection-Level-0">
        <text:p text:style-name="P3"/>
        <table:table table:style-name="Table1">
          <table:table-column table:style-name="Table1.A" table:number-columns-repeated="2"/>
          <table:table-row>
            <table:table-cell table:style-name="Table1.A1">
              <text:p text:style-name="P18">Macro</text:p>
            </table:table-cell>
            <table:table-cell table:style-name="Table1.A1">
              <text:p text:style-name="P18">Descrizione</text:p>
            </table:table-cell>
          </table:table-row>
          <table:table-row>
            <table:table-cell table:style-name="Table1.A2">
              <text:p text:style-name="P18"><text:span text:style-name="OrgCode1">__DATE__</text:span></text:p>
            </table:table-cell>
            <table:table-cell table:style-name="Table1.A2">
              <text:p text:style-name="P18">La data di compilazione, ad esempio quando stai compilando questo file, in formato<text:s/><text:span text:style-name="OrgCode1">Mmm dd yyyy</text:span></text:p>
            </table:table-cell>
          </table:table-row>
          <table:table-row>
            <table:table-cell table:style-name="Table1.A2">
              <text:p text:style-name="P18"><text:span text:style-name="OrgCode1">__TIME__</text:span></text:p>
            </table:table-cell>
            <table:table-cell table:style-name="Table1.A2">
              <text:p text:style-name="P18">L'ora della compilazione in formato<text:s/><text:span text:style-name="OrgCode1">hh:mm:ss</text:span></text:p>
            </table:table-cell>
          </table:table-row>
          <table:table-row>
            <table:table-cell table:style-name="Table1.A2">
              <text:p text:style-name="P18"><text:span text:style-name="OrgCode1">__FILE__</text:span></text:p>
            </table:table-cell>
            <table:table-cell table:style-name="Table1.A2">
              <text:p text:style-name="P18">Una stringa contenente il nome di questo file</text:p>
            </table:table-cell>
          </table:table-row>
          <table:table-row>
            <table:table-cell table:style-name="Table1.A2">
              <text:p text:style-name="P18"><text:span text:style-name="OrgCode1">__LINE__</text:span></text:p>
            </table:table-cell>
            <table:table-cell table:style-name="Table1.A2">
              <text:p text:style-name="P18">Il numero di riga del file su cui appare questa macro</text:p>
            </table:table-cell>
          </table:table-row>
          <table:table-row>
            <table:table-cell table:style-name="Table1.A2">
              <text:p text:style-name="P18"><text:span text:style-name="OrgCode1">__func__</text:span></text:p>
            </table:table-cell>
            <table:table-cell table:style-name="Table1.A2">
              <text:p text:style-name="P18">Il nome della funzione in cui appare, come stringa<text:note text:note-class="footnote"><text:note-citation>134</text:note-citation><text:note-body><text:p text:style-name="P14">Questa non è realmente una macro: tecnicamente è un identificatore. Ma è l'unico identificatore predefinito e sembra molto simile a una macro, quindi lo includo qui. Come un ribelle.</text:p></text:note-body></text:note></text:p>
            </table:table-cell>
          </table:table-row>
          <table:table-row>
            <table:table-cell table:style-name="Table1.A2">
              <text:p text:style-name="P18"><text:span text:style-name="OrgCode1">__STDC__</text:span></text:p>
            </table:table-cell>
            <table:table-cell table:style-name="Table1.A2">
              <text:p text:style-name="P18">Definito con 1 se si tratta di un compilatore C standard</text:p>
            </table:table-cell>
          </table:table-row>
          <table:table-row>
            <table:table-cell table:style-name="Table1.A2">
              <text:p text:style-name="P18"><text:span text:style-name="OrgCode1">__STDC_HOSTED__</text:span></text:p>
            </table:table-cell>
            <table:table-cell table:style-name="Table1.A2">
              <text:p text:style-name="P18">Sarà 1 se il compilatore è un'implementazione ospitata<text:note text:note-class="footnote"><text:note-citation>135</text:note-citation><text:note-body><text:p text:style-name="P14">Un'implementazione ospitata significa fondamentalmente che stai utilizzando lo standard C completo, probabilmente su un sistema operativo di qualche tipo. E probabilmente lo sei. Se stai utilizzando il bare metal in una sorta di sistema incorporato, probabilmente stai utilizzando un'implementazione autonoma.</text:p></text:note-body></text:note>, altrimenti 0</text:p>
            </table:table-cell>
          </table:table-row>
          <table:table-row>
            <table:table-cell table:style-name="Table1.A3">
              <text:p text:style-name="P18"><text:span text:style-name="OrgCode1">__STDC_VERSION__</text:span></text:p>
            </table:table-cell>
            <table:table-cell table:style-name="Table1.A3">
              <text:p text:style-name="P18">Questa versione di C, un long int e costante nella forma yyyymmL, e.g. 201710L</text:p>
            </table:table-cell>
          </table:table-row>
        </table:table>
        <text:p text:style-name="P3"/>
      </text:section>
      <text:p text:style-name="P10">Mettiamoli insieme.</text:p>
      <text:p text:style-name="P16"><text:span text:style-name="OrgSrcFontLockPreprocessorFace1">#include</text:span><text:s/><text:span text:style-name="OrgSrcFontLockStringFace1">&lt;stdio.h&gt;</text:span></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printf(<text:span text:style-name="OrgSrcFontLockStringFace1">"Questa funzione: %s\n"</text:span>, __func__);</text:p>
      <text:p text:style-name="P16"><text:s text:c="4"/>printf(<text:span text:style-name="OrgSrcFontLockStringFace1">"Questo file: %s\n"</text:span>, __FILE__);</text:p>
      <text:p text:style-name="P16"><text:s text:c="4"/>printf(<text:span text:style-name="OrgSrcFontLockStringFace1">"Questa linea: %d\n"</text:span>, __LINE__);</text:p>
      <text:p text:style-name="P16"><text:s text:c="4"/>printf(<text:span text:style-name="OrgSrcFontLockStringFace1">"Compilato il: %s %s\n"</text:span>, __DATE__, __TIME__);</text:p>
      <text:p text:style-name="P16"><text:s text:c="4"/>printf(<text:span text:style-name="OrgSrcFontLockStringFace1">"Versione C: %ld\n"</text:span>, __STDC_VERSION__);</text:p>
      <text:p text:style-name="P17">}</text:p>
      <text:p text:style-name="P10">L'output sul mio sistema è:</text:p>
      <text:p text:style-name="P16">Questa<text:s/><text:span text:style-name="OrgSrcFontLockTypeFace1">funzione</text:span>: main</text:p>
      <text:p text:style-name="P16">Questo file: foo.c</text:p>
      <text:p text:style-name="P16">Questa line: 7</text:p>
      <text:p text:style-name="P16">Compilato il on: Nov 23 2020 17:16:27</text:p>
      <text:p text:style-name="P17">Versione C: 201710</text:p>
      <text:p text:style-name="P10"><text:span text:style-name="OrgCode1">__FILE__</text:span>,<text:s/><text:span text:style-name="OrgCode1">__func__</text:span><text:s/>e<text:s/><text:span text:style-name="OrgCode1">__LINE__</text:span><text:s/>sono particolarmente utili per segnalare condizioni di errore nei messaggi agli sviluppatori. La macro<text:s/><text:span text:style-name="OrgCode1">assert()</text:span><text:s/>in<text:s/><text:span text:style-name="OrgCode1">&lt;assert.h&gt;</text:span><text:s/>li utilizza per evidenziare il punto del codice in cui l'asserzione ha avuto esito negativo.</text:p>
      <text:list text:style-name="OrgNumberedList17" xml:id="list-1e97529b-3451-42d3-9611-f1dc048e4619">
        <text:list-item>
          <text:number>1.</text:number>
          <text:p text:style-name="P10"><text:span text:style-name="OrgCode1"><text:bookmark text:name="org9ab60b6"/><text:bookmark-start text:name="OrgXref.org9ab60b6"/>__STDC_VERSION__</text:span><text:s/><text:bookmark-end text:name="OrgXref.org9ab60b6"/></text:p>
          <text:p text:style-name="P10">Nel caso te lo stia chiedendo, ecco i numeri di versione per le diverse versioni principali della specifica del linguaggio C:</text:p>
        </text:list-item>
      </text:list>
      <text:section text:name="Section22" text:style-name="OrgIndentedSection-Level-1">
        <text:p text:style-name="P3"/>
        <table:table table:style-name="Table1">
          <table:table-column table:style-name="Table1.A" table:number-columns-repeated="3"/>
          <table:table-row>
            <table:table-cell table:style-name="Table1.A1">
              <text:p text:style-name="P18">Release</text:p>
            </table:table-cell>
            <table:table-cell table:style-name="Table1.A1">
              <text:p text:style-name="P18">ISO/IEC version</text:p>
            </table:table-cell>
            <table:table-cell table:style-name="Table1.A1">
              <text:p text:style-name="P18"><text:span text:style-name="OrgCode1">__STDC_VERSION__</text:span></text:p>
            </table:table-cell>
          </table:table-row>
          <table:table-row>
            <table:table-cell table:style-name="Table1.A2">
              <text:p text:style-name="P18">C89</text:p>
            </table:table-cell>
            <table:table-cell table:style-name="Table1.A2">
              <text:p text:style-name="P18">ISO/IEC 9899:1990</text:p>
            </table:table-cell>
            <table:table-cell table:style-name="Table1.A2">
              <text:p text:style-name="P18">undefined</text:p>
            </table:table-cell>
          </table:table-row>
          <table:table-row>
            <table:table-cell table:style-name="Table1.A2">
              <text:p text:style-name="P18">C89</text:p>
            </table:table-cell>
            <table:table-cell table:style-name="Table1.A2">
              <text:p text:style-name="P18">ISO/IEC 9899:1990/Amd.1:1995</text:p>
            </table:table-cell>
            <table:table-cell table:style-name="Table1.A2">
              <text:p text:style-name="P18">199409L</text:p>
            </table:table-cell>
          </table:table-row>
          <table:table-row>
            <table:table-cell table:style-name="Table1.A2">
              <text:p text:style-name="P18">C99</text:p>
            </table:table-cell>
            <table:table-cell table:style-name="Table1.A2">
              <text:p text:style-name="P18">ISO/IEC 9899:1999</text:p>
            </table:table-cell>
            <table:table-cell table:style-name="Table1.A2">
              <text:p text:style-name="P18">199901L</text:p>
            </table:table-cell>
          </table:table-row>
          <table:table-row>
            <table:table-cell table:style-name="Table1.A3">
              <text:p text:style-name="P18">C11</text:p>
            </table:table-cell>
            <table:table-cell table:style-name="Table1.A3">
              <text:p text:style-name="P18">ISO/IEC 9899:2011/Amd.1:2012</text:p>
            </table:table-cell>
            <table:table-cell table:style-name="Table1.A3">
              <text:p text:style-name="P18">201112L</text:p>
            </table:table-cell>
          </table:table-row>
        </table:table>
        <text:p text:style-name="P3"/>
      </text:section>
      <text:list text:style-name="OrgNumberedList18" text:continue-list="list-1e97529b-3451-42d3-9611-f1dc048e4619" xml:id="list-9569d0b2-a9a7-4d89-9391-3f621e50b297">
        <text:list-header>
          <text:number/>
          <text:p text:style-name="P10">Nota che la macro non esisteva originariamente in C89.</text:p>
        </text:list-header>
        <text:list-header>
          <text:number/>
          <text:p text:style-name="P10">Tieni inoltre presente che il piano prevede che i numeri di versione aumentino notevolmente, quindi puoi sempre verificare ad esempio "almeno C99" con:</text:p>
        </text:list-header>
        <text:list-header>
          <text:number/>
          <text:p text:style-name="P17"><text:span text:style-name="OrgSrcFontLockPreprocessorFace1">#if</text:span><text:s/>__STDC_VERSION__ &gt;= 1999901L</text:p>
        </text:list-header>
      </text:list>
      <text:h text:outline-level="3" text:style-name="P19"><text:bookmark-start text:name="OrgXref.org76b4936"/><text:bookmark text:name="org76b4936"/>Macro facoltative<text:s/><text:bookmark-end text:name="OrgXref.org76b4936"/></text:h>
      <text:p text:style-name="P10">La tua implementazione potrebbe definire anche questi. Oppure potrebbe non esserlo.</text:p>
      <text:section text:name="Section23" text:style-name="OrgIndentedSection-Level-0">
        <text:p text:style-name="P3"/>
        <table:table table:style-name="Table1">
          <table:table-column table:style-name="Table1.A" table:number-columns-repeated="2"/>
          <table:table-row>
            <table:table-cell table:style-name="Table1.A1">
              <text:p text:style-name="P18">Macro</text:p>
            </table:table-cell>
            <table:table-cell table:style-name="Table1.A1">
              <text:p text:style-name="P18">Descrizione</text:p>
            </table:table-cell>
          </table:table-row>
          <table:table-row>
            <table:table-cell table:style-name="Table1.A2">
              <text:p text:style-name="P18"><text:span text:style-name="OrgCode1">__STDC_ISO_10646__</text:span></text:p>
            </table:table-cell>
            <table:table-cell table:style-name="Table1.A2">
              <text:p text:style-name="P18">Se definito,<text:s/><text:span text:style-name="OrgCode1">wchar_t</text:span><text:s/>contiene valori Unicode, altrimenti qualcos'altro</text:p>
            </table:table-cell>
          </table:table-row>
          <table:table-row>
            <table:table-cell table:style-name="Table1.A2">
              <text:p text:style-name="P18"><text:span text:style-name="OrgCode1">__STDC_MB_MIGHT_NEQ_WC__</text:span></text:p>
            </table:table-cell>
            <table:table-cell table:style-name="Table1.A2">
              <text:p text:style-name="P18">Un 1 indica che i valori in caratteri multibyte potrebbero non corrispondere allo stesso modo ai valori in caratteri estesi</text:p>
            </table:table-cell>
          </table:table-row>
          <table:table-row>
            <table:table-cell table:style-name="Table1.A2">
              <text:p text:style-name="P18"><text:span text:style-name="OrgCode1">__STDC_UTF_16__</text:span></text:p>
            </table:table-cell>
            <table:table-cell table:style-name="Table1.A2">
              <text:p text:style-name="P18">Un 1 indica che il sistema utilizza la codifica UTF-16 nel tipo char16<text:span text:style-name="OrgSubscript1">t</text:span></text:p>
            </table:table-cell>
          </table:table-row>
          <table:table-row>
            <table:table-cell table:style-name="Table1.A2">
              <text:p text:style-name="P18"><text:span text:style-name="OrgCode1">__STDC_UTF_32__</text:span></text:p>
            </table:table-cell>
            <table:table-cell table:style-name="Table1.A2">
              <text:p text:style-name="P18">Un 1 indica che il sistema utilizza la codifica UTF-32 nel tipo char32<text:span text:style-name="OrgSubscript1">t</text:span></text:p>
            </table:table-cell>
          </table:table-row>
          <table:table-row>
            <table:table-cell table:style-name="Table1.A2">
              <text:p text:style-name="P18"><text:span text:style-name="OrgCode1">__STDC_ANALYZABLE__</text:span></text:p>
            </table:table-cell>
            <table:table-cell table:style-name="Table1.A2">
              <text:p text:style-name="P18">Un 1 indica che il codice è analizzabile<text:note text:note-class="footnote"><text:note-citation>136</text:note-citation><text:note-body><text:p text:style-name="P14">OK lo so, era una risposta di fuga. Fondamentalmente esiste un'estensione opzionale che i compilatori possono implementare in cui accettano di limitare determinati tipi di comportamenti indefiniti in modo che il codice C sia più suscettibile all'analisi statica del codice. È improbabile che tu abbia bisogno di usarlo.</text:p></text:note-body></text:note></text:p>
            </table:table-cell>
          </table:table-row>
          <table:table-row>
            <table:table-cell table:style-name="Table1.A2">
              <text:p text:style-name="P18"><text:span text:style-name="OrgCode1">__STDC_IEC_559__</text:span></text:p>
            </table:table-cell>
            <table:table-cell table:style-name="Table1.A2">
              <text:p text:style-name="P18">1 se è supportata il floating point IEEE-754 (aka IEC 60559).</text:p>
            </table:table-cell>
          </table:table-row>
          <table:table-row>
            <table:table-cell table:style-name="Table1.A2">
              <text:p text:style-name="P18"><text:span text:style-name="OrgCode1">__STDC_IEC_559_COMPLEX__</text:span></text:p>
            </table:table-cell>
            <table:table-cell table:style-name="Table1.A2">
              <text:p text:style-name="P18">1 se è supportata la complex floating point IEC 60559</text:p>
            </table:table-cell>
          </table:table-row>
          <table:table-row>
            <table:table-cell table:style-name="Table1.A2">
              <text:p text:style-name="P18"><text:span text:style-name="OrgCode1">__STDC_LIB_EXT1__</text:span></text:p>
            </table:table-cell>
            <table:table-cell table:style-name="Table1.A2">
              <text:p text:style-name="P18">1 se questa implementazione supporta una varietà di funzioni di libreria standard alternative “sicure” (hanno i suffissi _s nel nome)</text:p>
            </table:table-cell>
          </table:table-row>
          <table:table-row>
            <table:table-cell table:style-name="Table1.A2">
              <text:p text:style-name="P18"><text:span text:style-name="OrgCode1">__STDC_NO_ATOMICS__</text:span></text:p>
            </table:table-cell>
            <table:table-cell table:style-name="Table1.A2">
              <text:p text:style-name="P18">1 se questa implementazione non supporta _Atomic o &lt;stdatomic.h&gt;</text:p>
            </table:table-cell>
          </table:table-row>
          <table:table-row>
            <table:table-cell table:style-name="Table1.A2">
              <text:p text:style-name="P18"><text:span text:style-name="OrgCode1">__STDC_NO_COMPLEX__</text:span></text:p>
            </table:table-cell>
            <table:table-cell table:style-name="Table1.A2">
              <text:p text:style-name="P18">1 se questa implementazione non supporta tipi complessi o &lt;complex.h&gt;</text:p>
            </table:table-cell>
          </table:table-row>
          <table:table-row>
            <table:table-cell table:style-name="Table1.A2">
              <text:p text:style-name="P18"><text:span text:style-name="OrgCode1">__STDC_NO_THREADS__</text:span></text:p>
            </table:table-cell>
            <table:table-cell table:style-name="Table1.A2">
              <text:p text:style-name="P18">1 se questa implementazione non supporta &lt;threads.h&gt;</text:p>
            </table:table-cell>
          </table:table-row>
          <table:table-row>
            <table:table-cell table:style-name="Table1.A3">
              <text:p text:style-name="P18"><text:span text:style-name="OrgCode1">__STDC_NO_VLA__</text:span></text:p>
            </table:table-cell>
            <table:table-cell table:style-name="Table1.A3">
              <text:p text:style-name="P18">1 se questa implementazione non supporta array di lunghezza variabiles</text:p>
            </table:table-cell>
          </table:table-row>
        </table:table>
        <text:p text:style-name="P3"/>
      </text:section>
      <text:h text:outline-level="2" text:style-name="P15"><text:bookmark text:name="org6c5bd62"/><text:bookmark-start text:name="OrgXref.org6c5bd62"/>Macro con argomenti<text:s/><text:bookmark-end text:name="OrgXref.org6c5bd62"/></text:h>
      <text:p text:style-name="P10">Tuttavia le macro sono più potenti della semplice sostituzione. Puoi impostarli per accettare anche argomenti sostituiti. Spesso sorge la domanda su quando utilizzare le macro con parametri rispetto alle funzioni. Risposta breve: utilizza le funzioni. Ma vedrai molte macro in natura e nella libreria standard. Le persone tendono a usarli per cose brevi e matematiche e anche per funzionalità che potrebbero cambiare da piattaforma a piattaforma. Puoi definire parole chiave diverse per una piattaforma o per un'altra.</text:p>
      <text:h text:outline-level="3" text:style-name="P19"><text:bookmark-start text:name="OrgXref.org1ee15d5"/><text:bookmark text:name="org1ee15d5"/>Macro con un argomento<text:s/><text:bookmark-end text:name="OrgXref.org1ee15d5"/></text:h>
      <text:p text:style-name="P10">Cominciamo con uno semplice che eleva al quadrato un numero:</text:p>
      <text:p text:style-name="P16"><text:span text:style-name="OrgSrcFontLockPreprocessorFace1">#include</text:span><text:s/><text:span text:style-name="OrgSrcFontLockStringFace1">&lt;stdio.h&gt;</text:span></text:p>
      <text:p text:style-name="P16"/>
      <text:p text:style-name="P16"><text:span text:style-name="OrgSrcFontLockPreprocessorFace1">#define</text:span><text:s/><text:span text:style-name="OrgSrcFontLockFunctionNameFace1">SQR</text:span>(<text:span text:style-name="OrgSrcFontLockVariableNameFace1">x</text:span>) x * x</text:p>
      <text:p text:style-name="P16"><text:span text:style-name="OrgSrcFontLockCommentDelimiterFace1">//<text:s/></text:span><text:span text:style-name="OrgSrcFontLockCommentFace1">Non del tutto giusto, ma abbi pazienza</text:span></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printf(<text:span text:style-name="OrgSrcFontLockStringFace1">"%d\n"</text:span>, SQR(12));<text:s text:c="2"/><text:span text:style-name="OrgSrcFontLockCommentDelimiterFace1">//<text:s/></text:span><text:span text:style-name="OrgSrcFontLockCommentFace1">144</text:span></text:p>
      <text:p text:style-name="P17">}</text:p>
      <text:p text:style-name="P10">Ciò che significa è "ovunque vedi<text:s/><text:span text:style-name="OrgCode1">SQR</text:span><text:s/>con un certo valore sostituiscilo con quel valore moltiplicato per se stesso".</text:p>
      <text:p text:style-name="P10">Quindi la riga 7 verrà modificata in:</text:p>
      <text:p text:style-name="P17">printf(<text:span text:style-name="OrgSrcFontLockStringFace1">"%d\n"</text:span>, 12 * 12);<text:s text:c="2"/><text:span text:style-name="OrgSrcFontLockCommentDelimiterFace1">//<text:s/></text:span><text:span text:style-name="OrgSrcFontLockCommentFace1">144</text:span></text:p>
      <text:p text:style-name="P10">che C converte comodamente in 144.</text:p>
      <text:p text:style-name="P10">Ma abbiamo commesso un errore elementare in quella macro, un errore che dobbiamo evitare.</text:p>
      <text:p text:style-name="P10">Controlliamolo. Cosa succederebbe se volessimo calcolare<text:s/><text:span text:style-name="OrgCode1">SQR(3 + 4)</text:span>? Bene,<text:s/><text:span text:style-name="OrgCode1">$3+4=7$</text:span>, quindi dobbiamo voler calcolare<text:s/><text:span text:style-name="OrgCode1">$7^2=49$</text:span>. Questo è tutto; 49: risposta finale.</text:p>
      <text:p text:style-name="P10">Inseriamolo nel nostro codice e vediamo che otteniamo… 19?</text:p>
      <text:p text:style-name="P17">printf(<text:span text:style-name="OrgSrcFontLockStringFace1">"%d\n"</text:span>, SQR(3 + 4));<text:s text:c="2"/><text:span text:style-name="OrgSrcFontLockCommentDelimiterFace1">//<text:s/></text:span><text:span text:style-name="OrgSrcFontLockCommentFace1">19!!??</text:span></text:p>
      <text:p text:style-name="P10">Cosa è successo?</text:p>
      <text:p text:style-name="P10">Se seguiamo la macroespansione otteniamo</text:p>
      <text:p text:style-name="P17">printf(<text:span text:style-name="OrgSrcFontLockStringFace1">"%d\n"</text:span>, 3 + 4 * 3 + 4);<text:s text:c="2"/><text:span text:style-name="OrgSrcFontLockCommentDelimiterFace1">//<text:s/></text:span><text:span text:style-name="OrgSrcFontLockCommentFace1">19!</text:span></text:p>
      <text:p text:style-name="P10">Ops! Poiché la moltiplicazione ha la precedenza eseguiamo<text:s/><text:span text:style-name="OrgCode1">$4\times3=12$</text:span><text:s/>prima e otteniamo<text:s/><text:span text:style-name="OrgCode1">$3+12+4=19$</text:span>. Non quello che cercavamo.</text:p>
      <text:p text:style-name="P10">Quindi dobbiamo sistemare questo problema per farlo bene.</text:p>
      <text:p text:style-name="P10"><text:span text:style-name="Bold1">Questo è così comune che dovresti farlo automaticamente ogni volta che crei una macro matematica con parametri!</text:span></text:p>
      <text:p text:style-name="P10">La soluzione è semplice: basta aggiungere alcune parentesi!</text:p>
      <text:p text:style-name="P16"><text:span text:style-name="OrgSrcFontLockPreprocessorFace1">#define</text:span><text:s/><text:span text:style-name="OrgSrcFontLockFunctionNameFace1">SQR</text:span>(<text:span text:style-name="OrgSrcFontLockVariableNameFace1">x</text:span>) (x) * (x)</text:p>
      <text:p text:style-name="P17"><text:span text:style-name="OrgSrcFontLockCommentDelimiterFace1">//<text:s/></text:span><text:span text:style-name="OrgSrcFontLockCommentFace1">Meglio... ma ancora non abbastanza buono!</text:span></text:p>
      <text:p text:style-name="P10">E ora la nostra macro si espande a:</text:p>
      <text:p text:style-name="P17">printf(<text:span text:style-name="OrgSrcFontLockStringFace1">"%d\n"</text:span>, (3 + 4) * (3 + 4));<text:s text:c="2"/><text:span text:style-name="OrgSrcFontLockCommentDelimiterFace1">//<text:s/></text:span><text:span text:style-name="OrgSrcFontLockCommentFace1">49! Woo hoo!</text:span></text:p>
      <text:p text:style-name="P10">Ma in realtà abbiamo ancora lo stesso problema che potrebbe manifestarsi se abbiamo un operatore con precedenza maggiore rispetto a quello di moltiplicazione<text:s/><text:span text:style-name="OrgCode1">(*)</text:span><text:s/>nelle vicinanze.</text:p>
      <text:p text:style-name="P10">Quindi il modo sicuro e corretto per mettere insieme la macro è racchiudere il tutto tra parentesi aggiuntive in questo modo:</text:p>
      <text:p text:style-name="P17"><text:span text:style-name="OrgSrcFontLockPreprocessorFace1">#define</text:span><text:s/><text:span text:style-name="OrgSrcFontLockFunctionNameFace1">SQR</text:span>(<text:span text:style-name="OrgSrcFontLockVariableNameFace1">x</text:span>) ((x) * (x))<text:s text:c="3"/><text:span text:style-name="OrgSrcFontLockCommentDelimiterFace1">//<text:s/></text:span><text:span text:style-name="OrgSrcFontLockCommentFace1">Bene!</text:span></text:p>
      <text:p text:style-name="P10">Prendi l'abitudine di farlo quando crei una macro matematica e non puoi sbagliare.</text:p>
      <text:h text:outline-level="3" text:style-name="P19"><text:bookmark-start text:name="OrgXref.orgd4c68fd"/><text:bookmark text:name="orgd4c68fd"/>Macro con più di un argomento<text:s/><text:bookmark-end text:name="OrgXref.orgd4c68fd"/></text:h>
      <text:p text:style-name="P10">Puoi impilare queste cose quanto vuoi:</text:p>
      <text:p text:style-name="P17"><text:span text:style-name="OrgSrcFontLockPreprocessorFace1">#define</text:span><text:s/><text:span text:style-name="OrgSrcFontLockFunctionNameFace1">TRIANGLE_AREA</text:span>(<text:span text:style-name="OrgSrcFontLockVariableNameFace1">w</text:span>,<text:s/><text:span text:style-name="OrgSrcFontLockVariableNameFace1">h</text:span>) (0.5 * (w) * (h))</text:p>
      <text:p text:style-name="P10">Facciamo alcune macro che risolvono utilizzando la formula quadratica. Nel caso non lo avessi in mente dice per le equazioni della forma: puoi risolvere<text:s/><text:span text:style-name="OrgCode1">$ax^2+bx+c=0$</text:span><text:s/>con la formula quadratica:<text:s/><text:span text:style-name="OrgCode1">$x=\displaystyle\frac{-b\pm\sqrt{b^2-4ac}}{2a}$</text:span><text:s/>Il che è pazzesco. Notare anche il più o il meno (<text:span text:style-name="OrgCode1">$\pm$</text:span>) lì, indicando che in realtà ci sono due soluzioni.</text:p>
      <text:p text:style-name="P10">Quindi creiamo macro per entrambi:</text:p>
      <text:p text:style-name="P16"><text:span text:style-name="OrgSrcFontLockPreprocessorFace1">#define</text:span><text:s/><text:span text:style-name="OrgSrcFontLockFunctionNameFace1">QUADP</text:span>(<text:span text:style-name="OrgSrcFontLockVariableNameFace1">a</text:span>,<text:s/><text:span text:style-name="OrgSrcFontLockVariableNameFace1">b</text:span>,<text:s/><text:span text:style-name="OrgSrcFontLockVariableNameFace1">c</text:span>) ((-(b) + sqrt((b) * (b) - 4 * (a) * (c))) / (2 * (a)))</text:p>
      <text:p text:style-name="P17"><text:span text:style-name="OrgSrcFontLockPreprocessorFace1">#define</text:span><text:s/><text:span text:style-name="OrgSrcFontLockFunctionNameFace1">QUADM</text:span>(<text:span text:style-name="OrgSrcFontLockVariableNameFace1">a</text:span>,<text:s/><text:span text:style-name="OrgSrcFontLockVariableNameFace1">b</text:span>,<text:s/><text:span text:style-name="OrgSrcFontLockVariableNameFace1">c</text:span>) ((-(b) - sqrt((b) * (b) - 4 * (a) * (c))) / (2 * (a)))</text:p>
      <text:p text:style-name="P10">Quindi questo ci fa fare qualche calcolo. Ma definiamone un altro che possiamo usare come argomento per<text:s/><text:span text:style-name="OrgCode1">printf()</text:span><text:s/>per stampare entrambe le risposte.</text:p>
      <text:p text:style-name="P16"><text:span text:style-name="OrgSrcFontLockCommentDelimiterFace1">//<text:s text:c="10"/></text:span><text:span text:style-name="OrgSrcFontLockCommentFace1">macro <text:s text:c="13"/>replacement</text:span></text:p>
      <text:p text:style-name="P16"><text:span text:style-name="OrgSrcFontLockCommentDelimiterFace1">//<text:s text:c="6"/></text:span><text:span text:style-name="OrgSrcFontLockCommentFace1">|-----------| |----------------------------|</text:span></text:p>
      <text:p text:style-name="P17"><text:span text:style-name="OrgSrcFontLockPreprocessorFace1">#define</text:span><text:s/><text:span text:style-name="OrgSrcFontLockFunctionNameFace1">QUAD</text:span>(<text:span text:style-name="OrgSrcFontLockVariableNameFace1">a</text:span>,<text:s/><text:span text:style-name="OrgSrcFontLockVariableNameFace1">b</text:span>,<text:s/><text:span text:style-name="OrgSrcFontLockVariableNameFace1">c</text:span>) QUADP(a, b, c), QUADM(a, b, c)</text:p>
      <text:p text:style-name="P10">Sono solo un paio di valori separati da una virgola e possiamo usarli come una sorta di argomento "combinato" per<text:s/><text:span text:style-name="OrgCode1">printf()</text:span><text:s/>in questo modo:</text:p>
      <text:p text:style-name="P17">printf(<text:span text:style-name="OrgSrcFontLockStringFace1">"x = %f or x = %f\n"</text:span>, QUAD(2, 10, 5));</text:p>
      <text:p text:style-name="P10">Mettiamolo insieme in un codice:</text:p>
      <text:p text:style-name="P16"><text:span text:style-name="OrgSrcFontLockPreprocessorFace1">#include</text:span><text:s/><text:span text:style-name="OrgSrcFontLockStringFace1">&lt;stdio.h&gt;</text:span></text:p>
      <text:p text:style-name="P16"><text:span text:style-name="OrgSrcFontLockPreprocessorFace1">#include</text:span><text:s/><text:span text:style-name="OrgSrcFontLockStringFace1">&lt;math.h&gt;</text:span><text:s text:c="2"/><text:span text:style-name="OrgSrcFontLockCommentDelimiterFace1">//<text:s/></text:span><text:span text:style-name="OrgSrcFontLockCommentFace1">For sqrt()</text:span></text:p>
      <text:p text:style-name="P16"/>
      <text:p text:style-name="P16"><text:span text:style-name="OrgSrcFontLockPreprocessorFace1">#define</text:span><text:s/><text:span text:style-name="OrgSrcFontLockFunctionNameFace1">QUADP</text:span>(<text:span text:style-name="OrgSrcFontLockVariableNameFace1">a</text:span>,<text:s/><text:span text:style-name="OrgSrcFontLockVariableNameFace1">b</text:span>,<text:s/><text:span text:style-name="OrgSrcFontLockVariableNameFace1">c</text:span>) ((-(b) + sqrt((b) * (b) - 4 * (a) * (c))) / (2 * (a)))</text:p>
      <text:p text:style-name="P16"><text:span text:style-name="OrgSrcFontLockPreprocessorFace1">#define</text:span><text:s/><text:span text:style-name="OrgSrcFontLockFunctionNameFace1">QUADM</text:span>(<text:span text:style-name="OrgSrcFontLockVariableNameFace1">a</text:span>,<text:s/><text:span text:style-name="OrgSrcFontLockVariableNameFace1">b</text:span>,<text:s/><text:span text:style-name="OrgSrcFontLockVariableNameFace1">c</text:span>) ((-(b) - sqrt((b) * (b) - 4 * (a) * (c))) / (2 * (a)))</text:p>
      <text:p text:style-name="P16"><text:span text:style-name="OrgSrcFontLockPreprocessorFace1">#define</text:span><text:s/><text:span text:style-name="OrgSrcFontLockFunctionNameFace1">QUAD</text:span>(<text:span text:style-name="OrgSrcFontLockVariableNameFace1">a</text:span>,<text:s/><text:span text:style-name="OrgSrcFontLockVariableNameFace1">b</text:span>,<text:s/><text:span text:style-name="OrgSrcFontLockVariableNameFace1">c</text:span>) QUADP(a, b, c), QUADM(a, b, c)</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printf(<text:span text:style-name="OrgSrcFontLockStringFace1">"2*x^2 + 10*x + 5 = 0\n"</text:span>);</text:p>
      <text:p text:style-name="P16"><text:s text:c="4"/>printf(<text:span text:style-name="OrgSrcFontLockStringFace1">"x = %f or x = %f\n"</text:span>, QUAD(2, 10, 5));</text:p>
      <text:p text:style-name="P17">}</text:p>
      <text:p text:style-name="P10">E questo ci dà l'output:</text:p>
      <text:p text:style-name="P16">2*x^2 + 10*x + 5 = 0</text:p>
      <text:p text:style-name="P17">x = -0.563508 or x = -4.436492</text:p>
      <text:p text:style-name="P10">Inserendo uno di questi valori otteniamo approssimativamente zero (un po' fuori perché i numeri non sono esatti):</text:p>
      <text:p text:style-name="P10"><text:span text:style-name="OrgCode1">$2\times-0.563508^2+10\times-0.563508+5\approx0.000003$</text:span></text:p>
      <text:h text:outline-level="3" text:style-name="P19"><text:bookmark-start text:name="OrgXref.orgd11b79d"/><text:bookmark text:name="orgd11b79d"/>Macro con argomenti variabili<text:s/><text:bookmark-end text:name="OrgXref.orgd11b79d"/></text:h>
      <text:p text:style-name="P10">C'è anche un modo per far passare un numero variabile di argomenti a una macro, utilizzando i puntini di sospensione (…) dopo gli argomenti noti e denominati. Quando la macro viene espansa tutti gli argomenti aggiuntivi saranno in un elenco separato da virgole nella macro<text:s/><text:span text:style-name="OrgCode1">__VA_ARGS__</text:span><text:s/>e potranno essere sostituiti da lì:</text:p>
      <text:p text:style-name="P16"><text:span text:style-name="OrgSrcFontLockPreprocessorFace1">#include</text:span><text:s/><text:span text:style-name="OrgSrcFontLockStringFace1">&lt;stdio.h&gt;</text:span></text:p>
      <text:p text:style-name="P16"/>
      <text:p text:style-name="P16"><text:span text:style-name="OrgSrcFontLockCommentDelimiterFace1">//<text:s/></text:span><text:span text:style-name="OrgSrcFontLockCommentFace1">Combine the first two arguments to a single number,</text:span></text:p>
      <text:p text:style-name="P16"><text:span text:style-name="OrgSrcFontLockCommentDelimiterFace1">//<text:s/></text:span><text:span text:style-name="OrgSrcFontLockCommentFace1">then have a commalist of the rest of them:</text:span></text:p>
      <text:p text:style-name="P16"/>
      <text:p text:style-name="P16"><text:span text:style-name="OrgSrcFontLockPreprocessorFace1">#define</text:span><text:s/><text:span text:style-name="OrgSrcFontLockFunctionNameFace1">X</text:span>(<text:span text:style-name="OrgSrcFontLockVariableNameFace1">a</text:span>,<text:s/><text:span text:style-name="OrgSrcFontLockVariableNameFace1">b</text:span>, ...) (10*(a) + 20*(b)), __VA_ARGS__</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printf(<text:span text:style-name="OrgSrcFontLockStringFace1">"%d %f %s %d\n"</text:span>, X(5, 4, 3.14,<text:s/><text:span text:style-name="OrgSrcFontLockStringFace1">"Hi!"</text:span>, 12));</text:p>
      <text:p text:style-name="P17">}</text:p>
      <text:p text:style-name="P10">La sostituzione che avviene sulla riga 10 sarebbe:</text:p>
      <text:p text:style-name="P17">printf(<text:span text:style-name="OrgSrcFontLockStringFace1">"%d %f %s %d\n"</text:span>, (10*(5) + 20*(4)), 3.14,<text:s/><text:span text:style-name="OrgSrcFontLockStringFace1">"Hi!"</text:span>, 12);</text:p>
      <text:p text:style-name="P10">per output:</text:p>
      <text:p text:style-name="P17">130 3.140000 Hi<text:span text:style-name="OrgSrcFontLockNegationCharFace1">!</text:span><text:s/>12</text:p>
      <text:p text:style-name="P10">Puoi anche “stringificare”<text:s/><text:span text:style-name="OrgCode1">__VA_ARGS__</text:span><text:s/>mettendo un<text:s/><text:span text:style-name="OrgCode1">#</text:span><text:s/>davanti ad esso:</text:p>
      <text:p text:style-name="P16"><text:span text:style-name="OrgSrcFontLockPreprocessorFace1">#define</text:span><text:s/><text:span text:style-name="OrgSrcFontLockFunctionNameFace1">X</text:span>(...) #__VA_ARGS__</text:p>
      <text:p text:style-name="P16"/>
      <text:p text:style-name="P17">printf(<text:span text:style-name="OrgSrcFontLockStringFace1">"%s\n"</text:span>, X(1,2,3));<text:s text:c="2"/><text:span text:style-name="OrgSrcFontLockCommentDelimiterFace1">//<text:s/></text:span><text:span text:style-name="OrgSrcFontLockCommentFace1">Stampa "1, 2, 3"</text:span></text:p>
      <text:h text:outline-level="3" text:style-name="P19"><text:bookmark text:name="orgfe1af31"/><text:bookmark-start text:name="OrgXref.orgfe1af31"/>Stringification<text:s/><text:bookmark-end text:name="OrgXref.orgfe1af31"/></text:h>
      <text:p text:style-name="P10">Come abbiamo già menzionato sopra puoi trasformare qualsiasi argomento in una stringa facendolo precedere da un<text:s/><text:span text:style-name="OrgCode1">#</text:span><text:s/>nel testo sostitutivo.</text:p>
      <text:p text:style-name="P10">Ad esempio potremmo stampare qualsiasi cosa come stringa con questa macro e<text:s/><text:span text:style-name="OrgCode1">printf()</text:span>:</text:p>
      <text:p text:style-name="P16"><text:span text:style-name="OrgSrcFontLockPreprocessorFace1">#define</text:span><text:s/><text:span text:style-name="OrgSrcFontLockFunctionNameFace1">STR</text:span>(<text:span text:style-name="OrgSrcFontLockVariableNameFace1">x</text:span>) #x</text:p>
      <text:p text:style-name="P16"/>
      <text:p text:style-name="P17">printf(<text:span text:style-name="OrgSrcFontLockStringFace1">"%s\n"</text:span>, STR(3.14159));</text:p>
      <text:p text:style-name="P10">In tal caso la sostituzione comporta:</text:p>
      <text:p text:style-name="P17">printf(<text:span text:style-name="OrgSrcFontLockStringFace1">"%s\n"</text:span>,<text:s/><text:span text:style-name="OrgSrcFontLockStringFace1">"3.14159"</text:span>);</text:p>
      <text:p text:style-name="P10">Vediamo se possiamo usarlo con maggiore efficacia in modo da poter passare qualsiasi nome di variabile<text:s/><text:span text:style-name="OrgCode1">int</text:span><text:s/>in una macro e farne stampare il nome e il valore.</text:p>
      <text:p text:style-name="P16"><text:span text:style-name="OrgSrcFontLockPreprocessorFace1">#include</text:span><text:s/><text:span text:style-name="OrgSrcFontLockStringFace1">&lt;stdio.h&gt;</text:span></text:p>
      <text:p text:style-name="P16"/>
      <text:p text:style-name="P16"><text:span text:style-name="OrgSrcFontLockPreprocessorFace1">#define</text:span><text:s/><text:span text:style-name="OrgSrcFontLockFunctionNameFace1">PRINT_INT_VAL</text:span>(<text:span text:style-name="OrgSrcFontLockVariableNameFace1">x</text:span>) printf(<text:span text:style-name="OrgSrcFontLockStringFace1">"%s = %d\n"</text:span>, #x, x)</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text:span text:style-name="OrgSrcFontLockTypeFace1">int</text:span><text:s/><text:span text:style-name="OrgSrcFontLockVariableNameFace1">a</text:span><text:s/>= 5;</text:p>
      <text:p text:style-name="P16"/>
      <text:p text:style-name="P16"><text:s text:c="4"/>PRINT_INT_VAL(a);<text:s text:c="2"/><text:span text:style-name="OrgSrcFontLockCommentDelimiterFace1">//<text:s/></text:span><text:span text:style-name="OrgSrcFontLockCommentFace1">prints "a = 5"</text:span></text:p>
      <text:p text:style-name="P17">}</text:p>
      <text:p text:style-name="P10">Alla riga 9 otteniamo la seguente sostituzione di macro:</text:p>
      <text:p text:style-name="P17">printf(<text:span text:style-name="OrgSrcFontLockStringFace1">"%s = %d\n"</text:span>,<text:s/><text:span text:style-name="OrgSrcFontLockStringFace1">"a"</text:span>, 5);</text:p>
      <text:h text:outline-level="3" text:style-name="P19"><text:bookmark-start text:name="OrgXref.org807864a"/><text:bookmark text:name="org807864a"/>Concatenazione<text:s/><text:bookmark-end text:name="OrgXref.org807864a"/></text:h>
      <text:p text:style-name="P10">Possiamo anche concatenare due argomenti insieme con<text:s/><text:span text:style-name="OrgCode1">##</text:span>. Momenti divertenti!</text:p>
      <text:p text:style-name="P16"><text:span text:style-name="OrgSrcFontLockPreprocessorFace1">#define</text:span><text:s/><text:span text:style-name="OrgSrcFontLockFunctionNameFace1">CAT</text:span>(<text:span text:style-name="OrgSrcFontLockVariableNameFace1">a</text:span>,<text:s/><text:span text:style-name="OrgSrcFontLockVariableNameFace1">b</text:span>) a ## b</text:p>
      <text:p text:style-name="P16"/>
      <text:p text:style-name="P17">printf(<text:span text:style-name="OrgSrcFontLockStringFace1">"%f\n"</text:span>, CAT(3.14, 1592));<text:s text:c="3"/><text:span text:style-name="OrgSrcFontLockCommentDelimiterFace1">//<text:s/></text:span><text:span text:style-name="OrgSrcFontLockCommentFace1">3.141592</text:span></text:p>
      <text:h text:outline-level="2" text:style-name="P15"><text:bookmark-start text:name="OrgXref.orgeb81d3c"/><text:bookmark text:name="orgeb81d3c"/>Macro multilinea<text:s/><text:bookmark-end text:name="OrgXref.orgeb81d3c"/></text:h>
      <text:p text:style-name="P10">È possibile continuare una macro su più righe se si evita il ritorno a capo con una barra rovesciata<text:s/><text:span text:style-name="OrgCode1">(\)</text:span>.</text:p>
      <text:p text:style-name="P10">Scriviamo una macro multilinea che stampi i numeri da 0 al prodotto dei due argomenti passati.</text:p>
      <text:p text:style-name="P16"><text:span text:style-name="OrgSrcFontLockPreprocessorFace1">#include</text:span><text:s/><text:span text:style-name="OrgSrcFontLockStringFace1">&lt;stdio.h&gt;</text:span></text:p>
      <text:p text:style-name="P16"/>
      <text:p text:style-name="P16"><text:span text:style-name="OrgSrcFontLockPreprocessorFace1">#define</text:span><text:s/><text:span text:style-name="OrgSrcFontLockFunctionNameFace1">PRINT_NUMS_TO_PRODUCT</text:span>(<text:span text:style-name="OrgSrcFontLockVariableNameFace1">a</text:span>,<text:s/><text:span text:style-name="OrgSrcFontLockVariableNameFace1">b</text:span>)<text:s/><text:span text:style-name="OrgSrcFontLockKeywordFace1">do</text:span><text:s/>{ \</text:p>
      <text:p text:style-name="P16"><text:s text:c="4"/><text:span text:style-name="OrgSrcFontLockTypeFace1">int</text:span><text:s/><text:span text:style-name="OrgSrcFontLockVariableNameFace1">product</text:span><text:s/>= (a) * (b); \</text:p>
      <text:p text:style-name="P16"><text:s text:c="4"/><text:span text:style-name="OrgSrcFontLockKeywordFace1">for</text:span><text:s/>(<text:span text:style-name="OrgSrcFontLockTypeFace1">int</text:span><text:s/><text:span text:style-name="OrgSrcFontLockVariableNameFace1">i</text:span><text:s/>= 0; i &lt; product; i++) { \</text:p>
      <text:p text:style-name="P16"><text:s text:c="8"/>printf(<text:span text:style-name="OrgSrcFontLockStringFace1">"%d\n"</text:span>, i); \</text:p>
      <text:p text:style-name="P16"><text:s text:c="4"/>} \</text:p>
      <text:p text:style-name="P16">}<text:s/><text:span text:style-name="OrgSrcFontLockKeywordFace1">while</text:span>(0)</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PRINT_NUMS_TO_PRODUCT(2, 4);<text:s text:c="2"/><text:span text:style-name="OrgSrcFontLockCommentDelimiterFace1">//<text:s/></text:span><text:span text:style-name="OrgSrcFontLockCommentFace1">Emette numeri da 0 a 7</text:span></text:p>
      <text:p text:style-name="P17">}</text:p>
      <text:p text:style-name="P10">Un paio di cose da notare:</text:p>
      <text:list text:style-name="OrgBulletedList" xml:id="list-40d3c9be-a692-4a52-84fd-13357e072077">
        <text:list-item>
          <text:p text:style-name="P10">Esce alla fine di ogni riga tranne l'ultima per indicare che la macro continua.</text:p>
        </text:list-item>
        <text:list-item>
          <text:p text:style-name="P10">Il tutto è racchiuso in un ciclo<text:s/><text:span text:style-name="OrgCode1">do- while(0)</text:span><text:s/>con parentesi graffe.</text:p>
        </text:list-item>
      </text:list>
      <text:p text:style-name="P10">Quest'ultimo punto potrebbe essere un po' strano ma si tratta solo di assorbire il finale<text:s/><text:span text:style-name="OrgCode1">;</text:span><text:s/>il programmatore lascia dopo la macro.</text:p>
      <text:p text:style-name="P10">All'inizio pensavo che sarebbe bastato usare le parentesi graffe, ma c'è un caso in cui fallisce se il programmatore inserisce un punto e virgola dopo la macro. Ecco il caso:</text:p>
      <text:p text:style-name="P16"><text:span text:style-name="OrgSrcFontLockPreprocessorFace1">#include</text:span><text:s/><text:span text:style-name="OrgSrcFontLockStringFace1">&lt;stdio.h&gt;</text:span></text:p>
      <text:p text:style-name="P16"/>
      <text:p text:style-name="P16"><text:span text:style-name="OrgSrcFontLockPreprocessorFace1">#define</text:span><text:s/><text:span text:style-name="OrgSrcFontLockFunctionNameFace1">FOO</text:span>(<text:span text:style-name="OrgSrcFontLockVariableNameFace1">x</text:span>) { (<text:span text:style-name="OrgSrcFontLockTypeFace1">x</text:span>)++; }</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text:span text:style-name="OrgSrcFontLockTypeFace1">int</text:span><text:s/><text:span text:style-name="OrgSrcFontLockVariableNameFace1">i</text:span><text:s/>= 0;</text:p>
      <text:p text:style-name="P16"/>
      <text:p text:style-name="P16"><text:s text:c="4"/><text:span text:style-name="OrgSrcFontLockKeywordFace1">if</text:span><text:s/>(i == 0)</text:p>
      <text:p text:style-name="P16"><text:s text:c="8"/>FOO(i);</text:p>
      <text:p text:style-name="P16"><text:s text:c="4"/><text:span text:style-name="OrgSrcFontLockKeywordFace1">else</text:span></text:p>
      <text:p text:style-name="P16"><text:s text:c="8"/>printf(<text:span text:style-name="OrgSrcFontLockStringFace1">":-(\n"</text:span>);</text:p>
      <text:p text:style-name="P16"/>
      <text:p text:style-name="P16"><text:s text:c="4"/>printf(<text:span text:style-name="OrgSrcFontLockStringFace1">"%d\n"</text:span>, i);</text:p>
      <text:p text:style-name="P17">}</text:p>
      <text:p text:style-name="P10">Sembra abbastanza semplice, ma non verrà creato senza un errore di sintassi:</text:p>
      <text:p text:style-name="P17">foo.<text:span text:style-name="OrgSrcFontLockConstantFace1">c</text:span>:11:5: error: ‘<text:span text:style-name="OrgSrcFontLockKeywordFace1">else</text:span>’ without a previous ‘<text:span text:style-name="OrgSrcFontLockKeywordFace1">if</text:span>’<text:s text:c="2"/></text:p>
      <text:p text:style-name="P10">Lo vedi?</text:p>
      <text:p text:style-name="P10">Diamo un'occhiata all'espansione:</text:p>
      <text:p text:style-name="P16"/>
      <text:p text:style-name="P16"><text:span text:style-name="OrgSrcFontLockKeywordFace1">if</text:span><text:s/>(i == 0) {</text:p>
      <text:p text:style-name="P16"><text:s text:c="4"/>(<text:span text:style-name="OrgSrcFontLockTypeFace1">i</text:span>)++;</text:p>
      <text:p text:style-name="P16">};<text:s text:c="13"/><text:span text:style-name="OrgSrcFontLockCommentDelimiterFace1">//<text:s/></text:span><text:span text:style-name="OrgSrcFontLockCommentFace1">&lt;-- Problemi con la maiuscola-T!</text:span></text:p>
      <text:p text:style-name="P16"/>
      <text:p text:style-name="P17"><text:span text:style-name="OrgSrcFontLockKeywordFace1">else</text:span></text:p>
      <text:p text:style-name="P17"><text:s text:c="4"/>printf(<text:span text:style-name="OrgSrcFontLockStringFace1">":-(\n"</text:span>);</text:p>
      <text:p text:style-name="P10">Il<text:s/><text:span text:style-name="OrgCode1">;</text:span><text:s/>mette fine all'istruzione<text:s/><text:span text:style-name="OrgCode1">if</text:span><text:s/>quindi l'altro<text:s/><text:span text:style-name="OrgCode1">else</text:span><text:s/>è semplicemente fluttuante là fuori illegalmente<text:note text:note-class="footnote"><text:note-citation>138</text:note-citation><text:note-body><text:p text:style-name="P14">Infrangere la legge… infrangere la legge…</text:p></text:note-body></text:note>. Quindi metti in mezzo quella macro multilinea con un<text:s/><text:span text:style-name="OrgCode1">do-while(0)</text:span>.</text:p>
      <text:h text:outline-level="2" text:style-name="P15"><text:bookmark text:name="orga7c0838"/><text:bookmark-start text:name="OrgXref.orga7c0838"/>Esempio: una macro di asserzione<text:s/><text:bookmark-end text:name="OrgXref.orga7c0838"/></text:h>
      <text:p text:style-name="P10">Aggiungere asserzioni al codice è un buon modo per individuare condizioni che ritieni non dovrebbero verificarsi. C fornisce la funzionalità<text:s/><text:span text:style-name="OrgCode1">assert()</text:span>. Controlla una condizione e se è falsa il programma si blocca dicendoti il file e il numero di riga su cui l'asserzione non è riuscita. Ma questo manca.</text:p>
      <text:list text:style-name="OrgBulletedList" xml:id="list-52f5280d-165c-4e72-b419-c7aae1ecdcd4">
        <text:list-item>
          <text:p text:style-name="P10">Prima di tutto non puoi specificare un messaggio aggiuntivo con l'asserzione.</text:p>
        </text:list-item>
        <text:list-item>
          <text:p text:style-name="P10">In secondo luogo non esiste un semplice interruttore di accensione e spegnimento per tutte le affermazioni.</text:p>
        </text:list-item>
      </text:list>
      <text:p text:style-name="P10">Possiamo affrontare il primo con le macro.</text:p>
      <text:p text:style-name="P10">Fondamentalmente quando ho questo codice:</text:p>
      <text:p text:style-name="P17"><text:span text:style-name="OrgSrcFontLockFunctionNameFace1">ASSERT</text:span>(x &lt; 20,<text:s/><text:span text:style-name="OrgSrcFontLockStringFace1">"x must be under 20"</text:span>);</text:p>
      <text:p text:style-name="P10">Voglio che accada qualcosa del genere (supponendo che<text:s/><text:span text:style-name="OrgCode1">ASSERT()</text:span><text:s/>sia sulla riga 220 di<text:s/><text:span text:style-name="OrgCode1">foo.c</text:span>):</text:p>
      <text:p text:style-name="P16"><text:span text:style-name="OrgSrcFontLockKeywordFace1">if</text:span><text:s/>(<text:span text:style-name="OrgSrcFontLockNegationCharFace1">!</text:span>(x &lt; 20)) {</text:p>
      <text:p text:style-name="P16"><text:s text:c="4"/>fprintf(stderr,<text:s/><text:span text:style-name="OrgSrcFontLockStringFace1">"foo.c:220: assertion x &lt; 20 failed: "</text:span>);</text:p>
      <text:p text:style-name="P16"><text:s text:c="4"/>fprintf(stderr,<text:s/><text:span text:style-name="OrgSrcFontLockStringFace1">"x must be under 20\n"</text:span>);</text:p>
      <text:p text:style-name="P16"><text:s text:c="4"/>exit(1);</text:p>
      <text:p text:style-name="P17">}</text:p>
      <text:p text:style-name="P10">Possiamo ottenere il nome del file dalla macro<text:s/><text:span text:style-name="OrgCode1">__FILE__</text:span>, e il numero di riga da<text:s/><text:span text:style-name="OrgCode1">__LINE__</text:span>. Il messaggio è già una stringa ma<text:s/><text:span text:style-name="OrgCode1">x &lt; 20</text:span><text:s/>non lo è quindi dovremo stringarlo con<text:s/><text:span text:style-name="OrgCode1">#</text:span>. Possiamo creare una macro su più righe utilizzando la barra rovesciata alla fine della riga.</text:p>
      <text:p text:style-name="P16"><text:span text:style-name="OrgSrcFontLockPreprocessorFace1">#define</text:span><text:s/><text:span text:style-name="OrgSrcFontLockFunctionNameFace1">ASSERT</text:span>(<text:span text:style-name="OrgSrcFontLockVariableNameFace1">c</text:span>,<text:s/><text:span text:style-name="OrgSrcFontLockVariableNameFace1">m</text:span>) \</text:p>
      <text:p text:style-name="P16"><text:span text:style-name="OrgSrcFontLockKeywordFace1">do</text:span><text:s/>{ \</text:p>
      <text:p text:style-name="P16"><text:s text:c="4"/><text:span text:style-name="OrgSrcFontLockKeywordFace1">if</text:span><text:s/>(<text:span text:style-name="OrgSrcFontLockNegationCharFace1">!</text:span>(c)) { \</text:p>
      <text:p text:style-name="P16"><text:s text:c="8"/>fprintf(stderr, __FILE__<text:s/><text:span text:style-name="OrgSrcFontLockStringFace1">":%d: assertion %s failed: %s\n"</text:span>, \</text:p>
      <text:p text:style-name="P16"><text:s text:c="24"/>__LINE__, #c, m); \</text:p>
      <text:p text:style-name="P16"><text:s text:c="8"/>exit(1); \</text:p>
      <text:p text:style-name="P16"><text:s text:c="4"/>} \</text:p>
      <text:p text:style-name="P17">}<text:s/><text:span text:style-name="OrgSrcFontLockKeywordFace1">while</text:span>(0)</text:p>
      <text:p text:style-name="P10">(Sembra un po' strano con<text:s/><text:span text:style-name="OrgCode1">__FILE__</text:span><text:s/>in primo piano in questo modo ma ricorda che è una stringa letterale e le stringhe letterali una accanto all'altra vengono concatenate automaticamente.<text:s/><text:span text:style-name="OrgCode1">__LINE__</text:span><text:s/>d'altra parte è solo un<text:s/><text:span text:style-name="OrgCode1">int</text:span>.)</text:p>
      <text:p text:style-name="P10">E funziona! Se eseguo questo:</text:p>
      <text:p text:style-name="P16"><text:span text:style-name="OrgSrcFontLockTypeFace1">int</text:span><text:s/><text:span text:style-name="OrgSrcFontLockVariableNameFace1">x</text:span><text:s/>= 30;</text:p>
      <text:p text:style-name="P16"/>
      <text:p text:style-name="P17"><text:span text:style-name="OrgSrcFontLockFunctionNameFace1">ASSERT</text:span>(x &lt; 20,<text:s/><text:span text:style-name="OrgSrcFontLockStringFace1">"x must be under 20"</text:span>);</text:p>
      <text:p text:style-name="P10">ottengo questo output:</text:p>
      <text:p text:style-name="P10"><text:span text:style-name="OrgCode1">foo.c:23: assertion x &lt; 20 failed: x must be under 20</text:span><text:s/>Molto bello!</text:p>
      <text:p text:style-name="P10">L'unica cosa rimasta è un modo per accenderlo e spegnerlo, e potremmo farlo con la compilazione condizionale.</text:p>
      <text:p text:style-name="P10">Ecco l'esempio completo:</text:p>
      <text:p text:style-name="P16"><text:span text:style-name="OrgSrcFontLockPreprocessorFace1">#include</text:span><text:s/><text:span text:style-name="OrgSrcFontLockStringFace1">&lt;stdio.h&gt;</text:span></text:p>
      <text:p text:style-name="P16"><text:span text:style-name="OrgSrcFontLockPreprocessorFace1">#include</text:span><text:s/><text:span text:style-name="OrgSrcFontLockStringFace1">&lt;stdlib.h&gt;</text:span></text:p>
      <text:p text:style-name="P16"/>
      <text:p text:style-name="P16"><text:span text:style-name="OrgSrcFontLockPreprocessorFace1">#define</text:span><text:s/><text:span text:style-name="OrgSrcFontLockVariableNameFace1">ASSERT_ENABLED</text:span><text:s/>1</text:p>
      <text:p text:style-name="P16"/>
      <text:p text:style-name="P16"><text:span text:style-name="OrgSrcFontLockPreprocessorFace1">#if</text:span><text:s/>ASSERT_ENABLED</text:p>
      <text:p text:style-name="P16"><text:span text:style-name="OrgSrcFontLockPreprocessorFace1">#define</text:span><text:s/><text:span text:style-name="OrgSrcFontLockFunctionNameFace1">ASSERT</text:span>(<text:span text:style-name="OrgSrcFontLockVariableNameFace1">c</text:span>,<text:s/><text:span text:style-name="OrgSrcFontLockVariableNameFace1">m</text:span>) \</text:p>
      <text:p text:style-name="P16"><text:span text:style-name="OrgSrcFontLockKeywordFace1">do</text:span><text:s/>{ \</text:p>
      <text:p text:style-name="P16"><text:s text:c="4"/><text:span text:style-name="OrgSrcFontLockKeywordFace1">if</text:span><text:s/>(<text:span text:style-name="OrgSrcFontLockNegationCharFace1">!</text:span>(c)) { \</text:p>
      <text:p text:style-name="P16"><text:s text:c="8"/>fprintf(stderr, __FILE__<text:s/><text:span text:style-name="OrgSrcFontLockStringFace1">":%d: assertion %s failed: %s\n"</text:span>, \</text:p>
      <text:p text:style-name="P16"><text:s text:c="24"/>__LINE__, #c, m); \</text:p>
      <text:p text:style-name="P16"><text:s text:c="8"/>exit(1); \</text:p>
      <text:p text:style-name="P16"><text:s text:c="4"/>} \</text:p>
      <text:p text:style-name="P16">}<text:s/><text:span text:style-name="OrgSrcFontLockKeywordFace1">while</text:span>(0)</text:p>
      <text:p text:style-name="P16"><text:span text:style-name="OrgSrcFontLockPreprocessorFace1">#else</text:span></text:p>
      <text:p text:style-name="P16"><text:span text:style-name="OrgSrcFontLockPreprocessorFace1">#define</text:span><text:s/><text:span text:style-name="OrgSrcFontLockFunctionNameFace1">ASSERT</text:span>(<text:span text:style-name="OrgSrcFontLockVariableNameFace1">c</text:span>,<text:s/><text:span text:style-name="OrgSrcFontLockVariableNameFace1">m</text:span>)<text:s text:c="2"/><text:span text:style-name="OrgSrcFontLockCommentDelimiterFace1">//<text:s/></text:span><text:span text:style-name="OrgSrcFontLockCommentFace1">Macro vuota se non abilitata</text:span></text:p>
      <text:p text:style-name="P16"><text:span text:style-name="OrgSrcFontLockPreprocessorFace1">#endif</text:span></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text:span text:style-name="OrgSrcFontLockTypeFace1">int</text:span><text:s/><text:span text:style-name="OrgSrcFontLockVariableNameFace1">x</text:span><text:s/>= 30;</text:p>
      <text:p text:style-name="P16"/>
      <text:p text:style-name="P16"><text:s text:c="4"/>ASSERT(x &lt; 20,<text:s/><text:span text:style-name="OrgSrcFontLockStringFace1">"x must be under 20"</text:span>);</text:p>
      <text:p text:style-name="P17">}</text:p>
      <text:p text:style-name="P10">Questo ha l'output:</text:p>
      <text:p text:style-name="P17">foo.<text:span text:style-name="OrgSrcFontLockConstantFace1">c</text:span>:23: assertion x &lt; 20 failed: x must be under 20</text:p>
      <text:h text:outline-level="2" text:style-name="P15"><text:bookmark-start text:name="OrgXref.orgf80549c"/><text:bookmark text:name="orgf80549c"/>La direttiva<text:s/><text:span text:style-name="OrgCode1">#error</text:span><text:s/><text:bookmark-end text:name="OrgXref.orgf80549c"/></text:h>
      <text:p text:style-name="P10">Questa direttiva causa un errore nel compilatore non appena la vede. Comunemente viene utilizzato all'interno di un condizionale per impedire la compilazione a meno che non siano soddisfatti alcuni prerequisiti:</text:p>
      <text:p text:style-name="P16"><text:span text:style-name="OrgSrcFontLockPreprocessorFace1">#ifndef</text:span><text:s/>__STDC_IEC_559__</text:p>
      <text:p text:style-name="P16"><text:span text:style-name="OrgSrcFontLockPreprocessorFace1"><text:s text:c="4"/>#error</text:span><text:s/><text:span text:style-name="OrgSrcFontLockStringFace1">I really need IEEE-754 floating point to compile. Sorry!</text:span></text:p>
      <text:p text:style-name="P17"><text:span text:style-name="OrgSrcFontLockPreprocessorFace1">#endif</text:span></text:p>
      <text:p text:style-name="P10">Alcuni compilatori hanno una direttiva<text:s/><text:span text:style-name="OrgCode1">#warning</text:span><text:s/>complementare non standard che genererà un avviso ma non interromperà la compilazione ma questo non è nelle specifiche C11.</text:p>
      <text:h text:outline-level="2" text:style-name="P15"><text:bookmark-start text:name="OrgXref.org5b9696d"/><text:bookmark text:name="org5b9696d"/>La Direttiva<text:s/><text:span text:style-name="OrgCode1">#embed</text:span><text:s/><text:bookmark-end text:name="OrgXref.org5b9696d"/></text:h>
      <text:p text:style-name="P10">Novità in C23!</text:p>
      <text:p text:style-name="P10">Al momento non funziona con nessuno dei miei compilatori quindi prendi questa sezione con le pinze!</text:p>
      <text:p text:style-name="P10">Il succo di ciò è che puoi includere byte di un file come costanti intere come se li avessi digitati.</text:p>
      <text:p text:style-name="P10">Ad esempio se hai un file binario denominato<text:s/><text:span text:style-name="OrgCode1">foo.bin</text:span><text:s/>che contiene quattro byte con valori decimali 11, 22, 33 e 44 e fa questo:</text:p>
      <text:p text:style-name="P16"><text:span text:style-name="OrgSrcFontLockTypeFace1">int</text:span><text:s/><text:span text:style-name="OrgSrcFontLockVariableNameFace1">a</text:span>[] = {</text:p>
      <text:p text:style-name="P16"><text:span text:style-name="OrgSrcFontLockPreprocessorFace1">#embed</text:span><text:s/><text:span text:style-name="OrgSrcFontLockStringFace1">"foo.bin"</text:span></text:p>
      <text:p text:style-name="P17">};</text:p>
      <text:p text:style-name="P10">Sarà proprio come se avessi digitato questo:</text:p>
      <text:p text:style-name="P17"><text:span text:style-name="OrgSrcFontLockTypeFace1">int</text:span><text:s/><text:span text:style-name="OrgSrcFontLockVariableNameFace1">a</text:span>[] = {11,22,33,44};</text:p>
      <text:p text:style-name="P10">Questo è un modo davvero potente per inizializzare un array con dati binari senza dover prima convertirli tutti in codice: il preprocessore lo fa per te!</text:p>
      <text:p text:style-name="P10">Un caso d'uso più tipico potrebbe essere un file contenente una piccola immagine da visualizzare che non si desidera caricare in fase di runtime.</text:p>
      <text:p text:style-name="P10">Ecco un altro esempio:</text:p>
      <text:p text:style-name="P16"><text:span text:style-name="OrgSrcFontLockTypeFace1">int</text:span><text:s/><text:span text:style-name="OrgSrcFontLockVariableNameFace1">a</text:span>[] = {</text:p>
      <text:p text:style-name="P16"><text:span text:style-name="OrgSrcFontLockPreprocessorFace1">#embed</text:span><text:s/>&lt;foo.bin&gt;</text:p>
      <text:p text:style-name="P17">};</text:p>
      <text:p text:style-name="P10">Se si utilizzano parentesi angolari il preprocessore cerca in una serie di posizioni definite dall'implementazione per individuare il file proprio come farebbe<text:s/><text:span text:style-name="OrgCode1">#include</text:span>. Se usi le virgolette doppie e la risorsa non viene trovata il compilatore lo proverà come se avessi usato le parentesi angolari in un ultimo disperato tentativo di trovare il file.<text:s/><text:span text:style-name="OrgCode1">#embed</text:span><text:s/>funziona come<text:s/><text:span text:style-name="OrgCode1">#include</text:span><text:s/>in quanto incolla effettivamente i valori prima che il compilatore li veda. Ciò significa che puoi usarlo in tutti i tipi di luogo:</text:p>
      <text:p text:style-name="P10"><text:span text:style-name="OrgCode1">return</text:span></text:p>
      <text:p text:style-name="P10"><text:span text:style-name="OrgCode1">#embed "somevalue.dat"</text:span></text:p>
      <text:p text:style-name="P10"><text:span text:style-name="OrgCode1">;</text:span></text:p>
      <text:p text:style-name="P10"><text:span text:style-name="OrgCode1">or</text:span></text:p>
      <text:p text:style-name="P10"><text:span text:style-name="OrgCode1">int x =</text:span></text:p>
      <text:p text:style-name="P10"><text:span text:style-name="OrgCode1">#embed "xvalue.dat"</text:span></text:p>
      <text:p text:style-name="P10"><text:span text:style-name="OrgCode1">;</text:span></text:p>
      <text:p text:style-name="P10">Ora questi sono sempre byte? Significa che avranno valori da 0 a 255 inclusi? La risposta è sicuramente “sì” per impostazione predefinita tranne quando è “no”.</text:p>
      <text:p text:style-name="P10">Tecnicamente gli elementi saranno larghi<text:s/><text:span text:style-name="OrgCode1">CHAR_BIT</text:span><text:s/>bit. E questo è molto probabilmente 8 sul tuo sistema quindi otterresti quell'intervallo 0-255 nei tuoi valori. (Saranno sempre non negativi.)</text:p>
      <text:p text:style-name="P10">Inoltre è possibile che un'implementazione consenta di sovrascriverlo in qualche modo ad esempio sulla riga di comando o con parametri.</text:p>
      <text:p text:style-name="P10">La dimensione del file in bit deve essere un multiplo della dimensione dell'elemento. Cioè se ogni elemento è di 8 bit la dimensione del file (in bit) deve essere un multiplo di 8. Nell'uso quotidiano questo è un modo confuso per dire che ogni file deve essere un numero intero di byte… e ovviamente è così. Onestamente non sono nemmeno sicuro del motivo per cui mi sono preso la briga di leggere questo paragrafo. Leggi le specifiche se sei davvero così curioso.</text:p>
      <text:h text:outline-level="3" text:style-name="P19"><text:bookmark text:name="org881b45a"/><text:bookmark-start text:name="OrgXref.org881b45a"/>Parametri<text:s/><text:span text:style-name="OrgCode1">#embed</text:span><text:s/><text:bookmark-end text:name="OrgXref.org881b45a"/></text:h>
      <text:p text:style-name="P10">Esistono tutti i tipi di parametri che puoi specificare nella direttiva<text:s/><text:span text:style-name="OrgCode1">#embed</text:span>. Ecco un esempio con il parametro<text:s/><text:span text:style-name="OrgCode1">limit()</text:span><text:s/>non ancora introdotto:</text:p>
      <text:p text:style-name="P16"><text:span text:style-name="OrgSrcFontLockTypeFace1">int</text:span><text:s/><text:span text:style-name="OrgSrcFontLockVariableNameFace1">a</text:span>[] = {</text:p>
      <text:p text:style-name="P16"><text:span text:style-name="OrgSrcFontLockPreprocessorFace1">#embed</text:span><text:s/><text:span text:style-name="OrgSrcFontLockStringFace1">"/dev/random"</text:span><text:s/>limit(5)</text:p>
      <text:p text:style-name="P17">};</text:p>
      <text:p text:style-name="P10">Ma cosa succede se hai già definito un<text:s/><text:span text:style-name="OrgCode1">limit</text:span><text:s/>da qualche altra parte?? Fortunatamente puoi inserire<text:s/><text:span text:style-name="OrgCode1">__</text:span><text:s/>attorno alla parola chiave e funzionerà allo stesso modo:</text:p>
      <text:p text:style-name="P16"><text:span text:style-name="OrgSrcFontLockTypeFace1">int</text:span><text:s/><text:span text:style-name="OrgSrcFontLockVariableNameFace1">a</text:span>[] = {</text:p>
      <text:p text:style-name="P16"><text:span text:style-name="OrgSrcFontLockPreprocessorFace1">#embed</text:span><text:s/><text:span text:style-name="OrgSrcFontLockStringFace1">"/dev/random"</text:span><text:s/>__limit__(5)</text:p>
      <text:p text:style-name="P17">};</text:p>
      <text:p text:style-name="P10">Ora… cos'è questa cosa del<text:s/><text:span text:style-name="OrgCode1">limit</text:span>?</text:p>
      <text:h text:outline-level="3" text:style-name="P19"><text:bookmark-start text:name="OrgXref.org8ccc67e"/><text:bookmark text:name="org8ccc67e"/>Il parametro<text:s/><text:span text:style-name="OrgCode1">limit()</text:span><text:s/><text:bookmark-end text:name="OrgXref.org8ccc67e"/></text:h>
      <text:p text:style-name="P10">È possibile specificare un limite al numero di elementi da incorporare con questo parametro.</text:p>
      <text:p text:style-name="P10">Questo è un valore massimo non un valore assoluto. Se il file incorporato è più corto del limite specificato verrà importato solo quel numero di byte.</text:p>
      <text:p text:style-name="P10">L'esempio<text:s/><text:span text:style-name="OrgCode1">/dev/random</text:span><text:s/>sopra è un esempio della motivazione di ciò—in Unix questo è un<text:s/><text:span text:style-name="Emphasis1">file di dispositivo a caratteri</text:span><text:s/>che restituirà un flusso infinito di numeri piuttosto casuali.</text:p>
      <text:p text:style-name="P10">Incorporare un numero infinito di byte è impegnativo per la RAM quindi il parametro<text:s/><text:span text:style-name="OrgCode1">limit</text:span><text:s/>ti dà un modo per fermarti dopo un certo numero.</text:p>
      <text:p text:style-name="P10">Infine puoi utilizzare le macro<text:s/><text:span text:style-name="OrgCode1">#define</text:span><text:s/>nel tuo<text:s/><text:span text:style-name="OrgCode1">limit</text:span><text:s/>nel caso fossi curioso.</text:p>
      <text:h text:outline-level="3" text:style-name="P19"><text:bookmark-start text:name="OrgXref.org9c23fae"/><text:bookmark text:name="org9c23fae"/>Il parametro<text:s/><text:span text:style-name="OrgCode1">if_empty</text:span><text:s/><text:bookmark-end text:name="OrgXref.org9c23fae"/></text:h>
      <text:p text:style-name="P10">Questo parametro definisce quale dovrebbe essere il risultato dell'incorporamento se il file esiste ma non contiene dati. Diciamo che il file<text:s/><text:span text:style-name="OrgCode1">foo.dat</text:span><text:s/>contiene un singolo byte con il valore 123. Se facciamo questo:</text:p>
      <text:p text:style-name="P16"><text:span text:style-name="OrgSrcFontLockTypeFace1">int</text:span><text:s/><text:span text:style-name="OrgSrcFontLockVariableNameFace1">x</text:span><text:s/>=<text:s/></text:p>
      <text:p text:style-name="P16"><text:span text:style-name="OrgSrcFontLockPreprocessorFace1">#embed</text:span><text:s/><text:span text:style-name="OrgSrcFontLockStringFace1">"foo.dat"</text:span><text:s/>if_empty(999)</text:p>
      <text:p text:style-name="P17">;</text:p>
      <text:p text:style-name="P10">otterremo:</text:p>
      <text:p text:style-name="P17"><text:span text:style-name="OrgSrcFontLockTypeFace1">int</text:span><text:s/><text:span text:style-name="OrgSrcFontLockVariableNameFace1">x</text:span><text:s/>= 123;<text:s text:c="3"/><text:span text:style-name="OrgSrcFontLockCommentDelimiterFace1">//<text:s/></text:span><text:span text:style-name="OrgSrcFontLockCommentFace1">Quando foo.dat contiene 123 byte</text:span></text:p>
      <text:p text:style-name="P10">Ma cosa succede se il file<text:s/><text:span text:style-name="OrgCode1">foo.dat</text:span><text:s/>è lungo zero byte (cioè non contiene dati ed è vuoto)? Se così fosse si espanderebbe a:</text:p>
      <text:p text:style-name="P17"><text:span text:style-name="OrgSrcFontLockTypeFace1">int</text:span><text:s/><text:span text:style-name="OrgSrcFontLockVariableNameFace1">x</text:span><text:s/>= 999;<text:s text:c="3"/><text:span text:style-name="OrgSrcFontLockCommentDelimiterFace1">//<text:s/></text:span><text:span text:style-name="OrgSrcFontLockCommentFace1">Quando foo.dat è vuoto</text:span></text:p>
      <text:p text:style-name="P10">In particolare se il<text:s/><text:span text:style-name="OrgCode1">limit</text:span><text:s/>è impostato su 0 allora<text:s/><text:span text:style-name="OrgCode1">if_empty</text:span><text:s/>verrà sempre sostituito. Cioè un limite pari a zero significa effettivamente che il file è vuoto.</text:p>
      <text:p text:style-name="P10">Questo emetterà sempre<text:s/><text:span text:style-name="OrgCode1">x = 999</text:span>, indipendentemente da cosa ci sia in<text:s/><text:span text:style-name="OrgCode1">foo.dat</text:span>:</text:p>
      <text:p text:style-name="P16"><text:span text:style-name="OrgSrcFontLockTypeFace1">int</text:span><text:s/><text:span text:style-name="OrgSrcFontLockVariableNameFace1">x</text:span><text:s/>=<text:s/></text:p>
      <text:p text:style-name="P16"><text:span text:style-name="OrgSrcFontLockPreprocessorFace1">#embed</text:span><text:s/><text:span text:style-name="OrgSrcFontLockStringFace1">"foo.dat"</text:span><text:s/>limit(0) if_empty(999)</text:p>
      <text:p text:style-name="P17">;</text:p>
      <text:h text:outline-level="3" text:style-name="P19"><text:bookmark text:name="org08d4762"/><text:bookmark-start text:name="OrgXref.org08d4762"/>I parametri<text:s/><text:span text:style-name="OrgCode1">prefix()</text:span><text:s/>e<text:s/><text:span text:style-name="OrgCode1">suffix()</text:span><text:s/><text:bookmark-end text:name="OrgXref.org08d4762"/></text:h>
      <text:p text:style-name="P10">Questo è un modo per anteporre alcuni dati all'incorporamento.</text:p>
      <text:p text:style-name="P10">Tieni presente che questi riguardano solo i dati non vuoti! Se il file è vuoto né il<text:s/><text:span text:style-name="OrgCode1">prefix</text:span><text:s/>né il<text:s/><text:span text:style-name="OrgCode1">suffix</text:span><text:s/>hanno alcun effetto.</text:p>
      <text:p text:style-name="P10">Ecco un esempio in cui incorporiamo tre numeri casuali ma il prefisso ai numeri 11 e il suffisso con 99:</text:p>
      <text:p text:style-name="P16"><text:span text:style-name="OrgSrcFontLockTypeFace1">int</text:span><text:s/><text:span text:style-name="OrgSrcFontLockVariableNameFace1">x</text:span>[] = {</text:p>
      <text:p text:style-name="P16"><text:span text:style-name="OrgSrcFontLockPreprocessorFace1">#embed</text:span><text:s/><text:span text:style-name="OrgSrcFontLockStringFace1">"/dev/urandom"</text:span><text:s/>limit(3) prefix(11,) suffix(,99)</text:p>
      <text:p text:style-name="P17">};</text:p>
      <text:p text:style-name="P10">Risultato di esempio:</text:p>
      <text:p text:style-name="P17"><text:span text:style-name="OrgSrcFontLockTypeFace1">int</text:span><text:s/><text:span text:style-name="OrgSrcFontLockVariableNameFace1">x</text:span>[] = {11,135,116,220,99};</text:p>
      <text:p text:style-name="P10">Non è necessario utilizzarli entrambi<text:s/><text:span text:style-name="OrgCode1">prefix</text:span><text:s/>e<text:s/><text:span text:style-name="OrgCode1">suffix</text:span>. Puoi usarli entrambi uno e l'altro o nessuno dei due.</text:p>
      <text:p text:style-name="P10">Possiamo sfruttare in modo efficace la caratteristica che questi vengono applicati solo a file non vuoti come mostrato nell'esempio seguente spudoratamente rubato alle specifiche.</text:p>
      <text:p text:style-name="P10">Diciamo di avere un file<text:s/><text:span text:style-name="OrgCode1">foo.dat</text:span><text:s/>che contiene alcuni dati. E vogliamo usarlo per inizializzare un array e poi vogliamo un suffisso sull'array che sia un elemento zero.</text:p>
      <text:p text:style-name="P10">Nessun problema, giusto?</text:p>
      <text:p text:style-name="P16"><text:span text:style-name="OrgSrcFontLockTypeFace1">int</text:span><text:s/><text:span text:style-name="OrgSrcFontLockVariableNameFace1">x</text:span>[] = {</text:p>
      <text:p text:style-name="P16"><text:span text:style-name="OrgSrcFontLockPreprocessorFace1">#embed</text:span><text:s/><text:span text:style-name="OrgSrcFontLockStringFace1">"foo.dat"</text:span><text:s/>suffix(,0)</text:p>
      <text:p text:style-name="P17">};</text:p>
      <text:p text:style-name="P10">Se<text:s/><text:span text:style-name="OrgCode1">foo.dat</text:span><text:s/>contenesse 11, 22 e 33, otterremmo:</text:p>
      <text:p text:style-name="P17"><text:span text:style-name="OrgSrcFontLockTypeFace1">int</text:span><text:s/><text:span text:style-name="OrgSrcFontLockVariableNameFace1">x</text:span>[] = {11,22,33,0};</text:p>
      <text:p text:style-name="P10">Ma aspetta! Cosa succede se<text:s/><text:span text:style-name="OrgCode1">foo.dat</text:span><text:s/>è vuoto? Allora otteniamo:</text:p>
      <text:p text:style-name="P17"><text:span text:style-name="OrgSrcFontLockTypeFace1">int</text:span><text:s/><text:span text:style-name="OrgSrcFontLockVariableNameFace1">x</text:span>[] = {};</text:p>
      <text:p text:style-name="P10">e questo non va bene.</text:p>
      <text:p text:style-name="P10">Ma possiamo risolvere il problema in questo modo:</text:p>
      <text:p text:style-name="P16"><text:span text:style-name="OrgSrcFontLockTypeFace1">int</text:span><text:s/><text:span text:style-name="OrgSrcFontLockVariableNameFace1">x</text:span>[] = {</text:p>
      <text:p text:style-name="P16"><text:span text:style-name="OrgSrcFontLockPreprocessorFace1">#embed</text:span><text:s/><text:span text:style-name="OrgSrcFontLockStringFace1">"foo.dat"</text:span><text:s/>suffix(,)</text:p>
      <text:p text:style-name="P16"><text:s text:c="4"/>0</text:p>
      <text:p text:style-name="P17">};</text:p>
      <text:p text:style-name="P10">Poiché il parametro<text:s/><text:span text:style-name="OrgCode1">suffix</text:span><text:s/>viene omesso se il file è vuoto questo si trasformerebbe semplicemente in:</text:p>
      <text:p text:style-name="P17"><text:span text:style-name="OrgSrcFontLockTypeFace1">int</text:span><text:s/><text:span text:style-name="OrgSrcFontLockVariableNameFace1">x</text:span>[] = {0};</text:p>
      <text:p text:style-name="P10">il che va bene.</text:p>
      <text:h text:outline-level="3" text:style-name="P19"><text:bookmark text:name="org1dcee25"/><text:bookmark-start text:name="OrgXref.org1dcee25"/>L'identificatore<text:s/><text:span text:style-name="OrgCode1">__has_embed()</text:span><text:s/><text:bookmark-end text:name="OrgXref.org1dcee25"/></text:h>
      <text:p text:style-name="P10">Questo è un ottimo modo per verificare se un particolare file è disponibile per essere incorporato e anche se è vuoto o meno.</text:p>
      <text:p text:style-name="P10">Lo usi con la direttiva<text:s/><text:span text:style-name="OrgCode1">#if</text:span>.</text:p>
      <text:p text:style-name="P10">Ecco un pezzo di codice che otterrà 5 numeri casuali dal dispositivo a caratteri del generatore di numeri casuali. Se questo non esiste tenta di ottenerli da un file<text:s/><text:span text:style-name="OrgCode1">myrandoms.dat</text:span>. Se ciò non esiste utilizza alcuni valori codificati:</text:p>
      <text:p text:style-name="P16"><text:s text:c="4"/><text:span text:style-name="OrgSrcFontLockTypeFace1">int</text:span><text:s/><text:span text:style-name="OrgSrcFontLockVariableNameFace1">random_nums</text:span>[] = {</text:p>
      <text:p text:style-name="P16"><text:span text:style-name="OrgSrcFontLockPreprocessorFace1">#if</text:span><text:s/>__has_embed(<text:span text:style-name="OrgSrcFontLockStringFace1">"/dev/urandom"</text:span>)</text:p>
      <text:p text:style-name="P16"><text:span text:style-name="OrgSrcFontLockPreprocessorFace1"><text:s text:c="4"/>#embed</text:span><text:s/><text:span text:style-name="OrgSrcFontLockStringFace1">"/dev/urandom"</text:span><text:s/>limit(5)</text:p>
      <text:p text:style-name="P16"><text:span text:style-name="OrgSrcFontLockPreprocessorFace1">#elif</text:span><text:s/>__has_embed(<text:span text:style-name="OrgSrcFontLockStringFace1">"myrandoms.dat"</text:span>)</text:p>
      <text:p text:style-name="P16"><text:span text:style-name="OrgSrcFontLockPreprocessorFace1"><text:s text:c="4"/>#embed</text:span><text:s/><text:span text:style-name="OrgSrcFontLockStringFace1">"myrandoms.dat"</text:span><text:s/>limit(5)</text:p>
      <text:p text:style-name="P16"><text:span text:style-name="OrgSrcFontLockPreprocessorFace1">#else</text:span></text:p>
      <text:p text:style-name="P16"><text:s text:c="4"/>140,178,92,167,120</text:p>
      <text:p text:style-name="P16"><text:span text:style-name="OrgSrcFontLockPreprocessorFace1">#endif</text:span></text:p>
      <text:p text:style-name="P17"><text:s text:c="4"/>};</text:p>
      <text:p text:style-name="P10">Tecnicamente l'identificatore<text:s/><text:span text:style-name="OrgCode1">__has_embed()</text:span><text:s/>si risolve in uno di tre valori:</text:p>
      <text:section text:name="Section24" text:style-name="OrgIndentedSection-Level-0">
        <text:p text:style-name="P3"/>
        <table:table table:style-name="Table1">
          <table:table-column table:style-name="Table1.A" table:number-columns-repeated="2"/>
          <table:table-row>
            <table:table-cell table:style-name="Table1.A1">
              <text:p text:style-name="P18"><text:span text:style-name="OrgCode1">__has_embed()</text:span><text:s/>Result</text:p>
            </table:table-cell>
            <table:table-cell table:style-name="Table1.A1">
              <text:p text:style-name="P18">Descrizione</text:p>
            </table:table-cell>
          </table:table-row>
          <table:table-row>
            <table:table-cell table:style-name="Table1.A2">
              <text:p text:style-name="P18"><text:span text:style-name="OrgCode1">__STDC_EMBED_NOT_FOUND__</text:span></text:p>
            </table:table-cell>
            <table:table-cell table:style-name="Table1.A2">
              <text:p text:style-name="P18">Se il file non viene trovato.</text:p>
            </table:table-cell>
          </table:table-row>
          <table:table-row>
            <table:table-cell table:style-name="Table1.A2">
              <text:p text:style-name="P18"><text:span text:style-name="OrgCode1">__STDC_EMBED_FOUND__</text:span></text:p>
            </table:table-cell>
            <table:table-cell table:style-name="Table1.A2">
              <text:p text:style-name="P18">Se il file viene trovato e non è vuoto.</text:p>
            </table:table-cell>
          </table:table-row>
          <table:table-row>
            <table:table-cell table:style-name="Table1.A3">
              <text:p text:style-name="P18"><text:span text:style-name="OrgCode1">__STDC_EMBED_EMPTY</text:span></text:p>
            </table:table-cell>
            <table:table-cell table:style-name="Table1.A3">
              <text:p text:style-name="P18">Se il file viene trovato ed è vuoto.</text:p>
            </table:table-cell>
          </table:table-row>
        </table:table>
        <text:p text:style-name="P3"/>
      </text:section>
      <text:p text:style-name="P10">Ho buone ragioni per credere che<text:s/><text:span text:style-name="OrgCode1">__STDC_EMBED_NOT_FOUND__</text:span><text:s/>sia<text:s/><text:span text:style-name="OrgCode1">0</text:span><text:s/>e gli altri non siano zero (perché è implicito nella proposta e ha senso logico) ma ho difficoltà a trovarlo in questa versione della bozza delle specifiche. TODO</text:p>
      <text:h text:outline-level="3" text:style-name="P19"><text:bookmark text:name="org605c5ae"/><text:bookmark-start text:name="OrgXref.org605c5ae"/>Altri parametri<text:s/><text:bookmark-end text:name="OrgXref.org605c5ae"/></text:h>
      <text:p text:style-name="P10">Un'implementazione del compilatore può definire altri parametri di incorporamento quanto desidera: cerca questi parametri non standard nella documentazione del tuo compilatore.</text:p>
      <text:p text:style-name="P10">Ad esempio:</text:p>
      <text:p text:style-name="P17"><text:span text:style-name="OrgSrcFontLockPreprocessorFace1">#embed</text:span><text:s/><text:span text:style-name="OrgSrcFontLockStringFace1">"foo.bin"</text:span><text:s/>limit(12) frotz(lamp)</text:p>
      <text:p text:style-name="P10">Questi potrebbero comunemente avere un prefisso per aiutare con lo spazio dei nomi:</text:p>
      <text:p text:style-name="P17"><text:span text:style-name="OrgSrcFontLockPreprocessorFace1">#embed</text:span><text:s/><text:span text:style-name="OrgSrcFontLockStringFace1">"foo.bin"</text:span><text:s/>limit(12) fmc::frotz(lamp)</text:p>
      <text:p text:style-name="P10">Potrebbe essere sensato provare a rilevare se questi sono disponibili prima di usarli e fortunatamente possiamo usare<text:s/><text:span text:style-name="OrgCode1">__has_embed</text:span><text:s/>per aiutarci qui. Normalmente<text:s/><text:span text:style-name="OrgCode1">__has_embed()</text:span><text:s/>ci dirà semplicemente se il file è presente o meno. Ma… ed ecco la parte divertente—restituirà anche false se anche eventuali parametri aggiuntivi non sono supportati!</text:p>
      <text:p text:style-name="P10">Quindi se gli forniamo un file di cui<text:s/><text:span text:style-name="Emphasis1">sappiamo</text:span><text:s/>che esiste insieme a un parametro di cui vogliamo testare l'esistenza ci dirà effettivamente se quel parametro è supportato.</text:p>
      <text:p text:style-name="P10">Quale file<text:s/><text:span text:style-name="Emphasis1">esiste</text:span><text:s/>sempre però? Risulta che possiamo usare la macro<text:s/><text:span text:style-name="OrgCode1">__FILE__</text:span><text:s/>che si espande nel nome del file sorgente che fa riferimento ad esso! Quel file<text:s/><text:span text:style-name="Emphasis1">deve</text:span><text:s/>esistere altrimenti qualcosa non va nel reparto uova e gallina.</text:p>
      <text:p text:style-name="P10">Testiamo il parametro<text:s/><text:span text:style-name="OrgCode1">frotz</text:span><text:s/>per vedere se possiamo usarlo:</text:p>
      <text:p text:style-name="P16"><text:span text:style-name="OrgSrcFontLockPreprocessorFace1">#if</text:span><text:s/>__has_embed(__FILE__<text:s/><text:span text:style-name="OrgSrcFontLockTypeFace1">fmc</text:span>::frotz(lamp))</text:p>
      <text:p text:style-name="P16"><text:s text:c="4"/>puts(<text:span text:style-name="OrgSrcFontLockStringFace1">"fmc::frotz(lamp) is supported!"</text:span>);</text:p>
      <text:p text:style-name="P16"><text:span text:style-name="OrgSrcFontLockPreprocessorFace1">#else</text:span></text:p>
      <text:p text:style-name="P16"><text:s text:c="4"/>puts(<text:span text:style-name="OrgSrcFontLockStringFace1">"fmc::frotz(lamp) is NOT supported!"</text:span>);</text:p>
      <text:p text:style-name="P17"><text:span text:style-name="OrgSrcFontLockPreprocessorFace1">#endif</text:span></text:p>
      <text:h text:outline-level="3" text:style-name="P19"><text:bookmark-start text:name="OrgXref.org23ea5f7"/><text:bookmark text:name="org23ea5f7"/>Incorporamento di valori multibyte<text:s/><text:bookmark-end text:name="OrgXref.org23ea5f7"/></text:h>
      <text:p text:style-name="P10">Che ne dici di inserire degli<text:s/><text:span text:style-name="OrgCode1">int</text:span><text:s/>invece dei singoli byte? Che dire dei valori multibyte nel file incorporato?</text:p>
      <text:p text:style-name="P10">Questo non è supportato dallo standard C23 ma in futuro potrebbero essere definite delle estensioni di implementazione.</text:p>
      <text:h text:outline-level="2" text:style-name="P15"><text:bookmark text:name="orgda00205"/><text:bookmark-start text:name="OrgXref.orgda00205"/>La Direttiva<text:s/><text:span text:style-name="OrgCode1">#pragma</text:span><text:s/><text:bookmark-end text:name="OrgXref.orgda00205"/></text:h>
      <text:p text:style-name="P10">Questa è una direttiva originale abbreviazione di “pragmatico”. Puoi usarlo per fare… beh qualsiasi cosa il tuo compilatore ti supporti a fare con esso.</text:p>
      <text:p text:style-name="P10">Fondamentalmente l'unica volta che lo aggiungerai al tuo codice è se qualche documentazione ti dice di farlo.</text:p>
      <text:h text:outline-level="3" text:style-name="P19"><text:bookmark text:name="org0bc0759"/><text:bookmark-start text:name="OrgXref.org0bc0759"/>Pragma non standard<text:s/><text:bookmark-end text:name="OrgXref.org0bc0759"/></text:h>
      <text:p text:style-name="P10">Ecco un esempio non standard dell'utilizzo di<text:s/><text:span text:style-name="OrgCode1">#pragma</text:span><text:s/>per far sì che il compilatore esegua un ciclo<text:s/><text:span text:style-name="OrgCode1">for</text:span><text:s/>in parallelo con più thread (se il compilatore supporta l'estensione OpenMP<text:note text:note-class="footnote"><text:note-citation>139</text:note-citation><text:note-body><text:p text:style-name="P14"><text:a xlink:type="simple" xlink:href="https://www.openmp.org/"><text:span text:style-name="T3">https://www.openmp.org/</text:span></text:a></text:p></text:note-body></text:note>):</text:p>
      <text:p text:style-name="P16"><text:span text:style-name="OrgSrcFontLockPreprocessorFace1">#pragma</text:span><text:s/>omp parallel<text:s/><text:span text:style-name="OrgSrcFontLockKeywordFace1">for</text:span></text:p>
      <text:p text:style-name="P17"><text:span text:style-name="OrgSrcFontLockKeywordFace1">for</text:span><text:s/>(<text:span text:style-name="OrgSrcFontLockTypeFace1">int</text:span><text:s/><text:span text:style-name="OrgSrcFontLockVariableNameFace1">i</text:span><text:s/>= 0; i &lt; 10; i++) { ... }</text:p>
      <text:p text:style-name="P10">Esistono tutti i tipi di direttive<text:s/><text:span text:style-name="OrgCode1">#pragma</text:span><text:s/>documentate in tutti e quattro gli angoli del globo. Tutti i<text:s/><text:span text:style-name="OrgCode1">#pragma</text:span><text:s/>non riconosciuti vengono ignorati dal compilatore.</text:p>
      <text:h text:outline-level="3" text:style-name="P19"><text:bookmark text:name="org7ab20a9"/><text:bookmark-start text:name="OrgXref.org7ab20a9"/>Pragma standard<text:s/><text:bookmark-end text:name="OrgXref.org7ab20a9"/></text:h>
      <text:p text:style-name="P10">Ce ne sono anche alcuni standard che iniziano con<text:s/><text:span text:style-name="OrgCode1">STDC</text:span><text:s/>e seguono la stessa forma:</text:p>
      <text:p text:style-name="P17"><text:span text:style-name="OrgSrcFontLockPreprocessorFace1">#pragma</text:span><text:s/>STDC pragma_name on-off</text:p>
      <text:p text:style-name="P10">La parte<text:s/><text:span text:style-name="OrgCode1">on-off</text:span><text:s/>può essere<text:s/><text:span text:style-name="OrgCode1">ON</text:span>,<text:s/><text:span text:style-name="OrgCode1">OFF</text:span><text:s/>o<text:s/><text:span text:style-name="OrgCode1">DEFAULT</text:span>.</text:p>
      <text:p text:style-name="P10">E<text:s/><text:span text:style-name="OrgCode1">pragma_name</text:span><text:s/>può essere uno di questi:</text:p>
      <text:section text:name="Section25" text:style-name="OrgIndentedSection-Level-0">
        <text:p text:style-name="P3"/>
        <table:table table:style-name="Table1">
          <table:table-column table:style-name="Table1.A" table:number-columns-repeated="2"/>
          <table:table-row>
            <table:table-cell table:style-name="Table1.A1">
              <text:p text:style-name="P18">Pragma Name</text:p>
            </table:table-cell>
            <table:table-cell table:style-name="Table1.A1">
              <text:p text:style-name="P18">Descrizione</text:p>
            </table:table-cell>
          </table:table-row>
          <table:table-row>
            <table:table-cell table:style-name="Table1.A2">
              <text:p text:style-name="P18"><text:span text:style-name="OrgCode1">FP_CONTRACT</text:span></text:p>
            </table:table-cell>
            <table:table-cell table:style-name="Table1.A2">
              <text:p text:style-name="P18">Consenti espressioni in floating point di essere contratti in un'unica operazione per evitare errori di arrotondamento che potrebbero verificarsi da più operazioni.</text:p>
            </table:table-cell>
          </table:table-row>
          <table:table-row>
            <table:table-cell table:style-name="Table1.A2">
              <text:p text:style-name="P18"><text:span text:style-name="OrgCode1">FENV_ACCESS</text:span></text:p>
            </table:table-cell>
            <table:table-cell table:style-name="Table1.A2">
              <text:p text:style-name="P18">Impostare su ON se si prevede di accedere ai flag di stato in floating point. Se OFF, il compilatore potrebbe eseguire ottimizzazioni che rendono i valori nei flag incoerenti o non validi.</text:p>
            </table:table-cell>
          </table:table-row>
          <table:table-row>
            <table:table-cell table:style-name="Table1.A3">
              <text:p text:style-name="P18"><text:span text:style-name="OrgCode1">CX_LIMITED_RANGE</text:span></text:p>
            </table:table-cell>
            <table:table-cell table:style-name="Table1.A3">
              <text:p text:style-name="P18">Imposta su ON per consentire al compilatore di ignorare i controlli di overflow durante l'esecuzione di operazioni aritmetiche complesse. Il valore predefinito è OFF.</text:p>
            </table:table-cell>
          </table:table-row>
        </table:table>
        <text:p text:style-name="P3"/>
      </text:section>
      <text:p text:style-name="P10">Per esempio:</text:p>
      <text:p text:style-name="P16"><text:span text:style-name="OrgSrcFontLockPreprocessorFace1">#pragma</text:span><text:s/>STDC FP_CONTRACT OFF</text:p>
      <text:p text:style-name="P17"><text:span text:style-name="OrgSrcFontLockPreprocessorFace1">#pragma</text:span><text:s/>STDC CX_LIMITED_RANGE ON</text:p>
      <text:p text:style-name="P10">Quanto a<text:s/><text:span text:style-name="OrgCode1">CX_LIMITED_RANGE</text:span><text:s/>sottolinea la specifica:</text:p>
      <text:section text:name="Section26" text:style-name="OrgIndentedSection-Level-0">
        <text:p text:style-name="P3"/>
        <table:table table:style-name="Table1">
          <table:table-column table:style-name="Table1.A"/>
          <table:table-row>
            <table:table-cell table:style-name="Table1.A1">
              <text:p text:style-name="P18">Lo scopo del pragma è consentire all'implementazione di utilizzare le formule:</text:p>
            </table:table-cell>
          </table:table-row>
          <table:table-row>
            <table:table-cell table:style-name="Table1.A2">
              <text:p text:style-name="P18"><text:span text:style-name="OrgCode1">$(x+iy)\times(u+iv) = (xu-yv)+i(yu+xv)$</text:span></text:p>
            </table:table-cell>
          </table:table-row>
          <table:table-row>
            <table:table-cell table:style-name="Table1.A2">
              <text:p text:style-name="P18"><text:span text:style-name="OrgCode1">$(x+iy)/(u+iv) = [(xu+yv)+i(yu-xv)]/(u^2+v^2)$</text:span></text:p>
            </table:table-cell>
          </table:table-row>
          <table:table-row>
            <table:table-cell table:style-name="Table1.A2">
              <text:p text:style-name="P18">|<text:s/><text:span text:style-name="OrgCode1">$x+iy$</text:span><text:s/>|<text:span text:style-name="OrgCode1">$=\sqrt{x^2+y^2}$</text:span></text:p>
            </table:table-cell>
          </table:table-row>
          <table:table-row>
            <table:table-cell table:style-name="Table1.A3">
              <text:p text:style-name="P18">dove il programmatore può determinare che sono sicuri.</text:p>
            </table:table-cell>
          </table:table-row>
        </table:table>
        <text:p text:style-name="P3"/>
      </text:section>
      <text:h text:outline-level="3" text:style-name="P19"><text:bookmark text:name="orgc2946cb"/><text:bookmark-start text:name="OrgXref.orgc2946cb"/>Operatore<text:s/><text:span text:style-name="OrgCode1">_Pragma</text:span><text:s/><text:bookmark-end text:name="OrgXref.orgc2946cb"/></text:h>
      <text:p text:style-name="P10">Questo è un altro modo per dichiarare un pragma che potresti utilizzare in una macro.</text:p>
      <text:p text:style-name="P10">Questi sono equivalenti:</text:p>
      <text:p text:style-name="P16"><text:span text:style-name="OrgSrcFontLockPreprocessorFace1">#pragma</text:span><text:s/><text:span text:style-name="OrgSrcFontLockStringFace1">"Unnecessary"</text:span><text:s/>quotes</text:p>
      <text:p text:style-name="P17">_Pragma(<text:span text:style-name="OrgSrcFontLockStringFace1">"\"Unnecessary\" quotes"</text:span>)</text:p>
      <text:p text:style-name="P10">Questo può essere utilizzato in una macro se necessario:</text:p>
      <text:p text:style-name="P17"><text:span text:style-name="OrgSrcFontLockPreprocessorFace1">#define</text:span><text:s/><text:span text:style-name="OrgSrcFontLockFunctionNameFace1">PRAGMA</text:span>(<text:span text:style-name="OrgSrcFontLockVariableNameFace1">x</text:span>) _Pragma(#x)</text:p>
      <text:h text:outline-level="2" text:style-name="P15"><text:bookmark-start text:name="OrgXref.org31be48b"/><text:bookmark text:name="org31be48b"/>The<text:s/><text:span text:style-name="OrgCode1">#line</text:span><text:s/>Directive<text:s/><text:bookmark-end text:name="OrgXref.org31be48b"/></text:h>
      <text:p text:style-name="P10">Ciò consente di sovrascrivere i valori di<text:s/><text:span text:style-name="OrgCode1">__LINE__</text:span><text:s/>e<text:s/><text:span text:style-name="OrgCode1">__FILE__</text:span>. Se vuoit.</text:p>
      <text:p text:style-name="P10">Non ho mai voluto farlo ma in K&amp;R2 scrivono:</text:p>
      <text:p text:style-name="P11">A vantaggio di altri preprocessori che generano programmi C […]</text:p>
      <text:p text:style-name="P10">Quindi forse è proprio così.</text:p>
      <text:p text:style-name="P10">Per sovrascrivere il numero di riga in, ad esempio 300:</text:p>
      <text:p text:style-name="P17"><text:span text:style-name="OrgSrcFontLockPreprocessorFace1">#line</text:span><text:s/>300</text:p>
      <text:p text:style-name="P10">e<text:s/><text:span text:style-name="OrgCode1">__LINE__</text:span><text:s/>continuerà a contare da lì.</text:p>
      <text:p text:style-name="P10">Per sovrascrivere il numero di riga e il nome del file:</text:p>
      <text:p text:style-name="P17"><text:span text:style-name="OrgSrcFontLockPreprocessorFace1">#line</text:span><text:s/>300<text:s/><text:span text:style-name="OrgSrcFontLockStringFace1">"newfilename"</text:span></text:p>
      <text:h text:outline-level="2" text:style-name="P15"><text:bookmark-start text:name="OrgXref.org2d02f70"/><text:bookmark text:name="org2d02f70"/>La direttiva Null<text:s/><text:bookmark-end text:name="OrgXref.org2d02f70"/></text:h>
      <text:p text:style-name="P10">Un<text:s/><text:span text:style-name="OrgCode1">#</text:span><text:s/>su una riga da solo viene ignorato dal preprocessore. Ora ad essere del tutto onesto non so quale sia il caso d'uso per questo.</text:p>
      <text:p text:style-name="P10">Ho visto esempi come questo:</text:p>
      <text:p text:style-name="P16"><text:span text:style-name="OrgSrcFontLockPreprocessorFace1"><text:s text:c="2"/>#ifdef</text:span><text:s/>FOO</text:p>
      <text:p text:style-name="P16"><text:s text:c="4"/>#</text:p>
      <text:p text:style-name="P16"><text:span text:style-name="OrgSrcFontLockPreprocessorFace1">#else</text:span></text:p>
      <text:p text:style-name="P16"><text:s text:c="4"/>printf(<text:span text:style-name="OrgSrcFontLockStringFace1">"Something"</text:span>);</text:p>
      <text:p text:style-name="P17"><text:span text:style-name="OrgSrcFontLockPreprocessorFace1">#endif</text:span></text:p>
      <text:p text:style-name="P10">che è solo cosmetico; la riga con il<text:s/><text:span text:style-name="OrgCode1">#</text:span><text:s/>solitario può essere eliminata senza effetti negativi.</text:p>
      <text:p text:style-name="P10">O forse per consistenza cosmetica come questa:</text:p>
      <text:p text:style-name="P16">#</text:p>
      <text:p text:style-name="P16"><text:span text:style-name="OrgSrcFontLockPreprocessorFace1">#ifdef</text:span><text:s/>FOO</text:p>
      <text:p text:style-name="P16"><text:s text:c="4"/>x = 2;</text:p>
      <text:p text:style-name="P16"><text:span text:style-name="OrgSrcFontLockPreprocessorFace1">#endif</text:span></text:p>
      <text:p text:style-name="P16">#</text:p>
      <text:p text:style-name="P16"><text:span text:style-name="OrgSrcFontLockPreprocessorFace1">#if</text:span><text:s/>BAR == 17</text:p>
      <text:p text:style-name="P16"><text:s text:c="4"/>x = 12;</text:p>
      <text:p text:style-name="P16"><text:span text:style-name="OrgSrcFontLockPreprocessorFace1">#endif</text:span></text:p>
      <text:p text:style-name="P17">#</text:p>
      <text:p text:style-name="P10">Ma per quanto riguarda l’aspetto cosmetico è semplicemente brutto.</text:p>
      <text:p text:style-name="P10">Un altro post menziona l'eliminazione dei commenti: in GCC, un commento dopo a un<text:s/><text:span text:style-name="OrgCode1">#</text:span><text:s/>non verrà visto dal compilatore. Di cui non dubito ma le specifiche non sembrano dire che questo è un comportamento standard.</text:p>
      <text:p text:style-name="P10">Le mie ricerche delle motivazioni non stanno dando molti frutti. Quindi dirò semplicemente che questo è un buon vecchio C esoterico.</text:p>
      <text:h text:outline-level="1" text:style-name="P9"><text:span text:style-name="OrgCode1"><text:bookmark-start text:name="OrgXref.org578a635"/><text:bookmark text:name="org578a635"/>struct</text:span><text:s/>II: Più divertimento con<text:s/><text:span text:style-name="OrgCode1">struct</text:span><text:s/><text:bookmark-end text:name="OrgXref.org578a635"/></text:h>
      <text:p text:style-name="P10">Adesso scopriamo che puoi fare molto di più con le<text:s/><text:span text:style-name="OrgCode1">struct</text:span><text:s/>di quanto abbiamo detto, sono solo tante cose aggregate. E dunque li inseriremo in questo capitolo.</text:p>
      <text:p text:style-name="P10">Se sei bravo con le nozioni di base sulle<text:s/><text:span text:style-name="OrgCode1">struct</text:span><text:s/>puoi completare le tue conoscenze qui.</text:p>
      <text:h text:outline-level="2" text:style-name="P15"><text:bookmark text:name="org29a6325"/><text:bookmark-start text:name="OrgXref.org29a6325"/>Inizializzatori di<text:s/><text:span text:style-name="OrgCode1">structs</text:span><text:s/>nidificati e array<text:s/><text:bookmark-end text:name="OrgXref.org29a6325"/></text:h>
      <text:p text:style-name="P10">Ricordi come potresti inizializzare i membri della struttura in questo modo?</text:p>
      <text:p text:style-name="P17"><text:span text:style-name="OrgSrcFontLockKeywordFace1">struct</text:span><text:s/><text:span text:style-name="OrgSrcFontLockTypeFace1">foo</text:span><text:s/><text:span text:style-name="OrgSrcFontLockVariableNameFace1">x</text:span><text:s/>= {.a=12, .b=3.14};</text:p>
      <text:p text:style-name="P10">Sembra che in questi inizializzatori c'è più potenza di quella che avevamo discusso in precedenza. Emozionante!</text:p>
      <text:p text:style-name="P10">Per prima cosa se hai una sottostruttura nidificata come la seguente puoi inizializzare i membri di quella sottostruttura seguendo i nomi delle variabili lungo la riga:</text:p>
      <text:p text:style-name="P17"><text:span text:style-name="OrgSrcFontLockKeywordFace1">struct</text:span><text:s/><text:span text:style-name="OrgSrcFontLockTypeFace1">foo</text:span><text:s/><text:span text:style-name="OrgSrcFontLockVariableNameFace1">x</text:span><text:s/>= {.a.b.c=12};</text:p>
      <text:p text:style-name="P10">Diamo un'occhiata ad un esempio:</text:p>
      <text:p text:style-name="P16"><text:span text:style-name="OrgSrcFontLockPreprocessorFace1">#include</text:span><text:s/><text:span text:style-name="OrgSrcFontLockStringFace1">&lt;stdio.h&gt;</text:span></text:p>
      <text:p text:style-name="P16"/>
      <text:p text:style-name="P16"><text:span text:style-name="OrgSrcFontLockKeywordFace1">struct</text:span><text:s/><text:span text:style-name="OrgSrcFontLockTypeFace1">cabin_information</text:span><text:s/>{</text:p>
      <text:p text:style-name="P16"><text:s text:c="4"/><text:span text:style-name="OrgSrcFontLockTypeFace1">int</text:span><text:s/><text:span text:style-name="OrgSrcFontLockVariableNameFace1">window_count</text:span>;</text:p>
      <text:p text:style-name="P16"><text:s text:c="4"/><text:span text:style-name="OrgSrcFontLockTypeFace1">int</text:span><text:s/><text:span text:style-name="OrgSrcFontLockVariableNameFace1">o2level</text:span>;</text:p>
      <text:p text:style-name="P16">};</text:p>
      <text:p text:style-name="P16"/>
      <text:p text:style-name="P16"><text:span text:style-name="OrgSrcFontLockKeywordFace1">struct</text:span><text:s/><text:span text:style-name="OrgSrcFontLockTypeFace1">spaceship</text:span><text:s/>{</text:p>
      <text:p text:style-name="P16"><text:s text:c="4"/><text:span text:style-name="OrgSrcFontLockTypeFace1">char</text:span><text:s/>*<text:span text:style-name="OrgSrcFontLockVariableNameFace1">manufacturer</text:span>;</text:p>
      <text:p text:style-name="P16"><text:s text:c="4"/><text:span text:style-name="OrgSrcFontLockKeywordFace1">struct</text:span><text:s/><text:span text:style-name="OrgSrcFontLockTypeFace1">cabin_information</text:span><text:s/><text:span text:style-name="OrgSrcFontLockVariableNameFace1">ci</text:span>;</text:p>
      <text:p text:style-name="P16">};</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text:span text:style-name="OrgSrcFontLockKeywordFace1">struct</text:span><text:s/><text:span text:style-name="OrgSrcFontLockTypeFace1">spaceship</text:span><text:s/><text:span text:style-name="OrgSrcFontLockVariableNameFace1">s</text:span><text:s/>= {</text:p>
      <text:p text:style-name="P16"><text:s text:c="8"/>.manufacturer=<text:span text:style-name="OrgSrcFontLockStringFace1">"General Products"</text:span>,</text:p>
      <text:p text:style-name="P16"><text:s text:c="8"/>.ci.window_count = 8,<text:s text:c="3"/><text:span text:style-name="OrgSrcFontLockCommentDelimiterFace1">//<text:s/></text:span><text:span text:style-name="OrgSrcFontLockCommentFace1">&lt;-- INIZIALIZZATORE ANNIDATO!</text:span></text:p>
      <text:p text:style-name="P16"><text:s text:c="8"/>.ci.o2level = 21</text:p>
      <text:p text:style-name="P16"><text:s text:c="4"/>};</text:p>
      <text:p text:style-name="P16"/>
      <text:p text:style-name="P16"><text:s text:c="4"/>printf(<text:span text:style-name="OrgSrcFontLockStringFace1">"%s: %d seats, %d%% oxygen\n"</text:span>,</text:p>
      <text:p text:style-name="P16"><text:s text:c="8"/>s.manufacturer, s.ci.window_count, s.ci.o2level);</text:p>
      <text:p text:style-name="P17">}</text:p>
      <text:p text:style-name="P10">Controlla le righe 16-17! È qui che inizializziamo i membri della<text:s/><text:span text:style-name="OrgCode1">struct cabin_information</text:span><text:s/>nella definizione di<text:s/><text:span text:style-name="OrgCode1">s</text:span><text:s/>nella nostra<text:s/><text:span text:style-name="OrgCode1">struct spaceship</text:span>.</text:p>
      <text:p text:style-name="P10">Ed ecco un'altra opzione per lo stesso inizializzatore—questa volta faremo qualcosa di più standard ma entrambi gli approcci funzionano:</text:p>
      <text:p text:style-name="P16"><text:span text:style-name="OrgSrcFontLockKeywordFace1">struct</text:span><text:s/><text:span text:style-name="OrgSrcFontLockTypeFace1">spaceship</text:span><text:s/><text:span text:style-name="OrgSrcFontLockVariableNameFace1">s</text:span><text:s/>= {</text:p>
      <text:p text:style-name="P16"><text:s text:c="4"/>.manufacturer=<text:span text:style-name="OrgSrcFontLockStringFace1">"General Products"</text:span>,</text:p>
      <text:p text:style-name="P16"><text:s text:c="4"/>.ci={</text:p>
      <text:p text:style-name="P16"><text:s text:c="8"/>.window_count = 8,</text:p>
      <text:p text:style-name="P16"><text:s text:c="8"/>.o2level = 21</text:p>
      <text:p text:style-name="P16"><text:s text:c="4"/>}</text:p>
      <text:p text:style-name="P17">};</text:p>
      <text:p text:style-name="P10">Ora come se le informazioni di cui sopra non fossero già abbastanza spettacolari possiamo anche inserire lì dentro anche gli inizializzatori di array.</text:p>
      <text:p text:style-name="P10">Modifichiamolo per ottenere una serie di informazioni sui passeggeri e possiamo anche verificare come funzionano gli inizializzatori.</text:p>
      <text:p text:style-name="P16"><text:span text:style-name="OrgSrcFontLockPreprocessorFace1">#include</text:span><text:s/><text:span text:style-name="OrgSrcFontLockStringFace1">&lt;stdio.h&gt;</text:span></text:p>
      <text:p text:style-name="P16"/>
      <text:p text:style-name="P16"><text:span text:style-name="OrgSrcFontLockKeywordFace1">struct</text:span><text:s/><text:span text:style-name="OrgSrcFontLockTypeFace1">passenger</text:span><text:s/>{</text:p>
      <text:p text:style-name="P16"><text:s text:c="4"/><text:span text:style-name="OrgSrcFontLockTypeFace1">char</text:span><text:s/>*<text:span text:style-name="OrgSrcFontLockVariableNameFace1">name</text:span>;</text:p>
      <text:p text:style-name="P16"><text:s text:c="4"/><text:span text:style-name="OrgSrcFontLockTypeFace1">int</text:span><text:s/><text:span text:style-name="OrgSrcFontLockVariableNameFace1">covid_vaccinated</text:span>;<text:s/><text:span text:style-name="OrgSrcFontLockCommentDelimiterFace1">//<text:s/></text:span><text:span text:style-name="OrgSrcFontLockCommentFace1">Booleano</text:span></text:p>
      <text:p text:style-name="P16">};</text:p>
      <text:p text:style-name="P16"/>
      <text:p text:style-name="P16"><text:span text:style-name="OrgSrcFontLockPreprocessorFace1">#define</text:span><text:s/><text:span text:style-name="OrgSrcFontLockVariableNameFace1">MAX_PASSENGERS</text:span><text:s/>8</text:p>
      <text:p text:style-name="P16"/>
      <text:p text:style-name="P16"><text:span text:style-name="OrgSrcFontLockKeywordFace1">struct</text:span><text:s/><text:span text:style-name="OrgSrcFontLockTypeFace1">spaceship</text:span><text:s/>{</text:p>
      <text:p text:style-name="P16"><text:s text:c="4"/><text:span text:style-name="OrgSrcFontLockTypeFace1">char</text:span><text:s/>*<text:span text:style-name="OrgSrcFontLockVariableNameFace1">manufacturer</text:span>;</text:p>
      <text:p text:style-name="P16"><text:s text:c="4"/><text:span text:style-name="OrgSrcFontLockKeywordFace1">struct</text:span><text:s/><text:span text:style-name="OrgSrcFontLockTypeFace1">passenger</text:span><text:s/><text:span text:style-name="OrgSrcFontLockVariableNameFace1">passenger</text:span>[MAX_PASSENGERS];</text:p>
      <text:p text:style-name="P16">};</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text:span text:style-name="OrgSrcFontLockKeywordFace1">struct</text:span><text:s/><text:span text:style-name="OrgSrcFontLockTypeFace1">spaceship</text:span><text:s/><text:span text:style-name="OrgSrcFontLockVariableNameFace1">s</text:span><text:s/>= {</text:p>
      <text:p text:style-name="P16"><text:s text:c="8"/>.manufacturer=<text:span text:style-name="OrgSrcFontLockStringFace1">"General Products"</text:span>,</text:p>
      <text:p text:style-name="P16"><text:s text:c="8"/>.passenger = {</text:p>
      <text:p text:style-name="P16"><text:s text:c="12"/><text:span text:style-name="OrgSrcFontLockCommentDelimiterFace1">//<text:s/></text:span><text:span text:style-name="OrgSrcFontLockCommentFace1">Initialize a field at a time</text:span></text:p>
      <text:p text:style-name="P16"><text:s text:c="12"/>[0].name =<text:s/><text:span text:style-name="OrgSrcFontLockStringFace1">"Gridley, Lewis"</text:span>,</text:p>
      <text:p text:style-name="P16"><text:s text:c="12"/>[0].covid_vaccinated = 0,</text:p>
      <text:p text:style-name="P16"/>
      <text:p text:style-name="P16"><text:s text:c="12"/><text:span text:style-name="OrgSrcFontLockCommentDelimiterFace1">//<text:s/></text:span><text:span text:style-name="OrgSrcFontLockCommentFace1">Or all at once</text:span></text:p>
      <text:p text:style-name="P16"><text:s text:c="12"/>[7] = {.name=<text:span text:style-name="OrgSrcFontLockStringFace1">"Brown, Teela"</text:span>, .covid_vaccinated=1},</text:p>
      <text:p text:style-name="P16"><text:s text:c="8"/>}</text:p>
      <text:p text:style-name="P16"><text:s text:c="4"/>};</text:p>
      <text:p text:style-name="P16"/>
      <text:p text:style-name="P16"><text:s text:c="4"/>printf(<text:span text:style-name="OrgSrcFontLockStringFace1">"Passengers for %s ship:\n"</text:span>, s.manufacturer);</text:p>
      <text:p text:style-name="P16"/>
      <text:p text:style-name="P16"><text:s text:c="4"/><text:span text:style-name="OrgSrcFontLockKeywordFace1">for</text:span><text:s/>(<text:span text:style-name="OrgSrcFontLockTypeFace1">int</text:span><text:s/><text:span text:style-name="OrgSrcFontLockVariableNameFace1">i</text:span><text:s/>= 0; i &lt; MAX_PASSENGERS; i++)</text:p>
      <text:p text:style-name="P16"><text:s text:c="8"/><text:span text:style-name="OrgSrcFontLockKeywordFace1">if</text:span><text:s/>(s.passenger[i].name !=<text:s/><text:span text:style-name="OrgSrcFontLockConstantFace1">NULL</text:span>)</text:p>
      <text:p text:style-name="P16"><text:s text:c="12"/>printf(<text:span text:style-name="OrgSrcFontLockStringFace1">" <text:s text:c="3"/>%s (%svaccinated)\n"</text:span>,</text:p>
      <text:p text:style-name="P16"><text:s text:c="16"/>s.passenger[i].name,</text:p>
      <text:p text:style-name="P16"><text:s text:c="16"/>s.passenger[i].covid_vaccinated?<text:s/><text:span text:style-name="OrgSrcFontLockStringFace1">""</text:span>:<text:s/><text:span text:style-name="OrgSrcFontLockStringFace1">"not "</text:span>);</text:p>
      <text:p text:style-name="P17">}</text:p>
      <text:h text:outline-level="2" text:style-name="P15"><text:span text:style-name="OrgCode1"><text:bookmark text:name="orgc77726d"/><text:bookmark-start text:name="OrgXref.orgc77726d"/>struct</text:span><text:s/>anonimo<text:s/><text:bookmark-end text:name="OrgXref.orgc77726d"/></text:h>
      <text:p text:style-name="P10">Queste sono “le<text:s/><text:span text:style-name="OrgCode1">struct</text:span><text:s/>senza nome”. Li menzioniamo anche nella sezione<text:s/><text:span text:style-name="OrgCode1">typedef</text:span><text:s/>ma aggiorneremo qui.</text:p>
      <text:p text:style-name="P10">Ecco un normale<text:s/><text:span text:style-name="OrgCode1">struct</text:span>:</text:p>
      <text:p text:style-name="P16"><text:span text:style-name="OrgSrcFontLockKeywordFace1">struct</text:span><text:s/><text:span text:style-name="OrgSrcFontLockTypeFace1">animal</text:span><text:s/>{</text:p>
      <text:p text:style-name="P16"><text:s text:c="4"/><text:span text:style-name="OrgSrcFontLockTypeFace1">char</text:span><text:s/>*<text:span text:style-name="OrgSrcFontLockVariableNameFace1">name</text:span>;</text:p>
      <text:p text:style-name="P16"><text:s text:c="4"/><text:span text:style-name="OrgSrcFontLockTypeFace1">int</text:span><text:s/><text:span text:style-name="OrgSrcFontLockVariableNameFace1">leg_count</text:span>,<text:s/><text:span text:style-name="OrgSrcFontLockVariableNameFace1">speed</text:span>;</text:p>
      <text:p text:style-name="P17">};</text:p>
      <text:p text:style-name="P10">Ed ecco l'equivalente anonimo:</text:p>
      <text:p text:style-name="P16"><text:span text:style-name="OrgSrcFontLockKeywordFace1">struct</text:span><text:s/>{<text:s text:c="14"/><text:span text:style-name="OrgSrcFontLockCommentDelimiterFace1">//<text:s/></text:span><text:span text:style-name="OrgSrcFontLockCommentFace1">&lt;-- Senza nome!</text:span></text:p>
      <text:p text:style-name="P16"><text:s text:c="4"/><text:span text:style-name="OrgSrcFontLockTypeFace1">char</text:span><text:s/>*<text:span text:style-name="OrgSrcFontLockVariableNameFace1">name</text:span>;</text:p>
      <text:p text:style-name="P16"><text:s text:c="4"/><text:span text:style-name="OrgSrcFontLockTypeFace1">int</text:span><text:s/><text:span text:style-name="OrgSrcFontLockVariableNameFace1">leg_count</text:span>,<text:s/><text:span text:style-name="OrgSrcFontLockVariableNameFace1">speed</text:span>;</text:p>
      <text:p text:style-name="P17">};</text:p>
      <text:p text:style-name="P10">Okaaaaay. Quindi abbiamo una<text:s/><text:span text:style-name="OrgCode1">struct</text:span><text:s/>ma non ha nome quindi non abbiamo modo di usarla in seguito? Sembra piuttosto inutile.</text:p>
      <text:p text:style-name="P10">Certo in quell'esempio lo è. Ma possiamo ancora usarlo in un paio di modi.</text:p>
      <text:p text:style-name="P10">Uno di questi è raro ma poiché la<text:s/><text:span text:style-name="OrgCode1">struct</text:span><text:s/>anonima rappresenta un tipo possiamo semplicemente inserire alcuni nomi di variabili dopo e usarli.</text:p>
      <text:p text:style-name="P16"><text:span text:style-name="OrgSrcFontLockKeywordFace1">struct</text:span><text:s/>{<text:s text:c="19"/><text:span text:style-name="OrgSrcFontLockCommentDelimiterFace1">//<text:s/></text:span><text:span text:style-name="OrgSrcFontLockCommentFace1">&lt;-- No name!</text:span></text:p>
      <text:p text:style-name="P16"><text:s text:c="4"/><text:span text:style-name="OrgSrcFontLockTypeFace1">char</text:span><text:s/>*<text:span text:style-name="OrgSrcFontLockVariableNameFace1">name</text:span>;</text:p>
      <text:p text:style-name="P16"><text:s text:c="4"/><text:span text:style-name="OrgSrcFontLockTypeFace1">int</text:span><text:s/><text:span text:style-name="OrgSrcFontLockVariableNameFace1">leg_count</text:span>,<text:s/><text:span text:style-name="OrgSrcFontLockVariableNameFace1">speed</text:span>;</text:p>
      <text:p text:style-name="P16">}<text:s/><text:span text:style-name="OrgSrcFontLockVariableNameFace1">a</text:span>,<text:s/><text:span text:style-name="OrgSrcFontLockVariableNameFace1">b</text:span>,<text:s/><text:span text:style-name="OrgSrcFontLockVariableNameFace1">c</text:span>;<text:s text:c="17"/><text:span text:style-name="OrgSrcFontLockCommentDelimiterFace1">//<text:s/></text:span><text:span text:style-name="OrgSrcFontLockCommentFace1">3 variables of this struct type</text:span></text:p>
      <text:p text:style-name="P16"/>
      <text:p text:style-name="P16">a.name =<text:s/><text:span text:style-name="OrgSrcFontLockStringFace1">"antelope"</text:span>;</text:p>
      <text:p text:style-name="P17">c.leg_count = 4;<text:s text:c="11"/><text:span text:style-name="OrgSrcFontLockCommentDelimiterFace1">//<text:s/></text:span><text:span text:style-name="OrgSrcFontLockCommentFace1">Per esempio</text:span></text:p>
      <text:p text:style-name="P10">Ma non è ancora così utile.</text:p>
      <text:p text:style-name="P10">Molto più comune è l'uso di<text:s/><text:span text:style-name="OrgCode1">struct</text:span><text:s/>anonime con<text:s/><text:span text:style-name="OrgCode1">typedef</text:span><text:s/>in modo da poterle utilizzare in seguito (ad esempio per passare variabili alle funzioni).</text:p>
      <text:p text:style-name="P16"><text:span text:style-name="OrgSrcFontLockKeywordFace1">typedef</text:span><text:s/><text:span text:style-name="OrgSrcFontLockKeywordFace1">struct</text:span><text:s/>{<text:s text:c="19"/><text:span text:style-name="OrgSrcFontLockCommentDelimiterFace1">//<text:s/></text:span><text:span text:style-name="OrgSrcFontLockCommentFace1">&lt;-- Senza nome!</text:span></text:p>
      <text:p text:style-name="P16"><text:s text:c="4"/><text:span text:style-name="OrgSrcFontLockTypeFace1">char</text:span><text:s/>*<text:span text:style-name="OrgSrcFontLockVariableNameFace1">name</text:span>;</text:p>
      <text:p text:style-name="P16"><text:s text:c="4"/><text:span text:style-name="OrgSrcFontLockTypeFace1">int</text:span><text:s/><text:span text:style-name="OrgSrcFontLockVariableNameFace1">leg_count</text:span>,<text:s/><text:span text:style-name="OrgSrcFontLockVariableNameFace1">speed</text:span>;</text:p>
      <text:p text:style-name="P16">}<text:s/><text:span text:style-name="OrgSrcFontLockTypeFace1">animal</text:span>;<text:s text:c="26"/><text:span text:style-name="OrgSrcFontLockCommentDelimiterFace1">//<text:s/></text:span><text:span text:style-name="OrgSrcFontLockCommentFace1">Nuovo tipo: animale</text:span></text:p>
      <text:p text:style-name="P16"/>
      <text:p text:style-name="P16"><text:span text:style-name="OrgSrcFontLockTypeFace1">animal</text:span><text:s/><text:span text:style-name="OrgSrcFontLockVariableNameFace1">a</text:span>,<text:s/><text:span text:style-name="OrgSrcFontLockVariableNameFace1">b</text:span>,<text:s/><text:span text:style-name="OrgSrcFontLockVariableNameFace1">c</text:span>;</text:p>
      <text:p text:style-name="P16"/>
      <text:p text:style-name="P16">a.name =<text:s/><text:span text:style-name="OrgSrcFontLockStringFace1">"antelope"</text:span>;</text:p>
      <text:p text:style-name="P17">c.leg_count = 4;<text:s text:c="11"/><text:span text:style-name="OrgSrcFontLockCommentDelimiterFace1">//<text:s/></text:span><text:span text:style-name="OrgSrcFontLockCommentFace1">Per esempio</text:span></text:p>
      <text:p text:style-name="P10">Personalmente non uso molti<text:s/><text:span text:style-name="OrgCode1">struct</text:span><text:s/>anonimi. Penso che sia più piacevole vedere l'intera<text:s/><text:span text:style-name="OrgCode1">struct animal</text:span><text:s/>prima del nome della variabile in una dichiarazione.</text:p>
      <text:p text:style-name="P10">Ma questa è solo la mia opinione amico.</text:p>
      <text:h text:outline-level="2" text:style-name="P15"><text:bookmark text:name="orgeb3f96d"/><text:bookmark-start text:name="OrgXref.orgeb3f96d"/>Autoreferenziale<text:s/><text:span text:style-name="OrgCode1">struct</text:span><text:s/><text:bookmark-end text:name="OrgXref.orgeb3f96d"/></text:h>
      <text:p text:style-name="P10">Per qualsiasi struttura dati simile a un grafico è utile poter avere puntatori ai nodi/vertici connessi. Ma questo significa che nella definizione di nodo è necessario avere un puntatore a un nodo. È pollo e uova!</text:p>
      <text:p text:style-name="P10">Ma a quanto pare puoi farlo in C senza alcun problema.</text:p>
      <text:p text:style-name="P10">Ad esempio ecco un nodo di elenco collegato:</text:p>
      <text:p text:style-name="P16"><text:span text:style-name="OrgSrcFontLockKeywordFace1">struct</text:span><text:s/><text:span text:style-name="OrgSrcFontLockTypeFace1">node</text:span><text:s/>{</text:p>
      <text:p text:style-name="P16"><text:s text:c="4"/><text:span text:style-name="OrgSrcFontLockTypeFace1">int</text:span><text:s/><text:span text:style-name="OrgSrcFontLockVariableNameFace1">data</text:span>;</text:p>
      <text:p text:style-name="P16"><text:s text:c="4"/><text:span text:style-name="OrgSrcFontLockKeywordFace1">struct</text:span><text:s/><text:span text:style-name="OrgSrcFontLockTypeFace1">node</text:span><text:s/>*<text:span text:style-name="OrgSrcFontLockVariableNameFace1">next</text:span>;</text:p>
      <text:p text:style-name="P17">};</text:p>
      <text:p text:style-name="P10">È importante notare che il<text:s/><text:span text:style-name="OrgCode1">next</text:span><text:s/>è un puntatore. Questo è ciò che permette al tutto di essere costruito. Anche se il compilatore non sa ancora cosa possa essere l'intero<text:s/><text:span text:style-name="OrgCode1">struct node</text:span><text:s/>tutti i puntatori hanno la stessa dimensione.</text:p>
      <text:p text:style-name="P10">Ecco un gustoso programma di elenchi collegati per testarlo:</text:p>
      <text:p text:style-name="P16"><text:span text:style-name="OrgSrcFontLockPreprocessorFace1">#include</text:span><text:s/><text:span text:style-name="OrgSrcFontLockStringFace1">&lt;stdio.h&gt;</text:span></text:p>
      <text:p text:style-name="P16"><text:span text:style-name="OrgSrcFontLockPreprocessorFace1">#include</text:span><text:s/><text:span text:style-name="OrgSrcFontLockStringFace1">&lt;stdlib.h&gt;</text:span></text:p>
      <text:p text:style-name="P16"/>
      <text:p text:style-name="P16"><text:span text:style-name="OrgSrcFontLockKeywordFace1">struct</text:span><text:s/><text:span text:style-name="OrgSrcFontLockTypeFace1">node</text:span><text:s/>{</text:p>
      <text:p text:style-name="P16"><text:s text:c="4"/><text:span text:style-name="OrgSrcFontLockTypeFace1">int</text:span><text:s/><text:span text:style-name="OrgSrcFontLockVariableNameFace1">data</text:span>;</text:p>
      <text:p text:style-name="P16"><text:s text:c="4"/><text:span text:style-name="OrgSrcFontLockKeywordFace1">struct</text:span><text:s/><text:span text:style-name="OrgSrcFontLockTypeFace1">node</text:span><text:s/>*<text:span text:style-name="OrgSrcFontLockVariableNameFace1">next</text:span>;</text:p>
      <text:p text:style-name="P16">};</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text:span text:style-name="OrgSrcFontLockKeywordFace1">struct</text:span><text:s/><text:span text:style-name="OrgSrcFontLockTypeFace1">node</text:span><text:s/>*<text:span text:style-name="OrgSrcFontLockVariableNameFace1">head</text:span>;</text:p>
      <text:p text:style-name="P16"/>
      <text:p text:style-name="P16"><text:s text:c="4"/><text:span text:style-name="OrgSrcFontLockCommentDelimiterFace1">//<text:s/></text:span><text:span text:style-name="OrgSrcFontLockCommentFace1">Hackishly set up a linked list (11)-&gt;(22)-&gt;(33)</text:span></text:p>
      <text:p text:style-name="P16"><text:s text:c="4"/>head = malloc(<text:span text:style-name="OrgSrcFontLockKeywordFace1">sizeof</text:span>(<text:span text:style-name="OrgSrcFontLockKeywordFace1">struct</text:span><text:s/><text:span text:style-name="OrgSrcFontLockTypeFace1">node</text:span>));</text:p>
      <text:p text:style-name="P16"><text:s text:c="4"/>head-&gt;data = 11;</text:p>
      <text:p text:style-name="P16"><text:s text:c="4"/>head-&gt;next = malloc(<text:span text:style-name="OrgSrcFontLockKeywordFace1">sizeof</text:span>(<text:span text:style-name="OrgSrcFontLockKeywordFace1">struct</text:span><text:s/><text:span text:style-name="OrgSrcFontLockTypeFace1">node</text:span>));</text:p>
      <text:p text:style-name="P16"><text:s text:c="4"/>head-&gt;next-&gt;data = 22;</text:p>
      <text:p text:style-name="P16"><text:s text:c="4"/>head-&gt;next-&gt;next = malloc(<text:span text:style-name="OrgSrcFontLockKeywordFace1">sizeof</text:span>(<text:span text:style-name="OrgSrcFontLockKeywordFace1">struct</text:span><text:s/><text:span text:style-name="OrgSrcFontLockTypeFace1">node</text:span>));</text:p>
      <text:p text:style-name="P16"><text:s text:c="4"/>head-&gt;next-&gt;next-&gt;data = 33;</text:p>
      <text:p text:style-name="P16"><text:s text:c="4"/>head-&gt;next-&gt;next-&gt;next =<text:s/><text:span text:style-name="OrgSrcFontLockConstantFace1">NULL</text:span>;</text:p>
      <text:p text:style-name="P16"/>
      <text:p text:style-name="P16"><text:s text:c="4"/><text:span text:style-name="OrgSrcFontLockCommentDelimiterFace1">//<text:s/></text:span><text:span text:style-name="OrgSrcFontLockCommentFace1">Traverse it</text:span></text:p>
      <text:p text:style-name="P16"><text:s text:c="4"/><text:span text:style-name="OrgSrcFontLockKeywordFace1">for</text:span><text:s/>(<text:span text:style-name="OrgSrcFontLockKeywordFace1">struct</text:span><text:s/><text:span text:style-name="OrgSrcFontLockTypeFace1">node</text:span><text:s/>*<text:span text:style-name="OrgSrcFontLockVariableNameFace1">cur</text:span><text:s/>= head; cur !=<text:s/><text:span text:style-name="OrgSrcFontLockConstantFace1">NULL</text:span>; cur = cur-&gt;next) {</text:p>
      <text:p text:style-name="P16"><text:s text:c="8"/>printf(<text:span text:style-name="OrgSrcFontLockStringFace1">"%d\n"</text:span>, cur-&gt;data);</text:p>
      <text:p text:style-name="P16"><text:s text:c="4"/>}</text:p>
      <text:p text:style-name="P17">}</text:p>
      <text:p text:style-name="P10">Eseguamo la stampa:</text:p>
      <text:p text:style-name="P16">11</text:p>
      <text:p text:style-name="P16">22</text:p>
      <text:p text:style-name="P17">33</text:p>
      <text:h text:outline-level="2" text:style-name="P15"><text:bookmark text:name="orgdae3d83"/><text:bookmark-start text:name="OrgXref.orgdae3d83"/>Membri dell'array flessibile<text:s/><text:bookmark-end text:name="OrgXref.orgdae3d83"/></text:h>
      <text:p text:style-name="P10">Ai bei vecchi tempi quando le persone scolpivano il codice C nel legno, alcune persone pensavano che sarebbe stato carino se avessero potuto allocare<text:s/><text:span text:style-name="OrgCode1">struct</text:span><text:s/>che avessero array di lunghezza variabile alla fine.</text:p>
      <text:p text:style-name="P10">Voglio che sia chiaro che la prima parte della sezione è il vecchio modo di fare le cose, dopodiché faremo le cose nel modo nuovo.</text:p>
      <text:p text:style-name="P10">Ad esempio potresti definire una<text:s/><text:span text:style-name="OrgCode1">struct</text:span><text:s/>per contenere le stringhe e la lunghezza di quella stringa. Avrebbe una lunghezza e un array per contenere i dati. Forse qualcosa del genere:</text:p>
      <text:p text:style-name="P16"><text:span text:style-name="OrgSrcFontLockKeywordFace1">struct</text:span><text:s/><text:span text:style-name="OrgSrcFontLockTypeFace1">len_string</text:span><text:s/>{</text:p>
      <text:p text:style-name="P16"><text:s text:c="4"/><text:span text:style-name="OrgSrcFontLockTypeFace1">int</text:span><text:s/><text:span text:style-name="OrgSrcFontLockVariableNameFace1">length</text:span>;</text:p>
      <text:p text:style-name="P16"><text:s text:c="4"/><text:span text:style-name="OrgSrcFontLockTypeFace1">char</text:span><text:s/><text:span text:style-name="OrgSrcFontLockVariableNameFace1">data</text:span>[8];</text:p>
      <text:p text:style-name="P17">};</text:p>
      <text:p text:style-name="P10">Ma ha<text:s/><text:span text:style-name="OrgCode1">8</text:span><text:s/>codificato come lunghezza massima di una stringa e non è molto. E se facessimo qualcosa di<text:s/><text:span text:style-name="Emphasis1">intelligente</text:span><text:s/>e semplicemente<text:s/><text:span text:style-name="OrgCode1">malloc()</text:span><text:s/>aggiungessimo un po' di spazio extra alla fine dopo la struttura e poi lasciassimo che i dati uscissero in quello spazio?</text:p>
      <text:p text:style-name="P10">Facciamolo e poi assegniamoci altri 40 byte:</text:p>
      <text:p text:style-name="P17"><text:span text:style-name="OrgSrcFontLockKeywordFace1">struct</text:span><text:s/><text:span text:style-name="OrgSrcFontLockTypeFace1">len_string</text:span><text:s/>*<text:span text:style-name="OrgSrcFontLockVariableNameFace1">s</text:span><text:s/>= malloc(<text:span text:style-name="OrgSrcFontLockKeywordFace1">sizeof</text:span><text:s/>*s + 40);</text:p>
      <text:p text:style-name="P10">Poiché i<text:s/><text:span text:style-name="OrgCode1">data</text:span><text:s/>sono l'ultimo campo della<text:s/><text:span text:style-name="OrgCode1">struct</text:span><text:s/>se superiamo il campo si esaurirà nello spazio che abbiamo già allocato! Per questo motivo questo trucco funziona solo se l'array breve è<text:s/><text:span text:style-name="Emphasis1">l'ultimo</text:span><text:s/>campo nella<text:s/><text:span text:style-name="OrgCode1">struct</text:span>.</text:p>
      <text:p text:style-name="P16"><text:span text:style-name="OrgSrcFontLockCommentDelimiterFace1">//<text:s/></text:span><text:span text:style-name="OrgSrcFontLockCommentFace1">Copy more than 8 bytes!</text:span></text:p>
      <text:p text:style-name="P16"/>
      <text:p text:style-name="P16"><text:span text:style-name="OrgSrcFontLockFunctionNameFace1">strcpy</text:span>(s-&gt;data,<text:s/><text:span text:style-name="OrgSrcFontLockStringFace1">"Hello, world!"</text:span>);</text:p>
      <text:p text:style-name="P17"><text:span text:style-name="OrgSrcFontLockCommentDelimiterFace1">//<text:s/></text:span><text:span text:style-name="OrgSrcFontLockCommentFace1">Non crascerà. Probabilmente.</text:span></text:p>
      <text:p text:style-name="P10">In effetti esisteva una soluzione alternativa comune al compilatore per eseguire questa operazione in cui alla fine si allocava un array di lunghezza zero:</text:p>
      <text:p text:style-name="P16"><text:span text:style-name="OrgSrcFontLockKeywordFace1">struct</text:span><text:s/><text:span text:style-name="OrgSrcFontLockTypeFace1">len_string</text:span><text:s/>{</text:p>
      <text:p text:style-name="P16"><text:s text:c="4"/><text:span text:style-name="OrgSrcFontLockTypeFace1">int</text:span><text:s/><text:span text:style-name="OrgSrcFontLockVariableNameFace1">length</text:span>;</text:p>
      <text:p text:style-name="P16"><text:s text:c="4"/><text:span text:style-name="OrgSrcFontLockTypeFace1">char</text:span><text:s/><text:span text:style-name="OrgSrcFontLockVariableNameFace1">data</text:span>[0];</text:p>
      <text:p text:style-name="P17">};</text:p>
      <text:p text:style-name="P10">E poi ogni byte extra allocato era pronto per l'uso in quella stringa.</text:p>
      <text:p text:style-name="P10">Poiché i<text:s/><text:span text:style-name="OrgCode1">data</text:span><text:s/>sono l'ultimo campo della<text:s/><text:span text:style-name="OrgCode1">struct</text:span><text:s/>se superiamo il campo si esaurirà nello spazio che abbiamo già allocato!</text:p>
      <text:p text:style-name="P16"><text:span text:style-name="OrgSrcFontLockCommentDelimiterFace1">//<text:s/></text:span><text:span text:style-name="OrgSrcFontLockCommentFace1">Copy more than 8 bytes!</text:span></text:p>
      <text:p text:style-name="P16"/>
      <text:p text:style-name="P16"><text:span text:style-name="OrgSrcFontLockFunctionNameFace1">strcpy</text:span>(s-&gt;data,<text:s/><text:span text:style-name="OrgSrcFontLockStringFace1">"Hello, world!"</text:span>);</text:p>
      <text:p text:style-name="P17"><text:span text:style-name="OrgSrcFontLockCommentDelimiterFace1">//<text:s/></text:span><text:span text:style-name="OrgSrcFontLockCommentFace1">Non crascerà. Probabilmente.</text:span></text:p>
      <text:p text:style-name="P10">Ma ovviamente l'accesso effettivo ai dati oltre la fine di tale array è un comportamento indefinito! In questi tempi moderni non ci degniamo più di essere a tanto selvaggi.</text:p>
      <text:p text:style-name="P10">Fortunatamente per noi possiamo ancora ottenere lo stesso effetto con C99 e versioni successive ma ora è legale.</text:p>
      <text:p text:style-name="P10">Cambiamo semplicemente la nostra definizione precedente per non avere alcuna dimensione per l'array<text:note text:note-class="footnote"><text:note-citation>140</text:note-citation><text:note-body><text:p text:style-name="P14">Tecnicamente diciamo che ha un tipo incompleto.</text:p></text:note-body></text:note>:</text:p>
      <text:p text:style-name="P16"><text:span text:style-name="OrgSrcFontLockKeywordFace1">struct</text:span><text:s/><text:span text:style-name="OrgSrcFontLockTypeFace1">len_string</text:span><text:s/>{</text:p>
      <text:p text:style-name="P16"><text:s text:c="4"/><text:span text:style-name="OrgSrcFontLockTypeFace1">int</text:span><text:s/><text:span text:style-name="OrgSrcFontLockVariableNameFace1">length</text:span>;</text:p>
      <text:p text:style-name="P16"><text:s text:c="4"/><text:span text:style-name="OrgSrcFontLockTypeFace1">char</text:span><text:s/><text:span text:style-name="OrgSrcFontLockVariableNameFace1">data</text:span>[];</text:p>
      <text:p text:style-name="P17">};</text:p>
      <text:p text:style-name="P10">Ancora una volta funziona solo se il membro dell'array flessibile è /l'ultimo /campo nella<text:s/><text:span text:style-name="OrgCode1">struct</text:span>.</text:p>
      <text:p text:style-name="P10">E poi possiamo allocare tutto lo spazio che vogliamo per quelle stringhe<text:s/><text:span text:style-name="OrgCode1">malloc()</text:span><text:s/>eseguendo un metodo più grande della<text:s/><text:span text:style-name="OrgCode1">struct len_string</text:span><text:s/>come facciamo in questo esempio che crea una nuova<text:s/><text:span text:style-name="OrgCode1">struct len_string</text:span><text:s/>da una stringa C:</text:p>
      <text:p text:style-name="P16"><text:span text:style-name="OrgSrcFontLockKeywordFace1">struct</text:span><text:s/><text:span text:style-name="OrgSrcFontLockTypeFace1">len_string</text:span><text:s/>*<text:span text:style-name="OrgSrcFontLockFunctionNameFace1">len_string_from_c_string</text:span>(<text:span text:style-name="OrgSrcFontLockTypeFace1">char</text:span><text:s/>*<text:span text:style-name="OrgSrcFontLockVariableNameFace1">s</text:span>)</text:p>
      <text:p text:style-name="P16">{</text:p>
      <text:p text:style-name="P16"><text:s text:c="4"/><text:span text:style-name="OrgSrcFontLockTypeFace1">int</text:span><text:s/><text:span text:style-name="OrgSrcFontLockVariableNameFace1">len</text:span><text:s/>= strlen(s);</text:p>
      <text:p text:style-name="P16"/>
      <text:p text:style-name="P16"><text:s text:c="4"/><text:span text:style-name="OrgSrcFontLockCommentDelimiterFace1">//<text:s/></text:span><text:span text:style-name="OrgSrcFontLockCommentFace1">Assegna a "len" più byte di quelli di cui avremmo normalmente bisogno</text:span></text:p>
      <text:p text:style-name="P16"><text:s text:c="4"/><text:span text:style-name="OrgSrcFontLockKeywordFace1">struct</text:span><text:s/><text:span text:style-name="OrgSrcFontLockTypeFace1">len_string</text:span><text:s/>*<text:span text:style-name="OrgSrcFontLockVariableNameFace1">ls</text:span><text:s/>= malloc(<text:span text:style-name="OrgSrcFontLockKeywordFace1">sizeof</text:span><text:s/>*ls + len);</text:p>
      <text:p text:style-name="P16"/>
      <text:p text:style-name="P16"><text:s text:c="4"/>ls-&gt;length = len;</text:p>
      <text:p text:style-name="P16"/>
      <text:p text:style-name="P16"><text:s text:c="4"/><text:span text:style-name="OrgSrcFontLockCommentDelimiterFace1">//<text:s/></text:span><text:span text:style-name="OrgSrcFontLockCommentFace1">Copia la stringa in quei byte extra</text:span></text:p>
      <text:p text:style-name="P16"><text:s text:c="4"/>memcpy(ls-&gt;data, s, len);</text:p>
      <text:p text:style-name="P16"/>
      <text:p text:style-name="P16"><text:s text:c="4"/><text:span text:style-name="OrgSrcFontLockKeywordFace1">return</text:span><text:s/>ls;</text:p>
      <text:p text:style-name="P17">}</text:p>
      <text:h text:outline-level="2" text:style-name="P15"><text:bookmark text:name="org0b7ea70"/><text:bookmark-start text:name="OrgXref.org0b7ea70"/>Byte di riempimento<text:s/><text:bookmark-end text:name="OrgXref.org0b7ea70"/></text:h>
      <text:p text:style-name="P10">Fai attenzione che C può aggiungere byte di riempimento all'interno o dopo una<text:s/><text:span text:style-name="OrgCode1">struct</text:span><text:s/>come ritiene opportuno. Non puoi fidarti che saranno direttamente adiacenti nella memoria<text:note text:note-class="footnote"><text:note-citation>141</text:note-citation><text:note-body><text:p text:style-name="P14">Sebbene alcuni compilatori abbiano opzioni per forzare questo<text:s/><text:span text:style-name="OrgCode1">occur—search for __attribute__((packed))</text:span><text:s/>per vedere come farlo con GCC.</text:p></text:note-body></text:note>.</text:p>
      <text:p text:style-name="P10">Diamo un'occhiata a questo programma. Diamo in output due numeri. Uno è la somma di<text:s/><text:span text:style-name="OrgCode1">sizeof</text:span><text:s/>i singoli tipi di campo. L'altro è la<text:s/><text:span text:style-name="OrgCode1">sizeof</text:span><text:s/>dell'intera<text:s/><text:span text:style-name="OrgCode1">struct</text:span>.</text:p>
      <text:p text:style-name="P10">Ci si aspetterebbe che fossero uguali. La dimensione del totale è la dimensione della somma delle sue parti giusto?</text:p>
      <text:p text:style-name="P16"><text:span text:style-name="OrgSrcFontLockPreprocessorFace1">#include</text:span><text:s/><text:span text:style-name="OrgSrcFontLockStringFace1">&lt;stdio.h&gt;</text:span></text:p>
      <text:p text:style-name="P16"/>
      <text:p text:style-name="P16"><text:span text:style-name="OrgSrcFontLockKeywordFace1">struct</text:span><text:s/><text:span text:style-name="OrgSrcFontLockTypeFace1">foo</text:span><text:s/>{</text:p>
      <text:p text:style-name="P16"><text:s text:c="4"/><text:span text:style-name="OrgSrcFontLockTypeFace1">int</text:span><text:s/><text:span text:style-name="OrgSrcFontLockVariableNameFace1">a</text:span>;</text:p>
      <text:p text:style-name="P16"><text:s text:c="4"/><text:span text:style-name="OrgSrcFontLockTypeFace1">char</text:span><text:s/><text:span text:style-name="OrgSrcFontLockVariableNameFace1">b</text:span>;</text:p>
      <text:p text:style-name="P16"><text:s text:c="4"/><text:span text:style-name="OrgSrcFontLockTypeFace1">int</text:span><text:s/><text:span text:style-name="OrgSrcFontLockVariableNameFace1">c</text:span>;</text:p>
      <text:p text:style-name="P16"><text:s text:c="4"/><text:span text:style-name="OrgSrcFontLockTypeFace1">char</text:span><text:s/><text:span text:style-name="OrgSrcFontLockVariableNameFace1">d</text:span>;</text:p>
      <text:p text:style-name="P16">};</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printf(<text:span text:style-name="OrgSrcFontLockStringFace1">"%zu\n"</text:span>,<text:s/><text:span text:style-name="OrgSrcFontLockKeywordFace1">sizeof</text:span>(<text:span text:style-name="OrgSrcFontLockTypeFace1">int</text:span>) +<text:s/><text:span text:style-name="OrgSrcFontLockKeywordFace1">sizeof</text:span>(<text:span text:style-name="OrgSrcFontLockTypeFace1">char</text:span>) +<text:s/><text:span text:style-name="OrgSrcFontLockKeywordFace1">sizeof</text:span>(<text:span text:style-name="OrgSrcFontLockTypeFace1">int</text:span>) +<text:s/><text:span text:style-name="OrgSrcFontLockKeywordFace1">sizeof</text:span>(<text:span text:style-name="OrgSrcFontLockTypeFace1">char</text:span>));</text:p>
      <text:p text:style-name="P16"><text:s text:c="4"/>printf(<text:span text:style-name="OrgSrcFontLockStringFace1">"%zu\n"</text:span>,<text:s/><text:span text:style-name="OrgSrcFontLockKeywordFace1">sizeof</text:span>(<text:span text:style-name="OrgSrcFontLockKeywordFace1">struct</text:span><text:s/><text:span text:style-name="OrgSrcFontLockTypeFace1">foo</text:span>));</text:p>
      <text:p text:style-name="P17">}</text:p>
      <text:p text:style-name="P10">Ma sul mio sistema questo viene visualizzato:</text:p>
      <text:p text:style-name="P16">10</text:p>
      <text:p text:style-name="P17">16</text:p>
      <text:p text:style-name="P10">Non sono la stessa cosa! Il compilatore ha aggiunto 6 byte di riempimento per renderlo più performante. Forse hai ottenuto un output diverso con il tuo compilatore ma a meno che non lo stai forzando non puoi essere sicuro che non ci sia riempimento.</text:p>
      <text:h text:outline-level="2" text:style-name="P15"><text:span text:style-name="OrgCode1"><text:bookmark-start text:name="OrgXref.org14a438a"/><text:bookmark text:name="org14a438a"/>offsetof</text:span><text:s/><text:bookmark-end text:name="OrgXref.org14a438a"/></text:h>
      <text:p text:style-name="P10">Nella sezione precedente abbiamo visto che il compilatore può inserire byte di riempimento a piacimento all'interno di una struttura.</text:p>
      <text:p text:style-name="P10">E se avessimo bisogno di sapere dove si trovano? Possiamo misurarlo con<text:s/><text:span text:style-name="OrgCode1">offsetof</text:span>, definito in<text:s/><text:span text:style-name="OrgCode1">&lt;stddef.h&gt;</text:span>.</text:p>
      <text:p text:style-name="P10">Modifichiamo il codice di sopra per stampare gli offset dei singoli campi nel file<text:s/><text:span text:style-name="OrgCode1">struct</text:span>:</text:p>
      <text:p text:style-name="P16"><text:span text:style-name="OrgSrcFontLockPreprocessorFace1">#include</text:span><text:s/><text:span text:style-name="OrgSrcFontLockStringFace1">&lt;stdio.h&gt;</text:span></text:p>
      <text:p text:style-name="P16"><text:span text:style-name="OrgSrcFontLockPreprocessorFace1">#include</text:span><text:s/><text:span text:style-name="OrgSrcFontLockStringFace1">&lt;stddef.h&gt;</text:span></text:p>
      <text:p text:style-name="P16"/>
      <text:p text:style-name="P16"><text:span text:style-name="OrgSrcFontLockKeywordFace1">struct</text:span><text:s/><text:span text:style-name="OrgSrcFontLockTypeFace1">foo</text:span><text:s/>{</text:p>
      <text:p text:style-name="P16"><text:s text:c="4"/><text:span text:style-name="OrgSrcFontLockTypeFace1">int</text:span><text:s/><text:span text:style-name="OrgSrcFontLockVariableNameFace1">a</text:span>;</text:p>
      <text:p text:style-name="P16"><text:s text:c="4"/><text:span text:style-name="OrgSrcFontLockTypeFace1">char</text:span><text:s/><text:span text:style-name="OrgSrcFontLockVariableNameFace1">b</text:span>;</text:p>
      <text:p text:style-name="P16"><text:s text:c="4"/><text:span text:style-name="OrgSrcFontLockTypeFace1">int</text:span><text:s/><text:span text:style-name="OrgSrcFontLockVariableNameFace1">c</text:span>;</text:p>
      <text:p text:style-name="P16"><text:s text:c="4"/><text:span text:style-name="OrgSrcFontLockTypeFace1">char</text:span><text:s/><text:span text:style-name="OrgSrcFontLockVariableNameFace1">d</text:span>;</text:p>
      <text:p text:style-name="P16">};</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printf(<text:span text:style-name="OrgSrcFontLockStringFace1">"%zu\n"</text:span>, offsetof(<text:span text:style-name="OrgSrcFontLockKeywordFace1">struct</text:span><text:s/><text:span text:style-name="OrgSrcFontLockTypeFace1">foo</text:span>, a));</text:p>
      <text:p text:style-name="P16"><text:s text:c="4"/>printf(<text:span text:style-name="OrgSrcFontLockStringFace1">"%zu\n"</text:span>, offsetof(<text:span text:style-name="OrgSrcFontLockKeywordFace1">struct</text:span><text:s/><text:span text:style-name="OrgSrcFontLockTypeFace1">foo</text:span>, b));</text:p>
      <text:p text:style-name="P16"><text:s text:c="4"/>printf(<text:span text:style-name="OrgSrcFontLockStringFace1">"%zu\n"</text:span>, offsetof(<text:span text:style-name="OrgSrcFontLockKeywordFace1">struct</text:span><text:s/><text:span text:style-name="OrgSrcFontLockTypeFace1">foo</text:span>, c));</text:p>
      <text:p text:style-name="P16"><text:s text:c="4"/>printf(<text:span text:style-name="OrgSrcFontLockStringFace1">"%zu\n"</text:span>, offsetof(<text:span text:style-name="OrgSrcFontLockKeywordFace1">struct</text:span><text:s/><text:span text:style-name="OrgSrcFontLockTypeFace1">foo</text:span>, d));</text:p>
      <text:p text:style-name="P17">}</text:p>
      <text:p text:style-name="P10">A me, rende questo outputs:</text:p>
      <text:p text:style-name="P16">0</text:p>
      <text:p text:style-name="P16">4</text:p>
      <text:p text:style-name="P16">8</text:p>
      <text:p text:style-name="P17">12</text:p>
      <text:p text:style-name="P10">indicando che stiamo utilizzando 4 byte per ciascuno dei campi. È un po' strano perché<text:s/><text:span text:style-name="OrgCode1">char</text:span><text:s/>è solo 1 byte giusto? Il compilatore inserisce 3 byte di riempimento dopo ogni<text:s/><text:span text:style-name="OrgCode1">char</text:span><text:s/>in modo che tutti i campi siano lunghi 4 byte. Presumibilmente questo funzionerà più velocemente sulla mia CPU.</text:p>
      <text:h text:outline-level="2" text:style-name="P15"><text:bookmark text:name="org4c6fed1"/><text:bookmark-start text:name="OrgXref.org4c6fed1"/>OOP falso<text:s/><text:bookmark-end text:name="OrgXref.org4c6fed1"/></text:h>
      <text:p text:style-name="P10">C'è una cosa leggermente abusiva che è una specie di OOP che puoi fare con le<text:s/><text:span text:style-name="OrgCode1">struct</text:span>.</text:p>
      <text:p text:style-name="P10">Dal momento che il puntatore a<text:s/><text:span text:style-name="OrgCode1">struct</text:span><text:s/>equivale a un puntatore al primo elemento di<text:s/><text:span text:style-name="OrgCode1">struct</text:span><text:s/>puoi liberamente lanciare un puntatore alla<text:s/><text:span text:style-name="OrgCode1">struct</text:span><text:s/>a un puntatore al primo elemento.</text:p>
      <text:p text:style-name="P10">Ciò significa che possiamo creare una situazione come questa:</text:p>
      <text:p text:style-name="P16"><text:span text:style-name="OrgSrcFontLockKeywordFace1">struct</text:span><text:s/><text:span text:style-name="OrgSrcFontLockTypeFace1">parent</text:span><text:s/>{</text:p>
      <text:p text:style-name="P16"><text:s text:c="4"/><text:span text:style-name="OrgSrcFontLockTypeFace1">int</text:span><text:s/><text:span text:style-name="OrgSrcFontLockVariableNameFace1">a</text:span>,<text:s/><text:span text:style-name="OrgSrcFontLockVariableNameFace1">b</text:span>;</text:p>
      <text:p text:style-name="P16">};</text:p>
      <text:p text:style-name="P16"/>
      <text:p text:style-name="P16"><text:span text:style-name="OrgSrcFontLockKeywordFace1">struct</text:span><text:s/><text:span text:style-name="OrgSrcFontLockTypeFace1">child</text:span><text:s/>{</text:p>
      <text:p text:style-name="P16"><text:s text:c="4"/><text:span text:style-name="OrgSrcFontLockKeywordFace1">struct</text:span><text:s/><text:span text:style-name="OrgSrcFontLockTypeFace1">parent</text:span><text:s/><text:span text:style-name="OrgSrcFontLockVariableNameFace1">super</text:span>;<text:s text:c="2"/><text:span text:style-name="OrgSrcFontLockCommentDelimiterFace1">//<text:s/></text:span><text:span text:style-name="OrgSrcFontLockCommentFace1">DEVE essere il primo</text:span></text:p>
      <text:p text:style-name="P16"><text:s text:c="4"/><text:span text:style-name="OrgSrcFontLockTypeFace1">int</text:span><text:s/><text:span text:style-name="OrgSrcFontLockVariableNameFace1">c</text:span>,<text:s/><text:span text:style-name="OrgSrcFontLockVariableNameFace1">d</text:span>;</text:p>
      <text:p text:style-name="P17">};</text:p>
      <text:p text:style-name="P10">Quindi siamo in grado di passare un puntatore a una<text:s/><text:span text:style-name="OrgCode1">struct child</text:span><text:s/>a una funzione che si aspetta questo o un puntatore a una<text:s/><text:span text:style-name="OrgCode1">struct parent</text:span>!</text:p>
      <text:p text:style-name="P10">Perché<text:s/><text:span text:style-name="OrgCode1">struct parent super</text:span><text:s/>è il primo elemento in<text:s/><text:span text:style-name="OrgCode1">struct child</text:span><text:s/>un puntatore a qualsiasi<text:s/><text:span text:style-name="OrgCode1">struct child</text:span><text:s/>è lo stesso di un puntatore a quello<text:s/><text:span text:style-name="OrgCode1">super</text:span><text:s/>campo<text:note text:note-class="footnote"><text:note-citation>142</text:note-citation><text:note-body><text:p text:style-name="P14">super non è una parola chiave, per inciso. Sto solo rubando un po' di terminologia OOP.</text:p></text:note-body></text:note>.</text:p>
      <text:p text:style-name="P10">Facciamo un esempio qui. Creeremo<text:s/><text:span text:style-name="OrgCode1">struct</text:span><text:s/>come sopra ma poi passeremo un puntatore ad a<text:s/><text:span text:style-name="OrgCode1">struct child</text:span><text:s/>a una funzione che necessita di un puntatore ad a ~struct parent~… e funzionerà ancora.</text:p>
      <text:p text:style-name="P16"><text:span text:style-name="OrgSrcFontLockPreprocessorFace1">#include</text:span><text:s/><text:span text:style-name="OrgSrcFontLockStringFace1">&lt;stdio.h&gt;</text:span></text:p>
      <text:p text:style-name="P16"/>
      <text:p text:style-name="P16"><text:span text:style-name="OrgSrcFontLockKeywordFace1">struct</text:span><text:s/><text:span text:style-name="OrgSrcFontLockTypeFace1">parent</text:span><text:s/>{</text:p>
      <text:p text:style-name="P16"><text:s text:c="4"/><text:span text:style-name="OrgSrcFontLockTypeFace1">int</text:span><text:s/><text:span text:style-name="OrgSrcFontLockVariableNameFace1">a</text:span>,<text:s/><text:span text:style-name="OrgSrcFontLockVariableNameFace1">b</text:span>;</text:p>
      <text:p text:style-name="P16">};</text:p>
      <text:p text:style-name="P16"/>
      <text:p text:style-name="P16"><text:span text:style-name="OrgSrcFontLockKeywordFace1">struct</text:span><text:s/><text:span text:style-name="OrgSrcFontLockTypeFace1">child</text:span><text:s/>{</text:p>
      <text:p text:style-name="P16"><text:s text:c="4"/><text:span text:style-name="OrgSrcFontLockKeywordFace1">struct</text:span><text:s/><text:span text:style-name="OrgSrcFontLockTypeFace1">parent</text:span><text:s/><text:span text:style-name="OrgSrcFontLockVariableNameFace1">super</text:span>;<text:s text:c="2"/><text:span text:style-name="OrgSrcFontLockCommentDelimiterFace1">//<text:s/></text:span><text:span text:style-name="OrgSrcFontLockCommentFace1">DEVE essere il primo</text:span></text:p>
      <text:p text:style-name="P16"><text:s text:c="4"/><text:span text:style-name="OrgSrcFontLockTypeFace1">int</text:span><text:s/><text:span text:style-name="OrgSrcFontLockVariableNameFace1">c</text:span>,<text:s/><text:span text:style-name="OrgSrcFontLockVariableNameFace1">d</text:span>;</text:p>
      <text:p text:style-name="P16">};</text:p>
      <text:p text:style-name="P16"/>
      <text:p text:style-name="P16"><text:span text:style-name="OrgSrcFontLockCommentDelimiterFace1">//<text:s/></text:span><text:span text:style-name="OrgSrcFontLockCommentFace1">Rendendo l'argomento `void*` in modo da potervi passare qualsiasi tipo</text:span></text:p>
      <text:p text:style-name="P16"><text:span text:style-name="OrgSrcFontLockCommentDelimiterFace1">//<text:s/></text:span><text:span text:style-name="OrgSrcFontLockCommentFace1">(vale a dire un struct parent o struct child)</text:span></text:p>
      <text:p text:style-name="P16"><text:span text:style-name="OrgSrcFontLockTypeFace1">void</text:span><text:s/><text:span text:style-name="OrgSrcFontLockFunctionNameFace1">print_parent</text:span>(<text:span text:style-name="OrgSrcFontLockTypeFace1">void</text:span><text:s/>*<text:span text:style-name="OrgSrcFontLockVariableNameFace1">p</text:span>)</text:p>
      <text:p text:style-name="P16">{</text:p>
      <text:p text:style-name="P16"><text:s text:c="4"/><text:span text:style-name="OrgSrcFontLockCommentDelimiterFace1">//<text:s/></text:span><text:span text:style-name="OrgSrcFontLockCommentFace1">Si apetta una struct parent, ma funzionerà anche una struct child</text:span></text:p>
      <text:p text:style-name="P16"><text:s text:c="4"/><text:span text:style-name="OrgSrcFontLockCommentDelimiterFace1">//<text:s/></text:span><text:span text:style-name="OrgSrcFontLockCommentFace1">perché il puntatore punta alla struttura genitore nel primo</text:span></text:p>
      <text:p text:style-name="P16"><text:s text:c="4"/><text:span text:style-name="OrgSrcFontLockCommentDelimiterFace1">//<text:s/></text:span><text:span text:style-name="OrgSrcFontLockCommentFace1">campo:</text:span></text:p>
      <text:p text:style-name="P16"><text:s text:c="4"/><text:span text:style-name="OrgSrcFontLockKeywordFace1">struct</text:span><text:s/><text:span text:style-name="OrgSrcFontLockTypeFace1">parent</text:span><text:s/>*<text:span text:style-name="OrgSrcFontLockVariableNameFace1">self</text:span><text:s/>= p;</text:p>
      <text:p text:style-name="P16"/>
      <text:p text:style-name="P16"><text:s text:c="4"/>printf(<text:span text:style-name="OrgSrcFontLockStringFace1">"Parent: %d, %d\n"</text:span>, self-&gt;a, self-&gt;b);</text:p>
      <text:p text:style-name="P16">}</text:p>
      <text:p text:style-name="P16"/>
      <text:p text:style-name="P16"><text:span text:style-name="OrgSrcFontLockTypeFace1">void</text:span><text:s/><text:span text:style-name="OrgSrcFontLockFunctionNameFace1">print_child</text:span>(<text:span text:style-name="OrgSrcFontLockKeywordFace1">struct</text:span><text:s/><text:span text:style-name="OrgSrcFontLockTypeFace1">child</text:span><text:s/>*<text:span text:style-name="OrgSrcFontLockVariableNameFace1">self</text:span>)</text:p>
      <text:p text:style-name="P16">{</text:p>
      <text:p text:style-name="P16"><text:s text:c="4"/>printf(<text:span text:style-name="OrgSrcFontLockStringFace1">"Child: %d, %d\n"</text:span>, self-&gt;c, self-&gt;d);</text:p>
      <text:p text:style-name="P16">}</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text:span text:style-name="OrgSrcFontLockKeywordFace1">struct</text:span><text:s/><text:span text:style-name="OrgSrcFontLockTypeFace1">child</text:span><text:s/><text:span text:style-name="OrgSrcFontLockVariableNameFace1">c</text:span><text:s/>= {.super.a=1, .super.b=2, .c=3, .d=4};</text:p>
      <text:p text:style-name="P16"/>
      <text:p text:style-name="P16"><text:s text:c="4"/>print_child(&amp;c);</text:p>
      <text:p text:style-name="P16"><text:s text:c="4"/>print_parent(&amp;c);<text:s text:c="2"/><text:span text:style-name="OrgSrcFontLockCommentDelimiterFace1">//<text:s/></text:span><text:span text:style-name="OrgSrcFontLockCommentFace1">Also works even though it's a struct child!</text:span></text:p>
      <text:p text:style-name="P17">}</text:p>
      <text:p text:style-name="P10">Hai visto cosa abbiamo fatto nell'ultima riga di<text:s/><text:span text:style-name="OrgCode1">main()</text:span>? Abbiamo chiamato<text:s/><text:span text:style-name="OrgCode1">print_parent()</text:span><text:s/>ma passato una<text:s/><text:span text:style-name="OrgCode1">struct child*</text:span><text:s/>come argomento! Anche se<text:s/><text:span text:style-name="OrgCode1">print_parent()</text:span><text:s/>necessita che l'argomento punti a una<text:s/><text:span text:style-name="OrgCode1">struct parent</text:span><text:s/><text:span text:style-name="Emphasis1">ce la stiamo cavando</text:span><text:s/>perché il primo campo nella<text:s/><text:span text:style-name="OrgCode1">struct child</text:span><text:s/>è una<text:s/><text:span text:style-name="OrgCode1">struct parent</text:span>.</text:p>
      <text:p text:style-name="P10">Ancora una volta funziona perché un puntatore a una<text:s/><text:span text:style-name="OrgCode1">struct</text:span><text:s/>ha lo stesso valore di un puntatore al primo campo in quella<text:s/><text:span text:style-name="OrgCode1">struct</text:span>.</text:p>
      <text:p text:style-name="P10">Tutto dipende da questa parte delle specifiche:</text:p>
      <text:p text:style-name="P11">§6.7.2.1¶15 […] Un puntatore ad un oggetto struttura opportunamente convertito punta al suo membro iniziale […] e viceversa.</text:p>
      <text:p text:style-name="P10">e</text:p>
      <text:p text:style-name="P11">§6.5¶7 Un oggetto può avere accesso al suo valore memorizzato solo tramite un'espressione lvalue che ha uno dei seguenti tipi:</text:p>
      <text:list text:style-name="OrgBulletedList" xml:id="list-f37c6ced-49f9-4e99-83b3-b951f5b51b36">
        <text:list-item>
          <text:p text:style-name="P10">un tipo compatibile con il tipo effettivo dell'oggetto</text:p>
        </text:list-item>
        <text:list-item>
          <text:p text:style-name="P10">[…]</text:p>
        </text:list-item>
      </text:list>
      <text:p text:style-name="P10">e la mia ipotesi che “opportunamente convertito” significhi “fuso nel tipo effettivo del membro iniziale”.</text:p>
      <text:h text:outline-level="2" text:style-name="P15"><text:bookmark-start text:name="OrgXref.org0e56b21"/><text:bookmark text:name="org0e56b21"/>Campi di bit<text:s/><text:bookmark-end text:name="OrgXref.org0e56b21"/></text:h>
      <text:p text:style-name="P10">Nella mia esperienza questi sono usati raramente ma potresti vederli di tanto in tanto specialmente nelle applicazioni di livello inferiore che raggruppano i pezzi in spazi più ampi.</text:p>
      <text:p text:style-name="P10">Diamo un'occhiata ad alcuni codici per dimostrare un caso d'uso:</text:p>
      <text:p text:style-name="P16"><text:span text:style-name="OrgSrcFontLockPreprocessorFace1">#include</text:span><text:s/><text:span text:style-name="OrgSrcFontLockStringFace1">&lt;stdio.h&gt;</text:span></text:p>
      <text:p text:style-name="P16"/>
      <text:p text:style-name="P16"><text:span text:style-name="OrgSrcFontLockKeywordFace1">struct</text:span><text:s/><text:span text:style-name="OrgSrcFontLockTypeFace1">foo</text:span><text:s/>{</text:p>
      <text:p text:style-name="P16"><text:s text:c="4"/><text:span text:style-name="OrgSrcFontLockTypeFace1">unsigned</text:span><text:s/><text:span text:style-name="OrgSrcFontLockTypeFace1">int</text:span><text:s/><text:span text:style-name="OrgSrcFontLockVariableNameFace1">a</text:span>;</text:p>
      <text:p text:style-name="P16"><text:s text:c="4"/><text:span text:style-name="OrgSrcFontLockTypeFace1">unsigned</text:span><text:s/><text:span text:style-name="OrgSrcFontLockTypeFace1">int</text:span><text:s/><text:span text:style-name="OrgSrcFontLockVariableNameFace1">b</text:span>;</text:p>
      <text:p text:style-name="P16"><text:s text:c="4"/><text:span text:style-name="OrgSrcFontLockTypeFace1">unsigned</text:span><text:s/><text:span text:style-name="OrgSrcFontLockTypeFace1">int</text:span><text:s/><text:span text:style-name="OrgSrcFontLockVariableNameFace1">c</text:span>;</text:p>
      <text:p text:style-name="P16"><text:s text:c="4"/><text:span text:style-name="OrgSrcFontLockTypeFace1">unsigned</text:span><text:s/><text:span text:style-name="OrgSrcFontLockTypeFace1">int</text:span><text:s/><text:span text:style-name="OrgSrcFontLockVariableNameFace1">d</text:span>;</text:p>
      <text:p text:style-name="P16">};</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printf(<text:span text:style-name="OrgSrcFontLockStringFace1">"%zu\n"</text:span>,<text:s/><text:span text:style-name="OrgSrcFontLockKeywordFace1">sizeof</text:span>(<text:span text:style-name="OrgSrcFontLockKeywordFace1">struct</text:span><text:s/><text:span text:style-name="OrgSrcFontLockTypeFace1">foo</text:span>));</text:p>
      <text:p text:style-name="P17">}</text:p>
      <text:p text:style-name="P10">Per me questo stampa<text:s/><text:span text:style-name="OrgCode1">16</text:span>. Il che ha senso poiché i<text:s/><text:span text:style-name="OrgCode1">unsigned</text:span><text:s/>sono 4 byte sul mio sistema.</text:p>
      <text:p text:style-name="P10">Ma cosa succederebbe se sapessimo che tutti i valori che verranno archiviati in<text:s/><text:span text:style-name="OrgCode1">a</text:span><text:s/>e<text:s/><text:span text:style-name="OrgCode1">b</text:span><text:s/>potrebbero essere archiviati in 5 bit e che i valori in<text:s/><text:span text:style-name="OrgCode1">c</text:span><text:s/>e<text:s/><text:span text:style-name="OrgCode1">d</text:span><text:s/>potrebbero essere archiviati in 3 bit? Sono solo 16 bit in totale. Perché riservare loro 128 bit se ne useremo solo 16?</text:p>
      <text:p text:style-name="P10">Bene possiamo dire a C di provare a inserire questi valori. Possiamo specificare il numero massimo di bit che i valori possono assumere (da 1 in su la dimensione del tipo contenitore).</text:p>
      <text:p text:style-name="P10">Lo facciamo inserendo i due punti dopo il nome del campo seguito dalla larghezza del campo in bit.</text:p>
      <text:p text:style-name="P16"><text:span text:style-name="OrgSrcFontLockKeywordFace1">struct</text:span><text:s/><text:span text:style-name="OrgSrcFontLockTypeFace1">foo</text:span><text:s/>{</text:p>
      <text:p text:style-name="P16"><text:s text:c="4"/><text:span text:style-name="OrgSrcFontLockTypeFace1">unsigned</text:span><text:s/><text:span text:style-name="OrgSrcFontLockTypeFace1">int</text:span><text:s/><text:span text:style-name="OrgSrcFontLockVariableNameFace1">a</text:span>:5;</text:p>
      <text:p text:style-name="P16"><text:s text:c="4"/><text:span text:style-name="OrgSrcFontLockTypeFace1">unsigned</text:span><text:s/><text:span text:style-name="OrgSrcFontLockTypeFace1">int</text:span><text:s/><text:span text:style-name="OrgSrcFontLockVariableNameFace1">b</text:span>:5;</text:p>
      <text:p text:style-name="P16"><text:s text:c="4"/><text:span text:style-name="OrgSrcFontLockTypeFace1">unsigned</text:span><text:s/><text:span text:style-name="OrgSrcFontLockTypeFace1">int</text:span><text:s/><text:span text:style-name="OrgSrcFontLockVariableNameFace1">c</text:span>:3;</text:p>
      <text:p text:style-name="P16"><text:s text:c="4"/><text:span text:style-name="OrgSrcFontLockTypeFace1">unsigned</text:span><text:s/><text:span text:style-name="OrgSrcFontLockTypeFace1">int</text:span><text:s/><text:span text:style-name="OrgSrcFontLockVariableNameFace1">d</text:span>:3;</text:p>
      <text:p text:style-name="P17">};</text:p>
      <text:p text:style-name="P10">Ora quando chiedo a C quanto è grande la mia<text:s/><text:span text:style-name="OrgCode1">struct foo</text:span><text:s/>mi dice 4! Erano 16 byte ma ora sono solo 4. Ha "compresso" quei 4 valori in 4 byte il che significa un risparmio di memoria quadruplicato.</text:p>
      <text:p text:style-name="P10">Il compromesso è ovviamente che i campi a 5 bit possono contenere solo valori da 0 a 31 e i campi a 3 bit possono contenere solo valori da 0 a 7. Ma la vita è tutta una questione di compromessi dopo tutto.</text:p>
      <text:h text:outline-level="3" text:style-name="P19"><text:bookmark text:name="orgb228813"/><text:bookmark-start text:name="OrgXref.orgb228813"/>Campi bit non adiacenti<text:s/><text:bookmark-end text:name="OrgXref.orgb228813"/></text:h>
      <text:p text:style-name="P10">Un problema: C combinerà solo campi di bit<text:s/><text:span text:style-name="Bold1">adiacenti</text:span>. Se vengono interrotti da campi non bit, non ottieni alcun risparmio:</text:p>
      <text:p text:style-name="P16"><text:span text:style-name="OrgSrcFontLockKeywordFace1">struct</text:span><text:s/><text:span text:style-name="OrgSrcFontLockTypeFace1">foo</text:span><text:s/>{</text:p>
      <text:p text:style-name="P16"><text:span text:style-name="OrgSrcFontLockCommentDelimiterFace1">//<text:s/></text:span><text:span text:style-name="OrgSrcFontLockCommentFace1">sizeof(struct foo) == 16 (per me)</text:span></text:p>
      <text:p text:style-name="P16"><text:s text:c="4"/><text:span text:style-name="OrgSrcFontLockTypeFace1">unsigned</text:span><text:s/><text:span text:style-name="OrgSrcFontLockTypeFace1">int</text:span><text:s/><text:span text:style-name="OrgSrcFontLockVariableNameFace1">a</text:span>:1;</text:p>
      <text:p text:style-name="P16"><text:span text:style-name="OrgSrcFontLockCommentDelimiterFace1">//<text:s/></text:span><text:span text:style-name="OrgSrcFontLockCommentFace1">poiché a non è adiacente a c.</text:span></text:p>
      <text:p text:style-name="P16"><text:s text:c="4"/><text:span text:style-name="OrgSrcFontLockTypeFace1">unsigned</text:span><text:s/><text:span text:style-name="OrgSrcFontLockTypeFace1">int</text:span><text:s/><text:span text:style-name="OrgSrcFontLockVariableNameFace1">b</text:span>;</text:p>
      <text:p text:style-name="P16"><text:s text:c="4"/><text:span text:style-name="OrgSrcFontLockTypeFace1">unsigned</text:span><text:s/><text:span text:style-name="OrgSrcFontLockTypeFace1">int</text:span><text:s/><text:span text:style-name="OrgSrcFontLockVariableNameFace1">c</text:span>:1;</text:p>
      <text:p text:style-name="P16"><text:s text:c="4"/><text:span text:style-name="OrgSrcFontLockTypeFace1">unsigned</text:span><text:s/><text:span text:style-name="OrgSrcFontLockTypeFace1">int</text:span><text:s/><text:span text:style-name="OrgSrcFontLockVariableNameFace1">d</text:span>;</text:p>
      <text:p text:style-name="P17">};</text:p>
      <text:p text:style-name="P10">In questo esempio poiché<text:s/><text:span text:style-name="OrgCode1">a</text:span><text:s/>non è adiacente a<text:s/><text:span text:style-name="OrgCode1">c</text:span><text:s/>sono entrambi “impacchettati” nei propri numeri<text:s/><text:span text:style-name="OrgCode1">int</text:span>.</text:p>
      <text:p text:style-name="P10">Quindi abbiamo un<text:s/><text:span text:style-name="OrgCode1">int</text:span><text:s/>ciascuno per<text:s/><text:span text:style-name="OrgCode1">a</text:span>,<text:s/><text:span text:style-name="OrgCode1">b</text:span>,<text:s/><text:span text:style-name="OrgCode1">c</text:span><text:s/>e<text:s/><text:span text:style-name="OrgCode1">d</text:span>. Dato che i miei numeri<text:s/><text:span text:style-name="OrgCode1">int</text:span><text:s/>sono 4 byte, il totale è di 16 byte.</text:p>
      <text:p text:style-name="P10">Una rapida riorganizzazione consente di risparmiare spazio da 16 byte a 12 byte (sul mio sistema):</text:p>
      <text:p text:style-name="P16"><text:span text:style-name="OrgSrcFontLockKeywordFace1">struct</text:span><text:s/><text:span text:style-name="OrgSrcFontLockTypeFace1">foo</text:span><text:s/>{</text:p>
      <text:p text:style-name="P16"><text:span text:style-name="OrgSrcFontLockCommentDelimiterFace1">//<text:s/></text:span><text:span text:style-name="OrgSrcFontLockCommentFace1">sizeof(struct foo) == 12 (per me)</text:span></text:p>
      <text:p text:style-name="P16"><text:s text:c="4"/><text:span text:style-name="OrgSrcFontLockTypeFace1">unsigned</text:span><text:s/><text:span text:style-name="OrgSrcFontLockTypeFace1">int</text:span><text:s/><text:span text:style-name="OrgSrcFontLockVariableNameFace1">a</text:span>:1;</text:p>
      <text:p text:style-name="P16"><text:s text:c="4"/><text:span text:style-name="OrgSrcFontLockTypeFace1">unsigned</text:span><text:s/><text:span text:style-name="OrgSrcFontLockTypeFace1">int</text:span><text:s/><text:span text:style-name="OrgSrcFontLockVariableNameFace1">c</text:span>:1;</text:p>
      <text:p text:style-name="P16"><text:s text:c="4"/><text:span text:style-name="OrgSrcFontLockTypeFace1">unsigned</text:span><text:s/><text:span text:style-name="OrgSrcFontLockTypeFace1">int</text:span><text:s/><text:span text:style-name="OrgSrcFontLockVariableNameFace1">b</text:span>;</text:p>
      <text:p text:style-name="P16"><text:s text:c="4"/><text:span text:style-name="OrgSrcFontLockTypeFace1">unsigned</text:span><text:s/><text:span text:style-name="OrgSrcFontLockTypeFace1">int</text:span><text:s/><text:span text:style-name="OrgSrcFontLockVariableNameFace1">d</text:span>;</text:p>
      <text:p text:style-name="P17">};</text:p>
      <text:p text:style-name="P10">E ora poiché<text:s/><text:span text:style-name="OrgCode1">a</text:span><text:s/>è accanto a<text:s/><text:span text:style-name="OrgCode1">c</text:span>, il compilatore li mette insieme in un unico<text:s/><text:span text:style-name="OrgCode1">int</text:span>.</text:p>
      <text:p text:style-name="P10">Quindi abbiamo un<text:s/><text:span text:style-name="OrgCode1">int</text:span><text:s/>per una combinazione<text:s/><text:span text:style-name="OrgCode1">a</text:span><text:s/>e<text:s/><text:span text:style-name="OrgCode1">c</text:span><text:s/>e un<text:s/><text:span text:style-name="OrgCode1">int</text:span><text:s/>ciascuno per<text:s/><text:span text:style-name="OrgCode1">b</text:span><text:s/>e<text:s/><text:span text:style-name="OrgCode1">d</text:span>. Per un totale complessivo di 3<text:s/><text:span text:style-name="OrgCode1">int</text:span><text:s/>o 12 byte.</text:p>
      <text:p text:style-name="P10">Metti insieme tutti i tuoi bitfield per fare in modo che il compilatore li combini.</text:p>
      <text:h text:outline-level="3" text:style-name="P19"><text:bookmark-start text:name="OrgXref.orgb8ddaf5"/><text:bookmark text:name="orgb8ddaf5"/>Signed o Unsigned<text:s/><text:span text:style-name="OrgCode1">int</text:span><text:s/><text:bookmark-end text:name="OrgXref.orgb8ddaf5"/></text:h>
      <text:p text:style-name="P10">Se dichiari semplicemente che un campo bit è<text:s/><text:span text:style-name="OrgCode1">int</text:span>, i diversi compilatori lo tratteranno come<text:s/><text:span text:style-name="OrgCode1">signed</text:span><text:s/>o<text:s/><text:span text:style-name="OrgCode1">unsigned</text:span>. Proprio come la situazione con<text:s/><text:span text:style-name="OrgCode1">char</text:span>.</text:p>
      <text:p text:style-name="P10">Sii specifico riguardo alla firma quando usi i campi bit.</text:p>
      <text:h text:outline-level="3" text:style-name="P19"><text:bookmark-start text:name="OrgXref.orge699dc8"/><text:bookmark text:name="orge699dc8"/>Campi bit senza nome<text:s/><text:bookmark-end text:name="OrgXref.orge699dc8"/></text:h>
      <text:p text:style-name="P10">In alcune circostanze specifiche potrebbe essere necessario riservare alcuni bit per motivi hardware, ma non è necessario utilizzarli nel codice.</text:p>
      <text:p text:style-name="P10">Ad esempio supponiamo che tu abbia un byte in cui i primi 2 bit hanno un significato l'ultimo bit ha un significato, ma i 5 bit centrali non vengono utilizzati da te<text:note text:note-class="footnote"><text:note-citation>143</text:note-citation><text:note-body><text:p text:style-name="P14">Supponendo caratteri a 8 bit, ovvero<text:s/><text:span text:style-name="OrgCode1">CHAR_BIT == 8</text:span>.</text:p></text:note-body></text:note>.</text:p>
      <text:p text:style-name="P10"><text:span text:style-name="Emphasis1">Potremmo</text:span><text:s/>fare qualcosa del genere:</text:p>
      <text:p text:style-name="P16"><text:span text:style-name="OrgSrcFontLockKeywordFace1">struct</text:span><text:s/><text:span text:style-name="OrgSrcFontLockTypeFace1">foo</text:span><text:s/>{</text:p>
      <text:p text:style-name="P16"><text:s text:c="4"/><text:span text:style-name="OrgSrcFontLockTypeFace1">unsigned</text:span><text:s/><text:span text:style-name="OrgSrcFontLockTypeFace1">char</text:span><text:s/><text:span text:style-name="OrgSrcFontLockVariableNameFace1">a</text:span>:2;</text:p>
      <text:p text:style-name="P16"><text:s text:c="4"/><text:span text:style-name="OrgSrcFontLockTypeFace1">unsigned</text:span><text:s/><text:span text:style-name="OrgSrcFontLockTypeFace1">char</text:span><text:s/><text:span text:style-name="OrgSrcFontLockVariableNameFace1">dummy</text:span>:5;</text:p>
      <text:p text:style-name="P16"><text:s text:c="4"/><text:span text:style-name="OrgSrcFontLockTypeFace1">unsigned</text:span><text:s/><text:span text:style-name="OrgSrcFontLockTypeFace1">char</text:span><text:s/><text:span text:style-name="OrgSrcFontLockVariableNameFace1">b</text:span>:1;</text:p>
      <text:p text:style-name="P17">};</text:p>
      <text:p text:style-name="P10">E funziona: nel nostro codice usiamo<text:s/><text:span text:style-name="OrgCode1">a</text:span><text:s/>e<text:s/><text:span text:style-name="OrgCode1">b</text:span><text:s/>ma mai<text:s/><text:span text:style-name="OrgCode1">dummy</text:span>. È lì solo per mangiare 5 bit per assicurarsi che<text:s/><text:span text:style-name="OrgCode1">a</text:span><text:s/>e<text:s/><text:span text:style-name="OrgCode1">b</text:span><text:s/>siano nella casella "richiesta" (da questo esempio artificioso) posizioni all'interno del byte.</text:p>
      <text:p text:style-name="P10">C ci consente un modo per ripulirlo:<text:s/><text:span text:style-name="Emphasis1">campi di bit senza nome</text:span>. Puoi semplicemente lasciare il nome (<text:span text:style-name="OrgCode1">dummy</text:span>) in questo caso e C è perfettamente soddisfatto dello stesso effetto:</text:p>
      <text:p text:style-name="P16"><text:span text:style-name="OrgSrcFontLockKeywordFace1">struct</text:span><text:s/><text:span text:style-name="OrgSrcFontLockTypeFace1">foo</text:span><text:s/>{</text:p>
      <text:p text:style-name="P16"><text:s text:c="4"/><text:span text:style-name="OrgSrcFontLockTypeFace1">unsigned</text:span><text:s/><text:span text:style-name="OrgSrcFontLockTypeFace1">char</text:span><text:s/><text:span text:style-name="OrgSrcFontLockVariableNameFace1">a</text:span>:2;</text:p>
      <text:p text:style-name="P16"><text:s text:c="4"/><text:span text:style-name="OrgSrcFontLockTypeFace1">unsigned</text:span><text:s/><text:span text:style-name="OrgSrcFontLockTypeFace1">char</text:span><text:s/>:5;<text:s text:c="3"/><text:span text:style-name="OrgSrcFontLockCommentDelimiterFace1">//<text:s/></text:span><text:span text:style-name="OrgSrcFontLockCommentFace1">&lt;-- campo di bit senza nome!</text:span></text:p>
      <text:p text:style-name="P16"><text:s text:c="4"/><text:span text:style-name="OrgSrcFontLockTypeFace1">unsigned</text:span><text:s/><text:span text:style-name="OrgSrcFontLockTypeFace1">char</text:span><text:s/><text:span text:style-name="OrgSrcFontLockVariableNameFace1">b</text:span>:1;</text:p>
      <text:p text:style-name="P17">};</text:p>
      <text:h text:outline-level="3" text:style-name="P19"><text:bookmark text:name="org80f20e4"/><text:bookmark-start text:name="OrgXref.org80f20e4"/>Campi bit senza nome di larghezza zero<text:s/><text:bookmark-end text:name="OrgXref.org80f20e4"/></text:h>
      <text:p text:style-name="P10">Un po' più di esoterismo qui fuori… Diciamo che stavi inserendo dei pezzi in un<text:s/><text:span text:style-name="OrgCode1">unsigned int</text:span><text:s/>e avevi bisogno di alcuni campi bit adiacenti da inserire nel<text:s/><text:span text:style-name="Emphasis1">successivo</text:span><text:s/><text:span text:style-name="OrgCode1">unsigned int</text:span>.</text:p>
      <text:p text:style-name="P10">Cioè, se lo fai:</text:p>
      <text:p text:style-name="P16"><text:span text:style-name="OrgSrcFontLockKeywordFace1">struct</text:span><text:s/><text:span text:style-name="OrgSrcFontLockTypeFace1">foo</text:span><text:s/>{</text:p>
      <text:p text:style-name="P16"><text:s text:c="4"/><text:span text:style-name="OrgSrcFontLockTypeFace1">unsigned</text:span><text:s/><text:span text:style-name="OrgSrcFontLockTypeFace1">int</text:span><text:s/><text:span text:style-name="OrgSrcFontLockVariableNameFace1">a</text:span>:1;</text:p>
      <text:p text:style-name="P16"><text:s text:c="4"/><text:span text:style-name="OrgSrcFontLockTypeFace1">unsigned</text:span><text:s/><text:span text:style-name="OrgSrcFontLockTypeFace1">int</text:span><text:s/><text:span text:style-name="OrgSrcFontLockVariableNameFace1">b</text:span>:2;</text:p>
      <text:p text:style-name="P16"><text:s text:c="4"/><text:span text:style-name="OrgSrcFontLockTypeFace1">unsigned</text:span><text:s/><text:span text:style-name="OrgSrcFontLockTypeFace1">int</text:span><text:s/><text:span text:style-name="OrgSrcFontLockVariableNameFace1">c</text:span>:3;</text:p>
      <text:p text:style-name="P16"><text:s text:c="4"/><text:span text:style-name="OrgSrcFontLockTypeFace1">unsigned</text:span><text:s/><text:span text:style-name="OrgSrcFontLockTypeFace1">int</text:span><text:s/><text:span text:style-name="OrgSrcFontLockVariableNameFace1">d</text:span>:4;</text:p>
      <text:p text:style-name="P17">};</text:p>
      <text:p text:style-name="P10">il compilatore li racchiude tutti in un solo<text:s/><text:span text:style-name="OrgCode1">unsigned int</text:span>. Ma cosa succederebbe se avessi bisogno di<text:s/><text:span text:style-name="OrgCode1">a</text:span><text:s/>e<text:s/><text:span text:style-name="OrgCode1">b</text:span><text:s/>in un<text:s/><text:span text:style-name="OrgCode1">int</text:span>, e<text:s/><text:span text:style-name="OrgCode1">c</text:span><text:s/>e<text:s/><text:span text:style-name="OrgCode1">d</text:span><text:s/>in uno diverso?</text:p>
      <text:p text:style-name="P10">C'è una soluzione per questo: inserisci un campo bit senza nome di larghezza<text:s/><text:span text:style-name="OrgCode1">0</text:span><text:s/>dove vuoi che il compilatore ricominci con la pacchettizazione dei bit in un<text:s/><text:span text:style-name="OrgCode1">int</text:span><text:s/>diverso:</text:p>
      <text:p text:style-name="P16"><text:span text:style-name="OrgSrcFontLockKeywordFace1">struct</text:span><text:s/><text:span text:style-name="OrgSrcFontLockTypeFace1">foo</text:span><text:s/>{</text:p>
      <text:p text:style-name="P16"><text:s text:c="4"/><text:span text:style-name="OrgSrcFontLockTypeFace1">unsigned</text:span><text:s/><text:span text:style-name="OrgSrcFontLockTypeFace1">int</text:span><text:s/><text:span text:style-name="OrgSrcFontLockVariableNameFace1">a</text:span>:1;</text:p>
      <text:p text:style-name="P16"><text:s text:c="4"/><text:span text:style-name="OrgSrcFontLockTypeFace1">unsigned</text:span><text:s/><text:span text:style-name="OrgSrcFontLockTypeFace1">int</text:span><text:s/><text:span text:style-name="OrgSrcFontLockVariableNameFace1">b</text:span>:2;</text:p>
      <text:p text:style-name="P16"><text:s text:c="4"/><text:span text:style-name="OrgSrcFontLockTypeFace1">unsigned</text:span><text:s/><text:span text:style-name="OrgSrcFontLockTypeFace1">int</text:span><text:s/>:0;<text:s text:c="3"/><text:span text:style-name="OrgSrcFontLockCommentDelimiterFace1">//<text:s/></text:span><text:span text:style-name="OrgSrcFontLockCommentFace1">&lt;--Campo di bit senza nome di larghezza zero</text:span></text:p>
      <text:p text:style-name="P16"><text:s text:c="4"/><text:span text:style-name="OrgSrcFontLockTypeFace1">unsigned</text:span><text:s/><text:span text:style-name="OrgSrcFontLockTypeFace1">int</text:span><text:s/><text:span text:style-name="OrgSrcFontLockVariableNameFace1">c</text:span>:3;</text:p>
      <text:p text:style-name="P16"><text:s text:c="4"/><text:span text:style-name="OrgSrcFontLockTypeFace1">unsigned</text:span><text:s/><text:span text:style-name="OrgSrcFontLockTypeFace1">int</text:span><text:s/><text:span text:style-name="OrgSrcFontLockVariableNameFace1">d</text:span>:4;</text:p>
      <text:p text:style-name="P17">};</text:p>
      <text:p text:style-name="P10">È analogo a un'interruzione di pagina esplicita in un elaboratore di testi. Stai dicendo al compilatore: "Smetti di comprimere i bit in questo<text:s/><text:span text:style-name="OrgCode1">unsigned</text:span><text:s/>e inizia a comprimerli in quello successivo".</text:p>
      <text:p text:style-name="P10">Aggiungendo il campo di bit senza nome di larghezza zero in quel punto il compilatore inserisce<text:s/><text:span text:style-name="OrgCode1">a</text:span><text:s/>e<text:s/><text:span text:style-name="OrgCode1">b</text:span><text:s/>in un<text:s/><text:span text:style-name="OrgCode1">unsigned int</text:span><text:s/><text:span text:style-name="OrgCode1">c</text:span><text:s/>e<text:s/><text:span text:style-name="OrgCode1">d</text:span><text:s/>in un altro<text:s/><text:span text:style-name="OrgCode1">unsigned int</text:span>. Due in totale per una dimensione di 8 byte sul mio sistema (<text:span text:style-name="OrgCode1">unsigned ints</text:span><text:s/>sono 4 byte ciascuno).</text:p>
      <text:h text:outline-level="2" text:style-name="P15"><text:bookmark-start text:name="OrgXref.org36e5ca9"/><text:bookmark text:name="org36e5ca9"/>Unions<text:s/><text:bookmark-end text:name="OrgXref.org36e5ca9"/></text:h>
      <text:p text:style-name="P10">Fondamentalmente sono proprio come le<text:s/><text:span text:style-name="OrgCode1">struct</text:span><text:s/>che per il fatto che i campi si sovrappongono in memoria. L'<text:span text:style-name="OrgCode1">union</text:span><text:s/>sarà abbastanza grande solo per il campo più grande e potrai utilizzare solo un campo alla volta.</text:p>
      <text:p text:style-name="P10">È un modo per riutilizzare lo stesso spazio di memoria per diversi tipi di dati.</text:p>
      <text:p text:style-name="P10">Li dichiari proprio come le<text:s/><text:span text:style-name="OrgCode1">struct</text:span><text:s/>tranne che è<text:s/><text:span text:style-name="OrgCode1">union</text:span>. Guarda questo:</text:p>
      <text:p text:style-name="P16"><text:span text:style-name="OrgSrcFontLockKeywordFace1">union</text:span><text:s/><text:span text:style-name="OrgSrcFontLockTypeFace1">foo</text:span><text:s/>{</text:p>
      <text:p text:style-name="P16"><text:s text:c="4"/><text:span text:style-name="OrgSrcFontLockTypeFace1">int</text:span><text:s/><text:span text:style-name="OrgSrcFontLockVariableNameFace1">a</text:span>,<text:s/><text:span text:style-name="OrgSrcFontLockVariableNameFace1">b</text:span>,<text:s/><text:span text:style-name="OrgSrcFontLockVariableNameFace1">c</text:span>,<text:s/><text:span text:style-name="OrgSrcFontLockVariableNameFace1">d</text:span>,<text:s/><text:span text:style-name="OrgSrcFontLockVariableNameFace1">e</text:span>,<text:s/><text:span text:style-name="OrgSrcFontLockVariableNameFace1">f</text:span>;</text:p>
      <text:p text:style-name="P16"><text:s text:c="4"/><text:span text:style-name="OrgSrcFontLockTypeFace1">float</text:span><text:s/><text:span text:style-name="OrgSrcFontLockVariableNameFace1">g</text:span>,<text:s/><text:span text:style-name="OrgSrcFontLockVariableNameFace1">h</text:span>;</text:p>
      <text:p text:style-name="P16"><text:s text:c="4"/><text:span text:style-name="OrgSrcFontLockTypeFace1">char</text:span><text:s/><text:span text:style-name="OrgSrcFontLockVariableNameFace1">i</text:span>,<text:s/><text:span text:style-name="OrgSrcFontLockVariableNameFace1">j</text:span>,<text:s/><text:span text:style-name="OrgSrcFontLockVariableNameFace1">k</text:span>,<text:s/><text:span text:style-name="OrgSrcFontLockVariableNameFace1">l</text:span>;</text:p>
      <text:p text:style-name="P17">};</text:p>
      <text:p text:style-name="P10">Ora ci sono molti campi. Se questa fosse una<text:s/><text:span text:style-name="OrgCode1">struct</text:span><text:s/>il mio sistema mi direbbe che ci sono voluti 36 byte per contenerla tutta.</text:p>
      <text:p text:style-name="P10">Ma è un'<text:span text:style-name="OrgCode1">union</text:span>, quindi tutti questi campi si sovrappongono nello stesso tratto di memoria. Il più grande è<text:s/><text:span text:style-name="OrgCode1">int</text:span><text:s/>(o<text:s/><text:span text:style-name="OrgCode1">float</text:span>), occupando 4 byte sul mio sistema. E infatti se chiedo il<text:s/><text:span text:style-name="OrgCode1">sizeof</text:span><text:s/>di<text:s/><text:span text:style-name="OrgCode1">union foo</text:span><text:s/>mi dice 4!</text:p>
      <text:p text:style-name="P10">Il compromesso è che puoi utilizzare portabilmente solo uno di questi campi alla volta. Tuttavia…</text:p>
      <text:h text:outline-level="3" text:style-name="P19"><text:bookmark-start text:name="OrgXref.org9bd195a"/><text:bookmark text:name="org9bd195a"/>Unions and Type Punning<text:s/><text:bookmark-end text:name="OrgXref.org9bd195a"/></text:h>
      <text:p text:style-name="P10">È possibile scrivere in modo non portabile su un campo di<text:s/><text:span text:style-name="OrgCode1">union</text:span><text:s/>e leggerlo da un altro!</text:p>
      <text:p text:style-name="P10">Questa operazione si chiama type punning<text:note text:note-class="footnote"><text:note-citation>144</text:note-citation><text:note-body><text:p text:style-name="P14"><text:a xlink:type="simple" xlink:href="https://en.wikipedia.org/wiki/Type_punning"><text:span text:style-name="T3">https://en.wikipedia.org/wiki/Type_punning</text:span></text:a></text:p></text:note-body></text:note><text:s/>e lo dovresti usare se sai davvero cosa stai facendo in genere con la programmazione a basso livello.</text:p>
      <text:p text:style-name="P10">Poiché i membri di un union condividono la stessa memoria scrivere a un membro influisce necessariamente sugli altri. E se leggi da uno quello che è stato scritto da un altro ottieni degli effetti strani.</text:p>
      <text:p text:style-name="P16"><text:span text:style-name="OrgSrcFontLockPreprocessorFace1">#include</text:span><text:s/><text:span text:style-name="OrgSrcFontLockStringFace1">&lt;stdio.h&gt;</text:span></text:p>
      <text:p text:style-name="P16"/>
      <text:p text:style-name="P16"><text:span text:style-name="OrgSrcFontLockKeywordFace1">union</text:span><text:s/><text:span text:style-name="OrgSrcFontLockTypeFace1">foo</text:span><text:s/>{</text:p>
      <text:p text:style-name="P16"><text:s text:c="4"/><text:span text:style-name="OrgSrcFontLockTypeFace1">float</text:span><text:s/><text:span text:style-name="OrgSrcFontLockVariableNameFace1">b</text:span>;</text:p>
      <text:p text:style-name="P16"><text:s text:c="4"/><text:span text:style-name="OrgSrcFontLockTypeFace1">short</text:span><text:s/><text:span text:style-name="OrgSrcFontLockVariableNameFace1">a</text:span>;</text:p>
      <text:p text:style-name="P16">};</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text:span text:style-name="OrgSrcFontLockKeywordFace1">union</text:span><text:s/><text:span text:style-name="OrgSrcFontLockTypeFace1">foo</text:span><text:s/><text:span text:style-name="OrgSrcFontLockVariableNameFace1">x</text:span>;</text:p>
      <text:p text:style-name="P16"/>
      <text:p text:style-name="P16"><text:s text:c="4"/>x.b = 3.14159;</text:p>
      <text:p text:style-name="P16"/>
      <text:p text:style-name="P16"><text:s text:c="4"/>printf(<text:span text:style-name="OrgSrcFontLockStringFace1">"%f\n"</text:span>, x.b);<text:s text:c="2"/><text:span text:style-name="OrgSrcFontLockCommentDelimiterFace1">//<text:s/></text:span><text:span text:style-name="OrgSrcFontLockCommentFace1">3.14159, abbastanza giusto</text:span></text:p>
      <text:p text:style-name="P16"/>
      <text:p text:style-name="P16"><text:s text:c="4"/>printf(<text:span text:style-name="OrgSrcFontLockStringFace1">"%d\n"</text:span>, x.a);<text:s text:c="2"/><text:span text:style-name="OrgSrcFontLockCommentDelimiterFace1">//<text:s/></text:span><text:span text:style-name="OrgSrcFontLockCommentFace1">Ma che dire di questo??</text:span></text:p>
      <text:p text:style-name="P17">}</text:p>
      <text:p text:style-name="P10">Sul mio sistema, stampa:</text:p>
      <text:p text:style-name="P10"><text:span text:style-name="OrgCode1">3.141590</text:span></text:p>
      <text:p text:style-name="P10"><text:span text:style-name="OrgCode1">4048</text:span></text:p>
      <text:p text:style-name="P10">perché sotto il cofano la rappresentazione dell'oggetto per il float 3.14159 era la stessa della rappresentazione dell'oggetto per lo short 4048. Sul mio sistema. I risultati potrebbero variare.</text:p>
      <text:h text:outline-level="3" text:style-name="P19"><text:bookmark-start text:name="OrgXref.orgf033d52"/><text:bookmark text:name="orgf033d52"/>Puntatori a<text:s/><text:span text:style-name="OrgCode1">union</text:span><text:s/><text:bookmark-end text:name="OrgXref.orgf033d52"/></text:h>
      <text:p text:style-name="P10">Se hai un puntatore a<text:s/><text:span text:style-name="OrgCode1">union</text:span><text:s/>puoi castare quel puntatore a qualsiasi tipo di campo in quell'<text:span text:style-name="OrgCode1">union</text:span><text:s/>e ottenere i valori in questo modo.</text:p>
      <text:p text:style-name="P10">In questo esempio vediamo che l'<text:span text:style-name="OrgCode1">union</text:span><text:s/>contiene<text:s/><text:span text:style-name="OrgCode1">int</text:span><text:s/>e<text:s/><text:span text:style-name="OrgCode1">float</text:span>. E otteniamo puntatori all'<text:span text:style-name="OrgCode1">union</text:span><text:s/>ma li castiamo sui tipi<text:s/><text:span text:style-name="OrgCode1">int*</text:span><text:s/>e<text:s/><text:span text:style-name="OrgCode1">float*</text:span><text:s/>(il cast mette a tacere gli avvisi del compilatore). E poi se li dereferenziamo, vediamo che hanno i valori che abbiamo archiviato direttamente nell'<text:span text:style-name="OrgCode1">union</text:span>.</text:p>
      <text:p text:style-name="P16"><text:span text:style-name="OrgSrcFontLockPreprocessorFace1">#include</text:span><text:s/><text:span text:style-name="OrgSrcFontLockStringFace1">&lt;stdio.h&gt;</text:span></text:p>
      <text:p text:style-name="P16"/>
      <text:p text:style-name="P16"><text:span text:style-name="OrgSrcFontLockKeywordFace1">union</text:span><text:s/><text:span text:style-name="OrgSrcFontLockTypeFace1">foo</text:span><text:s/>{</text:p>
      <text:p text:style-name="P16"><text:s text:c="4"/><text:span text:style-name="OrgSrcFontLockTypeFace1">int</text:span><text:s/><text:span text:style-name="OrgSrcFontLockVariableNameFace1">a</text:span>,<text:s/><text:span text:style-name="OrgSrcFontLockVariableNameFace1">b</text:span>,<text:s/><text:span text:style-name="OrgSrcFontLockVariableNameFace1">c</text:span>,<text:s/><text:span text:style-name="OrgSrcFontLockVariableNameFace1">d</text:span>,<text:s/><text:span text:style-name="OrgSrcFontLockVariableNameFace1">e</text:span>,<text:s/><text:span text:style-name="OrgSrcFontLockVariableNameFace1">f</text:span>;</text:p>
      <text:p text:style-name="P16"><text:s text:c="4"/><text:span text:style-name="OrgSrcFontLockTypeFace1">float</text:span><text:s/><text:span text:style-name="OrgSrcFontLockVariableNameFace1">g</text:span>,<text:s/><text:span text:style-name="OrgSrcFontLockVariableNameFace1">h</text:span>;</text:p>
      <text:p text:style-name="P16"><text:s text:c="4"/><text:span text:style-name="OrgSrcFontLockTypeFace1">char</text:span><text:s/><text:span text:style-name="OrgSrcFontLockVariableNameFace1">i</text:span>,<text:s/><text:span text:style-name="OrgSrcFontLockVariableNameFace1">j</text:span>,<text:s/><text:span text:style-name="OrgSrcFontLockVariableNameFace1">k</text:span>,<text:s/><text:span text:style-name="OrgSrcFontLockVariableNameFace1">l</text:span>;</text:p>
      <text:p text:style-name="P16">};</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text:span text:style-name="OrgSrcFontLockKeywordFace1">union</text:span><text:s/><text:span text:style-name="OrgSrcFontLockTypeFace1">foo</text:span><text:s/><text:span text:style-name="OrgSrcFontLockVariableNameFace1">x</text:span>;</text:p>
      <text:p text:style-name="P16"/>
      <text:p text:style-name="P16"><text:s text:c="4"/><text:span text:style-name="OrgSrcFontLockTypeFace1">int</text:span><text:s/>*<text:span text:style-name="OrgSrcFontLockVariableNameFace1">foo_int_p</text:span><text:s/>= (<text:span text:style-name="OrgSrcFontLockTypeFace1">int</text:span><text:s/>*)&amp;x;</text:p>
      <text:p text:style-name="P16"><text:s text:c="4"/><text:span text:style-name="OrgSrcFontLockTypeFace1">float</text:span><text:s/>*<text:span text:style-name="OrgSrcFontLockVariableNameFace1">foo_float_p</text:span><text:s/>= (<text:span text:style-name="OrgSrcFontLockTypeFace1">float</text:span><text:s/>*)&amp;x;</text:p>
      <text:p text:style-name="P16"/>
      <text:p text:style-name="P16"><text:s text:c="4"/>x.a = 12;</text:p>
      <text:p text:style-name="P16"><text:s text:c="4"/>printf(<text:span text:style-name="OrgSrcFontLockStringFace1">"%d\n"</text:span>, x.a);<text:s text:c="11"/><text:span text:style-name="OrgSrcFontLockCommentDelimiterFace1">//<text:s/></text:span><text:span text:style-name="OrgSrcFontLockCommentFace1">12</text:span></text:p>
      <text:p text:style-name="P16"><text:s text:c="4"/>printf(<text:span text:style-name="OrgSrcFontLockStringFace1">"%d\n"</text:span>, *foo_int_p);<text:s text:c="4"/><text:span text:style-name="OrgSrcFontLockCommentDelimiterFace1">//<text:s/></text:span><text:span text:style-name="OrgSrcFontLockCommentFace1">12, Ancora</text:span></text:p>
      <text:p text:style-name="P16"/>
      <text:p text:style-name="P16"><text:s text:c="4"/>x.g = 3.141592;</text:p>
      <text:p text:style-name="P16"><text:s text:c="4"/>printf(<text:span text:style-name="OrgSrcFontLockStringFace1">"%f\n"</text:span>, x.g);<text:s text:c="11"/><text:span text:style-name="OrgSrcFontLockCommentDelimiterFace1">//<text:s/></text:span><text:span text:style-name="OrgSrcFontLockCommentFace1">3.141592</text:span></text:p>
      <text:p text:style-name="P16"><text:s text:c="4"/>printf(<text:span text:style-name="OrgSrcFontLockStringFace1">"%f\n"</text:span>, *foo_float_p);<text:s text:c="2"/><text:span text:style-name="OrgSrcFontLockCommentDelimiterFace1">//<text:s/></text:span><text:span text:style-name="OrgSrcFontLockCommentFace1">3.141592, Ancora</text:span></text:p>
      <text:p text:style-name="P17">}</text:p>
      <text:p text:style-name="P10">È vero anche il contrario. Se abbiamo un puntatore a un tipo all'interno dell'<text:span text:style-name="OrgCode1">union</text:span><text:s/>possiamo castarlo a un puntatore all'<text:span text:style-name="OrgCode1">union</text:span><text:s/>e accedere ai suoi membri.</text:p>
      <text:p text:style-name="P16"><text:span text:style-name="OrgSrcFontLockKeywordFace1">union</text:span><text:s/><text:span text:style-name="OrgSrcFontLockTypeFace1">foo</text:span><text:s/><text:span text:style-name="OrgSrcFontLockVariableNameFace1">x</text:span>;</text:p>
      <text:p text:style-name="P16"><text:span text:style-name="OrgSrcFontLockTypeFace1">int</text:span><text:s/>*<text:span text:style-name="OrgSrcFontLockVariableNameFace1">foo_int_p</text:span><text:s/>= (<text:span text:style-name="OrgSrcFontLockTypeFace1">int</text:span><text:s/>*)&amp;x;<text:s text:c="13"/><text:span text:style-name="OrgSrcFontLockCommentDelimiterFace1">//<text:s/></text:span><text:span text:style-name="OrgSrcFontLockCommentFace1">Puntatore a campo int</text:span></text:p>
      <text:p text:style-name="P16"><text:span text:style-name="OrgSrcFontLockKeywordFace1">union</text:span><text:s/><text:span text:style-name="OrgSrcFontLockTypeFace1">foo</text:span><text:s/>*<text:span text:style-name="OrgSrcFontLockVariableNameFace1">p</text:span><text:s/>= (<text:span text:style-name="OrgSrcFontLockKeywordFace1">union</text:span><text:s/><text:span text:style-name="OrgSrcFontLockTypeFace1">foo</text:span><text:s/>*)foo_int_p;<text:s text:c="2"/><text:span text:style-name="OrgSrcFontLockCommentDelimiterFace1">//<text:s/></text:span><text:span text:style-name="OrgSrcFontLockCommentFace1">Torna al puntatore a union</text:span></text:p>
      <text:p text:style-name="P16"/>
      <text:p text:style-name="P16">p-&gt;a = 12;<text:s text:c="2"/><text:span text:style-name="OrgSrcFontLockCommentDelimiterFace1">//<text:s/></text:span><text:span text:style-name="OrgSrcFontLockCommentFace1">This line the same as...</text:span></text:p>
      <text:p text:style-name="P17">x.a = 12;<text:s text:c="3"/><text:span text:style-name="OrgSrcFontLockCommentDelimiterFace1">//<text:s/></text:span><text:span text:style-name="OrgSrcFontLockCommentFace1">this one.</text:span></text:p>
      <text:p text:style-name="P10">Tutto ciò ti fa solo capire è che dietro le quinte tutti questi valori in un'<text:span text:style-name="OrgCode1">union</text:span><text:s/>iniziano nello stesso punto della memoria, ed è lo stesso in cui si trova l'intera<text:s/><text:span text:style-name="OrgCode1">union</text:span>.</text:p>
      <text:h text:outline-level="3" text:style-name="P19"><text:bookmark text:name="org93ef4aa"/><text:bookmark-start text:name="OrgXref.org93ef4aa"/>Sequenze iniziali comuni nelle unioni<text:s/><text:bookmark-end text:name="OrgXref.org93ef4aa"/></text:h>
      <text:p text:style-name="P10">Se hai un'<text:span text:style-name="OrgCode1">union</text:span><text:s/>di<text:s/><text:span text:style-name="OrgCode1">struct</text:span><text:s/>e tutte quelle<text:s/><text:span text:style-name="OrgCode1">struct</text:span><text:s/>iniziano con una<text:s/><text:span text:style-name="Emphasis1">sequenza iniziale comune</text:span><text:s/>è valido per accedere ai membri di quella sequenza da qualsiasi membro dell'<text:span text:style-name="OrgCode1">union</text:span>.</text:p>
      <text:p text:style-name="P10">Cosa?</text:p>
      <text:p text:style-name="P10">Di seguito sono riportate due<text:s/><text:span text:style-name="OrgCode1">struct</text:span><text:s/>con una sequenza iniziale comune:</text:p>
      <text:p text:style-name="P16"><text:span text:style-name="OrgSrcFontLockKeywordFace1">struct</text:span><text:s/><text:span text:style-name="OrgSrcFontLockTypeFace1">a</text:span><text:s/>{</text:p>
      <text:p text:style-name="P16"><text:s text:c="4"/><text:span text:style-name="OrgSrcFontLockTypeFace1">int</text:span><text:s/><text:span text:style-name="OrgSrcFontLockVariableNameFace1">x</text:span>;<text:s text:c="5"/><text:span text:style-name="OrgSrcFontLockCommentDelimiterFace1">//</text:span></text:p>
      <text:p text:style-name="P16"><text:s text:c="4"/><text:span text:style-name="OrgSrcFontLockTypeFace1">float</text:span><text:s/><text:span text:style-name="OrgSrcFontLockVariableNameFace1">y</text:span>;<text:s text:c="3"/><text:span text:style-name="OrgSrcFontLockCommentDelimiterFace1">//<text:s/></text:span><text:span text:style-name="OrgSrcFontLockCommentFace1">Sequenza iniziale comune</text:span></text:p>
      <text:p text:style-name="P16"/>
      <text:p text:style-name="P16"><text:s text:c="4"/><text:span text:style-name="OrgSrcFontLockTypeFace1">char</text:span><text:s/>*<text:span text:style-name="OrgSrcFontLockVariableNameFace1">p</text:span>;</text:p>
      <text:p text:style-name="P16">};</text:p>
      <text:p text:style-name="P16"/>
      <text:p text:style-name="P16"><text:span text:style-name="OrgSrcFontLockKeywordFace1">struct</text:span><text:s/><text:span text:style-name="OrgSrcFontLockTypeFace1">b</text:span><text:s/>{</text:p>
      <text:p text:style-name="P16"><text:s text:c="4"/><text:span text:style-name="OrgSrcFontLockTypeFace1">int</text:span><text:s/><text:span text:style-name="OrgSrcFontLockVariableNameFace1">x</text:span>;<text:s text:c="5"/><text:span text:style-name="OrgSrcFontLockCommentDelimiterFace1">//</text:span></text:p>
      <text:p text:style-name="P16"><text:s text:c="4"/><text:span text:style-name="OrgSrcFontLockTypeFace1">float</text:span><text:s/><text:span text:style-name="OrgSrcFontLockVariableNameFace1">y</text:span>;<text:s text:c="3"/><text:span text:style-name="OrgSrcFontLockCommentDelimiterFace1">//<text:s/></text:span><text:span text:style-name="OrgSrcFontLockCommentFace1">Sequenza iniziale comune</text:span></text:p>
      <text:p text:style-name="P16"/>
      <text:p text:style-name="P16"><text:s text:c="4"/><text:span text:style-name="OrgSrcFontLockTypeFace1">double</text:span><text:s/>*<text:span text:style-name="OrgSrcFontLockVariableNameFace1">p</text:span>;</text:p>
      <text:p text:style-name="P16"><text:s text:c="4"/><text:span text:style-name="OrgSrcFontLockTypeFace1">short</text:span><text:s/><text:span text:style-name="OrgSrcFontLockVariableNameFace1">z</text:span>;</text:p>
      <text:p text:style-name="P17">};</text:p>
      <text:p text:style-name="P10">Lo vedi? Il fatto è che iniziano con<text:s/><text:span text:style-name="OrgCode1">int</text:span><text:s/>seguito da<text:s/><text:span text:style-name="OrgCode1">float</text:span>: questa è la sequenza iniziale comune. I membri nella sequenza delle<text:s/><text:span text:style-name="OrgCode1">struct</text:span><text:s/>devono essere di tipi compatibili. E lo vediamo con<text:s/><text:span text:style-name="OrgCode1">x</text:span><text:s/>e<text:s/><text:span text:style-name="OrgCode1">y</text:span><text:s/>che sono rispettivamente<text:s/><text:span text:style-name="OrgCode1">int</text:span><text:s/>e<text:s/><text:span text:style-name="OrgCode1">float</text:span>.</text:p>
      <text:p text:style-name="P10">Ora costruiamo un'unione di questi:</text:p>
      <text:p text:style-name="P16"><text:span text:style-name="OrgSrcFontLockKeywordFace1">union</text:span><text:s/><text:span text:style-name="OrgSrcFontLockTypeFace1">foo</text:span><text:s/>{</text:p>
      <text:p text:style-name="P16"><text:s text:c="4"/><text:span text:style-name="OrgSrcFontLockKeywordFace1">struct</text:span><text:s/><text:span text:style-name="OrgSrcFontLockTypeFace1">a</text:span><text:s/><text:span text:style-name="OrgSrcFontLockVariableNameFace1">sa</text:span>;</text:p>
      <text:p text:style-name="P16"><text:s text:c="4"/><text:span text:style-name="OrgSrcFontLockKeywordFace1">struct</text:span><text:s/><text:span text:style-name="OrgSrcFontLockTypeFace1">b</text:span><text:s/><text:span text:style-name="OrgSrcFontLockVariableNameFace1">sb</text:span>;</text:p>
      <text:p text:style-name="P17">};</text:p>
      <text:p text:style-name="P10">Ciò che questa regola ci dice è che abbiamo la garanzia che i membri delle sequenze iniziali comuni siano intercambiabili nel codice. Che è:</text:p>
      <text:list text:style-name="OrgBulletedList" xml:id="list-07033e26-c4f7-4295-bb14-f53bac5ffc5e">
        <text:list-item>
          <text:p text:style-name="P10">f.sa.x is the same as f.sb.x.</text:p>
        </text:list-item>
      </text:list>
      <text:p text:style-name="P10">e</text:p>
      <text:list text:style-name="OrgBulletedList" xml:id="list-f3682b07-3b87-4a3c-ab42-8fb5d6c3273d">
        <text:list-item>
          <text:p text:style-name="P10">f.sa.y is the same as f.sb.y.</text:p>
        </text:list-item>
      </text:list>
      <text:p text:style-name="P10">Perché i campi<text:s/><text:span text:style-name="OrgCode1">x</text:span><text:s/>e<text:s/><text:span text:style-name="OrgCode1">y</text:span><text:s/>sono entrambi nella sequenza iniziale comune.</text:p>
      <text:p text:style-name="P10">Inoltre i nomi dei membri nella sequenza iniziale comune non hanno importanza—tutto ciò che conta è che i tipi siano gli stessi.</text:p>
      <text:p text:style-name="P10">Nel complesso questo ci consente di aggiungere in modo sicuro alcune informazioni condivise tra le<text:s/><text:span text:style-name="OrgCode1">struct</text:span><text:s/>nell'<text:span text:style-name="OrgCode1">union</text:span>. Il miglior esempio di ciò è probabilmente l'utilizzo di un campo per determinare il tipo di<text:s/><text:span text:style-name="OrgCode1">struct</text:span><text:s/>tra tutte le<text:s/><text:span text:style-name="OrgCode1">struct</text:span><text:s/>nell'<text:span text:style-name="OrgCode1">union</text:span><text:s/>che è attualmente "in uso".</text:p>
      <text:p text:style-name="P10">Cioè se questo non ci fosse permesso e passassimo l’~union~ a qualche funzione, come farebbe quella funzione a sapere quale membro dell’<text:s/><text:span text:style-name="OrgCode1">union</text:span><text:s/>dovrebbe guardare?</text:p>
      <text:p text:style-name="P10">Dai un'occhiata a queste<text:s/><text:span text:style-name="OrgCode1">struct</text:span>. Notare la sequenza iniziale comune:</text:p>
      <text:p text:style-name="P16"><text:span text:style-name="OrgSrcFontLockPreprocessorFace1">#include</text:span><text:s/><text:span text:style-name="OrgSrcFontLockStringFace1">&lt;stdio.h&gt;</text:span></text:p>
      <text:p text:style-name="P16"/>
      <text:p text:style-name="P16"><text:span text:style-name="OrgSrcFontLockKeywordFace1">struct</text:span><text:s/><text:span text:style-name="OrgSrcFontLockTypeFace1">common</text:span><text:s/>{</text:p>
      <text:p text:style-name="P16"><text:s text:c="4"/><text:span text:style-name="OrgSrcFontLockTypeFace1">int</text:span><text:s/><text:span text:style-name="OrgSrcFontLockVariableNameFace1">type</text:span>;<text:s text:c="3"/><text:span text:style-name="OrgSrcFontLockCommentDelimiterFace1">//<text:s/></text:span><text:span text:style-name="OrgSrcFontLockCommentFace1">sequenza iniziale comune</text:span></text:p>
      <text:p text:style-name="P16">};</text:p>
      <text:p text:style-name="P16"/>
      <text:p text:style-name="P16"><text:span text:style-name="OrgSrcFontLockKeywordFace1">struct</text:span><text:s/><text:span text:style-name="OrgSrcFontLockTypeFace1">antelope</text:span><text:s/>{</text:p>
      <text:p text:style-name="P16"><text:s text:c="4"/><text:span text:style-name="OrgSrcFontLockTypeFace1">int</text:span><text:s/><text:span text:style-name="OrgSrcFontLockVariableNameFace1">type</text:span>;<text:s text:c="3"/><text:span text:style-name="OrgSrcFontLockCommentDelimiterFace1">//<text:s/></text:span><text:span text:style-name="OrgSrcFontLockCommentFace1">sequenza iniziale comune</text:span></text:p>
      <text:p text:style-name="P16"/>
      <text:p text:style-name="P16"><text:s text:c="4"/><text:span text:style-name="OrgSrcFontLockTypeFace1">int</text:span><text:s/><text:span text:style-name="OrgSrcFontLockVariableNameFace1">loudness</text:span>;</text:p>
      <text:p text:style-name="P16">};</text:p>
      <text:p text:style-name="P16"/>
      <text:p text:style-name="P16"><text:span text:style-name="OrgSrcFontLockKeywordFace1">struct</text:span><text:s/><text:span text:style-name="OrgSrcFontLockTypeFace1">octopus</text:span><text:s/>{</text:p>
      <text:p text:style-name="P16"><text:s text:c="4"/><text:span text:style-name="OrgSrcFontLockTypeFace1">int</text:span><text:s/><text:span text:style-name="OrgSrcFontLockVariableNameFace1">type</text:span>;<text:s text:c="3"/><text:span text:style-name="OrgSrcFontLockCommentDelimiterFace1">//<text:s/></text:span><text:span text:style-name="OrgSrcFontLockCommentFace1">sequenza iniziale comune</text:span></text:p>
      <text:p text:style-name="P16"/>
      <text:p text:style-name="P16"><text:s text:c="4"/><text:span text:style-name="OrgSrcFontLockTypeFace1">int</text:span><text:s/><text:span text:style-name="OrgSrcFontLockVariableNameFace1">sea_creature</text:span>;</text:p>
      <text:p text:style-name="P16"><text:s text:c="4"/><text:span text:style-name="OrgSrcFontLockTypeFace1">float</text:span><text:s/><text:span text:style-name="OrgSrcFontLockVariableNameFace1">intelligence</text:span>;</text:p>
      <text:p text:style-name="P17">};</text:p>
      <text:p text:style-name="P10">Ora buttiamoli in un<text:s/><text:span text:style-name="OrgCode1">union</text:span>:</text:p>
      <text:p text:style-name="P16"><text:span text:style-name="OrgSrcFontLockKeywordFace1">union</text:span><text:s/><text:span text:style-name="OrgSrcFontLockTypeFace1">animal</text:span><text:s/>{</text:p>
      <text:p text:style-name="P16"><text:s text:c="4"/><text:span text:style-name="OrgSrcFontLockKeywordFace1">struct</text:span><text:s/><text:span text:style-name="OrgSrcFontLockTypeFace1">common</text:span><text:s/><text:span text:style-name="OrgSrcFontLockVariableNameFace1">common</text:span>;</text:p>
      <text:p text:style-name="P16"><text:s text:c="4"/><text:span text:style-name="OrgSrcFontLockKeywordFace1">struct</text:span><text:s/><text:span text:style-name="OrgSrcFontLockTypeFace1">antelope</text:span><text:s/><text:span text:style-name="OrgSrcFontLockVariableNameFace1">antelope</text:span>;</text:p>
      <text:p text:style-name="P16"><text:s text:c="4"/><text:span text:style-name="OrgSrcFontLockKeywordFace1">struct</text:span><text:s/><text:span text:style-name="OrgSrcFontLockTypeFace1">octopus</text:span><text:s/><text:span text:style-name="OrgSrcFontLockVariableNameFace1">octopus</text:span>;</text:p>
      <text:p text:style-name="P17">};</text:p>
      <text:p text:style-name="P10">Inoltre per favore, concedetemi queste due<text:s/><text:span text:style-name="OrgCode1">#define</text:span><text:s/>per la demo:</text:p>
      <text:p text:style-name="P16"><text:span text:style-name="OrgSrcFontLockPreprocessorFace1">#define</text:span><text:s/><text:span text:style-name="OrgSrcFontLockVariableNameFace1">ANTELOPE</text:span><text:s/>1</text:p>
      <text:p text:style-name="P17"><text:span text:style-name="OrgSrcFontLockPreprocessorFace1">#define</text:span><text:s/><text:span text:style-name="OrgSrcFontLockVariableNameFace1">OCTOPUS</text:span><text:s text:c="2"/>2</text:p>
      <text:p text:style-name="P10">Finora qui non è successo nulla di speciale. Sembra che il campo<text:s/><text:span text:style-name="OrgCode1">type</text:span><text:s/>sia completamente inutile.</text:p>
      <text:p text:style-name="P10">Ma ora creiamo una funzione generica che stampi un<text:s/><text:span text:style-name="OrgCode1">union animal</text:span>. Deve in qualche modo essere in grado di dire se sta guardando una<text:s/><text:span text:style-name="OrgCode1">struct antelope</text:span><text:s/>o una<text:s/><text:span text:style-name="OrgCode1">struct octopus</text:span>.</text:p>
      <text:p text:style-name="P10">A causa della magia delle sequenze iniziali comuni può cercare il tipo di animale in uno qualsiasi di questi posti per un particolare<text:s/><text:span text:style-name="OrgCode1">union animal x</text:span>:</text:p>
      <text:p text:style-name="P16"><text:span text:style-name="OrgSrcFontLockTypeFace1">int</text:span><text:s/><text:span text:style-name="OrgSrcFontLockVariableNameFace1">type</text:span><text:s/>= x.common.type; <text:s text:c="3"/>\\ o...</text:p>
      <text:p text:style-name="P16"><text:span text:style-name="OrgSrcFontLockTypeFace1">int</text:span><text:s/>type = x.antelope.type; <text:s/>\\ o...</text:p>
      <text:p text:style-name="P17"><text:span text:style-name="OrgSrcFontLockTypeFace1">int</text:span><text:s/>type = x.octopus.type;</text:p>
      <text:p text:style-name="P10">Tutti questi si riferiscono allo stesso valore in memoria.</text:p>
      <text:p text:style-name="P10">E come avrai intuito la<text:s/><text:span text:style-name="OrgCode1">struct common</text:span><text:s/>è lì quindi il codice può guardare in modo agnostico il tipo senza menzionare un particolare animale.</text:p>
      <text:p text:style-name="P10">Diamo un'occhiata al codice per stampare un<text:s/><text:span text:style-name="OrgCode1">union animal</text:span>:</text:p>
      <text:p text:style-name="P16"><text:span text:style-name="OrgSrcFontLockTypeFace1">void</text:span><text:s/><text:span text:style-name="OrgSrcFontLockFunctionNameFace1">print_animal</text:span>(<text:span text:style-name="OrgSrcFontLockKeywordFace1">union</text:span><text:s/><text:span text:style-name="OrgSrcFontLockTypeFace1">animal</text:span><text:s/>*<text:span text:style-name="OrgSrcFontLockVariableNameFace1">x</text:span>)</text:p>
      <text:p text:style-name="P16">{</text:p>
      <text:p text:style-name="P16"><text:s text:c="4"/><text:span text:style-name="OrgSrcFontLockKeywordFace1">switch</text:span><text:s/>(x-&gt;common.type) {</text:p>
      <text:p text:style-name="P16"><text:s text:c="8"/><text:span text:style-name="OrgSrcFontLockKeywordFace1">case</text:span><text:s/>ANTELOPE:</text:p>
      <text:p text:style-name="P16"><text:s text:c="12"/>printf(<text:span text:style-name="OrgSrcFontLockStringFace1">"Antelope: loudness=%d\n"</text:span>, x-&gt;antelope.loudness);</text:p>
      <text:p text:style-name="P16"><text:s text:c="12"/><text:span text:style-name="OrgSrcFontLockKeywordFace1">break</text:span>;</text:p>
      <text:p text:style-name="P16"/>
      <text:p text:style-name="P16"><text:s text:c="8"/><text:span text:style-name="OrgSrcFontLockKeywordFace1">case</text:span><text:s/>OCTOPUS:</text:p>
      <text:p text:style-name="P16"><text:s text:c="12"/>printf(<text:span text:style-name="OrgSrcFontLockStringFace1">"Octopus : sea_creature=%d\n"</text:span>, x-&gt;octopus.sea_creature);</text:p>
      <text:p text:style-name="P16"><text:s text:c="12"/>printf(<text:span text:style-name="OrgSrcFontLockStringFace1">" <text:s text:c="9"/>intelligence=%f\n"</text:span>, x-&gt;octopus.intelligence);</text:p>
      <text:p text:style-name="P16"><text:s text:c="12"/><text:span text:style-name="OrgSrcFontLockKeywordFace1">break</text:span>;</text:p>
      <text:p text:style-name="P16"/>
      <text:p text:style-name="P16"><text:s text:c="8"/><text:span text:style-name="OrgSrcFontLockKeywordFace1">default</text:span>:</text:p>
      <text:p text:style-name="P16"><text:s text:c="12"/>printf(<text:span text:style-name="OrgSrcFontLockStringFace1">"Unknown animal type\n"</text:span>);</text:p>
      <text:p text:style-name="P16"><text:s text:c="4"/>}</text:p>
      <text:p text:style-name="P16"/>
      <text:p text:style-name="P16">}</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text:span text:style-name="OrgSrcFontLockKeywordFace1">union</text:span><text:s/><text:span text:style-name="OrgSrcFontLockTypeFace1">animal</text:span><text:s/><text:span text:style-name="OrgSrcFontLockVariableNameFace1">a</text:span><text:s/>= {.antelope.type=ANTELOPE, .antelope.loudness=12};</text:p>
      <text:p text:style-name="P16"><text:s text:c="4"/><text:span text:style-name="OrgSrcFontLockKeywordFace1">union</text:span><text:s/><text:span text:style-name="OrgSrcFontLockTypeFace1">animal</text:span><text:s/><text:span text:style-name="OrgSrcFontLockVariableNameFace1">b</text:span><text:s/>= {.octopus.type=OCTOPUS, .octopus.sea_creature=1,</text:p>
      <text:p text:style-name="P16"><text:s text:c="39"/>.octopus.intelligence=12.8};</text:p>
      <text:p text:style-name="P16"/>
      <text:p text:style-name="P16"><text:s text:c="4"/>print_animal(&amp;a);</text:p>
      <text:p text:style-name="P16"><text:s text:c="4"/>print_animal(&amp;b);</text:p>
      <text:p text:style-name="P17">}</text:p>
      <text:p text:style-name="P10">Nota come sulla linea 29 stiamo solo passando nell’~union~—non abbiamo idea di quale tipo di<text:s/><text:span text:style-name="OrgCode1">struct</text:span><text:s/>animale sia in uso al suo interno.</text:p>
      <text:p text:style-name="P10">Ma va bene! Perché alla riga 31 controlliamo la tipologia per vedere se è un'antilope o un polipo. E poi possiamo esaminare la<text:s/><text:span text:style-name="OrgCode1">struct</text:span><text:s/>corretta per ottenere i membri.</text:p>
      <text:p text:style-name="P10">È sicuramente possibile ottenere lo stesso effetto usando solo<text:s/><text:span text:style-name="OrgCode1">struct</text:span><text:s/>ma puoi farlo in questo modo se vuoi gli effetti salva-memoria di un’~union~.</text:p>
      <text:h text:outline-level="2" text:style-name="P15"><text:bookmark-start text:name="OrgXref.org5bd1b5f"/><text:bookmark text:name="org5bd1b5f"/>Union e Struct Senza nome<text:s/><text:bookmark-end text:name="OrgXref.org5bd1b5f"/></text:h>
      <text:p text:style-name="P10">Sai come puoi avere una<text:s/><text:span text:style-name="OrgCode1">struct</text:span><text:s/>senza nome come questa:</text:p>
      <text:p text:style-name="P16"><text:span text:style-name="OrgSrcFontLockKeywordFace1">struct</text:span><text:s/>{</text:p>
      <text:p text:style-name="P16"><text:s text:c="4"/><text:span text:style-name="OrgSrcFontLockTypeFace1">int</text:span><text:s/><text:span text:style-name="OrgSrcFontLockVariableNameFace1">x</text:span>,<text:s/><text:span text:style-name="OrgSrcFontLockVariableNameFace1">y</text:span>;</text:p>
      <text:p text:style-name="P17">}<text:s/><text:span text:style-name="OrgSrcFontLockVariableNameFace1">s</text:span>;</text:p>
      <text:p text:style-name="P10">Ciò definisce una variabile<text:s/><text:span text:style-name="OrgCode1">s</text:span><text:s/>di tipo<text:s/><text:span text:style-name="OrgCode1">struct</text:span><text:s/>anonima (perché la<text:s/><text:span text:style-name="OrgCode1">struct</text:span><text:s/>non ha un tag name) con i membri<text:s/><text:span text:style-name="OrgCode1">x</text:span><text:s/>e<text:s/><text:span text:style-name="OrgCode1">y</text:span>.</text:p>
      <text:p text:style-name="P10">Quindi cose del genere sono valide:</text:p>
      <text:p text:style-name="P16">s.x = 34;</text:p>
      <text:p text:style-name="P16">s.y = 90;</text:p>
      <text:p text:style-name="P16"/>
      <text:p text:style-name="P17">printf(<text:span text:style-name="OrgSrcFontLockStringFace1">"%d %d\n"</text:span>, s.x, s.y);</text:p>
      <text:p text:style-name="P10">Scopriamo che puoi eliminare quelle<text:s/><text:span text:style-name="OrgCode1">strutct</text:span><text:s/>senza nome nelle<text:s/><text:span text:style-name="OrgCode1">union</text:span><text:s/>proprio come potresti aspettarti:</text:p>
      <text:p text:style-name="P16"><text:span text:style-name="OrgSrcFontLockKeywordFace1">union</text:span><text:s/><text:span text:style-name="OrgSrcFontLockTypeFace1">foo</text:span><text:s/>{</text:p>
      <text:p text:style-name="P16"><text:s text:c="4"/><text:span text:style-name="OrgSrcFontLockKeywordFace1">struct</text:span><text:s/>{<text:s text:c="7"/><text:span text:style-name="OrgSrcFontLockCommentDelimiterFace1">//<text:s/></text:span><text:span text:style-name="OrgSrcFontLockCommentFace1">senza nome!</text:span></text:p>
      <text:p text:style-name="P16"><text:s text:c="8"/><text:span text:style-name="OrgSrcFontLockTypeFace1">int</text:span><text:s/><text:span text:style-name="OrgSrcFontLockVariableNameFace1">x</text:span>,<text:s/><text:span text:style-name="OrgSrcFontLockVariableNameFace1">y</text:span>;</text:p>
      <text:p text:style-name="P16"><text:s text:c="4"/>}<text:s/><text:span text:style-name="OrgSrcFontLockVariableNameFace1">a</text:span>;</text:p>
      <text:p text:style-name="P16"/>
      <text:p text:style-name="P16"><text:s text:c="4"/><text:span text:style-name="OrgSrcFontLockKeywordFace1">struct</text:span><text:s/>{<text:s text:c="7"/><text:span text:style-name="OrgSrcFontLockCommentDelimiterFace1">//<text:s/></text:span><text:span text:style-name="OrgSrcFontLockCommentFace1">senza nome!</text:span></text:p>
      <text:p text:style-name="P16"><text:s text:c="8"/><text:span text:style-name="OrgSrcFontLockTypeFace1">int</text:span><text:s/><text:span text:style-name="OrgSrcFontLockVariableNameFace1">z</text:span>,<text:s/><text:span text:style-name="OrgSrcFontLockVariableNameFace1">w</text:span>;</text:p>
      <text:p text:style-name="P16"><text:s text:c="4"/>}<text:s/><text:span text:style-name="OrgSrcFontLockVariableNameFace1">b</text:span>;</text:p>
      <text:p text:style-name="P17">};</text:p>
      <text:p text:style-name="P10">E poi accedervi normalmente:</text:p>
      <text:p text:style-name="P16"><text:span text:style-name="OrgSrcFontLockKeywordFace1">union</text:span><text:s/><text:span text:style-name="OrgSrcFontLockTypeFace1">foo</text:span><text:s/><text:span text:style-name="OrgSrcFontLockVariableNameFace1">f</text:span>;</text:p>
      <text:p text:style-name="P16"/>
      <text:p text:style-name="P16">f.a.x = 1;</text:p>
      <text:p text:style-name="P16">f.a.y = 2;</text:p>
      <text:p text:style-name="P16">f.b.z = 3;</text:p>
      <text:p text:style-name="P17">f.b.w = 4;</text:p>
      <text:p text:style-name="P10">Nessun problema!</text:p>
      <text:h text:outline-level="2" text:style-name="P15"><text:bookmark text:name="org6ff29fc"/><text:bookmark-start text:name="OrgXref.org6ff29fc"/>Passare e ritornare<text:s/><text:span text:style-name="OrgCode1">struct</text:span><text:s/>e<text:s/><text:span text:style-name="OrgCode1">union</text:span><text:s/><text:bookmark-end text:name="OrgXref.org6ff29fc"/></text:h>
      <text:p text:style-name="P10">Puoi passare una<text:s/><text:span text:style-name="OrgCode1">struct</text:span><text:s/>o un'<text:span text:style-name="OrgCode1">union</text:span><text:s/>a una funzione in base al valore (al contrario di un puntatore ad esso)—una copia di quell'oggetto nel parametro verrà fatta per assegnazione come al solito.</text:p>
      <text:p text:style-name="P10">Puoi anche restituire una<text:s/><text:span text:style-name="OrgCode1">struct</text:span><text:s/>o un'<text:span text:style-name="OrgCode1">union</text:span><text:s/>da una funzione e che viene anche restituita per valore.</text:p>
      <text:p text:style-name="P16"><text:span text:style-name="OrgSrcFontLockPreprocessorFace1">#include</text:span><text:s/><text:span text:style-name="OrgSrcFontLockStringFace1">&lt;stdio.h&gt;</text:span></text:p>
      <text:p text:style-name="P16"/>
      <text:p text:style-name="P16"><text:span text:style-name="OrgSrcFontLockKeywordFace1">struct</text:span><text:s/><text:span text:style-name="OrgSrcFontLockTypeFace1">foo</text:span><text:s/>{</text:p>
      <text:p text:style-name="P16"><text:s text:c="4"/><text:span text:style-name="OrgSrcFontLockTypeFace1">int</text:span><text:s/><text:span text:style-name="OrgSrcFontLockVariableNameFace1">x</text:span>,<text:s/><text:span text:style-name="OrgSrcFontLockVariableNameFace1">y</text:span>;</text:p>
      <text:p text:style-name="P16">};</text:p>
      <text:p text:style-name="P16"/>
      <text:p text:style-name="P16"><text:span text:style-name="OrgSrcFontLockKeywordFace1">struct</text:span><text:s/><text:span text:style-name="OrgSrcFontLockTypeFace1">foo</text:span><text:s/><text:span text:style-name="OrgSrcFontLockFunctionNameFace1">f</text:span>(<text:span text:style-name="OrgSrcFontLockTypeFace1">void</text:span>)</text:p>
      <text:p text:style-name="P16">{</text:p>
      <text:p text:style-name="P16"><text:s text:c="4"/><text:span text:style-name="OrgSrcFontLockKeywordFace1">return</text:span><text:s/>(<text:span text:style-name="OrgSrcFontLockKeywordFace1">struct</text:span><text:s/><text:span text:style-name="OrgSrcFontLockTypeFace1">foo</text:span>){.x=34, .y=90};</text:p>
      <text:p text:style-name="P16">}</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text:span text:style-name="OrgSrcFontLockKeywordFace1">struct</text:span><text:s/><text:span text:style-name="OrgSrcFontLockTypeFace1">foo</text:span><text:s/><text:span text:style-name="OrgSrcFontLockVariableNameFace1">a</text:span><text:s/>= f();<text:s text:c="2"/><text:span text:style-name="OrgSrcFontLockCommentDelimiterFace1">//<text:s/></text:span><text:span text:style-name="OrgSrcFontLockCommentFace1">Viene eseguita la copia</text:span></text:p>
      <text:p text:style-name="P16"/>
      <text:p text:style-name="P16"><text:s text:c="4"/>printf(<text:span text:style-name="OrgSrcFontLockStringFace1">"%d %d\n"</text:span>, a.x, a.y);</text:p>
      <text:p text:style-name="P17">}</text:p>
      <text:p text:style-name="P10">Fatto divertente: se lo fai puoi usare il<text:s/><text:span text:style-name="OrgCode1">.</text:span><text:s/>operatore subito dopo la chiamata di funzione:</text:p>
      <text:p text:style-name="P17">printf(<text:span text:style-name="OrgSrcFontLockStringFace1">"%d %d\n"</text:span>,<text:s/><text:span text:style-name="OrgSrcFontLockTypeFace1">f</text:span>().x,<text:s/><text:span text:style-name="OrgSrcFontLockTypeFace1">f</text:span>().y);</text:p>
      <text:p text:style-name="P10">(Ovviamente quell'esempio chiama la funzione due volte, in modo inefficiente.)</text:p>
      <text:p text:style-name="P10">E lo stesso vale per la restituzione dei puntatori a<text:s/><text:span text:style-name="OrgCode1">struct</text:span><text:s/>e<text:s/><text:span text:style-name="OrgCode1">union</text:span><text:s/>—assicurati solo di utilizzare l'operatore freccia<text:s/><text:span text:style-name="OrgCode1">-&gt;</text:span><text:s/>in questo caso.</text:p>
      <text:h text:outline-level="1" text:style-name="P9"><text:bookmark-start text:name="OrgXref.org61c96a0"/><text:bookmark text:name="org61c96a0"/>Caratteri e stringhe II<text:s/><text:bookmark-end text:name="OrgXref.org61c96a0"/></text:h>
      <text:p text:style-name="P10">Abbiamo parlato di come i tipi di<text:s/><text:span text:style-name="OrgCode1">char</text:span><text:s/>siano in realtà solo piccoli tipi interi… ma è lo stesso per un carattere tra virgolette singole.</text:p>
      <text:p text:style-name="P10">Ma una stringa tra virgolette doppie è di tipo<text:s/><text:span text:style-name="OrgCode1">const char *</text:span>.</text:p>
      <text:p text:style-name="P10">Risulta che ci sono pochi altri tipi di stringhe e caratteri e questo porta a uno delle tane del coniglio più infami del languaggio: l'intero mondo multibyte/wide/Unicode/localization.</text:p>
      <text:p text:style-name="P10">Sbirceremo nella tana del coniglio ma non ci entreremo. …Ancora!</text:p>
      <text:h text:outline-level="2" text:style-name="P15"><text:bookmark text:name="orgf3aa54a"/><text:bookmark-start text:name="OrgXref.orgf3aa54a"/>Sequenze di uscita<text:s/><text:bookmark-end text:name="OrgXref.orgf3aa54a"/></text:h>
      <text:p text:style-name="P10">Siamo abituati a stringhe e caratteri con lettere, punteggiatura e numeri regolari:</text:p>
      <text:p text:style-name="P16"><text:span text:style-name="OrgSrcFontLockTypeFace1">char</text:span><text:s/>*<text:span text:style-name="OrgSrcFontLockVariableNameFace1">s</text:span><text:s/>=<text:s/><text:span text:style-name="OrgSrcFontLockStringFace1">"Hello!"</text:span>;</text:p>
      <text:p text:style-name="P17"><text:span text:style-name="OrgSrcFontLockTypeFace1">char</text:span><text:s/><text:span text:style-name="OrgSrcFontLockVariableNameFace1">t</text:span><text:s/>=<text:s/><text:span text:style-name="OrgSrcFontLockStringFace1">'c'</text:span>;</text:p>
      <text:p text:style-name="P10">E se volessimo inserire alcuni caratteri speciali che non possiamo digitare sulla tastiera perché non esistono? (es. “€”), o anche se vogliamo un carattere che sia una virgoletta singola? Chiaramente non possiamo farlo:</text:p>
      <text:p text:style-name="P17"><text:span text:style-name="OrgSrcFontLockTypeFace1">char</text:span><text:s/><text:span text:style-name="OrgSrcFontLockVariableNameFace1">t</text:span><text:s/>=<text:s/><text:span text:style-name="OrgSrcFontLockWarningFace1">'''</text:span>;</text:p>
      <text:p text:style-name="P10">Per fare queste cose, usiamo qualcosa chiamato<text:s/><text:span text:style-name="Emphasis1">sequenze di uscita</text:span>. Sono i caratteri backslash<text:s/><text:span text:style-name="OrgCode1">(\)</text:span><text:s/>seguito da un altro carattere. I due (o più) caratteri insieme hanno un significato speciale.</text:p>
      <text:p text:style-name="P10">Per il nostro esempio di virgoletta singola possiamo inserire un escape (ovvero<text:s/><text:span text:style-name="OrgCode1">\</text:span>) davanti alla virgoletta singola centrale per risolverlo:</text:p>
      <text:p text:style-name="P17"><text:span text:style-name="OrgSrcFontLockTypeFace1">char</text:span><text:s/><text:span text:style-name="OrgSrcFontLockVariableNameFace1">t</text:span><text:s/>=<text:s/><text:span text:style-name="OrgSrcFontLockStringFace1">'\''</text:span>;</text:p>
      <text:p text:style-name="P10">Ora C sa che<text:s/><text:span text:style-name="OrgCode1">\'</text:span><text:s/>significa semplicemente una citazione regolare che vogliamo stampare non la fine della sequenza di caratteri.</text:p>
      <text:p text:style-name="P10">In questo contesto puoi dire "backslash" o "uscita". (“uscire dalla citazione”) e gli sviluppatori C sapranno di cosa stai parlando. Inoltre “uscita” in questo contesto è diverso dal tasto<text:s/><text:span text:style-name="OrgCode1">Esc</text:span><text:s/>o dal codice ASCII<text:s/><text:span text:style-name="OrgCode1">ESC</text:span>.</text:p>
      <text:h text:outline-level="3" text:style-name="P19"><text:bookmark text:name="orga12d08c"/><text:bookmark-start text:name="OrgXref.orga12d08c"/>Fughe utilizzati di frequente<text:s/><text:bookmark-end text:name="OrgXref.orga12d08c"/></text:h>
      <text:p text:style-name="P10">A mio modesto parere, questi sequenze di uscita costituiscono il 99,2%<text:note text:note-class="footnote"><text:note-citation>145</text:note-citation><text:note-body><text:p text:style-name="P14">Ho appena inventato quel numero, ma probabilmente non è lontano</text:p></text:note-body></text:note><text:s/>di tutte le uscite.</text:p>
      <text:section text:name="Section27" text:style-name="OrgIndentedSection-Level-0">
        <text:p text:style-name="P3"/>
        <table:table table:style-name="Table1">
          <table:table-column table:style-name="Table1.A" table:number-columns-repeated="2"/>
          <table:table-row>
            <table:table-cell table:style-name="Table1.A1">
              <text:p text:style-name="P18">Code</text:p>
            </table:table-cell>
            <table:table-cell table:style-name="Table1.A1">
              <text:p text:style-name="P18">Description</text:p>
            </table:table-cell>
          </table:table-row>
          <table:table-row>
            <table:table-cell table:style-name="Table1.A2">
              <text:p text:style-name="P18"><text:span text:style-name="OrgCode1">\n</text:span></text:p>
            </table:table-cell>
            <table:table-cell table:style-name="Table1.A2">
              <text:p text:style-name="P18">Carattere di nuova riga: durante la stampa continua l'output successivo sulla riga successiva</text:p>
            </table:table-cell>
          </table:table-row>
          <table:table-row>
            <table:table-cell table:style-name="Table1.A2">
              <text:p text:style-name="P18"><text:span text:style-name="OrgCode1">\'</text:span></text:p>
            </table:table-cell>
            <table:table-cell table:style-name="Table1.A2">
              <text:p text:style-name="P18">Virgoletta singola—utilizzato per una costante di carattere apice singolo</text:p>
            </table:table-cell>
          </table:table-row>
          <table:table-row>
            <table:table-cell table:style-name="Table1.A2">
              <text:p text:style-name="P18"><text:span text:style-name="OrgCode1">\"</text:span></text:p>
            </table:table-cell>
            <table:table-cell table:style-name="Table1.A2">
              <text:p text:style-name="P18">Doppia virgoletta—utilizzato per una doppia virgoletta in una stringa letterale</text:p>
            </table:table-cell>
          </table:table-row>
          <table:table-row>
            <table:table-cell table:style-name="Table1.A3">
              <text:p text:style-name="P18"><text:span text:style-name="OrgCode1">\\</text:span></text:p>
            </table:table-cell>
            <table:table-cell table:style-name="Table1.A3">
              <text:p text:style-name="P18">Backslash—utilizzato per una lettera \ in una stringa o in un carattere</text:p>
            </table:table-cell>
          </table:table-row>
        </table:table>
        <text:p text:style-name="P3"/>
      </text:section>
      <text:p text:style-name="P10">Ecco alcuni esempi di uscite e di cosa restituiscono una volta stampati.</text:p>
      <text:p text:style-name="P16">printf(<text:span text:style-name="OrgSrcFontLockStringFace1">"Use \\n for newline\n"</text:span>);<text:s text:c="2"/><text:span text:style-name="OrgSrcFontLockCommentDelimiterFace1">//<text:s/></text:span><text:span text:style-name="OrgSrcFontLockCommentFace1">Utilizzare \n per riga nuova</text:span></text:p>
      <text:p text:style-name="P16">printf(<text:span text:style-name="OrgSrcFontLockStringFace1">"Say \"hello\"!\n"</text:span>);<text:s text:c="7"/><text:span text:style-name="OrgSrcFontLockCommentDelimiterFace1">//<text:s/></text:span><text:span text:style-name="OrgSrcFontLockCommentFace1">Dì "hello"!</text:span></text:p>
      <text:p text:style-name="P17">printf(<text:span text:style-name="OrgSrcFontLockStringFace1">"%c\n"</text:span>,<text:s/><text:span text:style-name="OrgSrcFontLockStringFace1">'\''</text:span>);<text:s text:c="13"/><text:span text:style-name="OrgSrcFontLockCommentDelimiterFace1">//<text:s/></text:span><text:span text:style-name="OrgSrcFontLockCommentFace1">'</text:span></text:p>
      <text:h text:outline-level="3" text:style-name="P19"><text:bookmark-start text:name="OrgXref.org5de0f09"/><text:bookmark text:name="org5de0f09"/>Uscite usate raramente<text:s/><text:bookmark-end text:name="OrgXref.org5de0f09"/></text:h>
      <text:p text:style-name="P10">Ma ci sono altre uscite! Semplicemente non li vedi così spesso.</text:p>
      <text:section text:name="Section28" text:style-name="OrgIndentedSection-Level-0">
        <text:p text:style-name="P3"/>
        <table:table table:style-name="Table1">
          <table:table-column table:style-name="Table1.A" table:number-columns-repeated="2"/>
          <table:table-row>
            <table:table-cell table:style-name="Table1.A1">
              <text:p text:style-name="P18">Code</text:p>
            </table:table-cell>
            <table:table-cell table:style-name="Table1.A1">
              <text:p text:style-name="P18">Descrizione</text:p>
            </table:table-cell>
          </table:table-row>
          <table:table-row>
            <table:table-cell table:style-name="Table1.A2">
              <text:p text:style-name="P18"><text:span text:style-name="OrgCode1">\a</text:span></text:p>
            </table:table-cell>
            <table:table-cell table:style-name="Table1.A2">
              <text:p text:style-name="P18">Allarme. Ciò fa sì che il terminale emetta un suono o lampeggi, o entrambi!</text:p>
            </table:table-cell>
          </table:table-row>
          <table:table-row>
            <table:table-cell table:style-name="Table1.A2">
              <text:p text:style-name="P18"><text:span text:style-name="OrgCode1">\b</text:span></text:p>
            </table:table-cell>
            <table:table-cell table:style-name="Table1.A2">
              <text:p text:style-name="P18">Backspace. Sposta il cursore indietro di un carattere. Non elimina il carattere.</text:p>
            </table:table-cell>
          </table:table-row>
          <table:table-row>
            <table:table-cell table:style-name="Table1.A2">
              <text:p text:style-name="P18"><text:span text:style-name="OrgCode1">\f</text:span></text:p>
            </table:table-cell>
            <table:table-cell table:style-name="Table1.A2">
              <text:p text:style-name="P18">Formfeed. Questo passa alla “pagina” successiva, ma non è molto moderno. Sul mio sistema, questo si comporta come<text:s/><text:span text:style-name="OrgCode1">\v</text:span>.</text:p>
            </table:table-cell>
          </table:table-row>
          <table:table-row>
            <table:table-cell table:style-name="Table1.A2">
              <text:p text:style-name="P18"><text:span text:style-name="OrgCode1">\r</text:span></text:p>
            </table:table-cell>
            <table:table-cell table:style-name="Table1.A2">
              <text:p text:style-name="P18">Return. Si muove all'inizio della stessa riga.</text:p>
            </table:table-cell>
          </table:table-row>
          <table:table-row>
            <table:table-cell table:style-name="Table1.A2">
              <text:p text:style-name="P18"><text:span text:style-name="OrgCode1">\t</text:span></text:p>
            </table:table-cell>
            <table:table-cell table:style-name="Table1.A2">
              <text:p text:style-name="P18">Horizontal tab. Passa alla tabulazione orizzontale successiva. Sulla mia macchina, questo si allinea su colonne che sono multipli di 8, ma YMMV.</text:p>
            </table:table-cell>
          </table:table-row>
          <table:table-row>
            <table:table-cell table:style-name="Table1.A2">
              <text:p text:style-name="P18"><text:span text:style-name="OrgCode1">\v</text:span></text:p>
            </table:table-cell>
            <table:table-cell table:style-name="Table1.A2">
              <text:p text:style-name="P18">Vertical tab. Passa alla tabulazione verticale successiva. Sulla mia macchina, questo si sposta nella stessa colonna nella riga successiva.</text:p>
            </table:table-cell>
          </table:table-row>
          <table:table-row>
            <table:table-cell table:style-name="Table1.A3">
              <text:p text:style-name="P18"><text:span text:style-name="OrgCode1">\?</text:span></text:p>
            </table:table-cell>
            <table:table-cell table:style-name="Table1.A3">
              <text:p text:style-name="P18">Literal question mark. A volte ne hai bisogno per evitare trigrafi, come mostrato di seguito.</text:p>
            </table:table-cell>
          </table:table-row>
        </table:table>
        <text:p text:style-name="P3"/>
      </text:section>
      <text:list text:style-name="OrgNumberedList19" xml:id="list-888cc505-3ce1-40fe-9bc7-657f6acc893c">
        <text:list-item>
          <text:number>1.</text:number>
          <text:p text:style-name="P10"><text:bookmark-start text:name="OrgXref.org571d15a"/><text:bookmark text:name="org571d15a"/>Single Line Status Updates<text:s/><text:bookmark-end text:name="OrgXref.org571d15a"/></text:p>
          <text:p text:style-name="P10">Un caso d'uso per<text:s/><text:span text:style-name="OrgCode1">\b</text:span><text:s/>o<text:s/><text:span text:style-name="OrgCode1">\r</text:span><text:s/>è mostrare gli aggiornamenti di stato che appaiono sulla stessa riga dello schermo e non provocano lo scorrimento del display. Ecco un esempio che esegue un conto alla rovescia da 10. (Nota che questo fa uso della funzione POSIX non standard<text:s/><text:span text:style-name="OrgCode1">sleep()</text:span><text:s/>da<text:s/><text:span text:style-name="OrgCode1">&lt;unistd.h&gt;</text:span><text:s/>—se non usi Unix cerca la tua piattaforma e usa<text:s/><text:span text:style-name="OrgCode1">sleep</text:span><text:s/>per l'equivalente.)</text:p>
          <text:p text:style-name="P16"><text:span text:style-name="OrgSrcFontLockPreprocessorFace1">#include</text:span><text:s/><text:span text:style-name="OrgSrcFontLockStringFace1">&lt;stdio.h&gt;</text:span></text:p>
          <text:p text:style-name="P16"><text:span text:style-name="OrgSrcFontLockPreprocessorFace1">#include</text:span><text:s/><text:span text:style-name="OrgSrcFontLockStringFace1">&lt;threads.h&gt;</text:span></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text:span text:style-name="OrgSrcFontLockKeywordFace1">for</text:span><text:s/>(<text:span text:style-name="OrgSrcFontLockTypeFace1">int</text:span><text:s/><text:span text:style-name="OrgSrcFontLockVariableNameFace1">i</text:span><text:s/>= 10; i &gt;= 0; i--) {</text:p>
          <text:p text:style-name="P16"><text:s text:c="8"/>printf(<text:span text:style-name="OrgSrcFontLockStringFace1">"\rT minus %d second%s... \b"</text:span>, i, i != 1?<text:s/><text:span text:style-name="OrgSrcFontLockStringFace1">"s"</text:span>:<text:s/><text:span text:style-name="OrgSrcFontLockStringFace1">""</text:span>);</text:p>
          <text:p text:style-name="P16"/>
          <text:p text:style-name="P16"><text:s text:c="8"/>fflush(stdout);<text:s text:c="2"/><text:span text:style-name="OrgSrcFontLockCommentDelimiterFace1">//<text:s/></text:span><text:span text:style-name="OrgSrcFontLockCommentFace1">Force output to update</text:span></text:p>
          <text:p text:style-name="P16"/>
          <text:p text:style-name="P16"><text:s text:c="8"/><text:span text:style-name="OrgSrcFontLockCommentDelimiterFace1">//<text:s/></text:span><text:span text:style-name="OrgSrcFontLockCommentFace1">Sleep for 1 second</text:span></text:p>
          <text:p text:style-name="P16"><text:s text:c="8"/>thrd_sleep(&amp;(<text:span text:style-name="OrgSrcFontLockKeywordFace1">struct</text:span><text:s/><text:span text:style-name="OrgSrcFontLockTypeFace1">timespec</text:span>){.tv_sec=1},<text:s/><text:span text:style-name="OrgSrcFontLockConstantFace1">NULL</text:span>);</text:p>
          <text:p text:style-name="P16"><text:s text:c="4"/>}</text:p>
          <text:p text:style-name="P16"/>
          <text:p text:style-name="P16"><text:s text:c="4"/>printf(<text:span text:style-name="OrgSrcFontLockStringFace1">"\rLiftoff! <text:s text:c="12"/>\n"</text:span>);</text:p>
          <text:p text:style-name="P17">}</text:p>
          <text:p text:style-name="P10">Stanno accadendo parecchie cose sulla linea 7. Prima di tutto iniziamo con<text:s/><text:span text:style-name="OrgCode1">\r</text:span><text:s/>per portarci all'inizio della riga corrente poi sovrascriviamo tutto ciò che c'è con il conto alla rovescia attuale. (C'è un operatore ternario là fuori per assicurarci di stampare 1<text:s/><text:span text:style-name="OrgCode1">second</text:span><text:s/>o invece di 1<text:s/><text:span text:style-name="OrgCode1">second</text:span><text:s/>i.)</text:p>
          <text:p text:style-name="P10">Inoltre c'è uno spazio dopo il … È così che sovrascriviamo correttamente l'ultimo<text:s/><text:span text:style-name="OrgCode1">.</text:span><text:s/>quando<text:s/><text:span text:style-name="OrgCode1">i</text:span><text:s/>scende da 10 a 9 e otteniamo una colonna più stretta. Provalo senza lo spazio e vedi cosa intendo.</text:p>
          <text:p text:style-name="P10">E lo avvolgiamo con un<text:s/><text:span text:style-name="OrgCode1">\b</text:span><text:s/>per tornare indietro su quello spazio in modo che il cursore si trovi all'estremità esatta della riga in un modo esteticamente gradevole.</text:p>
          <text:p text:style-name="P10">Nota che anche la riga 14 ha molti spazi alla fine per sovrascrivere i caratteri già presenti dal conto alla rovescia.</text:p>
          <text:p text:style-name="P10">Infine abbiamo uno strano<text:s/><text:span text:style-name="OrgCode1">fflush(stdout)</text:span><text:s/>lì dentro Qualsiasi cosa significhi. La risposta breve è che la maggior parte dei terminali dispone di<text:s/><text:span text:style-name="Emphasis1">buffer di linea</text:span><text:s/>per impostazione predefinita il che significa che in realtà non visualizzano nulla finché non viene incontrato un carattere di nuova riga. Dal momento che non abbiamo una nuova riga (abbiamo solo<text:s/><text:span text:style-name="OrgCode1">\r</text:span>) senza questa riga il programma rimarrebbe lì fino a quando<text:s/><text:span text:style-name="OrgCode1">Liftoff</text:span>! e poi stampare tutto in un istante.<text:s/><text:span text:style-name="OrgCode1">fflush()</text:span><text:s/>sovrascrive questo comportamento e impone che l'output venga eseguito<text:s/><text:span text:style-name="Emphasis1">immediatamente</text:span>.</text:p>
        </text:list-item>
        <text:list-item>
          <text:number>2.</text:number>
          <text:p text:style-name="P10"><text:bookmark text:name="org5d092ce"/><text:bookmark-start text:name="OrgXref.org5d092ce"/>La fuga dal punto interrogativo<text:s/><text:bookmark-end text:name="OrgXref.org5d092ce"/></text:p>
          <text:p text:style-name="P10">Perché preoccuparsi di questo? Dopotutto, funziona perfettamente:</text:p>
          <text:p text:style-name="P17">printf(<text:span text:style-name="OrgSrcFontLockStringFace1">"Doesn't it?\n"</text:span>);</text:p>
          <text:p text:style-name="P10">E funziona bene anche con l’uscita:</text:p>
          <text:p text:style-name="P17">printf(<text:span text:style-name="OrgSrcFontLockStringFace1">"Doesn't it\?\n"</text:span>);<text:s text:c="3"/><text:span text:style-name="OrgSrcFontLockCommentDelimiterFace1">//<text:s/></text:span><text:span text:style-name="OrgSrcFontLockCommentFace1">Nota \?</text:span></text:p>
          <text:p text:style-name="P10">E quindi qual è il punto??!</text:p>
          <text:p text:style-name="P10">Diventiamo più enfatici con un altro punto interrogativo e un punto esclamativo:</text:p>
          <text:p text:style-name="P17">printf(<text:span text:style-name="OrgSrcFontLockStringFace1">"Doesn't it??!\n"</text:span>);</text:p>
          <text:p text:style-name="P10">Quando lo compilo ricevo questo avviso:</text:p>
          <text:p text:style-name="P16">foo.<text:span text:style-name="OrgSrcFontLockConstantFace1">c</text:span>: In function ‘main’:</text:p>
          <text:p text:style-name="P16">foo.c:5:23: warning: trigraph ??<text:span text:style-name="OrgSrcFontLockNegationCharFace1">!</text:span><text:s/>converted to | [-Wtrigraphs]</text:p>
          <text:p text:style-name="P16"><text:s text:c="4"/>5 | <text:s text:c="4"/>printf(<text:span text:style-name="OrgSrcFontLockStringFace1">"Doesn't it??!\n"</text:span>);</text:p>
          <text:p text:style-name="P17"><text:s text:c="6"/>|<text:s text:c="4"/></text:p>
          <text:p text:style-name="P10">E eseguirlo dà questo risultato improbabile:</text:p>
          <text:p text:style-name="P17">Doesn<text:span text:style-name="OrgSrcFontLockWarningFace1">'</text:span>t it|</text:p>
          <text:p text:style-name="P10">Quindi<text:s/><text:span text:style-name="Emphasis1">trigrafi</text:span>? Che diavolo è questo???!</text:p>
          <text:p text:style-name="P10">Sono sicuro che rivisiteremo questo angolo polveroso del linguaggio più tardi ma in breve il compilatore cerca certe triplette di caratteri che iniziano con<text:s/><text:span text:style-name="OrgCode1">??</text:span><text:s/>e sostituisce altri caratteri al loro posto. Quindi se ti trovi su un terminale antico senza il simbolo pipe<text:s/><text:span text:style-name="OrgCode1">(|)</text:span><text:s/>sulla tastiera è possibile digitare Invece<text:s/><text:span text:style-name="OrgCode1">??!</text:span>.</text:p>
          <text:p text:style-name="P10">Puoi risolvere questo problema evitando il secondo punto interrogativo in questo modo:</text:p>
          <text:p text:style-name="P17">printf(<text:span text:style-name="OrgSrcFontLockStringFace1">"Doesn't it?\?!\n"</text:span>);</text:p>
          <text:p text:style-name="P10">E poi si compila e funziona come previsto.</text:p>
          <text:p text:style-name="P10">Al giorno d'oggi ovviamente nessuno usa mai i trigrafi. Ma questo<text:s/><text:span text:style-name="OrgCode1">??!</text:span><text:s/>a volte appare se lo usiamo in una stringa per enfatizzare.</text:p>
        </text:list-item>
      </text:list>
      <text:h text:outline-level="3" text:style-name="P19"><text:bookmark text:name="org8d05d8b"/><text:bookmark-start text:name="OrgXref.org8d05d8b"/>Uscite numeriche<text:s/><text:bookmark-end text:name="OrgXref.org8d05d8b"/></text:h>
      <text:p text:style-name="P10">Inoltre esistono modi per specificare costanti numeriche o altri valori di carattere all'interno di stringhe o costanti di carattere.</text:p>
      <text:p text:style-name="P10">Se conosci una rappresentazione ottale o esadecimale di un byte puoi includerla in una stringa o in una costante di carattere.</text:p>
      <text:p text:style-name="P10">La tabella seguente contiene numeri di esempio, ma è possibile utilizzare qualsiasi numero esadecimale o ottale. Imbottirlo con zeri iniziali se necessario per leggere il conteggio corretto delle cifre.</text:p>
      <text:section text:name="Section29" text:style-name="OrgIndentedSection-Level-0">
        <text:p text:style-name="P3"/>
        <table:table table:style-name="Table1">
          <table:table-column table:style-name="Table1.A" table:number-columns-repeated="2"/>
          <table:table-row>
            <table:table-cell table:style-name="Table1.A1">
              <text:p text:style-name="P18">Code</text:p>
            </table:table-cell>
            <table:table-cell table:style-name="Table1.A1">
              <text:p text:style-name="P18">Descrizione</text:p>
            </table:table-cell>
          </table:table-row>
          <table:table-row>
            <table:table-cell table:style-name="Table1.A2">
              <text:p text:style-name="P18"><text:span text:style-name="OrgCode1">\123</text:span></text:p>
            </table:table-cell>
            <table:table-cell table:style-name="Table1.A2">
              <text:p text:style-name="P18">Incorpora il byte con valore ottale<text:s/><text:span text:style-name="OrgCode1">123</text:span>, 3 cifre esatte.</text:p>
            </table:table-cell>
          </table:table-row>
          <table:table-row>
            <table:table-cell table:style-name="Table1.A2">
              <text:p text:style-name="P18"><text:span text:style-name="OrgCode1">\x4D</text:span></text:p>
            </table:table-cell>
            <table:table-cell table:style-name="Table1.A2">
              <text:p text:style-name="P18">Incorpora il byte con valore esadecimale<text:s/><text:span text:style-name="OrgCode1">4D</text:span>, 2 cifre.</text:p>
            </table:table-cell>
          </table:table-row>
          <table:table-row>
            <table:table-cell table:style-name="Table1.A2">
              <text:p text:style-name="P18"><text:span text:style-name="OrgCode1">\u2620</text:span></text:p>
            </table:table-cell>
            <table:table-cell table:style-name="Table1.A2">
              <text:p text:style-name="P18">Incorpora il carattere Unicode nel punto di codice con valore esadecimale<text:s/><text:span text:style-name="OrgCode1">2620</text:span>, 4 cifre.</text:p>
            </table:table-cell>
          </table:table-row>
          <table:table-row>
            <table:table-cell table:style-name="Table1.A3">
              <text:p text:style-name="P18"><text:span text:style-name="OrgCode1">\U0001243F</text:span></text:p>
            </table:table-cell>
            <table:table-cell table:style-name="Table1.A3">
              <text:p text:style-name="P18">Incorpora il carattere Unicode nel punto di codice con valore esadecimale<text:s/><text:span text:style-name="OrgCode1">1243F</text:span>, 8 cifre.</text:p>
            </table:table-cell>
          </table:table-row>
        </table:table>
        <text:p text:style-name="P3"/>
      </text:section>
      <text:p text:style-name="P10">Ecco un esempio della notazione ottale meno comunemente usata per rappresentare la lettera<text:s/><text:span text:style-name="OrgCode1">B</text:span><text:s/>tra<text:s/><text:span text:style-name="OrgCode1">A</text:span><text:s/>e<text:s/><text:span text:style-name="OrgCode1">C</text:span>. Normalmente questo verrebbe usato per qualche tipo di carattere speciale non stampabile, ma abbiamo altri modi per farlo, di seguito, e questa è solo una dimostrazione ottale:</text:p>
      <text:p text:style-name="P17">printf(<text:span text:style-name="OrgSrcFontLockStringFace1">"A\102C\n"</text:span>);<text:s text:c="2"/><text:span text:style-name="OrgSrcFontLockCommentDelimiterFace1">//<text:s/></text:span><text:span text:style-name="OrgSrcFontLockCommentFace1">102 is `B` in ASCII/UTF-8</text:span></text:p>
      <text:p text:style-name="P10">Nota che non c'è lo zero iniziale sul numero ottale quando lo includi in questo modo. Ma deve contenere tre caratteri quindi aggiungi zeri iniziali se necessario.</text:p>
      <text:p text:style-name="P10">Ma oggigiorno è molto più comune utilizzare costanti esadecimali. Ecco una demo che non dovresti usare, ma dimostra l'incorporamento dei byte UTF-8<text:s/><text:span text:style-name="OrgCode1">0xE2</text:span>,<text:s/><text:span text:style-name="OrgCode1">0x80</text:span><text:s/>e<text:s/><text:span text:style-name="OrgCode1">0xA2</text:span><text:s/>in una stringa, che corrisponde all'Unicode carattere “punto elenco”<text:s/><text:span text:style-name="OrgCode1">(•)</text:span>.</text:p>
      <text:p text:style-name="P16">printf(<text:span text:style-name="OrgSrcFontLockStringFace1">"\xE2\x80\xA2 Bullet 1\n"</text:span>);</text:p>
      <text:p text:style-name="P16">printf(<text:span text:style-name="OrgSrcFontLockStringFace1">"\xE2\x80\xA2 Bullet 2\n"</text:span>);</text:p>
      <text:p text:style-name="P17">printf(<text:span text:style-name="OrgSrcFontLockStringFace1">"\xE2\x80\xA2 Bullet 3\n"</text:span>);</text:p>
      <text:p text:style-name="P10">Produce il seguente output se utilizzi una console UTF-8 (o probabilmente spazzatura se non lo usi):</text:p>
      <text:p text:style-name="P16">• Bullet 1</text:p>
      <text:p text:style-name="P16">• Bullet 2</text:p>
      <text:p text:style-name="P17">• Bullet 3</text:p>
      <text:p text:style-name="P10">Bma è un pessimo modo di fare Unicode. Puoi usare la sequenza di uscita<text:s/><text:span text:style-name="OrgCode1">\u</text:span><text:s/>(16-bit) o<text:s/><text:span text:style-name="OrgCode1">\U</text:span><text:s/>(32-bit) fare riferimento a Unicode semplicemente tramite il numero del punto di codice. Il punto elenco è 2022 (hex) in Unicode puoi farlo così e ottenere risultati più portabili:</text:p>
      <text:p text:style-name="P16">printf(<text:span text:style-name="OrgSrcFontLockStringFace1">"\u2022 Bullet 1\n"</text:span>);</text:p>
      <text:p text:style-name="P16">printf(<text:span text:style-name="OrgSrcFontLockStringFace1">"\u2022 Bullet 2\n"</text:span>);</text:p>
      <text:p text:style-name="P17">printf(<text:span text:style-name="OrgSrcFontLockStringFace1">"\u2022 Bullet 3\n"</text:span>);</text:p>
      <text:p text:style-name="P10">Assicurati di riempire<text:s/><text:span text:style-name="OrgCode1">\u</text:span><text:s/>con un numero sufficiente di zeri iniziali per arrivare a quattro caratteri e<text:s/><text:span text:style-name="OrgCode1">\U</text:span><text:s/>con abbastanza zeri per arrivare a otto.</text:p>
      <text:p text:style-name="P10">Ad esempio il punto elenco potrebbe essere composto da<text:s/><text:span text:style-name="OrgCode1">\U</text:span><text:s/>e quattro zeri iniziali:</text:p>
      <text:p text:style-name="P17">printf(<text:span text:style-name="OrgSrcFontLockStringFace1">"\U00002022 Bullet 1\n"</text:span>);</text:p>
      <text:p text:style-name="P10">Ma chi ha tempo per essere così prolisso?</text:p>
      <text:h text:outline-level="1" text:style-name="P9"><text:bookmark text:name="org15bb12a"/><text:bookmark-start text:name="OrgXref.org15bb12a"/>Tipi enumerati:<text:s/><text:span text:style-name="OrgCode1">enum</text:span><text:s/><text:bookmark-end text:name="OrgXref.org15bb12a"/></text:h>
      <text:p text:style-name="P10">C ci offre un altro modo per avere valori interi costanti per nome:<text:s/><text:span text:style-name="OrgCode1">enum</text:span>.</text:p>
      <text:p text:style-name="P10">Per esempio:</text:p>
      <text:p text:style-name="P16"><text:span text:style-name="OrgSrcFontLockKeywordFace1">enum</text:span><text:s/>{</text:p>
      <text:p text:style-name="P16"><text:s text:c="2"/><text:span text:style-name="OrgSrcFontLockVariableNameFace1">ONE</text:span>=1,</text:p>
      <text:p text:style-name="P16"><text:s text:c="2"/><text:span text:style-name="OrgSrcFontLockVariableNameFace1">TWO</text:span>=2</text:p>
      <text:p text:style-name="P16">};</text:p>
      <text:p text:style-name="P16"/>
      <text:p text:style-name="P17">printf(<text:span text:style-name="OrgSrcFontLockStringFace1">"%d %d"</text:span>, ONE, TWO);<text:s text:c="2"/><text:span text:style-name="OrgSrcFontLockCommentDelimiterFace1">//<text:s/></text:span><text:span text:style-name="OrgSrcFontLockCommentFace1">1 2</text:span></text:p>
      <text:p text:style-name="P10">enum { ONE=1, TWO=2};printf("%d %d", ONE, TWO); // 1 2</text:p>
      <text:p text:style-name="P10">In un certo senso, può essere migliore—o diverso—piuttosto che usare un<text:s/><text:span text:style-name="OrgCode1">#define</text:span>. Differenze chiave:</text:p>
      <text:list text:style-name="OrgBulletedList" xml:id="list-9153004e-2a2f-4df3-a477-bb9e5f2619d4">
        <text:list-item>
          <text:p text:style-name="P10"><text:span text:style-name="OrgCode1">enum</text:span><text:s/>possono essere solo tipi interi.</text:p>
        </text:list-item>
        <text:list-item>
          <text:p text:style-name="P10"><text:span text:style-name="OrgCode1">#define</text:span><text:s/>può definire qualsiasi cosa.</text:p>
        </text:list-item>
        <text:list-item>
          <text:p text:style-name="P10"><text:span text:style-name="OrgCode1">enum</text:span><text:s/>vengono spesso visualizzati tramite il nome dell'identificatore simbolico in un debugger.</text:p>
        </text:list-item>
        <text:list-item>
          <text:p text:style-name="P10"><text:span text:style-name="OrgCode1">#defined</text:span><text:s/>i numeri vengono visualizzati solo come numeri grezzi di cui è più difficile conoscere il significato durante il debug.</text:p>
        </text:list-item>
      </text:list>
      <text:p text:style-name="P10">Poiché sono tipi interi possono essere utilizzati ovunque sia possibile utilizzare gli interi incluse le dimensioni dell'array e le istruzioni<text:s/><text:span text:style-name="OrgCode1">case</text:span>.</text:p>
      <text:p text:style-name="P10">Approfondiamo ulteriormente questo aspetto.</text:p>
      <text:h text:outline-level="2" text:style-name="P15"><text:bookmark-start text:name="OrgXref.org7fc2c8d"/><text:bookmark text:name="org7fc2c8d"/>Comportamento di<text:s/><text:span text:style-name="OrgCode1">enum</text:span><text:s/><text:bookmark-end text:name="OrgXref.org7fc2c8d"/></text:h>
      <text:h text:outline-level="3" text:style-name="P19"><text:bookmark-start text:name="OrgXref.org618fbf8"/><text:bookmark text:name="org618fbf8"/>Numerazione<text:s/><text:bookmark-end text:name="OrgXref.org618fbf8"/></text:h>
      <text:p text:style-name="P10"><text:span text:style-name="OrgCode1">enum</text:span><text:s/>vengono numerati automaticamente a meno che non li sovrascrivi.</text:p>
      <text:p text:style-name="P10">Iniziano da<text:s/><text:span text:style-name="OrgCode1">0</text:span><text:s/>e aumentano automaticamente da lì per impostazione predefinita:</text:p>
      <text:p text:style-name="P16"><text:span text:style-name="OrgSrcFontLockKeywordFace1">enum</text:span><text:s/>{</text:p>
      <text:p text:style-name="P16"><text:s text:c="4"/><text:span text:style-name="OrgSrcFontLockVariableNameFace1">SHEEP</text:span>,<text:s text:c="2"/><text:span text:style-name="OrgSrcFontLockCommentDelimiterFace1">//<text:s/></text:span><text:span text:style-name="OrgSrcFontLockCommentFace1">Il valore è 0</text:span></text:p>
      <text:p text:style-name="P16"><text:s text:c="4"/><text:span text:style-name="OrgSrcFontLockVariableNameFace1">WHEAT</text:span>,<text:s text:c="2"/><text:span text:style-name="OrgSrcFontLockCommentDelimiterFace1">//<text:s/></text:span><text:span text:style-name="OrgSrcFontLockCommentFace1">Il valore è 1</text:span></text:p>
      <text:p text:style-name="P16"><text:s text:c="4"/><text:span text:style-name="OrgSrcFontLockVariableNameFace1">WOOD</text:span>,<text:s text:c="3"/><text:span text:style-name="OrgSrcFontLockCommentDelimiterFace1">//<text:s/></text:span><text:span text:style-name="OrgSrcFontLockCommentFace1">Il valore è 2</text:span></text:p>
      <text:p text:style-name="P16"><text:s text:c="4"/><text:span text:style-name="OrgSrcFontLockVariableNameFace1">BRICK</text:span>,<text:s text:c="2"/><text:span text:style-name="OrgSrcFontLockCommentDelimiterFace1">//<text:s/></text:span><text:span text:style-name="OrgSrcFontLockCommentFace1">Il valore è 3</text:span></text:p>
      <text:p text:style-name="P16"><text:s text:c="4"/><text:span text:style-name="OrgSrcFontLockVariableNameFace1">ORE</text:span><text:s text:c="5"/><text:span text:style-name="OrgSrcFontLockCommentDelimiterFace1">//<text:s/></text:span><text:span text:style-name="OrgSrcFontLockCommentFace1">Il valore è 4</text:span></text:p>
      <text:p text:style-name="P16">};</text:p>
      <text:p text:style-name="P16"/>
      <text:p text:style-name="P17">printf(<text:span text:style-name="OrgSrcFontLockStringFace1">"%d %d\n"</text:span>, SHEEP, BRICK);<text:s text:c="2"/><text:span text:style-name="OrgSrcFontLockCommentDelimiterFace1">//<text:s/></text:span><text:span text:style-name="OrgSrcFontLockCommentFace1">0 3</text:span></text:p>
      <text:p text:style-name="P10">Puoi forzare particolari valori interi come abbiamo visto in precedenza:</text:p>
      <text:p text:style-name="P16"><text:span text:style-name="OrgSrcFontLockKeywordFace1">enum</text:span><text:s/>{</text:p>
      <text:p text:style-name="P16"><text:s text:c="2"/><text:span text:style-name="OrgSrcFontLockVariableNameFace1">X</text:span>=2,</text:p>
      <text:p text:style-name="P16"><text:s text:c="2"/><text:span text:style-name="OrgSrcFontLockVariableNameFace1">Y</text:span>=18,</text:p>
      <text:p text:style-name="P16"><text:s text:c="2"/><text:span text:style-name="OrgSrcFontLockVariableNameFace1">Z</text:span>=-2</text:p>
      <text:p text:style-name="P17">};</text:p>
      <text:p text:style-name="P10">I duplicati non sono un problema:</text:p>
      <text:p text:style-name="P16"><text:span text:style-name="OrgSrcFontLockKeywordFace1">enum</text:span><text:s/>{</text:p>
      <text:p text:style-name="P16"><text:s text:c="2"/><text:span text:style-name="OrgSrcFontLockVariableNameFace1">X</text:span>=2,</text:p>
      <text:p text:style-name="P16"><text:s text:c="2"/><text:span text:style-name="OrgSrcFontLockVariableNameFace1">Y</text:span>=2,</text:p>
      <text:p text:style-name="P16"><text:s text:c="2"/><text:span text:style-name="OrgSrcFontLockVariableNameFace1">Z</text:span>=2</text:p>
      <text:p text:style-name="P17">};</text:p>
      <text:p text:style-name="P10">se i valori vengono omessi la numerazione continua a contare i positivi a partire dall'ultimo valore specificato. Per esempio:</text:p>
      <text:p text:style-name="P16"><text:span text:style-name="OrgSrcFontLockKeywordFace1">enum</text:span><text:s/>{</text:p>
      <text:p text:style-name="P16"><text:s text:c="2"/><text:span text:style-name="OrgSrcFontLockVariableNameFace1">A</text:span>,<text:s text:c="4"/><text:span text:style-name="OrgSrcFontLockCommentDelimiterFace1">//<text:s/></text:span><text:span text:style-name="OrgSrcFontLockCommentFace1">0, valore iniziale predefinito</text:span></text:p>
      <text:p text:style-name="P16"><text:s text:c="2"/><text:span text:style-name="OrgSrcFontLockVariableNameFace1">B</text:span>,<text:s text:c="4"/><text:span text:style-name="OrgSrcFontLockCommentDelimiterFace1">//<text:s/></text:span><text:span text:style-name="OrgSrcFontLockCommentFace1">1</text:span></text:p>
      <text:p text:style-name="P16"><text:s text:c="2"/><text:span text:style-name="OrgSrcFontLockVariableNameFace1">C</text:span>=4,<text:s text:c="2"/><text:span text:style-name="OrgSrcFontLockCommentDelimiterFace1">//<text:s/></text:span><text:span text:style-name="OrgSrcFontLockCommentFace1">4, impostato manualmente</text:span></text:p>
      <text:p text:style-name="P16"><text:s text:c="2"/><text:span text:style-name="OrgSrcFontLockVariableNameFace1">D</text:span>,<text:s text:c="4"/><text:span text:style-name="OrgSrcFontLockCommentDelimiterFace1">//<text:s/></text:span><text:span text:style-name="OrgSrcFontLockCommentFace1">5</text:span></text:p>
      <text:p text:style-name="P16"><text:s text:c="2"/><text:span text:style-name="OrgSrcFontLockVariableNameFace1">E</text:span>,<text:s text:c="4"/><text:span text:style-name="OrgSrcFontLockCommentDelimiterFace1">//<text:s/></text:span><text:span text:style-name="OrgSrcFontLockCommentFace1">6</text:span></text:p>
      <text:p text:style-name="P16"><text:s text:c="2"/><text:span text:style-name="OrgSrcFontLockVariableNameFace1">F</text:span>=3<text:s text:c="3"/><text:span text:style-name="OrgSrcFontLockCommentDelimiterFace1">//<text:s/></text:span><text:span text:style-name="OrgSrcFontLockCommentFace1">3, impostato manualmente</text:span></text:p>
      <text:p text:style-name="P16"><text:s text:c="2"/>G,<text:s text:c="4"/><text:span text:style-name="OrgSrcFontLockCommentDelimiterFace1">//<text:s/></text:span><text:span text:style-name="OrgSrcFontLockCommentFace1">4</text:span></text:p>
      <text:p text:style-name="P16"><text:s text:c="2"/><text:span text:style-name="OrgSrcFontLockVariableNameFace1">H</text:span><text:s text:c="5"/><text:span text:style-name="OrgSrcFontLockCommentDelimiterFace1">//<text:s/></text:span><text:span text:style-name="OrgSrcFontLockCommentFace1">5</text:span></text:p>
      <text:p text:style-name="P17">}</text:p>
      <text:h text:outline-level="3" text:style-name="P19"><text:bookmark text:name="org1d90793"/><text:bookmark-start text:name="OrgXref.org1d90793"/>Virgole finali<text:s/><text:bookmark-end text:name="OrgXref.org1d90793"/></text:h>
      <text:p text:style-name="P10">Questo va benissimo se questo è il tuo stile:</text:p>
      <text:p text:style-name="P16"><text:span text:style-name="OrgSrcFontLockKeywordFace1">enum</text:span><text:s/>{</text:p>
      <text:p text:style-name="P16"><text:s text:c="2"/><text:span text:style-name="OrgSrcFontLockVariableNameFace1">X</text:span>=2,</text:p>
      <text:p text:style-name="P16"><text:s text:c="2"/><text:span text:style-name="OrgSrcFontLockVariableNameFace1">Y</text:span>=18,</text:p>
      <text:p text:style-name="P16"><text:s text:c="2"/><text:span text:style-name="OrgSrcFontLockVariableNameFace1">Z</text:span>=-2,<text:s text:c="3"/><text:span text:style-name="OrgSrcFontLockCommentDelimiterFace1">//<text:s/></text:span><text:span text:style-name="OrgSrcFontLockCommentFace1">&lt;-- Virgola finale</text:span></text:p>
      <text:p text:style-name="P17">};</text:p>
      <text:p text:style-name="P10">È diventato più popolare nelle linguaggi degli ultimi decenni quindi potresti essere felice di vederlo.</text:p>
      <text:h text:outline-level="3" text:style-name="P19"><text:bookmark text:name="org333a473"/><text:bookmark-start text:name="OrgXref.org333a473"/>Ambito<text:s/><text:bookmark-end text:name="OrgXref.org333a473"/></text:h>
      <text:p text:style-name="P10"><text:span text:style-name="OrgCode1">enum</text:span><text:s/>ha ambito come ti aspetteresti. Se nell'ambito del file l'intero file può vederlo. Se ha ambito in un blocco è locale a quel blocco.</text:p>
      <text:p text:style-name="P10">È molto comune che<text:s/><text:span text:style-name="OrgCode1">enum</text:span><text:s/>sia definito nei file di intestazione in modo che possano essere<text:s/><text:span text:style-name="OrgCode1">#include</text:span><text:s/>nell'ambito del file.</text:p>
      <text:h text:outline-level="3" text:style-name="P19"><text:bookmark-start text:name="OrgXref.org26a207a"/><text:bookmark text:name="org26a207a"/>Stile<text:s/><text:bookmark-end text:name="OrgXref.org26a207a"/></text:h>
      <text:p text:style-name="P10">Come hai notato è comune dichiarare i simboli<text:s/><text:span text:style-name="OrgCode1">enum</text:span><text:s/>in maiuscolo (con gli underscore).</text:p>
      <text:p text:style-name="P10">Questo non è un requisito ma è una sintassi molto molto comune.</text:p>
      <text:h text:outline-level="2" text:style-name="P15"><text:bookmark-start text:name="OrgXref.org05fd38c"/><text:bookmark text:name="org05fd38c"/>Il tuo<text:s/><text:span text:style-name="OrgCode1">enum</text:span><text:s/>è un tipo<text:s/><text:bookmark-end text:name="OrgXref.org05fd38c"/></text:h>
      <text:p text:style-name="P10">Questa è una cosa importante da sapere su<text:s/><text:span text:style-name="OrgCode1">enum</text:span>: sono un tipo analogamente a come una<text:s/><text:span text:style-name="OrgCode1">struct</text:span><text:s/>è un tipo.</text:p>
      <text:p text:style-name="P10">Puoi assegnare loro un nome di tag in modo da poter fare riferimento al tipo in seguito e dichiarare variabili di quel tipo.</text:p>
      <text:p text:style-name="P10">Ora poiché le<text:s/><text:span text:style-name="OrgCode1">enum</text:span><text:s/>sono tipi interi perché non usare semplicemente<text:s/><text:span text:style-name="OrgCode1">int</text:span>?</text:p>
      <text:p text:style-name="P10">In C la ragione migliore per ciò è la chiarezza del codice–è un modo carino e scrivibile per descrivere il tuo pensiero in codice. C (a differenza del C++) in realtà non impone alcun valore compreso nell'intervallo per una particolare<text:s/><text:span text:style-name="OrgCode1">enum</text:span>.</text:p>
      <text:p text:style-name="P10">Facciamo un esempio in cui dichiariamo una variabile<text:s/><text:span text:style-name="OrgCode1">r</text:span><text:s/>di tipo<text:s/><text:span text:style-name="OrgCode1">enum resource</text:span><text:s/>che possa contenere quei valori:</text:p>
      <text:p text:style-name="P16"><text:span text:style-name="OrgSrcFontLockCommentDelimiterFace1">//<text:s/></text:span><text:span text:style-name="OrgSrcFontLockCommentFace1">Di nome enum, il tipo è "enum resource"</text:span></text:p>
      <text:p text:style-name="P16"/>
      <text:p text:style-name="P16"><text:span text:style-name="OrgSrcFontLockKeywordFace1">enum</text:span><text:s/><text:span text:style-name="OrgSrcFontLockTypeFace1">resource</text:span><text:s/>{</text:p>
      <text:p text:style-name="P16"><text:s text:c="4"/><text:span text:style-name="OrgSrcFontLockVariableNameFace1">SHEEP</text:span>,</text:p>
      <text:p text:style-name="P16"><text:s text:c="4"/><text:span text:style-name="OrgSrcFontLockVariableNameFace1">WHEAT</text:span>,</text:p>
      <text:p text:style-name="P16"><text:s text:c="4"/><text:span text:style-name="OrgSrcFontLockVariableNameFace1">WOOD</text:span>,</text:p>
      <text:p text:style-name="P16"><text:s text:c="4"/><text:span text:style-name="OrgSrcFontLockVariableNameFace1">BRICK</text:span>,</text:p>
      <text:p text:style-name="P16"><text:s text:c="4"/><text:span text:style-name="OrgSrcFontLockVariableNameFace1">ORE</text:span></text:p>
      <text:p text:style-name="P16">};</text:p>
      <text:p text:style-name="P16"/>
      <text:p text:style-name="P16"><text:span text:style-name="OrgSrcFontLockCommentDelimiterFace1">//<text:s/></text:span><text:span text:style-name="OrgSrcFontLockCommentFace1">Dichiarare una variabile "r" di tipo "enum resource"</text:span></text:p>
      <text:p text:style-name="P16"/>
      <text:p text:style-name="P16"><text:span text:style-name="OrgSrcFontLockKeywordFace1">enum</text:span><text:s/><text:span text:style-name="OrgSrcFontLockTypeFace1">resource</text:span><text:s/><text:span text:style-name="OrgSrcFontLockVariableNameFace1">r</text:span><text:s/>= BRICK;</text:p>
      <text:p text:style-name="P16"/>
      <text:p text:style-name="P16"><text:span text:style-name="OrgSrcFontLockKeywordFace1">if</text:span><text:s/>(r == BRICK) {</text:p>
      <text:p text:style-name="P16"><text:s text:c="4"/>printf(<text:span text:style-name="OrgSrcFontLockStringFace1">"I'll trade you a brick for two sheep.\n"</text:span>);</text:p>
      <text:p text:style-name="P17">}</text:p>
      <text:p text:style-name="P10">Puoi anche<text:s/><text:span text:style-name="OrgCode1">typedef</text:span><text:s/>questi ovviamente, anche se personalmente non mi piacciono.</text:p>
      <text:p text:style-name="P16"><text:span text:style-name="OrgSrcFontLockKeywordFace1">typedef</text:span><text:s/><text:span text:style-name="OrgSrcFontLockKeywordFace1">enum</text:span><text:s/>{</text:p>
      <text:p text:style-name="P16"><text:s text:c="4"/><text:span text:style-name="OrgSrcFontLockVariableNameFace1">SHEEP</text:span>,</text:p>
      <text:p text:style-name="P16"><text:s text:c="4"/><text:span text:style-name="OrgSrcFontLockVariableNameFace1">WHEAT</text:span>,</text:p>
      <text:p text:style-name="P16"><text:s text:c="4"/><text:span text:style-name="OrgSrcFontLockVariableNameFace1">WOOD</text:span>,</text:p>
      <text:p text:style-name="P16"><text:s text:c="4"/><text:span text:style-name="OrgSrcFontLockVariableNameFace1">BRICK</text:span>,</text:p>
      <text:p text:style-name="P16"><text:s text:c="4"/><text:span text:style-name="OrgSrcFontLockVariableNameFace1">ORE</text:span></text:p>
      <text:p text:style-name="P16">}<text:s/><text:span text:style-name="OrgSrcFontLockTypeFace1">RESOURCE</text:span>;</text:p>
      <text:p text:style-name="P16"/>
      <text:p text:style-name="P17"><text:span text:style-name="OrgSrcFontLockTypeFace1">RESOURCE</text:span><text:s/><text:span text:style-name="OrgSrcFontLockVariableNameFace1">r</text:span><text:s/>= BRICK;</text:p>
      <text:p text:style-name="P10">Un'altra scorciatoia legale ma rara è dichiarare le variabili quando dichiari l'<text:s/><text:span text:style-name="OrgCode1">enum</text:span>:</text:p>
      <text:p text:style-name="P16"><text:span text:style-name="OrgSrcFontLockCommentDelimiterFace1">//<text:s/></text:span><text:span text:style-name="OrgSrcFontLockCommentFace1">Dichiara un enum e alcune variabili inizializzate di quel tipo:</text:span></text:p>
      <text:p text:style-name="P16"/>
      <text:p text:style-name="P16"><text:span text:style-name="OrgSrcFontLockKeywordFace1">enum</text:span><text:s/>{</text:p>
      <text:p text:style-name="P16"><text:s text:c="4"/><text:span text:style-name="OrgSrcFontLockVariableNameFace1">SHEEP</text:span>,</text:p>
      <text:p text:style-name="P16"><text:s text:c="4"/><text:span text:style-name="OrgSrcFontLockVariableNameFace1">WHEAT</text:span>,</text:p>
      <text:p text:style-name="P16"><text:s text:c="4"/><text:span text:style-name="OrgSrcFontLockVariableNameFace1">WOOD</text:span>,</text:p>
      <text:p text:style-name="P16"><text:s text:c="4"/><text:span text:style-name="OrgSrcFontLockVariableNameFace1">BRICK</text:span>,</text:p>
      <text:p text:style-name="P16"><text:s text:c="4"/><text:span text:style-name="OrgSrcFontLockVariableNameFace1">ORE</text:span></text:p>
      <text:p text:style-name="P17">}<text:s/><text:span text:style-name="OrgSrcFontLockVariableNameFace1">r</text:span><text:s/>= BRICK,<text:s/><text:span text:style-name="OrgSrcFontLockVariableNameFace1">s</text:span><text:s/>= WOOD;</text:p>
      <text:p text:style-name="P10">Puoi anche dare un nome all'<text:s/><text:span text:style-name="OrgCode1">enum</text:span><text:s/>in modo da poterlo utilizzare in seguito che è probabilmente ciò che vorrai fare nella maggior parte dei casi:</text:p>
      <text:p text:style-name="P16"><text:span text:style-name="OrgSrcFontLockCommentDelimiterFace1">//<text:s/></text:span><text:span text:style-name="OrgSrcFontLockCommentFace1">Declare an enum and some initialized variables of that type:</text:span></text:p>
      <text:p text:style-name="P16"/>
      <text:p text:style-name="P16"><text:span text:style-name="OrgSrcFontLockKeywordFace1">enum</text:span><text:s/><text:span text:style-name="OrgSrcFontLockTypeFace1">resource</text:span><text:s/>{<text:s text:c="3"/><text:span text:style-name="OrgSrcFontLockCommentDelimiterFace1">//<text:s/></text:span><text:span text:style-name="OrgSrcFontLockCommentFace1">&lt;-- il tipo è adesso "enum resource"</text:span></text:p>
      <text:p text:style-name="P16"><text:s text:c="4"/><text:span text:style-name="OrgSrcFontLockVariableNameFace1">SHEEP</text:span>,</text:p>
      <text:p text:style-name="P16"><text:s text:c="4"/><text:span text:style-name="OrgSrcFontLockVariableNameFace1">WHEAT</text:span>,</text:p>
      <text:p text:style-name="P16"><text:s text:c="4"/><text:span text:style-name="OrgSrcFontLockVariableNameFace1">WOOD</text:span>,</text:p>
      <text:p text:style-name="P16"><text:s text:c="4"/><text:span text:style-name="OrgSrcFontLockVariableNameFace1">BRICK</text:span>,</text:p>
      <text:p text:style-name="P16"><text:s text:c="4"/><text:span text:style-name="OrgSrcFontLockVariableNameFace1">ORE</text:span></text:p>
      <text:p text:style-name="P17">}<text:s/><text:span text:style-name="OrgSrcFontLockVariableNameFace1">r</text:span><text:s/>= BRICK,<text:s/><text:span text:style-name="OrgSrcFontLockVariableNameFace1">s</text:span><text:s/>= WOOD;</text:p>
      <text:p text:style-name="P10">In breve, le<text:s/><text:span text:style-name="OrgCode1">enum</text:span><text:s/>sono un ottimo modo per scrivere codice pulito con ambito, tipizzato e pulito.</text:p>
      <text:h text:outline-level="1" text:style-name="P9"><text:bookmark-start text:name="OrgXref.org07c7064"/><text:bookmark text:name="org07c7064"/>Puntatori III: puntatori a puntatori e altro<text:s/><text:bookmark-end text:name="OrgXref.org07c7064"/></text:h>
      <text:p text:style-name="P10">Da qui in poi verranno trattati alcuni utilizzi intermedi e avanzati del puntatore. Se non conosci bene i puntatori riguarda i capitoli precedenti sui<text:s/><text:span text:style-name="Underline1">puntatori</text:span><text:s/>e<text:s/><text:span text:style-name="Underline1">sull'aritmetica dei puntatori</text:span><text:s/>prima di iniziare con questo argomento.</text:p>
      <text:h text:outline-level="2" text:style-name="P15"><text:bookmark-start text:name="OrgXref.org6205753"/><text:bookmark text:name="org6205753"/>Puntatori a puntatori<text:s/><text:bookmark-end text:name="OrgXref.org6205753"/></text:h>
      <text:p text:style-name="P10">Se puoi avere un puntatore a una variabile e una variabile può essere un puntatore, puoi avere un puntatore a una variabile che sia essa stessa un puntatore?</text:p>
      <text:p text:style-name="P10">SÌ! Questo è un puntatore a un puntatore ed è contenuto in una variabile di tipo puntatore-puntatore.</text:p>
      <text:p text:style-name="P10">Prima di addentrarci voglio<text:s/><text:span text:style-name="Emphasis1">avere un'idea</text:span><text:s/>di come funzionano i puntatori ai puntatori.</text:p>
      <text:p text:style-name="P10">Ricorda che un puntatore è solo un numero. È un numero che rappresenta un indice nella memoria del computer, in genere uno che contiene un valore a cui siamo interessati per qualche motivo.</text:p>
      <text:p text:style-name="P10">Quel puntatore che è un numero deve essere memorizzato da qualche parte. E quel luogo è memoria come ogni altra cosa<text:note text:note-class="footnote"><text:note-citation>146</text:note-citation><text:note-body><text:p text:style-name="P14">C'è del diavolo nei dettagli con i valori memorizzati solo nei registri, ma possiamo tranquillamente ignorarlo per i nostri scopi qui. Inoltre le specifiche C non prendono posizione su questi elementi di "registro" al di là della parola chiave registro, la cui descrizione non menziona i registri.</text:p></text:note-body></text:note>.</text:p>
      <text:p text:style-name="P10">Ma poiché è archiviato in memoria deve avere un indice in cui è archiviato giusto? Il puntatore deve avere un indice in memoria in cui è archiviato. E quell'indice è un numero. È l'indirizzo del puntatore. È un puntatore al puntatore.</text:p>
      <text:p text:style-name="P10">Iniziamo con un puntatore regolare a un<text:s/><text:span text:style-name="OrgCode1">int</text:span><text:s/>ripreso dai capitoli precedenti:</text:p>
      <text:p text:style-name="P16"><text:span text:style-name="OrgSrcFontLockPreprocessorFace1">#include</text:span><text:s/><text:span text:style-name="OrgSrcFontLockStringFace1">&lt;stdio.h&gt;</text:span></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text:span text:style-name="OrgSrcFontLockTypeFace1">int</text:span><text:s/><text:span text:style-name="OrgSrcFontLockVariableNameFace1">x</text:span><text:s/>= 3490;<text:s text:c="2"/><text:span text:style-name="OrgSrcFontLockCommentDelimiterFace1">//<text:s/></text:span><text:span text:style-name="OrgSrcFontLockCommentFace1">Type: int</text:span></text:p>
      <text:p text:style-name="P16"><text:s text:c="4"/><text:span text:style-name="OrgSrcFontLockTypeFace1">int</text:span><text:s/>*<text:span text:style-name="OrgSrcFontLockVariableNameFace1">p</text:span><text:s/>= &amp;x;<text:s text:c="3"/><text:span text:style-name="OrgSrcFontLockCommentDelimiterFace1">//<text:s/></text:span><text:span text:style-name="OrgSrcFontLockCommentFace1">Type: pointer to an int</text:span></text:p>
      <text:p text:style-name="P16"/>
      <text:p text:style-name="P16"><text:s text:c="4"/>printf(<text:span text:style-name="OrgSrcFontLockStringFace1">"%d\n"</text:span>, *p);<text:s text:c="2"/><text:span text:style-name="OrgSrcFontLockCommentDelimiterFace1">//<text:s/></text:span><text:span text:style-name="OrgSrcFontLockCommentFace1">3490</text:span></text:p>
      <text:p text:style-name="P17">}</text:p>
      <text:p text:style-name="P10">Abbastanza semplice vero? Abbiamo due tipi rappresentati:<text:s/><text:span text:style-name="OrgCode1">int</text:span><text:s/>e<text:s/><text:span text:style-name="OrgCode1">int*</text:span>, e impostiamo<text:s/><text:span text:style-name="OrgCode1">p</text:span><text:s/>in modo che punti a<text:s/><text:span text:style-name="OrgCode1">x</text:span>. Quindi possiamo dereferenziare<text:s/><text:span text:style-name="OrgCode1">p</text:span><text:s/>sulla riga 8 e stampare il valore 3490.</text:p>
      <text:p text:style-name="P10">Ma come abbiamo detto possiamo avere un puntatore a qualsiasi variabile… quindi significa che possiamo avere un puntatore a<text:s/><text:span text:style-name="OrgCode1">p</text:span>?</text:p>
      <text:p text:style-name="P10">In altre parole di che tipo è questa espressione?</text:p>
      <text:p text:style-name="P16"><text:span text:style-name="OrgSrcFontLockTypeFace1">int</text:span><text:s/><text:span text:style-name="OrgSrcFontLockVariableNameFace1">x</text:span><text:s/>= 3490;<text:s text:c="2"/><text:span text:style-name="OrgSrcFontLockCommentDelimiterFace1">//<text:s/></text:span><text:span text:style-name="OrgSrcFontLockCommentFace1">Type: int</text:span></text:p>
      <text:p text:style-name="P16"><text:span text:style-name="OrgSrcFontLockTypeFace1">int</text:span><text:s/>*<text:span text:style-name="OrgSrcFontLockVariableNameFace1">p</text:span><text:s/>= &amp;x;<text:s text:c="3"/><text:span text:style-name="OrgSrcFontLockCommentDelimiterFace1">//<text:s/></text:span><text:span text:style-name="OrgSrcFontLockCommentFace1">Type: pointer to an int</text:span></text:p>
      <text:p text:style-name="P16"/>
      <text:p text:style-name="P17">&amp;p<text:s text:c="2"/><text:span text:style-name="OrgSrcFontLockCommentDelimiterFace1">//<text:s/></text:span><text:span text:style-name="OrgSrcFontLockCommentFace1">&lt;-- What type is the address of p? AKA a pointer to p?</text:span></text:p>
      <text:p text:style-name="P10">Se<text:s/><text:span text:style-name="OrgCode1">x</text:span><text:s/>è un<text:s/><text:span text:style-name="OrgCode1">int</text:span><text:s/>quindi<text:s/><text:span text:style-name="OrgCode1">&amp;x</text:span><text:s/>è un puntatore a un<text:s/><text:span text:style-name="OrgCode1">int</text:span><text:s/>che abbiamo memorizzato in<text:s/><text:span text:style-name="OrgCode1">p</text:span><text:s/>che è di tipo<text:s/><text:span text:style-name="OrgCode1">int*</text:span>. E dopo? (Rileggi questo paragrafo finché lo chiedi!)</text:p>
      <text:p text:style-name="P10">E quindi<text:s/><text:span text:style-name="OrgCode1">&amp;p</text:span><text:s/>è un puntatore ad un<text:s/><text:span text:style-name="OrgCode1">int*</text:span><text:s/>AKA un “puntatore a un puntatore a un<text:s/><text:span text:style-name="OrgCode1">int~”. AKA “~int</text:span>-puntatore-puntatore”.</text:p>
      <text:p text:style-name="P10">Capito? (Rileggi questo paragrafo finché lo chiedi!)</text:p>
      <text:p text:style-name="P10">Scriviamo questo tipo con due asterischi:<text:s/><text:span text:style-name="OrgCode1">int **</text:span>. Vediamolo in azione.</text:p>
      <text:p text:style-name="P16"><text:span text:style-name="OrgSrcFontLockPreprocessorFace1">#include</text:span><text:s/><text:span text:style-name="OrgSrcFontLockStringFace1">&lt;stdio.h&gt;</text:span></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text:span text:style-name="OrgSrcFontLockTypeFace1">int</text:span><text:s/><text:span text:style-name="OrgSrcFontLockVariableNameFace1">x</text:span><text:s/>= 3490;<text:s text:c="2"/><text:span text:style-name="OrgSrcFontLockCommentDelimiterFace1">//<text:s/></text:span><text:span text:style-name="OrgSrcFontLockCommentFace1">Type: int</text:span></text:p>
      <text:p text:style-name="P16"><text:s text:c="4"/><text:span text:style-name="OrgSrcFontLockTypeFace1">int</text:span><text:s/>*<text:span text:style-name="OrgSrcFontLockVariableNameFace1">p</text:span><text:s/>= &amp;x;<text:s text:c="3"/><text:span text:style-name="OrgSrcFontLockCommentDelimiterFace1">//<text:s/></text:span><text:span text:style-name="OrgSrcFontLockCommentFace1">Type: pointer to an int</text:span></text:p>
      <text:p text:style-name="P16"><text:s text:c="4"/><text:span text:style-name="OrgSrcFontLockTypeFace1">int</text:span><text:s/>**<text:span text:style-name="OrgSrcFontLockVariableNameFace1">q</text:span><text:s/>= &amp;p;<text:s text:c="2"/><text:span text:style-name="OrgSrcFontLockCommentDelimiterFace1">//<text:s/></text:span><text:span text:style-name="OrgSrcFontLockCommentFace1">Type: pointer to pointer to int</text:span></text:p>
      <text:p text:style-name="P16"/>
      <text:p text:style-name="P16"><text:s text:c="4"/>printf(<text:span text:style-name="OrgSrcFontLockStringFace1">"%d %d\n"</text:span>, *p, **q);<text:s text:c="2"/><text:span text:style-name="OrgSrcFontLockCommentDelimiterFace1">//<text:s/></text:span><text:span text:style-name="OrgSrcFontLockCommentFace1">3490 3490</text:span></text:p>
      <text:p text:style-name="P17">}</text:p>
      <text:p text:style-name="P10">Creiamo alcuni indirizzi fittizi per i valori di cui sopra come esempi e vediamo come potrebbero apparire queste tre variabili in memoria. I valori degli indirizzi riportati di seguito sono stati inventati da me a scopo di esempio:</text:p>
      <text:section text:name="Section30" text:style-name="OrgIndentedSection-Level-0">
        <text:p text:style-name="P3"/>
        <table:table table:style-name="Table1">
          <table:table-column table:style-name="Table1.A" table:number-columns-repeated="3"/>
          <table:table-row>
            <table:table-cell table:style-name="Table1.A1">
              <text:p text:style-name="P18">Variable</text:p>
            </table:table-cell>
            <table:table-cell table:style-name="Table1.A1">
              <text:p text:style-name="P20">Stored at Address</text:p>
            </table:table-cell>
            <table:table-cell table:style-name="Table1.A1">
              <text:p text:style-name="P18">Value Stored There</text:p>
            </table:table-cell>
          </table:table-row>
          <table:table-row>
            <table:table-cell table:style-name="Table1.A2">
              <text:p text:style-name="P18">x</text:p>
            </table:table-cell>
            <table:table-cell table:style-name="Table1.A2">
              <text:p text:style-name="P20">28350</text:p>
            </table:table-cell>
            <table:table-cell table:style-name="Table1.A2">
              <text:p text:style-name="P18">3490—the value from the code</text:p>
            </table:table-cell>
          </table:table-row>
          <table:table-row>
            <table:table-cell table:style-name="Table1.A2">
              <text:p text:style-name="P18">p</text:p>
            </table:table-cell>
            <table:table-cell table:style-name="Table1.A2">
              <text:p text:style-name="P20">29122</text:p>
            </table:table-cell>
            <table:table-cell table:style-name="Table1.A2">
              <text:p text:style-name="P18">28350—the address of x!</text:p>
            </table:table-cell>
          </table:table-row>
          <table:table-row>
            <table:table-cell table:style-name="Table1.A3">
              <text:p text:style-name="P18">q</text:p>
            </table:table-cell>
            <table:table-cell table:style-name="Table1.A3">
              <text:p text:style-name="P20">30840</text:p>
            </table:table-cell>
            <table:table-cell table:style-name="Table1.A3">
              <text:p text:style-name="P18">29122—the address of p!</text:p>
            </table:table-cell>
          </table:table-row>
        </table:table>
        <text:p text:style-name="P3"/>
      </text:section>
      <text:p text:style-name="P10">In effetti proviamolo sul serio sul mio computer<text:note text:note-class="footnote"><text:note-citation>147</text:note-citation><text:note-body><text:p text:style-name="P14">È molto probabile che otterrai numeri diversi sul tuo.</text:p></text:note-body></text:note><text:s/>e stampiamo i valori dei puntatori con<text:s/><text:span text:style-name="OrgCode1">%p</text:span><text:s/>e farò di nuovo la stessa tabella con i riferimenti reali (stampato in esadecimale).</text:p>
      <text:section text:name="Section31" text:style-name="OrgIndentedSection-Level-0">
        <text:p text:style-name="P3"/>
        <table:table table:style-name="Table1">
          <table:table-column table:style-name="Table1.A" table:number-columns-repeated="3"/>
          <table:table-row>
            <table:table-cell table:style-name="Table1.A1">
              <text:p text:style-name="P18">Variable</text:p>
            </table:table-cell>
            <table:table-cell table:style-name="Table1.A1">
              <text:p text:style-name="P20">Stored at Address</text:p>
            </table:table-cell>
            <table:table-cell table:style-name="Table1.A1">
              <text:p text:style-name="P18">Value Stored There</text:p>
            </table:table-cell>
          </table:table-row>
          <table:table-row>
            <table:table-cell table:style-name="Table1.A2">
              <text:p text:style-name="P18">x</text:p>
            </table:table-cell>
            <table:table-cell table:style-name="Table1.A2">
              <text:p text:style-name="P20">0x7ffd96a07b94</text:p>
            </table:table-cell>
            <table:table-cell table:style-name="Table1.A2">
              <text:p text:style-name="P18">3490—the value from the code</text:p>
            </table:table-cell>
          </table:table-row>
          <table:table-row>
            <table:table-cell table:style-name="Table1.A2">
              <text:p text:style-name="P18">p</text:p>
            </table:table-cell>
            <table:table-cell table:style-name="Table1.A2">
              <text:p text:style-name="P20">0x7ffd96a07b98</text:p>
            </table:table-cell>
            <table:table-cell table:style-name="Table1.A2">
              <text:p text:style-name="P18">0x7ffd96a07b94—the address of x!</text:p>
            </table:table-cell>
          </table:table-row>
          <table:table-row>
            <table:table-cell table:style-name="Table1.A3">
              <text:p text:style-name="P18">q</text:p>
            </table:table-cell>
            <table:table-cell table:style-name="Table1.A3">
              <text:p text:style-name="P20">0x7ffd96a07ba0</text:p>
            </table:table-cell>
            <table:table-cell table:style-name="Table1.A3">
              <text:p text:style-name="P18">0x7ffd96a07b98—the address of p!</text:p>
            </table:table-cell>
          </table:table-row>
        </table:table>
        <text:p text:style-name="P3"/>
      </text:section>
      <text:p text:style-name="P10">Puoi vedere che gli indirizzi sono gli stessi tranne l'ultimo byte quindi concentrati solo su quelli.</text:p>
      <text:p text:style-name="P10">Sul mio sistema<text:s/><text:span text:style-name="OrgCode1">int</text:span><text:s/>sono 4 byte motivo per cui vediamo l'indirizzo salire di 4 da<text:s/><text:span text:style-name="OrgCode1">x</text:span><text:s/>a<text:s/><text:span text:style-name="OrgCode1">p</text:span><text:note text:note-class="footnote"><text:note-citation>148</text:note-citation><text:note-body><text:p text:style-name="P14">Non c'è assolutamente nulla nelle specifiche che dica che funzionerà sempre in questo modo, ma sembra che funzioni in questo modo sul mio sistema.</text:p></text:note-body></text:note><text:s/>e poi sale di 8 da<text:s/><text:span text:style-name="OrgCode1">p</text:span><text:s/>a<text:s/><text:span text:style-name="OrgCode1">q</text:span>. Sul mio sistema tutti i puntatori sono 8 byte.</text:p>
      <text:p text:style-name="P10">Importa se è un<text:s/><text:span text:style-name="OrgCode1">int*</text:span><text:s/>o un<text:s/><text:span text:style-name="OrgCode1">int**</text:span>? È un byte in più byte? No! Ricorda che tutti i puntatori sono indirizzi, cioè indici in memoria. E sulla mia macchina puoi rappresentare un indice con 8 byte… non importa cosa è memorizzato in quell'indice.</text:p>
      <text:p text:style-name="P10">Ora controlla cosa abbiamo fatto alla riga 9 dell'esempio precedente: abbiamo<text:s/><text:span text:style-name="Emphasis1">dereferenziato due</text:span><text:s/>volte<text:s/><text:span text:style-name="OrgCode1">q</text:span><text:s/>per tornare al nostro<text:s/><text:span text:style-name="OrgCode1">3490</text:span>.</text:p>
      <text:p text:style-name="P10">Questo è l'aspetto importante dei puntatori e dei puntatori ai puntatori:</text:p>
      <text:list text:style-name="OrgBulletedList" xml:id="list-a85bb943-3c4a-4456-baff-db0e91d39721">
        <text:list-item>
          <text:p text:style-name="P10">Puoi ottenere un puntatore a qualsiasi cosa con &amp; (incluso un puntatore!)</text:p>
        </text:list-item>
        <text:list-item>
          <text:p text:style-name="P10">Puoi ottenere l'oggetto a cui punta un puntatore * (incluso un puntatore!)</text:p>
        </text:list-item>
      </text:list>
      <text:p text:style-name="P10">Quindi puoi pensare<text:s/><text:span text:style-name="OrgCode1">&amp;</text:span><text:s/>per creare puntatori e<text:s/><text:span text:style-name="OrgCode1">*</text:span><text:s/>per l'inverso—va nella direzione opposta a ~&amp;~—per arrivare alla cosa puntata.</text:p>
      <text:p text:style-name="P10">In termini di tipo ogni volta che tu usi<text:s/><text:span text:style-name="OrgCode1">&amp;</text:span>, questo aggiunge un altro livello del puntatore al tipo.</text:p>
      <text:section text:name="Section32" text:style-name="OrgIndentedSection-Level-0">
        <text:p text:style-name="P3"/>
        <table:table table:style-name="Table1">
          <table:table-column table:style-name="Table1.A" table:number-columns-repeated="3"/>
          <table:table-row>
            <table:table-cell table:style-name="Table1.A1">
              <text:p text:style-name="P18">If you have</text:p>
            </table:table-cell>
            <table:table-cell table:style-name="Table1.A1">
              <text:p text:style-name="P18">Then you run</text:p>
            </table:table-cell>
            <table:table-cell table:style-name="Table1.A1">
              <text:p text:style-name="P18">The result type is</text:p>
            </table:table-cell>
          </table:table-row>
          <table:table-row>
            <table:table-cell table:style-name="Table1.A2">
              <text:p text:style-name="P18">int x</text:p>
            </table:table-cell>
            <table:table-cell table:style-name="Table1.A2">
              <text:p text:style-name="P18">&amp;x</text:p>
            </table:table-cell>
            <table:table-cell table:style-name="Table1.A2">
              <text:p text:style-name="P18">int *</text:p>
            </table:table-cell>
          </table:table-row>
          <table:table-row>
            <table:table-cell table:style-name="Table1.A2">
              <text:p text:style-name="P18">int *x</text:p>
            </table:table-cell>
            <table:table-cell table:style-name="Table1.A2">
              <text:p text:style-name="P18">&amp;x</text:p>
            </table:table-cell>
            <table:table-cell table:style-name="Table1.A2">
              <text:p text:style-name="P18">int **</text:p>
            </table:table-cell>
          </table:table-row>
          <table:table-row>
            <table:table-cell table:style-name="Table1.A2">
              <text:p text:style-name="P18">int **x</text:p>
            </table:table-cell>
            <table:table-cell table:style-name="Table1.A2">
              <text:p text:style-name="P18">&amp;x</text:p>
            </table:table-cell>
            <table:table-cell table:style-name="Table1.A2">
              <text:p text:style-name="P18">int<text:s/><text:span text:style-name="Bold1">*</text:span></text:p>
            </table:table-cell>
          </table:table-row>
          <table:table-row>
            <table:table-cell table:style-name="Table1.A3">
              <text:p text:style-name="P18">int ***x</text:p>
            </table:table-cell>
            <table:table-cell table:style-name="Table1.A3">
              <text:p text:style-name="P18">&amp;x</text:p>
            </table:table-cell>
            <table:table-cell table:style-name="Table1.A3">
              <text:p text:style-name="P18">int<text:s/><text:span text:style-name="Bold1">**</text:span></text:p>
            </table:table-cell>
          </table:table-row>
        </table:table>
        <text:p text:style-name="P3"/>
      </text:section>
      <text:p text:style-name="P10">E ogni volta che usi<text:s/><text:span text:style-name="OrgCode1">dereference (*)</text:span><text:s/>fa il contrario:</text:p>
      <text:section text:name="Section33" text:style-name="OrgIndentedSection-Level-0">
        <text:p text:style-name="P3"/>
        <table:table table:style-name="Table1">
          <table:table-column table:style-name="Table1.A" table:number-columns-repeated="3"/>
          <table:table-row>
            <table:table-cell table:style-name="Table1.A1">
              <text:p text:style-name="P18">If you have</text:p>
            </table:table-cell>
            <table:table-cell table:style-name="Table1.A1">
              <text:p text:style-name="P18">Then you run</text:p>
            </table:table-cell>
            <table:table-cell table:style-name="Table1.A1">
              <text:p text:style-name="P18">The result type is</text:p>
            </table:table-cell>
          </table:table-row>
          <table:table-row>
            <table:table-cell table:style-name="Table1.A2">
              <text:p text:style-name="P18">int ****x</text:p>
            </table:table-cell>
            <table:table-cell table:style-name="Table1.A2">
              <text:p text:style-name="P18">*x</text:p>
            </table:table-cell>
            <table:table-cell table:style-name="Table1.A2">
              <text:p text:style-name="P18">int<text:s/><text:span text:style-name="Bold1">*</text:span></text:p>
            </table:table-cell>
          </table:table-row>
          <table:table-row>
            <table:table-cell table:style-name="Table1.A2">
              <text:p text:style-name="P18">int ***x</text:p>
            </table:table-cell>
            <table:table-cell table:style-name="Table1.A2">
              <text:p text:style-name="P18">*x</text:p>
            </table:table-cell>
            <table:table-cell table:style-name="Table1.A2">
              <text:p text:style-name="P18">int **</text:p>
            </table:table-cell>
          </table:table-row>
          <table:table-row>
            <table:table-cell table:style-name="Table1.A2">
              <text:p text:style-name="P18">int **x</text:p>
            </table:table-cell>
            <table:table-cell table:style-name="Table1.A2">
              <text:p text:style-name="P18">*x</text:p>
            </table:table-cell>
            <table:table-cell table:style-name="Table1.A2">
              <text:p text:style-name="P18">int *</text:p>
            </table:table-cell>
          </table:table-row>
          <table:table-row>
            <table:table-cell table:style-name="Table1.A3">
              <text:p text:style-name="P18">int *x</text:p>
            </table:table-cell>
            <table:table-cell table:style-name="Table1.A3">
              <text:p text:style-name="P18">*x</text:p>
            </table:table-cell>
            <table:table-cell table:style-name="Table1.A3">
              <text:p text:style-name="P18">int</text:p>
            </table:table-cell>
          </table:table-row>
        </table:table>
        <text:p text:style-name="P3"/>
      </text:section>
      <text:p text:style-name="P10">Tieni presente che puoi utilizzarne più di uno<text:s/><text:span text:style-name="OrgCode1">*s</text:span><text:s/>di fila per dereferenziare rapidamente, proprio come abbiamo visto nel codice di esempio con<text:s/><text:span text:style-name="OrgCode1">**q</text:span><text:s/>sopra. Ognuno elimina un livello di indiretto.</text:p>
      <text:section text:name="Section34" text:style-name="OrgIndentedSection-Level-0">
        <text:p text:style-name="P3"/>
        <table:table table:style-name="Table1">
          <table:table-column table:style-name="Table1.A" table:number-columns-repeated="3"/>
          <table:table-row>
            <table:table-cell table:style-name="Table1.A1">
              <text:p text:style-name="P18">If you have</text:p>
            </table:table-cell>
            <table:table-cell table:style-name="Table1.A1">
              <text:p text:style-name="P18">Then you run</text:p>
            </table:table-cell>
            <table:table-cell table:style-name="Table1.A1">
              <text:p text:style-name="P18">The result type is</text:p>
            </table:table-cell>
          </table:table-row>
          <table:table-row>
            <table:table-cell table:style-name="Table1.A2">
              <text:p text:style-name="P18">int ****x</text:p>
            </table:table-cell>
            <table:table-cell table:style-name="Table1.A2">
              <text:p text:style-name="P18">***x</text:p>
            </table:table-cell>
            <table:table-cell table:style-name="Table1.A2">
              <text:p text:style-name="P18">int *</text:p>
            </table:table-cell>
          </table:table-row>
          <table:table-row>
            <table:table-cell table:style-name="Table1.A2">
              <text:p text:style-name="P18">int ***x</text:p>
            </table:table-cell>
            <table:table-cell table:style-name="Table1.A2">
              <text:p text:style-name="P18">**x</text:p>
            </table:table-cell>
            <table:table-cell table:style-name="Table1.A2">
              <text:p text:style-name="P18">int *</text:p>
            </table:table-cell>
          </table:table-row>
          <table:table-row>
            <table:table-cell table:style-name="Table1.A3">
              <text:p text:style-name="P18">int **x</text:p>
            </table:table-cell>
            <table:table-cell table:style-name="Table1.A3">
              <text:p text:style-name="P18">**x</text:p>
            </table:table-cell>
            <table:table-cell table:style-name="Table1.A3">
              <text:p text:style-name="P18">int</text:p>
            </table:table-cell>
          </table:table-row>
        </table:table>
        <text:p text:style-name="P3"/>
      </text:section>
      <text:p text:style-name="P10">Generalmente<text:s/><text:span text:style-name="OrgCode1">&amp;*E == E</text:span><text:note text:note-class="footnote"><text:note-citation>149</text:note-citation><text:note-body><text:p text:style-name="P14">Anche se<text:s/><text:span text:style-name="OrgCode1">E</text:span><text:s/>è<text:s/><text:span text:style-name="OrgCode1">NULL</text:span>, risulta strano.</text:p></text:note-body></text:note>. Il dereferenziamento “annulla” l'indirizzo di.</text:p>
      <text:p text:style-name="P10">Ma<text:s/><text:span text:style-name="OrgCode1">&amp;</text:span><text:s/>non funziona allo stesso modo—puoi farlo solo uno alla volta e devi memorizzare il risultato in una variabile intermedia:</text:p>
      <text:p text:style-name="P16"><text:span text:style-name="OrgSrcFontLockTypeFace1">int</text:span><text:s/><text:span text:style-name="OrgSrcFontLockVariableNameFace1">x</text:span><text:s/>= 3490;<text:s text:c="5"/><text:span text:style-name="OrgSrcFontLockCommentDelimiterFace1">//<text:s/></text:span><text:span text:style-name="OrgSrcFontLockCommentFace1">Type: int</text:span></text:p>
      <text:p text:style-name="P16"><text:span text:style-name="OrgSrcFontLockTypeFace1">int</text:span><text:s/>*<text:span text:style-name="OrgSrcFontLockVariableNameFace1">p</text:span><text:s/>= &amp;x;<text:s text:c="6"/><text:span text:style-name="OrgSrcFontLockCommentDelimiterFace1">//<text:s/></text:span><text:span text:style-name="OrgSrcFontLockCommentFace1">Type: int *, pointer to an int</text:span></text:p>
      <text:p text:style-name="P16"><text:span text:style-name="OrgSrcFontLockTypeFace1">int</text:span><text:s/>**<text:span text:style-name="OrgSrcFontLockVariableNameFace1">q</text:span><text:s/>= &amp;p;<text:s text:c="5"/><text:span text:style-name="OrgSrcFontLockCommentDelimiterFace1">//<text:s/></text:span><text:span text:style-name="OrgSrcFontLockCommentFace1">Type: int **, pointer to pointer to int</text:span></text:p>
      <text:p text:style-name="P16"><text:span text:style-name="OrgSrcFontLockTypeFace1">int</text:span><text:s/>***<text:span text:style-name="OrgSrcFontLockVariableNameFace1">r</text:span><text:s/>= &amp;q;<text:s text:c="4"/><text:span text:style-name="OrgSrcFontLockCommentDelimiterFace1">//<text:s/></text:span><text:span text:style-name="OrgSrcFontLockCommentFace1">Type: int ***, pointer to pointer to pointer to int</text:span></text:p>
      <text:p text:style-name="P16"><text:span text:style-name="OrgSrcFontLockTypeFace1">int</text:span><text:s/>****<text:span text:style-name="OrgSrcFontLockVariableNameFace1">s</text:span><text:s/>= &amp;r;<text:s text:c="3"/><text:span text:style-name="OrgSrcFontLockCommentDelimiterFace1">//<text:s/></text:span><text:span text:style-name="OrgSrcFontLockCommentFace1">Type: int ****, you get the idea</text:span></text:p>
      <text:p text:style-name="P17"><text:span text:style-name="OrgSrcFontLockTypeFace1">int</text:span><text:s/>*****<text:span text:style-name="OrgSrcFontLockVariableNameFace1">t</text:span><text:s/>= &amp;s;<text:s text:c="2"/><text:span text:style-name="OrgSrcFontLockCommentDelimiterFace1">//<text:s/></text:span><text:span text:style-name="OrgSrcFontLockCommentFace1">Type: int *****</text:span></text:p>
      <text:h text:outline-level="3" text:style-name="P19"><text:bookmark-start text:name="OrgXref.orgf394b76"/><text:bookmark text:name="orgf394b76"/>Puntatore a Puntatori e<text:s/><text:span text:style-name="OrgCode1">const</text:span><text:s/><text:bookmark-end text:name="OrgXref.orgf394b76"/></text:h>
      <text:p text:style-name="P10">Se ricordi dichiarando un puntatore come questo:</text:p>
      <text:p text:style-name="P17"><text:span text:style-name="OrgSrcFontLockTypeFace1">int</text:span><text:s/>*<text:span text:style-name="OrgSrcFontLockKeywordFace1">const</text:span><text:s/><text:span text:style-name="OrgSrcFontLockVariableNameFace1">p</text:span>;</text:p>
      <text:p text:style-name="P10">significa che non puoi modificare<text:s/><text:span text:style-name="OrgCode1">p</text:span>. Provare<text:s/><text:span text:style-name="OrgCode1">p++</text:span><text:s/>ti darebbe un errore in fase di compilazione.</text:p>
      <text:p text:style-name="P10">Ma come funziona con<text:s/><text:span text:style-name="OrgCode1">int **</text:span><text:s/>o<text:s/><text:span text:style-name="OrgCode1">int ***</text:span>? Dove va a finire la<text:s/><text:span text:style-name="OrgCode1">const</text:span><text:s/>e cosa significa?</text:p>
      <text:p text:style-name="P10">Cominciamo con la parte semplice. Il<text:s/><text:span text:style-name="OrgCode1">const</text:span><text:s/>proprio accanto al nome della variabile si riferisce a quella variabile. Quindi se vuoi un'<text:span text:style-name="OrgCode1">int***</text:span><text:s/>che non puoi cambiare puoi fare così:</text:p>
      <text:p text:style-name="P16"><text:span text:style-name="OrgSrcFontLockTypeFace1">int</text:span><text:s/>***<text:span text:style-name="OrgSrcFontLockKeywordFace1">const</text:span><text:s/><text:span text:style-name="OrgSrcFontLockVariableNameFace1">p</text:span>;</text:p>
      <text:p text:style-name="P16"/>
      <text:p text:style-name="P17">p++;<text:s text:c="2"/><text:span text:style-name="OrgSrcFontLockCommentDelimiterFace1">//<text:s/></text:span><text:span text:style-name="OrgSrcFontLockCommentFace1">Not allowed</text:span></text:p>
      <text:p text:style-name="P10">Ma è qui che le cose diventano un po’ strane.</text:p>
      <text:p text:style-name="P10">E se avessimo questa situazione:</text:p>
      <text:p text:style-name="P16"><text:span text:style-name="OrgSrcFontLockTypeFace1">int</text:span><text:s/><text:span text:style-name="OrgSrcFontLockFunctionNameFace1">main</text:span>(<text:span text:style-name="OrgSrcFontLockTypeFace1">void</text:span>)</text:p>
      <text:p text:style-name="P16">{</text:p>
      <text:p text:style-name="P16"><text:s text:c="4"/><text:span text:style-name="OrgSrcFontLockTypeFace1">int</text:span><text:s/><text:span text:style-name="OrgSrcFontLockVariableNameFace1">x</text:span><text:s/>= 3490;</text:p>
      <text:p text:style-name="P16"><text:s text:c="4"/><text:span text:style-name="OrgSrcFontLockTypeFace1">int</text:span><text:s/>*<text:span text:style-name="OrgSrcFontLockKeywordFace1">const</text:span><text:s/><text:span text:style-name="OrgSrcFontLockVariableNameFace1">p</text:span><text:s/>= &amp;x;</text:p>
      <text:p text:style-name="P16"><text:s text:c="4"/><text:span text:style-name="OrgSrcFontLockTypeFace1">int</text:span><text:s/>**<text:span text:style-name="OrgSrcFontLockVariableNameFace1">q</text:span><text:s/>= &amp;p;</text:p>
      <text:p text:style-name="P17">}</text:p>
      <text:p text:style-name="P10">Quando lo compilo ricevo un avviso:</text:p>
      <text:p text:style-name="P16"><text:span text:style-name="OrgSrcFontLockConstantFace1">warning</text:span>: initialization discards ‘<text:span text:style-name="OrgSrcFontLockKeywordFace1">const</text:span>’ qualifier from pointer target type</text:p>
      <text:p text:style-name="P16"><text:s text:c="4"/>7 |<text:s text:c="5"/><text:span text:style-name="OrgSrcFontLockTypeFace1">int</text:span><text:s/>**q = &amp;p;</text:p>
      <text:p text:style-name="P17"><text:s text:c="6"/>| <text:s text:c="14"/>^</text:p>
      <text:p text:style-name="P10">Cosa sta succedendo? Il compilatore ci sta dicendo qui che avevamo una variabile che era<text:s/><text:span text:style-name="OrgCode1">const</text:span><text:s/>e stiamo assegnando il suo valore a un'altra variabile che non è<text:s/><text:span text:style-name="OrgCode1">const</text:span><text:s/>nello stesso modo. La<text:s/><text:span text:style-name="OrgCode1">“const”</text:span><text:s/>viene scartata, che probabilmente non è quello che volevamo fare.</text:p>
      <text:p text:style-name="P10">Il tipo di<text:s/><text:span text:style-name="OrgCode1">p</text:span><text:s/>è<text:s/><text:span text:style-name="OrgCode1">int *const p</text:span><text:s/>e quindi<text:s/><text:span text:style-name="OrgCode1">&amp;p</text:span><text:s/>è il tipo<text:s/><text:span text:style-name="OrgCode1">int *const *</text:span>. E proviamo ad assegnarlo a<text:s/><text:span text:style-name="OrgCode1">q</text:span>.</text:p>
      <text:p text:style-name="P10">Ma<text:s/><text:span text:style-name="OrgCode1">q</text:span><text:s/>è<text:s/><text:span text:style-name="OrgCode1">int **</text:span>! Un tipo con diverso<text:s/><text:span text:style-name="OrgCode1">const</text:span><text:s/>anza sul primo<text:s/><text:span text:style-name="OrgCode1">*</text:span>! Quindi riceviamo un avviso che il<text:s/><text:span text:style-name="OrgCode1">const</text:span><text:s/>in<text:s/><text:span text:style-name="OrgCode1">p</text:span><text:s/>di<text:s/><text:span text:style-name="OrgCode1">int *const *</text:span><text:s/>viene ignorato e buttato via.</text:p>
      <text:p text:style-name="P10">Possiamo risolvere il problema assicurandoci che il tipo<text:s/><text:span text:style-name="OrgCode1">q</text:span><text:s/>è almeno<text:s/><text:span text:style-name="OrgCode1">const</text:span><text:s/>di<text:s/><text:span text:style-name="OrgCode1">p</text:span>.</text:p>
      <text:p text:style-name="P16"><text:span text:style-name="OrgSrcFontLockTypeFace1">int</text:span><text:s/><text:span text:style-name="OrgSrcFontLockVariableNameFace1">x</text:span><text:s/>= 3490;</text:p>
      <text:p text:style-name="P16"><text:span text:style-name="OrgSrcFontLockTypeFace1">int</text:span><text:s/>*<text:span text:style-name="OrgSrcFontLockKeywordFace1">const</text:span><text:s/><text:span text:style-name="OrgSrcFontLockVariableNameFace1">p</text:span><text:s/>= &amp;x;</text:p>
      <text:p text:style-name="P17"><text:span text:style-name="OrgSrcFontLockTypeFace1">int</text:span><text:s/>*<text:span text:style-name="OrgSrcFontLockKeywordFace1">const</text:span><text:s/>*<text:span text:style-name="OrgSrcFontLockVariableNameFace1">q</text:span><text:s/>= &amp;p;</text:p>
      <text:p text:style-name="P10">E ora siamo felici.</text:p>
      <text:p text:style-name="P10">Potremmo rendere<text:s/><text:span text:style-name="OrgCode1">q</text:span><text:s/>ancora più<text:s/><text:span text:style-name="OrgCode1">const</text:span>. Così com'è sopra diciamo “~q~ non è esso stesso<text:s/><text:span text:style-name="OrgCode1">const</text:span><text:s/>ma la cosa a cui punta è<text:s/><text:span text:style-name="OrgCode1">const</text:span>.” Ma potremmo renderli entrambi<text:s/><text:span text:style-name="OrgCode1">const</text:span>:</text:p>
      <text:p text:style-name="P16"><text:span text:style-name="OrgSrcFontLockTypeFace1">int</text:span><text:s/><text:span text:style-name="OrgSrcFontLockVariableNameFace1">x</text:span><text:s/>= 3490;</text:p>
      <text:p text:style-name="P16"><text:span text:style-name="OrgSrcFontLockTypeFace1">int</text:span><text:s/>*<text:span text:style-name="OrgSrcFontLockKeywordFace1">const</text:span><text:s/><text:span text:style-name="OrgSrcFontLockVariableNameFace1">p</text:span><text:s/>= &amp;x;</text:p>
      <text:p text:style-name="P17"><text:span text:style-name="OrgSrcFontLockTypeFace1">int</text:span><text:s/>*<text:span text:style-name="OrgSrcFontLockKeywordFace1">const</text:span><text:s/>*<text:span text:style-name="OrgSrcFontLockKeywordFace1">const</text:span><text:s/><text:span text:style-name="OrgSrcFontLockVariableNameFace1">q</text:span><text:s/>= &amp;p;<text:s text:c="2"/><text:span text:style-name="OrgSrcFontLockCommentDelimiterFace1">//<text:s/></text:span><text:span text:style-name="OrgSrcFontLockCommentFace1">More const!</text:span></text:p>
      <text:p text:style-name="P10">E funziona anche questo. Ora non possiamo modificare<text:s/><text:span text:style-name="OrgCode1">q</text:span><text:s/>o il puntatore<text:s/><text:span text:style-name="OrgCode1">q</text:span><text:s/>punta.</text:p>
      <text:h text:outline-level="2" text:style-name="P15"><text:bookmark-start text:name="OrgXref.org4d5b9cb"/><text:bookmark text:name="org4d5b9cb"/>Valori multibyte<text:s/><text:bookmark-end text:name="OrgXref.org4d5b9cb"/></text:h>
      <text:p text:style-name="P10">Abbiamo accennato di questo argomento precedentemente in vari punti, ma chiaramente non tutti i valori possono essere archiviati in un singolo byte di memoria. Molte cose occupano più byte di memoria (ammesso che non siano<text:s/><text:span text:style-name="OrgCode1">char</text:span>), e posso dirti quanti byte usando<text:s/><text:span text:style-name="OrgCode1">sizeof</text:span>. E puoi dire quale indirizzo è in memoria il<text:s/><text:span text:style-name="Emphasis1">primo</text:span><text:s/>byte dell'oggetto utilizzando l'operatore standard<text:s/><text:span text:style-name="OrgCode1">&amp;</text:span><text:s/>dato che restituisce sempre l'indirizzo del primo byte.</text:p>
      <text:p text:style-name="P10">Ed ecco un altro fatto divertente! Se esegui un'iterazione sui byte di qualsiasi oggetto ottieni la<text:s/><text:span text:style-name="Emphasis1">sua rappresentazione dell'oggetto</text:span>. Due cose con la stessa rappresentazione dell'oggetto in memoria sono uguali.</text:p>
      <text:p text:style-name="P10">Se vuoi scorrere la rappresentazione dell'oggetto dovresti farlo con i puntatori a<text:s/><text:span text:style-name="OrgCode1">unsigned char</text:span>.</text:p>
      <text:p text:style-name="P10">Creiamo la nostra versione di<text:s/><text:span text:style-name="OrgCode1">memcpy()</text:span><text:note text:note-class="footnote"><text:note-citation>150</text:note-citation><text:note-body><text:p text:style-name="P14"><text:a xlink:type="simple" xlink:href="https://beej.us/guide/bgclr/html/split/stringref.html#man-memcpy"><text:span text:style-name="T3">https://beej.us/guide/bgclr/html/split/stringref.html#man-memcpy</text:span></text:a></text:p></text:note-body></text:note><text:s/>fa esattamente questo:</text:p>
      <text:p text:style-name="P16"><text:span text:style-name="OrgSrcFontLockTypeFace1">void</text:span><text:s/>*<text:span text:style-name="OrgSrcFontLockFunctionNameFace1">my_memcpy</text:span>(<text:span text:style-name="OrgSrcFontLockTypeFace1">void</text:span><text:s/>*<text:span text:style-name="OrgSrcFontLockVariableNameFace1">dest</text:span>,<text:s/><text:span text:style-name="OrgSrcFontLockKeywordFace1">const</text:span><text:s/><text:span text:style-name="OrgSrcFontLockTypeFace1">void</text:span><text:s/>*<text:span text:style-name="OrgSrcFontLockVariableNameFace1">src</text:span>,<text:s/><text:span text:style-name="OrgSrcFontLockTypeFace1">size_t</text:span><text:s/><text:span text:style-name="OrgSrcFontLockVariableNameFace1">n</text:span>)</text:p>
      <text:p text:style-name="P16">{</text:p>
      <text:p text:style-name="P16"><text:s text:c="4"/><text:span text:style-name="OrgSrcFontLockCommentDelimiterFace1">//<text:s/></text:span><text:span text:style-name="OrgSrcFontLockCommentFace1">Make local variables for src and dest, but of type unsigned char</text:span></text:p>
      <text:p text:style-name="P16"/>
      <text:p text:style-name="P16"><text:s text:c="4"/><text:span text:style-name="OrgSrcFontLockKeywordFace1">const</text:span><text:s/><text:span text:style-name="OrgSrcFontLockTypeFace1">unsigned</text:span><text:s/><text:span text:style-name="OrgSrcFontLockTypeFace1">char</text:span><text:s/>*<text:span text:style-name="OrgSrcFontLockVariableNameFace1">s</text:span><text:s/>= src;</text:p>
      <text:p text:style-name="P16"><text:s text:c="4"/><text:span text:style-name="OrgSrcFontLockTypeFace1">unsigned</text:span><text:s/><text:span text:style-name="OrgSrcFontLockTypeFace1">char</text:span><text:s/>*<text:span text:style-name="OrgSrcFontLockVariableNameFace1">d</text:span><text:s/>= dest;</text:p>
      <text:p text:style-name="P16"/>
      <text:p text:style-name="P16"><text:s text:c="4"/><text:span text:style-name="OrgSrcFontLockKeywordFace1">while</text:span><text:s/>(n-- &gt; 0)<text:s text:c="3"/><text:span text:style-name="OrgSrcFontLockCommentDelimiterFace1">//<text:s/></text:span><text:span text:style-name="OrgSrcFontLockCommentFace1">For the given number of bytes</text:span></text:p>
      <text:p text:style-name="P16"><text:s text:c="8"/>*d++ = *s++;<text:s text:c="2"/><text:span text:style-name="OrgSrcFontLockCommentDelimiterFace1">//<text:s/></text:span><text:span text:style-name="OrgSrcFontLockCommentFace1">Copy source byte to dest byte</text:span></text:p>
      <text:p text:style-name="P16"/>
      <text:p text:style-name="P16"><text:s text:c="4"/><text:span text:style-name="OrgSrcFontLockCommentDelimiterFace1">//<text:s/></text:span><text:span text:style-name="OrgSrcFontLockCommentFace1">Most copy functions return a pointer to the dest as a convenience</text:span></text:p>
      <text:p text:style-name="P16"><text:s text:c="4"/><text:span text:style-name="OrgSrcFontLockCommentDelimiterFace1">//<text:s/></text:span><text:span text:style-name="OrgSrcFontLockCommentFace1">to the caller</text:span></text:p>
      <text:p text:style-name="P16"/>
      <text:p text:style-name="P16"><text:s text:c="4"/><text:span text:style-name="OrgSrcFontLockKeywordFace1">return</text:span><text:s/>dest;</text:p>
      <text:p text:style-name="P17">}</text:p>
      <text:p text:style-name="P10">(Ci sono anche alcuni buoni esempi di post-incremento e post-decremento da studiare.)</text:p>
      <text:p text:style-name="P10">È importante notare che la versione sopra riportata è probabilmente meno efficiente di quella fornita con il tuo sistema.</text:p>
      <text:p text:style-name="P10">Ma puoi passare puntatori a qualsiasi cosa al suo interno e copierà quegli oggetti. Potrebbe essere<text:s/><text:span text:style-name="OrgCode1">int*</text:span>,<text:s/><text:span text:style-name="OrgCode1">struct animal*</text:span><text:s/>o qualsiasi altra cosa.</text:p>
      <text:p text:style-name="P10">Facciamo un altro esempio che stampa i byte di rappresentazione dell'oggetto di una<text:s/><text:span text:style-name="OrgCode1">struct</text:span><text:s/>in modo da poter vedere se c'è del riempimento e quali valori ha<text:note text:note-class="footnote"><text:note-citation>151</text:note-citation><text:note-body><text:p text:style-name="P14">Non è necessario che il compilatore C aggiunga byte di riempimento e i valori di eventuali byte di riempimento aggiunti sono indeterminati.</text:p></text:note-body></text:note>.</text:p>
      <text:p text:style-name="P16"><text:span text:style-name="OrgSrcFontLockPreprocessorFace1">#include</text:span><text:s/><text:span text:style-name="OrgSrcFontLockStringFace1">&lt;stdio.h&gt;</text:span></text:p>
      <text:p text:style-name="P16"/>
      <text:p text:style-name="P16"><text:span text:style-name="OrgSrcFontLockKeywordFace1">struct</text:span><text:s/><text:span text:style-name="OrgSrcFontLockTypeFace1">foo</text:span><text:s/>{</text:p>
      <text:p text:style-name="P16"><text:s text:c="4"/><text:span text:style-name="OrgSrcFontLockTypeFace1">char</text:span><text:s/><text:span text:style-name="OrgSrcFontLockVariableNameFace1">a</text:span>;</text:p>
      <text:p text:style-name="P16"><text:s text:c="4"/><text:span text:style-name="OrgSrcFontLockTypeFace1">int</text:span><text:s/><text:span text:style-name="OrgSrcFontLockVariableNameFace1">b</text:span>;</text:p>
      <text:p text:style-name="P16">};</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text:span text:style-name="OrgSrcFontLockKeywordFace1">struct</text:span><text:s/><text:span text:style-name="OrgSrcFontLockTypeFace1">foo</text:span><text:s/><text:span text:style-name="OrgSrcFontLockVariableNameFace1">x</text:span><text:s/>= {0x12, 0x12345678};</text:p>
      <text:p text:style-name="P16"><text:s text:c="4"/><text:span text:style-name="OrgSrcFontLockTypeFace1">unsigned</text:span><text:s/><text:span text:style-name="OrgSrcFontLockTypeFace1">char</text:span><text:s/>*<text:span text:style-name="OrgSrcFontLockVariableNameFace1">p</text:span><text:s/>= (<text:span text:style-name="OrgSrcFontLockTypeFace1">unsigned</text:span><text:s/><text:span text:style-name="OrgSrcFontLockTypeFace1">char</text:span><text:s/>*)&amp;x;</text:p>
      <text:p text:style-name="P16"/>
      <text:p text:style-name="P16"><text:s text:c="4"/><text:span text:style-name="OrgSrcFontLockKeywordFace1">for</text:span><text:s/>(<text:span text:style-name="OrgSrcFontLockTypeFace1">size_t</text:span><text:s/><text:span text:style-name="OrgSrcFontLockVariableNameFace1">i</text:span><text:s/>= 0; i &lt;<text:s/><text:span text:style-name="OrgSrcFontLockKeywordFace1">sizeof</text:span><text:s/>x; i++) {</text:p>
      <text:p text:style-name="P16"><text:s text:c="8"/>printf(<text:span text:style-name="OrgSrcFontLockStringFace1">"%02X\n"</text:span>, p[i]);</text:p>
      <text:p text:style-name="P16"><text:s text:c="4"/>}</text:p>
      <text:p text:style-name="P17">}</text:p>
      <text:p text:style-name="P10">Ciò che abbiamo è una<text:s/><text:span text:style-name="OrgCode1">struct foo</text:span><text:s/>costruita in modo tale da incoraggiare un compilatore a iniettare byte di riempimento (anche se non è necessario). E poi otteniamo un<text:s/><text:span text:style-name="OrgCode1">unsigned char *</text:span><text:s/>al primo byte di<text:s/><text:span text:style-name="OrgCode1">struct foo</text:span><text:s/>variabile<text:s/><text:span text:style-name="OrgCode1">x</text:span>.</text:p>
      <text:p text:style-name="P10">Da lì tutto ciò che dobbiamo sapere è il<text:s/><text:span text:style-name="OrgCode1">sizeof x</text:span><text:s/>e possiamo scorrere quel numero di byte stampando i valori (in esadecimale per comodità).</text:p>
      <text:p text:style-name="P10">L'esecuzione di questo fornisce un gruppo di numeri come output. L'ho annotato di seguito per identificare dove sono stati archiviati i valori:</text:p>
      <text:p text:style-name="P16">12 <text:s/>| x.a == 0x12</text:p>
      <text:p text:style-name="P16"/>
      <text:p text:style-name="P16">AB <text:s/>|</text:p>
      <text:p text:style-name="P16">BF <text:s/>| padding bytes with<text:s/><text:span text:style-name="OrgSrcFontLockStringFace1">"random"</text:span><text:s/>value</text:p>
      <text:p text:style-name="P16">26 <text:s/>|</text:p>
      <text:p text:style-name="P16"/>
      <text:p text:style-name="P16">78 <text:s/>|</text:p>
      <text:p text:style-name="P16">56 <text:s/>| x.b == 0x12345678</text:p>
      <text:p text:style-name="P16">34 <text:s/>|</text:p>
      <text:p text:style-name="P17">12 <text:s/>|</text:p>
      <text:p text:style-name="P10">Su tutti i sistemi<text:s/><text:span text:style-name="OrgCode1">sizeof(char)</text:span><text:s/>è 1, osserviamo che il primo byte nella parte superiore dell'output contiene il valore<text:s/><text:span text:style-name="OrgCode1">0x12</text:span><text:s/>che abbiamo memorizzato lì.</text:p>
      <text:p text:style-name="P10">Poi abbiamo alcuni byte di riempimento—per me questi variavano da esecuzione a esecuzione.</text:p>
      <text:p text:style-name="P10">Infine sul mio sistema<text:s/><text:span text:style-name="OrgCode1">sizeof(int)</text:span><text:s/>è 4, possiamo vedere quei 4 byte alla fine. Nota come sono gli stessi byte del valore esadecimale<text:s/><text:span text:style-name="OrgCode1">0x12345678</text:span><text:s/>ma stranamente in ordine inverso<text:note text:note-class="footnote"><text:note-citation>152</text:note-citation><text:note-body><text:p text:style-name="P14">Questo varierà a seconda dell'architettura ma il mio sistema è little endian, il che significa che il byte meno significativo del numero viene memorizzato per primo. I sistemi big endian avranno i primi 12 e gli ultimi 78. Ma le specifiche non dettano nulla su questa rappresentazione.</text:p></text:note-body></text:note>.</text:p>
      <text:p text:style-name="P10">Tutto ciò è una piccola sbirciatina sotto il cofano dei byte di un'entità più complessa in memoria.</text:p>
      <text:h text:outline-level="2" text:style-name="P15"><text:bookmark text:name="orgdb9c05a"/><text:bookmark-start text:name="OrgXref.orgdb9c05a"/>Il puntatore<text:s/><text:span text:style-name="OrgCode1">NULL</text:span><text:s/>e lo zero<text:s/><text:bookmark-end text:name="OrgXref.orgdb9c05a"/></text:h>
      <text:p text:style-name="P10">Queste cose possono essere usate in modo intercambiabile:</text:p>
      <text:list text:style-name="OrgBulletedList" xml:id="list-5c7f017d-47aa-4818-9250-609657eba8a3">
        <text:list-item>
          <text:p text:style-name="P10"><text:span text:style-name="OrgCode1">NULL</text:span></text:p>
        </text:list-item>
        <text:list-item>
          <text:p text:style-name="P10"><text:span text:style-name="OrgCode1">0</text:span></text:p>
        </text:list-item>
        <text:list-item>
          <text:p text:style-name="P10"><text:span text:style-name="OrgCode1">'\0'</text:span></text:p>
        </text:list-item>
        <text:list-item>
          <text:p text:style-name="P10"><text:span text:style-name="OrgCode1">(void *)0</text:span></text:p>
        </text:list-item>
      </text:list>
      <text:p text:style-name="P10">Personalmente utilizzo sempre<text:s/><text:span text:style-name="OrgCode1">NULL</text:span><text:s/>quando intendo<text:s/><text:span text:style-name="OrgCode1">NULL</text:span><text:s/>ma di tanto in tanto potresti vedere altre varianti. Anche se<text:s/><text:span text:style-name="OrgCode1">'\0'</text:span><text:s/>(un byte con tutti i bit impostati a zero) confronterà anche uguale, è<text:s/><text:span text:style-name="Emphasis1">strano</text:span><text:s/>confrontarlo con un puntatore; dovresti confrontare<text:s/><text:span text:style-name="OrgCode1">NULL</text:span><text:s/>con il puntatore. (Naturalmente molte volte nell'elaborazione delle stringhe stai confrontando<text:s/><text:span text:style-name="Emphasis1">l'oggetto a cui punta il puntatore</text:span><text:s/>a '\0', ed è giusto.)</text:p>
      <text:p text:style-name="P10">0 è chiamata<text:s/><text:span text:style-name="Emphasis1">costante del puntatore nullo</text:span>, e se confrontato o assegnato a un altro puntatore viene convertito in un puntatore nullo dello stesso tipo.</text:p>
      <text:h text:outline-level="2" text:style-name="P15"><text:bookmark text:name="org952eec5"/><text:bookmark-start text:name="OrgXref.org952eec5"/>Puntatori come numeri interi<text:s/><text:bookmark-end text:name="OrgXref.org952eec5"/></text:h>
      <text:p text:style-name="P10">Puoi castare puntatori a numeri interi e viceversa (poiché un puntatore è solo un indice in memoria), ma probabilmente avrai bisogno di farlo solo se stai facendo cose hardware di basso livello. I risultati di tali macchinazioni sono definiti dall'implementazione quindi non sono portabili. E potrebbero accadere<text:s/><text:span text:style-name="Emphasis1">cose strane</text:span>.</text:p>
      <text:p text:style-name="P10">Tuttavia C fornisce una garanzia: puoi convertire un puntatore in un tipo<text:s/><text:span text:style-name="OrgCode1">uintptr_t</text:span><text:s/>e sarai in grado di riconvertirlo in un puntatore senza perdere alcun dato.</text:p>
      <text:p text:style-name="P10"><text:span text:style-name="OrgCode1">uintptr_t</text:span><text:s/>è definito in<text:s/><text:span text:style-name="OrgCode1">&lt;stdint.h&gt;</text:span><text:note text:note-class="footnote"><text:note-citation>153</text:note-citation><text:note-body><text:p text:style-name="P14">È una funzionalità opzionale quindi potrebbe non essere presente, ma probabilmente lo è.</text:p></text:note-body></text:note>.</text:p>
      <text:p text:style-name="P10">Inoltre se ti piace dichiararlo puoi utilizzare<text:s/><text:span text:style-name="OrgCode1">intptr_t</text:span><text:s/>per lo stesso effetto.</text:p>
      <text:h text:outline-level="2" text:style-name="P15"><text:bookmark-start text:name="OrgXref.org3f870c5"/><text:bookmark text:name="org3f870c5"/>Castare puntatori ad altri puntatori<text:s/><text:bookmark-end text:name="OrgXref.org3f870c5"/></text:h>
      <text:p text:style-name="P10">Esiste solo una conversione sicura del puntatore:</text:p>
      <text:list text:style-name="OrgNumberedList20" xml:id="list-ff055250-40a5-4279-ad73-479d38e327e4">
        <text:list-item>
          <text:number>1.</text:number>
          <text:p text:style-name="P10">Conversione in<text:s/><text:span text:style-name="OrgCode1">intptr_t</text:span><text:s/>o<text:s/><text:span text:style-name="OrgCode1">uintptr_t</text:span>.</text:p>
        </text:list-item>
        <text:list-item>
          <text:number>2.</text:number>
          <text:p text:style-name="P10">Conversione da e verso<text:s/><text:span text:style-name="OrgCode1">void*</text:span>.</text:p>
        </text:list-item>
      </text:list>
      <text:p text:style-name="P10">DUE! Due conversioni di puntatori sicure.</text:p>
      <text:list text:style-name="OrgNumberedList21" xml:id="list-51a64248-e3e7-4140-aa10-b37a1d5046e8">
        <text:list-item>
          <text:number>1.</text:number>
          <text:p text:style-name="P10">Conversione da e verso<text:s/><text:span text:style-name="OrgCode1">char*</text:span><text:s/>(o<text:s/><text:span text:style-name="OrgCode1">signed char*/unsigned char*</text:span>).</text:p>
        </text:list-item>
      </text:list>
      <text:p text:style-name="P10">TRE! Tre conversioni sicure!</text:p>
      <text:list text:style-name="OrgNumberedList22" xml:id="list-f013d7cb-0a02-41bb-8fa4-5808e8c5c7ca">
        <text:list-item>
          <text:number>1.</text:number>
          <text:p text:style-name="P10">Conversione da e verso un puntatore a una<text:s/><text:span text:style-name="OrgCode1">struct</text:span><text:s/>e un puntatore al suo primo membro e viceversa.</text:p>
        </text:list-item>
      </text:list>
      <text:p text:style-name="P10">QUATTRO! Quattro conversioni sicure!</text:p>
      <text:p text:style-name="P10">Se esegui il cast su un puntatore di un altro tipo e poi accedi all'oggetto a cui punta, il comportamento non è definito a causa di qualcosa chiamato<text:s/><text:span text:style-name="Emphasis1">alias stretto</text:span>.</text:p>
      <text:p text:style-name="P10">Il semplice vecchio<text:s/><text:span text:style-name="Emphasis1">alias</text:span><text:s/>si riferisce alla capacità di avere più di un modo per accedere allo stesso oggetto. I punti di accesso sono alias l'uno dell'altro.</text:p>
      <text:p text:style-name="P10"><text:span text:style-name="Emphasis1">Alias stretto</text:span><text:s/>dice che puoi accedere a un oggetto solo tramite puntatori ai<text:s/><text:span text:style-name="Emphasis1">tipi compatibili</text:span><text:s/>con quell'oggetto.</text:p>
      <text:p text:style-name="P10">Ad esempio questo è assolutamente consentito:</text:p>
      <text:p text:style-name="P16"><text:span text:style-name="OrgSrcFontLockTypeFace1">int</text:span><text:s/><text:span text:style-name="OrgSrcFontLockVariableNameFace1">a</text:span><text:s/>= 1;</text:p>
      <text:p text:style-name="P17"><text:span text:style-name="OrgSrcFontLockTypeFace1">int</text:span><text:s/>*<text:span text:style-name="OrgSrcFontLockVariableNameFace1">p</text:span><text:s/>= &amp;a;</text:p>
      <text:p text:style-name="P10"><text:span text:style-name="OrgCode1">p</text:span><text:s/>è un puntatore a un<text:s/><text:span text:style-name="OrgCode1">int</text:span><text:s/>e punta a un tipo compatibile—vale a dire ~int~—quindi è oro.</text:p>
      <text:p text:style-name="P10">Ma quanto segue non va bene perché<text:s/><text:span text:style-name="OrgCode1">int</text:span><text:s/>e<text:s/><text:span text:style-name="OrgCode1">float</text:span><text:s/>non sono tipi compatibili:</text:p>
      <text:p text:style-name="P16"><text:span text:style-name="OrgSrcFontLockTypeFace1">int</text:span><text:s/><text:span text:style-name="OrgSrcFontLockVariableNameFace1">a</text:span><text:s/>= 1;</text:p>
      <text:p text:style-name="P17"><text:span text:style-name="OrgSrcFontLockTypeFace1">float</text:span><text:s/>*<text:span text:style-name="OrgSrcFontLockVariableNameFace1">p</text:span><text:s/>= (<text:span text:style-name="OrgSrcFontLockTypeFace1">float</text:span><text:s/>*)&amp;a;</text:p>
      <text:p text:style-name="P10">Ecco un programma demo che esegue alcuni alias. Prende una variabile<text:s/><text:span text:style-name="OrgCode1">v</text:span><text:s/>di tipo<text:s/><text:span text:style-name="OrgCode1">int32_t</text:span><text:s/>e lo trasforma in un puntatore ad<text:s/><text:span text:style-name="OrgCode1">struct words</text:span>. Quella<text:s/><text:span text:style-name="OrgCode1">struct</text:span><text:s/>contiene due<text:s/><text:span text:style-name="OrgCode1">int16_t</text:span>. Questi tipi sono incompatibili e dunque violiamo le rigide regole di alias. Il compilatore presuppone che questi due puntatori non puntino mai allo stesso oggetto… ma stiamo facendo in modo che lo facciano. Il che è sbagliato da parte nostra.</text:p>
      <text:p text:style-name="P10">Vediamo se riusciamo a rompere qualcosa.</text:p>
      <text:p text:style-name="P16"><text:span text:style-name="OrgSrcFontLockPreprocessorFace1">#include</text:span><text:s/><text:span text:style-name="OrgSrcFontLockStringFace1">&lt;stdio.h&gt;</text:span></text:p>
      <text:p text:style-name="P16"><text:span text:style-name="OrgSrcFontLockPreprocessorFace1">#include</text:span><text:s/><text:span text:style-name="OrgSrcFontLockStringFace1">&lt;stdint.h&gt;</text:span></text:p>
      <text:p text:style-name="P16"/>
      <text:p text:style-name="P16"><text:span text:style-name="OrgSrcFontLockKeywordFace1">struct</text:span><text:s/><text:span text:style-name="OrgSrcFontLockTypeFace1">words</text:span><text:s/>{</text:p>
      <text:p text:style-name="P16"><text:s text:c="4"/><text:span text:style-name="OrgSrcFontLockTypeFace1">int16_t</text:span><text:s/><text:span text:style-name="OrgSrcFontLockVariableNameFace1">v</text:span>[2];</text:p>
      <text:p text:style-name="P16">};</text:p>
      <text:p text:style-name="P16"/>
      <text:p text:style-name="P16"><text:span text:style-name="OrgSrcFontLockTypeFace1">void</text:span><text:s/><text:span text:style-name="OrgSrcFontLockFunctionNameFace1">fun</text:span>(<text:span text:style-name="OrgSrcFontLockTypeFace1">int32_t</text:span><text:s/>*<text:span text:style-name="OrgSrcFontLockVariableNameFace1">pv</text:span>,<text:s/><text:span text:style-name="OrgSrcFontLockKeywordFace1">struct</text:span><text:s/><text:span text:style-name="OrgSrcFontLockTypeFace1">words</text:span><text:s/>*<text:span text:style-name="OrgSrcFontLockVariableNameFace1">pw</text:span>)</text:p>
      <text:p text:style-name="P16">{</text:p>
      <text:p text:style-name="P16"><text:s text:c="4"/><text:span text:style-name="OrgSrcFontLockKeywordFace1">for</text:span><text:s/>(<text:span text:style-name="OrgSrcFontLockTypeFace1">int</text:span><text:s/><text:span text:style-name="OrgSrcFontLockVariableNameFace1">i</text:span><text:s/>= 0; i &lt; 5; i++) {</text:p>
      <text:p text:style-name="P16"><text:s text:c="8"/>(*pv)++;</text:p>
      <text:p text:style-name="P16"/>
      <text:p text:style-name="P16"><text:s text:c="8"/><text:span text:style-name="OrgSrcFontLockCommentDelimiterFace1">//<text:s/></text:span><text:span text:style-name="OrgSrcFontLockCommentFace1">Print the 32-bit value and the 16-bit values:</text:span></text:p>
      <text:p text:style-name="P16"/>
      <text:p text:style-name="P16"><text:s text:c="8"/>printf(<text:span text:style-name="OrgSrcFontLockStringFace1">"%x, %x-%x\n"</text:span>, *pv, pw-&gt;v[1], pw-&gt;v[0]);</text:p>
      <text:p text:style-name="P16"><text:s text:c="4"/>}</text:p>
      <text:p text:style-name="P16">}</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text:span text:style-name="OrgSrcFontLockTypeFace1">int32_t</text:span><text:s/><text:span text:style-name="OrgSrcFontLockVariableNameFace1">v</text:span><text:s/>= 0x12345678;</text:p>
      <text:p text:style-name="P16"/>
      <text:p text:style-name="P16"><text:s text:c="4"/><text:span text:style-name="OrgSrcFontLockKeywordFace1">struct</text:span><text:s/><text:span text:style-name="OrgSrcFontLockTypeFace1">words</text:span><text:s/>*<text:span text:style-name="OrgSrcFontLockVariableNameFace1">pw</text:span><text:s/>= (<text:span text:style-name="OrgSrcFontLockKeywordFace1">struct</text:span><text:s/><text:span text:style-name="OrgSrcFontLockTypeFace1">words</text:span><text:s/>*)&amp;v;<text:s text:c="2"/><text:span text:style-name="OrgSrcFontLockCommentDelimiterFace1">//<text:s/></text:span><text:span text:style-name="OrgSrcFontLockCommentFace1">Violates strict aliasing</text:span></text:p>
      <text:p text:style-name="P16"/>
      <text:p text:style-name="P16"><text:s text:c="4"/>fun(&amp;v, pw);</text:p>
      <text:p text:style-name="P17">}</text:p>
      <text:p text:style-name="P10">Vedi come passo i due puntatori incompatibili a<text:s/><text:span text:style-name="OrgCode1">fun()</text:span>? Uno dei tipi è<text:s/><text:span text:style-name="OrgCode1">int32_t*</text:span><text:s/>e l'altro lo è struct words*.</text:p>
      <text:p text:style-name="P10">Ma entrambi puntano allo stesso oggetto: il valore a 32 bit inizializzato su<text:s/><text:span text:style-name="OrgCode1">0x12345678</text:span>.</text:p>
      <text:p text:style-name="P10">Quindi se guardiamo i campi in<text:s/><text:span text:style-name="OrgCode1">struct words</text:span><text:s/>dovremmo vedere le due metà a 16 bit di quel numero. Giusto?</text:p>
      <text:p text:style-name="P10">E nel ciclo<text:s/><text:span text:style-name="OrgCode1">fun()</text:span><text:s/>incrementiamo il puntatore a<text:s/><text:span text:style-name="OrgCode1">int32_t</text:span>. Questo è tutto. Ma poiché la<text:s/><text:span text:style-name="OrgCode1">struct</text:span><text:s/>punta alla stessa memoria anch'essa dovrebbe essere aggiornata allo stesso valore.</text:p>
      <text:p text:style-name="P10">Quindi eseguiamolo e otteniamo questo, con il valore a 32 bit a sinistra e le due porzioni a 16 bit a destra. Dovrebbe corrispondere<text:note text:note-class="footnote"><text:note-citation>154</text:note-citation><text:note-body><text:p text:style-name="P14">Sto stampando i valori a 16 bit invertiti poiché sono su una macchina little-endian e questo rende più facile la lettura qui.</text:p></text:note-body></text:note>:</text:p>
      <text:p text:style-name="P16">12345679, 1234-5679</text:p>
      <text:p text:style-name="P16">1234567a, 1234-567a</text:p>
      <text:p text:style-name="P16">1234567b, 1234-567b</text:p>
      <text:p text:style-name="P16">1234567c, 1234-567c</text:p>
      <text:p text:style-name="P17">1234567d, 1234-567d</text:p>
      <text:p text:style-name="P10">e lo fa…<text:s/><text:span text:style-name="Emphasis1">FINO A DOMANI!</text:span></text:p>
      <text:p text:style-name="P10">Proviamolo compilando GCC con<text:s/><text:span text:style-name="OrgCode1">-O3</text:span><text:s/>e<text:s/><text:span text:style-name="OrgCode1">-fstrict-aliasing</text:span>:</text:p>
      <text:p text:style-name="P16">12345679, 1234-5678</text:p>
      <text:p text:style-name="P16">1234567a, 1234-5679</text:p>
      <text:p text:style-name="P16">1234567b, 1234-567a</text:p>
      <text:p text:style-name="P16">1234567c, 1234-567b</text:p>
      <text:p text:style-name="P17">1234567d, 1234-567c</text:p>
      <text:p text:style-name="P10">Erano fuori di uno! Ma rimandano allo stessa memoria! Come può essere? Risposta: è un comportamento indefinito creare alias di memoria in questo modo.<text:s/><text:span text:style-name="Emphasis1">Tutto è possibile</text:span>, ma non siamo sulla buona strada.</text:p>
      <text:p text:style-name="P10">Se il tuo codice viola rigide regole di aliasing che funziona o meno dipende da come qualcuno decide di compilarlo. E questo è un peccato perché è fuori dal tuo controllo. A meno che tu non sia una specie di divinità onnipotente.</text:p>
      <text:p text:style-name="P10">Improbabile, mi dispiace.</text:p>
      <text:p text:style-name="P10">GCC può essere costretto a non utilizzare le rigide regole di aliasing con<text:s/><text:span text:style-name="OrgCode1">-fno-strict-aliasing</text:span>. Compilando il programma demo sopra con<text:s/><text:span text:style-name="OrgCode1">-O3</text:span><text:s/>e questo flag fa sì che l'output sia quello previsto.</text:p>
      <text:p text:style-name="P10">Infine<text:s/><text:span text:style-name="Emphasis1">il gioco di parole</text:span><text:s/>utilizza puntatori di tipo diverso per esaminare gli stessi dati. Prima dell'aliasing stretto questo genere di cose era abbastanza comune:</text:p>
      <text:p text:style-name="P16"><text:span text:style-name="OrgSrcFontLockTypeFace1">int</text:span><text:s/><text:span text:style-name="OrgSrcFontLockVariableNameFace1">a</text:span><text:s/>= 0x12345678;</text:p>
      <text:p text:style-name="P17"><text:span text:style-name="OrgSrcFontLockTypeFace1">short</text:span><text:s/><text:span text:style-name="OrgSrcFontLockVariableNameFace1">b</text:span><text:s/>= *((<text:span text:style-name="OrgSrcFontLockTypeFace1">short</text:span><text:s/>*)&amp;a);<text:s text:c="3"/><text:span text:style-name="OrgSrcFontLockCommentDelimiterFace1">//<text:s/></text:span><text:span text:style-name="OrgSrcFontLockCommentFace1">Violates strict aliasing</text:span></text:p>
      <text:p text:style-name="P10">Se vuoi fare giochi di parole (relativamente) sicuri dai un’occhiata la sezione sulle unioni e sui tipi di gioco.</text:p>
      <text:h text:outline-level="2" text:style-name="P15"><text:bookmark text:name="org9dbf551"/><text:bookmark-start text:name="OrgXref.org9dbf551"/>Differenze di puntatore<text:s/><text:bookmark-end text:name="OrgXref.org9dbf551"/></text:h>
      <text:p text:style-name="P10">Come sai dalla sezione sull'aritmetica dei puntatori puoi sottrarre un puntatore da un altro<text:note text:note-class="footnote"><text:note-citation>155</text:note-citation><text:note-body><text:p text:style-name="P14">Supponendo che puntino allo stesso oggetto array.</text:p></text:note-body></text:note><text:s/>per ottenere la differenza tra loro nel conteggio degli elementi dell'array.</text:p>
      <text:p text:style-name="P10">Ora il<text:s/><text:span text:style-name="Emphasis1">tipo di differenza</text:span><text:s/>dipende dall'implementazione, quindi potrebbe variare da sistema a sistema.</text:p>
      <text:p text:style-name="P10">Per essere più portabile puoi memorizzare il risultato in una variabile di tipo<text:s/><text:span text:style-name="OrgCode1">ptrdiff_t</text:span><text:s/>definita in<text:s/><text:span text:style-name="OrgCode1">&lt;stddef.h&gt;</text:span>.</text:p>
      <text:p text:style-name="P16"><text:span text:style-name="OrgSrcFontLockTypeFace1">int</text:span><text:s/><text:span text:style-name="OrgSrcFontLockVariableNameFace1">cats</text:span>[100];</text:p>
      <text:p text:style-name="P16"/>
      <text:p text:style-name="P16"><text:span text:style-name="OrgSrcFontLockTypeFace1">int</text:span><text:s/>*<text:span text:style-name="OrgSrcFontLockVariableNameFace1">f</text:span><text:s/>= cats + 20;</text:p>
      <text:p text:style-name="P16"><text:span text:style-name="OrgSrcFontLockTypeFace1">int</text:span><text:s/>*<text:span text:style-name="OrgSrcFontLockVariableNameFace1">g</text:span><text:s/>= cats + 60;</text:p>
      <text:p text:style-name="P16"/>
      <text:p text:style-name="P17"><text:span text:style-name="OrgSrcFontLockTypeFace1">ptrdiff_t</text:span><text:s/><text:span text:style-name="OrgSrcFontLockVariableNameFace1">d</text:span><text:s/>= g - f;<text:s text:c="2"/><text:span text:style-name="OrgSrcFontLockCommentDelimiterFace1">//<text:s/></text:span><text:span text:style-name="OrgSrcFontLockCommentFace1">difference is 40</text:span></text:p>
      <text:p text:style-name="P10">E puoi stamparlo anteponendo l'identificatore del formato intero con<text:s/><text:span text:style-name="OrgCode1">t</text:span>:</text:p>
      <text:p text:style-name="P16">printf(<text:span text:style-name="OrgSrcFontLockStringFace1">"%td\n"</text:span>, d);<text:s text:c="2"/><text:span text:style-name="OrgSrcFontLockCommentDelimiterFace1">//<text:s/></text:span><text:span text:style-name="OrgSrcFontLockCommentFace1">Print decimal: 40</text:span></text:p>
      <text:p text:style-name="P17">printf(<text:span text:style-name="OrgSrcFontLockStringFace1">"%tX\n"</text:span>, d);<text:s text:c="2"/><text:span text:style-name="OrgSrcFontLockCommentDelimiterFace1">//<text:s/></text:span><text:span text:style-name="OrgSrcFontLockCommentFace1">Print hex: <text:s text:c="4"/>28</text:span></text:p>
      <text:h text:outline-level="2" text:style-name="P15"><text:bookmark-start text:name="OrgXref.org636c17b"/><text:bookmark text:name="org636c17b"/>Puntatori a funzioni<text:s/><text:bookmark-end text:name="OrgXref.org636c17b"/></text:h>
      <text:p text:style-name="P10">Le funzioni sono solo raccolte di istruzioni macchina in memoria, quindi non c'è motivo per cui non possiamo ottenere un puntatore alla prima istruzione della funzione.</text:p>
      <text:p text:style-name="P10">E poi chiamarlo.</text:p>
      <text:p text:style-name="P10">Ciò può essere utile per passare un puntatore a una funzione in un'altra funzione come argomento. Quindi il secondo poteva chiamare qualunque cosa fosse passata.</text:p>
      <text:p text:style-name="P10">La parte difficile di questi però, è che C ha bisogno di sapere il tipo della variabile che è il puntatore alla funzione.</text:p>
      <text:p text:style-name="P10">E vorrebbe davvero conoscere tutti i dettagli.</text:p>
      <text:p text:style-name="P10">Come "questo è un puntatore a una funzione che accetta due argomenti<text:s/><text:span text:style-name="OrgCode1">int</text:span><text:s/>e restituisce<text:s/><text:span text:style-name="OrgCode1">void</text:span>".</text:p>
      <text:p text:style-name="P10">Come scrivi tutto questo in modo da poter dichiarare una variabile?</text:p>
      <text:p text:style-name="P10">Bene, sembra che assomigli molto ad un prototipo di funzione tranne che con alcune parentesi extra:</text:p>
      <text:p text:style-name="P16"><text:span text:style-name="OrgSrcFontLockCommentDelimiterFace1">//<text:s/></text:span><text:span text:style-name="OrgSrcFontLockCommentFace1">Declare p to be a pointer to a function.</text:span></text:p>
      <text:p text:style-name="P16"><text:span text:style-name="OrgSrcFontLockCommentDelimiterFace1">//<text:s/></text:span><text:span text:style-name="OrgSrcFontLockCommentFace1">This function returns a float, and takes two ints as arguments.</text:span></text:p>
      <text:p text:style-name="P16"/>
      <text:p text:style-name="P17"><text:span text:style-name="OrgSrcFontLockTypeFace1">float</text:span><text:s/>(*<text:span text:style-name="OrgSrcFontLockFunctionNameFace1">p</text:span>)(<text:span text:style-name="OrgSrcFontLockTypeFace1">int</text:span>,<text:s/><text:span text:style-name="OrgSrcFontLockTypeFace1">int</text:span>);</text:p>
      <text:p text:style-name="P10">Si noti inoltre che non è necessario fornire nomi ai parametri. Ma puoi se vuoi; vengono semplicemente ignorati.</text:p>
      <text:p text:style-name="P16"><text:span text:style-name="OrgSrcFontLockCommentDelimiterFace1">//<text:s/></text:span><text:span text:style-name="OrgSrcFontLockCommentFace1">Declare p to be a pointer to a function.</text:span></text:p>
      <text:p text:style-name="P16"><text:span text:style-name="OrgSrcFontLockCommentDelimiterFace1">//<text:s/></text:span><text:span text:style-name="OrgSrcFontLockCommentFace1">This function returns a float, and takes two ints as arguments.</text:span></text:p>
      <text:p text:style-name="P16"/>
      <text:p text:style-name="P17"><text:span text:style-name="OrgSrcFontLockTypeFace1">float</text:span><text:s/>(*<text:span text:style-name="OrgSrcFontLockFunctionNameFace1">p</text:span>)(<text:span text:style-name="OrgSrcFontLockTypeFace1">int</text:span><text:s/><text:span text:style-name="OrgSrcFontLockVariableNameFace1">a</text:span>,<text:s/><text:span text:style-name="OrgSrcFontLockTypeFace1">int</text:span><text:s/><text:span text:style-name="OrgSrcFontLockVariableNameFace1">b</text:span>);</text:p>
      <text:p text:style-name="P10">Quindi ora che sappiamo come dichiarare una variabile, come facciamo a sapere cosa assegnarle? Come otteniamo l'indirizzo di una funzione?</text:p>
      <text:p text:style-name="P10">Si scopre che esiste una scorciatoia proprio come quando si ottiene un puntatore a un array: puoi semplicemente fare riferimento al nome della cruda funzione senza parentesi. (Se preferisci puoi mettere un<text:s/><text:span text:style-name="OrgCode1">&amp;</text:span><text:s/>davanti a questo, ma non è necessario e non è idiomatico.)</text:p>
      <text:p text:style-name="P10">Una volta che hai un puntatore a una funzione puoi chiamarla semplicemente aggiungendo parentesi e un elenco di argomenti.</text:p>
      <text:p text:style-name="P10">Facciamo un semplice esempio in cui creo effettivamente un alias per una funzione impostando un puntatore ad essa. Poi lo chiameremo.</text:p>
      <text:p text:style-name="P10">Questo codice viene stampa 3490:</text:p>
      <text:p text:style-name="P16"><text:span text:style-name="OrgSrcFontLockPreprocessorFace1">#include</text:span><text:s/><text:span text:style-name="OrgSrcFontLockStringFace1">&lt;stdio.h&gt;</text:span></text:p>
      <text:p text:style-name="P16"/>
      <text:p text:style-name="P16"><text:span text:style-name="OrgSrcFontLockTypeFace1">void</text:span><text:s/><text:span text:style-name="OrgSrcFontLockFunctionNameFace1">print_int</text:span>(<text:span text:style-name="OrgSrcFontLockTypeFace1">int</text:span><text:s/><text:span text:style-name="OrgSrcFontLockVariableNameFace1">n</text:span>)</text:p>
      <text:p text:style-name="P16">{</text:p>
      <text:p text:style-name="P16"><text:s text:c="4"/>printf(<text:span text:style-name="OrgSrcFontLockStringFace1">"%d\n"</text:span>, n);</text:p>
      <text:p text:style-name="P16">}</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text:span text:style-name="OrgSrcFontLockCommentDelimiterFace1">//<text:s/></text:span><text:span text:style-name="OrgSrcFontLockCommentFace1">Assign p to point to print_int:</text:span></text:p>
      <text:p text:style-name="P16"/>
      <text:p text:style-name="P16"><text:s text:c="4"/><text:span text:style-name="OrgSrcFontLockTypeFace1">void</text:span><text:s/>(*<text:span text:style-name="OrgSrcFontLockFunctionNameFace1">p</text:span>)(<text:span text:style-name="OrgSrcFontLockTypeFace1">int</text:span>) = print_int;</text:p>
      <text:p text:style-name="P16"/>
      <text:p text:style-name="P16"><text:s text:c="4"/>p(3490);<text:s text:c="10"/><text:span text:style-name="OrgSrcFontLockCommentDelimiterFace1">//<text:s/></text:span><text:span text:style-name="OrgSrcFontLockCommentFace1">Call print_int via the pointer</text:span></text:p>
      <text:p text:style-name="P17">}</text:p>
      <text:p text:style-name="P10">Notare come il tipo di<text:s/><text:span text:style-name="OrgCode1">p</text:span><text:s/>rappresenta il valore restituito e i tipi di parametro di print<text:span text:style-name="OrgSubscript1">int</text:span>. Deve farlo altrimenti C si lamenterà dei tipi di puntatori incompatibili.</text:p>
      <text:p text:style-name="P10">Un altro esempio qui mostra come potremmo passare un puntatore a una funzione come argomento a un'altra funzione.</text:p>
      <text:p text:style-name="P10">Scriveremo una funzione che accetta una coppia di argomenti interi più un puntatore a una funzione che opera su questi due argomenti. Poi stampa il risultato.</text:p>
      <text:p text:style-name="P16"><text:span text:style-name="OrgSrcFontLockPreprocessorFace1">#include</text:span><text:s/><text:span text:style-name="OrgSrcFontLockStringFace1">&lt;stdio.h&gt;</text:span></text:p>
      <text:p text:style-name="P16"/>
      <text:p text:style-name="P16"><text:span text:style-name="OrgSrcFontLockTypeFace1">int</text:span><text:s/><text:span text:style-name="OrgSrcFontLockFunctionNameFace1">add</text:span>(<text:span text:style-name="OrgSrcFontLockTypeFace1">int</text:span><text:s/><text:span text:style-name="OrgSrcFontLockVariableNameFace1">a</text:span>,<text:s/><text:span text:style-name="OrgSrcFontLockTypeFace1">int</text:span><text:s/><text:span text:style-name="OrgSrcFontLockVariableNameFace1">b</text:span>)</text:p>
      <text:p text:style-name="P16">{</text:p>
      <text:p text:style-name="P16"><text:s text:c="4"/><text:span text:style-name="OrgSrcFontLockKeywordFace1">return</text:span><text:s/>a + b;</text:p>
      <text:p text:style-name="P16">}</text:p>
      <text:p text:style-name="P16"/>
      <text:p text:style-name="P16"><text:span text:style-name="OrgSrcFontLockTypeFace1">int</text:span><text:s/><text:span text:style-name="OrgSrcFontLockFunctionNameFace1">mult</text:span>(<text:span text:style-name="OrgSrcFontLockTypeFace1">int</text:span><text:s/><text:span text:style-name="OrgSrcFontLockVariableNameFace1">a</text:span>,<text:s/><text:span text:style-name="OrgSrcFontLockTypeFace1">int</text:span><text:s/><text:span text:style-name="OrgSrcFontLockVariableNameFace1">b</text:span>)</text:p>
      <text:p text:style-name="P16">{</text:p>
      <text:p text:style-name="P16"><text:s text:c="4"/><text:span text:style-name="OrgSrcFontLockKeywordFace1">return</text:span><text:s/>a * b;</text:p>
      <text:p text:style-name="P16">}</text:p>
      <text:p text:style-name="P16"/>
      <text:p text:style-name="P16"><text:span text:style-name="OrgSrcFontLockTypeFace1">void</text:span><text:s/><text:span text:style-name="OrgSrcFontLockFunctionNameFace1">print_math</text:span>(<text:span text:style-name="OrgSrcFontLockTypeFace1">int</text:span><text:s/>(*<text:span text:style-name="OrgSrcFontLockFunctionNameFace1">op</text:span>)(<text:span text:style-name="OrgSrcFontLockTypeFace1">int</text:span>,<text:s/><text:span text:style-name="OrgSrcFontLockTypeFace1">int</text:span>),<text:s/><text:span text:style-name="OrgSrcFontLockTypeFace1">int</text:span><text:s/><text:span text:style-name="OrgSrcFontLockVariableNameFace1">x</text:span>,<text:s/><text:span text:style-name="OrgSrcFontLockTypeFace1">int</text:span><text:s/><text:span text:style-name="OrgSrcFontLockVariableNameFace1">y</text:span>)</text:p>
      <text:p text:style-name="P16">{</text:p>
      <text:p text:style-name="P16"><text:s text:c="4"/><text:span text:style-name="OrgSrcFontLockTypeFace1">int</text:span><text:s/><text:span text:style-name="OrgSrcFontLockVariableNameFace1">result</text:span><text:s/>= op(x, y);</text:p>
      <text:p text:style-name="P16"/>
      <text:p text:style-name="P16"><text:s text:c="4"/>printf(<text:span text:style-name="OrgSrcFontLockStringFace1">"%d\n"</text:span>, result);</text:p>
      <text:p text:style-name="P16">}</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print_math(add, 5, 7);<text:s text:c="3"/><text:span text:style-name="OrgSrcFontLockCommentDelimiterFace1">//<text:s/></text:span><text:span text:style-name="OrgSrcFontLockCommentFace1">12</text:span></text:p>
      <text:p text:style-name="P16"><text:s text:c="4"/>print_math(mult, 5, 7);<text:s text:c="2"/><text:span text:style-name="OrgSrcFontLockCommentDelimiterFace1">//<text:s/></text:span><text:span text:style-name="OrgSrcFontLockCommentFace1">35</text:span></text:p>
      <text:p text:style-name="P17">}</text:p>
      <text:p text:style-name="P10">Prenditi un momento per digerirlo. L'idea qui è che passeremo un puntatore a una funzione a<text:s/><text:span text:style-name="OrgCode1">print_math()</text:span><text:s/>e chiamerà quella funzione per fare un po' di matematica.</text:p>
      <text:p text:style-name="P10">In questo modo possiamo cambiare il comportamento di<text:s/><text:span text:style-name="OrgCode1">print_math()</text:span><text:s/>passandogli un'altra funzione. Puoi vedere che lo facciamo alle righe 22-23 quando passiamo i puntatori alle funzioni<text:s/><text:span text:style-name="OrgCode1">add</text:span><text:s/>e<text:s/><text:span text:style-name="OrgCode1">mult</text:span><text:s/>rispettivamente.</text:p>
      <text:p text:style-name="P10">Ora alla riga 13, penso che possiamo essere tutti d'accordo sulla dichiarazione della funzione di<text:s/><text:span text:style-name="OrgCode1">print_math()</text:span><text:s/>è uno spettacolo da vedere. E se puoi crederci, questo è in realtà piuttosto semplice rispetto ad alcune cose che puoi costruire<text:note text:note-class="footnote"><text:note-citation>156</text:note-citation><text:note-body><text:p text:style-name="P14">Il linguaggio di programmazione Go ha tratto ispirazione per la sintassi della dichiarazione del tipo dall'opposto di ciò che fa C.</text:p></text:note-body></text:note>.</text:p>
      <text:p text:style-name="P10">Ma per ora digeriamolo. Risulta che ci sono solo tre parametri ma sono un po' difficili da vedere:</text:p>
      <text:p text:style-name="P16"><text:span text:style-name="OrgSrcFontLockCommentDelimiterFace1">//<text:s text:c="22"/></text:span><text:span text:style-name="OrgSrcFontLockCommentFace1">op <text:s text:c="12"/>x <text:s text:c="5"/>y</text:span></text:p>
      <text:p text:style-name="P16"><text:span text:style-name="OrgSrcFontLockCommentDelimiterFace1">//<text:s text:c="14"/></text:span><text:span text:style-name="OrgSrcFontLockCommentFace1">|-----------------| <text:s/>|---| <text:s/>|---|</text:span></text:p>
      <text:p text:style-name="P17"><text:span text:style-name="OrgSrcFontLockTypeFace1">void</text:span><text:s/><text:span text:style-name="OrgSrcFontLockFunctionNameFace1">print_math</text:span>(<text:span text:style-name="OrgSrcFontLockTypeFace1">int</text:span><text:s/>(*<text:span text:style-name="OrgSrcFontLockFunctionNameFace1">op</text:span>)(<text:span text:style-name="OrgSrcFontLockTypeFace1">int</text:span>,<text:s/><text:span text:style-name="OrgSrcFontLockTypeFace1">int</text:span>),<text:s/><text:span text:style-name="OrgSrcFontLockTypeFace1">int</text:span><text:s/><text:span text:style-name="OrgSrcFontLockVariableNameFace1">x</text:span>,<text:s/><text:span text:style-name="OrgSrcFontLockTypeFace1">int</text:span><text:s/><text:span text:style-name="OrgSrcFontLockVariableNameFace1">y</text:span>)</text:p>
      <text:p text:style-name="P10">Il primo<text:s/><text:span text:style-name="OrgCode1">op</text:span><text:s/>è un puntatore a una funzione che accetta due<text:s/><text:span text:style-name="OrgCode1">int</text:span><text:s/>come argomenti e restituisce un<text:s/><text:span text:style-name="OrgCode1">int</text:span>. Questo corrisponde alle dichiarazioni sia per<text:s/><text:span text:style-name="OrgCode1">add()</text:span><text:s/>che per<text:s/><text:span text:style-name="OrgCode1">mult()</text:span>.</text:p>
      <text:p text:style-name="P10">Il secondo e il terzo<text:s/><text:span text:style-name="OrgCode1">x</text:span><text:s/>e<text:s/><text:span text:style-name="OrgCode1">y</text:span>, sono solo parametri<text:s/><text:span text:style-name="OrgCode1">int</text:span><text:s/>standard.</text:p>
      <text:p text:style-name="P10">Lentamente e deliberatamente lascia che i tuoi occhi dichiarazione sulla firma mentre identifichi le parti funzionanti.Una cosa che mi colpisce sempre è la sequenza<text:s/><text:span text:style-name="OrgCode1">(*op)(</text:span>, le parentesi e l'asterisco. Questo è in regalo: è un puntatore a una funzione.</text:p>
      <text:p text:style-name="P10">Infine torna al capitolo Puntatori II per un<text:s/><text:span text:style-name="Underline1">esempio di puntatore a funzione utilizzando il metodo<text:s/></text:span><text:span text:style-name="T8">qsort()</text:span><text:span text:style-name="Underline1"><text:s/>integrato.</text:span></text:p>
      <text:h text:outline-level="1" text:style-name="P9"><text:bookmark text:name="orga4c489b"/><text:bookmark-start text:name="OrgXref.orga4c489b"/>Operazioni bit a bit<text:s/><text:bookmark-end text:name="OrgXref.orga4c489b"/></text:h>
      <text:p text:style-name="P10">Queste operazioni numeriche consentono effettivamente di manipolare singoli bit nelle variabili, in modo appropriato poiché il C è un linguaggio di basso livello<text:note text:note-class="footnote"><text:note-citation>158</text:note-citation><text:note-body><text:p text:style-name="P14">Non che gli altri linguaggi non lo facciano: lo fanno. È interessante notare come molti linguaggi moderni utilizzino gli stessi operatori per bit a bit del C.</text:p></text:note-body></text:note>.</text:p>
      <text:p text:style-name="P10">Se non hai familiarità con le operazioni bit a bit,<text:s/><text:span text:style-name="Underline1">Wikipedia ha un buon articolo su i bit a bit</text:span><text:note text:note-class="footnote"><text:note-citation>159</text:note-citation><text:note-body><text:p text:style-name="P14"><text:a xlink:type="simple" xlink:href="https://en.wikipedia.org/wiki/Bitwise_operation"><text:span text:style-name="T3">https://en.wikipedia.org/wiki/Bitwise_operation</text:span></text:a></text:p></text:note-body></text:note>.</text:p>
      <text:h text:outline-level="2" text:style-name="P15"><text:bookmark-start text:name="OrgXref.orgc20e990"/><text:bookmark text:name="orgc20e990"/>Bit a bit AND, OR, XOR e NOT<text:s/><text:bookmark-end text:name="OrgXref.orgc20e990"/></text:h>
      <text:p text:style-name="P10">Per ognuno di questi avvengono le<text:s/><text:span text:style-name="Underline1">consuete conversioni aritmetiche</text:span><text:s/>sugli operandi (che in questo caso deve essere di tipo intero) e quindi viene eseguita l'operazione bit a bit appropriata.</text:p>
      <text:section text:name="Section35" text:style-name="OrgIndentedSection-Level-0">
        <text:p text:style-name="P3"/>
        <table:table table:style-name="Table1">
          <table:table-column table:style-name="Table1.A" table:number-columns-repeated="3"/>
          <table:table-row>
            <table:table-cell table:style-name="Table1.A1">
              <text:p text:style-name="P18">Operazione</text:p>
            </table:table-cell>
            <table:table-cell table:style-name="Table1.A1">
              <text:p text:style-name="P18">Operatore</text:p>
            </table:table-cell>
            <table:table-cell table:style-name="Table1.A1">
              <text:p text:style-name="P18">Esempio</text:p>
            </table:table-cell>
          </table:table-row>
          <table:table-row>
            <table:table-cell table:style-name="Table1.A2">
              <text:p text:style-name="P18">AND</text:p>
            </table:table-cell>
            <table:table-cell table:style-name="Table1.A2">
              <text:p text:style-name="P18">&amp;</text:p>
            </table:table-cell>
            <table:table-cell table:style-name="Table1.A2">
              <text:p text:style-name="P18">a = b &amp; c</text:p>
            </table:table-cell>
          </table:table-row>
          <table:table-row>
            <table:table-cell table:style-name="Table1.A2">
              <text:p text:style-name="P18">OR</text:p>
            </table:table-cell>
            <table:table-cell table:style-name="Table1.A2">
              <text:p text:style-name="P18">|</text:p>
            </table:table-cell>
            <table:table-cell table:style-name="Table1.A2">
              <text:p text:style-name="P18">a = b | c</text:p>
            </table:table-cell>
          </table:table-row>
          <table:table-row>
            <table:table-cell table:style-name="Table1.A2">
              <text:p text:style-name="P18">XOR</text:p>
            </table:table-cell>
            <table:table-cell table:style-name="Table1.A2">
              <text:p text:style-name="P18">^</text:p>
            </table:table-cell>
            <table:table-cell table:style-name="Table1.A2">
              <text:p text:style-name="P18">a = b ^ c</text:p>
            </table:table-cell>
          </table:table-row>
          <table:table-row>
            <table:table-cell table:style-name="Table1.A3">
              <text:p text:style-name="P18">NOT</text:p>
            </table:table-cell>
            <table:table-cell table:style-name="Table1.A3">
              <text:p text:style-name="P18">~</text:p>
            </table:table-cell>
            <table:table-cell table:style-name="Table1.A3">
              <text:p text:style-name="P18">a = ~c</text:p>
            </table:table-cell>
          </table:table-row>
        </table:table>
        <text:p text:style-name="P3"/>
      </text:section>
      <text:p text:style-name="P10">Nota come sono simili agli operatori booleani<text:s/><text:span text:style-name="OrgCode1">&amp;&amp;</text:span><text:s/>e<text:s/><text:span text:style-name="OrgCode1">||</text:span>.</text:p>
      <text:p text:style-name="P10">Questi hanno varianti abbreviate di assegnazione simili a<text:s/><text:span text:style-name="OrgCode1">+=</text:span><text:s/>e<text:s/><text:span text:style-name="OrgCode1">-=</text:span>:</text:p>
      <text:section text:name="Section36" text:style-name="OrgIndentedSection-Level-0">
        <text:p text:style-name="P3"/>
        <table:table table:style-name="Table1">
          <table:table-column table:style-name="Table1.A" table:number-columns-repeated="3"/>
          <table:table-row>
            <table:table-cell table:style-name="Table1.A1">
              <text:p text:style-name="P18">Operatore</text:p>
            </table:table-cell>
            <table:table-cell table:style-name="Table1.A1">
              <text:p text:style-name="P18">Esempio</text:p>
            </table:table-cell>
            <table:table-cell table:style-name="Table1.A1">
              <text:p text:style-name="P18">Equivalente a esteso</text:p>
            </table:table-cell>
          </table:table-row>
          <table:table-row>
            <table:table-cell table:style-name="Table1.A2">
              <text:p text:style-name="P18">&amp;=</text:p>
            </table:table-cell>
            <table:table-cell table:style-name="Table1.A2">
              <text:p text:style-name="P18">a &amp;= c</text:p>
            </table:table-cell>
            <table:table-cell table:style-name="Table1.A2">
              <text:p text:style-name="P18">a = a &amp; c</text:p>
            </table:table-cell>
          </table:table-row>
          <table:table-row>
            <table:table-cell table:style-name="Table1.A2">
              <text:p text:style-name="P18">|=</text:p>
            </table:table-cell>
            <table:table-cell table:style-name="Table1.A2">
              <text:p text:style-name="P18">a |= c</text:p>
            </table:table-cell>
            <table:table-cell table:style-name="Table1.A2">
              <text:p text:style-name="P18">a = a | c</text:p>
            </table:table-cell>
          </table:table-row>
          <table:table-row>
            <table:table-cell table:style-name="Table1.A3">
              <text:p text:style-name="P18">^=</text:p>
            </table:table-cell>
            <table:table-cell table:style-name="Table1.A3">
              <text:p text:style-name="P18">a ^= c</text:p>
            </table:table-cell>
            <table:table-cell table:style-name="Table1.A3">
              <text:p text:style-name="P18">a = a ^ c</text:p>
            </table:table-cell>
          </table:table-row>
        </table:table>
        <text:p text:style-name="P3"/>
      </text:section>
      <text:h text:outline-level="2" text:style-name="P15"><text:bookmark text:name="orgd8a595e"/><text:bookmark-start text:name="OrgXref.orgd8a595e"/>Spostamento bit a bit<text:s/><text:bookmark-end text:name="OrgXref.orgd8a595e"/></text:h>
      <text:p text:style-name="P10">Per questi, le<text:s/><text:span text:style-name="Underline1">promozioni di numeri interi</text:span><text:s/>vengono eseguite su ciascun operando (che deve essere un tipo intero) e quindi viene eseguito uno spostamento bit a bit. Il tipo del risultato è il tipo dell'operando sinistro promosso.</text:p>
      <text:p text:style-name="P10">I nuovi bit vengono riempiti con zeri, con una possibile eccezione annotata nel comportamento definito dall'implementazione di seguito.</text:p>
      <text:section text:name="Section37" text:style-name="OrgIndentedSection-Level-0">
        <text:p text:style-name="P3"/>
        <table:table table:style-name="Table1">
          <table:table-column table:style-name="Table1.A" table:number-columns-repeated="3"/>
          <table:table-row>
            <table:table-cell table:style-name="Table1.A1">
              <text:p text:style-name="P18">Operazione</text:p>
            </table:table-cell>
            <table:table-cell table:style-name="Table1.A1">
              <text:p text:style-name="P18">Operatore</text:p>
            </table:table-cell>
            <table:table-cell table:style-name="Table1.A1">
              <text:p text:style-name="P18">Esempio</text:p>
            </table:table-cell>
          </table:table-row>
          <table:table-row>
            <table:table-cell table:style-name="Table1.A2">
              <text:p text:style-name="P18">Shift left</text:p>
            </table:table-cell>
            <table:table-cell table:style-name="Table1.A2">
              <text:p text:style-name="P18">&lt;&lt;</text:p>
            </table:table-cell>
            <table:table-cell table:style-name="Table1.A2">
              <text:p text:style-name="P18">a = b &lt;&lt; c</text:p>
            </table:table-cell>
          </table:table-row>
          <table:table-row>
            <table:table-cell table:style-name="Table1.A3">
              <text:p text:style-name="P18">Shift right</text:p>
            </table:table-cell>
            <table:table-cell table:style-name="Table1.A3">
              <text:p text:style-name="P18">&gt;&gt;</text:p>
            </table:table-cell>
            <table:table-cell table:style-name="Table1.A3">
              <text:p text:style-name="P18">a = b &gt;&gt; c</text:p>
            </table:table-cell>
          </table:table-row>
        </table:table>
        <text:p text:style-name="P3"/>
      </text:section>
      <text:p text:style-name="P10">C'è anche la stessa abbreviazione simile per lo spostamento:</text:p>
      <text:section text:name="Section38" text:style-name="OrgIndentedSection-Level-0">
        <text:p text:style-name="P3"/>
        <table:table table:style-name="Table1">
          <table:table-column table:style-name="Table1.A" table:number-columns-repeated="3"/>
          <table:table-row>
            <table:table-cell table:style-name="Table1.A1">
              <text:p text:style-name="P18">Operatore</text:p>
            </table:table-cell>
            <table:table-cell table:style-name="Table1.A1">
              <text:p text:style-name="P18">Esempio</text:p>
            </table:table-cell>
            <table:table-cell table:style-name="Table1.A1">
              <text:p text:style-name="P18">Equivalente a esteso</text:p>
            </table:table-cell>
          </table:table-row>
          <table:table-row>
            <table:table-cell table:style-name="Table1.A2">
              <text:p text:style-name="P18">&gt;&gt;=</text:p>
            </table:table-cell>
            <table:table-cell table:style-name="Table1.A2">
              <text:p text:style-name="P18">a &gt;&gt;= c</text:p>
            </table:table-cell>
            <table:table-cell table:style-name="Table1.A2">
              <text:p text:style-name="P18">a = a &gt;&gt; c</text:p>
            </table:table-cell>
          </table:table-row>
          <table:table-row>
            <table:table-cell table:style-name="Table1.A3">
              <text:p text:style-name="P18">&lt;&lt;=</text:p>
            </table:table-cell>
            <table:table-cell table:style-name="Table1.A3">
              <text:p text:style-name="P18">a &lt;&lt;= c</text:p>
            </table:table-cell>
            <table:table-cell table:style-name="Table1.A3">
              <text:p text:style-name="P18">a = a &lt;&lt; c</text:p>
            </table:table-cell>
          </table:table-row>
        </table:table>
        <text:p text:style-name="P3"/>
      </text:section>
      <text:p text:style-name="P10">Osserva il comportamento indefinito: nessuno spostamento negativo e nessuno spostamento maggiore della dimensione dell'operando sinistro promosso.</text:p>
      <text:p text:style-name="P10">Presta attenzione anche al comportamento definito dall'implementazione: se sposti a destra un numero negativo i risultati sono definiti dall'implementazione. (Va benissimo spostare a destra un signed<text:s/><text:span text:style-name="OrgCode1">Int</text:span>, assicurati solo che sia positivo.)</text:p>
      <text:h text:outline-level="1" text:style-name="P9"><text:bookmark text:name="org7e76d9e"/><text:bookmark-start text:name="OrgXref.org7e76d9e"/>Funzioni variadiche<text:s/><text:bookmark-end text:name="OrgXref.org7e76d9e"/></text:h>
      <text:p text:style-name="P10"><text:span text:style-name="Emphasis1">Variadico</text:span><text:s/>è una parola elegante per funzioni che accettano un numero arbitrario di argomenti.</text:p>
      <text:p text:style-name="P10">Una funzione regolare ad esempio, accetta un numero specifico di argomenti:</text:p>
      <text:p text:style-name="P16"><text:span text:style-name="OrgSrcFontLockTypeFace1">int</text:span><text:s/><text:span text:style-name="OrgSrcFontLockFunctionNameFace1">add</text:span>(<text:span text:style-name="OrgSrcFontLockTypeFace1">int</text:span><text:s/><text:span text:style-name="OrgSrcFontLockVariableNameFace1">x</text:span>,<text:s/><text:span text:style-name="OrgSrcFontLockTypeFace1">int</text:span><text:s/><text:span text:style-name="OrgSrcFontLockVariableNameFace1">y</text:span>)</text:p>
      <text:p text:style-name="P16">{</text:p>
      <text:p text:style-name="P16"><text:s text:c="4"/><text:span text:style-name="OrgSrcFontLockKeywordFace1">return</text:span><text:s/>x + y;</text:p>
      <text:p text:style-name="P17">}</text:p>
      <text:p text:style-name="P10">Puoi chiamarlo solo con esattamente due argomenti che corrispondono ai parametri<text:s/><text:span text:style-name="OrgCode1">x</text:span><text:s/>e<text:s/><text:span text:style-name="OrgCode1">y</text:span>.</text:p>
      <text:p text:style-name="P16">add(2, 3);</text:p>
      <text:p text:style-name="P17">add(5, 12);</text:p>
      <text:p text:style-name="P10">Ma se lo provi con altro, il compilatore non te lo permetterà:</text:p>
      <text:p text:style-name="P16">add(2, 3, 4);<text:s text:c="2"/><text:span text:style-name="OrgSrcFontLockCommentDelimiterFace1">//<text:s/></text:span><text:span text:style-name="OrgSrcFontLockCommentFace1">ERRORE</text:span></text:p>
      <text:p text:style-name="P17">add(5);<text:s text:c="8"/><text:span text:style-name="OrgSrcFontLockCommentDelimiterFace1">//<text:s/></text:span><text:span text:style-name="OrgSrcFontLockCommentFace1">ERRORE</text:span></text:p>
      <text:p text:style-name="P10">Le funzioni variadiche aggirano in una certa misura questa limitazione.</text:p>
      <text:p text:style-name="P10">Ne abbiamo già visto un famoso esempio in<text:s/><text:span text:style-name="OrgCode1">printf()</text:span>! Puoi passargli ogni genere di cose.</text:p>
      <text:p text:style-name="P16">printf(<text:span text:style-name="OrgSrcFontLockStringFace1">"Hello, world!\n"</text:span>);</text:p>
      <text:p text:style-name="P16">printf(<text:span text:style-name="OrgSrcFontLockStringFace1">"The number is %d\n"</text:span>, 2);</text:p>
      <text:p text:style-name="P17">printf(<text:span text:style-name="OrgSrcFontLockStringFace1">"The number is %d and pi is %f\n"</text:span>, 2, 3.14159);</text:p>
      <text:p text:style-name="P10">Sembra che non gli importi quanti argomenti gli fornisci!</text:p>
      <text:p text:style-name="P10">Beh, non è del tutto vero. Zero argomenti ti daranno un errore:</text:p>
      <text:p text:style-name="P17"><text:span text:style-name="OrgSrcFontLockFunctionNameFace1">printf</text:span>();<text:s text:c="2"/><text:span text:style-name="OrgSrcFontLockCommentDelimiterFace1">//<text:s/></text:span><text:span text:style-name="OrgSrcFontLockCommentFace1">ERRORE</text:span></text:p>
      <text:p text:style-name="P10">Questo ci porta a uno dei limiti delle funzioni variadiche in C: devono avere almeno un argomento.</text:p>
      <text:p text:style-name="P10">Ma a parte questo sono piuttosto flessibili e consentono persino agli argomenti di avere tipi diversi proprio come fa<text:s/><text:span text:style-name="OrgCode1">printf()</text:span>.</text:p>
      <text:p text:style-name="P10">Vediamo come funzionano!</text:p>
      <text:h text:outline-level="2" text:style-name="P15"><text:bookmark text:name="org0a8bff5"/><text:bookmark-start text:name="OrgXref.org0a8bff5"/>Ellissi nell’ambito delle funzioni<text:s/><text:bookmark-end text:name="OrgXref.org0a8bff5"/></text:h>
      <text:p text:style-name="P10">Allora come funziona sintatticamente?</text:p>
      <text:p text:style-name="P10">Quello che fai è mettere prima tutti gli argomenti che<text:s/><text:span text:style-name="Emphasis1">devono</text:span><text:s/>essere passati (e ricorda che ce ne deve essere almeno uno) e dopo, metti …. Come questo:</text:p>
      <text:p text:style-name="P17"><text:span text:style-name="OrgSrcFontLockTypeFace1">void</text:span><text:s/><text:span text:style-name="OrgSrcFontLockFunctionNameFace1">func</text:span>(<text:span text:style-name="OrgSrcFontLockTypeFace1">int</text:span><text:s/><text:span text:style-name="OrgSrcFontLockVariableNameFace1">a</text:span>, ...)<text:s text:c="3"/><text:span text:style-name="OrgSrcFontLockCommentDelimiterFace1">//<text:s/></text:span><text:span text:style-name="OrgSrcFontLockCommentFace1">Literally 3 dots here</text:span></text:p>
      <text:p text:style-name="P10">Ecco del codice per dimostrarlo:</text:p>
      <text:p text:style-name="P16"><text:span text:style-name="OrgSrcFontLockPreprocessorFace1">#include</text:span><text:s/><text:span text:style-name="OrgSrcFontLockStringFace1">&lt;stdio.h&gt;</text:span></text:p>
      <text:p text:style-name="P16"/>
      <text:p text:style-name="P16"><text:span text:style-name="OrgSrcFontLockTypeFace1">void</text:span><text:s/><text:span text:style-name="OrgSrcFontLockFunctionNameFace1">func</text:span>(<text:span text:style-name="OrgSrcFontLockTypeFace1">int</text:span><text:s/><text:span text:style-name="OrgSrcFontLockVariableNameFace1">a</text:span>, ...)</text:p>
      <text:p text:style-name="P16">{</text:p>
      <text:p text:style-name="P16"><text:s text:c="4"/>printf(<text:span text:style-name="OrgSrcFontLockStringFace1">"a is %d\n"</text:span>, a);</text:p>
      <text:p text:style-name="P16"><text:span text:style-name="OrgSrcFontLockCommentDelimiterFace1">//<text:s/></text:span><text:span text:style-name="OrgSrcFontLockCommentFace1">Stampa "a is 2"</text:span></text:p>
      <text:p text:style-name="P16">}</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func(2, 3, 4, 5, 6);</text:p>
      <text:p text:style-name="P17">}</text:p>
      <text:p text:style-name="P10">Quindi fantastico, possiamo ottenere il primo argomento che è nella variabile<text:s/><text:span text:style-name="OrgCode1">a</text:span>, ma per quanto riguarda il resto degli argomenti? Come puoi arrivarci??</text:p>
      <text:p text:style-name="P10">Ecco dove inizia il divertimento!</text:p>
      <text:h text:outline-level="2" text:style-name="P15"><text:bookmark text:name="org80808ad"/><text:bookmark-start text:name="OrgXref.org80808ad"/>Ottenere gli argomenti aggiuntivi<text:s/><text:bookmark-end text:name="OrgXref.org80808ad"/></text:h>
      <text:p text:style-name="P10">Avrai bisogno di includere<text:s/><text:span text:style-name="OrgCode1">&lt;stdarg.h&gt;</text:span><text:s/>per far funzionare tutto questo.</text:p>
      <text:p text:style-name="P10">Per prima cosa, utilizzeremo una variabile speciale di tipo<text:s/><text:span text:style-name="OrgCode1">va_list</text:span><text:s/>(elenco di argomenti variabili) per tenere traccia di quale variabile stiamo accedendo ogni volta.</text:p>
      <text:p text:style-name="P10">L'idea è che iniziamo prima a elaborare gli argomenti con una chiamata a<text:s/><text:span text:style-name="OrgCode1">va_start()</text:span>, elabora ogni argomento a turno con<text:s/><text:span text:style-name="OrgCode1">va_arg()</text:span><text:s/>e poi, una volta finito concludilo con<text:s/><text:span text:style-name="OrgCode1">va_end()</text:span>.</text:p>
      <text:p text:style-name="P10">Quando chiami<text:s/><text:span text:style-name="OrgCode1">va_start()</text:span><text:s/>è necessario passare<text:s/><text:span text:style-name="Emphasis1">l'ultimo parametro denominato</text:span><text:s/>(quello appena prima del …) quindi sa da dove iniziare a cercare gli argomenti aggiuntivi.</text:p>
      <text:p text:style-name="P10">E quando chiami<text:s/><text:span text:style-name="OrgCode1">va_arg()</text:span><text:s/>per ottenere l'argomento successivo, devi dirgli il tipo di argomento da ottenere dopo.</text:p>
      <text:p text:style-name="P10">Ecco una demo che somma un numero arbitrario di numeri interi. Il primo argomento è il numero di numeri interi da sommare. Ne approfitteremo per calcolare quante volte dobbiamo chiamare<text:s/><text:span text:style-name="OrgCode1">va_arg()</text:span>.</text:p>
      <text:p text:style-name="P16"><text:span text:style-name="OrgSrcFontLockPreprocessorFace1">#include</text:span><text:s/><text:span text:style-name="OrgSrcFontLockStringFace1">&lt;stdio.h&gt;</text:span></text:p>
      <text:p text:style-name="P16"><text:span text:style-name="OrgSrcFontLockPreprocessorFace1">#include</text:span><text:s/><text:span text:style-name="OrgSrcFontLockStringFace1">&lt;stdarg.h&gt;</text:span></text:p>
      <text:p text:style-name="P16"/>
      <text:p text:style-name="P16"><text:span text:style-name="OrgSrcFontLockTypeFace1">int</text:span><text:s/><text:span text:style-name="OrgSrcFontLockFunctionNameFace1">add</text:span>(<text:span text:style-name="OrgSrcFontLockTypeFace1">int</text:span><text:s/><text:span text:style-name="OrgSrcFontLockVariableNameFace1">count</text:span>, ...)</text:p>
      <text:p text:style-name="P16">{</text:p>
      <text:p text:style-name="P16"><text:s text:c="4"/><text:span text:style-name="OrgSrcFontLockTypeFace1">int</text:span><text:s/><text:span text:style-name="OrgSrcFontLockVariableNameFace1">total</text:span><text:s/>= 0;</text:p>
      <text:p text:style-name="P16"><text:s text:c="4"/><text:span text:style-name="OrgSrcFontLockTypeFace1">va_list</text:span><text:s/><text:span text:style-name="OrgSrcFontLockVariableNameFace1">va</text:span>;</text:p>
      <text:p text:style-name="P16"/>
      <text:p text:style-name="P16"><text:s text:c="4"/>va_start(va, count);</text:p>
      <text:p text:style-name="P16"><text:span text:style-name="OrgSrcFontLockCommentDelimiterFace1">//<text:s/></text:span><text:span text:style-name="OrgSrcFontLockCommentFace1">Inizia con gli argomenti dopo "count"</text:span></text:p>
      <text:p text:style-name="P16"/>
      <text:p text:style-name="P16"><text:s text:c="4"/><text:span text:style-name="OrgSrcFontLockKeywordFace1">for</text:span><text:s/>(<text:span text:style-name="OrgSrcFontLockTypeFace1">int</text:span><text:s/><text:span text:style-name="OrgSrcFontLockVariableNameFace1">i</text:span><text:s/>= 0; i &lt; count; i++) {</text:p>
      <text:p text:style-name="P16"><text:s text:c="8"/><text:span text:style-name="OrgSrcFontLockTypeFace1">int</text:span><text:s/><text:span text:style-name="OrgSrcFontLockVariableNameFace1">n</text:span><text:s/>= va_arg(va,<text:s/><text:span text:style-name="OrgSrcFontLockTypeFace1">int</text:span>);</text:p>
      <text:p text:style-name="P16"><text:span text:style-name="OrgSrcFontLockCommentDelimiterFace1">//<text:s/></text:span><text:span text:style-name="OrgSrcFontLockCommentFace1">Prendi il prossimo int</text:span></text:p>
      <text:p text:style-name="P16"/>
      <text:p text:style-name="P16"><text:s text:c="8"/>total += n;</text:p>
      <text:p text:style-name="P16"><text:s text:c="4"/>}</text:p>
      <text:p text:style-name="P16"/>
      <text:p text:style-name="P16"><text:s text:c="4"/>va_end(va);<text:s text:c="2"/><text:span text:style-name="OrgSrcFontLockCommentDelimiterFace1">//<text:s/></text:span><text:span text:style-name="OrgSrcFontLockCommentFace1">Tutto fatto</text:span></text:p>
      <text:p text:style-name="P16"/>
      <text:p text:style-name="P16"><text:s text:c="4"/><text:span text:style-name="OrgSrcFontLockKeywordFace1">return</text:span><text:s/>total;</text:p>
      <text:p text:style-name="P16">}</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printf(<text:span text:style-name="OrgSrcFontLockStringFace1">"%d\n"</text:span>, add(4, 6, 2, -4, 17));</text:p>
      <text:p text:style-name="P16"><text:span text:style-name="OrgSrcFontLockCommentDelimiterFace1">//<text:s/></text:span><text:span text:style-name="OrgSrcFontLockCommentFace1">6 + 2 - 4 + 17 = 21</text:span></text:p>
      <text:p text:style-name="P16"><text:s text:c="4"/>printf(<text:span text:style-name="OrgSrcFontLockStringFace1">"%d\n"</text:span>, add(2, 22, 44));</text:p>
      <text:p text:style-name="P16"><text:span text:style-name="OrgSrcFontLockCommentDelimiterFace1">//<text:s/></text:span><text:span text:style-name="OrgSrcFontLockCommentFace1">22 + 44 = 66</text:span></text:p>
      <text:p text:style-name="P17">}</text:p>
      <text:p text:style-name="P10">(Tieni presente che quando viene chiamato<text:s/><text:span text:style-name="OrgCode1">printf()</text:span><text:s/>utilizza il numero di<text:s/><text:span text:style-name="OrgCode1">%d</text:span><text:s/>(o qualunque cosa) nella stringa di formato per sapere quanti altri argomenti ci sono!)</text:p>
      <text:p text:style-name="P10">Se la sintassi di<text:s/><text:span text:style-name="OrgCode1">va_arg()</text:span><text:s/>ti sembra strana (a causa di quel nome vago che fluttua lì dentro) non sei solo. Questi sono implementati con macro del preprocessore per ottenere tutta la magia giusta.</text:p>
      <text:h text:outline-level="2" text:style-name="P15"><text:bookmark text:name="org26f3778"/><text:bookmark-start text:name="OrgXref.org26f3778"/>Funzionalità<text:s/><text:span text:style-name="OrgCode1">va_list</text:span><text:s/><text:bookmark-end text:name="OrgXref.org26f3778"/></text:h>
      <text:p text:style-name="P10">Qual è la variabile<text:s/><text:span text:style-name="OrgCode1">va_list</text:span><text:s/>che stiamo usando lassù? È una variabile opaca<text:note text:note-class="footnote"><text:note-citation>160</text:note-citation><text:note-body><text:p text:style-name="P14">Cioè noi umili sviluppatori non dovremmo sapere cosa c'è dentro o cosa significa. Le specifiche non determinano di cosa si tratta in dettaglio.</text:p></text:note-body></text:note><text:s/>che contiene informazioni su quale argomento affronteremo successivamente<text:s/><text:span text:style-name="OrgCode1">va_arg()</text:span>. Vedi come chiamiamo<text:s/><text:span text:style-name="OrgCode1">va_arg()</text:span><text:s/>ripetutamente? La variabile<text:s/><text:span text:style-name="OrgCode1">va_list</text:span><text:s/>è un segnaposto che tiene traccia dei progressi fatti finora.</text:p>
      <text:p text:style-name="P10">Ma dobbiamo inizializzare quella variabile su un valore ragionevole. È qui che entra in gioco<text:s/><text:span text:style-name="OrgCode1">va_start()</text:span>.</text:p>
      <text:p text:style-name="P10">Quando abbiamo chiamato<text:s/><text:span text:style-name="OrgCode1">va_start(va, count)</text:span><text:s/>sopra, dicevamo “Inizializza la variabile<text:s/><text:span text:style-name="OrgCode1">va</text:span><text:s/>in modo che punti all'argomento della variabile<text:s/><text:span text:style-name="Emphasis1">immediatamente successivo</text:span><text:s/><text:span text:style-name="OrgCode1">count</text:span>.”</text:p>
      <text:p text:style-name="P10">Ed è<text:s/><text:span text:style-name="Emphasis1">per questo</text:span><text:s/>che dobbiamo avere almeno una variabile con nome nella nostra lista di argomenti<text:note text:note-class="footnote"><text:note-citation>162</text:note-citation><text:note-body><text:p text:style-name="P14">Onestamente sarebbe possibile rimuovere questa limitazione dal linguaggio, ma l'idea è che le macro<text:s/><text:span text:style-name="OrgCode1">va_start(), va_arg() e va_end()</text:span><text:s/>dovrebbero poter essere scritte in C. E per far sì che ciò accada, dobbiamo trovare un modo per inizializzare un puntatore alla posizione del primo parametro. E per fare ciò abbiamo bisogno del nome del primo parametro. Sarebbe necessaria un’estensione linguistica per renderlo possibile, e finora il comitato non ha trovato una motivazione per farlo.</text:p></text:note-body></text:note>.</text:p>
      <text:p text:style-name="P10">Una volta che hai il puntatore al parametro iniziale, puoi facilmente ottenere i valori degli argomenti successivi chiamando<text:s/><text:span text:style-name="OrgCode1">va_arg()</text:span><text:s/>ripetutamente. Quando lo fai devi passare la variabile<text:s/><text:span text:style-name="OrgCode1">va_list</text:span><text:s/>(così può continuare a tenere traccia di dove ti trovi), così come il tipo di argomento che stai per copiare.</text:p>
      <text:p text:style-name="P10">Sta a te come programmatore capire a quale tipo passerai<text:s/><text:span text:style-name="OrgCode1">va_arg()</text:span>. Nell'esempio sopra abbiamo appena fatto<text:s/><text:span text:style-name="OrgCode1">int</text:span>. Ma nel caso di<text:s/><text:span text:style-name="OrgCode1">printf()</text:span><text:s/>utilizza l'identificatore di formato per determinare quale tipo eseguire successivamente.</text:p>
      <text:p text:style-name="P10">E quando hai finito chiama<text:s/><text:span text:style-name="OrgCode1">va_end()</text:span><text:s/>per concludere.<text:s/><text:span text:style-name="Bold1">Devi</text:span><text:s/>(dice la specifica) chiamalo su una particolare variabile<text:s/><text:span text:style-name="OrgCode1">va_list</text:span><text:s/>prima di decidere chiamare anche<text:s/><text:span text:style-name="OrgCode1">va_start()</text:span><text:s/>o<text:s/><text:span text:style-name="OrgCode1">va_copy()</text:span><text:s/>di nuovo su di esso. So che non abbiamo parlato ancora<text:s/><text:span text:style-name="OrgCode1">va_copy()</text:span>.</text:p>
      <text:p text:style-name="P10">Quindi l’avanzamento standard è:</text:p>
      <text:list text:style-name="OrgBulletedList" xml:id="list-1d7bd6f4-88bb-480c-98e5-9ea7e41a5592">
        <text:list-item>
          <text:p text:style-name="P10"><text:span text:style-name="OrgCode1">va_start()</text:span><text:s/>per inizializzare la tua variabile<text:s/><text:span text:style-name="OrgCode1">va_list</text:span></text:p>
        </text:list-item>
        <text:list-item>
          <text:p text:style-name="P10">Ripetutere<text:s/><text:span text:style-name="OrgCode1">va_arg()</text:span><text:s/>per ottenere i valori</text:p>
        </text:list-item>
        <text:list-item>
          <text:p text:style-name="P10"><text:span text:style-name="OrgCode1">va_end()</text:span><text:s/>per deinizializzare la tua variabile<text:s/><text:span text:style-name="OrgCode1">va_list</text:span></text:p>
        </text:list-item>
      </text:list>
      <text:p text:style-name="P10">Ho anche menzionato<text:s/><text:span text:style-name="OrgCode1">va_copy()</text:span><text:s/>lassù; crea una copia della variabile<text:s/><text:span text:style-name="OrgCode1">va_list</text:span><text:s/>nello stesso identico stato. Cioè se non avviato con<text:s/><text:span text:style-name="OrgCode1">va_arg()</text:span><text:s/>con la variabile source, anche quella nuova non verrà avviata. Se finora hai utilizzato 5 variabili con<text:s/><text:span text:style-name="OrgCode1">va_arg()</text:span><text:s/>anche la copia lo rifletterà.</text:p>
      <text:p text:style-name="P10"><text:span text:style-name="OrgCode1">va_copy()</text:span><text:s/>può essere utile se hai bisogno di scorrere gli argomenti in anticipo ma devi anche ricordare la tua posizione attuale.</text:p>
      <text:h text:outline-level="2" text:style-name="P15"><text:bookmark text:name="org60257cc"/><text:bookmark-start text:name="OrgXref.org60257cc"/>Funzioni di libreria che utilizzano<text:s/><text:span text:style-name="OrgCode1">va_list</text:span><text:s/><text:bookmark-end text:name="OrgXref.org60257cc"/></text:h>
      <text:p text:style-name="P10">Uno degli altri usi per questi è molto figo: scrivendo la tua variante<text:s/><text:span text:style-name="OrgCode1">printf()</text:span><text:s/>personalizzata. Sarebbe una seccatura dover gestire tutti quegli specificatori di formato giusto? Tutti milioni di quelli?</text:p>
      <text:p text:style-name="P10">Fortunatamente ci sono varianti<text:s/><text:span text:style-name="OrgCode1">printf()</text:span><text:s/>che accettano una<text:s/><text:span text:style-name="OrgCode1">va_list</text:span><text:s/>funzionante come argomento. Puoi usarli per concludere e creare il tuo personale<text:s/><text:span text:style-name="OrgCode1">printf()</text:span>!</text:p>
      <text:p text:style-name="P10">Queste funzioni iniziano con la lettera<text:s/><text:span text:style-name="OrgCode1">v</text:span><text:s/>come anche<text:s/><text:span text:style-name="OrgCode1">vprintf()</text:span>,<text:s/><text:span text:style-name="OrgCode1">vfprintf()</text:span>,<text:s/><text:span text:style-name="OrgCode1">vsprintf()</text:span><text:s/>e<text:s/><text:span text:style-name="OrgCode1">vsnprintf()</text:span>. Praticamente tutte i vecchi gloriosi<text:s/><text:span text:style-name="OrgCode1">printf()</text:span><text:s/>tranne che con una<text:s/><text:span text:style-name="OrgCode1">v</text:span><text:s/>davanti.</text:p>
      <text:p text:style-name="P10">Creiamo una funzione<text:s/><text:span text:style-name="OrgCode1">my_printf()</text:span><text:s/>che funziona come<text:s/><text:span text:style-name="OrgCode1">printf()</text:span><text:s/>tranne per il fatto che ci vuole un argomento in più prima.</text:p>
      <text:p text:style-name="P16"><text:span text:style-name="OrgSrcFontLockPreprocessorFace1">#include</text:span><text:s/><text:span text:style-name="OrgSrcFontLockStringFace1">&lt;stdio.h&gt;</text:span></text:p>
      <text:p text:style-name="P16"><text:span text:style-name="OrgSrcFontLockPreprocessorFace1">#include</text:span><text:s/><text:span text:style-name="OrgSrcFontLockStringFace1">&lt;stdarg.h&gt;</text:span></text:p>
      <text:p text:style-name="P16"/>
      <text:p text:style-name="P16"><text:span text:style-name="OrgSrcFontLockTypeFace1">int</text:span><text:s/><text:span text:style-name="OrgSrcFontLockFunctionNameFace1">my_printf</text:span>(<text:span text:style-name="OrgSrcFontLockTypeFace1">int</text:span><text:s/><text:span text:style-name="OrgSrcFontLockVariableNameFace1">serial</text:span>,<text:s/><text:span text:style-name="OrgSrcFontLockKeywordFace1">const</text:span><text:s/><text:span text:style-name="OrgSrcFontLockTypeFace1">char</text:span><text:s/>*<text:span text:style-name="OrgSrcFontLockVariableNameFace1">format</text:span>, ...)</text:p>
      <text:p text:style-name="P16">{</text:p>
      <text:p text:style-name="P16"><text:s text:c="4"/><text:span text:style-name="OrgSrcFontLockTypeFace1">va_list</text:span><text:s/><text:span text:style-name="OrgSrcFontLockVariableNameFace1">va</text:span>;</text:p>
      <text:p text:style-name="P16"/>
      <text:p text:style-name="P16"><text:s text:c="4"/><text:span text:style-name="OrgSrcFontLockCommentDelimiterFace1">//<text:s/></text:span><text:span text:style-name="OrgSrcFontLockCommentFace1">Do my custom work</text:span></text:p>
      <text:p text:style-name="P16"><text:s text:c="4"/>printf(<text:span text:style-name="OrgSrcFontLockStringFace1">"The serial number is: %d\n"</text:span>, serial);</text:p>
      <text:p text:style-name="P16"/>
      <text:p text:style-name="P16"><text:s text:c="4"/><text:span text:style-name="OrgSrcFontLockCommentDelimiterFace1">//<text:s/></text:span><text:span text:style-name="OrgSrcFontLockCommentFace1">Then pass the rest off to vprintf()</text:span></text:p>
      <text:p text:style-name="P16"><text:s text:c="4"/>va_start(va, format);</text:p>
      <text:p text:style-name="P16"><text:s text:c="4"/><text:span text:style-name="OrgSrcFontLockTypeFace1">int</text:span><text:s/><text:span text:style-name="OrgSrcFontLockVariableNameFace1">rv</text:span><text:s/>= vprintf(format, va);</text:p>
      <text:p text:style-name="P16"><text:s text:c="4"/>va_end(va);</text:p>
      <text:p text:style-name="P16"/>
      <text:p text:style-name="P16"><text:s text:c="4"/><text:span text:style-name="OrgSrcFontLockKeywordFace1">return</text:span><text:s/>rv;</text:p>
      <text:p text:style-name="P16">}</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text:span text:style-name="OrgSrcFontLockTypeFace1">int</text:span><text:s/><text:span text:style-name="OrgSrcFontLockVariableNameFace1">x</text:span><text:s/>= 10;</text:p>
      <text:p text:style-name="P16"><text:s text:c="4"/><text:span text:style-name="OrgSrcFontLockTypeFace1">float</text:span><text:s/><text:span text:style-name="OrgSrcFontLockVariableNameFace1">y</text:span><text:s/>= 3.2;</text:p>
      <text:p text:style-name="P16"/>
      <text:p text:style-name="P16"><text:s text:c="4"/>my_printf(3490,<text:s/><text:span text:style-name="OrgSrcFontLockStringFace1">"x is %d, y is %f\n"</text:span>, x, y);</text:p>
      <text:p text:style-name="P17">}</text:p>
      <text:p text:style-name="P10">Vedi cosa abbiamo fatto lì? Sulle righe 12-14 abbiamo iniziato una nuova variabile<text:s/><text:span text:style-name="OrgCode1">va_list</text:span>, e poi l'ho semplicemente passato dentro<text:s/><text:span text:style-name="OrgCode1">vprintf()</text:span>. E sa di volerlo fare, perché ha tutte le funzionalità di<text:s/><text:span text:style-name="OrgCode1">printf()</text:span><text:s/>integrate.</text:p>
      <text:p text:style-name="P10">Dobbiamo comunque chiamare<text:s/><text:span text:style-name="OrgCode1">va_end()</text:span><text:s/>quando abbiamo finito quindi non dimenticarlo!</text:p>
      <text:h text:outline-level="1" text:style-name="P9"><text:bookmark-start text:name="OrgXref.orgf776bed"/><text:bookmark text:name="orgf776bed"/>Localizzazione e internazionalizzazione<text:s/><text:bookmark-end text:name="OrgXref.orgf776bed"/></text:h>
      <text:p text:style-name="P10">La<text:s/><text:span text:style-name="Emphasis1">localizzazione</text:span><text:s/>è il processo che rende la tua app pronta per funzionare bene in diverse località (o paesi).</text:p>
      <text:p text:style-name="P10">Come forse saprai non tutti usano lo stesso carattere per i separatori decimali o per i separatori delle migliaia… o per valuta.</text:p>
      <text:p text:style-name="P10">Queste impostazioni locali hanno nomi ed è possibile selezionarne una da utilizzare. Ad esempio una locale statunitense potrebbe scrivere un numero come:</text:p>
      <text:p text:style-name="P10">100,000.00</text:p>
      <text:p text:style-name="P10">Mentre in Brasile lo stesso potrebbe essere scritto con virgole e punti decimali invertiti:</text:p>
      <text:p text:style-name="P10">100.000,00</text:p>
      <text:p text:style-name="P10">Semplifica la scrittura del codice in modo che possa essere facilmente trasferito ad altre nazionalità!</text:p>
      <text:p text:style-name="P10">Beh, più o meno. Risulta che C ha solo una locale integrata ed è limitata. Le specifiche lasciano davvero molta ambiguità qui; è difficile essere completamente portatili.</text:p>
      <text:p text:style-name="P10">Ma faremo del nostro meglio!</text:p>
      <text:h text:outline-level="2" text:style-name="P15"><text:bookmark text:name="orga5f6b45"/><text:bookmark-start text:name="OrgXref.orga5f6b45"/>Impostazione della localizzazione, rapida e sporca<text:s/><text:bookmark-end text:name="OrgXref.orga5f6b45"/></text:h>
      <text:p text:style-name="P10">Per queste chiamate includi<text:s/><text:span text:style-name="OrgCode1">&lt;locale.h&gt;</text:span>.</text:p>
      <text:p text:style-name="P10">C'è fondamentalmente una cosa che puoi fare in modo portabile qui in termini di dichiarazione di una locale specifica. Questo è probabilmente ciò che vuoi fare se hai intenzione di fare qualcosa a livello locale:</text:p>
      <text:p text:style-name="P16"><text:span text:style-name="OrgSrcFontLockFunctionNameFace1">setlocale</text:span>(LC_ALL,<text:s/><text:span text:style-name="OrgSrcFontLockStringFace1">""</text:span>);</text:p>
      <text:p text:style-name="P16"><text:span text:style-name="OrgSrcFontLockCommentDelimiterFace1">//<text:s/></text:span><text:span text:style-name="OrgSrcFontLockCommentFace1">Utilizza le impostazioni</text:span></text:p>
      <text:p text:style-name="P17"><text:span text:style-name="OrgSrcFontLockCommentDelimiterFace1">//<text:s/></text:span><text:span text:style-name="OrgSrcFontLockCommentFace1">locali di questo ambiente per tutto</text:span></text:p>
      <text:p text:style-name="P10">Ti consigliamo di chiamarlo in modo che il programma venga inizializzato con la tua variabile locale.</text:p>
      <text:p text:style-name="P10">Entrando più nel dettaglio, c'è un'altra cosa che puoi fare e rimanere portatile:</text:p>
      <text:p text:style-name="P16"><text:span text:style-name="OrgSrcFontLockFunctionNameFace1">setlocale</text:span>(LC_ALL,<text:s/><text:span text:style-name="OrgSrcFontLockStringFace1">"C"</text:span>);</text:p>
      <text:p text:style-name="P17"><text:span text:style-name="OrgSrcFontLockCommentDelimiterFace1">//<text:s/></text:span><text:span text:style-name="OrgSrcFontLockCommentFace1">Utilizzare la locale C predefinita</text:span></text:p>
      <text:p text:style-name="P10">ma viene chiamato per impostazione predefinita ogni volta che si avvia il programma, quindi non c'è molto bisogno di farlo da soli.</text:p>
      <text:p text:style-name="P10">In quella seconda stringa puoi specificare qualsiasi supportato locale dal tuo sistema. Questo dipende completamente dal sistema quindi varierà. Sul mio sistema posso specificarlo:</text:p>
      <text:p text:style-name="P16"><text:span text:style-name="OrgSrcFontLockFunctionNameFace1">setlocale</text:span>(LC_ALL,<text:s/><text:span text:style-name="OrgSrcFontLockStringFace1">"en_US.UTF-8"</text:span>);</text:p>
      <text:p text:style-name="P17"><text:span text:style-name="OrgSrcFontLockCommentDelimiterFace1">//<text:s/></text:span><text:span text:style-name="OrgSrcFontLockCommentFace1">Non portabile!</text:span></text:p>
      <text:p text:style-name="P10">E funzionerà. Ma è portabile solo su sistemi che hanno lo stesso identico nome per la stessa identica localizzazione e non puoi garantirlo.</text:p>
      <text:p text:style-name="P10">Passando una stringa vuota ("") per il secondo argomento stai dicendo a C: "Ehi, scopri qual è la locale corrente su questo sistema, così non devo dirtelo".”</text:p>
      <text:h text:outline-level="2" text:style-name="P15"><text:bookmark-start text:name="OrgXref.org2ab3199"/><text:bookmark text:name="org2ab3199"/>Ottenere le impostazioni locali monetarie<text:s/><text:bookmark-end text:name="OrgXref.org2ab3199"/></text:h>
      <text:p text:style-name="P10">Poiché spostare pezzi di carta verdi promette di essere la chiave della felicità<text:note text:note-class="footnote"><text:note-citation>163</text:note-citation><text:note-body><text:p text:style-name="P14">“Questo pianeta ha, o meglio aveva, un problema: la maggior parte delle persone che vivevano su di esso erano infelici per gran parte del tempo. Sono state suggerite molte soluzioni per questo problema, ma la maggior parte di queste riguardava in gran parte il movimento di piccoli pezzi di carta verde, il che era strano perché nel complesso non erano i piccoli pezzi di carta verdi ad essere infelici. —Guida galattica per autostoppisti, Douglas Adams</text:p></text:note-body></text:note><text:s/>parliamo di contesto monetario. Quando scrivi codice portatile devi sapere cosa digitare per i contanti giusto? Che si tratti di "$", "€", "¥" o "£".</text:p>
      <text:p text:style-name="P10">Come puoi scrivere quel codice senza impazzire? Fortunatamente una volta che chiami setlocale<text:s/><text:span text:style-name="OrgCode1">(LC_ALL, "")</text:span><text:s/>puoi semplicemente cercarli chiamando a<text:s/><text:span text:style-name="OrgCode1">localeconv()</text:span>:</text:p>
      <text:p text:style-name="P17"><text:span text:style-name="OrgSrcFontLockKeywordFace1">struct</text:span><text:s/><text:span text:style-name="OrgSrcFontLockTypeFace1">lconv</text:span><text:s/>*<text:span text:style-name="OrgSrcFontLockVariableNameFace1">x</text:span><text:s/>= localeconv();</text:p>
      <text:p text:style-name="P10">Questa funzione restituisce un puntatore a una<text:s/><text:span text:style-name="OrgCode1">struct lconv</text:span><text:s/>allocata staticamente che contiene tutte le informazioni interessanti che stai cercando.</text:p>
      <text:p text:style-name="P10">Ecco i campi della<text:s/><text:span text:style-name="OrgCode1">struct lconv</text:span><text:s/>e il loro significato.</text:p>
      <text:p text:style-name="P10">Innanzitutto alcune convenzioni. Un<text:s/><text:span text:style-name="OrgCode1">_p_</text:span><text:s/>significa "positivo" e<text:s/><text:span text:style-name="OrgCode1">_n_</text:span><text:s/>significa "negativo" e<text:s/><text:span text:style-name="OrgCode1">int_</text:span><text:s/>significa "internazionale". Sebbene molti di questi siano di tipo<text:s/><text:span text:style-name="OrgCode1">char</text:span><text:s/>o<text:s/><text:span text:style-name="OrgCode1">char*</text:span><text:s/>la maggior parte (o le stringhe a cui puntano) sono effettivamente trattati come numeri interi<text:note text:note-class="footnote"><text:note-citation>164</text:note-citation><text:note-body><text:p text:style-name="P14">Ricorda che<text:s/><text:span text:style-name="OrgCode1">char</text:span><text:s/>è solo un numero intero di dimensioni byte</text:p></text:note-body></text:note>.</text:p>
      <text:p text:style-name="P10">Prima di andare oltre sappi che<text:s/><text:span text:style-name="OrgCode1">CHAR_MAX</text:span><text:s/>(da<text:s/><text:span text:style-name="OrgCode1">&lt;limits.h&gt;</text:span>) è il valore massimo che può essere contenuto in un<text:s/><text:span text:style-name="OrgCode1">char</text:span>. E che molti dei seguenti valori<text:s/><text:span text:style-name="OrgCode1">char</text:span><text:s/>lo utilizzano per indicare che il valore non è disponibile nella locale specificata.</text:p>
      <text:section text:name="Section39" text:style-name="OrgIndentedSection-Level-0">
        <text:p text:style-name="P3"/>
        <table:table table:style-name="Table1">
          <table:table-column table:style-name="Table1.A" table:number-columns-repeated="2"/>
          <table:table-row>
            <table:table-cell table:style-name="Table1.A1">
              <text:p text:style-name="P18">Campo</text:p>
            </table:table-cell>
            <table:table-cell table:style-name="Table1.A1">
              <text:p text:style-name="P18">Descrizione</text:p>
            </table:table-cell>
          </table:table-row>
          <table:table-row>
            <table:table-cell table:style-name="Table1.A2">
              <text:p text:style-name="P18"><text:span text:style-name="OrgCode1">char *mon_decimal_point</text:span></text:p>
            </table:table-cell>
            <table:table-cell table:style-name="Table1.A2">
              <text:p text:style-name="P18">Carattere puntatore decimale per denaro, ad es<text:s/><text:span text:style-name="OrgCode1">"."</text:span>.</text:p>
            </table:table-cell>
          </table:table-row>
          <table:table-row>
            <table:table-cell table:style-name="Table1.A2">
              <text:p text:style-name="P18"><text:span text:style-name="OrgCode1">char *mon_thousands_sep</text:span></text:p>
            </table:table-cell>
            <table:table-cell table:style-name="Table1.A2">
              <text:p text:style-name="P18">Carattere separatore delle migliaia per denaro, ad es<text:s/><text:span text:style-name="OrgCode1">","</text:span>.</text:p>
            </table:table-cell>
          </table:table-row>
          <table:table-row>
            <table:table-cell table:style-name="Table1.A2">
              <text:p text:style-name="P18"><text:span text:style-name="OrgCode1">char *mon_grouping</text:span></text:p>
            </table:table-cell>
            <table:table-cell table:style-name="Table1.A2">
              <text:p text:style-name="P18">Descrizione del raggruppamento per denaro (vedi sotto).</text:p>
            </table:table-cell>
          </table:table-row>
          <table:table-row>
            <table:table-cell table:style-name="Table1.A2">
              <text:p text:style-name="P18"><text:span text:style-name="OrgCode1">char *positive_sign</text:span></text:p>
            </table:table-cell>
            <table:table-cell table:style-name="Table1.A2">
              <text:p text:style-name="P18">Segno positivo per il denaro, ad es<text:s/><text:span text:style-name="OrgCode1">"+"</text:span><text:s/>o<text:s/><text:span text:style-name="OrgCode1">""</text:span>.</text:p>
            </table:table-cell>
          </table:table-row>
          <table:table-row>
            <table:table-cell table:style-name="Table1.A2">
              <text:p text:style-name="P18"><text:span text:style-name="OrgCode1">char *negative_sign</text:span></text:p>
            </table:table-cell>
            <table:table-cell table:style-name="Table1.A2">
              <text:p text:style-name="P18">Segno negativo per il denaro, ad es<text:s/><text:span text:style-name="OrgCode1">"-"</text:span>.</text:p>
            </table:table-cell>
          </table:table-row>
          <table:table-row>
            <table:table-cell table:style-name="Table1.A2">
              <text:p text:style-name="P18"><text:span text:style-name="OrgCode1">char *currency_symbol</text:span></text:p>
            </table:table-cell>
            <table:table-cell table:style-name="Table1.A2">
              <text:p text:style-name="P18">Simbolo di valuta, ad es<text:s/><text:span text:style-name="OrgCode1">"$"</text:span>.</text:p>
            </table:table-cell>
          </table:table-row>
          <table:table-row>
            <table:table-cell table:style-name="Table1.A2">
              <text:p text:style-name="P18"><text:span text:style-name="OrgCode1">char frac_digits</text:span></text:p>
            </table:table-cell>
            <table:table-cell table:style-name="Table1.A2">
              <text:p text:style-name="P18">Quando si stampano importi monetari, quante cifre stampare dopo il punto decimale, ad es<text:s/><text:span text:style-name="OrgCode1">2</text:span>.</text:p>
            </table:table-cell>
          </table:table-row>
          <table:table-row>
            <table:table-cell table:style-name="Table1.A2">
              <text:p text:style-name="P18"><text:span text:style-name="OrgCode1">char p_cs_precedes</text:span></text:p>
            </table:table-cell>
            <table:table-cell table:style-name="Table1.A2">
              <text:p text:style-name="P18"><text:span text:style-name="OrgCode1">1</text:span><text:s/>se la<text:s/><text:span text:style-name="OrgCode1">currency_symbol</text:span><text:s/>viene prima del valore per un importo monetario non negativo, 0 se successivo.</text:p>
            </table:table-cell>
          </table:table-row>
          <table:table-row>
            <table:table-cell table:style-name="Table1.A2">
              <text:p text:style-name="P18"><text:span text:style-name="OrgCode1">char n_cs_precedes</text:span></text:p>
            </table:table-cell>
            <table:table-cell table:style-name="Table1.A2">
              <text:p text:style-name="P18"><text:span text:style-name="OrgCode1">1</text:span><text:s/>se il<text:s/><text:span text:style-name="OrgCode1">currency_symbol</text:span><text:s/>viene prima del valore per un importo monetario negativo,<text:s/><text:span text:style-name="OrgCode1">0</text:span><text:s/>se successivo.</text:p>
            </table:table-cell>
          </table:table-row>
          <table:table-row>
            <table:table-cell table:style-name="Table1.A2">
              <text:p text:style-name="P18"><text:span text:style-name="OrgCode1">char p_sep_by_space</text:span></text:p>
            </table:table-cell>
            <table:table-cell table:style-name="Table1.A2">
              <text:p text:style-name="P18">Determina la separazione dei<text:s/><text:span text:style-name="OrgCode1">currency symbol</text:span><text:s/>dal valore per importi non negativi (vedi sotto).</text:p>
            </table:table-cell>
          </table:table-row>
          <table:table-row>
            <table:table-cell table:style-name="Table1.A2">
              <text:p text:style-name="P18"><text:span text:style-name="OrgCode1">char n_sep_by_space</text:span></text:p>
            </table:table-cell>
            <table:table-cell table:style-name="Table1.A2">
              <text:p text:style-name="P18">Determina la separazione dei<text:s/><text:span text:style-name="OrgCode1">currency symbol</text:span><text:s/>dal valore per gli importi negativi (vedi sotto).</text:p>
            </table:table-cell>
          </table:table-row>
          <table:table-row>
            <table:table-cell table:style-name="Table1.A2">
              <text:p text:style-name="P18"><text:span text:style-name="OrgCode1">char p_sign_posn</text:span></text:p>
            </table:table-cell>
            <table:table-cell table:style-name="Table1.A2">
              <text:p text:style-name="P18">Determina il<text:s/><text:span text:style-name="OrgCode1">positive_sign</text:span><text:s/>posizione per valori non negativi.</text:p>
            </table:table-cell>
          </table:table-row>
          <table:table-row>
            <table:table-cell table:style-name="Table1.A2">
              <text:p text:style-name="P18"><text:span text:style-name="OrgCode1">char p_sign_posn</text:span></text:p>
            </table:table-cell>
            <table:table-cell table:style-name="Table1.A2">
              <text:p text:style-name="P18">Determina il<text:s/><text:span text:style-name="OrgCode1">positive_sign</text:span><text:s/>posizione per valori negativi.</text:p>
            </table:table-cell>
          </table:table-row>
          <table:table-row>
            <table:table-cell table:style-name="Table1.A2">
              <text:p text:style-name="P18"><text:span text:style-name="OrgCode1">char *int_curr_symbol</text:span></text:p>
            </table:table-cell>
            <table:table-cell table:style-name="Table1.A2">
              <text:p text:style-name="P18">Simbolo di valuta internazionale, ad es<text:s/><text:span text:style-name="OrgCode1">"USD "</text:span>.</text:p>
            </table:table-cell>
          </table:table-row>
          <table:table-row>
            <table:table-cell table:style-name="Table1.A2">
              <text:p text:style-name="P18"><text:span text:style-name="OrgCode1">char int_frac_digits</text:span></text:p>
            </table:table-cell>
            <table:table-cell table:style-name="Table1.A2">
              <text:p text:style-name="P18">Valore internazionale per<text:s/><text:span text:style-name="OrgCode1">frac_digits</text:span>.</text:p>
            </table:table-cell>
          </table:table-row>
          <table:table-row>
            <table:table-cell table:style-name="Table1.A2">
              <text:p text:style-name="P18"><text:span text:style-name="OrgCode1">char int_p_cs_precedes</text:span></text:p>
            </table:table-cell>
            <table:table-cell table:style-name="Table1.A2">
              <text:p text:style-name="P18">Valore internazionale per<text:s/><text:span text:style-name="OrgCode1">p_cs_precedes</text:span>.</text:p>
            </table:table-cell>
          </table:table-row>
          <table:table-row>
            <table:table-cell table:style-name="Table1.A2">
              <text:p text:style-name="P18"><text:span text:style-name="OrgCode1">char int_n_cs_precedes</text:span></text:p>
            </table:table-cell>
            <table:table-cell table:style-name="Table1.A2">
              <text:p text:style-name="P18">Valore internazionale per<text:s/><text:span text:style-name="OrgCode1">n_cs_precedes</text:span>.</text:p>
            </table:table-cell>
          </table:table-row>
          <table:table-row>
            <table:table-cell table:style-name="Table1.A2">
              <text:p text:style-name="P18"><text:span text:style-name="OrgCode1">char int_p_sep_by_space</text:span></text:p>
            </table:table-cell>
            <table:table-cell table:style-name="Table1.A2">
              <text:p text:style-name="P18">Valore internazionale per<text:s/><text:span text:style-name="OrgCode1">p_sep_by_space</text:span>.</text:p>
            </table:table-cell>
          </table:table-row>
          <table:table-row>
            <table:table-cell table:style-name="Table1.A2">
              <text:p text:style-name="P18"><text:span text:style-name="OrgCode1">char int_n_sep_by_space</text:span></text:p>
            </table:table-cell>
            <table:table-cell table:style-name="Table1.A2">
              <text:p text:style-name="P18">Valore internazionale per<text:s/><text:span text:style-name="OrgCode1">n_sep_by_space</text:span>.</text:p>
            </table:table-cell>
          </table:table-row>
          <table:table-row>
            <table:table-cell table:style-name="Table1.A2">
              <text:p text:style-name="P18"><text:span text:style-name="OrgCode1">char int_p_sign_posn</text:span></text:p>
            </table:table-cell>
            <table:table-cell table:style-name="Table1.A2">
              <text:p text:style-name="P18">Valore internazionale per<text:s/><text:span text:style-name="OrgCode1">p_sign_posn</text:span>.</text:p>
            </table:table-cell>
          </table:table-row>
          <table:table-row>
            <table:table-cell table:style-name="Table1.A3">
              <text:p text:style-name="P18"><text:span text:style-name="OrgCode1">char int_n_sign_posn</text:span></text:p>
            </table:table-cell>
            <table:table-cell table:style-name="Table1.A3">
              <text:p text:style-name="P18">Valore internazionale per<text:s/><text:span text:style-name="OrgCode1">n_sign_posn</text:span>.</text:p>
            </table:table-cell>
          </table:table-row>
        </table:table>
        <text:p text:style-name="P3"/>
      </text:section>
      <text:h text:outline-level="3" text:style-name="P19"><text:bookmark-start text:name="OrgXref.org81d681b"/><text:bookmark text:name="org81d681b"/>Raggruppamento di cifre monetarie<text:s/><text:bookmark-end text:name="OrgXref.org81d681b"/></text:h>
      <text:p text:style-name="P10">OK, questo è stravagante.<text:s/><text:span text:style-name="OrgCode1">mon_grouping</text:span><text:s/>è un<text:s/><text:span text:style-name="OrgCode1">char*</text:span><text:s/>quindi potresti pensare che sia una stringa. Ma in questo caso no è davvero una serie di<text:s/><text:span text:style-name="OrgCode1">char</text:span>. Dovrebbe sempre terminare con uno<text:s/><text:span text:style-name="OrgCode1">0</text:span><text:s/>o<text:s/><text:span text:style-name="OrgCode1">CHAR_MAX</text:span>.</text:p>
      <text:p text:style-name="P10">Questi valori descrivono come raggruppare insiemi di numeri in valuta a<text:s/><text:span text:style-name="Emphasis1">sinistra</text:span><text:s/>del decimale (l'intera parte numerica).</text:p>
      <text:p text:style-name="P10">Ad esempio potremmo avere:</text:p>
      <text:p text:style-name="P16"><text:s text:c="2"/>2 <text:s text:c="2"/>1 <text:s text:c="2"/>0</text:p>
      <text:p text:style-name="P16"><text:s/>--- --- ---</text:p>
      <text:p text:style-name="P17">$100,000,000.00</text:p>
      <text:p text:style-name="P10">Questi sono gruppi di tre. Il gruppo 0 (appena a sinistra del decimale) ha 3 cifre. Il gruppo 1 (gruppo successivo a sinistra) ha 3 cifre e anche l'ultimo ne ha 3.</text:p>
      <text:p text:style-name="P10">Quindi potremmo descrivere questi gruppi da destra (il decimale) a sinistra con una serie di valori interi che rappresentano le dimensioni del gruppo:</text:p>
      <text:p text:style-name="P17">3 3 3</text:p>
      <text:p text:style-name="P10">E questo funzionerebbe per valori fino a $100,000,000.</text:p>
      <text:p text:style-name="P10">E se ne avessimo di più? Potremmo continuare ad aggiungere 3…</text:p>
      <text:p text:style-name="P17">3 3 3 3 3 3 3 3 3 3 3 3 3 3 3 3 3</text:p>
      <text:p text:style-name="P10">ma è pazzesco. Fortunatamente possiamo specificare 0 per indicare che la dimensione del gruppo precedente si ripete:</text:p>
      <text:p text:style-name="P17">3 0</text:p>
      <text:p text:style-name="P10">Il che significa ripetere ogni 3. Sarebbe bastato $100, $1,000, $10,000, $10,000,000, $100,000,000,000, e così via.</text:p>
      <text:p text:style-name="P10">Puoi legittimamente impazzire con questi per indicare alcuni strani raggruppamenti.</text:p>
      <text:p text:style-name="P10">Per esempio:</text:p>
      <text:p text:style-name="P17">4 3 2 1 0</text:p>
      <text:p text:style-name="P10">indicherebbe:</text:p>
      <text:p text:style-name="P17">$1,0,0,0,0,00,000,0000.00</text:p>
      <text:p text:style-name="P10">Un altro valore che può verificarsi è<text:s/><text:span text:style-name="OrgCode1">CHAR_MAX</text:span>. Ciò indica che non dovrebbe verificarsi alcun ulteriore raggruppamento e può apparire ovunque nell'array incluso il primo valore.</text:p>
      <text:p text:style-name="P17">3 2 CHAR_MAX</text:p>
      <text:p text:style-name="P10">indicherebbe:</text:p>
      <text:p text:style-name="P17">100000000,00,000.00</text:p>
      <text:p text:style-name="P10">Per esempio.</text:p>
      <text:p text:style-name="P10">E il semplice fatto di avere<text:s/><text:span text:style-name="OrgCode1">CHAR_MAX</text:span><text:s/>nella prima posizione dell'array ti direbbe che non ci sarebbe stato alcun raggruppamento.</text:p>
      <text:h text:outline-level="3" text:style-name="P19"><text:bookmark text:name="org9e7fe21"/><text:bookmark-start text:name="OrgXref.org9e7fe21"/>Separatori e posizione dei segni<text:s/><text:bookmark-end text:name="OrgXref.org9e7fe21"/></text:h>
      <text:p text:style-name="P10">Tutte le varianti<text:s/><text:span text:style-name="OrgCode1">sep_by_space</text:span><text:s/>riguardano la spaziatura attorno al segno della valuta. I valori validi sono:</text:p>
      <text:section text:name="Section40" text:style-name="OrgIndentedSection-Level-0">
        <text:p text:style-name="P3"/>
        <table:table table:style-name="Table1">
          <table:table-column table:style-name="Table1.A" table:number-columns-repeated="3"/>
          <table:table-row>
            <table:table-cell table:style-name="Table1.A1">
              <text:p text:style-name="P18">Valore</text:p>
            </table:table-cell>
            <table:table-cell table:style-name="Table1.A1">
              <text:p text:style-name="P18">Descrizione</text:p>
            </table:table-cell>
            <table:table-cell table:style-name="Table1.A1">
              <text:p text:style-name="P18"/>
            </table:table-cell>
          </table:table-row>
          <table:table-row>
            <table:table-cell table:style-name="Table1.A2">
              <text:p text:style-name="P18"><text:span text:style-name="OrgCode1">0</text:span></text:p>
            </table:table-cell>
            <table:table-cell table:style-name="Table1.A2">
              <text:p text:style-name="P18">Nessuno spazio tra il simbolo della valuta e il valore.</text:p>
            </table:table-cell>
            <table:table-cell table:style-name="Table1.A2">
              <text:p text:style-name="P18"/>
            </table:table-cell>
          </table:table-row>
          <table:table-row>
            <table:table-cell table:style-name="Table1.A2">
              <text:p text:style-name="P18"><text:span text:style-name="OrgCode1">1</text:span></text:p>
            </table:table-cell>
            <table:table-cell table:style-name="Table1.A2">
              <text:p text:style-name="P18">Separa il simbolo della valuta (e il segno, se presente) dal valore con uno spazio.</text:p>
            </table:table-cell>
            <table:table-cell table:style-name="Table1.A2">
              <text:p text:style-name="P18"/>
            </table:table-cell>
          </table:table-row>
          <table:table-row>
            <table:table-cell table:style-name="Table1.A3">
              <text:p text:style-name="P18"><text:span text:style-name="OrgCode1">2</text:span></text:p>
            </table:table-cell>
            <table:table-cell table:style-name="Table1.A3">
              <text:p text:style-name="P18">Separare il simbolo del segno dal simbolo della valuta (se adiacente) con uno spazio, altrimenti separare il simbolo del segno dal valore con uno spazio.</text:p>
            </table:table-cell>
            <table:table-cell table:style-name="Table1.A3">
              <text:p text:style-name="P18"/>
            </table:table-cell>
          </table:table-row>
        </table:table>
        <text:p text:style-name="P3"/>
      </text:section>
      <text:p text:style-name="P10">Le varianti<text:s/><text:span text:style-name="OrgCode1">sign_posn</text:span><text:s/>sono determinate dai seguenti valori:</text:p>
      <text:section text:name="Section41" text:style-name="OrgIndentedSection-Level-0">
        <text:p text:style-name="P3"/>
        <table:table table:style-name="Table1">
          <table:table-column table:style-name="Table1.A" table:number-columns-repeated="2"/>
          <table:table-row>
            <table:table-cell table:style-name="Table1.A1">
              <text:p text:style-name="P18">Value</text:p>
            </table:table-cell>
            <table:table-cell table:style-name="Table1.A1">
              <text:p text:style-name="P18">Description</text:p>
            </table:table-cell>
          </table:table-row>
          <table:table-row>
            <table:table-cell table:style-name="Table1.A2">
              <text:p text:style-name="P18"><text:span text:style-name="OrgCode1">0</text:span></text:p>
            </table:table-cell>
            <table:table-cell table:style-name="Table1.A2">
              <text:p text:style-name="P18">Metti tra parentesi il valore e il simbolo della valuta.</text:p>
            </table:table-cell>
          </table:table-row>
          <table:table-row>
            <table:table-cell table:style-name="Table1.A2">
              <text:p text:style-name="P18"><text:span text:style-name="OrgCode1">1</text:span></text:p>
            </table:table-cell>
            <table:table-cell table:style-name="Table1.A2">
              <text:p text:style-name="P18">Metti la stringa del segno davanti al simbolo e al valore della valuta.</text:p>
            </table:table-cell>
          </table:table-row>
          <table:table-row>
            <table:table-cell table:style-name="Table1.A2">
              <text:p text:style-name="P18"><text:span text:style-name="OrgCode1">2</text:span></text:p>
            </table:table-cell>
            <table:table-cell table:style-name="Table1.A2">
              <text:p text:style-name="P18">Inserisci la stringa del segno dopo il simbolo e il valore della valuta.</text:p>
            </table:table-cell>
          </table:table-row>
          <table:table-row>
            <table:table-cell table:style-name="Table1.A2">
              <text:p text:style-name="P18"><text:span text:style-name="OrgCode1">3</text:span></text:p>
            </table:table-cell>
            <table:table-cell table:style-name="Table1.A2">
              <text:p text:style-name="P18">Metti la stringa del segno direttamente davanti al simbolo della valuta.</text:p>
            </table:table-cell>
          </table:table-row>
          <table:table-row>
            <table:table-cell table:style-name="Table1.A3">
              <text:p text:style-name="P18"><text:span text:style-name="OrgCode1">4</text:span></text:p>
            </table:table-cell>
            <table:table-cell table:style-name="Table1.A3">
              <text:p text:style-name="P18">Metti la stringa del segno direttamente dietro il simbolo della valuta.</text:p>
            </table:table-cell>
          </table:table-row>
        </table:table>
        <text:p text:style-name="P3"/>
      </text:section>
      <text:h text:outline-level="3" text:style-name="P19"><text:bookmark-start text:name="OrgXref.org19f2689"/><text:bookmark text:name="org19f2689"/>Valori di esempio<text:s/><text:bookmark-end text:name="OrgXref.org19f2689"/></text:h>
      <text:p text:style-name="P10">Quando ottengo i valori sul mio sistema questo è ciò che vedo (stringa di raggruppamento visualizzata come valori di byte singoli):</text:p>
      <text:p text:style-name="P16">mon_decimal_point <text:s/>=<text:s/><text:span text:style-name="OrgSrcFontLockStringFace1">"."</text:span></text:p>
      <text:p text:style-name="P16">mon_thousands_sep <text:s/>=<text:s/><text:span text:style-name="OrgSrcFontLockStringFace1">","</text:span></text:p>
      <text:p text:style-name="P16">mon_grouping <text:s text:c="6"/>= 3 3 0</text:p>
      <text:p text:style-name="P16">positive_sign <text:s text:c="5"/>=<text:s/><text:span text:style-name="OrgSrcFontLockStringFace1">""</text:span></text:p>
      <text:p text:style-name="P16">negative_sign <text:s text:c="5"/>=<text:s/><text:span text:style-name="OrgSrcFontLockStringFace1">"-"</text:span></text:p>
      <text:p text:style-name="P16">currency_symbol <text:s text:c="3"/>=<text:s/><text:span text:style-name="OrgSrcFontLockStringFace1">"$"</text:span></text:p>
      <text:p text:style-name="P16">frac_digits <text:s text:c="7"/>= 2</text:p>
      <text:p text:style-name="P16">p_cs_precedes <text:s text:c="5"/>= 1</text:p>
      <text:p text:style-name="P16">n_cs_precedes <text:s text:c="5"/>= 1</text:p>
      <text:p text:style-name="P16">p_sep_by_space <text:s text:c="4"/>= 0</text:p>
      <text:p text:style-name="P16">n_sep_by_space <text:s text:c="4"/>= 0</text:p>
      <text:p text:style-name="P16">p_sign_posn <text:s text:c="7"/>= 1</text:p>
      <text:p text:style-name="P16">n_sign_posn <text:s text:c="7"/>= 1</text:p>
      <text:p text:style-name="P16">int_curr_symbol <text:s text:c="3"/>=<text:s/><text:span text:style-name="OrgSrcFontLockStringFace1">"USD "</text:span></text:p>
      <text:p text:style-name="P16">int_frac_digits <text:s text:c="3"/>= 2</text:p>
      <text:p text:style-name="P16">int_p_cs_precedes <text:s/>= 1</text:p>
      <text:p text:style-name="P16">int_n_cs_precedes <text:s/>= 1</text:p>
      <text:p text:style-name="P16">int_p_sep_by_space = 1</text:p>
      <text:p text:style-name="P16">int_n_sep_by_space = 1</text:p>
      <text:p text:style-name="P16">int_p_sign_posn <text:s text:c="3"/>= 1</text:p>
      <text:p text:style-name="P17">int_n_sign_posn <text:s text:c="3"/>= 1</text:p>
      <text:h text:outline-level="2" text:style-name="P15"><text:bookmark text:name="org614bd12"/><text:bookmark-start text:name="OrgXref.org614bd12"/>Specifiche di localizzazione<text:s/><text:bookmark-end text:name="OrgXref.org614bd12"/></text:h>
      <text:p text:style-name="P10">Notate come in precedenza abbiamo passato la macro<text:s/><text:span text:style-name="OrgCode1">LC_ALL</text:span><text:s/>a<text:s/><text:span text:style-name="OrgCode1">setlocale()</text:span>… questo suggerisce che potrebbe esserci qualche variante che ti permette di essere più preciso su quali<text:s/><text:span text:style-name="Emphasis1">parti</text:span><text:s/>locali stai impostando.</text:p>
      <text:p text:style-name="P10">Diamo un'occhiata ai valori che puoi vedere per questi:</text:p>
      <text:section text:name="Section42" text:style-name="OrgIndentedSection-Level-0">
        <text:p text:style-name="P3"/>
        <table:table table:style-name="Table1">
          <table:table-column table:style-name="Table1.A" table:number-columns-repeated="2"/>
          <table:table-row>
            <table:table-cell table:style-name="Table1.A1">
              <text:p text:style-name="P18"><text:span text:style-name="Bold1">Macro</text:span></text:p>
            </table:table-cell>
            <table:table-cell table:style-name="Table1.A1">
              <text:p text:style-name="P18"><text:span text:style-name="Bold1">Descrizione</text:span></text:p>
            </table:table-cell>
          </table:table-row>
          <table:table-row>
            <table:table-cell table:style-name="Table1.A2">
              <text:p text:style-name="P18"><text:span text:style-name="OrgCode1">LC_ALL</text:span></text:p>
            </table:table-cell>
            <table:table-cell table:style-name="Table1.A2">
              <text:p text:style-name="P18">Imposta tutto quanto segue sulla locale specificata.</text:p>
            </table:table-cell>
          </table:table-row>
          <table:table-row>
            <table:table-cell table:style-name="Table1.A2">
              <text:p text:style-name="P18"><text:span text:style-name="OrgCode1">LC_COLLATE</text:span></text:p>
            </table:table-cell>
            <table:table-cell table:style-name="Table1.A2">
              <text:p text:style-name="P18">Controlla il comportamento delle funzioni<text:s/><text:span text:style-name="OrgCode1">strcoll()</text:span><text:s/>e<text:s/><text:span text:style-name="OrgCode1">strxfrm()</text:span>.</text:p>
            </table:table-cell>
          </table:table-row>
          <table:table-row>
            <table:table-cell table:style-name="Table1.A2">
              <text:p text:style-name="P18"><text:span text:style-name="OrgCode1">LC_CTYPE</text:span></text:p>
            </table:table-cell>
            <table:table-cell table:style-name="Table1.A2">
              <text:p text:style-name="P18">Controlla il comportamento delle funzioni di gestione dei caratteri<text:note text:note-class="footnote"><text:note-citation>165</text:note-citation><text:note-body><text:p text:style-name="P14">Ad eccezione di<text:s/><text:span text:style-name="OrgCode1">isdigit()</text:span><text:s/>e<text:s/><text:span text:style-name="OrgCode1">isxdigit()</text:span>.</text:p></text:note-body></text:note>.</text:p>
            </table:table-cell>
          </table:table-row>
          <table:table-row>
            <table:table-cell table:style-name="Table1.A2">
              <text:p text:style-name="P18"><text:span text:style-name="OrgCode1">LC_MONETARY</text:span></text:p>
            </table:table-cell>
            <table:table-cell table:style-name="Table1.A2">
              <text:p text:style-name="P18">Controlla i valori restituiti da<text:s/><text:span text:style-name="OrgCode1">localeconv()</text:span>.</text:p>
            </table:table-cell>
          </table:table-row>
          <table:table-row>
            <table:table-cell table:style-name="Table1.A2">
              <text:p text:style-name="P18"><text:span text:style-name="OrgCode1">LC_NUMERIC</text:span></text:p>
            </table:table-cell>
            <table:table-cell table:style-name="Table1.A2">
              <text:p text:style-name="P18">Controlla il punto decimale per famiglia di funzioni<text:s/><text:span text:style-name="OrgCode1">printf()</text:span>.</text:p>
            </table:table-cell>
          </table:table-row>
          <table:table-row>
            <table:table-cell table:style-name="Table1.A3">
              <text:p text:style-name="P18"><text:span text:style-name="OrgCode1">LC_TIME</text:span></text:p>
            </table:table-cell>
            <table:table-cell table:style-name="Table1.A3">
              <text:p text:style-name="P18">Controlla la formattazione dell'ora di<text:s/><text:span text:style-name="OrgCode1">strftime()</text:span><text:s/>e<text:s/><text:span text:style-name="OrgCode1">wcsftime()</text:span><text:s/>funzioni di stampa di data e ora.</text:p>
            </table:table-cell>
          </table:table-row>
        </table:table>
        <text:p text:style-name="P3"/>
      </text:section>
      <text:p text:style-name="P10">È abbastanza comune da vedere<text:s/><text:span text:style-name="OrgCode1">LC_ALL</text:span><text:s/>venire impostati ma ehi, almeno hai delle opzioni.</text:p>
      <text:p text:style-name="P10">Inoltre dovrei sottolineare che<text:s/><text:span text:style-name="OrgCode1">LC_CTYPE</text:span><text:s/>è uno dei pezzi grossi perchè si lega a caratteri ampi, un significant cesto di vermi di cui parleremo più avanti.</text:p>
      <text:h text:outline-level="1" text:style-name="P9"><text:bookmark text:name="org3065192"/><text:bookmark-start text:name="OrgXref.org3065192"/>Unicode, caratteri estesi e tutto il resto<text:s/><text:bookmark-end text:name="OrgXref.org3065192"/></text:h>
      <text:p text:style-name="P10">Prima di iniziare tieni presente che questa è un'area attiva dello sviluppo del linguaggio in C per funzionare deve superare alcuni, ehm,<text:s/><text:span text:style-name="Emphasis1">dolori della crescita</text:span>. Quando uscirà C2x ci saranno probabili aggiornamenti qui.</text:p>
      <text:p text:style-name="P10">La maggior parte delle persone è fondamentalmente interessata alla domanda apparentemente semplice, come posso usare questo e quel set di caratteri in C? Ci arriveremo. Ma come vedremo potrebbe già funzionare sul tuo sistema. Oppure potresti dover puntare su una libreria di terze parti.</text:p>
      <text:p text:style-name="P10">Parleremo di molte cose in questo capitolo–alcuni sono indipendenti dalla piattaforma e altri sono specifici del C.</text:p>
      <text:p text:style-name="P10">Innanzitutto diamo uno schema di ciò che vedremo:</text:p>
      <text:list text:style-name="OrgBulletedList" xml:id="list-146183f1-e4de-4236-9453-ed6f408815ee">
        <text:list-item>
          <text:p text:style-name="P10">Il contesto di Unicode</text:p>
        </text:list-item>
        <text:list-item>
          <text:p text:style-name="P10">Situazione della codifica dei caratteri</text:p>
        </text:list-item>
        <text:list-item>
          <text:p text:style-name="P10">Set di caratteri di origine ed esecuzione</text:p>
        </text:list-item>
        <text:list-item>
          <text:p text:style-name="P10">Utilizzare Unicode e UTF-8</text:p>
        </text:list-item>
        <text:list-item>
          <text:p text:style-name="P10">Utilizzando altri tipi di caratteri come<text:s/><text:span text:style-name="OrgCode1">wchar_t</text:span>,<text:s/><text:span text:style-name="OrgCode1">char16_t</text:span>, e<text:s/><text:span text:style-name="OrgCode1">char32_t</text:span></text:p>
        </text:list-item>
      </text:list>
      <text:p text:style-name="P10">Immergiamoci!</text:p>
      <text:h text:outline-level="2" text:style-name="P15"><text:bookmark-start text:name="OrgXref.org3ccf9f3"/><text:bookmark text:name="org3ccf9f3"/>Cos'è Unicode?<text:s/><text:bookmark-end text:name="OrgXref.org3ccf9f3"/></text:h>
      <text:p text:style-name="P10">In passato negli Stati Uniti e in gran parte del mondo era popolare utilizzare una codifica a 7 o 8 bit per i caratteri in memoria. Ciò significava che avremmo potuto avere 128 o 256 caratteri totali(compresi i caratteri non stampabili). Andava bene per un mondo incentrato sugli Stati Uniti, ma si scopriamo che in realtà ci sono altri alfabeti là fuori–chi lo sapeva? Il cinese ha più di 50.000 caratteri e non rientrano in un byte.</text:p>
      <text:p text:style-name="P10">Quindi le persone hanno escogitato tutti i tipi di modi alternativi per rappresentare i propri set di caratteri personalizzati. E ciò andava bene ma si è trasformato in un incubo di compatibilità.</text:p>
      <text:p text:style-name="P10">Per sfuggirgli fu inventato Unicode. Un set di caratteri per dominarli tutti. Si estende all'infinito (effettivamente) quindi non rimarremo mai a corto di spazio per nuovi caratteri. Contiene simboli cinesi, latini, greci, cuneiformi, degli scacchi, emoji… praticamente di tutto, davvero! E ne vengono aggiunti altri continuamente!</text:p>
      <text:h text:outline-level="2" text:style-name="P15"><text:bookmark-start text:name="OrgXref.org5c88660"/><text:bookmark text:name="org5c88660"/>Punti codice<text:s/><text:bookmark-end text:name="OrgXref.org5c88660"/></text:h>
      <text:p text:style-name="P10">Voglio parlare di due concetti qui. Crea confusione perchè sono entrambi numeri… numeri diversi per la stessa cosa. Ma abbi pazienza.</text:p>
      <text:p text:style-name="P10">Definiamo in modo approssimativo<text:s/><text:span text:style-name="Emphasis1">punto di codice</text:span><text:s/>per indicare un valore numerico che rappresenta un carattere. (I punti codice possono anche rappresentare caratteri di controllo non stampabili ma supponiamo che intenda qualcosa come la lettera "B" o il carattere "<text:span text:style-name="OrgCode1">$\pi$</text:span>".)</text:p>
      <text:p text:style-name="P10">Ogni punto di codice rappresenta un carattere univoco. E a ogni carattere è associato un punto di codice numerico univoco.</text:p>
      <text:p text:style-name="P10">Ad esempio in Unicode il valore numerico 66 rappresenta “B” e 960 rappresenta “<text:span text:style-name="OrgCode1">$\pi$</text:span>”. Altre mappature di caratteri che non sono Unicode utilizzano valori potenzialmente diversi, ma dimentichiamoli e concentriamoci su Unicode, il futuro!</text:p>
      <text:p text:style-name="P10">Un dato di fatto: c'è un numero che rappresenta ogni carattere. In Unicode, questi numeri vanno da 0 a oltre 1 milione.</text:p>
      <text:p text:style-name="P10">Chiaro?</text:p>
      <text:p text:style-name="P10">Perchè stiamo per ribaltare un po' la situazione.</text:p>
      <text:h text:outline-level="2" text:style-name="P15"><text:bookmark-start text:name="OrgXref.org7084b3b"/><text:bookmark text:name="org7084b3b"/>Encoding<text:s/><text:bookmark-end text:name="OrgXref.org7084b3b"/></text:h>
      <text:p text:style-name="P10">Se ricordi un byte da 8 bit può contenere valori da 0 a 255 inclusi. È fantastico per "B" che è 66–che sta in un byte. Ma “<text:span text:style-name="OrgCode1">$\pi$</text:span>” è 960 e non sta in un byte! Abbiamo bisogno di un altro byte. Come immagazziniamo tutto ciò in memoria?? O che dire dei numeri più grandi ad esempio 195,024? Avrà bisogno di un certo numero di byte da conservare.</text:p>
      <text:p text:style-name="P10">La grande domanda: come sono rappresentati questi numeri nella memoria? Questo è ciò che chiamiamo<text:s/><text:span text:style-name="Emphasis1">codifica</text:span><text:s/>dei caratteri.</text:p>
      <text:p text:style-name="P10">Quindi abbiamo due cose: una è il punto di codice che ci dice effettivamente il numero seriale di un particolare carattere. E abbiamo la codifica che ci dice come rappresenteremo quel numero in memoria.</text:p>
      <text:p text:style-name="P10">Ci sono molte codifiche. Puoi inventarne uno tuo adesso se vuoi<text:note text:note-class="footnote"><text:note-citation>166</text:note-citation><text:note-body><text:p text:style-name="P14">Ad esempio potremmo memorizzare il punto di codice in un intero big-endian a 32 bit. Semplice! Abbiamo appena inventato una codifica! In realtà no; ecco cos'è la codifica<text:s/><text:span text:style-name="OrgCode1">UTF-32BE</text:span>. Oh bene torniamo alla routine!</text:p></text:note-body></text:note>.Ma esamineremo alcune codifiche davvero comuni utilizzate con Unicode.</text:p>
      <text:section text:name="Section43" text:style-name="OrgIndentedSection-Level-0">
        <text:p text:style-name="P3"/>
        <table:table table:style-name="Table1">
          <table:table-column table:style-name="Table1.A" table:number-columns-repeated="2"/>
          <table:table-row>
            <table:table-cell table:style-name="Table1.A1">
              <text:p text:style-name="P18">Encoding</text:p>
            </table:table-cell>
            <table:table-cell table:style-name="Table1.A1">
              <text:p text:style-name="P18">Description</text:p>
            </table:table-cell>
          </table:table-row>
          <table:table-row>
            <table:table-cell table:style-name="Table1.A2">
              <text:p text:style-name="P18">UTF-8</text:p>
            </table:table-cell>
            <table:table-cell table:style-name="Table1.A2">
              <text:p text:style-name="P18">Una codifica orientata ai byte che utilizza un numero variabile di byte per carattere. Questo è uno da usare.</text:p>
            </table:table-cell>
          </table:table-row>
          <table:table-row>
            <table:table-cell table:style-name="Table1.A2">
              <text:p text:style-name="P18">UTF-16</text:p>
            </table:table-cell>
            <table:table-cell table:style-name="Table1.A2">
              <text:p text:style-name="P18">Una codifica a 16 bit per carattere<text:note text:note-class="footnote"><text:note-citation>167</text:note-citation><text:note-body><text:p text:style-name="P14">Cioè. Tecnicamente ha una larghezza variabile: esiste un modo per rappresentare punti di codice più alti di<text:s/><text:span text:style-name="OrgCode1">$2^{16}$</text:span><text:s/>mettendo insieme due caratteri UTF-16.</text:p></text:note-body></text:note>.</text:p>
            </table:table-cell>
          </table:table-row>
          <table:table-row>
            <table:table-cell table:style-name="Table1.A3">
              <text:p text:style-name="P18">UTF-32</text:p>
            </table:table-cell>
            <table:table-cell table:style-name="Table1.A3">
              <text:p text:style-name="P18">Una codifica a 32 bit per carattere.</text:p>
            </table:table-cell>
          </table:table-row>
        </table:table>
        <text:p text:style-name="P3"/>
      </text:section>
      <text:p text:style-name="P10">Con UTF-16 e UTF-32 l'ordine dei byte è importante, quindi potresti vedere UTF-16BE per big-endian e UTF-16LE per little-endian. Lo stesso per UTF-32. Tecnicamente se non specificato dovresti assumere big-endian. Ma poichè Windows utilizza ampiamente UTF-16 ed è little-endian a volte si presume questo<text:note text:note-class="footnote"><text:note-citation>168</text:note-citation><text:note-body><text:p text:style-name="P14">C'è un carattere speciale chiamato Byte Order Mark (BOM), punto di codice<text:s/><text:span text:style-name="OrgCode1">0xFEFF</text:span><text:s/>che può facoltativamente precedere il flusso di dati e indicare l'endianess. Tuttavia non è obbligatorio.</text:p></text:note-body></text:note>.</text:p>
      <text:p text:style-name="P10">Diamo un'occhiata ad alcuni esempi. Scriverò i valori in esadecimale perchè sono esattamente due cifre per byte da 8 bit e rende più facile vedere come sono organizzate le cose in memoria.</text:p>
      <text:section text:name="Section44" text:style-name="OrgIndentedSection-Level-0">
        <text:p text:style-name="P3"/>
        <table:table table:style-name="Table1">
          <table:table-column table:style-name="Table1.A" table:number-columns-repeated="7"/>
          <table:table-row>
            <table:table-cell table:style-name="Table1.A1">
              <text:p text:style-name="P18">Character</text:p>
            </table:table-cell>
            <table:table-cell table:style-name="Table1.A1">
              <text:p text:style-name="P20">Code Point</text:p>
            </table:table-cell>
            <table:table-cell table:style-name="Table1.A1">
              <text:p text:style-name="P20">UTF-16BE</text:p>
            </table:table-cell>
            <table:table-cell table:style-name="Table1.A1">
              <text:p text:style-name="P20">UTF-32BE</text:p>
            </table:table-cell>
            <table:table-cell table:style-name="Table1.A1">
              <text:p text:style-name="P20">UTF-16LE</text:p>
            </table:table-cell>
            <table:table-cell table:style-name="Table1.A1">
              <text:p text:style-name="P20">UTF-32LE</text:p>
            </table:table-cell>
            <table:table-cell table:style-name="Table1.A1">
              <text:p text:style-name="P20">UTF-8</text:p>
            </table:table-cell>
          </table:table-row>
          <table:table-row>
            <table:table-cell table:style-name="Table1.A2">
              <text:p text:style-name="P18">A</text:p>
            </table:table-cell>
            <table:table-cell table:style-name="Table1.A2">
              <text:p text:style-name="P20">41</text:p>
            </table:table-cell>
            <table:table-cell table:style-name="Table1.A2">
              <text:p text:style-name="P20">0041</text:p>
            </table:table-cell>
            <table:table-cell table:style-name="Table1.A2">
              <text:p text:style-name="P20">00000041</text:p>
            </table:table-cell>
            <table:table-cell table:style-name="Table1.A2">
              <text:p text:style-name="P20">4100</text:p>
            </table:table-cell>
            <table:table-cell table:style-name="Table1.A2">
              <text:p text:style-name="P20">41000000</text:p>
            </table:table-cell>
            <table:table-cell table:style-name="Table1.A2">
              <text:p text:style-name="P20">41</text:p>
            </table:table-cell>
          </table:table-row>
          <table:table-row>
            <table:table-cell table:style-name="Table1.A2">
              <text:p text:style-name="P18">B</text:p>
            </table:table-cell>
            <table:table-cell table:style-name="Table1.A2">
              <text:p text:style-name="P20">42</text:p>
            </table:table-cell>
            <table:table-cell table:style-name="Table1.A2">
              <text:p text:style-name="P20">0042</text:p>
            </table:table-cell>
            <table:table-cell table:style-name="Table1.A2">
              <text:p text:style-name="P20">00000042</text:p>
            </table:table-cell>
            <table:table-cell table:style-name="Table1.A2">
              <text:p text:style-name="P20">4200</text:p>
            </table:table-cell>
            <table:table-cell table:style-name="Table1.A2">
              <text:p text:style-name="P20">42000000</text:p>
            </table:table-cell>
            <table:table-cell table:style-name="Table1.A2">
              <text:p text:style-name="P20">42</text:p>
            </table:table-cell>
          </table:table-row>
          <table:table-row>
            <table:table-cell table:style-name="Table1.A2">
              <text:p text:style-name="P18">~</text:p>
            </table:table-cell>
            <table:table-cell table:style-name="Table1.A2">
              <text:p text:style-name="P20">7E</text:p>
            </table:table-cell>
            <table:table-cell table:style-name="Table1.A2">
              <text:p text:style-name="P20">007E</text:p>
            </table:table-cell>
            <table:table-cell table:style-name="Table1.A2">
              <text:p text:style-name="P20">0000007E</text:p>
            </table:table-cell>
            <table:table-cell table:style-name="Table1.A2">
              <text:p text:style-name="P20">7E00</text:p>
            </table:table-cell>
            <table:table-cell table:style-name="Table1.A2">
              <text:p text:style-name="P20">7E000000</text:p>
            </table:table-cell>
            <table:table-cell table:style-name="Table1.A2">
              <text:p text:style-name="P20">7E</text:p>
            </table:table-cell>
          </table:table-row>
          <table:table-row>
            <table:table-cell table:style-name="Table1.A2">
              <text:p text:style-name="P18"><text:span text:style-name="OrgCode1">$\pi$</text:span></text:p>
            </table:table-cell>
            <table:table-cell table:style-name="Table1.A2">
              <text:p text:style-name="P20">3C0</text:p>
            </table:table-cell>
            <table:table-cell table:style-name="Table1.A2">
              <text:p text:style-name="P20">03C0</text:p>
            </table:table-cell>
            <table:table-cell table:style-name="Table1.A2">
              <text:p text:style-name="P20">000003C0</text:p>
            </table:table-cell>
            <table:table-cell table:style-name="Table1.A2">
              <text:p text:style-name="P20">C003</text:p>
            </table:table-cell>
            <table:table-cell table:style-name="Table1.A2">
              <text:p text:style-name="P20">C0030000</text:p>
            </table:table-cell>
            <table:table-cell table:style-name="Table1.A2">
              <text:p text:style-name="P20">CF80</text:p>
            </table:table-cell>
          </table:table-row>
          <table:table-row>
            <table:table-cell table:style-name="Table1.A3">
              <text:p text:style-name="P18">€</text:p>
            </table:table-cell>
            <table:table-cell table:style-name="Table1.A3">
              <text:p text:style-name="P20">20AC</text:p>
            </table:table-cell>
            <table:table-cell table:style-name="Table1.A3">
              <text:p text:style-name="P20">20AC</text:p>
            </table:table-cell>
            <table:table-cell table:style-name="Table1.A3">
              <text:p text:style-name="P20">000020AC</text:p>
            </table:table-cell>
            <table:table-cell table:style-name="Table1.A3">
              <text:p text:style-name="P20">AC20</text:p>
            </table:table-cell>
            <table:table-cell table:style-name="Table1.A3">
              <text:p text:style-name="P20">AC200000</text:p>
            </table:table-cell>
            <table:table-cell table:style-name="Table1.A3">
              <text:p text:style-name="P20">E282AC</text:p>
            </table:table-cell>
          </table:table-row>
        </table:table>
        <text:p text:style-name="P3"/>
      </text:section>
      <text:p text:style-name="P10">Cerca lì gli schemi. Tieni presente che UTF-16BE e UTF-32BE sono semplicemente i punti di codice rappresentato direttamente come valori a 16 e 32 bit<text:note text:note-class="footnote"><text:note-citation>169</text:note-citation><text:note-body><text:p text:style-name="P14">Ancora una volta questo è vero solo in UTF-16 per i caratteri che rientrano in due byte.</text:p></text:note-body></text:note>.</text:p>
      <text:p text:style-name="P10">Little-endian è lo stesso tranne che i byte sono in ordine little-endian.</text:p>
      <text:p text:style-name="P10">Quindi alla fine abbiamo UTF-8. Innanzitutto potresti notare che i punti di codice a byte singolo sono rappresentati come un singolo byte. Bello. Potresti anche notare che diversi punti di codice richiedono un numero diverso di byte. Questa è una codifica a larghezza variabile.</text:p>
      <text:p text:style-name="P10">Pertanto non appena superiamo un determinato valore, UTF-8 inizia a utilizzare byte aggiuntivi per memorizzare i valori. E non sembrano nemmeno essere correlati al valore del punto di codice.</text:p>
      <text:p text:style-name="P10"><text:span text:style-name="Underline1">I dettagli della codifica UTF-8</text:span><text:note text:note-class="footnote"><text:note-citation>170</text:note-citation><text:note-body><text:p text:style-name="P14"><text:a xlink:type="simple" xlink:href="https://en.wikipedia.org/wiki/UTF-8"><text:span text:style-name="T3">https://en.wikipedia.org/wiki/UTF-8</text:span></text:a></text:p></text:note-body></text:note><text:s/>vanno oltre lo scopo di questa guida, ma è sufficiente sapere che ha un numero variabile di byte per punto di codice e che i valori di byte non corrispondono ai punti di codice<text:s/><text:span text:style-name="Emphasis1">ad eccezione dei primi 128 punti di codice</text:span>. Se vuoi davvero saperne di più<text:s/><text:span text:style-name="Underline1">Computerphile ha un fantastico video UTF-8 con Tom Scott</text:span><text:note text:note-class="footnote"><text:note-citation>171</text:note-citation><text:note-body><text:p text:style-name="P14"><text:a xlink:type="simple" xlink:href="https://www.youtube.com/watch?v=MijmeoH9LT4"><text:span text:style-name="T3">https://www.youtube.com/watch?v=MijmeoH9LT4</text:span></text:a></text:p></text:note-body></text:note>.</text:p>
      <text:p text:style-name="P10">Quest'ultimo aspetto è interessante su Unicode e UTF-8 dal punto di vista nordamericano: è retrocompatibile con la codifica ASCII a 7 bit! Quindi, se sei abituato ad ASCII UTF-8 è lo stesso! Ogni documento con codifica ASCII è anche codificato UTF-8! (Ma non il contrario, ovviamente.)</text:p>
      <text:p text:style-name="P10">Probabilmente è proprio quest'ultimo punto, più di ogni altro a spingere UTF-8 a conquistare il mondo.</text:p>
      <text:h text:outline-level="2" text:style-name="P15"><text:bookmark text:name="org5bd221b"/><text:bookmark-start text:name="OrgXref.org5bd221b"/>Set di caratteri di origine ed esecuzione<text:s/><text:bookmark-end text:name="OrgXref.org5bd221b"/></text:h>
      <text:p text:style-name="P10">Quando si programma in C ci sono (almeno) tre set di caratteri in gioco:</text:p>
      <text:list text:style-name="OrgBulletedList" xml:id="list-14ec20f1-efb5-4e72-ae47-57fd2abeab1e">
        <text:list-item>
          <text:p text:style-name="P10">Quello con cui il tuo codice esiste sul disco.</text:p>
        </text:list-item>
        <text:list-item>
          <text:p text:style-name="P10">Quello in cui il compilatore lo traduce proprio all'inizio della compilazione (il<text:s/><text:span text:style-name="Emphasis1">set di caratteri di origine</text:span>). Potrebbe essere uguale a quello sul disco oppure no.</text:p>
        </text:list-item>
        <text:list-item>
          <text:p text:style-name="P10">Quello in cui il compilatore traduce il set di caratteri di origine per l'esecuzione (il set di<text:s/><text:span text:style-name="Emphasis1">caratteri di esecuzione</text:span>). Potrebbe essere lo stesso set di caratteri di origine oppure no.</text:p>
        </text:list-item>
      </text:list>
      <text:p text:style-name="P10">Il tuo compilatore probabilmente ha opzioni per selezionare questi set di caratteri in fase di compilazione.</text:p>
      <text:p text:style-name="P10">Il set di caratteri di base sia per l'origine che per l'esecuzione conterrà i seguenti caratteri:</text:p>
      <text:p text:style-name="P16">A B C D E F G H I J K L M</text:p>
      <text:p text:style-name="P16">N O P Q R S T U V W X Y Z</text:p>
      <text:p text:style-name="P16">a b c d e f g h i j k l m</text:p>
      <text:p text:style-name="P16">n o p q r s t u v w x y z</text:p>
      <text:p text:style-name="P16">0 1 2 3 4 5 6 7 8 9</text:p>
      <text:p text:style-name="P16"><text:span text:style-name="OrgSrcFontLockNegationCharFace1">!</text:span><text:s/><text:span text:style-name="OrgSrcFontLockWarningFace1">"</text:span><text:span text:style-name="OrgSrcFontLockStringFace1"><text:s/># % &amp; ' ( ) * + , - . / :</text:span></text:p>
      <text:p text:style-name="P16">; &lt; = &gt; ? [ \ ] ^ _ { | } ~</text:p>
      <text:p text:style-name="P16">space tab vertical-tab</text:p>
      <text:p text:style-name="P17">form-feed end-of-line</text:p>
      <text:p text:style-name="P10">Questi sono i caratteri che puoi utilizzare nella tua fonte e rimanere portatili al 100%..</text:p>
      <text:p text:style-name="P10">Il set di caratteri di esecuzione avrà inoltre caratteri per avviso (campanello/flash), backspace, ritorno a capo e nuova riga.</text:p>
      <text:p text:style-name="P10">Ma la maggior parte delle persone non arriva a questo estremo e usa liberamente i propri set di caratteri estesi nel sorgente e nell'eseguibile, soprattutto ora che Unicode e UTF-8 stanno diventando più comuni. Voglio dire, il set di caratteri di base non consente nemmeno @, $ o `!</text:p>
      <text:p text:style-name="P10">In particolare è una seccatura (anche se possibile con le sequenze di escape) inserire caratteri Unicode utilizzando solo il set di caratteri di base.</text:p>
      <text:h text:outline-level="2" text:style-name="P15"><text:bookmark-start text:name="OrgXref.org14aa5c9"/><text:bookmark text:name="org14aa5c9"/>Unicode in C<text:s/><text:bookmark-end text:name="OrgXref.org14aa5c9"/></text:h>
      <text:p text:style-name="P10">Prima di addentrarmi nella codifica in C, parliamo di Unicode dal punto di vista dei punti di codice. C'è un modo in C per specificare i caratteri Unicode e questi verranno tradotti dal compilatore nel set di caratteri di esecuzione<text:note text:note-class="footnote"><text:note-citation>172</text:note-citation><text:note-body><text:p text:style-name="P14">Presumibilmente il compilatore fa del suo meglio per tradurre il punto di codice in qualunque sia la codifica dell'output ma non riesco a trovare alcuna garanzia nelle specifiche.</text:p></text:note-body></text:note>.</text:p>
      <text:p text:style-name="P10">Quindi come lo facciamo?</text:p>
      <text:p text:style-name="P10">Che ne dici del simbolo dell'euro punto di codice<text:s/><text:span text:style-name="OrgCode1">0x20AC</text:span>. (L'ho scritto in esadecimale perchè entrambi i modi di rappresentarlo in C richiedono esadecimale.) Come possiamo inserirlo nel nostro codice C?</text:p>
      <text:p text:style-name="P10">Usa<text:s/><text:span text:style-name="OrgCode1">\u</text:span><text:s/>uscita per inserirlo in una stringa ad es <text:span text:style-name="OrgCode1">"\u20AC"</text:span><text:s/>(il caso dell'esadecimale non ha importanza). È necessario inserire esattamente<text:s/><text:span text:style-name="Bold1">quattro cifre</text:span><text:s/>esadecimali dopo<text:s/><text:span text:style-name="OrgCode1">\u</text:span><text:s/>aggiungendo zeri iniziali se necessario.</text:p>
      <text:p text:style-name="P10">Ecco un esempio:</text:p>
      <text:p text:style-name="P16"><text:span text:style-name="OrgSrcFontLockTypeFace1">char</text:span><text:s/>*<text:span text:style-name="OrgSrcFontLockVariableNameFace1">s</text:span><text:s/>=<text:s/><text:span text:style-name="OrgSrcFontLockStringFace1">"\u20AC1.23"</text:span>;</text:p>
      <text:p text:style-name="P16"/>
      <text:p text:style-name="P17">printf(<text:span text:style-name="OrgSrcFontLockStringFace1">"%s\n"</text:span>, s);<text:s text:c="2"/><text:span text:style-name="OrgSrcFontLockCommentDelimiterFace1">//<text:s/></text:span><text:span text:style-name="OrgSrcFontLockCommentFace1">€1.23</text:span></text:p>
      <text:p text:style-name="P10">Quindi<text:s/><text:span text:style-name="OrgCode1">\u</text:span><text:s/>funziona con punti di codice Unicode a 16 bit, ma che dire di quelli più grandi di 16 bit? Per questo abbiamo bisogno della maiuscola:<text:s/><text:span text:style-name="OrgCode1">\U</text:span>.</text:p>
      <text:p text:style-name="P10">Per esempio:</text:p>
      <text:p text:style-name="P16"><text:span text:style-name="OrgSrcFontLockTypeFace1">char</text:span><text:s/>*<text:span text:style-name="OrgSrcFontLockVariableNameFace1">s</text:span><text:s/>=<text:s/><text:span text:style-name="OrgSrcFontLockStringFace1">"\U0001D4D1"</text:span>;</text:p>
      <text:p text:style-name="P16"/>
      <text:p text:style-name="P16">printf(<text:span text:style-name="OrgSrcFontLockStringFace1">"%s\n"</text:span>, s);</text:p>
      <text:p text:style-name="P17"><text:span text:style-name="OrgSrcFontLockCommentDelimiterFace1">//<text:s/></text:span><text:span text:style-name="OrgSrcFontLockCommentFace1">Stampa una lettera matematica "B"</text:span></text:p>
      <text:p text:style-name="P10">È uguale a<text:s/><text:span text:style-name="OrgCode1">\u</text:span><text:s/>solo con 32 bit invece di 16. Sono equivalenti:</text:p>
      <text:p text:style-name="P16">\u03C0</text:p>
      <text:p text:style-name="P17">\U000003C0</text:p>
      <text:p text:style-name="P10">Anche in questo caso questi vengono tradotti nel set di caratteri di esecuzione durante la compilazione. Rappresentano punti di codice Unicode non alcuna codifica specifica. Inoltre se un punto di codice Unicode non è rappresentabile nel set di caratteri di esecuzione, il compilatore può farne quello che vuole.</text:p>
      <text:p text:style-name="P10">Ora potresti chiederti perchè non puoi semplicemente farlo:</text:p>
      <text:p text:style-name="P16"><text:span text:style-name="OrgSrcFontLockTypeFace1">char</text:span><text:s/>*<text:span text:style-name="OrgSrcFontLockVariableNameFace1">s</text:span><text:s/>=<text:s/><text:span text:style-name="OrgSrcFontLockStringFace1">"€1.23"</text:span>;</text:p>
      <text:p text:style-name="P16"/>
      <text:p text:style-name="P17">printf(<text:span text:style-name="OrgSrcFontLockStringFace1">"%s\n"</text:span>, s);<text:s text:c="2"/><text:span text:style-name="OrgSrcFontLockCommentDelimiterFace1">//<text:s/></text:span><text:span text:style-name="OrgSrcFontLockCommentFace1">€1.23</text:span></text:p>
      <text:p text:style-name="P10">E probabilmente puoi dato che hai un compilatore moderno. Il set di caratteri di origine verrà tradotto per te nel set di caratteri di esecuzione dal compilatore. Ma i compilatori sono liberi di vomitare se trovano caratteri che non sono inclusi nel loro set di caratteri esteso, e il simbolo € certamente non è nel set di caratteri di base.</text:p>
      <text:p text:style-name="P10">Avvertenza dalle specifiche: non è possibile utilizzare<text:s/><text:span text:style-name="OrgCode1">\u</text:span><text:s/>o<text:s/><text:span text:style-name="OrgCode1">\U</text:span><text:s/>per codificare punti di codice inferiori a 0xA0 ad eccezione di 0x24 (<text:span text:style-name="OrgCode1">$</text:span>), 0x40 (<text:span text:style-name="OrgCode1">@</text:span>) e 0x60 (<text:span text:style-name="OrgCode1">`</text:span>)–sì, questi sono proprio i tre segni di punteggiatura comuni che mancano nel set di caratteri di base. Apparentemente questa restrizione sarà allentata nella prossima versione delle specifiche.</text:p>
      <text:p text:style-name="P10">Infine puoi anche usarli negli identificatori nel tuo codice con alcune restrizioni. Ma non voglio entrare in questo argomento qui. In questo capitolo parleremo esclusivamente della gestione delle stringhe.</text:p>
      <text:p text:style-name="P10">E questo è tutto per Unicode in C (eccetto la codifica).</text:p>
      <text:h text:outline-level="2" text:style-name="P15"><text:bookmark text:name="org964d80d"/><text:bookmark-start text:name="OrgXref.org964d80d"/>Una breve nota su UTF-8 Prima di sterzare tra le erbacce<text:s/><text:bookmark-end text:name="OrgXref.org964d80d"/></text:h>
      <text:p text:style-name="P10">È possibile che i sorgenti sul disco, i caratteri sorgenti estesi e i caratteri di esecuzione estesi siano tutti in formato UTF-8. E le librerie si aspettano che usi UTF-8. Questo è il glorioso futuro di UTF-8 ovunque.</text:p>
      <text:p text:style-name="P10">Se è così e non ti dispiace non essere portabile su sistemi differenti allora eseguilo e basta. Appiccica i caratteri Unicode nella tua fonte e nei dati a tuo piacimento. Usa le normali stringhe di C e sii felice.</text:p>
      <text:p text:style-name="P10">Molte cose funzioneranno (anche se non in modo portabile) dato che le stringhe UTF-8 possono essere tranquillamente terminate con NUL proprio come qualsiasi altra stringa in C. Forse perdere la portabilità in cambio di una gestione più semplice dei caratteri è un compromesso che per te vale la pena.</text:p>
      <text:p text:style-name="P10">Ci sono tuttavia alcuni avvertimenti:</text:p>
      <text:list text:style-name="OrgBulletedList" xml:id="list-e7cb695b-1083-4a0b-b8d9-19d4b95d20b2">
        <text:list-item>
          <text:p text:style-name="P10">Cose come<text:s/><text:span text:style-name="OrgCode1">strlen()</text:span><text:s/>riportano il numero di byte in una stringabnon per forza il numero di caratteri. (Il<text:s/><text:span text:style-name="OrgCode1">mbstowcs()</text:span><text:s/>restituisce il numero di caratteri in una stringa quando la converti in caratteri estesi. POSIX lo estende in modo da poter passare<text:s/><text:span text:style-name="OrgCode1">NULL</text:span><text:s/>per il primo argomento se vuoi solo il conteggio dei caratteri.)</text:p>
        </text:list-item>
        <text:list-item>
          <text:p text:style-name="P10">Quanto segue non funzionerà correttamente con caratteri con più di un byte:<text:s/><text:span text:style-name="OrgCode1">strtok()</text:span>,<text:s/><text:span text:style-name="OrgCode1">strchr()</text:span><text:s/>(usa invece<text:s/><text:span text:style-name="OrgCode1">strstr()</text:span>), funzioni di tipo-<text:span text:style-name="OrgCode1">strspn()</text:span>,<text:s/><text:span text:style-name="OrgCode1">toupper()</text:span>,<text:s/><text:span text:style-name="OrgCode1">tolower()</text:span>, funzioni di tipo-<text:span text:style-name="OrgCode1">isalpha()</text:span><text:s/>e probabilmente altro. Fai attenzione a tutto ciò che opera sui byte.</text:p>
        </text:list-item>
        <text:list-item>
          <text:p text:style-name="P10"><text:span text:style-name="OrgCode1">printf()</text:span><text:s/>le sue varianti consentono di stampare solo un determinato numero di byte di una stringa<text:note text:note-class="footnote"><text:note-citation>173</text:note-citation><text:note-body><text:p text:style-name="P14">Con un identificatore di formato come "%.12s", ad esempio.</text:p></text:note-body></text:note>. Vuoi assicurarti di stampare il numero corretto di byte per terminare su un limite di carattere.</text:p>
        </text:list-item>
        <text:list-item>
          <text:p text:style-name="P10">Se vuoi<text:s/><text:span text:style-name="OrgCode1">malloc()</text:span><text:s/>spazio per una stringa o dichiarare un array di<text:s/><text:span text:style-name="OrgCode1">char</text:span><text:s/>per uno, tieni presente che la dimensione massima potrebbe essere superiore a quanto ti aspettavi. Ogni carattere potrebbe richiedere fino a<text:s/><text:span text:style-name="OrgCode1">MB_LEN_MAX</text:span><text:s/>byte (da<text:s/><text:span text:style-name="OrgCode1">&lt;limits.h&gt;)</text:span>–ad eccezione dei caratteri del set di caratteri di base che sono garantiti come un byte.</text:p>
        </text:list-item>
      </text:list>
      <text:p text:style-name="P10">E probabilmente altri che non ho scoperto. Fammi sapere quali insidie ci sono là fuori…</text:p>
      <text:h text:outline-level="2" text:style-name="P15"><text:bookmark-start text:name="OrgXref.orgd2f1f27"/><text:bookmark text:name="orgd2f1f27"/>Diversi tipi di caratteri<text:s/><text:bookmark-end text:name="OrgXref.orgd2f1f27"/></text:h>
      <text:p text:style-name="P10">Voglio introdurre più tipi di caratteri. Siamo abituati a usare<text:s/><text:span text:style-name="OrgCode1">char</text:span><text:s/>giusto?</text:p>
      <text:p text:style-name="P10">Ma è troppo facile. Rendiamo le cose molto più difficili! Sìì!</text:p>
      <text:h text:outline-level="3" text:style-name="P19"><text:bookmark text:name="org9da9e13"/><text:bookmark-start text:name="OrgXref.org9da9e13"/>Caratteri multibyte<text:s/><text:bookmark-end text:name="OrgXref.org9da9e13"/></text:h>
      <text:p text:style-name="P10">Prima di tutto voglio potenzialmente cambiare la tua idea su cosa una stringa (array di<text:s/><text:span text:style-name="OrgCode1">char</text:span>) è. Si tratta di<text:s/><text:span text:style-name="Emphasis1">stringhe multibyte</text:span><text:s/>composte da<text:s/><text:span text:style-name="Emphasis1">caratteri multibyte</text:span>.</text:p>
      <text:p text:style-name="P10">Giusto–la tua stringa di caratteri ordinaria è multibyte. Quando qualcuno dice stringa C "intende una stringa multibyte C”.</text:p>
      <text:p text:style-name="P10">Anche se un particolare carattere nella stringa è costituito da un solo byte o se una stringa è composta da soli caratteri singoli, è nota come stringa multibyte.</text:p>
      <text:p text:style-name="P10">Per esempio:</text:p>
      <text:p text:style-name="P17"><text:span text:style-name="OrgSrcFontLockTypeFace1">char</text:span><text:s/><text:span text:style-name="OrgSrcFontLockVariableNameFace1">c</text:span>[128] =<text:s/><text:span text:style-name="OrgSrcFontLockStringFace1">"Hello, world!"</text:span>;<text:s text:c="2"/><text:span text:style-name="OrgSrcFontLockCommentDelimiterFace1">//<text:s/></text:span><text:span text:style-name="OrgSrcFontLockCommentFace1">Stringa multibyte</text:span></text:p>
      <text:p text:style-name="P10">Quello che stiamo dicendo qui è che un carattere particolare che non è nel set di caratteri di base potrebbe essere composto da più byte. Fino a<text:s/><text:span text:style-name="OrgCode1">MB_LEN_MAX</text:span><text:s/>(da<text:s/><text:span text:style-name="OrgCode1">&lt;limits.h&gt;</text:span>). Certo, sembra solo un carattere sullo schermo ma potrebbero essere più byte.</text:p>
      <text:p text:style-name="P10">Puoi anche inserire valori Unicode lì come abbiamo visto in precedenza:</text:p>
      <text:p text:style-name="P16"><text:span text:style-name="OrgSrcFontLockTypeFace1">char</text:span><text:s/>*<text:span text:style-name="OrgSrcFontLockVariableNameFace1">s</text:span><text:s/>=<text:s/><text:span text:style-name="OrgSrcFontLockStringFace1">"\u20AC1.23"</text:span>;</text:p>
      <text:p text:style-name="P16"/>
      <text:p text:style-name="P17">printf(<text:span text:style-name="OrgSrcFontLockStringFace1">"%s\n"</text:span>, s);<text:s text:c="2"/><text:span text:style-name="OrgSrcFontLockCommentDelimiterFace1">//<text:s/></text:span><text:span text:style-name="OrgSrcFontLockCommentFace1">€1.23</text:span></text:p>
      <text:p text:style-name="P10">Ma qui stiamo entrando in qualche stranezza perchè guarda questo:</text:p>
      <text:p text:style-name="P16"><text:span text:style-name="OrgSrcFontLockTypeFace1">char</text:span><text:s/>*<text:span text:style-name="OrgSrcFontLockVariableNameFace1">s</text:span><text:s/>=<text:s/><text:span text:style-name="OrgSrcFontLockStringFace1">"\u20AC1.23"</text:span>;<text:s text:c="2"/><text:span text:style-name="OrgSrcFontLockCommentDelimiterFace1">//<text:s/></text:span><text:span text:style-name="OrgSrcFontLockCommentFace1">€1.23</text:span></text:p>
      <text:p text:style-name="P16"/>
      <text:p text:style-name="P17">printf(<text:span text:style-name="OrgSrcFontLockStringFace1">"%zu\n"</text:span>, strlen(s));<text:s text:c="2"/><text:span text:style-name="OrgSrcFontLockCommentDelimiterFace1">//<text:s/></text:span><text:span text:style-name="OrgSrcFontLockCommentFace1">7!</text:span></text:p>
      <text:p text:style-name="P10">La lunghezza della stringa "€1,23" è<text:s/><text:span text:style-name="OrgCode1">7</text:span>?! Sì! Bene sul mio sistema sì! Ricorda che<text:s/><text:span text:style-name="OrgCode1">strlen()</text:span><text:s/>restituisce il numero di byte nella stringa non il numero di caratteri. (Quando arriveremo ai caratteri larghi” vedremo un modo per ottenere il numero di caratteri nella stringa.)</text:p>
      <text:p text:style-name="P10">Si noti che mentre C consente costanti di<text:s/><text:span text:style-name="OrgCode1">char</text:span><text:s/>multibyte individuali (al contrario di<text:s/><text:span text:style-name="OrgCode1">char*</text:span>) il comportamento di questi varia in base all'implementazione e il compilatore potrebbe avvisarlo.</text:p>
      <text:p text:style-name="P10">GCC, ad esempio avverte della presenza di costanti di caratteri multicarattere per le due righe seguenti (e sul mio sistema, stampa la codifica UTF-8):</text:p>
      <text:p text:style-name="P16">printf(<text:span text:style-name="OrgSrcFontLockStringFace1">"%x\n"</text:span>,<text:s/><text:span text:style-name="OrgSrcFontLockStringFace1">'€'</text:span>);</text:p>
      <text:p text:style-name="P17">printf(<text:span text:style-name="OrgSrcFontLockStringFace1">"%x\n"</text:span>,<text:s/><text:span text:style-name="OrgSrcFontLockStringFace1">'\u20ac'</text:span>);</text:p>
      <text:h text:outline-level="3" text:style-name="P19"><text:bookmark text:name="orge2dc00e"/><text:bookmark-start text:name="OrgXref.orge2dc00e"/>Caratteri estesi<text:s/><text:bookmark-end text:name="OrgXref.orge2dc00e"/></text:h>
      <text:p text:style-name="P10">Se non sei un carattere multibyte allora sei un<text:s/><text:span text:style-name="Emphasis1">carattere esteso</text:span>.</text:p>
      <text:p text:style-name="P10">Un carattere esteso è un valore singolo che può rappresentare in modo univoco qualsiasi carattere nelle impostazioni internazionali correnti. È analogo ai punti di codice Unicode. Ma potrebbe non essere così. O potrebbe esserlo.</text:p>
      <text:p text:style-name="P10">Fondamentalmente dove le stringhe di caratteri multibyte sono array di bytevle stringhe di caratteri estesi sono array di<text:s/><text:span text:style-name="Emphasis1">caratteri</text:span>. Quindi puoi iniziare a pensare carattere per carattere anzichè byte per byte (l'ultimo dei quali diventa tutto confuso quando i caratteri iniziano a occupare un numero variabile di byte).</text:p>
      <text:p text:style-name="P10">I caratteri estesi possono essere rappresentati da diversi tipi, ma quello più importante è<text:s/><text:span text:style-name="OrgCode1">wchar_t</text:span>. È quello principale. È come<text:s/><text:span text:style-name="OrgCode1">char</text:span>, a parte per il fatto che è .</text:p>
      <text:p text:style-name="P10">Forse ti starai chiedendo se non riesci a capire se è Unicode o novcome ti consente tanta flessibilità in termini di scrittura del codice?<text:s/><text:span text:style-name="OrgCode1">wchar_t</text:span><text:s/>apre alcune di queste porte poichè esiste un ricco set di funzioni che puoi utilizzare per gestire le stringhe con<text:s/><text:span text:style-name="OrgCode1">wchar_t</text:span><text:s/>(come ottenere la lunghezza ecc.) senza preoccuparsi della codifica.</text:p>
      <text:h text:outline-level="2" text:style-name="P15"><text:bookmark-start text:name="OrgXref.org3815eec"/><text:bookmark text:name="org3815eec"/>Utilizzo di caratteri estesi e wchar<text:span text:style-name="OrgSubscript1">t</text:span><text:s/><text:bookmark-end text:name="OrgXref.org3815eec"/></text:h>
      <text:p text:style-name="P10">È tempo di un nuovo tipo:<text:s/><text:span text:style-name="OrgCode1">wchar_t</text:span>. Questo è il tipo di carattere ampio principale. Ricorda che un<text:s/><text:span text:style-name="OrgCode1">char</text:span><text:s/>è solo un byte? E un byte non è sufficiente per rappresentare potenzialmente tutti i caratteri? Beh, questo è abbastanza.</text:p>
      <text:p text:style-name="P10">Per usare<text:s/><text:span text:style-name="OrgCode1">wchar_t</text:span><text:s/>includi<text:s/><text:span text:style-name="OrgCode1">&lt;wchar.h&gt;</text:span>.</text:p>
      <text:p text:style-name="P10">Quanti byte è grande? Beh non è del tutto chiaro. Potrebbero essere 16 bit. Potrebbe essere 32 bit.</text:p>
      <text:p text:style-name="P10">Ma aspetta stai dicendo–se è solo 16 bit non è abbastanza grande da contenere tutti i punti di codice Unicode vero? Hai ragione–non lo è. Le specifiche non lo richiedono. Deve solo essere in grado di rappresentare tutti i caratteri nella posizione locale.</text:p>
      <text:p text:style-name="P10">Ciò può causare problemi con Unicode su piattaforme a 16 bit<text:s/><text:span text:style-name="OrgCode1">wchar_ts</text:span><text:s/>(ahem–Windows). Ma questo non rientra nell'ambito di questa guida.</text:p>
      <text:p text:style-name="P10">Puoi dichiarare una stringa o un carattere di questo tipo con il prefisso<text:s/><text:span text:style-name="OrgCode1">L</text:span><text:s/>e puoi stamparli con l'identificatore di formato<text:s/><text:span text:style-name="OrgCode1">%ls</text:span><text:s/>("ell ess"). Oppure stamprlo individualmente un<text:s/><text:span text:style-name="OrgCode1">wchar_t</text:span><text:s/>con ~%lc.</text:p>
      <text:p text:style-name="P16"><text:span text:style-name="OrgSrcFontLockTypeFace1">wchar_t</text:span><text:s/>*<text:span text:style-name="OrgSrcFontLockVariableNameFace1">s</text:span><text:s/>= L<text:span text:style-name="OrgSrcFontLockStringFace1">"Hello, world!"</text:span>;</text:p>
      <text:p text:style-name="P16"><text:span text:style-name="OrgSrcFontLockTypeFace1">wchar_t</text:span><text:s/><text:span text:style-name="OrgSrcFontLockVariableNameFace1">c</text:span><text:s/>= L<text:span text:style-name="OrgSrcFontLockStringFace1">'B'</text:span>;</text:p>
      <text:p text:style-name="P16"/>
      <text:p text:style-name="P17">printf(<text:span text:style-name="OrgSrcFontLockStringFace1">"%ls %lc\n"</text:span>, s, c);</text:p>
      <text:p text:style-name="P10">Ora–quei caratteri sono memorizzati come punti di codice Unicode o no? Dipende dall'implementazione. Ma puoi verificare se lo sono con la macro<text:s/><text:span text:style-name="OrgCode1">__STDC_ISO_10646__</text:span>. Se è definito la risposta è: "È Unicode!"</text:p>
      <text:p text:style-name="P10">Più in dettaglio il valore in quella macro è un numero intero nella forma<text:s/><text:span text:style-name="OrgCode1">yyyymm</text:span><text:s/>che ti consente di sapere su quale standard Unicode puoi fare affidamento–qualunque cosa fosse in vigore in quella data.</text:p>
      <text:p text:style-name="P10">Ma come usarli?</text:p>
      <text:h text:outline-level="3" text:style-name="P19"><text:bookmark text:name="org8b28c9e"/><text:bookmark-start text:name="OrgXref.org8b28c9e"/>Conversioni Multibyte a<text:s/><text:span text:style-name="OrgCode1">wchar_t</text:span><text:s/><text:bookmark-end text:name="OrgXref.org8b28c9e"/></text:h>
      <text:p text:style-name="P10">Allora come possiamo passare dalle stringhe standard di byte alle stringhe larghe di caratteri e viceversa?</text:p>
      <text:p text:style-name="P10">Possiamo usare un paio di funzioni di conversione delle stringhe per far sì che ciò accada.</text:p>
      <text:p text:style-name="P10">Innanzitutto alcune convenzioni di denominazione che vedrai in queste funzioni:</text:p>
      <text:list text:style-name="OrgBulletedList" xml:id="list-f4bfcbf6-3f1f-41a9-86d0-3f8864d829e2">
        <text:list-item>
          <text:p text:style-name="P10">mb: multibyte</text:p>
        </text:list-item>
        <text:list-item>
          <text:p text:style-name="P10">wc: wide character</text:p>
        </text:list-item>
        <text:list-item>
          <text:p text:style-name="P10">mbs: multibyte string</text:p>
        </text:list-item>
        <text:list-item>
          <text:p text:style-name="P10">wcs: wide character string</text:p>
        </text:list-item>
      </text:list>
      <text:p text:style-name="P10">Quindi se vogliamo convertire una stringa multibyte in una stringa di caratteri ampia possiamo chiamare il<text:s/><text:span text:style-name="OrgCode1">mbstowcs()</text:span>. E viceversa:<text:s/><text:span text:style-name="OrgCode1">wcstombs()</text:span>.</text:p>
      <text:section text:name="Section45" text:style-name="OrgIndentedSection-Level-0">
        <text:p text:style-name="P3"/>
        <table:table table:style-name="Table1">
          <table:table-column table:style-name="Table1.A" table:number-columns-repeated="2"/>
          <table:table-row>
            <table:table-cell table:style-name="Table1.A1">
              <text:p text:style-name="P18">Funzione di conversione</text:p>
            </table:table-cell>
            <table:table-cell table:style-name="Table1.A1">
              <text:p text:style-name="P18">Descrizione</text:p>
            </table:table-cell>
          </table:table-row>
          <table:table-row>
            <table:table-cell table:style-name="Table1.A2">
              <text:p text:style-name="P18"><text:span text:style-name="OrgCode1">mbtowc()</text:span></text:p>
            </table:table-cell>
            <table:table-cell table:style-name="Table1.A2">
              <text:p text:style-name="P18">Converti un multibyte character ad un wide character.</text:p>
            </table:table-cell>
          </table:table-row>
          <table:table-row>
            <table:table-cell table:style-name="Table1.A2">
              <text:p text:style-name="P18"><text:span text:style-name="OrgCode1">wctomb()</text:span></text:p>
            </table:table-cell>
            <table:table-cell table:style-name="Table1.A2">
              <text:p text:style-name="P18">Converti un wide character ad un multibyte character.</text:p>
            </table:table-cell>
          </table:table-row>
          <table:table-row>
            <table:table-cell table:style-name="Table1.A2">
              <text:p text:style-name="P18"><text:span text:style-name="OrgCode1">mbstowcs()</text:span></text:p>
            </table:table-cell>
            <table:table-cell table:style-name="Table1.A2">
              <text:p text:style-name="P18">Converti un multibyte string ad un wide string.</text:p>
            </table:table-cell>
          </table:table-row>
          <table:table-row>
            <table:table-cell table:style-name="Table1.A3">
              <text:p text:style-name="P18"><text:span text:style-name="OrgCode1">wcstombs()</text:span></text:p>
            </table:table-cell>
            <table:table-cell table:style-name="Table1.A3">
              <text:p text:style-name="P18">Converti un wide string ad un multibyte string.</text:p>
            </table:table-cell>
          </table:table-row>
        </table:table>
        <text:p text:style-name="P3"/>
      </text:section>
      <text:p text:style-name="P10">Facciamo una breve demo in cui convertiamo una stringa multibyte in una stringa di caratteri ampia e confrontiamo le lunghezze delle due stringhe utilizzando le rispettive funzioni.</text:p>
      <text:p text:style-name="P16"><text:span text:style-name="OrgSrcFontLockPreprocessorFace1">#include</text:span><text:s/><text:span text:style-name="OrgSrcFontLockStringFace1">&lt;stdio.h&gt;</text:span></text:p>
      <text:p text:style-name="P16"><text:span text:style-name="OrgSrcFontLockPreprocessorFace1">#include</text:span><text:s/><text:span text:style-name="OrgSrcFontLockStringFace1">&lt;stdlib.h&gt;</text:span></text:p>
      <text:p text:style-name="P16"><text:span text:style-name="OrgSrcFontLockPreprocessorFace1">#include</text:span><text:s/><text:span text:style-name="OrgSrcFontLockStringFace1">&lt;wchar.h&gt;</text:span></text:p>
      <text:p text:style-name="P16"><text:span text:style-name="OrgSrcFontLockPreprocessorFace1">#include</text:span><text:s/><text:span text:style-name="OrgSrcFontLockStringFace1">&lt;string.h&gt;</text:span></text:p>
      <text:p text:style-name="P16"><text:span text:style-name="OrgSrcFontLockPreprocessorFace1">#include</text:span><text:s/><text:span text:style-name="OrgSrcFontLockStringFace1">&lt;locale.h&gt;</text:span></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text:span text:style-name="OrgSrcFontLockCommentDelimiterFace1">//<text:s/></text:span><text:span text:style-name="OrgSrcFontLockCommentFace1">Esci dalla locale C</text:span></text:p>
      <text:p text:style-name="P16"><text:s text:c="4"/><text:span text:style-name="OrgSrcFontLockCommentDelimiterFace1">//<text:s/></text:span><text:span text:style-name="OrgSrcFontLockCommentFace1">verso a una che</text:span></text:p>
      <text:p text:style-name="P16"><text:s text:c="4"/><text:span text:style-name="OrgSrcFontLockCommentDelimiterFace1">//<text:s/></text:span><text:span text:style-name="OrgSrcFontLockCommentFace1">probabilmente ha</text:span></text:p>
      <text:p text:style-name="P16"><text:s text:c="4"/><text:span text:style-name="OrgSrcFontLockCommentDelimiterFace1">//<text:s/></text:span><text:span text:style-name="OrgSrcFontLockCommentFace1">il simbolo dell'euro</text:span></text:p>
      <text:p text:style-name="P16"><text:s text:c="4"/>setlocale(LC_ALL,<text:s/><text:span text:style-name="OrgSrcFontLockStringFace1">""</text:span>);</text:p>
      <text:p text:style-name="P16"/>
      <text:p text:style-name="P16"><text:s text:c="4"/><text:span text:style-name="OrgSrcFontLockCommentDelimiterFace1">//<text:s/></text:span><text:span text:style-name="OrgSrcFontLockCommentFace1">Stringa multibyte originale</text:span></text:p>
      <text:p text:style-name="P16"><text:s text:c="4"/><text:span text:style-name="OrgSrcFontLockCommentDelimiterFace1">//<text:s/></text:span><text:span text:style-name="OrgSrcFontLockCommentFace1">con il simbolo dell'euro</text:span></text:p>
      <text:p text:style-name="P16"><text:s text:c="4"/><text:span text:style-name="OrgSrcFontLockCommentDelimiterFace1">//<text:s/></text:span><text:span text:style-name="OrgSrcFontLockCommentFace1">(Unicode point 20ac)</text:span></text:p>
      <text:p text:style-name="P16"><text:s text:c="4"/><text:span text:style-name="OrgSrcFontLockTypeFace1">char</text:span><text:s/>*<text:span text:style-name="OrgSrcFontLockVariableNameFace1">mb_string</text:span><text:s/>=<text:s/><text:span text:style-name="OrgSrcFontLockStringFace1">"The cost is \u20ac1.23"</text:span>;<text:s text:c="2"/><text:span text:style-name="OrgSrcFontLockCommentDelimiterFace1">//<text:s/></text:span><text:span text:style-name="OrgSrcFontLockCommentFace1">€1.23</text:span></text:p>
      <text:p text:style-name="P16"><text:s text:c="4"/><text:span text:style-name="OrgSrcFontLockTypeFace1">size_t</text:span><text:s/><text:span text:style-name="OrgSrcFontLockVariableNameFace1">mb_len</text:span><text:s/>= strlen(mb_string);</text:p>
      <text:p text:style-name="P16"/>
      <text:p text:style-name="P16"><text:s text:c="4"/><text:span text:style-name="OrgSrcFontLockCommentDelimiterFace1">//<text:s/></text:span><text:span text:style-name="OrgSrcFontLockCommentFace1">Array di caratteri estesi</text:span></text:p>
      <text:p text:style-name="P16"><text:s text:c="4"/><text:span text:style-name="OrgSrcFontLockCommentDelimiterFace1">//<text:s/></text:span><text:span text:style-name="OrgSrcFontLockCommentFace1">che conterrà</text:span></text:p>
      <text:p text:style-name="P16"><text:s text:c="4"/><text:span text:style-name="OrgSrcFontLockCommentDelimiterFace1">//<text:s/></text:span><text:span text:style-name="OrgSrcFontLockCommentFace1">la stringa convertita</text:span></text:p>
      <text:p text:style-name="P16"><text:s text:c="4"/><text:span text:style-name="OrgSrcFontLockTypeFace1">wchar_t</text:span><text:s/><text:span text:style-name="OrgSrcFontLockVariableNameFace1">wc_string</text:span>[128];</text:p>
      <text:p text:style-name="P16"><text:s text:c="4"/><text:span text:style-name="OrgSrcFontLockCommentDelimiterFace1">//<text:s/></text:span><text:span text:style-name="OrgSrcFontLockCommentFace1">Può contenere fino a</text:span></text:p>
      <text:p text:style-name="P16"><text:s text:c="4"/><text:span text:style-name="OrgSrcFontLockCommentDelimiterFace1">//<text:s/></text:span><text:span text:style-name="OrgSrcFontLockCommentFace1">128 caratteri larghi</text:span></text:p>
      <text:p text:style-name="P16"/>
      <text:p text:style-name="P16"><text:s text:c="4"/><text:span text:style-name="OrgSrcFontLockCommentDelimiterFace1">//<text:s/></text:span><text:span text:style-name="OrgSrcFontLockCommentFace1">Converti la stringa MB in WC;</text:span></text:p>
      <text:p text:style-name="P16"><text:s text:c="4"/><text:span text:style-name="OrgSrcFontLockCommentDelimiterFace1">//<text:s/></text:span><text:span text:style-name="OrgSrcFontLockCommentFace1">questo restituisce il numero di wide chars</text:span></text:p>
      <text:p text:style-name="P16"><text:s text:c="4"/><text:span text:style-name="OrgSrcFontLockTypeFace1">size_t</text:span><text:s/><text:span text:style-name="OrgSrcFontLockVariableNameFace1">wc_len</text:span><text:s/>= mbstowcs(wc_string, mb_string, 128);</text:p>
      <text:p text:style-name="P16"/>
      <text:p text:style-name="P16"><text:s text:c="4"/><text:span text:style-name="OrgSrcFontLockCommentDelimiterFace1">//<text:s/></text:span><text:span text:style-name="OrgSrcFontLockCommentFace1">Print result--note the %ls for wide char strings</text:span></text:p>
      <text:p text:style-name="P16"><text:s text:c="4"/>printf(<text:span text:style-name="OrgSrcFontLockStringFace1">"multibyte: \"%s\" (%zu bytes)\n"</text:span>, mb_string, mb_len);</text:p>
      <text:p text:style-name="P16"><text:s text:c="4"/>printf(<text:span text:style-name="OrgSrcFontLockStringFace1">"wide char: \"%ls\" (%zu characters)\n"</text:span>, wc_string, wc_len);</text:p>
      <text:p text:style-name="P17">}</text:p>
      <text:p text:style-name="P10">Sul mio sistema visualizzo questo:</text:p>
      <text:p text:style-name="P16"><text:span text:style-name="OrgSrcFontLockConstantFace1">multibyte</text:span>:<text:s/><text:span text:style-name="OrgSrcFontLockStringFace1">"The cost is €1.23"</text:span><text:s/>(19 bytes)</text:p>
      <text:p text:style-name="P17">wide<text:s/><text:span text:style-name="OrgSrcFontLockTypeFace1">char</text:span>:<text:s/><text:span text:style-name="OrgSrcFontLockStringFace1">"The cost is €1.23"</text:span><text:s/>(17 characters)</text:p>
      <text:p text:style-name="P10">(Il numero di byte del sistema potrebbe variare a seconda delle impostazioni locali.)</text:p>
      <text:p text:style-name="P10">Una cosa interessante da notare è questa<text:s/><text:span text:style-name="OrgCode1">mbstowcs()</text:span><text:s/>oltre a convertire la stringa multibyte in wide restituisce la lunghezza (in caratteri) della stringa di caratteri estesi. Sui sistemi conformi a POSIX puoi sfruttare una modalità speciale in cui restituisce solo la lunghezza in caratteri di una determinata stringa multibyte: devi semplicemente passare<text:s/><text:span text:style-name="OrgCode1">NULL</text:span><text:s/>alla destinazione e<text:s/><text:span text:style-name="OrgCode1">0</text:span><text:s/>al numero massimo di caratteri da convertire (questo valore viene ignorato).</text:p>
      <text:p text:style-name="P10">(Nel codice seguente sto utilizzando il mio set di caratteri di origine esteso: potresti doverli sostituire con<text:s/><text:span text:style-name="OrgCode1">\u</text:span><text:s/>escape.)</text:p>
      <text:p text:style-name="P16"><text:span text:style-name="OrgSrcFontLockFunctionNameFace1">setlocale</text:span>(LC_ALL,<text:s/><text:span text:style-name="OrgSrcFontLockStringFace1">""</text:span>);</text:p>
      <text:p text:style-name="P16"/>
      <text:p text:style-name="P16"><text:span text:style-name="OrgSrcFontLockCommentDelimiterFace1">//<text:s/></text:span><text:span text:style-name="OrgSrcFontLockCommentFace1">La seguente stringa ha 7 caratteri</text:span></text:p>
      <text:p text:style-name="P16"><text:span text:style-name="OrgSrcFontLockTypeFace1">size_t</text:span><text:s/><text:span text:style-name="OrgSrcFontLockVariableNameFace1">len_in_chars</text:span><text:s/>= mbstowcs(<text:span text:style-name="OrgSrcFontLockConstantFace1">NULL</text:span>,<text:s/><text:span text:style-name="OrgSrcFontLockStringFace1">"§¶°±$\pi$€•"</text:span>, 0);</text:p>
      <text:p text:style-name="P16"/>
      <text:p text:style-name="P17">printf(<text:span text:style-name="OrgSrcFontLockStringFace1">"%zu"</text:span>, len_in_chars);<text:s text:c="2"/><text:span text:style-name="OrgSrcFontLockCommentDelimiterFace1">//<text:s/></text:span><text:span text:style-name="OrgSrcFontLockCommentFace1">7</text:span></text:p>
      <text:p text:style-name="P10">Ancora una volta si tratta di un'estensione POSIX non portatile.</text:p>
      <text:p text:style-name="P10">E naturalmente se vuoi convertire il contrario è<text:s/><text:span text:style-name="OrgCode1">wcstombs()</text:span>.</text:p>
      <text:h text:outline-level="2" text:style-name="P15"><text:bookmark-start text:name="OrgXref.org273eed5"/><text:bookmark text:name="org273eed5"/>Funzionalità dei caratteri estesi<text:s/><text:bookmark-end text:name="OrgXref.org273eed5"/></text:h>
      <text:p text:style-name="P10">Una volta che siamo nel territorio dei caratteri più ampi, abbiamo a nostra disposizione tutti i tipi di funzionalità. Qui riassumerò solo un sacco di funzioni ma fondamentalmente quello che abbiamo qui sono le versioni a caratteri estesi delle funzioni di stringa multibyte a cui siamo abituati. (Ad esempio conosciamo<text:s/><text:span text:style-name="OrgCode1">strlen()</text:span><text:s/>per stringhe multibyte; c'è un<text:s/><text:span text:style-name="OrgCode1">wcslen()</text:span><text:s/>per stringhe di caratteri estesi.)</text:p>
      <text:h text:outline-level="3" text:style-name="P19"><text:span text:style-name="OrgCode1"><text:bookmark text:name="org181b49e"/><text:bookmark-start text:name="OrgXref.org181b49e"/>wint_t</text:span><text:s/><text:bookmark-end text:name="OrgXref.org181b49e"/></text:h>
      <text:p text:style-name="P10">Molte di queste funzioni utilizzano<text:s/><text:span text:style-name="OrgCode1">wint_t</text:span><text:s/>per contenere singoli caratteri sia che vengano passati o restituiti.</text:p>
      <text:p text:style-name="P10">È connesso a<text:s/><text:span text:style-name="OrgCode1">wchar_t</text:span>. Un<text:s/><text:span text:style-name="OrgCode1">wint_t</text:span><text:s/>è un numero intero che può rappresentare tutti i valori nel set di caratteri esteso e anche un carattere speciale di fine file<text:s/><text:span text:style-name="OrgCode1">WEOF</text:span>.</text:p>
      <text:p text:style-name="P10">Viene utilizzato da numerose funzioni di caratteri estesi orientate a un singolo carattere.</text:p>
      <text:h text:outline-level="3" text:style-name="P19"><text:bookmark-start text:name="OrgXref.orgee6aa5e"/><text:bookmark text:name="orgee6aa5e"/>I/O Stream Orientation<text:s/><text:bookmark-end text:name="OrgXref.orgee6aa5e"/></text:h>
      <text:p text:style-name="P10">Il tl;dr qui è di non mescolare e abbinare funzioni orientate ai byte (come<text:s/><text:span text:style-name="OrgCode1">fprintf()</text:span>) con funzioni ad ampio raggio (come<text:s/><text:span text:style-name="OrgCode1">fwprintf()</text:span>). Decidi se un flusso sarà orientato ai byte o all'ampiezza e manterrà questi tipi di funzioni di I/O.</text:p>
      <text:p text:style-name="P10">Più in dettaglio: i stream possono essere orientati ai byte o per gli estesi. Quando uno stream viene creato per la prima volta non ha orientamento, ma la prima lettura o scrittura imposterà l'orientamento.</text:p>
      <text:p text:style-name="P10">Se utilizzi per la prima volta un'operazione ampia (come<text:s/><text:span text:style-name="OrgCode1">fwprintf()</text:span>) orienterà il flusso in modo ampio.</text:p>
      <text:p text:style-name="P10">Se utilizzi per la prima volta un'operazione byte (come<text:s/><text:span text:style-name="OrgCode1">fprintf()</text:span>) orienterà il flusso in byte.</text:p>
      <text:p text:style-name="P10">Puoi impostare manualmente un flusso non orientato in un modo o nell'altro con una chiamata a<text:s/><text:span text:style-name="OrgCode1">fwide()</text:span>. Puoi utilizzare la stessa funzione per ottenere l'orientamento di un flusso.</text:p>
      <text:p text:style-name="P10">Se hai bisogno di cambiare l'orientamento a metà strada puoi farlo con<text:s/><text:span text:style-name="OrgCode1">freopen()</text:span>.</text:p>
      <text:h text:outline-level="3" text:style-name="P19"><text:bookmark text:name="org3b55cf8"/><text:bookmark-start text:name="OrgXref.org3b55cf8"/>I/O Functions<text:s/><text:bookmark-end text:name="OrgXref.org3b55cf8"/></text:h>
      <text:p text:style-name="P10">In genere includono<text:s/><text:span text:style-name="OrgCode1">&lt;stdio.h&gt;</text:span><text:s/>e<text:s/><text:span text:style-name="OrgCode1">&lt;wchar.h&gt;</text:span><text:s/>per questi.</text:p>
      <text:section text:name="Section46" text:style-name="OrgIndentedSection-Level-0">
        <text:p text:style-name="P3"/>
        <table:table table:style-name="Table1">
          <table:table-column table:style-name="Table1.A" table:number-columns-repeated="2"/>
          <table:table-row>
            <table:table-cell table:style-name="Table1.A1">
              <text:p text:style-name="P18">I/O Funzione</text:p>
            </table:table-cell>
            <table:table-cell table:style-name="Table1.A1">
              <text:p text:style-name="P18">Descrizione</text:p>
            </table:table-cell>
          </table:table-row>
          <table:table-row>
            <table:table-cell table:style-name="Table1.A2">
              <text:p text:style-name="P18"><text:span text:style-name="OrgCode1">wprintf()</text:span></text:p>
            </table:table-cell>
            <table:table-cell table:style-name="Table1.A2">
              <text:p text:style-name="P18">Output della console formattato.</text:p>
            </table:table-cell>
          </table:table-row>
          <table:table-row>
            <table:table-cell table:style-name="Table1.A2">
              <text:p text:style-name="P18"><text:span text:style-name="OrgCode1">wscanf()</text:span></text:p>
            </table:table-cell>
            <table:table-cell table:style-name="Table1.A2">
              <text:p text:style-name="P18">Input della console formattato.</text:p>
            </table:table-cell>
          </table:table-row>
          <table:table-row>
            <table:table-cell table:style-name="Table1.A2">
              <text:p text:style-name="P18"><text:span text:style-name="OrgCode1">getwchar()</text:span></text:p>
            </table:table-cell>
            <table:table-cell table:style-name="Table1.A2">
              <text:p text:style-name="P18">Input della console basato sui caratteri.</text:p>
            </table:table-cell>
          </table:table-row>
          <table:table-row>
            <table:table-cell table:style-name="Table1.A2">
              <text:p text:style-name="P18"><text:span text:style-name="OrgCode1">putwchar()</text:span></text:p>
            </table:table-cell>
            <table:table-cell table:style-name="Table1.A2">
              <text:p text:style-name="P18">Output della console basato sui caratteri.</text:p>
            </table:table-cell>
          </table:table-row>
          <table:table-row>
            <table:table-cell table:style-name="Table1.A2">
              <text:p text:style-name="P18"><text:span text:style-name="OrgCode1">fwprintf()</text:span></text:p>
            </table:table-cell>
            <table:table-cell table:style-name="Table1.A2">
              <text:p text:style-name="P18">Output di file formattato.</text:p>
            </table:table-cell>
          </table:table-row>
          <table:table-row>
            <table:table-cell table:style-name="Table1.A2">
              <text:p text:style-name="P18"><text:span text:style-name="OrgCode1">fwscanf()</text:span></text:p>
            </table:table-cell>
            <table:table-cell table:style-name="Table1.A2">
              <text:p text:style-name="P18">Ingresso file formattato.</text:p>
            </table:table-cell>
          </table:table-row>
          <table:table-row>
            <table:table-cell table:style-name="Table1.A2">
              <text:p text:style-name="P18"><text:span text:style-name="OrgCode1">fgetwc()</text:span></text:p>
            </table:table-cell>
            <table:table-cell table:style-name="Table1.A2">
              <text:p text:style-name="P18">Input di file basato su caratteri.</text:p>
            </table:table-cell>
          </table:table-row>
          <table:table-row>
            <table:table-cell table:style-name="Table1.A2">
              <text:p text:style-name="P18"><text:span text:style-name="OrgCode1">fputwc()</text:span></text:p>
            </table:table-cell>
            <table:table-cell table:style-name="Table1.A2">
              <text:p text:style-name="P18">Output di file basato su caratteri.</text:p>
            </table:table-cell>
          </table:table-row>
          <table:table-row>
            <table:table-cell table:style-name="Table1.A2">
              <text:p text:style-name="P18"><text:span text:style-name="OrgCode1">fgetws()</text:span></text:p>
            </table:table-cell>
            <table:table-cell table:style-name="Table1.A2">
              <text:p text:style-name="P18">Input di file basato su stringhe.</text:p>
            </table:table-cell>
          </table:table-row>
          <table:table-row>
            <table:table-cell table:style-name="Table1.A2">
              <text:p text:style-name="P18"><text:span text:style-name="OrgCode1">fputws()</text:span></text:p>
            </table:table-cell>
            <table:table-cell table:style-name="Table1.A2">
              <text:p text:style-name="P18">Output di file basato su stringhe.</text:p>
            </table:table-cell>
          </table:table-row>
          <table:table-row>
            <table:table-cell table:style-name="Table1.A2">
              <text:p text:style-name="P18"><text:span text:style-name="OrgCode1">swprintf()</text:span></text:p>
            </table:table-cell>
            <table:table-cell table:style-name="Table1.A2">
              <text:p text:style-name="P18">Output di stringa formattata.</text:p>
            </table:table-cell>
          </table:table-row>
          <table:table-row>
            <table:table-cell table:style-name="Table1.A2">
              <text:p text:style-name="P18"><text:span text:style-name="OrgCode1">swscanf()</text:span></text:p>
            </table:table-cell>
            <table:table-cell table:style-name="Table1.A2">
              <text:p text:style-name="P18">Input di stringa formattata.</text:p>
            </table:table-cell>
          </table:table-row>
          <table:table-row>
            <table:table-cell table:style-name="Table1.A2">
              <text:p text:style-name="P18"><text:span text:style-name="OrgCode1">vfwprintf()</text:span></text:p>
            </table:table-cell>
            <table:table-cell table:style-name="Table1.A2">
              <text:p text:style-name="P18">Output di file con formattazione variadica.</text:p>
            </table:table-cell>
          </table:table-row>
          <table:table-row>
            <table:table-cell table:style-name="Table1.A2">
              <text:p text:style-name="P18"><text:span text:style-name="OrgCode1">vfwscanf()</text:span></text:p>
            </table:table-cell>
            <table:table-cell table:style-name="Table1.A2">
              <text:p text:style-name="P18">Input di file con formattazione variadica.</text:p>
            </table:table-cell>
          </table:table-row>
          <table:table-row>
            <table:table-cell table:style-name="Table1.A2">
              <text:p text:style-name="P18"><text:span text:style-name="OrgCode1">vswprintf()</text:span></text:p>
            </table:table-cell>
            <table:table-cell table:style-name="Table1.A2">
              <text:p text:style-name="P18">Output di stringa in formato variadico.</text:p>
            </table:table-cell>
          </table:table-row>
          <table:table-row>
            <table:table-cell table:style-name="Table1.A2">
              <text:p text:style-name="P18"><text:span text:style-name="OrgCode1">vswscanf()</text:span></text:p>
            </table:table-cell>
            <table:table-cell table:style-name="Table1.A2">
              <text:p text:style-name="P18">Input di stringa in formato variadico.</text:p>
            </table:table-cell>
          </table:table-row>
          <table:table-row>
            <table:table-cell table:style-name="Table1.A2">
              <text:p text:style-name="P18"><text:span text:style-name="OrgCode1">vwprintf()</text:span></text:p>
            </table:table-cell>
            <table:table-cell table:style-name="Table1.A2">
              <text:p text:style-name="P18">Output della console con formattazione variadica.</text:p>
            </table:table-cell>
          </table:table-row>
          <table:table-row>
            <table:table-cell table:style-name="Table1.A2">
              <text:p text:style-name="P18"><text:span text:style-name="OrgCode1">vwscanf()</text:span></text:p>
            </table:table-cell>
            <table:table-cell table:style-name="Table1.A2">
              <text:p text:style-name="P18">Ingresso console con formattazione variadica.</text:p>
            </table:table-cell>
          </table:table-row>
          <table:table-row>
            <table:table-cell table:style-name="Table1.A2">
              <text:p text:style-name="P18"><text:span text:style-name="OrgCode1">ungetwc()</text:span></text:p>
            </table:table-cell>
            <table:table-cell table:style-name="Table1.A2">
              <text:p text:style-name="P18">Reimposta un carattere ampio su un flusso di output.</text:p>
            </table:table-cell>
          </table:table-row>
          <table:table-row>
            <table:table-cell table:style-name="Table1.A3">
              <text:p text:style-name="P18"><text:span text:style-name="OrgCode1">fwide()</text:span></text:p>
            </table:table-cell>
            <table:table-cell table:style-name="Table1.A3">
              <text:p text:style-name="P18">Ottieni o imposta l'orientamento multibyte/ampio del flusso.</text:p>
            </table:table-cell>
          </table:table-row>
        </table:table>
        <text:p text:style-name="P3"/>
      </text:section>
      <text:h text:outline-level="3" text:style-name="P19"><text:bookmark-start text:name="OrgXref.org34f5a03"/><text:bookmark text:name="org34f5a03"/>Funzioni di conversione del tipo<text:s/><text:bookmark-end text:name="OrgXref.org34f5a03"/></text:h>
      <text:p text:style-name="P10">In genere includono<text:s/><text:span text:style-name="OrgCode1">&lt;wchar.h&gt;</text:span><text:s/>per questi.</text:p>
      <text:section text:name="Section47" text:style-name="OrgIndentedSection-Level-0">
        <text:p text:style-name="P3"/>
        <table:table table:style-name="Table1">
          <table:table-column table:style-name="Table1.A" table:number-columns-repeated="2"/>
          <table:table-row>
            <table:table-cell table:style-name="Table1.A1">
              <text:p text:style-name="P18">Funzione di conversione</text:p>
            </table:table-cell>
            <table:table-cell table:style-name="Table1.A1">
              <text:p text:style-name="P18">Descrizione</text:p>
            </table:table-cell>
          </table:table-row>
          <table:table-row>
            <table:table-cell table:style-name="Table1.A2">
              <text:p text:style-name="P18"><text:span text:style-name="OrgCode1">wcstod()</text:span></text:p>
            </table:table-cell>
            <table:table-cell table:style-name="Table1.A2">
              <text:p text:style-name="P18">Converti stringa a<text:s/><text:span text:style-name="OrgCode1">double</text:span>.</text:p>
            </table:table-cell>
          </table:table-row>
          <table:table-row>
            <table:table-cell table:style-name="Table1.A2">
              <text:p text:style-name="P18"><text:span text:style-name="OrgCode1">wcstof()</text:span></text:p>
            </table:table-cell>
            <table:table-cell table:style-name="Table1.A2">
              <text:p text:style-name="P18">Converti stringa a<text:s/><text:span text:style-name="OrgCode1">float</text:span>.</text:p>
            </table:table-cell>
          </table:table-row>
          <table:table-row>
            <table:table-cell table:style-name="Table1.A2">
              <text:p text:style-name="P18"><text:span text:style-name="OrgCode1">wcstold()</text:span></text:p>
            </table:table-cell>
            <table:table-cell table:style-name="Table1.A2">
              <text:p text:style-name="P18">Converti stringa a<text:s/><text:span text:style-name="OrgCode1">long double</text:span>.</text:p>
            </table:table-cell>
          </table:table-row>
          <table:table-row>
            <table:table-cell table:style-name="Table1.A2">
              <text:p text:style-name="P18"><text:span text:style-name="OrgCode1">wcstol()</text:span></text:p>
            </table:table-cell>
            <table:table-cell table:style-name="Table1.A2">
              <text:p text:style-name="P18">Converti stringa a<text:s/><text:span text:style-name="OrgCode1">long</text:span>.</text:p>
            </table:table-cell>
          </table:table-row>
          <table:table-row>
            <table:table-cell table:style-name="Table1.A2">
              <text:p text:style-name="P18"><text:span text:style-name="OrgCode1">wcstoll()</text:span></text:p>
            </table:table-cell>
            <table:table-cell table:style-name="Table1.A2">
              <text:p text:style-name="P18">Converti stringa a<text:s/><text:span text:style-name="OrgCode1">long long</text:span>.</text:p>
            </table:table-cell>
          </table:table-row>
          <table:table-row>
            <table:table-cell table:style-name="Table1.A2">
              <text:p text:style-name="P18"><text:span text:style-name="OrgCode1">wcstoul()</text:span></text:p>
            </table:table-cell>
            <table:table-cell table:style-name="Table1.A2">
              <text:p text:style-name="P18">Converti stringa a<text:s/><text:span text:style-name="OrgCode1">unsigned long</text:span>.</text:p>
            </table:table-cell>
          </table:table-row>
          <table:table-row>
            <table:table-cell table:style-name="Table1.A3">
              <text:p text:style-name="P18"><text:span text:style-name="OrgCode1">wcstoull()</text:span></text:p>
            </table:table-cell>
            <table:table-cell table:style-name="Table1.A3">
              <text:p text:style-name="P18">Converti stringa a<text:s/><text:span text:style-name="OrgCode1">unsigned long long</text:span>.</text:p>
            </table:table-cell>
          </table:table-row>
        </table:table>
        <text:p text:style-name="P3"/>
      </text:section>
      <text:h text:outline-level="3" text:style-name="P19"><text:bookmark text:name="org39509b8"/><text:bookmark-start text:name="OrgXref.org39509b8"/>Funzioni di copia di stringhe e memoria<text:s/><text:bookmark-end text:name="OrgXref.org39509b8"/></text:h>
      <text:p text:style-name="P10">In genere includono<text:s/><text:span text:style-name="OrgCode1">&lt;wchar.h&gt;</text:span><text:s/>per questi.</text:p>
      <text:section text:name="Section48" text:style-name="OrgIndentedSection-Level-0">
        <text:p text:style-name="P3"/>
        <table:table table:style-name="Table1">
          <table:table-column table:style-name="Table1.A" table:number-columns-repeated="2"/>
          <table:table-row>
            <table:table-cell table:style-name="Table1.A1">
              <text:p text:style-name="P18">Funzione di copia</text:p>
            </table:table-cell>
            <table:table-cell table:style-name="Table1.A1">
              <text:p text:style-name="P18">Descrizione</text:p>
            </table:table-cell>
          </table:table-row>
          <table:table-row>
            <table:table-cell table:style-name="Table1.A2">
              <text:p text:style-name="P18"><text:span text:style-name="OrgCode1">wcscpy()</text:span></text:p>
            </table:table-cell>
            <table:table-cell table:style-name="Table1.A2">
              <text:p text:style-name="P18">Copia stringa.</text:p>
            </table:table-cell>
          </table:table-row>
          <table:table-row>
            <table:table-cell table:style-name="Table1.A2">
              <text:p text:style-name="P18">wcsncpy()~</text:p>
            </table:table-cell>
            <table:table-cell table:style-name="Table1.A2">
              <text:p text:style-name="P18">Copia stringa, con lunghezza limitata.</text:p>
            </table:table-cell>
          </table:table-row>
          <table:table-row>
            <table:table-cell table:style-name="Table1.A2">
              <text:p text:style-name="P18">wmemcpy()~</text:p>
            </table:table-cell>
            <table:table-cell table:style-name="Table1.A2">
              <text:p text:style-name="P18">Copiare la memoria.</text:p>
            </table:table-cell>
          </table:table-row>
          <table:table-row>
            <table:table-cell table:style-name="Table1.A2">
              <text:p text:style-name="P18">wmemmove()~</text:p>
            </table:table-cell>
            <table:table-cell table:style-name="Table1.A2">
              <text:p text:style-name="P18">Copia la memoria potenzialmente sovrapposta.</text:p>
            </table:table-cell>
          </table:table-row>
          <table:table-row>
            <table:table-cell table:style-name="Table1.A2">
              <text:p text:style-name="P18">wcscat()~</text:p>
            </table:table-cell>
            <table:table-cell table:style-name="Table1.A2">
              <text:p text:style-name="P18">Concatenare stringhe.</text:p>
            </table:table-cell>
          </table:table-row>
          <table:table-row>
            <table:table-cell table:style-name="Table1.A3">
              <text:p text:style-name="P18">wcsncat()~</text:p>
            </table:table-cell>
            <table:table-cell table:style-name="Table1.A3">
              <text:p text:style-name="P18">Concatena stringhe, con lunghezza limitata.</text:p>
            </table:table-cell>
          </table:table-row>
        </table:table>
        <text:p text:style-name="P3"/>
      </text:section>
      <text:h text:outline-level="3" text:style-name="P19"><text:bookmark-start text:name="OrgXref.orgcb36c3e"/><text:bookmark text:name="orgcb36c3e"/>Funzioni di confronto di stringhe e memoria<text:s/><text:bookmark-end text:name="OrgXref.orgcb36c3e"/></text:h>
      <text:p text:style-name="P10">In genere includere<text:s/><text:span text:style-name="OrgCode1">&lt;wchar.h&gt;</text:span><text:s/>per questi.</text:p>
      <text:section text:name="Section49" text:style-name="OrgIndentedSection-Level-0">
        <text:p text:style-name="P3"/>
        <table:table table:style-name="Table1">
          <table:table-column table:style-name="Table1.A" table:number-columns-repeated="2"/>
          <table:table-row>
            <table:table-cell table:style-name="Table1.A1">
              <text:p text:style-name="P18">Funzione di confronto</text:p>
            </table:table-cell>
            <table:table-cell table:style-name="Table1.A1">
              <text:p text:style-name="P18">Descrizione</text:p>
            </table:table-cell>
          </table:table-row>
          <table:table-row>
            <table:table-cell table:style-name="Table1.A2">
              <text:p text:style-name="P18"><text:span text:style-name="OrgCode1">wcscmp()</text:span></text:p>
            </table:table-cell>
            <table:table-cell table:style-name="Table1.A2">
              <text:p text:style-name="P18">Confronta le stringhe lessicograficamente.</text:p>
            </table:table-cell>
          </table:table-row>
          <table:table-row>
            <table:table-cell table:style-name="Table1.A2">
              <text:p text:style-name="P18"><text:span text:style-name="OrgCode1">wcsncmp()</text:span></text:p>
            </table:table-cell>
            <table:table-cell table:style-name="Table1.A2">
              <text:p text:style-name="P18">Confronta le stringhe lessicograficamente, con lunghezza limitata.</text:p>
            </table:table-cell>
          </table:table-row>
          <table:table-row>
            <table:table-cell table:style-name="Table1.A2">
              <text:p text:style-name="P18"><text:span text:style-name="OrgCode1">wcscoll()</text:span></text:p>
            </table:table-cell>
            <table:table-cell table:style-name="Table1.A2">
              <text:p text:style-name="P18">Confronta le stringhe nell'ordine del dizionario in base alla lingua.</text:p>
            </table:table-cell>
          </table:table-row>
          <table:table-row>
            <table:table-cell table:style-name="Table1.A2">
              <text:p text:style-name="P18"><text:span text:style-name="OrgCode1">wmemcmp()</text:span></text:p>
            </table:table-cell>
            <table:table-cell table:style-name="Table1.A2">
              <text:p text:style-name="P18">Confrontare la memoria lessicograficamente.</text:p>
            </table:table-cell>
          </table:table-row>
          <table:table-row>
            <table:table-cell table:style-name="Table1.A3">
              <text:p text:style-name="P18"><text:span text:style-name="OrgCode1">wcsxfrm()</text:span></text:p>
            </table:table-cell>
            <table:table-cell table:style-name="Table1.A3">
              <text:p text:style-name="P18">Trasforma le stringhe in versioni tali che<text:s/><text:span text:style-name="OrgCode1">wcscmp()</text:span><text:s/>si comporti come<text:s/><text:span text:style-name="OrgCode1">wcscoll()</text:span><text:note text:note-class="footnote"><text:note-citation>175</text:note-citation><text:note-body><text:p text:style-name="P14"><text:span text:style-name="OrgCode1">wcscoll()</text:span><text:s/>è uguale a<text:s/><text:span text:style-name="OrgCode1">wcsxfrm()</text:span><text:s/>seguito da<text:s/><text:span text:style-name="OrgCode1">wcscmp()</text:span>.</text:p></text:note-body></text:note>.</text:p>
            </table:table-cell>
          </table:table-row>
        </table:table>
        <text:p text:style-name="P3"/>
      </text:section>
      <text:h text:outline-level="3" text:style-name="P19"><text:bookmark-start text:name="OrgXref.org110108e"/><text:bookmark text:name="org110108e"/>String Searching Functions<text:s/><text:bookmark-end text:name="OrgXref.org110108e"/></text:h>
      <text:p text:style-name="P10">In genere includere<text:s/><text:span text:style-name="OrgCode1">&lt;wchar.h&gt;</text:span><text:s/>per questi.</text:p>
      <text:section text:name="Section50" text:style-name="OrgIndentedSection-Level-0">
        <text:p text:style-name="P3"/>
        <table:table table:style-name="Table1">
          <table:table-column table:style-name="Table1.A" table:number-columns-repeated="2"/>
          <table:table-row>
            <table:table-cell table:style-name="Table1.A1">
              <text:p text:style-name="P18">Funzione di ricerca</text:p>
            </table:table-cell>
            <table:table-cell table:style-name="Table1.A1">
              <text:p text:style-name="P18">Descrizione</text:p>
            </table:table-cell>
          </table:table-row>
          <table:table-row>
            <table:table-cell table:style-name="Table1.A2">
              <text:p text:style-name="P18"><text:span text:style-name="OrgCode1">wcschr()</text:span></text:p>
            </table:table-cell>
            <table:table-cell table:style-name="Table1.A2">
              <text:p text:style-name="P18">Trova un carattere in una stringa.</text:p>
            </table:table-cell>
          </table:table-row>
          <table:table-row>
            <table:table-cell table:style-name="Table1.A2">
              <text:p text:style-name="P18"><text:span text:style-name="OrgCode1">wcsrchr()</text:span></text:p>
            </table:table-cell>
            <table:table-cell table:style-name="Table1.A2">
              <text:p text:style-name="P18">Trova un carattere precedente in una stringa.</text:p>
            </table:table-cell>
          </table:table-row>
          <table:table-row>
            <table:table-cell table:style-name="Table1.A2">
              <text:p text:style-name="P18"><text:span text:style-name="OrgCode1">wmemchr()</text:span></text:p>
            </table:table-cell>
            <table:table-cell table:style-name="Table1.A2">
              <text:p text:style-name="P18">Trova un carattere in memoria.</text:p>
            </table:table-cell>
          </table:table-row>
          <table:table-row>
            <table:table-cell table:style-name="Table1.A2">
              <text:p text:style-name="P18"><text:span text:style-name="OrgCode1">wcsstr()</text:span></text:p>
            </table:table-cell>
            <table:table-cell table:style-name="Table1.A2">
              <text:p text:style-name="P18">Trova una sottostringa in una stringa.</text:p>
            </table:table-cell>
          </table:table-row>
          <table:table-row>
            <table:table-cell table:style-name="Table1.A2">
              <text:p text:style-name="P18"><text:span text:style-name="OrgCode1">wcspbrk()</text:span></text:p>
            </table:table-cell>
            <table:table-cell table:style-name="Table1.A2">
              <text:p text:style-name="P18">Trova uno qualsiasi dei set di caratteri in una stringa.</text:p>
            </table:table-cell>
          </table:table-row>
          <table:table-row>
            <table:table-cell table:style-name="Table1.A2">
              <text:p text:style-name="P18"><text:span text:style-name="OrgCode1">wcsspn()</text:span></text:p>
            </table:table-cell>
            <table:table-cell table:style-name="Table1.A2">
              <text:p text:style-name="P18">Trova la lunghezza della sottostringa incluso un qualsiasi set di caratteri.</text:p>
            </table:table-cell>
          </table:table-row>
          <table:table-row>
            <table:table-cell table:style-name="Table1.A2">
              <text:p text:style-name="P18"><text:span text:style-name="OrgCode1">wcscspn()</text:span></text:p>
            </table:table-cell>
            <table:table-cell table:style-name="Table1.A2">
              <text:p text:style-name="P18">Trova la lunghezza della sottostringa prima di qualsiasi set di caratteri.</text:p>
            </table:table-cell>
          </table:table-row>
          <table:table-row>
            <table:table-cell table:style-name="Table1.A3">
              <text:p text:style-name="P18"><text:span text:style-name="OrgCode1">wcstok()</text:span></text:p>
            </table:table-cell>
            <table:table-cell table:style-name="Table1.A3">
              <text:p text:style-name="P18">Trova token in una stringa.</text:p>
            </table:table-cell>
          </table:table-row>
        </table:table>
        <text:p text:style-name="P3"/>
      </text:section>
      <text:h text:outline-level="3" text:style-name="P19"><text:bookmark-start text:name="OrgXref.orgc57ee50"/><text:bookmark text:name="orgc57ee50"/>Length/Miscellaneous Functions<text:s/><text:bookmark-end text:name="OrgXref.orgc57ee50"/></text:h>
      <text:p text:style-name="P10">In genere includi<text:s/><text:span text:style-name="OrgCode1">&lt;wchar.h&gt;</text:span><text:s/>per questi.</text:p>
      <text:section text:name="Section51" text:style-name="OrgIndentedSection-Level-0">
        <text:p text:style-name="P3"/>
        <table:table table:style-name="Table1">
          <table:table-column table:style-name="Table1.A" table:number-columns-repeated="2"/>
          <table:table-row>
            <table:table-cell table:style-name="Table1.A1">
              <text:p text:style-name="P18">Length/Misc Function</text:p>
            </table:table-cell>
            <table:table-cell table:style-name="Table1.A1">
              <text:p text:style-name="P18">Descrizione</text:p>
            </table:table-cell>
          </table:table-row>
          <table:table-row>
            <table:table-cell table:style-name="Table1.A2">
              <text:p text:style-name="P18"><text:span text:style-name="OrgCode1">wcslen()</text:span></text:p>
            </table:table-cell>
            <table:table-cell table:style-name="Table1.A2">
              <text:p text:style-name="P18">Restituisce la lunghezza della stringa.</text:p>
            </table:table-cell>
          </table:table-row>
          <table:table-row>
            <table:table-cell table:style-name="Table1.A2">
              <text:p text:style-name="P18"><text:span text:style-name="OrgCode1">wmemset()</text:span></text:p>
            </table:table-cell>
            <table:table-cell table:style-name="Table1.A2">
              <text:p text:style-name="P18">Imposta i caratteri in memoria.</text:p>
            </table:table-cell>
          </table:table-row>
          <table:table-row>
            <table:table-cell table:style-name="Table1.A3">
              <text:p text:style-name="P18"><text:span text:style-name="OrgCode1">wcsftime()</text:span></text:p>
            </table:table-cell>
            <table:table-cell table:style-name="Table1.A3">
              <text:p text:style-name="P18">Output formattato di data e ora.</text:p>
            </table:table-cell>
          </table:table-row>
        </table:table>
        <text:p text:style-name="P3"/>
      </text:section>
      <text:h text:outline-level="3" text:style-name="P19"><text:bookmark-start text:name="OrgXref.orga94cafc"/><text:bookmark text:name="orga94cafc"/>Funzioni di classificazione dei caratteri<text:s/><text:bookmark-end text:name="OrgXref.orga94cafc"/></text:h>
      <text:p text:style-name="P10">Includere<text:s/><text:span text:style-name="OrgCode1">&lt;wctype.h&gt;</text:span><text:s/>per questi.</text:p>
      <text:section text:name="Section52" text:style-name="OrgIndentedSection-Level-0">
        <text:p text:style-name="P3"/>
        <table:table table:style-name="Table1">
          <table:table-column table:style-name="Table1.A" table:number-columns-repeated="2"/>
          <table:table-row>
            <table:table-cell table:style-name="Table1.A1">
              <text:p text:style-name="P18">Length/Misc Function</text:p>
            </table:table-cell>
            <table:table-cell table:style-name="Table1.A1">
              <text:p text:style-name="P18">Descrizione</text:p>
            </table:table-cell>
          </table:table-row>
          <table:table-row>
            <table:table-cell table:style-name="Table1.A2">
              <text:p text:style-name="P18"><text:span text:style-name="OrgCode1">iswalnum()</text:span></text:p>
            </table:table-cell>
            <table:table-cell table:style-name="Table1.A2">
              <text:p text:style-name="P18">Vero se il carattere è alfanumerico.</text:p>
            </table:table-cell>
          </table:table-row>
          <table:table-row>
            <table:table-cell table:style-name="Table1.A2">
              <text:p text:style-name="P18"><text:span text:style-name="OrgCode1">iswalpha()</text:span></text:p>
            </table:table-cell>
            <table:table-cell table:style-name="Table1.A2">
              <text:p text:style-name="P18">Vero se il carattere è alfabetico.</text:p>
            </table:table-cell>
          </table:table-row>
          <table:table-row>
            <table:table-cell table:style-name="Table1.A2">
              <text:p text:style-name="P18"><text:span text:style-name="OrgCode1">iswblank()</text:span></text:p>
            </table:table-cell>
            <table:table-cell table:style-name="Table1.A2">
              <text:p text:style-name="P18">Vero se il carattere è vuoto (spazio, ma non una nuova riga).</text:p>
            </table:table-cell>
          </table:table-row>
          <table:table-row>
            <table:table-cell table:style-name="Table1.A2">
              <text:p text:style-name="P18"><text:span text:style-name="OrgCode1">iswcntrl()</text:span></text:p>
            </table:table-cell>
            <table:table-cell table:style-name="Table1.A2">
              <text:p text:style-name="P18">Vero se il carattere è un carattere di controllo.</text:p>
            </table:table-cell>
          </table:table-row>
          <table:table-row>
            <table:table-cell table:style-name="Table1.A2">
              <text:p text:style-name="P18"><text:span text:style-name="OrgCode1">iswdigit()</text:span></text:p>
            </table:table-cell>
            <table:table-cell table:style-name="Table1.A2">
              <text:p text:style-name="P18">Vero se il carattere è una cifra.</text:p>
            </table:table-cell>
          </table:table-row>
          <table:table-row>
            <table:table-cell table:style-name="Table1.A2">
              <text:p text:style-name="P18"><text:span text:style-name="OrgCode1">iswgraph()</text:span></text:p>
            </table:table-cell>
            <table:table-cell table:style-name="Table1.A2">
              <text:p text:style-name="P18">Vero se il carattere è stampabile (eccetto space).</text:p>
            </table:table-cell>
          </table:table-row>
          <table:table-row>
            <table:table-cell table:style-name="Table1.A2">
              <text:p text:style-name="P18"><text:span text:style-name="OrgCode1">iswlower()</text:span></text:p>
            </table:table-cell>
            <table:table-cell table:style-name="Table1.A2">
              <text:p text:style-name="P18">Vero se il carattere è minuscolo.</text:p>
            </table:table-cell>
          </table:table-row>
          <table:table-row>
            <table:table-cell table:style-name="Table1.A2">
              <text:p text:style-name="P18"><text:span text:style-name="OrgCode1">iswprint()</text:span></text:p>
            </table:table-cell>
            <table:table-cell table:style-name="Table1.A2">
              <text:p text:style-name="P18">Vero se il carattere è stampabile (compreso lo spazio).</text:p>
            </table:table-cell>
          </table:table-row>
          <table:table-row>
            <table:table-cell table:style-name="Table1.A2">
              <text:p text:style-name="P18"><text:span text:style-name="OrgCode1">iswpunct()</text:span></text:p>
            </table:table-cell>
            <table:table-cell table:style-name="Table1.A2">
              <text:p text:style-name="P18">Vero se il carattere è di punteggiatura.</text:p>
            </table:table-cell>
          </table:table-row>
          <table:table-row>
            <table:table-cell table:style-name="Table1.A2">
              <text:p text:style-name="P18"><text:span text:style-name="OrgCode1">iswspace()</text:span></text:p>
            </table:table-cell>
            <table:table-cell table:style-name="Table1.A2">
              <text:p text:style-name="P18">Vero se il carattere è uno spazio bianco.</text:p>
            </table:table-cell>
          </table:table-row>
          <table:table-row>
            <table:table-cell table:style-name="Table1.A2">
              <text:p text:style-name="P18"><text:span text:style-name="OrgCode1">iswupper()</text:span></text:p>
            </table:table-cell>
            <table:table-cell table:style-name="Table1.A2">
              <text:p text:style-name="P18">Vero se il carattere è maiuscolo.</text:p>
            </table:table-cell>
          </table:table-row>
          <table:table-row>
            <table:table-cell table:style-name="Table1.A2">
              <text:p text:style-name="P18"><text:span text:style-name="OrgCode1">iswxdigit()</text:span></text:p>
            </table:table-cell>
            <table:table-cell table:style-name="Table1.A2">
              <text:p text:style-name="P18">Vero se il carattere è una cifra esadecimale.</text:p>
            </table:table-cell>
          </table:table-row>
          <table:table-row>
            <table:table-cell table:style-name="Table1.A2">
              <text:p text:style-name="P18"><text:span text:style-name="OrgCode1">towlower()</text:span></text:p>
            </table:table-cell>
            <table:table-cell table:style-name="Table1.A2">
              <text:p text:style-name="P18">Converti il carattere in minuscolo.</text:p>
            </table:table-cell>
          </table:table-row>
          <table:table-row>
            <table:table-cell table:style-name="Table1.A3">
              <text:p text:style-name="P18"><text:span text:style-name="OrgCode1">towupper()</text:span></text:p>
            </table:table-cell>
            <table:table-cell table:style-name="Table1.A3">
              <text:p text:style-name="P18">Converti il carattere in maiuscolo.</text:p>
            </table:table-cell>
          </table:table-row>
        </table:table>
        <text:p text:style-name="P3"/>
      </text:section>
      <text:h text:outline-level="2" text:style-name="P15"><text:bookmark text:name="orgb12ab4e"/><text:bookmark-start text:name="OrgXref.orgb12ab4e"/>Parse State, Restartable Functions<text:s/><text:bookmark-end text:name="OrgXref.orgb12ab4e"/></text:h>
      <text:p text:style-name="P10">Entreremo un po' nel vivo della conversione multibyte, ma è una buona cosa da capire concettualmente.</text:p>
      <text:p text:style-name="P10">Immagina come il tuo programma prende una sequenza di caratteri multibyte e li trasforma in caratteri estesi o viceversa. Potrebbe ad un certo punto essere in fase di analisi di un carattere o potrebbe dover attendere più byte prima di determinare il valore finale.</text:p>
      <text:p text:style-name="P10">Questo stato di analisi viene archiviato in una variabile opaca di tipo<text:s/><text:span text:style-name="OrgCode1">mbstate_t</text:span><text:s/>e viene utilizzato ogni volta che viene eseguita la conversione. È così che le funzioni di conversione tengono traccia di dove si trovano a metà lavoro.</text:p>
      <text:p text:style-name="P10">E se passi a una sequenza di caratteri diversa nel mezzo del flusso o provi a cercare un punto diverso nella sequenza di input potrebbe confondersi.</text:p>
      <text:p text:style-name="P10">Ora potresti chiamarmi per questo: abbiamo appena fatto alcune conversioni, sopra, e non ho mai menzionato alcun<text:s/><text:span text:style-name="OrgCode1">mbstate_t</text:span><text:s/>da nessuna parte.</text:p>
      <text:p text:style-name="P10">Questo perchè le funzioni di conversione come<text:s/><text:span text:style-name="OrgCode1">mbstowcs()</text:span>,<text:s/><text:span text:style-name="OrgCode1">wctomb()</text:span><text:s/>ecc. ognuno ha la propria variabile<text:s/><text:span text:style-name="OrgCode1">mbstate_t</text:span><text:s/>usata. Ce n'è solo uno per funzione, quindi se stai scrivendo codice multithread non sono sicuri da usare.</text:p>
      <text:p text:style-name="P10">Fortunatamente C definisce versioni<text:s/><text:span text:style-name="Emphasis1">riavviabili</text:span><text:s/>di queste funzioni in cui puoi passare il tuo<text:s/><text:span text:style-name="OrgCode1">mbstate_t</text:span><text:s/>in base al thread, se necessario. Se stai facendo cose multithread usa questi!</text:p>
      <text:p text:style-name="P10">Nota rapida sull'inizializzazione di una variabile<text:s/><text:span text:style-name="OrgCode1">mbstate_t</text:span>: usa<text:s/><text:span text:style-name="OrgCode1">memset()</text:span><text:s/>a zero. Non esiste una funzione integrata per forzarne l'inizializzazione.</text:p>
      <text:p text:style-name="P16"><text:span text:style-name="OrgSrcFontLockTypeFace1">mbstate_t</text:span><text:s/><text:span text:style-name="OrgSrcFontLockVariableNameFace1">mbs</text:span>;</text:p>
      <text:p text:style-name="P16"/>
      <text:p text:style-name="P16"><text:span text:style-name="OrgSrcFontLockCommentDelimiterFace1">//<text:s/></text:span><text:span text:style-name="OrgSrcFontLockCommentFace1">Set the state to the initial state</text:span></text:p>
      <text:p text:style-name="P17">memset(&amp;mbs, 0,<text:s/><text:span text:style-name="OrgSrcFontLockKeywordFace1">sizeof</text:span><text:s/>mbs);</text:p>
      <text:p text:style-name="P10">Di seguito è riportato un elenco delle funzioni di conversione riavviabili–notare la convenzione di denominazione di inserire una "<text:span text:style-name="OrgCode1">r</text:span>" dopo il tipo "da".:</text:p>
      <text:list text:style-name="OrgBulletedList" xml:id="list-a039263d-fcbd-4730-9f49-9287225c09c8">
        <text:list-item>
          <text:p text:style-name="P10"><text:span text:style-name="OrgCode1">mbrtowc()</text:span><text:s/>–da caratteri multibyte a estesi</text:p>
        </text:list-item>
        <text:list-item>
          <text:p text:style-name="P10"><text:span text:style-name="OrgCode1">wcrtomb()</text:span><text:s/>–carattere estesi a multibyte</text:p>
        </text:list-item>
        <text:list-item>
          <text:p text:style-name="P10"><text:span text:style-name="OrgCode1">mbsrtowcs()</text:span><text:s/>–da una stringa multibyte a una stringa di caratteri estesi</text:p>
        </text:list-item>
        <text:list-item>
          <text:p text:style-name="P10"><text:span text:style-name="OrgCode1">wcsrtombs()</text:span><text:s/>–stringa di caratteri estesi in stringa multibyte</text:p>
        </text:list-item>
      </text:list>
      <text:p text:style-name="P10">Sono molto simili alle loro controparti non riavviabili tranne che richiedono il passaggio di un puntatore alla propria variabile<text:s/><text:span text:style-name="OrgCode1">mbstate_t</text:span>. Inoltre modificano il puntatore della stringa sorgente (per aiutarti se vengono trovati byte non validi), quindi potrebbe essere utile salvare una copia dell'originale.</text:p>
      <text:p text:style-name="P10">Ecco l'esempio di prima nel capitolo rielaborato per passare al nostro<text:s/><text:span text:style-name="OrgCode1">mbstate_t</text:span>.</text:p>
      <text:p text:style-name="P16"><text:span text:style-name="OrgSrcFontLockPreprocessorFace1">#include</text:span><text:s/><text:span text:style-name="OrgSrcFontLockStringFace1">&lt;stdio.h&gt;</text:span></text:p>
      <text:p text:style-name="P16"><text:span text:style-name="OrgSrcFontLockPreprocessorFace1">#include</text:span><text:s/><text:span text:style-name="OrgSrcFontLockStringFace1">&lt;stdlib.h&gt;</text:span></text:p>
      <text:p text:style-name="P16"><text:span text:style-name="OrgSrcFontLockPreprocessorFace1">#include</text:span><text:s/><text:span text:style-name="OrgSrcFontLockStringFace1">&lt;stddef.h&gt;</text:span></text:p>
      <text:p text:style-name="P16"><text:span text:style-name="OrgSrcFontLockPreprocessorFace1">#include</text:span><text:s/><text:span text:style-name="OrgSrcFontLockStringFace1">&lt;wchar.h&gt;</text:span></text:p>
      <text:p text:style-name="P16"><text:span text:style-name="OrgSrcFontLockPreprocessorFace1">#include</text:span><text:s/><text:span text:style-name="OrgSrcFontLockStringFace1">&lt;string.h&gt;</text:span></text:p>
      <text:p text:style-name="P16"><text:span text:style-name="OrgSrcFontLockPreprocessorFace1">#include</text:span><text:s/><text:span text:style-name="OrgSrcFontLockStringFace1">&lt;locale.h&gt;</text:span></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text:span text:style-name="OrgSrcFontLockCommentDelimiterFace1">//<text:s/></text:span><text:span text:style-name="OrgSrcFontLockCommentFace1">Esci dalla locale C verso una che probabilmente ha il simbolo dell'euro</text:span></text:p>
      <text:p text:style-name="P16"><text:s text:c="4"/>setlocale(LC_ALL,<text:s/><text:span text:style-name="OrgSrcFontLockStringFace1">""</text:span>);</text:p>
      <text:p text:style-name="P16"/>
      <text:p text:style-name="P16"><text:s text:c="4"/><text:span text:style-name="OrgSrcFontLockCommentDelimiterFace1">//<text:s/></text:span><text:span text:style-name="OrgSrcFontLockCommentFace1">Stringa multibyte originale con il simbolo dell'euro (Unicode point 20ac)</text:span></text:p>
      <text:p text:style-name="P16"><text:s text:c="4"/><text:span text:style-name="OrgSrcFontLockTypeFace1">char</text:span><text:s/>*<text:span text:style-name="OrgSrcFontLockVariableNameFace1">mb_string</text:span><text:s/>=<text:s/><text:span text:style-name="OrgSrcFontLockStringFace1">"The cost is \u20ac1.23"</text:span>;<text:s text:c="2"/><text:span text:style-name="OrgSrcFontLockCommentDelimiterFace1">//<text:s/></text:span><text:span text:style-name="OrgSrcFontLockCommentFace1">€1.23</text:span></text:p>
      <text:p text:style-name="P16"><text:s text:c="4"/><text:span text:style-name="OrgSrcFontLockTypeFace1">size_t</text:span><text:s/><text:span text:style-name="OrgSrcFontLockVariableNameFace1">mb_len</text:span><text:s/>= strlen(mb_string);</text:p>
      <text:p text:style-name="P16"/>
      <text:p text:style-name="P16"><text:s text:c="4"/><text:span text:style-name="OrgSrcFontLockCommentDelimiterFace1">//<text:s/></text:span><text:span text:style-name="OrgSrcFontLockCommentFace1">Array di caratteri estesi che conterrà la stringa convertita</text:span></text:p>
      <text:p text:style-name="P16"><text:s text:c="4"/><text:span text:style-name="OrgSrcFontLockTypeFace1">wchar_t</text:span><text:s/><text:span text:style-name="OrgSrcFontLockVariableNameFace1">wc_string</text:span>[128];<text:s text:c="2"/><text:span text:style-name="OrgSrcFontLockCommentDelimiterFace1">//<text:s/></text:span><text:span text:style-name="OrgSrcFontLockCommentFace1">Può contenere fino a 128 caratteri larghi</text:span></text:p>
      <text:p text:style-name="P16"/>
      <text:p text:style-name="P16"><text:s text:c="4"/><text:span text:style-name="OrgSrcFontLockCommentDelimiterFace1">//<text:s/></text:span><text:span text:style-name="OrgSrcFontLockCommentFace1">Set up the conversion state</text:span></text:p>
      <text:p text:style-name="P16"><text:s text:c="4"/><text:span text:style-name="OrgSrcFontLockTypeFace1">mbstate_t</text:span><text:s/><text:span text:style-name="OrgSrcFontLockVariableNameFace1">mbs</text:span>;</text:p>
      <text:p text:style-name="P16"><text:s text:c="4"/>memset(&amp;mbs, 0,<text:s/><text:span text:style-name="OrgSrcFontLockKeywordFace1">sizeof</text:span><text:s/>mbs);<text:s text:c="2"/><text:span text:style-name="OrgSrcFontLockCommentDelimiterFace1">//<text:s/></text:span><text:span text:style-name="OrgSrcFontLockCommentFace1">Stato iniziale</text:span></text:p>
      <text:p text:style-name="P16"/>
      <text:p text:style-name="P16"><text:s text:c="4"/><text:span text:style-name="OrgSrcFontLockCommentDelimiterFace1">//<text:s/></text:span><text:span text:style-name="OrgSrcFontLockCommentFace1">mbsrtowcs() modifica il puntatore di input in modo che punti al primo</text:span></text:p>
      <text:p text:style-name="P16"><text:s text:c="4"/><text:span text:style-name="OrgSrcFontLockCommentDelimiterFace1">//<text:s/></text:span><text:span text:style-name="OrgSrcFontLockCommentFace1">carattere non valido o NULL in caso di esito positivo. Facciamo una copia del</text:span></text:p>
      <text:p text:style-name="P16"><text:s text:c="4"/><text:span text:style-name="OrgSrcFontLockCommentDelimiterFace1">//<text:s/></text:span><text:span text:style-name="OrgSrcFontLockCommentFace1">puntatore per mbsrtowcs() per fare confusione, quindi il nostro originale</text:span></text:p>
      <text:p text:style-name="P16"><text:s text:c="4"/><text:span text:style-name="OrgSrcFontLockCommentDelimiterFace1">//<text:s/></text:span><text:span text:style-name="OrgSrcFontLockCommentFace1">è invariato.</text:span></text:p>
      <text:p text:style-name="P16"><text:s text:c="4"/><text:span text:style-name="OrgSrcFontLockCommentDelimiterFace1">//</text:span></text:p>
      <text:p text:style-name="P16"><text:s text:c="4"/><text:span text:style-name="OrgSrcFontLockCommentDelimiterFace1">//<text:s/></text:span><text:span text:style-name="OrgSrcFontLockCommentFace1">Questo esempio probabilmente avrà successo, ma controlliamo più a fondo</text:span></text:p>
      <text:p text:style-name="P16"><text:s text:c="4"/><text:span text:style-name="OrgSrcFontLockCommentDelimiterFace1">//<text:s/></text:span><text:span text:style-name="OrgSrcFontLockCommentFace1">giù per vedere.</text:span></text:p>
      <text:p text:style-name="P16"><text:s text:c="4"/><text:span text:style-name="OrgSrcFontLockKeywordFace1">const</text:span><text:s/><text:span text:style-name="OrgSrcFontLockTypeFace1">char</text:span><text:s/>*<text:span text:style-name="OrgSrcFontLockVariableNameFace1">invalid</text:span><text:s/>= mb_string;</text:p>
      <text:p text:style-name="P16"/>
      <text:p text:style-name="P16"><text:s text:c="4"/><text:span text:style-name="OrgSrcFontLockCommentDelimiterFace1">//<text:s/></text:span><text:span text:style-name="OrgSrcFontLockCommentFace1">Converti la stringa MB in WC; questo restituisce il numero di wide chars</text:span></text:p>
      <text:p text:style-name="P16"><text:s text:c="4"/><text:span text:style-name="OrgSrcFontLockTypeFace1">size_t</text:span><text:s/><text:span text:style-name="OrgSrcFontLockVariableNameFace1">wc_len</text:span><text:s/>= mbsrtowcs(wc_string, &amp;invalid, 128, &amp;mbs);</text:p>
      <text:p text:style-name="P16"/>
      <text:p text:style-name="P16"><text:s text:c="4"/><text:span text:style-name="OrgSrcFontLockKeywordFace1">if</text:span><text:s/>(invalid ==<text:s/><text:span text:style-name="OrgSrcFontLockConstantFace1">NULL</text:span>) {</text:p>
      <text:p text:style-name="P16"><text:s text:c="8"/>printf(<text:span text:style-name="OrgSrcFontLockStringFace1">"No invalid characters found\n"</text:span>);</text:p>
      <text:p text:style-name="P16"/>
      <text:p text:style-name="P16"><text:s text:c="8"/><text:span text:style-name="OrgSrcFontLockCommentDelimiterFace1">//<text:s/></text:span><text:span text:style-name="OrgSrcFontLockCommentFace1">Print result--note the %ls for wide char strings</text:span></text:p>
      <text:p text:style-name="P16"><text:s text:c="8"/>printf(<text:span text:style-name="OrgSrcFontLockStringFace1">"multibyte: \"%s\" (%zu bytes)\n"</text:span>, mb_string, mb_len);</text:p>
      <text:p text:style-name="P16"><text:s text:c="8"/>printf(<text:span text:style-name="OrgSrcFontLockStringFace1">"wide char: \"%ls\" (%zu characters)\n"</text:span>, wc_string, wc_len);</text:p>
      <text:p text:style-name="P16"><text:s text:c="4"/>}<text:s/><text:span text:style-name="OrgSrcFontLockKeywordFace1">else</text:span><text:s/>{</text:p>
      <text:p text:style-name="P16"><text:s text:c="8"/><text:span text:style-name="OrgSrcFontLockTypeFace1">ptrdiff_t</text:span><text:s/><text:span text:style-name="OrgSrcFontLockVariableNameFace1">offset</text:span><text:s/>= invalid - mb_string;</text:p>
      <text:p text:style-name="P16"><text:s text:c="8"/>printf(<text:span text:style-name="OrgSrcFontLockStringFace1">"Invalid character at offset %td\n"</text:span>, offset);</text:p>
      <text:p text:style-name="P16"><text:s text:c="4"/>}</text:p>
      <text:p text:style-name="P17">}</text:p>
      <text:p text:style-name="P10">Per le funzioni di conversione che gestiscono il proprio stato è possibile reimpostare il proprio stato interno su quello iniziale passando<text:s/><text:span text:style-name="OrgCode1">NULL</text:span><text:s/>per gli argomenti<text:s/><text:span text:style-name="OrgCode1">char*</text:span><text:s/>ad esempio:</text:p>
      <text:p text:style-name="P16">mbstowcs(<text:span text:style-name="OrgSrcFontLockConstantFace1">NULL</text:span>,<text:s/><text:span text:style-name="OrgSrcFontLockConstantFace1">NULL</text:span>, 0);</text:p>
      <text:p text:style-name="P16"><text:span text:style-name="OrgSrcFontLockCommentDelimiterFace1">//<text:s/></text:span><text:span text:style-name="OrgSrcFontLockCommentFace1">Reimposta lo stato di analisi per mbstowcs()</text:span></text:p>
      <text:p text:style-name="P16"><text:span text:style-name="OrgSrcFontLockFunctionNameFace1">mbstowcs</text:span>(dest, src, 100);</text:p>
      <text:p text:style-name="P17"><text:span text:style-name="OrgSrcFontLockCommentDelimiterFace1">//<text:s/></text:span><text:span text:style-name="OrgSrcFontLockCommentFace1">Analizza alcune cose</text:span></text:p>
      <text:p text:style-name="P10">Per l'I/O ciascun flusso ampio gestisce il proprio<text:s/><text:span text:style-name="OrgCode1">mbstate_t</text:span><text:s/>e lo utilizza per le conversioni di input e output man mano che procede.</text:p>
      <text:p text:style-name="P10">E alcune delle funzioni I/O orientate ai byte come<text:s/><text:span text:style-name="OrgCode1">printf()</text:span><text:s/>e<text:s/><text:span text:style-name="OrgCode1">scanf()</text:span><text:s/>mantengono il proprio stato interno mentre svolgono il proprio lavoro.</text:p>
      <text:p text:style-name="P10">Infine queste funzioni di conversione riavviabili hanno effettivamente il proprio stato interno se si passa<text:s/><text:span text:style-name="OrgCode1">NULL</text:span><text:s/>per il parametro<text:s/><text:span text:style-name="OrgCode1">mbstate_t</text:span>. Ciò li fa comportare in modo più simile alle loro controparti non riavviabili.</text:p>
      <text:h text:outline-level="2" text:style-name="P15"><text:bookmark-start text:name="OrgXref.orga627600"/><text:bookmark text:name="orga627600"/>Codifiche Unicode e C<text:s/><text:bookmark-end text:name="OrgXref.orga627600"/></text:h>
      <text:p text:style-name="P10">In questa sezione vedremo cosa può (e cosa non può) fare il C quando si tratta di tre codifiche Unicode specifiche: UTF-8, UTF-16 e UTF-32.</text:p>
      <text:h text:outline-level="3" text:style-name="P19"><text:bookmark text:name="org47e0c0c"/><text:bookmark-start text:name="OrgXref.org47e0c0c"/>UTF-8<text:s/><text:bookmark-end text:name="OrgXref.org47e0c0c"/></text:h>
      <text:p text:style-name="P10">Un rinfresco prima di questa sezione leggere la nota rapida UTF-8 sopra.</text:p>
      <text:p text:style-name="P10">A parte questo quali sono le funzionalità UTF-8 di C?</text:p>
      <text:p text:style-name="P10">Beh, non molto purtroppo.</text:p>
      <text:p text:style-name="P10">Puoi dire a C che desideri specificamente che una stringa letterale sia codificata UTF-8 e lo farà per te. È possibile prefissare una stringa con<text:s/><text:span text:style-name="OrgCode1">u8</text:span>:</text:p>
      <text:p text:style-name="P16"><text:span text:style-name="OrgSrcFontLockTypeFace1">char</text:span><text:s/>*<text:span text:style-name="OrgSrcFontLockVariableNameFace1">s</text:span><text:s/>= u8<text:span text:style-name="OrgSrcFontLockStringFace1">"Hello, world!"</text:span>;</text:p>
      <text:p text:style-name="P16"/>
      <text:p text:style-name="P16">printf(<text:span text:style-name="OrgSrcFontLockStringFace1">"%s\n"</text:span>, s);</text:p>
      <text:p text:style-name="P17"><text:span text:style-name="OrgSrcFontLockCommentDelimiterFace1">//<text:s/></text:span><text:span text:style-name="OrgSrcFontLockCommentFace1">Hello, world!--se puoi produrre UTF-8</text:span></text:p>
      <text:p text:style-name="P10">Ora puoi inserire i caratteri Unicode lì dentro?</text:p>
      <text:p text:style-name="P17"><text:span text:style-name="OrgSrcFontLockTypeFace1">char</text:span><text:s/>*<text:span text:style-name="OrgSrcFontLockVariableNameFace1">s</text:span><text:s/>= u8<text:span text:style-name="OrgSrcFontLockStringFace1">"€123"</text:span>;</text:p>
      <text:p text:style-name="P10">Sicuro! Se il set di caratteri di origine esteso lo supporta. (gcc lo fa.)</text:p>
      <text:p text:style-name="P10">E se così non fosse? Puoi specificare un punto di codice Unicode con il tuo amichevole vicino<text:s/><text:span text:style-name="OrgCode1">\u</text:span><text:s/>e<text:s/><text:span text:style-name="OrgCode1">\U</text:span><text:s/>come notato sopra.</text:p>
      <text:p text:style-name="P10">Ma questo è tutto. Non esiste un modo portatile nella libreria standard per prendere input arbitrari e trasformarlo in UTF-8 a meno che la tua locale non sia UTF-8. Oppure per analizzare UTF-8 a meno che la tua locale non sia UTF-8.</text:p>
      <text:p text:style-name="P10">Quindi se vuoi farlo deve essere in una locale UTF-8 e:</text:p>
      <text:p text:style-name="P17"><text:span text:style-name="OrgSrcFontLockFunctionNameFace1">setlocale</text:span>(LC_ALL,<text:s/><text:span text:style-name="OrgSrcFontLockStringFace1">""</text:span>);</text:p>
      <text:p text:style-name="P10">oppure scopri un nome locale UTF-8 sul tuo computer locale e impostalo esplicitamente in questo modo:</text:p>
      <text:p text:style-name="P16"><text:span text:style-name="OrgSrcFontLockFunctionNameFace1">setlocale</text:span>(LC_ALL,<text:s/><text:span text:style-name="OrgSrcFontLockStringFace1">"en_US.UTF-8"</text:span>);</text:p>
      <text:p text:style-name="P17"><text:span text:style-name="OrgSrcFontLockCommentDelimiterFace1">//<text:s/></text:span><text:span text:style-name="OrgSrcFontLockCommentFace1">Nome non portabile</text:span></text:p>
      <text:p text:style-name="P10">Oppure utilizza una<text:s/><text:span text:style-name="Underline1">libreria di terze parti</text:span>.</text:p>
      <text:h text:outline-level="3" text:style-name="P19"><text:bookmark text:name="org4f7b9a9"/><text:bookmark-start text:name="OrgXref.org4f7b9a9"/>UTF-16, UTF-32,<text:s/><text:span text:style-name="OrgCode1">char16_t</text:span><text:s/>e<text:s/><text:span text:style-name="OrgCode1">char32_t</text:span><text:s/><text:bookmark-end text:name="OrgXref.org4f7b9a9"/></text:h>
      <text:p text:style-name="P10"><text:span text:style-name="OrgCode1">char16_t</text:span><text:s/>e<text:s/><text:span text:style-name="OrgCode1">char32_t</text:span><text:s/>sono un paio di altri tipi di caratteri potenzialmente ampi con dimensioni rispettivamente di 16 bit e 32 bit. Non necessariamente ampio perchè se non possono rappresentare tutti i caratteri nella localizzazione attuale, perdono la loro natura di caratteri estesi. Ma le specifiche li definiscono ovunque come tipi a "carattere esteso" quindi eccoci qui.</text:p>
      <text:p text:style-name="P10">Questi sono qui per rendere le cose un po' più compatibili con Unicode potenzialmente.</text:p>
      <text:p text:style-name="P10">Usare, per includere<text:s/><text:span text:style-name="OrgCode1">&lt;uchar.h&gt;</text:span>. (Quella è "u", non "w".)</text:p>
      <text:p text:style-name="P10">Questo file di intestazione non esiste su OS X–peccato. Se vuoi solo i tipi puoi:</text:p>
      <text:p text:style-name="P16"><text:span text:style-name="OrgSrcFontLockPreprocessorFace1">#include</text:span><text:s/><text:span text:style-name="OrgSrcFontLockStringFace1">&lt;stdint.h&gt;</text:span></text:p>
      <text:p text:style-name="P16"/>
      <text:p text:style-name="P16"><text:span text:style-name="OrgSrcFontLockKeywordFace1">typedef</text:span><text:s/><text:span text:style-name="OrgSrcFontLockTypeFace1">int_least16_t</text:span><text:s/><text:span text:style-name="OrgSrcFontLockTypeFace1">char16_t</text:span>;</text:p>
      <text:p text:style-name="P17"><text:span text:style-name="OrgSrcFontLockKeywordFace1">typedef</text:span><text:s/><text:span text:style-name="OrgSrcFontLockTypeFace1">int_least32_t</text:span><text:s/><text:span text:style-name="OrgSrcFontLockTypeFace1">char32_t</text:span>;</text:p>
      <text:p text:style-name="P10">Ma se vuoi anche le funzioni dipende tutto da te.</text:p>
      <text:p text:style-name="P10">Supponendo che tu sia ancora a posto puoi dichiarare una stringa o un carattere di questi tipi con i prefissi<text:s/><text:span text:style-name="OrgCode1">u</text:span><text:s/>e<text:s/><text:span text:style-name="OrgCode1">U</text:span>:</text:p>
      <text:p text:style-name="P16"><text:span text:style-name="OrgSrcFontLockTypeFace1">char16_t</text:span><text:s/>*<text:span text:style-name="OrgSrcFontLockVariableNameFace1">s</text:span><text:s/>= u<text:span text:style-name="OrgSrcFontLockStringFace1">"Hello, world!"</text:span>;</text:p>
      <text:p text:style-name="P16"><text:span text:style-name="OrgSrcFontLockTypeFace1">char16_t</text:span><text:s/><text:span text:style-name="OrgSrcFontLockVariableNameFace1">c</text:span><text:s/>= u<text:span text:style-name="OrgSrcFontLockStringFace1">'B'</text:span>;</text:p>
      <text:p text:style-name="P16"/>
      <text:p text:style-name="P16"><text:span text:style-name="OrgSrcFontLockTypeFace1">char32_t</text:span><text:s/>*<text:span text:style-name="OrgSrcFontLockVariableNameFace1">t</text:span><text:s/>= U<text:span text:style-name="OrgSrcFontLockStringFace1">"Hello, world!"</text:span>;</text:p>
      <text:p text:style-name="P17"><text:span text:style-name="OrgSrcFontLockTypeFace1">char32_t</text:span><text:s/><text:span text:style-name="OrgSrcFontLockVariableNameFace1">d</text:span><text:s/>= U<text:span text:style-name="OrgSrcFontLockStringFace1">'B'</text:span>;</text:p>
      <text:p text:style-name="P10">Ora–sono valori memorizzati in UTF-16 o UTF-32? Dipende dall'implementazione.</text:p>
      <text:p text:style-name="P10">Ma puoi fare un test per vedere se lo sono. Se le macro<text:s/><text:span text:style-name="OrgCode1">__STDC_UTF_16__</text:span><text:s/>o<text:s/><text:span text:style-name="OrgCode1">__STDC_UTF_32__</text:span><text:s/>sono definiti (a<text:s/><text:span text:style-name="OrgCode1">1</text:span>), significa che i tipi contengono rispettivamente UTF-16 o UTF-32.</text:p>
      <text:p text:style-name="P10">Se sei curioso e so che lo sei, i valori se UTF-16 o UTF-32 sono memorizzati nell'endianess nativo. Cioè dovresti essere in grado di confrontarli direttamente con i valori dei punti di codice Unicode:</text:p>
      <text:p text:style-name="P16"><text:span text:style-name="OrgSrcFontLockTypeFace1">char16_t</text:span><text:s/><text:span text:style-name="OrgSrcFontLockVariableNameFace1">pi</text:span><text:s/>= u<text:span text:style-name="OrgSrcFontLockStringFace1">"\u03C0"</text:span>;</text:p>
      <text:p text:style-name="P16"><text:span text:style-name="OrgSrcFontLockCommentDelimiterFace1">//<text:s/></text:span><text:span text:style-name="OrgSrcFontLockCommentFace1">simbolo pi greco</text:span></text:p>
      <text:p text:style-name="P16"/>
      <text:p text:style-name="P16"><text:span text:style-name="OrgSrcFontLockPreprocessorFace1">#if</text:span><text:s/>__STDC_UTF_16__</text:p>
      <text:p text:style-name="P16">pi == 0x3C0;<text:s text:c="2"/><text:span text:style-name="OrgSrcFontLockCommentDelimiterFace1">//<text:s/></text:span><text:span text:style-name="OrgSrcFontLockCommentFace1">Sempre vero</text:span></text:p>
      <text:p text:style-name="P16"><text:span text:style-name="OrgSrcFontLockPreprocessorFace1">#else</text:span></text:p>
      <text:p text:style-name="P16">pi == 0x3C0;<text:s text:c="2"/><text:span text:style-name="OrgSrcFontLockCommentDelimiterFace1">//<text:s/></text:span><text:span text:style-name="OrgSrcFontLockCommentFace1">Probabilmente non è vero</text:span></text:p>
      <text:p text:style-name="P17"><text:span text:style-name="OrgSrcFontLockPreprocessorFace1">#endif</text:span></text:p>
      <text:h text:outline-level="3" text:style-name="P19"><text:bookmark text:name="org5fe5e29"/><text:bookmark-start text:name="OrgXref.org5fe5e29"/>Conversioni multibyte<text:s/><text:bookmark-end text:name="OrgXref.org5fe5e29"/></text:h>
      <text:p text:style-name="P10">Puoi convertire dalla tua codifica multibyte a<text:s/><text:span text:style-name="OrgCode1">char16_t</text:span><text:s/>o<text:s/><text:span text:style-name="OrgCode1">char32_t</text:span><text:s/>con una serie di funzioni di supporto.</text:p>
      <text:p text:style-name="P10">(Come ho detto però, il risultato potrebbe non essere UTF-16 o UTF-32 a meno che la macro corrispondente non sia impostata su<text:s/><text:span text:style-name="OrgCode1">1</text:span>.)</text:p>
      <text:p text:style-name="P10">Tutte queste funzioni sono riavviabili (ovvero si passa al proprio<text:s/><text:span text:style-name="OrgCode1">mbstate_t</text:span>) e tutti operano carattere per carattere<text:note text:note-class="footnote"><text:note-citation>176</text:note-citation><text:note-body><text:p text:style-name="P14">Già, le cose si fanno bizzarre con le codifiche<text:s/><text:span text:style-name="OrgCode1">multi-char16_t UTF-16</text:span>.</text:p></text:note-body></text:note>.</text:p>
      <text:section text:name="Section53" text:style-name="OrgIndentedSection-Level-0">
        <text:p text:style-name="P3"/>
        <table:table table:style-name="Table1">
          <table:table-column table:style-name="Table1.A" table:number-columns-repeated="2"/>
          <table:table-row>
            <table:table-cell table:style-name="Table1.A1">
              <text:p text:style-name="P18">Funzione di conversione</text:p>
            </table:table-cell>
            <table:table-cell table:style-name="Table1.A1">
              <text:p text:style-name="P18">Descrizione</text:p>
            </table:table-cell>
          </table:table-row>
          <table:table-row>
            <table:table-cell table:style-name="Table1.A2">
              <text:p text:style-name="P18"><text:span text:style-name="OrgCode1">mbrtoc16()</text:span></text:p>
            </table:table-cell>
            <table:table-cell table:style-name="Table1.A2">
              <text:p text:style-name="P18">Converte un carattere multibyte in un carattere<text:s/><text:span text:style-name="OrgCode1">char16_t</text:span>.</text:p>
            </table:table-cell>
          </table:table-row>
          <table:table-row>
            <table:table-cell table:style-name="Table1.A2">
              <text:p text:style-name="P18"><text:span text:style-name="OrgCode1">mbrtoc32()</text:span></text:p>
            </table:table-cell>
            <table:table-cell table:style-name="Table1.A2">
              <text:p text:style-name="P18">Converte un carattere multibyte in un carattere<text:s/><text:span text:style-name="OrgCode1">char32_t</text:span>.</text:p>
            </table:table-cell>
          </table:table-row>
          <table:table-row>
            <table:table-cell table:style-name="Table1.A2">
              <text:p text:style-name="P18"><text:span text:style-name="OrgCode1">c16rtomb()</text:span></text:p>
            </table:table-cell>
            <table:table-cell table:style-name="Table1.A2">
              <text:p text:style-name="P18">Converte un carattere<text:s/><text:span text:style-name="OrgCode1">char16_t</text:span><text:s/>in un carattere multibyte.</text:p>
            </table:table-cell>
          </table:table-row>
          <table:table-row>
            <table:table-cell table:style-name="Table1.A3">
              <text:p text:style-name="P18"><text:span text:style-name="OrgCode1">c32rtomb()</text:span></text:p>
            </table:table-cell>
            <table:table-cell table:style-name="Table1.A3">
              <text:p text:style-name="P18">Converte un carattere<text:s/><text:span text:style-name="OrgCode1">char32_t</text:span><text:s/>in un carattere multibyte.</text:p>
            </table:table-cell>
          </table:table-row>
        </table:table>
        <text:p text:style-name="P3"/>
      </text:section>
      <text:h text:outline-level="3" text:style-name="P19"><text:bookmark text:name="orgb3e3da5"/><text:bookmark-start text:name="OrgXref.orgb3e3da5"/>Librerie di terze parti<text:s/><text:bookmark-end text:name="OrgXref.orgb3e3da5"/></text:h>
      <text:p text:style-name="P10">Per la conversione intensiva tra diverse codifiche specifiche, ci sono un paio di librerie mature che vale la pena controllare. Tieni presente che non ho usato nessuno dei due.</text:p>
      <text:list text:style-name="OrgBulletedList" xml:id="list-cde6741d-7301-40e0-aba7-02aac22466f3">
        <text:list-item>
          <text:p text:style-name="P10"><text:span text:style-name="Underline1">iconv</text:span><text:note text:note-class="footnote"><text:note-citation>177</text:note-citation><text:note-body><text:p text:style-name="P14"><text:a xlink:type="simple" xlink:href="https://en.wikipedia.org/wiki/Iconv"><text:span text:style-name="T3">https://en.wikipedia.org/wiki/Iconv</text:span></text:a></text:p></text:note-body></text:note>–Internationalization Conversion, un'API comune standard POSIX disponibile sulle principali piattaforme.</text:p>
        </text:list-item>
        <text:list-item>
          <text:p text:style-name="P10"><text:span text:style-name="Underline1">ICU</text:span><text:note text:note-class="footnote"><text:note-citation>178</text:note-citation><text:note-body><text:p text:style-name="P14"><text:a xlink:type="simple" xlink:href="http://site.icu-project.org/"><text:span text:style-name="T3">http://site.icu-project.org/</text:span></text:a></text:p></text:note-body></text:note>–International Components for Unicode. Almeno un blogger lo ha trovato facile da usare.</text:p>
        </text:list-item>
      </text:list>
      <text:p text:style-name="P10">Se avete librerie più degne di nota fatemelo sapere.</text:p>
      <text:h text:outline-level="1" text:style-name="P9"><text:bookmark text:name="org1599bb0"/><text:bookmark-start text:name="OrgXref.org1599bb0"/>Uscita da un programma<text:s/><text:bookmark-end text:name="OrgXref.org1599bb0"/></text:h>
      <text:p text:style-name="P10">Risulta che ci sono molti modi per farlo e anche modi per impostare dei "ganci" in modo che una funzione venga eseguita quando un programma esce.</text:p>
      <text:p text:style-name="P10">In questo capitolo approfondiremo e li esamineremo.</text:p>
      <text:p text:style-name="P10">Abbiamo già trattato il significato del codice dello stato di uscita nella Exit Status sezione, quindi torna indietro e rivedi se necessario.</text:p>
      <text:p text:style-name="P10">Sono presenti tutte le funzioni di questa sezione in<text:s/><text:span text:style-name="OrgCode1">&lt;stdlib.h&gt;</text:span>.</text:p>
      <text:h text:outline-level="2" text:style-name="P15"><text:bookmark text:name="org0ce7e89"/><text:bookmark-start text:name="OrgXref.org0ce7e89"/>Uscite normali<text:s/><text:bookmark-end text:name="OrgXref.org0ce7e89"/></text:h>
      <text:p text:style-name="P10">Inizieremo con i modi normali per uscire da un programma per poi passare ad alcuni dei modi più rari ed esoterici.</text:p>
      <text:p text:style-name="P10">Quando si esce normalmente da un programma tutti i flussi I/O aperti vengono cancellati e i file temporanei vengono rimossi. Fondamentalmente è una bella uscita in cui tutto viene ripulito e gestito. È quello che vuoi fare quasi sempre a meno che tu non abbia motivi per fare diversamente.</text:p>
      <text:h text:outline-level="3" text:style-name="P19"><text:bookmark text:name="org362963d"/><text:bookmark-start text:name="OrgXref.org362963d"/>Di ritorno da<text:s/><text:span text:style-name="OrgCode1">main()</text:span><text:s/><text:bookmark-end text:name="OrgXref.org362963d"/></text:h>
      <text:p text:style-name="P10">Se hai notato<text:s/><text:span text:style-name="OrgCode1">main()</text:span><text:s/>ha restituito un tipo<text:s/><text:span text:style-name="OrgCode1">int~… eppure l'ho fatto raramente se mai ho ~return</text:span><text:s/>qualcosa da<text:s/><text:span text:style-name="OrgCode1">main()</text:span>.</text:p>
      <text:p text:style-name="P10">Questo perché solo per<text:s/><text:span text:style-name="OrgCode1">main()</text:span><text:s/>(e non posso sottolineare abbastanza che questo caso speciale si applica<text:s/><text:span text:style-name="Emphasis1">solo</text:span><text:s/>a<text:s/><text:span text:style-name="OrgCode1">main()</text:span><text:s/>e nessun'altra funzione da nessuna parte) ha un<text:s/><text:span text:style-name="Emphasis1">implicito</text:span><text:s/><text:span text:style-name="OrgCode1">return 0</text:span><text:s/>se esci dalla fine.</text:p>
      <text:p text:style-name="P10">Puoi esplicitamente<text:s/><text:span text:style-name="OrgCode1">return</text:span><text:s/>da<text:s/><text:span text:style-name="OrgCode1">main()</text:span><text:s/>ogni volta che vuoi e alcuni programmatori ritengono che sia più<text:s/><text:span text:style-name="Emphasis1">giusto</text:span><text:s/>per avere sempre un<text:s/><text:span text:style-name="OrgCode1">return</text:span><text:s/>alla fine<text:s/><text:span text:style-name="OrgCode1">main()</text:span>. Ma se lo lasci disattivato C ne inserirà uno per te.</text:p>
      <text:p text:style-name="P10">Quindi… ecco le regole di<text:s/><text:span text:style-name="OrgCode1">return</text:span><text:s/>per<text:s/><text:span text:style-name="OrgCode1">main()</text:span>:</text:p>
      <text:list text:style-name="OrgBulletedList" xml:id="list-e1ad0112-626c-49c1-b644-b4d2cf7fda85">
        <text:list-item>
          <text:p text:style-name="P10">È possibile restituire uno stato di uscita da<text:s/><text:span text:style-name="OrgCode1">main()</text:span><text:s/>con una dichiararzione<text:s/><text:span text:style-name="OrgCode1">return</text:span>.<text:s/><text:span text:style-name="OrgCode1">main()</text:span><text:s/>è l'unica funzione con questo comportamento speciale. L'uso di<text:s/><text:span text:style-name="OrgCode1">return</text:span><text:s/>in qualsiasi altra funzione restituisce semplicemente il risultato da quella funzione al chiamante.</text:p>
        </text:list-item>
        <text:list-item>
          <text:p text:style-name="P10">Se non<text:s/><text:span text:style-name="OrgCode1">return</text:span><text:s/>esplicitamente e semplicemente esce fuori dal<text:s/><text:span text:style-name="OrgCode1">main()</text:span><text:s/>è come se avessi restituito<text:s/><text:span text:style-name="OrgCode1">0</text:span><text:s/>o<text:s/><text:span text:style-name="OrgCode1">EXIT_SUCCESS</text:span>.</text:p>
        </text:list-item>
      </text:list>
      <text:h text:outline-level="3" text:style-name="P19"><text:span text:style-name="OrgCode1"><text:bookmark text:name="orgb2dfd51"/><text:bookmark-start text:name="OrgXref.orgb2dfd51"/>exit()</text:span><text:s/><text:bookmark-end text:name="OrgXref.orgb2dfd51"/></text:h>
      <text:p text:style-name="P10">Anche questo è apparso alcune volte. Se chiami<text:s/><text:span text:style-name="OrgCode1">exit()</text:span><text:s/>da qualsiasi punto del tuo programma uscirà in quel punto.</text:p>
      <text:p text:style-name="P10">L'argomento che passi a<text:s/><text:span text:style-name="OrgCode1">exit()</text:span><text:s/>è lo stato di uscita.</text:p>
      <text:h text:outline-level="3" text:style-name="P19"><text:bookmark text:name="orgf478462"/><text:bookmark-start text:name="OrgXref.orgf478462"/>Impostazione dei gestori di uscita con<text:s/><text:span text:style-name="OrgCode1">atexit()</text:span><text:s/><text:bookmark-end text:name="OrgXref.orgf478462"/></text:h>
      <text:p text:style-name="P10">È possibile registrare le funzioni da chiamare all'uscita da un programma qualunque cosa sia ritornato da<text:s/><text:span text:style-name="OrgCode1">main()</text:span><text:s/>o chiamando la funzione<text:s/><text:span text:style-name="OrgCode1">exit()</text:span>.</text:p>
      <text:p text:style-name="P10">Una chiamata a<text:s/><text:span text:style-name="OrgCode1">atexit()</text:span><text:s/>con il nome della funzione del gestore lo farà. È possibile registrare più gestori di uscita e verranno chiamati nell'ordine inverso rispetto alla registrazione.</text:p>
      <text:p text:style-name="P10">Ecco un esempio:</text:p>
      <text:p text:style-name="P16"><text:span text:style-name="OrgSrcFontLockPreprocessorFace1">#include</text:span><text:s/><text:span text:style-name="OrgSrcFontLockStringFace1">&lt;stdio.h&gt;</text:span></text:p>
      <text:p text:style-name="P16"><text:span text:style-name="OrgSrcFontLockPreprocessorFace1">#include</text:span><text:s/><text:span text:style-name="OrgSrcFontLockStringFace1">&lt;stdlib.h&gt;</text:span></text:p>
      <text:p text:style-name="P16"/>
      <text:p text:style-name="P16"><text:span text:style-name="OrgSrcFontLockTypeFace1">void</text:span><text:s/><text:span text:style-name="OrgSrcFontLockFunctionNameFace1">on_exit_1</text:span>(<text:span text:style-name="OrgSrcFontLockTypeFace1">void</text:span>)</text:p>
      <text:p text:style-name="P16">{</text:p>
      <text:p text:style-name="P16"><text:s text:c="4"/>printf(<text:span text:style-name="OrgSrcFontLockStringFace1">"Exit handler 1 called!\n"</text:span>);</text:p>
      <text:p text:style-name="P16">}</text:p>
      <text:p text:style-name="P16"/>
      <text:p text:style-name="P16"><text:span text:style-name="OrgSrcFontLockTypeFace1">void</text:span><text:s/><text:span text:style-name="OrgSrcFontLockFunctionNameFace1">on_exit_2</text:span>(<text:span text:style-name="OrgSrcFontLockTypeFace1">void</text:span>)</text:p>
      <text:p text:style-name="P16">{</text:p>
      <text:p text:style-name="P16"><text:s text:c="4"/>printf(<text:span text:style-name="OrgSrcFontLockStringFace1">"Exit handler 2 called!\n"</text:span>);</text:p>
      <text:p text:style-name="P16">}</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atexit(on_exit_1);</text:p>
      <text:p text:style-name="P16"><text:s text:c="4"/>atexit(on_exit_2);</text:p>
      <text:p text:style-name="P16"/>
      <text:p text:style-name="P16"><text:s text:c="4"/>printf(<text:span text:style-name="OrgSrcFontLockStringFace1">"About to exit...\n"</text:span>);</text:p>
      <text:p text:style-name="P17">}</text:p>
      <text:p text:style-name="P10">E l'output è:</text:p>
      <text:p text:style-name="P16">About to exit...</text:p>
      <text:p text:style-name="P16">Exit handler 2 called<text:span text:style-name="OrgSrcFontLockNegationCharFace1">!</text:span></text:p>
      <text:p text:style-name="P17">Exit handler 1 called!</text:p>
      <text:h text:outline-level="2" text:style-name="P15"><text:bookmark-start text:name="OrgXref.org7a5ed08"/><text:bookmark text:name="org7a5ed08"/>Esce più velocemente con<text:s/><text:span text:style-name="OrgCode1">quick_exit()</text:span><text:s/><text:bookmark-end text:name="OrgXref.org7a5ed08"/></text:h>
      <text:p text:style-name="P10">Questo è simile ad un'uscita normale tranne:</text:p>
      <text:list text:style-name="OrgBulletedList" xml:id="list-43563047-31dd-46dc-a549-9e77418644f0">
        <text:list-item>
          <text:p text:style-name="P10">I file aperti potrebbero non essere cancellati.</text:p>
        </text:list-item>
        <text:list-item>
          <text:p text:style-name="P10">I file temporanei potrebbero non essere rimossi.</text:p>
        </text:list-item>
        <text:list-item>
          <text:p text:style-name="P10"><text:span text:style-name="OrgCode1">atexit()</text:span><text:s/>i referenti non verranno chiamati.</text:p>
        </text:list-item>
      </text:list>
      <text:p text:style-name="P10">Ma esiste un modo per registrare i gestori di uscita: chiama<text:s/><text:span text:style-name="OrgCode1">at_quick_exit()</text:span><text:s/>analogamente a come chiameresti<text:s/><text:span text:style-name="OrgCode1">atexit()</text:span>.</text:p>
      <text:p text:style-name="P16"><text:span text:style-name="OrgSrcFontLockPreprocessorFace1">#include</text:span><text:s/><text:span text:style-name="OrgSrcFontLockStringFace1">&lt;stdio.h&gt;</text:span></text:p>
      <text:p text:style-name="P16"><text:span text:style-name="OrgSrcFontLockPreprocessorFace1">#include</text:span><text:s/><text:span text:style-name="OrgSrcFontLockStringFace1">&lt;stdlib.h&gt;</text:span></text:p>
      <text:p text:style-name="P16"/>
      <text:p text:style-name="P16"><text:span text:style-name="OrgSrcFontLockTypeFace1">void</text:span><text:s/><text:span text:style-name="OrgSrcFontLockFunctionNameFace1">on_quick_exit_1</text:span>(<text:span text:style-name="OrgSrcFontLockTypeFace1">void</text:span>)</text:p>
      <text:p text:style-name="P16">{</text:p>
      <text:p text:style-name="P16"><text:s text:c="4"/>printf(<text:span text:style-name="OrgSrcFontLockStringFace1">"Quick exit handler 1 called!\n"</text:span>);</text:p>
      <text:p text:style-name="P16">}</text:p>
      <text:p text:style-name="P16"/>
      <text:p text:style-name="P16"><text:span text:style-name="OrgSrcFontLockTypeFace1">void</text:span><text:s/><text:span text:style-name="OrgSrcFontLockFunctionNameFace1">on_quick_exit_2</text:span>(<text:span text:style-name="OrgSrcFontLockTypeFace1">void</text:span>)</text:p>
      <text:p text:style-name="P16">{</text:p>
      <text:p text:style-name="P16"><text:s text:c="4"/>printf(<text:span text:style-name="OrgSrcFontLockStringFace1">"Quick exit handler 2 called!\n"</text:span>);</text:p>
      <text:p text:style-name="P16">}</text:p>
      <text:p text:style-name="P16"/>
      <text:p text:style-name="P16"><text:span text:style-name="OrgSrcFontLockTypeFace1">void</text:span><text:s/><text:span text:style-name="OrgSrcFontLockFunctionNameFace1">on_exit</text:span>(<text:span text:style-name="OrgSrcFontLockTypeFace1">void</text:span>)</text:p>
      <text:p text:style-name="P16">{</text:p>
      <text:p text:style-name="P16"><text:s text:c="4"/>printf(<text:span text:style-name="OrgSrcFontLockStringFace1">"Normal exit--I won't be called!\n"</text:span>);</text:p>
      <text:p text:style-name="P16">}</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at_quick_exit(on_quick_exit_1);</text:p>
      <text:p text:style-name="P16"><text:s text:c="4"/>at_quick_exit(on_quick_exit_2);</text:p>
      <text:p text:style-name="P16"/>
      <text:p text:style-name="P16"><text:s text:c="4"/>atexit(on_exit);<text:s text:c="2"/><text:span text:style-name="OrgSrcFontLockCommentDelimiterFace1">//<text:s/></text:span><text:span text:style-name="OrgSrcFontLockCommentFace1">Questo non verrà chiamato</text:span></text:p>
      <text:p text:style-name="P16"/>
      <text:p text:style-name="P16"><text:s text:c="4"/>printf(<text:span text:style-name="OrgSrcFontLockStringFace1">"About to quick exit...\n"</text:span>);</text:p>
      <text:p text:style-name="P16"/>
      <text:p text:style-name="P16"><text:s text:c="4"/>quick_exit(0);</text:p>
      <text:p text:style-name="P17">}</text:p>
      <text:p text:style-name="P10">Il che dà questo output:</text:p>
      <text:p text:style-name="P16">About to quick exit...</text:p>
      <text:p text:style-name="P16">Quick exit handler 2 called<text:span text:style-name="OrgSrcFontLockNegationCharFace1">!</text:span></text:p>
      <text:p text:style-name="P17">Quick exit handler 1 called!</text:p>
      <text:p text:style-name="P10">Funziona proprio come<text:s/><text:span text:style-name="OrgCode1">exit()/atexit()</text:span><text:s/>tranne per il fatto che lo svuotamento e la pulizia dei file potrebbero non essere eseguiti.</text:p>
      <text:h text:outline-level="2" text:style-name="P15"><text:bookmark-start text:name="OrgXref.org3111d35"/><text:bookmark text:name="org3111d35"/>Nuke it from Orbit:<text:s/><text:span text:style-name="OrgCode1">_Exit()</text:span><text:s/><text:bookmark-end text:name="OrgXref.org3111d35"/></text:h>
      <text:p text:style-name="P10">La chiamata a<text:s/><text:span text:style-name="OrgCode1">_Exit()</text:span><text:s/>esce immediatamente punto. Non viene eseguita alcuna funzione di callback in uscita. I file non verranno cancellati. I file temporanei non verranno rimossi.</text:p>
      <text:p text:style-name="P10">Usalo se devi uscire<text:s/><text:span text:style-name="Emphasis1">proprio adesso</text:span>.</text:p>
      <text:h text:outline-level="2" text:style-name="P15"><text:bookmark-start text:name="OrgXref.orgde1bb86"/><text:bookmark text:name="orgde1bb86"/>Uscire a volte: assert()<text:s/><text:bookmark-end text:name="OrgXref.orgde1bb86"/></text:h>
      <text:p text:style-name="P10">L'istruzione<text:s/><text:span text:style-name="OrgCode1">assert()</text:span><text:s/>viene utilizzata per insistere sul fatto che qualcosa sia vero altrimenti il programma uscirà.</text:p>
      <text:p text:style-name="P10">Gli sviluppatori utilizzano spesso un'asserzione per rilevare errori di tipo "Non dovrebbe mai accadere".</text:p>
      <text:p text:style-name="P16"><text:span text:style-name="OrgSrcFontLockPreprocessorFace1">#define</text:span><text:s/><text:span text:style-name="OrgSrcFontLockVariableNameFace1">PI</text:span><text:s/>3.14159</text:p>
      <text:p text:style-name="P16"/>
      <text:p text:style-name="P16"><text:span text:style-name="OrgSrcFontLockFunctionNameFace1">assert</text:span>(PI &gt; 3);</text:p>
      <text:p text:style-name="P17"><text:span text:style-name="OrgSrcFontLockCommentDelimiterFace1">//<text:s/></text:span><text:span text:style-name="OrgSrcFontLockCommentFace1">Sicuramente lo è, quindi vai avanti</text:span></text:p>
      <text:p text:style-name="P10">contro:</text:p>
      <text:p text:style-name="P16">goats -= 100;</text:p>
      <text:p text:style-name="P16"/>
      <text:p text:style-name="P16"><text:span text:style-name="OrgSrcFontLockFunctionNameFace1">assert</text:span>(goats &gt;= 0);</text:p>
      <text:p text:style-name="P17"><text:span text:style-name="OrgSrcFontLockCommentDelimiterFace1">//<text:s/></text:span><text:span text:style-name="OrgSrcFontLockCommentFace1">Non si possono avere goats negative</text:span></text:p>
      <text:p text:style-name="P10">In tal caso se provo a eseguirlo e<text:s/><text:span text:style-name="OrgCode1">goats</text:span><text:s/>scende sotto<text:s/><text:span text:style-name="OrgCode1">0</text:span><text:s/>succede questo:</text:p>
      <text:p text:style-name="P16"><text:span text:style-name="OrgSrcFontLockConstantFace1">goat_counter</text:span>: goat_counter.<text:span text:style-name="OrgSrcFontLockConstantFace1">c</text:span>:8: main: Assertion `goats &gt;= 0<text:span text:style-name="OrgSrcFontLockWarningFace1">'</text:span><text:s/>failed.</text:p>
      <text:p text:style-name="P17">Aborted</text:p>
      <text:p text:style-name="P10">e sono tornato alla riga di comando.</text:p>
      <text:p text:style-name="P10">Questo non è molto facile da usare quindi viene utilizzato solo per cose che l'utente non vedrà mai. E spesso le persone scrivono le proprie macro di asserzione che possono essere disattivate più facilmente.</text:p>
      <text:h text:outline-level="2" text:style-name="P15"><text:bookmark-start text:name="OrgXref.org677bcaf"/><text:bookmark text:name="org677bcaf"/>Uscita anomala:<text:s/><text:span text:style-name="OrgCode1">abort()</text:span><text:s/><text:bookmark-end text:name="OrgXref.org677bcaf"/></text:h>
      <text:p text:style-name="P10">Puoi usarlo se qualcosa è andato terribilmente storto e vuoi indicarlo all'ambiente esterno. Inoltre questo non pulirà necessariamente tutti i file aperti ecc.</text:p>
      <text:p text:style-name="P10">Raramente l'ho visto usato.</text:p>
      <text:p text:style-name="P10">Alcune anticipazioni sui<text:s/><text:span text:style-name="Emphasis1">segnali</text:span>: questo in realtà funziona generando un<text:s/><text:span text:style-name="OrgCode1">SIGABRT</text:span><text:s/>che terminerà il processo.</text:p>
      <text:p text:style-name="P10">Ciò che accade dopo dipende dal sistema, ma su sistemi Unix era comune eseguire il dump di core<text:note text:note-class="footnote"><text:note-citation>180</text:note-citation><text:note-body><text:p text:style-name="P14"><text:a xlink:type="simple" xlink:href="https://en.wikipedia.org/wiki/Core_dump"><text:span text:style-name="T3">https://en.wikipedia.org/wiki/Core_dump</text:span></text:a></text:p></text:note-body></text:note><text:s/>quando il programma terminava.</text:p>
      <text:h text:outline-level="1" text:style-name="P9"><text:bookmark-start text:name="OrgXref.org3829859"/><text:bookmark text:name="org3829859"/>Gestione del segnale<text:s/><text:bookmark-end text:name="OrgXref.org3829859"/></text:h>
      <text:p text:style-name="P10">Prima di iniziare ti consiglierò semplicemente di ignorare in generale l'intero capitolo e di utilizzare le funzioni di gestione del segnale superiori (molto probabilmente) del tuo sistema operativo. I sistemi Unix hanno la famiglia di funzioni<text:s/><text:span text:style-name="OrgCode1">sigaction()</text:span><text:s/>e Windows ha… qualunque cosa faccia<text:note text:note-class="footnote"><text:note-citation>182</text:note-citation><text:note-body><text:p text:style-name="P14">Apparentemente non esegue affatto segnali in stile Unix e sono simulati per le app della console.</text:p></text:note-body></text:note>.</text:p>
      <text:p text:style-name="P10">Detto questo cosa sono i segnali?</text:p>
      <text:h text:outline-level="2" text:style-name="P15"><text:bookmark-start text:name="OrgXref.orgd262da9"/><text:bookmark text:name="orgd262da9"/>Cosa sono i segnali?<text:s/><text:bookmark-end text:name="OrgXref.orgd262da9"/></text:h>
      <text:p text:style-name="P10">Un<text:s/><text:span text:style-name="Emphasis1">segnale</text:span><text:s/>viene<text:s/><text:span text:style-name="Emphasis1">generato</text:span><text:s/>su una varietà di eventi esterni. Il programma può essere configurato per essere interrotto per<text:s/><text:span text:style-name="Emphasis1">gestire</text:span><text:s/>il segnale ed eventualmente continuare da dove era stato interrotto una volta che il segnale è stato gestito.</text:p>
      <text:p text:style-name="P10">Pensatela come una funzione che viene chiamata automaticamente quando si verifica uno di questi eventi esterni.</text:p>
      <text:p text:style-name="P10">Quali sono questi eventi? Sul tuo sistema probabilmente ce ne sono molti ma nelle specifiche C ce ne sono solo alcuni:</text:p>
      <text:section text:name="Section54" text:style-name="OrgIndentedSection-Level-0">
        <text:p text:style-name="P3"/>
        <table:table table:style-name="Table1">
          <table:table-column table:style-name="Table1.A" table:number-columns-repeated="2"/>
          <table:table-row>
            <table:table-cell table:style-name="Table1.A1">
              <text:p text:style-name="P18">Segnale</text:p>
            </table:table-cell>
            <table:table-cell table:style-name="Table1.A1">
              <text:p text:style-name="P18">Descrizione</text:p>
            </table:table-cell>
          </table:table-row>
          <table:table-row>
            <table:table-cell table:style-name="Table1.A2">
              <text:p text:style-name="P18"><text:span text:style-name="OrgCode1">SIGABRT</text:span></text:p>
            </table:table-cell>
            <table:table-cell table:style-name="Table1.A2">
              <text:p text:style-name="P18">Terminazione anomala—cosa succede quando viene chiamato<text:s/><text:span text:style-name="OrgCode1">abort()</text:span>.</text:p>
            </table:table-cell>
          </table:table-row>
          <table:table-row>
            <table:table-cell table:style-name="Table1.A2">
              <text:p text:style-name="P18"><text:span text:style-name="OrgCode1">SIGFPE</text:span></text:p>
            </table:table-cell>
            <table:table-cell table:style-name="Table1.A2">
              <text:p text:style-name="P18">Eccezione in virgola mobile.</text:p>
            </table:table-cell>
          </table:table-row>
          <table:table-row>
            <table:table-cell table:style-name="Table1.A2">
              <text:p text:style-name="P18">~SIGILL~Istruzione illegale.</text:p>
            </table:table-cell>
            <table:table-cell table:style-name="Table1.A2">
              <text:p text:style-name="P18"/>
            </table:table-cell>
          </table:table-row>
          <table:table-row>
            <table:table-cell table:style-name="Table1.A2">
              <text:p text:style-name="P18"><text:span text:style-name="OrgCode1">SIGINT</text:span></text:p>
            </table:table-cell>
            <table:table-cell table:style-name="Table1.A2">
              <text:p text:style-name="P18">Interrompere—di solito il risultato della pressione di<text:s/><text:span text:style-name="OrgCode1">CTRL-C</text:span>.</text:p>
            </table:table-cell>
          </table:table-row>
          <table:table-row>
            <table:table-cell table:style-name="Table1.A2">
              <text:p text:style-name="P18"><text:span text:style-name="OrgCode1">SIGSEGV</text:span></text:p>
            </table:table-cell>
            <table:table-cell table:style-name="Table1.A2">
              <text:p text:style-name="P18">“Violazione del segmento”: accesso alla memoria non valido.</text:p>
            </table:table-cell>
          </table:table-row>
          <table:table-row>
            <table:table-cell table:style-name="Table1.A3">
              <text:p text:style-name="P18"><text:span text:style-name="OrgCode1">SIGTERM</text:span></text:p>
            </table:table-cell>
            <table:table-cell table:style-name="Table1.A3">
              <text:p text:style-name="P18">Richiesta di terminazione.</text:p>
            </table:table-cell>
          </table:table-row>
        </table:table>
        <text:p text:style-name="P3"/>
      </text:section>
      <text:p text:style-name="P10">Puoi impostare il tuo programma in modo che ignori, gestisca o consenta l'azione predefinita per ciascuno di questi utilizzando la funzione<text:s/><text:span text:style-name="OrgCode1">signal()</text:span>.</text:p>
      <text:h text:outline-level="2" text:style-name="P15"><text:bookmark-start text:name="OrgXref.orgc3bc43c"/><text:bookmark text:name="orgc3bc43c"/>Gestire i segnali con<text:s/><text:span text:style-name="OrgCode1">signal()</text:span><text:s/><text:bookmark-end text:name="OrgXref.orgc3bc43c"/></text:h>
      <text:p text:style-name="P10">La chiamata<text:s/><text:span text:style-name="OrgCode1">signal()</text:span><text:s/>accetta due parametri: il segnale in questione e un'azione da intraprendere quando tale segnale viene generato.</text:p>
      <text:p text:style-name="P10">L'azione può essere una delle tre cose:</text:p>
      <text:list text:style-name="OrgBulletedList" xml:id="list-cc491b3a-a5b8-4907-93a6-3683e86b7b3e">
        <text:list-item>
          <text:p text:style-name="P10">Puntatore a una funzione del gestore.</text:p>
        </text:list-item>
        <text:list-item>
          <text:p text:style-name="P10"><text:span text:style-name="OrgCode1">SIG_IGN</text:span><text:s/>per ignorare il segnale.</text:p>
        </text:list-item>
        <text:list-item>
          <text:p text:style-name="P10"><text:span text:style-name="OrgCode1">SIG_DFL</text:span><text:s/>per ripristinare il gestore predefinito per il segnale.</text:p>
        </text:list-item>
      </text:list>
      <text:p text:style-name="P10">Scriviamo un programma dal quale non è possibile uscire premendo<text:s/><text:span text:style-name="OrgCode1">CTRL-C</text:span>. (Non preoccuparti—nel seguente programma puoi anche premere<text:s/><text:span text:style-name="OrgCode1">return</text:span><text:s/>e il programma uscirà.)</text:p>
      <text:p text:style-name="P16"><text:span text:style-name="OrgSrcFontLockPreprocessorFace1">#include</text:span><text:s/><text:span text:style-name="OrgSrcFontLockStringFace1">&lt;stdio.h&gt;</text:span></text:p>
      <text:p text:style-name="P16"><text:span text:style-name="OrgSrcFontLockPreprocessorFace1">#include</text:span><text:s/><text:span text:style-name="OrgSrcFontLockStringFace1">&lt;signal.h&gt;</text:span></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text:span text:style-name="OrgSrcFontLockTypeFace1">char</text:span><text:s/><text:span text:style-name="OrgSrcFontLockVariableNameFace1">s</text:span>[1024];</text:p>
      <text:p text:style-name="P16"/>
      <text:p text:style-name="P16"><text:s text:c="4"/>signal(SIGINT, SIG_IGN);</text:p>
      <text:p text:style-name="P16"><text:span text:style-name="OrgSrcFontLockCommentDelimiterFace1">//<text:s/></text:span><text:span text:style-name="OrgSrcFontLockCommentFace1">Ignora SIGINT, causato da ^C</text:span></text:p>
      <text:p text:style-name="P16"/>
      <text:p text:style-name="P16"><text:s text:c="4"/>printf(<text:span text:style-name="OrgSrcFontLockStringFace1">"Try hitting ^C... (hit RETURN to exit)\n"</text:span>);</text:p>
      <text:p text:style-name="P16"/>
      <text:p text:style-name="P16"><text:s text:c="4"/><text:span text:style-name="OrgSrcFontLockCommentDelimiterFace1">//<text:s/></text:span><text:span text:style-name="OrgSrcFontLockCommentFace1">Attendi una riga di input</text:span></text:p>
      <text:p text:style-name="P16"><text:s text:c="4"/><text:span text:style-name="OrgSrcFontLockCommentDelimiterFace1">//<text:s/></text:span><text:span text:style-name="OrgSrcFontLockCommentFace1">in modo che il programma</text:span></text:p>
      <text:p text:style-name="P16"><text:s text:c="4"/><text:span text:style-name="OrgSrcFontLockCommentDelimiterFace1">//<text:s/></text:span><text:span text:style-name="OrgSrcFontLockCommentFace1">non esca semplicemente</text:span></text:p>
      <text:p text:style-name="P16"><text:s text:c="4"/>fgets(s,<text:s/><text:span text:style-name="OrgSrcFontLockKeywordFace1">sizeof</text:span><text:s/>s, stdin);</text:p>
      <text:p text:style-name="P17">}</text:p>
      <text:p text:style-name="P10">Controlla la riga 8—diciamo al programma di ignorare<text:s/><text:span text:style-name="OrgCode1">SIGINT</text:span><text:s/>il segnale di interruzione che viene generato quando viene premuto<text:s/><text:span text:style-name="OrgCode1">CTRL-C</text:span>. Non importa quanto lo premi il segnale rimane ignorato. Se commenti la riga 8 vedrai che puoi<text:s/><text:span text:style-name="OrgCode1">CTRL-C</text:span><text:s/>impunemente e uscire immediatamente dal programma.</text:p>
      <text:h text:outline-level="2" text:style-name="P15"><text:bookmark text:name="org657a520"/><text:bookmark-start text:name="OrgXref.org657a520"/>Scrittura di gestori di segnali<text:s/><text:bookmark-end text:name="OrgXref.org657a520"/></text:h>
      <text:p text:style-name="P10">Ho detto che potresti anche scrivere una funzione di gestione che venga chiamata quando il segnale viene generato.</text:p>
      <text:p text:style-name="P10">Questi sono piuttosto semplici ma hanno anche capacità molto limitate per quanto riguarda le specifiche.</text:p>
      <text:p text:style-name="P10">Prima di iniziare diamo un'occhiata al prototipo della funzione per la chiamata<text:s/><text:span text:style-name="OrgCode1">signal()</text:span>:</text:p>
      <text:p text:style-name="P17"><text:span text:style-name="OrgSrcFontLockTypeFace1">void</text:span><text:s/>(*<text:span text:style-name="OrgSrcFontLockFunctionNameFace1">signal</text:span>(<text:span text:style-name="OrgSrcFontLockTypeFace1">int</text:span><text:s/><text:span text:style-name="OrgSrcFontLockVariableNameFace1">sig</text:span>,<text:s/><text:span text:style-name="OrgSrcFontLockTypeFace1">void</text:span><text:s/>(*<text:span text:style-name="OrgSrcFontLockFunctionNameFace1">func</text:span>)(<text:span text:style-name="OrgSrcFontLockTypeFace1">int</text:span>)))(<text:span text:style-name="OrgSrcFontLockTypeFace1">int</text:span>);</text:p>
      <text:p text:style-name="P10">Abbastanza facile da leggere vero?</text:p>
      <text:p text:style-name="P10"><text:span text:style-name="Emphasis1">SBAGLIATO!</text:span><text:s/>:)</text:p>
      <text:p text:style-name="P10">Prendiamoci un momento per smontarlo e fare pratica.</text:p>
      <text:p text:style-name="P10"><text:span text:style-name="OrgCode1">signal()</text:span><text:s/>accetta due argomenti: un integer<text:s/><text:span text:style-name="OrgCode1">sig</text:span><text:s/>rche rappresenta il segnale e un puntatore<text:s/><text:span text:style-name="OrgCode1">func</text:span><text:s/>al gestore(il gestore restituisce<text:s/><text:span text:style-name="OrgCode1">void</text:span><text:s/>e accetta un<text:s/><text:span text:style-name="OrgCode1">int</text:span><text:s/>come argomento) evidenziato di seguito:</text:p>
      <text:p text:style-name="P16"><text:s text:c="16"/>sig <text:s text:c="9"/>func</text:p>
      <text:p text:style-name="P16"><text:s text:c="14"/>|-----| <text:s/>|---------------|</text:p>
      <text:p text:style-name="P17"><text:span text:style-name="OrgSrcFontLockTypeFace1">void</text:span><text:s/>(*signal(<text:span text:style-name="OrgSrcFontLockTypeFace1">int</text:span><text:s/><text:span text:style-name="OrgSrcFontLockVariableNameFace1">sig</text:span>,<text:s/><text:span text:style-name="OrgSrcFontLockTypeFace1">void</text:span><text:s/>(*<text:span text:style-name="OrgSrcFontLockFunctionNameFace1">func</text:span>)(<text:span text:style-name="OrgSrcFontLockTypeFace1">int</text:span>)))(<text:span text:style-name="OrgSrcFontLockTypeFace1">int</text:span>);</text:p>
      <text:p text:style-name="P10">Fondamentalmente passeremo il numero del segnale che ci interessa catturare e passeremo un puntatore a una funzione del modulo:</text:p>
      <text:p text:style-name="P17"><text:span text:style-name="OrgSrcFontLockTypeFace1">void</text:span><text:s/><text:span text:style-name="OrgSrcFontLockFunctionNameFace1">f</text:span>(<text:span text:style-name="OrgSrcFontLockTypeFace1">int</text:span><text:s/><text:span text:style-name="OrgSrcFontLockVariableNameFace1">x</text:span>);</text:p>
      <text:p text:style-name="P10">questo farà la cattura.</text:p>
      <text:p text:style-name="P10">Ora—che dire sul resto di quel prototipoe? Fondamentalmente è tutto il tipo ritornato. Vedi<text:s/><text:span text:style-name="OrgCode1">signal()</text:span><text:s/>restituirà tutto ciò che hai passato come<text:s/><text:span text:style-name="OrgCode1">func</text:span><text:s/>in caso di successo… quindi ciò significa che sta restituendo un puntatore a una funzione che restituisce<text:s/><text:span text:style-name="OrgCode1">void</text:span><text:s/>e accetta un<text:s/><text:span text:style-name="OrgCode1">int</text:span><text:s/>come argomento.</text:p>
      <text:p text:style-name="P16">returned</text:p>
      <text:p text:style-name="P16">function <text:s text:c="3"/>indicates we<text:span text:style-name="OrgSrcFontLockWarningFace1">'</text:span>re <text:s text:c="13"/>and</text:p>
      <text:p text:style-name="P16">returns <text:s text:c="4"/>returning a <text:s text:c="17"/>that function</text:p>
      <text:p text:style-name="P16"><text:span text:style-name="OrgSrcFontLockTypeFace1">void</text:span><text:s text:c="8"/>pointer to function <text:s text:c="9"/>takes an<text:s/><text:span text:style-name="OrgSrcFontLockTypeFace1">int</text:span></text:p>
      <text:p text:style-name="P16">|--| <text:s text:c="7"/>| <text:s text:c="34"/>|---|</text:p>
      <text:p text:style-name="P17"><text:span text:style-name="OrgSrcFontLockTypeFace1">void</text:span><text:s text:c="7"/>(*signal(<text:span text:style-name="OrgSrcFontLockTypeFace1">int</text:span><text:s/><text:span text:style-name="OrgSrcFontLockVariableNameFace1">sig</text:span>,<text:s/><text:span text:style-name="OrgSrcFontLockTypeFace1">void</text:span><text:s/>(*<text:span text:style-name="OrgSrcFontLockFunctionNameFace1">func</text:span>)(<text:span text:style-name="OrgSrcFontLockTypeFace1">int</text:span>)))(<text:span text:style-name="OrgSrcFontLockTypeFace1">int</text:span>);</text:p>
      <text:p text:style-name="P10">Inoltre può restituire<text:s/><text:span text:style-name="OrgCode1">SIG_ERR</text:span><text:s/>in caso di errore.</text:p>
      <text:p text:style-name="P10">Facciamo un esempio in cui lo facciamo in modo che tu debba premere<text:s/><text:span text:style-name="OrgCode1">CTRL-C</text:span><text:s/>due volte per uscire.</text:p>
      <text:p text:style-name="P10">Voglio essere chiaro che questo programma si impegna in un comportamento indefinito in un paio di modi. Ma probabilmente funzionerà per te ed è difficile trovare demo portatili e non banali.</text:p>
      <text:p text:style-name="P16"><text:span text:style-name="OrgSrcFontLockPreprocessorFace1">#include</text:span><text:s/><text:span text:style-name="OrgSrcFontLockStringFace1">&lt;stdio.h&gt;</text:span></text:p>
      <text:p text:style-name="P16"><text:span text:style-name="OrgSrcFontLockPreprocessorFace1">#include</text:span><text:s/><text:span text:style-name="OrgSrcFontLockStringFace1">&lt;stdlib.h&gt;</text:span></text:p>
      <text:p text:style-name="P16"><text:span text:style-name="OrgSrcFontLockPreprocessorFace1">#include</text:span><text:s/><text:span text:style-name="OrgSrcFontLockStringFace1">&lt;signal.h&gt;</text:span></text:p>
      <text:p text:style-name="P16"/>
      <text:p text:style-name="P16"><text:span text:style-name="OrgSrcFontLockTypeFace1">int</text:span><text:s/><text:span text:style-name="OrgSrcFontLockVariableNameFace1">count</text:span><text:s/>= 0;</text:p>
      <text:p text:style-name="P16"/>
      <text:p text:style-name="P16"><text:span text:style-name="OrgSrcFontLockTypeFace1">void</text:span><text:s/><text:span text:style-name="OrgSrcFontLockFunctionNameFace1">sigint_handler</text:span>(<text:span text:style-name="OrgSrcFontLockTypeFace1">int</text:span><text:s/><text:span text:style-name="OrgSrcFontLockVariableNameFace1">signum</text:span>)</text:p>
      <text:p text:style-name="P16">{</text:p>
      <text:p text:style-name="P16"><text:s text:c="4"/><text:span text:style-name="OrgSrcFontLockCommentDelimiterFace1">//<text:s/></text:span><text:span text:style-name="OrgSrcFontLockCommentFace1">Il compilatore può eseguire:</text:span></text:p>
      <text:p text:style-name="P16"><text:s text:c="4"/><text:span text:style-name="OrgSrcFontLockCommentDelimiterFace1">//</text:span></text:p>
      <text:p text:style-name="P16"><text:s text:c="4"/><text:span text:style-name="OrgSrcFontLockCommentDelimiterFace1">//<text:s text:c="3"/></text:span><text:span text:style-name="OrgSrcFontLockCommentFace1">signal(signum, SIG_DFL)</text:span></text:p>
      <text:p text:style-name="P16"><text:s text:c="4"/><text:span text:style-name="OrgSrcFontLockCommentDelimiterFace1">//</text:span></text:p>
      <text:p text:style-name="P16"><text:s text:c="4"/><text:span text:style-name="OrgSrcFontLockCommentDelimiterFace1">//<text:s/></text:span><text:span text:style-name="OrgSrcFontLockCommentFace1">quando viene chiamato il handler. Quindi reimpostiamo il handler qui:</text:span></text:p>
      <text:p text:style-name="P16"><text:s text:c="4"/>signal(SIGINT, sigint_handler);</text:p>
      <text:p text:style-name="P16"/>
      <text:p text:style-name="P16"><text:s text:c="4"/>(<text:span text:style-name="OrgSrcFontLockTypeFace1">void</text:span>)signum;<text:s text:c="3"/><text:span text:style-name="OrgSrcFontLockCommentDelimiterFace1">//<text:s/></text:span><text:span text:style-name="OrgSrcFontLockCommentFace1">Elimina gli avvisi sulle variabili inutilizzate</text:span></text:p>
      <text:p text:style-name="P16"/>
      <text:p text:style-name="P16"><text:s text:c="4"/>count++;<text:s text:c="23"/><text:span text:style-name="OrgSrcFontLockCommentDelimiterFace1">//<text:s/></text:span><text:span text:style-name="OrgSrcFontLockCommentFace1">Comportamento indefinito</text:span></text:p>
      <text:p text:style-name="P16"><text:s text:c="4"/>printf(<text:span text:style-name="OrgSrcFontLockStringFace1">"Count: %d\n"</text:span>, count);<text:s text:c="2"/><text:span text:style-name="OrgSrcFontLockCommentDelimiterFace1">//<text:s/></text:span><text:span text:style-name="OrgSrcFontLockCommentFace1">Comportamento indefinito</text:span></text:p>
      <text:p text:style-name="P16"/>
      <text:p text:style-name="P16"><text:s text:c="4"/><text:span text:style-name="OrgSrcFontLockKeywordFace1">if</text:span><text:s/>(count == 2) {</text:p>
      <text:p text:style-name="P16"><text:s text:c="8"/>printf(<text:span text:style-name="OrgSrcFontLockStringFace1">"Exiting!\n"</text:span>);<text:s text:c="6"/><text:span text:style-name="OrgSrcFontLockCommentDelimiterFace1">//<text:s/></text:span><text:span text:style-name="OrgSrcFontLockCommentFace1">Comportamento indefinito</text:span></text:p>
      <text:p text:style-name="P16"><text:s text:c="8"/>exit(0);</text:p>
      <text:p text:style-name="P16"><text:s text:c="4"/>}</text:p>
      <text:p text:style-name="P16">}</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signal(SIGINT, sigint_handler);</text:p>
      <text:p text:style-name="P16"/>
      <text:p text:style-name="P16"><text:s text:c="4"/>printf(<text:span text:style-name="OrgSrcFontLockStringFace1">"Try hitting ^C...\n"</text:span>);</text:p>
      <text:p text:style-name="P16"/>
      <text:p text:style-name="P16"><text:s text:c="4"/><text:span text:style-name="OrgSrcFontLockKeywordFace1">for</text:span>(;;);<text:s text:c="2"/><text:span text:style-name="OrgSrcFontLockCommentDelimiterFace1">//<text:s/></text:span><text:span text:style-name="OrgSrcFontLockCommentFace1">Wait here forever</text:span></text:p>
      <text:p text:style-name="P17">}</text:p>
      <text:p text:style-name="P10">Una delle cose che noterai è che alla riga 14 resettiamo il gestore del segnale. Questo perché C ha la possibilità di reimpostare il gestore del segnale sul suo comportamento<text:s/><text:span text:style-name="OrgCode1">SIG_DFL</text:span><text:s/>prima di eseguire il gestore personalizzato. In altre parole potrebbe trattarsi di un caso isolato. Quindi lo resettiamo per prima cosa in modo da poterlo gestire di nuovo per quello successivo.</text:p>
      <text:p text:style-name="P10">In questo caso stiamo ignorando il valore restituito da<text:s/><text:span text:style-name="OrgCode1">signal()</text:span>. Se lo impostassimo prima su un gestore diverso restituirebbe un puntatore a quel gestore che potremmo ottenere in questo modo:</text:p>
      <text:p text:style-name="P16"><text:span text:style-name="OrgSrcFontLockCommentDelimiterFace1">//<text:s/></text:span><text:span text:style-name="OrgSrcFontLockCommentFace1">old_handler è di tipo "puntatore a una funzione che accetta un singolo</text:span></text:p>
      <text:p text:style-name="P16"><text:span text:style-name="OrgSrcFontLockCommentDelimiterFace1">//<text:s/></text:span><text:span text:style-name="OrgSrcFontLockCommentFace1">int parametro e restituisparametro e restituiscece void":</text:span></text:p>
      <text:p text:style-name="P16"/>
      <text:p text:style-name="P16"><text:span text:style-name="OrgSrcFontLockTypeFace1">void</text:span><text:s/>(*<text:span text:style-name="OrgSrcFontLockFunctionNameFace1">old_handler</text:span>)(<text:span text:style-name="OrgSrcFontLockTypeFace1">int</text:span>);</text:p>
      <text:p text:style-name="P16"/>
      <text:p text:style-name="P17">old_handler = signal(SIGINT, sigint_handler);</text:p>
      <text:p text:style-name="P10">Detto questo non sono sicuro di un caso d'uso comune per questo. Ma se per qualche motivo hai bisogno del vecchio gestore puoi ottenerlo in questo modo.</text:p>
      <text:p text:style-name="P10">Breve nota alla riga 16—questo serve solo per dire al compilatore di non avvisare che non stiamo utilizzando questa variabile. È come dire: “So che non lo sto usando; non devi avvisarmi.”</text:p>
      <text:p text:style-name="P10">E infine vedrai che ho contrassegnato un comportamento indefinito in un paio di punti. Ne parleremo più avanti nella prossima sezione.</text:p>
      <text:h text:outline-level="2" text:style-name="P15"><text:bookmark text:name="org2dfc1d4"/><text:bookmark-start text:name="OrgXref.org2dfc1d4"/>Cosa possiamo realmente fare?<text:s/><text:bookmark-end text:name="OrgXref.org2dfc1d4"/></text:h>
      <text:p text:style-name="P10">Risulta che siamo piuttosto limitati in ciò che possiamo e non possiamo fare nei nostri gestori di segnale. Questo è uno dei motivi per cui dico che non dovresti nemmeno preoccuparti di questo e utilizzare invece la gestione del segnale del sistema operativo (ad esempio<text:s/><text:span text:style-name="OrgCode1">sigaction()</text:span><text:s/>per sistemi a Unix-like).</text:p>
      <text:p text:style-name="P10">Wikipedia arriva al punto di dire che l'unica cosa veramente portatile che puoi fare è chiamare<text:s/><text:span text:style-name="OrgCode1">signal()</text:span><text:s/>con<text:s/><text:span text:style-name="OrgCode1">SIG_IGN</text:span><text:s/>o<text:s/><text:span text:style-name="OrgCode1">SIG_DFL</text:span><text:s/>e il gioco è fatto.</text:p>
      <text:p text:style-name="P10">Ecco cosa<text:s/><text:span text:style-name="Bold1">non possiamo fare</text:span><text:s/>in modo portabile:</text:p>
      <text:list text:style-name="OrgBulletedList" xml:id="list-d85e5fcc-3603-4e29-bddf-627ee2751c35">
        <text:list-item>
          <text:p text:style-name="P10">Chiama qualsiasi funzione della libreria standard.</text:p>
        </text:list-item>
        <text:list-item>
          <text:p text:style-name="P10">Come<text:s/><text:span text:style-name="OrgCode1">printf()</text:span>, per esempio.</text:p>
        </text:list-item>
        <text:list-item>
          <text:p text:style-name="P10">Penso che probabilmente sia sicuro chiamare funzioni riavviabili/rientranti ma le specifiche non consentono questa libertà.</text:p>
        </text:list-item>
        <text:list-item>
          <text:p text:style-name="P10">Ottieni o imposta valori da una variabile<text:s/><text:span text:style-name="OrgCode1">static</text:span><text:s/>locale nell'ambito del file o da una variabile locale del thread.</text:p>
        </text:list-item>
        <text:list-item>
          <text:p text:style-name="P10">A meno che non sia un oggetto atomico sblocato o…</text:p>
        </text:list-item>
        <text:list-item>
          <text:p text:style-name="P10">Stai assegnando una variabile di tipo<text:s/><text:span text:style-name="OrgCode1">volatile sig_atomic_t</text:span>.</text:p>
        </text:list-item>
      </text:list>
      <text:p text:style-name="P10">L'ultima parte–~sig<text:span text:style-name="OrgSubscript1">atomict</text:span>~–è il tuo biglietto per ottenere dati da un gestore di segnale. (A meno che non si desideri utilizzare oggetti atomici senza blocco che esulano dall'ambito di questa sezione<text:note text:note-class="footnote"><text:note-citation>183</text:note-citation><text:note-body><text:p text:style-name="P14">In modo confuso<text:s/><text:span text:style-name="OrgCode1">sig_atomic_t</text:span><text:s/>è antecedente agli atomi senza blocchi e non è la stessa cosa.</text:p></text:note-body></text:note>.) È un tipo intero che potrebbe o meno essere firmato. Ed è limitato da ciò che puoi inserire lì dentro.</text:p>
      <text:p text:style-name="P10">Puoi controllare i valori minimi e massimi consentiti nelle macro<text:s/><text:span text:style-name="OrgCode1">SIG_ATOMIC_MIN</text:span><text:s/>e<text:s/><text:span text:style-name="OrgCode1">SIG_ATOMIC_MAX</text:span><text:note text:note-class="footnote"><text:note-citation>184</text:note-citation><text:note-body><text:p text:style-name="P14">Se<text:s/><text:span text:style-name="OrgCode1">sig_action_t</text:span><text:s/>è signed l'intervallo sarà compreso almeno tra -127 e 127. Se fosse unsigned sarebbe compreso tra 0 e 255.</text:p></text:note-body></text:note>.</text:p>
      <text:p text:style-name="P10">In modo confuso le specifiche dicono anche che non è possibile fare riferimento "a qualsiasi oggetto con durata di archiviazione statica o thread che non sia un oggetto atomico privo di blocchi se non assegnando un valore a un oggetto dichiarato come<text:s/><text:span text:style-name="OrgCode1">volatile sig_atomic_t</text:span><text:s/>[…]”</text:p>
      <text:p text:style-name="P10">La mia interpretazione al riguardo è che non puoi leggere o scrivere nulla che non sia un oggetto atomico privo di blocchi. Inoltre puoi assegnare a un oggetto che è<text:s/><text:span text:style-name="OrgCode1">volatile sig_atomic_t</text:span>.</text:p>
      <text:p text:style-name="P10">Ma puoi leggerlo da lì? Onestamente non vedo perché no se non per il fatto che le specifiche sono molto precise nel menzionare l'assegnazione interna. Ma se devi leggerlo e prendere qualsiasi tipo di decisione basata su di esso potresti aprire una stanza per qualche tipo di condizioni di corsa.</text:p>
      <text:p text:style-name="P10">Con questo in mente possiamo riscrivere il nostro “premi<text:s/><text:span text:style-name="OrgCode1">CTRL-C</text:span><text:s/>due volte per uscire” in modo che il codice sia un po' più portabile anche se meno dettagliato nell'output.</text:p>
      <text:p text:style-name="P10">Modifichiamo il nostro gestore<text:s/><text:span text:style-name="OrgCode1">SIGINT</text:span><text:s/>in modo che non faccia altro che incrementare un valore di tipo<text:s/><text:span text:style-name="OrgCode1">volatile sig_atomic_t</text:span>. Quindi conterà il numero di<text:s/><text:span text:style-name="OrgCode1">CTRL-C</text:span><text:s/>che sono stati premuti.</text:p>
      <text:p text:style-name="P10">Quindi nel nostro ciclo principale controlleremo se il contatore è superiore a<text:s/><text:span text:style-name="OrgCode1">2</text:span><text:s/>ed eseguiremo il salvataggio se lo è.</text:p>
      <text:p text:style-name="P16"><text:span text:style-name="OrgSrcFontLockPreprocessorFace1">#include</text:span><text:s/><text:span text:style-name="OrgSrcFontLockStringFace1">&lt;stdio.h&gt;</text:span></text:p>
      <text:p text:style-name="P16"><text:span text:style-name="OrgSrcFontLockPreprocessorFace1">#include</text:span><text:s/><text:span text:style-name="OrgSrcFontLockStringFace1">&lt;signal.h&gt;</text:span></text:p>
      <text:p text:style-name="P16"/>
      <text:p text:style-name="P16"><text:span text:style-name="OrgSrcFontLockKeywordFace1">volatile</text:span><text:s/><text:span text:style-name="OrgSrcFontLockTypeFace1">sig_atomic_t</text:span><text:s/><text:span text:style-name="OrgSrcFontLockVariableNameFace1">count</text:span><text:s/>= 0;</text:p>
      <text:p text:style-name="P16"/>
      <text:p text:style-name="P16"><text:span text:style-name="OrgSrcFontLockTypeFace1">void</text:span><text:s/><text:span text:style-name="OrgSrcFontLockFunctionNameFace1">sigint_handler</text:span>(<text:span text:style-name="OrgSrcFontLockTypeFace1">int</text:span><text:s/><text:span text:style-name="OrgSrcFontLockVariableNameFace1">signum</text:span>)</text:p>
      <text:p text:style-name="P16">{</text:p>
      <text:p text:style-name="P16"><text:s text:c="4"/>(<text:span text:style-name="OrgSrcFontLockTypeFace1">void</text:span>)signum;</text:p>
      <text:p text:style-name="P16"><text:span text:style-name="OrgSrcFontLockCommentDelimiterFace1">//<text:s/></text:span><text:span text:style-name="OrgSrcFontLockCommentFace1">Avviso per variabile non utilizzata</text:span></text:p>
      <text:p text:style-name="P16"/>
      <text:p text:style-name="P16"><text:s text:c="4"/>signal(SIGINT, sigint_handler);</text:p>
      <text:p text:style-name="P16"><text:span text:style-name="OrgSrcFontLockCommentDelimiterFace1">//<text:s/></text:span><text:span text:style-name="OrgSrcFontLockCommentFace1">Ripristina il gestore del segnale</text:span></text:p>
      <text:p text:style-name="P16"/>
      <text:p text:style-name="P16"><text:s text:c="4"/>count++;</text:p>
      <text:p text:style-name="P16"><text:span text:style-name="OrgSrcFontLockCommentDelimiterFace1">//<text:s/></text:span><text:span text:style-name="OrgSrcFontLockCommentFace1">Comportamento indefinito</text:span></text:p>
      <text:p text:style-name="P16">}</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signal(SIGINT, sigint_handler);</text:p>
      <text:p text:style-name="P16"/>
      <text:p text:style-name="P16"><text:s text:c="4"/>printf(<text:span text:style-name="OrgSrcFontLockStringFace1">"Hit ^C twice to exit.\n"</text:span>);</text:p>
      <text:p text:style-name="P16"/>
      <text:p text:style-name="P16"><text:s text:c="4"/><text:span text:style-name="OrgSrcFontLockKeywordFace1">while</text:span>(count &lt; 2);</text:p>
      <text:p text:style-name="P17">}</text:p>
      <text:p text:style-name="P10">Di nuovo un comportamento indefinito? La mia lettura è questa perché dobbiamo leggere il valore per incrementarlo e memorizzarlo.</text:p>
      <text:p text:style-name="P10">Se vogliamo posticipare l'uscita solo premendo<text:s/><text:span text:style-name="OrgCode1">CTRL-C</text:span><text:s/>possiamo farlo senza troppi problemi. Ma qualsiasi ulteriore rinvio richiederebbe un ridicolo concatenamento di funzioni.</text:p>
      <text:p text:style-name="P10">Ciò che faremo è gestirlo una volta e il gestore ripristinerà il segnale sul suo comportamento predefinito (cioè uscire):</text:p>
      <text:p text:style-name="P16"><text:span text:style-name="OrgSrcFontLockPreprocessorFace1">#include</text:span><text:s/><text:span text:style-name="OrgSrcFontLockStringFace1">&lt;stdio.h&gt;</text:span></text:p>
      <text:p text:style-name="P16"><text:span text:style-name="OrgSrcFontLockPreprocessorFace1">#include</text:span><text:s/><text:span text:style-name="OrgSrcFontLockStringFace1">&lt;signal.h&gt;</text:span></text:p>
      <text:p text:style-name="P16"/>
      <text:p text:style-name="P16"><text:span text:style-name="OrgSrcFontLockTypeFace1">void</text:span><text:s/><text:span text:style-name="OrgSrcFontLockFunctionNameFace1">sigint_handler</text:span>(<text:span text:style-name="OrgSrcFontLockTypeFace1">int</text:span><text:s/><text:span text:style-name="OrgSrcFontLockVariableNameFace1">signum</text:span>)</text:p>
      <text:p text:style-name="P16">{</text:p>
      <text:p text:style-name="P16"><text:s text:c="4"/>(<text:span text:style-name="OrgSrcFontLockTypeFace1">void</text:span>)signum;</text:p>
      <text:p text:style-name="P16"><text:span text:style-name="OrgSrcFontLockCommentDelimiterFace1">//<text:s/></text:span><text:span text:style-name="OrgSrcFontLockCommentFace1">Avviso per variabile non utilizzata</text:span></text:p>
      <text:p text:style-name="P16"><text:s text:c="4"/>signal(SIGINT, SIG_DFL);</text:p>
      <text:p text:style-name="P16"><text:span text:style-name="OrgSrcFontLockCommentDelimiterFace1">//<text:s/></text:span><text:span text:style-name="OrgSrcFontLockCommentFace1">Ripristina il gestore del segnale</text:span></text:p>
      <text:p text:style-name="P16">}</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signal(SIGINT, sigint_handler);</text:p>
      <text:p text:style-name="P16"/>
      <text:p text:style-name="P16"><text:s text:c="4"/>printf(<text:span text:style-name="OrgSrcFontLockStringFace1">"Hit ^C twice to exit.\n"</text:span>);</text:p>
      <text:p text:style-name="P16"/>
      <text:p text:style-name="P16"><text:s text:c="4"/><text:span text:style-name="OrgSrcFontLockKeywordFace1">while</text:span>(1);</text:p>
      <text:p text:style-name="P17">}</text:p>
      <text:p text:style-name="P10">Più avanti quando esamineremo le variabili atomiche prive di blocco vedremo un modo per correggere la versione di conteggio (presupponendo che le variabili atomiche prive di blocco siano disponibili sul tuo particolare sistema).</text:p>
      <text:p text:style-name="P10">Questo è il motivo per cui all'inizio suggerivo di verificare il sistema di segnali integrato nel tuo sistema operativo come alternativa probabilmente migliore.</text:p>
      <text:h text:outline-level="2" text:style-name="P15"><text:bookmark-start text:name="OrgXref.org8dc6625"/><text:bookmark text:name="org8dc6625"/>Gli amici non lasciano che gli amici<text:s/><text:span text:style-name="OrgCode1">signal()</text:span><text:s/><text:bookmark-end text:name="OrgXref.org8dc6625"/></text:h>
      <text:p text:style-name="P10">Ancora una volta utilizza la gestione del segnale integrata nel tuo sistema operativo o un equivalente. Non è nelle specifiche non è così portatile ma probabilmente ha più funzionalità. Inoltre il tuo sistema operativo probabilmente ha un numero di segnali definiti che non sono nelle specifiche C. Ed è comunque difficile scrivere codice portabile utilizzando<text:s/><text:span text:style-name="OrgCode1">signal()</text:span>.</text:p>
      <text:h text:outline-level="1" text:style-name="P9"><text:bookmark text:name="orgb7c3031"/><text:bookmark-start text:name="OrgXref.orgb7c3031"/>Array a lunghezza variabile (VLA)<text:s/><text:bookmark-end text:name="OrgXref.orgb7c3031"/></text:h>
      <text:p text:style-name="P10">C fornisce un modo per dichiarare un array la cui dimensione è determinata in fase di esecuzione. Questo ti offre i vantaggi del dimensionamento dinamico del runtime come quello che ottieni con<text:s/><text:span text:style-name="OrgCode1">malloc()</text:span>, ma senza doversi preoccupare di usare<text:s/><text:span text:style-name="OrgCode1">free()</text:span><text:s/>sulla memoria in seguito.</text:p>
      <text:p text:style-name="P10">Ora a molte persone non piacciono i VLA. Ad esempio sono stati banditi dal kernel Linux. Approfondiremo meglio questa logica più avanti.</text:p>
      <text:p text:style-name="P10">Questa è una caratteristica opzionale della lingua. La macro<text:s/><text:span text:style-name="OrgCode1">__STDC_NO_VLA__</text:span><text:s/>è impostata su<text:s/><text:span text:style-name="OrgCode1">1</text:span><text:s/>se i VLA<text:s/><text:span text:style-name="Emphasis1">non</text:span><text:s/>sono presenti. (Erano obbligatori nel C99 poi divennero facoltativi nel C11.)</text:p>
      <text:p text:style-name="P16"><text:span text:style-name="OrgSrcFontLockPreprocessorFace1">#if</text:span><text:s/>__STDC_NO_VLA__ == 1</text:p>
      <text:p text:style-name="P16"><text:span text:style-name="OrgSrcFontLockPreprocessorFace1"><text:s text:c="3"/>#error</text:span><text:s/><text:span text:style-name="OrgSrcFontLockStringFace1">Sorry, need VLAs for this program!</text:span></text:p>
      <text:p text:style-name="P17"><text:span text:style-name="OrgSrcFontLockPreprocessorFace1">#endif</text:span></text:p>
      <text:p text:style-name="P10">Ma poiché né GCC né Clang si preoccupano di definire questa macro, potresti ottenere un conteggio limitato da questo.</text:p>
      <text:p text:style-name="P10">Immergiamoci prima con un esempio e poi cercheremo il diavolo nei dettagli.</text:p>
      <text:h text:outline-level="2" text:style-name="P15"><text:bookmark-start text:name="OrgXref.org6a7eaf9"/><text:bookmark text:name="org6a7eaf9"/>Le basi<text:s/><text:bookmark-end text:name="OrgXref.org6a7eaf9"/></text:h>
      <text:p text:style-name="P10">Un array normale viene dichiarato con una dimensione costante come questo:</text:p>
      <text:p text:style-name="P17"><text:span text:style-name="OrgSrcFontLockTypeFace1">int</text:span><text:s/><text:span text:style-name="OrgSrcFontLockVariableNameFace1">v</text:span>[10];</text:p>
      <text:p text:style-name="P10">Ma con i VLA, possiamo utilizzare una dimensione determinata in fase di esecuzione per impostare l'array in questo modo:</text:p>
      <text:p text:style-name="P16"><text:span text:style-name="OrgSrcFontLockTypeFace1">int</text:span><text:s/><text:span text:style-name="OrgSrcFontLockVariableNameFace1">n</text:span><text:s/>= 10;</text:p>
      <text:p text:style-name="P17"><text:span text:style-name="OrgSrcFontLockTypeFace1">int</text:span><text:s/><text:span text:style-name="OrgSrcFontLockVariableNameFace1">v</text:span>[n];</text:p>
      <text:p text:style-name="P10">Ora sembra la stessa cosa e per molti versi lo è ma questo ti dà la flessibilità di calcolare la dimensione che ti serve e quindi ottenere un array di esattamente quella dimensione.</text:p>
      <text:p text:style-name="P10">Chiediamo all'utente di inserire la dimensione dell'array e quindi di memorizzare l'indice-10-volte in ciascuno di questi elementi dell'array:</text:p>
      <text:p text:style-name="P16"><text:span text:style-name="OrgSrcFontLockPreprocessorFace1">#include</text:span><text:s/><text:span text:style-name="OrgSrcFontLockStringFace1">&lt;stdio.h&gt;</text:span></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text:span text:style-name="OrgSrcFontLockTypeFace1">int</text:span><text:s/><text:span text:style-name="OrgSrcFontLockVariableNameFace1">n</text:span>;</text:p>
      <text:p text:style-name="P16"><text:s text:c="4"/><text:span text:style-name="OrgSrcFontLockTypeFace1">char</text:span><text:s/><text:span text:style-name="OrgSrcFontLockVariableNameFace1">buf</text:span>[32];</text:p>
      <text:p text:style-name="P16"/>
      <text:p text:style-name="P16"><text:s text:c="4"/>printf(<text:span text:style-name="OrgSrcFontLockStringFace1">"Enter a number: "</text:span>); fflush(stdout);</text:p>
      <text:p text:style-name="P16"><text:s text:c="4"/>fgets(buf,<text:s/><text:span text:style-name="OrgSrcFontLockKeywordFace1">sizeof</text:span><text:s/>buf, stdin);</text:p>
      <text:p text:style-name="P16"><text:s text:c="4"/>n = strtoul(buf,<text:s/><text:span text:style-name="OrgSrcFontLockConstantFace1">NULL</text:span>, 10);</text:p>
      <text:p text:style-name="P16"/>
      <text:p text:style-name="P16"><text:s text:c="4"/><text:span text:style-name="OrgSrcFontLockTypeFace1">int</text:span><text:s/><text:span text:style-name="OrgSrcFontLockVariableNameFace1">v</text:span>[n];</text:p>
      <text:p text:style-name="P16"/>
      <text:p text:style-name="P16"><text:s text:c="4"/><text:span text:style-name="OrgSrcFontLockKeywordFace1">for</text:span><text:s/>(<text:span text:style-name="OrgSrcFontLockTypeFace1">int</text:span><text:s/><text:span text:style-name="OrgSrcFontLockVariableNameFace1">i</text:span><text:s/>= 0; i &lt; n; i++)</text:p>
      <text:p text:style-name="P16"><text:s text:c="8"/>v[i] = i * 10;</text:p>
      <text:p text:style-name="P16"/>
      <text:p text:style-name="P16"><text:s text:c="4"/><text:span text:style-name="OrgSrcFontLockKeywordFace1">for</text:span><text:s/>(<text:span text:style-name="OrgSrcFontLockTypeFace1">int</text:span><text:s/><text:span text:style-name="OrgSrcFontLockVariableNameFace1">i</text:span><text:s/>= 0; i &lt; n; i++)</text:p>
      <text:p text:style-name="P16"><text:s text:c="8"/>printf(<text:span text:style-name="OrgSrcFontLockStringFace1">"v[%d] = %d\n"</text:span>, i, v[i]);</text:p>
      <text:p text:style-name="P17">}</text:p>
      <text:p text:style-name="P10">(Alla riga 7 ho un<text:s/><text:span text:style-name="OrgCode1">fflush()</text:span><text:s/>che dovrebbe forzare l'output della riga anche se non ho un ritorno a capo alla fine.)</text:p>
      <text:p text:style-name="P10">La riga 10 è dove dichiariamo il VLA—una volta che l'esecuzione supera quella riga la dimensione dell'array viene impostata su qualunque fosse<text:s/><text:span text:style-name="OrgCode1">n</text:span><text:s/>in quel momento. La lunghezza dell'array non può essere modificata in seguito.</text:p>
      <text:p text:style-name="P10">Puoi anche inserire un'espressione tra parentesi:</text:p>
      <text:p text:style-name="P17"><text:span text:style-name="OrgSrcFontLockTypeFace1">int</text:span><text:s/><text:span text:style-name="OrgSrcFontLockVariableNameFace1">v</text:span>[x * 100];</text:p>
      <text:p text:style-name="P10">Alcune limitazioni:</text:p>
      <text:list text:style-name="OrgBulletedList" xml:id="list-bd1ef36b-8b7e-4229-aef5-41ffe55ec1c4">
        <text:list-item>
          <text:p text:style-name="P10">Non è possibile dichiarare un VLA nell'ambito del file e non è possibile crearne uno<text:s/><text:span text:style-name="OrgCode1">static</text:span><text:s/>nell'ambito del blocco<text:note text:note-class="footnote"><text:note-citation>185</text:note-citation><text:note-body><text:p text:style-name="P14">Ciò è dovuto al modo in cui i VLA vengono generalmente allocati nello stack mentre le variabili statiche si trovano nell'heap. E l'idea generale dei VLA è che verranno allocati automaticamente quando lo stack frame viene visualizzato alla fine della funzione.</text:p></text:note-body></text:note>.</text:p>
        </text:list-item>
        <text:list-item>
          <text:p text:style-name="P10">Non è possibile utilizzare un elenco di inizializzatori per inizializzare l'array.</text:p>
        </text:list-item>
      </text:list>
      <text:p text:style-name="P10">Inoltre l'immissione di un valore negativo per la dimensione dell'array richiama un comportamento indefinito—in questo universo comunque.</text:p>
      <text:h text:outline-level="2" text:style-name="P15"><text:span text:style-name="OrgCode1"><text:bookmark-start text:name="OrgXref.orga9ddc0a"/><text:bookmark text:name="orga9ddc0a"/>sizeof</text:span><text:s/>e VLA<text:s/><text:bookmark-end text:name="OrgXref.orga9ddc0a"/></text:h>
      <text:p text:style-name="P10">Siamo abituati a<text:s/><text:span text:style-name="OrgCode1">sizeof</text:span><text:s/>che ci fornisce la dimensione in byte di qualsiasi oggetto particolare inclusi gli array. E i VLA non fanno eccezione.</text:p>
      <text:p text:style-name="P10">La differenza principale è che<text:s/><text:span text:style-name="OrgCode1">sizeof</text:span><text:s/>su un VLA viene eseguito in fase di<text:s/><text:span text:style-name="Emphasis1">runtime</text:span>, mentre su una variabile di dimensioni non variabili viene calcolata in<text:s/><text:span text:style-name="Emphasis1">fase di compilazione</text:span>.</text:p>
      <text:p text:style-name="P10">Ma l'utilizzo è lo stesso.</text:p>
      <text:p text:style-name="P10">Puoi anche calcolare il numero di elementi in un VLA con il solito trucco degli array:</text:p>
      <text:p text:style-name="P17"><text:span text:style-name="OrgSrcFontLockTypeFace1">size_t</text:span><text:s/><text:span text:style-name="OrgSrcFontLockVariableNameFace1">num_elems</text:span><text:s/>=<text:s/><text:span text:style-name="OrgSrcFontLockKeywordFace1">sizeof</text:span><text:s/>v /<text:s/><text:span text:style-name="OrgSrcFontLockKeywordFace1">sizeof</text:span><text:s/>v[0];</text:p>
      <text:p text:style-name="P10">C'è un'implicazione sottile e corretta dalla riga sopra: l'aritmetica dei puntatori funziona proprio come ci si aspetterebbe da un array normale. Quindi vai avanti e usalo a tuo piacimento:</text:p>
      <text:p text:style-name="P16"><text:span text:style-name="OrgSrcFontLockPreprocessorFace1">#include</text:span><text:s/><text:span text:style-name="OrgSrcFontLockStringFace1">&lt;stdio.h&gt;</text:span></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text:span text:style-name="OrgSrcFontLockTypeFace1">int</text:span><text:s/><text:span text:style-name="OrgSrcFontLockVariableNameFace1">n</text:span><text:s/>= 5;</text:p>
      <text:p text:style-name="P16"><text:s text:c="4"/><text:span text:style-name="OrgSrcFontLockTypeFace1">int</text:span><text:s/><text:span text:style-name="OrgSrcFontLockVariableNameFace1">v</text:span>[n];</text:p>
      <text:p text:style-name="P16"/>
      <text:p text:style-name="P16"><text:s text:c="4"/><text:span text:style-name="OrgSrcFontLockTypeFace1">int</text:span><text:s/>*<text:span text:style-name="OrgSrcFontLockVariableNameFace1">p</text:span><text:s/>= v;</text:p>
      <text:p text:style-name="P16"/>
      <text:p text:style-name="P16"><text:s text:c="4"/>*(p+2) = 12;</text:p>
      <text:p text:style-name="P16"><text:s text:c="4"/>printf(<text:span text:style-name="OrgSrcFontLockStringFace1">"%d\n"</text:span>, v[2]);<text:s text:c="2"/><text:span text:style-name="OrgSrcFontLockCommentDelimiterFace1">//<text:s/></text:span><text:span text:style-name="OrgSrcFontLockCommentFace1">12</text:span></text:p>
      <text:p text:style-name="P16"/>
      <text:p text:style-name="P16"><text:s text:c="4"/>p[3] = 34;</text:p>
      <text:p text:style-name="P16"><text:s text:c="4"/>printf(<text:span text:style-name="OrgSrcFontLockStringFace1">"%d\n"</text:span>, v[3]);<text:s text:c="2"/><text:span text:style-name="OrgSrcFontLockCommentDelimiterFace1">//<text:s/></text:span><text:span text:style-name="OrgSrcFontLockCommentFace1">34</text:span></text:p>
      <text:p text:style-name="P17">}</text:p>
      <text:p text:style-name="P10">Come con gli array regolari, puoi usare le parentesi con<text:s/><text:span text:style-name="OrgCode1">sizeof()</text:span><text:s/>per ottenere la dimensione di un potenziale VLA senza dichiararne effettivamente uno:</text:p>
      <text:p text:style-name="P16"><text:span text:style-name="OrgSrcFontLockTypeFace1">int</text:span><text:s/><text:span text:style-name="OrgSrcFontLockVariableNameFace1">x</text:span><text:s/>= 12;</text:p>
      <text:p text:style-name="P16"/>
      <text:p text:style-name="P16">printf(<text:span text:style-name="OrgSrcFontLockStringFace1">"%zu\n"</text:span>,<text:s/><text:span text:style-name="OrgSrcFontLockKeywordFace1">sizeof</text:span>(<text:span text:style-name="OrgSrcFontLockTypeFace1">int</text:span><text:s/>[x]));</text:p>
      <text:p text:style-name="P17"><text:span text:style-name="OrgSrcFontLockCommentDelimiterFace1">//<text:s/></text:span><text:span text:style-name="OrgSrcFontLockCommentFace1">Stampa 48 sul mio sistema</text:span></text:p>
      <text:h text:outline-level="2" text:style-name="P15"><text:bookmark text:name="orgd98caa8"/><text:bookmark-start text:name="OrgXref.orgd98caa8"/>VLA multidimensionali<text:s/><text:bookmark-end text:name="OrgXref.orgd98caa8"/></text:h>
      <text:p text:style-name="P10">Puoi andare avanti e creare tutti i tipi di VLA con una o più dimensioni da impostate su una variabile</text:p>
      <text:p text:style-name="P16"><text:span text:style-name="OrgSrcFontLockTypeFace1">int</text:span><text:s/><text:span text:style-name="OrgSrcFontLockVariableNameFace1">w</text:span><text:s/>= 10;</text:p>
      <text:p text:style-name="P16"><text:span text:style-name="OrgSrcFontLockTypeFace1">int</text:span><text:s/><text:span text:style-name="OrgSrcFontLockVariableNameFace1">h</text:span><text:s/>= 20;</text:p>
      <text:p text:style-name="P16"/>
      <text:p text:style-name="P16"><text:span text:style-name="OrgSrcFontLockTypeFace1">int</text:span><text:s/><text:span text:style-name="OrgSrcFontLockVariableNameFace1">x</text:span>[h][w];</text:p>
      <text:p text:style-name="P16"><text:span text:style-name="OrgSrcFontLockTypeFace1">int</text:span><text:s/><text:span text:style-name="OrgSrcFontLockVariableNameFace1">y</text:span>[5][w];</text:p>
      <text:p text:style-name="P17"><text:span text:style-name="OrgSrcFontLockTypeFace1">int</text:span><text:s/><text:span text:style-name="OrgSrcFontLockVariableNameFace1">z</text:span>[10][w][20];</text:p>
      <text:p text:style-name="P10">Ancora una volta puoi spostarti tra questi come faresti con un normale array.</text:p>
      <text:h text:outline-level="2" text:style-name="P15"><text:bookmark text:name="orga87a889"/><text:bookmark-start text:name="OrgXref.orga87a889"/>Passaggio di VLA unidimensionali alle funzioni<text:s/><text:bookmark-end text:name="OrgXref.orga87a889"/></text:h>
      <text:p text:style-name="P10">Il passaggio di VLA unidimensionali in una funzione non può essere diverso dal passaggio di un array regolare. Provaci e basta.</text:p>
      <text:p text:style-name="P16"><text:span text:style-name="OrgSrcFontLockPreprocessorFace1">#include</text:span><text:s/><text:span text:style-name="OrgSrcFontLockStringFace1">&lt;stdio.h&gt;</text:span></text:p>
      <text:p text:style-name="P16"/>
      <text:p text:style-name="P16"><text:span text:style-name="OrgSrcFontLockTypeFace1">int</text:span><text:s/><text:span text:style-name="OrgSrcFontLockFunctionNameFace1">sum</text:span>(<text:span text:style-name="OrgSrcFontLockTypeFace1">int</text:span><text:s/><text:span text:style-name="OrgSrcFontLockVariableNameFace1">count</text:span>,<text:s/><text:span text:style-name="OrgSrcFontLockTypeFace1">int</text:span><text:s/>*<text:span text:style-name="OrgSrcFontLockVariableNameFace1">v</text:span>)</text:p>
      <text:p text:style-name="P16">{</text:p>
      <text:p text:style-name="P16"><text:s text:c="4"/><text:span text:style-name="OrgSrcFontLockTypeFace1">int</text:span><text:s/><text:span text:style-name="OrgSrcFontLockVariableNameFace1">total</text:span><text:s/>= 0;</text:p>
      <text:p text:style-name="P16"/>
      <text:p text:style-name="P16"><text:s text:c="4"/><text:span text:style-name="OrgSrcFontLockKeywordFace1">for</text:span><text:s/>(<text:span text:style-name="OrgSrcFontLockTypeFace1">int</text:span><text:s/><text:span text:style-name="OrgSrcFontLockVariableNameFace1">i</text:span><text:s/>= 0; i &lt; count; i++)</text:p>
      <text:p text:style-name="P16"><text:s text:c="8"/>total += v[i];</text:p>
      <text:p text:style-name="P16"/>
      <text:p text:style-name="P16"><text:s text:c="4"/><text:span text:style-name="OrgSrcFontLockKeywordFace1">return</text:span><text:s/>total;</text:p>
      <text:p text:style-name="P16">}</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text:span text:style-name="OrgSrcFontLockTypeFace1">int</text:span><text:s/><text:span text:style-name="OrgSrcFontLockVariableNameFace1">x</text:span>[5];<text:s text:c="3"/><text:span text:style-name="OrgSrcFontLockCommentDelimiterFace1">//<text:s/></text:span><text:span text:style-name="OrgSrcFontLockCommentFace1">Standard array</text:span></text:p>
      <text:p text:style-name="P16"/>
      <text:p text:style-name="P16"><text:s text:c="4"/><text:span text:style-name="OrgSrcFontLockTypeFace1">int</text:span><text:s/><text:span text:style-name="OrgSrcFontLockVariableNameFace1">a</text:span><text:s/>= 5;</text:p>
      <text:p text:style-name="P16"><text:s text:c="4"/><text:span text:style-name="OrgSrcFontLockTypeFace1">int</text:span><text:s/><text:span text:style-name="OrgSrcFontLockVariableNameFace1">y</text:span>[a];<text:s text:c="3"/><text:span text:style-name="OrgSrcFontLockCommentDelimiterFace1">//<text:s/></text:span><text:span text:style-name="OrgSrcFontLockCommentFace1">VLA</text:span></text:p>
      <text:p text:style-name="P16"/>
      <text:p text:style-name="P16"><text:s text:c="4"/><text:span text:style-name="OrgSrcFontLockKeywordFace1">for</text:span><text:s/>(<text:span text:style-name="OrgSrcFontLockTypeFace1">int</text:span><text:s/><text:span text:style-name="OrgSrcFontLockVariableNameFace1">i</text:span><text:s/>= 0; i &lt; a; i++)</text:p>
      <text:p text:style-name="P16"><text:s text:c="8"/>x[i] = y[i] = i + 1;</text:p>
      <text:p text:style-name="P16"/>
      <text:p text:style-name="P16"><text:s text:c="4"/>printf(<text:span text:style-name="OrgSrcFontLockStringFace1">"%d\n"</text:span>, sum(5, x));</text:p>
      <text:p text:style-name="P16"><text:s text:c="4"/>printf(<text:span text:style-name="OrgSrcFontLockStringFace1">"%d\n"</text:span>, sum(a, y));</text:p>
      <text:p text:style-name="P17">}</text:p>
      <text:p text:style-name="P10">Ma c'è qualcosa di più oltre a questo. Puoi anche far sapere a C che l'array ha una dimensione VLA specifica passandolo prima e quindi fornendo quella dimensione nell'elenco dei parametri:</text:p>
      <text:p text:style-name="P16"><text:span text:style-name="OrgSrcFontLockTypeFace1">int</text:span><text:s/><text:span text:style-name="OrgSrcFontLockFunctionNameFace1">sum</text:span>(<text:span text:style-name="OrgSrcFontLockTypeFace1">int</text:span><text:s/><text:span text:style-name="OrgSrcFontLockVariableNameFace1">count</text:span>,<text:s/><text:span text:style-name="OrgSrcFontLockTypeFace1">int</text:span><text:s/><text:span text:style-name="OrgSrcFontLockVariableNameFace1">v</text:span>[count])</text:p>
      <text:p text:style-name="P16">{</text:p>
      <text:p text:style-name="P16"><text:s text:c="4"/><text:span text:style-name="OrgSrcFontLockCommentDelimiterFace1">//<text:s/></text:span><text:span text:style-name="OrgSrcFontLockCommentFace1">...</text:span></text:p>
      <text:p text:style-name="P17">}</text:p>
      <text:p text:style-name="P10">Per inciso ci sono un paio di modi per elencare un prototipo per la funzione di cui sopra; uno di questi implica un<text:s/><text:span text:style-name="OrgCode1">*</text:span><text:s/>se non vuoi nominare specificamente il valore nel VLA. Indica semplicemente che il tipo è un VLA anziché un puntatore normale.</text:p>
      <text:p text:style-name="P10">Prototipi VLA:</text:p>
      <text:p text:style-name="P16"><text:span text:style-name="OrgSrcFontLockTypeFace1">void</text:span><text:s/><text:span text:style-name="OrgSrcFontLockFunctionNameFace1">do_something</text:span>(<text:span text:style-name="OrgSrcFontLockTypeFace1">int</text:span><text:s/><text:span text:style-name="OrgSrcFontLockVariableNameFace1">count</text:span>,<text:s/><text:span text:style-name="OrgSrcFontLockTypeFace1">int</text:span><text:s/><text:span text:style-name="OrgSrcFontLockVariableNameFace1">v</text:span>[count]);</text:p>
      <text:p text:style-name="P16"><text:span text:style-name="OrgSrcFontLockCommentDelimiterFace1">//<text:s/></text:span><text:span text:style-name="OrgSrcFontLockCommentFace1">Con nomi</text:span></text:p>
      <text:p text:style-name="P16"><text:span text:style-name="OrgSrcFontLockTypeFace1">void</text:span><text:s/><text:span text:style-name="OrgSrcFontLockFunctionNameFace1">do_something</text:span>(<text:span text:style-name="OrgSrcFontLockTypeFace1">int</text:span>,<text:s/><text:span text:style-name="OrgSrcFontLockTypeFace1">int</text:span><text:s/><text:span text:style-name="OrgSrcFontLockVariableNameFace1">v</text:span>[*]);</text:p>
      <text:p text:style-name="P17"><text:span text:style-name="OrgSrcFontLockCommentDelimiterFace1">//<text:s/></text:span><text:span text:style-name="OrgSrcFontLockCommentFace1">Senza nomi</text:span></text:p>
      <text:p text:style-name="P10">Ancora una volta quella<text:s/><text:span text:style-name="OrgCode1">*</text:span><text:s/>funziona solo con il prototipo—nella funzione stessa dovrai inserire la dimensione esplicita.</text:p>
      <text:p text:style-name="P10">Ora—/diventiamo multidimensionali/! È qui che inizia il divertimento.</text:p>
      <text:h text:outline-level="2" text:style-name="P15"><text:bookmark-start text:name="OrgXref.org4a3dc48"/><text:bookmark text:name="org4a3dc48"/>Passaggio di VLA multidimensionali alle funzioni<text:s/><text:bookmark-end text:name="OrgXref.org4a3dc48"/></text:h>
      <text:p text:style-name="P10">Stessa cosa che abbiamo fatto con la seconda forma di VLA unidimensionali sopra, ma questa volta stiamo passando in due dimensioni e utilizzando quelle.</text:p>
      <text:p text:style-name="P10">Nell'esempio seguente costruiamo una matrice di tabella di moltiplicazione di larghezza e altezza variabili quindi la passiamo a una funzione per stamparla.</text:p>
      <text:p text:style-name="P16"><text:span text:style-name="OrgSrcFontLockPreprocessorFace1">#include</text:span><text:s/><text:span text:style-name="OrgSrcFontLockStringFace1">&lt;stdio.h&gt;</text:span></text:p>
      <text:p text:style-name="P16"/>
      <text:p text:style-name="P16"><text:span text:style-name="OrgSrcFontLockTypeFace1">void</text:span><text:s/><text:span text:style-name="OrgSrcFontLockFunctionNameFace1">print_matrix</text:span>(<text:span text:style-name="OrgSrcFontLockTypeFace1">int</text:span><text:s/><text:span text:style-name="OrgSrcFontLockVariableNameFace1">h</text:span>,<text:s/><text:span text:style-name="OrgSrcFontLockTypeFace1">int</text:span><text:s/><text:span text:style-name="OrgSrcFontLockVariableNameFace1">w</text:span>,<text:s/><text:span text:style-name="OrgSrcFontLockTypeFace1">int</text:span><text:s/><text:span text:style-name="OrgSrcFontLockVariableNameFace1">m</text:span>[h][w])</text:p>
      <text:p text:style-name="P16">{</text:p>
      <text:p text:style-name="P16"><text:s text:c="4"/><text:span text:style-name="OrgSrcFontLockKeywordFace1">for</text:span><text:s/>(<text:span text:style-name="OrgSrcFontLockTypeFace1">int</text:span><text:s/><text:span text:style-name="OrgSrcFontLockVariableNameFace1">row</text:span><text:s/>= 0; row &lt; h; row++) {</text:p>
      <text:p text:style-name="P16"><text:s text:c="8"/><text:span text:style-name="OrgSrcFontLockKeywordFace1">for</text:span><text:s/>(<text:span text:style-name="OrgSrcFontLockTypeFace1">int</text:span><text:s/><text:span text:style-name="OrgSrcFontLockVariableNameFace1">col</text:span><text:s/>= 0; col &lt; w; col++)</text:p>
      <text:p text:style-name="P16"><text:s text:c="12"/>printf(<text:span text:style-name="OrgSrcFontLockStringFace1">"%2d "</text:span>, m[row][col]);</text:p>
      <text:p text:style-name="P16"><text:s text:c="8"/>printf(<text:span text:style-name="OrgSrcFontLockStringFace1">"\n"</text:span>);</text:p>
      <text:p text:style-name="P16"><text:s text:c="4"/>}</text:p>
      <text:p text:style-name="P16">}</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text:span text:style-name="OrgSrcFontLockTypeFace1">int</text:span><text:s/><text:span text:style-name="OrgSrcFontLockVariableNameFace1">rows</text:span><text:s/>= 4;</text:p>
      <text:p text:style-name="P16"><text:s text:c="4"/><text:span text:style-name="OrgSrcFontLockTypeFace1">int</text:span><text:s/><text:span text:style-name="OrgSrcFontLockVariableNameFace1">cols</text:span><text:s/>= 7;</text:p>
      <text:p text:style-name="P16"/>
      <text:p text:style-name="P16"><text:s text:c="4"/><text:span text:style-name="OrgSrcFontLockTypeFace1">int</text:span><text:s/><text:span text:style-name="OrgSrcFontLockVariableNameFace1">matrix</text:span>[rows][cols];</text:p>
      <text:p text:style-name="P16"/>
      <text:p text:style-name="P16"><text:s text:c="4"/><text:span text:style-name="OrgSrcFontLockKeywordFace1">for</text:span><text:s/>(<text:span text:style-name="OrgSrcFontLockTypeFace1">int</text:span><text:s/><text:span text:style-name="OrgSrcFontLockVariableNameFace1">row</text:span><text:s/>= 0; row &lt; rows; row++)</text:p>
      <text:p text:style-name="P16"><text:s text:c="8"/><text:span text:style-name="OrgSrcFontLockKeywordFace1">for</text:span><text:s/>(<text:span text:style-name="OrgSrcFontLockTypeFace1">int</text:span><text:s/><text:span text:style-name="OrgSrcFontLockVariableNameFace1">col</text:span><text:s/>= 0; col &lt; cols; col++)</text:p>
      <text:p text:style-name="P16"><text:s text:c="12"/>matrix[row][col] = row * col;</text:p>
      <text:p text:style-name="P16"/>
      <text:p text:style-name="P16"><text:s text:c="4"/>print_matrix(rows, cols, matrix);</text:p>
      <text:p text:style-name="P17">}</text:p>
      <text:h text:outline-level="3" text:style-name="P19"><text:bookmark text:name="orgad1d7ae"/><text:bookmark-start text:name="OrgXref.orgad1d7ae"/>VLA multidimensionali parziali<text:s/><text:bookmark-end text:name="OrgXref.orgad1d7ae"/></text:h>
      <text:p text:style-name="P10">È possibile avere alcune dimensioni fisse e altre variabili.Diciamo che abbiamo una lunghezza record fissata a 5 elementi ma non sappiamo quanti record ci siano.</text:p>
      <text:p text:style-name="P16"><text:span text:style-name="OrgSrcFontLockPreprocessorFace1">#include</text:span><text:s/><text:span text:style-name="OrgSrcFontLockStringFace1">&lt;stdio.h&gt;</text:span></text:p>
      <text:p text:style-name="P16"/>
      <text:p text:style-name="P16"><text:span text:style-name="OrgSrcFontLockTypeFace1">void</text:span><text:s/><text:span text:style-name="OrgSrcFontLockFunctionNameFace1">print_records</text:span>(<text:span text:style-name="OrgSrcFontLockTypeFace1">int</text:span><text:s/><text:span text:style-name="OrgSrcFontLockVariableNameFace1">count</text:span>,<text:s/><text:span text:style-name="OrgSrcFontLockTypeFace1">int</text:span><text:s/><text:span text:style-name="OrgSrcFontLockVariableNameFace1">record</text:span>[count][5])</text:p>
      <text:p text:style-name="P16">{</text:p>
      <text:p text:style-name="P16"><text:s text:c="4"/><text:span text:style-name="OrgSrcFontLockKeywordFace1">for</text:span><text:s/>(<text:span text:style-name="OrgSrcFontLockTypeFace1">int</text:span><text:s/><text:span text:style-name="OrgSrcFontLockVariableNameFace1">i</text:span><text:s/>= 0; i &lt; count; i++) {</text:p>
      <text:p text:style-name="P16"><text:s text:c="8"/><text:span text:style-name="OrgSrcFontLockKeywordFace1">for</text:span><text:s/>(<text:span text:style-name="OrgSrcFontLockTypeFace1">int</text:span><text:s/><text:span text:style-name="OrgSrcFontLockVariableNameFace1">j</text:span><text:s/>= 0; j &lt; 5; j++)</text:p>
      <text:p text:style-name="P16"><text:s text:c="12"/>printf(<text:span text:style-name="OrgSrcFontLockStringFace1">"%2d "</text:span>, record[i][j]);</text:p>
      <text:p text:style-name="P16"><text:s text:c="8"/>printf(<text:span text:style-name="OrgSrcFontLockStringFace1">"\n"</text:span>);</text:p>
      <text:p text:style-name="P16"><text:s text:c="4"/>}</text:p>
      <text:p text:style-name="P16">}</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text:span text:style-name="OrgSrcFontLockTypeFace1">int</text:span><text:s/><text:span text:style-name="OrgSrcFontLockVariableNameFace1">rec_count</text:span><text:s/>= 3;</text:p>
      <text:p text:style-name="P16"><text:s text:c="4"/><text:span text:style-name="OrgSrcFontLockTypeFace1">int</text:span><text:s/><text:span text:style-name="OrgSrcFontLockVariableNameFace1">records</text:span>[rec_count][5];</text:p>
      <text:p text:style-name="P16"/>
      <text:p text:style-name="P16"><text:s text:c="4"/><text:span text:style-name="OrgSrcFontLockCommentDelimiterFace1">//<text:s/></text:span><text:span text:style-name="OrgSrcFontLockCommentFace1">Fill with some dummy data</text:span></text:p>
      <text:p text:style-name="P16"><text:s text:c="4"/><text:span text:style-name="OrgSrcFontLockKeywordFace1">for</text:span><text:s/>(<text:span text:style-name="OrgSrcFontLockTypeFace1">int</text:span><text:s/><text:span text:style-name="OrgSrcFontLockVariableNameFace1">i</text:span><text:s/>= 0; i &lt; rec_count; i++)</text:p>
      <text:p text:style-name="P16"><text:s text:c="8"/><text:span text:style-name="OrgSrcFontLockKeywordFace1">for</text:span><text:s/>(<text:span text:style-name="OrgSrcFontLockTypeFace1">int</text:span><text:s/><text:span text:style-name="OrgSrcFontLockVariableNameFace1">j</text:span><text:s/>= 0; j &lt; 5; j++)</text:p>
      <text:p text:style-name="P16"><text:s text:c="12"/>records[i][j] = (i+1)*(j+2);</text:p>
      <text:p text:style-name="P16"/>
      <text:p text:style-name="P16"><text:s text:c="4"/>print_records(rec_count, records);</text:p>
      <text:p text:style-name="P17">}</text:p>
      <text:h text:outline-level="2" text:style-name="P15"><text:bookmark-start text:name="OrgXref.org19adb5e"/><text:bookmark text:name="org19adb5e"/>Compatibilità con array regolari<text:s/><text:bookmark-end text:name="OrgXref.org19adb5e"/></text:h>
      <text:p text:style-name="P10">Poiché i VLA sono proprio come i normali array in memoria è perfettamente consentito passarli in modo intercambiabile… finché le dimensioni corrispondano.</text:p>
      <text:p text:style-name="P10">Ad esempio se abbiamo una funzione che richiede specificamente un array<text:s/><text:span text:style-name="OrgCode1">$3 × 5$</text:span><text:s/>possiamo ancora passarvi un VLA.</text:p>
      <text:p text:style-name="P16"><text:span text:style-name="OrgSrcFontLockTypeFace1">int</text:span><text:s/><text:span text:style-name="OrgSrcFontLockFunctionNameFace1">foo</text:span>(<text:span text:style-name="OrgSrcFontLockTypeFace1">int</text:span><text:s/><text:span text:style-name="OrgSrcFontLockVariableNameFace1">m</text:span>[5][3]) {...}</text:p>
      <text:p text:style-name="P16"/>
      <text:p text:style-name="P16">\\ ...</text:p>
      <text:p text:style-name="P16"/>
      <text:p text:style-name="P16"><text:span text:style-name="OrgSrcFontLockTypeFace1">int</text:span><text:s/>w = 3, h = 5;</text:p>
      <text:p text:style-name="P16"><text:span text:style-name="OrgSrcFontLockTypeFace1">int</text:span><text:s/><text:span text:style-name="OrgSrcFontLockVariableNameFace1">matrix</text:span>[h][w];</text:p>
      <text:p text:style-name="P16"/>
      <text:p text:style-name="P17"><text:span text:style-name="OrgSrcFontLockFunctionNameFace1">foo</text:span>(matrix);<text:s text:c="3"/><text:span text:style-name="OrgSrcFontLockCommentDelimiterFace1">//<text:s/></text:span><text:span text:style-name="OrgSrcFontLockCommentFace1">OK!</text:span></text:p>
      <text:p text:style-name="P10">Allo stesso modo se hai una funzione VLA puoi passarle un array regolare:</text:p>
      <text:p text:style-name="P16"><text:span text:style-name="OrgSrcFontLockTypeFace1">int</text:span><text:s/><text:span text:style-name="OrgSrcFontLockFunctionNameFace1">foo</text:span>(<text:span text:style-name="OrgSrcFontLockTypeFace1">int</text:span><text:s/><text:span text:style-name="OrgSrcFontLockVariableNameFace1">h</text:span>,<text:s/><text:span text:style-name="OrgSrcFontLockTypeFace1">int</text:span><text:s/><text:span text:style-name="OrgSrcFontLockVariableNameFace1">w</text:span>,<text:s/><text:span text:style-name="OrgSrcFontLockTypeFace1">int</text:span><text:s/><text:span text:style-name="OrgSrcFontLockVariableNameFace1">m</text:span>[h][w]) {...}</text:p>
      <text:p text:style-name="P16"/>
      <text:p text:style-name="P16">\\ ...</text:p>
      <text:p text:style-name="P16"/>
      <text:p text:style-name="P16"><text:span text:style-name="OrgSrcFontLockTypeFace1">int</text:span><text:s/>matrix[3][5];</text:p>
      <text:p text:style-name="P16"/>
      <text:p text:style-name="P17">foo(3, 5, matrix);<text:s text:c="3"/><text:span text:style-name="OrgSrcFontLockCommentDelimiterFace1">//<text:s/></text:span><text:span text:style-name="OrgSrcFontLockCommentFace1">OK!</text:span></text:p>
      <text:p text:style-name="P10">Attenzione però: se le tue dimensioni non corrispondono probabilmente avrai un comportamento indefinito.</text:p>
      <text:h text:outline-level="2" text:style-name="P15"><text:span text:style-name="OrgCode1"><text:bookmark text:name="org9d6a41a"/><text:bookmark-start text:name="OrgXref.org9d6a41a"/>typedef</text:span><text:s/>e VLA<text:s/><text:bookmark-end text:name="OrgXref.org9d6a41a"/></text:h>
      <text:p text:style-name="P10">Puoi<text:s/><text:span text:style-name="OrgCode1">typedef</text:span><text:s/>un VLA ma il comportamento potrebbe non essere quello previsto.</text:p>
      <text:p text:style-name="P10">Fondamentalmente<text:s/><text:span text:style-name="OrgCode1">typedef</text:span><text:s/>crea un nuovo tipo con i valori esistenti nel momento in cui è stata eseguita il<text:s/><text:span text:style-name="OrgCode1">typedef</text:span>.</text:p>
      <text:p text:style-name="P10">Quindi non è un<text:s/><text:span text:style-name="OrgCode1">typedef</text:span><text:s/>di un VLA tanto quanto un nuovo tipo di array di dimensioni fisse in quel momento.</text:p>
      <text:p text:style-name="P16"><text:span text:style-name="OrgSrcFontLockPreprocessorFace1">#include</text:span><text:s/><text:span text:style-name="OrgSrcFontLockStringFace1">&lt;stdio.h&gt;</text:span></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text:span text:style-name="OrgSrcFontLockTypeFace1">int</text:span><text:s/><text:span text:style-name="OrgSrcFontLockVariableNameFace1">w</text:span><text:s/>= 10;</text:p>
      <text:p text:style-name="P16"/>
      <text:p text:style-name="P16"><text:s text:c="4"/><text:span text:style-name="OrgSrcFontLockKeywordFace1">typedef</text:span><text:s/><text:span text:style-name="OrgSrcFontLockTypeFace1">int</text:span><text:s/><text:span text:style-name="OrgSrcFontLockTypeFace1">goat</text:span>[w];</text:p>
      <text:p text:style-name="P16"/>
      <text:p text:style-name="P16"><text:s text:c="4"/><text:span text:style-name="OrgSrcFontLockCommentDelimiterFace1">//<text:s/></text:span><text:span text:style-name="OrgSrcFontLockCommentFace1">goat is an array of 10 ints</text:span></text:p>
      <text:p text:style-name="P16"><text:s text:c="4"/><text:span text:style-name="OrgSrcFontLockTypeFace1">goat</text:span><text:s/><text:span text:style-name="OrgSrcFontLockVariableNameFace1">x</text:span>;</text:p>
      <text:p text:style-name="P16"/>
      <text:p text:style-name="P16"><text:s text:c="4"/><text:span text:style-name="OrgSrcFontLockCommentDelimiterFace1">//<text:s/></text:span><text:span text:style-name="OrgSrcFontLockCommentFace1">Init with squares of numbers</text:span></text:p>
      <text:p text:style-name="P16"><text:s text:c="4"/><text:span text:style-name="OrgSrcFontLockKeywordFace1">for</text:span><text:s/>(<text:span text:style-name="OrgSrcFontLockTypeFace1">int</text:span><text:s/><text:span text:style-name="OrgSrcFontLockVariableNameFace1">i</text:span><text:s/>= 0; i &lt; w; i++)</text:p>
      <text:p text:style-name="P16"><text:s text:c="8"/>x[i] = i*i;</text:p>
      <text:p text:style-name="P16"/>
      <text:p text:style-name="P16"><text:s text:c="4"/><text:span text:style-name="OrgSrcFontLockCommentDelimiterFace1">//<text:s/></text:span><text:span text:style-name="OrgSrcFontLockCommentFace1">Print them</text:span></text:p>
      <text:p text:style-name="P16"><text:s text:c="4"/><text:span text:style-name="OrgSrcFontLockKeywordFace1">for</text:span><text:s/>(<text:span text:style-name="OrgSrcFontLockTypeFace1">int</text:span><text:s/><text:span text:style-name="OrgSrcFontLockVariableNameFace1">i</text:span><text:s/>= 0; i &lt; w; i++)</text:p>
      <text:p text:style-name="P16"><text:s text:c="8"/>printf(<text:span text:style-name="OrgSrcFontLockStringFace1">"%d\n"</text:span>, x[i]);</text:p>
      <text:p text:style-name="P16"/>
      <text:p text:style-name="P16"><text:s text:c="4"/><text:span text:style-name="OrgSrcFontLockCommentDelimiterFace1">//<text:s/></text:span><text:span text:style-name="OrgSrcFontLockCommentFace1">Now let's change w...</text:span></text:p>
      <text:p text:style-name="P16"/>
      <text:p text:style-name="P16"><text:s text:c="4"/>w = 20;</text:p>
      <text:p text:style-name="P16"/>
      <text:p text:style-name="P16"><text:s text:c="4"/><text:span text:style-name="OrgSrcFontLockCommentDelimiterFace1">//<text:s/></text:span><text:span text:style-name="OrgSrcFontLockCommentFace1">Ma goat è ANCORA un array di 10 int, perché quello era il</text:span></text:p>
      <text:p text:style-name="P16"><text:s text:c="4"/><text:span text:style-name="OrgSrcFontLockCommentDelimiterFace1">//<text:s/></text:span><text:span text:style-name="OrgSrcFontLockCommentFace1">valore di w quando viene eseguito il typedef.</text:span></text:p>
      <text:p text:style-name="P17">}</text:p>
      <text:p text:style-name="P10">Quindi si comporta come un array di dimensione fissa.</text:p>
      <text:p text:style-name="P10">Ma non puoi ancora utilizzare un elenco di inizializzatori su di esso.</text:p>
      <text:h text:outline-level="2" text:style-name="P15"><text:bookmark text:name="org992b58c"/><text:bookmark-start text:name="OrgXref.org992b58c"/>Saltare le trappole<text:s/><text:bookmark-end text:name="OrgXref.org992b58c"/></text:h>
      <text:p text:style-name="P10">Devi fare attenzione quando usi<text:s/><text:span text:style-name="OrgCode1">goto</text:span><text:s/>vicino ai VLA perché molte cose non sono permesse.</text:p>
      <text:p text:style-name="P10">E quando usi<text:s/><text:span text:style-name="OrgCode1">longjmp()</text:span><text:s/>c'è un caso in cui potresti perdere memoria con VLA.</text:p>
      <text:p text:style-name="P10">Ma di entrambe queste cose tratteremo nei rispettivi capitoli.</text:p>
      <text:h text:outline-level="2" text:style-name="P15"><text:bookmark text:name="orga18c7d1"/><text:bookmark-start text:name="OrgXref.orga18c7d1"/>General Issues<text:s/><text:bookmark-end text:name="OrgXref.orga18c7d1"/></text:h>
      <text:p text:style-name="P10">I VLA sono stati banditi dal kernel Linux per alcuni motivi:</text:p>
      <text:list text:style-name="OrgBulletedList" xml:id="list-9bf59a88-9962-4ae4-abdd-3c5c53f06928">
        <text:list-item>
          <text:p text:style-name="P10">Molti dei posti in cui venivano utilizzati avrebbero dovuto essere di dimensioni fisse.</text:p>
        </text:list-item>
        <text:list-item>
          <text:p text:style-name="P10">Il codice dietro i VLA è più lento (a un livello che la maggior parte delle persone non noterebbe ma che fa la differenza in un sistema operativo).</text:p>
        </text:list-item>
        <text:list-item>
          <text:p text:style-name="P10">I VLA non sono supportati allo stesso modo da tutti i compilatori C.</text:p>
        </text:list-item>
        <text:list-item>
          <text:p text:style-name="P10">La dimensione dello stack è limitata e i VLA vanno nello stack. Se qualche codice passa accidentalmente (o in modo dannoso) un valore elevato in una funzione del kernel che alloca un VLA potrebbero succedere<text:s/><text:span text:style-name="Emphasis1">cose brutte™</text:span>.</text:p>
        </text:list-item>
      </text:list>
      <text:p text:style-name="P10">Altre persone online sottolineano che non c'è modo di rilevare la mancata allocazione di un VLA e che i programmi che hanno subito tali problemi probabilmente si bloccherebbero semplicemente. Sebbene anche gli array a dimensione fissa abbiano lo stesso problema è molto più probabile che qualcuno crei accidentalmente un<text:s/><text:span text:style-name="Emphasis1">VLA di dimensioni insolite</text:span><text:s/>piuttosto che dichiarare in qualche modo accidentalmente un array a dimensione fissa ad esempio da 30 megabyte.</text:p>
      <text:h text:outline-level="1" text:style-name="P9"><text:span text:style-name="OrgCode1"><text:bookmark-start text:name="OrgXref.org0c2184f"/><text:bookmark text:name="org0c2184f"/>goto</text:span><text:s/><text:bookmark-end text:name="OrgXref.org0c2184f"/></text:h>
      <text:p text:style-name="P10">L'istruzione<text:s/><text:span text:style-name="OrgCode1">goto</text:span><text:s/>è universalmente rispettata e può essere qui presentato senza contestazioni.</text:p>
      <text:p text:style-name="P10">Stavo solo scherzando! Nel corso degli anni ci sono stati molti avanti e indietro sulla questione se o meno (spesso no)<text:s/><text:span text:style-name="OrgCode1">goto</text:span><text:s/>è considerato dannoso<text:note text:note-class="footnote"><text:note-citation>186</text:note-citation><text:note-body><text:p text:style-name="P14"><text:a xlink:type="simple" xlink:href="https://en.wikipedia.org/wiki/Goto#Criticism↩︎"><text:span text:style-name="T3">https://en.wikipedia.org/wiki/Goto#Criticism↩︎</text:span></text:a></text:p></text:note-body></text:note>.</text:p>
      <text:p text:style-name="P10">Secondo l'opinione di questo programmatore dovresti utilizzare qualunque costrutto porti al<text:s/><text:span text:style-name="Emphasis1">miglior</text:span><text:s/>codice, tenendo conto della manutenibilità e della velocità. E a volte questo potrebbe essere<text:s/><text:span text:style-name="OrgCode1">goto</text:span>!</text:p>
      <text:p text:style-name="P10">In questo capitolo vedremo come funziona<text:s/><text:span text:style-name="OrgCode1">goto</text:span><text:s/>in C, quindi esamineremo alcuni dei casi più comuni in cui viene utilizzato<text:note text:note-class="footnote"><text:note-citation>187</text:note-citation><text:note-body><text:p text:style-name="P14">Vorrei sottolineare che l'uso di<text:s/><text:span text:style-name="OrgCode1">goto</text:span><text:s/>in tutti questi casi è evitabile. Puoi invece utilizzare variabili e loop. È solo che alcune persone pensano che goto produca il codice migliore in quelle circostanze.</text:p></text:note-body></text:note>.</text:p>
      <text:h text:outline-level="2" text:style-name="P15"><text:bookmark-start text:name="OrgXref.org848956d"/><text:bookmark text:name="org848956d"/>Un semplice esempio<text:s/><text:bookmark-end text:name="OrgXref.org848956d"/></text:h>
      <text:p text:style-name="P10">In questo esempio utilizzeremo<text:s/><text:span text:style-name="OrgCode1">goto</text:span><text:s/>per saltare una riga di codice e passare a un'<text:span text:style-name="Emphasis1">etichetta</text:span>. L'etichetta è l'identificatore che può essere un bersaglio di ~goto~—termina con i due punti (:).</text:p>
      <text:p text:style-name="P16"><text:span text:style-name="OrgSrcFontLockPreprocessorFace1">#include</text:span><text:s/><text:span text:style-name="OrgSrcFontLockStringFace1">&lt;stdio.h&gt;</text:span></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printf(<text:span text:style-name="OrgSrcFontLockStringFace1">"One\n"</text:span>);</text:p>
      <text:p text:style-name="P16"><text:s text:c="4"/>printf(<text:span text:style-name="OrgSrcFontLockStringFace1">"Two\n"</text:span>);</text:p>
      <text:p text:style-name="P16"/>
      <text:p text:style-name="P16"><text:s text:c="4"/><text:span text:style-name="OrgSrcFontLockKeywordFace1">goto</text:span><text:s/><text:span text:style-name="OrgSrcFontLockConstantFace1">skip_3</text:span>;</text:p>
      <text:p text:style-name="P16"/>
      <text:p text:style-name="P16"><text:s text:c="4"/>printf(<text:span text:style-name="OrgSrcFontLockStringFace1">"Three\n"</text:span>);</text:p>
      <text:p text:style-name="P16"/>
      <text:p text:style-name="P16"><text:span text:style-name="OrgSrcFontLockConstantFace1">skip_3</text:span>:</text:p>
      <text:p text:style-name="P16"/>
      <text:p text:style-name="P16"><text:s text:c="4"/>printf(<text:span text:style-name="OrgSrcFontLockStringFace1">"Five!\n"</text:span>);</text:p>
      <text:p text:style-name="P17">}</text:p>
      <text:p text:style-name="P10">L’output è:</text:p>
      <text:p text:style-name="P16">One</text:p>
      <text:p text:style-name="P16">Two</text:p>
      <text:p text:style-name="P17">Five!</text:p>
      <text:p text:style-name="P10"><text:span text:style-name="OrgCode1">goto</text:span><text:s/>manda l'esecuzione saltando all'etichetta specificata saltando tutto il resto.</text:p>
      <text:p text:style-name="P10">Puoi saltare avanti o indietro con<text:s/><text:span text:style-name="OrgCode1">goto</text:span>.</text:p>
      <text:p text:style-name="P16"><text:span text:style-name="OrgSrcFontLockConstantFace1">infinite_loop</text:span>:</text:p>
      <text:p text:style-name="P16"><text:s text:c="4"/>print(<text:span text:style-name="OrgSrcFontLockStringFace1">"Hello, world!\n"</text:span>);</text:p>
      <text:p text:style-name="P17"><text:s text:c="4"/><text:span text:style-name="OrgSrcFontLockKeywordFace1">goto</text:span><text:s/><text:span text:style-name="OrgSrcFontLockConstantFace1">infinite_loop</text:span>;</text:p>
      <text:p text:style-name="P10">Le etichette vengono saltate durante l'esecuzione. Quanto segue stamperà tutti e tre i numeri in ordine proprio come se le etichette non fossero presenti:</text:p>
      <text:p text:style-name="P16"><text:s text:c="4"/>printf(<text:span text:style-name="OrgSrcFontLockStringFace1">"Zero\n"</text:span>);</text:p>
      <text:p text:style-name="P16"><text:span text:style-name="OrgSrcFontLockConstantFace1">label_1</text:span>:</text:p>
      <text:p text:style-name="P16"><text:span text:style-name="OrgSrcFontLockConstantFace1">label_2</text:span>:</text:p>
      <text:p text:style-name="P16"><text:s text:c="4"/>printf(<text:span text:style-name="OrgSrcFontLockStringFace1">"One\n"</text:span>);</text:p>
      <text:p text:style-name="P16"><text:span text:style-name="OrgSrcFontLockConstantFace1">label_3</text:span>:</text:p>
      <text:p text:style-name="P16"><text:s text:c="4"/>printf(<text:span text:style-name="OrgSrcFontLockStringFace1">"Two\n"</text:span>);</text:p>
      <text:p text:style-name="P16"><text:span text:style-name="OrgSrcFontLockConstantFace1">label_4</text:span>:</text:p>
      <text:p text:style-name="P17"><text:s text:c="4"/>printf(<text:span text:style-name="OrgSrcFontLockStringFace1">"Three\n"</text:span>);</text:p>
      <text:p text:style-name="P10">Come hai notato è una convenzione comune giustificare le etichette tutte a sinistra. Ciò aumenta la leggibilità perché un lettore può rapidamente trovare la destinazione.</text:p>
      <text:p text:style-name="P10">Le etichette hanno un<text:s/><text:span text:style-name="Emphasis1">ambito di funzione</text:span>. Cioè non importa quanti livelli di blocchi profondi appaiano puoi comunque accedere a<text:s/><text:span text:style-name="OrgCode1">goto</text:span><text:s/>da qualsiasi punto della funzione.</text:p>
      <text:p text:style-name="P10">Significa anche che puoi solo andare con<text:s/><text:span text:style-name="OrgCode1">goto</text:span><text:s/>alle etichette che hanno la stessa funzione del<text:s/><text:span text:style-name="OrgCode1">goto</text:span><text:s/>stesso. Le etichette in altre funzioni non rientrano nell'ambito del punto di vista di<text:s/><text:span text:style-name="OrgCode1">goto</text:span>. E significa che puoi usare lo stesso nome di etichetta in due funzioni—semplicemente non lo stesso nome di etichetta nella stessa funzione.</text:p>
      <text:h text:outline-level="2" text:style-name="P15"><text:span text:style-name="OrgCode1"><text:bookmark-start text:name="OrgXref.org690696e"/><text:bookmark text:name="org690696e"/>continue</text:span><text:s/>Etichettato<text:s/><text:bookmark-end text:name="OrgXref.org690696e"/></text:h>
      <text:p text:style-name="P10">In alcuni linguaggi è possibile effettivamente specificare un'etichetta per un'istruzione<text:s/><text:span text:style-name="OrgCode1">continue</text:span>. C non lo permette ma puoi facilmente usare invece<text:s/><text:span text:style-name="OrgCode1">goto</text:span>.</text:p>
      <text:p text:style-name="P10">Per mostrare il problema controlla<text:s/><text:span text:style-name="OrgCode1">continue</text:span><text:s/>in questo ciclo nidificato:</text:p>
      <text:p text:style-name="P16"><text:span text:style-name="OrgSrcFontLockKeywordFace1">for</text:span><text:s/>(<text:span text:style-name="OrgSrcFontLockTypeFace1">int</text:span><text:s/><text:span text:style-name="OrgSrcFontLockVariableNameFace1">i</text:span><text:s/>= 0; i &lt; 3; i++) {</text:p>
      <text:p text:style-name="P16"><text:s text:c="4"/><text:span text:style-name="OrgSrcFontLockKeywordFace1">for</text:span><text:s/>(<text:span text:style-name="OrgSrcFontLockTypeFace1">int</text:span><text:s/><text:span text:style-name="OrgSrcFontLockVariableNameFace1">j</text:span><text:s/>= 0; j &lt; 3; j++) {</text:p>
      <text:p text:style-name="P16"><text:s text:c="8"/>printf(<text:span text:style-name="OrgSrcFontLockStringFace1">"%d, %d\n"</text:span>, i, j);</text:p>
      <text:p text:style-name="P16"><text:s text:c="8"/><text:span text:style-name="OrgSrcFontLockKeywordFace1">continue</text:span>;</text:p>
      <text:p text:style-name="P16"><text:s text:c="4"/><text:span text:style-name="OrgSrcFontLockCommentDelimiterFace1">//<text:s/></text:span><text:span text:style-name="OrgSrcFontLockCommentFace1">Va sempre al successivo j</text:span></text:p>
      <text:p text:style-name="P16"><text:s text:c="4"/>}</text:p>
      <text:p text:style-name="P17">}</text:p>
      <text:p text:style-name="P10">Come vediamo che questo<text:s/><text:span text:style-name="OrgCode1">continue</text:span><text:s/>come tutti i<text:s/><text:span text:style-name="OrgCode1">continue</text:span><text:s/>va alla successiva iterazione del ciclo di inclusione più vicino. E se volessimo<text:s/><text:span text:style-name="OrgCode1">continue</text:span><text:s/>con il ciclo successivo, il ciclo con<text:s/><text:span text:style-name="OrgCode1">i</text:span>?</text:p>
      <text:p text:style-name="P10">Bene, possiamo<text:s/><text:span text:style-name="OrgCode1">break</text:span><text:s/>per tornare al ciclo esterno giusto?</text:p>
      <text:p text:style-name="P16"><text:span text:style-name="OrgSrcFontLockKeywordFace1">for</text:span><text:s/>(<text:span text:style-name="OrgSrcFontLockTypeFace1">int</text:span><text:s/><text:span text:style-name="OrgSrcFontLockVariableNameFace1">i</text:span><text:s/>= 0; i &lt; 3; i++) {</text:p>
      <text:p text:style-name="P16"><text:s text:c="4"/><text:span text:style-name="OrgSrcFontLockKeywordFace1">for</text:span><text:s/>(<text:span text:style-name="OrgSrcFontLockTypeFace1">int</text:span><text:s/><text:span text:style-name="OrgSrcFontLockVariableNameFace1">j</text:span><text:s/>= 0; j &lt; 3; j++) {</text:p>
      <text:p text:style-name="P16"><text:s text:c="8"/>printf(<text:span text:style-name="OrgSrcFontLockStringFace1">"%d, %d\n"</text:span>, i, j);</text:p>
      <text:p text:style-name="P16"><text:s text:c="8"/><text:span text:style-name="OrgSrcFontLockKeywordFace1">break</text:span>;</text:p>
      <text:p text:style-name="P16"><text:s text:c="4"/><text:span text:style-name="OrgSrcFontLockCommentDelimiterFace1">//<text:s/></text:span><text:span text:style-name="OrgSrcFontLockCommentFace1">Gets us to the next iteration of i</text:span></text:p>
      <text:p text:style-name="P16"><text:s text:c="4"/>}</text:p>
      <text:p text:style-name="P17">}</text:p>
      <text:p text:style-name="P10">Questo ci dà due livelli di ciclo annidato. Ma se annidiamo un altro ciclo non abbiamo più opzioni. Che dire di questo in cui non abbiamo alcuna istruzione che ci porti alla successiva iterazione di<text:s/><text:span text:style-name="OrgCode1">i</text:span>?</text:p>
      <text:p text:style-name="P16"><text:span text:style-name="OrgSrcFontLockKeywordFace1">for</text:span><text:s/>(<text:span text:style-name="OrgSrcFontLockTypeFace1">int</text:span><text:s/><text:span text:style-name="OrgSrcFontLockVariableNameFace1">i</text:span><text:s/>= 0; i &lt; 3; i++) {</text:p>
      <text:p text:style-name="P16"><text:s text:c="4"/><text:span text:style-name="OrgSrcFontLockKeywordFace1">for</text:span><text:s/>(<text:span text:style-name="OrgSrcFontLockTypeFace1">int</text:span><text:s/><text:span text:style-name="OrgSrcFontLockVariableNameFace1">j</text:span><text:s/>= 0; j &lt; 3; j++) {</text:p>
      <text:p text:style-name="P16"><text:s text:c="8"/><text:span text:style-name="OrgSrcFontLockKeywordFace1">for</text:span><text:s/>(<text:span text:style-name="OrgSrcFontLockTypeFace1">int</text:span><text:s/><text:span text:style-name="OrgSrcFontLockVariableNameFace1">k</text:span><text:s/>= 0; k &lt; 3; k++) {</text:p>
      <text:p text:style-name="P16"><text:s text:c="12"/>printf(<text:span text:style-name="OrgSrcFontLockStringFace1">"%d, %d, %d\n"</text:span>, i, j, k);</text:p>
      <text:p text:style-name="P16"/>
      <text:p text:style-name="P16"><text:s text:c="12"/><text:span text:style-name="OrgSrcFontLockKeywordFace1">continue</text:span>;<text:s text:c="2"/><text:span text:style-name="OrgSrcFontLockCommentDelimiterFace1">//<text:s/></text:span><text:span text:style-name="OrgSrcFontLockCommentFace1">Ci porta alla successiva iterazione di k</text:span></text:p>
      <text:p text:style-name="P16"><text:s text:c="12"/><text:span text:style-name="OrgSrcFontLockKeywordFace1">break</text:span>;<text:s text:c="5"/><text:span text:style-name="OrgSrcFontLockCommentDelimiterFace1">//<text:s/></text:span><text:span text:style-name="OrgSrcFontLockCommentFace1">Ci porta alla successiva iterazione di j</text:span></text:p>
      <text:p text:style-name="P16"><text:s text:c="12"/>????;<text:s text:c="6"/><text:span text:style-name="OrgSrcFontLockCommentDelimiterFace1">//<text:s/></text:span><text:span text:style-name="OrgSrcFontLockCommentFace1">Ci porta alla successiva iterazione di i???</text:span></text:p>
      <text:p text:style-name="P16"/>
      <text:p text:style-name="P16"><text:s text:c="8"/>}</text:p>
      <text:p text:style-name="P16"><text:s text:c="4"/>}</text:p>
      <text:p text:style-name="P17">}</text:p>
      <text:p text:style-name="P10">L'istruzione<text:s/><text:span text:style-name="OrgCode1">goto</text:span><text:s/>ci offre un modo!</text:p>
      <text:p text:style-name="P16"><text:s text:c="4"/><text:span text:style-name="OrgSrcFontLockKeywordFace1">for</text:span><text:s/>(<text:span text:style-name="OrgSrcFontLockTypeFace1">int</text:span><text:s/><text:span text:style-name="OrgSrcFontLockVariableNameFace1">i</text:span><text:s/>= 0; i &lt; 3; i++) {</text:p>
      <text:p text:style-name="P16"><text:s text:c="8"/><text:span text:style-name="OrgSrcFontLockKeywordFace1">for</text:span><text:s/>(<text:span text:style-name="OrgSrcFontLockTypeFace1">int</text:span><text:s/><text:span text:style-name="OrgSrcFontLockVariableNameFace1">j</text:span><text:s/>= 0; j &lt; 3; j++) {</text:p>
      <text:p text:style-name="P16"><text:s text:c="12"/><text:span text:style-name="OrgSrcFontLockKeywordFace1">for</text:span><text:s/>(<text:span text:style-name="OrgSrcFontLockTypeFace1">int</text:span><text:s/><text:span text:style-name="OrgSrcFontLockVariableNameFace1">k</text:span><text:s/>= 0; k &lt; 3; k++) {</text:p>
      <text:p text:style-name="P16"><text:s text:c="16"/>printf(<text:span text:style-name="OrgSrcFontLockStringFace1">"%d, %d, %d\n"</text:span>, i, j, k);</text:p>
      <text:p text:style-name="P16"/>
      <text:p text:style-name="P16"><text:s text:c="16"/><text:span text:style-name="OrgSrcFontLockKeywordFace1">goto</text:span><text:s/><text:span text:style-name="OrgSrcFontLockConstantFace1">continue_i</text:span>;<text:s text:c="3"/><text:span text:style-name="OrgSrcFontLockCommentDelimiterFace1">//<text:s/></text:span><text:span text:style-name="OrgSrcFontLockCommentFace1">Ora continuando il ciclo i!!</text:span></text:p>
      <text:p text:style-name="P16"><text:s text:c="12"/>}</text:p>
      <text:p text:style-name="P16"><text:s text:c="8"/>}</text:p>
      <text:p text:style-name="P16"><text:span text:style-name="OrgSrcFontLockConstantFace1">continue_i</text:span>: ;</text:p>
      <text:p text:style-name="P17"><text:s text:c="4"/>}</text:p>
      <text:p text:style-name="P10">Noi abbiamo un<text:s/><text:span text:style-name="OrgCode1">;</text:span><text:s/>alla fine lì—questo perché non è possibile avere un'etichetta che punti alla fine di un'istruzione composta (o prima di una dichiarazione di variabile).</text:p>
      <text:h text:outline-level="2" text:style-name="P15"><text:bookmark text:name="org2467554"/><text:bookmark-start text:name="OrgXref.org2467554"/>Bailing Out<text:s/><text:bookmark-end text:name="OrgXref.org2467554"/></text:h>
      <text:p text:style-name="P10">Quando sei super annidato nel mezzo di un codice puoi usare<text:s/><text:span text:style-name="OrgCode1">goto</text:span><text:s/>per uscirne in un modo che spesso è più pulito rispetto all'annidamento di più<text:s/><text:span text:style-name="OrgCode1">if</text:span><text:s/>e all'utilizzo di variabili flag.</text:p>
      <text:p text:style-name="P16"><text:s text:c="4"/><text:span text:style-name="OrgSrcFontLockCommentDelimiterFace1">//<text:s/></text:span><text:span text:style-name="OrgSrcFontLockCommentFace1">Pseudocode</text:span></text:p>
      <text:p text:style-name="P16"/>
      <text:p text:style-name="P16"><text:s text:c="4"/><text:span text:style-name="OrgSrcFontLockKeywordFace1">for</text:span>(...) {</text:p>
      <text:p text:style-name="P16"><text:s text:c="8"/><text:span text:style-name="OrgSrcFontLockKeywordFace1">for</text:span><text:s/>(...) {</text:p>
      <text:p text:style-name="P16"><text:s text:c="12"/><text:span text:style-name="OrgSrcFontLockKeywordFace1">while</text:span><text:s/>(...) {</text:p>
      <text:p text:style-name="P16"><text:s text:c="16"/><text:span text:style-name="OrgSrcFontLockKeywordFace1">do</text:span><text:s/>{</text:p>
      <text:p text:style-name="P16"><text:s text:c="20"/><text:span text:style-name="OrgSrcFontLockKeywordFace1">if</text:span><text:s/>(some_error_condition)</text:p>
      <text:p text:style-name="P16"><text:s text:c="24"/><text:span text:style-name="OrgSrcFontLockKeywordFace1">goto</text:span><text:s/><text:span text:style-name="OrgSrcFontLockConstantFace1">bail</text:span>;</text:p>
      <text:p text:style-name="P16"/>
      <text:p text:style-name="P16"><text:s text:c="16"/>}<text:s/><text:span text:style-name="OrgSrcFontLockKeywordFace1">while</text:span>(...);</text:p>
      <text:p text:style-name="P16"><text:s text:c="12"/>}</text:p>
      <text:p text:style-name="P16"><text:s text:c="8"/>}</text:p>
      <text:p text:style-name="P16"><text:s text:c="4"/>}</text:p>
      <text:p text:style-name="P16"/>
      <text:p text:style-name="P16"><text:span text:style-name="OrgSrcFontLockConstantFace1">bail</text:span>:</text:p>
      <text:p text:style-name="P17"><text:s text:c="4"/><text:span text:style-name="OrgSrcFontLockCommentDelimiterFace1">//<text:s/></text:span><text:span text:style-name="OrgSrcFontLockCommentFace1">Cleanup here</text:span></text:p>
      <text:p text:style-name="P10">Senza<text:s/><text:span text:style-name="OrgCode1">goto</text:span><text:s/>dovresti controllare un flag di condizione di errore in tutti i loop per uscire completamente.</text:p>
      <text:h text:outline-level="2" text:style-name="P15"><text:span text:style-name="OrgCode1"><text:bookmark-start text:name="OrgXref.orgb2bd664"/><text:bookmark text:name="orgb2bd664"/>break</text:span><text:s/>Etichettato<text:s/><text:bookmark-end text:name="OrgXref.orgb2bd664"/></text:h>
      <text:p text:style-name="P10">Questa è una situazione molto simile a come<text:s/><text:span text:style-name="OrgCode1">continue</text:span><text:s/>continua solo il ciclo più interno.<text:s/><text:span text:style-name="OrgCode1">break</text:span><text:s/>inoltre esce solo dal ciclo più interno.</text:p>
      <text:p text:style-name="P16"><text:span text:style-name="OrgSrcFontLockKeywordFace1">for</text:span><text:s/>(<text:span text:style-name="OrgSrcFontLockTypeFace1">int</text:span><text:s/><text:span text:style-name="OrgSrcFontLockVariableNameFace1">i</text:span><text:s/>= 0; i &lt; 3; i++) {</text:p>
      <text:p text:style-name="P16"><text:s text:c="4"/><text:span text:style-name="OrgSrcFontLockKeywordFace1">for</text:span><text:s/>(<text:span text:style-name="OrgSrcFontLockTypeFace1">int</text:span><text:s/><text:span text:style-name="OrgSrcFontLockVariableNameFace1">j</text:span><text:s/>= 0; j &lt; 3; j++) {</text:p>
      <text:p text:style-name="P16"><text:s text:c="8"/>printf(<text:span text:style-name="OrgSrcFontLockStringFace1">"%d, %d\n"</text:span>, i, j);</text:p>
      <text:p text:style-name="P16"><text:s text:c="8"/><text:span text:style-name="OrgSrcFontLockKeywordFace1">break</text:span>;<text:s text:c="3"/><text:span text:style-name="OrgSrcFontLockCommentDelimiterFace1">//<text:s/></text:span><text:span text:style-name="OrgSrcFontLockCommentFace1">Esce solo dal j loop</text:span></text:p>
      <text:p text:style-name="P16"><text:s text:c="4"/>}</text:p>
      <text:p text:style-name="P16">}</text:p>
      <text:p text:style-name="P16"/>
      <text:p text:style-name="P17">printf(<text:span text:style-name="OrgSrcFontLockStringFace1">"Done!\n"</text:span>);</text:p>
      <text:p text:style-name="P10">Ma possiamo usare<text:s/><text:span text:style-name="OrgCode1">goto</text:span><text:s/>per andare più lontano:</text:p>
      <text:p text:style-name="P16"><text:s text:c="4"/><text:span text:style-name="OrgSrcFontLockKeywordFace1">for</text:span><text:s/>(<text:span text:style-name="OrgSrcFontLockTypeFace1">int</text:span><text:s/><text:span text:style-name="OrgSrcFontLockVariableNameFace1">i</text:span><text:s/>= 0; i &lt; 3; i++) {</text:p>
      <text:p text:style-name="P16"><text:s text:c="8"/><text:span text:style-name="OrgSrcFontLockKeywordFace1">for</text:span><text:s/>(<text:span text:style-name="OrgSrcFontLockTypeFace1">int</text:span><text:s/><text:span text:style-name="OrgSrcFontLockVariableNameFace1">j</text:span><text:s/>= 0; j &lt; 3; j++) {</text:p>
      <text:p text:style-name="P16"><text:s text:c="12"/>printf(<text:span text:style-name="OrgSrcFontLockStringFace1">"%d, %d\n"</text:span>, i, j);</text:p>
      <text:p text:style-name="P16"><text:s text:c="12"/><text:span text:style-name="OrgSrcFontLockKeywordFace1">goto</text:span><text:s/><text:span text:style-name="OrgSrcFontLockConstantFace1">break_i</text:span>;<text:s text:c="3"/><text:span text:style-name="OrgSrcFontLockCommentDelimiterFace1">//<text:s/></text:span><text:span text:style-name="OrgSrcFontLockCommentFace1">Ora esco dal loop i!</text:span></text:p>
      <text:p text:style-name="P16"><text:s text:c="8"/>}</text:p>
      <text:p text:style-name="P16"><text:s text:c="4"/>}</text:p>
      <text:p text:style-name="P16"/>
      <text:p text:style-name="P16"><text:span text:style-name="OrgSrcFontLockConstantFace1">break_i</text:span>:</text:p>
      <text:p text:style-name="P16"/>
      <text:p text:style-name="P17"><text:s text:c="4"/>printf(<text:span text:style-name="OrgSrcFontLockStringFace1">"Done!\n"</text:span>);</text:p>
      <text:h text:outline-level="2" text:style-name="P15"><text:bookmark-start text:name="OrgXref.orge164c0d"/><text:bookmark text:name="orge164c0d"/>Pulizia multilivello<text:s/><text:bookmark-end text:name="OrgXref.orge164c0d"/></text:h>
      <text:p text:style-name="P10">Se stai chiamando più funzioni per inizializzare più sistemi e uno di essi fallisce, dovresti deinizializzare solo quelli a cui sei arrivato finora.</text:p>
      <text:p text:style-name="P10">Facciamo un esempio falso in cui iniziamo a inizializzare i sistemi e a controllare se qualcuno restituisce un errore (useremo<text:s/><text:span text:style-name="OrgCode1">-1</text:span><text:s/>per indicare un errore). Se uno di loro lo fa dobbiamo spegnere solo i sistemi che abbiamo inizializzato finora.</text:p>
      <text:p text:style-name="P16"><text:s text:c="4"/><text:span text:style-name="OrgSrcFontLockKeywordFace1">if</text:span><text:s/>(init_system_1() == -1)</text:p>
      <text:p text:style-name="P16"><text:s text:c="8"/><text:span text:style-name="OrgSrcFontLockKeywordFace1">goto</text:span><text:s/><text:span text:style-name="OrgSrcFontLockConstantFace1">shutdown</text:span>;</text:p>
      <text:p text:style-name="P16"/>
      <text:p text:style-name="P16"><text:s text:c="4"/><text:span text:style-name="OrgSrcFontLockKeywordFace1">if</text:span><text:s/>(init_system_2() == -1)</text:p>
      <text:p text:style-name="P16"><text:s text:c="8"/><text:span text:style-name="OrgSrcFontLockKeywordFace1">goto</text:span><text:s/><text:span text:style-name="OrgSrcFontLockConstantFace1">shutdown_1</text:span>;</text:p>
      <text:p text:style-name="P16"/>
      <text:p text:style-name="P16"><text:s text:c="4"/><text:span text:style-name="OrgSrcFontLockKeywordFace1">if</text:span><text:s/>(init_system_3() == -1)</text:p>
      <text:p text:style-name="P16"><text:s text:c="8"/><text:span text:style-name="OrgSrcFontLockKeywordFace1">goto</text:span><text:s/><text:span text:style-name="OrgSrcFontLockConstantFace1">shutdown_2</text:span>;</text:p>
      <text:p text:style-name="P16"/>
      <text:p text:style-name="P16"><text:s text:c="4"/><text:span text:style-name="OrgSrcFontLockKeywordFace1">if</text:span><text:s/>(init_system_4() == -1)</text:p>
      <text:p text:style-name="P16"><text:s text:c="8"/><text:span text:style-name="OrgSrcFontLockKeywordFace1">goto</text:span><text:s/><text:span text:style-name="OrgSrcFontLockConstantFace1">shutdown_3</text:span>;</text:p>
      <text:p text:style-name="P16"/>
      <text:p text:style-name="P16"><text:s text:c="4"/><text:span text:style-name="OrgSrcFontLockFunctionNameFace1">do_main_thing</text:span>();<text:s text:c="3"/><text:span text:style-name="OrgSrcFontLockCommentDelimiterFace1">//<text:s/></text:span><text:span text:style-name="OrgSrcFontLockCommentFace1">Esegui il nostro programma</text:span></text:p>
      <text:p text:style-name="P16"/>
      <text:p text:style-name="P16"><text:s text:c="4"/><text:span text:style-name="OrgSrcFontLockFunctionNameFace1">shutdown_system4</text:span>();</text:p>
      <text:p text:style-name="P16"/>
      <text:p text:style-name="P16"><text:span text:style-name="OrgSrcFontLockConstantFace1">shutdown_3</text:span>:</text:p>
      <text:p text:style-name="P16"><text:s text:c="4"/><text:span text:style-name="OrgSrcFontLockFunctionNameFace1">shutdown_system3</text:span>();</text:p>
      <text:p text:style-name="P16"/>
      <text:p text:style-name="P16"><text:span text:style-name="OrgSrcFontLockConstantFace1">shutdown_2</text:span>:</text:p>
      <text:p text:style-name="P16"><text:s text:c="4"/><text:span text:style-name="OrgSrcFontLockFunctionNameFace1">shutdown_system2</text:span>();</text:p>
      <text:p text:style-name="P16"/>
      <text:p text:style-name="P16"><text:span text:style-name="OrgSrcFontLockConstantFace1">shutdown_1</text:span>:</text:p>
      <text:p text:style-name="P16"><text:s text:c="4"/><text:span text:style-name="OrgSrcFontLockFunctionNameFace1">shutdown_system1</text:span>();</text:p>
      <text:p text:style-name="P16"/>
      <text:p text:style-name="P16"><text:span text:style-name="OrgSrcFontLockConstantFace1">shutdown</text:span>:</text:p>
      <text:p text:style-name="P17"><text:s text:c="4"/>print(<text:span text:style-name="OrgSrcFontLockStringFace1">"All subsystems shut down.\n"</text:span>);</text:p>
      <text:p text:style-name="P10">Tieni presente che stiamo spegnendo nell'ordine inverso rispetto a quando abbiamo inizializzato i sottosistemi. Pertanto se il sottosistema 4 non riesce ad avviarsi verranno arrestati 3, 2, e poi 1 in quest'ordine.</text:p>
      <text:h text:outline-level="2" text:style-name="P15"><text:bookmark-start text:name="OrgXref.org94e87fc"/><text:bookmark text:name="org94e87fc"/>Tail Call Optimization<text:s/><text:bookmark-end text:name="OrgXref.org94e87fc"/></text:h>
      <text:p text:style-name="P10">Tipo. Solo per funzioni ricorsive.</text:p>
      <text:p text:style-name="P10">Se non hai familiarità<text:s/><text:span text:style-name="Underline1">Tail Call Optimization (TCO)_</text:span><text:note text:note-class="footnote"><text:note-citation>188</text:note-citation><text:note-body><text:p text:style-name="P14"><text:a xlink:type="simple" xlink:href="https://en.wikipedia.org/wiki/Tail_call"><text:span text:style-name="T3">https://en.wikipedia.org/wiki/Tail_call</text:span></text:a></text:p></text:note-body></text:note><text:s/>è un modo per non sprecare spazio nello stack quando chiami altre funzioni in circostanze molto specifiche. Sfortunatamente i dettagli vanno oltre lo scopo di questa guida.</text:p>
      <text:p text:style-name="P10">Ma se disponi di una funzione ricorsiva che sai può essere ottimizzata in questo modo, puoi utilizzare questa tecnica. (Tieni presente che non puoi chiamare in coda altre funzioni a causa dell'ambito della funzione delle etichette.)</text:p>
      <text:p text:style-name="P10">Facciamo un esempio semplice: un fattoriale.</text:p>
      <text:p text:style-name="P10">Ecco una versione ricorsiva che non è TCO ma può esserlo!</text:p>
      <text:p text:style-name="P16"><text:span text:style-name="OrgSrcFontLockPreprocessorFace1">#include</text:span><text:s/><text:span text:style-name="OrgSrcFontLockStringFace1">&lt;stdio.h&gt;</text:span></text:p>
      <text:p text:style-name="P16"><text:span text:style-name="OrgSrcFontLockPreprocessorFace1">#include</text:span><text:s/><text:span text:style-name="OrgSrcFontLockStringFace1">&lt;complex.h&gt;</text:span></text:p>
      <text:p text:style-name="P16"/>
      <text:p text:style-name="P16"><text:span text:style-name="OrgSrcFontLockTypeFace1">int</text:span><text:s/><text:span text:style-name="OrgSrcFontLockFunctionNameFace1">factorial</text:span>(<text:span text:style-name="OrgSrcFontLockTypeFace1">int</text:span><text:s/><text:span text:style-name="OrgSrcFontLockVariableNameFace1">n</text:span>,<text:s/><text:span text:style-name="OrgSrcFontLockTypeFace1">int</text:span><text:s/><text:span text:style-name="OrgSrcFontLockVariableNameFace1">a</text:span>)</text:p>
      <text:p text:style-name="P16">{</text:p>
      <text:p text:style-name="P16"><text:s text:c="4"/><text:span text:style-name="OrgSrcFontLockKeywordFace1">if</text:span><text:s/>(n == 0)</text:p>
      <text:p text:style-name="P16"><text:s text:c="8"/><text:span text:style-name="OrgSrcFontLockKeywordFace1">return</text:span><text:s/>a;</text:p>
      <text:p text:style-name="P16"/>
      <text:p text:style-name="P16"><text:s text:c="4"/><text:span text:style-name="OrgSrcFontLockKeywordFace1">return</text:span><text:s/>factorial(n - 1, a * n);</text:p>
      <text:p text:style-name="P16">}</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text:span text:style-name="OrgSrcFontLockKeywordFace1">for</text:span><text:s/>(<text:span text:style-name="OrgSrcFontLockTypeFace1">int</text:span><text:s/><text:span text:style-name="OrgSrcFontLockVariableNameFace1">i</text:span><text:s/>= 0; i &lt; 8; i++)</text:p>
      <text:p text:style-name="P16"><text:s text:c="8"/>printf(<text:span text:style-name="OrgSrcFontLockStringFace1">"%d! == %ld\n"</text:span>, i, factorial(i, 1));</text:p>
      <text:p text:style-name="P17">}</text:p>
      <text:p text:style-name="P10">Per realizzarlo puoi sostituire la chiamata con due passaggi:</text:p>
      <text:list text:style-name="OrgNumberedList23" xml:id="list-7c51bb64-df88-42e4-a50f-0514fe3134ad">
        <text:list-item>
          <text:number>1.</text:number>
          <text:p text:style-name="P10">Imposta i valori dei parametri su quelli che sarebbero nella chiamata successiva.</text:p>
        </text:list-item>
        <text:list-item>
          <text:number>2.</text:number>
          <text:p text:style-name="P10"><text:span text:style-name="OrgCode1">goto</text:span><text:s/>a un'etichetta sulla prima riga della funzione.</text:p>
        </text:list-item>
      </text:list>
      <text:p text:style-name="P10">Proviamolo:</text:p>
      <text:p text:style-name="P16"><text:span text:style-name="OrgSrcFontLockPreprocessorFace1">#include</text:span><text:s/><text:span text:style-name="OrgSrcFontLockStringFace1">&lt;stdio.h&gt;</text:span></text:p>
      <text:p text:style-name="P16"/>
      <text:p text:style-name="P16"><text:span text:style-name="OrgSrcFontLockTypeFace1">int</text:span><text:s/><text:span text:style-name="OrgSrcFontLockFunctionNameFace1">factorial</text:span>(<text:span text:style-name="OrgSrcFontLockTypeFace1">int</text:span><text:s/><text:span text:style-name="OrgSrcFontLockVariableNameFace1">n</text:span>,<text:s/><text:span text:style-name="OrgSrcFontLockTypeFace1">int</text:span><text:s/><text:span text:style-name="OrgSrcFontLockVariableNameFace1">a</text:span>)</text:p>
      <text:p text:style-name="P16">{</text:p>
      <text:p text:style-name="P16"><text:span text:style-name="OrgSrcFontLockConstantFace1">tco</text:span>:<text:s text:c="2"/><text:span text:style-name="OrgSrcFontLockCommentDelimiterFace1">//<text:s/></text:span><text:span text:style-name="OrgSrcFontLockCommentFace1">Aggiungi questo</text:span></text:p>
      <text:p text:style-name="P16"/>
      <text:p text:style-name="P16"><text:s text:c="4"/><text:span text:style-name="OrgSrcFontLockKeywordFace1">if</text:span><text:s/>(n == 0)</text:p>
      <text:p text:style-name="P16"><text:s text:c="8"/><text:span text:style-name="OrgSrcFontLockKeywordFace1">return</text:span><text:s/>a;</text:p>
      <text:p text:style-name="P16"/>
      <text:p text:style-name="P16"><text:s text:c="4"/><text:span text:style-name="OrgSrcFontLockCommentDelimiterFace1">//<text:s/></text:span><text:span text:style-name="OrgSrcFontLockCommentFace1">sostituire return impostando nuovi valori dei parametri e</text:span></text:p>
      <text:p text:style-name="P16"><text:s text:c="4"/><text:span text:style-name="OrgSrcFontLockCommentDelimiterFace1">//<text:s/></text:span><text:span text:style-name="OrgSrcFontLockCommentFace1">goto-ing l'inizio della funzione</text:span></text:p>
      <text:p text:style-name="P16"/>
      <text:p text:style-name="P16"><text:s text:c="4"/><text:span text:style-name="OrgSrcFontLockCommentDelimiterFace1">//</text:span><text:span text:style-name="OrgSrcFontLockCommentFace1">return factorial(n - 1, a * n);</text:span></text:p>
      <text:p text:style-name="P16"/>
      <text:p text:style-name="P16"><text:s text:c="4"/><text:span text:style-name="OrgSrcFontLockTypeFace1">int</text:span><text:s/><text:span text:style-name="OrgSrcFontLockVariableNameFace1">next_n</text:span><text:s/>= n - 1;<text:s text:c="2"/><text:span text:style-name="OrgSrcFontLockCommentDelimiterFace1">//<text:s/></text:span><text:span text:style-name="OrgSrcFontLockCommentFace1">Vedi come si abbinano</text:span></text:p>
      <text:p text:style-name="P16"><text:s text:c="4"/><text:span text:style-name="OrgSrcFontLockTypeFace1">int</text:span><text:s/><text:span text:style-name="OrgSrcFontLockVariableNameFace1">next_a</text:span><text:s/>= a * n;<text:s text:c="2"/><text:span text:style-name="OrgSrcFontLockCommentDelimiterFace1">//<text:s/></text:span><text:span text:style-name="OrgSrcFontLockCommentFace1">gli argomenti ricorsivi sopra?</text:span></text:p>
      <text:p text:style-name="P16"/>
      <text:p text:style-name="P16"><text:s text:c="4"/>n = next_n;<text:s text:c="3"/><text:span text:style-name="OrgSrcFontLockCommentDelimiterFace1">//<text:s/></text:span><text:span text:style-name="OrgSrcFontLockCommentFace1">Set the parameters to the new values</text:span></text:p>
      <text:p text:style-name="P16"><text:s text:c="4"/>a = next_a;</text:p>
      <text:p text:style-name="P16"/>
      <text:p text:style-name="P16"><text:s text:c="4"/><text:span text:style-name="OrgSrcFontLockKeywordFace1">goto</text:span><text:s/><text:span text:style-name="OrgSrcFontLockConstantFace1">tco</text:span>;<text:s text:c="3"/><text:span text:style-name="OrgSrcFontLockCommentDelimiterFace1">//<text:s/></text:span><text:span text:style-name="OrgSrcFontLockCommentFace1">And repeat!</text:span></text:p>
      <text:p text:style-name="P16">}</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text:span text:style-name="OrgSrcFontLockKeywordFace1">for</text:span><text:s/>(<text:span text:style-name="OrgSrcFontLockTypeFace1">int</text:span><text:s/><text:span text:style-name="OrgSrcFontLockVariableNameFace1">i</text:span><text:s/>= 0; i &lt; 8; i++)</text:p>
      <text:p text:style-name="P16"><text:s text:c="8"/>printf(<text:span text:style-name="OrgSrcFontLockStringFace1">"%d! == %d\n"</text:span>, i, factorial(i, 1));</text:p>
      <text:p text:style-name="P17">}</text:p>
      <text:p text:style-name="P10">Ho usato variabili temporanee lassù per impostare i valori successivi dei parametri prima di saltare all'inizio della funzione. Guarda come corrispondono agli argomenti ricorsivi presenti nella chiamata ricorsiva?</text:p>
      <text:p text:style-name="P10">Ora perché usare le variabili temporanee? Invece avrei potuto fare :</text:p>
      <text:p text:style-name="P16"><text:span text:style-name="OrgSrcFontLockTypeFace1">a</text:span><text:s/>*= n;</text:p>
      <text:p text:style-name="P16">n -= 1;</text:p>
      <text:p text:style-name="P16"/>
      <text:p text:style-name="P17"><text:span text:style-name="OrgSrcFontLockKeywordFace1">goto</text:span><text:s/><text:span text:style-name="OrgSrcFontLockConstantFace1">tco</text:span>;</text:p>
      <text:p text:style-name="P10">e in realtà funziona perfettamente. Ma se invertisco con noncuranza quelle due righe di codice:</text:p>
      <text:p text:style-name="P16">n -= 1;<text:s text:c="2"/><text:span text:style-name="OrgSrcFontLockCommentDelimiterFace1">//<text:s/></text:span><text:span text:style-name="OrgSrcFontLockCommentFace1">CATTIVE NOTIZIE</text:span></text:p>
      <text:p text:style-name="P17"><text:span text:style-name="OrgSrcFontLockTypeFace1">a</text:span><text:s/>*= n;</text:p>
      <text:p text:style-name="P10">—ora siamo nei guai. Abbiamo modificato<text:s/><text:span text:style-name="OrgCode1">n</text:span><text:s/>prima di usarlo per modificare<text:s/><text:span text:style-name="OrgCode1">a</text:span>. Questo è un male perché non è così che funziona quando chiami in modo ricorsivo. L'uso delle variabili temporanee evita questo problema anche se non te ne preoccupi. E il compilatore probabilmente li ottimizza comunque.</text:p>
      <text:h text:outline-level="2" text:style-name="P15"><text:bookmark text:name="org45e5c78"/><text:bookmark-start text:name="OrgXref.org45e5c78"/>Riavvio delle chiamate di sistema interrotte<text:s/><text:bookmark-end text:name="OrgXref.org45e5c78"/></text:h>
      <text:p text:style-name="P10">Questo è fuori dalle specifiche ma comunemente visto nei sistemi Unix-like.</text:p>
      <text:p text:style-name="P10">Alcune chiamate di sistema di lunga durata potrebbero restituire un errore se vengono interrotte da un segnale e<text:s/><text:span text:style-name="OrgCode1">errno</text:span><text:s/>sarà impostato su<text:s/><text:span text:style-name="OrgCode1">EINTR</text:span><text:s/>per indicare che la chiamata di sistema in esecuzione; è stato semplicemente interrotto.</text:p>
      <text:p text:style-name="P10">In questi casi è molto comune che il programmatore voglia riavviare la chiamata e riprovare.</text:p>
      <text:p text:style-name="P16"><text:span text:style-name="OrgSrcFontLockConstantFace1">retry</text:span>:</text:p>
      <text:p text:style-name="P16"><text:s text:c="4"/>byte_count = read(0, buf,<text:s/><text:span text:style-name="OrgSrcFontLockKeywordFace1">sizeof</text:span>(buf) - 1);<text:s text:c="2"/><text:span text:style-name="OrgSrcFontLockCommentDelimiterFace1">//<text:s/></text:span><text:span text:style-name="OrgSrcFontLockCommentFace1">Unix read() syscall</text:span></text:p>
      <text:p text:style-name="P16"/>
      <text:p text:style-name="P16"><text:s text:c="4"/><text:span text:style-name="OrgSrcFontLockKeywordFace1">if</text:span><text:s/>(byte_count == -1) {<text:s text:c="12"/><text:span text:style-name="OrgSrcFontLockCommentDelimiterFace1">//<text:s/></text:span><text:span text:style-name="OrgSrcFontLockCommentFace1">Si è verificato un errore...</text:span></text:p>
      <text:p text:style-name="P16"><text:s text:c="8"/><text:span text:style-name="OrgSrcFontLockKeywordFace1">if</text:span><text:s/>(errno == EINTR) {<text:s text:c="10"/><text:span text:style-name="OrgSrcFontLockCommentDelimiterFace1">//<text:s/></text:span><text:span text:style-name="OrgSrcFontLockCommentFace1">Ma è stato semplicemente interrotto</text:span></text:p>
      <text:p text:style-name="P16"><text:s text:c="12"/>printf(<text:span text:style-name="OrgSrcFontLockStringFace1">"Restarting...\n"</text:span>);</text:p>
      <text:p text:style-name="P16"><text:s text:c="12"/><text:span text:style-name="OrgSrcFontLockKeywordFace1">goto</text:span><text:s/><text:span text:style-name="OrgSrcFontLockConstantFace1">retry</text:span>;</text:p>
      <text:p text:style-name="P17"><text:s text:c="8"/>}</text:p>
      <text:p text:style-name="P10">Molti Unix-likes hanno una flag<text:s/><text:span text:style-name="OrgCode1">SA_RESTART</text:span><text:s/>a cui puoi passare<text:s/><text:span text:style-name="OrgCode1">sigaction()</text:span><text:s/>per richiedere al sistema operativo di riavviare automaticamente eventuali chiamate di sistema lente invece di fallire con<text:s/><text:span text:style-name="OrgCode1">EINTR</text:span>.</text:p>
      <text:p text:style-name="P10">Ancora una volta, questo è specifico di Unix ed è al di fuori dello standard C.</text:p>
      <text:p text:style-name="P10">Detto questo è possibile utilizzare una tecnica simile ogni volta che si desidera riavviare una funzione.</text:p>
      <text:h text:outline-level="2" text:style-name="P15"><text:span text:style-name="OrgCode1"><text:bookmark-start text:name="OrgXref.orgc4dc127"/><text:bookmark text:name="orgc4dc127"/>goto</text:span><text:s/>and Thread Preemption<text:s/><text:bookmark-end text:name="OrgXref.orgc4dc127"/></text:h>
      <text:p text:style-name="P10">Questo esempio è stato estratto direttamente da<text:s/><text:span text:style-name="T7">Operating Systems: Three Easy Pieces</text:span><text:s/>un altro libro eccellente di autori che la pensano allo stesso modo e che ritengono che i libri di qualità dovrebbero essere scaricabili gratuitamente. Non che io sia supponente o altro.</text:p>
      <text:p text:style-name="P16"><text:span text:style-name="OrgSrcFontLockConstantFace1">retry</text:span>:</text:p>
      <text:p text:style-name="P16"/>
      <text:p text:style-name="P16"><text:s text:c="4"/><text:span text:style-name="OrgSrcFontLockFunctionNameFace1">pthread_mutex_lock</text:span>(L1);</text:p>
      <text:p text:style-name="P16"/>
      <text:p text:style-name="P16"><text:s text:c="4"/><text:span text:style-name="OrgSrcFontLockKeywordFace1">if</text:span><text:s/>(pthread_mutex_trylock(L2) != 0) {</text:p>
      <text:p text:style-name="P16"><text:s text:c="8"/>pthread_mutex_unlock(L1);</text:p>
      <text:p text:style-name="P16"><text:s text:c="8"/><text:span text:style-name="OrgSrcFontLockKeywordFace1">goto</text:span><text:s/><text:span text:style-name="OrgSrcFontLockConstantFace1">retry</text:span>;</text:p>
      <text:p text:style-name="P16"><text:s text:c="4"/>}</text:p>
      <text:p text:style-name="P16"/>
      <text:p text:style-name="P16"><text:s text:c="4"/><text:span text:style-name="OrgSrcFontLockFunctionNameFace1">save_the_day</text:span>();</text:p>
      <text:p text:style-name="P16"/>
      <text:p text:style-name="P16"><text:s text:c="4"/><text:span text:style-name="OrgSrcFontLockFunctionNameFace1">pthread_mutex_unlock</text:span>(L2);</text:p>
      <text:p text:style-name="P17"><text:s text:c="4"/><text:span text:style-name="OrgSrcFontLockFunctionNameFace1">pthread_mutex_unlock</text:span>(L1);</text:p>
      <text:p text:style-name="P10">Lì il thread acquisisce felicemente il mutex (mutua escusione<text:s/><text:span text:style-name="OrgCode1">L1</text:span><text:s/>ma poi potenzialmente non riesce a ottenere la seconda risorsa protetta da mutex<text:s/><text:span text:style-name="OrgCode1">L2</text:span><text:s/>(se qualche altro thread non cooperativo lo tiene, diciamo). Se il nostro thread non riesce a ottenere il blocco<text:s/><text:span text:style-name="OrgCode1">L2</text:span><text:s/>sblocca<text:s/><text:span text:style-name="OrgCode1">L1</text:span><text:s/>e quindi utilizza<text:s/><text:span text:style-name="OrgCode1">goto</text:span><text:s/>per riprovare in modo pulito.</text:p>
      <text:p text:style-name="P10">Ci auguriamo che il nostro thread eroico alla fine riesca ad acquisire entrambi i mutex e a salvare la situazione il tutto evitando il malvagio stallo.</text:p>
      <text:h text:outline-level="2" text:style-name="P15"><text:span text:style-name="OrgCode1"><text:bookmark text:name="org5568bd1"/><text:bookmark-start text:name="OrgXref.org5568bd1"/>goto</text:span><text:s/>e ambito variabile<text:s/><text:bookmark-end text:name="OrgXref.org5568bd1"/></text:h>
      <text:p text:style-name="P10">Abbiamo già visto che le etichette hanno un ambito di funzione ma possono accadere cose strane se saltiamo oltre l'inizializzazione di alcune variabili.</text:p>
      <text:p text:style-name="P10">Guarda questo esempio in cui saltiamo da un punto in cui la variabile<text:s/><text:span text:style-name="OrgCode1">x</text:span><text:s/>è fuori ambito al centro del suo ambito (nel blocco).</text:p>
      <text:p text:style-name="P16"><text:s text:c="4"/><text:span text:style-name="OrgSrcFontLockKeywordFace1">goto</text:span><text:s/><text:span text:style-name="OrgSrcFontLockConstantFace1">label</text:span>;</text:p>
      <text:p text:style-name="P16"/>
      <text:p text:style-name="P16"><text:s text:c="4"/>{</text:p>
      <text:p text:style-name="P16"><text:s text:c="8"/><text:span text:style-name="OrgSrcFontLockTypeFace1">int</text:span><text:s/><text:span text:style-name="OrgSrcFontLockVariableNameFace1">x</text:span><text:s/>= 12345;</text:p>
      <text:p text:style-name="P16"/>
      <text:p text:style-name="P16"><text:span text:style-name="OrgSrcFontLockConstantFace1">label</text:span>:</text:p>
      <text:p text:style-name="P16"><text:s text:c="8"/>printf(<text:span text:style-name="OrgSrcFontLockStringFace1">"%d\n"</text:span>, x);</text:p>
      <text:p text:style-name="P17"><text:s text:c="4"/>}</text:p>
      <text:p text:style-name="P10">Questo verrà compilato ed eseguito ma mi dà un avviso:</text:p>
      <text:p text:style-name="P17"><text:span text:style-name="OrgSrcFontLockConstantFace1">warning</text:span>: ‘x’ is used uninitialized in this function</text:p>
      <text:p text:style-name="P10">E poi stampa<text:s/><text:span text:style-name="OrgCode1">0</text:span><text:s/>quando lo eseguo (il tuo conteggio può variare).</text:p>
      <text:p text:style-name="P10">Fondamentalmente quello che è successo è che siamo entrati nell'ambito di<text:s/><text:span text:style-name="OrgCode1">x</text:span><text:s/>(quindi era giusto farne riferimento nel<text:s/><text:span text:style-name="OrgCode1">printf()</text:span>) ma abbiamo saltato la riga che effettivamente lo inizializzava a<text:s/><text:span text:style-name="OrgCode1">12345</text:span>. Quindi il valore era indeterminato.</text:p>
      <text:p text:style-name="P10">La soluzione è, ovviamente, ottenere l'inizializzazione<text:s/><text:span text:style-name="Emphasis1">dopo</text:span><text:s/>l'etichetta in un modo o nell'altro.</text:p>
      <text:p text:style-name="P16"><text:s text:c="4"/><text:span text:style-name="OrgSrcFontLockKeywordFace1">goto</text:span><text:s/><text:span text:style-name="OrgSrcFontLockConstantFace1">label</text:span>;</text:p>
      <text:p text:style-name="P16"/>
      <text:p text:style-name="P16"><text:s text:c="4"/>{</text:p>
      <text:p text:style-name="P16"><text:s text:c="8"/><text:span text:style-name="OrgSrcFontLockTypeFace1">int</text:span><text:s/><text:span text:style-name="OrgSrcFontLockVariableNameFace1">x</text:span>;</text:p>
      <text:p text:style-name="P16"/>
      <text:p text:style-name="P16"><text:span text:style-name="OrgSrcFontLockConstantFace1">label</text:span>:</text:p>
      <text:p text:style-name="P16"><text:s text:c="8"/>x = 12345;</text:p>
      <text:p text:style-name="P16"><text:s text:c="8"/>printf(<text:span text:style-name="OrgSrcFontLockStringFace1">"%d\n"</text:span>, x);</text:p>
      <text:p text:style-name="P17"><text:s text:c="4"/>}</text:p>
      <text:p text:style-name="P10">Diamo un'occhiata a un altro esempio.</text:p>
      <text:p text:style-name="P16"><text:s text:c="4"/>{</text:p>
      <text:p text:style-name="P16"><text:s text:c="8"/><text:span text:style-name="OrgSrcFontLockTypeFace1">int</text:span><text:s/><text:span text:style-name="OrgSrcFontLockVariableNameFace1">x</text:span><text:s/>= 10;</text:p>
      <text:p text:style-name="P16"/>
      <text:p text:style-name="P16"><text:span text:style-name="OrgSrcFontLockConstantFace1">label</text:span>:</text:p>
      <text:p text:style-name="P16"/>
      <text:p text:style-name="P16"><text:s text:c="8"/>printf(<text:span text:style-name="OrgSrcFontLockStringFace1">"%d\n"</text:span>, x);</text:p>
      <text:p text:style-name="P16"><text:s text:c="4"/>}</text:p>
      <text:p text:style-name="P16"/>
      <text:p text:style-name="P17"><text:s text:c="4"/><text:span text:style-name="OrgSrcFontLockKeywordFace1">goto</text:span><text:s/><text:span text:style-name="OrgSrcFontLockConstantFace1">label</text:span>;</text:p>
      <text:p text:style-name="P10">Che succede qui?</text:p>
      <text:p text:style-name="P10">La prima volta che attraversiamo il blocco, siamo a posto.<text:s/><text:span text:style-name="OrgCode1">x</text:span><text:s/>è<text:s/><text:span text:style-name="OrgCode1">10</text:span><text:s/>e questo è ciò che viene stampato.</text:p>
      <text:p text:style-name="P10">Ma dopo il<text:s/><text:span text:style-name="OrgCode1">goto</text:span>, entriamo nell'ambito di x, ma dopo la sua inizializzazione. Ciò significa che possiamo ancora stamparlo, ma il valore è indeterminato (poiché non è stato reinizializzato).</text:p>
      <text:p text:style-name="P10">Sulla mia macchina stampa di nuovo<text:s/><text:span text:style-name="OrgCode1">10</text:span><text:s/>(all'infinito) ma è solo fortuna. Potrebbe stampare qualsiasi valore dopo il<text:s/><text:span text:style-name="OrgCode1">goto</text:span><text:s/>poiché<text:s/><text:span text:style-name="OrgCode1">x</text:span><text:s/>non è inizializzato.</text:p>
      <text:h text:outline-level="2" text:style-name="P15"><text:span text:style-name="OrgCode1"><text:bookmark text:name="orgddfd1a3"/><text:bookmark-start text:name="OrgXref.orgddfd1a3"/>goto</text:span><text:s/>e array a lunghezza variabile<text:s/><text:bookmark-end text:name="OrgXref.orgddfd1a3"/></text:h>
      <text:p text:style-name="P10">Quando si tratta di VLA e<text:s/><text:span text:style-name="OrgCode1">goto</text:span><text:s/>c'è una regola: non è possibile passare dall'esterno dell'ambito di un VLA all'ambito di tale VLA. Se provo a farlo:</text:p>
      <text:p text:style-name="P16"><text:s text:c="4"/><text:span text:style-name="OrgSrcFontLockTypeFace1">int</text:span><text:s/><text:span text:style-name="OrgSrcFontLockVariableNameFace1">x</text:span><text:s/>= 10;</text:p>
      <text:p text:style-name="P16"/>
      <text:p text:style-name="P16"><text:s text:c="4"/><text:span text:style-name="OrgSrcFontLockKeywordFace1">goto</text:span><text:s/><text:span text:style-name="OrgSrcFontLockConstantFace1">label</text:span>;</text:p>
      <text:p text:style-name="P16"/>
      <text:p text:style-name="P16"><text:s text:c="4"/>{</text:p>
      <text:p text:style-name="P16"><text:s text:c="8"/><text:span text:style-name="OrgSrcFontLockTypeFace1">int</text:span><text:s/><text:span text:style-name="OrgSrcFontLockVariableNameFace1">v</text:span>[x];</text:p>
      <text:p text:style-name="P16"/>
      <text:p text:style-name="P16"><text:span text:style-name="OrgSrcFontLockConstantFace1">label</text:span>:</text:p>
      <text:p text:style-name="P16"/>
      <text:p text:style-name="P16"><text:s text:c="8"/>printf(<text:span text:style-name="OrgSrcFontLockStringFace1">"Hi!\n"</text:span>);</text:p>
      <text:p text:style-name="P17"><text:s text:c="4"/>}</text:p>
      <text:p text:style-name="P10">Ottengo un errore:</text:p>
      <text:p text:style-name="P17"><text:span text:style-name="OrgSrcFontLockConstantFace1">error</text:span>: jump into scope of identifier with variably modified type</text:p>
      <text:p text:style-name="P10">Puoi anticipare la dichiarazione VLA in questo modo:</text:p>
      <text:p text:style-name="P16"><text:s text:c="4"/><text:span text:style-name="OrgSrcFontLockTypeFace1">int</text:span><text:s/><text:span text:style-name="OrgSrcFontLockVariableNameFace1">x</text:span><text:s/>= 10;</text:p>
      <text:p text:style-name="P16"/>
      <text:p text:style-name="P16"><text:s text:c="4"/><text:span text:style-name="OrgSrcFontLockKeywordFace1">goto</text:span><text:s/><text:span text:style-name="OrgSrcFontLockConstantFace1">label</text:span>;</text:p>
      <text:p text:style-name="P16"/>
      <text:p text:style-name="P16"><text:s text:c="4"/>{</text:p>
      <text:p text:style-name="P16"><text:span text:style-name="OrgSrcFontLockConstantFace1">label</text:span>: <text:s/>;</text:p>
      <text:p text:style-name="P16"><text:s text:c="8"/><text:span text:style-name="OrgSrcFontLockTypeFace1">int</text:span><text:s/><text:span text:style-name="OrgSrcFontLockVariableNameFace1">v</text:span>[x];</text:p>
      <text:p text:style-name="P16"/>
      <text:p text:style-name="P16"><text:s text:c="8"/>printf(<text:span text:style-name="OrgSrcFontLockStringFace1">"Hi!\n"</text:span>);</text:p>
      <text:p text:style-name="P17"><text:s text:c="4"/>}</text:p>
      <text:p text:style-name="P10">Perché in questo modo il VLA viene allocato correttamente prima della sua inevitabile deallocazione una volta uscito dall'ambito di applicazione.</text:p>
      <text:h text:outline-level="1" text:style-name="P9"><text:bookmark text:name="org2613851"/><text:bookmark-start text:name="OrgXref.org2613851"/>Tipi Parte V: Letterali composti e selezioni generiche<text:s/><text:bookmark-end text:name="OrgXref.org2613851"/></text:h>
      <text:p text:style-name="P10">Questo è il capitolo finale per i tipi! Parleremo di due cose:</text:p>
      <text:list text:style-name="OrgBulletedList" xml:id="list-2a8672b7-57ea-433d-bbe8-b6b32f9db33b">
        <text:list-item>
          <text:p text:style-name="P10">Come avere oggetti "anonimi" senza nome e come è utile.</text:p>
        </text:list-item>
        <text:list-item>
          <text:p text:style-name="P10">Come generare codice dipendente dal tipo.</text:p>
        </text:list-item>
      </text:list>
      <text:p text:style-name="P10">Non sono particolarmente correlati, ma in realtà non sono abbastanza per i propri capitoli. Quindi li ho stipati qui come un ribelle!</text:p>
      <text:h text:outline-level="2" text:style-name="P15"><text:bookmark text:name="org30b28f8"/><text:bookmark-start text:name="OrgXref.org30b28f8"/>Compound Literals<text:s/><text:bookmark-end text:name="OrgXref.org30b28f8"/></text:h>
      <text:p text:style-name="P10">Questa è una caratteristica interessante del linguaggio che ti consente di creare al volo un oggetto di qualche tipo senza mai assegnarlo a una variabile. Puoi creare tipi semplici, array e<text:s/><text:span text:style-name="OrgCode1">struct</text:span><text:s/>dandogli un nome</text:p>
      <text:p text:style-name="P10">Uno degli usi principali è passare argomenti complessi alle funzioni quando non vuoi creare una variabile temporanea per contenere il valore.</text:p>
      <text:p text:style-name="P10">Il modo per creare un valore letterale composto è mettere il nome del tipo tra parentesi e poi inserire un elenco di inizializzatori. Ad esempio un array di numeri<text:s/><text:span text:style-name="OrgCode1">int</text:span><text:s/>senza nome potrebbe assomigliare a questo:</text:p>
      <text:p text:style-name="P17">(<text:span text:style-name="OrgSrcFontLockTypeFace1">int</text:span><text:s/>[]){1,2,3,4}</text:p>
      <text:p text:style-name="P10">Ora quella riga di codice non fa nulla da sola. Crea un array senza nome di 4<text:s/><text:span text:style-name="OrgCode1">int</text:span><text:s/>e poi li butta via senza usarli. Potremmo usare un puntatore per memorizzare un riferimento all'array…</text:p>
      <text:p text:style-name="P16"><text:span text:style-name="OrgSrcFontLockTypeFace1">int</text:span><text:s/>*<text:span text:style-name="OrgSrcFontLockVariableNameFace1">p</text:span><text:s/>= (<text:span text:style-name="OrgSrcFontLockTypeFace1">int</text:span><text:s/>[]){1 ,2 ,3 ,4};</text:p>
      <text:p text:style-name="P16"/>
      <text:p text:style-name="P17">printf(<text:span text:style-name="OrgSrcFontLockStringFace1">"%d\n"</text:span>, p[1]);<text:s text:c="2"/><text:span text:style-name="OrgSrcFontLockCommentDelimiterFace1">//<text:s/></text:span><text:span text:style-name="OrgSrcFontLockCommentFace1">2</text:span></text:p>
      <text:p text:style-name="P10">Ma sembra un po' un modo prolisso per avere un array. Voglio dire, avremmo potuto farlo e basta<text:note text:note-class="footnote"><text:note-citation>190</text:note-citation><text:note-body><text:p text:style-name="P14">Il che non è esattamente la stessa cosa, dato che è un array non un puntatore a un<text:s/><text:span text:style-name="OrgCode1">int</text:span>.</text:p></text:note-body></text:note>:</text:p>
      <text:p text:style-name="P16"><text:span text:style-name="OrgSrcFontLockTypeFace1">int</text:span><text:s/><text:span text:style-name="OrgSrcFontLockVariableNameFace1">p</text:span>[] = {1, 2, 3, 4};</text:p>
      <text:p text:style-name="P16"/>
      <text:p text:style-name="P17">printf(<text:span text:style-name="OrgSrcFontLockStringFace1">"%d\n"</text:span>, p[1]);<text:s text:c="2"/><text:span text:style-name="OrgSrcFontLockCommentDelimiterFace1">//<text:s/></text:span><text:span text:style-name="OrgSrcFontLockCommentFace1">2</text:span></text:p>
      <text:p text:style-name="P10">Quindi diamo un'occhiata a un esempio più utile.</text:p>
      <text:h text:outline-level="3" text:style-name="P19"><text:bookmark-start text:name="OrgXref.orgc5b4ed1"/><text:bookmark text:name="orgc5b4ed1"/>Passaggio di oggetti senza nome alle funzioni<text:s/><text:bookmark-end text:name="OrgXref.orgc5b4ed1"/></text:h>
      <text:p text:style-name="P10">Diciamo che abbiamo una funzione per sommare un array di numeri<text:s/><text:span text:style-name="OrgCode1">int</text:span>:</text:p>
      <text:p text:style-name="P16"><text:span text:style-name="OrgSrcFontLockTypeFace1">int</text:span><text:s/><text:span text:style-name="OrgSrcFontLockFunctionNameFace1">sum</text:span>(<text:span text:style-name="OrgSrcFontLockTypeFace1">int</text:span><text:s/><text:span text:style-name="OrgSrcFontLockVariableNameFace1">p</text:span>[],<text:s/><text:span text:style-name="OrgSrcFontLockTypeFace1">int</text:span><text:s/><text:span text:style-name="OrgSrcFontLockVariableNameFace1">count</text:span>)</text:p>
      <text:p text:style-name="P16">{</text:p>
      <text:p text:style-name="P16"><text:s text:c="4"/><text:span text:style-name="OrgSrcFontLockTypeFace1">int</text:span><text:s/><text:span text:style-name="OrgSrcFontLockVariableNameFace1">total</text:span><text:s/>= 0;</text:p>
      <text:p text:style-name="P16"/>
      <text:p text:style-name="P16"><text:s text:c="4"/><text:span text:style-name="OrgSrcFontLockKeywordFace1">for</text:span><text:s/>(<text:span text:style-name="OrgSrcFontLockTypeFace1">int</text:span><text:s/><text:span text:style-name="OrgSrcFontLockVariableNameFace1">i</text:span><text:s/>= 0; i &lt; count; i++)</text:p>
      <text:p text:style-name="P16"><text:s text:c="8"/>total += p[i];</text:p>
      <text:p text:style-name="P16"/>
      <text:p text:style-name="P16"><text:s text:c="4"/><text:span text:style-name="OrgSrcFontLockKeywordFace1">return</text:span><text:s/>total;</text:p>
      <text:p text:style-name="P17">}</text:p>
      <text:p text:style-name="P10">Se volessimo chiamarlo normalmente dovremmo fare qualcosa del genere dichiarando un array e memorizzandovi valori da passare alla funzione:</text:p>
      <text:p text:style-name="P16"><text:span text:style-name="OrgSrcFontLockTypeFace1">int</text:span><text:s/><text:span text:style-name="OrgSrcFontLockVariableNameFace1">a</text:span>[] = {1, 2, 3, 4};</text:p>
      <text:p text:style-name="P16"/>
      <text:p text:style-name="P17"><text:span text:style-name="OrgSrcFontLockTypeFace1">int</text:span><text:s/><text:span text:style-name="OrgSrcFontLockVariableNameFace1">s</text:span><text:s/>= sum(a, 4);</text:p>
      <text:p text:style-name="P10">Ma gli oggetti senza nome ci danno un modo per saltare la variabile passandola direttamente (nomi dei parametri elencati sopra). Controlla—adesso sostituiremo la variabile a con un array senza nome che passeremo come primo argomento:</text:p>
      <text:p text:style-name="P16"><text:span text:style-name="OrgSrcFontLockCommentDelimiterFace1">//<text:s text:c="19"/></text:span><text:span text:style-name="OrgSrcFontLockCommentFace1">p[] <text:s text:c="8"/>count</text:span></text:p>
      <text:p text:style-name="P16"><text:span text:style-name="OrgSrcFontLockCommentDelimiterFace1">//<text:s text:c="11"/></text:span><text:span text:style-name="OrgSrcFontLockCommentFace1">|-----------------| <text:s/>|</text:span></text:p>
      <text:p text:style-name="P17"><text:span text:style-name="OrgSrcFontLockTypeFace1">int</text:span><text:s/><text:span text:style-name="OrgSrcFontLockVariableNameFace1">s</text:span><text:s/>= sum((<text:span text:style-name="OrgSrcFontLockTypeFace1">int</text:span><text:s/>[]){1, 2, 3, 4}, 4);</text:p>
      <text:p text:style-name="P10">Abbastanza lucido!</text:p>
      <text:h text:outline-level="3" text:style-name="P19"><text:span text:style-name="OrgCode1"><text:bookmark text:name="org4d6a165"/><text:bookmark-start text:name="OrgXref.org4d6a165"/>struct</text:span><text:s/>Senza nome<text:s/><text:bookmark-end text:name="OrgXref.org4d6a165"/></text:h>
      <text:p text:style-name="P10">Possiamo fare qualcosa di simile con<text:s/><text:span text:style-name="OrgCode1">struct</text:span>.</text:p>
      <text:p text:style-name="P10">Per prima cosa facciamo le cose escudendo oggetti senza nome.</text:p>
      <text:p text:style-name="P10">Definiremo una<text:s/><text:span text:style-name="OrgCode1">struct</text:span><text:s/>per contenere alcune coordinate<text:s/><text:span text:style-name="OrgCode1">x/y</text:span>. E perciò ne definiremo uno passando i valori al suo inizializzatore. Infine lo passeremo a una funzione per stampare i valori:</text:p>
      <text:p text:style-name="P16"><text:span text:style-name="OrgSrcFontLockPreprocessorFace1">#include</text:span><text:s/><text:span text:style-name="OrgSrcFontLockStringFace1">&lt;stdio.h&gt;</text:span></text:p>
      <text:p text:style-name="P16"/>
      <text:p text:style-name="P16"><text:span text:style-name="OrgSrcFontLockKeywordFace1">struct</text:span><text:s/><text:span text:style-name="OrgSrcFontLockTypeFace1">coord</text:span><text:s/>{</text:p>
      <text:p text:style-name="P16"><text:s text:c="4"/><text:span text:style-name="OrgSrcFontLockTypeFace1">int</text:span><text:s/><text:span text:style-name="OrgSrcFontLockVariableNameFace1">x</text:span>,<text:s/><text:span text:style-name="OrgSrcFontLockVariableNameFace1">y</text:span>;</text:p>
      <text:p text:style-name="P16">};</text:p>
      <text:p text:style-name="P16"/>
      <text:p text:style-name="P16"><text:span text:style-name="OrgSrcFontLockTypeFace1">void</text:span><text:s/><text:span text:style-name="OrgSrcFontLockFunctionNameFace1">print_coord</text:span>(<text:span text:style-name="OrgSrcFontLockKeywordFace1">struct</text:span><text:s/><text:span text:style-name="OrgSrcFontLockTypeFace1">coord</text:span><text:s/><text:span text:style-name="OrgSrcFontLockVariableNameFace1">c</text:span>)</text:p>
      <text:p text:style-name="P16">{</text:p>
      <text:p text:style-name="P16"><text:s text:c="4"/>printf(<text:span text:style-name="OrgSrcFontLockStringFace1">"%d, %d\n"</text:span>, c.x, c.y);</text:p>
      <text:p text:style-name="P16">}</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text:span text:style-name="OrgSrcFontLockKeywordFace1">struct</text:span><text:s/><text:span text:style-name="OrgSrcFontLockTypeFace1">coord</text:span><text:s/><text:span text:style-name="OrgSrcFontLockVariableNameFace1">t</text:span><text:s/>= {.x=10, .y=20};</text:p>
      <text:p text:style-name="P16"/>
      <text:p text:style-name="P16"><text:s text:c="4"/>print_coord(t);<text:s text:c="3"/><text:span text:style-name="OrgSrcFontLockCommentDelimiterFace1">//<text:s/></text:span><text:span text:style-name="OrgSrcFontLockCommentFace1">stampa "10, 20"</text:span></text:p>
      <text:p text:style-name="P17">}</text:p>
      <text:p text:style-name="P10">Abbastanza semplice?</text:p>
      <text:p text:style-name="P10">Modifichiamolo per utilizzare un oggetto senza nome invece della variabile<text:s/><text:span text:style-name="OrgCode1">t</text:span><text:s/>a cui stiamo passando<text:s/><text:span text:style-name="OrgCode1">print_coord()</text:span>.</text:p>
      <text:p text:style-name="P10">Toglieremo semplicemente<text:s/><text:span text:style-name="OrgCode1">t</text:span><text:s/>da lì e lo sostituiremo con un<text:s/><text:span text:style-name="OrgCode1">struct</text:span><text:s/>senza nome:</text:p>
      <text:p text:style-name="P16"><text:span text:style-name="OrgSrcFontLockCommentDelimiterFace1">//</text:span><text:span text:style-name="OrgSrcFontLockCommentFace1">struct coord t = {.x=10, .y=20};</text:span></text:p>
      <text:p text:style-name="P16"/>
      <text:p text:style-name="P17"><text:span text:style-name="OrgSrcFontLockFunctionNameFace1">print_coord</text:span>((<text:span text:style-name="OrgSrcFontLockKeywordFace1">struct</text:span><text:s/><text:span text:style-name="OrgSrcFontLockTypeFace1">coord</text:span>){.x=10, .y=20});<text:s text:c="3"/><text:span text:style-name="OrgSrcFontLockCommentDelimiterFace1">//<text:s/></text:span><text:span text:style-name="OrgSrcFontLockCommentFace1">stampa "10, 20"</text:span></text:p>
      <text:p text:style-name="P10">Funziona ancora!</text:p>
      <text:h text:outline-level="3" text:style-name="P19"><text:bookmark-start text:name="OrgXref.org0f80efd"/><text:bookmark text:name="org0f80efd"/>Puntatori a oggetti senza nome<text:s/><text:bookmark-end text:name="OrgXref.org0f80efd"/></text:h>
      <text:p text:style-name="P10">Potresti aver notato nell'ultimo esempio che anche in questo caso stavamo usando una<text:s/><text:span text:style-name="OrgCode1">struct</text:span>, stavamo passando una copia della<text:s/><text:span text:style-name="OrgCode1">struct</text:span><text:s/>a<text:s/><text:span text:style-name="OrgCode1">print_coord()</text:span><text:s/>invece di passare un puntatore a<text:s/><text:span text:style-name="OrgCode1">struct</text:span>.</text:p>
      <text:p text:style-name="P10">Nota che possiamo semplicemente prendere l'indirizzo di un oggetto senza nome con<text:s/><text:span text:style-name="OrgCode1">&amp;</text:span><text:s/>come sempre.</text:p>
      <text:p text:style-name="P10">Questo perché in generale, se un operatore avesse lavorato su una variabile di quel tipo puoi usare quell'operatore su un oggetto senza nome di quel tipo.</text:p>
      <text:p text:style-name="P10">Modifichiamo il codice precedente in modo da passare un puntatore a un oggetto senza nome</text:p>
      <text:p text:style-name="P16"><text:span text:style-name="OrgSrcFontLockPreprocessorFace1">#include</text:span><text:s/><text:span text:style-name="OrgSrcFontLockStringFace1">&lt;stdio.h&gt;</text:span></text:p>
      <text:p text:style-name="P16"/>
      <text:p text:style-name="P16"><text:span text:style-name="OrgSrcFontLockKeywordFace1">struct</text:span><text:s/><text:span text:style-name="OrgSrcFontLockTypeFace1">coord</text:span><text:s/>{</text:p>
      <text:p text:style-name="P16"><text:s text:c="4"/><text:span text:style-name="OrgSrcFontLockTypeFace1">int</text:span><text:s/><text:span text:style-name="OrgSrcFontLockVariableNameFace1">x</text:span>,<text:s/><text:span text:style-name="OrgSrcFontLockVariableNameFace1">y</text:span>;</text:p>
      <text:p text:style-name="P16">};</text:p>
      <text:p text:style-name="P16"/>
      <text:p text:style-name="P16"><text:span text:style-name="OrgSrcFontLockTypeFace1">void</text:span><text:s/><text:span text:style-name="OrgSrcFontLockFunctionNameFace1">print_coord</text:span>(<text:span text:style-name="OrgSrcFontLockKeywordFace1">struct</text:span><text:s/><text:span text:style-name="OrgSrcFontLockTypeFace1">coord</text:span><text:s/>*<text:span text:style-name="OrgSrcFontLockVariableNameFace1">c</text:span>)</text:p>
      <text:p text:style-name="P16">{</text:p>
      <text:p text:style-name="P16"><text:s text:c="4"/>printf(<text:span text:style-name="OrgSrcFontLockStringFace1">"%d, %d\n"</text:span>, c-&gt;x, c-&gt;y);</text:p>
      <text:p text:style-name="P16">}</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text:span text:style-name="OrgSrcFontLockCommentDelimiterFace1">//<text:s text:c="5"/></text:span><text:span text:style-name="OrgSrcFontLockCommentFace1">Note the &amp;</text:span></text:p>
      <text:p text:style-name="P16"><text:s text:c="4"/><text:span text:style-name="OrgSrcFontLockCommentDelimiterFace1">//<text:s text:c="10"/></text:span><text:span text:style-name="OrgSrcFontLockCommentFace1">|</text:span></text:p>
      <text:p text:style-name="P16"><text:s text:c="4"/>print_coord(&amp;(<text:span text:style-name="OrgSrcFontLockKeywordFace1">struct</text:span><text:s/><text:span text:style-name="OrgSrcFontLockTypeFace1">coord</text:span>){.x=10, .y=20});<text:s text:c="3"/><text:span text:style-name="OrgSrcFontLockCommentDelimiterFace1">//<text:s/></text:span><text:span text:style-name="OrgSrcFontLockCommentFace1">stampa "10, 20"</text:span></text:p>
      <text:p text:style-name="P17">}</text:p>
      <text:p text:style-name="P10">Inoltre questo può essere un buon modo per passare anche i puntatori a oggetti semplici:</text:p>
      <text:p text:style-name="P16"><text:span text:style-name="OrgSrcFontLockCommentDelimiterFace1">//<text:s/></text:span><text:span text:style-name="OrgSrcFontLockCommentFace1">Pass a pointer to an int with value 3490</text:span></text:p>
      <text:p text:style-name="P17">foo(&amp;(<text:span text:style-name="OrgSrcFontLockTypeFace1">int</text:span>){3490});</text:p>
      <text:p text:style-name="P10">Facile così.</text:p>
      <text:list text:style-name="OrgNumberedList24" xml:id="list-14b092ba-5675-4bfb-873a-ee0ce658b7ec">
        <text:list-item>
          <text:number>1.</text:number>
          <text:p text:style-name="P10"><text:bookmark text:name="orgee8e6e1"/><text:bookmark-start text:name="OrgXref.orgee8e6e1"/>Oggetti senza nome e ambito<text:s/><text:bookmark-end text:name="OrgXref.orgee8e6e1"/></text:p>
          <text:p text:style-name="P10">La durata di un oggetto senza nome termina alla fine del suo ambito. Il più grande modo in cui potrebbe farti male è nel caso crei un nuovo oggetto senza nome, ottenere un puntatore ad esso e quindi lasciare l'ambito dell'oggetto. In tal caso, il puntatore si riferirà a un oggetto morto.</text:p>
          <text:p text:style-name="P10">Quindi questo è un comportamento indefinito:</text:p>
          <text:p text:style-name="P16"><text:span text:style-name="OrgSrcFontLockTypeFace1">int</text:span><text:s/>*<text:span text:style-name="OrgSrcFontLockVariableNameFace1">p</text:span>;</text:p>
          <text:p text:style-name="P16"/>
          <text:p text:style-name="P16">{</text:p>
          <text:p text:style-name="P16"><text:s text:c="4"/>p = &amp;(<text:span text:style-name="OrgSrcFontLockTypeFace1">int</text:span>){10};</text:p>
          <text:p text:style-name="P16">}</text:p>
          <text:p text:style-name="P16"/>
          <text:p text:style-name="P17">printf(<text:span text:style-name="OrgSrcFontLockStringFace1">"%d\n"</text:span>, *p);<text:s text:c="2"/><text:span text:style-name="OrgSrcFontLockCommentDelimiterFace1">//<text:s/></text:span><text:span text:style-name="OrgSrcFontLockCommentFace1">NON VALIDO: Il (int){10} è fuori portata</text:span></text:p>
          <text:p text:style-name="P10">Allo stesso modo non è possibile restituire un puntatore a un oggetto senza nome da una funzione. L'oggetto viene deallocato quando esce dall'ambito:</text:p>
          <text:p text:style-name="P16"><text:span text:style-name="OrgSrcFontLockPreprocessorFace1">#include</text:span><text:s/><text:span text:style-name="OrgSrcFontLockStringFace1">&lt;stdio.h&gt;</text:span></text:p>
          <text:p text:style-name="P16"/>
          <text:p text:style-name="P16"><text:span text:style-name="OrgSrcFontLockTypeFace1">int</text:span><text:s/>*<text:span text:style-name="OrgSrcFontLockFunctionNameFace1">get3490</text:span>(<text:span text:style-name="OrgSrcFontLockTypeFace1">void</text:span>)</text:p>
          <text:p text:style-name="P16">{</text:p>
          <text:p text:style-name="P16"><text:s text:c="4"/><text:span text:style-name="OrgSrcFontLockCommentDelimiterFace1">//<text:s/></text:span><text:span text:style-name="OrgSrcFontLockCommentFace1">Don't do this</text:span></text:p>
          <text:p text:style-name="P16"><text:s text:c="4"/><text:span text:style-name="OrgSrcFontLockKeywordFace1">return</text:span><text:s/>&amp;(<text:span text:style-name="OrgSrcFontLockTypeFace1">int</text:span>){3490};</text:p>
          <text:p text:style-name="P16">}</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printf(<text:span text:style-name="OrgSrcFontLockStringFace1">"%d\n"</text:span>, *get3490());<text:s text:c="2"/><text:span text:style-name="OrgSrcFontLockCommentDelimiterFace1">//<text:s/></text:span><text:span text:style-name="OrgSrcFontLockCommentFace1">NON VALIDO: (int){3490} è fuori portata</text:span></text:p>
          <text:p text:style-name="P17">}</text:p>
          <text:p text:style-name="P10">Basti pensare al loro ambito come a quello di una normale variabile locale. Non è nemmeno possibile restituire un puntatore a una variabile locale.</text:p>
        </text:list-item>
      </text:list>
      <text:h text:outline-level="3" text:style-name="P19"><text:bookmark text:name="orgdfeb2a3"/><text:bookmark-start text:name="OrgXref.orgdfeb2a3"/>Stupido esempio di oggetto senza nome<text:s/><text:bookmark-end text:name="OrgXref.orgdfeb2a3"/></text:h>
      <text:p text:style-name="P10">Puoi inserire qualsiasi tipo e creare un oggetto senza nome.</text:p>
      <text:p text:style-name="P10">Ad esempio questi sono effettivamente equivalenti:</text:p>
      <text:p text:style-name="P16"><text:span text:style-name="OrgSrcFontLockTypeFace1">int</text:span><text:s/><text:span text:style-name="OrgSrcFontLockVariableNameFace1">x</text:span><text:s/>= 3490;</text:p>
      <text:p text:style-name="P16"/>
      <text:p text:style-name="P16">printf(<text:span text:style-name="OrgSrcFontLockStringFace1">"%d\n"</text:span>, x);</text:p>
      <text:p text:style-name="P16"><text:span text:style-name="OrgSrcFontLockCommentDelimiterFace1">//<text:s/></text:span><text:span text:style-name="OrgSrcFontLockCommentFace1">3490 (variabile)</text:span></text:p>
      <text:p text:style-name="P16">printf(<text:span text:style-name="OrgSrcFontLockStringFace1">"%d\n"</text:span>, 3490);</text:p>
      <text:p text:style-name="P16"><text:span text:style-name="OrgSrcFontLockCommentDelimiterFace1">//<text:s/></text:span><text:span text:style-name="OrgSrcFontLockCommentFace1">3490 (costante)</text:span></text:p>
      <text:p text:style-name="P16">printf(<text:span text:style-name="OrgSrcFontLockStringFace1">"%d\n"</text:span>, (<text:span text:style-name="OrgSrcFontLockTypeFace1">int</text:span>){3490});</text:p>
      <text:p text:style-name="P17"><text:span text:style-name="OrgSrcFontLockCommentDelimiterFace1">//<text:s/></text:span><text:span text:style-name="OrgSrcFontLockCommentFace1">3490 (oggetto senza nome)</text:span></text:p>
      <text:p text:style-name="P10">Quest'ultimo non ha nome, ma è stupido. Tanto vale fare quello semplice nella linea precedente.</text:p>
      <text:p text:style-name="P10">Ma si spera che questo fornisca un po’ più di chiarezza sulla sintassi.</text:p>
      <text:h text:outline-level="2" text:style-name="P15"><text:bookmark-start text:name="OrgXref.orgcf1147f"/><text:bookmark text:name="orgcf1147f"/>Generic Selections<text:s/><text:bookmark-end text:name="OrgXref.orgcf1147f"/></text:h>
      <text:p text:style-name="P10">Questa è un'espressione che ti consente di selezionare diverse parti di codice a seconda del<text:s/><text:span text:style-name="Emphasis1">tipo</text:span><text:s/>del primo argomento dell'espressione.</text:p>
      <text:p text:style-name="P10">Vedremo un esempio tra un secondo ma è importante sapere che questo viene elaborato in fase di compilazione,<text:s/><text:span text:style-name="Emphasis1">non in fase di runtime</text:span>. Non è in corso alcuna analisi di runtime qui.</text:p>
      <text:p text:style-name="P10">L'espressione inizia con<text:s/><text:span text:style-name="OrgCode1">_Generic</text:span>, funziona un po' come un<text:s/><text:span text:style-name="OrgCode1">switch</text:span><text:s/>e richiede almeno due argomenti.</text:p>
      <text:p text:style-name="P10">Il primo argomento è un'espressione (o variabile<text:note text:note-class="footnote"><text:note-citation>191</text:note-citation><text:note-body><text:p text:style-name="P14">Una variabile utilizzata qui è un'espressione.</text:p></text:note-body></text:note>) che ha un<text:s/><text:span text:style-name="Emphasis1">tipo</text:span>. Tutte le espressioni hanno un tipo. I rimanenti argomenti di<text:s/><text:span text:style-name="OrgCode1">_Generic</text:span><text:s/>rappresentano i casi in cui sostituire il risultato dell'espressione se il primo argomento è di quel tipo.</text:p>
      <text:p text:style-name="P10">Che cosa?</text:p>
      <text:p text:style-name="P10">Proviamolo e vediamo.</text:p>
      <text:p text:style-name="P16"><text:span text:style-name="OrgSrcFontLockPreprocessorFace1">#include</text:span><text:s/><text:span text:style-name="OrgSrcFontLockStringFace1">&lt;stdio.h&gt;</text:span></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text:span text:style-name="OrgSrcFontLockTypeFace1">int</text:span><text:s/><text:span text:style-name="OrgSrcFontLockVariableNameFace1">i</text:span>;</text:p>
      <text:p text:style-name="P16"><text:s text:c="4"/><text:span text:style-name="OrgSrcFontLockTypeFace1">float</text:span><text:s/><text:span text:style-name="OrgSrcFontLockVariableNameFace1">f</text:span>;</text:p>
      <text:p text:style-name="P16"><text:s text:c="4"/><text:span text:style-name="OrgSrcFontLockTypeFace1">char</text:span><text:s/><text:span text:style-name="OrgSrcFontLockVariableNameFace1">c</text:span>;</text:p>
      <text:p text:style-name="P16"/>
      <text:p text:style-name="P16"><text:s text:c="4"/><text:span text:style-name="OrgSrcFontLockTypeFace1">char</text:span><text:s/>*<text:span text:style-name="OrgSrcFontLockVariableNameFace1">s</text:span><text:s/>= _Generic(i,</text:p>
      <text:p text:style-name="P16"><text:s text:c="20"/><text:span text:style-name="OrgSrcFontLockTypeFace1">int</text:span>:<text:s/><text:span text:style-name="OrgSrcFontLockStringFace1">"that variable is an int"</text:span>,</text:p>
      <text:p text:style-name="P16"><text:s text:c="20"/><text:span text:style-name="OrgSrcFontLockTypeFace1">float</text:span>:<text:s/><text:span text:style-name="OrgSrcFontLockStringFace1">"that variable is a float"</text:span>,</text:p>
      <text:p text:style-name="P16"><text:s text:c="20"/><text:span text:style-name="OrgSrcFontLockKeywordFace1">default</text:span>:<text:s/><text:span text:style-name="OrgSrcFontLockStringFace1">"that variable is some type"</text:span></text:p>
      <text:p text:style-name="P16"><text:s text:c="16"/>);</text:p>
      <text:p text:style-name="P16"/>
      <text:p text:style-name="P16"><text:s text:c="4"/>printf(<text:span text:style-name="OrgSrcFontLockStringFace1">"%s\n"</text:span>, s);</text:p>
      <text:p text:style-name="P17">}</text:p>
      <text:p text:style-name="P10">Controlla l'espressione<text:s/><text:span text:style-name="OrgCode1">_Generic</text:span><text:s/>che inizia alla riga 9.</text:p>
      <text:p text:style-name="P10">Quando il compilatore lo vede, esamina il tipo del primo argomento. (In questo esempio il tipo della variabile<text:s/><text:span text:style-name="OrgCode1">i</text:span>.) Quindi esamina i casi per qualcosa di quel tipo. Quindi sostituisce l'argomento al posto dell'intera espressione<text:s/><text:span text:style-name="OrgCode1">_Generic</text:span>.</text:p>
      <text:p text:style-name="P10">In questo caso<text:s/><text:span text:style-name="OrgCode1">i</text:span><text:s/>è un<text:s/><text:span text:style-name="OrgCode1">int</text:span>, quindi corrisponde a quel caso. Quindi la stringa viene sostituita nell'espressione. E perciò la riga diventa questa quando il compilatore la vede:</text:p>
      <text:p text:style-name="P17"><text:span text:style-name="OrgSrcFontLockTypeFace1">char</text:span><text:s/>*<text:span text:style-name="OrgSrcFontLockVariableNameFace1">s</text:span><text:s/>=<text:s/><text:span text:style-name="OrgSrcFontLockStringFace1">"that variable is an int"</text:span>;</text:p>
      <text:p text:style-name="P10">Se il compilatore non riesce a trovare una corrispondenza di tipo in<text:s/><text:span text:style-name="OrgCode1">_Generic</text:span>, cerca il caso<text:s/><text:span text:style-name="OrgCode1">default</text:span><text:s/>opzionale e lo utilizza.</text:p>
      <text:p text:style-name="P10">Se non riesce a trovare una corrispondenza di tipo e non esiste un valore<text:s/><text:span text:style-name="OrgCode1">default</text:span><text:s/>riceverai un errore di compilazione. La prima espressione<text:s/><text:span text:style-name="Bold1">deve</text:span><text:s/>corrispondere a uno dei tipi o al valore<text:s/><text:span text:style-name="OrgCode1">default</text:span>.</text:p>
      <text:p text:style-name="P10">Poiché è scomodo scrivere<text:s/><text:span text:style-name="OrgCode1">_Generic</text:span><text:s/>più e più volte, viene spesso utilizzato per creare il corpo di una macro che può essere facilmente riutilizzato ripetutamente.</text:p>
      <text:p text:style-name="P10">Facciamo una macro<text:s/><text:span text:style-name="OrgCode1">TYPESTR(x)</text:span><text:s/>che accetta un argomento e restituisce una stringa con il tipo dell'argomento.</text:p>
      <text:p text:style-name="P10">Quindi<text:s/><text:span text:style-name="OrgCode1">TYPESTR(1)</text:span><text:s/>restituirà ad esempio la stringa "<text:span text:style-name="OrgCode1">int</text:span>".</text:p>
      <text:p text:style-name="P10">Eccoci qui:</text:p>
      <text:p text:style-name="P16"><text:span text:style-name="OrgSrcFontLockPreprocessorFace1">#include</text:span><text:s/><text:span text:style-name="OrgSrcFontLockStringFace1">&lt;stdio.h&gt;</text:span></text:p>
      <text:p text:style-name="P16"/>
      <text:p text:style-name="P16"><text:span text:style-name="OrgSrcFontLockPreprocessorFace1">#define</text:span><text:s/><text:span text:style-name="OrgSrcFontLockFunctionNameFace1">TYPESTR</text:span>(<text:span text:style-name="OrgSrcFontLockVariableNameFace1">x</text:span>) _Generic((x), \</text:p>
      <text:p text:style-name="P16"><text:s text:c="24"/><text:span text:style-name="OrgSrcFontLockTypeFace1">int</text:span>:<text:s/><text:span text:style-name="OrgSrcFontLockStringFace1">"int"</text:span>, \</text:p>
      <text:p text:style-name="P16"><text:s text:c="24"/><text:span text:style-name="OrgSrcFontLockTypeFace1">long</text:span>:<text:s/><text:span text:style-name="OrgSrcFontLockStringFace1">"long"</text:span>, \</text:p>
      <text:p text:style-name="P16"><text:s text:c="24"/><text:span text:style-name="OrgSrcFontLockTypeFace1">float</text:span>:<text:s/><text:span text:style-name="OrgSrcFontLockStringFace1">"float"</text:span>, \</text:p>
      <text:p text:style-name="P16"><text:s text:c="24"/><text:span text:style-name="OrgSrcFontLockTypeFace1">double</text:span>:<text:s/><text:span text:style-name="OrgSrcFontLockStringFace1">"double"</text:span>, \</text:p>
      <text:p text:style-name="P16"><text:s text:c="24"/><text:span text:style-name="OrgSrcFontLockKeywordFace1">default</text:span>:<text:s/><text:span text:style-name="OrgSrcFontLockStringFace1">"something else"</text:span>)</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text:span text:style-name="OrgSrcFontLockTypeFace1">int</text:span><text:s/><text:span text:style-name="OrgSrcFontLockVariableNameFace1">i</text:span>;</text:p>
      <text:p text:style-name="P16"><text:s text:c="4"/><text:span text:style-name="OrgSrcFontLockTypeFace1">long</text:span><text:s/><text:span text:style-name="OrgSrcFontLockVariableNameFace1">l</text:span>;</text:p>
      <text:p text:style-name="P16"><text:s text:c="4"/><text:span text:style-name="OrgSrcFontLockTypeFace1">float</text:span><text:s/><text:span text:style-name="OrgSrcFontLockVariableNameFace1">f</text:span>;</text:p>
      <text:p text:style-name="P16"><text:s text:c="4"/><text:span text:style-name="OrgSrcFontLockTypeFace1">double</text:span><text:s/><text:span text:style-name="OrgSrcFontLockVariableNameFace1">d</text:span>;</text:p>
      <text:p text:style-name="P16"><text:s text:c="4"/><text:span text:style-name="OrgSrcFontLockTypeFace1">char</text:span><text:s/><text:span text:style-name="OrgSrcFontLockVariableNameFace1">c</text:span>;</text:p>
      <text:p text:style-name="P16"/>
      <text:p text:style-name="P16"><text:s text:c="4"/>printf(<text:span text:style-name="OrgSrcFontLockStringFace1">"i is type %s\n"</text:span>, TYPESTR(i));</text:p>
      <text:p text:style-name="P16"><text:s text:c="4"/>printf(<text:span text:style-name="OrgSrcFontLockStringFace1">"l is type %s\n"</text:span>, TYPESTR(l));</text:p>
      <text:p text:style-name="P16"><text:s text:c="4"/>printf(<text:span text:style-name="OrgSrcFontLockStringFace1">"f is type %s\n"</text:span>, TYPESTR(f));</text:p>
      <text:p text:style-name="P16"><text:s text:c="4"/>printf(<text:span text:style-name="OrgSrcFontLockStringFace1">"d is type %s\n"</text:span>, TYPESTR(d));</text:p>
      <text:p text:style-name="P16"><text:s text:c="4"/>printf(<text:span text:style-name="OrgSrcFontLockStringFace1">"c is type %s\n"</text:span>, TYPESTR(c));</text:p>
      <text:p text:style-name="P17">}</text:p>
      <text:p text:style-name="P10">Questo output:</text:p>
      <text:p text:style-name="P16">i is type<text:s/><text:span text:style-name="OrgSrcFontLockTypeFace1">int</text:span></text:p>
      <text:p text:style-name="P16"><text:span text:style-name="OrgSrcFontLockVariableNameFace1">l</text:span><text:s/>is type<text:s/><text:span text:style-name="OrgSrcFontLockTypeFace1">long</text:span></text:p>
      <text:p text:style-name="P16">f is type<text:s/><text:span text:style-name="OrgSrcFontLockTypeFace1">float</text:span></text:p>
      <text:p text:style-name="P16">d is type<text:s/><text:span text:style-name="OrgSrcFontLockTypeFace1">double</text:span></text:p>
      <text:p text:style-name="P17">c is type something<text:s/><text:span text:style-name="OrgSrcFontLockKeywordFace1">else</text:span></text:p>
      <text:p text:style-name="P10">Il che non dovrebbe sorprendere, perché come abbiamo detto il codice in<text:s/><text:span text:style-name="OrgCode1">main()</text:span><text:s/>viene sostituito con il seguente quando viene compilato:</text:p>
      <text:p text:style-name="P16">printf(<text:span text:style-name="OrgSrcFontLockStringFace1">"i is type %s\n"</text:span>,<text:s/><text:span text:style-name="OrgSrcFontLockStringFace1">"int"</text:span>);</text:p>
      <text:p text:style-name="P16">printf(<text:span text:style-name="OrgSrcFontLockStringFace1">"l is type %s\n"</text:span>,<text:s/><text:span text:style-name="OrgSrcFontLockStringFace1">"long"</text:span>);</text:p>
      <text:p text:style-name="P16">printf(<text:span text:style-name="OrgSrcFontLockStringFace1">"f is type %s\n"</text:span>,<text:s/><text:span text:style-name="OrgSrcFontLockStringFace1">"float"</text:span>);</text:p>
      <text:p text:style-name="P16">printf(<text:span text:style-name="OrgSrcFontLockStringFace1">"d is type %s\n"</text:span>,<text:s/><text:span text:style-name="OrgSrcFontLockStringFace1">"double"</text:span>);</text:p>
      <text:p text:style-name="P17">printf(<text:span text:style-name="OrgSrcFontLockStringFace1">"c is type %s\n"</text:span>,<text:s/><text:span text:style-name="OrgSrcFontLockStringFace1">"something else"</text:span>);</text:p>
      <text:p text:style-name="P10">E questo è esattamente l'output che vediamo.</text:p>
      <text:p text:style-name="P10">Facciamone un altro. Ho incluso alcune macro qui in modo che quando esegui:</text:p>
      <text:p text:style-name="P16"><text:span text:style-name="OrgSrcFontLockTypeFace1">int</text:span><text:s/><text:span text:style-name="OrgSrcFontLockVariableNameFace1">i</text:span><text:s/>= 10;</text:p>
      <text:p text:style-name="P16"><text:span text:style-name="OrgSrcFontLockTypeFace1">char</text:span><text:s/>*<text:span text:style-name="OrgSrcFontLockVariableNameFace1">s</text:span><text:s/>=<text:s/><text:span text:style-name="OrgSrcFontLockStringFace1">"Foo!"</text:span>;</text:p>
      <text:p text:style-name="P16"/>
      <text:p text:style-name="P16"><text:span text:style-name="OrgSrcFontLockFunctionNameFace1">PRINT_VAL</text:span>(i);</text:p>
      <text:p text:style-name="P17"><text:span text:style-name="OrgSrcFontLockFunctionNameFace1">PRINT_VAL</text:span>(s);</text:p>
      <text:p text:style-name="P10">ottieni l'output:</text:p>
      <text:p text:style-name="P16">i = 10</text:p>
      <text:p text:style-name="P17">s = Foo!</text:p>
      <text:p text:style-name="P10">Per farlo dovremo usare qualche macro magiaca.</text:p>
      <text:p text:style-name="P16"><text:span text:style-name="OrgSrcFontLockPreprocessorFace1">#include</text:span><text:s/><text:span text:style-name="OrgSrcFontLockStringFace1">&lt;stdio.h&gt;</text:span></text:p>
      <text:p text:style-name="P16"><text:span text:style-name="OrgSrcFontLockPreprocessorFace1">#include</text:span><text:s/><text:span text:style-name="OrgSrcFontLockStringFace1">&lt;string.h&gt;</text:span></text:p>
      <text:p text:style-name="P16"/>
      <text:p text:style-name="P16"><text:span text:style-name="OrgSrcFontLockCommentDelimiterFace1">//<text:s/></text:span><text:span text:style-name="OrgSrcFontLockCommentFace1">Macro che restituisce un identificatore di formato per un tipo</text:span></text:p>
      <text:p text:style-name="P16"><text:span text:style-name="OrgSrcFontLockPreprocessorFace1">#define</text:span><text:s/><text:span text:style-name="OrgSrcFontLockFunctionNameFace1">FMTSPEC</text:span>(<text:span text:style-name="OrgSrcFontLockVariableNameFace1">x</text:span>) _Generic((x), \</text:p>
      <text:p text:style-name="P16"><text:s text:c="24"/><text:span text:style-name="OrgSrcFontLockTypeFace1">int</text:span>:<text:s/><text:span text:style-name="OrgSrcFontLockStringFace1">"%d"</text:span>, \</text:p>
      <text:p text:style-name="P16"><text:s text:c="24"/><text:span text:style-name="OrgSrcFontLockTypeFace1">long</text:span>:<text:s/><text:span text:style-name="OrgSrcFontLockStringFace1">"%ld"</text:span>, \</text:p>
      <text:p text:style-name="P16"><text:s text:c="24"/><text:span text:style-name="OrgSrcFontLockTypeFace1">float</text:span>:<text:s/><text:span text:style-name="OrgSrcFontLockStringFace1">"%f"</text:span>, \</text:p>
      <text:p text:style-name="P16"><text:s text:c="24"/><text:span text:style-name="OrgSrcFontLockTypeFace1">double</text:span>:<text:s/><text:span text:style-name="OrgSrcFontLockStringFace1">"%f"</text:span>, \</text:p>
      <text:p text:style-name="P16"><text:s text:c="24"/><text:span text:style-name="OrgSrcFontLockTypeFace1">char</text:span><text:s/>*:<text:s/><text:span text:style-name="OrgSrcFontLockStringFace1">"%s"</text:span>)</text:p>
      <text:p text:style-name="P16"><text:s text:c="24"/><text:span text:style-name="OrgSrcFontLockCommentDelimiterFace1">//<text:s/></text:span><text:span text:style-name="OrgSrcFontLockCommentFace1">TODO: add more types</text:span></text:p>
      <text:p text:style-name="P16"/>
      <text:p text:style-name="P16"><text:span text:style-name="OrgSrcFontLockCommentDelimiterFace1">//<text:s/></text:span><text:span text:style-name="OrgSrcFontLockCommentFace1">Macro che stampa una variabile nel modulo "name = value"</text:span></text:p>
      <text:p text:style-name="P16"><text:span text:style-name="OrgSrcFontLockPreprocessorFace1">#define</text:span><text:s/><text:span text:style-name="OrgSrcFontLockFunctionNameFace1">PRINT_VAL</text:span>(<text:span text:style-name="OrgSrcFontLockVariableNameFace1">x</text:span>)<text:s/><text:span text:style-name="OrgSrcFontLockKeywordFace1">do</text:span><text:s/>{ \</text:p>
      <text:p text:style-name="P16"><text:s text:c="4"/><text:span text:style-name="OrgSrcFontLockTypeFace1">char</text:span><text:s/><text:span text:style-name="OrgSrcFontLockVariableNameFace1">fmt</text:span>[512]; \</text:p>
      <text:p text:style-name="P16"><text:s text:c="4"/>snprintf(fmt,<text:s/><text:span text:style-name="OrgSrcFontLockKeywordFace1">sizeof</text:span><text:s/>fmt, #x<text:s/><text:span text:style-name="OrgSrcFontLockStringFace1">" = %s\n"</text:span>, FMTSPEC(x)); \</text:p>
      <text:p text:style-name="P16"><text:s text:c="4"/>printf(fmt, (x)); \</text:p>
      <text:p text:style-name="P16">}<text:s/><text:span text:style-name="OrgSrcFontLockKeywordFace1">while</text:span>(0)</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text:span text:style-name="OrgSrcFontLockTypeFace1">int</text:span><text:s/><text:span text:style-name="OrgSrcFontLockVariableNameFace1">i</text:span><text:s/>= 10;</text:p>
      <text:p text:style-name="P16"><text:s text:c="4"/><text:span text:style-name="OrgSrcFontLockTypeFace1">float</text:span><text:s/><text:span text:style-name="OrgSrcFontLockVariableNameFace1">f</text:span><text:s/>= 3.14159;</text:p>
      <text:p text:style-name="P16"><text:s text:c="4"/><text:span text:style-name="OrgSrcFontLockTypeFace1">char</text:span><text:s/>*<text:span text:style-name="OrgSrcFontLockVariableNameFace1">s</text:span><text:s/>=<text:s/><text:span text:style-name="OrgSrcFontLockStringFace1">"Hello, world!"</text:span>;</text:p>
      <text:p text:style-name="P16"/>
      <text:p text:style-name="P16"><text:s text:c="4"/>PRINT_VAL(i);</text:p>
      <text:p text:style-name="P16"><text:s text:c="4"/>PRINT_VAL(f);</text:p>
      <text:p text:style-name="P16"><text:s text:c="4"/>PRINT_VAL(s);</text:p>
      <text:p text:style-name="P17">}</text:p>
      <text:p text:style-name="P10">per l'output:</text:p>
      <text:p text:style-name="P16">i = 10</text:p>
      <text:p text:style-name="P16">f = 3.141590</text:p>
      <text:p text:style-name="P17">s = Hello, world!</text:p>
      <text:p text:style-name="P10">Avremmo potuto racchiudere tutto in un unico grande macro, ma l'ho diviso in due per evitare sanguinamenti agli occhi.</text:p>
      <text:h text:outline-level="1" text:style-name="P9"><text:bookmark-start text:name="OrgXref.org0850f9b"/><text:bookmark text:name="org0850f9b"/>Array Parte II<text:s/><text:bookmark-end text:name="OrgXref.org0850f9b"/></text:h>
      <text:p text:style-name="P10">In questo capitolo esamineremo alcune cose extra riguardanti gli array.</text:p>
      <text:list text:style-name="OrgBulletedList" xml:id="list-7459832e-9b4a-4cbb-a0b9-ab5bf8274b11">
        <text:list-item>
          <text:p text:style-name="P10">Qualificatori di tipo con parametri di array</text:p>
        </text:list-item>
        <text:list-item>
          <text:p text:style-name="P10">La parola chiave<text:s/><text:span text:style-name="OrgCode1">static</text:span><text:s/>con parametri di array</text:p>
        </text:list-item>
        <text:list-item>
          <text:p text:style-name="P10">Inizializzatori di array multidimensionali parziali</text:p>
        </text:list-item>
      </text:list>
      <text:p text:style-name="P10">Non si vedono molto comunemente ma gli daremo un'occhiata dato che fanno parte delle specifiche più recenti.</text:p>
      <text:h text:outline-level="2" text:style-name="P15"><text:bookmark text:name="org40a2a84"/><text:bookmark-start text:name="OrgXref.org40a2a84"/>Qualificatori di tipo per array negli elenchi di parametri<text:s/><text:bookmark-end text:name="OrgXref.org40a2a84"/></text:h>
      <text:p text:style-name="P10">Se ricordi in precedenza queste due cose sono equivalenti negli elenchi di parametri di funzione:</text:p>
      <text:p text:style-name="P16"><text:span text:style-name="OrgSrcFontLockTypeFace1">int</text:span><text:s/><text:span text:style-name="OrgSrcFontLockFunctionNameFace1">func</text:span>(<text:span text:style-name="OrgSrcFontLockTypeFace1">int</text:span><text:s/>*<text:span text:style-name="OrgSrcFontLockVariableNameFace1">p</text:span>) {...}</text:p>
      <text:p text:style-name="P17"><text:span text:style-name="OrgSrcFontLockTypeFace1">int</text:span><text:s/><text:span text:style-name="OrgSrcFontLockFunctionNameFace1">func</text:span>(<text:span text:style-name="OrgSrcFontLockTypeFace1">int</text:span><text:s/><text:span text:style-name="OrgSrcFontLockVariableNameFace1">p</text:span>[]) {...}</text:p>
      <text:p text:style-name="P10">E potresti anche ricordare che puoi aggiungere qualificatori di tipo a una variabile puntatore in questo modo:</text:p>
      <text:p text:style-name="P16"><text:span text:style-name="OrgSrcFontLockTypeFace1">int</text:span><text:s/>*<text:span text:style-name="OrgSrcFontLockKeywordFace1">const</text:span><text:s/><text:span text:style-name="OrgSrcFontLockVariableNameFace1">p</text:span>;</text:p>
      <text:p text:style-name="P16"><text:span text:style-name="OrgSrcFontLockTypeFace1">int</text:span><text:s/>*<text:span text:style-name="OrgSrcFontLockKeywordFace1">volatile</text:span><text:s/><text:span text:style-name="OrgSrcFontLockVariableNameFace1">p</text:span>;</text:p>
      <text:p text:style-name="P16"><text:span text:style-name="OrgSrcFontLockTypeFace1">int</text:span><text:s/>*<text:span text:style-name="OrgSrcFontLockKeywordFace1">const</text:span><text:s/><text:span text:style-name="OrgSrcFontLockKeywordFace1">volatile</text:span><text:s/><text:span text:style-name="OrgSrcFontLockVariableNameFace1">p</text:span>;</text:p>
      <text:p text:style-name="P17"><text:span text:style-name="OrgSrcFontLockCommentDelimiterFace1">//<text:s/></text:span><text:span text:style-name="OrgSrcFontLockCommentFace1">etc.</text:span></text:p>
      <text:p text:style-name="P10">Ma come possiamo farlo quando utilizziamo la notazione di array nell'elenco dei parametri?</text:p>
      <text:p text:style-name="P10">Scopriamo ora che va tra parentesi. E puoi inserire il conteggio facoltativo dopo. Le due righe seguenti sono equivalenti:</text:p>
      <text:p text:style-name="P16"><text:span text:style-name="OrgSrcFontLockTypeFace1">int</text:span><text:s/><text:span text:style-name="OrgSrcFontLockFunctionNameFace1">func</text:span>(<text:span text:style-name="OrgSrcFontLockTypeFace1">int</text:span><text:s/>*<text:span text:style-name="OrgSrcFontLockKeywordFace1">const</text:span><text:s/><text:span text:style-name="OrgSrcFontLockKeywordFace1">volatile</text:span><text:s/><text:span text:style-name="OrgSrcFontLockVariableNameFace1">p</text:span>) {...}</text:p>
      <text:p text:style-name="P16"><text:span text:style-name="OrgSrcFontLockTypeFace1">int</text:span><text:s/><text:span text:style-name="OrgSrcFontLockFunctionNameFace1">func</text:span>(<text:span text:style-name="OrgSrcFontLockTypeFace1">int</text:span><text:s/><text:span text:style-name="OrgSrcFontLockVariableNameFace1">p</text:span>[<text:span text:style-name="OrgSrcFontLockKeywordFace1">const</text:span><text:s/><text:span text:style-name="OrgSrcFontLockKeywordFace1">volatile</text:span>]) {...}</text:p>
      <text:p text:style-name="P17"><text:span text:style-name="OrgSrcFontLockTypeFace1">int</text:span><text:s/><text:span text:style-name="OrgSrcFontLockFunctionNameFace1">func</text:span>(<text:span text:style-name="OrgSrcFontLockTypeFace1">int</text:span><text:s/><text:span text:style-name="OrgSrcFontLockVariableNameFace1">p</text:span>[<text:span text:style-name="OrgSrcFontLockKeywordFace1">const</text:span><text:s/><text:span text:style-name="OrgSrcFontLockKeywordFace1">volatile</text:span><text:s/>10]) {...}</text:p>
      <text:p text:style-name="P10">Se hai un array multidimensionale devi inserire i qualificatori del tipo nella prima serie di parentesi.</text:p>
      <text:h text:outline-level="2" text:style-name="P15"><text:span text:style-name="OrgCode1"><text:bookmark text:name="orge6ead64"/><text:bookmark-start text:name="OrgXref.orge6ead64"/>static</text:span><text:s/>per gli array negli elenchi di parametri<text:s/><text:bookmark-end text:name="OrgXref.orge6ead64"/></text:h>
      <text:p text:style-name="P10">Allo stesso modo è possibile utilizzare la parola chiave static nell'array in un elenco di parametri. Questo è qualcosa che non ho mai visto in natura. È<text:s/><text:span text:style-name="Bold1">sempre</text:span><text:s/>seguito da una dimensione:</text:p>
      <text:p text:style-name="P17"><text:span text:style-name="OrgSrcFontLockTypeFace1">int</text:span><text:s/><text:span text:style-name="OrgSrcFontLockFunctionNameFace1">func</text:span>(<text:span text:style-name="OrgSrcFontLockTypeFace1">int</text:span><text:s/><text:span text:style-name="OrgSrcFontLockVariableNameFace1">p</text:span>[<text:span text:style-name="OrgSrcFontLockKeywordFace1">static</text:span><text:s/>4]) {...}</text:p>
      <text:p text:style-name="P10">Cosa significa? Nell'esempio sopra è il compilatore che presuppone qualsiasi array passato alla funzione sarà composto da<text:s/><text:span text:style-name="Emphasis1">almeno</text:span><text:s/>4 elementi. Tutto il resto è un comportamento indefinito.</text:p>
      <text:p text:style-name="P16"><text:span text:style-name="OrgSrcFontLockTypeFace1">int</text:span><text:s/><text:span text:style-name="OrgSrcFontLockFunctionNameFace1">func</text:span>(<text:span text:style-name="OrgSrcFontLockTypeFace1">int</text:span><text:s/><text:span text:style-name="OrgSrcFontLockVariableNameFace1">p</text:span>[<text:span text:style-name="OrgSrcFontLockKeywordFace1">static</text:span><text:s/>4]) {...}</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text:span text:style-name="OrgSrcFontLockTypeFace1">int</text:span><text:s/><text:span text:style-name="OrgSrcFontLockVariableNameFace1">a</text:span>[] = {11, 22, 33, 44};</text:p>
      <text:p text:style-name="P16"><text:s text:c="4"/><text:span text:style-name="OrgSrcFontLockTypeFace1">int</text:span><text:s/><text:span text:style-name="OrgSrcFontLockVariableNameFace1">b</text:span>[] = {11, 22, 33, 44, 55};</text:p>
      <text:p text:style-name="P16"><text:s text:c="4"/><text:span text:style-name="OrgSrcFontLockTypeFace1">int</text:span><text:s/><text:span text:style-name="OrgSrcFontLockVariableNameFace1">c</text:span>[] = {11, 22};</text:p>
      <text:p text:style-name="P16"/>
      <text:p text:style-name="P16"><text:s text:c="4"/>func(a);<text:s text:c="2"/><text:span text:style-name="OrgSrcFontLockCommentDelimiterFace1">//<text:s/></text:span><text:span text:style-name="OrgSrcFontLockCommentFace1">OK! a è di 4 elementi, il minimo</text:span></text:p>
      <text:p text:style-name="P16"><text:s text:c="4"/>func(b);<text:s text:c="2"/><text:span text:style-name="OrgSrcFontLockCommentDelimiterFace1">//<text:s/></text:span><text:span text:style-name="OrgSrcFontLockCommentFace1">OK! b è di almeno 4 elementi</text:span></text:p>
      <text:p text:style-name="P16"><text:s text:c="4"/>func(c);<text:s text:c="2"/><text:span text:style-name="OrgSrcFontLockCommentDelimiterFace1">//<text:s/></text:span><text:span text:style-name="OrgSrcFontLockCommentFace1">Comportamento indefinito! c è sotto i 4 elementi!</text:span></text:p>
      <text:p text:style-name="P17">}</text:p>
      <text:p text:style-name="P10">Questo imposta fondamentalmente la dimensione minima dell'array che puoi avere.</text:p>
      <text:p text:style-name="P10">Nota importante: non c'è nulla nel compilatore che vieti di passare in un array più piccolo. Il compilatore probabilmente non ti avviserà e non lo rileverà in fase di esecuzione.</text:p>
      <text:p text:style-name="P10">Inserendo<text:s/><text:span text:style-name="OrgCode1">static</text:span><text:s/>lì dentro stai dicendo: “Faccio la doppia PROMESSA segreta che non passerò mai in un array più piccolo di questo.” E il compilatore dice: "Sì, va bene" e confida che tu non lo faccia.</text:p>
      <text:p text:style-name="P10">E poi il compilatore può apportare determinate ottimizzazioni al codice con la certezza che tu, il programmatore farai sempre la cosa giusta.</text:p>
      <text:h text:outline-level="2" text:style-name="P15"><text:bookmark text:name="orge9d1f40"/><text:bookmark-start text:name="OrgXref.orge9d1f40"/>Inizializzatori equivalenti<text:s/><text:bookmark-end text:name="OrgXref.orge9d1f40"/></text:h>
      <text:p text:style-name="P10">C è un po' diciamo…<text:s/><text:span text:style-name="Emphasis1">flessibile</text:span><text:s/>quando si tratta di inizializzatori di array.</text:p>
      <text:p text:style-name="P10">Ne abbiamo già visto alcuni in cui tutti i valori mancanti vengono sostituiti con zero.</text:p>
      <text:p text:style-name="P10">Ad esempio possiamo inizializzare un array di 5 elementi su<text:s/><text:span text:style-name="OrgCode1">1,2,0,0,0</text:span><text:s/>con questo:</text:p>
      <text:p text:style-name="P17"><text:span text:style-name="OrgSrcFontLockTypeFace1">int</text:span><text:s/><text:span text:style-name="OrgSrcFontLockVariableNameFace1">a</text:span>[5] = {1, 2};</text:p>
      <text:p text:style-name="P10">Oppure imposta un array interamente di zero con:</text:p>
      <text:p text:style-name="P17"><text:span text:style-name="OrgSrcFontLockTypeFace1">int</text:span><text:s/><text:span text:style-name="OrgSrcFontLockVariableNameFace1">a</text:span>[5] = {0};</text:p>
      <text:p text:style-name="P10">Ma le cose si fanno interessanti quando si inizializzano array multidimensionali. Creiamo un array di 3 righe e 2 colonne:</text:p>
      <text:p text:style-name="P17"><text:span text:style-name="OrgSrcFontLockTypeFace1">int</text:span><text:s/><text:span text:style-name="OrgSrcFontLockVariableNameFace1">a</text:span>[3][2];</text:p>
      <text:p text:style-name="P10">Scriviamo del codice per inizializzarlo e stampare il risultato:</text:p>
      <text:p text:style-name="P16"><text:span text:style-name="OrgSrcFontLockPreprocessorFace1">#include</text:span><text:s/><text:span text:style-name="OrgSrcFontLockStringFace1">&lt;stdio.h&gt;</text:span></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text:span text:style-name="OrgSrcFontLockTypeFace1">int</text:span><text:s/><text:span text:style-name="OrgSrcFontLockVariableNameFace1">a</text:span>[3][2] = {</text:p>
      <text:p text:style-name="P16"><text:s text:c="8"/>{1, 2},</text:p>
      <text:p text:style-name="P16"><text:s text:c="8"/>{3, 4},</text:p>
      <text:p text:style-name="P16"><text:s text:c="8"/>{5, 6}</text:p>
      <text:p text:style-name="P16"><text:s text:c="4"/>};</text:p>
      <text:p text:style-name="P16"/>
      <text:p text:style-name="P16"><text:s text:c="4"/><text:span text:style-name="OrgSrcFontLockKeywordFace1">for</text:span><text:s/>(<text:span text:style-name="OrgSrcFontLockTypeFace1">int</text:span><text:s/><text:span text:style-name="OrgSrcFontLockVariableNameFace1">row</text:span><text:s/>= 0; row &lt; 3; row++) {</text:p>
      <text:p text:style-name="P16"><text:s text:c="8"/><text:span text:style-name="OrgSrcFontLockKeywordFace1">for</text:span><text:s/>(<text:span text:style-name="OrgSrcFontLockTypeFace1">int</text:span><text:s/><text:span text:style-name="OrgSrcFontLockVariableNameFace1">col</text:span><text:s/>= 0; col &lt; 2; col++)</text:p>
      <text:p text:style-name="P16"><text:s text:c="12"/>printf(<text:span text:style-name="OrgSrcFontLockStringFace1">"%d "</text:span>, a[row][col]);</text:p>
      <text:p text:style-name="P16"><text:s text:c="8"/>printf(<text:span text:style-name="OrgSrcFontLockStringFace1">"\n"</text:span>);</text:p>
      <text:p text:style-name="P16"><text:s text:c="4"/>}</text:p>
      <text:p text:style-name="P17">}</text:p>
      <text:p text:style-name="P10">E quando lo eseguiamo otteniamo ciò che ci aspettiamo:</text:p>
      <text:p text:style-name="P16">1 2</text:p>
      <text:p text:style-name="P16">3 4</text:p>
      <text:p text:style-name="P17">5 6</text:p>
      <text:p text:style-name="P10">Tralasciamo alcuni degli elementi inizializzatori e vediamo che vengono impostati su zero:</text:p>
      <text:p text:style-name="P16"><text:span text:style-name="OrgSrcFontLockTypeFace1">int</text:span><text:s/><text:span text:style-name="OrgSrcFontLockVariableNameFace1">a</text:span>[3][2] = {</text:p>
      <text:p text:style-name="P16"><text:s text:c="4"/>{1, 2},</text:p>
      <text:p text:style-name="P16"><text:s text:c="4"/>{3},<text:s text:c="4"/><text:span text:style-name="OrgSrcFontLockCommentDelimiterFace1">//<text:s/></text:span><text:span text:style-name="OrgSrcFontLockCommentFace1">Lascia fuori il 4!</text:span></text:p>
      <text:p text:style-name="P16"><text:s text:c="4"/>{5, 6}</text:p>
      <text:p text:style-name="P17">};</text:p>
      <text:p text:style-name="P10">che produce:</text:p>
      <text:p text:style-name="P16">1 2</text:p>
      <text:p text:style-name="P16">3 0</text:p>
      <text:p text:style-name="P17">5 6</text:p>
      <text:p text:style-name="P10">Ora tralasciamo l'intero ultimo elemento centrale:</text:p>
      <text:p text:style-name="P16"><text:s text:c="4"/><text:span text:style-name="OrgSrcFontLockTypeFace1">int</text:span><text:s/><text:span text:style-name="OrgSrcFontLockVariableNameFace1">a</text:span>[3][2] = {</text:p>
      <text:p text:style-name="P16"><text:s text:c="8"/>{1, 2},</text:p>
      <text:p text:style-name="P16"><text:s text:c="8"/><text:span text:style-name="OrgSrcFontLockCommentDelimiterFace1">//<text:s/></text:span><text:span text:style-name="OrgSrcFontLockCommentFace1">{3, 4},</text:span></text:p>
      <text:p text:style-name="P16"><text:span text:style-name="OrgSrcFontLockCommentDelimiterFace1">//<text:s/></text:span><text:span text:style-name="OrgSrcFontLockCommentFace1">Basta, taglia via tutta questa cosa</text:span></text:p>
      <text:p text:style-name="P16"><text:s text:c="8"/>{5, 6}</text:p>
      <text:p text:style-name="P17"><text:s text:c="4"/>};</text:p>
      <text:p text:style-name="P10">E ora capiamo questo che potrebbe non essere quello che ti aspetti:</text:p>
      <text:p text:style-name="P16">1 2</text:p>
      <text:p text:style-name="P16">5 6</text:p>
      <text:p text:style-name="P17">0 0</text:p>
      <text:p text:style-name="P10">Ma se ti fermi a pensarci abbiamo fornito inizializzatori sufficienti solo per due righe quindi sono stati utilizzati per le prime due righe. E gli elementi rimanenti sono stati inizializzati a zero. Fin qui tutto bene. Generalmente se tralasciamo parti dell'inizializzatore il compilatore imposta gli elementi corrispondenti a<text:s/><text:span text:style-name="OrgCode1">0</text:span>. Ma diventiamo<text:s/><text:span text:style-name="Emphasis1">pazzi</text:span>.</text:p>
      <text:p text:style-name="P17"><text:span text:style-name="OrgSrcFontLockTypeFace1">int</text:span><text:s/><text:span text:style-name="OrgSrcFontLockVariableNameFace1">a</text:span>[3][2] = { 1, 2, 3, 4, 5, 6 };</text:p>
      <text:p text:style-name="P10">Che cosa—? Questo è un array 2 ma ha solo un inizializzatore 1D! Risulta che è legale (anche se GCC lo avviserà con gli avvisi appropriati attivati). Fondamentalmente ciò che fa è iniziare a riempire gli elementi nella riga 0, quindi nella riga 1, quindi nella riga 2 da sinistra a destra. Perciò quando stampiamo viene stampato in ordine:</text:p>
      <text:p text:style-name="P16">1 2</text:p>
      <text:p text:style-name="P16">3 4</text:p>
      <text:p text:style-name="P17">5 6</text:p>
      <text:p text:style-name="P10">Se ne lasciamo alcuni fuori:</text:p>
      <text:p text:style-name="P17"><text:span text:style-name="OrgSrcFontLockTypeFace1">int</text:span><text:s/><text:span text:style-name="OrgSrcFontLockVariableNameFace1">a</text:span>[3][2] = { 1, 2, 3 };</text:p>
      <text:p text:style-name="P10">si riempiono con<text:s/><text:span text:style-name="OrgCode1">0</text:span>:</text:p>
      <text:p text:style-name="P16">1 2</text:p>
      <text:p text:style-name="P16">3 0</text:p>
      <text:p text:style-name="P17">0 0</text:p>
      <text:p text:style-name="P10">Quindi se vuoi riempire l'intero array con<text:s/><text:span text:style-name="OrgCode1">0</text:span><text:s/>vai avanti e:</text:p>
      <text:p text:style-name="P17"><text:span text:style-name="OrgSrcFontLockTypeFace1">int</text:span><text:s/><text:span text:style-name="OrgSrcFontLockVariableNameFace1">a</text:span>[3][2] = {0};</text:p>
      <text:p text:style-name="P10">Ma il mio consiglio è se hai un array 2D di utilizzare un inizializzatore 2D. Rende semplicemente il codice più leggibile. (Tranne che per inizializzare l'intero array con 0 nel qual caso è idiomatico utilizzare<text:s/><text:span text:style-name="OrgCode1">{0}</text:span><text:s/>indipendentemente dalla dimensione dell'array.)</text:p>
      <text:h text:outline-level="1" text:style-name="P9"><text:bookmark text:name="orgc5fc10d"/><text:bookmark-start text:name="OrgXref.orgc5fc10d"/>Salti in lungo con<text:s/><text:span text:style-name="OrgCode1">setjmp, longjmp</text:span><text:s/><text:bookmark-end text:name="OrgXref.orgc5fc10d"/></text:h>
      <text:p text:style-name="P10">Abbiamo già visto<text:s/><text:span text:style-name="OrgCode1">goto</text:span>, che salta nell'ambito della funzione. Ma<text:s/><text:span text:style-name="OrgCode1">longjmp()</text:span><text:s/>ti consente di tornare a un punto precedente dell'esecuzione a una funzione che ha chiamato questo.</text:p>
      <text:p text:style-name="P10">Ci sono molte limitazioni e avvertenze ma questa può essere una funzione utile per uscire dal profondo dello stack di chiamate fino a uno stato precedente.</text:p>
      <text:p text:style-name="P10">Nella mia esperienza questa è una funzionalità utilizzata molto raramente.</text:p>
      <text:h text:outline-level="2" text:style-name="P15"><text:bookmark text:name="org41ac727"/><text:bookmark-start text:name="OrgXref.org41ac727"/>Utilizzando<text:s/><text:span text:style-name="OrgCode1">setjmp</text:span><text:s/>e<text:s/><text:span text:style-name="OrgCode1">longjmp</text:span><text:s/><text:bookmark-end text:name="OrgXref.org41ac727"/></text:h>
      <text:p text:style-name="P10">La danza che faremo qui consiste sostanzialmente nel mettere in esecuzione un segnalibro con<text:s/><text:span text:style-name="OrgCode1">setjmp()</text:span>. Successivamente chiameremo<text:s/><text:span text:style-name="OrgCode1">longjmp()</text:span><text:s/>e torneremo al punto precedente dell'esecuzione in cui abbiamo impostato il segnalibro con<text:s/><text:span text:style-name="OrgCode1">setjmp()</text:span>.</text:p>
      <text:p text:style-name="P10">E può farlo anche se hai chiamato sottofunzioni.</text:p>
      <text:p text:style-name="P10">Ecco una breve demo in cui chiamiamo funzioni a un paio di livelli di profondità e poi ne usciamo.</text:p>
      <text:p text:style-name="P10">Utilizzeremo una variabile di ambito file<text:s/><text:span text:style-name="OrgCode1">env</text:span><text:s/>per mantenere lo<text:s/><text:span text:style-name="Emphasis1">stato</text:span><text:s/>delle cose quando chiamiamo<text:s/><text:span text:style-name="OrgCode1">setjmp()</text:span><text:s/>in modo da poterli ripristinare quando chiamiamo<text:s/><text:span text:style-name="OrgCode1">longjmp()</text:span><text:s/>in seguito. Questa è la variabile in cui ricordiamo il nostro “posto”.</text:p>
      <text:p text:style-name="P10">La variabile<text:s/><text:span text:style-name="OrgCode1">env</text:span><text:s/>è di tipo<text:s/><text:span text:style-name="OrgCode1">jmp_buf</text:span>, un tipo opaco dichiarato in<text:s/><text:span text:style-name="OrgCode1">&lt;setjmp.h&gt;</text:span>.</text:p>
      <text:p text:style-name="P16"><text:span text:style-name="OrgSrcFontLockPreprocessorFace1">#include</text:span><text:s/><text:span text:style-name="OrgSrcFontLockStringFace1">&lt;stdio.h&gt;</text:span></text:p>
      <text:p text:style-name="P16"><text:span text:style-name="OrgSrcFontLockPreprocessorFace1">#include</text:span><text:s/><text:span text:style-name="OrgSrcFontLockStringFace1">&lt;setjmp.h&gt;</text:span></text:p>
      <text:p text:style-name="P16"/>
      <text:p text:style-name="P16"><text:span text:style-name="OrgSrcFontLockTypeFace1">jmp_buf</text:span><text:s/><text:span text:style-name="OrgSrcFontLockVariableNameFace1">env</text:span>;</text:p>
      <text:p text:style-name="P16"/>
      <text:p text:style-name="P16"><text:span text:style-name="OrgSrcFontLockTypeFace1">void</text:span><text:s/><text:span text:style-name="OrgSrcFontLockFunctionNameFace1">depth2</text:span>(<text:span text:style-name="OrgSrcFontLockTypeFace1">void</text:span>)</text:p>
      <text:p text:style-name="P16">{</text:p>
      <text:p text:style-name="P16"><text:s text:c="4"/>printf(<text:span text:style-name="OrgSrcFontLockStringFace1">"Entering depth 2\n"</text:span>);</text:p>
      <text:p text:style-name="P16"><text:s text:c="4"/>longjmp(env, 3490);</text:p>
      <text:p text:style-name="P16"><text:span text:style-name="OrgSrcFontLockCommentDelimiterFace1">//<text:s/></text:span><text:span text:style-name="OrgSrcFontLockCommentFace1">Bail out</text:span></text:p>
      <text:p text:style-name="P16"><text:s text:c="4"/>printf(<text:span text:style-name="OrgSrcFontLockStringFace1">"Leaving depth 2\n"</text:span>);</text:p>
      <text:p text:style-name="P16"><text:span text:style-name="OrgSrcFontLockCommentDelimiterFace1">//<text:s/></text:span><text:span text:style-name="OrgSrcFontLockCommentFace1">Questo non succedrà</text:span></text:p>
      <text:p text:style-name="P16">}</text:p>
      <text:p text:style-name="P16"/>
      <text:p text:style-name="P16"><text:span text:style-name="OrgSrcFontLockTypeFace1">void</text:span><text:s/><text:span text:style-name="OrgSrcFontLockFunctionNameFace1">depth1</text:span>(<text:span text:style-name="OrgSrcFontLockTypeFace1">void</text:span>)</text:p>
      <text:p text:style-name="P16">{</text:p>
      <text:p text:style-name="P16"><text:s text:c="4"/>printf(<text:span text:style-name="OrgSrcFontLockStringFace1">"Entering depth 1\n"</text:span>);</text:p>
      <text:p text:style-name="P16"><text:s text:c="4"/>depth2();</text:p>
      <text:p text:style-name="P16"><text:s text:c="4"/>printf(<text:span text:style-name="OrgSrcFontLockStringFace1">"Leaving depth 1\n"</text:span>);<text:s text:c="2"/><text:span text:style-name="OrgSrcFontLockCommentDelimiterFace1">//<text:s/></text:span><text:span text:style-name="OrgSrcFontLockCommentFace1">Questo non succedrà</text:span></text:p>
      <text:p text:style-name="P16">}</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text:span text:style-name="OrgSrcFontLockKeywordFace1">switch</text:span><text:s/>(setjmp(env)) {</text:p>
      <text:p text:style-name="P16"><text:s text:c="6"/><text:span text:style-name="OrgSrcFontLockKeywordFace1">case</text:span><text:s/>0:</text:p>
      <text:p text:style-name="P16"><text:s text:c="10"/>printf(<text:span text:style-name="OrgSrcFontLockStringFace1">"Calling into functions, setjmp() returned 0\n"</text:span>);</text:p>
      <text:p text:style-name="P16"><text:s text:c="10"/>depth1();</text:p>
      <text:p text:style-name="P16"><text:s text:c="10"/>printf(<text:span text:style-name="OrgSrcFontLockStringFace1">"Returned from functions\n"</text:span>);<text:s text:c="2"/><text:span text:style-name="OrgSrcFontLockCommentDelimiterFace1">//<text:s/></text:span><text:span text:style-name="OrgSrcFontLockCommentFace1">Questo non succedrà</text:span></text:p>
      <text:p text:style-name="P16"><text:s text:c="10"/><text:span text:style-name="OrgSrcFontLockKeywordFace1">break</text:span>;</text:p>
      <text:p text:style-name="P16"/>
      <text:p text:style-name="P16"><text:s text:c="6"/><text:span text:style-name="OrgSrcFontLockKeywordFace1">case</text:span><text:s/>3490:</text:p>
      <text:p text:style-name="P16"><text:s text:c="10"/>printf(<text:span text:style-name="OrgSrcFontLockStringFace1">"Bailed back to main, setjmp() returned 3490\n"</text:span>);</text:p>
      <text:p text:style-name="P16"><text:s text:c="10"/><text:span text:style-name="OrgSrcFontLockKeywordFace1">break</text:span>;</text:p>
      <text:p text:style-name="P16"><text:s text:c="4"/>}</text:p>
      <text:p text:style-name="P17">}</text:p>
      <text:p text:style-name="P10">Quando viene eseguito viene visualizzato questo output:</text:p>
      <text:p text:style-name="P16">Calling<text:s/><text:span text:style-name="OrgSrcFontLockTypeFace1">into</text:span><text:s/><text:span text:style-name="OrgSrcFontLockVariableNameFace1">functions</text:span>,<text:s/><text:span text:style-name="OrgSrcFontLockFunctionNameFace1">setjmp</text:span>() returned 0</text:p>
      <text:p text:style-name="P16">Entering depth 1</text:p>
      <text:p text:style-name="P16">Entering depth 2</text:p>
      <text:p text:style-name="P17">Bailed back to main,<text:s/><text:span text:style-name="OrgSrcFontLockFunctionNameFace1">setjmp</text:span>() returned 3490</text:p>
      <text:p text:style-name="P10">Se provi a prendere quell'output e ad abbinarlo al codice è chiaro che stanno succedendo alcune cose davvero<text:s/><text:span text:style-name="Emphasis1">strane</text:span>.</text:p>
      <text:p text:style-name="P10">Una delle cose più notevoli è che<text:s/><text:span text:style-name="OrgCode1">setjmp()</text:span><text:s/>restituisce<text:s/><text:span text:style-name="Emphasis1">due volte</text:span>. Qual è quello sincero? Cos'è questa stregoneria?!</text:p>
      <text:p text:style-name="P10">Quindi ecco l'accordo: se<text:s/><text:span text:style-name="OrgCode1">setjmp()</text:span><text:s/>restituisce<text:s/><text:span text:style-name="OrgCode1">0</text:span>, significa che a quel punto hai impostato correttamente il “segnalibro”.</text:p>
      <text:p text:style-name="P10">Se restituisce un valore diverso da zero, significa che sei appena tornato al "segnalibro" impostato in precedenza. (E il valore restituito è quello che passi a<text:s/><text:span text:style-name="OrgCode1">longjmp()</text:span>.)</text:p>
      <text:p text:style-name="P10">In questo modo puoi distinguere tra l'impostazione del segnalibro e il ritorno ad esso in un secondo momento.</text:p>
      <text:p text:style-name="P10">Pertanto quando il codice sopra chiama<text:s/><text:span text:style-name="OrgCode1">setjmp()</text:span><text:s/>per la prima volta,<text:s/><text:span text:style-name="OrgCode1">setjmp()</text:span><text:s/><text:span text:style-name="Emphasis1">memorizza</text:span><text:s/>lo stato nella variabile<text:s/><text:span text:style-name="OrgCode1">env</text:span><text:s/>e restituisce<text:s/><text:span text:style-name="OrgCode1">0</text:span>. Successivamente quando chiamiamo<text:s/><text:span text:style-name="OrgCode1">longjmp()</text:span><text:s/>con lo stesso<text:s/><text:span text:style-name="OrgCode1">env</text:span><text:s/>ripristina lo stato e<text:s/><text:span text:style-name="OrgCode1">setjmp()</text:span><text:s/>restituisce il valore che<text:s/><text:span text:style-name="OrgCode1">longjmp()</text:span><text:s/>è stato passato.</text:p>
      <text:h text:outline-level="2" text:style-name="P15"><text:bookmark text:name="org2bad806"/><text:bookmark-start text:name="OrgXref.org2bad806"/>Insidie<text:s/><text:bookmark-end text:name="OrgXref.org2bad806"/></text:h>
      <text:p text:style-name="P10">Sotto il cofano questo è piuttosto semplice. In genere il<text:s/><text:span text:style-name="Emphasis1">puntatore dello stack</text:span><text:s/>tiene traccia delle posizioni in memoria in cui sono archiviate le variabili locali e il<text:s/><text:span text:style-name="Emphasis1">contatore del programma</text:span><text:s/>tiene traccia dell'indirizzo dell'istruzione attualmente in esecuzione<text:note text:note-class="footnote"><text:note-citation>192</text:note-citation><text:note-body><text:p text:style-name="P14">Sia il "puntatore dello stack" che il "contatore del programma" sono correlati all'architettura sottostante e all'implementazione C e non fanno parte delle specifiche.</text:p></text:note-body></text:note>.</text:p>
      <text:p text:style-name="P10">Quindi se vogliamo tornare a una funzione precedente è fondamentalmente solo questione di ripristinare il puntatore dello stack e il contatore del programma sui valori mantenuti nella variabile<text:s/><text:span text:style-name="OrgCode1">jmp_buf</text:span><text:s/>e assicurarci che il valore restituito sia impostato correttamente. E poi l'esecuzione riprenderà lì.</text:p>
      <text:p text:style-name="P10">Ma una serie di fattori confondono questo creando un numero significativo di trappole comportamentali indefinite.</text:p>
      <text:h text:outline-level="3" text:style-name="P19"><text:bookmark-start text:name="OrgXref.org2c90de5"/><text:bookmark text:name="org2c90de5"/>I valori delle variabili locali<text:s/><text:bookmark-end text:name="OrgXref.org2c90de5"/></text:h>
      <text:p text:style-name="P10">Se vuoi i valori di automatic (non-<text:span text:style-name="OrgCode1">static</text:span><text:s/>e non-<text:span text:style-name="OrgCode1">extern</text:span>) variabili locali per persistere nella funzione che ha chiamato<text:s/><text:span text:style-name="OrgCode1">setjmp()</text:span><text:s/>dopo che si è verificato un<text:s/><text:span text:style-name="OrgCode1">longjmp()</text:span><text:s/>è necessario dichiarare tali variabili come<text:s/><text:span text:style-name="OrgCode1">volatile</text:span>.</text:p>
      <text:p text:style-name="P10">Tecnicamente devono essere<text:s/><text:span text:style-name="OrgCode1">volatile</text:span><text:s/>solo se cambiano tra il momento in cui viene chiamato<text:s/><text:span text:style-name="OrgCode1">setjmp()</text:span><text:s/>e il momento in cui viene chiamato<text:s/><text:span text:style-name="OrgCode1">longjmp()</text:span><text:note text:note-class="footnote"><text:note-citation>193</text:note-citation><text:note-body><text:p text:style-name="P14">La logica qui è che il programma potrebbe memorizzare temporaneamente un valore in un registro della CPU mentre sta lavorando su di esso. In tale intervallo di tempo il registro mantiene il valore corretto e il valore sullo stack potrebbe non essere aggiornato. Successivamente i valori del registro verrebbero sovrascritti e le modifiche alla variabile andrebbero perse.</text:p></text:note-body></text:note>.</text:p>
      <text:p text:style-name="P10">Ad esempio se eseguiamo questo codice:</text:p>
      <text:p text:style-name="P16"><text:span text:style-name="OrgSrcFontLockTypeFace1">int</text:span><text:s/><text:span text:style-name="OrgSrcFontLockVariableNameFace1">x</text:span><text:s/>= 20;</text:p>
      <text:p text:style-name="P16"/>
      <text:p text:style-name="P16"><text:span text:style-name="OrgSrcFontLockKeywordFace1">if</text:span><text:s/>(setjmp(env) == 0) {</text:p>
      <text:p text:style-name="P16"><text:s text:c="4"/>x = 30;</text:p>
      <text:p text:style-name="P17">}</text:p>
      <text:p text:style-name="P10">e poi<text:s/><text:span text:style-name="OrgCode1">longjmp()</text:span><text:s/>dietro il valore di<text:s/><text:span text:style-name="OrgCode1">x</text:span><text:s/>sarà indeterminato. Se vogliamo risolvere questo problema,<text:s/><text:span text:style-name="OrgCode1">x</text:span><text:s/>deve essere<text:s/><text:span text:style-name="OrgCode1">volatile</text:span>:</text:p>
      <text:p text:style-name="P16"><text:span text:style-name="OrgSrcFontLockKeywordFace1">volatile</text:span><text:s/><text:span text:style-name="OrgSrcFontLockTypeFace1">int</text:span><text:s/><text:span text:style-name="OrgSrcFontLockVariableNameFace1">x</text:span><text:s/>= 20;</text:p>
      <text:p text:style-name="P16"/>
      <text:p text:style-name="P16"><text:span text:style-name="OrgSrcFontLockKeywordFace1">if</text:span><text:s/>(setjmp(env) == 0) {</text:p>
      <text:p text:style-name="P16"><text:s text:c="4"/>x = 30;</text:p>
      <text:p text:style-name="P17">}</text:p>
      <text:p text:style-name="P10">Ora il valore sarà il<text:s/><text:span text:style-name="OrgCode1">30</text:span><text:s/>corretto dopo che<text:s/><text:span text:style-name="OrgCode1">longjmp()</text:span><text:s/>ci riporta a questo punto.</text:p>
      <text:h text:outline-level="3" text:style-name="P19"><text:bookmark text:name="org4defaa9"/><text:bookmark-start text:name="OrgXref.org4defaa9"/>How Much State is Saved?<text:s/><text:bookmark-end text:name="OrgXref.org4defaa9"/></text:h>
      <text:p text:style-name="P10">Quando si esegue<text:s/><text:span text:style-name="OrgCode1">longjmp()</text:span>, l'esecuzione riprende dal punto corrispondente a<text:s/><text:span text:style-name="OrgCode1">setjmp()</text:span>. E questo è tutto.</text:p>
      <text:p text:style-name="P10">Le specifiche sottolineano che è come se a quel punto fossi tornato alla funzione con le variabili locali impostate su qualunque valore avessero quando è stata effettuata la chiamata<text:s/><text:span text:style-name="OrgCode1">longjmp()</text:span>.</text:p>
      <text:p text:style-name="P10">Le cose che non vengono ripristinate includono parafrasando le specifiche:</text:p>
      <text:list text:style-name="OrgBulletedList" xml:id="list-e445ff79-e306-40f4-acb8-0b2cc869ad04">
        <text:list-item>
          <text:p text:style-name="P10">Flag di stato in virgola mobile</text:p>
        </text:list-item>
        <text:list-item>
          <text:p text:style-name="P10">File aperti</text:p>
        </text:list-item>
        <text:list-item>
          <text:p text:style-name="P10">Qualsiasi altro componente della macchina astratta</text:p>
        </text:list-item>
      </text:list>
      <text:h text:outline-level="3" text:style-name="P19"><text:bookmark text:name="orge20b20b"/><text:bookmark-start text:name="OrgXref.orge20b20b"/>Non puoi nominare nulla<text:s/><text:span text:style-name="OrgCode1">setjmp</text:span><text:s/><text:bookmark-end text:name="OrgXref.orge20b20b"/></text:h>
      <text:p text:style-name="P10">Non puoi avere identificatori<text:s/><text:span text:style-name="OrgCode1">extern</text:span><text:s/>con il nome<text:s/><text:span text:style-name="OrgCode1">setjmp</text:span>. Oppure se<text:s/><text:span text:style-name="OrgCode1">setjmp</text:span><text:s/>è una macro non puoi annullarne la definizione.</text:p>
      <text:p text:style-name="P10">Entrambi sono comportamenti indefiniti.</text:p>
      <text:h text:outline-level="3" text:style-name="P19"><text:bookmark-start text:name="OrgXref.orgf61c806"/><text:bookmark text:name="orgf61c806"/>Non puoi usare<text:s/><text:span text:style-name="OrgCode1">setjmp()</text:span><text:s/>in un'espressione più grande<text:s/><text:bookmark-end text:name="OrgXref.orgf61c806"/></text:h>
      <text:p text:style-name="P10">Cioè non puoi fare qualcosa del genere:</text:p>
      <text:p text:style-name="P17"><text:span text:style-name="OrgSrcFontLockKeywordFace1">if</text:span><text:s/>(x == 12 &amp;&amp; setjmp(env) == 0) { ... }</text:p>
      <text:p text:style-name="P10">È troppo complesso per essere consentito dalle specifiche a causa delle macchinazioni che devono verificarsi quando si srotola la pila e tutto il resto. Non possiamo riportare<text:s/><text:span text:style-name="OrgCode1">longjmp()</text:span><text:s/>in un'espressione complessa che è stata eseguita solo parzialmente.</text:p>
      <text:p text:style-name="P10">Quindi ci sono dei limiti alla complessità di tale espressione.</text:p>
      <text:list text:style-name="OrgBulletedList" xml:id="list-a9a08cb2-1420-45ca-914e-9d11b8e0234c">
        <text:list-item>
          <text:p text:style-name="P10">Può essere l'intera espressione di controllo del condizionale.</text:p>
        </text:list-item>
        <text:list-item>
          <text:p text:style-name="P10"><text:span text:style-name="OrgCode1">if (setjmp(env)) {...}</text:span></text:p>
        </text:list-item>
        <text:list-item>
          <text:p text:style-name="P10"><text:span text:style-name="OrgCode1">switch (setjmp(env)) {...}</text:span></text:p>
        </text:list-item>
        <text:list-item>
          <text:p text:style-name="P10">Può far parte di un'espressione relazionale o di uguaglianza purché l'altro operando sia una costante intera. E il tutto è l'espressione di controllo del condizionale.</text:p>
        </text:list-item>
        <text:list-item>
          <text:p text:style-name="P10"><text:span text:style-name="OrgCode1">if (setjmp(env) == 0) {...}</text:span></text:p>
        </text:list-item>
      </text:list>
      <text:p text:style-name="P10">L'operando di un'operazione logica NOT (<text:span text:style-name="OrgCode1">!</text:span>) essendo l'intera espressione di controllo.</text:p>
      <text:list text:style-name="OrgBulletedList" xml:id="list-0a0d83bf-a14c-4983-a661-044550e89099">
        <text:list-item>
          <text:p text:style-name="P10">~if (!setjmp(env)) {…}</text:p>
        </text:list-item>
        <text:list-item>
          <text:p text:style-name="P10">Un'espressione autonoma possibilmente castata a<text:s/><text:span text:style-name="OrgCode1">void</text:span>.</text:p>
        </text:list-item>
        <text:list-item>
          <text:p text:style-name="P10"><text:span text:style-name="OrgCode1">setjmp(env);</text:span></text:p>
        </text:list-item>
        <text:list-item>
          <text:p text:style-name="P10"><text:span text:style-name="OrgCode1">(void)setjmp(env);</text:span></text:p>
        </text:list-item>
      </text:list>
      <text:h text:outline-level="3" text:style-name="P19"><text:bookmark-start text:name="OrgXref.orgdccdf7a"/><text:bookmark text:name="orgdccdf7a"/>Quando non puoi usare<text:s/><text:span text:style-name="OrgCode1">longjmp()</text:span>?<text:s/><text:bookmark-end text:name="OrgXref.orgdccdf7a"/></text:h>
      <text:p text:style-name="P10">È un comportamento indefinito se:</text:p>
      <text:list text:style-name="OrgBulletedList" xml:id="list-b4d79187-e2b9-452c-ba3e-9ca9f6fcbb17">
        <text:list-item>
          <text:p text:style-name="P10">Non hai chiamato<text:s/><text:span text:style-name="OrgCode1">setjmp()</text:span><text:s/>prima</text:p>
        </text:list-item>
        <text:list-item>
          <text:p text:style-name="P10">Hai chiamato<text:s/><text:span text:style-name="OrgCode1">setjmp()</text:span><text:s/>da un altro thread</text:p>
        </text:list-item>
        <text:list-item>
          <text:p text:style-name="P10">Hai chiamato<text:s/><text:span text:style-name="OrgCode1">setjmp()</text:span><text:s/>nell'ambito di un array a lunghezza variabile (VLA), e l'esecuzione ha lasciato l'ambito di quel VLA prima che venisse chiamato<text:s/><text:span text:style-name="OrgCode1">longjmp()</text:span>.</text:p>
        </text:list-item>
        <text:list-item>
          <text:p text:style-name="P10">La funzione contenente<text:s/><text:span text:style-name="OrgCode1">setjmp()</text:span><text:s/>è terminata prima che fosse chiamato<text:s/><text:span text:style-name="OrgCode1">longjmp()</text:span>.</text:p>
        </text:list-item>
      </text:list>
      <text:p text:style-name="P10">Su quest'ultimo "uscito" include i normali ritorni dalla funzione, così come il caso in cui un altro<text:s/><text:span text:style-name="OrgCode1">longjmp()</text:span><text:s/>tornasse a "precedente" nello stack di chiamate rispetto alla funzione in questione.</text:p>
      <text:h text:outline-level="3" text:style-name="P19"><text:bookmark text:name="org62f6266"/><text:bookmark-start text:name="OrgXref.org62f6266"/>Non puoi passare<text:s/><text:span text:style-name="OrgCode1">0</text:span><text:s/>a<text:s/><text:span text:style-name="OrgCode1">longjmp()</text:span><text:s/><text:bookmark-end text:name="OrgXref.org62f6266"/></text:h>
      <text:p text:style-name="P10">Se provi a passare il valore<text:s/><text:span text:style-name="OrgCode1">0</text:span><text:s/>a<text:s/><text:span text:style-name="OrgCode1">longjmp()</text:span><text:s/>cambierà silenziosamente quel valore in<text:s/><text:span text:style-name="OrgCode1">1</text:span>.</text:p>
      <text:p text:style-name="P10">Poiché<text:s/><text:span text:style-name="OrgCode1">setjmp()</text:span><text:s/>alla fine restituisce questo valore e il fatto che<text:s/><text:span text:style-name="OrgCode1">setjmp()</text:span><text:s/>restituisca<text:s/><text:span text:style-name="OrgCode1">0</text:span><text:s/>ha un significato speciale è vietato restituire<text:s/><text:span text:style-name="OrgCode1">0</text:span>.</text:p>
      <text:h text:outline-level="3" text:style-name="P19"><text:span text:style-name="OrgCode1"><text:bookmark text:name="org082b819"/><text:bookmark-start text:name="OrgXref.org082b819"/>longjmp()</text:span><text:s/>e array a lunghezza variabile<text:s/><text:bookmark-end text:name="OrgXref.org082b819"/></text:h>
      <text:p text:style-name="P10">Se sei nell'ambito di un VLA e<text:s/><text:span text:style-name="OrgCode1">longjmp()</text:span><text:s/>disponibile la memoria allocata al VLA potrebbe avere una perdita<text:note text:note-class="footnote"><text:note-citation>194</text:note-citation><text:note-body><text:p text:style-name="P14">Cioè rimani allocato finché il programma non termina senza alcuna possibilità di liberarlo.</text:p></text:note-body></text:note>.</text:p>
      <text:p text:style-name="P10">La stessa cosa accade se si esegue<text:s/><text:span text:style-name="OrgCode1">longjmp()</text:span><text:s/>su qualsiasi funzione precedente che aveva ancora VLA nell'ambito.</text:p>
      <text:p text:style-name="P10">Questa è una cosa che mi ha davvero infastidito la capacità di VLA—che potresti scrivere codice C perfettamente legittimo che spreca memoria. Ma hey—Non sono responsabile delle specifiche.</text:p>
      <text:h text:outline-level="1" text:style-name="P9"><text:bookmark-start text:name="OrgXref.org7cdd074"/><text:bookmark text:name="org7cdd074"/>Tipi incompleti<text:s/><text:bookmark-end text:name="OrgXref.org7cdd074"/></text:h>
      <text:p text:style-name="P10">Potrebbe sorprenderti apprendere che questo si compila senza errori:</text:p>
      <text:p text:style-name="P16"><text:span text:style-name="OrgSrcFontLockKeywordFace1">extern</text:span><text:s/><text:span text:style-name="OrgSrcFontLockTypeFace1">int</text:span><text:s/><text:span text:style-name="OrgSrcFontLockVariableNameFace1">a</text:span>[];</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text:span text:style-name="OrgSrcFontLockKeywordFace1">struct</text:span><text:s/><text:span text:style-name="OrgSrcFontLockTypeFace1">foo</text:span><text:s/>*<text:span text:style-name="OrgSrcFontLockVariableNameFace1">x</text:span>;</text:p>
      <text:p text:style-name="P16"><text:s text:c="4"/><text:span text:style-name="OrgSrcFontLockKeywordFace1">union</text:span><text:s/><text:span text:style-name="OrgSrcFontLockTypeFace1">bar</text:span><text:s/>*<text:span text:style-name="OrgSrcFontLockVariableNameFace1">y</text:span>;</text:p>
      <text:p text:style-name="P16"><text:s text:c="4"/><text:span text:style-name="OrgSrcFontLockKeywordFace1">enum</text:span><text:s/><text:span text:style-name="OrgSrcFontLockTypeFace1">baz</text:span><text:s/>*<text:span text:style-name="OrgSrcFontLockVariableNameFace1">z</text:span>;</text:p>
      <text:p text:style-name="P17">}</text:p>
      <text:p text:style-name="P10">Non abbiamo mai indicato una taglia per<text:s/><text:span text:style-name="OrgCode1">a</text:span>. E abbiamo puntatori alle<text:s/><text:span text:style-name="OrgCode1">strutct</text:span>,<text:s/><text:span text:style-name="OrgCode1">foo</text:span>,<text:s/><text:span text:style-name="OrgCode1">bar</text:span><text:s/>e<text:s/><text:span text:style-name="OrgCode1">baz</text:span><text:s/>che non sembrano mai essere dichiarati da nessuna parte.</text:p>
      <text:p text:style-name="P10">E gli unici avvisi che ricevo sono che<text:s/><text:span text:style-name="OrgCode1">x, y</text:span><text:s/>e<text:s/><text:span text:style-name="OrgCode1">z</text:span><text:s/>non sono utilizzati.</text:p>
      <text:p text:style-name="P10">Questi sono esempi di<text:s/><text:span text:style-name="Emphasis1">tipi incompleti</text:span>.</text:p>
      <text:p text:style-name="P10">Un tipo incompleto è un tipo della dimensione (cioè la dimensione che otterresti da<text:s/><text:span text:style-name="OrgCode1">sizeof</text:span>) per il quale non è noto. Un altro modo di pensarlo è un tipo che non hai finito di dichiarare.</text:p>
      <text:p text:style-name="P10">Puoi avere un puntatore a un tipo incompleto ma non puoi dereferenziarlo o utilizzare l'aritmetica del puntatore su di esso. E non puoi usare<text:s/><text:span text:style-name="OrgCode1">sizeof</text:span><text:s/>su di esso.</text:p>
      <text:p text:style-name="P10">Quindi cosa puoi farci?</text:p>
      <text:h text:outline-level="2" text:style-name="P15"><text:bookmark-start text:name="OrgXref.org0d7b0dd"/><text:bookmark text:name="org0d7b0dd"/>Caso d'uso: strutture autoreferenziali<text:s/><text:bookmark-end text:name="OrgXref.org0d7b0dd"/></text:h>
      <text:p text:style-name="P10">Conosco solo un caso d'uso reale: inoltrare riferimenti a<text:s/><text:span text:style-name="OrgCode1">struct</text:span><text:s/>o<text:s/><text:span text:style-name="OrgCode1">union</text:span><text:s/>con strutture autoreferenziali o co-dipendenti. (Utilizzerò<text:s/><text:span text:style-name="OrgCode1">struct</text:span><text:s/>per il resto di questi esempi ma si applicano tutti allo stesso modo anche alle<text:s/><text:span text:style-name="OrgCode1">union</text:span>.)</text:p>
      <text:p text:style-name="P10">Facciamo prima il classico esempio.</text:p>
      <text:p text:style-name="P10">Ma prima di farlo sappi questo! Quando dichiari una<text:s/><text:span text:style-name="OrgCode1">struct</text:span>, la<text:s/><text:span text:style-name="OrgCode1">struct</text:span><text:s/>è incompleta finché non viene raggiunta la parentesi graffa di chiusura!</text:p>
      <text:p text:style-name="P16"><text:span text:style-name="OrgSrcFontLockKeywordFace1">struct</text:span><text:s/><text:span text:style-name="OrgSrcFontLockTypeFace1">antelope</text:span><text:s/>{<text:s text:c="14"/><text:span text:style-name="OrgSrcFontLockCommentDelimiterFace1">//<text:s/></text:span><text:span text:style-name="OrgSrcFontLockCommentFace1">struct antelope è incompleto qui</text:span></text:p>
      <text:p text:style-name="P16"><text:s text:c="4"/><text:span text:style-name="OrgSrcFontLockTypeFace1">int</text:span><text:s/><text:span text:style-name="OrgSrcFontLockVariableNameFace1">leg_count</text:span>;<text:s text:c="13"/><text:span text:style-name="OrgSrcFontLockCommentDelimiterFace1">//<text:s/></text:span><text:span text:style-name="OrgSrcFontLockCommentFace1">Ancora incompleto</text:span></text:p>
      <text:p text:style-name="P16"><text:s text:c="4"/><text:span text:style-name="OrgSrcFontLockTypeFace1">float</text:span><text:s/><text:span text:style-name="OrgSrcFontLockVariableNameFace1">stomach_fullness</text:span>;<text:s text:c="4"/><text:span text:style-name="OrgSrcFontLockCommentDelimiterFace1">//<text:s/></text:span><text:span text:style-name="OrgSrcFontLockCommentFace1">Ancora incompleto</text:span></text:p>
      <text:p text:style-name="P16"><text:s text:c="4"/><text:span text:style-name="OrgSrcFontLockTypeFace1">float</text:span><text:s/><text:span text:style-name="OrgSrcFontLockVariableNameFace1">top_speed</text:span>;<text:s text:c="11"/><text:span text:style-name="OrgSrcFontLockCommentDelimiterFace1">//<text:s/></text:span><text:span text:style-name="OrgSrcFontLockCommentFace1">Ancora incompleto</text:span></text:p>
      <text:p text:style-name="P16"><text:s text:c="4"/><text:span text:style-name="OrgSrcFontLockTypeFace1">char</text:span><text:s/>*<text:span text:style-name="OrgSrcFontLockVariableNameFace1">nickname</text:span>;<text:s text:c="12"/><text:span text:style-name="OrgSrcFontLockCommentDelimiterFace1">//<text:s/></text:span><text:span text:style-name="OrgSrcFontLockCommentFace1">Ancora incompleto</text:span></text:p>
      <text:p text:style-name="P17">};<text:s text:c="29"/><text:span text:style-name="OrgSrcFontLockCommentDelimiterFace1">//<text:s/></text:span><text:span text:style-name="OrgSrcFontLockCommentFace1">ORA è completo.</text:span></text:p>
      <text:p text:style-name="P10">E allora? Sembra abbastanza sano.</text:p>
      <text:p text:style-name="P10">Ma cosa succede se stiamo creando un elenco collegato? Ogni nodo dell'elenco collegato deve avere un riferimento a un altro nodo. Ma come possiamo creare un riferimento a un altro nodo se non abbiamo ancora finito nemmeno di dichiarare il nodo?</text:p>
      <text:p text:style-name="P10">L'indennità di C per i tipi incompleti lo rende possibile. Non possiamo dichiarare un nodo ma<text:s/><text:span text:style-name="Emphasis1">possiamo</text:span><text:s/>dichiarare un puntatore a uno anche se è incompleto!</text:p>
      <text:p text:style-name="P16"><text:span text:style-name="OrgSrcFontLockKeywordFace1">struct</text:span><text:s/><text:span text:style-name="OrgSrcFontLockTypeFace1">node</text:span><text:s/>{</text:p>
      <text:p text:style-name="P16"><text:s text:c="4"/><text:span text:style-name="OrgSrcFontLockTypeFace1">int</text:span><text:s/><text:span text:style-name="OrgSrcFontLockVariableNameFace1">val</text:span>;</text:p>
      <text:p text:style-name="P16"><text:s text:c="4"/><text:span text:style-name="OrgSrcFontLockKeywordFace1">struct</text:span><text:s/><text:span text:style-name="OrgSrcFontLockTypeFace1">node</text:span><text:s/>*<text:span text:style-name="OrgSrcFontLockVariableNameFace1">next</text:span>;</text:p>
      <text:p text:style-name="P16"><text:span text:style-name="OrgSrcFontLockCommentDelimiterFace1">//<text:s/></text:span><text:span text:style-name="OrgSrcFontLockCommentFace1">struct node è incompleto, ma va bene!</text:span></text:p>
      <text:p text:style-name="P17">};</text:p>
      <text:p text:style-name="P10">Anche se<text:s/><text:span text:style-name="OrgCode1">struct node</text:span><text:s/>è incompleto alla riga 3 possiamo comunque dichiarare un puntatore a uno<text:note text:note-class="footnote"><text:note-citation>195</text:note-citation><text:note-body><text:p text:style-name="P14"><text:a xlink:type="simple" xlink:href="https://en.wikipedia.org/wiki/Complex_number"><text:span text:style-name="T3">https://en.wikipedia.org/wiki/Complex_number</text:span></text:a></text:p></text:note-body></text:note>.</text:p>
      <text:p text:style-name="P10">Possiamo fare la stessa cosa se abbiamo due<text:s/><text:span text:style-name="OrgCode1">struct</text:span><text:s/>diverse che si riferiscono l'una all'altra:</text:p>
      <text:p text:style-name="P16"><text:span text:style-name="OrgSrcFontLockKeywordFace1">struct</text:span><text:s/><text:span text:style-name="OrgSrcFontLockTypeFace1">a</text:span><text:s/>{</text:p>
      <text:p text:style-name="P16"><text:s text:c="4"/><text:span text:style-name="OrgSrcFontLockKeywordFace1">struct</text:span><text:s/><text:span text:style-name="OrgSrcFontLockTypeFace1">b</text:span><text:s/>*<text:span text:style-name="OrgSrcFontLockVariableNameFace1">x</text:span>;</text:p>
      <text:p text:style-name="P16"><text:span text:style-name="OrgSrcFontLockCommentDelimiterFace1">//<text:s/></text:span><text:span text:style-name="OrgSrcFontLockCommentFace1">Si riferisce ad un `struct b`</text:span></text:p>
      <text:p text:style-name="P16">};</text:p>
      <text:p text:style-name="P16"/>
      <text:p text:style-name="P16"><text:span text:style-name="OrgSrcFontLockKeywordFace1">struct</text:span><text:s/><text:span text:style-name="OrgSrcFontLockTypeFace1">b</text:span><text:s/>{</text:p>
      <text:p text:style-name="P16"><text:s text:c="4"/><text:span text:style-name="OrgSrcFontLockKeywordFace1">struct</text:span><text:s/><text:span text:style-name="OrgSrcFontLockTypeFace1">a</text:span><text:s/>*<text:span text:style-name="OrgSrcFontLockVariableNameFace1">x</text:span>;</text:p>
      <text:p text:style-name="P16"><text:span text:style-name="OrgSrcFontLockCommentDelimiterFace1">//<text:s/></text:span><text:span text:style-name="OrgSrcFontLockCommentFace1">Si riferisce ad un `struct a`</text:span></text:p>
      <text:p text:style-name="P17">};</text:p>
      <text:p text:style-name="P10">Non saremmo mai in grado di realizzare quella coppia di strutture senza le regole rilassate per i tipi incompleti.</text:p>
      <text:h text:outline-level="2" text:style-name="P15"><text:bookmark-start text:name="OrgXref.orgdf5b638"/><text:bookmark text:name="orgdf5b638"/>Messaggi di errore di tipo incompleto<text:s/><text:bookmark-end text:name="OrgXref.orgdf5b638"/></text:h>
      <text:p text:style-name="P10">Ricevi errori come questi?</text:p>
      <text:p text:style-name="P17">invalid application of ‘<text:span text:style-name="OrgSrcFontLockKeywordFace1">sizeof</text:span>’ to incomplete typeinvalid use of undefined typedereferencing pointer to incomplete type</text:p>
      <text:p text:style-name="P10">Molto probabilmente il problema è che probabilmente hai dimenticato di usare<text:s/><text:span text:style-name="OrgCode1">#include</text:span><text:s/>il file di intestazione che dichiara il tipo.</text:p>
      <text:h text:outline-level="2" text:style-name="P15"><text:bookmark-start text:name="OrgXref.org0bfa74f"/><text:bookmark text:name="org0bfa74f"/>Altri tipi incompleti<text:s/><text:bookmark-end text:name="OrgXref.org0bfa74f"/></text:h>
      <text:p text:style-name="P10">Dichiarare una<text:s/><text:span text:style-name="OrgCode1">struct</text:span><text:s/>o<text:s/><text:span text:style-name="OrgCode1">union</text:span><text:s/>senza corpo crea un tipo incompleto, ad es. <text:span text:style-name="OrgCode1">struct foo;</text:span>.</text:p>
      <text:p text:style-name="P10"><text:span text:style-name="OrgCode1">enums</text:span><text:s/>sono incompleti fino alla parentesi graffa di chiusura.</text:p>
      <text:p text:style-name="P10"><text:span text:style-name="OrgCode1">void</text:span><text:s/>è un tipo incompleto.</text:p>
      <text:p text:style-name="P10">Gli array dichiarati<text:s/><text:span text:style-name="OrgCode1">extern</text:span><text:s/>senza dimensione sono incompleti, ad es:</text:p>
      <text:p text:style-name="P17"><text:span text:style-name="OrgSrcFontLockKeywordFace1">extern</text:span><text:s/><text:span text:style-name="OrgSrcFontLockTypeFace1">int</text:span><text:s/><text:span text:style-name="OrgSrcFontLockVariableNameFace1">a</text:span>[];</text:p>
      <text:p text:style-name="P10">Se si tratta di un array non<text:s/><text:span text:style-name="OrgCode1">extern</text:span><text:s/>senza dimensione seguito da un inizializzatore è incompleto fino alla chiusura della parentesi graffa dell'inizializzatore.</text:p>
      <text:h text:outline-level="2" text:style-name="P15"><text:bookmark-start text:name="OrgXref.org24af5b4"/><text:bookmark text:name="org24af5b4"/>Caso d'uso: array nei file di intestazione<text:s/><text:bookmark-end text:name="OrgXref.org24af5b4"/></text:h>
      <text:p text:style-name="P10">Può essere utile dichiarare tipi di array incompleti nei file header. In questi casi l'archiviazione effettiva (dove viene dichiarato l'array completo) dovrebbe essere in un singolo file<text:s/><text:span text:style-name="OrgCode1">.c</text:span>. Se lo inserisci nel file<text:s/><text:span text:style-name="OrgCode1">.h</text:span>, verrà duplicato ogni volta che viene incluso il file di intestazione.</text:p>
      <text:p text:style-name="P10">Quindi quello che puoi fare è creare un file di intestazione con un tipo incompleto che si riferisca all'array in questo modo:</text:p>
      <text:p text:style-name="P16"><text:span text:style-name="OrgSrcFontLockCommentDelimiterFace1">//<text:s/></text:span><text:span text:style-name="OrgSrcFontLockCommentFace1">File: bar.h</text:span></text:p>
      <text:p text:style-name="P16"/>
      <text:p text:style-name="P16"><text:span text:style-name="OrgSrcFontLockPreprocessorFace1">#ifndef</text:span><text:s/>BAR_H</text:p>
      <text:p text:style-name="P16"><text:span text:style-name="OrgSrcFontLockPreprocessorFace1">#define</text:span><text:s/><text:span text:style-name="OrgSrcFontLockVariableNameFace1">BAR_H</text:span></text:p>
      <text:p text:style-name="P16"/>
      <text:p text:style-name="P16"><text:span text:style-name="OrgSrcFontLockKeywordFace1">extern</text:span><text:s/><text:span text:style-name="OrgSrcFontLockTypeFace1">int</text:span><text:s/><text:span text:style-name="OrgSrcFontLockVariableNameFace1">my_array</text:span>[];</text:p>
      <text:p text:style-name="P16"><text:span text:style-name="OrgSrcFontLockCommentDelimiterFace1">//<text:s/></text:span><text:span text:style-name="OrgSrcFontLockCommentFace1">Tipo incompleto</text:span></text:p>
      <text:p text:style-name="P16"/>
      <text:p text:style-name="P17"><text:span text:style-name="OrgSrcFontLockPreprocessorFace1">#endif</text:span></text:p>
      <text:p text:style-name="P10">E nel file<text:s/><text:span text:style-name="OrgCode1">.c</text:span>, definisci effettivamente l'array:</text:p>
      <text:p text:style-name="P16"><text:span text:style-name="OrgSrcFontLockCommentDelimiterFace1">//<text:s/></text:span><text:span text:style-name="OrgSrcFontLockCommentFace1">File: bar.c</text:span></text:p>
      <text:p text:style-name="P16"/>
      <text:p text:style-name="P16"><text:span text:style-name="OrgSrcFontLockTypeFace1">int</text:span><text:s/><text:span text:style-name="OrgSrcFontLockVariableNameFace1">my_array</text:span>[1024];</text:p>
      <text:p text:style-name="P17"><text:span text:style-name="OrgSrcFontLockCommentDelimiterFace1">//<text:s/></text:span><text:span text:style-name="OrgSrcFontLockCommentFace1">Tipo completo!</text:span></text:p>
      <text:p text:style-name="P10">Quindi puoi includere l'intestazione da tutti i posti che desideri e ognuno di questi posti farà riferimento allo stesso sottostante<text:s/><text:span text:style-name="OrgCode1">my_array</text:span>.</text:p>
      <text:p text:style-name="P16"><text:span text:style-name="OrgSrcFontLockCommentDelimiterFace1">//<text:s/></text:span><text:span text:style-name="OrgSrcFontLockCommentFace1">File: foo.c</text:span></text:p>
      <text:p text:style-name="P16"/>
      <text:p text:style-name="P16"><text:span text:style-name="OrgSrcFontLockPreprocessorFace1">#include</text:span><text:s/><text:span text:style-name="OrgSrcFontLockStringFace1">&lt;stdio.h&gt;</text:span></text:p>
      <text:p text:style-name="P16"><text:span text:style-name="OrgSrcFontLockPreprocessorFace1">#include</text:span><text:s/><text:span text:style-name="OrgSrcFontLockStringFace1">"bar.h"</text:span></text:p>
      <text:p text:style-name="P16"><text:span text:style-name="OrgSrcFontLockCommentDelimiterFace1">//<text:s/></text:span><text:span text:style-name="OrgSrcFontLockCommentFace1">includes the incomplete</text:span></text:p>
      <text:p text:style-name="P16"><text:span text:style-name="OrgSrcFontLockCommentDelimiterFace1">//<text:s/></text:span><text:span text:style-name="OrgSrcFontLockCommentFace1">type for my_array</text:span></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my_array[0] = 10;</text:p>
      <text:p text:style-name="P16"/>
      <text:p text:style-name="P16"><text:s text:c="4"/>printf(<text:span text:style-name="OrgSrcFontLockStringFace1">"%d\n"</text:span>, my_array[0]);</text:p>
      <text:p text:style-name="P17">}</text:p>
      <text:p text:style-name="P10">Quando compili più file ricordati di specificare tutti i file<text:s/><text:span text:style-name="OrgCode1">.c</text:span><text:s/>nel compilatore ma non i file<text:s/><text:span text:style-name="OrgCode1">.h</text:span>, ad es.:</text:p>
      <text:p text:style-name="P17">gcc -o foo foo.c bar.c</text:p>
      <text:h text:outline-level="2" text:style-name="P15"><text:bookmark text:name="orgd3c4f72"/><text:bookmark-start text:name="OrgXref.orgd3c4f72"/>Completamento di tipi incompleti<text:s/><text:bookmark-end text:name="OrgXref.orgd3c4f72"/></text:h>
      <text:p text:style-name="P10">Se hai un tipo incompleto puoi completarlo definendo la<text:s/><text:span text:style-name="OrgCode1">struct</text:span>, l'<text:span text:style-name="OrgCode1">union</text:span>, l'<text:span text:style-name="OrgCode1">enum</text:span><text:s/>o l'array completi nello stesso ambito.</text:p>
      <text:p text:style-name="P16"><text:span text:style-name="OrgSrcFontLockKeywordFace1">struct</text:span><text:s/><text:span text:style-name="OrgSrcFontLockTypeFace1">foo</text:span>;</text:p>
      <text:p text:style-name="P16"><text:span text:style-name="OrgSrcFontLockCommentDelimiterFace1">//<text:s/></text:span><text:span text:style-name="OrgSrcFontLockCommentFace1">tipo incompleto</text:span></text:p>
      <text:p text:style-name="P16"/>
      <text:p text:style-name="P16"><text:span text:style-name="OrgSrcFontLockKeywordFace1">struct</text:span><text:s/><text:span text:style-name="OrgSrcFontLockTypeFace1">foo</text:span><text:s/>*<text:span text:style-name="OrgSrcFontLockVariableNameFace1">p</text:span>;</text:p>
      <text:p text:style-name="P16"><text:span text:style-name="OrgSrcFontLockCommentDelimiterFace1">//<text:s/></text:span><text:span text:style-name="OrgSrcFontLockCommentFace1">puntatore, nessun problema</text:span></text:p>
      <text:p text:style-name="P16"/>
      <text:p text:style-name="P16"><text:span text:style-name="OrgSrcFontLockCommentDelimiterFace1">//<text:s/></text:span><text:span text:style-name="OrgSrcFontLockCommentFace1">struct foo f;</text:span></text:p>
      <text:p text:style-name="P16"><text:span text:style-name="OrgSrcFontLockCommentDelimiterFace1">//<text:s/></text:span><text:span text:style-name="OrgSrcFontLockCommentFace1">Errore: tipo incompleto!</text:span></text:p>
      <text:p text:style-name="P16"/>
      <text:p text:style-name="P16"><text:span text:style-name="OrgSrcFontLockKeywordFace1">struct</text:span><text:s/><text:span text:style-name="OrgSrcFontLockTypeFace1">foo</text:span><text:s/>{</text:p>
      <text:p text:style-name="P16"><text:s text:c="4"/><text:span text:style-name="OrgSrcFontLockTypeFace1">int</text:span><text:s/><text:span text:style-name="OrgSrcFontLockVariableNameFace1">x</text:span>,<text:s/><text:span text:style-name="OrgSrcFontLockVariableNameFace1">y</text:span>,<text:s/><text:span text:style-name="OrgSrcFontLockVariableNameFace1">z</text:span>;</text:p>
      <text:p text:style-name="P16">};</text:p>
      <text:p text:style-name="P16"><text:span text:style-name="OrgSrcFontLockCommentDelimiterFace1">//<text:s/></text:span><text:span text:style-name="OrgSrcFontLockCommentFace1">Ora la struct foo è completa!</text:span></text:p>
      <text:p text:style-name="P16"/>
      <text:p text:style-name="P16"><text:span text:style-name="OrgSrcFontLockKeywordFace1">struct</text:span><text:s/><text:span text:style-name="OrgSrcFontLockTypeFace1">foo</text:span><text:s/><text:span text:style-name="OrgSrcFontLockVariableNameFace1">f</text:span>;</text:p>
      <text:p text:style-name="P17"><text:span text:style-name="OrgSrcFontLockCommentDelimiterFace1">//<text:s/></text:span><text:span text:style-name="OrgSrcFontLockCommentFace1">Successo!</text:span></text:p>
      <text:p text:style-name="P10">Tieni presente che sebbene<text:s/><text:span text:style-name="OrgCode1">void</text:span><text:s/>sia un tipo incompleto non c'è modo di completarlo. Non che qualcuno pensi mai di fare quella cosa strana. Ma spiega perché puoi farlo:</text:p>
      <text:p text:style-name="P16"><text:span text:style-name="OrgSrcFontLockTypeFace1">void</text:span><text:s/>*<text:span text:style-name="OrgSrcFontLockVariableNameFace1">p</text:span>;</text:p>
      <text:p text:style-name="P17"><text:span text:style-name="OrgSrcFontLockCommentDelimiterFace1">//<text:s/></text:span><text:span text:style-name="OrgSrcFontLockCommentFace1">OK: puntatore al tipo incompleto</text:span></text:p>
      <text:p text:style-name="P10">e nessuno dei due:</text:p>
      <text:p text:style-name="P16"><text:span text:style-name="OrgSrcFontLockTypeFace1">void</text:span><text:s/><text:span text:style-name="OrgSrcFontLockVariableNameFace1">v</text:span>;</text:p>
      <text:p text:style-name="P16"><text:span text:style-name="OrgSrcFontLockCommentDelimiterFace1">//<text:s/></text:span><text:span text:style-name="OrgSrcFontLockCommentFace1">Errore: dichiarare</text:span></text:p>
      <text:p text:style-name="P16"><text:span text:style-name="OrgSrcFontLockCommentDelimiterFace1">//<text:s/></text:span><text:span text:style-name="OrgSrcFontLockCommentFace1">variabile di tipo incompleto</text:span></text:p>
      <text:p text:style-name="P16"/>
      <text:p text:style-name="P16">printf(<text:span text:style-name="OrgSrcFontLockStringFace1">"%d\n"</text:span>, *p);</text:p>
      <text:p text:style-name="P16"><text:span text:style-name="OrgSrcFontLockCommentDelimiterFace1">//<text:s/></text:span><text:span text:style-name="OrgSrcFontLockCommentFace1">Errore: dereferenziazione</text:span></text:p>
      <text:p text:style-name="P17"><text:span text:style-name="OrgSrcFontLockCommentDelimiterFace1">//<text:s/></text:span><text:span text:style-name="OrgSrcFontLockCommentFace1">tipo incompleto</text:span></text:p>
      <text:p text:style-name="P10">Più si conosce…</text:p>
      <text:h text:outline-level="1" text:style-name="P9"><text:bookmark-start text:name="OrgXref.org646f5de"/><text:bookmark text:name="org646f5de"/>Numeri complessi<text:s/><text:bookmark-end text:name="OrgXref.org646f5de"/></text:h>
      <text:p text:style-name="P10">Un piccolo manuale sui numeri complessi<text:note text:note-class="footnote"><text:note-citation>197</text:note-citation><text:note-body><text:p text:style-name="P14"><text:a xlink:type="simple" xlink:href="https://en.wikipedia.org/wiki/Complex_number"><text:span text:style-name="T3">https://en.wikipedia.org/wiki/Complex_number</text:span></text:a></text:p></text:note-body></text:note><text:s/>rubato direttamente da Wikipedia:</text:p>
      <text:p text:style-name="P11">Un<text:s/><text:span text:style-name="Bold1">numero complesso</text:span><text:s/>è un numero che può essere espresso nella forma</text:p>
      <text:p text:style-name="P10">Ma questo è tutto ciò che intendo fare. Daremo per scontato che se stai leggendo questo capitolo sai cos'è un numero complesso e cosa vuoi farci.</text:p>
      <text:p text:style-name="P10">E tutto ciò di cui abbiamo bisogno sono le facoltà di C per farlo.</text:p>
      <text:p text:style-name="P10">Risulta tuttavia, che il supporto dei numeri complessi in un compilatore è una funzionalità<text:s/><text:span text:style-name="Emphasis1">opzionale</text:span>. Non tutti i compilatori conformi possono farlo. E quelli che lo fanno potrebbero farlo a vari gradi di completezza.</text:p>
      <text:p text:style-name="P10">Puoi verificare se il tuo sistema supporta i numeri complessi con:</text:p>
      <text:p text:style-name="P16"><text:span text:style-name="OrgSrcFontLockPreprocessorFace1">#ifdef</text:span><text:s/>__STDC_NO_COMPLEX__</text:p>
      <text:p text:style-name="P16"><text:span text:style-name="OrgSrcFontLockPreprocessorFace1">#error</text:span><text:s/><text:span text:style-name="OrgSrcFontLockStringFace1">Complex numbers not supported!</text:span></text:p>
      <text:p text:style-name="P17"><text:span text:style-name="OrgSrcFontLockPreprocessorFace1">#endif</text:span></text:p>
      <text:p text:style-name="P10">Inoltre è presente una macro che indica l'aderenza allo standard ISO 60559 (IEEE 754) per la matematica in virgola mobile con numeri complessi, nonché la presenza del di tipo simbolo<text:s/><text:span text:style-name="OrgCode1">_Imaginary</text:span>.</text:p>
      <text:p text:style-name="P16"><text:span text:style-name="OrgSrcFontLockPreprocessorFace1">#if</text:span><text:s/>__STDC_IEC_559_COMPLEX__ != 1</text:p>
      <text:p text:style-name="P16"><text:span text:style-name="OrgSrcFontLockPreprocessorFace1">#error</text:span><text:s/><text:span text:style-name="OrgSrcFontLockStringFace1">Need IEC 60559 complex support!</text:span></text:p>
      <text:p text:style-name="P17"><text:span text:style-name="OrgSrcFontLockPreprocessorFace1">#endif</text:span></text:p>
      <text:p text:style-name="P10">Maggiori dettagli al riguardo sono descritti nell'Allegato G nelle specifiche C11.</text:p>
      <text:h text:outline-level="2" text:style-name="P15"><text:bookmark-start text:name="OrgXref.org5e38fc4"/><text:bookmark text:name="org5e38fc4"/>Tipi complessi<text:s/><text:bookmark-end text:name="OrgXref.org5e38fc4"/></text:h>
      <text:p text:style-name="P10">Per usare numeri complessi<text:s/><text:span text:style-name="OrgCode1">#include &lt;complex.h&gt;</text:span>.</text:p>
      <text:p text:style-name="P10">Con questo ottieni almeno due tipi:</text:p>
      <text:p text:style-name="P16"><text:span text:style-name="OrgSrcFontLockTypeFace1">_Complex</text:span></text:p>
      <text:p text:style-name="P17"><text:span text:style-name="OrgSrcFontLockVariableNameFace1">complex</text:span></text:p>
      <text:p text:style-name="P10">Entrambi significano la stessa cosa quindi potresti anche usare il più carino<text:s/><text:span text:style-name="OrgCode1">complex</text:span>.</text:p>
      <text:p text:style-name="P10">Ottieni anche alcuni tipi di numeri immaginari se l'implementazione è conforme a IEC 60559:</text:p>
      <text:p text:style-name="P16"><text:span text:style-name="OrgSrcFontLockTypeFace1">_Imaginary</text:span></text:p>
      <text:p text:style-name="P17"><text:span text:style-name="OrgSrcFontLockVariableNameFace1">imaginary</text:span></text:p>
      <text:p text:style-name="P10">Anche questi significano la stessa cosa quindi potresti anche usare il più carino<text:s/><text:span text:style-name="OrgCode1">imaginary</text:span>.</text:p>
      <text:p text:style-name="P10">Ottieni anche valori per il numero immaginario<text:s/><text:span text:style-name="OrgCode1">$i$</text:span><text:s/>stesso:</text:p>
      <text:p text:style-name="P16">I</text:p>
      <text:p text:style-name="P16">_Complex_I</text:p>
      <text:p text:style-name="P17">_Imaginary_I</text:p>
      <text:p text:style-name="P10">La macro<text:s/><text:span text:style-name="OrgCode1">I</text:span><text:s/>è impostata a<text:s/><text:span text:style-name="OrgCode1">_Imaginary_I</text:span><text:s/>(se disponibile)<text:s/><text:span text:style-name="OrgCode1">or _Complex_I</text:span>. Quindi usa semplicemente<text:s/><text:span text:style-name="OrgCode1">I</text:span><text:s/>per i numero immaginario.</text:p>
      <text:p text:style-name="P10">Uno a parte: Ho detto che se un compilatore ha<text:s/><text:span text:style-name="OrgCode1">__STDC_IEC_559_COMPLEX__</text:span><text:s/>impostato su 1 deve supportare i tipi<text:s/><text:span text:style-name="OrgCode1">_Imaginary</text:span><text:s/>per essere conforme. Questa è la mia lettura delle specifiche. Tuttavia non conosco un singolo compilatore che supporti effettivamente<text:s/><text:span text:style-name="OrgCode1">_Imaginary</text:span><text:s/>anche se hanno impostato<text:s/><text:span text:style-name="OrgCode1">__STDC_IEC_559_COMPLEX__</text:span>. Quindi scriverò del codice con quel tipo qui che non ho modo di testare. Scusa!</text:p>
      <text:p text:style-name="P10">OK quindi ora sappiamo che esiste un tipo<text:s/><text:span text:style-name="OrgCode1">complex</text:span>, come possiamo usarlo?</text:p>
      <text:h text:outline-level="2" text:style-name="P15"><text:bookmark text:name="org2154bc8"/><text:bookmark-start text:name="OrgXref.org2154bc8"/>Assegnazione di numeri complessi<text:s/><text:bookmark-end text:name="OrgXref.org2154bc8"/></text:h>
      <text:p text:style-name="P10">Poiché il numero complesso ha una parte reale e una immaginaria ma entrambi si basano su numeri in virgola mobile per memorizzare valori dobbiamo anche dire a C quale precisione usare per quelle parti del numero complesso.</text:p>
      <text:p text:style-name="P10">Lo facciamo semplicemente aggiungendo un<text:s/><text:span text:style-name="OrgCode1">float</text:span>,<text:s/><text:span text:style-name="OrgCode1">double</text:span><text:s/>o<text:s/><text:span text:style-name="OrgCode1">long double</text:span><text:s/>al ~complex prima o dopo di esso.</text:p>
      <text:p text:style-name="P10">Definiamo un numero complesso che utilizza<text:s/><text:span text:style-name="OrgCode1">float</text:span><text:s/>per i suoi componenti:</text:p>
      <text:p text:style-name="P16"><text:span text:style-name="OrgSrcFontLockTypeFace1">float</text:span><text:s/><text:span text:style-name="OrgSrcFontLockVariableNameFace1">complex</text:span><text:s/>c;</text:p>
      <text:p text:style-name="P16"><text:span text:style-name="OrgSrcFontLockCommentDelimiterFace1">//<text:s/></text:span><text:span text:style-name="OrgSrcFontLockCommentFace1">Le specifiche preferiscono così</text:span></text:p>
      <text:p text:style-name="P16">complex<text:s/><text:span text:style-name="OrgSrcFontLockTypeFace1">float</text:span><text:s/><text:span text:style-name="OrgSrcFontLockVariableNameFace1">c</text:span>;</text:p>
      <text:p text:style-name="P17"><text:span text:style-name="OrgSrcFontLockCommentDelimiterFace1">//<text:s/></text:span><text:span text:style-name="OrgSrcFontLockCommentFace1">Stessa cosa: l'ordine non ha importanza</text:span></text:p>
      <text:p text:style-name="P10">Quindi è ottimo per le dichiarazioni ma come dobbiamo inizializzarle o assegnarle?</text:p>
      <text:p text:style-name="P10">Risulta che possiamo usare una notazione piuttosto naturale. Esempio!</text:p>
      <text:p text:style-name="P16"><text:span text:style-name="OrgSrcFontLockTypeFace1">double</text:span><text:s/><text:span text:style-name="OrgSrcFontLockVariableNameFace1">complex</text:span><text:s/>x = 5 + 2*I;</text:p>
      <text:p text:style-name="P17"><text:span text:style-name="OrgSrcFontLockTypeFace1">double</text:span><text:s/><text:span text:style-name="OrgSrcFontLockVariableNameFace1">complex</text:span><text:s/>y = 10 + 3*I;</text:p>
      <text:p text:style-name="P10">Per<text:s/><text:span text:style-name="OrgCode1">$5+2i$</text:span><text:s/>e<text:s/><text:span text:style-name="OrgCode1">$10+3i$</text:span><text:s/>rispettivamente.</text:p>
      <text:h text:outline-level="2" text:style-name="P15"><text:bookmark text:name="orgc55af2d"/><text:bookmark-start text:name="OrgXref.orgc55af2d"/>Costruire, decostruire e stampare<text:s/><text:bookmark-end text:name="OrgXref.orgc55af2d"/></text:h>
      <text:p text:style-name="P10">Ci stiamo arrivando…</text:p>
      <text:p text:style-name="P10">Abbiamo già visto un modo per scrivere un numero complesso:</text:p>
      <text:p text:style-name="P17"><text:span text:style-name="OrgSrcFontLockTypeFace1">double</text:span><text:s/><text:span text:style-name="OrgSrcFontLockVariableNameFace1">complex</text:span><text:s/>x = 5 + 2*I;</text:p>
      <text:p text:style-name="P10">Inoltre non ci sono problemi nell'usare altri numeri in virgola mobile per costruirlo:</text:p>
      <text:p text:style-name="P16"><text:span text:style-name="OrgSrcFontLockTypeFace1">double</text:span><text:s/><text:span text:style-name="OrgSrcFontLockVariableNameFace1">a</text:span><text:s/>= 5;</text:p>
      <text:p text:style-name="P16"><text:span text:style-name="OrgSrcFontLockTypeFace1">double</text:span><text:s/><text:span text:style-name="OrgSrcFontLockVariableNameFace1">b</text:span><text:s/>= 2;</text:p>
      <text:p text:style-name="P17"><text:span text:style-name="OrgSrcFontLockTypeFace1">double</text:span><text:s/><text:span text:style-name="OrgSrcFontLockVariableNameFace1">complex</text:span><text:s/>x = a + b*I;</text:p>
      <text:p text:style-name="P10">C'è anche una serie di macro per aiutare a costruirli. Il codice precedente potrebbe essere scritto utilizzando la macro<text:s/><text:span text:style-name="OrgCode1">CMPLX()</text:span><text:s/>in questo modo:</text:p>
      <text:p text:style-name="P17"><text:span text:style-name="OrgSrcFontLockTypeFace1">double</text:span><text:s/><text:span text:style-name="OrgSrcFontLockVariableNameFace1">complex</text:span><text:s/>x = CMPLX(5, 2);</text:p>
      <text:p text:style-name="P10">Per quello posso dire nella mia ricerca questi sono<text:s/><text:span text:style-name="Emphasis1">quasi</text:span><text:s/>equivalenti:</text:p>
      <text:p text:style-name="P16"><text:span text:style-name="OrgSrcFontLockTypeFace1">double</text:span><text:s/><text:span text:style-name="OrgSrcFontLockVariableNameFace1">complex</text:span><text:s/>x = 5 + 2*I;</text:p>
      <text:p text:style-name="P17"><text:span text:style-name="OrgSrcFontLockTypeFace1">double</text:span><text:s/><text:span text:style-name="OrgSrcFontLockVariableNameFace1">complex</text:span><text:s/>x = CMPLX(5, 2);</text:p>
      <text:p text:style-name="P10">Ma la macro<text:s/><text:span text:style-name="OrgCode1">CMPLX()</text:span><text:s/>gestirà ogni volta correttamente gli zeri negativi nella parte immaginaria mentre nell'altro modo potrebbe convertirli in zeri positivi. Io<text:s/><text:span text:style-name="Emphasis1">penso</text:span><text:note text:note-class="footnote"><text:note-citation>198</text:note-citation><text:note-body><text:p text:style-name="P14">Questo è stato più difficile da ricercare e prenderò tutte le ulteriori informazioni che chiunque possa darmi. Potrei essere definito come<text:s/><text:span text:style-name="OrgCode1">_Complex_I</text:span><text:s/>o<text:s/><text:span text:style-name="OrgCode1">_Imaginary_I</text:span><text:s/>se quest'ultimo esiste.<text:s/><text:span text:style-name="OrgCode1">_Imaginary_I</text:span><text:s/>gestirà gli zeri con segno, ma<text:s/><text:span text:style-name="OrgCode1">_Complex_I</text:span><text:s/>potrebbe non farlo. Ciò ha implicazioni con i tagli dei rami e altre cose matematiche con numeri complessi. Forse vuoi dire che sto davvero uscendo dal mio campo? In ogni caso le macro<text:s/><text:span text:style-name="OrgCode1">CMPLX()</text:span><text:s/>si comportano come se fosse definita<text:s/><text:span text:style-name="OrgCode1">_Imaginary_I</text:span><text:s/>con zeri con segno anche se<text:s/><text:span text:style-name="OrgCode1">_Imaginary_I</text:span><text:s/>non esiste sul sistema.</text:p></text:note-body></text:note><text:s/>che ciò sembra implicare che se c'è una possibilità che la parte immaginaria sia zero, dovresti usare la macro… ma qualcuno dovrebbe correggermi se sbaglio!</text:p>
      <text:p text:style-name="P10">La macro<text:s/><text:span text:style-name="OrgCode1">CMPLX()</text:span><text:s/>funziona sui tipi<text:s/><text:span text:style-name="OrgCode1">double</text:span>. Esistono altre due macro per<text:s/><text:span text:style-name="OrgCode1">float</text:span><text:s/>e<text:s/><text:span text:style-name="OrgCode1">long double</text:span>:<text:s/><text:span text:style-name="OrgCode1">CMPLXF()</text:span><text:s/>e<text:s/><text:span text:style-name="OrgCode1">CMPLXL()</text:span>. (Questi suffissi “f” e “l” compaiono praticamente in tutte le funzioni relative ai numeri complessi.)</text:p>
      <text:p text:style-name="P10">Ora proviamo il contrario: se abbiamo un numero complesso come lo scomponiamo nelle sue parti reali e immaginarie?</text:p>
      <text:p text:style-name="P10">Qui abbiamo un paio di funzioni che estrarranno le parti reali e immaginarie dal numero:<text:s/><text:span text:style-name="OrgCode1">creal()</text:span><text:s/>e<text:s/><text:span text:style-name="OrgCode1">cimag()</text:span>:</text:p>
      <text:p text:style-name="P16"><text:span text:style-name="OrgSrcFontLockTypeFace1">double</text:span><text:s/><text:span text:style-name="OrgSrcFontLockVariableNameFace1">complex</text:span><text:s/>x = 5 + 2*I;</text:p>
      <text:p text:style-name="P16"><text:span text:style-name="OrgSrcFontLockTypeFace1">double</text:span><text:s/><text:span text:style-name="OrgSrcFontLockVariableNameFace1">complex</text:span><text:s/>y = 10 + 3*I;</text:p>
      <text:p text:style-name="P16"/>
      <text:p text:style-name="P16">printf(<text:span text:style-name="OrgSrcFontLockStringFace1">"x = %f + %fi\n"</text:span>, creal(x), cimag(x));</text:p>
      <text:p text:style-name="P17">printf(<text:span text:style-name="OrgSrcFontLockStringFace1">"y = %f + %fi\n"</text:span>, creal(y), cimag(y));</text:p>
      <text:p text:style-name="P10">per l’output:</text:p>
      <text:p text:style-name="P16">x = 5.000000 + 2.000000i</text:p>
      <text:p text:style-name="P17">y = 10.000000 + 3.000000i</text:p>
      <text:p text:style-name="P10">Nota la<text:s/><text:span text:style-name="OrgCode1">i</text:span><text:s/>che ho nella stringa di formato<text:s/><text:span text:style-name="OrgCode1">printf()</text:span><text:s/>è una<text:s/><text:span text:style-name="OrgCode1">i</text:span><text:s/>letterale che viene stampata—non fa parte dell'identificatore di formato. Entrambi restituiscono valori da<text:s/><text:span text:style-name="OrgCode1">creal()</text:span><text:s/>e<text:s/><text:span text:style-name="OrgCode1">cimag()</text:span><text:s/>sono<text:s/><text:span text:style-name="OrgCode1">double</text:span>.</text:p>
      <text:p text:style-name="P10">E come al solito ci sono varianti<text:s/><text:span text:style-name="OrgCode1">float</text:span><text:s/>e<text:s/><text:span text:style-name="OrgCode1">long double</text:span><text:s/>di queste funzioni:<text:s/><text:span text:style-name="OrgCode1">crealf()</text:span>,<text:s/><text:span text:style-name="OrgCode1">cimagf()</text:span>,<text:s/><text:span text:style-name="OrgCode1">creall()</text:span><text:s/>e<text:s/><text:span text:style-name="OrgCode1">cimagl()</text:span>.</text:p>
      <text:h text:outline-level="2" text:style-name="P15"><text:bookmark-start text:name="OrgXref.org4b20bb0"/><text:bookmark text:name="org4b20bb0"/>Aritmetica complessa e confronti<text:s/><text:bookmark-end text:name="OrgXref.org4b20bb0"/></text:h>
      <text:p text:style-name="P10">L'aritmetica può essere eseguita su numeri complessi anche se il modo in cui funziona matematicamente va oltre lo scopo della guida.</text:p>
      <text:p text:style-name="P16"><text:span text:style-name="OrgSrcFontLockPreprocessorFace1">#include</text:span><text:s/><text:span text:style-name="OrgSrcFontLockStringFace1">&lt;stdio.h&gt;</text:span></text:p>
      <text:p text:style-name="P16"><text:span text:style-name="OrgSrcFontLockPreprocessorFace1">#include</text:span><text:s/><text:span text:style-name="OrgSrcFontLockStringFace1">&lt;complex.h&gt;</text:span></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text:span text:style-name="OrgSrcFontLockTypeFace1">double</text:span><text:s/><text:span text:style-name="OrgSrcFontLockVariableNameFace1">complex</text:span><text:s/>x = 1 + 2*I;</text:p>
      <text:p text:style-name="P16"><text:s text:c="4"/><text:span text:style-name="OrgSrcFontLockTypeFace1">double</text:span><text:s/><text:span text:style-name="OrgSrcFontLockVariableNameFace1">complex</text:span><text:s/>y = 3 + 4*I;</text:p>
      <text:p text:style-name="P16"><text:s text:c="4"/><text:span text:style-name="OrgSrcFontLockTypeFace1">double</text:span><text:s/><text:span text:style-name="OrgSrcFontLockVariableNameFace1">complex</text:span><text:s/>z;</text:p>
      <text:p text:style-name="P16"/>
      <text:p text:style-name="P16"><text:s text:c="4"/>z = x + y;</text:p>
      <text:p text:style-name="P16"><text:s text:c="4"/>printf(<text:span text:style-name="OrgSrcFontLockStringFace1">"x + y = %f + %fi\n"</text:span>, creal(z), cimag(z));</text:p>
      <text:p text:style-name="P16"/>
      <text:p text:style-name="P16"><text:s text:c="4"/>z = x - y;</text:p>
      <text:p text:style-name="P16"><text:s text:c="4"/>printf(<text:span text:style-name="OrgSrcFontLockStringFace1">"x - y = %f + %fi\n"</text:span>, creal(z), cimag(z));</text:p>
      <text:p text:style-name="P16"/>
      <text:p text:style-name="P16"><text:s text:c="4"/>z = x * y;</text:p>
      <text:p text:style-name="P16"><text:s text:c="4"/>printf(<text:span text:style-name="OrgSrcFontLockStringFace1">"x * y = %f + %fi\n"</text:span>, creal(z), cimag(z));</text:p>
      <text:p text:style-name="P16"/>
      <text:p text:style-name="P16"><text:s text:c="4"/>z = x / y;</text:p>
      <text:p text:style-name="P16"><text:s text:c="4"/>printf(<text:span text:style-name="OrgSrcFontLockStringFace1">"x / y = %f + %fi\n"</text:span>, creal(z), cimag(z));</text:p>
      <text:p text:style-name="P17">}</text:p>
      <text:p text:style-name="P10">per un risultato di:</text:p>
      <text:p text:style-name="P16">x + y = 4.000000 + 6.000000i</text:p>
      <text:p text:style-name="P16">x - y = -2.000000 + -2.000000i</text:p>
      <text:p text:style-name="P16">x * y = -5.000000 + 10.000000i</text:p>
      <text:p text:style-name="P17">x / y = 0.440000 + 0.080000i</text:p>
      <text:p text:style-name="P10">Puoi anche confrontare due numeri complessi per verificarne l'uguaglianza (o la disuguaglianza):</text:p>
      <text:p text:style-name="P16"><text:span text:style-name="OrgSrcFontLockPreprocessorFace1">#include</text:span><text:s/><text:span text:style-name="OrgSrcFontLockStringFace1">&lt;stdio.h&gt;</text:span></text:p>
      <text:p text:style-name="P16"><text:span text:style-name="OrgSrcFontLockPreprocessorFace1">#include</text:span><text:s/><text:span text:style-name="OrgSrcFontLockStringFace1">&lt;complex.h&gt;</text:span></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text:span text:style-name="OrgSrcFontLockTypeFace1">double</text:span><text:s/><text:span text:style-name="OrgSrcFontLockVariableNameFace1">complex</text:span><text:s/>x = 1 + 2*I;</text:p>
      <text:p text:style-name="P16"><text:s text:c="4"/><text:span text:style-name="OrgSrcFontLockTypeFace1">double</text:span><text:s/><text:span text:style-name="OrgSrcFontLockVariableNameFace1">complex</text:span><text:s/>y = 3 + 4*I;</text:p>
      <text:p text:style-name="P16"/>
      <text:p text:style-name="P16"><text:s text:c="4"/>printf(<text:span text:style-name="OrgSrcFontLockStringFace1">"x == y = %d\n"</text:span>, x == y);<text:s text:c="2"/><text:span text:style-name="OrgSrcFontLockCommentDelimiterFace1">//<text:s/></text:span><text:span text:style-name="OrgSrcFontLockCommentFace1">0</text:span></text:p>
      <text:p text:style-name="P16"><text:s text:c="4"/>printf(<text:span text:style-name="OrgSrcFontLockStringFace1">"x != y = %d\n"</text:span>, x != y);<text:s text:c="2"/><text:span text:style-name="OrgSrcFontLockCommentDelimiterFace1">//<text:s/></text:span><text:span text:style-name="OrgSrcFontLockCommentFace1">1</text:span></text:p>
      <text:p text:style-name="P17">}</text:p>
      <text:p text:style-name="P10">per l’output:</text:p>
      <text:p text:style-name="P16">x == y = 0</text:p>
      <text:p text:style-name="P17">x != y = 1</text:p>
      <text:p text:style-name="P10">Sono uguali se entrambi i componenti al test risultano uguali. Tieni presente che come con tutti i valori in virgola mobile potrebbero essere uguali se sono sufficientemente vicini a causa di un errore di arrotondamento<text:note text:note-class="footnote"><text:note-citation>199</text:note-citation><text:note-body><text:p text:style-name="P14">La semplicità di questa affermazione non rende giustizia all’incredibile quantità di lavoro necessaria per comprendere semplicemente come funziona effettivamente la virgola mobile.<text:s/><text:a xlink:type="simple" xlink:href="https://randomascii.wordpress.com/2012/02/25/comparing-floating-point-numbers-2012-edition/"><text:span text:style-name="T3">https://randomascii.wordpress.com/2012/02/25/comparing-floating-point-numbers-2012-edition/</text:span></text:a></text:p></text:note-body></text:note>.</text:p>
      <text:h text:outline-level="2" text:style-name="P15"><text:bookmark-start text:name="OrgXref.org162d2f4"/><text:bookmark text:name="org162d2f4"/>Matematica complessa<text:s/><text:bookmark-end text:name="OrgXref.org162d2f4"/></text:h>
      <text:p text:style-name="P10">Ma aspetta! C'è molto più che una semplice aritmetica complessa!</text:p>
      <text:p text:style-name="P10">Ecco una tabella riepilogativa di tutte le funzioni matematiche a tua disposizione con i numeri complessi.</text:p>
      <text:p text:style-name="P10">Elencherò solo la versione<text:s/><text:span text:style-name="OrgCode1">double</text:span><text:s/>di ciascuna funzione ma per tutti esiste una versione<text:s/><text:span text:style-name="OrgCode1">float</text:span><text:s/>che puoi ottenere aggiungendo<text:s/><text:span text:style-name="OrgCode1">f</text:span><text:s/>al nome della funzione e una versione<text:s/><text:span text:style-name="OrgCode1">long double</text:span><text:s/>che puoi ottenere aggiungendo<text:s/><text:span text:style-name="OrgCode1">l</text:span>.</text:p>
      <text:p text:style-name="P10">Ad esempio la funzione<text:s/><text:span text:style-name="OrgCode1">cabs()</text:span><text:s/>per calcolare il valore assoluto di un numero complesso ha anche le varianti<text:s/><text:span text:style-name="OrgCode1">cabsf()</text:span><text:s/>e<text:s/><text:span text:style-name="OrgCode1">cabsl()</text:span>. Li ometto per brevità.</text:p>
      <text:h text:outline-level="3" text:style-name="P19"><text:bookmark text:name="orge5cb37a"/><text:bookmark-start text:name="OrgXref.orge5cb37a"/>Funzioni trigonometriche<text:s/><text:bookmark-end text:name="OrgXref.orge5cb37a"/></text:h>
      <text:section text:name="Section55" text:style-name="OrgIndentedSection-Level-0">
        <text:p text:style-name="P3"/>
        <table:table table:style-name="Table1">
          <table:table-column table:style-name="Table1.A" table:number-columns-repeated="2"/>
          <table:table-row>
            <table:table-cell table:style-name="Table1.A1">
              <text:p text:style-name="P18">Funzione</text:p>
            </table:table-cell>
            <table:table-cell table:style-name="Table1.A1">
              <text:p text:style-name="P18">Descrizione</text:p>
            </table:table-cell>
          </table:table-row>
          <table:table-row>
            <table:table-cell table:style-name="Table1.A2">
              <text:p text:style-name="P18"><text:span text:style-name="OrgCode1">ccos()</text:span></text:p>
            </table:table-cell>
            <table:table-cell table:style-name="Table1.A2">
              <text:p text:style-name="P18">Coseno</text:p>
            </table:table-cell>
          </table:table-row>
          <table:table-row>
            <table:table-cell table:style-name="Table1.A2">
              <text:p text:style-name="P18"><text:span text:style-name="OrgCode1">csin()</text:span></text:p>
            </table:table-cell>
            <table:table-cell table:style-name="Table1.A2">
              <text:p text:style-name="P18">Seno</text:p>
            </table:table-cell>
          </table:table-row>
          <table:table-row>
            <table:table-cell table:style-name="Table1.A2">
              <text:p text:style-name="P18"><text:span text:style-name="OrgCode1">ctan()</text:span></text:p>
            </table:table-cell>
            <table:table-cell table:style-name="Table1.A2">
              <text:p text:style-name="P18">Tangente</text:p>
            </table:table-cell>
          </table:table-row>
          <table:table-row>
            <table:table-cell table:style-name="Table1.A2">
              <text:p text:style-name="P18"><text:span text:style-name="OrgCode1">cacos()</text:span></text:p>
            </table:table-cell>
            <table:table-cell table:style-name="Table1.A2">
              <text:p text:style-name="P18">Arc coseno</text:p>
            </table:table-cell>
          </table:table-row>
          <table:table-row>
            <table:table-cell table:style-name="Table1.A2">
              <text:p text:style-name="P18"><text:span text:style-name="OrgCode1">casin()</text:span></text:p>
            </table:table-cell>
            <table:table-cell table:style-name="Table1.A2">
              <text:p text:style-name="P18">Arc seno</text:p>
            </table:table-cell>
          </table:table-row>
          <table:table-row>
            <table:table-cell table:style-name="Table1.A2">
              <text:p text:style-name="P18"><text:span text:style-name="OrgCode1">catan()</text:span></text:p>
            </table:table-cell>
            <table:table-cell table:style-name="Table1.A2">
              <text:p text:style-name="P18">Play Settlers of Catan</text:p>
            </table:table-cell>
          </table:table-row>
          <table:table-row>
            <table:table-cell table:style-name="Table1.A2">
              <text:p text:style-name="P18"><text:span text:style-name="OrgCode1">ccosh()</text:span></text:p>
            </table:table-cell>
            <table:table-cell table:style-name="Table1.A2">
              <text:p text:style-name="P18">Coseno iperbolico</text:p>
            </table:table-cell>
          </table:table-row>
          <table:table-row>
            <table:table-cell table:style-name="Table1.A2">
              <text:p text:style-name="P18"><text:span text:style-name="OrgCode1">csinh()</text:span></text:p>
            </table:table-cell>
            <table:table-cell table:style-name="Table1.A2">
              <text:p text:style-name="P18">Seno iperbolico</text:p>
            </table:table-cell>
          </table:table-row>
          <table:table-row>
            <table:table-cell table:style-name="Table1.A2">
              <text:p text:style-name="P18"><text:span text:style-name="OrgCode1">ctanh()</text:span></text:p>
            </table:table-cell>
            <table:table-cell table:style-name="Table1.A2">
              <text:p text:style-name="P18">Tangente iperbolica</text:p>
            </table:table-cell>
          </table:table-row>
          <table:table-row>
            <table:table-cell table:style-name="Table1.A2">
              <text:p text:style-name="P18"><text:span text:style-name="OrgCode1">cacosh()</text:span></text:p>
            </table:table-cell>
            <table:table-cell table:style-name="Table1.A2">
              <text:p text:style-name="P18">Arco coseno iperbolico</text:p>
            </table:table-cell>
          </table:table-row>
          <table:table-row>
            <table:table-cell table:style-name="Table1.A2">
              <text:p text:style-name="P18"><text:span text:style-name="OrgCode1">casinh()</text:span></text:p>
            </table:table-cell>
            <table:table-cell table:style-name="Table1.A2">
              <text:p text:style-name="P18">Arcoseno iperbolico</text:p>
            </table:table-cell>
          </table:table-row>
          <table:table-row>
            <table:table-cell table:style-name="Table1.A3">
              <text:p text:style-name="P18"><text:span text:style-name="OrgCode1">catanh()</text:span></text:p>
            </table:table-cell>
            <table:table-cell table:style-name="Table1.A3">
              <text:p text:style-name="P18">Arcotangente iperbolica</text:p>
            </table:table-cell>
          </table:table-row>
        </table:table>
        <text:p text:style-name="P3"/>
      </text:section>
      <text:h text:outline-level="3" text:style-name="P19"><text:bookmark text:name="orgd0cf969"/><text:bookmark-start text:name="OrgXref.orgd0cf969"/>Funzioni esponenziali e logaritmiche<text:s/><text:bookmark-end text:name="OrgXref.orgd0cf969"/></text:h>
      <text:section text:name="Section56" text:style-name="OrgIndentedSection-Level-0">
        <text:p text:style-name="P3"/>
        <table:table table:style-name="Table1">
          <table:table-column table:style-name="Table1.A" table:number-columns-repeated="2"/>
          <table:table-row>
            <table:table-cell table:style-name="Table1.A1">
              <text:p text:style-name="P18">Funzione</text:p>
            </table:table-cell>
            <table:table-cell table:style-name="Table1.A1">
              <text:p text:style-name="P18">Descrizione</text:p>
            </table:table-cell>
          </table:table-row>
          <table:table-row>
            <table:table-cell table:style-name="Table1.A2">
              <text:p text:style-name="P18">cexp()</text:p>
            </table:table-cell>
            <table:table-cell table:style-name="Table1.A2">
              <text:p text:style-name="P18">Base-esponenziale</text:p>
            </table:table-cell>
          </table:table-row>
          <table:table-row>
            <table:table-cell table:style-name="Table1.A3">
              <text:p text:style-name="P18">clog()</text:p>
            </table:table-cell>
            <table:table-cell table:style-name="Table1.A3">
              <text:p text:style-name="P18">Logaritmo (base-)naturale.</text:p>
            </table:table-cell>
          </table:table-row>
        </table:table>
        <text:p text:style-name="P3"/>
      </text:section>
      <text:h text:outline-level="3" text:style-name="P19"><text:bookmark-start text:name="OrgXref.org72630f1"/><text:bookmark text:name="org72630f1"/>Power and Absolute Value Functions<text:s/><text:bookmark-end text:name="OrgXref.org72630f1"/></text:h>
      <text:section text:name="Section57" text:style-name="OrgIndentedSection-Level-0">
        <text:p text:style-name="P3"/>
        <table:table table:style-name="Table1">
          <table:table-column table:style-name="Table1.A" table:number-columns-repeated="2"/>
          <table:table-row>
            <table:table-cell table:style-name="Table1.A1">
              <text:p text:style-name="P18">Funzione</text:p>
            </table:table-cell>
            <table:table-cell table:style-name="Table1.A1">
              <text:p text:style-name="P18">Descrizione</text:p>
            </table:table-cell>
          </table:table-row>
          <table:table-row>
            <table:table-cell table:style-name="Table1.A2">
              <text:p text:style-name="P18"><text:span text:style-name="OrgCode1">cabs()</text:span></text:p>
            </table:table-cell>
            <table:table-cell table:style-name="Table1.A2">
              <text:p text:style-name="P18">Valore assoluto</text:p>
            </table:table-cell>
          </table:table-row>
          <table:table-row>
            <table:table-cell table:style-name="Table1.A2">
              <text:p text:style-name="P18"><text:span text:style-name="OrgCode1">cpow()</text:span></text:p>
            </table:table-cell>
            <table:table-cell table:style-name="Table1.A2">
              <text:p text:style-name="P18">Potenza</text:p>
            </table:table-cell>
          </table:table-row>
          <table:table-row>
            <table:table-cell table:style-name="Table1.A3">
              <text:p text:style-name="P18"><text:span text:style-name="OrgCode1">csqrt()</text:span></text:p>
            </table:table-cell>
            <table:table-cell table:style-name="Table1.A3">
              <text:p text:style-name="P18">Radice quadrata</text:p>
            </table:table-cell>
          </table:table-row>
        </table:table>
        <text:p text:style-name="P3"/>
      </text:section>
      <text:h text:outline-level="3" text:style-name="P19"><text:bookmark text:name="org3d73afa"/><text:bookmark-start text:name="OrgXref.org3d73afa"/>Funzioni di manipolazione<text:s/><text:bookmark-end text:name="OrgXref.org3d73afa"/></text:h>
      <text:section text:name="Section58" text:style-name="OrgIndentedSection-Level-0">
        <text:p text:style-name="P3"/>
        <table:table table:style-name="Table1">
          <table:table-column table:style-name="Table1.A" table:number-columns-repeated="2"/>
          <table:table-row>
            <table:table-cell table:style-name="Table1.A1">
              <text:p text:style-name="P18">Funzione</text:p>
            </table:table-cell>
            <table:table-cell table:style-name="Table1.A1">
              <text:p text:style-name="P18">Descrizione</text:p>
            </table:table-cell>
          </table:table-row>
          <table:table-row>
            <table:table-cell table:style-name="Table1.A2">
              <text:p text:style-name="P18">~creal()</text:p>
            </table:table-cell>
            <table:table-cell table:style-name="Table1.A2">
              <text:p text:style-name="P18">Restituisci la parte reale</text:p>
            </table:table-cell>
          </table:table-row>
          <table:table-row>
            <table:table-cell table:style-name="Table1.A2">
              <text:p text:style-name="P18"><text:span text:style-name="OrgCode1">cimag()</text:span></text:p>
            </table:table-cell>
            <table:table-cell table:style-name="Table1.A2">
              <text:p text:style-name="P18">Restituisci la parte immaginaria</text:p>
            </table:table-cell>
          </table:table-row>
          <table:table-row>
            <table:table-cell table:style-name="Table1.A2">
              <text:p text:style-name="P18"><text:span text:style-name="OrgCode1">CMPLX()</text:span></text:p>
            </table:table-cell>
            <table:table-cell table:style-name="Table1.A2">
              <text:p text:style-name="P18">Costruisci un numero complesso</text:p>
            </table:table-cell>
          </table:table-row>
          <table:table-row>
            <table:table-cell table:style-name="Table1.A2">
              <text:p text:style-name="P18"><text:span text:style-name="OrgCode1">carg()</text:span></text:p>
            </table:table-cell>
            <table:table-cell table:style-name="Table1.A2">
              <text:p text:style-name="P18">Argomento/angolo di fase</text:p>
            </table:table-cell>
          </table:table-row>
          <table:table-row>
            <table:table-cell table:style-name="Table1.A2">
              <text:p text:style-name="P18"><text:span text:style-name="OrgCode1">conj()</text:span></text:p>
            </table:table-cell>
            <table:table-cell table:style-name="Table1.A2">
              <text:p text:style-name="P18">Coniugare<text:note text:note-class="footnote"><text:note-citation>200</text:note-citation><text:note-body><text:p text:style-name="P14">Questo è l’unico che stranamente non inizia con una<text:s/><text:span text:style-name="OrgCode1">c</text:span><text:s/>extra iniziale.</text:p></text:note-body></text:note></text:p>
            </table:table-cell>
          </table:table-row>
          <table:table-row>
            <table:table-cell table:style-name="Table1.A3">
              <text:p text:style-name="P18"><text:span text:style-name="OrgCode1">cproj()</text:span></text:p>
            </table:table-cell>
            <table:table-cell table:style-name="Table1.A3">
              <text:p text:style-name="P18">Proiezione sulla sfera di Riemann</text:p>
            </table:table-cell>
          </table:table-row>
        </table:table>
        <text:p text:style-name="P3"/>
      </text:section>
      <text:h text:outline-level="1" text:style-name="P9"><text:bookmark text:name="orgc9f0dda"/><text:bookmark-start text:name="OrgXref.orgc9f0dda"/>Tipi interi a larghezza fissa<text:s/><text:bookmark-end text:name="OrgXref.orgc9f0dda"/></text:h>
      <text:p text:style-name="P10">C ha tutti quei tipi interi piccoli, grandi e più grandi come<text:s/><text:span text:style-name="OrgCode1">int</text:span><text:s/>e<text:s/><text:span text:style-name="OrgCode1">long</text:span><text:s/>e tutto il resto. E puoi guardare nella sezione sui limiti per vedere qual è l'int più grande con<text:s/><text:span text:style-name="OrgCode1">INT_MAX</text:span><text:s/>e così via.</text:p>
      <text:p text:style-name="P10">Quanto sono grandi questi tipi? Cioè quanti byte occupano? Potremmo usare<text:s/><text:span text:style-name="OrgCode1">sizeof</text:span><text:s/>per ottenere quella risposta.</text:p>
      <text:p text:style-name="P10">E se volessi andare dall'altra parte? Cosa succederebbe se avessi bisogno di un tipo che fosse esattamente 32 bit (4 byte) o almeno 16 bit o qualcosa del genere?</text:p>
      <text:p text:style-name="P10">Come possiamo dichiarare un tipo che abbia una certa dimensione?</text:p>
      <text:p text:style-name="P10">L'intestazione<text:s/><text:span text:style-name="OrgCode1">&lt;stdint.h&gt;</text:span><text:s/>ci dà un modo.</text:p>
      <text:h text:outline-level="2" text:style-name="P15"><text:bookmark text:name="org14c5959"/><text:bookmark-start text:name="OrgXref.org14c5959"/>I tipi a dimensione di bit<text:s/><text:bookmark-end text:name="OrgXref.org14c5959"/></text:h>
      <text:p text:style-name="P10">Sia per gli interi con segno che per quelli senza segno possiamo specificare un tipo che corrisponde a un certo numero di bit ovviamente con alcune avvertenze.</text:p>
      <text:p text:style-name="P10">E ci sono tre classi principali di questi tipi (in questi esempi la<text:s/><text:span text:style-name="OrgCode1">N</text:span><text:s/>verrebbe sostituita da un certo numero di bit):</text:p>
      <text:list text:style-name="OrgBulletedList" xml:id="list-373aff91-6021-4715-bc98-ff7963c2d2ab">
        <text:list-item>
          <text:p text:style-name="P10">Interi di esattamente una certa dimensione (<text:span text:style-name="OrgCode1">intN_t</text:span>)</text:p>
        </text:list-item>
        <text:list-item>
          <text:p text:style-name="P10">Interi che hanno almeno una certa dimensione (<text:span text:style-name="OrgCode1">int_leastN_t</text:span>)</text:p>
        </text:list-item>
        <text:list-item>
          <text:p text:style-name="P10">Numeri interi che abbiano almeno una certa dimensione e siano il più veloci possibile (<text:span text:style-name="OrgCode1">int_fastN_t</text:span>)<text:note text:note-class="footnote"><text:note-citation>201</text:note-citation><text:note-body><text:p text:style-name="P14">Alcune architetture hanno dati di dimensioni diverse con cui CPU e RAM possono operare a una velocità maggiore rispetto ad altre. In questi casi, se hai bisogno del numero a 8 bit più veloce, potrebbe invece darti un tipo a 16 o 32 bit perché è semplicemente più veloce. Quindi con questo non saprai quanto è grande il carattere ma sarà almeno grande quanto dici.</text:p></text:note-body></text:note></text:p>
        </text:list-item>
      </text:list>
      <text:p text:style-name="P10">Quanto più veloce è<text:s/><text:span text:style-name="OrgCode1">fast</text:span>? Sicuramente forse un po' più velocemente. Probabilmente. Le specifiche non dicono quanto saranno più veloci solo che saranno i più veloci su questa architettura. La maggior parte dei compilatori C sono piuttosto buoni quindi probabilmente lo vedrai usato solo in luoghi in cui deve essere garantita la massima velocità possibile (piuttosto che sperare semplicemente che il compilatore stia producendo un codice piuttosto veloce e lo è).</text:p>
      <text:p text:style-name="P10">Infine questi tipi di numeri senza segno hanno una<text:s/><text:span text:style-name="OrgCode1">u</text:span><text:s/>iniziale per differenziarli.</text:p>
      <text:p text:style-name="P10">Ad esempio questi tipi hanno il significato elencato corrispondente:</text:p>
      <text:p text:style-name="P16"><text:span text:style-name="OrgSrcFontLockTypeFace1">int32_t</text:span><text:s/><text:span text:style-name="OrgSrcFontLockVariableNameFace1">w</text:span>;</text:p>
      <text:p text:style-name="P16"><text:span text:style-name="OrgSrcFontLockCommentDelimiterFace1">//<text:s/></text:span><text:span text:style-name="OrgSrcFontLockCommentFace1">x è esattamente 32 bits, signed</text:span></text:p>
      <text:p text:style-name="P16"><text:span text:style-name="OrgSrcFontLockTypeFace1">uint16_t</text:span><text:s/><text:span text:style-name="OrgSrcFontLockVariableNameFace1">x</text:span>;</text:p>
      <text:p text:style-name="P16"><text:span text:style-name="OrgSrcFontLockCommentDelimiterFace1">//<text:s/></text:span><text:span text:style-name="OrgSrcFontLockCommentFace1">y è esattamente 16 bits, unsigned</text:span></text:p>
      <text:p text:style-name="P16"/>
      <text:p text:style-name="P16"><text:span text:style-name="OrgSrcFontLockTypeFace1">int_least8_t</text:span><text:s/><text:span text:style-name="OrgSrcFontLockVariableNameFace1">y</text:span>;</text:p>
      <text:p text:style-name="P16"><text:span text:style-name="OrgSrcFontLockCommentDelimiterFace1">//<text:s/></text:span><text:span text:style-name="OrgSrcFontLockCommentFace1">y è di almeno 8 bit, signed</text:span></text:p>
      <text:p text:style-name="P16"/>
      <text:p text:style-name="P16"><text:span text:style-name="OrgSrcFontLockTypeFace1">uint_fast64_t</text:span><text:s/><text:span text:style-name="OrgSrcFontLockVariableNameFace1">z</text:span>;<text:s/></text:p>
      <text:p text:style-name="P16"><text:span text:style-name="OrgSrcFontLockCommentDelimiterFace1">//<text:s/></text:span><text:span text:style-name="OrgSrcFontLockCommentFace1">z la rappresentazione più<text:s/></text:span></text:p>
      <text:p text:style-name="P17"><text:span text:style-name="OrgSrcFontLockCommentDelimiterFace1">//<text:s/></text:span><text:span text:style-name="OrgSrcFontLockCommentFace1">veloce è almeno 64 bits, unsigned</text:span></text:p>
      <text:p text:style-name="P10">È garantita la definizione dei seguenti tipi:</text:p>
      <text:p text:style-name="P16">int_least8_t <text:s text:c="5"/>uint_least8_t</text:p>
      <text:p text:style-name="P16">int_least16_t <text:s text:c="4"/>uint_least16_t</text:p>
      <text:p text:style-name="P16">int_least32_t <text:s text:c="4"/>uint_least32_t</text:p>
      <text:p text:style-name="P16">int_least64_t <text:s text:c="4"/>uint_least64_t</text:p>
      <text:p text:style-name="P16"/>
      <text:p text:style-name="P16">int_fast8_t <text:s text:c="6"/>uint_fast8_t</text:p>
      <text:p text:style-name="P16">int_fast16_t <text:s text:c="5"/>uint_fast16_t</text:p>
      <text:p text:style-name="P16">int_fast32_t <text:s text:c="5"/>uint_fast32_t</text:p>
      <text:p text:style-name="P17">int_fast64_t <text:s text:c="5"/>uint_fast64_t</text:p>
      <text:p text:style-name="P10">Potrebbero essercene anche altri di diverse larghezze ma questi sono facoltativi.</text:p>
      <text:p text:style-name="P10">EHI! Dove sono i tipi fissi come<text:s/><text:span text:style-name="OrgCode1">int16_t</text:span>?</text:p>
      <text:p text:style-name="P10">Si scopre che sono del tutto facoltativi…a meno che non siano soddisfatte determinate condizioni<text:note text:note-class="footnote"><text:note-citation>203</text:note-citation><text:note-body><text:p text:style-name="P14">Vale a dire il sistema ha interi a 8, 16, 32 o 64 bit senza riempimento che utilizzano la rappresentazione in complemento a due nel qual caso deve essere definita la variante<text:s/><text:span text:style-name="OrgCode1">intN_t</text:span><text:s/>per quel particolare numero di bit.</text:p></text:note-body></text:note>. E se disponi di un moderno sistema informatico medio tali condizioni probabilmente sono soddisfatte. E se lo sono avrai questi tipi:</text:p>
      <text:p text:style-name="P16">int8_t <text:s text:c="5"/>uint8_t</text:p>
      <text:p text:style-name="P16">int16_t <text:s text:c="4"/>uint16_t</text:p>
      <text:p text:style-name="P16">int32_t <text:s text:c="4"/>uint32_t</text:p>
      <text:p text:style-name="P17">int64_t <text:s text:c="4"/>uint64_t</text:p>
      <text:p text:style-name="P10">Potrebbero essere definite altre varianti con larghezze diverse ma sono facoltative.</text:p>
      <text:h text:outline-level="2" text:style-name="P15"><text:bookmark-start text:name="OrgXref.org095c1c5"/><text:bookmark text:name="org095c1c5"/>Tipo di dimensione intera massima<text:s/><text:bookmark-end text:name="OrgXref.org095c1c5"/></text:h>
      <text:p text:style-name="P10">Esiste un tipo che puoi utilizzare che contiene i più grandi numeri interi rappresentabili disponibili sul sistema sia con segno che senza segno:</text:p>
      <text:p text:style-name="P16">intmax_t</text:p>
      <text:p text:style-name="P17">uintmax_t</text:p>
      <text:p text:style-name="P10">Usa questi tipi quando vuoi avere il più grande possibile.</text:p>
      <text:p text:style-name="P10">Ovviamente i valori di qualsiasi altro tipo intero con lo stesso segno si adatteranno necessariamente a questo tipo.</text:p>
      <text:h text:outline-level="2" text:style-name="P15"><text:bookmark-start text:name="OrgXref.org0fbc5f0"/><text:bookmark text:name="org0fbc5f0"/>Utilizzo di costanti di dimensione fissa<text:s/><text:bookmark-end text:name="OrgXref.org0fbc5f0"/></text:h>
      <text:p text:style-name="P10">Se hai una costante che vuoi inserire in un certo numero di bit, puoi usare queste macro per aggiungere automaticamente il suffisso corretto al numero (es. 22L o 3490ULL).</text:p>
      <text:p text:style-name="P16"><text:span text:style-name="OrgSrcFontLockFunctionNameFace1">INT8_C</text:span>(x)<text:s text:c="5"/><text:span text:style-name="OrgSrcFontLockFunctionNameFace1">UINT8_C</text:span>(x)</text:p>
      <text:p text:style-name="P16"><text:span text:style-name="OrgSrcFontLockFunctionNameFace1">INT16_C</text:span>(x)<text:s text:c="4"/><text:span text:style-name="OrgSrcFontLockFunctionNameFace1">UINT16_C</text:span>(x)</text:p>
      <text:p text:style-name="P16"><text:span text:style-name="OrgSrcFontLockFunctionNameFace1">INT32_C</text:span>(x)<text:s text:c="4"/><text:span text:style-name="OrgSrcFontLockFunctionNameFace1">UINT32_C</text:span>(x)</text:p>
      <text:p text:style-name="P16"><text:span text:style-name="OrgSrcFontLockFunctionNameFace1">INT64_C</text:span>(x)<text:s text:c="4"/><text:span text:style-name="OrgSrcFontLockFunctionNameFace1">UINT64_C</text:span>(x)</text:p>
      <text:p text:style-name="P17"><text:span text:style-name="OrgSrcFontLockFunctionNameFace1">INTMAX_C</text:span>(x)<text:s text:c="3"/><text:span text:style-name="OrgSrcFontLockFunctionNameFace1">UINTMAX_C</text:span>(x)</text:p>
      <text:p text:style-name="P10">Ancora una volta funzionano solo con valori interi costanti.</text:p>
      <text:p text:style-name="P10">Ad esempio possiamo usare uno di questi per assegnare valori costanti in questo modo:</text:p>
      <text:p text:style-name="P16"><text:span text:style-name="OrgSrcFontLockTypeFace1">uint16_t</text:span><text:s/><text:span text:style-name="OrgSrcFontLockVariableNameFace1">x</text:span><text:s/>= UINT16_C(12);</text:p>
      <text:p text:style-name="P17"><text:span text:style-name="OrgSrcFontLockTypeFace1">intmax_t</text:span><text:s/><text:span text:style-name="OrgSrcFontLockVariableNameFace1">y</text:span><text:s/>= INTMAX_C(3490);</text:p>
      <text:h text:outline-level="2" text:style-name="P15"><text:bookmark text:name="org8236df7"/><text:bookmark-start text:name="OrgXref.org8236df7"/>Limits of Fixed Size Integers<text:s/><text:bookmark-end text:name="OrgXref.org8236df7"/></text:h>
      <text:p text:style-name="P10">Abbiamo anche definito alcuni limiti in modo da poter ottenere i valori massimi e minimi per questi tipi:</text:p>
      <text:p text:style-name="P16">INT8_MAX <text:s text:c="10"/>INT8_MIN <text:s text:c="10"/>UINT8_MAX</text:p>
      <text:p text:style-name="P16">INT16_MAX <text:s text:c="9"/>INT16_MIN <text:s text:c="9"/>UINT16_MAX</text:p>
      <text:p text:style-name="P16">INT32_MAX <text:s text:c="9"/>INT32_MIN <text:s text:c="9"/>UINT32_MAX</text:p>
      <text:p text:style-name="P16">INT64_MAX <text:s text:c="9"/>INT64_MIN <text:s text:c="9"/>UINT64_MAX</text:p>
      <text:p text:style-name="P16"/>
      <text:p text:style-name="P16">INT_LEAST8_MAX <text:s text:c="4"/>INT_LEAST8_MIN <text:s text:c="4"/>UINT_LEAST8_MAX</text:p>
      <text:p text:style-name="P16">INT_LEAST16_MAX <text:s text:c="3"/>INT_LEAST16_MIN <text:s text:c="3"/>UINT_LEAST16_MAX</text:p>
      <text:p text:style-name="P16">INT_LEAST32_MAX <text:s text:c="3"/>INT_LEAST32_MIN <text:s text:c="3"/>UINT_LEAST32_MAX</text:p>
      <text:p text:style-name="P16">INT_LEAST64_MAX <text:s text:c="3"/>INT_LEAST64_MIN <text:s text:c="3"/>UINT_LEAST64_MAX</text:p>
      <text:p text:style-name="P16"/>
      <text:p text:style-name="P16">INT_FAST8_MAX <text:s text:c="5"/>INT_FAST8_MIN <text:s text:c="5"/>UINT_FAST8_MAX</text:p>
      <text:p text:style-name="P16">INT_FAST16_MAX <text:s text:c="4"/>INT_FAST16_MIN <text:s text:c="4"/>UINT_FAST16_MAX</text:p>
      <text:p text:style-name="P16">INT_FAST32_MAX <text:s text:c="4"/>INT_FAST32_MIN <text:s text:c="4"/>UINT_FAST32_MAX</text:p>
      <text:p text:style-name="P16">INT_FAST64_MAX <text:s text:c="4"/>INT_FAST64_MIN <text:s text:c="4"/>UINT_FAST64_MAX</text:p>
      <text:p text:style-name="P16"/>
      <text:p text:style-name="P17">INTMAX_MAX <text:s text:c="8"/>INTMAX_MIN <text:s text:c="8"/>UINTMAX_MAX</text:p>
      <text:p text:style-name="P10">Nota che il<text:s/><text:span text:style-name="OrgCode1">MIN</text:span><text:s/>per tutti i tipi senza segno è<text:s/><text:span text:style-name="OrgCode1">0</text:span>, quindi in quanto tale non esiste una macro per questo.</text:p>
      <text:h text:outline-level="2" text:style-name="P15"><text:bookmark-start text:name="OrgXref.org0b2f825"/><text:bookmark text:name="org0b2f825"/>Specificatori di formato<text:s/><text:bookmark-end text:name="OrgXref.org0b2f825"/></text:h>
      <text:p text:style-name="P10">Per stampare questi tipi è necessario inviare l'identificatore di formato corretto a<text:s/><text:span text:style-name="OrgCode1">printf()</text:span>. (E lo stesso problema per ottenere input con<text:s/><text:span text:style-name="OrgCode1">scanf()</text:span>.)</text:p>
      <text:p text:style-name="P10">Ma come fai a sapere quali sono le dimensioni dei tipi sotto il cofano? Fortunatamente ancora una volta C fornisce alcune macro per aiutare in questo.</text:p>
      <text:p text:style-name="P10">Tutto questo può essere trovato in<text:s/><text:span text:style-name="OrgCode1">&lt;inttypes.h&gt;</text:span>.</text:p>
      <text:p text:style-name="P10">Ora abbiamo un sacco di macro. Come un'esplosione di complessità di macro. Quindi smetterò di elencarli tutti e inserirò semplicemente la lettera minuscola<text:s/><text:span text:style-name="OrgCode1">n</text:span><text:s/>nel punto in cui dovresti inserire<text:s/><text:span text:style-name="OrgCode1">8, 16, 32</text:span><text:s/>o<text:s/><text:span text:style-name="OrgCode1">64</text:span><text:s/>a seconda delle tue esigenze.</text:p>
      <text:p text:style-name="P10">Diamo un'occhiata alle macro per stampare interi con segno:</text:p>
      <text:p text:style-name="P16">PRIdn <text:s text:c="3"/>PRIdLEASTn <text:s text:c="3"/>PRIdFASTn <text:s text:c="3"/>PRIdMAX</text:p>
      <text:p text:style-name="P17">PRIin <text:s text:c="3"/>PRIiLEASTn <text:s text:c="3"/>PRIiFASTn <text:s text:c="3"/>PRIiMAX</text:p>
      <text:p text:style-name="P10">Cerca gli schemi lì. Puoi vedere che esistono varianti per i tipi fisso, minimo, veloce e massimo.</text:p>
      <text:p text:style-name="P10">E hai anche una<text:s/><text:span text:style-name="OrgCode1">d</text:span><text:s/>minuscola e una<text:s/><text:span text:style-name="OrgCode1">i</text:span><text:s/>minuscola. Questi corrispondono agli identificatori di formato<text:s/><text:span text:style-name="OrgCode1">printf()</text:span><text:s/><text:span text:style-name="OrgCode1">%d</text:span><text:s/>e<text:s/><text:span text:style-name="OrgCode1">%i</text:span>.</text:p>
      <text:p text:style-name="P10">Quindi, se ho qualcosa del genere:</text:p>
      <text:p text:style-name="P17"><text:span text:style-name="OrgSrcFontLockTypeFace1">int_least16_t</text:span><text:s/><text:span text:style-name="OrgSrcFontLockVariableNameFace1">x</text:span><text:s/>= 3490;</text:p>
      <text:p text:style-name="P10">Posso stamparlo con l'identificatore di formato equivalente per<text:s/><text:span text:style-name="OrgCode1">%d</text:span><text:s/>utilizzando<text:s/><text:span text:style-name="OrgCode1">PRIdLEAST16</text:span>.</text:p>
      <text:p text:style-name="P10">Ma come? Come usiamo quella macro?</text:p>
      <text:p text:style-name="P10">Prima di tutto quella macro specifica una stringa contenente la lettera o le lettere che<text:s/><text:span text:style-name="OrgCode1">printf()</text:span><text:s/>deve utilizzare per stampare quel tipo. Ad esempio potrebbe essere<text:s/><text:span text:style-name="OrgCode1">"d"</text:span><text:s/>o<text:s/><text:span text:style-name="OrgCode1">"ld"</text:span>.</text:p>
      <text:p text:style-name="P10">Quindi tutto ciò che dobbiamo fare è incorporarlo nella nostra stringa di formato nella chiamata<text:s/><text:span text:style-name="OrgCode1">printf()</text:span>.</text:p>
      <text:p text:style-name="P10">Per fare ciò possiamo trarre vantaggio da un fatto relativo a C che potresti aver dimenticato: i valori letterali di stringa adiacenti vengono automaticamente concatenati in una singola stringa. Per esempio:</text:p>
      <text:p text:style-name="P16">printf(<text:span text:style-name="OrgSrcFontLockStringFace1">"Hello, "</text:span><text:s/><text:span text:style-name="OrgSrcFontLockStringFace1">"world!\n"</text:span>);</text:p>
      <text:p text:style-name="P17"><text:span text:style-name="OrgSrcFontLockCommentDelimiterFace1">//<text:s/></text:span><text:span text:style-name="OrgSrcFontLockCommentFace1">Stampa "Hello, world!"</text:span></text:p>
      <text:p text:style-name="P10">E poiché queste macro sono stringhe letterali possiamo usarle in questo modo:</text:p>
      <text:p text:style-name="P16"><text:span text:style-name="OrgSrcFontLockPreprocessorFace1">#include</text:span><text:s/><text:span text:style-name="OrgSrcFontLockStringFace1">&lt;stdio.h&gt;</text:span></text:p>
      <text:p text:style-name="P16"><text:span text:style-name="OrgSrcFontLockPreprocessorFace1">#include</text:span><text:s/><text:span text:style-name="OrgSrcFontLockStringFace1">&lt;stdint.h&gt;</text:span></text:p>
      <text:p text:style-name="P16"><text:span text:style-name="OrgSrcFontLockPreprocessorFace1">#include</text:span><text:s/><text:span text:style-name="OrgSrcFontLockStringFace1">&lt;inttypes.h&gt;</text:span></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text:span text:style-name="OrgSrcFontLockTypeFace1">int_least16_t</text:span><text:s/><text:span text:style-name="OrgSrcFontLockVariableNameFace1">x</text:span><text:s/>= 3490;</text:p>
      <text:p text:style-name="P16"/>
      <text:p text:style-name="P16"><text:s text:c="4"/>printf(<text:span text:style-name="OrgSrcFontLockStringFace1">"The value is %"</text:span><text:s/>PRIdLEAST16<text:s/><text:span text:style-name="OrgSrcFontLockStringFace1">"!\n"</text:span>, x);</text:p>
      <text:p text:style-name="P17">}</text:p>
      <text:p text:style-name="P10">Abbiamo anche una serie di macro per stampare tipi senza segno:</text:p>
      <text:p text:style-name="P16">PRIon <text:s text:c="3"/>PRIoLEASTn <text:s text:c="3"/>PRIoFASTn <text:s text:c="3"/>PRIoMAX</text:p>
      <text:p text:style-name="P16">PRIun <text:s text:c="3"/>PRIuLEASTn <text:s text:c="3"/>PRIuFASTn <text:s text:c="3"/>PRIuMAX</text:p>
      <text:p text:style-name="P16">PRIxn <text:s text:c="3"/>PRIxLEASTn <text:s text:c="3"/>PRIxFASTn <text:s text:c="3"/>PRIxMAX</text:p>
      <text:p text:style-name="P17">PRIXn <text:s text:c="3"/>PRIXLEASTn <text:s text:c="3"/>PRIXFASTn <text:s text:c="3"/>PRIXMAX</text:p>
      <text:p text:style-name="P10">In questo caso<text:s/><text:span text:style-name="OrgCode1">o</text:span>,<text:s/><text:span text:style-name="OrgCode1">u</text:span>,<text:s/><text:span text:style-name="OrgCode1">x</text:span><text:s/>e<text:s/><text:span text:style-name="OrgCode1">X</text:span><text:s/>corrispondono agli identificatori di formato documentati in<text:s/><text:span text:style-name="OrgCode1">printf()</text:span>.</text:p>
      <text:p text:style-name="P10">E come prima la<text:s/><text:span text:style-name="OrgCode1">n</text:span><text:s/>minuscola dovrebbe essere sostituita con<text:s/><text:span text:style-name="OrgCode1">8</text:span>,<text:s/><text:span text:style-name="OrgCode1">16</text:span>,<text:s/><text:span text:style-name="OrgCode1">32</text:span><text:s/>o<text:s/><text:span text:style-name="OrgCode1">64</text:span>.</text:p>
      <text:p text:style-name="P10">Ma proprio quando pensi di averne abbastanza delle macro scopriamo che ne abbiamo un set complementare completo per<text:s/><text:span text:style-name="OrgCode1">scanf()</text:span>!</text:p>
      <text:p text:style-name="P16">SCNdn <text:s text:c="3"/>SCNdLEASTn <text:s text:c="3"/>SCNdFASTn <text:s text:c="3"/>SCNdMAX</text:p>
      <text:p text:style-name="P16">SCNin <text:s text:c="3"/>SCNiLEASTn <text:s text:c="3"/>SCNiFASTn <text:s text:c="3"/>SCNiMAX</text:p>
      <text:p text:style-name="P16">SCNon <text:s text:c="3"/>SCNoLEASTn <text:s text:c="3"/>SCNoFASTn <text:s text:c="3"/>SCNoMAX</text:p>
      <text:p text:style-name="P16">SCNun <text:s text:c="3"/>SCNuLEASTn <text:s text:c="3"/>SCNuFASTn <text:s text:c="3"/>SCNuMAX</text:p>
      <text:p text:style-name="P17">SCNxn <text:s text:c="3"/>SCNxLEASTn <text:s text:c="3"/>SCNxFASTn <text:s text:c="3"/>SCNxMAX</text:p>
      <text:p text:style-name="P10">Ricorda: quando vuoi stampare un tipo intero a dimensione fissa con<text:s/><text:span text:style-name="OrgCode1">printf()</text:span><text:s/>o<text:s/><text:span text:style-name="OrgCode1">scanf()</text:span>, prendi la specifica di formato corrispondente corretta da<text:s/><text:span text:style-name="OrgCode1">&lt;inttypes.h&gt;</text:span>.</text:p>
      <text:h text:outline-level="1" text:style-name="P9"><text:bookmark-start text:name="OrgXref.orgd09c7d5"/><text:bookmark text:name="orgd09c7d5"/>Funzionalità di data e ora<text:s/><text:bookmark-end text:name="OrgXref.orgd09c7d5"/></text:h>
      <text:p text:style-name="P11">“Il tempo è un'illusione. L'ora di pranzo doppiamente.”</text:p>
      <text:p text:style-name="P11">—Ford Prefect, Guida galattica per gli autostoppisti.</text:p>
      <text:p text:style-name="P10">Non è troppo complesso ma all'inizio può intimidire, sia con i diversi tipi disponibili sia con il modo in cui possiamo convertirli tra loro.</text:p>
      <text:p text:style-name="P10">Combina GMT (UTC) e ora locale e avrai tutto il /solito divertimento/™ con orari e date.</text:p>
      <text:p text:style-name="P10">E ovviamente non dimenticare mai la regola d'oro delle date e degli orari:<text:s/><text:span text:style-name="Emphasis1">Non tentare mai di scrivere la propria funzionalità di data e ora. Usa solo quello che ti dà la libreria.</text:span></text:p>
      <text:p text:style-name="P10">Il tempo è troppo complesso perché i semplici programmatori mortali possano gestirlo correttamente. Sul serio siamo debitori a tutti coloro che hanno lavorato su qualsiasi libreria di data e ora, quindi inseriscilo nel tuo budget.</text:p>
      <text:h text:outline-level="2" text:style-name="P15"><text:bookmark-start text:name="OrgXref.org1d33f2b"/><text:bookmark text:name="org1d33f2b"/>Terminologia e informazioni rapide<text:s/><text:bookmark-end text:name="OrgXref.org1d33f2b"/></text:h>
      <text:p text:style-name="P10">Solo un paio di termini veloci nel caso non li avessi già scritti.</text:p>
      <text:list text:style-name="OrgBulletedList" xml:id="list-5dc0a73b-df09-47b9-b680-9394a8ee8fab">
        <text:list-item>
          <text:p text:style-name="P10">UTC: Coordinated Universal Time è un tempo assoluto, universalmente concordato<text:note text:note-class="footnote"><text:note-citation>204</text:note-citation><text:note-body><text:p text:style-name="P14">Sulla Terra comunque. Chissà quali sistemi pazzeschi usano là fuori…</text:p></text:note-body></text:note>. Tutti sul pianeta pensano che in questo momento sia la stessa ora UTC… anche se hanno orari locali diversi.</text:p>
        </text:list-item>
        <text:list-item>
          <text:p text:style-name="P10">GMT: Greenwich Mean Time, di fatti lo stesso dell'UTC<text:note text:note-class="footnote"><text:note-citation>205</text:note-citation><text:note-body><text:p text:style-name="P14">OK non uccidermi! GMT è tecnicamente un fuso orario mentre UTC è un sistema orario globale. Inoltre alcuni paesi potrebbero modificare il GMT per l'ora legale, mentre l'UTC non viene mai modificato per l'ora legale.</text:p></text:note-body></text:note>. Probabilmente vuoi dire UTC o “universal time”. Se stai parlando specificamente del fuso orario GMT, dì GMT. In modo confuso molte delle funzioni UTC di C sono antecedenti all'UTC e si riferiscono ancora al Greenwich Mean Time. Quando lo vedi sappi che C intrende UTC.</text:p>
        </text:list-item>
        <text:list-item>
          <text:p text:style-name="P10">Local time: che ora è il luogo in cui si trova il computer che esegue il programma. Questo è descritto come un offset dall'UTC. Sebbene esistano molti fusi orari nel mondo, la maggior parte dei computer funziona nell'ora locale o nell'ora UTC.</text:p>
        </text:list-item>
      </text:list>
      <text:p text:style-name="P10">Come regola generale se stai descrivendo un evento che accade una volta, come una voce di registro, o il lancio di un razzo, o quando i puntatori alla fine hanno fatto clic per te, usa UTC.</text:p>
      <text:p text:style-name="P10">D'altra parte se si tratta di qualcosa che accade alla stessa ora in ogni fuso orario, come Capodanno o l'ora di cena, utilizza l'ora locale.</text:p>
      <text:p text:style-name="P10">Poiché molte linguaggi sono efficaci solo nella conversione tra l'ora UTC e l'ora locale puoi causare molti problemi scegliendo di memorizzare le date nella forma sbagliata. (Chiedimi come lo so.)</text:p>
      <text:h text:outline-level="2" text:style-name="P15"><text:bookmark-start text:name="OrgXref.orgf034513"/><text:bookmark text:name="orgf034513"/>Tipi di data<text:s/><text:bookmark-end text:name="OrgXref.orgf034513"/></text:h>
      <text:p text:style-name="P10">Ci sono due tipi principali in C quando si tratta di date:<text:s/><text:span text:style-name="OrgCode1">time_t</text:span><text:s/>e<text:s/><text:span text:style-name="OrgCode1">struct tm</text:span>.</text:p>
      <text:p text:style-name="P10">Le specifiche in realtà non dicono molto su di loro:</text:p>
      <text:list text:style-name="OrgBulletedList" xml:id="list-aaa5ecc4-3b34-4550-acdf-01609a416e1c">
        <text:list-item>
          <text:p text:style-name="P10"><text:span text:style-name="OrgCode1">time_t</text:span>: un vero tipo capace di contenere un tempo. Quindi secondo le specifiche potrebbe essere un tipo mobile o un tipo intero. In POSIX (Unix-likes) è un numero intero. Questo contiene<text:s/><text:span text:style-name="Emphasis1">l'ora del calendario</text:span>. Che puoi pensare come ora UTC.</text:p>
        </text:list-item>
        <text:list-item>
          <text:p text:style-name="P10"><text:span text:style-name="OrgCode1">struct tm</text:span>: contiene i componenti di un tempo di calendario. Questo è un /tempo scomposto/vcioè i componenti del tempo come ora, minuto, secondo, giorno, mese, anno, ecc.</text:p>
        </text:list-item>
      </text:list>
      <text:p text:style-name="P10">Su molti sistemi<text:s/><text:span text:style-name="OrgCode1">time_t</text:span><text:s/>rappresenta il numero di secondi trascorsi da Epoch<text:note text:note-class="footnote"><text:note-citation>206</text:note-citation><text:note-body><text:p text:style-name="P14"><text:a xlink:type="simple" xlink:href="https://en.wikipedia.org/wiki/Unix_time"><text:span text:style-name="T3">https://en.wikipedia.org/wiki/Unix_time</text:span></text:a></text:p></text:note-body></text:note>. Epoch è in un certo senso l'inizio del tempo dal punto di vista del computer che comunemente è il 1 gennaio 1970 UTC.<text:s/><text:span text:style-name="OrgCode1">time_t</text:span><text:s/>può diventare negativo per rappresentare tempi prima di Epoch. Windows si comporta allo stesso modo di Unix da quello che posso dire.</text:p>
      <text:p text:style-name="P10">E cosa c'è in una<text:s/><text:span text:style-name="OrgCode1">struct tm</text:span>? I seguenti campi:</text:p>
      <text:p text:style-name="P16"><text:span text:style-name="OrgSrcFontLockKeywordFace1">struct</text:span><text:s/><text:span text:style-name="OrgSrcFontLockTypeFace1">tm</text:span><text:s/>{</text:p>
      <text:p text:style-name="P16"><text:s text:c="4"/><text:span text:style-name="OrgSrcFontLockTypeFace1">int</text:span><text:s/><text:span text:style-name="OrgSrcFontLockVariableNameFace1">tm_sec</text:span>;<text:s text:c="4"/><text:span text:style-name="OrgSrcFontLockCommentDelimiterFace1">//<text:s/></text:span><text:span text:style-name="OrgSrcFontLockCommentFace1">secondi dopo il minuto -- [0, 60]</text:span></text:p>
      <text:p text:style-name="P16"><text:s text:c="4"/><text:span text:style-name="OrgSrcFontLockTypeFace1">int</text:span><text:s/><text:span text:style-name="OrgSrcFontLockVariableNameFace1">tm_min</text:span>;<text:s text:c="4"/><text:span text:style-name="OrgSrcFontLockCommentDelimiterFace1">//<text:s/></text:span><text:span text:style-name="OrgSrcFontLockCommentFace1">minuti dopo l'ora -- [0, 59]</text:span></text:p>
      <text:p text:style-name="P16"><text:s text:c="4"/><text:span text:style-name="OrgSrcFontLockTypeFace1">int</text:span><text:s/><text:span text:style-name="OrgSrcFontLockVariableNameFace1">tm_hour</text:span>;<text:s text:c="3"/><text:span text:style-name="OrgSrcFontLockCommentDelimiterFace1">//<text:s/></text:span><text:span text:style-name="OrgSrcFontLockCommentFace1">ore dalla mezzanotte -- [0, 23]</text:span></text:p>
      <text:p text:style-name="P16"><text:s text:c="4"/><text:span text:style-name="OrgSrcFontLockTypeFace1">int</text:span><text:s/><text:span text:style-name="OrgSrcFontLockVariableNameFace1">tm_mday</text:span>;<text:s text:c="3"/><text:span text:style-name="OrgSrcFontLockCommentDelimiterFace1">//<text:s/></text:span><text:span text:style-name="OrgSrcFontLockCommentFace1">giorno del mese -- [1, 31]</text:span></text:p>
      <text:p text:style-name="P16"><text:s text:c="4"/><text:span text:style-name="OrgSrcFontLockTypeFace1">int</text:span><text:s/><text:span text:style-name="OrgSrcFontLockVariableNameFace1">tm_mon</text:span>;<text:s text:c="4"/><text:span text:style-name="OrgSrcFontLockCommentDelimiterFace1">//<text:s/></text:span><text:span text:style-name="OrgSrcFontLockCommentFace1">mesi da gennaio -- [0, 11]</text:span></text:p>
      <text:p text:style-name="P16"><text:s text:c="4"/><text:span text:style-name="OrgSrcFontLockTypeFace1">int</text:span><text:s/><text:span text:style-name="OrgSrcFontLockVariableNameFace1">tm_year</text:span>;<text:s text:c="3"/><text:span text:style-name="OrgSrcFontLockCommentDelimiterFace1">//<text:s/></text:span><text:span text:style-name="OrgSrcFontLockCommentFace1">anni da 1900</text:span></text:p>
      <text:p text:style-name="P16"><text:s text:c="4"/><text:span text:style-name="OrgSrcFontLockTypeFace1">int</text:span><text:s/><text:span text:style-name="OrgSrcFontLockVariableNameFace1">tm_wday</text:span>;<text:s text:c="3"/><text:span text:style-name="OrgSrcFontLockCommentDelimiterFace1">//<text:s/></text:span><text:span text:style-name="OrgSrcFontLockCommentFace1">giorni a partire da domenica -- [0, 6]</text:span></text:p>
      <text:p text:style-name="P16"><text:s text:c="4"/><text:span text:style-name="OrgSrcFontLockTypeFace1">int</text:span><text:s/><text:span text:style-name="OrgSrcFontLockVariableNameFace1">tm_yday</text:span>;<text:s text:c="3"/><text:span text:style-name="OrgSrcFontLockCommentDelimiterFace1">//<text:s/></text:span><text:span text:style-name="OrgSrcFontLockCommentFace1">giorni da gennaio 1 -- [0, 365]</text:span></text:p>
      <text:p text:style-name="P16"><text:s text:c="4"/><text:span text:style-name="OrgSrcFontLockTypeFace1">int</text:span><text:s/><text:span text:style-name="OrgSrcFontLockVariableNameFace1">tm_isdst</text:span>;<text:s text:c="2"/><text:span text:style-name="OrgSrcFontLockCommentDelimiterFace1">//<text:s/></text:span><text:span text:style-name="OrgSrcFontLockCommentFace1">Ora legale flag</text:span></text:p>
      <text:p text:style-name="P17">};</text:p>
      <text:p text:style-name="P10">Tieni presente che tutto è a base zero tranne il giorno del mese.</text:p>
      <text:p text:style-name="P10">È importante sapere che puoi inserire qualsiasi valore in questi tipi che desideri. Esistono funzioni che aiutano a ottenere l'ora<text:s/><text:span text:style-name="Emphasis1">adesso</text:span><text:s/>ma i tipi contengono un'ora non<text:s/><text:span text:style-name="Emphasis1">l'ora</text:span>.</text:p>
      <text:p text:style-name="P10">Quindi la domanda diventa: “Come inizializzi i dati di questi tipi e come li converti tra loro?”</text:p>
      <text:h text:outline-level="2" text:style-name="P15"><text:bookmark-start text:name="OrgXref.org8fd6061"/><text:bookmark text:name="org8fd6061"/>Inizializzazione e conversione tra tipi<text:s/><text:bookmark-end text:name="OrgXref.org8fd6061"/></text:h>
      <text:p text:style-name="P10">Innanzitutto puoi ottenere l'ora corrente e memorizzarla in un<text:s/><text:span text:style-name="OrgCode1">time_t</text:span><text:s/>con la funzione<text:s/><text:span text:style-name="OrgCode1">time()</text:span>.</text:p>
      <text:p text:style-name="P16"><text:span text:style-name="OrgSrcFontLockTypeFace1">time_t</text:span><text:s/><text:span text:style-name="OrgSrcFontLockVariableNameFace1">now</text:span>;<text:s text:c="2"/><text:span text:style-name="OrgSrcFontLockCommentDelimiterFace1">//<text:s/></text:span><text:span text:style-name="OrgSrcFontLockCommentFace1">Variabile per tenere il tempo adesso</text:span></text:p>
      <text:p text:style-name="P16"/>
      <text:p text:style-name="P16">now = time(<text:span text:style-name="OrgSrcFontLockConstantFace1">NULL</text:span>);<text:s text:c="2"/><text:span text:style-name="OrgSrcFontLockCommentDelimiterFace1">//<text:s/></text:span><text:span text:style-name="OrgSrcFontLockCommentFace1">Puoi ottenerlo in questo modo...</text:span></text:p>
      <text:p text:style-name="P16"/>
      <text:p text:style-name="P17">time(&amp;now);<text:s text:c="8"/><text:span text:style-name="OrgSrcFontLockCommentDelimiterFace1">//<text:s/></text:span><text:span text:style-name="OrgSrcFontLockCommentFace1">...o questo. Uguale alla riga precedente.</text:span></text:p>
      <text:p text:style-name="P10">Grande! Hai una variabile che ti dà il tempo adesso.</text:p>
      <text:p text:style-name="P10">In modo divertente c'è solo un modo portatile per stampare cosa c'è in un<text:s/><text:span text:style-name="OrgCode1">time_t</text:span><text:s/>e questa è la funzione<text:s/><text:span text:style-name="OrgCode1">ctime()</text:span><text:s/>usata raramente che stampa il valore nell'ora locale:</text:p>
      <text:p text:style-name="P16">now = time(<text:span text:style-name="OrgSrcFontLockConstantFace1">NULL</text:span>);</text:p>
      <text:p text:style-name="P17">printf(<text:span text:style-name="OrgSrcFontLockStringFace1">"%s"</text:span>, ctime(&amp;now));</text:p>
      <text:p text:style-name="P10">Ciò restituisce una stringa con una forma molto specifica che include una nuova riga alla fine:</text:p>
      <text:p text:style-name="P17">Sun Feb 28 18:47:25 2021</text:p>
      <text:p text:style-name="P10">Quindi è un po' inflessibile. Se vuoi più controllo dovresti convertire<text:s/><text:span text:style-name="OrgCode1">time_t</text:span><text:s/>in un<text:s/><text:span text:style-name="OrgCode1">struct tm</text:span>.</text:p>
      <text:h text:outline-level="3" text:style-name="P19"><text:bookmark-start text:name="OrgXref.org2f7f2e0"/><text:bookmark text:name="org2f7f2e0"/>Conversione di<text:s/><text:span text:style-name="OrgCode1">time_t</text:span><text:s/>in<text:s/><text:span text:style-name="OrgCode1">struct tm</text:span><text:s/><text:bookmark-end text:name="OrgXref.org2f7f2e0"/></text:h>
      <text:p text:style-name="P10">Esistono due modi sorprendenti per eseguire questa conversione:</text:p>
      <text:list text:style-name="OrgBulletedList" xml:id="list-e08a79b4-dc6c-40e1-847f-372a480d4ee7">
        <text:list-item>
          <text:p text:style-name="P10"><text:span text:style-name="OrgCode1">localtime()</text:span>: questa funzione converte<text:s/><text:span text:style-name="OrgCode1">time_t</text:span><text:s/>in una<text:s/><text:span text:style-name="OrgCode1">struct tm</text:span><text:s/>nell'ora locale.</text:p>
        </text:list-item>
        <text:list-item>
          <text:p text:style-name="P10"><text:span text:style-name="OrgCode1">gmtime()</text:span>: questa funzione converte<text:s/><text:span text:style-name="OrgCode1">time_t</text:span><text:s/>in una<text:s/><text:span text:style-name="OrgCode1">struct tm</text:span><text:s/>in UTC. (Vedi il vecchio GMT che si insinua nel nome di quella funzione?)</text:p>
        </text:list-item>
      </text:list>
      <text:p text:style-name="P10">Vediamo che ore sono adesso stampando una<text:s/><text:span text:style-name="OrgCode1">struct tm</text:span><text:s/>con la funzione<text:s/><text:span text:style-name="OrgCode1">asctime()</text:span>:</text:p>
      <text:p text:style-name="P16">printf(<text:span text:style-name="OrgSrcFontLockStringFace1">"Local: %s"</text:span>,<text:s/><text:span text:style-name="OrgSrcFontLockTypeFace1">asctime</text:span>(<text:span text:style-name="OrgSrcFontLockVariableNameFace1">localtime</text:span>(&amp;now)));</text:p>
      <text:p text:style-name="P17">printf(<text:span text:style-name="OrgSrcFontLockStringFace1">" <text:s/>UTC: %s"</text:span>, asctime(gmtime(&amp;now)));</text:p>
      <text:p text:style-name="P10">Output (Mi trovo nel fuso orario standard del Pacifico):</text:p>
      <text:p text:style-name="P16"><text:span text:style-name="OrgSrcFontLockConstantFace1">Local</text:span>: Sun Feb 28 20:15:27 2021</text:p>
      <text:p text:style-name="P17"><text:s text:c="2"/>UTC: Mon Mar <text:s/>1 04:15:27 2021</text:p>
      <text:p text:style-name="P10">Una volta che hai il tuo<text:s/><text:span text:style-name="OrgCode1">time_t</text:span><text:s/>in una<text:s/><text:span text:style-name="OrgCode1">struct tm</text:span><text:s/>apre tutti i tipi di porte. Puoi stampare l'ora in vari modi capire quale giorno della settimana è una data e così via. Oppure riconvertirlo in una<text:s/><text:span text:style-name="OrgCode1">time_t</text:span>.</text:p>
      <text:p text:style-name="P10">Ne parleremo presto!</text:p>
      <text:h text:outline-level="3" text:style-name="P19"><text:bookmark text:name="org179a7a1"/><text:bookmark-start text:name="OrgXref.org179a7a1"/>Convertire<text:s/><text:span text:style-name="OrgCode1">struct tm</text:span><text:s/>in<text:s/><text:span text:style-name="OrgCode1">time_t</text:span><text:s/><text:bookmark-end text:name="OrgXref.org179a7a1"/></text:h>
      <text:p text:style-name="P10">Se vuoi andare dall'altra parte puoi usare<text:s/><text:span text:style-name="OrgCode1">mktime()</text:span><text:s/>per ottenere queste informazioni.</text:p>
      <text:p text:style-name="P10"><text:span text:style-name="OrgCode1">mktime()</text:span><text:s/>imposta i valori di<text:s/><text:span text:style-name="OrgCode1">tm_wday</text:span><text:s/>e<text:s/><text:span text:style-name="OrgCode1">tm_yday</text:span><text:s/>per te quindi non preoccuparti di compilarli perché verranno semplicemente sovrascritti.</text:p>
      <text:p text:style-name="P10">Inoltre puoi impostare<text:s/><text:span text:style-name="OrgCode1">tm_isdst</text:span><text:s/>su<text:s/><text:span text:style-name="OrgCode1">-1</text:span><text:s/>affinché sia lui a determinarlo per te. Oppure puoi impostarlo manualmente su vero o falso.</text:p>
      <text:p text:style-name="P16"><text:span text:style-name="OrgSrcFontLockCommentDelimiterFace1">//<text:s/></text:span><text:span text:style-name="OrgSrcFontLockCommentFace1">Don't be tempted to put leading zeros on these numbers (unless you</text:span></text:p>
      <text:p text:style-name="P16"><text:span text:style-name="OrgSrcFontLockCommentDelimiterFace1">//<text:s/></text:span><text:span text:style-name="OrgSrcFontLockCommentFace1">mean for them to be in octal)!</text:span></text:p>
      <text:p text:style-name="P16"/>
      <text:p text:style-name="P16"><text:span text:style-name="OrgSrcFontLockKeywordFace1">struct</text:span><text:s/><text:span text:style-name="OrgSrcFontLockTypeFace1">tm</text:span><text:s/><text:span text:style-name="OrgSrcFontLockVariableNameFace1">some_time</text:span><text:s/>= {</text:p>
      <text:p text:style-name="P16"><text:s text:c="4"/>.tm_year=82,<text:s text:c="3"/><text:span text:style-name="OrgSrcFontLockCommentDelimiterFace1">//<text:s/></text:span><text:span text:style-name="OrgSrcFontLockCommentFace1">anni dal 1900</text:span></text:p>
      <text:p text:style-name="P16"><text:s text:c="4"/>.tm_mon=3,<text:s text:c="5"/><text:span text:style-name="OrgSrcFontLockCommentDelimiterFace1">//<text:s/></text:span><text:span text:style-name="OrgSrcFontLockCommentFace1">mesi da gennaio -- [0, 11]</text:span></text:p>
      <text:p text:style-name="P16"><text:s text:c="4"/>.tm_mday=12,<text:s text:c="3"/><text:span text:style-name="OrgSrcFontLockCommentDelimiterFace1">//<text:s/></text:span><text:span text:style-name="OrgSrcFontLockCommentFace1">giorno del mese -- [1, 31]</text:span></text:p>
      <text:p text:style-name="P16"><text:s text:c="4"/>.tm_hour=12,<text:s text:c="3"/><text:span text:style-name="OrgSrcFontLockCommentDelimiterFace1">//<text:s/></text:span><text:span text:style-name="OrgSrcFontLockCommentFace1">ore dalla mezzanotte -- [0, 23]</text:span></text:p>
      <text:p text:style-name="P16"><text:s text:c="4"/>.tm_min=0,<text:s text:c="5"/><text:span text:style-name="OrgSrcFontLockCommentDelimiterFace1">//<text:s/></text:span><text:span text:style-name="OrgSrcFontLockCommentFace1">minuti dopo l'ora -- [0, 59]</text:span></text:p>
      <text:p text:style-name="P16"><text:s text:c="4"/>.tm_sec=4,<text:s text:c="5"/><text:span text:style-name="OrgSrcFontLockCommentDelimiterFace1">//<text:s/></text:span><text:span text:style-name="OrgSrcFontLockCommentFace1">secondi dopo il minuto -- [0, 60]</text:span></text:p>
      <text:p text:style-name="P16"><text:s text:c="4"/>.tm_isdst=-1,<text:s text:c="2"/><text:span text:style-name="OrgSrcFontLockCommentDelimiterFace1">//<text:s/></text:span><text:span text:style-name="OrgSrcFontLockCommentFace1">Ora legale flag</text:span></text:p>
      <text:p text:style-name="P16">};</text:p>
      <text:p text:style-name="P16"/>
      <text:p text:style-name="P16"><text:span text:style-name="OrgSrcFontLockTypeFace1">time_t</text:span><text:s/><text:span text:style-name="OrgSrcFontLockVariableNameFace1">some_time_epoch</text:span>;</text:p>
      <text:p text:style-name="P16"/>
      <text:p text:style-name="P16">some_time_epoch = mktime(&amp;some_time);</text:p>
      <text:p text:style-name="P16"/>
      <text:p text:style-name="P16">printf(<text:span text:style-name="OrgSrcFontLockStringFace1">"%s"</text:span>, ctime(&amp;some_time_epoch));</text:p>
      <text:p text:style-name="P17">printf(<text:span text:style-name="OrgSrcFontLockStringFace1">"Is DST: %d\n"</text:span>, some_time.tm_isdst);</text:p>
      <text:p text:style-name="P10">Output:</text:p>
      <text:p text:style-name="P16">Mon Apr 12 12:00:04 1982</text:p>
      <text:p text:style-name="P17">Is DST: 0</text:p>
      <text:p text:style-name="P10">Quando carichi manualmente una<text:s/><text:span text:style-name="OrgCode1">struct tm</text:span><text:s/>del genere dovrebbe essere nell'ora locale.<text:s/><text:span text:style-name="OrgCode1">mktime()</text:span><text:s/>convertirà l'ora locale in un'ora del calendario<text:s/><text:span text:style-name="OrgCode1">time_t</text:span>.</text:p>
      <text:p text:style-name="P10">Stranamente tuttavia lo standard non ci fornisce un modo per caricare una<text:s/><text:span text:style-name="OrgCode1">struct tm</text:span><text:s/>con un'ora UTC e convertirla in un<text:s/><text:span text:style-name="OrgCode1">time_t</text:span>. Se vuoi farlo in Unix-likes, provare il non standard<text:s/><text:span text:style-name="OrgCode1">timegm()</text:span>. Su Windows,<text:s/><text:span text:style-name="OrgCode1">_mkgmtime()</text:span>.</text:p>
      <text:h text:outline-level="2" text:style-name="P15"><text:bookmark-start text:name="OrgXref.org9edc911"/><text:bookmark text:name="org9edc911"/>Output della data formattata<text:s/><text:bookmark-end text:name="OrgXref.org9edc911"/></text:h>
      <text:p text:style-name="P10">Abbiamo già visto un paio di modi per stampare sullo schermo l'output della data formattata. Con<text:s/><text:span text:style-name="OrgCode1">time_t</text:span><text:s/>possiamo usare<text:s/><text:span text:style-name="OrgCode1">ctime()</text:span><text:s/>e con<text:s/><text:span text:style-name="OrgCode1">struct tm</text:span><text:s/>possiamo usare<text:s/><text:span text:style-name="OrgCode1">asctime()</text:span>.</text:p>
      <text:p text:style-name="P16"><text:span text:style-name="OrgSrcFontLockTypeFace1">time_t</text:span><text:s/><text:span text:style-name="OrgSrcFontLockVariableNameFace1">now</text:span><text:s/>= time(<text:span text:style-name="OrgSrcFontLockConstantFace1">NULL</text:span>);</text:p>
      <text:p text:style-name="P16"><text:span text:style-name="OrgSrcFontLockKeywordFace1">struct</text:span><text:s/><text:span text:style-name="OrgSrcFontLockTypeFace1">tm</text:span><text:s/>*<text:span text:style-name="OrgSrcFontLockVariableNameFace1">local</text:span><text:s/>= localtime(&amp;now);</text:p>
      <text:p text:style-name="P16"><text:span text:style-name="OrgSrcFontLockKeywordFace1">struct</text:span><text:s/><text:span text:style-name="OrgSrcFontLockTypeFace1">tm</text:span><text:s/>*<text:span text:style-name="OrgSrcFontLockVariableNameFace1">utc</text:span><text:s/>= gmtime(&amp;now);</text:p>
      <text:p text:style-name="P16"/>
      <text:p text:style-name="P16">printf(<text:span text:style-name="OrgSrcFontLockStringFace1">"Local time: %s"</text:span>, ctime(&amp;now));<text:s text:c="5"/><text:span text:style-name="OrgSrcFontLockCommentDelimiterFace1">//<text:s/></text:span><text:span text:style-name="OrgSrcFontLockCommentFace1">Ora locale con time_t</text:span></text:p>
      <text:p text:style-name="P16">printf(<text:span text:style-name="OrgSrcFontLockStringFace1">"Local time: %s"</text:span>, asctime(local));<text:s text:c="2"/><text:span text:style-name="OrgSrcFontLockCommentDelimiterFace1">//<text:s/></text:span><text:span text:style-name="OrgSrcFontLockCommentFace1">Ora locale con struct tm</text:span></text:p>
      <text:p text:style-name="P17">printf(<text:span text:style-name="OrgSrcFontLockStringFace1">"UTC <text:s text:c="6"/>: %s"</text:span>, asctime(utc));<text:s text:c="4"/><text:span text:style-name="OrgSrcFontLockCommentDelimiterFace1">//<text:s/></text:span><text:span text:style-name="OrgSrcFontLockCommentFace1">UTC con un struct tm</text:span></text:p>
      <text:p text:style-name="P10">Ma cosa succederebbe se ti dicessi caro lettore che esiste un modo per avere molto più controllo su come è stata stampata la data?</text:p>
      <text:p text:style-name="P10">Certo potremmo estrarre singoli campi dalla<text:s/><text:span text:style-name="OrgCode1">struct tm</text:span><text:s/>ma c'è un'ottima funzione chiamata<text:s/><text:span text:style-name="OrgCode1">strftime()</text:span><text:s/>che farà gran parte del duro lavoro per te. È come<text:s/><text:span text:style-name="OrgCode1">printf()</text:span><text:s/>tranne che per le date!</text:p>
      <text:p text:style-name="P10">Vediamo alcuni esempi. In ognuno di questi passiamo un buffer di destinazione, un numero massimo di caratteri da scrivere e quindi una stringa di formato (nello stile di—ma non lo stesso—~printf()~) che dice a<text:s/><text:span text:style-name="OrgCode1">strftime()</text:span><text:s/>quali componenti di una<text:s/><text:span text:style-name="OrgCode1">struct tm</text:span><text:s/>stampare e come.</text:p>
      <text:p text:style-name="P10">Puoi anche aggiungere altri caratteri costanti da includere nell'output nella stringa di formato proprio come con<text:s/><text:span text:style-name="OrgCode1">printf()</text:span>.</text:p>
      <text:p text:style-name="P10">In questo caso otteniamo una<text:s/><text:span text:style-name="OrgCode1">struct tm</text:span><text:s/>da<text:s/><text:span text:style-name="OrgCode1">localtime()</text:span><text:s/>ma qualsiasi sorgente funziona bene.</text:p>
      <text:p text:style-name="P16"><text:span text:style-name="OrgSrcFontLockPreprocessorFace1">#include</text:span><text:s/><text:span text:style-name="OrgSrcFontLockStringFace1">&lt;stdio.h&gt;</text:span></text:p>
      <text:p text:style-name="P16"><text:span text:style-name="OrgSrcFontLockPreprocessorFace1">#include</text:span><text:s/><text:span text:style-name="OrgSrcFontLockStringFace1">&lt;time.h&gt;</text:span></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text:span text:style-name="OrgSrcFontLockTypeFace1">char</text:span><text:s/><text:span text:style-name="OrgSrcFontLockVariableNameFace1">s</text:span>[128];</text:p>
      <text:p text:style-name="P16"><text:s text:c="4"/><text:span text:style-name="OrgSrcFontLockTypeFace1">time_t</text:span><text:s/><text:span text:style-name="OrgSrcFontLockVariableNameFace1">now</text:span><text:s/>= time(<text:span text:style-name="OrgSrcFontLockConstantFace1">NULL</text:span>);</text:p>
      <text:p text:style-name="P16"/>
      <text:p text:style-name="P16"><text:s text:c="4"/><text:span text:style-name="OrgSrcFontLockCommentDelimiterFace1">//<text:s/></text:span><text:span text:style-name="OrgSrcFontLockCommentFace1">%c: print date as per current locale</text:span></text:p>
      <text:p text:style-name="P16"><text:s text:c="4"/>strftime(s,<text:s/><text:span text:style-name="OrgSrcFontLockKeywordFace1">sizeof</text:span><text:s/>s,<text:s/><text:span text:style-name="OrgSrcFontLockStringFace1">"%c"</text:span>, localtime(&amp;now));</text:p>
      <text:p text:style-name="P16"><text:s text:c="4"/>puts(s);<text:s text:c="3"/><text:span text:style-name="OrgSrcFontLockCommentDelimiterFace1">//<text:s/></text:span><text:span text:style-name="OrgSrcFontLockCommentFace1">Sun Feb 28 22:29:00 2021</text:span></text:p>
      <text:p text:style-name="P16"/>
      <text:p text:style-name="P16"><text:s text:c="4"/><text:span text:style-name="OrgSrcFontLockCommentDelimiterFace1">//<text:s/></text:span><text:span text:style-name="OrgSrcFontLockCommentFace1">%A: full weekday name</text:span></text:p>
      <text:p text:style-name="P16"><text:s text:c="4"/><text:span text:style-name="OrgSrcFontLockCommentDelimiterFace1">//<text:s/></text:span><text:span text:style-name="OrgSrcFontLockCommentFace1">%B: full month name</text:span></text:p>
      <text:p text:style-name="P16"><text:s text:c="4"/><text:span text:style-name="OrgSrcFontLockCommentDelimiterFace1">//<text:s/></text:span><text:span text:style-name="OrgSrcFontLockCommentFace1">%d: day of the month</text:span></text:p>
      <text:p text:style-name="P16"><text:s text:c="4"/>strftime(s,<text:s/><text:span text:style-name="OrgSrcFontLockKeywordFace1">sizeof</text:span><text:s/>s,<text:s/><text:span text:style-name="OrgSrcFontLockStringFace1">"%A, %B %d"</text:span>, localtime(&amp;now));</text:p>
      <text:p text:style-name="P16"><text:s text:c="4"/>puts(s);<text:s text:c="3"/><text:span text:style-name="OrgSrcFontLockCommentDelimiterFace1">//<text:s/></text:span><text:span text:style-name="OrgSrcFontLockCommentFace1">Sunday, February 28</text:span></text:p>
      <text:p text:style-name="P16"/>
      <text:p text:style-name="P16"><text:s text:c="4"/><text:span text:style-name="OrgSrcFontLockCommentDelimiterFace1">//<text:s/></text:span><text:span text:style-name="OrgSrcFontLockCommentFace1">%I: hour (12 hour clock)</text:span></text:p>
      <text:p text:style-name="P16"><text:s text:c="4"/><text:span text:style-name="OrgSrcFontLockCommentDelimiterFace1">//<text:s/></text:span><text:span text:style-name="OrgSrcFontLockCommentFace1">%M: minute</text:span></text:p>
      <text:p text:style-name="P16"><text:s text:c="4"/><text:span text:style-name="OrgSrcFontLockCommentDelimiterFace1">//<text:s/></text:span><text:span text:style-name="OrgSrcFontLockCommentFace1">%S: second</text:span></text:p>
      <text:p text:style-name="P16"><text:s text:c="4"/><text:span text:style-name="OrgSrcFontLockCommentDelimiterFace1">//<text:s/></text:span><text:span text:style-name="OrgSrcFontLockCommentFace1">%p: AM or PM</text:span></text:p>
      <text:p text:style-name="P16"><text:s text:c="4"/>strftime(s,<text:s/><text:span text:style-name="OrgSrcFontLockKeywordFace1">sizeof</text:span><text:s/>s,<text:s/><text:span text:style-name="OrgSrcFontLockStringFace1">"It's %I:%M:%S %p"</text:span>, localtime(&amp;now));</text:p>
      <text:p text:style-name="P16"><text:s text:c="4"/>puts(s);<text:s text:c="3"/><text:span text:style-name="OrgSrcFontLockCommentDelimiterFace1">//<text:s/></text:span><text:span text:style-name="OrgSrcFontLockCommentFace1">It's 10:29:00 PM</text:span></text:p>
      <text:p text:style-name="P16"/>
      <text:p text:style-name="P16"><text:s text:c="4"/><text:span text:style-name="OrgSrcFontLockCommentDelimiterFace1">//<text:s/></text:span><text:span text:style-name="OrgSrcFontLockCommentFace1">%F: ISO 8601 yyyy-mm-dd</text:span></text:p>
      <text:p text:style-name="P16"><text:s text:c="4"/><text:span text:style-name="OrgSrcFontLockCommentDelimiterFace1">//<text:s/></text:span><text:span text:style-name="OrgSrcFontLockCommentFace1">%T: ISO 8601 hh:mm:ss</text:span></text:p>
      <text:p text:style-name="P16"><text:s text:c="4"/><text:span text:style-name="OrgSrcFontLockCommentDelimiterFace1">//<text:s/></text:span><text:span text:style-name="OrgSrcFontLockCommentFace1">%z: ISO 8601 time zone offset</text:span></text:p>
      <text:p text:style-name="P16"><text:s text:c="4"/>strftime(s,<text:s/><text:span text:style-name="OrgSrcFontLockKeywordFace1">sizeof</text:span><text:s/>s,<text:s/><text:span text:style-name="OrgSrcFontLockStringFace1">"ISO 8601: %FT%T%z"</text:span>, localtime(&amp;now));</text:p>
      <text:p text:style-name="P16"><text:s text:c="4"/>puts(s);<text:s text:c="3"/><text:span text:style-name="OrgSrcFontLockCommentDelimiterFace1">//<text:s/></text:span><text:span text:style-name="OrgSrcFontLockCommentFace1">ISO 8601: 2021-02-28T22:29:00-0800</text:span></text:p>
      <text:p text:style-name="P17">}</text:p>
      <text:p text:style-name="P10">Ci sono un<text:s/><text:span text:style-name="Emphasis1">sacco</text:span><text:s/>di specificatori del formato di stampa della data per<text:s/><text:span text:style-name="OrgCode1">strftime()</text:span><text:s/>quindi assicurati di controllarli in strftime() reference page<text:note text:note-class="footnote"><text:note-citation>207</text:note-citation><text:note-body><text:p text:style-name="P14"><text:a xlink:type="simple" xlink:href="https://beej.us/guide/bgclr/html/split/time.html#man-strftime"><text:span text:style-name="T3">https://beej.us/guide/bgclr/html/split/time.html#man-strftime</text:span></text:a></text:p></text:note-body></text:note>.</text:p>
      <text:h text:outline-level="2" text:style-name="P15"><text:bookmark text:name="org6341dab"/><text:bookmark-start text:name="OrgXref.org6341dab"/>Più risoluzione con<text:s/><text:span text:style-name="OrgCode1">timespec_get()</text:span><text:s/><text:bookmark-end text:name="OrgXref.org6341dab"/></text:h>
      <text:p text:style-name="P10">Puoi ottenere il numero di secondi e nanosecondi trascorsi da Epoch con<text:s/><text:span text:style-name="OrgCode1">timespec_get()</text:span>.</text:p>
      <text:p text:style-name="P10">Forse.</text:p>
      <text:p text:style-name="P10">Le implementazioni potrebbero non avere una risoluzione di nanosecondi (ovvero un miliardesimo di secondo) quindi chissà quanti posti significativi otterrai ma provaci e vedrai.</text:p>
      <text:p text:style-name="P10"><text:span text:style-name="OrgCode1">timespec_get()</text:span><text:s/>accetta due argomenti. Uno è un puntatore a una<text:s/><text:span text:style-name="OrgCode1">struct timespec</text:span><text:s/>per contenere le informazioni sull'ora. E l'altra è la<text:s/><text:span text:style-name="OrgCode1">base</text:span><text:s/>che le specifiche ti consentono di impostare su<text:s/><text:span text:style-name="OrgCode1">TIME_UTC</text:span><text:s/>indicando che ti interessano i secondi a partire da Epoch. (Altre implementazioni potrebbero darti più opzioni per la<text:s/><text:span text:style-name="OrgCode1">base</text:span>.)</text:p>
      <text:p text:style-name="P10">E la struttura stessa ha due campi:</text:p>
      <text:p text:style-name="P16"><text:span text:style-name="OrgSrcFontLockKeywordFace1">struct</text:span><text:s/><text:span text:style-name="OrgSrcFontLockTypeFace1">timespec</text:span><text:s/>{</text:p>
      <text:p text:style-name="P16"><text:s text:c="4"/><text:span text:style-name="OrgSrcFontLockTypeFace1">time_t</text:span><text:s/><text:span text:style-name="OrgSrcFontLockVariableNameFace1">tv_sec</text:span>;<text:s text:c="3"/><text:span text:style-name="OrgSrcFontLockCommentDelimiterFace1">//<text:s/></text:span><text:span text:style-name="OrgSrcFontLockCommentFace1">Secondi</text:span></text:p>
      <text:p text:style-name="P16"><text:s text:c="4"/><text:span text:style-name="OrgSrcFontLockTypeFace1">long</text:span><text:s text:c="3"/><text:span text:style-name="OrgSrcFontLockVariableNameFace1">tv_nsec</text:span>;<text:s text:c="2"/><text:span text:style-name="OrgSrcFontLockCommentDelimiterFace1">//<text:s/></text:span><text:span text:style-name="OrgSrcFontLockCommentFace1">Nanosecondi (miliardesimi di secondo)</text:span></text:p>
      <text:p text:style-name="P17">};</text:p>
      <text:p text:style-name="P10">Ecco un esempio in cui otteniamo l'ora e la stampiamo sia come valori interi che come valore mobile:</text:p>
      <text:p text:style-name="P16"><text:span text:style-name="OrgSrcFontLockKeywordFace1">struct</text:span><text:s/><text:span text:style-name="OrgSrcFontLockTypeFace1">timespec</text:span><text:s/><text:span text:style-name="OrgSrcFontLockVariableNameFace1">ts</text:span>;</text:p>
      <text:p text:style-name="P16"/>
      <text:p text:style-name="P16">timespec_get(&amp;ts, TIME_UTC);</text:p>
      <text:p text:style-name="P16"/>
      <text:p text:style-name="P16">printf(<text:span text:style-name="OrgSrcFontLockStringFace1">"%ld s, %ld ns\n"</text:span>, ts.tv_sec, ts.tv_nsec);</text:p>
      <text:p text:style-name="P16"/>
      <text:p text:style-name="P16"><text:span text:style-name="OrgSrcFontLockTypeFace1">double</text:span><text:s/><text:span text:style-name="OrgSrcFontLockVariableNameFace1">float_time</text:span><text:s/>= ts.tv_sec + ts.tv_nsec/1000000000.0;</text:p>
      <text:p text:style-name="P17">printf(<text:span text:style-name="OrgSrcFontLockStringFace1">"%f seconds since epoch\n"</text:span>, float_time);</text:p>
      <text:p text:style-name="P10">Esempio di output:</text:p>
      <text:p text:style-name="P16">1614581530 s, 806325800 ns</text:p>
      <text:p text:style-name="P17">1614581530.806326 seconds since epoch</text:p>
      <text:p text:style-name="P10"><text:span text:style-name="OrgCode1">struct timespec</text:span><text:s/>fa anche la sua comparsa in una serie di funzioni di threading che devono essere in grado di specificare l'ora con quella risoluzione.</text:p>
      <text:h text:outline-level="2" text:style-name="P15"><text:bookmark text:name="orgbcd731a"/><text:bookmark-start text:name="OrgXref.orgbcd731a"/>Differenze tra i tempi<text:s/><text:bookmark-end text:name="OrgXref.orgbcd731a"/></text:h>
      <text:p text:style-name="P10">Una breve nota su come ottenere la differenza tra due<text:s/><text:span text:style-name="OrgCode1">time_ts</text:span>: poiché le specifiche non determinano come quel tipo rappresenta un tempo potresti non essere in grado di sottrarre semplicemente due<text:s/><text:span text:style-name="OrgCode1">time_ts</text:span><text:s/>e ottenere qualcosa di sensato<text:note text:note-class="footnote"><text:note-citation>208</text:note-citation><text:note-body><text:p text:style-name="P14">Lo farai su POSIX dove<text:s/><text:span text:style-name="OrgCode1">time_t</text:span><text:s/>è sicuramente un numero intero. Sfortunatamente il mondo intero non è POSIX quindi eccoci qui.</text:p></text:note-body></text:note>.</text:p>
      <text:p text:style-name="P10">Fortunatamente puoi usare<text:s/><text:span text:style-name="OrgCode1">difftime()</text:span><text:s/>per calcolare la differenza in secondi tra due date.</text:p>
      <text:p text:style-name="P10">Nell'esempio seguente abbiamo due eventi che si verificano a distanza di tempo e utilizziamo<text:s/><text:span text:style-name="OrgCode1">difftime()</text:span><text:s/>per calcolare la differenza.</text:p>
      <text:p text:style-name="P16"><text:span text:style-name="OrgSrcFontLockPreprocessorFace1">#include</text:span><text:s/><text:span text:style-name="OrgSrcFontLockStringFace1">&lt;stdio.h&gt;</text:span></text:p>
      <text:p text:style-name="P16"><text:span text:style-name="OrgSrcFontLockPreprocessorFace1">#include</text:span><text:s/><text:span text:style-name="OrgSrcFontLockStringFace1">&lt;time.h&gt;</text:span></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text:span text:style-name="OrgSrcFontLockKeywordFace1">struct</text:span><text:s/><text:span text:style-name="OrgSrcFontLockTypeFace1">tm</text:span><text:s/><text:span text:style-name="OrgSrcFontLockVariableNameFace1">time_a</text:span><text:s/>= {</text:p>
      <text:p text:style-name="P16"><text:s text:c="8"/>.tm_year=82,<text:s text:c="3"/><text:span text:style-name="OrgSrcFontLockCommentDelimiterFace1">//<text:s/></text:span><text:span text:style-name="OrgSrcFontLockCommentFace1">anni dal 1900</text:span></text:p>
      <text:p text:style-name="P16"><text:s text:c="8"/>.tm_mon=3,<text:s text:c="5"/><text:span text:style-name="OrgSrcFontLockCommentDelimiterFace1">//<text:s/></text:span><text:span text:style-name="OrgSrcFontLockCommentFace1">mesi da gennaio -- [0, 11]</text:span></text:p>
      <text:p text:style-name="P16"><text:s text:c="8"/>.tm_mday=12,<text:s text:c="3"/><text:span text:style-name="OrgSrcFontLockCommentDelimiterFace1">//<text:s/></text:span><text:span text:style-name="OrgSrcFontLockCommentFace1">giorno del mese -- [1, 31]</text:span></text:p>
      <text:p text:style-name="P16"><text:s text:c="8"/>.tm_hour=4,<text:s text:c="4"/><text:span text:style-name="OrgSrcFontLockCommentDelimiterFace1">//<text:s/></text:span><text:span text:style-name="OrgSrcFontLockCommentFace1">ore dalla mezzanotte -- [0, 23]</text:span></text:p>
      <text:p text:style-name="P16"><text:s text:c="8"/>.tm_min=00,<text:s text:c="4"/><text:span text:style-name="OrgSrcFontLockCommentDelimiterFace1">//<text:s/></text:span><text:span text:style-name="OrgSrcFontLockCommentFace1">minuti dopo l'ora -- [0, 59]</text:span></text:p>
      <text:p text:style-name="P16"><text:s text:c="8"/>.tm_sec=04,<text:s text:c="4"/><text:span text:style-name="OrgSrcFontLockCommentDelimiterFace1">//<text:s/></text:span><text:span text:style-name="OrgSrcFontLockCommentFace1">secondi dopo il minuto -- [0, 60]</text:span></text:p>
      <text:p text:style-name="P16"><text:s text:c="8"/>.tm_isdst=-1,<text:s text:c="2"/><text:span text:style-name="OrgSrcFontLockCommentDelimiterFace1">//<text:s/></text:span><text:span text:style-name="OrgSrcFontLockCommentFace1">Ora legale flag</text:span></text:p>
      <text:p text:style-name="P16"><text:s text:c="4"/>};</text:p>
      <text:p text:style-name="P16"/>
      <text:p text:style-name="P16"><text:s text:c="4"/><text:span text:style-name="OrgSrcFontLockKeywordFace1">struct</text:span><text:s/><text:span text:style-name="OrgSrcFontLockTypeFace1">tm</text:span><text:s/><text:span text:style-name="OrgSrcFontLockVariableNameFace1">time_b</text:span><text:s/>= {</text:p>
      <text:p text:style-name="P16"><text:s text:c="8"/>.tm_year=120,<text:s text:c="2"/><text:span text:style-name="OrgSrcFontLockCommentDelimiterFace1">//<text:s/></text:span><text:span text:style-name="OrgSrcFontLockCommentFace1">anni dal 1900</text:span></text:p>
      <text:p text:style-name="P16"><text:s text:c="8"/>.tm_mon=10,<text:s text:c="4"/><text:span text:style-name="OrgSrcFontLockCommentDelimiterFace1">//<text:s/></text:span><text:span text:style-name="OrgSrcFontLockCommentFace1">mesi da gennaio -- [0, 11]</text:span></text:p>
      <text:p text:style-name="P16"><text:s text:c="8"/>.tm_mday=15,<text:s text:c="3"/><text:span text:style-name="OrgSrcFontLockCommentDelimiterFace1">//<text:s/></text:span><text:span text:style-name="OrgSrcFontLockCommentFace1">giorno del mese -- [1, 31]</text:span></text:p>
      <text:p text:style-name="P16"><text:s text:c="8"/>.tm_hour=16,<text:s text:c="3"/><text:span text:style-name="OrgSrcFontLockCommentDelimiterFace1">//<text:s/></text:span><text:span text:style-name="OrgSrcFontLockCommentFace1">ore dalla mezzanotte -- [0, 23]</text:span></text:p>
      <text:p text:style-name="P16"><text:s text:c="8"/>.tm_min=27,<text:s text:c="4"/><text:span text:style-name="OrgSrcFontLockCommentDelimiterFace1">//<text:s/></text:span><text:span text:style-name="OrgSrcFontLockCommentFace1">minuti dopo l'ora -- [0, 59]</text:span></text:p>
      <text:p text:style-name="P16"><text:s text:c="8"/>.tm_sec=00,<text:s text:c="4"/><text:span text:style-name="OrgSrcFontLockCommentDelimiterFace1">//<text:s/></text:span><text:span text:style-name="OrgSrcFontLockCommentFace1">secondi dopo il minuto -- [0, 60]</text:span></text:p>
      <text:p text:style-name="P16"><text:s text:c="8"/>.tm_isdst=-1,<text:s text:c="2"/><text:span text:style-name="OrgSrcFontLockCommentDelimiterFace1">//<text:s/></text:span><text:span text:style-name="OrgSrcFontLockCommentFace1">Ora legale flag</text:span></text:p>
      <text:p text:style-name="P16"><text:s text:c="4"/>};</text:p>
      <text:p text:style-name="P16"/>
      <text:p text:style-name="P16"><text:s text:c="4"/><text:span text:style-name="OrgSrcFontLockTypeFace1">time_t</text:span><text:s/><text:span text:style-name="OrgSrcFontLockVariableNameFace1">cal_a</text:span><text:s/>= mktime(&amp;time_a);</text:p>
      <text:p text:style-name="P16"><text:s text:c="4"/><text:span text:style-name="OrgSrcFontLockTypeFace1">time_t</text:span><text:s/><text:span text:style-name="OrgSrcFontLockVariableNameFace1">cal_b</text:span><text:s/>= mktime(&amp;time_b);</text:p>
      <text:p text:style-name="P16"/>
      <text:p text:style-name="P16"><text:s text:c="4"/><text:span text:style-name="OrgSrcFontLockTypeFace1">double</text:span><text:s/><text:span text:style-name="OrgSrcFontLockVariableNameFace1">diff</text:span><text:s/>= difftime(cal_b, cal_a);</text:p>
      <text:p text:style-name="P16"/>
      <text:p text:style-name="P16"><text:s text:c="4"/><text:span text:style-name="OrgSrcFontLockTypeFace1">double</text:span><text:s/><text:span text:style-name="OrgSrcFontLockVariableNameFace1">years</text:span><text:s/>= diff / 60 / 60 / 24 / 365.2425;<text:s text:c="2"/><text:span text:style-name="OrgSrcFontLockCommentDelimiterFace1">//<text:s/></text:span><text:span text:style-name="OrgSrcFontLockCommentFace1">abbastanza vicino</text:span></text:p>
      <text:p text:style-name="P16"/>
      <text:p text:style-name="P16"><text:s text:c="4"/>printf(<text:span text:style-name="OrgSrcFontLockStringFace1">"%f seconds (%f years) between events\n"</text:span>, diff, years);</text:p>
      <text:p text:style-name="P17">}</text:p>
      <text:p text:style-name="P10">Output:</text:p>
      <text:p text:style-name="P17">1217996816.000000 seconds (38.596783 years) between events</text:p>
      <text:p text:style-name="P10">E il gioco è fatto! Ricordati di usare<text:s/><text:span text:style-name="OrgCode1">difftime()</text:span><text:s/>per prendere la differenza di tempo. Anche se puoi semplicemente sottrarre su un sistema POSIX magari rimane anche portatile.</text:p>
      <text:h text:outline-level="1" text:style-name="P9"><text:bookmark-start text:name="OrgXref.orgdc99387"/><text:bookmark text:name="orgdc99387"/>Multithreading<text:s/><text:bookmark-end text:name="OrgXref.orgdc99387"/></text:h>
      <text:p text:style-name="P10">C11 ha introdotto formalmente il multithreading nel linguaggio C che è molto stranamente simile ai thread POSIX<text:note text:note-class="footnote"><text:note-citation>209</text:note-citation><text:note-body><text:p text:style-name="P14"><text:a xlink:type="simple" xlink:href="https://en.wikipedia.org/wiki/POSIX_Threads"><text:span text:style-name="T3">https://en.wikipedia.org/wiki/POSIX_Threads</text:span></text:a></text:p></text:note-body></text:note><text:s/>se li hai mai usati.</text:p>
      <text:p text:style-name="P10">E se non lo hai usati non preoccuparti. Ne parleremo.</text:p>
      <text:p text:style-name="P10">Tieni presente tuttavia non voglio che questo sia un classico tutorial sul multithreading in piena regola<text:note text:note-class="footnote"><text:note-citation>210</text:note-citation><text:note-body><text:p text:style-name="P14">Personalmente sono più un fan del nulla condiviso e le mie abilità con i classici costrutti multithreading sono arrugginite, per usare un eufemismo.</text:p></text:note-body></text:note>; dovrai consultare molto spesso un altro libro per quel argomento in particolare. Mi spiace!</text:p>
      <text:p text:style-name="P10">Il threading è una funzionalità opzionale. Se un compilatore C11+ definisce<text:s/><text:span text:style-name="OrgCode1">__STDC_NO_THREADS__</text:span><text:s/>i thread<text:s/><text:span text:style-name="Bold1">non</text:span><text:s/>saranno presenti nella libreria. Il motivo per cui abbiano deciso di procedere con un senso negativo in quella macro è oltre la mia comprensione ma eccoci qui.</text:p>
      <text:p text:style-name="P10">Puoi testarlo in questo modo:</text:p>
      <text:p text:style-name="P16"><text:span text:style-name="OrgSrcFontLockPreprocessorFace1">#ifdef</text:span><text:s/>__STDC_NO_THREADS__</text:p>
      <text:p text:style-name="P16"><text:span text:style-name="OrgSrcFontLockPreprocessorFace1">#error</text:span><text:s/><text:span text:style-name="OrgSrcFontLockStringFace1">I need threads to build this program!</text:span></text:p>
      <text:p text:style-name="P17"><text:span text:style-name="OrgSrcFontLockPreprocessorFace1">#endif</text:span></text:p>
      <text:p text:style-name="P10">Inoltre potrebbe essere necessario specificare alcune opzioni del linker durante la compilazione. Nel caso di Unix-like prova ad aggiungere un<text:s/><text:span text:style-name="OrgCode1">-lpthreads</text:span><text:s/>alla fine della riga di comando per collegare la libreria<text:s/><text:span text:style-name="OrgCode1">pthreads</text:span><text:note text:note-class="footnote"><text:note-citation>211</text:note-citation><text:note-body><text:p text:style-name="P14">Sì thread con una "p". È l'abbreviazione di POSIX threads, una libreria da cui C11 ha preso liberamente in prestito per l'implementazione dei thread.</text:p></text:note-body></text:note>:</text:p>
      <text:p text:style-name="P17">gcc -std=c11 -o foo foo.c -lpthreads</text:p>
      <text:p text:style-name="P10">Se ricevi errori del linker sul tuo sistema potrebbe essere perché la libreria appropriata non è stata inclusa.</text:p>
      <text:h text:outline-level="2" text:style-name="P15"><text:bookmark-start text:name="OrgXref.orga93e9b3"/><text:bookmark text:name="orga93e9b3"/>Background<text:s/><text:bookmark-end text:name="OrgXref.orga93e9b3"/></text:h>
      <text:p text:style-name="P10">I thread sono un modo per far sì che tutti quei brillanti core della CPU per cui hai pagato funzionino per te nello stesso programma.</text:p>
      <text:p text:style-name="P10">Normalmente un programma C viene eseguito su un singolo core della CPU. Ma se sai come suddividere il lavoro puoi assegnarne alcune parti a un numero di thread e fare in modo che svolgano il lavoro simultaneamente.</text:p>
      <text:p text:style-name="P10">Sebbene le specifiche non lo dicano sul tuo sistema è molto probabile che C (o il sistema operativo secondo i suoi ordini) tenterà di bilanciare i thread su tutti i core della CPU.</text:p>
      <text:p text:style-name="P10">E se hai più thread che core, e questo va bene. Semplicemente non avrai tutti questi vantaggi se tutti provano a competere per il tempo della CPU.</text:p>
      <text:h text:outline-level="2" text:style-name="P15"><text:bookmark text:name="orge46201a"/><text:bookmark-start text:name="OrgXref.orge46201a"/>Cose che puoi fare<text:s/><text:bookmark-end text:name="OrgXref.orge46201a"/></text:h>
      <text:p text:style-name="P10">Puoi creare un thread. Inizierà a eseguire la funzione specificata. Anche il thread principale che lo ha generato continuerà a essere eseguito.</text:p>
      <text:p text:style-name="P10">E puoi aspettare che il thread venga completato. Questo è chiamato<text:s/><text:span text:style-name="Emphasis1">joining</text:span>.</text:p>
      <text:p text:style-name="P10">Oppure se non ti interessa quando il thread viene completato e non vuoi aspettare puoi<text:s/><text:span text:style-name="Emphasis1">staccarlo</text:span>.</text:p>
      <text:p text:style-name="P10">Un thread può<text:s/><text:span text:style-name="Emphasis1">uscire</text:span><text:s/>esplicitamente o può chiudersi implicitamente ritornando dalla sua funzione principale.</text:p>
      <text:p text:style-name="P10">Un thread può anche<text:s/><text:span text:style-name="Emphasis1">dormire</text:span><text:s/>per un periodo di tempo, senza fare nulla mentre gli altri thread sono in esecuzione.</text:p>
      <text:p text:style-name="P10">Anche il programma<text:s/><text:span text:style-name="OrgCode1">main()</text:span><text:s/>è un thread.</text:p>
      <text:p text:style-name="P10">Inoltre abbiamo archiviazione locale del thread, mutex e variabili condizionali. Ma ne parleremo più avanti. Diamo solo un'occhiata alle basi per ora.</text:p>
      <text:h text:outline-level="2" text:style-name="P15"><text:bookmark text:name="orgd042327"/><text:bookmark-start text:name="OrgXref.orgd042327"/>Gare di dati e libreria standard<text:s/><text:bookmark-end text:name="OrgXref.orgd042327"/></text:h>
      <text:p text:style-name="P10">Alcune delle funzioni nella libreria standard (per esempio <text:span text:style-name="OrgCode1">asctime()</text:span><text:s/>e<text:s/><text:span text:style-name="OrgCode1">strtok()</text:span>) restituisce o utilizza<text:s/><text:span text:style-name="OrgCode1">static</text:span><text:s/>elementi di dati che non sono thread-safe. Ma in generale a meno che non venga detto diversamente la libreria standard fa uno sforzo per esserlo<text:note text:note-class="footnote"><text:note-citation>212</text:note-citation><text:note-body><text:p text:style-name="P14">Secondo §7.1.4¶5.</text:p></text:note-body></text:note>.</text:p>
      <text:p text:style-name="P10">Ma tieni gli occhi aperti. Se una funzione della libreria standard mantiene lo stato tra le chiamate in una variabile che non possiedi o se una funzione restituisce un puntatore a qualcosa che non hai passato non è thread-safe.</text:p>
      <text:h text:outline-level="2" text:style-name="P15"><text:bookmark text:name="orgb4d1e75"/><text:bookmark-start text:name="OrgXref.orgb4d1e75"/>Creazione e attesa di thread<text:s/><text:bookmark-end text:name="OrgXref.orgb4d1e75"/></text:h>
      <text:p text:style-name="P10">Hackeriamo qualcosa!</text:p>
      <text:p text:style-name="P10">Faremo alcuni thread (create) e attendiamo che vengano completati (join).</text:p>
      <text:p text:style-name="P10">Prima però dobbiamo capire delle cose.</text:p>
      <text:p text:style-name="P10">Ogni singolo thread è identificato da una variabile opaca di tipo<text:s/><text:span text:style-name="OrgCode1">thrd_t</text:span>. È un identificatore univoco per thread nel tuo programma. Quando crei un thread gli viene assegnato un nuovo ID.</text:p>
      <text:p text:style-name="P10">Inoltre quando crei il thread devi dargli un puntatore a una funzione da eseguire e un puntatore a un argomento da passargli (o<text:s/><text:span text:style-name="OrgCode1">NULL</text:span><text:s/>se non hai nulla da passare).</text:p>
      <text:p text:style-name="P10">Il thread inizierà l'esecuzione sulla funzione specificata.</text:p>
      <text:p text:style-name="P10">Quando vuoi attendere il completamento di un thread, devi specificare il suo ID thread in modo che C sappia quale attendere.</text:p>
      <text:p text:style-name="P10">Quindi l'idea di base è:</text:p>
      <text:list text:style-name="OrgNumberedList25" xml:id="list-2b454f8f-a807-4584-9ba5-2675df861a5b">
        <text:list-item>
          <text:number>1.</text:number>
          <text:p text:style-name="P10">Scrivi una funzione che agisca come quella del thread “~main~”. Non è propiamente<text:s/><text:span text:style-name="OrgCode1">main()</text:span><text:s/>ma è analogo ad esso. Il thread inizierà a funzionare da lì.</text:p>
        </text:list-item>
        <text:list-item>
          <text:number>2.</text:number>
          <text:p text:style-name="P10">Dal thread principale avvia un nuovo thread con<text:s/><text:span text:style-name="OrgCode1">thrd_create()</text:span><text:s/>e passa un puntatore alla funzione da eseguire.</text:p>
        </text:list-item>
        <text:list-item>
          <text:number>3.</text:number>
          <text:p text:style-name="P10">In quella funzione chiedi al thread di fare tutto ciò che deve fare.</text:p>
        </text:list-item>
        <text:list-item>
          <text:number>4.</text:number>
          <text:p text:style-name="P10">Nel frattempo il thread principale può continuare a fare qualunque cosa<text:s/><text:span text:style-name="Emphasis1">lui</text:span><text:s/>debba fare.</text:p>
        </text:list-item>
        <text:list-item>
          <text:number>5.</text:number>
          <text:p text:style-name="P10">Quando il thread principale decide di farlo può attendere il completamento del thread figlio chiamando<text:s/><text:span text:style-name="OrgCode1">thrd_join()</text:span>. Generalmente<text:s/><text:span text:style-name="Bold1">devi</text:span><text:s/><text:span text:style-name="OrgCode1">thrd_join()</text:span><text:s/>il thread per ripulirlo altrimenti perderai memoria<text:note text:note-class="footnote"><text:note-citation>213</text:note-citation><text:note-body><text:p text:style-name="P14">A meno che tu non<text:s/><text:span text:style-name="OrgCode1">thrd_detach()</text:span>. Ne parleremo più avanti.</text:p></text:note-body></text:note></text:p>
        </text:list-item>
      </text:list>
      <text:p text:style-name="P10"><text:span text:style-name="OrgCode1">thrd_create()</text:span><text:s/>accetta un puntatore alla funzione da eseguire ed è di tipo<text:s/><text:span text:style-name="OrgCode1">thrd_start_t</text:span><text:s/>ovvero<text:s/><text:span text:style-name="OrgCode1">int (*)(void *)</text:span>. Questo è greco “un puntatore a una funzione che accetta<text:s/><text:span text:style-name="OrgCode1">void*</text:span><text:s/>come argomento e restituisce un<text:s/><text:span text:style-name="OrgCode1">int</text:span>.” Facciamo un thread! Lo avvieremo dal thread principale con<text:s/><text:span text:style-name="OrgCode1">thrd_create()</text:span><text:s/>per eseguire una funzione fare qualcos’altro cose e poi attendere il completamento con<text:s/><text:span text:style-name="OrgCode1">thrd_join()</text:span>. Ho chiamato la funzione principale<text:s/><text:span text:style-name="OrgCode1">run()</text:span><text:s/>del thread ma puoi nominarlo come preferisci purché i tipi corrispondano a<text:s/><text:span text:style-name="OrgCode1">thrd_start_t</text:span>.</text:p>
      <text:p text:style-name="P16"><text:span text:style-name="OrgSrcFontLockPreprocessorFace1">#include</text:span><text:s/><text:span text:style-name="OrgSrcFontLockStringFace1">&lt;stdio.h&gt;</text:span></text:p>
      <text:p text:style-name="P16"><text:span text:style-name="OrgSrcFontLockPreprocessorFace1">#include</text:span><text:s/><text:span text:style-name="OrgSrcFontLockStringFace1">&lt;threads.h&gt;</text:span></text:p>
      <text:p text:style-name="P16"/>
      <text:p text:style-name="P16"><text:span text:style-name="OrgSrcFontLockCommentDelimiterFace1">//<text:s/></text:span><text:span text:style-name="OrgSrcFontLockCommentFace1">Questa è la funzione che verrà</text:span></text:p>
      <text:p text:style-name="P16"><text:span text:style-name="OrgSrcFontLockCommentDelimiterFace1">//<text:s/></text:span><text:span text:style-name="OrgSrcFontLockCommentFace1">eseguita dal thread. Può</text:span></text:p>
      <text:p text:style-name="P16"><text:span text:style-name="OrgSrcFontLockCommentDelimiterFace1">//<text:s/></text:span><text:span text:style-name="OrgSrcFontLockCommentFace1">essere chiamato qualsiasi cosa.</text:span></text:p>
      <text:p text:style-name="P16"><text:span text:style-name="OrgSrcFontLockCommentDelimiterFace1">//</text:span></text:p>
      <text:p text:style-name="P16"><text:span text:style-name="OrgSrcFontLockCommentDelimiterFace1">//<text:s/></text:span><text:span text:style-name="OrgSrcFontLockCommentFace1">arg è il puntatore</text:span></text:p>
      <text:p text:style-name="P16"><text:span text:style-name="OrgSrcFontLockCommentDelimiterFace1">//<text:s/></text:span><text:span text:style-name="OrgSrcFontLockCommentFace1">dell'argomento</text:span></text:p>
      <text:p text:style-name="P16"><text:span text:style-name="OrgSrcFontLockCommentDelimiterFace1">//<text:s/></text:span><text:span text:style-name="OrgSrcFontLockCommentFace1">passato `thrd_create()`.</text:span></text:p>
      <text:p text:style-name="P16"><text:span text:style-name="OrgSrcFontLockCommentDelimiterFace1">//</text:span></text:p>
      <text:p text:style-name="P16"><text:span text:style-name="OrgSrcFontLockCommentDelimiterFace1">//<text:s/></text:span><text:span text:style-name="OrgSrcFontLockCommentFace1">Il thread genitore</text:span></text:p>
      <text:p text:style-name="P16"><text:span text:style-name="OrgSrcFontLockCommentDelimiterFace1">//<text:s/></text:span><text:span text:style-name="OrgSrcFontLockCommentFace1">otterrà il valore</text:span></text:p>
      <text:p text:style-name="P16"><text:span text:style-name="OrgSrcFontLockCommentDelimiterFace1">//<text:s/></text:span><text:span text:style-name="OrgSrcFontLockCommentFace1">restituito da `thrd_join()`'</text:span></text:p>
      <text:p text:style-name="P16"><text:span text:style-name="OrgSrcFontLockCommentDelimiterFace1">//<text:s/></text:span><text:span text:style-name="OrgSrcFontLockCommentFace1">dopo.</text:span></text:p>
      <text:p text:style-name="P16"/>
      <text:p text:style-name="P16"><text:span text:style-name="OrgSrcFontLockTypeFace1">int</text:span><text:s/><text:span text:style-name="OrgSrcFontLockFunctionNameFace1">run</text:span>(<text:span text:style-name="OrgSrcFontLockTypeFace1">void</text:span><text:s/>*<text:span text:style-name="OrgSrcFontLockVariableNameFace1">arg</text:span>)</text:p>
      <text:p text:style-name="P16">{</text:p>
      <text:p text:style-name="P16"><text:s text:c="4"/><text:span text:style-name="OrgSrcFontLockTypeFace1">int</text:span><text:s/>*<text:span text:style-name="OrgSrcFontLockVariableNameFace1">a</text:span><text:s/>= arg;</text:p>
      <text:p text:style-name="P16"><text:span text:style-name="OrgSrcFontLockCommentDelimiterFace1">//<text:s/></text:span><text:span text:style-name="OrgSrcFontLockCommentFace1">Passeremo in un int* da thrd_create()</text:span></text:p>
      <text:p text:style-name="P16"/>
      <text:p text:style-name="P16"><text:s text:c="4"/>printf(<text:span text:style-name="OrgSrcFontLockStringFace1">"THREAD: Running thread with arg %d\n"</text:span>, *a);</text:p>
      <text:p text:style-name="P16"/>
      <text:p text:style-name="P16"><text:s text:c="4"/><text:span text:style-name="OrgSrcFontLockKeywordFace1">return</text:span><text:s/>12;</text:p>
      <text:p text:style-name="P16"><text:span text:style-name="OrgSrcFontLockCommentDelimiterFace1">//<text:s/></text:span><text:span text:style-name="OrgSrcFontLockCommentFace1">Valore da ritirare con thrd_join() (ne ho scelti 12 a caso)</text:span></text:p>
      <text:p text:style-name="P16">}</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text:span text:style-name="OrgSrcFontLockTypeFace1">thrd_t</text:span><text:s/><text:span text:style-name="OrgSrcFontLockVariableNameFace1">t</text:span>;</text:p>
      <text:p text:style-name="P16"><text:span text:style-name="OrgSrcFontLockCommentDelimiterFace1">//<text:s/></text:span><text:span text:style-name="OrgSrcFontLockCommentFace1">t will hold the thread ID</text:span></text:p>
      <text:p text:style-name="P16"><text:s text:c="4"/><text:span text:style-name="OrgSrcFontLockTypeFace1">int</text:span><text:s/><text:span text:style-name="OrgSrcFontLockVariableNameFace1">arg</text:span><text:s/>= 3490;</text:p>
      <text:p text:style-name="P16"/>
      <text:p text:style-name="P16"><text:s text:c="4"/>printf(<text:span text:style-name="OrgSrcFontLockStringFace1">"Launching a thread\n"</text:span>);</text:p>
      <text:p text:style-name="P16"/>
      <text:p text:style-name="P16"><text:s text:c="4"/><text:span text:style-name="OrgSrcFontLockCommentDelimiterFace1">//<text:s/></text:span><text:span text:style-name="OrgSrcFontLockCommentFace1">Avvia un thread</text:span></text:p>
      <text:p text:style-name="P16"><text:s text:c="4"/><text:span text:style-name="OrgSrcFontLockCommentDelimiterFace1">//<text:s/></text:span><text:span text:style-name="OrgSrcFontLockCommentFace1">sulla funzione run()</text:span></text:p>
      <text:p text:style-name="P16"><text:s text:c="4"/><text:span text:style-name="OrgSrcFontLockCommentDelimiterFace1">//<text:s/></text:span><text:span text:style-name="OrgSrcFontLockCommentFace1">passando un puntatore a 3490</text:span></text:p>
      <text:p text:style-name="P16"><text:s text:c="4"/><text:span text:style-name="OrgSrcFontLockCommentDelimiterFace1">//<text:s/></text:span><text:span text:style-name="OrgSrcFontLockCommentFace1">come argomento.</text:span></text:p>
      <text:p text:style-name="P16"><text:s text:c="4"/><text:span text:style-name="OrgSrcFontLockCommentDelimiterFace1">//<text:s/></text:span><text:span text:style-name="OrgSrcFontLockCommentFace1">Memorizzato anche l'ID del thread in t:</text:span></text:p>
      <text:p text:style-name="P16"/>
      <text:p text:style-name="P16"><text:s text:c="4"/>thrd_create(&amp;t, run, &amp;arg);</text:p>
      <text:p text:style-name="P16"/>
      <text:p text:style-name="P16"><text:s text:c="4"/>printf(<text:span text:style-name="OrgSrcFontLockStringFace1">"Doing other things while the thread runs\n"</text:span>);</text:p>
      <text:p text:style-name="P16"/>
      <text:p text:style-name="P16"><text:s text:c="4"/>printf(<text:span text:style-name="OrgSrcFontLockStringFace1">"Waiting for thread to complete...\n"</text:span>);</text:p>
      <text:p text:style-name="P16"/>
      <text:p text:style-name="P16"><text:s text:c="4"/><text:span text:style-name="OrgSrcFontLockTypeFace1">int</text:span><text:s/><text:span text:style-name="OrgSrcFontLockVariableNameFace1">res</text:span>;<text:s text:c="2"/><text:span text:style-name="OrgSrcFontLockCommentDelimiterFace1">//<text:s/></text:span><text:span text:style-name="OrgSrcFontLockCommentFace1">Holds return value from the thread exit</text:span></text:p>
      <text:p text:style-name="P16"/>
      <text:p text:style-name="P16"><text:s text:c="4"/><text:span text:style-name="OrgSrcFontLockCommentDelimiterFace1">//<text:s/></text:span><text:span text:style-name="OrgSrcFontLockCommentFace1">Attendi qui il completamento</text:span></text:p>
      <text:p text:style-name="P16"><text:s text:c="4"/><text:span text:style-name="OrgSrcFontLockCommentDelimiterFace1">//<text:s/></text:span><text:span text:style-name="OrgSrcFontLockCommentFace1">del thread; memorizzare</text:span></text:p>
      <text:p text:style-name="P16"><text:s text:c="4"/><text:span text:style-name="OrgSrcFontLockCommentDelimiterFace1">//<text:s/></text:span><text:span text:style-name="OrgSrcFontLockCommentFace1">il valore restituito</text:span></text:p>
      <text:p text:style-name="P16"><text:s text:c="4"/><text:span text:style-name="OrgSrcFontLockCommentDelimiterFace1">//<text:s/></text:span><text:span text:style-name="OrgSrcFontLockCommentFace1">in res:</text:span></text:p>
      <text:p text:style-name="P16"/>
      <text:p text:style-name="P16"><text:s text:c="4"/>thrd_join(t, &amp;res);</text:p>
      <text:p text:style-name="P16"/>
      <text:p text:style-name="P16"><text:s text:c="4"/>printf(<text:span text:style-name="OrgSrcFontLockStringFace1">"Thread exited with return value %d\n"</text:span>, res);</text:p>
      <text:p text:style-name="P17">}</text:p>
      <text:p text:style-name="P10">Vedi come abbiamo fatto il<text:s/><text:span text:style-name="OrgCode1">thrd_create()</text:span><text:s/>per chiamare la funzione<text:s/><text:span text:style-name="OrgCode1">run()</text:span>? Quindi abbiamo fatto altre cose in<text:s/><text:span text:style-name="OrgCode1">main()</text:span><text:s/>e poi ci siamo fermati e abbiamo aspettato il completamento del thread con<text:s/><text:span text:style-name="OrgCode1">thrd_join()</text:span>. Stesso output (il tuo potrebbe variare):</text:p>
      <text:p text:style-name="P16">Launching a thread</text:p>
      <text:p text:style-name="P16">Doing other things<text:s/><text:span text:style-name="OrgSrcFontLockKeywordFace1">while</text:span><text:s/>the thread runs</text:p>
      <text:p text:style-name="P16">Waiting<text:s/><text:span text:style-name="OrgSrcFontLockKeywordFace1">for</text:span><text:s/>thread to complete...</text:p>
      <text:p text:style-name="P16">THREAD: Running thread with arg 3490</text:p>
      <text:p text:style-name="P17">Thread exited with<text:s/><text:span text:style-name="OrgSrcFontLockKeywordFace1">return</text:span><text:s/>value 12</text:p>
      <text:p text:style-name="P10">Il<text:s/><text:span text:style-name="OrgCode1">arg</text:span><text:s/>che passi alla funzione deve avere una durata sufficientemente lunga in modo che il thread possa rilevarlo prima che scompaia. Inoltre non è necessario che venga sovrascritto dal thread principale prima che il nuovo thread possa utilizzarlo. Diamo un'occhiata a un esempio che avvia 5 thread. Una cosa da notare qui è il modo in cui utilizziamo un array di<text:s/><text:span text:style-name="OrgCode1">thrd_ts</text:span><text:s/>per tenere traccia di tutti gli ID dei thread.</text:p>
      <text:p text:style-name="P16"><text:span text:style-name="OrgSrcFontLockPreprocessorFace1">#include</text:span><text:s/><text:span text:style-name="OrgSrcFontLockStringFace1">&lt;stdio.h&gt;</text:span></text:p>
      <text:p text:style-name="P16"><text:span text:style-name="OrgSrcFontLockPreprocessorFace1">#include</text:span><text:s/><text:span text:style-name="OrgSrcFontLockStringFace1">&lt;threads.h&gt;</text:span></text:p>
      <text:p text:style-name="P16"/>
      <text:p text:style-name="P16"><text:span text:style-name="OrgSrcFontLockTypeFace1">int</text:span><text:s/><text:span text:style-name="OrgSrcFontLockFunctionNameFace1">run</text:span>(<text:span text:style-name="OrgSrcFontLockTypeFace1">void</text:span><text:s/>*<text:span text:style-name="OrgSrcFontLockVariableNameFace1">arg</text:span>)</text:p>
      <text:p text:style-name="P16">{</text:p>
      <text:p text:style-name="P16"><text:s text:c="4"/><text:span text:style-name="OrgSrcFontLockTypeFace1">int</text:span><text:s/><text:span text:style-name="OrgSrcFontLockVariableNameFace1">i</text:span><text:s/>= *(<text:span text:style-name="OrgSrcFontLockTypeFace1">int</text:span>*)arg;</text:p>
      <text:p text:style-name="P16"/>
      <text:p text:style-name="P16"><text:s text:c="4"/>printf(<text:span text:style-name="OrgSrcFontLockStringFace1">"THREAD %d: running!\n"</text:span>, i);</text:p>
      <text:p text:style-name="P16"/>
      <text:p text:style-name="P16"><text:s text:c="4"/><text:span text:style-name="OrgSrcFontLockKeywordFace1">return</text:span><text:s/>i;</text:p>
      <text:p text:style-name="P16">}</text:p>
      <text:p text:style-name="P16"/>
      <text:p text:style-name="P16"><text:span text:style-name="OrgSrcFontLockPreprocessorFace1">#define</text:span><text:s/><text:span text:style-name="OrgSrcFontLockVariableNameFace1">THREAD_COUNT</text:span><text:s/>5</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text:span text:style-name="OrgSrcFontLockTypeFace1">thrd_t</text:span><text:s/><text:span text:style-name="OrgSrcFontLockVariableNameFace1">t</text:span>[THREAD_COUNT];</text:p>
      <text:p text:style-name="P16"/>
      <text:p text:style-name="P16"><text:s text:c="4"/><text:span text:style-name="OrgSrcFontLockTypeFace1">int</text:span><text:s/><text:span text:style-name="OrgSrcFontLockVariableNameFace1">i</text:span>;</text:p>
      <text:p text:style-name="P16"/>
      <text:p text:style-name="P16"><text:s text:c="4"/>printf(<text:span text:style-name="OrgSrcFontLockStringFace1">"Launching threads...\n"</text:span>);</text:p>
      <text:p text:style-name="P16"><text:s text:c="4"/><text:span text:style-name="OrgSrcFontLockKeywordFace1">for</text:span><text:s/>(i = 0; i &lt; THREAD_COUNT; i++)</text:p>
      <text:p text:style-name="P16"/>
      <text:p text:style-name="P16"><text:s text:c="8"/><text:span text:style-name="OrgSrcFontLockCommentDelimiterFace1">//<text:s/></text:span><text:span text:style-name="OrgSrcFontLockCommentFace1">NOTA! Nella riga successiva passiamo un puntatore a i,<text:s/></text:span></text:p>
      <text:p text:style-name="P16"><text:s text:c="8"/><text:span text:style-name="OrgSrcFontLockCommentDelimiterFace1">//<text:s/></text:span><text:span text:style-name="OrgSrcFontLockCommentFace1">ma ogni thread vede lo stesso puntatore. Quindi</text:span></text:p>
      <text:p text:style-name="P16"><text:s text:c="8"/><text:span text:style-name="OrgSrcFontLockCommentDelimiterFace1">//<text:s/></text:span><text:span text:style-name="OrgSrcFontLockCommentFace1">stampa cose strane mentre cambio valore qui dentro</text:span></text:p>
      <text:p text:style-name="P16"><text:s text:c="8"/><text:span text:style-name="OrgSrcFontLockCommentDelimiterFace1">//<text:s/></text:span><text:span text:style-name="OrgSrcFontLockCommentFace1">il principale thread! (Maggiori informazioni nel testodi sotto.)</text:span></text:p>
      <text:p text:style-name="P16"/>
      <text:p text:style-name="P16"><text:s text:c="8"/>thrd_create(t + i, run, &amp;i);</text:p>
      <text:p text:style-name="P16"/>
      <text:p text:style-name="P16"><text:s text:c="4"/>printf(<text:span text:style-name="OrgSrcFontLockStringFace1">"Doing other things while the thread runs...\n"</text:span>);</text:p>
      <text:p text:style-name="P16"><text:s text:c="4"/>printf(<text:span text:style-name="OrgSrcFontLockStringFace1">"Waiting for thread to complete...\n"</text:span>);</text:p>
      <text:p text:style-name="P16"/>
      <text:p text:style-name="P16"><text:s text:c="4"/><text:span text:style-name="OrgSrcFontLockKeywordFace1">for</text:span><text:s/>(<text:span text:style-name="OrgSrcFontLockTypeFace1">int</text:span><text:s/><text:span text:style-name="OrgSrcFontLockVariableNameFace1">i</text:span><text:s/>= 0; i &lt; THREAD_COUNT; i++) {</text:p>
      <text:p text:style-name="P16"><text:s text:c="8"/><text:span text:style-name="OrgSrcFontLockTypeFace1">int</text:span><text:s/><text:span text:style-name="OrgSrcFontLockVariableNameFace1">res</text:span>;</text:p>
      <text:p text:style-name="P16"><text:s text:c="8"/>thrd_join(t[i], &amp;res);</text:p>
      <text:p text:style-name="P16"/>
      <text:p text:style-name="P16"><text:s text:c="8"/>printf(<text:span text:style-name="OrgSrcFontLockStringFace1">"Thread %d complete!\n"</text:span>, res);</text:p>
      <text:p text:style-name="P16"><text:s text:c="4"/>}</text:p>
      <text:p text:style-name="P16"/>
      <text:p text:style-name="P16"><text:s text:c="4"/>printf(<text:span text:style-name="OrgSrcFontLockStringFace1">"All threads complete!\n"</text:span>);</text:p>
      <text:p text:style-name="P17">}</text:p>
      <text:p text:style-name="P10">Quando eseguo i thread conto<text:s/><text:span text:style-name="OrgCode1">i</text:span><text:s/>da 0 a 4. E passa un puntatore a<text:s/><text:span text:style-name="OrgCode1">thrd_create()</text:span>. Questo puntatore finisce nella routine<text:s/><text:span text:style-name="OrgCode1">run()</text:span><text:s/>dove ne creiamo una copia.</text:p>
      <text:p text:style-name="P10">Abbastanza semplice? Ecco il risultato:</text:p>
      <text:p text:style-name="P16">Launching threads...</text:p>
      <text:p text:style-name="P16">THREAD 2: running<text:span text:style-name="OrgSrcFontLockNegationCharFace1">!</text:span></text:p>
      <text:p text:style-name="P16">THREAD 3: running<text:span text:style-name="OrgSrcFontLockNegationCharFace1">!</text:span></text:p>
      <text:p text:style-name="P16">THREAD 4: running<text:span text:style-name="OrgSrcFontLockNegationCharFace1">!</text:span></text:p>
      <text:p text:style-name="P16">THREAD 2: running<text:span text:style-name="OrgSrcFontLockNegationCharFace1">!</text:span></text:p>
      <text:p text:style-name="P16">Doing other things<text:s/><text:span text:style-name="OrgSrcFontLockKeywordFace1">while</text:span><text:s/>the thread runs...</text:p>
      <text:p text:style-name="P16">Waiting<text:s/><text:span text:style-name="OrgSrcFontLockKeywordFace1">for</text:span><text:s/>thread to complete...</text:p>
      <text:p text:style-name="P16">Thread 2 complete<text:span text:style-name="OrgSrcFontLockNegationCharFace1">!</text:span></text:p>
      <text:p text:style-name="P16">Thread 2 complete<text:span text:style-name="OrgSrcFontLockNegationCharFace1">!</text:span></text:p>
      <text:p text:style-name="P16">THREAD 5: running<text:span text:style-name="OrgSrcFontLockNegationCharFace1">!</text:span></text:p>
      <text:p text:style-name="P16">Thread 3 complete<text:span text:style-name="OrgSrcFontLockNegationCharFace1">!</text:span></text:p>
      <text:p text:style-name="P16">Thread 4 complete<text:span text:style-name="OrgSrcFontLockNegationCharFace1">!</text:span></text:p>
      <text:p text:style-name="P16">Thread 5 complete<text:span text:style-name="OrgSrcFontLockNegationCharFace1">!</text:span></text:p>
      <text:p text:style-name="P17">All threads complete!</text:p>
      <text:p text:style-name="P10">Cheeee—? Dov 'è<text:s/><text:span text:style-name="OrgCode1">THREAD 0</text:span>? E perché abbiamo un<text:s/><text:span text:style-name="OrgCode1">THREAD 5</text:span><text:s/>quando chiaramente<text:s/><text:span text:style-name="OrgCode1">i</text:span><text:s/>non è mai più di<text:s/><text:span text:style-name="OrgCode1">4</text:span><text:s/>quando chiamiamo<text:s/><text:span text:style-name="OrgCode1">thrd_create()</text:span>? E due<text:s/><text:span text:style-name="OrgCode1">THREAD 2</text:span>? Follia!</text:p>
      <text:p text:style-name="P10">Questo è entrare nel divertente mondo delle<text:s/><text:span text:style-name="Emphasis1">condizioni di gara</text:span>. Il thread principale sta modificando<text:s/><text:span text:style-name="OrgCode1">i</text:span><text:s/>prima che il thread abbia la possibilità di copiarlo. In effetti<text:s/><text:span text:style-name="OrgCode1">i</text:span><text:s/>arriva fino a<text:s/><text:span text:style-name="OrgCode1">5</text:span><text:s/>e termina il ciclo prima che l'ultimo thread abbia la possibilità di copiarlo.</text:p>
      <text:p text:style-name="P10">Dobbiamo avere una variabile per thread a cui possiamo fare riferimento in modo da poterla passare come<text:s/><text:span text:style-name="OrgCode1">arg</text:span>.</text:p>
      <text:p text:style-name="P10">Potremmo avere un grande array di loro. Oppure potremmo<text:s/><text:span text:style-name="OrgCode1">malloc()</text:span><text:s/>spazi (e liberarlo da qualche parte—magari nel thread stesso.)</text:p>
      <text:p text:style-name="P10">Proviamoci:</text:p>
      <text:p text:style-name="P16"><text:span text:style-name="OrgSrcFontLockPreprocessorFace1">#include</text:span><text:s/><text:span text:style-name="OrgSrcFontLockStringFace1">&lt;stdio.h&gt;</text:span></text:p>
      <text:p text:style-name="P16"><text:span text:style-name="OrgSrcFontLockPreprocessorFace1">#include</text:span><text:s/><text:span text:style-name="OrgSrcFontLockStringFace1">&lt;stdlib.h&gt;</text:span></text:p>
      <text:p text:style-name="P16"><text:span text:style-name="OrgSrcFontLockPreprocessorFace1">#include</text:span><text:s/><text:span text:style-name="OrgSrcFontLockStringFace1">&lt;threads.h&gt;</text:span></text:p>
      <text:p text:style-name="P16"/>
      <text:p text:style-name="P16"><text:span text:style-name="OrgSrcFontLockTypeFace1">int</text:span><text:s/><text:span text:style-name="OrgSrcFontLockFunctionNameFace1">run</text:span>(<text:span text:style-name="OrgSrcFontLockTypeFace1">void</text:span><text:s/>*<text:span text:style-name="OrgSrcFontLockVariableNameFace1">arg</text:span>)</text:p>
      <text:p text:style-name="P16">{</text:p>
      <text:p text:style-name="P16"><text:s text:c="4"/><text:span text:style-name="OrgSrcFontLockTypeFace1">int</text:span><text:s/><text:span text:style-name="OrgSrcFontLockVariableNameFace1">i</text:span><text:s/>= *(<text:span text:style-name="OrgSrcFontLockTypeFace1">int</text:span>*)arg;<text:s text:c="2"/><text:span text:style-name="OrgSrcFontLockCommentDelimiterFace1">//<text:s/></text:span><text:span text:style-name="OrgSrcFontLockCommentFace1">Copia il arg</text:span></text:p>
      <text:p text:style-name="P16"/>
      <text:p text:style-name="P16"><text:s text:c="4"/>free(arg);<text:s text:c="2"/><text:span text:style-name="OrgSrcFontLockCommentDelimiterFace1">//<text:s/></text:span><text:span text:style-name="OrgSrcFontLockCommentFace1">Fatto con questo</text:span></text:p>
      <text:p text:style-name="P16"/>
      <text:p text:style-name="P16"><text:s text:c="4"/>printf(<text:span text:style-name="OrgSrcFontLockStringFace1">"THREAD %d: running!\n"</text:span>, i);</text:p>
      <text:p text:style-name="P16"/>
      <text:p text:style-name="P16"><text:s text:c="4"/><text:span text:style-name="OrgSrcFontLockKeywordFace1">return</text:span><text:s/>i;</text:p>
      <text:p text:style-name="P16">}</text:p>
      <text:p text:style-name="P16"/>
      <text:p text:style-name="P16"><text:span text:style-name="OrgSrcFontLockPreprocessorFace1">#define</text:span><text:s/><text:span text:style-name="OrgSrcFontLockVariableNameFace1">THREAD_COUNT</text:span><text:s/>5</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text:span text:style-name="OrgSrcFontLockTypeFace1">thrd_t</text:span><text:s/><text:span text:style-name="OrgSrcFontLockVariableNameFace1">t</text:span>[THREAD_COUNT];</text:p>
      <text:p text:style-name="P16"/>
      <text:p text:style-name="P16"><text:s text:c="4"/><text:span text:style-name="OrgSrcFontLockTypeFace1">int</text:span><text:s/><text:span text:style-name="OrgSrcFontLockVariableNameFace1">i</text:span>;</text:p>
      <text:p text:style-name="P16"/>
      <text:p text:style-name="P16"><text:s text:c="4"/>printf(<text:span text:style-name="OrgSrcFontLockStringFace1">"Launching threads...\n"</text:span>);</text:p>
      <text:p text:style-name="P16"><text:s text:c="4"/><text:span text:style-name="OrgSrcFontLockKeywordFace1">for</text:span><text:s/>(i = 0; i &lt; THREAD_COUNT; i++) {</text:p>
      <text:p text:style-name="P16"/>
      <text:p text:style-name="P16"><text:s text:c="8"/><text:span text:style-name="OrgSrcFontLockCommentDelimiterFace1">//<text:s/></text:span><text:span text:style-name="OrgSrcFontLockCommentFace1">Prendi un po' di spazio per un argomento per thread:</text:span></text:p>
      <text:p text:style-name="P16"/>
      <text:p text:style-name="P16"><text:s text:c="8"/><text:span text:style-name="OrgSrcFontLockTypeFace1">int</text:span><text:s/>*<text:span text:style-name="OrgSrcFontLockVariableNameFace1">arg</text:span><text:s/>= malloc(<text:span text:style-name="OrgSrcFontLockKeywordFace1">sizeof</text:span><text:s/>*arg);</text:p>
      <text:p text:style-name="P16"><text:s text:c="8"/>*arg = i;</text:p>
      <text:p text:style-name="P16"/>
      <text:p text:style-name="P16"><text:s text:c="8"/>thrd_create(t + i, run, arg);</text:p>
      <text:p text:style-name="P16"><text:s text:c="4"/>}</text:p>
      <text:p text:style-name="P16"/>
      <text:p text:style-name="P17"><text:s text:c="4"/><text:span text:style-name="OrgSrcFontLockCommentDelimiterFace1">//<text:s/></text:span><text:span text:style-name="OrgSrcFontLockCommentFace1">...</text:span></text:p>
      <text:p text:style-name="P10">Nota sulle righe 27-30 noi<text:s/><text:span text:style-name="OrgCode1">malloc()</text:span><text:s/>spazi per un<text:s/><text:span text:style-name="OrgCode1">int</text:span><text:s/>e copiamo il valore di<text:s/><text:span text:style-name="OrgCode1">i</text:span><text:s/>dentro. Ogni nuovo thread ottiene il suo nuovo-<text:span text:style-name="OrgCode1">malloc()</text:span><text:s/>variabile e passiamo un puntatore a quello alla funzione<text:s/><text:span text:style-name="OrgCode1">run()</text:span>.</text:p>
      <text:p text:style-name="P10">Una volta<text:s/><text:span text:style-name="OrgCode1">run()</text:span><text:s/>crea la propria copia dell'<text:span text:style-name="OrgCode1">arg</text:span><text:s/>alla riga 7, lo<text:s/><text:span text:style-name="OrgCode1">free()</text:span><text:s/>il<text:s/><text:span text:style-name="OrgCode1">malloc()</text:span><text:s/><text:span text:style-name="OrgCode1">int</text:span>. E ora che ha la sua copia può farne ciò che vuole.</text:p>
      <text:p text:style-name="P10">E una esecuzione mostra il risultato:</text:p>
      <text:p text:style-name="P16">Launching threads...</text:p>
      <text:p text:style-name="P16">THREAD 0: running<text:span text:style-name="OrgSrcFontLockNegationCharFace1">!</text:span></text:p>
      <text:p text:style-name="P16">THREAD 1: running<text:span text:style-name="OrgSrcFontLockNegationCharFace1">!</text:span></text:p>
      <text:p text:style-name="P16">THREAD 2: running<text:span text:style-name="OrgSrcFontLockNegationCharFace1">!</text:span></text:p>
      <text:p text:style-name="P16">THREAD 3: running<text:span text:style-name="OrgSrcFontLockNegationCharFace1">!</text:span></text:p>
      <text:p text:style-name="P16">Doing other things<text:s/><text:span text:style-name="OrgSrcFontLockKeywordFace1">while</text:span><text:s/>the thread runs...</text:p>
      <text:p text:style-name="P16">Waiting<text:s/><text:span text:style-name="OrgSrcFontLockKeywordFace1">for</text:span><text:s/>thread to complete...</text:p>
      <text:p text:style-name="P16">Thread 0 complete<text:span text:style-name="OrgSrcFontLockNegationCharFace1">!</text:span></text:p>
      <text:p text:style-name="P16">Thread 1 complete<text:span text:style-name="OrgSrcFontLockNegationCharFace1">!</text:span></text:p>
      <text:p text:style-name="P16">Thread 2 complete<text:span text:style-name="OrgSrcFontLockNegationCharFace1">!</text:span></text:p>
      <text:p text:style-name="P16">Thread 3 complete<text:span text:style-name="OrgSrcFontLockNegationCharFace1">!</text:span></text:p>
      <text:p text:style-name="P16">THREAD 4: running<text:span text:style-name="OrgSrcFontLockNegationCharFace1">!</text:span></text:p>
      <text:p text:style-name="P16">Thread 4 complete<text:span text:style-name="OrgSrcFontLockNegationCharFace1">!</text:span></text:p>
      <text:p text:style-name="P17">All threads complete!</text:p>
      <text:p text:style-name="P10">Eccoci qua! Threads 0-4 tutti attivi!</text:p>
      <text:p text:style-name="P10">L’esecuzione potrebbe variare—il modo in cui i thread vengono pianificati per l'esecuzione va oltre le specifiche C. Vediamo nell'esempio sopra che il thread 4 non è nemmeno iniziato finché i thread 0-1 non sono stati completati. In effetti se lo eseguo di nuovo probabilmente otterrò un output diverso. Non possiamo garantire un ordine di esecuzione del thread.</text:p>
      <text:h text:outline-level="2" text:style-name="P15"><text:bookmark-start text:name="OrgXref.orgeb82fb8"/><text:bookmark text:name="orgeb82fb8"/>Distacco dei Threads<text:s/><text:bookmark-end text:name="OrgXref.orgeb82fb8"/></text:h>
      <text:p text:style-name="P10">Se vuoi sparare e dimenticare un thread (es. così non devi<text:s/><text:span text:style-name="OrgCode1">thrd_join()</text:span><text:s/>più tardi) puoi farlo con<text:s/><text:span text:style-name="OrgCode1">thrd_detach()</text:span>.</text:p>
      <text:p text:style-name="P10">Ciò rimuove la capacità del thread principale di ottenere il valore restituito dal thread figlio ma se non ti interessa e vuoi solo che i thread si ripuliscano bene da soli questa è la strada da percorrere.</text:p>
      <text:p text:style-name="P10">Fondamentalmente lo faremo:</text:p>
      <text:p text:style-name="P16">thrd_create(&amp;t, run,<text:s/><text:span text:style-name="OrgSrcFontLockConstantFace1">NULL</text:span>);</text:p>
      <text:p text:style-name="P17"><text:span text:style-name="OrgSrcFontLockFunctionNameFace1">thrd_detach</text:span>(t);</text:p>
      <text:p text:style-name="P10">dove la chiamata<text:s/><text:span text:style-name="OrgCode1">thrd_detach()</text:span><text:s/>è il thread genitore che dice “Ehi, non aspetterò che questo thread figlio venga completato con<text:s/><text:span text:style-name="OrgCode1">thrd_join()</text:span>. Quindi vai avanti e puliscilo da solo una volta completato.”</text:p>
      <text:p text:style-name="P16"><text:span text:style-name="OrgSrcFontLockPreprocessorFace1">#include</text:span><text:s/><text:span text:style-name="OrgSrcFontLockStringFace1">&lt;stdio.h&gt;</text:span></text:p>
      <text:p text:style-name="P16"><text:span text:style-name="OrgSrcFontLockPreprocessorFace1">#include</text:span><text:s/><text:span text:style-name="OrgSrcFontLockStringFace1">&lt;threads.h&gt;</text:span></text:p>
      <text:p text:style-name="P16"/>
      <text:p text:style-name="P16"><text:span text:style-name="OrgSrcFontLockTypeFace1">int</text:span><text:s/><text:span text:style-name="OrgSrcFontLockFunctionNameFace1">run</text:span>(<text:span text:style-name="OrgSrcFontLockTypeFace1">void</text:span><text:s/>*<text:span text:style-name="OrgSrcFontLockVariableNameFace1">arg</text:span>)</text:p>
      <text:p text:style-name="P16">{</text:p>
      <text:p text:style-name="P16"><text:s text:c="4"/>(<text:span text:style-name="OrgSrcFontLockTypeFace1">void</text:span>)arg;</text:p>
      <text:p text:style-name="P16"/>
      <text:p text:style-name="P16"><text:s text:c="4"/><text:span text:style-name="OrgSrcFontLockCommentDelimiterFace1">//</text:span><text:span text:style-name="OrgSrcFontLockCommentFace1">printf("Thread running! %lu\n", thrd_current()); // non-portable!</text:span></text:p>
      <text:p text:style-name="P16"><text:s text:c="4"/>printf(<text:span text:style-name="OrgSrcFontLockStringFace1">"Thread running!\n"</text:span>);</text:p>
      <text:p text:style-name="P16"/>
      <text:p text:style-name="P16"><text:s text:c="4"/><text:span text:style-name="OrgSrcFontLockKeywordFace1">return</text:span><text:s/>0;</text:p>
      <text:p text:style-name="P16">}</text:p>
      <text:p text:style-name="P16"/>
      <text:p text:style-name="P16"><text:span text:style-name="OrgSrcFontLockPreprocessorFace1">#define</text:span><text:s/><text:span text:style-name="OrgSrcFontLockVariableNameFace1">THREAD_COUNT</text:span><text:s/>10</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text:span text:style-name="OrgSrcFontLockTypeFace1">thrd_t</text:span><text:s/><text:span text:style-name="OrgSrcFontLockVariableNameFace1">t</text:span>;</text:p>
      <text:p text:style-name="P16"/>
      <text:p text:style-name="P16"><text:s text:c="4"/><text:span text:style-name="OrgSrcFontLockKeywordFace1">for</text:span><text:s/>(<text:span text:style-name="OrgSrcFontLockTypeFace1">int</text:span><text:s/><text:span text:style-name="OrgSrcFontLockVariableNameFace1">i</text:span><text:s/>= 0; i &lt; THREAD_COUNT; i++) {</text:p>
      <text:p text:style-name="P16"><text:s text:c="8"/>thrd_create(&amp;t, run,<text:s/><text:span text:style-name="OrgSrcFontLockConstantFace1">NULL</text:span>);</text:p>
      <text:p text:style-name="P16"><text:s text:c="8"/>thrd_detach(t);<text:s text:c="15"/><text:span text:style-name="OrgSrcFontLockCommentDelimiterFace1">//<text:s/></text:span><text:span text:style-name="OrgSrcFontLockCommentFace1">&lt;-- DETACH!</text:span></text:p>
      <text:p text:style-name="P16"><text:s text:c="4"/>}</text:p>
      <text:p text:style-name="P16"/>
      <text:p text:style-name="P16"><text:s text:c="4"/><text:span text:style-name="OrgSrcFontLockCommentDelimiterFace1">//<text:s/></text:span><text:span text:style-name="OrgSrcFontLockCommentFace1">Sleep for a second to let all the threads finish</text:span></text:p>
      <text:p text:style-name="P16"><text:s text:c="4"/>thrd_sleep(&amp;(<text:span text:style-name="OrgSrcFontLockKeywordFace1">struct</text:span><text:s/><text:span text:style-name="OrgSrcFontLockTypeFace1">timespec</text:span>){.tv_sec=1},<text:s/><text:span text:style-name="OrgSrcFontLockConstantFace1">NULL</text:span>);</text:p>
      <text:p text:style-name="P17">}</text:p>
      <text:p text:style-name="P10">Tieni presente che in questo codice mettiamo in pausa il thread principale per 1 secondo con ~thrd<text:span text:style-name="OrgSubscript1">sleep</text:span>()~—ne parleremo più avanti.</text:p>
      <text:p text:style-name="P10">Anche nella funzione<text:s/><text:span text:style-name="OrgCode1">run()</text:span><text:s/>ho una riga commentata che stampa l'ID del thread come<text:s/><text:span text:style-name="OrgCode1">unsigned long</text:span>. Questo non è portatile perché le specifiche non dicono di che tipo è un<text:s/><text:span text:style-name="OrgCode1">thrd_t</text:span><text:s/>sotto il cofano—potrebbe essere una<text:s/><text:span text:style-name="OrgCode1">struct</text:span><text:s/>per quanto ne sappiamo. Ma quella linea funziona sul mio sistema.</text:p>
      <text:p text:style-name="P10">Qualcosa di interessante che ho visto quando ho eseguito il codice sopra e stampato gli ID dei thread è stato che alcuni thread avevano ID duplicati! Sembra che dovrebbe essere impossibile ma a C è consentito<text:s/><text:span text:style-name="Emphasis1">riutilizzare</text:span><text:s/>gli ID dei thread dopo che il thread corrispondente è terminato. Quindi quello che stavo vedendo era che alcuni thread completavano la loro esecuzione prima che altri thread venissero avviati.</text:p>
      <text:h text:outline-level="2" text:style-name="P15"><text:bookmark text:name="orge6ca81e"/><text:bookmark-start text:name="OrgXref.orge6ca81e"/>Thread Dati locali<text:s/><text:bookmark-end text:name="OrgXref.orge6ca81e"/></text:h>
      <text:p text:style-name="P10">I thread sono interessanti perché non hanno una propria memoria oltre alle variabili locali. Se desideri una variabile<text:s/><text:span text:style-name="OrgCode1">static</text:span><text:s/>o una variabile con ambito file tutti i thread vedranno la stessa variabile.</text:p>
      <text:p text:style-name="P10">Ciò può portare a condizioni di gara, dove succedono<text:s/><text:span text:style-name="Emphasis1">cose strane™</text:span>.</text:p>
      <text:p text:style-name="P10">Dai un'occhiata a questo esempio. Abbiamo una variabile<text:s/><text:span text:style-name="OrgCode1">static</text:span><text:s/><text:span text:style-name="OrgCode1">foo</text:span><text:s/>nell'ambito del blocco in<text:s/><text:span text:style-name="OrgCode1">run()</text:span>. Questa variabile sarà visibile a tutti i thread che passano attraverso la funzione<text:s/><text:span text:style-name="OrgCode1">run()</text:span>. E i vari thread possono effettivamente pestarsi i piedi a vicenda.</text:p>
      <text:p text:style-name="P10">Ogni thread copia<text:s/><text:span text:style-name="OrgCode1">foo</text:span><text:s/>in una variabile locale<text:s/><text:span text:style-name="OrgCode1">x</text:span><text:s/>(che non è condiviso tra i thread—tutti i thread hanno i propri stack di chiamate). Quindi<text:s/><text:span text:style-name="Emphasis1">dovrebbero</text:span><text:s/>essere uguali giusto?</text:p>
      <text:p text:style-name="P10">E la prima volta che li stampiamo lo sono<text:note text:note-class="footnote"><text:note-citation>214</text:note-citation><text:note-body><text:p text:style-name="P14">Anche se non penso che debbano esserlo. È solo che i thread non sembrano essere riprogrammati finché non avviene qualche chiamata di sistema come con un<text:s/><text:span text:style-name="OrgCode1">printf()~… ed è per questo che ho il ~printf()</text:span><text:s/>lì dentro.</text:p></text:note-body></text:note>. Ma subito dopo controlliamo per assicurarci che siano sempre gli stessi.</text:p>
      <text:p text:style-name="P10">E di<text:s/><text:span text:style-name="Emphasis1">solito</text:span><text:s/>lo sono. Ma non sempre!</text:p>
      <text:p text:style-name="P16"><text:span text:style-name="OrgSrcFontLockPreprocessorFace1">#include</text:span><text:s/><text:span text:style-name="OrgSrcFontLockStringFace1">&lt;stdio.h&gt;</text:span></text:p>
      <text:p text:style-name="P16"><text:span text:style-name="OrgSrcFontLockPreprocessorFace1">#include</text:span><text:s/><text:span text:style-name="OrgSrcFontLockStringFace1">&lt;stdlib.h&gt;</text:span></text:p>
      <text:p text:style-name="P16"><text:span text:style-name="OrgSrcFontLockPreprocessorFace1">#include</text:span><text:s/><text:span text:style-name="OrgSrcFontLockStringFace1">&lt;threads.h&gt;</text:span></text:p>
      <text:p text:style-name="P16"/>
      <text:p text:style-name="P16"><text:span text:style-name="OrgSrcFontLockTypeFace1">int</text:span><text:s/><text:span text:style-name="OrgSrcFontLockFunctionNameFace1">run</text:span>(<text:span text:style-name="OrgSrcFontLockTypeFace1">void</text:span><text:s/>*<text:span text:style-name="OrgSrcFontLockVariableNameFace1">arg</text:span>)</text:p>
      <text:p text:style-name="P16">{</text:p>
      <text:p text:style-name="P16"><text:s text:c="4"/><text:span text:style-name="OrgSrcFontLockTypeFace1">int</text:span><text:s/><text:span text:style-name="OrgSrcFontLockVariableNameFace1">n</text:span><text:s/>= *(<text:span text:style-name="OrgSrcFontLockTypeFace1">int</text:span>*)arg;<text:s text:c="2"/><text:span text:style-name="OrgSrcFontLockCommentDelimiterFace1">//<text:s/></text:span><text:span text:style-name="OrgSrcFontLockCommentFace1">Thread numero che gli esseri umani possono differenziare</text:span></text:p>
      <text:p text:style-name="P16"/>
      <text:p text:style-name="P16"><text:s text:c="4"/>free(arg);</text:p>
      <text:p text:style-name="P16"/>
      <text:p text:style-name="P16"><text:s text:c="4"/><text:span text:style-name="OrgSrcFontLockKeywordFace1">static</text:span><text:s/><text:span text:style-name="OrgSrcFontLockTypeFace1">int</text:span><text:s/><text:span text:style-name="OrgSrcFontLockVariableNameFace1">foo</text:span><text:s/>= 10;<text:s text:c="2"/><text:span text:style-name="OrgSrcFontLockCommentDelimiterFace1">//<text:s/></text:span><text:span text:style-name="OrgSrcFontLockCommentFace1">Valore statico condiviso tra thread</text:span></text:p>
      <text:p text:style-name="P16"/>
      <text:p text:style-name="P16"><text:s text:c="4"/><text:span text:style-name="OrgSrcFontLockTypeFace1">int</text:span><text:s/><text:span text:style-name="OrgSrcFontLockVariableNameFace1">x</text:span><text:s/>= foo;<text:s text:c="2"/><text:span text:style-name="OrgSrcFontLockCommentDelimiterFace1">//<text:s/></text:span><text:span text:style-name="OrgSrcFontLockCommentFace1">Variabile locale automatica: ogni thread ha la propria</text:span></text:p>
      <text:p text:style-name="P16"/>
      <text:p text:style-name="P16"><text:s text:c="4"/><text:span text:style-name="OrgSrcFontLockCommentDelimiterFace1">//<text:s/></text:span><text:span text:style-name="OrgSrcFontLockCommentFace1">Abbiamo appena assegnato x da foo, quindi è meglio che siano uguali qui.</text:span></text:p>
      <text:p text:style-name="P16"><text:s text:c="4"/><text:span text:style-name="OrgSrcFontLockCommentDelimiterFace1">//<text:s/></text:span><text:span text:style-name="OrgSrcFontLockCommentFace1">(In tutti i miei test lo erano, ma anche questo non è garantito!)</text:span></text:p>
      <text:p text:style-name="P16"/>
      <text:p text:style-name="P16"><text:s text:c="4"/>printf(<text:span text:style-name="OrgSrcFontLockStringFace1">"Thread %d: x = %d, foo = %d\n"</text:span>, n, x, foo);</text:p>
      <text:p text:style-name="P16"/>
      <text:p text:style-name="P16"><text:s text:c="4"/><text:span text:style-name="OrgSrcFontLockCommentDelimiterFace1">//<text:s/></text:span><text:span text:style-name="OrgSrcFontLockCommentFace1">E dovrebbero essere uguali qui, ma non lo sono sempre!</text:span></text:p>
      <text:p text:style-name="P16"><text:s text:c="4"/><text:span text:style-name="OrgSrcFontLockCommentDelimiterFace1">//<text:s/></text:span><text:span text:style-name="OrgSrcFontLockCommentFace1">(A volte lo sono a volte no!)</text:span></text:p>
      <text:p text:style-name="P16"/>
      <text:p text:style-name="P16"><text:s text:c="4"/><text:span text:style-name="OrgSrcFontLockCommentDelimiterFace1">//<text:s/></text:span><text:span text:style-name="OrgSrcFontLockCommentFace1">Ciò che accade è che un altro thread entra e aumenta foo</text:span></text:p>
      <text:p text:style-name="P16"><text:s text:c="4"/><text:span text:style-name="OrgSrcFontLockCommentDelimiterFace1">//<text:s/></text:span><text:span text:style-name="OrgSrcFontLockCommentFace1">radesso, ma la x di questo thread rimane quella di prima!</text:span></text:p>
      <text:p text:style-name="P16"/>
      <text:p text:style-name="P16"><text:s text:c="4"/><text:span text:style-name="OrgSrcFontLockKeywordFace1">if</text:span><text:s/>(x != foo) {</text:p>
      <text:p text:style-name="P16"><text:s text:c="8"/>printf(<text:span text:style-name="OrgSrcFontLockStringFace1">"Thread %d: Craziness! x != foo! %d != %d\n"</text:span>, n, x, foo);</text:p>
      <text:p text:style-name="P16"><text:s text:c="4"/>}</text:p>
      <text:p text:style-name="P16"/>
      <text:p text:style-name="P16"><text:s text:c="4"/>foo++;<text:s text:c="2"/><text:span text:style-name="OrgSrcFontLockCommentDelimiterFace1">//<text:s/></text:span><text:span text:style-name="OrgSrcFontLockCommentFace1">Incrementa il valore condiviso</text:span></text:p>
      <text:p text:style-name="P16"/>
      <text:p text:style-name="P16"><text:s text:c="4"/><text:span text:style-name="OrgSrcFontLockKeywordFace1">return</text:span><text:s/>0;</text:p>
      <text:p text:style-name="P16">}</text:p>
      <text:p text:style-name="P16"/>
      <text:p text:style-name="P16"><text:span text:style-name="OrgSrcFontLockPreprocessorFace1">#define</text:span><text:s/><text:span text:style-name="OrgSrcFontLockVariableNameFace1">THREAD_COUNT</text:span><text:s/>5</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text:span text:style-name="OrgSrcFontLockTypeFace1">thrd_t</text:span><text:s/><text:span text:style-name="OrgSrcFontLockVariableNameFace1">t</text:span>[THREAD_COUNT];</text:p>
      <text:p text:style-name="P16"/>
      <text:p text:style-name="P16"><text:s text:c="4"/><text:span text:style-name="OrgSrcFontLockKeywordFace1">for</text:span><text:s/>(<text:span text:style-name="OrgSrcFontLockTypeFace1">int</text:span><text:s/><text:span text:style-name="OrgSrcFontLockVariableNameFace1">i</text:span><text:s/>= 0; i &lt; THREAD_COUNT; i++) {</text:p>
      <text:p text:style-name="P16"><text:s text:c="8"/><text:span text:style-name="OrgSrcFontLockTypeFace1">int</text:span><text:s/>*<text:span text:style-name="OrgSrcFontLockVariableNameFace1">n</text:span><text:s/>= malloc(<text:span text:style-name="OrgSrcFontLockKeywordFace1">sizeof</text:span><text:s/>*n);<text:s text:c="2"/><text:span text:style-name="OrgSrcFontLockCommentDelimiterFace1">//<text:s/></text:span><text:span text:style-name="OrgSrcFontLockCommentFace1">Contiene un numero di serie del thread</text:span></text:p>
      <text:p text:style-name="P16"><text:s text:c="8"/>*n = i;</text:p>
      <text:p text:style-name="P16"><text:s text:c="8"/>thrd_create(t + i, run, n);</text:p>
      <text:p text:style-name="P16"><text:s text:c="4"/>}</text:p>
      <text:p text:style-name="P16"/>
      <text:p text:style-name="P16"><text:s text:c="4"/><text:span text:style-name="OrgSrcFontLockKeywordFace1">for</text:span><text:s/>(<text:span text:style-name="OrgSrcFontLockTypeFace1">int</text:span><text:s/><text:span text:style-name="OrgSrcFontLockVariableNameFace1">i</text:span><text:s/>= 0; i &lt; THREAD_COUNT; i++) {</text:p>
      <text:p text:style-name="P16"><text:s text:c="8"/>thrd_join(t[i],<text:s/><text:span text:style-name="OrgSrcFontLockConstantFace1">NULL</text:span>);</text:p>
      <text:p text:style-name="P16"><text:s text:c="4"/>}</text:p>
      <text:p text:style-name="P17">}</text:p>
      <text:p text:style-name="P10">Ecco un esempio di output (anche se questo varia da esecuzione a esecuzione):</text:p>
      <text:p text:style-name="P16">Thread 0: x = 10, foo = 10</text:p>
      <text:p text:style-name="P16">Thread 1: x = 10, foo = 10</text:p>
      <text:p text:style-name="P16">Thread 1: Craziness<text:span text:style-name="OrgSrcFontLockNegationCharFace1">!</text:span><text:s/>x != foo<text:span text:style-name="OrgSrcFontLockNegationCharFace1">!</text:span><text:s/>10 != 11</text:p>
      <text:p text:style-name="P16">Thread 2: x = 12, foo = 12</text:p>
      <text:p text:style-name="P16">Thread 4: x = 13, foo = 13</text:p>
      <text:p text:style-name="P17">Thread 3: x = 14, foo = 14</text:p>
      <text:p text:style-name="P10">Nel thread 1 tra le due<text:s/><text:span text:style-name="OrgCode1">printf()</text:span><text:s/>il valore di foo è cambiato in qualche modo da<text:s/><text:span text:style-name="OrgCode1">10</text:span><text:s/>a<text:s/><text:span text:style-name="OrgCode1">11</text:span>, anche se chiaramente non c'è alcun incremento tra<text:s/><text:span text:style-name="OrgCode1">printf()</text:span>!</text:p>
      <text:p text:style-name="P10">Era un altro thread che è arrivato lì (probabilmente il thread 0, a quanto pare) e ha incrementato il valore di<text:s/><text:span text:style-name="OrgCode1">foo</text:span><text:s/>dietro il thread 1!</text:p>
      <text:p text:style-name="P10">Risolviamo questo problema in due modi diversi. (Se vuoi che tutti i thread condividano la variabile<text:s/><text:span text:style-name="Emphasis1">e</text:span><text:s/>non si pestino i piedi a vicenda dovrai leggere la sezione mutex.)</text:p>
      <text:h text:outline-level="3" text:style-name="P19"><text:bookmark text:name="org2fd1183"/><text:bookmark-start text:name="OrgXref.org2fd1183"/>Classe di archiviazione<text:s/><text:span text:style-name="OrgCode1">_Thread_local</text:span><text:s/><text:bookmark-end text:name="OrgXref.org2fd1183"/></text:h>
      <text:p text:style-name="P10">Per prima cosa diamo un'occhiata al modo più semplice per aggirare questo problema: la classe di archiviazione<text:s/><text:span text:style-name="OrgCode1">_Thread_local</text:span>.</text:p>
      <text:p text:style-name="P10">Fondamentalmente lo inseriremo semplicemente nella parte anteriore della nostra variabile<text:s/><text:span text:style-name="OrgCode1">static</text:span><text:s/>nell'ambito del blocco e le cose funzioneranno! Dice a C che ogni thread dovrebbe avere la propria versione di questa variabile quindi nessuno di loro si pesta i piedi a vicenda.</text:p>
      <text:p text:style-name="P10">Il header<text:s/><text:span text:style-name="OrgCode1">&lt;threads.h&gt;</text:span><text:s/>definisce<text:s/><text:span text:style-name="OrgCode1">thread_local</text:span><text:s/>come aliass<text:s/><text:span text:style-name="OrgCode1">to _Thread_local</text:span><text:s/>quindi il tuo codice non deve sembrare così brutto.</text:p>
      <text:p text:style-name="P10">Prendiamo l'esempio precedente e trasformiamo<text:s/><text:span text:style-name="OrgCode1">foo</text:span><text:s/>in una variabile<text:s/><text:span text:style-name="OrgCode1">thread_local</text:span><text:s/>in modo da non condividere tali dati.</text:p>
      <text:p text:style-name="P16"><text:span text:style-name="OrgSrcFontLockTypeFace1">int</text:span><text:s/><text:span text:style-name="OrgSrcFontLockFunctionNameFace1">run</text:span>(<text:span text:style-name="OrgSrcFontLockTypeFace1">void</text:span><text:s/>*<text:span text:style-name="OrgSrcFontLockVariableNameFace1">arg</text:span>)</text:p>
      <text:p text:style-name="P16">{</text:p>
      <text:p text:style-name="P16"><text:s text:c="4"/><text:span text:style-name="OrgSrcFontLockTypeFace1">int</text:span><text:s/><text:span text:style-name="OrgSrcFontLockVariableNameFace1">n</text:span><text:s/>= *(<text:span text:style-name="OrgSrcFontLockTypeFace1">int</text:span>*)arg;<text:s text:c="2"/><text:span text:style-name="OrgSrcFontLockCommentDelimiterFace1">//<text:s/></text:span><text:span text:style-name="OrgSrcFontLockCommentFace1">Numero di thread per consentire agli esseri umani di differenziarsi</text:span></text:p>
      <text:p text:style-name="P16"/>
      <text:p text:style-name="P16"><text:s text:c="4"/>free(arg);</text:p>
      <text:p text:style-name="P16"/>
      <text:p text:style-name="P17"><text:s text:c="4"/>thread_local<text:s/><text:span text:style-name="OrgSrcFontLockKeywordFace1">static</text:span><text:s/><text:span text:style-name="OrgSrcFontLockTypeFace1">int</text:span><text:s/><text:span text:style-name="OrgSrcFontLockVariableNameFace1">foo</text:span><text:s/>= 10;<text:s text:c="2"/><text:span text:style-name="OrgSrcFontLockCommentDelimiterFace1">//<text:s/></text:span><text:span text:style-name="OrgSrcFontLockCommentFace1">&lt;-- Non più condiviso!!</text:span></text:p>
      <text:p text:style-name="P10">E eseguendolo otteniamo:</text:p>
      <text:p text:style-name="P16">Thread 0: x = 10, foo = 10</text:p>
      <text:p text:style-name="P16">Thread 1: x = 10, foo = 10</text:p>
      <text:p text:style-name="P16">Thread 2: x = 10, foo = 10</text:p>
      <text:p text:style-name="P16">Thread 4: x = 10, foo = 10</text:p>
      <text:p text:style-name="P17">Thread 3: x = 10, foo = 10</text:p>
      <text:p text:style-name="P10">Niente più problemi strani!</text:p>
      <text:p text:style-name="P10">Una cosa: se una variabile<text:s/><text:span text:style-name="OrgCode1">thread_local</text:span><text:s/>è l'ambito del blocco deve<text:s/><text:span text:style-name="OrgCode1">essere</text:span><text:s/><text:span text:style-name="OrgCode1">static</text:span>. Queste sono le regole. (Ma questo va bene perché le variabili non<text:s/><text:span text:style-name="OrgCode1">static</text:span><text:s/>sono già per thread poiché ogni thread ha le proprie variabili non<text:s/><text:span text:style-name="OrgCode1">static</text:span>.)</text:p>
      <text:p text:style-name="P10">Una piccola una bugia lì: l’ambito del blocco delle variabili<text:s/><text:span text:style-name="OrgCode1">thread_local</text:span><text:s/>può anche essere<text:s/><text:span text:style-name="OrgCode1">extern</text:span>.</text:p>
      <text:h text:outline-level="3" text:style-name="P19"><text:bookmark-start text:name="OrgXref.orgb2c8f26"/><text:bookmark text:name="orgb2c8f26"/>Un'altra opzione: Archiviazione specifica del thread<text:s/><text:bookmark-end text:name="OrgXref.orgb2c8f26"/></text:h>
      <text:p text:style-name="P10">Thread-specific storage (TSS) è un altro modo per ottenere dati per thread.</text:p>
      <text:p text:style-name="P10">Una caratteristica aggiuntiva è che queste funzioni consentono di specificare un distruttore che verrà chiamato sui dati quando la variabile TSS viene eliminata. Comunemente questo distruttore è<text:s/><text:span text:style-name="OrgCode1">free()</text:span><text:s/>per pulire automaticamente<text:s/><text:span text:style-name="OrgCode1">malloc()</text:span><text:s/>dati per thread. O<text:s/><text:span text:style-name="OrgCode1">NULL</text:span><text:s/>se non hai bisogno di distruggere nulla.</text:p>
      <text:p text:style-name="P10">Il distruttore è tipo<text:s/><text:span text:style-name="OrgCode1">tss_dtor_t</text:span><text:s/>che è un puntatore a una funzione che restituisce<text:s/><text:span text:style-name="OrgCode1">void</text:span><text:s/>e accetta un<text:s/><text:span text:style-name="OrgCode1">void*</text:span><text:s/>come argomento (Il<text:s/><text:span text:style-name="OrgCode1">void*</text:span><text:s/>punta ai dati memorizzati nella variabile). In altre parole è un<text:s/><text:span text:style-name="OrgCode1">void (*)(void*)</text:span><text:s/>se questo chiarisce la situazione. Ammetto che probabilmente non è così. Guarda l'esempio qui sotto.</text:p>
      <text:p text:style-name="P10">Generalmente<text:s/><text:span text:style-name="OrgCode1">thread_local</text:span><text:s/>è probabilmente la tua scelta ma se ti piace l'idea del distruttore puoi farne uso.</text:p>
      <text:p text:style-name="P10">L'utilizzo è un po' strano in quanto abbiamo bisogno che una variabile di tipo<text:s/><text:span text:style-name="OrgCode1">tss_t</text:span><text:s/>sia attiva per rappresentare il valore in base al thread. Quindi lo inizializziamo con<text:s/><text:span text:style-name="OrgCode1">tss_create()</text:span>. E alla fine ce ne liberiamo con<text:s/><text:span text:style-name="OrgCode1">tss_delete()</text:span>. Tieni presente che la chiamata<text:s/><text:span text:style-name="OrgCode1">tss_delete()</text:span><text:s/>non esegue tutti i distruttori—è<text:s/><text:span text:style-name="OrgCode1">thrd_exit()</text:span><text:s/>(o di ritorno dalla funzione di esecuzione) che fa quello.<text:s/><text:span text:style-name="OrgCode1">tss_delete()</text:span><text:s/>rilascia semplicemente tutta la memoria allocata da<text:s/><text:span text:style-name="OrgCode1">tss_create()</text:span>.</text:p>
      <text:p text:style-name="P10">Nel mezzo i thread possono chiamare<text:s/><text:span text:style-name="OrgCode1">tss_set()</text:span><text:s/>e<text:s/><text:span text:style-name="OrgCode1">tss_get()</text:span><text:s/>per impostare e ottenere il valore.</text:p>
      <text:p text:style-name="P10">Nel codice seguente impostiamo la variabile TSS prima di creare i thread quindi puliamo dopo i thread.</text:p>
      <text:p text:style-name="P10">Nella funzione<text:s/><text:span text:style-name="OrgCode1">run()</text:span><text:s/>i thread<text:s/><text:span text:style-name="OrgCode1">malloc()</text:span><text:s/>lasciano spazio per una stringa e memorizzano quel puntatore nella variabile TSS.</text:p>
      <text:p text:style-name="P10">Quando il thread esce, la funzione distruttore (<text:span text:style-name="OrgCode1">free()</text:span><text:s/>in questo caso) viene chiamato per<text:s/><text:span text:style-name="Emphasis1">tutti</text:span><text:s/>i thread.</text:p>
      <text:p text:style-name="P16"><text:span text:style-name="OrgSrcFontLockPreprocessorFace1">#include</text:span><text:s/><text:span text:style-name="OrgSrcFontLockStringFace1">&lt;stdio.h&gt;</text:span></text:p>
      <text:p text:style-name="P16"><text:span text:style-name="OrgSrcFontLockPreprocessorFace1">#include</text:span><text:s/><text:span text:style-name="OrgSrcFontLockStringFace1">&lt;stdlib.h&gt;</text:span></text:p>
      <text:p text:style-name="P16"><text:span text:style-name="OrgSrcFontLockPreprocessorFace1">#include</text:span><text:s/><text:span text:style-name="OrgSrcFontLockStringFace1">&lt;threads.h&gt;</text:span></text:p>
      <text:p text:style-name="P16"/>
      <text:p text:style-name="P16"><text:span text:style-name="OrgSrcFontLockTypeFace1">tss_t</text:span><text:s/><text:span text:style-name="OrgSrcFontLockVariableNameFace1">str</text:span>;</text:p>
      <text:p text:style-name="P16"/>
      <text:p text:style-name="P16"><text:span text:style-name="OrgSrcFontLockTypeFace1">void</text:span><text:s/><text:span text:style-name="OrgSrcFontLockFunctionNameFace1">some_function</text:span>(<text:span text:style-name="OrgSrcFontLockTypeFace1">void</text:span>)</text:p>
      <text:p text:style-name="P16">{</text:p>
      <text:p text:style-name="P16"><text:s text:c="4"/><text:span text:style-name="OrgSrcFontLockCommentDelimiterFace1">//<text:s/></text:span><text:span text:style-name="OrgSrcFontLockCommentFace1">Recupera il valore per thread di questa stringa</text:span></text:p>
      <text:p text:style-name="P16"><text:s text:c="4"/><text:span text:style-name="OrgSrcFontLockTypeFace1">char</text:span><text:s/>*<text:span text:style-name="OrgSrcFontLockVariableNameFace1">tss_string</text:span><text:s/>= tss_get(str);</text:p>
      <text:p text:style-name="P16"/>
      <text:p text:style-name="P16"><text:s text:c="4"/><text:span text:style-name="OrgSrcFontLockCommentDelimiterFace1">//<text:s/></text:span><text:span text:style-name="OrgSrcFontLockCommentFace1">And print it</text:span></text:p>
      <text:p text:style-name="P16"><text:s text:c="4"/>printf(<text:span text:style-name="OrgSrcFontLockStringFace1">"TSS string: %s\n"</text:span>, tss_string);</text:p>
      <text:p text:style-name="P16">}</text:p>
      <text:p text:style-name="P16"/>
      <text:p text:style-name="P16"><text:span text:style-name="OrgSrcFontLockTypeFace1">int</text:span><text:s/><text:span text:style-name="OrgSrcFontLockFunctionNameFace1">run</text:span>(<text:span text:style-name="OrgSrcFontLockTypeFace1">void</text:span><text:s/>*<text:span text:style-name="OrgSrcFontLockVariableNameFace1">arg</text:span>)</text:p>
      <text:p text:style-name="P16">{</text:p>
      <text:p text:style-name="P16"><text:s text:c="4"/><text:span text:style-name="OrgSrcFontLockTypeFace1">int</text:span><text:s/><text:span text:style-name="OrgSrcFontLockVariableNameFace1">serial</text:span><text:s/>= *(<text:span text:style-name="OrgSrcFontLockTypeFace1">int</text:span>*)arg;<text:s text:c="2"/><text:span text:style-name="OrgSrcFontLockCommentDelimiterFace1">//<text:s/></text:span><text:span text:style-name="OrgSrcFontLockCommentFace1">Ottieni il numero di serie di questo thread</text:span></text:p>
      <text:p text:style-name="P16"><text:s text:c="4"/>free(arg);</text:p>
      <text:p text:style-name="P16"/>
      <text:p text:style-name="P16"><text:s text:c="4"/><text:span text:style-name="OrgSrcFontLockCommentDelimiterFace1">//<text:s/></text:span><text:span text:style-name="OrgSrcFontLockCommentFace1">malloc() spazi per contenere i dati per questo thread</text:span></text:p>
      <text:p text:style-name="P16"><text:s text:c="4"/><text:span text:style-name="OrgSrcFontLockTypeFace1">char</text:span><text:s/>*<text:span text:style-name="OrgSrcFontLockVariableNameFace1">s</text:span><text:s/>= malloc(64);</text:p>
      <text:p text:style-name="P16"><text:s text:c="4"/>sprintf(s,<text:s/><text:span text:style-name="OrgSrcFontLockStringFace1">"thread %d! :)"</text:span>, serial);<text:s text:c="2"/><text:span text:style-name="OrgSrcFontLockCommentDelimiterFace1">//<text:s/></text:span><text:span text:style-name="OrgSrcFontLockCommentFace1">Felice piccol stringa</text:span></text:p>
      <text:p text:style-name="P16"/>
      <text:p text:style-name="P16"><text:s text:c="4"/><text:span text:style-name="OrgSrcFontLockCommentDelimiterFace1">//<text:s/></text:span><text:span text:style-name="OrgSrcFontLockCommentFace1">Imposta questa variabile TSS in modo che punti alla stringa</text:span></text:p>
      <text:p text:style-name="P16"><text:s text:c="4"/>tss_set(str, s);</text:p>
      <text:p text:style-name="P16"/>
      <text:p text:style-name="P16"><text:s text:c="4"/><text:span text:style-name="OrgSrcFontLockCommentDelimiterFace1">//<text:s/></text:span><text:span text:style-name="OrgSrcFontLockCommentFace1">Call a function that will get the variable</text:span></text:p>
      <text:p text:style-name="P16"><text:s text:c="4"/>some_function();</text:p>
      <text:p text:style-name="P16"/>
      <text:p text:style-name="P16"><text:s text:c="4"/><text:span text:style-name="OrgSrcFontLockKeywordFace1">return</text:span><text:s/>0;<text:s text:c="3"/><text:span text:style-name="OrgSrcFontLockCommentDelimiterFace1">//<text:s/></text:span><text:span text:style-name="OrgSrcFontLockCommentFace1">Equivalente a thrd_exit(0)</text:span></text:p>
      <text:p text:style-name="P16">}</text:p>
      <text:p text:style-name="P16"/>
      <text:p text:style-name="P16"><text:span text:style-name="OrgSrcFontLockPreprocessorFace1">#define</text:span><text:s/><text:span text:style-name="OrgSrcFontLockVariableNameFace1">THREAD_COUNT</text:span><text:s/>15</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text:span text:style-name="OrgSrcFontLockTypeFace1">thrd_t</text:span><text:s/><text:span text:style-name="OrgSrcFontLockVariableNameFace1">t</text:span>[THREAD_COUNT];</text:p>
      <text:p text:style-name="P16"/>
      <text:p text:style-name="P16"><text:s text:c="4"/><text:span text:style-name="OrgSrcFontLockCommentDelimiterFace1">//<text:s/></text:span><text:span text:style-name="OrgSrcFontLockCommentFace1">Make a new TSS variable, the free() function is the destructor</text:span></text:p>
      <text:p text:style-name="P16"><text:s text:c="4"/>tss_create(&amp;str, free);</text:p>
      <text:p text:style-name="P16"/>
      <text:p text:style-name="P16"><text:s text:c="4"/><text:span text:style-name="OrgSrcFontLockKeywordFace1">for</text:span><text:s/>(<text:span text:style-name="OrgSrcFontLockTypeFace1">int</text:span><text:s/><text:span text:style-name="OrgSrcFontLockVariableNameFace1">i</text:span><text:s/>= 0; i &lt; THREAD_COUNT; i++) {</text:p>
      <text:p text:style-name="P16"><text:s text:c="8"/><text:span text:style-name="OrgSrcFontLockTypeFace1">int</text:span><text:s/>*<text:span text:style-name="OrgSrcFontLockVariableNameFace1">n</text:span><text:s/>= malloc(<text:span text:style-name="OrgSrcFontLockKeywordFace1">sizeof</text:span><text:s/>*n);<text:s text:c="2"/><text:span text:style-name="OrgSrcFontLockCommentDelimiterFace1">//<text:s/></text:span><text:span text:style-name="OrgSrcFontLockCommentFace1">Holds a thread serial number</text:span></text:p>
      <text:p text:style-name="P16"><text:s text:c="8"/>*n = i;</text:p>
      <text:p text:style-name="P16"><text:s text:c="8"/>thrd_create(t + i, run, n);</text:p>
      <text:p text:style-name="P16"><text:s text:c="4"/>}</text:p>
      <text:p text:style-name="P16"/>
      <text:p text:style-name="P16"><text:s text:c="4"/><text:span text:style-name="OrgSrcFontLockKeywordFace1">for</text:span><text:s/>(<text:span text:style-name="OrgSrcFontLockTypeFace1">int</text:span><text:s/><text:span text:style-name="OrgSrcFontLockVariableNameFace1">i</text:span><text:s/>= 0; i &lt; THREAD_COUNT; i++) {</text:p>
      <text:p text:style-name="P16"><text:s text:c="8"/>thrd_join(t[i],<text:s/><text:span text:style-name="OrgSrcFontLockConstantFace1">NULL</text:span>);</text:p>
      <text:p text:style-name="P16"><text:s text:c="4"/>}</text:p>
      <text:p text:style-name="P16"/>
      <text:p text:style-name="P16"><text:s text:c="4"/><text:span text:style-name="OrgSrcFontLockCommentDelimiterFace1">//<text:s/></text:span><text:span text:style-name="OrgSrcFontLockCommentFace1">Tutti i thread sono terminati, quindi con questo abbiamo finito</text:span></text:p>
      <text:p text:style-name="P16"><text:s text:c="4"/>tss_delete(str);</text:p>
      <text:p text:style-name="P17">}</text:p>
      <text:p text:style-name="P10">Ancora una volta questo è un modo piuttosto doloroso di fare le cose rispetto a<text:s/><text:span text:style-name="OrgCode1">thread_local</text:span>, quindi a meno che tu non abbia davvero bisogno della funzionalità del distruttore lo userai alternativamente.</text:p>
      <text:h text:outline-level="2" text:style-name="P15"><text:bookmark text:name="org2a82eb9"/><text:bookmark-start text:name="OrgXref.org2a82eb9"/>Mutexes<text:s/><text:bookmark-end text:name="OrgXref.org2a82eb9"/></text:h>
      <text:p text:style-name="P10">Se vuoi consentire l'accesso a un solo thread alla volta in una sezione critica del codice puoi proteggere quella sezione con un mutex<text:note text:note-class="footnote"><text:note-citation>215</text:note-citation><text:note-body><text:p text:style-name="P14">Abbreviazione di "mutua esclusione" ovvero un "blocco" su una sezione di codice che solo un thread può eseguire.</text:p></text:note-body></text:note>.</text:p>
      <text:p text:style-name="P10">Ad esempio se avessimo una variabile<text:s/><text:span text:style-name="OrgCode1">static</text:span><text:s/>e volessimo poterla ottenere e impostarlo in due operazioni senza che un altro thread salti nel mezzo e lo corrompa potremmo usare un mutex per quello.</text:p>
      <text:p text:style-name="P10">Puoi acquisire un mutex o rilasciarlo. Se tenti di acquisire il mutex e ci riesci puoi continuare l'esecuzione. Se provi e fallisci (perché qualcun altro lo tiene) lo<text:s/><text:span text:style-name="Emphasis1">bloccherai</text:span><text:note text:note-class="footnote"><text:note-citation>216</text:note-citation><text:note-body><text:p text:style-name="P14">Cioè il tuo processo andrà a dormire.</text:p></text:note-body></text:note><text:s/>finché il mutex non verrà rilasciato.</text:p>
      <text:p text:style-name="P10">Se più thread vengono bloccati in attesa del rilascio di un mutex uno di essi verrà scelto per l'esecuzione (a caso dal nostro punto di vista) e gli altri continueranno a dormire.</text:p>
      <text:p text:style-name="P10">La strategia prevede che prima inizializziamo una variabile mutex per renderla pronta all'uso con<text:s/><text:span text:style-name="OrgCode1">mtx_init()</text:span>.</text:p>
      <text:p text:style-name="P10">Quindi i thread successivi possono chiamare<text:s/><text:span text:style-name="OrgCode1">mtx_lock()</text:span><text:s/>e<text:s/><text:span text:style-name="OrgCode1">mtx_unlock()</text:span><text:s/>per ottenere e rilasciare il mutex.</text:p>
      <text:p text:style-name="P10">Quando abbiamo completamente finito con il mutex possiamo distruggerlo con<text:s/><text:span text:style-name="OrgCode1">mtx_destroy()</text:span><text:s/>il logico opposto di<text:s/><text:span text:style-name="OrgCode1">mtx_init()</text:span>.</text:p>
      <text:p text:style-name="P10">Innanzitutto diamo un'occhiata al codice che<text:s/><text:span text:style-name="Emphasis1">non</text:span><text:s/>utilizza un mutex e tentiamo di stampare un numero di serie (<text:span text:style-name="OrgCode1">static</text:span>) e poi incrementarlo. Perché non stiamo utilizzando un mutex per ottenere il valore (per stamparlo) e l'ambientazione (per incrementarlo) threads potrebbero intralciarsi a vicenda in quella sezione critica.</text:p>
      <text:p text:style-name="P16"><text:span text:style-name="OrgSrcFontLockPreprocessorFace1">#include</text:span><text:s/><text:span text:style-name="OrgSrcFontLockStringFace1">&lt;stdio.h&gt;</text:span></text:p>
      <text:p text:style-name="P16"><text:span text:style-name="OrgSrcFontLockPreprocessorFace1">#include</text:span><text:s/><text:span text:style-name="OrgSrcFontLockStringFace1">&lt;threads.h&gt;</text:span></text:p>
      <text:p text:style-name="P16"/>
      <text:p text:style-name="P16"><text:span text:style-name="OrgSrcFontLockTypeFace1">int</text:span><text:s/><text:span text:style-name="OrgSrcFontLockFunctionNameFace1">run</text:span>(<text:span text:style-name="OrgSrcFontLockTypeFace1">void</text:span><text:s/>*<text:span text:style-name="OrgSrcFontLockVariableNameFace1">arg</text:span>)</text:p>
      <text:p text:style-name="P16">{</text:p>
      <text:p text:style-name="P16"><text:s text:c="4"/>(<text:span text:style-name="OrgSrcFontLockTypeFace1">void</text:span>)arg;</text:p>
      <text:p text:style-name="P16"/>
      <text:p text:style-name="P16"><text:s text:c="4"/><text:span text:style-name="OrgSrcFontLockKeywordFace1">static</text:span><text:s/><text:span text:style-name="OrgSrcFontLockTypeFace1">int</text:span><text:s/><text:span text:style-name="OrgSrcFontLockVariableNameFace1">serial</text:span><text:s/>= 0;<text:s text:c="3"/><text:span text:style-name="OrgSrcFontLockCommentDelimiterFace1">//<text:s/></text:span><text:span text:style-name="OrgSrcFontLockCommentFace1">Variabile statica condivisa!</text:span></text:p>
      <text:p text:style-name="P16"/>
      <text:p text:style-name="P16"><text:s text:c="4"/>printf(<text:span text:style-name="OrgSrcFontLockStringFace1">"Thread running! %d\n"</text:span>, serial);</text:p>
      <text:p text:style-name="P16"/>
      <text:p text:style-name="P16"><text:s text:c="4"/>serial++;</text:p>
      <text:p text:style-name="P16"/>
      <text:p text:style-name="P16"><text:s text:c="4"/><text:span text:style-name="OrgSrcFontLockKeywordFace1">return</text:span><text:s/>0;</text:p>
      <text:p text:style-name="P16">}</text:p>
      <text:p text:style-name="P16"/>
      <text:p text:style-name="P16"><text:span text:style-name="OrgSrcFontLockPreprocessorFace1">#define</text:span><text:s/><text:span text:style-name="OrgSrcFontLockVariableNameFace1">THREAD_COUNT</text:span><text:s/>10</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text:span text:style-name="OrgSrcFontLockTypeFace1">thrd_t</text:span><text:s/><text:span text:style-name="OrgSrcFontLockVariableNameFace1">t</text:span>[THREAD_COUNT];</text:p>
      <text:p text:style-name="P16"/>
      <text:p text:style-name="P16"><text:s text:c="4"/><text:span text:style-name="OrgSrcFontLockKeywordFace1">for</text:span><text:s/>(<text:span text:style-name="OrgSrcFontLockTypeFace1">int</text:span><text:s/><text:span text:style-name="OrgSrcFontLockVariableNameFace1">i</text:span><text:s/>= 0; i &lt; THREAD_COUNT; i++) {</text:p>
      <text:p text:style-name="P16"><text:s text:c="8"/>thrd_create(t + i, run,<text:s/><text:span text:style-name="OrgSrcFontLockConstantFace1">NULL</text:span>);</text:p>
      <text:p text:style-name="P16"><text:s text:c="4"/>}</text:p>
      <text:p text:style-name="P16"/>
      <text:p text:style-name="P16"><text:s text:c="4"/><text:span text:style-name="OrgSrcFontLockKeywordFace1">for</text:span><text:s/>(<text:span text:style-name="OrgSrcFontLockTypeFace1">int</text:span><text:s/><text:span text:style-name="OrgSrcFontLockVariableNameFace1">i</text:span><text:s/>= 0; i &lt; THREAD_COUNT; i++) {</text:p>
      <text:p text:style-name="P16"><text:s text:c="8"/>thrd_join(t[i],<text:s/><text:span text:style-name="OrgSrcFontLockConstantFace1">NULL</text:span>);</text:p>
      <text:p text:style-name="P16"><text:s text:c="4"/>}</text:p>
      <text:p text:style-name="P17">}</text:p>
      <text:p text:style-name="P10">Quando lo eseguo ottengo qualcosa che assomiglia a questo:</text:p>
      <text:p text:style-name="P16">Thread running<text:span text:style-name="OrgSrcFontLockNegationCharFace1">!</text:span><text:s/>0</text:p>
      <text:p text:style-name="P16">Thread running<text:span text:style-name="OrgSrcFontLockNegationCharFace1">!</text:span><text:s/>0</text:p>
      <text:p text:style-name="P16">Thread running<text:span text:style-name="OrgSrcFontLockNegationCharFace1">!</text:span><text:s/>0</text:p>
      <text:p text:style-name="P16">Thread running<text:span text:style-name="OrgSrcFontLockNegationCharFace1">!</text:span><text:s/>3</text:p>
      <text:p text:style-name="P16">Thread running<text:span text:style-name="OrgSrcFontLockNegationCharFace1">!</text:span><text:s/>4</text:p>
      <text:p text:style-name="P16">Thread running<text:span text:style-name="OrgSrcFontLockNegationCharFace1">!</text:span><text:s/>5</text:p>
      <text:p text:style-name="P16">Thread running<text:span text:style-name="OrgSrcFontLockNegationCharFace1">!</text:span><text:s/>6</text:p>
      <text:p text:style-name="P16">Thread running<text:span text:style-name="OrgSrcFontLockNegationCharFace1">!</text:span><text:s/>7</text:p>
      <text:p text:style-name="P16">Thread running<text:span text:style-name="OrgSrcFontLockNegationCharFace1">!</text:span><text:s/>8</text:p>
      <text:p text:style-name="P17">Thread running<text:span text:style-name="OrgSrcFontLockNegationCharFace1">!</text:span><text:s/>9</text:p>
      <text:p text:style-name="P10">Chiaramente più thread stanno entrando ed eseguendo il<text:s/><text:span text:style-name="OrgCode1">printf()</text:span><text:s/>prima che qualcuno ottenga una modifica per aggiornare la variabile<text:s/><text:span text:style-name="OrgCode1">serial</text:span>.</text:p>
      <text:p text:style-name="P10">Ciò che vogliamo fare è racchiudere il recupero della variabile e la sua impostazione in un unico tratto di codice protetto da mutex.</text:p>
      <text:p text:style-name="P10">Aggiungeremo una nuova variabile per rappresentare il mutex di tipo<text:s/><text:span text:style-name="OrgCode1">mtx_t</text:span><text:s/>nell'ambito del file inizializzarla e quindi i thread potranno bloccarla e sbloccarla nella funzione<text:s/><text:span text:style-name="OrgCode1">run()</text:span>.</text:p>
      <text:p text:style-name="P16"><text:span text:style-name="OrgSrcFontLockPreprocessorFace1">#include</text:span><text:s/><text:span text:style-name="OrgSrcFontLockStringFace1">&lt;stdio.h&gt;</text:span></text:p>
      <text:p text:style-name="P16"><text:span text:style-name="OrgSrcFontLockPreprocessorFace1">#include</text:span><text:s/><text:span text:style-name="OrgSrcFontLockStringFace1">&lt;threads.h&gt;</text:span></text:p>
      <text:p text:style-name="P16"/>
      <text:p text:style-name="P16"><text:span text:style-name="OrgSrcFontLockTypeFace1">mtx_t</text:span><text:s/><text:span text:style-name="OrgSrcFontLockVariableNameFace1">serial_mtx</text:span>;<text:s text:c="5"/><text:span text:style-name="OrgSrcFontLockCommentDelimiterFace1">//<text:s/></text:span><text:span text:style-name="OrgSrcFontLockCommentFace1">&lt;-- VARIABILE MUTEX</text:span></text:p>
      <text:p text:style-name="P16"/>
      <text:p text:style-name="P16"><text:span text:style-name="OrgSrcFontLockTypeFace1">int</text:span><text:s/><text:span text:style-name="OrgSrcFontLockFunctionNameFace1">run</text:span>(<text:span text:style-name="OrgSrcFontLockTypeFace1">void</text:span><text:s/>*<text:span text:style-name="OrgSrcFontLockVariableNameFace1">arg</text:span>)</text:p>
      <text:p text:style-name="P16">{</text:p>
      <text:p text:style-name="P16"><text:s text:c="4"/>(<text:span text:style-name="OrgSrcFontLockTypeFace1">void</text:span>)arg;</text:p>
      <text:p text:style-name="P16"/>
      <text:p text:style-name="P16"><text:s text:c="4"/><text:span text:style-name="OrgSrcFontLockKeywordFace1">static</text:span><text:s/><text:span text:style-name="OrgSrcFontLockTypeFace1">int</text:span><text:s/><text:span text:style-name="OrgSrcFontLockVariableNameFace1">serial</text:span><text:s/>= 0;<text:s text:c="3"/><text:span text:style-name="OrgSrcFontLockCommentDelimiterFace1">//<text:s/></text:span><text:span text:style-name="OrgSrcFontLockCommentFace1">Shared static variable!</text:span></text:p>
      <text:p text:style-name="P16"/>
      <text:p text:style-name="P16"><text:s text:c="4"/><text:span text:style-name="OrgSrcFontLockCommentDelimiterFace1">//<text:s/></text:span><text:span text:style-name="OrgSrcFontLockCommentFace1">Acquire the mutex--all threads will block on this call until</text:span></text:p>
      <text:p text:style-name="P16"><text:s text:c="4"/><text:span text:style-name="OrgSrcFontLockCommentDelimiterFace1">//<text:s/></text:span><text:span text:style-name="OrgSrcFontLockCommentFace1">they get the lock:</text:span></text:p>
      <text:p text:style-name="P16"/>
      <text:p text:style-name="P16"><text:s text:c="4"/>mtx_lock(&amp;serial_mtx);<text:s text:c="11"/><text:span text:style-name="OrgSrcFontLockCommentDelimiterFace1">//<text:s/></text:span><text:span text:style-name="OrgSrcFontLockCommentFace1">&lt;-- ACQUISISCE MUTEX</text:span></text:p>
      <text:p text:style-name="P16"/>
      <text:p text:style-name="P16"><text:s text:c="4"/>printf(<text:span text:style-name="OrgSrcFontLockStringFace1">"Thread running! %d\n"</text:span>, serial);</text:p>
      <text:p text:style-name="P16"/>
      <text:p text:style-name="P16"><text:s text:c="4"/>serial++;</text:p>
      <text:p text:style-name="P16"/>
      <text:p text:style-name="P16"><text:s text:c="4"/><text:span text:style-name="OrgSrcFontLockCommentDelimiterFace1">//<text:s/></text:span><text:span text:style-name="OrgSrcFontLockCommentFace1">Done getting and setting the data, so free the lock. This will</text:span></text:p>
      <text:p text:style-name="P16"><text:s text:c="4"/><text:span text:style-name="OrgSrcFontLockCommentDelimiterFace1">//<text:s/></text:span><text:span text:style-name="OrgSrcFontLockCommentFace1">unblock threads on the mtx_lock() call:</text:span></text:p>
      <text:p text:style-name="P16"/>
      <text:p text:style-name="P16"><text:s text:c="4"/>mtx_unlock(&amp;serial_mtx);<text:s text:c="9"/><text:span text:style-name="OrgSrcFontLockCommentDelimiterFace1">//<text:s/></text:span><text:span text:style-name="OrgSrcFontLockCommentFace1">&lt;-- RILASCIO MUTEX</text:span></text:p>
      <text:p text:style-name="P16"/>
      <text:p text:style-name="P16"><text:s text:c="4"/><text:span text:style-name="OrgSrcFontLockKeywordFace1">return</text:span><text:s/>0;</text:p>
      <text:p text:style-name="P16">}</text:p>
      <text:p text:style-name="P16"/>
      <text:p text:style-name="P16"><text:span text:style-name="OrgSrcFontLockPreprocessorFace1">#define</text:span><text:s/><text:span text:style-name="OrgSrcFontLockVariableNameFace1">THREAD_COUNT</text:span><text:s/>10</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text:span text:style-name="OrgSrcFontLockTypeFace1">thrd_t</text:span><text:s/><text:span text:style-name="OrgSrcFontLockVariableNameFace1">t</text:span>[THREAD_COUNT];</text:p>
      <text:p text:style-name="P16"/>
      <text:p text:style-name="P16"><text:s text:c="4"/><text:span text:style-name="OrgSrcFontLockCommentDelimiterFace1">//<text:s/></text:span><text:span text:style-name="OrgSrcFontLockCommentFace1">Initialize the mutex variable, indicating this is a normal</text:span></text:p>
      <text:p text:style-name="P16"><text:s text:c="4"/><text:span text:style-name="OrgSrcFontLockCommentDelimiterFace1">//<text:s/></text:span><text:span text:style-name="OrgSrcFontLockCommentFace1">no-frills, mutex:</text:span></text:p>
      <text:p text:style-name="P16"/>
      <text:p text:style-name="P16"><text:s text:c="4"/>mtx_init(&amp;serial_mtx, mtx_plain);<text:s text:c="8"/><text:span text:style-name="OrgSrcFontLockCommentDelimiterFace1">//<text:s/></text:span><text:span text:style-name="OrgSrcFontLockCommentFace1">&lt;-- CREA MUTEX</text:span></text:p>
      <text:p text:style-name="P16"/>
      <text:p text:style-name="P16"><text:s text:c="4"/><text:span text:style-name="OrgSrcFontLockKeywordFace1">for</text:span><text:s/>(<text:span text:style-name="OrgSrcFontLockTypeFace1">int</text:span><text:s/><text:span text:style-name="OrgSrcFontLockVariableNameFace1">i</text:span><text:s/>= 0; i &lt; THREAD_COUNT; i++) {</text:p>
      <text:p text:style-name="P16"><text:s text:c="8"/>thrd_create(t + i, run,<text:s/><text:span text:style-name="OrgSrcFontLockConstantFace1">NULL</text:span>);</text:p>
      <text:p text:style-name="P16"><text:s text:c="4"/>}</text:p>
      <text:p text:style-name="P16"/>
      <text:p text:style-name="P16"><text:s text:c="4"/><text:span text:style-name="OrgSrcFontLockKeywordFace1">for</text:span><text:s/>(<text:span text:style-name="OrgSrcFontLockTypeFace1">int</text:span><text:s/><text:span text:style-name="OrgSrcFontLockVariableNameFace1">i</text:span><text:s/>= 0; i &lt; THREAD_COUNT; i++) {</text:p>
      <text:p text:style-name="P16"><text:s text:c="8"/>thrd_join(t[i],<text:s/><text:span text:style-name="OrgSrcFontLockConstantFace1">NULL</text:span>);</text:p>
      <text:p text:style-name="P16"><text:s text:c="4"/>}</text:p>
      <text:p text:style-name="P16"/>
      <text:p text:style-name="P16"><text:s text:c="4"/><text:span text:style-name="OrgSrcFontLockCommentDelimiterFace1">//<text:s/></text:span><text:span text:style-name="OrgSrcFontLockCommentFace1">Done with the mutex, destroy it:</text:span></text:p>
      <text:p text:style-name="P16"/>
      <text:p text:style-name="P16"><text:s text:c="4"/>mtx_destroy(&amp;serial_mtx);<text:s text:c="16"/><text:span text:style-name="OrgSrcFontLockCommentDelimiterFace1">//<text:s/></text:span><text:span text:style-name="OrgSrcFontLockCommentFace1">&lt;-- DISTRUGGE MUTEX</text:span></text:p>
      <text:p text:style-name="P17">}</text:p>
      <text:p text:style-name="P10">Scopri come alle righe 38 e 50 del<text:s/><text:span text:style-name="OrgCode1">main()</text:span><text:s/>inizializziamo e distruggiamo il mutex.</text:p>
      <text:p text:style-name="P10">Ma ogni singolo thread acquisisce il mutex alla riga 15 e lo rilascia alla riga 24.</text:p>
      <text:p text:style-name="P10">In mezzo a<text:s/><text:span text:style-name="OrgCode1">mtx_lock()</text:span><text:s/>e<text:s/><text:span text:style-name="OrgCode1">mtx_unlock()</text:span><text:s/>è la<text:s/><text:span text:style-name="Emphasis1">sezione critica</text:span><text:s/>l'area del codice in cui non vogliamo che più thread si muovano contemporaneamente.</text:p>
      <text:p text:style-name="P10">E ora otteniamo l'output corretto!</text:p>
      <text:p text:style-name="P16">Thread running<text:span text:style-name="OrgSrcFontLockNegationCharFace1">!</text:span><text:s/>0</text:p>
      <text:p text:style-name="P16">Thread running<text:span text:style-name="OrgSrcFontLockNegationCharFace1">!</text:span><text:s/>1</text:p>
      <text:p text:style-name="P16">Thread running<text:span text:style-name="OrgSrcFontLockNegationCharFace1">!</text:span><text:s/>2</text:p>
      <text:p text:style-name="P16">Thread running<text:span text:style-name="OrgSrcFontLockNegationCharFace1">!</text:span><text:s/>3</text:p>
      <text:p text:style-name="P16">Thread running<text:span text:style-name="OrgSrcFontLockNegationCharFace1">!</text:span><text:s/>4</text:p>
      <text:p text:style-name="P16">Thread running<text:span text:style-name="OrgSrcFontLockNegationCharFace1">!</text:span><text:s/>5</text:p>
      <text:p text:style-name="P16">Thread running<text:span text:style-name="OrgSrcFontLockNegationCharFace1">!</text:span><text:s/>6</text:p>
      <text:p text:style-name="P16">Thread running<text:span text:style-name="OrgSrcFontLockNegationCharFace1">!</text:span><text:s/>7</text:p>
      <text:p text:style-name="P16">Thread running<text:span text:style-name="OrgSrcFontLockNegationCharFace1">!</text:span><text:s/>8</text:p>
      <text:p text:style-name="P17">Thread running<text:span text:style-name="OrgSrcFontLockNegationCharFace1">!</text:span><text:s/>9</text:p>
      <text:p text:style-name="P10">Se hai bisogno di più mutex nessun problema: otteniamo più variabili mutex.</text:p>
      <text:p text:style-name="P10">E ricorda sempre la regola numero uno dei mutex multipli:<text:s/><text:span text:style-name="Emphasis1">Sblocca i mutex nell'ordine opposto a quello in cui li blocchi!</text:span></text:p>
      <text:h text:outline-level="3" text:style-name="P19"><text:bookmark-start text:name="OrgXref.org38a6c92"/><text:bookmark text:name="org38a6c92"/>Diversi tipi di mutex<text:s/><text:bookmark-end text:name="OrgXref.org38a6c92"/></text:h>
      <text:p text:style-name="P10">Come accennato in precedenza abbiamo alcuni tipi di mutex che puoi creare con<text:s/><text:span text:style-name="OrgCode1">mtx_init()</text:span>. (Alcuni di questi tipi sono il risultato di un'operazione OR bit per bit come indicato nella tabella.)</text:p>
      <text:section text:name="Section59" text:style-name="OrgIndentedSection-Level-0">
        <text:p text:style-name="P3"/>
        <table:table table:style-name="Table1">
          <table:table-column table:style-name="Table1.A" table:number-columns-repeated="2"/>
          <table:table-row>
            <table:table-cell table:style-name="Table1.A1">
              <text:p text:style-name="P18">Tipo</text:p>
            </table:table-cell>
            <table:table-cell table:style-name="Table1.A1">
              <text:p text:style-name="P18">Descrizione</text:p>
            </table:table-cell>
          </table:table-row>
          <table:table-row>
            <table:table-cell table:style-name="Table1.A2">
              <text:p text:style-name="P18"><text:span text:style-name="OrgCode1">mtx_plain</text:span></text:p>
            </table:table-cell>
            <table:table-cell table:style-name="Table1.A2">
              <text:p text:style-name="P18">Il vecchio mutex normale</text:p>
            </table:table-cell>
          </table:table-row>
          <table:table-row>
            <table:table-cell table:style-name="Table1.A2">
              <text:p text:style-name="P18"><text:span text:style-name="OrgCode1">mtx_timed</text:span></text:p>
            </table:table-cell>
            <table:table-cell table:style-name="Table1.A2">
              <text:p text:style-name="P18">Mutex che supporta i timeout</text:p>
            </table:table-cell>
          </table:table-row>
          <table:table-row>
            <table:table-cell table:style-name="Table1.A2">
              <text:p text:style-name="P18"><text:span text:style-name="OrgCode1">mtx_plain\vertmtx_recursive</text:span></text:p>
            </table:table-cell>
            <table:table-cell table:style-name="Table1.A2">
              <text:p text:style-name="P18">Mutex ricorsivo</text:p>
            </table:table-cell>
          </table:table-row>
          <table:table-row>
            <table:table-cell table:style-name="Table1.A3">
              <text:p text:style-name="P18"><text:span text:style-name="OrgCode1">mtx_timed\vertmtx_recursive</text:span></text:p>
            </table:table-cell>
            <table:table-cell table:style-name="Table1.A3">
              <text:p text:style-name="P18">Mutex ricorsivo che supporta i timeout</text:p>
            </table:table-cell>
          </table:table-row>
        </table:table>
        <text:p text:style-name="P3"/>
      </text:section>
      <text:p text:style-name="P10">“Ricursivo” significa che il titolare di un blocco può chiamare<text:s/><text:span text:style-name="OrgCode1">mtx_lock()</text:span><text:s/>più volte sullo stesso blocco. (Devono sbloccarlo un numero uguale di volte prima che qualcun altro possa prendere il mutex.) Ciò potrebbe facilitare la codifica di tanto in tanto specialmente se chiami una funzione che deve bloccare il mutex quando hai già il mutex.</text:p>
      <text:p text:style-name="P10">E il timeout dà a un thread la possibilità di provare a<text:s/><text:span text:style-name="Emphasis1">ottenere</text:span><text:s/>il blocco per un po' ma poi salvarsi se non riesce a ottenerlo in quel lasso di tempo.</text:p>
      <text:p text:style-name="P10">Per un mutex timeout assicurati di crearlo con<text:s/><text:span text:style-name="OrgCode1">mtx_timed</text:span>:</text:p>
      <text:p text:style-name="P17">mtx_init(&amp;serial_mtx, mtx_timed);</text:p>
      <text:p text:style-name="P10">E poi quando lo aspetti devi specificare un'ora in UTC in cui si sbloccherà<text:note text:note-class="footnote"><text:note-citation>217</text:note-citation><text:note-body><text:p text:style-name="P14">Potresti aspettarti che fosse "tempo da adesso", ma ti piacerebbe solo pensarlo non è vero?</text:p></text:note-body></text:note>.</text:p>
      <text:p text:style-name="P10">La funzione<text:s/><text:span text:style-name="OrgCode1">timespec_get()</text:span><text:s/>di<text:s/><text:span text:style-name="OrgCode1">&lt;time.h&gt;</text:span><text:s/>può essere di aiuto in questo caso. Ti darà l'ora corrente in UTC in una<text:s/><text:span text:style-name="OrgCode1">struct timespec</text:span><text:s/>che è proprio ciò di cui abbiamo bisogno. In effetti sembra esistere solo per questo scopo.</text:p>
      <text:p text:style-name="P10">Ha due campi:<text:s/><text:span text:style-name="OrgCode1">tv_sec</text:span><text:s/>ha l'ora corrente in secondi dall'epoca e<text:s/><text:span text:style-name="OrgCode1">tv_nsec</text:span><text:s/>ha i nanosecondi (miliardesimi di secondo) come parte “frazionaria”.</text:p>
      <text:p text:style-name="P10">Quindi puoi caricarlo con l'ora corrente e quindi aggiungerlo per ottenere un timeout specifico.</text:p>
      <text:p text:style-name="P10">Poi chiama<text:s/><text:span text:style-name="OrgCode1">mtx_timedlock()</text:span><text:s/>invece di<text:s/><text:span text:style-name="OrgCode1">mtx_lock()</text:span>. Se restituisce il valore<text:s/><text:span text:style-name="OrgCode1">thrd_timedout</text:span><text:s/>è scaduto.</text:p>
      <text:p text:style-name="P16"><text:span text:style-name="OrgSrcFontLockKeywordFace1">struct</text:span><text:s/><text:span text:style-name="OrgSrcFontLockTypeFace1">timespec</text:span><text:s/><text:span text:style-name="OrgSrcFontLockVariableNameFace1">timeout</text:span>;</text:p>
      <text:p text:style-name="P16"/>
      <text:p text:style-name="P16">timespec_get(&amp;timeout, TIME_UTC);<text:s text:c="2"/><text:span text:style-name="OrgSrcFontLockCommentDelimiterFace1">//<text:s/></text:span><text:span text:style-name="OrgSrcFontLockCommentFace1">Ottieni l'ora corrente</text:span></text:p>
      <text:p text:style-name="P16">timeout.tv_sec += 1;<text:s text:c="15"/><text:span text:style-name="OrgSrcFontLockCommentDelimiterFace1">//<text:s/></text:span><text:span text:style-name="OrgSrcFontLockCommentFace1">Timeout 1 secondo dopo adesso</text:span></text:p>
      <text:p text:style-name="P16"/>
      <text:p text:style-name="P16"><text:span text:style-name="OrgSrcFontLockTypeFace1">int</text:span><text:s/><text:span text:style-name="OrgSrcFontLockVariableNameFace1">result</text:span><text:s/>= mtx_timedlock(&amp;serial_mtx, &amp;timeout));</text:p>
      <text:p text:style-name="P16"/>
      <text:p text:style-name="P16"><text:span text:style-name="OrgSrcFontLockKeywordFace1">if</text:span><text:s/>(result == thrd_timedout) {</text:p>
      <text:p text:style-name="P16"><text:s text:c="4"/>printf(<text:span text:style-name="OrgSrcFontLockStringFace1">"Mutex lock timed out!\n"</text:span>);</text:p>
      <text:p text:style-name="P17">}</text:p>
      <text:p text:style-name="P10">A parte questo le serrature temporizzate sono identiche alle serrature normali.</text:p>
      <text:h text:outline-level="2" text:style-name="P15"><text:bookmark-start text:name="OrgXref.orga5199e0"/><text:bookmark text:name="orga5199e0"/>Variabili di condizione<text:s/><text:bookmark-end text:name="OrgXref.orga5199e0"/></text:h>
      <text:p text:style-name="P10">Le variabili di condizione sono l'ultimo pezzo del puzzle di cui abbiamo bisogno per realizzare applicazioni multithread performanti e per comporre strutture multithread più complesse.</text:p>
      <text:p text:style-name="P10">Una variabile di condizione fornisce un modo per i thread di andare in modalità di sospensione finché non si verifica un evento su un altro thread.</text:p>
      <text:p text:style-name="P10">In altre parole potremmo avere un certo numero di thread in fase di elaborazione ma devono attendere fino a quando si verifica un evento prima di continuare. Fondamentalmente gli viene detto "aspetta!" finché non vengono avvisati.</text:p>
      <text:p text:style-name="P10">E questo funziona di pari passo con i mutex poiché ciò che aspetteremo generalmente dipende dal valore di alcuni dati e tali dati generalmente devono essere protetti da un mutex.</text:p>
      <text:p text:style-name="P10">È importante notare che dal nostro punto di vista la variabile di condizione in sé non è proprietaria di alcun dato particolare. È semplicemente la variabile con cui C tiene traccia dello stato di attesa/non attesa di un particolare thread o gruppo di thread.</text:p>
      <text:p text:style-name="P10">Scriviamo un programma artificioso che legga in gruppi di 5 numeri dal thread principale uno alla volta. Quindi, quando sono stati inseriti 5 numeri il thread figlio si sveglia somma quei 5 numeri e stampa il risultato.</text:p>
      <text:p text:style-name="P10">I numeri verranno memorizzati in un array globale e condiviso così come l'indice nell'array del numero che sta per essere inserito.</text:p>
      <text:p text:style-name="P10">Poiché questi sono valori condivisi dobbiamo almeno nasconderli dietro un mutex sia per il thread principale che per quello figlio. (Il principale scriverà loro i dati e il figlio leggerà i dati da loro.)</text:p>
      <text:p text:style-name="P10">Ma non basta. Il thread figlio deve bloccarsi (“dorme”) finché non vengono letti 5 numeri nell'array. E quindi il thread genitore deve riattivare il thread figlio in modo che possa svolgere il suo lavoro.</text:p>
      <text:p text:style-name="P10">E quando si sveglia deve trattenere quel mutex. E lo farà! Quando un thread attende una variabile di condizione acquisisce anche un mutex quando si riattiva.</text:p>
      <text:p text:style-name="P10">Tutto ciò avviene attorno ad una variabile aggiuntiva di tipo<text:s/><text:span text:style-name="OrgCode1">cnd_t</text:span><text:s/>che è la<text:s/><text:span text:style-name="Emphasis1">variabile di condizione</text:span>. Creiamo questa variabile con la funzione<text:s/><text:span text:style-name="OrgCode1">cnd_init()</text:span><text:s/>e la distruggiamo quando abbiamo finito con la funzione<text:s/><text:span text:style-name="OrgCode1">cnd_destroy()</text:span>.</text:p>
      <text:p text:style-name="P10">Ma come funziona tutto questo? Diamo un'occhiata allo schema di ciò che farà il thread figlio:</text:p>
      <text:list text:style-name="OrgNumberedList26" xml:id="list-784251ed-e310-4870-8c47-ab10f30e576f">
        <text:list-item>
          <text:number>1.</text:number>
          <text:p text:style-name="P10">Blocca il mutex con<text:s/><text:span text:style-name="OrgCode1">mtx_lock()</text:span></text:p>
        </text:list-item>
        <text:list-item>
          <text:number>2.</text:number>
          <text:p text:style-name="P10">Se non abbiamo inserito tutti i numeri, attendiamo la variabile di condizione con<text:s/><text:span text:style-name="OrgCode1">cnd_wait()</text:span></text:p>
        </text:list-item>
        <text:list-item>
          <text:number>3.</text:number>
          <text:p text:style-name="P10">Fai il lavoro che deve essere fatto</text:p>
        </text:list-item>
        <text:list-item>
          <text:number>4.</text:number>
          <text:p text:style-name="P10">Sblocca il mutex con<text:s/><text:span text:style-name="OrgCode1">mtx_unlock()</text:span></text:p>
        </text:list-item>
      </text:list>
      <text:p text:style-name="P10">Nel frattempo il thread principale si occuperà di questo:</text:p>
      <text:list text:style-name="OrgNumberedList27" xml:id="list-bf3c4ab7-3e88-4394-8132-2ce637cff37f">
        <text:list-item>
          <text:number>1.</text:number>
          <text:p text:style-name="P10">Blocca il mutex con<text:s/><text:span text:style-name="OrgCode1">mtx_lock()</text:span></text:p>
        </text:list-item>
        <text:list-item>
          <text:number>2.</text:number>
          <text:p text:style-name="P10">Memorizza il numero letto di recente nell'array</text:p>
        </text:list-item>
        <text:list-item>
          <text:number>3.</text:number>
          <text:p text:style-name="P10">Se l'array è pieno segnala al figlio di svegliarsi<text:s/><text:span text:style-name="OrgCode1">cnd_signal()</text:span></text:p>
        </text:list-item>
        <text:list-item>
          <text:number>4.</text:number>
          <text:p text:style-name="P10">Sblocca il mutex con<text:s/><text:span text:style-name="OrgCode1">mtx_unlock()</text:span></text:p>
        </text:list-item>
      </text:list>
      <text:p text:style-name="P10">Se non l'hai sfogliato troppo attentamente (È OK—Non sono offeso) potresti notare qualcosa di strano: come può il thread principale mantenere il blocco mutex e segnalare al figlio se il figlio deve tenere il blocco mutex per attendere il segnale? Non possono tenere entrambi la serratura!</text:p>
      <text:p text:style-name="P10">E infatti non lo fanno! C'è della magia dietro le quinte con le variabili di condizione: quando usi<text:s/><text:span text:style-name="OrgCode1">cnd_wait()</text:span><text:s/>rilascia il mutex specificato e il thread va in stop. E quando qualcuno segnala a quel thread di attivarsi riacquista il blocco come se nulla fosse successo.</text:p>
      <text:p text:style-name="P10">È un po' diverso per quanto riguarda<text:s/><text:span text:style-name="OrgCode1">cnd_signal()</text:span>. Questo non fa nulla con il mutex. Il thread di segnalazione deve comunque rilasciare manualmente il mutex prima che i thread in attesa possano attivarsi.</text:p>
      <text:p text:style-name="P10">Ancora una cosa su<text:s/><text:span text:style-name="OrgCode1">cnd_wait()</text:span>. Probabilmente chiamerai<text:s/><text:span text:style-name="OrgCode1">cnd_wait()</text:span><text:s/>se qualche condizione<text:note text:note-class="footnote"><text:note-citation>219</text:note-citation><text:note-body><text:p text:style-name="P14">Ed è per questo che si chiamano variabili di condizione!</text:p></text:note-body></text:note><text:s/>non è ancora soddisfatta (es. in questo caso ad esempio se non sono stati ancora inseriti tutti i numeri). Ecco l'accordo: questa condizione dovrebbe trovarsi in un ciclo<text:s/><text:span text:style-name="OrgCode1">while</text:span><text:s/>non in un'istruzione<text:s/><text:span text:style-name="OrgCode1">if</text:span>. Perché?</text:p>
      <text:p text:style-name="P10">È a causa di un fenomeno misterioso chiamato risveglio spurio. A volte in alcune implementazioni, un thread può essere svegliato da una modalità di sospensione<text:s/><text:span text:style-name="OrgCode1">cnd_wait()</text:span><text:s/>apparentemente senza motivo. [X-Files music]<text:note text:note-class="footnote"><text:note-citation>220</text:note-citation><text:note-body><text:p text:style-name="P14">Non sto dicendo che siano alieni… ma sono alieni. OK molto più probabilmente un altro thread potrebbe essere stato attivato e messo al lavoro per primo.</text:p></text:note-body></text:note>. Dobbiamo quindi verificare che la condizione di cui abbiamo bisogno sia effettivamente ancora soddisfatta al risveglio. E se così non fosse torna a dormire con noi!</text:p>
      <text:p text:style-name="P10">Quindi facciamo questa cosa! A partire dal main thread:</text:p>
      <text:list text:style-name="OrgBulletedList" xml:id="list-5df6d36e-441b-4f0b-a0fd-9aaa91908368">
        <text:list-item>
          <text:p text:style-name="P10">Il thread principale imposterà il mutex e la variabile di condizione e avvierà il thread figlio.</text:p>
        </text:list-item>
        <text:list-item>
          <text:p text:style-name="P10">Quindi in un ciclo infinito otterrà i numeri come input dalla console.</text:p>
        </text:list-item>
        <text:list-item>
          <text:p text:style-name="P10">Acquisirà inoltre il mutex per memorizzare il numero immesso in un array globale.</text:p>
        </text:list-item>
        <text:list-item>
          <text:p text:style-name="P10">Quando l'array contiene 5 numeri il thread principale segnalerà al thread figlio che è ora di svegliarsi e fare il suo lavoro.</text:p>
        </text:list-item>
        <text:list-item>
          <text:p text:style-name="P10">Quindi il thread principale sbloccherà il mutex e tornerà a leggere il numero successivo dalla console.</text:p>
        </text:list-item>
      </text:list>
      <text:p text:style-name="P10">Nel frattempo il thread figlio ha fatto le sue losche attività:</text:p>
      <text:list text:style-name="OrgBulletedList" xml:id="list-e194a130-850a-4dac-a2fe-aea563ee2673">
        <text:list-item>
          <text:p text:style-name="P10">Il thread figlio cattura il mutex</text:p>
        </text:list-item>
        <text:list-item>
          <text:p text:style-name="P10">Mentre la condizione non è soddisfatta (es. mentre l'array condiviso non contiene ancora 5 numeri) il thread figlio dorme aspettando la variabile di condizione. Quando attende sblocca implicitamente il mutex.</text:p>
        </text:list-item>
        <text:list-item>
          <text:p text:style-name="P10">Una volta che il thread principale segnala al thread figlio di attivarsi si attiva per eseguire il lavoro e ripristina il blocco mutex.</text:p>
        </text:list-item>
        <text:list-item>
          <text:p text:style-name="P10">Il thread figlio somma i numeri e reimposta la variabile che è l'indice nell'array.</text:p>
        </text:list-item>
        <text:list-item>
          <text:p text:style-name="P10">Quindi rilascia il mutex e viene eseguito nuovamente in un ciclo infinito.</text:p>
        </text:list-item>
      </text:list>
      <text:p text:style-name="P10">Ed ecco il codice! Studialo un po' in modo da poter vedere dove vengono gestiti tutti i pezzi di sopra:</text:p>
      <text:p text:style-name="P16"><text:span text:style-name="OrgSrcFontLockPreprocessorFace1">#include</text:span><text:s/><text:span text:style-name="OrgSrcFontLockStringFace1">&lt;stdio.h&gt;</text:span></text:p>
      <text:p text:style-name="P16"><text:span text:style-name="OrgSrcFontLockPreprocessorFace1">#include</text:span><text:s/><text:span text:style-name="OrgSrcFontLockStringFace1">&lt;threads.h&gt;</text:span></text:p>
      <text:p text:style-name="P16"/>
      <text:p text:style-name="P16"><text:span text:style-name="OrgSrcFontLockPreprocessorFace1">#define</text:span><text:s/><text:span text:style-name="OrgSrcFontLockVariableNameFace1">VALUE_COUNT_MAX</text:span><text:s/>5</text:p>
      <text:p text:style-name="P16"/>
      <text:p text:style-name="P16"><text:span text:style-name="OrgSrcFontLockTypeFace1">int</text:span><text:s/><text:span text:style-name="OrgSrcFontLockVariableNameFace1">value</text:span>[VALUE_COUNT_MAX];<text:s text:c="2"/><text:span text:style-name="OrgSrcFontLockCommentDelimiterFace1">//<text:s/></text:span><text:span text:style-name="OrgSrcFontLockCommentFace1">Globale condiviso</text:span></text:p>
      <text:p text:style-name="P16"><text:span text:style-name="OrgSrcFontLockTypeFace1">int</text:span><text:s/><text:span text:style-name="OrgSrcFontLockVariableNameFace1">value_count</text:span><text:s/>= 0;<text:s text:c="3"/><text:span text:style-name="OrgSrcFontLockCommentDelimiterFace1">//<text:s/></text:span><text:span text:style-name="OrgSrcFontLockCommentFace1">Anche questa globale condiviso</text:span></text:p>
      <text:p text:style-name="P16"/>
      <text:p text:style-name="P16"><text:span text:style-name="OrgSrcFontLockTypeFace1">mtx_t</text:span><text:s/><text:span text:style-name="OrgSrcFontLockVariableNameFace1">value_mtx</text:span>;<text:s text:c="3"/><text:span text:style-name="OrgSrcFontLockCommentDelimiterFace1">//<text:s/></text:span><text:span text:style-name="OrgSrcFontLockCommentFace1">Mutex attorno al valore</text:span></text:p>
      <text:p text:style-name="P16"><text:span text:style-name="OrgSrcFontLockTypeFace1">cnd_t</text:span><text:s/><text:span text:style-name="OrgSrcFontLockVariableNameFace1">value_cnd</text:span>;<text:s text:c="3"/><text:span text:style-name="OrgSrcFontLockCommentDelimiterFace1">//<text:s/></text:span><text:span text:style-name="OrgSrcFontLockCommentFace1">Variabile condizionale sul valore</text:span></text:p>
      <text:p text:style-name="P16"/>
      <text:p text:style-name="P16"><text:span text:style-name="OrgSrcFontLockTypeFace1">int</text:span><text:s/><text:span text:style-name="OrgSrcFontLockFunctionNameFace1">run</text:span>(<text:span text:style-name="OrgSrcFontLockTypeFace1">void</text:span><text:s/>*<text:span text:style-name="OrgSrcFontLockVariableNameFace1">arg</text:span>)</text:p>
      <text:p text:style-name="P16">{</text:p>
      <text:p text:style-name="P16"><text:s text:c="4"/>(<text:span text:style-name="OrgSrcFontLockTypeFace1">void</text:span>)arg;</text:p>
      <text:p text:style-name="P16"/>
      <text:p text:style-name="P16"><text:s text:c="4"/><text:span text:style-name="OrgSrcFontLockKeywordFace1">for</text:span><text:s/>(;;) {</text:p>
      <text:p text:style-name="P16"><text:s text:c="8"/>mtx_lock(&amp;value_mtx);<text:s text:c="6"/><text:span text:style-name="OrgSrcFontLockCommentDelimiterFace1">//<text:s/></text:span><text:span text:style-name="OrgSrcFontLockCommentFace1">&lt;-- PRENDI IL MUTEX</text:span></text:p>
      <text:p text:style-name="P16"/>
      <text:p text:style-name="P16"><text:s text:c="8"/><text:span text:style-name="OrgSrcFontLockKeywordFace1">while</text:span><text:s/>(value_count &lt; VALUE_COUNT_MAX) {</text:p>
      <text:p text:style-name="P16"><text:s text:c="12"/>printf(<text:span text:style-name="OrgSrcFontLockStringFace1">"Thread: is waiting\n"</text:span>);</text:p>
      <text:p text:style-name="P16"><text:s text:c="12"/>cnd_wait(&amp;value_cnd, &amp;value_mtx);<text:s text:c="2"/><text:span text:style-name="OrgSrcFontLockCommentDelimiterFace1">//<text:s/></text:span><text:span text:style-name="OrgSrcFontLockCommentFace1">&lt;-- CONDIZIONE ATTESA</text:span></text:p>
      <text:p text:style-name="P16"><text:s text:c="8"/>}</text:p>
      <text:p text:style-name="P16"/>
      <text:p text:style-name="P16"><text:s text:c="8"/>printf(<text:span text:style-name="OrgSrcFontLockStringFace1">"Thread: is awake!\n"</text:span>);</text:p>
      <text:p text:style-name="P16"/>
      <text:p text:style-name="P16"><text:s text:c="8"/><text:span text:style-name="OrgSrcFontLockTypeFace1">int</text:span><text:s/><text:span text:style-name="OrgSrcFontLockVariableNameFace1">t</text:span><text:s/>= 0;</text:p>
      <text:p text:style-name="P16"/>
      <text:p text:style-name="P16"><text:s text:c="8"/><text:span text:style-name="OrgSrcFontLockCommentDelimiterFace1">//<text:s/></text:span><text:span text:style-name="OrgSrcFontLockCommentFace1">Add everything up</text:span></text:p>
      <text:p text:style-name="P16"><text:s text:c="8"/><text:span text:style-name="OrgSrcFontLockKeywordFace1">for</text:span><text:s/>(<text:span text:style-name="OrgSrcFontLockTypeFace1">int</text:span><text:s/><text:span text:style-name="OrgSrcFontLockVariableNameFace1">i</text:span><text:s/>= 0; i &lt; VALUE_COUNT_MAX; i++)</text:p>
      <text:p text:style-name="P16"><text:s text:c="12"/>t += value[i];</text:p>
      <text:p text:style-name="P16"/>
      <text:p text:style-name="P16"><text:s text:c="8"/>printf(<text:span text:style-name="OrgSrcFontLockStringFace1">"Thread: total is %d\n"</text:span>, t);</text:p>
      <text:p text:style-name="P16"/>
      <text:p text:style-name="P16"><text:s text:c="8"/><text:span text:style-name="OrgSrcFontLockCommentDelimiterFace1">//<text:s/></text:span><text:span text:style-name="OrgSrcFontLockCommentFace1">Reimposta l'indice di input per il thread principale</text:span></text:p>
      <text:p text:style-name="P16"><text:s text:c="8"/>value_count = 0;</text:p>
      <text:p text:style-name="P16"/>
      <text:p text:style-name="P16"><text:s text:c="8"/>mtx_unlock(&amp;value_mtx);<text:s text:c="3"/><text:span text:style-name="OrgSrcFontLockCommentDelimiterFace1">//<text:s/></text:span><text:span text:style-name="OrgSrcFontLockCommentFace1">&lt;-- SBLOCCA MUTEX</text:span></text:p>
      <text:p text:style-name="P16"><text:s text:c="4"/>}</text:p>
      <text:p text:style-name="P16"/>
      <text:p text:style-name="P16"><text:s text:c="4"/><text:span text:style-name="OrgSrcFontLockKeywordFace1">return</text:span><text:s/>0;</text:p>
      <text:p text:style-name="P16">}</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text:span text:style-name="OrgSrcFontLockTypeFace1">thrd_t</text:span><text:s/><text:span text:style-name="OrgSrcFontLockVariableNameFace1">t</text:span>;</text:p>
      <text:p text:style-name="P16"/>
      <text:p text:style-name="P16"><text:s text:c="4"/><text:span text:style-name="OrgSrcFontLockCommentDelimiterFace1">//<text:s/></text:span><text:span text:style-name="OrgSrcFontLockCommentFace1">Apri un nuovo thread</text:span></text:p>
      <text:p text:style-name="P16"/>
      <text:p text:style-name="P16"><text:s text:c="4"/>thrd_create(&amp;t, run,<text:s/><text:span text:style-name="OrgSrcFontLockConstantFace1">NULL</text:span>);</text:p>
      <text:p text:style-name="P16"><text:s text:c="4"/>thrd_detach(t);</text:p>
      <text:p text:style-name="P16"/>
      <text:p text:style-name="P16"><text:s text:c="4"/><text:span text:style-name="OrgSrcFontLockCommentDelimiterFace1">//<text:s/></text:span><text:span text:style-name="OrgSrcFontLockCommentFace1">Imposta il mutex e la variabile di condizione</text:span></text:p>
      <text:p text:style-name="P16"/>
      <text:p text:style-name="P16"><text:s text:c="4"/>mtx_init(&amp;value_mtx, mtx_plain);</text:p>
      <text:p text:style-name="P16"><text:s text:c="4"/>cnd_init(&amp;value_cnd);</text:p>
      <text:p text:style-name="P16"/>
      <text:p text:style-name="P16"><text:s text:c="4"/><text:span text:style-name="OrgSrcFontLockKeywordFace1">for</text:span><text:s/>(;;) {</text:p>
      <text:p text:style-name="P16"><text:s text:c="8"/><text:span text:style-name="OrgSrcFontLockTypeFace1">int</text:span><text:s/><text:span text:style-name="OrgSrcFontLockVariableNameFace1">n</text:span>;</text:p>
      <text:p text:style-name="P16"/>
      <text:p text:style-name="P16"><text:s text:c="8"/>scanf(<text:span text:style-name="OrgSrcFontLockStringFace1">"%d"</text:span>, &amp;n);</text:p>
      <text:p text:style-name="P16"/>
      <text:p text:style-name="P16"><text:s text:c="8"/>mtx_lock(&amp;value_mtx);<text:s text:c="4"/><text:span text:style-name="OrgSrcFontLockCommentDelimiterFace1">//<text:s/></text:span><text:span text:style-name="OrgSrcFontLockCommentFace1">&lt;-- BLOCCA MUTEX</text:span></text:p>
      <text:p text:style-name="P16"/>
      <text:p text:style-name="P16"><text:s text:c="8"/>value[value_count++] = n;</text:p>
      <text:p text:style-name="P16"/>
      <text:p text:style-name="P16"><text:s text:c="8"/><text:span text:style-name="OrgSrcFontLockKeywordFace1">if</text:span><text:s/>(value_count == VALUE_COUNT_MAX) {</text:p>
      <text:p text:style-name="P16"><text:s text:c="12"/>printf(<text:span text:style-name="OrgSrcFontLockStringFace1">"Main: signaling thread\n"</text:span>);</text:p>
      <text:p text:style-name="P16"><text:s text:c="12"/>cnd_signal(&amp;value_cnd);<text:s text:c="2"/><text:span text:style-name="OrgSrcFontLockCommentDelimiterFace1">//<text:s/></text:span><text:span text:style-name="OrgSrcFontLockCommentFace1">&lt;-- CONDIZIONE DEL SEGNALE</text:span></text:p>
      <text:p text:style-name="P16"><text:s text:c="8"/>}</text:p>
      <text:p text:style-name="P16"/>
      <text:p text:style-name="P16"><text:s text:c="8"/>mtx_unlock(&amp;value_mtx);<text:s text:c="2"/><text:span text:style-name="OrgSrcFontLockCommentDelimiterFace1">//<text:s/></text:span><text:span text:style-name="OrgSrcFontLockCommentFace1">&lt;-- SBLOCCA MUTEX</text:span></text:p>
      <text:p text:style-name="P16"><text:s text:c="4"/>}</text:p>
      <text:p text:style-name="P16"/>
      <text:p text:style-name="P16"><text:s text:c="4"/><text:span text:style-name="OrgSrcFontLockCommentDelimiterFace1">//<text:s/></text:span><text:span text:style-name="OrgSrcFontLockCommentFace1">Ripulire (So che qui sopra c'è un ciclo infinito, ma</text:span></text:p>
      <text:p text:style-name="P16"><text:s text:c="4"/><text:span text:style-name="OrgSrcFontLockCommentDelimiterFace1">//<text:s/></text:span><text:span text:style-name="OrgSrcFontLockCommentFace1">voglio almeno fingere di essere corretto):</text:span></text:p>
      <text:p text:style-name="P16"/>
      <text:p text:style-name="P16"><text:s text:c="4"/>mtx_destroy(&amp;value_mtx);</text:p>
      <text:p text:style-name="P16"><text:s text:c="4"/>cnd_destroy(&amp;value_cnd);</text:p>
      <text:p text:style-name="P17">}</text:p>
      <text:p text:style-name="P10">Ed ecco alcuni esempi di output (i singoli numeri sulle righe sono il mio input):</text:p>
      <text:p text:style-name="P16"><text:span text:style-name="OrgSrcFontLockConstantFace1">Thread</text:span>: is waiting</text:p>
      <text:p text:style-name="P16">1</text:p>
      <text:p text:style-name="P16">1</text:p>
      <text:p text:style-name="P16">1</text:p>
      <text:p text:style-name="P16">1</text:p>
      <text:p text:style-name="P16">1</text:p>
      <text:p text:style-name="P16">Main: signaling thread</text:p>
      <text:p text:style-name="P16">Thread: is awake<text:span text:style-name="OrgSrcFontLockNegationCharFace1">!</text:span></text:p>
      <text:p text:style-name="P16">Thread: total is 5</text:p>
      <text:p text:style-name="P16">Thread: is waiting</text:p>
      <text:p text:style-name="P16">2</text:p>
      <text:p text:style-name="P16">8</text:p>
      <text:p text:style-name="P16">5</text:p>
      <text:p text:style-name="P16">9</text:p>
      <text:p text:style-name="P16">0</text:p>
      <text:p text:style-name="P16">Main: signaling thread</text:p>
      <text:p text:style-name="P16">Thread: is awake<text:span text:style-name="OrgSrcFontLockNegationCharFace1">!</text:span></text:p>
      <text:p text:style-name="P16">Thread: total is 24</text:p>
      <text:p text:style-name="P17">Thread: is waiting</text:p>
      <text:p text:style-name="P10">È un uso comune delle variabili di condizione in situazioni produttore-consumatore come questa. Se non avessimo un modo per mettere in stop il thread figlio mentre attende che vengano soddisfatte alcune condizioni sarebbe forzato chiedere le statistiche il che è un grande spreco di CPU.</text:p>
      <text:h text:outline-level="3" text:style-name="P19"><text:bookmark-start text:name="OrgXref.org64d5e18"/><text:bookmark text:name="org64d5e18"/>Timed Condition Wait<text:s/><text:bookmark-end text:name="OrgXref.org64d5e18"/></text:h>
      <text:p text:style-name="P10">Esiste una variante di<text:s/><text:span text:style-name="OrgCode1">cnd_wait()</text:span><text:s/>che ti consente di specificare un timeout in modo da poter interrompere l'attesa. Poiché il thread figlio deve ribloccare il mutex ciò non significa necessariamente che tornerai in vita nell'istante in cui si verifica il timeout; devi ancora attendere che altri thread rilascino il mutex. Ma significa che non aspetterai finché non si verifica<text:s/><text:span text:style-name="OrgCode1">cnd_signal()</text:span>. Per farlo funzionare chiama<text:s/><text:span text:style-name="OrgCode1">cnd_timedwait()</text:span><text:s/>invece di<text:s/><text:span text:style-name="OrgCode1">cnd_wait()</text:span>. Se restituisce il valore<text:s/><text:span text:style-name="OrgCode1">thrd_timedout</text:span><text:s/>è scaduto. Il timestamp è un tempo assoluto in UTC non un tempo da adesso. Per fortuna la funzione<text:s/><text:span text:style-name="OrgCode1">timespec_get()</text:span><text:s/>in<text:s/><text:span text:style-name="OrgCode1">&lt;time.h&gt;</text:span><text:s/>sembra fatta su misura esattamente per questo caso.</text:p>
      <text:p text:style-name="P16"><text:span text:style-name="OrgSrcFontLockKeywordFace1">struct</text:span><text:s/><text:span text:style-name="OrgSrcFontLockTypeFace1">timespec</text:span><text:s/><text:span text:style-name="OrgSrcFontLockVariableNameFace1">timeout</text:span>;</text:p>
      <text:p text:style-name="P16"/>
      <text:p text:style-name="P16">timespec_get(&amp;timeout, TIME_UTC);<text:s text:c="2"/><text:span text:style-name="OrgSrcFontLockCommentDelimiterFace1">//<text:s/></text:span><text:span text:style-name="OrgSrcFontLockCommentFace1">Ottieni l'ora corrente</text:span></text:p>
      <text:p text:style-name="P16">timeout.tv_sec += 1;<text:s text:c="15"/><text:span text:style-name="OrgSrcFontLockCommentDelimiterFace1">//<text:s/></text:span><text:span text:style-name="OrgSrcFontLockCommentFace1">Timeout 1 secondo dopo adesso</text:span></text:p>
      <text:p text:style-name="P16"/>
      <text:p text:style-name="P16"><text:span text:style-name="OrgSrcFontLockTypeFace1">int</text:span><text:s/><text:span text:style-name="OrgSrcFontLockVariableNameFace1">result</text:span><text:s/>= cnd_timedwait(&amp;condition, &amp;mutex, &amp;timeout));</text:p>
      <text:p text:style-name="P16"/>
      <text:p text:style-name="P16"><text:span text:style-name="OrgSrcFontLockKeywordFace1">if</text:span><text:s/>(result == thrd_timedout) {</text:p>
      <text:p text:style-name="P16"><text:s text:c="4"/>printf(<text:span text:style-name="OrgSrcFontLockStringFace1">"Condition variable timed out!\n"</text:span>);</text:p>
      <text:p text:style-name="P17">}</text:p>
      <text:h text:outline-level="3" text:style-name="P19"><text:bookmark-start text:name="OrgXref.org6c29b81"/><text:bookmark text:name="org6c29b81"/>Broadcast: Riattiva tutti i thread in attesa<text:s/><text:bookmark-end text:name="OrgXref.org6c29b81"/></text:h>
      <text:p text:style-name="P10"><text:span text:style-name="OrgCode1">cnd_signal()</text:span><text:s/>funzione]]<text:s/><text:span text:style-name="OrgCode1">cnd_signal()</text:span><text:s/>riattiva solo un thread per continuare a lavorare. A seconda di come hai fatto la logica potrebbe avere senso riattivare più di un thread per continuare una volta soddisfatta la condizione.</text:p>
      <text:p text:style-name="P10">Ovviamente solo uno di loro può afferrare il mutex ma se hai una situazione in cui:</text:p>
      <text:list text:style-name="OrgBulletedList" xml:id="list-7abbfdb7-e682-438e-ba28-7842077ddd97">
        <text:list-item>
          <text:p text:style-name="P10">Il thread appena risvegliato è responsabile del risveglio di quello successivo e—</text:p>
        </text:list-item>
        <text:list-item>
          <text:p text:style-name="P10">Allora c'è la possibilità che la condizione del ciclo di risveglio spurio gli impedisca di farlo—</text:p>
        </text:list-item>
      </text:list>
      <text:p text:style-name="P10">ti consigliamo di trasmettere la sveglia in modo da essere sicuro di far uscire almeno uno dei thread da quel ciclo per avviare quello successivo.</text:p>
      <text:p text:style-name="P10">Come? Ti chiedi?</text:p>
      <text:p text:style-name="P10">Usa semplicemente<text:s/><text:span text:style-name="OrgCode1">cnd_broadcast()</text:span><text:s/>invece di<text:s/><text:span text:style-name="OrgCode1">cnd_signal()</text:span>. Stesso identico utilizzo, tranne<text:s/><text:span text:style-name="OrgCode1">cnd_broadcast()</text:span><text:s/>riattiva<text:s/><text:span text:style-name="Bold1">tutti</text:span><text:s/>i thread dormienti che erano in attesa su quella variabile di condizione.</text:p>
      <text:h text:outline-level="2" text:style-name="P15"><text:bookmark-start text:name="OrgXref.org6c11e00"/><text:bookmark text:name="org6c11e00"/>Esecuzione di una funzione una volta<text:s/><text:bookmark-end text:name="OrgXref.org6c11e00"/></text:h>
      <text:p text:style-name="P10">Diciamo che hai una funzione che<text:s/><text:span text:style-name="Emphasis1">potrebbe</text:span><text:s/>essere eseguita da molti thread, ma non sai quando e non funziona prova a scrivere tutta quella logica.</text:p>
      <text:p text:style-name="P10">C'è un modo per aggirare il problema: usa<text:s/><text:span text:style-name="OrgCode1">call_once()</text:span>. Tonnellate di thread potrebbero provare a eseguire la funzione ma conta solo il primo<text:note text:note-class="footnote"><text:note-citation>221</text:note-citation><text:note-body><text:p text:style-name="P14">La sopravvivenza del più forte! Giusto? Ammetto che in realtà non è niente del genere.</text:p></text:note-body></text:note></text:p>
      <text:p text:style-name="P10">Per lavorare con questo hai bisogno di una variabile flag speciale che dichiari per tenere traccia se l'operazione è stata eseguita o meno. E hai bisogno di una funzione da eseguire che non accetta parametri e non restituisce alcun valore.</text:p>
      <text:p text:style-name="P16"><text:span text:style-name="OrgSrcFontLockTypeFace1">once_flag</text:span><text:s/><text:span text:style-name="OrgSrcFontLockVariableNameFace1">of</text:span><text:s/>= ONCE_FLAG_INIT;<text:s text:c="2"/><text:span text:style-name="OrgSrcFontLockCommentDelimiterFace1">//<text:s/></text:span><text:span text:style-name="OrgSrcFontLockCommentFace1">Inizializzalo in questo modo</text:span></text:p>
      <text:p text:style-name="P16"/>
      <text:p text:style-name="P16"><text:span text:style-name="OrgSrcFontLockTypeFace1">void</text:span><text:s/><text:span text:style-name="OrgSrcFontLockFunctionNameFace1">run_once_function</text:span>(<text:span text:style-name="OrgSrcFontLockTypeFace1">void</text:span>)</text:p>
      <text:p text:style-name="P16">{</text:p>
      <text:p text:style-name="P16"><text:s text:c="4"/>printf(<text:span text:style-name="OrgSrcFontLockStringFace1">"I'll only run once!\n"</text:span>);</text:p>
      <text:p text:style-name="P16">}</text:p>
      <text:p text:style-name="P16"/>
      <text:p text:style-name="P16"><text:span text:style-name="OrgSrcFontLockTypeFace1">int</text:span><text:s/><text:span text:style-name="OrgSrcFontLockFunctionNameFace1">run</text:span>(<text:span text:style-name="OrgSrcFontLockTypeFace1">void</text:span><text:s/>*<text:span text:style-name="OrgSrcFontLockVariableNameFace1">arg</text:span>)</text:p>
      <text:p text:style-name="P16">{</text:p>
      <text:p text:style-name="P16"><text:s text:c="4"/>(<text:span text:style-name="OrgSrcFontLockTypeFace1">void</text:span>)arg;</text:p>
      <text:p text:style-name="P16"/>
      <text:p text:style-name="P16"><text:s text:c="4"/>call_once(&amp;of, run_once_function);</text:p>
      <text:p text:style-name="P16"/>
      <text:p text:style-name="P17"><text:s text:c="4"/><text:span text:style-name="OrgSrcFontLockCommentDelimiterFace1">//<text:s/></text:span><text:span text:style-name="OrgSrcFontLockCommentFace1">...</text:span></text:p>
      <text:p text:style-name="P10">In questo esempio non importa quanti thread arrivano alla funzione<text:s/><text:span text:style-name="OrgCode1">run()</text:span>,<text:s/><text:span text:style-name="OrgCode1">run_once_function()</text:span><text:s/>verrà chiamata una sola volta.</text:p>
      <text:h text:outline-level="1" text:style-name="P9"><text:bookmark-start text:name="OrgXref.orgba56b85"/><text:bookmark text:name="orgba56b85"/>Atomici<text:s/><text:bookmark-end text:name="OrgXref.orgba56b85"/></text:h>
      <text:p text:style-name="P11">“Ci hanno provato e hanno fallito, tutti?” "Oh no." Scosse la testa. "Ci hanno provato e sono morti."</text:p>
      <text:p text:style-name="P11">—Paul Atreides and The Reverend Mother Gaius Helen Mohiam, Dune</text:p>
      <text:p text:style-name="P10">Questo è uno degli aspetti più impegnativi del multithreading con C. Ma proveremo a prendercela comoda.</text:p>
      <text:p text:style-name="P10">Fondamentalmente parlerò degli usi più diretti delle variabili atomiche, cosa sono e come funzionano, ecc. E menzionerò alcuni dei percorsi più follemente complessi a tua disposizione.</text:p>
      <text:p text:style-name="P10">Ma non seguirò quelle strade. Non solo sono a malapena qualificato anche solo per scriverne ma immagino che se sai di averne bisogno ne sai già più di me.</text:p>
      <text:p text:style-name="P10">Ma ci sono alcune cose strane qui fuori anche dalle basi. Quindi allacciate tutti le cinture di sicurezza, perché il Kansas sta per dire addio.</text:p>
      <text:h text:outline-level="2" text:style-name="P15"><text:bookmark text:name="org76deedc"/><text:bookmark-start text:name="OrgXref.org76deedc"/>Test per il supporto atomico<text:s/><text:bookmark-end text:name="OrgXref.org76deedc"/></text:h>
      <text:p text:style-name="P10">Gli atomi sono una funzionalità opzionale. C'è una macro<text:s/><text:span text:style-name="OrgCode1">__STDC_NO_ATOMICS__</text:span><text:s/>che è<text:s/><text:span text:style-name="OrgCode1">1</text:span><text:s/>se<text:s/><text:span text:style-name="Emphasis1">non</text:span><text:s/>hai gli atomi.</text:p>
      <text:p text:style-name="P10">Quella macro potrebbe non esistere prima di C11, quindi dovremmo testare la versione del linguaggio con<text:s/><text:span text:style-name="OrgCode1">__STDC_VERSION__</text:span><text:note text:note-class="footnote"><text:note-citation>222</text:note-citation><text:note-body><text:p text:style-name="P14">La macro<text:s/><text:span text:style-name="OrgCode1">__STDC_VERSION__</text:span><text:s/>non esisteva all'inizio del C89, quindi se sei preoccupato per questo, controllalo con<text:s/><text:span text:style-name="OrgCode1">#ifdef</text:span>.</text:p></text:note-body></text:note>.</text:p>
      <text:p text:style-name="P16"><text:span text:style-name="OrgSrcFontLockPreprocessorFace1">#if</text:span><text:s/>__STDC_VERSION__ &lt; 201112L || __STDC_NO_ATOMICS__ == 1</text:p>
      <text:p text:style-name="P16"><text:span text:style-name="OrgSrcFontLockPreprocessorFace1">#define</text:span><text:s/><text:span text:style-name="OrgSrcFontLockVariableNameFace1">HAS_ATOMICS</text:span><text:s/>0</text:p>
      <text:p text:style-name="P16"><text:span text:style-name="OrgSrcFontLockPreprocessorFace1">#else</text:span></text:p>
      <text:p text:style-name="P16"><text:span text:style-name="OrgSrcFontLockPreprocessorFace1">#define</text:span><text:s/><text:span text:style-name="OrgSrcFontLockVariableNameFace1">HAS_ATOMICS</text:span><text:s/>1</text:p>
      <text:p text:style-name="P17"><text:span text:style-name="OrgSrcFontLockPreprocessorFace1">#endif</text:span></text:p>
      <text:p text:style-name="P10">Se questi test vengono superati, puoi tranquillamente includerli<text:s/><text:span text:style-name="OrgCode1">&lt;stdatomic.h&gt;</text:span>, l'intestazione su cui si basa il resto di questo capitolo. Ma se non esiste un supporto atomico, quell’intestazione potrebbe anche non esistere.</text:p>
      <text:p text:style-name="P10">Su alcuni sistemi potrebbe essere necessario aggiungere<text:s/><text:span text:style-name="OrgCode1">-latomic</text:span><text:s/>alla fine della riga di comando di compilazione per utilizzare qualsiasi funzione nel file di intestazione.</text:p>
      <text:h text:outline-level="2" text:style-name="P15"><text:bookmark text:name="org4d40fc3"/><text:bookmark-start text:name="OrgXref.org4d40fc3"/>Variabili atomiche<text:s/><text:bookmark-end text:name="OrgXref.org4d40fc3"/></text:h>
      <text:p text:style-name="P10">Ecco<text:s/><text:span text:style-name="Emphasis1">parte</text:span><text:s/>di come funzionano le variabili atomiche:</text:p>
      <text:p text:style-name="P10">Se hai una variabile atomica condivisa e la scrivi da un thread quella scrittura sarà<text:s/><text:span text:style-name="Emphasis1">tutto o niente</text:span><text:s/>in un thread diverso.</text:p>
      <text:p text:style-name="P10">Cioè l'altro thread vedrà l'intera scrittura, ad esempio di un valore a 32 bit. Nemmeno la metà. Non è possibile che un thread ne interrompa un altro che si trova nel<text:s/><text:span text:style-name="Emphasis1">mezzo</text:span><text:s/>di una scrittura atomica multibyte.</text:p>
      <text:p text:style-name="P10">È quasi come se ci fosse un piccolo lucchetto attorno all'acquisizione e all'impostazione di quella variabile. (E<text:s/><text:span text:style-name="Emphasis1">potrebbe</text:span><text:s/>esserci! Vedere Variabili atomiche senza blocchi di seguito.)</text:p>
      <text:p text:style-name="P10">E in quella nota puoi farla franca senza mai usare gli atomi se usi i mutex per bloccare le sezioni critiche. È solo che esiste una classe di<text:s/><text:span text:style-name="Emphasis1">strutture dati prive di blocco</text:span><text:s/>che consentono sempre ad altri thread di fare progressi invece di essere bloccati da un mutex… ma questi sono difficili da creare correttamente da zero e purtroppo sono una delle cose che vanno oltre lo scopo della guida.</text:p>
      <text:p text:style-name="P10">Questa è solo una parte della storia. Ma è la parte da cui inizieremo.</text:p>
      <text:p text:style-name="P10">Prima di andare oltre, come si dichiara una variabile per essere atomica?</text:p>
      <text:p text:style-name="P10">Innanzitutto includi<text:s/><text:span text:style-name="OrgCode1">&lt;stdatomic.h&gt;</text:span>.</text:p>
      <text:p text:style-name="P10">Questo ci dà tipi come<text:s/><text:span text:style-name="OrgCode1">atomic_int</text:span>.</text:p>
      <text:p text:style-name="P10">E poi possiamo semplicemente dichiarare che le variabili sono di quel tipo.</text:p>
      <text:p text:style-name="P10">Ma facciamo una demo in cui abbiamo due thread. Il primo viene eseguito per un po' quindi imposta una variabile su un valore specifico poi esce. L'altro viene eseguito finché non vede il valore impostato e poi esce.</text:p>
      <text:p text:style-name="P16"><text:span text:style-name="OrgSrcFontLockPreprocessorFace1">#include</text:span><text:s/><text:span text:style-name="OrgSrcFontLockStringFace1">&lt;stdio.h&gt;</text:span></text:p>
      <text:p text:style-name="P16"><text:span text:style-name="OrgSrcFontLockPreprocessorFace1">#include</text:span><text:s/><text:span text:style-name="OrgSrcFontLockStringFace1">&lt;threads.h&gt;</text:span></text:p>
      <text:p text:style-name="P16"><text:span text:style-name="OrgSrcFontLockPreprocessorFace1">#include</text:span><text:s/><text:span text:style-name="OrgSrcFontLockStringFace1">&lt;stdatomic.h&gt;</text:span></text:p>
      <text:p text:style-name="P16"/>
      <text:p text:style-name="P16"><text:span text:style-name="OrgSrcFontLockTypeFace1">atomic_int</text:span><text:s/><text:span text:style-name="OrgSrcFontLockVariableNameFace1">x</text:span>;</text:p>
      <text:p text:style-name="P16"><text:span text:style-name="OrgSrcFontLockCommentDelimiterFace1">//<text:s/></text:span><text:span text:style-name="OrgSrcFontLockCommentFace1">IL POTERE DELL'ATOMICA! BWHAHAHA!</text:span></text:p>
      <text:p text:style-name="P16"/>
      <text:p text:style-name="P16"><text:span text:style-name="OrgSrcFontLockTypeFace1">int</text:span><text:s/><text:span text:style-name="OrgSrcFontLockFunctionNameFace1">thread1</text:span>(<text:span text:style-name="OrgSrcFontLockTypeFace1">void</text:span><text:s/>*<text:span text:style-name="OrgSrcFontLockVariableNameFace1">arg</text:span>)</text:p>
      <text:p text:style-name="P16">{</text:p>
      <text:p text:style-name="P16"><text:s text:c="4"/>(<text:span text:style-name="OrgSrcFontLockTypeFace1">void</text:span>)arg;</text:p>
      <text:p text:style-name="P16"/>
      <text:p text:style-name="P16"><text:s text:c="4"/>printf(<text:span text:style-name="OrgSrcFontLockStringFace1">"Thread 1: Sleeping for 1.5 seconds\n"</text:span>);</text:p>
      <text:p text:style-name="P16"><text:s text:c="4"/>thrd_sleep(&amp;(<text:span text:style-name="OrgSrcFontLockKeywordFace1">struct</text:span><text:s/><text:span text:style-name="OrgSrcFontLockTypeFace1">timespec</text:span>){.tv_sec=1, .tv_nsec=500000000},<text:s/><text:span text:style-name="OrgSrcFontLockConstantFace1">NULL</text:span>);</text:p>
      <text:p text:style-name="P16"/>
      <text:p text:style-name="P16"><text:s text:c="4"/>printf(<text:span text:style-name="OrgSrcFontLockStringFace1">"Thread 1: Setting x to 3490\n"</text:span>);</text:p>
      <text:p text:style-name="P16"><text:s text:c="4"/>x = 3490;</text:p>
      <text:p text:style-name="P16"/>
      <text:p text:style-name="P16"><text:s text:c="4"/>printf(<text:span text:style-name="OrgSrcFontLockStringFace1">"Thread 1: Exiting\n"</text:span>);</text:p>
      <text:p text:style-name="P16"><text:s text:c="4"/><text:span text:style-name="OrgSrcFontLockKeywordFace1">return</text:span><text:s/>0;</text:p>
      <text:p text:style-name="P16">}</text:p>
      <text:p text:style-name="P16"/>
      <text:p text:style-name="P16"><text:span text:style-name="OrgSrcFontLockTypeFace1">int</text:span><text:s/><text:span text:style-name="OrgSrcFontLockFunctionNameFace1">thread2</text:span>(<text:span text:style-name="OrgSrcFontLockTypeFace1">void</text:span><text:s/>*<text:span text:style-name="OrgSrcFontLockVariableNameFace1">arg</text:span>)</text:p>
      <text:p text:style-name="P16">{</text:p>
      <text:p text:style-name="P16"><text:s text:c="4"/>(<text:span text:style-name="OrgSrcFontLockTypeFace1">void</text:span>)arg;</text:p>
      <text:p text:style-name="P16"/>
      <text:p text:style-name="P16"><text:s text:c="4"/>printf(<text:span text:style-name="OrgSrcFontLockStringFace1">"Thread 2: Waiting for 3490\n"</text:span>);</text:p>
      <text:p text:style-name="P16"><text:s text:c="4"/><text:span text:style-name="OrgSrcFontLockKeywordFace1">while</text:span><text:s/>(x != 3490) {}<text:s text:c="2"/><text:span text:style-name="OrgSrcFontLockCommentDelimiterFace1">//<text:s/></text:span><text:span text:style-name="OrgSrcFontLockCommentFace1">spin here</text:span></text:p>
      <text:p text:style-name="P16"/>
      <text:p text:style-name="P16"><text:s text:c="4"/>printf(<text:span text:style-name="OrgSrcFontLockStringFace1">"Thread 2: Got 3490--exiting!\n"</text:span>);</text:p>
      <text:p text:style-name="P16"><text:s text:c="4"/><text:span text:style-name="OrgSrcFontLockKeywordFace1">return</text:span><text:s/>0;</text:p>
      <text:p text:style-name="P16">}</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x = 0;</text:p>
      <text:p text:style-name="P16"/>
      <text:p text:style-name="P16"><text:s text:c="4"/><text:span text:style-name="OrgSrcFontLockTypeFace1">thrd_t</text:span><text:s/><text:span text:style-name="OrgSrcFontLockVariableNameFace1">t1</text:span>,<text:s/><text:span text:style-name="OrgSrcFontLockVariableNameFace1">t2</text:span>;</text:p>
      <text:p text:style-name="P16"/>
      <text:p text:style-name="P16"><text:s text:c="4"/>thrd_create(&amp;t1, thread1,<text:s/><text:span text:style-name="OrgSrcFontLockConstantFace1">NULL</text:span>);</text:p>
      <text:p text:style-name="P16"><text:s text:c="4"/>thrd_create(&amp;t2, thread2,<text:s/><text:span text:style-name="OrgSrcFontLockConstantFace1">NULL</text:span>);</text:p>
      <text:p text:style-name="P16"/>
      <text:p text:style-name="P16"><text:s text:c="4"/>thrd_join(t1,<text:s/><text:span text:style-name="OrgSrcFontLockConstantFace1">NULL</text:span>);</text:p>
      <text:p text:style-name="P16"><text:s text:c="4"/>thrd_join(t2,<text:s/><text:span text:style-name="OrgSrcFontLockConstantFace1">NULL</text:span>);</text:p>
      <text:p text:style-name="P16"/>
      <text:p text:style-name="P16"><text:s text:c="4"/>printf(<text:span text:style-name="OrgSrcFontLockStringFace1">"Main <text:s text:c="3"/>: Threads are done, so x better be 3490\n"</text:span>);</text:p>
      <text:p text:style-name="P16"><text:s text:c="4"/>printf(<text:span text:style-name="OrgSrcFontLockStringFace1">"Main <text:s text:c="3"/>: And indeed, x == %d\n"</text:span>, x);</text:p>
      <text:p text:style-name="P17">}</text:p>
      <text:p text:style-name="P10">Il secondo thread gira sul posto guardando il flag e aspettando che venga impostato sul valore<text:s/><text:span text:style-name="OrgCode1">3490</text:span>. E il primo fa così.</text:p>
      <text:p text:style-name="P10">E ottengo questo risultato:</text:p>
      <text:p text:style-name="P16">Thread 1: Sleeping<text:s/><text:span text:style-name="OrgSrcFontLockKeywordFace1">for</text:span><text:s/>1.5 seconds</text:p>
      <text:p text:style-name="P16">Thread 2: Waiting<text:s/><text:span text:style-name="OrgSrcFontLockKeywordFace1">for</text:span><text:s/>3490</text:p>
      <text:p text:style-name="P16">Thread 1: Setting x to 3490</text:p>
      <text:p text:style-name="P16">Thread 1: Exiting</text:p>
      <text:p text:style-name="P16">Thread 2: Got 3490--exiting<text:span text:style-name="OrgSrcFontLockNegationCharFace1">!</text:span></text:p>
      <text:p text:style-name="P16">Main <text:s text:c="3"/>: Threads are done, so x better be 3490</text:p>
      <text:p text:style-name="P17">Main <text:s text:c="3"/>: And indeed, x == 3490</text:p>
      <text:p text:style-name="P10">Guarda mamma! Stiamo accedendo a una variabile da thread diversi e non utilizziamo un mutex! E funzionerà sempre grazie alla natura atomica delle variabili atomiche.</text:p>
      <text:p text:style-name="P10">Forse ti starai chiedendo cosa succede se si tratta di un regolare non atomico<text:s/><text:span text:style-name="OrgCode1">int</text:span><text:s/>invece. Bene, sul mio sistema funziona ancora… a meno che non esegua una build ottimizzata nel qual caso si blocca sul thread 2 in attesa di vedere il 3490 per essere impostato<text:note text:note-class="footnote"><text:note-citation>223</text:note-citation><text:note-body><text:p text:style-name="P14">Il motivo è che una volta ottimizzato, il mio compilatore ha inserito il valore di x in un registro per rendere veloce il ciclo while. Ma il registro non ha modo di sapere che la variabile è stata aggiornata in un altro thread, quindi non vede mai il 3490. Questo non è realmente correlato alla parte tutto o niente dell'atomicità ma è più correlato agli aspetti di sincronizzazione in la sezione successiva.</text:p></text:note-body></text:note>.</text:p>
      <text:p text:style-name="P10">Ma questo è solo l'inizio della storia. La parte successiva richiederà più potenza cerebrale e avrà a che fare con qualcosa chiamato<text:s/><text:span text:style-name="Emphasis1">sincronizzazione</text:span>.</text:p>
      <text:h text:outline-level="2" text:style-name="P15"><text:bookmark text:name="orgc5f107f"/><text:bookmark-start text:name="OrgXref.orgc5f107f"/>Sincronizzazione<text:s/><text:bookmark-end text:name="OrgXref.orgc5f107f"/></text:h>
      <text:p text:style-name="P10">La parte successiva della nostra storia riguarda il momento in cui determinati porzioni di memoria scritti in un thread diventano visibili a quelli in un altro thread.</text:p>
      <text:p text:style-name="P10">Potresti pensare che sia subito vero? Ma non lo è. Molte cose possono andare storte. Stranamente male.</text:p>
      <text:p text:style-name="P10">Il compilatore potrebbe aver riorganizzato gli accessi alla memoria in modo che quando pensi di impostare un valore relativo a un altro potrebbe non essere vero. E anche se il compilatore non lo avesse fatto la tua CPU avrebbe potuto farlo al volo. O forse c'è qualcos'altro in questa architettura che fa sì che le scritture su una CPU vengano ritardate prima che siano visibili su un'altra.</text:p>
      <text:p text:style-name="P10">La buona notizia è che possiamo condensare tutti questi potenziali problemi in uno solo: gli accessi alla memoria non sincronizzati possono apparire fuori ordine a seconda del thread che sta osservando, come se le righe di codice stesse fossero state riorganizzate.</text:p>
      <text:p text:style-name="P10">Ad esempio cosa avviene prima nel codice seguente scrivere su<text:s/><text:span text:style-name="OrgCode1">x</text:span><text:s/>o scrivere su<text:s/><text:span text:style-name="OrgCode1">y</text:span>?</text:p>
      <text:p text:style-name="P16"><text:span text:style-name="OrgSrcFontLockTypeFace1">int</text:span><text:s/><text:span text:style-name="OrgSrcFontLockVariableNameFace1">x</text:span>,<text:s/><text:span text:style-name="OrgSrcFontLockVariableNameFace1">y</text:span>;<text:s text:c="2"/><text:span text:style-name="OrgSrcFontLockCommentDelimiterFace1">//<text:s/></text:span><text:span text:style-name="OrgSrcFontLockCommentFace1">global</text:span></text:p>
      <text:p text:style-name="P16"/>
      <text:p text:style-name="P16"><text:span text:style-name="OrgSrcFontLockCommentDelimiterFace1">//<text:s/></text:span><text:span text:style-name="OrgSrcFontLockCommentFace1">...</text:span></text:p>
      <text:p text:style-name="P16"/>
      <text:p text:style-name="P16">x = 2;</text:p>
      <text:p text:style-name="P16">y = 3;</text:p>
      <text:p text:style-name="P16"/>
      <text:p text:style-name="P17">printf(<text:span text:style-name="OrgSrcFontLockStringFace1">"%d %d\n"</text:span>, x, y);</text:p>
      <text:p text:style-name="P10">Risposta: non lo sappiamo. Il compilatore o la CPU potrebbero invertire silenziosamente le righe 5 e 6 e non ne sapremmo nulla. Il codice verrebbe eseguito a thread singolo<text:s/><text:span text:style-name="Emphasis1">come se</text:span><text:s/>fosse eseguito nell'ordine del codice.</text:p>
      <text:p text:style-name="P10">In uno scenario multithread potremmo avere qualcosa di simile a questo pseudocodice:</text:p>
      <text:p text:style-name="P16"><text:span text:style-name="OrgSrcFontLockTypeFace1">int</text:span><text:s/><text:span text:style-name="OrgSrcFontLockVariableNameFace1">x</text:span><text:s/>= 0,<text:s/><text:span text:style-name="OrgSrcFontLockVariableNameFace1">y</text:span><text:s/>= 0;</text:p>
      <text:p text:style-name="P16"/>
      <text:p text:style-name="P16"><text:span text:style-name="OrgSrcFontLockFunctionNameFace1">thread1</text:span>() {</text:p>
      <text:p text:style-name="P16"><text:s text:c="4"/>x = 2;</text:p>
      <text:p text:style-name="P16"><text:s text:c="4"/>y = 3;</text:p>
      <text:p text:style-name="P16">}</text:p>
      <text:p text:style-name="P16"/>
      <text:p text:style-name="P16"><text:span text:style-name="OrgSrcFontLockFunctionNameFace1">thread2</text:span>() {</text:p>
      <text:p text:style-name="P16"><text:s text:c="4"/><text:span text:style-name="OrgSrcFontLockKeywordFace1">while</text:span><text:s/>(y != 3) {}<text:s text:c="2"/><text:span text:style-name="OrgSrcFontLockCommentDelimiterFace1">//<text:s/></text:span><text:span text:style-name="OrgSrcFontLockCommentFace1">spin</text:span></text:p>
      <text:p text:style-name="P16"><text:s text:c="4"/>printf(<text:span text:style-name="OrgSrcFontLockStringFace1">"x is now %d\n"</text:span>, x);<text:s text:c="2"/><text:span text:style-name="OrgSrcFontLockCommentDelimiterFace1">//<text:s/></text:span><text:span text:style-name="OrgSrcFontLockCommentFace1">2? ...or 0?</text:span></text:p>
      <text:p text:style-name="P17">}</text:p>
      <text:p text:style-name="P10">Qual è l'output del thread 2?</text:p>
      <text:p text:style-name="P10">Bene, se a<text:s/><text:span text:style-name="OrgCode1">x</text:span><text:s/>viene assegnato<text:s/><text:span text:style-name="OrgCode1">2</text:span><text:s/><text:span text:style-name="Emphasis1">prima</text:span><text:s/>che a<text:s/><text:span text:style-name="OrgCode1">y</text:span><text:s/>venga assegnato<text:s/><text:span text:style-name="OrgCode1">3</text:span><text:s/>allora mi aspetto che l'output sia molto sensato:</text:p>
      <text:p text:style-name="P17">x is now 2<text:s/></text:p>
      <text:p text:style-name="P10">Ma qualcosa di subdolo potrebbe riorganizzare le righe 4 e 5 facendoci vedere il valore<text:s/><text:span text:style-name="OrgCode1">0</text:span><text:s/>per<text:s/><text:span text:style-name="OrgCode1">x</text:span><text:s/>quando lo stampiamo.</text:p>
      <text:p text:style-name="P10">In altre parole tutte le scommesse sono annullate a meno che non possiamo dirlo in qualche modo “A questo punto, mi aspetto che tutte le scritture precedenti in un altro thread siano visibili in questo thread.”</text:p>
      <text:p text:style-name="P10">Due thread si<text:s/><text:span text:style-name="Emphasis1">sincronizzano</text:span><text:s/>quando concordano sullo stato della memoria condivisa. Come abbiamo visto non sempre sono d'accordo con il codice. Allora come fanno ad essere d'accordo?</text:p>
      <text:p text:style-name="P10">L'uso di variabili atomiche può forzare l'accordo<text:note text:note-class="footnote"><text:note-citation>224</text:note-citation><text:note-body><text:p text:style-name="P14">Finché non dico diversamente sto parlando in generale di operazioni sequenzialmente coerenti. Maggiori informazioni su cosa significhi presto.</text:p></text:note-body></text:note>. Se un thread scrive su una variabile atomica dice "chiunque leggerà questa variabile atomica in futuro vedrà anche tutte le modifiche che ho apportato alla memoria (atomica o meno) fino alla variabile atomica inclusa".</text:p>
      <text:p text:style-name="P10">Oppure in termini più umani, sediamoci attorno al tavolo delle conferenze e assicuriamoci di essere sulla stessa lunghezza d'onda riguardo a quali sono i pezzi di memoria condivisa e quali valori contengono. Accetti che le modifiche alla memoria apportate fino al deposito atomico saranno visibili a me dopo aver caricato la stessa variabile atomica.</text:p>
      <text:p text:style-name="P10">Quindi possiamo facilmente correggere il nostro esempio:</text:p>
      <text:p text:style-name="P16"><text:span text:style-name="OrgSrcFontLockTypeFace1">int</text:span><text:s/><text:span text:style-name="OrgSrcFontLockVariableNameFace1">x</text:span><text:s/>= 0;</text:p>
      <text:p text:style-name="P16">atomic<text:s/><text:span text:style-name="OrgSrcFontLockTypeFace1">int</text:span><text:s/><text:span text:style-name="OrgSrcFontLockVariableNameFace1">y</text:span><text:s/>= 0;<text:s text:c="2"/><text:span text:style-name="OrgSrcFontLockCommentDelimiterFace1">//<text:s/></text:span><text:span text:style-name="OrgSrcFontLockCommentFace1">Rendi y atomico</text:span></text:p>
      <text:p text:style-name="P16"/>
      <text:p text:style-name="P16"><text:span text:style-name="OrgSrcFontLockFunctionNameFace1">thread1</text:span>() {</text:p>
      <text:p text:style-name="P16"><text:s text:c="4"/>x = 2;</text:p>
      <text:p text:style-name="P16"><text:s text:c="4"/>y = 3;<text:s text:c="13"/><text:span text:style-name="OrgSrcFontLockCommentDelimiterFace1">//<text:s/></text:span><text:span text:style-name="OrgSrcFontLockCommentFace1">Sincronizza in scrittura</text:span></text:p>
      <text:p text:style-name="P16">}</text:p>
      <text:p text:style-name="P16"/>
      <text:p text:style-name="P16"><text:span text:style-name="OrgSrcFontLockFunctionNameFace1">thread2</text:span>() {</text:p>
      <text:p text:style-name="P16"><text:s text:c="4"/><text:span text:style-name="OrgSrcFontLockKeywordFace1">while</text:span><text:s/>(y != 3) {}<text:s text:c="2"/><text:span text:style-name="OrgSrcFontLockCommentDelimiterFace1">//<text:s/></text:span><text:span text:style-name="OrgSrcFontLockCommentFace1">Sincronizza in lettura</text:span></text:p>
      <text:p text:style-name="P16"><text:s text:c="4"/>printf(<text:span text:style-name="OrgSrcFontLockStringFace1">"x is now %d\n"</text:span>, x);<text:s text:c="2"/><text:span text:style-name="OrgSrcFontLockCommentDelimiterFace1">//<text:s/></text:span><text:span text:style-name="OrgSrcFontLockCommentFace1">2, period.</text:span></text:p>
      <text:p text:style-name="P17">}</text:p>
      <text:p text:style-name="P10">Perché i thread si sincronizzano attraverso<text:s/><text:span text:style-name="OrgCode1">y</text:span>, tutte le scritture nel thread 1 avvenute<text:s/><text:span text:style-name="Emphasis1">prima</text:span><text:s/>della scrittura su<text:s/><text:span text:style-name="OrgCode1">y</text:span><text:s/>sono visibili nel thread 2<text:s/><text:span text:style-name="Emphasis1">dopo</text:span><text:s/>la lettura da<text:s/><text:span text:style-name="OrgCode1">y</text:span><text:s/>(nel ciclo<text:s/><text:span text:style-name="OrgCode1">while</text:span>).</text:p>
      <text:p text:style-name="P10">È importante notare un paio di cose qui:</text:p>
      <text:list text:style-name="OrgNumberedList28" xml:id="list-0d1800d6-7105-4984-8b28-d10ffdbbdd65">
        <text:list-item>
          <text:number>1.</text:number>
          <text:p text:style-name="P10">Niente dorme. La sincronizzazione non è un'operazione bloccante. Entrambi i thread funzionano a pieno ritmo finché non escono. Anche quello bloccato nello spin loop non impedisce a nessun altro di scappare.</text:p>
        </text:list-item>
        <text:list-item>
          <text:number>2.</text:number>
          <text:p text:style-name="P10">La sincronizzazione avviene quando un thread legge una variabile atomica scritta da un altro thread. Pertanto quando il thread 2 legge<text:s/><text:span text:style-name="OrgCode1">y</text:span><text:s/>tutta la memoria precedente scrive nel thread 1 (ovvero impostando<text:s/><text:span text:style-name="OrgCode1">x</text:span>) che sarà visibile nel thread 2.</text:p>
        </text:list-item>
        <text:list-item>
          <text:number>3.</text:number>
          <text:p text:style-name="P10">Nota che<text:s/><text:span text:style-name="OrgCode1">x</text:span><text:s/>non è atomico. Va bene perché non stiamo sincronizzando su<text:s/><text:span text:style-name="OrgCode1">x</text:span><text:s/>e la sincronizzazione su<text:s/><text:span text:style-name="OrgCode1">y</text:span><text:s/>quando lo scriviamo nel thread 1 significa che tutte le scritture precedenti—compreso<text:s/><text:span text:style-name="OrgCode1">x~—nel thread 1 diventerà visibile agli altri thread… se gli altri thread leggono ~y</text:span><text:s/>per la sincronizzazione.</text:p>
        </text:list-item>
      </text:list>
      <text:p text:style-name="P10">Forzare questa sincronizzazione è inefficiente e può essere molto più lento rispetto usare semplicemente una variabile normale. Questo è il motivo per cui non usiamo l'atomica a meno che non sia necessario per un'applicazione particolare.</text:p>
      <text:p text:style-name="P10">Quindi queste sono le basi. Diamo un'occhiata più in profondità.</text:p>
      <text:h text:outline-level="2" text:style-name="P15"><text:bookmark text:name="org2513db6"/><text:bookmark-start text:name="OrgXref.org2513db6"/>Acquisisci e rilascia<text:s/><text:bookmark-end text:name="OrgXref.org2513db6"/></text:h>
      <text:p text:style-name="P10">Più terminologia! Ti ripagherà impararlo adesso.</text:p>
      <text:p text:style-name="P10">Quando un thread legge una variabile atomica si dice che sia un'operazione di<text:s/><text:span text:style-name="Emphasis1">acquisizione</text:span>.</text:p>
      <text:p text:style-name="P10">Quando un thread scrive una variabile atomica si dice che sia un'operazione di<text:s/><text:span text:style-name="Emphasis1">rilascio</text:span>.</text:p>
      <text:p text:style-name="P10">Cosa sono questi? Allineiamoli con i termini che già conosci quando si tratta di variabili atomiche:</text:p>
      <text:p text:style-name="P10"><text:span text:style-name="Bold1">Read = Load = Acquire</text:span>. Come quando confronti una variabile atomica o la leggi per copiarla su un altro valore.</text:p>
      <text:p text:style-name="P10"><text:span text:style-name="Bold1">Write = Store = Release</text:span>. Come quando assegni un valore a una variabile atomica.</text:p>
      <text:p text:style-name="P10">Quando si utilizzano variabili atomiche con queste semantiche di acquisizione/rilascio C specifica cosa può accadere e quando.</text:p>
      <text:p text:style-name="P10">Acquisire/rilasciare costituisce la base per la sincronizzazione di cui abbiamo appena parlato.</text:p>
      <text:p text:style-name="P10">Quando un thread acquisisce una variabile atomica può vedere i valori impostati in un altro thread che ha rilasciato la stessa variabile.</text:p>
      <text:p text:style-name="P10">In altre parole:</text:p>
      <text:p text:style-name="P10">Quando un thread legge una variabile atomica può vedere i valori impostati in un altro thread che ha scritto su quella stessa variabile.</text:p>
      <text:p text:style-name="P10">La sincronizzazione avviene attraverso la coppia acquisizione/rilascio.</text:p>
      <text:p text:style-name="P10">Più dettagli:</text:p>
      <text:p text:style-name="P10">Con read/load/acquiredi una particolare variabile atomica:</text:p>
      <text:list text:style-name="OrgBulletedList" xml:id="list-2d855fd2-952b-4a24-bebd-f9af36d9eb6f">
        <text:list-item>
          <text:p text:style-name="P10">Tutte le scritture (atomico o non atomico) in un altro thread accaduto prima dell'altro thread wrote/stored/released questa variabile atomica è ora visibile in questo thread.</text:p>
        </text:list-item>
        <text:list-item>
          <text:p text:style-name="P10">Il nuovo valore della variabile atomica impostata dall'altro thread è visibile anche in questo thread.</text:p>
        </text:list-item>
        <text:list-item>
          <text:p text:style-name="P10">Nessuna lettura o scrittura di variabili/memoria nel thread corrente può essere riordinata in modo che avvenga prima di questa acquisizione.</text:p>
        </text:list-item>
        <text:list-item>
          <text:p text:style-name="P10">L'acquisizione funge da barriera unidirezionale quando si tratta di riordinare il codice; le letture e le scritture nel thread corrente possono essere spostate da<text:s/><text:span text:style-name="Emphasis1">prima</text:span><text:s/>dell'acquisizione a<text:s/><text:span text:style-name="Emphasis1">dopo</text:span>. Ma cosa ancora più importante per la sincronizzazione nulla può spostarsi da<text:s/><text:span text:style-name="Emphasis1">dopo</text:span><text:s/>l'acquisizione a<text:s/><text:span text:style-name="Emphasis1">prima</text:span><text:s/>di essa.</text:p>
        </text:list-item>
      </text:list>
      <text:p text:style-name="P10">Con write/store/release di una particolare variabile atomica:</text:p>
      <text:list text:style-name="OrgBulletedList" xml:id="list-1aa5d90b-12da-420d-944c-5febbdc4070e">
        <text:list-item>
          <text:p text:style-name="P10">Tutte le scritture (atomico o non atomico) nel thread corrente che si è verificato prima di questa versione diventa visibile ad altri thread che hanno read/loaded/acquired la stessa variabile atomica.</text:p>
        </text:list-item>
        <text:list-item>
          <text:p text:style-name="P10">Il valore scritto su questa variabile atomica da questo thread è visibile anche ad altri thread.</text:p>
        </text:list-item>
        <text:list-item>
          <text:p text:style-name="P10">Nessuna lettura o scrittura di alcuna variables/memory nel thread corrente può essere riordinato dopo questo rilascio.</text:p>
        </text:list-item>
        <text:list-item>
          <text:p text:style-name="P10">Il rilascio funge da barriera unidirezionale quando si tratta di riordinare il codice: le letture e le scritture nel thread corrente possono essere spostate da<text:s/><text:span text:style-name="Emphasis1">dopo</text:span><text:s/>il rilascio a<text:s/><text:span text:style-name="Emphasis1">prima</text:span><text:s/>di esso. Ma cosa ancora più importante per la sincronizzazione, nulla può spostarsi da<text:s/><text:span text:style-name="Emphasis1">prima</text:span><text:s/>del rilascio a<text:s/><text:span text:style-name="Emphasis1">dopo</text:span>.</text:p>
        </text:list-item>
      </text:list>
      <text:p text:style-name="P10">Ancora una volta il risultato è la sincronizzazione della memoria da un thread all'altro. Il secondo thread può essere sicuro che le variabili e la memoria siano scritte nell'ordine previsto dal programmatore.</text:p>
      <text:p text:style-name="P16"><text:span text:style-name="OrgSrcFontLockTypeFace1">int</text:span><text:s/><text:span text:style-name="OrgSrcFontLockVariableNameFace1">x</text:span>,<text:s/><text:span text:style-name="OrgSrcFontLockVariableNameFace1">y</text:span>,<text:s/><text:span text:style-name="OrgSrcFontLockVariableNameFace1">z</text:span><text:s/>= 0;</text:p>
      <text:p text:style-name="P16"><text:span text:style-name="OrgSrcFontLockTypeFace1">atomic_int</text:span><text:s/><text:span text:style-name="OrgSrcFontLockVariableNameFace1">a</text:span><text:s/>= 0;</text:p>
      <text:p text:style-name="P16"/>
      <text:p text:style-name="P16"><text:span text:style-name="OrgSrcFontLockFunctionNameFace1">thread1</text:span>() {</text:p>
      <text:p text:style-name="P16"><text:s text:c="4"/>x = 10;</text:p>
      <text:p text:style-name="P16"><text:s text:c="4"/>y = 20;</text:p>
      <text:p text:style-name="P16"><text:s text:c="4"/>a = 999;<text:s text:c="2"/><text:span text:style-name="OrgSrcFontLockCommentDelimiterFace1">//<text:s/></text:span><text:span text:style-name="OrgSrcFontLockCommentFace1">Release</text:span></text:p>
      <text:p text:style-name="P16"><text:s text:c="4"/>z = 30;</text:p>
      <text:p text:style-name="P16">}</text:p>
      <text:p text:style-name="P16"/>
      <text:p text:style-name="P16"><text:span text:style-name="OrgSrcFontLockFunctionNameFace1">thread2</text:span>()</text:p>
      <text:p text:style-name="P16">{</text:p>
      <text:p text:style-name="P16"><text:s text:c="4"/><text:span text:style-name="OrgSrcFontLockKeywordFace1">while</text:span><text:s/>(a != 999) { }<text:s/><text:span text:style-name="OrgSrcFontLockCommentDelimiterFace1">//<text:s/></text:span><text:span text:style-name="OrgSrcFontLockCommentFace1">Acquisire</text:span></text:p>
      <text:p text:style-name="P16"/>
      <text:p text:style-name="P16"><text:s text:c="4"/>assert(x == 10);</text:p>
      <text:p text:style-name="P16"><text:span text:style-name="OrgSrcFontLockCommentDelimiterFace1">//<text:s/></text:span><text:span text:style-name="OrgSrcFontLockCommentFace1">non afferma mai, x è sempre 10</text:span></text:p>
      <text:p text:style-name="P16"><text:s text:c="4"/>assert(y == 20);</text:p>
      <text:p text:style-name="P16"><text:span text:style-name="OrgSrcFontLockCommentDelimiterFace1">//<text:s/></text:span><text:span text:style-name="OrgSrcFontLockCommentFace1">non afferma mai, y è sempre 20</text:span></text:p>
      <text:p text:style-name="P16"/>
      <text:p text:style-name="P16"><text:s text:c="4"/>assert(z == 0);</text:p>
      <text:p text:style-name="P16"><text:span text:style-name="OrgSrcFontLockCommentDelimiterFace1">//<text:s/></text:span><text:span text:style-name="OrgSrcFontLockCommentFace1">potrebbe affermare!!</text:span></text:p>
      <text:p text:style-name="P17">}</text:p>
      <text:p text:style-name="P10">Nell'esempio sopra<text:s/><text:span text:style-name="OrgCode1">thread2</text:span><text:s/>può essere sicuro dei valori in<text:s/><text:span text:style-name="OrgCode1">x</text:span><text:s/>e<text:s/><text:span text:style-name="OrgCode1">y</text:span><text:s/>dopo aver acquisito a perché sono stati impostati prima che<text:s/><text:span text:style-name="OrgCode1">thread1</text:span><text:s/>rilasciasse l'atomica<text:s/><text:span text:style-name="OrgCode1">a</text:span>.</text:p>
      <text:p text:style-name="P10">Ma<text:s/><text:span text:style-name="OrgCode1">thread2</text:span><text:s/>non può essere sicuro del valore di<text:s/><text:span text:style-name="OrgCode1">z</text:span><text:s/>perché è avvenuto dopo il rilascio. Forse l'assegnazione a<text:s/><text:span text:style-name="OrgCode1">z</text:span><text:s/>è stata spostata prima dell'assegnazione ad<text:s/><text:span text:style-name="OrgCode1">a</text:span>.</text:p>
      <text:p text:style-name="P10">Una nota importante: il rilascio di una variabile atomica non ha alcun effetto sull'acquisizione di diverse variabili atomiche. Ogni variabile è isolata dalle altre.</text:p>
      <text:h text:outline-level="2" text:style-name="P15"><text:bookmark-start text:name="OrgXref.orgee2f801"/><text:bookmark text:name="orgee2f801"/>Coerenza sequenziale<text:s/><text:bookmark-end text:name="OrgXref.orgee2f801"/></text:h>
      <text:p text:style-name="P10">Li lasci lì? Abbiamo superato il nocciolo dell'uso più semplice dell'atomica. E poiché qui non parleremo nemmeno degli usi più complessi puoi rilassarti un po'.</text:p>
      <text:p text:style-name="P10">La<text:s/><text:span text:style-name="Emphasis1">coerenza sequenziale</text:span><text:s/>è ciò che viene chiamato<text:s/><text:span text:style-name="Emphasis1">ordinamento della memoria</text:span>. Esistono molti ordinamenti di memoria, ma la coerenza sequenziale è la cosa più sana che il<text:s/><text:note text:note-class="footnote"><text:note-citation>225</text:note-citation><text:note-body><text:p text:style-name="P14">Il più sano dal punto di vista del programmatore.</text:p></text:note-body></text:note>C ha da offrire. È anche l'impostazione predefinita. Devi fare di tutto per utilizzare altri ordinamenti di memoria.</text:p>
      <text:p text:style-name="P10">Tutto ciò di cui abbiamo parlato finora è avvenuto nell'ambito della coerenza sequenziale.</text:p>
      <text:p text:style-name="P10">Abbiamo parlato di come il compilatore o la CPU possono riorganizzare le letture e le scritture della memoria in un singolo thread purché segua la regola<text:s/><text:span text:style-name="Emphasis1">"come se"</text:span>.</text:p>
      <text:p text:style-name="P10">E abbiamo visto come possiamo frenare questo comportamento sincronizzandoci sulle variabili atomiche.</text:p>
      <text:p text:style-name="P10">Formalizziamo ancora un po'.</text:p>
      <text:p text:style-name="P10">Se le operazioni sono<text:s/><text:span text:style-name="Emphasis1">sequenzialmente coerenti</text:span><text:s/>significa che alla fine della giornata quando tutto è stato detto e fatto, tutti i thread si possono alzare in piedi, aprire la bevanda preferita e tutti concordare sull'ordine in cui si sono verificati i cambiamenti di memoria durante la sessione di esecuzione. E quell'ordine è quello specificato dal codice.</text:p>
      <text:p text:style-name="P10">Uno non si dirà, “Ma<text:s/><text:span text:style-name="Emphasis1">B</text:span><text:s/>non è successo prima di<text:s/><text:span text:style-name="Emphasis1">A</text:span>?” se lo dicono gli altri “<text:s/><text:span text:style-name="Emphasis1">A</text:span><text:s/>è sicuramente successo prima di<text:s/><text:span text:style-name="Emphasis1">B</text:span><text:s/>”. Sono tutti amici qua.</text:p>
      <text:p text:style-name="P10">In particolare all'interno di un thread nessuno degli acquisiti e dei rilasci può essere riordinato l'uno rispetto all'altro. Ciò è in aggiunta alle regole su quali altri accessi alla memoria possono essere riordinati attorno ad essi.</text:p>
      <text:p text:style-name="P10">Questa regola conferisce un ulteriore livello di sanità mentale alla progressione atomica loads/acquires e stores/releases.</text:p>
      <text:p text:style-name="P10">Ogni altro ordine di memoria in C comporta un allentamento delle regole di riordino sia per acquisizioni/rilasci che per altri accessi alla memoria atomici o meno. Lo faresti se sapessi<text:s/><text:span text:style-name="Emphasis1">davvero</text:span><text:s/>cosa stai facendo e avessi bisogno di un aumento di velocità.<text:s/><text:span text:style-name="Emphasis1">Ecco eserciti di draghi…</text:span></text:p>
      <text:p text:style-name="P10">Ne parleremo più avanti ma per ora atteniamoci alla sicurezza e alla praticità.</text:p>
      <text:h text:outline-level="2" text:style-name="P15"><text:bookmark-start text:name="OrgXref.org6eb06d5"/><text:bookmark text:name="org6eb06d5"/>Assegnazioni e operatori atomici<text:s/><text:bookmark-end text:name="OrgXref.org6eb06d5"/></text:h>
      <text:p text:style-name="P10">Alcuni operatori sulle variabili atomiche sono atomici. E altri no.</text:p>
      <text:p text:style-name="P10">Cominciamo con un controesempio:</text:p>
      <text:p text:style-name="P16"><text:span text:style-name="OrgSrcFontLockTypeFace1">atomic_int</text:span><text:s/><text:span text:style-name="OrgSrcFontLockVariableNameFace1">x</text:span><text:s/>= 0;</text:p>
      <text:p text:style-name="P16"/>
      <text:p text:style-name="P16"><text:span text:style-name="OrgSrcFontLockFunctionNameFace1">thread1</text:span>() {</text:p>
      <text:p text:style-name="P16"><text:s text:c="4"/>x = x + 3;<text:s text:c="2"/><text:span text:style-name="OrgSrcFontLockCommentDelimiterFace1">//<text:s/></text:span><text:span text:style-name="OrgSrcFontLockCommentFace1">NON atomica!</text:span></text:p>
      <text:p text:style-name="P17">}</text:p>
      <text:p text:style-name="P10">Poiché c'è una lettura di<text:s/><text:span text:style-name="OrgCode1">x</text:span><text:s/>sul lato destro dell'assegnazione e una scrittura effettiva sulla sinistra queste sono due operazioni. Un altro thread potrebbe insinuarsi nel mezzo e renderti infelice.</text:p>
      <text:p text:style-name="P10">Ma<text:s/><text:span text:style-name="Emphasis1">puoi</text:span><text:s/>usare la scorciatoia<text:s/><text:span text:style-name="OrgCode1">+=</text:span><text:s/>per ottenere un'operazione atomica:</text:p>
      <text:p text:style-name="P16"><text:span text:style-name="OrgSrcFontLockTypeFace1">atomic_int</text:span><text:s/><text:span text:style-name="OrgSrcFontLockVariableNameFace1">x</text:span><text:s/>= 0;</text:p>
      <text:p text:style-name="P16"/>
      <text:p text:style-name="P16"><text:span text:style-name="OrgSrcFontLockFunctionNameFace1">thread1</text:span>() {</text:p>
      <text:p text:style-name="P16"><text:s text:c="4"/>x += 3;<text:s text:c="3"/><text:span text:style-name="OrgSrcFontLockCommentDelimiterFace1">//<text:s/></text:span><text:span text:style-name="OrgSrcFontLockCommentFace1">ATOMICO!</text:span></text:p>
      <text:p text:style-name="P17">}</text:p>
      <text:p text:style-name="P10">In tal caso,<text:s/><text:span text:style-name="OrgCode1">x</text:span><text:s/>verrà incrementato atomicamente di ~3~—nessun altro thread può saltare nel mezzo.</text:p>
      <text:p text:style-name="P10">In particolare i seguenti operatori sono atomici read-modify-write operations con coerenza sequenziale, quindi usali con gioioso abbandono. (Nell'esempio,<text:s/><text:span text:style-name="OrgCode1">a</text:span><text:s/>è atomico.)</text:p>
      <text:p text:style-name="P16">a++ <text:s text:c="6"/>a-- <text:s text:c="6"/>--a <text:s text:c="6"/>++a</text:p>
      <text:p text:style-name="P16">a += b <text:s text:c="3"/>a -= b <text:s text:c="3"/>a *= b <text:s text:c="3"/>a /= b <text:s text:c="3"/>a %= b</text:p>
      <text:p text:style-name="P17">a &amp;= b <text:s text:c="3"/>a |= b <text:s text:c="3"/>a ^= b <text:s text:c="3"/>a &gt;&gt;= b <text:s text:c="2"/>a &lt;&lt;= b</text:p>
      <text:h text:outline-level="2" text:style-name="P15"><text:bookmark-start text:name="OrgXref.org79f3298"/><text:bookmark text:name="org79f3298"/>Funzioni di libreria che si sincronizzano automaticamente<text:s/><text:bookmark-end text:name="OrgXref.org79f3298"/></text:h>
      <text:p text:style-name="P10">Finora abbiamo parlato di come sincronizzarsi con le variabili atomiche ma risulta che ci sono alcune funzioni di libreria che eseguono da sole una sincronizzazione limitata dietro le quinte.</text:p>
      <text:p text:style-name="P16"><text:span text:style-name="OrgSrcFontLockFunctionNameFace1">call_once</text:span>()<text:s text:c="6"/><text:span text:style-name="OrgSrcFontLockFunctionNameFace1">thrd_create</text:span>()<text:s text:c="7"/><text:span text:style-name="OrgSrcFontLockFunctionNameFace1">thrd_join</text:span>()</text:p>
      <text:p text:style-name="P16"><text:span text:style-name="OrgSrcFontLockFunctionNameFace1">mtx_lock</text:span>()<text:s text:c="7"/><text:span text:style-name="OrgSrcFontLockFunctionNameFace1">mtx_timedlock</text:span>()<text:s text:c="5"/><text:span text:style-name="OrgSrcFontLockFunctionNameFace1">mtx_trylock</text:span>()</text:p>
      <text:p text:style-name="P16"><text:span text:style-name="OrgSrcFontLockFunctionNameFace1">malloc</text:span>()<text:s text:c="9"/><text:span text:style-name="OrgSrcFontLockFunctionNameFace1">calloc</text:span>()<text:s text:c="12"/><text:span text:style-name="OrgSrcFontLockFunctionNameFace1">realloc</text:span>()</text:p>
      <text:p text:style-name="P17"><text:span text:style-name="OrgSrcFontLockFunctionNameFace1">aligned_alloc</text:span>()</text:p>
      <text:p text:style-name="P10"><text:span text:style-name="OrgCode1">call_once()</text:span><text:s/>—Si sincronizza con tutte le chiamate successive a<text:s/><text:span text:style-name="OrgCode1">call_once()</text:span><text:s/>per una bandiera particolare. In questo modo le chiamate successive possono essere certi che se un altro thread imposta il flag, lo vedranno.</text:p>
      <text:p text:style-name="P10"><text:span text:style-name="OrgCode1">thrd_create()</text:span><text:s/>—Si sincronizza con l'inizio del nuovo thread. Il nuovo thread può essere sicuro che vedrà tutte le scritture di memoria condivisa dal thread principale prima della chiamata<text:s/><text:span text:style-name="OrgCode1">thrd_create()</text:span>.</text:p>
      <text:p text:style-name="P10"><text:span text:style-name="OrgCode1">thrd_join()</text:span><text:s/>—Quando un thread muore si sincronizza con questa funzione. Il thread che ha chiamato<text:s/><text:span text:style-name="OrgCode1">thrd_join()</text:span><text:s/>puoi essere certo che può vedere tutte le scritture condivise dell'ultimo thread.</text:p>
      <text:p text:style-name="P10"><text:span text:style-name="OrgCode1">mtx_lock()</text:span><text:s/>—Chiamate precedenti a<text:s/><text:span text:style-name="OrgCode1">mtx_unlock()</text:span><text:s/>sullo stesso mutex per sincronizzarsi su questa chiamata. Questo è il caso che rispecchia maggiormente il acquire/release processo di cui abbiamo già parlato.<text:s/><text:span text:style-name="OrgCode1">mtx_unlock()</text:span><text:s/>esegue un rilascio sulla variabile mutex assicurando qualsiasi thread successivo che effettui un'acquisizione con<text:s/><text:span text:style-name="OrgCode1">mtx_lock()</text:span><text:s/>può vedere tutte le modifiche alla memoria condivisa nella sezione critica.</text:p>
      <text:p text:style-name="P10"><text:span text:style-name="OrgCode1">mtx_timedlock()</text:span><text:s/>e<text:s/><text:span text:style-name="OrgCode1">mtx_trylock()</text:span><text:s/>—Simile alla situazione con<text:s/><text:span text:style-name="OrgCode1">mtx_lock()</text:span><text:s/>se questa chiamata ha esito positivo le chiamate precedenti a<text:s/><text:span text:style-name="OrgCode1">mtx_unlock()</text:span><text:s/>si sincronizzano con questo.</text:p>
      <text:p text:style-name="P10"><text:span text:style-name="Bold1">Dynamic Memory Functions</text:span>: se allochi memoria si sincronizza con la precedente deallocazione di quella stessa memoria. Inoltre le allocazioni e deallocazioni di quella particolare regione di memoria avvengono in un unico ordine totale su cui tutti i thread possono concordare.<text:s/><text:span text:style-name="Emphasis1">Penso</text:span><text:s/>che l'idea qui sia che la deallocazione possa cancellare la regione se lo desidera e vogliamo essere sicuri che un'allocazione successiva non veda i dati non cancellati. Qualcuno mi faccia sapere se c'è altro.</text:p>
      <text:h text:outline-level="2" text:style-name="P15"><text:bookmark-start text:name="OrgXref.org5a9dbde"/><text:bookmark text:name="org5a9dbde"/>Identificatore di tipo atomico, qualificatore<text:s/><text:bookmark-end text:name="OrgXref.org5a9dbde"/></text:h>
      <text:p text:style-name="P10">Abbassiamo il livello e vediamo quali tipi abbiamo a disposizione e come possiamo creare nuovi tipi atomici.</text:p>
      <text:p text:style-name="P10">Per prima cosa diamo un'occhiata ai tipi atomici incorporati e a cosa sono<text:s/><text:span text:style-name="OrgCode1">typedef</text:span>. (Spoiler:<text:s/><text:span text:style-name="OrgCode1">_Atomic</text:span><text:s/>è un qualificatore di tipo!)</text:p>
      <text:section text:name="Section60" text:style-name="OrgIndentedSection-Level-0">
        <text:p text:style-name="P3"/>
        <table:table table:style-name="Table1">
          <table:table-column table:style-name="Table1.A" table:number-columns-repeated="2"/>
          <table:table-row>
            <table:table-cell table:style-name="Table1.A1">
              <text:p text:style-name="P18">Atomic type</text:p>
            </table:table-cell>
            <table:table-cell table:style-name="Table1.A1">
              <text:p text:style-name="P18">Longhand equivalent</text:p>
            </table:table-cell>
          </table:table-row>
          <table:table-row>
            <table:table-cell table:style-name="Table1.A2">
              <text:p text:style-name="P18"><text:span text:style-name="OrgCode1">atomic_bool</text:span></text:p>
            </table:table-cell>
            <table:table-cell table:style-name="Table1.A2">
              <text:p text:style-name="P18"><text:span text:style-name="OrgCode1">_Atomic _Bool</text:span></text:p>
            </table:table-cell>
          </table:table-row>
          <table:table-row>
            <table:table-cell table:style-name="Table1.A2">
              <text:p text:style-name="P18"><text:span text:style-name="OrgCode1">atomic_char</text:span></text:p>
            </table:table-cell>
            <table:table-cell table:style-name="Table1.A2">
              <text:p text:style-name="P18"><text:span text:style-name="OrgCode1">_Atomic char</text:span></text:p>
            </table:table-cell>
          </table:table-row>
          <table:table-row>
            <table:table-cell table:style-name="Table1.A2">
              <text:p text:style-name="P18"><text:span text:style-name="OrgCode1">atomic_schar</text:span></text:p>
            </table:table-cell>
            <table:table-cell table:style-name="Table1.A2">
              <text:p text:style-name="P18"><text:span text:style-name="OrgCode1">_Atomic signed char</text:span></text:p>
            </table:table-cell>
          </table:table-row>
          <table:table-row>
            <table:table-cell table:style-name="Table1.A2">
              <text:p text:style-name="P18"><text:span text:style-name="OrgCode1">atomic_uchar</text:span></text:p>
            </table:table-cell>
            <table:table-cell table:style-name="Table1.A2">
              <text:p text:style-name="P18"><text:span text:style-name="OrgCode1">_Atomic unsigned char</text:span></text:p>
            </table:table-cell>
          </table:table-row>
          <table:table-row>
            <table:table-cell table:style-name="Table1.A2">
              <text:p text:style-name="P18"><text:span text:style-name="OrgCode1">atomic_short</text:span></text:p>
            </table:table-cell>
            <table:table-cell table:style-name="Table1.A2">
              <text:p text:style-name="P18"><text:span text:style-name="OrgCode1">_Atomic short</text:span></text:p>
            </table:table-cell>
          </table:table-row>
          <table:table-row>
            <table:table-cell table:style-name="Table1.A2">
              <text:p text:style-name="P18"><text:span text:style-name="OrgCode1">atomic_ushort</text:span></text:p>
            </table:table-cell>
            <table:table-cell table:style-name="Table1.A2">
              <text:p text:style-name="P18"><text:span text:style-name="OrgCode1">_Atomic unsigned short</text:span></text:p>
            </table:table-cell>
          </table:table-row>
          <table:table-row>
            <table:table-cell table:style-name="Table1.A2">
              <text:p text:style-name="P18"><text:span text:style-name="OrgCode1">atomic_int</text:span></text:p>
            </table:table-cell>
            <table:table-cell table:style-name="Table1.A2">
              <text:p text:style-name="P18"><text:span text:style-name="OrgCode1">_Atomic int</text:span></text:p>
            </table:table-cell>
          </table:table-row>
          <table:table-row>
            <table:table-cell table:style-name="Table1.A2">
              <text:p text:style-name="P18"><text:span text:style-name="OrgCode1">atomic_uint</text:span></text:p>
            </table:table-cell>
            <table:table-cell table:style-name="Table1.A2">
              <text:p text:style-name="P18"><text:span text:style-name="OrgCode1">_Atomic unsigned int</text:span></text:p>
            </table:table-cell>
          </table:table-row>
          <table:table-row>
            <table:table-cell table:style-name="Table1.A2">
              <text:p text:style-name="P18"><text:span text:style-name="OrgCode1">atomic_long</text:span></text:p>
            </table:table-cell>
            <table:table-cell table:style-name="Table1.A2">
              <text:p text:style-name="P18"><text:span text:style-name="OrgCode1">_Atomic long</text:span></text:p>
            </table:table-cell>
          </table:table-row>
          <table:table-row>
            <table:table-cell table:style-name="Table1.A2">
              <text:p text:style-name="P18"><text:span text:style-name="OrgCode1">atomic_ulong</text:span></text:p>
            </table:table-cell>
            <table:table-cell table:style-name="Table1.A2">
              <text:p text:style-name="P18"><text:span text:style-name="OrgCode1">_Atomic unsigned long</text:span></text:p>
            </table:table-cell>
          </table:table-row>
          <table:table-row>
            <table:table-cell table:style-name="Table1.A2">
              <text:p text:style-name="P18"><text:span text:style-name="OrgCode1">atomic_llong</text:span></text:p>
            </table:table-cell>
            <table:table-cell table:style-name="Table1.A2">
              <text:p text:style-name="P18"><text:span text:style-name="OrgCode1">_Atomic long long</text:span></text:p>
            </table:table-cell>
          </table:table-row>
          <table:table-row>
            <table:table-cell table:style-name="Table1.A2">
              <text:p text:style-name="P18"><text:span text:style-name="OrgCode1">atomic_ullong</text:span></text:p>
            </table:table-cell>
            <table:table-cell table:style-name="Table1.A2">
              <text:p text:style-name="P18"><text:span text:style-name="OrgCode1">_Atomic unsigned long long</text:span></text:p>
            </table:table-cell>
          </table:table-row>
          <table:table-row>
            <table:table-cell table:style-name="Table1.A2">
              <text:p text:style-name="P18"><text:span text:style-name="OrgCode1">atomic_char16_t</text:span></text:p>
            </table:table-cell>
            <table:table-cell table:style-name="Table1.A2">
              <text:p text:style-name="P18"><text:span text:style-name="OrgCode1">_Atomic char16_t</text:span></text:p>
            </table:table-cell>
          </table:table-row>
          <table:table-row>
            <table:table-cell table:style-name="Table1.A2">
              <text:p text:style-name="P18"><text:span text:style-name="OrgCode1">atomic_char32_t</text:span></text:p>
            </table:table-cell>
            <table:table-cell table:style-name="Table1.A2">
              <text:p text:style-name="P18"><text:span text:style-name="OrgCode1">_Atomic char32_t</text:span></text:p>
            </table:table-cell>
          </table:table-row>
          <table:table-row>
            <table:table-cell table:style-name="Table1.A2">
              <text:p text:style-name="P18"><text:span text:style-name="OrgCode1">atomic_wchar_t</text:span></text:p>
            </table:table-cell>
            <table:table-cell table:style-name="Table1.A2">
              <text:p text:style-name="P18"><text:span text:style-name="OrgCode1">_Atomic wchar_t</text:span></text:p>
            </table:table-cell>
          </table:table-row>
          <table:table-row>
            <table:table-cell table:style-name="Table1.A2">
              <text:p text:style-name="P18"><text:span text:style-name="OrgCode1">atomic_int_least8_t</text:span></text:p>
            </table:table-cell>
            <table:table-cell table:style-name="Table1.A2">
              <text:p text:style-name="P18"><text:span text:style-name="OrgCode1">_Atomic int_least8_t</text:span></text:p>
            </table:table-cell>
          </table:table-row>
          <table:table-row>
            <table:table-cell table:style-name="Table1.A2">
              <text:p text:style-name="P18"><text:span text:style-name="OrgCode1">atomic_uint_least8_t</text:span></text:p>
            </table:table-cell>
            <table:table-cell table:style-name="Table1.A2">
              <text:p text:style-name="P18"><text:span text:style-name="OrgCode1">_Atomic uint_least8_t</text:span></text:p>
            </table:table-cell>
          </table:table-row>
          <table:table-row>
            <table:table-cell table:style-name="Table1.A2">
              <text:p text:style-name="P18"><text:span text:style-name="OrgCode1">atomic_int_least16_t</text:span></text:p>
            </table:table-cell>
            <table:table-cell table:style-name="Table1.A2">
              <text:p text:style-name="P18"><text:span text:style-name="OrgCode1">_Atomic int_least16_t</text:span></text:p>
            </table:table-cell>
          </table:table-row>
          <table:table-row>
            <table:table-cell table:style-name="Table1.A2">
              <text:p text:style-name="P18"><text:span text:style-name="OrgCode1">atomic_uint_least16_t</text:span></text:p>
            </table:table-cell>
            <table:table-cell table:style-name="Table1.A2">
              <text:p text:style-name="P18"><text:span text:style-name="OrgCode1">_Atomic uint_least16_t</text:span></text:p>
            </table:table-cell>
          </table:table-row>
          <table:table-row>
            <table:table-cell table:style-name="Table1.A2">
              <text:p text:style-name="P18"><text:span text:style-name="OrgCode1">atomic_int_least32_t</text:span></text:p>
            </table:table-cell>
            <table:table-cell table:style-name="Table1.A2">
              <text:p text:style-name="P18"><text:span text:style-name="OrgCode1">_Atomic int_least32_t</text:span></text:p>
            </table:table-cell>
          </table:table-row>
          <table:table-row>
            <table:table-cell table:style-name="Table1.A2">
              <text:p text:style-name="P18"><text:span text:style-name="OrgCode1">atomic_uint_least32_t</text:span></text:p>
            </table:table-cell>
            <table:table-cell table:style-name="Table1.A2">
              <text:p text:style-name="P18"><text:span text:style-name="OrgCode1">_Atomic uint_least32_t</text:span></text:p>
            </table:table-cell>
          </table:table-row>
          <table:table-row>
            <table:table-cell table:style-name="Table1.A2">
              <text:p text:style-name="P18"><text:span text:style-name="OrgCode1">atomic_int_least64_t</text:span></text:p>
            </table:table-cell>
            <table:table-cell table:style-name="Table1.A2">
              <text:p text:style-name="P18"><text:span text:style-name="OrgCode1">_Atomic int_least64_t</text:span></text:p>
            </table:table-cell>
          </table:table-row>
          <table:table-row>
            <table:table-cell table:style-name="Table1.A2">
              <text:p text:style-name="P18"><text:span text:style-name="OrgCode1">atomic_uint_least64_t</text:span></text:p>
            </table:table-cell>
            <table:table-cell table:style-name="Table1.A2">
              <text:p text:style-name="P18"><text:span text:style-name="OrgCode1">_Atomic uint_least64_t</text:span></text:p>
            </table:table-cell>
          </table:table-row>
          <table:table-row>
            <table:table-cell table:style-name="Table1.A2">
              <text:p text:style-name="P18"><text:span text:style-name="OrgCode1">atomic_int_fast8_t</text:span></text:p>
            </table:table-cell>
            <table:table-cell table:style-name="Table1.A2">
              <text:p text:style-name="P18"><text:span text:style-name="OrgCode1">_Atomic int_fast8_t</text:span></text:p>
            </table:table-cell>
          </table:table-row>
          <table:table-row>
            <table:table-cell table:style-name="Table1.A2">
              <text:p text:style-name="P18"><text:span text:style-name="OrgCode1">atomic_uint_fast8_t</text:span></text:p>
            </table:table-cell>
            <table:table-cell table:style-name="Table1.A2">
              <text:p text:style-name="P18"><text:span text:style-name="OrgCode1">_Atomic uint_fast8_t</text:span></text:p>
            </table:table-cell>
          </table:table-row>
          <table:table-row>
            <table:table-cell table:style-name="Table1.A2">
              <text:p text:style-name="P18"><text:span text:style-name="OrgCode1">atomic_int_fast16_t</text:span></text:p>
            </table:table-cell>
            <table:table-cell table:style-name="Table1.A2">
              <text:p text:style-name="P18"><text:span text:style-name="OrgCode1">_Atomic int_fast16_t</text:span></text:p>
            </table:table-cell>
          </table:table-row>
          <table:table-row>
            <table:table-cell table:style-name="Table1.A2">
              <text:p text:style-name="P18"><text:span text:style-name="OrgCode1">atomic_uint_fast16_t</text:span></text:p>
            </table:table-cell>
            <table:table-cell table:style-name="Table1.A2">
              <text:p text:style-name="P18"><text:span text:style-name="OrgCode1">_Atomic uint_fast16_t</text:span></text:p>
            </table:table-cell>
          </table:table-row>
          <table:table-row>
            <table:table-cell table:style-name="Table1.A2">
              <text:p text:style-name="P18"><text:span text:style-name="OrgCode1">atomic_int_fast32_t</text:span></text:p>
            </table:table-cell>
            <table:table-cell table:style-name="Table1.A2">
              <text:p text:style-name="P18"><text:span text:style-name="OrgCode1">_Atomic int_fast32_t</text:span></text:p>
            </table:table-cell>
          </table:table-row>
          <table:table-row>
            <table:table-cell table:style-name="Table1.A2">
              <text:p text:style-name="P18"><text:span text:style-name="OrgCode1">atomic_uint_fast32_t</text:span></text:p>
            </table:table-cell>
            <table:table-cell table:style-name="Table1.A2">
              <text:p text:style-name="P18"><text:span text:style-name="OrgCode1">_Atomic uint_fast32_t</text:span></text:p>
            </table:table-cell>
          </table:table-row>
          <table:table-row>
            <table:table-cell table:style-name="Table1.A2">
              <text:p text:style-name="P18"><text:span text:style-name="OrgCode1">atomic_int_fast64_t</text:span></text:p>
            </table:table-cell>
            <table:table-cell table:style-name="Table1.A2">
              <text:p text:style-name="P18"><text:span text:style-name="OrgCode1">_Atomic int_fast64_t</text:span></text:p>
            </table:table-cell>
          </table:table-row>
          <table:table-row>
            <table:table-cell table:style-name="Table1.A2">
              <text:p text:style-name="P18"><text:span text:style-name="OrgCode1">atomic_uint_fast64_t</text:span></text:p>
            </table:table-cell>
            <table:table-cell table:style-name="Table1.A2">
              <text:p text:style-name="P18"><text:span text:style-name="OrgCode1">_Atomic uint_fast64_t</text:span></text:p>
            </table:table-cell>
          </table:table-row>
          <table:table-row>
            <table:table-cell table:style-name="Table1.A2">
              <text:p text:style-name="P18"><text:span text:style-name="OrgCode1">atomic_intptr_t</text:span></text:p>
            </table:table-cell>
            <table:table-cell table:style-name="Table1.A2">
              <text:p text:style-name="P18"><text:span text:style-name="OrgCode1">_Atomic intptr_t</text:span></text:p>
            </table:table-cell>
          </table:table-row>
          <table:table-row>
            <table:table-cell table:style-name="Table1.A2">
              <text:p text:style-name="P18"><text:span text:style-name="OrgCode1">atomic_uintptr_t</text:span></text:p>
            </table:table-cell>
            <table:table-cell table:style-name="Table1.A2">
              <text:p text:style-name="P18"><text:span text:style-name="OrgCode1">_Atomic uintptr_t</text:span></text:p>
            </table:table-cell>
          </table:table-row>
          <table:table-row>
            <table:table-cell table:style-name="Table1.A2">
              <text:p text:style-name="P18"><text:span text:style-name="OrgCode1">atomic_size_t</text:span></text:p>
            </table:table-cell>
            <table:table-cell table:style-name="Table1.A2">
              <text:p text:style-name="P18"><text:span text:style-name="OrgCode1">_Atomic size_t</text:span></text:p>
            </table:table-cell>
          </table:table-row>
          <table:table-row>
            <table:table-cell table:style-name="Table1.A2">
              <text:p text:style-name="P18"><text:span text:style-name="OrgCode1">atomic_ptrdiff_t</text:span></text:p>
            </table:table-cell>
            <table:table-cell table:style-name="Table1.A2">
              <text:p text:style-name="P18"><text:span text:style-name="OrgCode1">_Atomic ptrdiff_t</text:span></text:p>
            </table:table-cell>
          </table:table-row>
          <table:table-row>
            <table:table-cell table:style-name="Table1.A2">
              <text:p text:style-name="P18"><text:span text:style-name="OrgCode1">atomic_intmax_t</text:span></text:p>
            </table:table-cell>
            <table:table-cell table:style-name="Table1.A2">
              <text:p text:style-name="P18"><text:span text:style-name="OrgCode1">_Atomic intmax_t</text:span></text:p>
            </table:table-cell>
          </table:table-row>
          <table:table-row>
            <table:table-cell table:style-name="Table1.A3">
              <text:p text:style-name="P18"><text:span text:style-name="OrgCode1">atomic_uintmax_t</text:span></text:p>
            </table:table-cell>
            <table:table-cell table:style-name="Table1.A3">
              <text:p text:style-name="P18"><text:span text:style-name="OrgCode1">_Atomic uintmax_t</text:span></text:p>
            </table:table-cell>
          </table:table-row>
        </table:table>
        <text:p text:style-name="P3"/>
      </text:section>
      <text:p text:style-name="P10">Usali a piacimento! Sono coerenti con gli alias atomici trovati in C++ se questo aiuta.</text:p>
      <text:p text:style-name="P10">E se volessi di più?</text:p>
      <text:p text:style-name="P10">Puoi farlo con un qualificatore di tipo o uno specificatore di tipo.</text:p>
      <text:p text:style-name="P10">Innanzitutto lo specificatore! È la parola chiave<text:s/><text:span text:style-name="OrgCode1">_Atomic</text:span><text:s/>con un tipo tra parentesi dopo<text:note text:note-class="footnote"><text:note-citation>226</text:note-citation><text:note-body><text:p text:style-name="P14">Apparentemente C++23 lo sta aggiungendo come macro.</text:p></text:note-body></text:note>—adatto per l'uso con<text:s/><text:span text:style-name="OrgCode1">typedef</text:span>:</text:p>
      <text:p text:style-name="P16"><text:span text:style-name="OrgSrcFontLockKeywordFace1">typedef</text:span><text:s/><text:span text:style-name="OrgSrcFontLockTypeFace1">_Atomic</text:span>(<text:span text:style-name="OrgSrcFontLockTypeFace1">double</text:span>) atomic_double;</text:p>
      <text:p text:style-name="P16"/>
      <text:p text:style-name="P17"><text:span text:style-name="OrgSrcFontLockTypeFace1">atomic_double</text:span><text:s/><text:span text:style-name="OrgSrcFontLockVariableNameFace1">f</text:span>;</text:p>
      <text:p text:style-name="P10">Restrizioni sullo specificatore: il tipo che stai rendendo atomico non può essere di tipo array o funzione, né può essere atomico o altrimenti qualificato.</text:p>
      <text:p text:style-name="P10">Prossimo qualificatore! È la parola chiave<text:s/><text:span text:style-name="OrgCode1">_Atomic</text:span><text:s/><text:span text:style-name="Emphasis1">senza</text:span><text:s/>tipo tra parentesi.</text:p>
      <text:p text:style-name="P10">Quindi questi fanno cose simili<text:note text:note-class="footnote"><text:note-citation>227</text:note-citation><text:note-body><text:p text:style-name="P14">Le specifiche rilevano che potrebbero differire per dimensioni, rappresentazione e allineamento.</text:p></text:note-body></text:note>:</text:p>
      <text:p text:style-name="P16"><text:span text:style-name="OrgSrcFontLockFunctionNameFace1">_Atomic</text:span>(<text:span text:style-name="OrgSrcFontLockTypeFace1">int</text:span>) i;<text:s text:c="3"/><text:span text:style-name="OrgSrcFontLockCommentDelimiterFace1">//<text:s/></text:span><text:span text:style-name="OrgSrcFontLockCommentFace1">identificatore di tipo</text:span></text:p>
      <text:p text:style-name="P17">_Atomic<text:s/><text:span text:style-name="OrgSrcFontLockTypeFace1">int</text:span><text:s text:c="2"/><text:span text:style-name="OrgSrcFontLockVariableNameFace1">j</text:span>;<text:s text:c="3"/><text:span text:style-name="OrgSrcFontLockCommentDelimiterFace1">//<text:s/></text:span><text:span text:style-name="OrgSrcFontLockCommentFace1">qualificatore di tipo</text:span></text:p>
      <text:p text:style-name="P10">Il fatto è che puoi includere altri qualificatori di tipo con quest'ultimo:</text:p>
      <text:p text:style-name="P17"><text:span text:style-name="OrgSrcFontLockTypeFace1">_Atomic</text:span><text:s/><text:span text:style-name="OrgSrcFontLockKeywordFace1">volatile</text:span><text:s/><text:span text:style-name="OrgSrcFontLockTypeFace1">int</text:span><text:s/>k;<text:s text:c="3"/><text:span text:style-name="OrgSrcFontLockCommentDelimiterFace1">//<text:s/></text:span><text:span text:style-name="OrgSrcFontLockCommentFace1">qualified atomic variable</text:span></text:p>
      <text:p text:style-name="P10">Restrizioni sulla qualificazione: il tipo che stai rendendo atomico non può essere di tipo array o funzione.</text:p>
      <text:h text:outline-level="2" text:style-name="P15"><text:bookmark-start text:name="OrgXref.org728e683"/><text:bookmark text:name="org728e683"/>Variabili atomiche prive di lock<text:s/><text:bookmark-end text:name="OrgXref.org728e683"/></text:h>
      <text:p text:style-name="P10">Le architetture hardware sono limitate nella quantità di dati che possono leggere e scrivere atomicamente. Dipende da come è collegato insieme. E varia.</text:p>
      <text:p text:style-name="P10">Se utilizzi un tipo atomico puoi essere certo che gli accessi a quel tipo saranno atomici… ma c'è un problema: se l'hardware non può farlo viene invece eseguito con un blocco.</text:p>
      <text:p text:style-name="P10">Quindi l'accesso atomico diventa lock-access-unlock che è molto più lento e ha alcune implicazioni per i gestori di segnale.</text:p>
      <text:p text:style-name="P10">I flag atomici di seguito sono l'unico tipo atomico che è garantito essere privo di blocchi in tutte le implementazioni conformi. Nel tipico mondo dei computer desktop/laptop altri tipi più grandi sono probabilmente privi di blocchi.</text:p>
      <text:p text:style-name="P10">Fortunatamente abbiamo un paio di modi per determinare se un particolare tipo è un atomico senza lock o meno.</text:p>
      <text:p text:style-name="P10">Prima di tutto alcune macro—puoi usarli in fase di compilazione con<text:s/><text:span text:style-name="OrgCode1">#if</text:span>. Si applicano sia ai tipi signed che a quelli unsigned.</text:p>
      <text:section text:name="Section61" text:style-name="OrgIndentedSection-Level-0">
        <text:p text:style-name="P3"/>
        <table:table table:style-name="Table1">
          <table:table-column table:style-name="Table1.A" table:number-columns-repeated="2"/>
          <table:table-row>
            <table:table-cell table:style-name="Table1.A1">
              <text:p text:style-name="P18">Atomic Type</text:p>
            </table:table-cell>
            <table:table-cell table:style-name="Table1.A1">
              <text:p text:style-name="P18">Lock Free Macro</text:p>
            </table:table-cell>
          </table:table-row>
          <table:table-row>
            <table:table-cell table:style-name="Table1.A2">
              <text:p text:style-name="P18"><text:span text:style-name="OrgCode1">atomic_bool</text:span></text:p>
            </table:table-cell>
            <table:table-cell table:style-name="Table1.A2">
              <text:p text:style-name="P18"><text:span text:style-name="OrgCode1">ATOMIC_BOOL_LOCK_FREE</text:span></text:p>
            </table:table-cell>
          </table:table-row>
          <table:table-row>
            <table:table-cell table:style-name="Table1.A2">
              <text:p text:style-name="P18"><text:span text:style-name="OrgCode1">atomic_char</text:span></text:p>
            </table:table-cell>
            <table:table-cell table:style-name="Table1.A2">
              <text:p text:style-name="P18"><text:span text:style-name="OrgCode1">ATOMIC_CHAR_LOCK_FREE</text:span></text:p>
            </table:table-cell>
          </table:table-row>
          <table:table-row>
            <table:table-cell table:style-name="Table1.A2">
              <text:p text:style-name="P18"><text:span text:style-name="OrgCode1">atomic_char16_t</text:span></text:p>
            </table:table-cell>
            <table:table-cell table:style-name="Table1.A2">
              <text:p text:style-name="P18"><text:span text:style-name="OrgCode1">ATOMIC_CHAR16_T_LOCK_FREE</text:span></text:p>
            </table:table-cell>
          </table:table-row>
          <table:table-row>
            <table:table-cell table:style-name="Table1.A2">
              <text:p text:style-name="P18"><text:span text:style-name="OrgCode1">atomic_char32_t</text:span></text:p>
            </table:table-cell>
            <table:table-cell table:style-name="Table1.A2">
              <text:p text:style-name="P18"><text:span text:style-name="OrgCode1">ATOMIC_CHAR32_T_LOCK_FREE</text:span></text:p>
            </table:table-cell>
          </table:table-row>
          <table:table-row>
            <table:table-cell table:style-name="Table1.A2">
              <text:p text:style-name="P18"><text:span text:style-name="OrgCode1">atomic_wchar_t</text:span></text:p>
            </table:table-cell>
            <table:table-cell table:style-name="Table1.A2">
              <text:p text:style-name="P18"><text:span text:style-name="OrgCode1">ATOMIC_WCHAR_T_LOCK_FREE</text:span></text:p>
            </table:table-cell>
          </table:table-row>
          <table:table-row>
            <table:table-cell table:style-name="Table1.A2">
              <text:p text:style-name="P18"><text:span text:style-name="OrgCode1">atomic_short</text:span></text:p>
            </table:table-cell>
            <table:table-cell table:style-name="Table1.A2">
              <text:p text:style-name="P18"><text:span text:style-name="OrgCode1">ATOMIC_SHORT_LOCK_FREE</text:span></text:p>
            </table:table-cell>
          </table:table-row>
          <table:table-row>
            <table:table-cell table:style-name="Table1.A2">
              <text:p text:style-name="P18"><text:span text:style-name="OrgCode1">atomic_int</text:span></text:p>
            </table:table-cell>
            <table:table-cell table:style-name="Table1.A2">
              <text:p text:style-name="P18"><text:span text:style-name="OrgCode1">ATOMIC_INT_LOCK_FREE</text:span></text:p>
            </table:table-cell>
          </table:table-row>
          <table:table-row>
            <table:table-cell table:style-name="Table1.A2">
              <text:p text:style-name="P18"><text:span text:style-name="OrgCode1">atomic_long</text:span></text:p>
            </table:table-cell>
            <table:table-cell table:style-name="Table1.A2">
              <text:p text:style-name="P18"><text:span text:style-name="OrgCode1">ATOMIC_LONG_LOCK_FREE</text:span></text:p>
            </table:table-cell>
          </table:table-row>
          <table:table-row>
            <table:table-cell table:style-name="Table1.A2">
              <text:p text:style-name="P18"><text:span text:style-name="OrgCode1">atomic_llong</text:span></text:p>
            </table:table-cell>
            <table:table-cell table:style-name="Table1.A2">
              <text:p text:style-name="P18"><text:span text:style-name="OrgCode1">ATOMIC_LLONG_LOCK_FREE</text:span></text:p>
            </table:table-cell>
          </table:table-row>
          <table:table-row>
            <table:table-cell table:style-name="Table1.A3">
              <text:p text:style-name="P18"><text:span text:style-name="OrgCode1">atomic_intptr_t</text:span></text:p>
            </table:table-cell>
            <table:table-cell table:style-name="Table1.A3">
              <text:p text:style-name="P18"><text:span text:style-name="OrgCode1">ATOMIC_POINTER_LOCK_FREE</text:span></text:p>
            </table:table-cell>
          </table:table-row>
        </table:table>
        <text:p text:style-name="P3"/>
      </text:section>
      <text:p text:style-name="P10">È interessante notare che queste macro possono avere<text:s/><text:span text:style-name="Emphasis1">tre</text:span><text:s/>valori diversi:</text:p>
      <text:section text:name="Section62" text:style-name="OrgIndentedSection-Level-0">
        <text:p text:style-name="P3"/>
        <table:table table:style-name="Table1">
          <table:table-column table:style-name="Table1.A" table:number-columns-repeated="2"/>
          <table:table-row>
            <table:table-cell table:style-name="Table1.A1">
              <text:p text:style-name="P18">Valore</text:p>
            </table:table-cell>
            <table:table-cell table:style-name="Table1.A1">
              <text:p text:style-name="P18">Significato</text:p>
            </table:table-cell>
          </table:table-row>
          <table:table-row>
            <table:table-cell table:style-name="Table1.A2">
              <text:p text:style-name="P18"><text:span text:style-name="OrgCode1">0</text:span></text:p>
            </table:table-cell>
            <table:table-cell table:style-name="Table1.A2">
              <text:p text:style-name="P18">Never lock-free.</text:p>
            </table:table-cell>
          </table:table-row>
          <table:table-row>
            <table:table-cell table:style-name="Table1.A2">
              <text:p text:style-name="P18"><text:span text:style-name="OrgCode1">1</text:span></text:p>
            </table:table-cell>
            <table:table-cell table:style-name="Table1.A2">
              <text:p text:style-name="P18">Sometimes lock-free.</text:p>
            </table:table-cell>
          </table:table-row>
          <table:table-row>
            <table:table-cell table:style-name="Table1.A3">
              <text:p text:style-name="P18"><text:span text:style-name="OrgCode1">2</text:span></text:p>
            </table:table-cell>
            <table:table-cell table:style-name="Table1.A3">
              <text:p text:style-name="P18">Always lock-free.</text:p>
            </table:table-cell>
          </table:table-row>
        </table:table>
        <text:p text:style-name="P3"/>
      </text:section>
      <text:p text:style-name="P10">Aspetta—come può qualcosa essere<text:s/><text:span text:style-name="Emphasis1">a volte</text:span><text:s/>senza serratura? Ciò significa semplicemente che la risposta non è nota in fase di compilazione ma potrebbe essere nota in seguito in fase di esecuzione. Forse la risposta varia a seconda che tu stia eseguendo o meno questo codice su Intel o AMD originali o qualcosa del genere<text:note text:note-class="footnote"><text:note-citation>228</text:note-citation><text:note-body><text:p text:style-name="P14">Ho appena tirato fuori quell'esempio dal nulla. Forse non ha importanza su Intel/AMD ma potrebbe avere importanza da qualche parte dannazione!</text:p></text:note-body></text:note>.</text:p>
      <text:p text:style-name="P10">Ma puoi sempre testare in fase di esecuzione con la funzione<text:s/><text:span text:style-name="OrgCode1">atomic_is_lock_free()</text:span>. Questa funzione restituisce vero o falso se il tipo particolare è atomico in questo momento.</text:p>
      <text:p text:style-name="P10">Allora perché ci preoccupiamo?</text:p>
      <text:p text:style-name="P10">Senza blocco è più veloce quindi forse c'è un problema di velocità che potresti codificare in un altro modo. O forse devi utilizzare una variabile atomica in un gestore di segnale.</text:p>
      <text:h text:outline-level="3" text:style-name="P19"><text:bookmark text:name="org6676f8a"/><text:bookmark-start text:name="OrgXref.org6676f8a"/>Gestori di segnale e atomi senza lock<text:s/><text:bookmark-end text:name="OrgXref.org6676f8a"/></text:h>
      <text:p text:style-name="P10">Se leggi o scrivi una variabile condivisa (durata della memorizzazione statica o<text:s/><text:span text:style-name="OrgCode1">_Thread_Local</text:span>) in un gestore di segnali, è un comportamento indefinito [gasp!]… A meno che non si effettui una delle seguenti operazioni:</text:p>
      <text:list text:style-name="OrgNumberedList29" xml:id="list-47f2fec7-bdef-4699-9de5-c29b3676051c">
        <text:list-item>
          <text:number>1.</text:number>
          <text:p text:style-name="P10">Scrivere in una variabile di tipo<text:s/><text:span text:style-name="OrgCode1">volatile sig_atomic_t</text:span>.</text:p>
        </text:list-item>
        <text:list-item>
          <text:number>2.</text:number>
          <text:p text:style-name="P10">Leggere o scrivere una variabile atomica senza lock.</text:p>
        </text:list-item>
      </text:list>
      <text:p text:style-name="P10">Per quanto ne so le variabili atomiche prive di lock sono uno dei pochi modi per ottenere informazioni in modo portabile da un gestore di segnali.</text:p>
      <text:p text:style-name="P10">Le specifiche sono un po' vaghe a quanto ho letto sull'ordine della memoria quando si tratta di acquisire o rilasciare variabili atomiche nel gestore del segnale. Il C++ dice, ed è logico, che tali accessi non sono sequenziati rispetto al resto del programma<text:note text:note-class="footnote"><text:note-citation>229</text:note-citation><text:note-body><text:p text:style-name="P14">Il C++ spiega che se il segnale è il risultato di una chiamata a<text:s/><text:span text:style-name="OrgCode1">raise()</text:span><text:s/>viene sequenziato dopo<text:s/><text:span text:style-name="OrgCode1">raise()</text:span>.</text:p></text:note-body></text:note>. Dopotutto il segnale può essere avviato in qualsiasi momento. Quindi presumo che il comportamento di C sia simile.</text:p>
      <text:h text:outline-level="2" text:style-name="P15"><text:bookmark text:name="orgb11c86c"/><text:bookmark-start text:name="OrgXref.orgb11c86c"/>Bandiere atomiche<text:s/><text:bookmark-end text:name="OrgXref.orgb11c86c"/></text:h>
      <text:p text:style-name="P10">C'è solo un tipo che lo standard garantisce sarà un atomico senza blocco:<text:s/><text:span text:style-name="OrgCode1">atomic_flag</text:span>. Questo è un tipo opaco per le operazioni test-and-set<text:note text:note-class="footnote"><text:note-citation>230</text:note-citation><text:note-body><text:p text:style-name="P14"><text:a xlink:type="simple" xlink:href="https://en.wikipedia.org/wiki/Test-and-set"><text:span text:style-name="T3">https://en.wikipedia.org/wiki/Test-and-set</text:span></text:a></text:p></text:note-body></text:note>.</text:p>
      <text:p text:style-name="P10">Può essere emtrami<text:s/><text:span text:style-name="Emphasis1">impostato</text:span><text:s/>o<text:s/><text:span text:style-name="Emphasis1">cancellato</text:span>. Puoi inizializzarlo per cancellarlo:</text:p>
      <text:p text:style-name="P17"><text:span text:style-name="OrgSrcFontLockTypeFace1">atomic_flag</text:span><text:s/><text:span text:style-name="OrgSrcFontLockVariableNameFace1">f</text:span><text:s/>= ATOMIC_FLAG_INIT;</text:p>
      <text:p text:style-name="P10">Puoi impostare la bandiera in modo atomico con<text:s/><text:span text:style-name="OrgCode1">atomic_flag_test_and_set()</text:span><text:s/>che imposterà il flag e restituirà il suo stato precedente come un<text:s/><text:span text:style-name="OrgCode1">_Bool</text:span><text:s/>(vero per l'insieme).</text:p>
      <text:p text:style-name="P10">Puoi eliminare atomicamente la flag con atomic<text:span text:style-name="OrgSubscript1">flagclear</text:span>().</text:p>
      <text:p text:style-name="P10">Ecco un esempio in cui inizializziamo il flag per cancellarlo lo impostiamo due volte, quindi lo cancelliamo di nuovo.</text:p>
      <text:p text:style-name="P16"><text:span text:style-name="OrgSrcFontLockPreprocessorFace1">#include</text:span><text:s/><text:span text:style-name="OrgSrcFontLockStringFace1">&lt;stdio.h&gt;</text:span></text:p>
      <text:p text:style-name="P16"><text:span text:style-name="OrgSrcFontLockPreprocessorFace1">#include</text:span><text:s/><text:span text:style-name="OrgSrcFontLockStringFace1">&lt;stdbool.h&gt;</text:span></text:p>
      <text:p text:style-name="P16"><text:span text:style-name="OrgSrcFontLockPreprocessorFace1">#include</text:span><text:s/><text:span text:style-name="OrgSrcFontLockStringFace1">&lt;stdatomic.h&gt;</text:span></text:p>
      <text:p text:style-name="P16"/>
      <text:p text:style-name="P16"><text:span text:style-name="OrgSrcFontLockTypeFace1">atomic_flag</text:span><text:s/><text:span text:style-name="OrgSrcFontLockVariableNameFace1">f</text:span><text:s/>= ATOMIC_FLAG_INIT;</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text:span text:style-name="OrgSrcFontLockTypeFace1">bool</text:span><text:s/><text:span text:style-name="OrgSrcFontLockVariableNameFace1">r</text:span><text:s/>= atomic_flag_test_and_set(&amp;f);</text:p>
      <text:p text:style-name="P16"><text:s text:c="4"/>printf(<text:span text:style-name="OrgSrcFontLockStringFace1">"Value was: %d\n"</text:span>, r);<text:s text:c="11"/><text:span text:style-name="OrgSrcFontLockCommentDelimiterFace1">//<text:s/></text:span><text:span text:style-name="OrgSrcFontLockCommentFace1">0</text:span></text:p>
      <text:p text:style-name="P16"/>
      <text:p text:style-name="P16"><text:s text:c="4"/>r = atomic_flag_test_and_set(&amp;f);</text:p>
      <text:p text:style-name="P16"><text:s text:c="4"/>printf(<text:span text:style-name="OrgSrcFontLockStringFace1">"Value was: %d\n"</text:span>, r);<text:s text:c="11"/><text:span text:style-name="OrgSrcFontLockCommentDelimiterFace1">//<text:s/></text:span><text:span text:style-name="OrgSrcFontLockCommentFace1">1</text:span></text:p>
      <text:p text:style-name="P16"/>
      <text:p text:style-name="P16"><text:s text:c="4"/>atomic_flag_clear(&amp;f);</text:p>
      <text:p text:style-name="P16"><text:s text:c="4"/>r = atomic_flag_test_and_set(&amp;f);</text:p>
      <text:p text:style-name="P16"><text:s text:c="4"/>printf(<text:span text:style-name="OrgSrcFontLockStringFace1">"Value was: %d\n"</text:span>, r);<text:s text:c="11"/><text:span text:style-name="OrgSrcFontLockCommentDelimiterFace1">//<text:s/></text:span><text:span text:style-name="OrgSrcFontLockCommentFace1">0</text:span></text:p>
      <text:p text:style-name="P17">}</text:p>
      <text:h text:outline-level="2" text:style-name="P15"><text:span text:style-name="OrgCode1"><text:bookmark text:name="orge346b0b"/><text:bookmark-start text:name="OrgXref.orge346b0b"/>struct</text:span><text:s/>e<text:s/><text:span text:style-name="OrgCode1">union</text:span><text:s/>Atomiche<text:s/><text:bookmark-end text:name="OrgXref.orge346b0b"/></text:h>
      <text:p text:style-name="P10">Utilizzando il qualificatore o specificatore<text:s/><text:span text:style-name="OrgCode1">_Atomic</text:span><text:s/>puoi renderlo atomico<text:s/><text:span text:style-name="OrgCode1">struct</text:span><text:s/>o<text:s/><text:span text:style-name="OrgCode1">union</text:span>! Abbastanza sorprendente.</text:p>
      <text:p text:style-name="P10">Se non ci sono molti dati lì dentro (es. una manciata di byte) il tipo atomico risultante potrebbe essere privo di blocchi. Provalo con<text:s/><text:span text:style-name="OrgCode1">atomic_is_lock_free()</text:span>.</text:p>
      <text:p text:style-name="P16"><text:span text:style-name="OrgSrcFontLockPreprocessorFace1">#include</text:span><text:s/><text:span text:style-name="OrgSrcFontLockStringFace1">&lt;stdio.h&gt;</text:span></text:p>
      <text:p text:style-name="P16"><text:span text:style-name="OrgSrcFontLockPreprocessorFace1">#include</text:span><text:s/><text:span text:style-name="OrgSrcFontLockStringFace1">&lt;stdatomic.h&gt;</text:span></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text:span text:style-name="OrgSrcFontLockKeywordFace1">struct</text:span><text:s/><text:span text:style-name="OrgSrcFontLockTypeFace1">point</text:span><text:s/>{</text:p>
      <text:p text:style-name="P16"><text:s text:c="8"/><text:span text:style-name="OrgSrcFontLockTypeFace1">float</text:span><text:s/><text:span text:style-name="OrgSrcFontLockVariableNameFace1">x</text:span>,<text:s/><text:span text:style-name="OrgSrcFontLockVariableNameFace1">y</text:span>;</text:p>
      <text:p text:style-name="P16"><text:s text:c="4"/>};</text:p>
      <text:p text:style-name="P16"/>
      <text:p text:style-name="P16"><text:s text:c="4"/>_Atomic(<text:span text:style-name="OrgSrcFontLockKeywordFace1">struct</text:span><text:s/><text:span text:style-name="OrgSrcFontLockTypeFace1">point</text:span>) p;</text:p>
      <text:p text:style-name="P16"/>
      <text:p text:style-name="P16"><text:s text:c="4"/>printf(<text:span text:style-name="OrgSrcFontLockStringFace1">"Is lock free: %d\n"</text:span>, atomic_is_lock_free(&amp;p));</text:p>
      <text:p text:style-name="P17">}</text:p>
      <text:p text:style-name="P10">Ecco il problema: non è possibile accedere ai campi di un atomico<text:s/><text:span text:style-name="OrgCode1">struct</text:span><text:s/>o<text:s/><text:span text:style-name="OrgCode1">union~… quindi qual è il punto? Bene, puoi /copiare/ atomicamente l'intero ~struct</text:span><text:s/>in una variabile non atomica e poi usarla. Puoi copiare atomicamente anche nell'altro modo.</text:p>
      <text:p text:style-name="P16"><text:span text:style-name="OrgSrcFontLockPreprocessorFace1">#include</text:span><text:s/><text:span text:style-name="OrgSrcFontLockStringFace1">&lt;stdio.h&gt;</text:span></text:p>
      <text:p text:style-name="P16"><text:span text:style-name="OrgSrcFontLockPreprocessorFace1">#include</text:span><text:s/><text:span text:style-name="OrgSrcFontLockStringFace1">&lt;stdatomic.h&gt;</text:span></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text:span text:style-name="OrgSrcFontLockKeywordFace1">struct</text:span><text:s/><text:span text:style-name="OrgSrcFontLockTypeFace1">point</text:span><text:s/>{</text:p>
      <text:p text:style-name="P16"><text:s text:c="8"/><text:span text:style-name="OrgSrcFontLockTypeFace1">float</text:span><text:s/><text:span text:style-name="OrgSrcFontLockVariableNameFace1">x</text:span>,<text:s/><text:span text:style-name="OrgSrcFontLockVariableNameFace1">y</text:span>;</text:p>
      <text:p text:style-name="P16"><text:s text:c="4"/>};</text:p>
      <text:p text:style-name="P16"/>
      <text:p text:style-name="P16"><text:s text:c="4"/>_Atomic(<text:span text:style-name="OrgSrcFontLockKeywordFace1">struct</text:span><text:s/><text:span text:style-name="OrgSrcFontLockTypeFace1">point</text:span>) p;</text:p>
      <text:p text:style-name="P16"><text:s text:c="4"/><text:span text:style-name="OrgSrcFontLockKeywordFace1">struct</text:span><text:s/><text:span text:style-name="OrgSrcFontLockTypeFace1">point</text:span><text:s/><text:span text:style-name="OrgSrcFontLockVariableNameFace1">t</text:span>;</text:p>
      <text:p text:style-name="P16"/>
      <text:p text:style-name="P16"><text:s text:c="4"/>p = (<text:span text:style-name="OrgSrcFontLockKeywordFace1">struct</text:span><text:s/><text:span text:style-name="OrgSrcFontLockTypeFace1">point</text:span>){1, 2};<text:s text:c="2"/><text:span text:style-name="OrgSrcFontLockCommentDelimiterFace1">//<text:s/></text:span><text:span text:style-name="OrgSrcFontLockCommentFace1">Copia atomica</text:span></text:p>
      <text:p text:style-name="P16"/>
      <text:p text:style-name="P16"><text:s text:c="4"/><text:span text:style-name="OrgSrcFontLockCommentDelimiterFace1">//</text:span><text:span text:style-name="OrgSrcFontLockCommentFace1">printf("%f\n", p.x); <text:s/>// Errore</text:span></text:p>
      <text:p text:style-name="P16"/>
      <text:p text:style-name="P16"><text:s text:c="4"/>t = p;<text:s text:c="3"/><text:span text:style-name="OrgSrcFontLockCommentDelimiterFace1">//<text:s/></text:span><text:span text:style-name="OrgSrcFontLockCommentFace1">Atomic copy</text:span></text:p>
      <text:p text:style-name="P16"/>
      <text:p text:style-name="P16"><text:s text:c="4"/>printf(<text:span text:style-name="OrgSrcFontLockStringFace1">"%f\n"</text:span>, t.x);<text:s text:c="2"/><text:span text:style-name="OrgSrcFontLockCommentDelimiterFace1">//<text:s/></text:span><text:span text:style-name="OrgSrcFontLockCommentFace1">OK!</text:span></text:p>
      <text:p text:style-name="P17">}</text:p>
      <text:p text:style-name="P10">Puoi anche dichiarare una<text:s/><text:span text:style-name="OrgCode1">struct</text:span><text:s/>in cui i singoli campi sono atomici. L'implementazione è definita se i tipi atomici sono consentiti sui bitfield.</text:p>
      <text:h text:outline-level="2" text:style-name="P15"><text:bookmark text:name="orgc1c0c33"/><text:bookmark-start text:name="OrgXref.orgc1c0c33"/>Puntatori atomici<text:s/><text:bookmark-end text:name="OrgXref.orgc1c0c33"/></text:h>
      <text:p text:style-name="P10">Solo una nota qui sul posizionamento di<text:s/><text:span text:style-name="OrgCode1">_Atomic</text:span><text:s/>quando si tratta di puntatori.</text:p>
      <text:p text:style-name="P10">Innanzitutto i puntatori agli atomi (es. il valore del puntatore non è atomico ma la cosa a cui punta lo è):</text:p>
      <text:p text:style-name="P10">#+BEGIN<text:span text:style-name="OrgSubscript1">SRC</text:span><text:s/>C _Atomic int x; _Atomic int *p; // p è un puntatore a un atomic int</text:p>
      <text:p text:style-name="P10">p = &amp;x; // OK! #+END<text:span text:style-name="OrgSubscript1">SRC</text:span></text:p>
      <text:p text:style-name="P10">In secondo luogo puntatori atomici a valori non atomici (es. il valore del puntatore stesso è atomico ma l'oggetto a cui punta non lo è):</text:p>
      <text:p text:style-name="P16"><text:span text:style-name="OrgSrcFontLockTypeFace1">int</text:span><text:s/><text:span text:style-name="OrgSrcFontLockVariableNameFace1">x</text:span>;</text:p>
      <text:p text:style-name="P16"><text:span text:style-name="OrgSrcFontLockTypeFace1">int</text:span><text:s/>*<text:s/><text:span text:style-name="OrgSrcFontLockVariableNameFace1">_Atomic</text:span><text:s/>p;<text:s text:c="2"/><text:span text:style-name="OrgSrcFontLockCommentDelimiterFace1">//<text:s/></text:span><text:span text:style-name="OrgSrcFontLockCommentFace1">p è un puntatore atomico a un int</text:span></text:p>
      <text:p text:style-name="P16"/>
      <text:p text:style-name="P17">p = &amp;x;<text:s text:c="2"/><text:span text:style-name="OrgSrcFontLockCommentDelimiterFace1">//<text:s/></text:span><text:span text:style-name="OrgSrcFontLockCommentFace1">OK!</text:span></text:p>
      <text:p text:style-name="P10">Infine puntatori atomici a valori atomici (es. il puntatore e l'oggetto a cui punta sono entrambi atomici):</text:p>
      <text:p text:style-name="P16">_Atomic<text:s/><text:span text:style-name="OrgSrcFontLockTypeFace1">int</text:span><text:s/><text:span text:style-name="OrgSrcFontLockVariableNameFace1">x</text:span>;</text:p>
      <text:p text:style-name="P16">_Atomic<text:s/><text:span text:style-name="OrgSrcFontLockTypeFace1">int</text:span><text:s/>*<text:s/><text:span text:style-name="OrgSrcFontLockVariableNameFace1">_Atomic</text:span><text:s/>p;<text:s text:c="2"/><text:span text:style-name="OrgSrcFontLockCommentDelimiterFace1">//<text:s/></text:span><text:span text:style-name="OrgSrcFontLockCommentFace1">p è un puntatore atomico a an atomic int</text:span></text:p>
      <text:p text:style-name="P16"/>
      <text:p text:style-name="P17">p = &amp;x;<text:s text:c="2"/><text:span text:style-name="OrgSrcFontLockCommentDelimiterFace1">//<text:s/></text:span><text:span text:style-name="OrgSrcFontLockCommentFace1">OK!</text:span></text:p>
      <text:h text:outline-level="2" text:style-name="P15"><text:bookmark text:name="org4a3b863"/><text:bookmark-start text:name="OrgXref.org4a3b863"/>Ordine della memoria<text:s/><text:bookmark-end text:name="OrgXref.org4a3b863"/></text:h>
      <text:p text:style-name="P10">Abbiamo già parlato della coerenza sequenziale che è quella sensata del gruppo. Ma ce ne sono molti altri:</text:p>
      <text:section text:name="Section63" text:style-name="OrgIndentedSection-Level-0">
        <text:p text:style-name="P3"/>
        <table:table table:style-name="Table1">
          <table:table-column table:style-name="Table1.A" table:number-columns-repeated="2"/>
          <table:table-row>
            <table:table-cell table:style-name="Table1.A1">
              <text:p text:style-name="P18"><text:span text:style-name="OrgCode1">memory_order</text:span></text:p>
            </table:table-cell>
            <table:table-cell table:style-name="Table1.A1">
              <text:p text:style-name="P18">Description</text:p>
            </table:table-cell>
          </table:table-row>
          <table:table-row>
            <table:table-cell table:style-name="Table1.A2">
              <text:p text:style-name="P18"><text:span text:style-name="OrgCode1">memory_order_seq_cst</text:span></text:p>
            </table:table-cell>
            <table:table-cell table:style-name="Table1.A2">
              <text:p text:style-name="P18">Sequential Consistency</text:p>
            </table:table-cell>
          </table:table-row>
          <table:table-row>
            <table:table-cell table:style-name="Table1.A2">
              <text:p text:style-name="P18"><text:span text:style-name="OrgCode1">memory_order_acq_rel</text:span></text:p>
            </table:table-cell>
            <table:table-cell table:style-name="Table1.A2">
              <text:p text:style-name="P18">Acquire/Release</text:p>
            </table:table-cell>
          </table:table-row>
          <table:table-row>
            <table:table-cell table:style-name="Table1.A2">
              <text:p text:style-name="P18"><text:span text:style-name="OrgCode1">memory_order_release</text:span></text:p>
            </table:table-cell>
            <table:table-cell table:style-name="Table1.A2">
              <text:p text:style-name="P18">Release</text:p>
            </table:table-cell>
          </table:table-row>
          <table:table-row>
            <table:table-cell table:style-name="Table1.A2">
              <text:p text:style-name="P18"><text:span text:style-name="OrgCode1">memory_order_acquire</text:span></text:p>
            </table:table-cell>
            <table:table-cell table:style-name="Table1.A2">
              <text:p text:style-name="P18">Acquire</text:p>
            </table:table-cell>
          </table:table-row>
          <table:table-row>
            <table:table-cell table:style-name="Table1.A2">
              <text:p text:style-name="P18"><text:span text:style-name="OrgCode1">memory_order_consume</text:span></text:p>
            </table:table-cell>
            <table:table-cell table:style-name="Table1.A2">
              <text:p text:style-name="P18">Consume</text:p>
            </table:table-cell>
          </table:table-row>
          <table:table-row>
            <table:table-cell table:style-name="Table1.A3">
              <text:p text:style-name="P18"><text:span text:style-name="OrgCode1">memory_order_relaxed</text:span></text:p>
            </table:table-cell>
            <table:table-cell table:style-name="Table1.A3">
              <text:p text:style-name="P18">Relaxed</text:p>
            </table:table-cell>
          </table:table-row>
        </table:table>
        <text:p text:style-name="P3"/>
      </text:section>
      <text:p text:style-name="P10">È possibile specificarne altri con determinate funzioni di libreria. Ad esempio puoi aggiungere un valore a una variabile atomica come questa:</text:p>
      <text:p text:style-name="P16"><text:span text:style-name="OrgSrcFontLockTypeFace1">atomic_int</text:span><text:s/><text:span text:style-name="OrgSrcFontLockVariableNameFace1">x</text:span><text:s/>= 0;</text:p>
      <text:p text:style-name="P16"/>
      <text:p text:style-name="P17">x += 5;<text:s text:c="2"/><text:span text:style-name="OrgSrcFontLockCommentDelimiterFace1">//<text:s/></text:span><text:span text:style-name="OrgSrcFontLockCommentFace1">Coerenza sequenziale l'impostazione predefinita</text:span></text:p>
      <text:p text:style-name="P10">Oppure puoi fare lo stesso con questa funzione di libreria:</text:p>
      <text:p text:style-name="P16"><text:span text:style-name="OrgSrcFontLockTypeFace1">atomic_int</text:span><text:s/><text:span text:style-name="OrgSrcFontLockVariableNameFace1">x</text:span><text:s/>= 0;</text:p>
      <text:p text:style-name="P16"/>
      <text:p text:style-name="P17">atomic_fetch_add(&amp;x, 5);<text:s text:c="2"/><text:span text:style-name="OrgSrcFontLockCommentDelimiterFace1">//<text:s/></text:span><text:span text:style-name="OrgSrcFontLockCommentFace1">Coerenza sequenziale l'impostazione predefinita</text:span></text:p>
      <text:p text:style-name="P10">Oppure puoi fare la stessa cosa con un ordinamento esplicito della memoria:</text:p>
      <text:p text:style-name="P16"><text:span text:style-name="OrgSrcFontLockTypeFace1">atomic_int</text:span><text:s/><text:span text:style-name="OrgSrcFontLockVariableNameFace1">x</text:span><text:s/>= 0;</text:p>
      <text:p text:style-name="P16"/>
      <text:p text:style-name="P17">atomic_fetch_add_explicit(&amp;x, 5, memory_order_seq_cst);</text:p>
      <text:p text:style-name="P10">Ma cosa succederebbe se non volessimo la coerenza sequenziale? E tu volevi acquire/release invece per qualche motivo? Basta nominarlo:</text:p>
      <text:p text:style-name="P16"><text:span text:style-name="OrgSrcFontLockTypeFace1">atomic_int</text:span><text:s/><text:span text:style-name="OrgSrcFontLockVariableNameFace1">x</text:span><text:s/>= 0;</text:p>
      <text:p text:style-name="P16"/>
      <text:p text:style-name="P17">atomic_fetch_add_explicit(&amp;x, 5, memory_order_acq_rel);</text:p>
      <text:p text:style-name="P10">Faremo una ripartizione dei diversi ordini di memoria di seguito. Non scherzare con nient'altro che la coerenza sequenziale a meno che tu non sappia cosa stai facendo. È davvero facile commettere errori che causeranno guasti rari e difficili da riprodurre.</text:p>
      <text:h text:outline-level="3" text:style-name="P19"><text:bookmark-start text:name="OrgXref.org38d0e13"/><text:bookmark text:name="org38d0e13"/>Coerenza sequenziale<text:s/><text:bookmark-end text:name="OrgXref.org38d0e13"/></text:h>
      <text:list text:style-name="OrgBulletedList" xml:id="list-1ce54a7b-b01c-42d9-a87d-8353afec0275">
        <text:list-item>
          <text:p text:style-name="P10">Acquisizione delle operazioni di caricamento (vedi sotto).</text:p>
        </text:list-item>
        <text:list-item>
          <text:p text:style-name="P10">Rilascio delle operazioni di immagazzinamento (vedi sotto).</text:p>
        </text:list-item>
        <text:list-item>
          <text:p text:style-name="P10">Read-modify-write le operazioni acquisiscono e poi rilasciano.</text:p>
        </text:list-item>
      </text:list>
      <text:p text:style-name="P10">Inoltre al fine di mantenere l'ordine totale di acquisizioni e rilasci nessuna acquisizione o rilascio verrà riordinato l'uno rispetto all'altro. (Il acquire/release le regole non vietano di riordinare un rilascio seguito da un'acquisizione. Ma le regole sequenzialmente coerenti lo fanno.)</text:p>
      <text:h text:outline-level="3" text:style-name="P19"><text:bookmark text:name="org4eb0a1b"/><text:bookmark-start text:name="OrgXref.org4eb0a1b"/>Acquisire<text:s/><text:bookmark-end text:name="OrgXref.org4eb0a1b"/></text:h>
      <text:p text:style-name="P10">Questo è ciò che accade su una operazione load/read su una variabile atomica.</text:p>
      <text:list text:style-name="OrgBulletedList" xml:id="list-8e2c524f-d7d1-4405-8c88-64501a45a052">
        <text:list-item>
          <text:p text:style-name="P10">Se un altro thread ha rilasciato questa variabile atomica tutte le scritture effettuate da quel thread sono ora visibili in questo thread.</text:p>
        </text:list-item>
        <text:list-item>
          <text:p text:style-name="P10">Gli accessi alla memoria in questo thread che si verificano dopo questo caricamento non possono essere riordinati prima.</text:p>
        </text:list-item>
      </text:list>
      <text:h text:outline-level="3" text:style-name="P19"><text:bookmark text:name="orgb7b92db"/><text:bookmark-start text:name="OrgXref.orgb7b92db"/>Rilascio<text:s/><text:bookmark-end text:name="OrgXref.orgb7b92db"/></text:h>
      <text:p text:style-name="P10">Questo è ciò che accade su un store/write di una variabile atomica.</text:p>
      <text:list text:style-name="OrgBulletedList" xml:id="list-b7998632-ec36-49d9-b9b4-8ff78a415aa4">
        <text:list-item>
          <text:p text:style-name="P10">Se un altro thread successivamente acquisisce questa variabile atomica, tutta la memoria scrive in questo thread prima che la sua scrittura atomica diventi visibile a quell'altro thread.</text:p>
        </text:list-item>
        <text:list-item>
          <text:p text:style-name="P10">Gli accessi alla memoria in questo thread che si verificano prima del rilascio non possono essere riordinati dopo di esso.</text:p>
        </text:list-item>
      </text:list>
      <text:h text:outline-level="3" text:style-name="P19"><text:bookmark-start text:name="OrgXref.orgb929a92"/><text:bookmark text:name="orgb929a92"/>Consuma<text:s/><text:bookmark-end text:name="OrgXref.orgb929a92"/></text:h>
      <text:p text:style-name="P10">Questo è strano simile a una versione meno rigorosa dell'acquisizione. Ha effetto sugli accessi alla memoria che<text:s/><text:span text:style-name="Emphasis1">dipendono dai dati</text:span><text:s/>dalla variabile atomica.</text:p>
      <text:p text:style-name="P10">Essere “dipendente dai dati” significa vagamente che la variabile atomica viene utilizzata in un calcolo.</text:p>
      <text:p text:style-name="P10">Cioè se un thread consuma una variabile atomica, tutte le operazioni in quel thread che continuano a utilizzare quella variabile atomica saranno in grado di vedere le scritture in memoria nel thread di rilascio.</text:p>
      <text:p text:style-name="P10">Confronta per acquisire dove la memoria scrive nel thread di rilascio sarà visibile a<text:s/><text:span text:style-name="Emphasis1">tutte</text:span><text:s/>le operazioni nel thread corrente, non solo a quelle dipendenti dai dati.</text:p>
      <text:p text:style-name="P10">Inoltre come l'acquisizione esiste una restrizione su quali operazioni possono essere riordinate<text:s/><text:span text:style-name="Emphasis1">prima</text:span><text:s/>del consumo. Con l'acquisizione non è possibile riordinare nulla prima. Con consuma non puoi riordinare nulla che dipenda dal valore atomico caricato prima di esso.</text:p>
      <text:h text:outline-level="3" text:style-name="P19"><text:bookmark text:name="orgb129d2c"/><text:bookmark-start text:name="OrgXref.orgb129d2c"/>Acquire/Release<text:s/><text:bookmark-end text:name="OrgXref.orgb129d2c"/></text:h>
      <text:p text:style-name="P10">Questo vale solo per operazioni read-modify-write. È un'acquisizione e un rilascio raggruppati in uno solo.</text:p>
      <text:list text:style-name="OrgBulletedList" xml:id="list-d47c375b-cb81-4fb9-b366-51cc3911350b">
        <text:list-item>
          <text:p text:style-name="P10">Un'acquisizione avviene per la lettura.</text:p>
        </text:list-item>
        <text:list-item>
          <text:p text:style-name="P10">Per la scrittura avviene un rilascio.</text:p>
        </text:list-item>
      </text:list>
      <text:h text:outline-level="3" text:style-name="P19"><text:bookmark text:name="org269464e"/><text:bookmark-start text:name="OrgXref.org269464e"/>Relaxed<text:s/><text:bookmark-end text:name="OrgXref.org269464e"/></text:h>
      <text:p text:style-name="P10">Niente regole; è anarchia! Tutti possono riordinare tutto ovunque! Cani e gatti che vivono insieme—isteria di massa!</text:p>
      <text:p text:style-name="P10">In realtà esiste una regola. Le letture e le scritture atomiche sono ancora tutto o niente. Ma le operazioni possono essere riordinate in modo stravagante e non c'è sincronizzazione tra i thread.</text:p>
      <text:p text:style-name="P10">Esistono alcuni casi d'uso per questo ordine di memoria che puoi trovare con una piccola ricerca, es. contatori semplici.</text:p>
      <text:p text:style-name="P10">E puoi usare una recinzione per forzare la sincronizzazione dopo una serie di scritture rilassate.</text:p>
      <text:h text:outline-level="2" text:style-name="P15"><text:bookmark text:name="org005f5c5"/><text:bookmark-start text:name="OrgXref.org005f5c5"/>Recinzioni<text:s/><text:bookmark-end text:name="OrgXref.org005f5c5"/></text:h>
      <text:p text:style-name="P10">Sai come avvengono i rilasci e le acquisizioni delle variabili atomiche mentre le leggi e le scrivi?</text:p>
      <text:p text:style-name="P10">Bene, è possibile effettuare un rilascio o un'acquisizione anche<text:s/><text:span text:style-name="Emphasis1">senza</text:span><text:s/>una variabile atomica.</text:p>
      <text:p text:style-name="P10">Questo si chiama<text:s/><text:span text:style-name="Emphasis1">recinto</text:span>. Quindi se vuoi che tutte le scritture in un thread siano visibili altrove puoi creare una recinzione di rilascio in un thread e una recinzione di acquisizione in un altro proprio come funzionano le variabili atomiche.</text:p>
      <text:p text:style-name="P10">Dal momento che un'operazione di consumo non ha davvero senso in un recinto<text:note text:note-class="footnote"><text:note-citation>231</text:note-citation><text:note-body><text:p text:style-name="P14">Perché il consumo riguarda le operazioni che dipendono dal valore della variabile atomica acquisita e non esiste una variabile atomica con una recinzione.</text:p></text:note-body></text:note>,<text:s/><text:span text:style-name="OrgCode1">memory_order_consume</text:span><text:s/>viene trattato come un'acquisizione.</text:p>
      <text:p text:style-name="P10">Puoi montare una recinzione con qualsiasi ordine specificato:</text:p>
      <text:p text:style-name="P10"><text:span text:style-name="OrgCode1">atomic_thread_fence(memory_order_release);</text:span></text:p>
      <text:p text:style-name="P10">Esiste anche una versione leggera di una recinzione da utilizzare con i gestori di segnali chiamata<text:s/><text:span text:style-name="OrgCode1">atomic_signal_fence()</text:span>.</text:p>
      <text:p text:style-name="P10">Funziona proprio allo stesso modo di<text:s/><text:span text:style-name="OrgCode1">atomic_thread_fence()</text:span><text:s/>tranne che:</text:p>
      <text:list text:style-name="OrgBulletedList" xml:id="list-2b71b842-e19b-45ce-a678-9cbed7db21e0">
        <text:list-item>
          <text:p text:style-name="P10">Si occupa solo della visibilità dei valori all'interno dello stesso thread; non c'è sincronizzazione con altri thread.</text:p>
        </text:list-item>
        <text:list-item>
          <text:p text:style-name="P10">Non viene emessa alcuna istruzione di recinzione hardware.</text:p>
        </text:list-item>
      </text:list>
      <text:p text:style-name="P10">Se vuoi essere sicuro degli effetti collaterali delle operazioni non atomiche (e operazioni atomiche rilassate) sono visibili nel gestore del segnale, puoi utilizzare questa recinzione.</text:p>
      <text:p text:style-name="P10">L'idea è che il gestore del segnale sia in esecuzione in<text:s/><text:span text:style-name="Emphasis1">questo</text:span><text:s/>thread, non un altro, quindi questo è un modo più leggero per assicurarsi che le modifiche all'esterno del gestore del segnale siano visibili al suo interno (es. non sono stati riordinati).</text:p>
      <text:h text:outline-level="2" text:style-name="P15"><text:bookmark text:name="org973c894"/><text:bookmark-start text:name="OrgXref.org973c894"/>Referenze<text:s/><text:bookmark-end text:name="OrgXref.org973c894"/></text:h>
      <text:p text:style-name="P10">Se vuoi saperne di più su queste cose, ecco alcune delle cose che mi hanno aiutato ad affrontarle: Herb Sutter’s atomic&lt;&gt; Weapons talk: Part 1<text:note text:note-class="footnote"><text:note-citation>232</text:note-citation><text:note-body><text:p text:style-name="P14"><text:a xlink:type="simple" xlink:href="https://www.youtube.com/watch?v=A8eCGOqgvH4"><text:span text:style-name="T3">https://www.youtube.com/watch?v=A8eCGOqgvH4</text:span></text:a></text:p></text:note-body></text:note><text:s/>part 2<text:note text:note-class="footnote"><text:note-citation>233</text:note-citation><text:note-body><text:p text:style-name="P14"><text:a xlink:type="simple" xlink:href="https://www.youtube.com/watch?v=KeLBd2EJLOU"><text:span text:style-name="T3">https://www.youtube.com/watch?v=KeLBd2EJLOU</text:span></text:a></text:p></text:note-body></text:note><text:s/>Jeff Preshing’s materials<text:note text:note-class="footnote"><text:note-citation>234</text:note-citation><text:note-body><text:p text:style-name="P14"><text:a xlink:type="simple" xlink:href="https://preshing.com/archives/"><text:span text:style-name="T3">https://preshing.com/archives/</text:span></text:a></text:p></text:note-body></text:note>, in particolare: An Introduction to Lock-Free Programming<text:note text:note-class="footnote"><text:note-citation>235</text:note-citation><text:note-body><text:p text:style-name="P14"><text:a xlink:type="simple" xlink:href="https://preshing.com/20120612/an-introduction-to-lock-free-programming/"><text:span text:style-name="T3">https://preshing.com/20120612/an-introduction-to-lock-free-programming/</text:span></text:a></text:p></text:note-body></text:note><text:s/>Acquire and Release Semantics<text:note text:note-class="footnote"><text:note-citation>236</text:note-citation><text:note-body><text:p text:style-name="P14"><text:a xlink:type="simple" xlink:href="https://preshing.com/20120913/acquisire-and-release-semantics/"><text:span text:style-name="T3">https://preshing.com/20120913/acquisire-and-release-semantics/</text:span></text:a></text:p></text:note-body></text:note><text:s/>The Happens-Before Relation<text:note text:note-class="footnote"><text:note-citation>237</text:note-citation><text:note-body><text:p text:style-name="P14"><text:a xlink:type="simple" xlink:href="https://preshing.com/20130702/the-happens-before-relation/"><text:span text:style-name="T3">https://preshing.com/20130702/the-happens-before-relation/</text:span></text:a></text:p></text:note-body></text:note><text:s/>The Synchronizes-With Relation<text:note text:note-class="footnote"><text:note-citation>238</text:note-citation><text:note-body><text:p text:style-name="P14"><text:a xlink:type="simple" xlink:href="https://preshing.com/20130823/the-synchronizes-with-relation/"><text:span text:style-name="T3">https://preshing.com/20130823/the-synchronizes-with-relation/</text:span></text:a></text:p></text:note-body></text:note><text:s/>The Purpose of memory<text:span text:style-name="OrgSubscript1">orderconsume</text:span><text:s/>in C++11<text:note text:note-class="footnote"><text:note-citation>239</text:note-citation><text:note-body><text:p text:style-name="P14"><text:a xlink:type="simple" xlink:href="https://preshing.com/20140709/the-scopo-of-memory_order_consume-in-cpp11/"><text:span text:style-name="T3">https://preshing.com/20140709/the-scopo-of-memory_order_consume-in-cpp11/</text:span></text:a></text:p></text:note-body></text:note><text:s/>You Can Do Any Kind of Atomic Read-Modify-Write Operation<text:note text:note-class="footnote"><text:note-citation>241</text:note-citation><text:note-body><text:p text:style-name="P14"><text:a xlink:type="simple" xlink:href="https://preshing.com/20150402/you-can-do-any-kind-of-atomic-read-modify-write-operazione/"><text:span text:style-name="T3">https://preshing.com/20150402/you-can-do-any-kind-of-atomic-read-modify-write-operazione/</text:span></text:a></text:p></text:note-body></text:note><text:s/>CPPReference: Memory Order<text:note text:note-class="footnote"><text:note-citation>242</text:note-citation><text:note-body><text:p text:style-name="P14"><text:a xlink:type="simple" xlink:href="https://en.cppreference.com/w/c/atomic/memory_order"><text:span text:style-name="T3">https://en.cppreference.com/w/c/atomic/memory_order</text:span></text:a></text:p></text:note-body></text:note><text:s/>Atomic Types<text:note text:note-class="footnote"><text:note-citation>243</text:note-citation><text:note-body><text:p text:style-name="P14"><text:a xlink:type="simple" xlink:href="https://en.cppreference.com/w/c/lingual/atomic"><text:span text:style-name="T3">https://en.cppreference.com/w/c/lingual/atomic</text:span></text:a></text:p></text:note-body></text:note><text:s/>Bruce Dawson’s Lockless Programming Considerations<text:note text:note-class="footnote"><text:note-citation>244</text:note-citation><text:note-body><text:p text:style-name="P14"><text:a xlink:type="simple" xlink:href="https://docs.microsoft.com/en-us/windows/win32/dxtecharts/lockless-programming"><text:span text:style-name="T3">https://docs.microsoft.com/en-us/windows/win32/dxtecharts/lockless-programming</text:span></text:a></text:p></text:note-body></text:note><text:s/>Le persone disponibili e competenti su r/C<text:span text:style-name="OrgSubscript1">Programming</text:span><text:note text:note-class="footnote"><text:note-citation>245</text:note-citation><text:note-body><text:p text:style-name="P14"><text:a xlink:type="simple" xlink:href="https://www.reddit.com/r/C_Programming/↩︎"><text:span text:style-name="T3">https://www.reddit.com/r/C_Programming/↩︎</text:span></text:a></text:p></text:note-body></text:note></text:p>
      <text:h text:outline-level="1" text:style-name="P9"><text:bookmark text:name="org7065827"/><text:bookmark-start text:name="OrgXref.org7065827"/>Specificatori di funzioni, Specificatori/Operatori di allineamento<text:s/><text:bookmark-end text:name="OrgXref.org7065827"/></text:h>
      <text:p text:style-name="P10">Nella mia esperienza personale non li ho trovati utili ma li tratteremo qui per completezza.</text:p>
      <text:h text:outline-level="2" text:style-name="P15"><text:bookmark text:name="orgcd855f6"/><text:bookmark-start text:name="OrgXref.orgcd855f6"/>Specificatori di funzioni<text:s/><text:bookmark-end text:name="OrgXref.orgcd855f6"/></text:h>
      <text:p text:style-name="P10">Quando dichiari una funzione puoi dare al compilatore un paio di suggerimenti su come le funzioni potrebbero o saranno utilizzate. Ciò consente o incoraggia il compilatore a apportare determinate ottimizzazioni.</text:p>
      <text:h text:outline-level="3" text:style-name="P19"><text:span text:style-name="OrgCode1"><text:bookmark-start text:name="OrgXref.org766e6a8"/><text:bookmark text:name="org766e6a8"/>inline</text:span><text:s/>per la velocità:Forse<text:s/><text:bookmark-end text:name="OrgXref.org766e6a8"/></text:h>
      <text:p text:style-name="P10">Puoi dichiarare una funzione inline in questo modo:</text:p>
      <text:p text:style-name="P16"><text:span text:style-name="OrgSrcFontLockKeywordFace1">static</text:span><text:s/><text:span text:style-name="OrgSrcFontLockKeywordFace1">inline</text:span><text:s/><text:span text:style-name="OrgSrcFontLockTypeFace1">int</text:span><text:s/><text:span text:style-name="OrgSrcFontLockFunctionNameFace1">add</text:span>(<text:span text:style-name="OrgSrcFontLockTypeFace1">int</text:span><text:s/><text:span text:style-name="OrgSrcFontLockVariableNameFace1">x</text:span>,<text:s/><text:span text:style-name="OrgSrcFontLockTypeFace1">int</text:span><text:s/><text:span text:style-name="OrgSrcFontLockVariableNameFace1">y</text:span>) {</text:p>
      <text:p text:style-name="P16"><text:s text:c="4"/><text:span text:style-name="OrgSrcFontLockKeywordFace1">return</text:span><text:s/>x + y;</text:p>
      <text:p text:style-name="P17">}</text:p>
      <text:p text:style-name="P10">Questo ha lo scopo di incoraggiare il compilatore a effettuare questa chiamata di funzione il più velocemente possibile. E storicamente un modo per farlo era l'<text:s/><text:span text:style-name="OrgCode1">inlining</text:span>, significa che il corpo della funzione sarebbe stato incorporato nella sua interezza nel punto in cui veniva effettuata la chiamata. Ciò eviterebbe il carico derivante dall'impostazione della chiamata di funzione e dalla sua eliminazione al posto di avere una maggiore quantità di codice poiché la funzione veniva copiata ovunque invece di essere riutilizzata.</text:p>
      <text:p text:style-name="P10">Le cose veloci e sporche da ricordare sono:</text:p>
      <text:list text:style-name="OrgNumberedList30" xml:id="list-b6c99a78-58eb-43af-bd26-62c7ef43b2c5">
        <text:list-item>
          <text:number>1.</text:number>
          <text:p text:style-name="P10">Probabilmente non è necessario utilizzare<text:s/><text:span text:style-name="OrgCode1">inline</text:span><text:s/>per la velocità. I compilatori moderni sanno cosa è meglio.</text:p>
        </text:list-item>
        <text:list-item>
          <text:number>2.</text:number>
          <text:p text:style-name="P10">Se lo usi per la velocità usalo con l'ambito file cioè<text:s/><text:span text:style-name="OrgCode1">static inline</text:span>. Ciò evita le regole disordinate del collegamento esterno e delle funzioni in linea.</text:p>
        </text:list-item>
      </text:list>
      <text:p text:style-name="P10">Smetti di leggere questa sezione adesso.</text:p>
      <text:p text:style-name="P10">Voglioso di essere punito eh?</text:p>
      <text:p text:style-name="P10">Proviamo a lasciare disattivata<text:s/><text:span text:style-name="OrgCode1">static</text:span>.</text:p>
      <text:p text:style-name="P16"><text:span text:style-name="OrgSrcFontLockPreprocessorFace1">#include</text:span><text:s/><text:span text:style-name="OrgSrcFontLockStringFace1">&lt;stdio.h&gt;</text:span></text:p>
      <text:p text:style-name="P16"/>
      <text:p text:style-name="P16"><text:span text:style-name="OrgSrcFontLockKeywordFace1">inline</text:span><text:s/><text:span text:style-name="OrgSrcFontLockTypeFace1">int</text:span><text:s/><text:span text:style-name="OrgSrcFontLockFunctionNameFace1">add</text:span>(<text:span text:style-name="OrgSrcFontLockTypeFace1">int</text:span><text:s/><text:span text:style-name="OrgSrcFontLockVariableNameFace1">x</text:span>,<text:s/><text:span text:style-name="OrgSrcFontLockTypeFace1">int</text:span><text:s/><text:span text:style-name="OrgSrcFontLockVariableNameFace1">y</text:span>)</text:p>
      <text:p text:style-name="P16">{</text:p>
      <text:p text:style-name="P16"><text:s text:c="4"/><text:span text:style-name="OrgSrcFontLockKeywordFace1">return</text:span><text:s/>x + y;</text:p>
      <text:p text:style-name="P16">}</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printf(<text:span text:style-name="OrgSrcFontLockStringFace1">"%d\n"</text:span>, add(1, 2));</text:p>
      <text:p text:style-name="P17">}</text:p>
      <text:p text:style-name="P10"><text:span text:style-name="OrgCode1">gcc</text:span><text:s/>ci dà un errore del linker su<text:s/><text:span text:style-name="OrgCode1">add()</text:span><text:note text:note-class="footnote"><text:note-citation>246</text:note-citation><text:note-body><text:p text:style-name="P14">A meno che tu non compili con le ottimizzazioni attive (probabilmente)! Ma penso che quando lo fa, non si comporta secondo le specifiche.</text:p></text:note-body></text:note><text:s/>a meno che non si compili con le ottimizzazioni attivate (probabilmente)!</text:p>
      <text:p text:style-name="P10">Vedi, un compilatore può scegliere di incorporarlo o meno ma se sceglie di non farlo rimarrai senza alcuna funzione.<text:s/><text:span text:style-name="OrgCode1">gcc</text:span><text:s/>non è incorpora a meno che tu non stia eseguendo una build ottimizzata.</text:p>
      <text:p text:style-name="P10">Un modo per aggirare questo problema è definire altrove una versione di collegamento esterno non<text:s/><text:span text:style-name="OrgCode1">inline</text:span><text:s/>della funzione e quella verrà utilizzata quando quella<text:s/><text:span text:style-name="OrgCode1">inline</text:span><text:s/>non lo è. Ma tu come programmatore non puoi determinare quale non è portabile. Se sono disponibili entrambi non è specificato quale sceglierà il compilatore. Con<text:s/><text:span text:style-name="OrgCode1">gcc</text:span><text:s/>verrà utilizzata la funzione inline se stai compilando con ottimizzazioni mentre quella non inline verrà utilizzata altrimenti. Anche se i corpi di queste funzioni sono completamente diversi. Pazzesco!</text:p>
      <text:p text:style-name="P10">Un altro modo è dichiarare la funzione come<text:s/><text:span text:style-name="OrgCode1">extern inline</text:span>. Questo tenterà di incorporarsi in questo file ma creerà anche una versione con collegamento esterno. E quindi gcc utilizzerà l'uno o l'altro a seconda delle ottimizzazioni ma almeno hanno la stessa funzione.</text:p>
      <text:h text:outline-level="3" text:style-name="P19"><text:span text:style-name="OrgCode1"><text:bookmark-start text:name="OrgXref.org464eac0"/><text:bookmark text:name="org464eac0"/>noreturn</text:span><text:s/>e<text:s/><text:span text:style-name="OrgCode1">_Noreturn</text:span><text:s/><text:bookmark-end text:name="OrgXref.org464eac0"/></text:h>
      <text:p text:style-name="P10">Ciò indica al compilatore che una particolare funzione non tornerà mai al suo chiamante, cioè il programma uscirà con qualche meccanismo prima che la funzione ritorni.</text:p>
      <text:p text:style-name="P10">Consente al compilatore di eseguire eventualmente alcune ottimizzazioni attorno alla chiamata di funzione.</text:p>
      <text:p text:style-name="P10">Consente inoltre di indicare ad altri sviluppatori che parte della logica del programma dipende dalla mancata restituzione di una funzione.</text:p>
      <text:p text:style-name="P10">Probabilmente non avrai mai bisogno di usarlo ma lo vedrai in alcune chiamate di libreria come<text:s/><text:span text:style-name="OrgCode1">exit()</text:span><text:s/><text:note text:note-class="footnote"><text:note-citation>247</text:note-citation><text:note-body><text:p text:style-name="P14"><text:a xlink:type="simple" xlink:href="https://beej.us/guide/bgclr/html/split/stdlib.html#man-exit"><text:span text:style-name="T3">https://beej.us/guide/bgclr/html/split/stdlib.html#man-exit</text:span></text:a></text:p></text:note-body></text:note>e<text:s/><text:span text:style-name="OrgCode1">abort()</text:span><text:s/><text:note text:note-class="footnote"><text:note-citation>248</text:note-citation><text:note-body><text:p text:style-name="P14"><text:a xlink:type="simple" xlink:href="https://beej.us/guide/bgclr/html/split/stdlib.html#man-abort"><text:span text:style-name="T3">https://beej.us/guide/bgclr/html/split/stdlib.html#man-abort</text:span></text:a></text:p></text:note-body></text:note>.</text:p>
      <text:p text:style-name="P10">La parola chiave incorporata è<text:s/><text:span text:style-name="OrgCode1">_Noreturn</text:span><text:s/>ma se non interrompe il codice esistente tutti consiglierebbero di includere<text:s/><text:span text:style-name="OrgCode1">&lt;stdnoreturn.h&gt;</text:span><text:s/>e di utilizzare invece il<text:s/><text:span text:style-name="OrgCode1">noreturn</text:span><text:s/>più facile da leggere.</text:p>
      <text:p text:style-name="P10">È un comportamento indefinito se una funzione specificata come<text:s/><text:span text:style-name="OrgCode1">noreturn</text:span><text:s/>restituisce effettivamente un risultato. È computazionalmente disonesto, vedi.</text:p>
      <text:p text:style-name="P10">Ecco un esempio di utilizzo corretto di<text:s/><text:span text:style-name="OrgCode1">noreturn</text:span>:</text:p>
      <text:p text:style-name="P16"><text:span text:style-name="OrgSrcFontLockPreprocessorFace1">#include</text:span><text:s/><text:span text:style-name="OrgSrcFontLockStringFace1">&lt;stdio.h&gt;</text:span></text:p>
      <text:p text:style-name="P16"><text:span text:style-name="OrgSrcFontLockPreprocessorFace1">#include</text:span><text:s/><text:span text:style-name="OrgSrcFontLockStringFace1">&lt;stdlib.h&gt;</text:span></text:p>
      <text:p text:style-name="P16"><text:span text:style-name="OrgSrcFontLockPreprocessorFace1">#include</text:span><text:s/><text:span text:style-name="OrgSrcFontLockStringFace1">&lt;stdnoreturn.h&gt;</text:span></text:p>
      <text:p text:style-name="P16"/>
      <text:p text:style-name="P16">noreturn<text:s/><text:span text:style-name="OrgSrcFontLockTypeFace1">void</text:span><text:s/><text:span text:style-name="OrgSrcFontLockFunctionNameFace1">foo</text:span>(<text:span text:style-name="OrgSrcFontLockTypeFace1">void</text:span>)</text:p>
      <text:p text:style-name="P16"><text:span text:style-name="OrgSrcFontLockCommentDelimiterFace1">//<text:s/></text:span><text:span text:style-name="OrgSrcFontLockCommentFace1">Questa funzione non dovrebbe mai ritornare!</text:span></text:p>
      <text:p text:style-name="P16">{</text:p>
      <text:p text:style-name="P16"><text:s text:c="4"/>printf(<text:span text:style-name="OrgSrcFontLockStringFace1">"Happy days\n"</text:span>);</text:p>
      <text:p text:style-name="P16"/>
      <text:p text:style-name="P16"><text:s text:c="4"/>exit(1);</text:p>
      <text:p text:style-name="P16"><text:span text:style-name="OrgSrcFontLockCommentDelimiterFace1">//<text:s/></text:span><text:span text:style-name="OrgSrcFontLockCommentFace1">E non ritorna: esce da qui!</text:span></text:p>
      <text:p text:style-name="P16">}</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foo();</text:p>
      <text:p text:style-name="P17">}</text:p>
      <text:p text:style-name="P10">Se il compilatore rileva che una funzione potrebbe restituire<text:s/><text:span text:style-name="OrgCode1">noreturn</text:span><text:s/>ti avviserà.</text:p>
      <text:p text:style-name="P10">Sostituendo la funzione<text:s/><text:span text:style-name="OrgCode1">foo()</text:span><text:s/>con questa:</text:p>
      <text:p text:style-name="P16">noreturn<text:s/><text:span text:style-name="OrgSrcFontLockTypeFace1">void</text:span><text:s/><text:span text:style-name="OrgSrcFontLockFunctionNameFace1">foo</text:span>(<text:span text:style-name="OrgSrcFontLockTypeFace1">void</text:span>)</text:p>
      <text:p text:style-name="P16">{</text:p>
      <text:p text:style-name="P16"><text:s text:c="4"/>printf(<text:span text:style-name="OrgSrcFontLockStringFace1">"Breakin' the law\n"</text:span>);</text:p>
      <text:p text:style-name="P17">}</text:p>
      <text:p text:style-name="P10">mi dà un avviso:</text:p>
      <text:p text:style-name="P17">foo.<text:span text:style-name="OrgSrcFontLockConstantFace1">c</text:span>:7:1: warning: function declared<text:s/><text:span text:style-name="OrgSrcFontLockWarningFace1">'</text:span>noreturn<text:span text:style-name="OrgSrcFontLockWarningFace1">'</text:span><text:s/>should not<text:s/><text:span text:style-name="OrgSrcFontLockKeywordFace1">return</text:span></text:p>
      <text:h text:outline-level="2" text:style-name="P15"><text:bookmark text:name="org3f7eb5e"/><text:bookmark-start text:name="OrgXref.org3f7eb5e"/>Specificatori e operatori di allineamento<text:s/><text:bookmark-end text:name="OrgXref.org3f7eb5e"/></text:h>
      <text:p text:style-name="P10">L'<text:span text:style-name="Emphasis1">allineamento</text:span><text:s/><text:note text:note-class="footnote"><text:note-citation>249</text:note-citation><text:note-body><text:p text:style-name="P14"><text:a xlink:type="simple" xlink:href="https://en.wikipedia.org/wiki/Data_structure_alignment"><text:span text:style-name="T3">https://en.wikipedia.org/wiki/Data_structure_alignment</text:span></text:a></text:p></text:note-body></text:note>riguarda i multipli di indirizzi su cui gli oggetti possono memorizzare. Puoi immagazzinarli a qualsiasi indirizzo? Oppure deve essere un indirizzo di partenza divisibile per 2? O 8? O 16?</text:p>
      <text:p text:style-name="P10">Se stai codificando a basso livello come un allocatore di memoria che si interfaccia con il tuo sistema operativo potresti doverlo tenere presente. La maggior parte degli sviluppatori prosegue la propria carriera senza utilizzare questa funzionalità in C.</text:p>
      <text:h text:outline-level="3" text:style-name="P19"><text:span text:style-name="OrgCode1"><text:bookmark-start text:name="OrgXref.org9f7610d"/><text:bookmark text:name="org9f7610d"/>alignas</text:span><text:s/>e<text:s/><text:span text:style-name="OrgCode1">_Alignas</text:span><text:s/><text:bookmark-end text:name="OrgXref.org9f7610d"/></text:h>
      <text:p text:style-name="P10">Questa non è una funzione. Piuttosto è uno<text:s/><text:span text:style-name="Emphasis1">specificatore di allineamento</text:span><text:s/>che puoi utilizzare con una dichiarazione di variabile.</text:p>
      <text:p text:style-name="P10">L'identificatore integrato è<text:s/><text:span text:style-name="OrgCode1">_Alignas</text:span><text:s/>ma l'intestazione<text:s/><text:span text:style-name="OrgCode1">&lt;stdalign.h&gt;</text:span><text:s/>lo definisce come<text:s/><text:span text:style-name="OrgCode1">alignas</text:span><text:s/>per visualizzarlo in un aspetto migliore.</text:p>
      <text:p text:style-name="P10">Se hai bisogno che il tuo<text:s/><text:span text:style-name="OrgCode1">char</text:span><text:s/>sia allineato come un<text:s/><text:span text:style-name="OrgCode1">int</text:span><text:s/>puoi forzarlo in questo modo quando lo dichiari:</text:p>
      <text:p text:style-name="P17"><text:span text:style-name="OrgSrcFontLockTypeFace1">char</text:span><text:s/><text:span text:style-name="OrgSrcFontLockFunctionNameFace1">alignas</text:span>(<text:span text:style-name="OrgSrcFontLockTypeFace1">int</text:span>) c;</text:p>
      <text:p text:style-name="P10">Puoi anche passare un valore costante o un'espressione per l'allineamento. I valori che scegli devono essere supportati dal sistema ma le specifiche non stabiliscono quali valori puoi inserire. Le piccole potenze di 2 (1, 2, 4, 8 e 16) sono generalmente valori su cui puoi fare affidamento.</text:p>
      <text:p text:style-name="P16"><text:span text:style-name="OrgSrcFontLockTypeFace1">char</text:span><text:s/><text:span text:style-name="OrgSrcFontLockFunctionNameFace1">alignas</text:span>(8) c;</text:p>
      <text:p text:style-name="P17"><text:span text:style-name="OrgSrcFontLockCommentDelimiterFace1">//<text:s/></text:span><text:span text:style-name="OrgSrcFontLockCommentFace1">allineare su limiti di 8 byte</text:span></text:p>
      <text:p text:style-name="P10">Se vuoi allinearti al massimo che puoi nel tuo sistema includi<text:s/><text:span text:style-name="OrgCode1">&lt;stddef.h&gt;</text:span><text:s/>e usa il tipo<text:s/><text:span text:style-name="OrgCode1">max_align_t</text:span><text:s/>in questo modo:</text:p>
      <text:p text:style-name="P17"><text:span text:style-name="OrgSrcFontLockTypeFace1">char</text:span><text:s/><text:span text:style-name="OrgSrcFontLockFunctionNameFace1">alignas</text:span>(<text:span text:style-name="OrgSrcFontLockTypeFace1">max_align_t</text:span>) c;</text:p>
      <text:p text:style-name="P10">Potresti potenzialmente<text:s/><text:span text:style-name="Emphasis1">sovraallineare</text:span><text:s/>specificando un allineamento maggiore di quello di<text:s/><text:span text:style-name="OrgCode1">max_align_t</text:span><text:s/>ma il fatto che tali cose siano consentite o meno dipende dal sistema.</text:p>
      <text:h text:outline-level="3" text:style-name="P19"><text:span text:style-name="OrgCode1"><text:bookmark text:name="org0e14a09"/><text:bookmark-start text:name="OrgXref.org0e14a09"/>alignof</text:span><text:s/>e<text:s/><text:span text:style-name="OrgCode1">_Alignof</text:span><text:s/><text:bookmark-end text:name="OrgXref.org0e14a09"/></text:h>
      <text:p text:style-name="P10">Questo operatore restituirà l'indirizzo multiplo utilizzato da un particolare tipo per l'allineamento su questo sistema. Ad esempio forse i<text:s/><text:span text:style-name="OrgCode1">char</text:span><text:s/>sono allineati ogni +1 indirizzo e gli<text:s/><text:span text:style-name="OrgCode1">int</text:span><text:s/>sono allineati ogni +4 indirizzi.</text:p>
      <text:p text:style-name="P10">L'operatore integrato è<text:s/><text:span text:style-name="OrgCode1">_Alignof</text:span>, ma l'intestazione<text:s/><text:span text:style-name="OrgCode1">&lt;stdalign.h&gt;</text:span><text:s/>lo definisce come<text:s/><text:span text:style-name="OrgCode1">alignof</text:span><text:s/>se vuoi sembrare più figo.</text:p>
      <text:p text:style-name="P10">Ecco un programma che stamperà gli allineamenti di una varietà di tipi diversi. Ancora una volta, questi varieranno da sistema a sistema. Tieni presente che il tipo<text:s/><text:span text:style-name="OrgCode1">max_align_t</text:span><text:s/>ti fornirà l'allineamento massimo utilizzato dal sistema.</text:p>
      <text:p text:style-name="P16"><text:span text:style-name="OrgSrcFontLockPreprocessorFace1">#include</text:span><text:s/><text:span text:style-name="OrgSrcFontLockStringFace1">&lt;stdalign.h&gt;</text:span></text:p>
      <text:p text:style-name="P16"><text:span text:style-name="OrgSrcFontLockPreprocessorFace1">#include</text:span><text:s/><text:span text:style-name="OrgSrcFontLockStringFace1">&lt;stdio.h&gt;</text:span><text:s text:c="5"/><text:span text:style-name="OrgSrcFontLockCommentDelimiterFace1">//<text:s/></text:span><text:span text:style-name="OrgSrcFontLockCommentFace1">per printf()</text:span></text:p>
      <text:p text:style-name="P16"><text:span text:style-name="OrgSrcFontLockPreprocessorFace1">#include</text:span><text:s/><text:span text:style-name="OrgSrcFontLockStringFace1">&lt;stddef.h&gt;</text:span><text:s text:c="4"/><text:span text:style-name="OrgSrcFontLockCommentDelimiterFace1">//<text:s/></text:span><text:span text:style-name="OrgSrcFontLockCommentFace1">per max_align_t</text:span></text:p>
      <text:p text:style-name="P16"/>
      <text:p text:style-name="P16"><text:span text:style-name="OrgSrcFontLockKeywordFace1">struct</text:span><text:s/><text:span text:style-name="OrgSrcFontLockTypeFace1">t</text:span><text:s/>{</text:p>
      <text:p text:style-name="P16"><text:s text:c="4"/><text:span text:style-name="OrgSrcFontLockTypeFace1">int</text:span><text:s/><text:span text:style-name="OrgSrcFontLockVariableNameFace1">a</text:span>;</text:p>
      <text:p text:style-name="P16"><text:s text:c="4"/><text:span text:style-name="OrgSrcFontLockTypeFace1">char</text:span><text:s/><text:span text:style-name="OrgSrcFontLockVariableNameFace1">b</text:span>;</text:p>
      <text:p text:style-name="P16"><text:s text:c="4"/><text:span text:style-name="OrgSrcFontLockTypeFace1">float</text:span><text:s/><text:span text:style-name="OrgSrcFontLockVariableNameFace1">c</text:span>;</text:p>
      <text:p text:style-name="P16">};</text:p>
      <text:p text:style-name="P16"/>
      <text:p text:style-name="P16"><text:span text:style-name="OrgSrcFontLockTypeFace1">int</text:span><text:s/><text:span text:style-name="OrgSrcFontLockFunctionNameFace1">main</text:span>(<text:span text:style-name="OrgSrcFontLockTypeFace1">void</text:span>)</text:p>
      <text:p text:style-name="P16">{</text:p>
      <text:p text:style-name="P16"><text:s text:c="4"/>printf(<text:span text:style-name="OrgSrcFontLockStringFace1">"char <text:s text:c="6"/>: %zu\n"</text:span>, alignof(<text:span text:style-name="OrgSrcFontLockTypeFace1">char</text:span>));</text:p>
      <text:p text:style-name="P16"><text:s text:c="4"/>printf(<text:span text:style-name="OrgSrcFontLockStringFace1">"short <text:s text:c="5"/>: %zu\n"</text:span>, alignof(<text:span text:style-name="OrgSrcFontLockTypeFace1">short</text:span>));</text:p>
      <text:p text:style-name="P16"><text:s text:c="4"/>printf(<text:span text:style-name="OrgSrcFontLockStringFace1">"int <text:s text:c="7"/>: %zu\n"</text:span>, alignof(<text:span text:style-name="OrgSrcFontLockTypeFace1">int</text:span>));</text:p>
      <text:p text:style-name="P16"><text:s text:c="4"/>printf(<text:span text:style-name="OrgSrcFontLockStringFace1">"long <text:s text:c="6"/>: %zu\n"</text:span>, alignof(<text:span text:style-name="OrgSrcFontLockTypeFace1">long</text:span>));</text:p>
      <text:p text:style-name="P16"><text:s text:c="4"/>printf(<text:span text:style-name="OrgSrcFontLockStringFace1">"long long <text:s/>: %zu\n"</text:span>, alignof(<text:span text:style-name="OrgSrcFontLockTypeFace1">long</text:span><text:s/><text:span text:style-name="OrgSrcFontLockTypeFace1">long</text:span>));</text:p>
      <text:p text:style-name="P16"><text:s text:c="4"/>printf(<text:span text:style-name="OrgSrcFontLockStringFace1">"double <text:s text:c="4"/>: %zu\n"</text:span>, alignof(<text:span text:style-name="OrgSrcFontLockTypeFace1">double</text:span>));</text:p>
      <text:p text:style-name="P16"><text:s text:c="4"/>printf(<text:span text:style-name="OrgSrcFontLockStringFace1">"long double: %zu\n"</text:span>, alignof(<text:span text:style-name="OrgSrcFontLockTypeFace1">long</text:span><text:s/><text:span text:style-name="OrgSrcFontLockTypeFace1">double</text:span>));</text:p>
      <text:p text:style-name="P16"><text:s text:c="4"/>printf(<text:span text:style-name="OrgSrcFontLockStringFace1">"struct t <text:s text:c="2"/>: %zu\n"</text:span>, alignof(<text:span text:style-name="OrgSrcFontLockKeywordFace1">struct</text:span><text:s/><text:span text:style-name="OrgSrcFontLockTypeFace1">t</text:span>));</text:p>
      <text:p text:style-name="P16"><text:s text:c="4"/>printf(<text:span text:style-name="OrgSrcFontLockStringFace1">"max_align_t: %zu\n"</text:span>, alignof(max_align_t));</text:p>
      <text:p text:style-name="P17">}</text:p>
      <text:p text:style-name="P10">Output sul mio sistema:</text:p>
      <text:p text:style-name="P16"><text:span text:style-name="OrgSrcFontLockTypeFace1">char</text:span><text:s text:c="7"/>: 1</text:p>
      <text:p text:style-name="P16"><text:span text:style-name="OrgSrcFontLockTypeFace1">short</text:span><text:s text:c="6"/>: 2</text:p>
      <text:p text:style-name="P16"><text:span text:style-name="OrgSrcFontLockTypeFace1">int</text:span><text:s text:c="8"/>: 4</text:p>
      <text:p text:style-name="P16"><text:span text:style-name="OrgSrcFontLockTypeFace1">long</text:span><text:s text:c="7"/>: 8</text:p>
      <text:p text:style-name="P16"><text:span text:style-name="OrgSrcFontLockTypeFace1">long</text:span><text:s/><text:span text:style-name="OrgSrcFontLockTypeFace1">long</text:span><text:s text:c="2"/>: 8</text:p>
      <text:p text:style-name="P16"><text:span text:style-name="OrgSrcFontLockTypeFace1">double</text:span><text:s text:c="5"/>: 8</text:p>
      <text:p text:style-name="P16"><text:span text:style-name="OrgSrcFontLockTypeFace1">long</text:span><text:s/><text:span text:style-name="OrgSrcFontLockTypeFace1">double</text:span>: 16</text:p>
      <text:p text:style-name="P16"><text:span text:style-name="OrgSrcFontLockKeywordFace1">struct</text:span><text:s/>t <text:s text:c="2"/>: 16</text:p>
      <text:p text:style-name="P17">max_align_t: 16</text:p>
      <text:h text:outline-level="2" text:style-name="P15"><text:bookmark-start text:name="OrgXref.org2e6205f"/><text:bookmark text:name="org2e6205f"/>Funzione<text:s/><text:span text:style-name="OrgCode1">memalignment()</text:span><text:s/><text:bookmark-end text:name="OrgXref.org2e6205f"/></text:h>
      <text:p text:style-name="P10">Novità in C23!</text:p>
      <text:p text:style-name="P10">(Avvertenza: nessuno dei miei compilatori supporta ancora questa funzione, quindi il codice è in gran parte non testato.)</text:p>
      <text:p text:style-name="P10"><text:span text:style-name="OrgCode1">alignof</text:span><text:s/>è ottimo se conosci il tipo dei tuoi dati. Ma cosa succede se sei del<text:s/><text:span text:style-name="Emphasis1">tutto ignorante</text:span><text:s/>del tipo e hai solo un puntatore ai dati?</text:p>
      <text:p text:style-name="P10">Come è potuto succedere?</text:p>
      <text:p text:style-name="P10">Beh, con il nostro buon amico il<text:s/><text:span text:style-name="OrgCode1">void*</text:span>, ovviamente. Non possiamo passarlo a<text:s/><text:span text:style-name="OrgCode1">alignof</text:span><text:s/>ma cosa succede se abbiamo bisogno di conoscere l'allineamento dell'oggetto a cui punta?</text:p>
      <text:p text:style-name="P10">Potremmo volerlo sapere se stiamo per utilizzare la memoria per qualcosa che ha esigenze di allineamento significative. Ad esempio i tipi atomici e fluttuanti spesso si comportano male se disallineati.</text:p>
      <text:p text:style-name="P10">Quindi con questa funzione possiamo verificare l'allineamento di alcuni dati purché abbiamo un puntatore a quei dati anche se è un<text:s/><text:span text:style-name="OrgCode1">void*</text:span>.</text:p>
      <text:p text:style-name="P10">Facciamo un rapido test per vedere se un puntatore void è ben allineato per l'uso come tipo atomico e in tal caso otteniamo una variabile per usarlo come quel tipo:</text:p>
      <text:p text:style-name="P16"><text:span text:style-name="OrgSrcFontLockTypeFace1">void</text:span><text:s/><text:span text:style-name="OrgSrcFontLockFunctionNameFace1">foo</text:span>(<text:span text:style-name="OrgSrcFontLockTypeFace1">void</text:span><text:s/>*<text:span text:style-name="OrgSrcFontLockVariableNameFace1">p</text:span>)</text:p>
      <text:p text:style-name="P16">{</text:p>
      <text:p text:style-name="P16"><text:s text:c="4"/><text:span text:style-name="OrgSrcFontLockKeywordFace1">if</text:span><text:s/>(memalignment(p) &gt;= alignof(atomic<text:s/><text:span text:style-name="OrgSrcFontLockTypeFace1">int</text:span>)) {</text:p>
      <text:p text:style-name="P16"><text:s text:c="8"/>atomic<text:s/><text:span text:style-name="OrgSrcFontLockTypeFace1">int</text:span><text:s/>*<text:span text:style-name="OrgSrcFontLockVariableNameFace1">i</text:span><text:s/>= p;</text:p>
      <text:p text:style-name="P16"><text:s text:c="8"/>do_things(i);</text:p>
      <text:p text:style-name="P16"><text:s text:c="4"/>}<text:s/><text:span text:style-name="OrgSrcFontLockKeywordFace1">else</text:span></text:p>
      <text:p text:style-name="P16"><text:s text:c="8"/>puts(<text:span text:style-name="OrgSrcFontLockStringFace1">"This pointer is no good as an atomic int\n"</text:span>);</text:p>
      <text:p text:style-name="P16"/>
      <text:p text:style-name="P17">...</text:p>
      <text:p text:style-name="P10">Sospetto che raramente (probabilmente mai) avrai bisogno di utilizzare questa funzione a meno che tu non stia facendo cose di basso livello.</text:p>
      <text:p text:style-name="P10">E il gioco è fatto. Allineamento!</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paragraph-properties fo:hyphenation-ladder-count="no-limit" style:line-break="strict" style:punctuation-wrap="hanging" style:tab-stop-distance="35.461478755799995pt" style:text-autospace="ideograph-alpha" style:writing-mode="page"/>
      <style:text-properties fo:country="GB" fo:font-family="Times New Roman" fo:font-size="12.000000000000000pt" fo:hyphenate="false" fo:hyphenation-push-char-count="2" fo:hyphenation-remain-char-count="2" fo:language="en" style:letter-kerning="true" style:use-window-font-color="true"/>
    </style:default-style>
    <style:style style:name="Emphasis1" style:display-name="Emphasis" style:family="text">
      <style:text-properties fo:font-style="italic"/>
    </style:style>
    <style:style style:name="Bold1" style:display-name="Bold" style:family="text">
      <style:text-properties fo:font-weight="bold"/>
    </style:style>
    <style:style style:name="OrgCode1" style:display-name="OrgCode" style:family="text"/>
    <style:style style:name="OrgSrcFontLockCommentDelimiterFace1" style:display-name="OrgSrcFontLockCommentDelimiterFace" style:family="text">
      <style:text-properties fo:color="#505c63"/>
    </style:style>
    <style:style style:name="OrgSrcFontLockCommentFace1" style:display-name="OrgSrcFontLockCommentFace" style:family="text">
      <style:text-properties fo:color="#505c63"/>
    </style:style>
    <style:style style:name="OrgSrcFontLockPreprocessorFace1" style:display-name="OrgSrcFontLockPreprocessorFace" style:family="text">
      <style:text-properties fo:color="#f38630"/>
    </style:style>
    <style:style style:name="OrgSrcFontLockStringFace1" style:display-name="OrgSrcFontLockStringFace" style:family="text">
      <style:text-properties fo:color="#f8f8f0"/>
    </style:style>
    <style:style style:name="OrgSrcFontLockTypeFace1" style:display-name="OrgSrcFontLockTypeFace" style:family="text">
      <style:text-properties fo:color="#999999"/>
    </style:style>
    <style:style style:name="OrgSrcFontLockFunctionNameFace1" style:display-name="OrgSrcFontLockFunctionNameFace" style:family="text">
      <style:text-properties fo:color="#aee239"/>
    </style:style>
    <style:style style:name="OrgSrcFontLockNegationCharFace1" style:display-name="OrgSrcFontLockNegationCharFace" style:family="text">
      <style:text-properties fo:color="#f8f8f2"/>
    </style:style>
    <style:style style:name="OrgSrcFontLockVariableNameFace1" style:display-name="OrgSrcFontLockVariableNameFace" style:family="text">
      <style:text-properties fo:color="#fd971f"/>
    </style:style>
    <style:style style:name="OrgSrcFontLockKeywordFace1" style:display-name="OrgSrcFontLockKeywordFace" style:family="text">
      <style:text-properties fo:color="#a7dbd8"/>
    </style:style>
    <style:style style:name="OrgSrcFontLockConstantFace1" style:display-name="OrgSrcFontLockConstantFace" style:family="text">
      <style:text-properties fo:color="#aee239"/>
    </style:style>
    <style:style style:name="Underline1" style:display-name="Underline" style:family="text">
      <style:text-properties fo:background-color="transparent" style:text-underline-color="font-color" style:text-underline-style="solid" style:text-underline-type="single" style:text-underline-width="auto"/>
    </style:style>
    <style:style style:name="OrgSrcFontLockWarningFace1" style:display-name="OrgSrcFontLockWarningFace" style:family="text">
      <style:text-properties fo:color="#999999"/>
    </style:style>
    <style:style style:name="OrgSubscript1" style:display-name="OrgSubscript" style:family="text">
      <style:text-properties style:text-position="sub"/>
    </style:style>
    <style:style style:name="Listing" style:display-name="Listing" style:family="paragraph">
      <style:paragraph-properties fo:keep-with-next="always" fo:margin-left="0.000000000000000pt" fo:margin-right="0.000000000000000pt" fo:text-indent="0.000000000000000pt" style:auto-text-indent="false"/>
    </style:style>
    <style:style style:name="Heading_20_4_unnumbered" style:display-name="Heading_20_4_unnumbered" style:family="paragraph">
      <style:paragraph-properties>
        <style:tab-stops>
          <style:tab-stop style:position="481.89059860000pt" style:type="right" style:leader-type="none" style:leader-style="none" style:leader-width="auto" style:leader-color="font-color"/>
        </style:tab-stops>
      </style:paragraph-properties>
    </style:style>
    <style:style style:name="Heading_201" style:default-outline-level="1" style:display-name="Heading 1" style:family="paragraph" style:next-style-name="Text_20body">
      <style:paragraph-properties>
        <style:tab-stops>
          <style:tab-stop style:position="481.89059860000pt" style:type="right" style:leader-type="none" style:leader-style="none" style:leader-width="auto" style:leader-color="font-color"/>
        </style:tab-stops>
      </style:paragraph-properties>
      <style:text-properties fo:font-size="115%" fo:font-weight="bold"/>
    </style:style>
    <style:style style:name="OrgTableHeadingCenter" style:display-name="OrgTableHeadingCenter" style:family="paragraph">
      <style:paragraph-properties fo:text-align="center" style:justify-single-word="false"/>
    </style:style>
    <style:style style:name="Heading_209" style:default-outline-level="9" style:display-name="Heading 9" style:family="paragraph" style:next-style-name="Text_20body">
      <style:paragraph-properties>
        <style:tab-stops>
          <style:tab-stop style:position="481.89059860000pt" style:type="right" style:leader-type="none" style:leader-style="none" style:leader-width="auto" style:leader-color="font-color"/>
        </style:tab-stops>
      </style:paragraph-properties>
      <style:text-properties fo:font-size="75%" fo:font-weight="bold"/>
    </style:style>
    <style:style style:name="OrgTableHeadingLeft" style:display-name="OrgTableHeadingLeft" style:family="paragraph">
      <style:paragraph-properties fo:text-align="left" style:justify-single-word="false"/>
    </style:style>
    <style:style style:name="OrgInlineTaskHeading" style:display-name="OrgInlineTaskHeading" style:family="paragraph" style:next-style-name="Text_20body">
      <style:text-properties fo:font-style="normal" fo:font-weight="bold"/>
    </style:style>
    <style:style style:name="Heading_20_2_unnumbered" style:display-name="Heading_20_2_unnumbered" style:family="paragraph">
      <style:paragraph-properties>
        <style:tab-stops>
          <style:tab-stop style:position="481.89059860000pt" style:type="right" style:leader-type="none" style:leader-style="none" style:leader-width="auto" style:leader-color="font-color"/>
        </style:tab-stops>
      </style:paragraph-properties>
    </style:style>
    <style:style style:name="OrgTableContentsCenter" style:display-name="OrgTableContentsCenter" style:family="paragraph">
      <style:paragraph-properties fo:text-align="center" style:justify-single-word="false"/>
    </style:style>
    <style:style style:name="Caption" style:display-name="Caption" style:family="paragraph">
      <style:paragraph-properties fo:margin-bottom="6.009459229600000pt" fo:margin-top="6.009459229600000pt" text:line-number="0" text:number-lines="false"/>
      <style:text-properties fo:font-size="12.000000000000000pt" fo:font-style="italic"/>
    </style:style>
    <style:style style:name="Subtitle" style:display-name="Subtitle" style:family="paragraph" style:next-style-name="Text_20body">
      <style:paragraph-properties fo:text-align="center" style:justify-single-word="false">
        <style:tab-stops>
          <style:tab-stop style:position="481.89059860000pt" style:type="right" style:leader-type="none" style:leader-style="none" style:leader-width="auto" style:leader-color="font-color"/>
        </style:tab-stops>
      </style:paragraph-properties>
      <style:text-properties fo:font-size="14.000000000000000pt" fo:font-style="italic"/>
    </style:style>
    <style:style style:name="Heading_20_8_unnumbered" style:display-name="Heading_20_8_unnumbered" style:family="paragraph">
      <style:paragraph-properties>
        <style:tab-stops>
          <style:tab-stop style:position="481.89059860000pt" style:type="right" style:leader-type="none" style:leader-style="none" style:leader-width="auto" style:leader-color="font-color"/>
        </style:tab-stops>
      </style:paragraph-properties>
    </style:style>
    <style:style style:name="Text_20body_20indent" style:display-name="Text body indent" style:family="paragraph">
      <style:paragraph-properties fo:margin-left="14.144906394200000pt" fo:margin-right="0.000000000000000pt" fo:text-indent="0.000000000000000pt" style:auto-text-indent="false"/>
    </style:style>
    <style:style style:name="Heading_20_5_unnumbered" style:display-name="Heading_20_5_unnumbered" style:family="paragraph">
      <style:paragraph-properties>
        <style:tab-stops>
          <style:tab-stop style:position="481.89059860000pt" style:type="right" style:leader-type="none" style:leader-style="none" style:leader-width="auto" style:leader-color="font-color"/>
        </style:tab-stops>
      </style:paragraph-properties>
    </style:style>
    <style:style style:name="Figure" style:display-name="Figure" style:family="paragraph"/>
    <style:style style:name="Heading_208" style:default-outline-level="8" style:display-name="Heading 8" style:family="paragraph" style:next-style-name="Text_20body">
      <style:paragraph-properties>
        <style:tab-stops>
          <style:tab-stop style:position="481.89059860000pt" style:type="right" style:leader-type="none" style:leader-style="none" style:leader-width="auto" style:leader-color="font-color"/>
        </style:tab-stops>
      </style:paragraph-properties>
      <style:text-properties fo:font-size="75%" fo:font-weight="bold"/>
    </style:style>
    <style:style style:name="Table" style:display-name="Table" style:family="paragraph">
      <style:paragraph-properties fo:text-align="center" style:justify-single-word="false"/>
    </style:style>
    <style:style style:name="OrgSrcBlockLastLine" style:display-name="OrgSrcBlockLastLine" style:family="paragraph">
      <style:paragraph-properties fo:border="0.51pt solid #000000" fo:margin-bottom="5.952766218000000pt" fo:margin-top="0.000000000000000pt"/>
    </style:style>
    <style:style style:name="Salutation" style:display-name="Salutation" style:family="paragraph">
      <style:paragraph-properties text:line-number="0" text:number-lines="false"/>
    </style:style>
    <style:style style:name="Heading_206" style:default-outline-level="6" style:display-name="Heading 6" style:family="paragraph" style:next-style-name="Text_20body">
      <style:paragraph-properties>
        <style:tab-stops>
          <style:tab-stop style:position="481.89059860000pt" style:type="right" style:leader-type="none" style:leader-style="none" style:leader-width="auto" style:leader-color="font-color"/>
        </style:tab-stops>
      </style:paragraph-properties>
      <style:text-properties fo:font-size="75%" fo:font-weight="bold"/>
    </style:style>
    <style:style style:name="Text_20body" style:display-name="Text body" style:family="paragraph">
      <style:paragraph-properties fo:margin-bottom="6.009459229600000pt" fo:margin-top="0.000000000000000pt"/>
    </style:style>
    <style:style style:name="Contents_203" style:display-name="Contents 3" style:family="paragraph">
      <style:paragraph-properties fo:margin-left="16.000000000000000pt"/>
    </style:style>
    <style:style style:name="OrgFootnoteCenter" style:display-name="OrgFootnoteCenter" style:family="paragraph">
      <style:paragraph-properties fo:text-align="center" style:justify-single-word="false"/>
    </style:style>
    <style:style style:name="Contents_204" style:display-name="Contents 4" style:family="paragraph">
      <style:paragraph-properties fo:margin-left="24.000000000000000pt"/>
    </style:style>
    <style:style style:name="Contents_20Heading" style:display-name="Contents Heading" style:family="paragraph">
      <style:paragraph-properties fo:margin-left="0.000000000000000pt" fo:margin-right="0.000000000000000pt" fo:text-indent="0.000000000000000pt" style:auto-text-indent="false" text:line-number="0" text:number-lines="false">
        <style:tab-stops>
          <style:tab-stop style:position="481.89059860000pt" style:type="right" style:leader-type="none" style:leader-style="none" style:leader-width="auto" style:leader-color="font-color"/>
        </style:tab-stops>
      </style:paragraph-properties>
      <style:text-properties fo:font-size="16.000000000000000pt" fo:font-weight="bold"/>
    </style:style>
    <style:style style:name="Contents_205" style:display-name="Contents 5" style:family="paragraph">
      <style:paragraph-properties fo:margin-left="32.000000000000000pt"/>
    </style:style>
    <style:style style:name="Index" style:display-name="Index" style:family="paragraph">
      <style:paragraph-properties text:line-number="0" text:number-lines="false"/>
    </style:style>
    <style:style style:name="Contents_206" style:display-name="Contents 6" style:family="paragraph">
      <style:paragraph-properties fo:margin-left="40.000000000000000pt"/>
    </style:style>
    <style:style style:name="OrgTableHeadingRight" style:display-name="OrgTableHeadingRight" style:family="paragraph">
      <style:paragraph-properties fo:text-align="right" style:justify-single-word="false"/>
    </style:style>
    <style:style style:name="Contents_207" style:display-name="Contents 7" style:family="paragraph">
      <style:paragraph-properties fo:margin-left="48.000000000000000pt"/>
    </style:style>
    <style:style style:name="OrgSrcBlock" style:display-name="OrgSrcBlock" style:family="paragraph">
      <style:paragraph-properties fo:background-color="#1d2021" fo:border="0.51pt solid #000000" fo:padding="1.388978784200000pt" style:shadow="none"/>
      <style:text-properties fo:color="#f8f8f2"/>
    </style:style>
    <style:style style:name="Contents_208" style:display-name="Contents 8" style:family="paragraph">
      <style:paragraph-properties fo:margin-left="56.000000000000000pt"/>
    </style:style>
    <style:style style:name="Heading" style:display-name="Heading" style:family="paragraph" style:next-style-name="Text_20body">
      <style:paragraph-properties fo:keep-with-next="always" fo:margin-bottom="6.009459229600000pt" fo:margin-top="11.990571953400000pt">
        <style:tab-stops>
          <style:tab-stop style:position="481.89059860000pt" style:type="right" style:leader-type="none" style:leader-style="none" style:leader-width="auto" style:leader-color="font-color"/>
        </style:tab-stops>
      </style:paragraph-properties>
      <style:text-properties fo:font-family="Arial" fo:font-size="14.000000000000000pt"/>
    </style:style>
    <style:style style:name="Contents_209" style:display-name="Contents 9" style:family="paragraph">
      <style:paragraph-properties fo:margin-left="64.000000000000000pt"/>
    </style:style>
    <style:style style:name="Quotations" style:display-name="Quotations" style:family="paragraph">
      <style:paragraph-properties fo:margin-bottom="14.144906394200000pt" fo:margin-left="28.346505799999999pt" fo:margin-right="28.346505799999999pt" fo:margin-top="0.000000000000000pt" fo:text-indent="0.000000000000000pt" style:auto-text-indent="false"/>
    </style:style>
    <style:style style:name="Contents_2010" style:display-name="Contents 10" style:family="paragraph">
      <style:paragraph-properties fo:margin-left="72.000000000000000pt"/>
    </style:style>
    <style:style style:name="Heading_20_7_unnumbered" style:display-name="Heading_20_7_unnumbered" style:family="paragraph">
      <style:paragraph-properties>
        <style:tab-stops>
          <style:tab-stop style:position="481.89059860000pt" style:type="right" style:leader-type="none" style:leader-style="none" style:leader-width="auto" style:leader-color="font-color"/>
        </style:tab-stops>
      </style:paragraph-properties>
    </style:style>
    <style:style style:name="OrgClockLastLine" style:display-name="OrgClockLastLine" style:family="paragraph"/>
    <style:style style:name="Hanging_20indent" style:display-name="Hanging indent" style:family="paragraph">
      <style:paragraph-properties fo:margin-left="28.346505799999999pt" fo:margin-right="0.000000000000000pt" fo:text-indent="-14.144906394200000pt" style:auto-text-indent="false">
        <style:tab-stops>
          <style:tab-stop style:position="0.00000000000pt" style:type="left" style:leader-type="none" style:leader-style="none" style:leader-width="auto" style:leader-color="font-color"/>
        </style:tab-stops>
      </style:paragraph-properties>
    </style:style>
    <style:style style:name="Text_20body_20bold" style:display-name="Text body bold" style:family="paragraph" style:next-style-name="Text_20body">
      <style:text-properties fo:font-weight="bold"/>
    </style:style>
    <style:style style:name="OrgFixedWidthBlock" style:display-name="OrgFixedWidthBlock" style:family="paragraph">
      <style:paragraph-properties fo:background-color="#c0c0c0" fo:border="0.06pt solid #000000" fo:padding="1.388978784200000pt" style:shadow="none"/>
    </style:style>
    <style:style style:name="Heading_203" style:default-outline-level="3" style:display-name="Heading 3" style:family="paragraph" style:next-style-name="Text_20body">
      <style:paragraph-properties>
        <style:tab-stops>
          <style:tab-stop style:position="481.89059860000pt" style:type="right" style:leader-type="none" style:leader-style="none" style:leader-width="auto" style:leader-color="font-color"/>
        </style:tab-stops>
      </style:paragraph-properties>
      <style:text-properties fo:font-size="14.000000000000000pt" fo:font-weight="bold"/>
    </style:style>
    <style:style style:name="OrgTableContentsRight" style:display-name="OrgTableContentsRight" style:family="paragraph">
      <style:paragraph-properties fo:text-align="right" style:justify-single-word="false"/>
    </style:style>
    <style:style style:name="Contents_201" style:display-name="Contents 1" style:family="paragraph">
      <style:paragraph-properties fo:margin-left="0.000000000000000pt"/>
    </style:style>
    <style:style style:name="Heading_2010" style:default-outline-level="10" style:display-name="Heading 10" style:family="paragraph" style:next-style-name="Text_20body">
      <style:paragraph-properties>
        <style:tab-stops>
          <style:tab-stop style:position="481.89059860000pt" style:type="right" style:leader-type="none" style:leader-style="none" style:leader-width="auto" style:leader-color="font-color"/>
        </style:tab-stops>
      </style:paragraph-properties>
      <style:text-properties fo:font-size="75%" fo:font-weight="bold"/>
    </style:style>
    <style:style style:name="Contents_202" style:display-name="Contents 2" style:family="paragraph">
      <style:paragraph-properties fo:margin-left="8.000000000000000pt"/>
    </style:style>
    <style:style style:name="OrgTableHeading" style:display-name="OrgTableHeading" style:family="paragraph">
      <style:paragraph-properties fo:text-align="center" style:justify-single-word="false" text:line-number="0" text:number-lines="false"/>
      <style:text-properties fo:font-weight="bold"/>
    </style:style>
    <style:style style:name="Bibliography_20journal" style:display-name="Bibliography journal" style:family="paragraph"/>
    <style:style style:name="Heading_20_9_unnumbered" style:display-name="Heading_20_9_unnumbered" style:family="paragraph">
      <style:paragraph-properties>
        <style:tab-stops>
          <style:tab-stop style:position="481.89059860000pt" style:type="right" style:leader-type="none" style:leader-style="none" style:leader-width="auto" style:leader-color="font-color"/>
        </style:tab-stops>
      </style:paragraph-properties>
    </style:style>
    <style:style style:name="Bibliography_20manual" style:display-name="Bibliography manual" style:family="paragraph"/>
    <style:style style:name="Title" style:display-name="Title" style:family="paragraph" style:next-style-name="Subtitle">
      <style:paragraph-properties fo:text-align="center" style:justify-single-word="false">
        <style:tab-stops>
          <style:tab-stop style:position="481.89059860000pt" style:type="right" style:leader-type="none" style:leader-style="none" style:leader-width="auto" style:leader-color="font-color"/>
        </style:tab-stops>
      </style:paragraph-properties>
      <style:text-properties fo:font-size="18.000000000000000pt" fo:font-weight="bold"/>
    </style:style>
    <style:style style:name="Bibliography_20mastersthesis" style:display-name="Bibliography mastersthesis" style:family="paragraph"/>
    <style:style style:name="OrgTitle" style:display-name="OrgTitle" style:family="paragraph">
      <style:paragraph-properties fo:margin-bottom="0.000000000000000pt" fo:margin-top="0.000000000000000pt">
        <style:tab-stops>
          <style:tab-stop style:position="481.89059860000pt" style:type="right" style:leader-type="none" style:leader-style="none" style:leader-width="auto" style:leader-color="font-color"/>
        </style:tab-stops>
      </style:paragraph-properties>
      <style:text-properties fo:font-size="24.000000000000000pt"/>
    </style:style>
    <style:style style:name="Bibliography_20misc" style:display-name="Bibliography misc" style:family="paragraph"/>
    <style:style style:name="OrgClock" style:display-name="OrgClock" style:family="paragraph">
      <style:paragraph-properties fo:margin-bottom="0.000000000000000pt" fo:margin-top="0.000000000000000pt"/>
    </style:style>
    <style:style style:name="Bibliography_20phdthesis" style:display-name="Bibliography phdthesis" style:family="paragraph"/>
    <style:style style:name="OrgTableContentsLeft" style:display-name="OrgTableContentsLeft" style:family="paragraph">
      <style:paragraph-properties fo:text-align="left" style:justify-single-word="false"/>
    </style:style>
    <style:style style:name="Bibliography_20proceedings" style:display-name="Bibliography proceedings" style:family="paragraph"/>
    <style:style style:name="OrgFootnoteQuotations" style:display-name="OrgFootnoteQuotations" style:family="paragraph">
      <style:paragraph-properties fo:margin-bottom="14.144906394200000pt" fo:margin-left="28.346505799999999pt" fo:margin-right="28.346505799999999pt" fo:margin-top="0.000000000000000pt" fo:text-indent="0.000000000000000pt" style:auto-text-indent="false"/>
    </style:style>
    <style:style style:name="Bibliography_20techreport" style:display-name="Bibliography techreport" style:family="paragraph"/>
    <style:style style:name="Illustration_20Index_20Heading" style:display-name="Illustration Index Heading" style:family="paragraph">
      <style:paragraph-properties fo:margin-left="0.000000000000000pt" fo:margin-right="0.000000000000000pt" fo:text-indent="0.000000000000000pt" style:auto-text-indent="false" text:line-number="0" text:number-lines="false">
        <style:tab-stops>
          <style:tab-stop style:position="481.89059860000pt" style:type="right" style:leader-type="none" style:leader-style="none" style:leader-width="auto" style:leader-color="font-color"/>
        </style:tab-stops>
      </style:paragraph-properties>
      <style:text-properties fo:font-size="16.000000000000000pt" fo:font-weight="bold"/>
    </style:style>
    <style:style style:name="Bibliography_20unpublished" style:display-name="Bibliography unpublished" style:family="paragraph"/>
    <style:style style:name="OrgVerse" style:display-name="OrgVerse" style:family="paragraph">
      <style:paragraph-properties fo:background-color="transparent" fo:padding="0.000000000000000pt" style:shadow="none"/>
    </style:style>
    <style:style style:name="Bibliography_20article" style:display-name="Bibliography article" style:family="paragraph"/>
    <style:style style:name="Bibliography_20book" style:display-name="Bibliography book" style:family="paragraph"/>
    <style:style style:name="Bibliography_20booklet" style:display-name="Bibliography booklet" style:family="paragraph"/>
    <style:style style:name="Bibliography_20conference" style:display-name="Bibliography conference" style:family="paragraph"/>
    <style:style style:name="Heading_201.title" style:display-name="Heading 1.title" style:family="paragraph">
      <style:paragraph-properties fo:text-align="center" style:justify-single-word="false">
        <style:tab-stops>
          <style:tab-stop style:position="481.89059860000pt" style:type="right" style:leader-type="none" style:leader-style="none" style:leader-width="auto" style:leader-color="font-color"/>
        </style:tab-stops>
      </style:paragraph-properties>
    </style:style>
    <style:style style:name="Bibliography_20email" style:display-name="Bibliography email" style:family="paragraph"/>
    <style:style style:name="OrgCenter" style:display-name="OrgCenter" style:family="paragraph">
      <style:paragraph-properties fo:text-align="center" style:justify-single-word="false"/>
    </style:style>
    <style:style style:name="Bibliography_20inbook" style:display-name="Bibliography inbook" style:family="paragraph"/>
    <style:style style:name="Heading_205" style:default-outline-level="5" style:display-name="Heading 5" style:family="paragraph" style:next-style-name="Text_20body">
      <style:paragraph-properties>
        <style:tab-stops>
          <style:tab-stop style:position="481.89059860000pt" style:type="right" style:leader-type="none" style:leader-style="none" style:leader-width="auto" style:leader-color="font-color"/>
        </style:tab-stops>
      </style:paragraph-properties>
      <style:text-properties fo:font-size="85%" fo:font-weight="bold"/>
    </style:style>
    <style:style style:name="Bibliography_20incollection" style:display-name="Bibliography incollection" style:family="paragraph"/>
    <style:style style:name="OrgPlanning" style:display-name="OrgPlanning" style:family="paragraph"/>
    <style:style style:name="Bibliography_20inproceedings" style:display-name="Bibliography inproceedings" style:family="paragraph"/>
    <style:style style:name="List" style:display-name="List" style:family="paragraph"/>
    <style:style style:name="Heading_20_1_unnumbered" style:display-name="Heading_20_1_unnumbered" style:family="paragraph">
      <style:paragraph-properties>
        <style:tab-stops>
          <style:tab-stop style:position="481.89059860000pt" style:type="right" style:leader-type="none" style:leader-style="none" style:leader-width="auto" style:leader-color="font-color"/>
        </style:tab-stops>
      </style:paragraph-properties>
    </style:style>
    <style:style style:name="OrgFormula" style:display-name="OrgFormula" style:family="paragraph">
      <style:paragraph-properties>
        <style:tab-stops>
          <style:tab-stop style:position="481.89059860000pt" style:type="right" style:leader-type="none" style:leader-style="none" style:leader-width="auto" style:leader-color="font-color"/>
        </style:tab-stops>
      </style:paragraph-properties>
    </style:style>
    <style:style style:name="Heading_20_6_unnumbered" style:display-name="Heading_20_6_unnumbered" style:family="paragraph">
      <style:paragraph-properties>
        <style:tab-stops>
          <style:tab-stop style:position="481.89059860000pt" style:type="right" style:leader-type="none" style:leader-style="none" style:leader-width="auto" style:leader-color="font-color"/>
        </style:tab-stops>
      </style:paragraph-properties>
    </style:style>
    <style:style style:name="Bibliography_20www" style:display-name="Bibliography www" style:family="paragraph"/>
    <style:style style:name="Bibliography_20custom1" style:display-name="Bibliography custom1" style:family="paragraph"/>
    <style:style style:name="Bibliography_20custom2" style:display-name="Bibliography custom2" style:family="paragraph"/>
    <style:style style:name="Bibliography_20custom3" style:display-name="Bibliography custom3" style:family="paragraph"/>
    <style:style style:name="Bibliography_20custom4" style:display-name="Bibliography custom4" style:family="paragraph"/>
    <style:style style:name="Bibliography_20custom5" style:display-name="Bibliography custom5" style:family="paragraph"/>
    <style:style style:name="Footnote" style:display-name="Footnote" style:family="paragraph" style:next-style-name=""/>
    <style:style style:name="Endnote" style:display-name="Endnote" style:family="paragraph" style:next-style-name=""/>
    <style:style style:name="Heading_202" style:default-outline-level="2" style:display-name="Heading 2" style:family="paragraph" style:next-style-name="Text_20body">
      <style:paragraph-properties>
        <style:tab-stops>
          <style:tab-stop style:position="481.89059860000pt" style:type="right" style:leader-type="none" style:leader-style="none" style:leader-width="auto" style:leader-color="font-color"/>
        </style:tab-stops>
      </style:paragraph-properties>
      <style:text-properties fo:font-size="14.000000000000000pt" fo:font-style="italic" fo:font-weight="bold"/>
    </style:style>
    <style:style style:name="Heading_204" style:default-outline-level="4" style:display-name="Heading 4" style:family="paragraph" style:next-style-name="Text_20body">
      <style:paragraph-properties>
        <style:tab-stops>
          <style:tab-stop style:position="481.89059860000pt" style:type="right" style:leader-type="none" style:leader-style="none" style:leader-width="auto" style:leader-color="font-color"/>
        </style:tab-stops>
      </style:paragraph-properties>
      <style:text-properties fo:font-size="85%" fo:font-style="italic" fo:font-weight="bold"/>
    </style:style>
    <style:style style:name="List_20Indent" style:display-name="List Indent" style:family="paragraph">
      <style:paragraph-properties fo:margin-left="141.760875505800016pt" fo:margin-right="0.000000000000000pt" fo:text-indent="-127.559276099999991pt" style:auto-text-indent="false">
        <style:tab-stops>
          <style:tab-stop style:position="0.00000000000pt" style:type="left" style:leader-type="none" style:leader-style="none" style:leader-width="auto" style:leader-color="font-color"/>
        </style:tab-stops>
      </style:paragraph-properties>
    </style:style>
    <style:style style:name="OrgTableContents" style:display-name="OrgTableContents" style:family="paragraph"/>
    <style:style style:name="First_20line_20indent" style:display-name="First line indent" style:family="paragraph">
      <style:paragraph-properties fo:margin-left="0.000000000000000pt" fo:margin-right="0.000000000000000pt" fo:text-indent="14.144906394200000pt" style:auto-text-indent="false"/>
    </style:style>
    <style:style style:name="Heading_20_3_unnumbered" style:display-name="Heading_20_3_unnumbered" style:family="paragraph">
      <style:paragraph-properties>
        <style:tab-stops>
          <style:tab-stop style:position="481.89059860000pt" style:type="right" style:leader-type="none" style:leader-style="none" style:leader-width="auto" style:leader-color="font-color"/>
        </style:tab-stops>
      </style:paragraph-properties>
    </style:style>
    <style:style style:name="Heading_207" style:default-outline-level="7" style:display-name="Heading 7" style:family="paragraph" style:next-style-name="Text_20body">
      <style:paragraph-properties>
        <style:tab-stops>
          <style:tab-stop style:position="481.89059860000pt" style:type="right" style:leader-type="none" style:leader-style="none" style:leader-width="auto" style:leader-color="font-color"/>
        </style:tab-stops>
      </style:paragraph-properties>
      <style:text-properties fo:font-size="75%" fo:font-weight="bold"/>
    </style:style>
    <style:style style:name="OrgSubtitle" style:display-name="OrgSubtitle" style:family="paragraph">
      <style:paragraph-properties fo:margin-bottom="0.000000000000000pt" fo:margin-top="0.000000000000000pt">
        <style:tab-stops>
          <style:tab-stop style:position="481.89059860000pt" style:type="right" style:leader-type="none" style:leader-style="none" style:leader-width="auto" style:leader-color="font-color"/>
        </style:tab-stops>
      </style:paragraph-properties>
      <style:text-properties fo:font-size="20.000000000000000pt"/>
    </style:style>
    <style:style style:name="Standard" style:display-name="Standard" style:family="paragraph"/>
    <style:style style:name="Preformatted_20Text" style:display-name="Preformatted Text" style:family="paragraph">
      <style:paragraph-properties fo:margin-bottom="0.000000000000000pt" fo:margin-top="0.000000000000000pt"/>
      <style:text-properties fo:font-family="Courier New" fo:font-size="10.000000000000000pt"/>
    </style:style>
    <style:style style:name="Horizontal_20Line" style:display-name="Horizontal Line" style:family="paragraph" style:next-style-name="Text_20body">
      <style:paragraph-properties fo:border-bottom="0.06pt solid #000000" fo:margin-bottom="5.952766218000000pt" fo:margin-top="0.000000000000000pt" fo:padding="0.000000000000000pt" style:join-border="false" style:page-number="auto" style:shadow="none" text:line-number="0" text:number-lines="false"/>
      <style:text-properties fo:font-size="6.000000000000000pt"/>
    </style:style>
    <style:style style:name="OrgFixedWidthBlockLastLine" style:display-name="OrgFixedWidthBlockLastLine" style:family="paragraph">
      <style:paragraph-properties fo:border="0.06pt solid #000000" fo:margin-bottom="5.952766218000000pt" fo:margin-top="0.000000000000000pt"/>
    </style:style>
    <style:style style:name="Heading_20_10_unnumbered" style:display-name="Heading_20_10_unnumbered" style:family="paragraph">
      <style:paragraph-properties>
        <style:tab-stops>
          <style:tab-stop style:position="481.89059860000pt" style:type="right" style:leader-type="none" style:leader-style="none" style:leader-width="auto" style:leader-color="font-color"/>
        </style:tab-stops>
      </style:paragraph-properties>
    </style:style>
    <style:style style:name="OrgSrcFontLockWarningFace" style:display-name="OrgSrcFontLockWarningFace" style:family="text">
      <style:text-properties fo:color="#999999"/>
    </style:style>
    <style:style style:name="OrgTimestamp" style:display-name="OrgTimestamp" style:family="text">
      <style:text-properties fo:background-color="transparent" fo:font-family="Courier New"/>
    </style:style>
    <style:style style:name="OrgSubscript" style:display-name="OrgSubscript" style:family="text">
      <style:text-properties style:text-position="sub"/>
    </style:style>
    <style:style style:name="OrgSrcFontLockNegationCharFace" style:display-name="OrgSrcFontLockNegationCharFace" style:family="text">
      <style:text-properties fo:color="#f8f8f2"/>
    </style:style>
    <style:style style:name="OrgTimestampKeyword" style:display-name="OrgTimestampKeyword" style:family="text">
      <style:text-properties fo:font-weight="bold" style:use-window-font-color="true"/>
    </style:style>
    <style:style style:name="OrgDeadlineKeyword" style:display-name="OrgDeadlineKeyword" style:family="text"/>
    <style:style style:name="OrgScheduledKeyword" style:display-name="OrgScheduledKeyword" style:family="text"/>
    <style:style style:name="OrgTags" style:display-name="OrgTags" style:family="text"/>
    <style:style style:name="OrgSrcFontLockConstantFace" style:display-name="OrgSrcFontLockConstantFace" style:family="text">
      <style:text-properties fo:color="#aee239"/>
    </style:style>
    <style:style style:name="Source_20Text" style:display-name="Source Text" style:family="text">
      <style:text-properties fo:background-color="transparent" fo:font-family="Courier New"/>
    </style:style>
    <style:style style:name="OrgSrcFontLockVariableNameFace" style:display-name="OrgSrcFontLockVariableNameFace" style:family="text">
      <style:text-properties fo:color="#fd971f"/>
    </style:style>
    <style:style style:name="Internet_20link" style:display-name="Internet link" style:family="text">
      <style:text-properties fo:color="#000080" fo:country="none" fo:language="zxx" style:text-underline-color="font-color" style:text-underline-style="solid" style:text-underline-type="single" style:text-underline-width="auto"/>
    </style:style>
    <style:style style:name="OrgSrcFontLockCommentFace" style:display-name="OrgSrcFontLockCommentFace" style:family="text">
      <style:text-properties fo:color="#505c63"/>
    </style:style>
    <style:style style:name="OrgPriority" style:display-name="OrgPriority" style:family="text"/>
    <style:style style:name="OrgPriority-C" style:display-name="OrgPriority-C" style:family="text"/>
    <style:style style:name="OrgSrcFontLockTypeFace" style:display-name="OrgSrcFontLockTypeFace" style:family="text">
      <style:text-properties fo:color="#999999"/>
    </style:style>
    <style:style style:name="OrgSuperscript" style:display-name="OrgSuperscript" style:family="text">
      <style:text-properties style:text-position="super"/>
    </style:style>
    <style:style style:name="Numbering_20Symbols" style:display-name="Numbering Symbols" style:family="text"/>
    <style:style style:name="OrgClosedKeyword" style:display-name="OrgClosedKeyword" style:family="text"/>
    <style:style style:name="OrgTarget" style:display-name="OrgTarget" style:family="text"/>
    <style:style style:name="Footnote_20anchor" style:display-name="Footnote anchor" style:family="text">
      <style:text-properties style:text-position="super"/>
    </style:style>
    <style:style style:name="Footnote_20Symbol" style:display-name="Footnote Symbol" style:family="text"/>
    <style:style style:name="Endnote_20anchor" style:display-name="Endnote anchor" style:family="text">
      <style:text-properties style:text-position="super"/>
    </style:style>
    <style:style style:name="Endnote_20Symbol" style:display-name="Endnote Symbol" style:family="text"/>
    <style:style style:name="Emphasis" style:display-name="Emphasis" style:family="text">
      <style:text-properties fo:font-style="italic"/>
    </style:style>
    <style:style style:name="OrgPriority-A" style:display-name="OrgPriority-A" style:family="text"/>
    <style:style style:name="OrgTag" style:display-name="OrgTag" style:family="text">
      <style:text-properties fo:background-color="transparent" fo:font-variant="small-caps"/>
    </style:style>
    <style:style style:name="Bold" style:display-name="Bold" style:family="text">
      <style:text-properties fo:font-weight="bold"/>
    </style:style>
    <style:style style:name="OrgSrcFontLockStringFace" style:display-name="OrgSrcFontLockStringFace" style:family="text">
      <style:text-properties fo:color="#f8f8f0"/>
    </style:style>
    <style:style style:name="OrgInactiveTimestamp" style:display-name="OrgInactiveTimestamp" style:family="text"/>
    <style:style style:name="Underline" style:display-name="Underline" style:family="text">
      <style:text-properties fo:background-color="transparent" style:text-underline-color="font-color" style:text-underline-style="solid" style:text-underline-type="single" style:text-underline-width="auto"/>
    </style:style>
    <style:style style:name="OrgActiveTimestamp" style:display-name="OrgActiveTimestamp" style:family="text"/>
    <style:style style:name="OrgClockKeyword" style:display-name="OrgClockKeyword" style:family="text"/>
    <style:style style:name="OrgTimestampWrapper" style:display-name="OrgTimestampWrapper" style:family="text"/>
    <style:style style:name="OrgTodo" style:display-name="OrgTodo" style:family="text"/>
    <style:style style:name="Citation" style:display-name="Citation" style:family="text">
      <style:text-properties fo:font-style="italic"/>
    </style:style>
    <style:style style:name="OrgSrcFontLockCommentDelimiterFace" style:display-name="OrgSrcFontLockCommentDelimiterFace" style:family="text">
      <style:text-properties fo:color="#505c63"/>
    </style:style>
    <style:style style:name="OrgSrcFontLockPreprocessorFace" style:display-name="OrgSrcFontLockPreprocessorFace" style:family="text">
      <style:text-properties fo:color="#f38630"/>
    </style:style>
    <style:style style:name="OrgDone" style:display-name="OrgDone" style:family="text"/>
    <style:style style:name="Example" style:display-name="Example" style:family="text">
      <style:text-properties fo:background-color="transparent" fo:font-family="Courier New"/>
    </style:style>
    <style:style style:name="OrgSrcFontLockKeywordFace" style:display-name="OrgSrcFontLockKeywordFace" style:family="text">
      <style:text-properties fo:color="#a7dbd8"/>
    </style:style>
    <style:style style:name="OrgCode" style:display-name="OrgCode" style:family="text"/>
    <style:style style:name="Strikethrough" style:display-name="Strikethrough" style:family="text">
      <style:text-properties style:text-line-through-style="solid" style:text-line-through-type="single"/>
    </style:style>
    <style:style style:name="OrgPriority-B" style:display-name="OrgPriority-B" style:family="text"/>
    <style:style style:name="OrgSrcFontLockFunctionNameFace" style:display-name="OrgSrcFontLockFunctionNameFace" style:family="text">
      <style:text-properties fo:color="#aee239"/>
    </style:style>
    <text:list-style style:name="OrgNumberedList" style:display-name="OrgNumberedList">
      <text:list-level-style-number text:start-value="1" text:display-levels="1" style:num-suffix="." style:num-format="1" text:level="1">
        <style:list-level-properties text:list-level-position-and-space-mode="label-width-and-position" text:space-before="18.00003118300pt" text:min-label-width="18.00003118300pt"/>
      </text:list-level-style-number>
      <text:list-level-style-number text:start-value="1" text:display-levels="1" style:num-suffix="." style:num-format="1" text:level="2">
        <style:list-level-properties text:list-level-position-and-space-mode="label-width-and-position" text:space-before="36.00006236600pt" text:min-label-width="18.00003118300pt"/>
      </text:list-level-style-number>
      <text:list-level-style-number text:start-value="1" text:display-levels="1" style:num-suffix="." style:num-format="1" text:level="3">
        <style:list-level-properties text:list-level-position-and-space-mode="label-width-and-position" text:space-before="54.00009354900pt" text:min-label-width="18.00003118300pt"/>
      </text:list-level-style-number>
      <text:list-level-style-number text:start-value="1" text:display-levels="1" style:num-suffix="." style:num-format="1" text:level="4">
        <style:list-level-properties text:list-level-position-and-space-mode="label-width-and-position" text:space-before="72.00012473200pt" text:min-label-width="18.00003118300pt"/>
      </text:list-level-style-number>
      <text:list-level-style-number text:start-value="1" text:display-levels="1" style:num-suffix="." style:num-format="1" text:level="5">
        <style:list-level-properties text:list-level-position-and-space-mode="label-width-and-position" text:space-before="90.00015591500pt" text:min-label-width="18.00003118300pt"/>
      </text:list-level-style-number>
      <text:list-level-style-number text:start-value="1" text:display-levels="1" style:num-suffix="." style:num-format="1" text:level="6">
        <style:list-level-properties text:list-level-position-and-space-mode="label-width-and-position" text:space-before="108.00018709800pt" text:min-label-width="18.00003118300pt"/>
      </text:list-level-style-number>
      <text:list-level-style-number text:start-value="1" text:display-levels="1" style:num-suffix="." style:num-format="1" text:level="7">
        <style:list-level-properties text:list-level-position-and-space-mode="label-width-and-position" text:space-before="126.00021828100pt" text:min-label-width="18.00003118300pt"/>
      </text:list-level-style-number>
      <text:list-level-style-number text:start-value="1" text:display-levels="1" style:num-suffix="." style:num-format="1" text:level="8">
        <style:list-level-properties text:list-level-position-and-space-mode="label-width-and-position" text:space-before="144.00024946400pt" text:min-label-width="18.00003118300pt"/>
      </text:list-level-style-number>
      <text:list-level-style-number text:start-value="1" text:display-levels="1" style:num-suffix="." style:num-format="1" text:level="9">
        <style:list-level-properties text:list-level-position-and-space-mode="label-width-and-position" text:space-before="162.00028064700pt" text:min-label-width="18.00003118300pt"/>
      </text:list-level-style-number>
      <text:list-level-style-number text:start-value="1" text:display-levels="1" style:num-suffix="." style:num-format="1" text:level="10">
        <style:list-level-properties text:list-level-position-and-space-mode="label-width-and-position" text:space-before="180.00031183000pt" text:min-label-width="18.00003118300pt"/>
      </text:list-level-style-number>
    </text:list-style>
    <text:list-style style:name="OrgSrcBlockNumberedLine" style:display-name="OrgSrcBlockNumberedLine">
      <text:list-level-style-number text:start-value="1" text:display-levels="1" style:num-format="1" text:level="1">
        <style:list-level-properties text:list-level-position-and-space-mode="label-width-and-position" text:space-before="18.00003118300pt" text:min-label-width="18.00003118300pt" fo:text-align="end" text:min-label-distance="2.86299708580pt"/>
      </text:list-level-style-number>
      <text:list-level-style-number text:start-value="1" text:display-levels="1" style:num-format="1" text:level="2">
        <style:list-level-properties text:list-level-position-and-space-mode="label-width-and-position" text:space-before="36.00006236600pt" text:min-label-width="18.00003118300pt" fo:text-align="end" text:min-label-distance="2.86299708580pt"/>
      </text:list-level-style-number>
      <text:list-level-style-number text:start-value="1" text:display-levels="1" style:num-format="1" text:level="3">
        <style:list-level-properties text:list-level-position-and-space-mode="label-width-and-position" text:space-before="54.00009354900pt" text:min-label-width="18.00003118300pt" fo:text-align="end" text:min-label-distance="2.86299708580pt"/>
      </text:list-level-style-number>
      <text:list-level-style-number text:start-value="1" text:display-levels="1" style:num-format="1" text:level="4">
        <style:list-level-properties text:list-level-position-and-space-mode="label-width-and-position" text:space-before="72.00012473200pt" text:min-label-width="18.00003118300pt" fo:text-align="end" text:min-label-distance="2.86299708580pt"/>
      </text:list-level-style-number>
      <text:list-level-style-number text:start-value="1" text:display-levels="1" style:num-format="1" text:level="5">
        <style:list-level-properties text:list-level-position-and-space-mode="label-width-and-position" text:space-before="90.00015591500pt" text:min-label-width="18.00003118300pt" fo:text-align="end" text:min-label-distance="2.86299708580pt"/>
      </text:list-level-style-number>
      <text:list-level-style-number text:start-value="1" text:display-levels="1" style:num-format="1" text:level="6">
        <style:list-level-properties text:list-level-position-and-space-mode="label-width-and-position" text:space-before="108.00018709800pt" text:min-label-width="18.00003118300pt" fo:text-align="end" text:min-label-distance="2.86299708580pt"/>
      </text:list-level-style-number>
      <text:list-level-style-number text:start-value="1" text:display-levels="1" style:num-format="1" text:level="7">
        <style:list-level-properties text:list-level-position-and-space-mode="label-width-and-position" text:space-before="126.00021828100pt" text:min-label-width="18.00003118300pt" fo:text-align="end" text:min-label-distance="2.86299708580pt"/>
      </text:list-level-style-number>
      <text:list-level-style-number text:start-value="1" text:display-levels="1" style:num-format="1" text:level="8">
        <style:list-level-properties text:list-level-position-and-space-mode="label-width-and-position" text:space-before="144.00024946400pt" text:min-label-width="18.00003118300pt" fo:text-align="end" text:min-label-distance="2.86299708580pt"/>
      </text:list-level-style-number>
      <text:list-level-style-number text:start-value="1" text:display-levels="1" style:num-format="1" text:level="9">
        <style:list-level-properties text:list-level-position-and-space-mode="label-width-and-position" text:space-before="162.00028064700pt" text:min-label-width="18.00003118300pt" fo:text-align="end" text:min-label-distance="2.86299708580pt"/>
      </text:list-level-style-number>
      <text:list-level-style-number text:start-value="1" text:display-levels="1" style:num-format="1" text:level="10">
        <style:list-level-properties text:list-level-position-and-space-mode="label-width-and-position" text:space-before="180.00031183000pt" text:min-label-width="18.00003118300pt" fo:text-align="end" text:min-label-distance="2.86299708580pt"/>
      </text:list-level-style-number>
    </text:list-style>
    <text:list-style style:name="OrgDescriptionList" style:display-name="OrgDescriptionList">
      <text:list-level-style-number text:start-value="1" text:display-levels="1" style:num-format="1" text:level="1">
        <style:list-level-properties text:list-level-position-and-space-mode="label-width-and-position" text:space-before="18.00003118300pt"/>
      </text:list-level-style-number>
      <text:list-level-style-number text:start-value="1" text:display-levels="1" style:num-format="1" text:level="2">
        <style:list-level-properties text:list-level-position-and-space-mode="label-width-and-position" text:space-before="36.00006236600pt"/>
      </text:list-level-style-number>
      <text:list-level-style-number text:start-value="1" text:display-levels="1" style:num-format="1" text:level="3">
        <style:list-level-properties text:list-level-position-and-space-mode="label-width-and-position" text:space-before="54.00009354900pt"/>
      </text:list-level-style-number>
      <text:list-level-style-number text:start-value="1" text:display-levels="1" style:num-format="1" text:level="4">
        <style:list-level-properties text:list-level-position-and-space-mode="label-width-and-position" text:space-before="72.00012473200pt"/>
      </text:list-level-style-number>
      <text:list-level-style-number text:start-value="1" text:display-levels="1" style:num-format="1" text:level="5">
        <style:list-level-properties text:list-level-position-and-space-mode="label-width-and-position" text:space-before="90.00015591500pt"/>
      </text:list-level-style-number>
      <text:list-level-style-number text:start-value="1" text:display-levels="1" style:num-format="1" text:level="6">
        <style:list-level-properties text:list-level-position-and-space-mode="label-width-and-position" text:space-before="108.00018709800pt"/>
      </text:list-level-style-number>
      <text:list-level-style-number text:start-value="1" text:display-levels="1" style:num-format="1" text:level="7">
        <style:list-level-properties text:list-level-position-and-space-mode="label-width-and-position" text:space-before="126.00021828100pt"/>
      </text:list-level-style-number>
      <text:list-level-style-number text:start-value="1" text:display-levels="1" style:num-format="1" text:level="8">
        <style:list-level-properties text:list-level-position-and-space-mode="label-width-and-position" text:space-before="144.00024946400pt"/>
      </text:list-level-style-number>
      <text:list-level-style-number text:start-value="1" text:display-levels="1" style:num-format="1" text:level="9">
        <style:list-level-properties text:list-level-position-and-space-mode="label-width-and-position" text:space-before="162.00028064700pt"/>
      </text:list-level-style-number>
      <text:list-level-style-number text:start-value="1" text:display-levels="1" style:num-format="1" text:level="10">
        <style:list-level-properties text:list-level-position-and-space-mode="label-width-and-position" text:space-before="180.00031183000pt"/>
      </text:list-level-style-number>
    </text:list-style>
    <text:list-style style:name="Numbering_20_1" style:display-name="Numbering_20_1">
      <text:list-level-style-number text:start-value="1" text:display-levels="1" style:num-suffix="." style:num-format="1" text:style-name="Numbering_20Symbols" text:level="1">
        <style:list-level-properties text:list-level-position-and-space-mode="label-alignment" fo:text-align="start">
          <style:list-level-label-alignment text:label-followed-by="listtab" text:list-tab-stop-position="14.14490639420pt" fo:text-indent="-14.14490639420pt" fo:margin-left="14.14490639420pt"/>
        </style:list-level-properties>
      </text:list-level-style-number>
      <text:list-level-style-number text:start-value="1" text:display-levels="1" style:num-suffix="." style:num-format="1" text:style-name="Numbering_20Symbols" text:level="2">
        <style:list-level-properties text:list-level-position-and-space-mode="label-alignment" fo:text-align="start">
          <style:list-level-label-alignment text:label-followed-by="listtab" text:list-tab-stop-position="28.34650580000pt" fo:text-indent="-14.14490639420pt" fo:margin-left="28.34650580000pt"/>
        </style:list-level-properties>
      </text:list-level-style-number>
      <text:list-level-style-number text:start-value="1" text:display-levels="1" style:num-suffix="." style:num-format="1" text:style-name="Numbering_20Symbols" text:level="3">
        <style:list-level-properties text:list-level-position-and-space-mode="label-alignment" fo:text-align="start">
          <style:list-level-label-alignment text:label-followed-by="listtab" text:list-tab-stop-position="42.49141219420pt" fo:text-indent="-14.14490639420pt" fo:margin-left="42.49141219420pt"/>
        </style:list-level-properties>
      </text:list-level-style-number>
      <text:list-level-style-number text:start-value="1" text:display-levels="1" style:num-suffix="." style:num-format="1" text:style-name="Numbering_20Symbols" text:level="4">
        <style:list-level-properties text:list-level-position-and-space-mode="label-alignment" fo:text-align="start">
          <style:list-level-label-alignment text:label-followed-by="listtab" text:list-tab-stop-position="56.69301160000pt" fo:text-indent="-14.14490639420pt" fo:margin-left="56.69301160000pt"/>
        </style:list-level-properties>
      </text:list-level-style-number>
      <text:list-level-style-number text:start-value="1" text:display-levels="1" style:num-suffix="." style:num-format="1" text:style-name="Numbering_20Symbols" text:level="5">
        <style:list-level-properties text:list-level-position-and-space-mode="label-alignment" fo:text-align="start">
          <style:list-level-label-alignment text:label-followed-by="listtab" text:list-tab-stop-position="70.83791799420pt" fo:text-indent="-14.14490639420pt" fo:margin-left="70.83791799420pt"/>
        </style:list-level-properties>
      </text:list-level-style-number>
      <text:list-level-style-number text:start-value="1" text:display-levels="1" style:num-suffix="." style:num-format="1" text:style-name="Numbering_20Symbols" text:level="6">
        <style:list-level-properties text:list-level-position-and-space-mode="label-alignment" fo:text-align="start">
          <style:list-level-label-alignment text:label-followed-by="listtab" text:list-tab-stop-position="85.03951740000pt" fo:text-indent="-14.14490639420pt" fo:margin-left="85.03951740000pt"/>
        </style:list-level-properties>
      </text:list-level-style-number>
      <text:list-level-style-number text:start-value="1" text:display-levels="1" style:num-suffix="." style:num-format="1" text:style-name="Numbering_20Symbols" text:level="7">
        <style:list-level-properties text:list-level-position-and-space-mode="label-alignment" fo:text-align="start">
          <style:list-level-label-alignment text:label-followed-by="listtab" text:list-tab-stop-position="99.21277030000pt" fo:text-indent="-14.14490639420pt" fo:margin-left="99.21277030000pt"/>
        </style:list-level-properties>
      </text:list-level-style-number>
      <text:list-level-style-number text:start-value="1" text:display-levels="1" style:num-suffix="." style:num-format="1" text:style-name="Numbering_20Symbols" text:level="8">
        <style:list-level-properties text:list-level-position-and-space-mode="label-alignment" fo:text-align="start">
          <style:list-level-label-alignment text:label-followed-by="listtab" text:list-tab-stop-position="113.41436970580pt" fo:text-indent="-14.14490639420pt" fo:margin-left="113.41436970580pt"/>
        </style:list-level-properties>
      </text:list-level-style-number>
      <text:list-level-style-number text:start-value="1" text:display-levels="1" style:num-suffix="." style:num-format="1" text:style-name="Numbering_20Symbols" text:level="9">
        <style:list-level-properties text:list-level-position-and-space-mode="label-alignment" fo:text-align="start">
          <style:list-level-label-alignment text:label-followed-by="listtab" text:list-tab-stop-position="127.55927610000pt" fo:text-indent="-14.14490639420pt" fo:margin-left="127.55927610000pt"/>
        </style:list-level-properties>
      </text:list-level-style-number>
      <text:list-level-style-number text:start-value="1" text:display-levels="1" style:num-suffix="." style:num-format="1" text:style-name="Numbering_20Symbols" text:level="10">
        <style:list-level-properties text:list-level-position-and-space-mode="label-alignment" fo:text-align="start">
          <style:list-level-label-alignment text:label-followed-by="listtab" text:list-tab-stop-position="141.76087550580pt" fo:text-indent="-14.14490639420pt" fo:margin-left="141.76087550580pt"/>
        </style:list-level-properties>
      </text:list-level-style-number>
    </text:list-style>
    <text:list-style style:name="OrgBulletedList" style:display-name="OrgBulletedList">
      <text:list-level-style-bullet text:bullet-char="•" text:level="1">
        <style:list-level-properties text:list-level-position-and-space-mode="label-width-and-position" text:space-before="18.00003118300pt" text:min-label-width="18.00003118300pt"/>
        <style:text-properties fo:font-family="OpenSymbol" style:font-charset="x-symbol"/>
      </text:list-level-style-bullet>
      <text:list-level-style-bullet text:bullet-char="•" text:level="2">
        <style:list-level-properties text:list-level-position-and-space-mode="label-width-and-position" text:space-before="36.00006236600pt" text:min-label-width="18.00003118300pt"/>
        <style:text-properties fo:font-family="OpenSymbol" style:font-charset="x-symbol"/>
      </text:list-level-style-bullet>
      <text:list-level-style-bullet text:bullet-char="•" text:level="3">
        <style:list-level-properties text:list-level-position-and-space-mode="label-width-and-position" text:space-before="54.00009354900pt" text:min-label-width="18.00003118300pt"/>
        <style:text-properties fo:font-family="OpenSymbol" style:font-charset="x-symbol"/>
      </text:list-level-style-bullet>
      <text:list-level-style-bullet text:bullet-char="•" text:level="4">
        <style:list-level-properties text:list-level-position-and-space-mode="label-width-and-position" text:space-before="72.00012473200pt" text:min-label-width="18.00003118300pt"/>
        <style:text-properties fo:font-family="OpenSymbol" style:font-charset="x-symbol"/>
      </text:list-level-style-bullet>
      <text:list-level-style-bullet text:bullet-char="•" text:level="5">
        <style:list-level-properties text:list-level-position-and-space-mode="label-width-and-position" text:space-before="90.00015591500pt" text:min-label-width="18.00003118300pt"/>
        <style:text-properties fo:font-family="OpenSymbol" style:font-charset="x-symbol"/>
      </text:list-level-style-bullet>
      <text:list-level-style-bullet text:bullet-char="•" text:level="6">
        <style:list-level-properties text:list-level-position-and-space-mode="label-width-and-position" text:space-before="108.00018709800pt" text:min-label-width="18.00003118300pt"/>
        <style:text-properties fo:font-family="OpenSymbol" style:font-charset="x-symbol"/>
      </text:list-level-style-bullet>
      <text:list-level-style-bullet text:bullet-char="•" text:level="7">
        <style:list-level-properties text:list-level-position-and-space-mode="label-width-and-position" text:space-before="126.00021828100pt" text:min-label-width="18.00003118300pt"/>
        <style:text-properties fo:font-family="OpenSymbol" style:font-charset="x-symbol"/>
      </text:list-level-style-bullet>
      <text:list-level-style-bullet text:bullet-char="•" text:level="8">
        <style:list-level-properties text:list-level-position-and-space-mode="label-width-and-position" text:space-before="144.00024946400pt" text:min-label-width="18.00003118300pt"/>
        <style:text-properties fo:font-family="OpenSymbol" style:font-charset="x-symbol"/>
      </text:list-level-style-bullet>
      <text:list-level-style-bullet text:bullet-char="•" text:level="9">
        <style:list-level-properties text:list-level-position-and-space-mode="label-width-and-position" text:space-before="162.00028064700pt" text:min-label-width="18.00003118300pt"/>
        <style:text-properties fo:font-family="OpenSymbol" style:font-charset="x-symbol"/>
      </text:list-level-style-bullet>
      <text:list-level-style-bullet text:bullet-char="•" text:level="10">
        <style:list-level-properties text:list-level-position-and-space-mode="label-width-and-position" text:space-before="180.00031183000pt" text:min-label-width="18.00003118300pt"/>
        <style:text-properties fo:font-family="OpenSymbol" style:font-charset="x-symbol"/>
      </text:list-level-style-bullet>
    </text:list-style>
    <text:list-style style:name="List_20_1" style:display-name="List_20_1">
      <text:list-level-style-bullet text:bullet-char="•" text:style-name="Numbering_20Symbols" text:level="1">
        <style:list-level-properties text:list-level-position-and-space-mode="label-alignment" fo:text-align="start">
          <style:list-level-label-alignment text:label-followed-by="listtab" text:list-tab-stop-position="11.33860232000pt" fo:text-indent="-11.33860232000pt" fo:margin-left="11.33860232000pt"/>
        </style:list-level-properties>
        <style:text-properties fo:font-family="OpenSymbol"/>
      </text:list-level-style-bullet>
      <text:list-level-style-bullet text:bullet-char="•" text:style-name="Numbering_20Symbols" text:level="2">
        <style:list-level-properties text:list-level-position-and-space-mode="label-alignment" fo:text-align="start">
          <style:list-level-label-alignment text:label-followed-by="listtab" text:list-tab-stop-position="22.70555114580pt" fo:text-indent="-11.33860232000pt" fo:margin-left="22.70555114580pt"/>
        </style:list-level-properties>
        <style:text-properties fo:font-family="OpenSymbol"/>
      </text:list-level-style-bullet>
      <text:list-level-style-bullet text:bullet-char="•" text:style-name="Numbering_20Symbols" text:level="3">
        <style:list-level-properties text:list-level-position-and-space-mode="label-alignment" fo:text-align="start">
          <style:list-level-label-alignment text:label-followed-by="listtab" text:list-tab-stop-position="33.98746045420pt" fo:text-indent="-11.33860232000pt" fo:margin-left="33.98746045420pt"/>
        </style:list-level-properties>
        <style:text-properties fo:font-family="OpenSymbol"/>
      </text:list-level-style-bullet>
      <text:list-level-style-bullet text:bullet-char="•" text:style-name="Numbering_20Symbols" text:level="4">
        <style:list-level-properties text:list-level-position-and-space-mode="label-alignment" fo:text-align="start">
          <style:list-level-label-alignment text:label-followed-by="listtab" text:list-tab-stop-position="45.35440928000pt" fo:text-indent="-11.33860232000pt" fo:margin-left="45.35440928000pt"/>
        </style:list-level-properties>
        <style:text-properties fo:font-family="OpenSymbol"/>
      </text:list-level-style-bullet>
      <text:list-level-style-bullet text:bullet-char="•" text:style-name="Numbering_20Symbols" text:level="5">
        <style:list-level-properties text:list-level-position-and-space-mode="label-alignment" fo:text-align="start">
          <style:list-level-label-alignment text:label-followed-by="listtab" text:list-tab-stop-position="56.69301160000pt" fo:text-indent="-11.33860232000pt" fo:margin-left="56.69301160000pt"/>
        </style:list-level-properties>
        <style:text-properties fo:font-family="OpenSymbol"/>
      </text:list-level-style-bullet>
      <text:list-level-style-bullet text:bullet-char="•" text:style-name="Numbering_20Symbols" text:level="6">
        <style:list-level-properties text:list-level-position-and-space-mode="label-alignment" fo:text-align="start">
          <style:list-level-label-alignment text:label-followed-by="listtab" text:list-tab-stop-position="68.05996042580pt" fo:text-indent="-11.33860232000pt" fo:margin-left="68.05996042580pt"/>
        </style:list-level-properties>
        <style:text-properties fo:font-family="OpenSymbol"/>
      </text:list-level-style-bullet>
      <text:list-level-style-bullet text:bullet-char="•" text:style-name="Numbering_20Symbols" text:level="7">
        <style:list-level-properties text:list-level-position-and-space-mode="label-alignment" fo:text-align="start">
          <style:list-level-label-alignment text:label-followed-by="listtab" text:list-tab-stop-position="79.34186973420pt" fo:text-indent="-11.33860232000pt" fo:margin-left="79.34186973420pt"/>
        </style:list-level-properties>
        <style:text-properties fo:font-family="OpenSymbol"/>
      </text:list-level-style-bullet>
      <text:list-level-style-bullet text:bullet-char="•" text:style-name="Numbering_20Symbols" text:level="8">
        <style:list-level-properties text:list-level-position-and-space-mode="label-alignment" fo:text-align="start">
          <style:list-level-label-alignment text:label-followed-by="listtab" text:list-tab-stop-position="90.70881856000pt" fo:text-indent="-11.33860232000pt" fo:margin-left="90.70881856000pt"/>
        </style:list-level-properties>
        <style:text-properties fo:font-family="OpenSymbol"/>
      </text:list-level-style-bullet>
      <text:list-level-style-bullet text:bullet-char="•" text:style-name="Numbering_20Symbols" text:level="9">
        <style:list-level-properties text:list-level-position-and-space-mode="label-alignment" fo:text-align="start">
          <style:list-level-label-alignment text:label-followed-by="listtab" text:list-tab-stop-position="102.04742088000pt" fo:text-indent="-11.33860232000pt" fo:margin-left="102.04742088000pt"/>
        </style:list-level-properties>
        <style:text-properties fo:font-family="OpenSymbol"/>
      </text:list-level-style-bullet>
      <text:list-level-style-bullet text:bullet-char="•" text:style-name="Numbering_20Symbols" text:level="10">
        <style:list-level-properties text:list-level-position-and-space-mode="label-alignment" fo:text-align="start">
          <style:list-level-label-alignment text:label-followed-by="listtab" text:list-tab-stop-position="113.41436970580pt" fo:text-indent="-11.33860232000pt" fo:margin-left="113.41436970580pt"/>
        </style:list-level-properties>
        <style:text-properties fo:font-family="OpenSymbol"/>
      </text:list-level-style-bullet>
    </text:list-style>
    <text:list-style style:name="OrgNumberedList1" style:display-name="OrgNumberedList">
      <text:list-level-style-number text:start-value="1" text:display-levels="1" style:num-suffix="." style:num-format="1" text:level="1">
        <style:list-level-properties text:list-level-position-and-space-mode="label-width-and-position" text:space-before="18.00003118300pt" text:min-label-width="18.00003118300pt"/>
      </text:list-level-style-number>
      <text:list-level-style-number text:start-value="1" text:display-levels="1" style:num-suffix="." style:num-format="1" text:level="2">
        <style:list-level-properties text:list-level-position-and-space-mode="label-width-and-position" text:space-before="36.00006236600pt" text:min-label-width="18.00003118300pt"/>
      </text:list-level-style-number>
      <text:list-level-style-number text:start-value="1" text:display-levels="1" style:num-suffix="." style:num-format="1" text:level="3">
        <style:list-level-properties text:list-level-position-and-space-mode="label-width-and-position" text:space-before="54.00009354900pt" text:min-label-width="18.00003118300pt"/>
      </text:list-level-style-number>
      <text:list-level-style-number text:start-value="1" text:display-levels="1" style:num-suffix="." style:num-format="1" text:level="4">
        <style:list-level-properties text:list-level-position-and-space-mode="label-width-and-position" text:space-before="72.00012473200pt" text:min-label-width="18.00003118300pt"/>
      </text:list-level-style-number>
      <text:list-level-style-number text:start-value="1" text:display-levels="1" style:num-suffix="." style:num-format="1" text:level="5">
        <style:list-level-properties text:list-level-position-and-space-mode="label-width-and-position" text:space-before="90.00015591500pt" text:min-label-width="18.00003118300pt"/>
      </text:list-level-style-number>
      <text:list-level-style-number text:start-value="1" text:display-levels="1" style:num-suffix="." style:num-format="1" text:level="6">
        <style:list-level-properties text:list-level-position-and-space-mode="label-width-and-position" text:space-before="108.00018709800pt" text:min-label-width="18.00003118300pt"/>
      </text:list-level-style-number>
      <text:list-level-style-number text:start-value="1" text:display-levels="1" style:num-suffix="." style:num-format="1" text:level="7">
        <style:list-level-properties text:list-level-position-and-space-mode="label-width-and-position" text:space-before="126.00021828100pt" text:min-label-width="18.00003118300pt"/>
      </text:list-level-style-number>
      <text:list-level-style-number text:start-value="1" text:display-levels="1" style:num-suffix="." style:num-format="1" text:level="8">
        <style:list-level-properties text:list-level-position-and-space-mode="label-width-and-position" text:space-before="144.00024946400pt" text:min-label-width="18.00003118300pt"/>
      </text:list-level-style-number>
      <text:list-level-style-number text:start-value="1" text:display-levels="1" style:num-suffix="." style:num-format="1" text:level="9">
        <style:list-level-properties text:list-level-position-and-space-mode="label-width-and-position" text:space-before="162.00028064700pt" text:min-label-width="18.00003118300pt"/>
      </text:list-level-style-number>
      <text:list-level-style-number text:start-value="1" text:display-levels="1" style:num-suffix="." style:num-format="1" text:level="10">
        <style:list-level-properties text:list-level-position-and-space-mode="label-width-and-position" text:space-before="180.00031183000pt" text:min-label-width="18.00003118300pt"/>
      </text:list-level-style-number>
    </text:list-style>
    <text:list-style style:name="OrgNumberedList2" style:display-name="OrgNumberedList">
      <text:list-level-style-number text:start-value="1" text:display-levels="1" style:num-suffix="." style:num-format="1" text:level="1">
        <style:list-level-properties text:list-level-position-and-space-mode="label-width-and-position" text:space-before="18.00003118300pt" text:min-label-width="18.00003118300pt"/>
      </text:list-level-style-number>
      <text:list-level-style-number text:start-value="1" text:display-levels="1" style:num-suffix="." style:num-format="1" text:level="2">
        <style:list-level-properties text:list-level-position-and-space-mode="label-width-and-position" text:space-before="36.00006236600pt" text:min-label-width="18.00003118300pt"/>
      </text:list-level-style-number>
      <text:list-level-style-number text:start-value="1" text:display-levels="1" style:num-suffix="." style:num-format="1" text:level="3">
        <style:list-level-properties text:list-level-position-and-space-mode="label-width-and-position" text:space-before="54.00009354900pt" text:min-label-width="18.00003118300pt"/>
      </text:list-level-style-number>
      <text:list-level-style-number text:start-value="1" text:display-levels="1" style:num-suffix="." style:num-format="1" text:level="4">
        <style:list-level-properties text:list-level-position-and-space-mode="label-width-and-position" text:space-before="72.00012473200pt" text:min-label-width="18.00003118300pt"/>
      </text:list-level-style-number>
      <text:list-level-style-number text:start-value="1" text:display-levels="1" style:num-suffix="." style:num-format="1" text:level="5">
        <style:list-level-properties text:list-level-position-and-space-mode="label-width-and-position" text:space-before="90.00015591500pt" text:min-label-width="18.00003118300pt"/>
      </text:list-level-style-number>
      <text:list-level-style-number text:start-value="1" text:display-levels="1" style:num-suffix="." style:num-format="1" text:level="6">
        <style:list-level-properties text:list-level-position-and-space-mode="label-width-and-position" text:space-before="108.00018709800pt" text:min-label-width="18.00003118300pt"/>
      </text:list-level-style-number>
      <text:list-level-style-number text:start-value="1" text:display-levels="1" style:num-suffix="." style:num-format="1" text:level="7">
        <style:list-level-properties text:list-level-position-and-space-mode="label-width-and-position" text:space-before="126.00021828100pt" text:min-label-width="18.00003118300pt"/>
      </text:list-level-style-number>
      <text:list-level-style-number text:start-value="1" text:display-levels="1" style:num-suffix="." style:num-format="1" text:level="8">
        <style:list-level-properties text:list-level-position-and-space-mode="label-width-and-position" text:space-before="144.00024946400pt" text:min-label-width="18.00003118300pt"/>
      </text:list-level-style-number>
      <text:list-level-style-number text:start-value="1" text:display-levels="1" style:num-suffix="." style:num-format="1" text:level="9">
        <style:list-level-properties text:list-level-position-and-space-mode="label-width-and-position" text:space-before="162.00028064700pt" text:min-label-width="18.00003118300pt"/>
      </text:list-level-style-number>
      <text:list-level-style-number text:start-value="1" text:display-levels="1" style:num-suffix="." style:num-format="1" text:level="10">
        <style:list-level-properties text:list-level-position-and-space-mode="label-width-and-position" text:space-before="180.00031183000pt" text:min-label-width="18.00003118300pt"/>
      </text:list-level-style-number>
    </text:list-style>
    <text:list-style style:name="OrgNumberedList3" style:display-name="OrgNumberedList">
      <text:list-level-style-number text:start-value="1" text:display-levels="1" style:num-suffix="." style:num-format="1" text:level="1">
        <style:list-level-properties text:list-level-position-and-space-mode="label-width-and-position" text:space-before="18.00003118300pt" text:min-label-width="18.00003118300pt"/>
      </text:list-level-style-number>
      <text:list-level-style-number text:start-value="1" text:display-levels="1" style:num-suffix="." style:num-format="1" text:level="2">
        <style:list-level-properties text:list-level-position-and-space-mode="label-width-and-position" text:space-before="36.00006236600pt" text:min-label-width="18.00003118300pt"/>
      </text:list-level-style-number>
      <text:list-level-style-number text:start-value="1" text:display-levels="1" style:num-suffix="." style:num-format="1" text:level="3">
        <style:list-level-properties text:list-level-position-and-space-mode="label-width-and-position" text:space-before="54.00009354900pt" text:min-label-width="18.00003118300pt"/>
      </text:list-level-style-number>
      <text:list-level-style-number text:start-value="1" text:display-levels="1" style:num-suffix="." style:num-format="1" text:level="4">
        <style:list-level-properties text:list-level-position-and-space-mode="label-width-and-position" text:space-before="72.00012473200pt" text:min-label-width="18.00003118300pt"/>
      </text:list-level-style-number>
      <text:list-level-style-number text:start-value="1" text:display-levels="1" style:num-suffix="." style:num-format="1" text:level="5">
        <style:list-level-properties text:list-level-position-and-space-mode="label-width-and-position" text:space-before="90.00015591500pt" text:min-label-width="18.00003118300pt"/>
      </text:list-level-style-number>
      <text:list-level-style-number text:start-value="1" text:display-levels="1" style:num-suffix="." style:num-format="1" text:level="6">
        <style:list-level-properties text:list-level-position-and-space-mode="label-width-and-position" text:space-before="108.00018709800pt" text:min-label-width="18.00003118300pt"/>
      </text:list-level-style-number>
      <text:list-level-style-number text:start-value="1" text:display-levels="1" style:num-suffix="." style:num-format="1" text:level="7">
        <style:list-level-properties text:list-level-position-and-space-mode="label-width-and-position" text:space-before="126.00021828100pt" text:min-label-width="18.00003118300pt"/>
      </text:list-level-style-number>
      <text:list-level-style-number text:start-value="1" text:display-levels="1" style:num-suffix="." style:num-format="1" text:level="8">
        <style:list-level-properties text:list-level-position-and-space-mode="label-width-and-position" text:space-before="144.00024946400pt" text:min-label-width="18.00003118300pt"/>
      </text:list-level-style-number>
      <text:list-level-style-number text:start-value="1" text:display-levels="1" style:num-suffix="." style:num-format="1" text:level="9">
        <style:list-level-properties text:list-level-position-and-space-mode="label-width-and-position" text:space-before="162.00028064700pt" text:min-label-width="18.00003118300pt"/>
      </text:list-level-style-number>
      <text:list-level-style-number text:start-value="1" text:display-levels="1" style:num-suffix="." style:num-format="1" text:level="10">
        <style:list-level-properties text:list-level-position-and-space-mode="label-width-and-position" text:space-before="180.00031183000pt" text:min-label-width="18.00003118300pt"/>
      </text:list-level-style-number>
    </text:list-style>
    <text:list-style style:name="OrgNumberedList4" style:display-name="OrgNumberedList">
      <text:list-level-style-number text:start-value="1" text:display-levels="1" style:num-suffix="." style:num-format="1" text:level="1">
        <style:list-level-properties text:list-level-position-and-space-mode="label-width-and-position" text:space-before="18.00003118300pt" text:min-label-width="18.00003118300pt"/>
      </text:list-level-style-number>
      <text:list-level-style-number text:start-value="1" text:display-levels="1" style:num-suffix="." style:num-format="1" text:level="2">
        <style:list-level-properties text:list-level-position-and-space-mode="label-width-and-position" text:space-before="36.00006236600pt" text:min-label-width="18.00003118300pt"/>
      </text:list-level-style-number>
      <text:list-level-style-number text:start-value="1" text:display-levels="1" style:num-suffix="." style:num-format="1" text:level="3">
        <style:list-level-properties text:list-level-position-and-space-mode="label-width-and-position" text:space-before="54.00009354900pt" text:min-label-width="18.00003118300pt"/>
      </text:list-level-style-number>
      <text:list-level-style-number text:start-value="1" text:display-levels="1" style:num-suffix="." style:num-format="1" text:level="4">
        <style:list-level-properties text:list-level-position-and-space-mode="label-width-and-position" text:space-before="72.00012473200pt" text:min-label-width="18.00003118300pt"/>
      </text:list-level-style-number>
      <text:list-level-style-number text:start-value="1" text:display-levels="1" style:num-suffix="." style:num-format="1" text:level="5">
        <style:list-level-properties text:list-level-position-and-space-mode="label-width-and-position" text:space-before="90.00015591500pt" text:min-label-width="18.00003118300pt"/>
      </text:list-level-style-number>
      <text:list-level-style-number text:start-value="1" text:display-levels="1" style:num-suffix="." style:num-format="1" text:level="6">
        <style:list-level-properties text:list-level-position-and-space-mode="label-width-and-position" text:space-before="108.00018709800pt" text:min-label-width="18.00003118300pt"/>
      </text:list-level-style-number>
      <text:list-level-style-number text:start-value="1" text:display-levels="1" style:num-suffix="." style:num-format="1" text:level="7">
        <style:list-level-properties text:list-level-position-and-space-mode="label-width-and-position" text:space-before="126.00021828100pt" text:min-label-width="18.00003118300pt"/>
      </text:list-level-style-number>
      <text:list-level-style-number text:start-value="1" text:display-levels="1" style:num-suffix="." style:num-format="1" text:level="8">
        <style:list-level-properties text:list-level-position-and-space-mode="label-width-and-position" text:space-before="144.00024946400pt" text:min-label-width="18.00003118300pt"/>
      </text:list-level-style-number>
      <text:list-level-style-number text:start-value="1" text:display-levels="1" style:num-suffix="." style:num-format="1" text:level="9">
        <style:list-level-properties text:list-level-position-and-space-mode="label-width-and-position" text:space-before="162.00028064700pt" text:min-label-width="18.00003118300pt"/>
      </text:list-level-style-number>
      <text:list-level-style-number text:start-value="1" text:display-levels="1" style:num-suffix="." style:num-format="1" text:level="10">
        <style:list-level-properties text:list-level-position-and-space-mode="label-width-and-position" text:space-before="180.00031183000pt" text:min-label-width="18.00003118300pt"/>
      </text:list-level-style-number>
    </text:list-style>
    <text:list-style style:name="OrgNumberedList5" style:display-name="OrgNumberedList">
      <text:list-level-style-number text:start-value="1" text:display-levels="1" style:num-suffix="." style:num-format="1" text:level="1">
        <style:list-level-properties text:list-level-position-and-space-mode="label-width-and-position" text:space-before="18.00003118300pt" text:min-label-width="18.00003118300pt"/>
      </text:list-level-style-number>
      <text:list-level-style-number text:start-value="1" text:display-levels="1" style:num-suffix="." style:num-format="1" text:level="2">
        <style:list-level-properties text:list-level-position-and-space-mode="label-width-and-position" text:space-before="36.00006236600pt" text:min-label-width="18.00003118300pt"/>
      </text:list-level-style-number>
      <text:list-level-style-number text:start-value="1" text:display-levels="1" style:num-suffix="." style:num-format="1" text:level="3">
        <style:list-level-properties text:list-level-position-and-space-mode="label-width-and-position" text:space-before="54.00009354900pt" text:min-label-width="18.00003118300pt"/>
      </text:list-level-style-number>
      <text:list-level-style-number text:start-value="1" text:display-levels="1" style:num-suffix="." style:num-format="1" text:level="4">
        <style:list-level-properties text:list-level-position-and-space-mode="label-width-and-position" text:space-before="72.00012473200pt" text:min-label-width="18.00003118300pt"/>
      </text:list-level-style-number>
      <text:list-level-style-number text:start-value="1" text:display-levels="1" style:num-suffix="." style:num-format="1" text:level="5">
        <style:list-level-properties text:list-level-position-and-space-mode="label-width-and-position" text:space-before="90.00015591500pt" text:min-label-width="18.00003118300pt"/>
      </text:list-level-style-number>
      <text:list-level-style-number text:start-value="1" text:display-levels="1" style:num-suffix="." style:num-format="1" text:level="6">
        <style:list-level-properties text:list-level-position-and-space-mode="label-width-and-position" text:space-before="108.00018709800pt" text:min-label-width="18.00003118300pt"/>
      </text:list-level-style-number>
      <text:list-level-style-number text:start-value="1" text:display-levels="1" style:num-suffix="." style:num-format="1" text:level="7">
        <style:list-level-properties text:list-level-position-and-space-mode="label-width-and-position" text:space-before="126.00021828100pt" text:min-label-width="18.00003118300pt"/>
      </text:list-level-style-number>
      <text:list-level-style-number text:start-value="1" text:display-levels="1" style:num-suffix="." style:num-format="1" text:level="8">
        <style:list-level-properties text:list-level-position-and-space-mode="label-width-and-position" text:space-before="144.00024946400pt" text:min-label-width="18.00003118300pt"/>
      </text:list-level-style-number>
      <text:list-level-style-number text:start-value="1" text:display-levels="1" style:num-suffix="." style:num-format="1" text:level="9">
        <style:list-level-properties text:list-level-position-and-space-mode="label-width-and-position" text:space-before="162.00028064700pt" text:min-label-width="18.00003118300pt"/>
      </text:list-level-style-number>
      <text:list-level-style-number text:start-value="1" text:display-levels="1" style:num-suffix="." style:num-format="1" text:level="10">
        <style:list-level-properties text:list-level-position-and-space-mode="label-width-and-position" text:space-before="180.00031183000pt" text:min-label-width="18.00003118300pt"/>
      </text:list-level-style-number>
    </text:list-style>
    <text:list-style style:name="OrgNumberedList6" style:display-name="OrgNumberedList">
      <text:list-level-style-number text:start-value="1" text:display-levels="1" style:num-suffix="." style:num-format="1" text:level="1">
        <style:list-level-properties text:list-level-position-and-space-mode="label-width-and-position" text:space-before="18.00003118300pt" text:min-label-width="18.00003118300pt"/>
      </text:list-level-style-number>
      <text:list-level-style-number text:start-value="1" text:display-levels="1" style:num-suffix="." style:num-format="1" text:level="2">
        <style:list-level-properties text:list-level-position-and-space-mode="label-width-and-position" text:space-before="36.00006236600pt" text:min-label-width="18.00003118300pt"/>
      </text:list-level-style-number>
      <text:list-level-style-number text:start-value="1" text:display-levels="1" style:num-suffix="." style:num-format="1" text:level="3">
        <style:list-level-properties text:list-level-position-and-space-mode="label-width-and-position" text:space-before="54.00009354900pt" text:min-label-width="18.00003118300pt"/>
      </text:list-level-style-number>
      <text:list-level-style-number text:start-value="1" text:display-levels="1" style:num-suffix="." style:num-format="1" text:level="4">
        <style:list-level-properties text:list-level-position-and-space-mode="label-width-and-position" text:space-before="72.00012473200pt" text:min-label-width="18.00003118300pt"/>
      </text:list-level-style-number>
      <text:list-level-style-number text:start-value="1" text:display-levels="1" style:num-suffix="." style:num-format="1" text:level="5">
        <style:list-level-properties text:list-level-position-and-space-mode="label-width-and-position" text:space-before="90.00015591500pt" text:min-label-width="18.00003118300pt"/>
      </text:list-level-style-number>
      <text:list-level-style-number text:start-value="1" text:display-levels="1" style:num-suffix="." style:num-format="1" text:level="6">
        <style:list-level-properties text:list-level-position-and-space-mode="label-width-and-position" text:space-before="108.00018709800pt" text:min-label-width="18.00003118300pt"/>
      </text:list-level-style-number>
      <text:list-level-style-number text:start-value="1" text:display-levels="1" style:num-suffix="." style:num-format="1" text:level="7">
        <style:list-level-properties text:list-level-position-and-space-mode="label-width-and-position" text:space-before="126.00021828100pt" text:min-label-width="18.00003118300pt"/>
      </text:list-level-style-number>
      <text:list-level-style-number text:start-value="1" text:display-levels="1" style:num-suffix="." style:num-format="1" text:level="8">
        <style:list-level-properties text:list-level-position-and-space-mode="label-width-and-position" text:space-before="144.00024946400pt" text:min-label-width="18.00003118300pt"/>
      </text:list-level-style-number>
      <text:list-level-style-number text:start-value="1" text:display-levels="1" style:num-suffix="." style:num-format="1" text:level="9">
        <style:list-level-properties text:list-level-position-and-space-mode="label-width-and-position" text:space-before="162.00028064700pt" text:min-label-width="18.00003118300pt"/>
      </text:list-level-style-number>
      <text:list-level-style-number text:start-value="1" text:display-levels="1" style:num-suffix="." style:num-format="1" text:level="10">
        <style:list-level-properties text:list-level-position-and-space-mode="label-width-and-position" text:space-before="180.00031183000pt" text:min-label-width="18.00003118300pt"/>
      </text:list-level-style-number>
    </text:list-style>
    <text:list-style style:name="OrgNumberedList7" style:display-name="OrgNumberedList">
      <text:list-level-style-number text:start-value="1" text:display-levels="1" style:num-suffix="." style:num-format="1" text:level="1">
        <style:list-level-properties text:list-level-position-and-space-mode="label-width-and-position" text:space-before="18.00003118300pt" text:min-label-width="18.00003118300pt"/>
      </text:list-level-style-number>
      <text:list-level-style-number text:start-value="1" text:display-levels="1" style:num-suffix="." style:num-format="1" text:level="2">
        <style:list-level-properties text:list-level-position-and-space-mode="label-width-and-position" text:space-before="36.00006236600pt" text:min-label-width="18.00003118300pt"/>
      </text:list-level-style-number>
      <text:list-level-style-number text:start-value="1" text:display-levels="1" style:num-suffix="." style:num-format="1" text:level="3">
        <style:list-level-properties text:list-level-position-and-space-mode="label-width-and-position" text:space-before="54.00009354900pt" text:min-label-width="18.00003118300pt"/>
      </text:list-level-style-number>
      <text:list-level-style-number text:start-value="1" text:display-levels="1" style:num-suffix="." style:num-format="1" text:level="4">
        <style:list-level-properties text:list-level-position-and-space-mode="label-width-and-position" text:space-before="72.00012473200pt" text:min-label-width="18.00003118300pt"/>
      </text:list-level-style-number>
      <text:list-level-style-number text:start-value="1" text:display-levels="1" style:num-suffix="." style:num-format="1" text:level="5">
        <style:list-level-properties text:list-level-position-and-space-mode="label-width-and-position" text:space-before="90.00015591500pt" text:min-label-width="18.00003118300pt"/>
      </text:list-level-style-number>
      <text:list-level-style-number text:start-value="1" text:display-levels="1" style:num-suffix="." style:num-format="1" text:level="6">
        <style:list-level-properties text:list-level-position-and-space-mode="label-width-and-position" text:space-before="108.00018709800pt" text:min-label-width="18.00003118300pt"/>
      </text:list-level-style-number>
      <text:list-level-style-number text:start-value="1" text:display-levels="1" style:num-suffix="." style:num-format="1" text:level="7">
        <style:list-level-properties text:list-level-position-and-space-mode="label-width-and-position" text:space-before="126.00021828100pt" text:min-label-width="18.00003118300pt"/>
      </text:list-level-style-number>
      <text:list-level-style-number text:start-value="1" text:display-levels="1" style:num-suffix="." style:num-format="1" text:level="8">
        <style:list-level-properties text:list-level-position-and-space-mode="label-width-and-position" text:space-before="144.00024946400pt" text:min-label-width="18.00003118300pt"/>
      </text:list-level-style-number>
      <text:list-level-style-number text:start-value="1" text:display-levels="1" style:num-suffix="." style:num-format="1" text:level="9">
        <style:list-level-properties text:list-level-position-and-space-mode="label-width-and-position" text:space-before="162.00028064700pt" text:min-label-width="18.00003118300pt"/>
      </text:list-level-style-number>
      <text:list-level-style-number text:start-value="1" text:display-levels="1" style:num-suffix="." style:num-format="1" text:level="10">
        <style:list-level-properties text:list-level-position-and-space-mode="label-width-and-position" text:space-before="180.00031183000pt" text:min-label-width="18.00003118300pt"/>
      </text:list-level-style-number>
    </text:list-style>
    <text:list-style style:name="OrgNumberedList8" style:display-name="OrgNumberedList">
      <text:list-level-style-number text:start-value="1" text:display-levels="1" style:num-suffix="." style:num-format="1" text:level="1">
        <style:list-level-properties text:list-level-position-and-space-mode="label-width-and-position" text:space-before="18.00003118300pt" text:min-label-width="18.00003118300pt"/>
      </text:list-level-style-number>
      <text:list-level-style-number text:start-value="1" text:display-levels="1" style:num-suffix="." style:num-format="1" text:level="2">
        <style:list-level-properties text:list-level-position-and-space-mode="label-width-and-position" text:space-before="36.00006236600pt" text:min-label-width="18.00003118300pt"/>
      </text:list-level-style-number>
      <text:list-level-style-number text:start-value="1" text:display-levels="1" style:num-suffix="." style:num-format="1" text:level="3">
        <style:list-level-properties text:list-level-position-and-space-mode="label-width-and-position" text:space-before="54.00009354900pt" text:min-label-width="18.00003118300pt"/>
      </text:list-level-style-number>
      <text:list-level-style-number text:start-value="1" text:display-levels="1" style:num-suffix="." style:num-format="1" text:level="4">
        <style:list-level-properties text:list-level-position-and-space-mode="label-width-and-position" text:space-before="72.00012473200pt" text:min-label-width="18.00003118300pt"/>
      </text:list-level-style-number>
      <text:list-level-style-number text:start-value="1" text:display-levels="1" style:num-suffix="." style:num-format="1" text:level="5">
        <style:list-level-properties text:list-level-position-and-space-mode="label-width-and-position" text:space-before="90.00015591500pt" text:min-label-width="18.00003118300pt"/>
      </text:list-level-style-number>
      <text:list-level-style-number text:start-value="1" text:display-levels="1" style:num-suffix="." style:num-format="1" text:level="6">
        <style:list-level-properties text:list-level-position-and-space-mode="label-width-and-position" text:space-before="108.00018709800pt" text:min-label-width="18.00003118300pt"/>
      </text:list-level-style-number>
      <text:list-level-style-number text:start-value="1" text:display-levels="1" style:num-suffix="." style:num-format="1" text:level="7">
        <style:list-level-properties text:list-level-position-and-space-mode="label-width-and-position" text:space-before="126.00021828100pt" text:min-label-width="18.00003118300pt"/>
      </text:list-level-style-number>
      <text:list-level-style-number text:start-value="1" text:display-levels="1" style:num-suffix="." style:num-format="1" text:level="8">
        <style:list-level-properties text:list-level-position-and-space-mode="label-width-and-position" text:space-before="144.00024946400pt" text:min-label-width="18.00003118300pt"/>
      </text:list-level-style-number>
      <text:list-level-style-number text:start-value="1" text:display-levels="1" style:num-suffix="." style:num-format="1" text:level="9">
        <style:list-level-properties text:list-level-position-and-space-mode="label-width-and-position" text:space-before="162.00028064700pt" text:min-label-width="18.00003118300pt"/>
      </text:list-level-style-number>
      <text:list-level-style-number text:start-value="1" text:display-levels="1" style:num-suffix="." style:num-format="1" text:level="10">
        <style:list-level-properties text:list-level-position-and-space-mode="label-width-and-position" text:space-before="180.00031183000pt" text:min-label-width="18.00003118300pt"/>
      </text:list-level-style-number>
    </text:list-style>
    <text:list-style style:name="OrgNumberedList9" style:display-name="OrgNumberedList">
      <text:list-level-style-number text:start-value="1" text:display-levels="1" style:num-suffix="." style:num-format="1" text:level="1">
        <style:list-level-properties text:list-level-position-and-space-mode="label-width-and-position" text:space-before="18.00003118300pt" text:min-label-width="18.00003118300pt"/>
      </text:list-level-style-number>
      <text:list-level-style-number text:start-value="1" text:display-levels="1" style:num-suffix="." style:num-format="1" text:level="2">
        <style:list-level-properties text:list-level-position-and-space-mode="label-width-and-position" text:space-before="36.00006236600pt" text:min-label-width="18.00003118300pt"/>
      </text:list-level-style-number>
      <text:list-level-style-number text:start-value="1" text:display-levels="1" style:num-suffix="." style:num-format="1" text:level="3">
        <style:list-level-properties text:list-level-position-and-space-mode="label-width-and-position" text:space-before="54.00009354900pt" text:min-label-width="18.00003118300pt"/>
      </text:list-level-style-number>
      <text:list-level-style-number text:start-value="1" text:display-levels="1" style:num-suffix="." style:num-format="1" text:level="4">
        <style:list-level-properties text:list-level-position-and-space-mode="label-width-and-position" text:space-before="72.00012473200pt" text:min-label-width="18.00003118300pt"/>
      </text:list-level-style-number>
      <text:list-level-style-number text:start-value="1" text:display-levels="1" style:num-suffix="." style:num-format="1" text:level="5">
        <style:list-level-properties text:list-level-position-and-space-mode="label-width-and-position" text:space-before="90.00015591500pt" text:min-label-width="18.00003118300pt"/>
      </text:list-level-style-number>
      <text:list-level-style-number text:start-value="1" text:display-levels="1" style:num-suffix="." style:num-format="1" text:level="6">
        <style:list-level-properties text:list-level-position-and-space-mode="label-width-and-position" text:space-before="108.00018709800pt" text:min-label-width="18.00003118300pt"/>
      </text:list-level-style-number>
      <text:list-level-style-number text:start-value="1" text:display-levels="1" style:num-suffix="." style:num-format="1" text:level="7">
        <style:list-level-properties text:list-level-position-and-space-mode="label-width-and-position" text:space-before="126.00021828100pt" text:min-label-width="18.00003118300pt"/>
      </text:list-level-style-number>
      <text:list-level-style-number text:start-value="1" text:display-levels="1" style:num-suffix="." style:num-format="1" text:level="8">
        <style:list-level-properties text:list-level-position-and-space-mode="label-width-and-position" text:space-before="144.00024946400pt" text:min-label-width="18.00003118300pt"/>
      </text:list-level-style-number>
      <text:list-level-style-number text:start-value="1" text:display-levels="1" style:num-suffix="." style:num-format="1" text:level="9">
        <style:list-level-properties text:list-level-position-and-space-mode="label-width-and-position" text:space-before="162.00028064700pt" text:min-label-width="18.00003118300pt"/>
      </text:list-level-style-number>
      <text:list-level-style-number text:start-value="1" text:display-levels="1" style:num-suffix="." style:num-format="1" text:level="10">
        <style:list-level-properties text:list-level-position-and-space-mode="label-width-and-position" text:space-before="180.00031183000pt" text:min-label-width="18.00003118300pt"/>
      </text:list-level-style-number>
    </text:list-style>
    <text:list-style style:name="OrgNumberedList10" style:display-name="OrgNumberedList">
      <text:list-level-style-number text:start-value="1" text:display-levels="1" style:num-suffix="." style:num-format="1" text:level="1">
        <style:list-level-properties text:list-level-position-and-space-mode="label-width-and-position" text:space-before="18.00003118300pt" text:min-label-width="18.00003118300pt"/>
      </text:list-level-style-number>
      <text:list-level-style-number text:start-value="1" text:display-levels="1" style:num-suffix="." style:num-format="1" text:level="2">
        <style:list-level-properties text:list-level-position-and-space-mode="label-width-and-position" text:space-before="36.00006236600pt" text:min-label-width="18.00003118300pt"/>
      </text:list-level-style-number>
      <text:list-level-style-number text:start-value="1" text:display-levels="1" style:num-suffix="." style:num-format="1" text:level="3">
        <style:list-level-properties text:list-level-position-and-space-mode="label-width-and-position" text:space-before="54.00009354900pt" text:min-label-width="18.00003118300pt"/>
      </text:list-level-style-number>
      <text:list-level-style-number text:start-value="1" text:display-levels="1" style:num-suffix="." style:num-format="1" text:level="4">
        <style:list-level-properties text:list-level-position-and-space-mode="label-width-and-position" text:space-before="72.00012473200pt" text:min-label-width="18.00003118300pt"/>
      </text:list-level-style-number>
      <text:list-level-style-number text:start-value="1" text:display-levels="1" style:num-suffix="." style:num-format="1" text:level="5">
        <style:list-level-properties text:list-level-position-and-space-mode="label-width-and-position" text:space-before="90.00015591500pt" text:min-label-width="18.00003118300pt"/>
      </text:list-level-style-number>
      <text:list-level-style-number text:start-value="1" text:display-levels="1" style:num-suffix="." style:num-format="1" text:level="6">
        <style:list-level-properties text:list-level-position-and-space-mode="label-width-and-position" text:space-before="108.00018709800pt" text:min-label-width="18.00003118300pt"/>
      </text:list-level-style-number>
      <text:list-level-style-number text:start-value="1" text:display-levels="1" style:num-suffix="." style:num-format="1" text:level="7">
        <style:list-level-properties text:list-level-position-and-space-mode="label-width-and-position" text:space-before="126.00021828100pt" text:min-label-width="18.00003118300pt"/>
      </text:list-level-style-number>
      <text:list-level-style-number text:start-value="1" text:display-levels="1" style:num-suffix="." style:num-format="1" text:level="8">
        <style:list-level-properties text:list-level-position-and-space-mode="label-width-and-position" text:space-before="144.00024946400pt" text:min-label-width="18.00003118300pt"/>
      </text:list-level-style-number>
      <text:list-level-style-number text:start-value="1" text:display-levels="1" style:num-suffix="." style:num-format="1" text:level="9">
        <style:list-level-properties text:list-level-position-and-space-mode="label-width-and-position" text:space-before="162.00028064700pt" text:min-label-width="18.00003118300pt"/>
      </text:list-level-style-number>
      <text:list-level-style-number text:start-value="1" text:display-levels="1" style:num-suffix="." style:num-format="1" text:level="10">
        <style:list-level-properties text:list-level-position-and-space-mode="label-width-and-position" text:space-before="180.00031183000pt" text:min-label-width="18.00003118300pt"/>
      </text:list-level-style-number>
    </text:list-style>
    <text:list-style style:name="OrgNumberedList11" style:display-name="OrgNumberedList">
      <text:list-level-style-number text:start-value="1" text:display-levels="1" style:num-suffix="." style:num-format="1" text:level="1">
        <style:list-level-properties text:list-level-position-and-space-mode="label-width-and-position" text:space-before="18.00003118300pt" text:min-label-width="18.00003118300pt"/>
      </text:list-level-style-number>
      <text:list-level-style-number text:start-value="1" text:display-levels="1" style:num-suffix="." style:num-format="1" text:level="2">
        <style:list-level-properties text:list-level-position-and-space-mode="label-width-and-position" text:space-before="36.00006236600pt" text:min-label-width="18.00003118300pt"/>
      </text:list-level-style-number>
      <text:list-level-style-number text:start-value="1" text:display-levels="1" style:num-suffix="." style:num-format="1" text:level="3">
        <style:list-level-properties text:list-level-position-and-space-mode="label-width-and-position" text:space-before="54.00009354900pt" text:min-label-width="18.00003118300pt"/>
      </text:list-level-style-number>
      <text:list-level-style-number text:start-value="1" text:display-levels="1" style:num-suffix="." style:num-format="1" text:level="4">
        <style:list-level-properties text:list-level-position-and-space-mode="label-width-and-position" text:space-before="72.00012473200pt" text:min-label-width="18.00003118300pt"/>
      </text:list-level-style-number>
      <text:list-level-style-number text:start-value="1" text:display-levels="1" style:num-suffix="." style:num-format="1" text:level="5">
        <style:list-level-properties text:list-level-position-and-space-mode="label-width-and-position" text:space-before="90.00015591500pt" text:min-label-width="18.00003118300pt"/>
      </text:list-level-style-number>
      <text:list-level-style-number text:start-value="1" text:display-levels="1" style:num-suffix="." style:num-format="1" text:level="6">
        <style:list-level-properties text:list-level-position-and-space-mode="label-width-and-position" text:space-before="108.00018709800pt" text:min-label-width="18.00003118300pt"/>
      </text:list-level-style-number>
      <text:list-level-style-number text:start-value="1" text:display-levels="1" style:num-suffix="." style:num-format="1" text:level="7">
        <style:list-level-properties text:list-level-position-and-space-mode="label-width-and-position" text:space-before="126.00021828100pt" text:min-label-width="18.00003118300pt"/>
      </text:list-level-style-number>
      <text:list-level-style-number text:start-value="1" text:display-levels="1" style:num-suffix="." style:num-format="1" text:level="8">
        <style:list-level-properties text:list-level-position-and-space-mode="label-width-and-position" text:space-before="144.00024946400pt" text:min-label-width="18.00003118300pt"/>
      </text:list-level-style-number>
      <text:list-level-style-number text:start-value="1" text:display-levels="1" style:num-suffix="." style:num-format="1" text:level="9">
        <style:list-level-properties text:list-level-position-and-space-mode="label-width-and-position" text:space-before="162.00028064700pt" text:min-label-width="18.00003118300pt"/>
      </text:list-level-style-number>
      <text:list-level-style-number text:start-value="1" text:display-levels="1" style:num-suffix="." style:num-format="1" text:level="10">
        <style:list-level-properties text:list-level-position-and-space-mode="label-width-and-position" text:space-before="180.00031183000pt" text:min-label-width="18.00003118300pt"/>
      </text:list-level-style-number>
    </text:list-style>
    <text:list-style style:name="OrgNumberedList12" style:display-name="OrgNumberedList">
      <text:list-level-style-number text:start-value="1" text:display-levels="1" style:num-suffix="." style:num-format="1" text:level="1">
        <style:list-level-properties text:list-level-position-and-space-mode="label-width-and-position" text:space-before="18.00003118300pt" text:min-label-width="18.00003118300pt"/>
      </text:list-level-style-number>
      <text:list-level-style-number text:start-value="1" text:display-levels="1" style:num-suffix="." style:num-format="1" text:level="2">
        <style:list-level-properties text:list-level-position-and-space-mode="label-width-and-position" text:space-before="36.00006236600pt" text:min-label-width="18.00003118300pt"/>
      </text:list-level-style-number>
      <text:list-level-style-number text:start-value="1" text:display-levels="1" style:num-suffix="." style:num-format="1" text:level="3">
        <style:list-level-properties text:list-level-position-and-space-mode="label-width-and-position" text:space-before="54.00009354900pt" text:min-label-width="18.00003118300pt"/>
      </text:list-level-style-number>
      <text:list-level-style-number text:start-value="1" text:display-levels="1" style:num-suffix="." style:num-format="1" text:level="4">
        <style:list-level-properties text:list-level-position-and-space-mode="label-width-and-position" text:space-before="72.00012473200pt" text:min-label-width="18.00003118300pt"/>
      </text:list-level-style-number>
      <text:list-level-style-number text:start-value="1" text:display-levels="1" style:num-suffix="." style:num-format="1" text:level="5">
        <style:list-level-properties text:list-level-position-and-space-mode="label-width-and-position" text:space-before="90.00015591500pt" text:min-label-width="18.00003118300pt"/>
      </text:list-level-style-number>
      <text:list-level-style-number text:start-value="1" text:display-levels="1" style:num-suffix="." style:num-format="1" text:level="6">
        <style:list-level-properties text:list-level-position-and-space-mode="label-width-and-position" text:space-before="108.00018709800pt" text:min-label-width="18.00003118300pt"/>
      </text:list-level-style-number>
      <text:list-level-style-number text:start-value="1" text:display-levels="1" style:num-suffix="." style:num-format="1" text:level="7">
        <style:list-level-properties text:list-level-position-and-space-mode="label-width-and-position" text:space-before="126.00021828100pt" text:min-label-width="18.00003118300pt"/>
      </text:list-level-style-number>
      <text:list-level-style-number text:start-value="1" text:display-levels="1" style:num-suffix="." style:num-format="1" text:level="8">
        <style:list-level-properties text:list-level-position-and-space-mode="label-width-and-position" text:space-before="144.00024946400pt" text:min-label-width="18.00003118300pt"/>
      </text:list-level-style-number>
      <text:list-level-style-number text:start-value="1" text:display-levels="1" style:num-suffix="." style:num-format="1" text:level="9">
        <style:list-level-properties text:list-level-position-and-space-mode="label-width-and-position" text:space-before="162.00028064700pt" text:min-label-width="18.00003118300pt"/>
      </text:list-level-style-number>
      <text:list-level-style-number text:start-value="1" text:display-levels="1" style:num-suffix="." style:num-format="1" text:level="10">
        <style:list-level-properties text:list-level-position-and-space-mode="label-width-and-position" text:space-before="180.00031183000pt" text:min-label-width="18.00003118300pt"/>
      </text:list-level-style-number>
    </text:list-style>
    <text:list-style style:name="OrgNumberedList13" style:display-name="OrgNumberedList">
      <text:list-level-style-number text:start-value="1" text:display-levels="1" style:num-suffix="." style:num-format="1" text:level="1">
        <style:list-level-properties text:list-level-position-and-space-mode="label-width-and-position" text:space-before="18.00003118300pt" text:min-label-width="18.00003118300pt"/>
      </text:list-level-style-number>
      <text:list-level-style-number text:start-value="1" text:display-levels="1" style:num-suffix="." style:num-format="1" text:level="2">
        <style:list-level-properties text:list-level-position-and-space-mode="label-width-and-position" text:space-before="36.00006236600pt" text:min-label-width="18.00003118300pt"/>
      </text:list-level-style-number>
      <text:list-level-style-number text:start-value="1" text:display-levels="1" style:num-suffix="." style:num-format="1" text:level="3">
        <style:list-level-properties text:list-level-position-and-space-mode="label-width-and-position" text:space-before="54.00009354900pt" text:min-label-width="18.00003118300pt"/>
      </text:list-level-style-number>
      <text:list-level-style-number text:start-value="1" text:display-levels="1" style:num-suffix="." style:num-format="1" text:level="4">
        <style:list-level-properties text:list-level-position-and-space-mode="label-width-and-position" text:space-before="72.00012473200pt" text:min-label-width="18.00003118300pt"/>
      </text:list-level-style-number>
      <text:list-level-style-number text:start-value="1" text:display-levels="1" style:num-suffix="." style:num-format="1" text:level="5">
        <style:list-level-properties text:list-level-position-and-space-mode="label-width-and-position" text:space-before="90.00015591500pt" text:min-label-width="18.00003118300pt"/>
      </text:list-level-style-number>
      <text:list-level-style-number text:start-value="1" text:display-levels="1" style:num-suffix="." style:num-format="1" text:level="6">
        <style:list-level-properties text:list-level-position-and-space-mode="label-width-and-position" text:space-before="108.00018709800pt" text:min-label-width="18.00003118300pt"/>
      </text:list-level-style-number>
      <text:list-level-style-number text:start-value="1" text:display-levels="1" style:num-suffix="." style:num-format="1" text:level="7">
        <style:list-level-properties text:list-level-position-and-space-mode="label-width-and-position" text:space-before="126.00021828100pt" text:min-label-width="18.00003118300pt"/>
      </text:list-level-style-number>
      <text:list-level-style-number text:start-value="1" text:display-levels="1" style:num-suffix="." style:num-format="1" text:level="8">
        <style:list-level-properties text:list-level-position-and-space-mode="label-width-and-position" text:space-before="144.00024946400pt" text:min-label-width="18.00003118300pt"/>
      </text:list-level-style-number>
      <text:list-level-style-number text:start-value="1" text:display-levels="1" style:num-suffix="." style:num-format="1" text:level="9">
        <style:list-level-properties text:list-level-position-and-space-mode="label-width-and-position" text:space-before="162.00028064700pt" text:min-label-width="18.00003118300pt"/>
      </text:list-level-style-number>
      <text:list-level-style-number text:start-value="1" text:display-levels="1" style:num-suffix="." style:num-format="1" text:level="10">
        <style:list-level-properties text:list-level-position-and-space-mode="label-width-and-position" text:space-before="180.00031183000pt" text:min-label-width="18.00003118300pt"/>
      </text:list-level-style-number>
    </text:list-style>
    <text:list-style style:name="OrgNumberedList14" style:display-name="OrgNumberedList">
      <text:list-level-style-number text:start-value="1" text:display-levels="1" style:num-suffix="." style:num-format="1" text:level="1">
        <style:list-level-properties text:list-level-position-and-space-mode="label-width-and-position" text:space-before="18.00003118300pt" text:min-label-width="18.00003118300pt"/>
      </text:list-level-style-number>
      <text:list-level-style-number text:start-value="1" text:display-levels="1" style:num-suffix="." style:num-format="1" text:level="2">
        <style:list-level-properties text:list-level-position-and-space-mode="label-width-and-position" text:space-before="36.00006236600pt" text:min-label-width="18.00003118300pt"/>
      </text:list-level-style-number>
      <text:list-level-style-number text:start-value="1" text:display-levels="1" style:num-suffix="." style:num-format="1" text:level="3">
        <style:list-level-properties text:list-level-position-and-space-mode="label-width-and-position" text:space-before="54.00009354900pt" text:min-label-width="18.00003118300pt"/>
      </text:list-level-style-number>
      <text:list-level-style-number text:start-value="1" text:display-levels="1" style:num-suffix="." style:num-format="1" text:level="4">
        <style:list-level-properties text:list-level-position-and-space-mode="label-width-and-position" text:space-before="72.00012473200pt" text:min-label-width="18.00003118300pt"/>
      </text:list-level-style-number>
      <text:list-level-style-number text:start-value="1" text:display-levels="1" style:num-suffix="." style:num-format="1" text:level="5">
        <style:list-level-properties text:list-level-position-and-space-mode="label-width-and-position" text:space-before="90.00015591500pt" text:min-label-width="18.00003118300pt"/>
      </text:list-level-style-number>
      <text:list-level-style-number text:start-value="1" text:display-levels="1" style:num-suffix="." style:num-format="1" text:level="6">
        <style:list-level-properties text:list-level-position-and-space-mode="label-width-and-position" text:space-before="108.00018709800pt" text:min-label-width="18.00003118300pt"/>
      </text:list-level-style-number>
      <text:list-level-style-number text:start-value="1" text:display-levels="1" style:num-suffix="." style:num-format="1" text:level="7">
        <style:list-level-properties text:list-level-position-and-space-mode="label-width-and-position" text:space-before="126.00021828100pt" text:min-label-width="18.00003118300pt"/>
      </text:list-level-style-number>
      <text:list-level-style-number text:start-value="1" text:display-levels="1" style:num-suffix="." style:num-format="1" text:level="8">
        <style:list-level-properties text:list-level-position-and-space-mode="label-width-and-position" text:space-before="144.00024946400pt" text:min-label-width="18.00003118300pt"/>
      </text:list-level-style-number>
      <text:list-level-style-number text:start-value="1" text:display-levels="1" style:num-suffix="." style:num-format="1" text:level="9">
        <style:list-level-properties text:list-level-position-and-space-mode="label-width-and-position" text:space-before="162.00028064700pt" text:min-label-width="18.00003118300pt"/>
      </text:list-level-style-number>
      <text:list-level-style-number text:start-value="1" text:display-levels="1" style:num-suffix="." style:num-format="1" text:level="10">
        <style:list-level-properties text:list-level-position-and-space-mode="label-width-and-position" text:space-before="180.00031183000pt" text:min-label-width="18.00003118300pt"/>
      </text:list-level-style-number>
    </text:list-style>
    <text:list-style style:name="OrgNumberedList15" style:display-name="OrgNumberedList">
      <text:list-level-style-number text:start-value="1" text:display-levels="1" style:num-suffix="." style:num-format="1" text:level="1">
        <style:list-level-properties text:list-level-position-and-space-mode="label-width-and-position" text:space-before="18.00003118300pt" text:min-label-width="18.00003118300pt"/>
      </text:list-level-style-number>
      <text:list-level-style-number text:start-value="1" text:display-levels="1" style:num-suffix="." style:num-format="1" text:level="2">
        <style:list-level-properties text:list-level-position-and-space-mode="label-width-and-position" text:space-before="36.00006236600pt" text:min-label-width="18.00003118300pt"/>
      </text:list-level-style-number>
      <text:list-level-style-number text:start-value="1" text:display-levels="1" style:num-suffix="." style:num-format="1" text:level="3">
        <style:list-level-properties text:list-level-position-and-space-mode="label-width-and-position" text:space-before="54.00009354900pt" text:min-label-width="18.00003118300pt"/>
      </text:list-level-style-number>
      <text:list-level-style-number text:start-value="1" text:display-levels="1" style:num-suffix="." style:num-format="1" text:level="4">
        <style:list-level-properties text:list-level-position-and-space-mode="label-width-and-position" text:space-before="72.00012473200pt" text:min-label-width="18.00003118300pt"/>
      </text:list-level-style-number>
      <text:list-level-style-number text:start-value="1" text:display-levels="1" style:num-suffix="." style:num-format="1" text:level="5">
        <style:list-level-properties text:list-level-position-and-space-mode="label-width-and-position" text:space-before="90.00015591500pt" text:min-label-width="18.00003118300pt"/>
      </text:list-level-style-number>
      <text:list-level-style-number text:start-value="1" text:display-levels="1" style:num-suffix="." style:num-format="1" text:level="6">
        <style:list-level-properties text:list-level-position-and-space-mode="label-width-and-position" text:space-before="108.00018709800pt" text:min-label-width="18.00003118300pt"/>
      </text:list-level-style-number>
      <text:list-level-style-number text:start-value="1" text:display-levels="1" style:num-suffix="." style:num-format="1" text:level="7">
        <style:list-level-properties text:list-level-position-and-space-mode="label-width-and-position" text:space-before="126.00021828100pt" text:min-label-width="18.00003118300pt"/>
      </text:list-level-style-number>
      <text:list-level-style-number text:start-value="1" text:display-levels="1" style:num-suffix="." style:num-format="1" text:level="8">
        <style:list-level-properties text:list-level-position-and-space-mode="label-width-and-position" text:space-before="144.00024946400pt" text:min-label-width="18.00003118300pt"/>
      </text:list-level-style-number>
      <text:list-level-style-number text:start-value="1" text:display-levels="1" style:num-suffix="." style:num-format="1" text:level="9">
        <style:list-level-properties text:list-level-position-and-space-mode="label-width-and-position" text:space-before="162.00028064700pt" text:min-label-width="18.00003118300pt"/>
      </text:list-level-style-number>
      <text:list-level-style-number text:start-value="1" text:display-levels="1" style:num-suffix="." style:num-format="1" text:level="10">
        <style:list-level-properties text:list-level-position-and-space-mode="label-width-and-position" text:space-before="180.00031183000pt" text:min-label-width="18.00003118300pt"/>
      </text:list-level-style-number>
    </text:list-style>
    <text:list-style style:name="OrgNumberedList16" style:display-name="OrgNumberedList">
      <text:list-level-style-number text:start-value="1" text:display-levels="1" style:num-suffix="." style:num-format="1" text:level="1">
        <style:list-level-properties text:list-level-position-and-space-mode="label-width-and-position" text:space-before="18.00003118300pt" text:min-label-width="18.00003118300pt"/>
      </text:list-level-style-number>
      <text:list-level-style-number text:start-value="1" text:display-levels="1" style:num-suffix="." style:num-format="1" text:level="2">
        <style:list-level-properties text:list-level-position-and-space-mode="label-width-and-position" text:space-before="36.00006236600pt" text:min-label-width="18.00003118300pt"/>
      </text:list-level-style-number>
      <text:list-level-style-number text:start-value="1" text:display-levels="1" style:num-suffix="." style:num-format="1" text:level="3">
        <style:list-level-properties text:list-level-position-and-space-mode="label-width-and-position" text:space-before="54.00009354900pt" text:min-label-width="18.00003118300pt"/>
      </text:list-level-style-number>
      <text:list-level-style-number text:start-value="1" text:display-levels="1" style:num-suffix="." style:num-format="1" text:level="4">
        <style:list-level-properties text:list-level-position-and-space-mode="label-width-and-position" text:space-before="72.00012473200pt" text:min-label-width="18.00003118300pt"/>
      </text:list-level-style-number>
      <text:list-level-style-number text:start-value="1" text:display-levels="1" style:num-suffix="." style:num-format="1" text:level="5">
        <style:list-level-properties text:list-level-position-and-space-mode="label-width-and-position" text:space-before="90.00015591500pt" text:min-label-width="18.00003118300pt"/>
      </text:list-level-style-number>
      <text:list-level-style-number text:start-value="1" text:display-levels="1" style:num-suffix="." style:num-format="1" text:level="6">
        <style:list-level-properties text:list-level-position-and-space-mode="label-width-and-position" text:space-before="108.00018709800pt" text:min-label-width="18.00003118300pt"/>
      </text:list-level-style-number>
      <text:list-level-style-number text:start-value="1" text:display-levels="1" style:num-suffix="." style:num-format="1" text:level="7">
        <style:list-level-properties text:list-level-position-and-space-mode="label-width-and-position" text:space-before="126.00021828100pt" text:min-label-width="18.00003118300pt"/>
      </text:list-level-style-number>
      <text:list-level-style-number text:start-value="1" text:display-levels="1" style:num-suffix="." style:num-format="1" text:level="8">
        <style:list-level-properties text:list-level-position-and-space-mode="label-width-and-position" text:space-before="144.00024946400pt" text:min-label-width="18.00003118300pt"/>
      </text:list-level-style-number>
      <text:list-level-style-number text:start-value="1" text:display-levels="1" style:num-suffix="." style:num-format="1" text:level="9">
        <style:list-level-properties text:list-level-position-and-space-mode="label-width-and-position" text:space-before="162.00028064700pt" text:min-label-width="18.00003118300pt"/>
      </text:list-level-style-number>
      <text:list-level-style-number text:start-value="1" text:display-levels="1" style:num-suffix="." style:num-format="1" text:level="10">
        <style:list-level-properties text:list-level-position-and-space-mode="label-width-and-position" text:space-before="180.00031183000pt" text:min-label-width="18.00003118300pt"/>
      </text:list-level-style-number>
    </text:list-style>
    <text:list-style style:name="OrgNumberedList17" style:display-name="OrgNumberedList">
      <text:list-level-style-number text:start-value="1" text:display-levels="1" style:num-suffix="." style:num-format="1" text:level="1">
        <style:list-level-properties text:list-level-position-and-space-mode="label-width-and-position" text:space-before="18.00003118300pt" text:min-label-width="18.00003118300pt"/>
      </text:list-level-style-number>
      <text:list-level-style-number text:start-value="1" text:display-levels="1" style:num-suffix="." style:num-format="1" text:level="2">
        <style:list-level-properties text:list-level-position-and-space-mode="label-width-and-position" text:space-before="36.00006236600pt" text:min-label-width="18.00003118300pt"/>
      </text:list-level-style-number>
      <text:list-level-style-number text:start-value="1" text:display-levels="1" style:num-suffix="." style:num-format="1" text:level="3">
        <style:list-level-properties text:list-level-position-and-space-mode="label-width-and-position" text:space-before="54.00009354900pt" text:min-label-width="18.00003118300pt"/>
      </text:list-level-style-number>
      <text:list-level-style-number text:start-value="1" text:display-levels="1" style:num-suffix="." style:num-format="1" text:level="4">
        <style:list-level-properties text:list-level-position-and-space-mode="label-width-and-position" text:space-before="72.00012473200pt" text:min-label-width="18.00003118300pt"/>
      </text:list-level-style-number>
      <text:list-level-style-number text:start-value="1" text:display-levels="1" style:num-suffix="." style:num-format="1" text:level="5">
        <style:list-level-properties text:list-level-position-and-space-mode="label-width-and-position" text:space-before="90.00015591500pt" text:min-label-width="18.00003118300pt"/>
      </text:list-level-style-number>
      <text:list-level-style-number text:start-value="1" text:display-levels="1" style:num-suffix="." style:num-format="1" text:level="6">
        <style:list-level-properties text:list-level-position-and-space-mode="label-width-and-position" text:space-before="108.00018709800pt" text:min-label-width="18.00003118300pt"/>
      </text:list-level-style-number>
      <text:list-level-style-number text:start-value="1" text:display-levels="1" style:num-suffix="." style:num-format="1" text:level="7">
        <style:list-level-properties text:list-level-position-and-space-mode="label-width-and-position" text:space-before="126.00021828100pt" text:min-label-width="18.00003118300pt"/>
      </text:list-level-style-number>
      <text:list-level-style-number text:start-value="1" text:display-levels="1" style:num-suffix="." style:num-format="1" text:level="8">
        <style:list-level-properties text:list-level-position-and-space-mode="label-width-and-position" text:space-before="144.00024946400pt" text:min-label-width="18.00003118300pt"/>
      </text:list-level-style-number>
      <text:list-level-style-number text:start-value="1" text:display-levels="1" style:num-suffix="." style:num-format="1" text:level="9">
        <style:list-level-properties text:list-level-position-and-space-mode="label-width-and-position" text:space-before="162.00028064700pt" text:min-label-width="18.00003118300pt"/>
      </text:list-level-style-number>
      <text:list-level-style-number text:start-value="1" text:display-levels="1" style:num-suffix="." style:num-format="1" text:level="10">
        <style:list-level-properties text:list-level-position-and-space-mode="label-width-and-position" text:space-before="180.00031183000pt" text:min-label-width="18.00003118300pt"/>
      </text:list-level-style-number>
    </text:list-style>
    <text:list-style style:name="OrgNumberedList18" style:display-name="OrgNumberedList">
      <text:list-level-style-number text:start-value="1" text:display-levels="1" style:num-suffix="." style:num-format="1" text:level="1">
        <style:list-level-properties text:list-level-position-and-space-mode="label-width-and-position" text:space-before="18.00003118300pt" text:min-label-width="18.00003118300pt"/>
      </text:list-level-style-number>
      <text:list-level-style-number text:start-value="1" text:display-levels="1" style:num-suffix="." style:num-format="1" text:level="2">
        <style:list-level-properties text:list-level-position-and-space-mode="label-width-and-position" text:space-before="36.00006236600pt" text:min-label-width="18.00003118300pt"/>
      </text:list-level-style-number>
      <text:list-level-style-number text:start-value="1" text:display-levels="1" style:num-suffix="." style:num-format="1" text:level="3">
        <style:list-level-properties text:list-level-position-and-space-mode="label-width-and-position" text:space-before="54.00009354900pt" text:min-label-width="18.00003118300pt"/>
      </text:list-level-style-number>
      <text:list-level-style-number text:start-value="1" text:display-levels="1" style:num-suffix="." style:num-format="1" text:level="4">
        <style:list-level-properties text:list-level-position-and-space-mode="label-width-and-position" text:space-before="72.00012473200pt" text:min-label-width="18.00003118300pt"/>
      </text:list-level-style-number>
      <text:list-level-style-number text:start-value="1" text:display-levels="1" style:num-suffix="." style:num-format="1" text:level="5">
        <style:list-level-properties text:list-level-position-and-space-mode="label-width-and-position" text:space-before="90.00015591500pt" text:min-label-width="18.00003118300pt"/>
      </text:list-level-style-number>
      <text:list-level-style-number text:start-value="1" text:display-levels="1" style:num-suffix="." style:num-format="1" text:level="6">
        <style:list-level-properties text:list-level-position-and-space-mode="label-width-and-position" text:space-before="108.00018709800pt" text:min-label-width="18.00003118300pt"/>
      </text:list-level-style-number>
      <text:list-level-style-number text:start-value="1" text:display-levels="1" style:num-suffix="." style:num-format="1" text:level="7">
        <style:list-level-properties text:list-level-position-and-space-mode="label-width-and-position" text:space-before="126.00021828100pt" text:min-label-width="18.00003118300pt"/>
      </text:list-level-style-number>
      <text:list-level-style-number text:start-value="1" text:display-levels="1" style:num-suffix="." style:num-format="1" text:level="8">
        <style:list-level-properties text:list-level-position-and-space-mode="label-width-and-position" text:space-before="144.00024946400pt" text:min-label-width="18.00003118300pt"/>
      </text:list-level-style-number>
      <text:list-level-style-number text:start-value="1" text:display-levels="1" style:num-suffix="." style:num-format="1" text:level="9">
        <style:list-level-properties text:list-level-position-and-space-mode="label-width-and-position" text:space-before="162.00028064700pt" text:min-label-width="18.00003118300pt"/>
      </text:list-level-style-number>
      <text:list-level-style-number text:start-value="1" text:display-levels="1" style:num-suffix="." style:num-format="1" text:level="10">
        <style:list-level-properties text:list-level-position-and-space-mode="label-width-and-position" text:space-before="180.00031183000pt" text:min-label-width="18.00003118300pt"/>
      </text:list-level-style-number>
    </text:list-style>
    <text:list-style style:name="OrgNumberedList19" style:display-name="OrgNumberedList">
      <text:list-level-style-number text:start-value="1" text:display-levels="1" style:num-suffix="." style:num-format="1" text:level="1">
        <style:list-level-properties text:list-level-position-and-space-mode="label-width-and-position" text:space-before="18.00003118300pt" text:min-label-width="18.00003118300pt"/>
      </text:list-level-style-number>
      <text:list-level-style-number text:start-value="1" text:display-levels="1" style:num-suffix="." style:num-format="1" text:level="2">
        <style:list-level-properties text:list-level-position-and-space-mode="label-width-and-position" text:space-before="36.00006236600pt" text:min-label-width="18.00003118300pt"/>
      </text:list-level-style-number>
      <text:list-level-style-number text:start-value="1" text:display-levels="1" style:num-suffix="." style:num-format="1" text:level="3">
        <style:list-level-properties text:list-level-position-and-space-mode="label-width-and-position" text:space-before="54.00009354900pt" text:min-label-width="18.00003118300pt"/>
      </text:list-level-style-number>
      <text:list-level-style-number text:start-value="1" text:display-levels="1" style:num-suffix="." style:num-format="1" text:level="4">
        <style:list-level-properties text:list-level-position-and-space-mode="label-width-and-position" text:space-before="72.00012473200pt" text:min-label-width="18.00003118300pt"/>
      </text:list-level-style-number>
      <text:list-level-style-number text:start-value="1" text:display-levels="1" style:num-suffix="." style:num-format="1" text:level="5">
        <style:list-level-properties text:list-level-position-and-space-mode="label-width-and-position" text:space-before="90.00015591500pt" text:min-label-width="18.00003118300pt"/>
      </text:list-level-style-number>
      <text:list-level-style-number text:start-value="1" text:display-levels="1" style:num-suffix="." style:num-format="1" text:level="6">
        <style:list-level-properties text:list-level-position-and-space-mode="label-width-and-position" text:space-before="108.00018709800pt" text:min-label-width="18.00003118300pt"/>
      </text:list-level-style-number>
      <text:list-level-style-number text:start-value="1" text:display-levels="1" style:num-suffix="." style:num-format="1" text:level="7">
        <style:list-level-properties text:list-level-position-and-space-mode="label-width-and-position" text:space-before="126.00021828100pt" text:min-label-width="18.00003118300pt"/>
      </text:list-level-style-number>
      <text:list-level-style-number text:start-value="1" text:display-levels="1" style:num-suffix="." style:num-format="1" text:level="8">
        <style:list-level-properties text:list-level-position-and-space-mode="label-width-and-position" text:space-before="144.00024946400pt" text:min-label-width="18.00003118300pt"/>
      </text:list-level-style-number>
      <text:list-level-style-number text:start-value="1" text:display-levels="1" style:num-suffix="." style:num-format="1" text:level="9">
        <style:list-level-properties text:list-level-position-and-space-mode="label-width-and-position" text:space-before="162.00028064700pt" text:min-label-width="18.00003118300pt"/>
      </text:list-level-style-number>
      <text:list-level-style-number text:start-value="1" text:display-levels="1" style:num-suffix="." style:num-format="1" text:level="10">
        <style:list-level-properties text:list-level-position-and-space-mode="label-width-and-position" text:space-before="180.00031183000pt" text:min-label-width="18.00003118300pt"/>
      </text:list-level-style-number>
    </text:list-style>
    <text:list-style style:name="OrgNumberedList20" style:display-name="OrgNumberedList">
      <text:list-level-style-number text:start-value="1" text:display-levels="1" style:num-suffix="." style:num-format="1" text:level="1">
        <style:list-level-properties text:list-level-position-and-space-mode="label-width-and-position" text:space-before="18.00003118300pt" text:min-label-width="18.00003118300pt"/>
      </text:list-level-style-number>
      <text:list-level-style-number text:start-value="1" text:display-levels="1" style:num-suffix="." style:num-format="1" text:level="2">
        <style:list-level-properties text:list-level-position-and-space-mode="label-width-and-position" text:space-before="36.00006236600pt" text:min-label-width="18.00003118300pt"/>
      </text:list-level-style-number>
      <text:list-level-style-number text:start-value="1" text:display-levels="1" style:num-suffix="." style:num-format="1" text:level="3">
        <style:list-level-properties text:list-level-position-and-space-mode="label-width-and-position" text:space-before="54.00009354900pt" text:min-label-width="18.00003118300pt"/>
      </text:list-level-style-number>
      <text:list-level-style-number text:start-value="1" text:display-levels="1" style:num-suffix="." style:num-format="1" text:level="4">
        <style:list-level-properties text:list-level-position-and-space-mode="label-width-and-position" text:space-before="72.00012473200pt" text:min-label-width="18.00003118300pt"/>
      </text:list-level-style-number>
      <text:list-level-style-number text:start-value="1" text:display-levels="1" style:num-suffix="." style:num-format="1" text:level="5">
        <style:list-level-properties text:list-level-position-and-space-mode="label-width-and-position" text:space-before="90.00015591500pt" text:min-label-width="18.00003118300pt"/>
      </text:list-level-style-number>
      <text:list-level-style-number text:start-value="1" text:display-levels="1" style:num-suffix="." style:num-format="1" text:level="6">
        <style:list-level-properties text:list-level-position-and-space-mode="label-width-and-position" text:space-before="108.00018709800pt" text:min-label-width="18.00003118300pt"/>
      </text:list-level-style-number>
      <text:list-level-style-number text:start-value="1" text:display-levels="1" style:num-suffix="." style:num-format="1" text:level="7">
        <style:list-level-properties text:list-level-position-and-space-mode="label-width-and-position" text:space-before="126.00021828100pt" text:min-label-width="18.00003118300pt"/>
      </text:list-level-style-number>
      <text:list-level-style-number text:start-value="1" text:display-levels="1" style:num-suffix="." style:num-format="1" text:level="8">
        <style:list-level-properties text:list-level-position-and-space-mode="label-width-and-position" text:space-before="144.00024946400pt" text:min-label-width="18.00003118300pt"/>
      </text:list-level-style-number>
      <text:list-level-style-number text:start-value="1" text:display-levels="1" style:num-suffix="." style:num-format="1" text:level="9">
        <style:list-level-properties text:list-level-position-and-space-mode="label-width-and-position" text:space-before="162.00028064700pt" text:min-label-width="18.00003118300pt"/>
      </text:list-level-style-number>
      <text:list-level-style-number text:start-value="1" text:display-levels="1" style:num-suffix="." style:num-format="1" text:level="10">
        <style:list-level-properties text:list-level-position-and-space-mode="label-width-and-position" text:space-before="180.00031183000pt" text:min-label-width="18.00003118300pt"/>
      </text:list-level-style-number>
    </text:list-style>
    <text:list-style style:name="OrgNumberedList21" style:display-name="OrgNumberedList">
      <text:list-level-style-number text:start-value="1" text:display-levels="1" style:num-suffix="." style:num-format="1" text:level="1">
        <style:list-level-properties text:list-level-position-and-space-mode="label-width-and-position" text:space-before="18.00003118300pt" text:min-label-width="18.00003118300pt"/>
      </text:list-level-style-number>
      <text:list-level-style-number text:start-value="1" text:display-levels="1" style:num-suffix="." style:num-format="1" text:level="2">
        <style:list-level-properties text:list-level-position-and-space-mode="label-width-and-position" text:space-before="36.00006236600pt" text:min-label-width="18.00003118300pt"/>
      </text:list-level-style-number>
      <text:list-level-style-number text:start-value="1" text:display-levels="1" style:num-suffix="." style:num-format="1" text:level="3">
        <style:list-level-properties text:list-level-position-and-space-mode="label-width-and-position" text:space-before="54.00009354900pt" text:min-label-width="18.00003118300pt"/>
      </text:list-level-style-number>
      <text:list-level-style-number text:start-value="1" text:display-levels="1" style:num-suffix="." style:num-format="1" text:level="4">
        <style:list-level-properties text:list-level-position-and-space-mode="label-width-and-position" text:space-before="72.00012473200pt" text:min-label-width="18.00003118300pt"/>
      </text:list-level-style-number>
      <text:list-level-style-number text:start-value="1" text:display-levels="1" style:num-suffix="." style:num-format="1" text:level="5">
        <style:list-level-properties text:list-level-position-and-space-mode="label-width-and-position" text:space-before="90.00015591500pt" text:min-label-width="18.00003118300pt"/>
      </text:list-level-style-number>
      <text:list-level-style-number text:start-value="1" text:display-levels="1" style:num-suffix="." style:num-format="1" text:level="6">
        <style:list-level-properties text:list-level-position-and-space-mode="label-width-and-position" text:space-before="108.00018709800pt" text:min-label-width="18.00003118300pt"/>
      </text:list-level-style-number>
      <text:list-level-style-number text:start-value="1" text:display-levels="1" style:num-suffix="." style:num-format="1" text:level="7">
        <style:list-level-properties text:list-level-position-and-space-mode="label-width-and-position" text:space-before="126.00021828100pt" text:min-label-width="18.00003118300pt"/>
      </text:list-level-style-number>
      <text:list-level-style-number text:start-value="1" text:display-levels="1" style:num-suffix="." style:num-format="1" text:level="8">
        <style:list-level-properties text:list-level-position-and-space-mode="label-width-and-position" text:space-before="144.00024946400pt" text:min-label-width="18.00003118300pt"/>
      </text:list-level-style-number>
      <text:list-level-style-number text:start-value="1" text:display-levels="1" style:num-suffix="." style:num-format="1" text:level="9">
        <style:list-level-properties text:list-level-position-and-space-mode="label-width-and-position" text:space-before="162.00028064700pt" text:min-label-width="18.00003118300pt"/>
      </text:list-level-style-number>
      <text:list-level-style-number text:start-value="1" text:display-levels="1" style:num-suffix="." style:num-format="1" text:level="10">
        <style:list-level-properties text:list-level-position-and-space-mode="label-width-and-position" text:space-before="180.00031183000pt" text:min-label-width="18.00003118300pt"/>
      </text:list-level-style-number>
    </text:list-style>
    <text:list-style style:name="OrgNumberedList22" style:display-name="OrgNumberedList">
      <text:list-level-style-number text:start-value="1" text:display-levels="1" style:num-suffix="." style:num-format="1" text:level="1">
        <style:list-level-properties text:list-level-position-and-space-mode="label-width-and-position" text:space-before="18.00003118300pt" text:min-label-width="18.00003118300pt"/>
      </text:list-level-style-number>
      <text:list-level-style-number text:start-value="1" text:display-levels="1" style:num-suffix="." style:num-format="1" text:level="2">
        <style:list-level-properties text:list-level-position-and-space-mode="label-width-and-position" text:space-before="36.00006236600pt" text:min-label-width="18.00003118300pt"/>
      </text:list-level-style-number>
      <text:list-level-style-number text:start-value="1" text:display-levels="1" style:num-suffix="." style:num-format="1" text:level="3">
        <style:list-level-properties text:list-level-position-and-space-mode="label-width-and-position" text:space-before="54.00009354900pt" text:min-label-width="18.00003118300pt"/>
      </text:list-level-style-number>
      <text:list-level-style-number text:start-value="1" text:display-levels="1" style:num-suffix="." style:num-format="1" text:level="4">
        <style:list-level-properties text:list-level-position-and-space-mode="label-width-and-position" text:space-before="72.00012473200pt" text:min-label-width="18.00003118300pt"/>
      </text:list-level-style-number>
      <text:list-level-style-number text:start-value="1" text:display-levels="1" style:num-suffix="." style:num-format="1" text:level="5">
        <style:list-level-properties text:list-level-position-and-space-mode="label-width-and-position" text:space-before="90.00015591500pt" text:min-label-width="18.00003118300pt"/>
      </text:list-level-style-number>
      <text:list-level-style-number text:start-value="1" text:display-levels="1" style:num-suffix="." style:num-format="1" text:level="6">
        <style:list-level-properties text:list-level-position-and-space-mode="label-width-and-position" text:space-before="108.00018709800pt" text:min-label-width="18.00003118300pt"/>
      </text:list-level-style-number>
      <text:list-level-style-number text:start-value="1" text:display-levels="1" style:num-suffix="." style:num-format="1" text:level="7">
        <style:list-level-properties text:list-level-position-and-space-mode="label-width-and-position" text:space-before="126.00021828100pt" text:min-label-width="18.00003118300pt"/>
      </text:list-level-style-number>
      <text:list-level-style-number text:start-value="1" text:display-levels="1" style:num-suffix="." style:num-format="1" text:level="8">
        <style:list-level-properties text:list-level-position-and-space-mode="label-width-and-position" text:space-before="144.00024946400pt" text:min-label-width="18.00003118300pt"/>
      </text:list-level-style-number>
      <text:list-level-style-number text:start-value="1" text:display-levels="1" style:num-suffix="." style:num-format="1" text:level="9">
        <style:list-level-properties text:list-level-position-and-space-mode="label-width-and-position" text:space-before="162.00028064700pt" text:min-label-width="18.00003118300pt"/>
      </text:list-level-style-number>
      <text:list-level-style-number text:start-value="1" text:display-levels="1" style:num-suffix="." style:num-format="1" text:level="10">
        <style:list-level-properties text:list-level-position-and-space-mode="label-width-and-position" text:space-before="180.00031183000pt" text:min-label-width="18.00003118300pt"/>
      </text:list-level-style-number>
    </text:list-style>
    <text:list-style style:name="OrgNumberedList23" style:display-name="OrgNumberedList">
      <text:list-level-style-number text:start-value="1" text:display-levels="1" style:num-suffix="." style:num-format="1" text:level="1">
        <style:list-level-properties text:list-level-position-and-space-mode="label-width-and-position" text:space-before="18.00003118300pt" text:min-label-width="18.00003118300pt"/>
      </text:list-level-style-number>
      <text:list-level-style-number text:start-value="1" text:display-levels="1" style:num-suffix="." style:num-format="1" text:level="2">
        <style:list-level-properties text:list-level-position-and-space-mode="label-width-and-position" text:space-before="36.00006236600pt" text:min-label-width="18.00003118300pt"/>
      </text:list-level-style-number>
      <text:list-level-style-number text:start-value="1" text:display-levels="1" style:num-suffix="." style:num-format="1" text:level="3">
        <style:list-level-properties text:list-level-position-and-space-mode="label-width-and-position" text:space-before="54.00009354900pt" text:min-label-width="18.00003118300pt"/>
      </text:list-level-style-number>
      <text:list-level-style-number text:start-value="1" text:display-levels="1" style:num-suffix="." style:num-format="1" text:level="4">
        <style:list-level-properties text:list-level-position-and-space-mode="label-width-and-position" text:space-before="72.00012473200pt" text:min-label-width="18.00003118300pt"/>
      </text:list-level-style-number>
      <text:list-level-style-number text:start-value="1" text:display-levels="1" style:num-suffix="." style:num-format="1" text:level="5">
        <style:list-level-properties text:list-level-position-and-space-mode="label-width-and-position" text:space-before="90.00015591500pt" text:min-label-width="18.00003118300pt"/>
      </text:list-level-style-number>
      <text:list-level-style-number text:start-value="1" text:display-levels="1" style:num-suffix="." style:num-format="1" text:level="6">
        <style:list-level-properties text:list-level-position-and-space-mode="label-width-and-position" text:space-before="108.00018709800pt" text:min-label-width="18.00003118300pt"/>
      </text:list-level-style-number>
      <text:list-level-style-number text:start-value="1" text:display-levels="1" style:num-suffix="." style:num-format="1" text:level="7">
        <style:list-level-properties text:list-level-position-and-space-mode="label-width-and-position" text:space-before="126.00021828100pt" text:min-label-width="18.00003118300pt"/>
      </text:list-level-style-number>
      <text:list-level-style-number text:start-value="1" text:display-levels="1" style:num-suffix="." style:num-format="1" text:level="8">
        <style:list-level-properties text:list-level-position-and-space-mode="label-width-and-position" text:space-before="144.00024946400pt" text:min-label-width="18.00003118300pt"/>
      </text:list-level-style-number>
      <text:list-level-style-number text:start-value="1" text:display-levels="1" style:num-suffix="." style:num-format="1" text:level="9">
        <style:list-level-properties text:list-level-position-and-space-mode="label-width-and-position" text:space-before="162.00028064700pt" text:min-label-width="18.00003118300pt"/>
      </text:list-level-style-number>
      <text:list-level-style-number text:start-value="1" text:display-levels="1" style:num-suffix="." style:num-format="1" text:level="10">
        <style:list-level-properties text:list-level-position-and-space-mode="label-width-and-position" text:space-before="180.00031183000pt" text:min-label-width="18.00003118300pt"/>
      </text:list-level-style-number>
    </text:list-style>
    <text:list-style style:name="OrgNumberedList24" style:display-name="OrgNumberedList">
      <text:list-level-style-number text:start-value="1" text:display-levels="1" style:num-suffix="." style:num-format="1" text:level="1">
        <style:list-level-properties text:list-level-position-and-space-mode="label-width-and-position" text:space-before="18.00003118300pt" text:min-label-width="18.00003118300pt"/>
      </text:list-level-style-number>
      <text:list-level-style-number text:start-value="1" text:display-levels="1" style:num-suffix="." style:num-format="1" text:level="2">
        <style:list-level-properties text:list-level-position-and-space-mode="label-width-and-position" text:space-before="36.00006236600pt" text:min-label-width="18.00003118300pt"/>
      </text:list-level-style-number>
      <text:list-level-style-number text:start-value="1" text:display-levels="1" style:num-suffix="." style:num-format="1" text:level="3">
        <style:list-level-properties text:list-level-position-and-space-mode="label-width-and-position" text:space-before="54.00009354900pt" text:min-label-width="18.00003118300pt"/>
      </text:list-level-style-number>
      <text:list-level-style-number text:start-value="1" text:display-levels="1" style:num-suffix="." style:num-format="1" text:level="4">
        <style:list-level-properties text:list-level-position-and-space-mode="label-width-and-position" text:space-before="72.00012473200pt" text:min-label-width="18.00003118300pt"/>
      </text:list-level-style-number>
      <text:list-level-style-number text:start-value="1" text:display-levels="1" style:num-suffix="." style:num-format="1" text:level="5">
        <style:list-level-properties text:list-level-position-and-space-mode="label-width-and-position" text:space-before="90.00015591500pt" text:min-label-width="18.00003118300pt"/>
      </text:list-level-style-number>
      <text:list-level-style-number text:start-value="1" text:display-levels="1" style:num-suffix="." style:num-format="1" text:level="6">
        <style:list-level-properties text:list-level-position-and-space-mode="label-width-and-position" text:space-before="108.00018709800pt" text:min-label-width="18.00003118300pt"/>
      </text:list-level-style-number>
      <text:list-level-style-number text:start-value="1" text:display-levels="1" style:num-suffix="." style:num-format="1" text:level="7">
        <style:list-level-properties text:list-level-position-and-space-mode="label-width-and-position" text:space-before="126.00021828100pt" text:min-label-width="18.00003118300pt"/>
      </text:list-level-style-number>
      <text:list-level-style-number text:start-value="1" text:display-levels="1" style:num-suffix="." style:num-format="1" text:level="8">
        <style:list-level-properties text:list-level-position-and-space-mode="label-width-and-position" text:space-before="144.00024946400pt" text:min-label-width="18.00003118300pt"/>
      </text:list-level-style-number>
      <text:list-level-style-number text:start-value="1" text:display-levels="1" style:num-suffix="." style:num-format="1" text:level="9">
        <style:list-level-properties text:list-level-position-and-space-mode="label-width-and-position" text:space-before="162.00028064700pt" text:min-label-width="18.00003118300pt"/>
      </text:list-level-style-number>
      <text:list-level-style-number text:start-value="1" text:display-levels="1" style:num-suffix="." style:num-format="1" text:level="10">
        <style:list-level-properties text:list-level-position-and-space-mode="label-width-and-position" text:space-before="180.00031183000pt" text:min-label-width="18.00003118300pt"/>
      </text:list-level-style-number>
    </text:list-style>
    <text:list-style style:name="OrgNumberedList25" style:display-name="OrgNumberedList">
      <text:list-level-style-number text:start-value="1" text:display-levels="1" style:num-suffix="." style:num-format="1" text:level="1">
        <style:list-level-properties text:list-level-position-and-space-mode="label-width-and-position" text:space-before="18.00003118300pt" text:min-label-width="18.00003118300pt"/>
      </text:list-level-style-number>
      <text:list-level-style-number text:start-value="1" text:display-levels="1" style:num-suffix="." style:num-format="1" text:level="2">
        <style:list-level-properties text:list-level-position-and-space-mode="label-width-and-position" text:space-before="36.00006236600pt" text:min-label-width="18.00003118300pt"/>
      </text:list-level-style-number>
      <text:list-level-style-number text:start-value="1" text:display-levels="1" style:num-suffix="." style:num-format="1" text:level="3">
        <style:list-level-properties text:list-level-position-and-space-mode="label-width-and-position" text:space-before="54.00009354900pt" text:min-label-width="18.00003118300pt"/>
      </text:list-level-style-number>
      <text:list-level-style-number text:start-value="1" text:display-levels="1" style:num-suffix="." style:num-format="1" text:level="4">
        <style:list-level-properties text:list-level-position-and-space-mode="label-width-and-position" text:space-before="72.00012473200pt" text:min-label-width="18.00003118300pt"/>
      </text:list-level-style-number>
      <text:list-level-style-number text:start-value="1" text:display-levels="1" style:num-suffix="." style:num-format="1" text:level="5">
        <style:list-level-properties text:list-level-position-and-space-mode="label-width-and-position" text:space-before="90.00015591500pt" text:min-label-width="18.00003118300pt"/>
      </text:list-level-style-number>
      <text:list-level-style-number text:start-value="1" text:display-levels="1" style:num-suffix="." style:num-format="1" text:level="6">
        <style:list-level-properties text:list-level-position-and-space-mode="label-width-and-position" text:space-before="108.00018709800pt" text:min-label-width="18.00003118300pt"/>
      </text:list-level-style-number>
      <text:list-level-style-number text:start-value="1" text:display-levels="1" style:num-suffix="." style:num-format="1" text:level="7">
        <style:list-level-properties text:list-level-position-and-space-mode="label-width-and-position" text:space-before="126.00021828100pt" text:min-label-width="18.00003118300pt"/>
      </text:list-level-style-number>
      <text:list-level-style-number text:start-value="1" text:display-levels="1" style:num-suffix="." style:num-format="1" text:level="8">
        <style:list-level-properties text:list-level-position-and-space-mode="label-width-and-position" text:space-before="144.00024946400pt" text:min-label-width="18.00003118300pt"/>
      </text:list-level-style-number>
      <text:list-level-style-number text:start-value="1" text:display-levels="1" style:num-suffix="." style:num-format="1" text:level="9">
        <style:list-level-properties text:list-level-position-and-space-mode="label-width-and-position" text:space-before="162.00028064700pt" text:min-label-width="18.00003118300pt"/>
      </text:list-level-style-number>
      <text:list-level-style-number text:start-value="1" text:display-levels="1" style:num-suffix="." style:num-format="1" text:level="10">
        <style:list-level-properties text:list-level-position-and-space-mode="label-width-and-position" text:space-before="180.00031183000pt" text:min-label-width="18.00003118300pt"/>
      </text:list-level-style-number>
    </text:list-style>
    <text:list-style style:name="OrgNumberedList26" style:display-name="OrgNumberedList">
      <text:list-level-style-number text:start-value="1" text:display-levels="1" style:num-suffix="." style:num-format="1" text:level="1">
        <style:list-level-properties text:list-level-position-and-space-mode="label-width-and-position" text:space-before="18.00003118300pt" text:min-label-width="18.00003118300pt"/>
      </text:list-level-style-number>
      <text:list-level-style-number text:start-value="1" text:display-levels="1" style:num-suffix="." style:num-format="1" text:level="2">
        <style:list-level-properties text:list-level-position-and-space-mode="label-width-and-position" text:space-before="36.00006236600pt" text:min-label-width="18.00003118300pt"/>
      </text:list-level-style-number>
      <text:list-level-style-number text:start-value="1" text:display-levels="1" style:num-suffix="." style:num-format="1" text:level="3">
        <style:list-level-properties text:list-level-position-and-space-mode="label-width-and-position" text:space-before="54.00009354900pt" text:min-label-width="18.00003118300pt"/>
      </text:list-level-style-number>
      <text:list-level-style-number text:start-value="1" text:display-levels="1" style:num-suffix="." style:num-format="1" text:level="4">
        <style:list-level-properties text:list-level-position-and-space-mode="label-width-and-position" text:space-before="72.00012473200pt" text:min-label-width="18.00003118300pt"/>
      </text:list-level-style-number>
      <text:list-level-style-number text:start-value="1" text:display-levels="1" style:num-suffix="." style:num-format="1" text:level="5">
        <style:list-level-properties text:list-level-position-and-space-mode="label-width-and-position" text:space-before="90.00015591500pt" text:min-label-width="18.00003118300pt"/>
      </text:list-level-style-number>
      <text:list-level-style-number text:start-value="1" text:display-levels="1" style:num-suffix="." style:num-format="1" text:level="6">
        <style:list-level-properties text:list-level-position-and-space-mode="label-width-and-position" text:space-before="108.00018709800pt" text:min-label-width="18.00003118300pt"/>
      </text:list-level-style-number>
      <text:list-level-style-number text:start-value="1" text:display-levels="1" style:num-suffix="." style:num-format="1" text:level="7">
        <style:list-level-properties text:list-level-position-and-space-mode="label-width-and-position" text:space-before="126.00021828100pt" text:min-label-width="18.00003118300pt"/>
      </text:list-level-style-number>
      <text:list-level-style-number text:start-value="1" text:display-levels="1" style:num-suffix="." style:num-format="1" text:level="8">
        <style:list-level-properties text:list-level-position-and-space-mode="label-width-and-position" text:space-before="144.00024946400pt" text:min-label-width="18.00003118300pt"/>
      </text:list-level-style-number>
      <text:list-level-style-number text:start-value="1" text:display-levels="1" style:num-suffix="." style:num-format="1" text:level="9">
        <style:list-level-properties text:list-level-position-and-space-mode="label-width-and-position" text:space-before="162.00028064700pt" text:min-label-width="18.00003118300pt"/>
      </text:list-level-style-number>
      <text:list-level-style-number text:start-value="1" text:display-levels="1" style:num-suffix="." style:num-format="1" text:level="10">
        <style:list-level-properties text:list-level-position-and-space-mode="label-width-and-position" text:space-before="180.00031183000pt" text:min-label-width="18.00003118300pt"/>
      </text:list-level-style-number>
    </text:list-style>
    <text:list-style style:name="OrgNumberedList27" style:display-name="OrgNumberedList">
      <text:list-level-style-number text:start-value="1" text:display-levels="1" style:num-suffix="." style:num-format="1" text:level="1">
        <style:list-level-properties text:list-level-position-and-space-mode="label-width-and-position" text:space-before="18.00003118300pt" text:min-label-width="18.00003118300pt"/>
      </text:list-level-style-number>
      <text:list-level-style-number text:start-value="1" text:display-levels="1" style:num-suffix="." style:num-format="1" text:level="2">
        <style:list-level-properties text:list-level-position-and-space-mode="label-width-and-position" text:space-before="36.00006236600pt" text:min-label-width="18.00003118300pt"/>
      </text:list-level-style-number>
      <text:list-level-style-number text:start-value="1" text:display-levels="1" style:num-suffix="." style:num-format="1" text:level="3">
        <style:list-level-properties text:list-level-position-and-space-mode="label-width-and-position" text:space-before="54.00009354900pt" text:min-label-width="18.00003118300pt"/>
      </text:list-level-style-number>
      <text:list-level-style-number text:start-value="1" text:display-levels="1" style:num-suffix="." style:num-format="1" text:level="4">
        <style:list-level-properties text:list-level-position-and-space-mode="label-width-and-position" text:space-before="72.00012473200pt" text:min-label-width="18.00003118300pt"/>
      </text:list-level-style-number>
      <text:list-level-style-number text:start-value="1" text:display-levels="1" style:num-suffix="." style:num-format="1" text:level="5">
        <style:list-level-properties text:list-level-position-and-space-mode="label-width-and-position" text:space-before="90.00015591500pt" text:min-label-width="18.00003118300pt"/>
      </text:list-level-style-number>
      <text:list-level-style-number text:start-value="1" text:display-levels="1" style:num-suffix="." style:num-format="1" text:level="6">
        <style:list-level-properties text:list-level-position-and-space-mode="label-width-and-position" text:space-before="108.00018709800pt" text:min-label-width="18.00003118300pt"/>
      </text:list-level-style-number>
      <text:list-level-style-number text:start-value="1" text:display-levels="1" style:num-suffix="." style:num-format="1" text:level="7">
        <style:list-level-properties text:list-level-position-and-space-mode="label-width-and-position" text:space-before="126.00021828100pt" text:min-label-width="18.00003118300pt"/>
      </text:list-level-style-number>
      <text:list-level-style-number text:start-value="1" text:display-levels="1" style:num-suffix="." style:num-format="1" text:level="8">
        <style:list-level-properties text:list-level-position-and-space-mode="label-width-and-position" text:space-before="144.00024946400pt" text:min-label-width="18.00003118300pt"/>
      </text:list-level-style-number>
      <text:list-level-style-number text:start-value="1" text:display-levels="1" style:num-suffix="." style:num-format="1" text:level="9">
        <style:list-level-properties text:list-level-position-and-space-mode="label-width-and-position" text:space-before="162.00028064700pt" text:min-label-width="18.00003118300pt"/>
      </text:list-level-style-number>
      <text:list-level-style-number text:start-value="1" text:display-levels="1" style:num-suffix="." style:num-format="1" text:level="10">
        <style:list-level-properties text:list-level-position-and-space-mode="label-width-and-position" text:space-before="180.00031183000pt" text:min-label-width="18.00003118300pt"/>
      </text:list-level-style-number>
    </text:list-style>
    <text:list-style style:name="OrgNumberedList28" style:display-name="OrgNumberedList">
      <text:list-level-style-number text:start-value="1" text:display-levels="1" style:num-suffix="." style:num-format="1" text:level="1">
        <style:list-level-properties text:list-level-position-and-space-mode="label-width-and-position" text:space-before="18.00003118300pt" text:min-label-width="18.00003118300pt"/>
      </text:list-level-style-number>
      <text:list-level-style-number text:start-value="1" text:display-levels="1" style:num-suffix="." style:num-format="1" text:level="2">
        <style:list-level-properties text:list-level-position-and-space-mode="label-width-and-position" text:space-before="36.00006236600pt" text:min-label-width="18.00003118300pt"/>
      </text:list-level-style-number>
      <text:list-level-style-number text:start-value="1" text:display-levels="1" style:num-suffix="." style:num-format="1" text:level="3">
        <style:list-level-properties text:list-level-position-and-space-mode="label-width-and-position" text:space-before="54.00009354900pt" text:min-label-width="18.00003118300pt"/>
      </text:list-level-style-number>
      <text:list-level-style-number text:start-value="1" text:display-levels="1" style:num-suffix="." style:num-format="1" text:level="4">
        <style:list-level-properties text:list-level-position-and-space-mode="label-width-and-position" text:space-before="72.00012473200pt" text:min-label-width="18.00003118300pt"/>
      </text:list-level-style-number>
      <text:list-level-style-number text:start-value="1" text:display-levels="1" style:num-suffix="." style:num-format="1" text:level="5">
        <style:list-level-properties text:list-level-position-and-space-mode="label-width-and-position" text:space-before="90.00015591500pt" text:min-label-width="18.00003118300pt"/>
      </text:list-level-style-number>
      <text:list-level-style-number text:start-value="1" text:display-levels="1" style:num-suffix="." style:num-format="1" text:level="6">
        <style:list-level-properties text:list-level-position-and-space-mode="label-width-and-position" text:space-before="108.00018709800pt" text:min-label-width="18.00003118300pt"/>
      </text:list-level-style-number>
      <text:list-level-style-number text:start-value="1" text:display-levels="1" style:num-suffix="." style:num-format="1" text:level="7">
        <style:list-level-properties text:list-level-position-and-space-mode="label-width-and-position" text:space-before="126.00021828100pt" text:min-label-width="18.00003118300pt"/>
      </text:list-level-style-number>
      <text:list-level-style-number text:start-value="1" text:display-levels="1" style:num-suffix="." style:num-format="1" text:level="8">
        <style:list-level-properties text:list-level-position-and-space-mode="label-width-and-position" text:space-before="144.00024946400pt" text:min-label-width="18.00003118300pt"/>
      </text:list-level-style-number>
      <text:list-level-style-number text:start-value="1" text:display-levels="1" style:num-suffix="." style:num-format="1" text:level="9">
        <style:list-level-properties text:list-level-position-and-space-mode="label-width-and-position" text:space-before="162.00028064700pt" text:min-label-width="18.00003118300pt"/>
      </text:list-level-style-number>
      <text:list-level-style-number text:start-value="1" text:display-levels="1" style:num-suffix="." style:num-format="1" text:level="10">
        <style:list-level-properties text:list-level-position-and-space-mode="label-width-and-position" text:space-before="180.00031183000pt" text:min-label-width="18.00003118300pt"/>
      </text:list-level-style-number>
    </text:list-style>
    <text:list-style style:name="OrgNumberedList29" style:display-name="OrgNumberedList">
      <text:list-level-style-number text:start-value="1" text:display-levels="1" style:num-suffix="." style:num-format="1" text:level="1">
        <style:list-level-properties text:list-level-position-and-space-mode="label-width-and-position" text:space-before="18.00003118300pt" text:min-label-width="18.00003118300pt"/>
      </text:list-level-style-number>
      <text:list-level-style-number text:start-value="1" text:display-levels="1" style:num-suffix="." style:num-format="1" text:level="2">
        <style:list-level-properties text:list-level-position-and-space-mode="label-width-and-position" text:space-before="36.00006236600pt" text:min-label-width="18.00003118300pt"/>
      </text:list-level-style-number>
      <text:list-level-style-number text:start-value="1" text:display-levels="1" style:num-suffix="." style:num-format="1" text:level="3">
        <style:list-level-properties text:list-level-position-and-space-mode="label-width-and-position" text:space-before="54.00009354900pt" text:min-label-width="18.00003118300pt"/>
      </text:list-level-style-number>
      <text:list-level-style-number text:start-value="1" text:display-levels="1" style:num-suffix="." style:num-format="1" text:level="4">
        <style:list-level-properties text:list-level-position-and-space-mode="label-width-and-position" text:space-before="72.00012473200pt" text:min-label-width="18.00003118300pt"/>
      </text:list-level-style-number>
      <text:list-level-style-number text:start-value="1" text:display-levels="1" style:num-suffix="." style:num-format="1" text:level="5">
        <style:list-level-properties text:list-level-position-and-space-mode="label-width-and-position" text:space-before="90.00015591500pt" text:min-label-width="18.00003118300pt"/>
      </text:list-level-style-number>
      <text:list-level-style-number text:start-value="1" text:display-levels="1" style:num-suffix="." style:num-format="1" text:level="6">
        <style:list-level-properties text:list-level-position-and-space-mode="label-width-and-position" text:space-before="108.00018709800pt" text:min-label-width="18.00003118300pt"/>
      </text:list-level-style-number>
      <text:list-level-style-number text:start-value="1" text:display-levels="1" style:num-suffix="." style:num-format="1" text:level="7">
        <style:list-level-properties text:list-level-position-and-space-mode="label-width-and-position" text:space-before="126.00021828100pt" text:min-label-width="18.00003118300pt"/>
      </text:list-level-style-number>
      <text:list-level-style-number text:start-value="1" text:display-levels="1" style:num-suffix="." style:num-format="1" text:level="8">
        <style:list-level-properties text:list-level-position-and-space-mode="label-width-and-position" text:space-before="144.00024946400pt" text:min-label-width="18.00003118300pt"/>
      </text:list-level-style-number>
      <text:list-level-style-number text:start-value="1" text:display-levels="1" style:num-suffix="." style:num-format="1" text:level="9">
        <style:list-level-properties text:list-level-position-and-space-mode="label-width-and-position" text:space-before="162.00028064700pt" text:min-label-width="18.00003118300pt"/>
      </text:list-level-style-number>
      <text:list-level-style-number text:start-value="1" text:display-levels="1" style:num-suffix="." style:num-format="1" text:level="10">
        <style:list-level-properties text:list-level-position-and-space-mode="label-width-and-position" text:space-before="180.00031183000pt" text:min-label-width="18.00003118300pt"/>
      </text:list-level-style-number>
    </text:list-style>
    <text:list-style style:name="OrgNumberedList30" style:display-name="OrgNumberedList">
      <text:list-level-style-number text:start-value="1" text:display-levels="1" style:num-suffix="." style:num-format="1" text:level="1">
        <style:list-level-properties text:list-level-position-and-space-mode="label-width-and-position" text:space-before="18.00003118300pt" text:min-label-width="18.00003118300pt"/>
      </text:list-level-style-number>
      <text:list-level-style-number text:start-value="1" text:display-levels="1" style:num-suffix="." style:num-format="1" text:level="2">
        <style:list-level-properties text:list-level-position-and-space-mode="label-width-and-position" text:space-before="36.00006236600pt" text:min-label-width="18.00003118300pt"/>
      </text:list-level-style-number>
      <text:list-level-style-number text:start-value="1" text:display-levels="1" style:num-suffix="." style:num-format="1" text:level="3">
        <style:list-level-properties text:list-level-position-and-space-mode="label-width-and-position" text:space-before="54.00009354900pt" text:min-label-width="18.00003118300pt"/>
      </text:list-level-style-number>
      <text:list-level-style-number text:start-value="1" text:display-levels="1" style:num-suffix="." style:num-format="1" text:level="4">
        <style:list-level-properties text:list-level-position-and-space-mode="label-width-and-position" text:space-before="72.00012473200pt" text:min-label-width="18.00003118300pt"/>
      </text:list-level-style-number>
      <text:list-level-style-number text:start-value="1" text:display-levels="1" style:num-suffix="." style:num-format="1" text:level="5">
        <style:list-level-properties text:list-level-position-and-space-mode="label-width-and-position" text:space-before="90.00015591500pt" text:min-label-width="18.00003118300pt"/>
      </text:list-level-style-number>
      <text:list-level-style-number text:start-value="1" text:display-levels="1" style:num-suffix="." style:num-format="1" text:level="6">
        <style:list-level-properties text:list-level-position-and-space-mode="label-width-and-position" text:space-before="108.00018709800pt" text:min-label-width="18.00003118300pt"/>
      </text:list-level-style-number>
      <text:list-level-style-number text:start-value="1" text:display-levels="1" style:num-suffix="." style:num-format="1" text:level="7">
        <style:list-level-properties text:list-level-position-and-space-mode="label-width-and-position" text:space-before="126.00021828100pt" text:min-label-width="18.00003118300pt"/>
      </text:list-level-style-number>
      <text:list-level-style-number text:start-value="1" text:display-levels="1" style:num-suffix="." style:num-format="1" text:level="8">
        <style:list-level-properties text:list-level-position-and-space-mode="label-width-and-position" text:space-before="144.00024946400pt" text:min-label-width="18.00003118300pt"/>
      </text:list-level-style-number>
      <text:list-level-style-number text:start-value="1" text:display-levels="1" style:num-suffix="." style:num-format="1" text:level="9">
        <style:list-level-properties text:list-level-position-and-space-mode="label-width-and-position" text:space-before="162.00028064700pt" text:min-label-width="18.00003118300pt"/>
      </text:list-level-style-number>
      <text:list-level-style-number text:start-value="1" text:display-levels="1" style:num-suffix="." style:num-format="1" text:level="10">
        <style:list-level-properties text:list-level-position-and-space-mode="label-width-and-position" text:space-before="180.00031183000pt" text:min-label-width="18.00003118300pt"/>
      </text:list-level-style-number>
    </text:list-style>
    <text:outline-style style:name="OrgOutline">
      <text:outline-level-style text:start-value="1" text:display-levels="1" style:num-suffix=". " style:num-format="1" text:level="1">
        <style:list-level-properties text:list-level-position-and-space-mode="label-alignment" fo:text-align="start">
          <style:list-level-label-alignment text:label-followed-by="nothing" fo:text-indent="-21.60003741960pt" fo:margin-left="21.60003741960pt"/>
        </style:list-level-properties>
      </text:outline-level-style>
      <text:outline-level-style text:start-value="1" text:display-levels="2" style:num-suffix=". " style:num-format="1" text:level="2">
        <style:list-level-properties text:list-level-position-and-space-mode="label-alignment" fo:text-align="start">
          <style:list-level-label-alignment text:label-followed-by="nothing" fo:text-indent="-28.80004989280pt" fo:margin-left="28.80004989280pt"/>
        </style:list-level-properties>
      </text:outline-level-style>
      <text:outline-level-style text:start-value="1" text:display-levels="3" style:num-suffix=". " style:num-format="1" text:level="3">
        <style:list-level-properties text:list-level-position-and-space-mode="label-alignment" fo:text-align="start">
          <style:list-level-label-alignment text:label-followed-by="nothing" fo:text-indent="-36.00006236600pt" fo:margin-left="36.00006236600pt"/>
        </style:list-level-properties>
      </text:outline-level-style>
      <text:outline-level-style text:start-value="1" text:display-levels="4" style:num-suffix=". " style:num-format="1" text:level="4">
        <style:list-level-properties text:list-level-position-and-space-mode="label-alignment" fo:text-align="start">
          <style:list-level-label-alignment text:label-followed-by="nothing" fo:text-indent="-43.20007483920pt" fo:margin-left="43.20007483920pt"/>
        </style:list-level-properties>
      </text:outline-level-style>
      <text:outline-level-style text:start-value="1" text:display-levels="5" style:num-suffix=". " style:num-format="1" text:level="5">
        <style:list-level-properties text:list-level-position-and-space-mode="label-alignment" fo:text-align="start">
          <style:list-level-label-alignment text:label-followed-by="nothing" fo:text-indent="-50.40008731240pt" fo:margin-left="50.40008731240pt"/>
        </style:list-level-properties>
      </text:outline-level-style>
      <text:outline-level-style text:start-value="1" text:display-levels="6" style:num-suffix=". " style:num-format="1" text:level="6">
        <style:list-level-properties text:list-level-position-and-space-mode="label-alignment" fo:text-align="start">
          <style:list-level-label-alignment text:label-followed-by="nothing" fo:text-indent="-57.60009978560pt" fo:margin-left="57.60009978560pt"/>
        </style:list-level-properties>
      </text:outline-level-style>
      <text:outline-level-style text:start-value="1" text:display-levels="7" style:num-suffix=". " style:num-format="1" text:level="7">
        <style:list-level-properties text:list-level-position-and-space-mode="label-alignment" fo:text-align="start">
          <style:list-level-label-alignment text:label-followed-by="nothing" fo:text-indent="-64.80011225880pt" fo:margin-left="64.80011225880pt"/>
        </style:list-level-properties>
      </text:outline-level-style>
      <text:outline-level-style text:start-value="1" text:display-levels="8" style:num-suffix=". " style:num-format="1" text:level="8">
        <style:list-level-properties text:list-level-position-and-space-mode="label-alignment" fo:text-align="start">
          <style:list-level-label-alignment text:label-followed-by="nothing" fo:text-indent="-72.00012473200pt" fo:margin-left="72.00012473200pt"/>
        </style:list-level-properties>
      </text:outline-level-style>
      <text:outline-level-style text:start-value="1" text:display-levels="9" style:num-suffix=". " style:num-format="1" text:level="9">
        <style:list-level-properties text:list-level-position-and-space-mode="label-alignment" fo:text-align="start">
          <style:list-level-label-alignment text:label-followed-by="nothing" fo:text-indent="-79.20013720520pt" fo:margin-left="79.20013720520pt"/>
        </style:list-level-properties>
      </text:outline-level-style>
      <text:outline-level-style text:start-value="1" text:display-levels="10" style:num-suffix=". " style:num-format="1" text:level="10">
        <style:list-level-properties text:list-level-position-and-space-mode="label-alignment" fo:text-align="start">
          <style:list-level-label-alignment text:label-followed-by="nothing" fo:text-indent="-86.40014967840pt" fo:margin-left="86.40014967840pt"/>
        </style:list-level-properties>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style style:name="P1" style:family="paragraph">
      <style:paragraph-properties fo:text-align="center" style:justify-single-word="false"/>
    </style:style>
    <style:page-layout style:name="pm1" style:page-usage="all">
      <style:page-layout-properties calligra:specialborder-bottom="none" calligra:specialborder-left="none" calligra:specialborder-right="none" calligra:specialborder-top="none" fo:border="0pt none #000000" fo:margin="56.693011599999998pt" fo:padding="0.000000000000000pt" fo:page-height="841.891222259999950pt" fo:page-width="595.304968305800003pt" style:print-orientation="portrait"/>
    </style:page-layout>
    <style:page-layout style:name="pm2" style:page-usage="mirrored">
      <style:page-layout-properties calligra:specialborder-bottom="none" calligra:specialborder-left="none" calligra:specialborder-right="none" calligra:specialborder-top="none" fo:border="0pt none #000000" fo:margin="56.693011599999998pt" fo:padding="0.000000000000000pt" fo:page-height="841.891222259999950pt" fo:page-width="595.304968305800003pt" style:print-orientation="portrait"/>
      <style:footer-style>
        <style:header-footer-properties fo:min-height="17.00790348000pt" fo:margin-top="14.14490639420pt" style:dynamic-spacing="false"/>
      </style:footer-style>
    </style:page-layout>
    <style:page-layout style:name="pm3" style:page-usage="right">
      <style:page-layout-properties calligra:specialborder-bottom="none" calligra:specialborder-left="none" calligra:specialborder-right="none" calligra:specialborder-top="none" fo:border="0pt none #000000" fo:margin="56.693011599999998pt" fo:padding="0.000000000000000pt" fo:page-height="841.891222259999950pt" fo:page-width="595.304968305800003pt" style:print-orientation="portrait"/>
      <style:footer-style>
        <style:header-footer-properties fo:min-height="17.00790348000pt" fo:margin-top="14.14490639420pt" style:dynamic-spacing="false"/>
      </style:footer-style>
    </style:page-layout>
    <style:page-layout style:name="pm4" style:page-usage="mirrored">
      <style:page-layout-properties calligra:specialborder-bottom="none" calligra:specialborder-left="none" calligra:specialborder-right="none" calligra:specialborder-top="none" fo:border="0pt none #000000" fo:margin="56.693011599999998pt" fo:padding="0.000000000000000pt" fo:page-height="841.891222259999950pt" fo:page-width="595.304968305800003pt" style:print-orientation="portrait"/>
      <style:footer-style>
        <style:header-footer-properties fo:min-height="0.00000000000pt" fo:margin-top="14.14490639420pt" style:dynamic-spacing="false"/>
      </style:footer-style>
    </style:page-layout>
  </office:automatic-styles>
  <office:master-styles>
    <style:master-page style:name="OrgTitlePage" style:next-style-name="OrgFrontMatterPage" style:page-layout-name="pm1"/>
    <style:master-page style:name="Standard" style:page-layout-name="pm2">
      <style:footer>
        <text:p text:style-name="P1"><text:span text:style-name="T1"><text:page-number text:select-page="current" style:num-format="1">1</text:page-number></text:span></text:p>
      </style:footer>
    </style:master-page>
    <style:master-page style:name="OrgFirstPage" style:next-style-name="OrgPage" style:page-layout-name="pm3"/>
    <style:master-page style:name="OrgFrontMatterPage" style:page-layout-name="pm4"/>
    <style:master-page style:name="OrgPage" style:page-layout-name="pm2"/>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gio-pc</meta:initial-creator>
    <meta:editing-cycles>1</meta:editing-cycles>
    <dc:date>2025-07-28T12:15:13</dc:date>
    <meta:creation-date>2025-07-23T22:39:02</meta:creation-date>
    <dc:creator>gio-pc</dc:creator>
  </office:meta>
</office:document-meta>
</file>